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6064" officeooo:paragraph-rsid="001b6064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cdf foo3_testCamille {</text:p>
      <text:p text:style-name="P1">dimensions:</text:p>
      <text:p text:style-name="P1"><text:tab/>lat = 96 ;</text:p>
      <text:p text:style-name="P1"><text:tab/>lon = 96 ;</text:p>
      <text:p text:style-name="P1"><text:tab/>time_counter = UNLIMITED ; // (12 currently)</text:p>
      <text:p text:style-name="P1"><text:tab/>axis_nbounds = 2 ;</text:p>
      <text:p text:style-name="P1"><text:tab/>tbnds = 2 ;</text:p>
      <text:p text:style-name="P1">variables:</text:p>
      <text:p text:style-name="P1"><text:tab/>float lat(lat) ;</text:p>
      <text:p text:style-name="P1"><text:tab/><text:tab/>lat:axis = "Y" ;</text:p>
      <text:p text:style-name="P1"><text:tab/><text:tab/>lat:standard_name = "latitude" ;</text:p>
      <text:p text:style-name="P1"><text:tab/><text:tab/>lat:long_name = "Latitude" ;</text:p>
      <text:p text:style-name="P1"><text:tab/><text:tab/>lat:units = "degrees_north" ;</text:p>
      <text:p text:style-name="P1"><text:tab/><text:tab/>lat:nav_model = "dom_glo" ;</text:p>
      <text:p text:style-name="P1"><text:tab/>float lon(lon) ;</text:p>
      <text:p text:style-name="P1"><text:tab/><text:tab/>lon:axis = "X" ;</text:p>
      <text:p text:style-name="P1"><text:tab/><text:tab/>lon:standard_name = "longitude" ;</text:p>
      <text:p text:style-name="P1"><text:tab/><text:tab/>lon:long_name = "Longitude" ;</text:p>
      <text:p text:style-name="P1"><text:tab/><text:tab/>lon:units = "degrees_east" ;</text:p>
      <text:p text:style-name="P1"><text:tab/><text:tab/>lon:nav_model = "dom_glo" ;</text:p>
      <text:p text:style-name="P1"><text:tab/>float t2m(time_counter, lat, lon) ;</text:p>
      <text:p text:style-name="P1"><text:tab/><text:tab/>t2m:long_name = "Temperature 2m" ;</text:p>
      <text:p text:style-name="P1"><text:tab/><text:tab/>t2m:units = "K" ;</text:p>
      <text:p text:style-name="P1"><text:tab/><text:tab/>t2m:online_operation = "average" ;</text:p>
      <text:p text:style-name="P1"><text:tab/><text:tab/>t2m:interval_operation = "1800 s" ;</text:p>
      <text:p text:style-name="P1"><text:tab/><text:tab/>t2m:interval_write = "1 month" ;</text:p>
      <text:p text:style-name="P1"><text:tab/><text:tab/>t2m:cell_methods = "time: mean (interval: 1800 s) time_counter: mean" ;</text:p>
      <text:p text:style-name="P1"><text:tab/><text:tab/>t2m:_FillValue = 9.96921e+36f ;</text:p>
      <text:p text:style-name="P1"><text:tab/><text:tab/>t2m:missing_value = 9.96921e+36f ;</text:p>
      <text:p text:style-name="P1"><text:tab/><text:tab/>t2m:coordinates = "time_centered" ;</text:p>
      <text:p text:style-name="P1"><text:tab/>double time_centered(time_counter) ;</text:p>
      <text:p text:style-name="P1"><text:tab/><text:tab/>time_centered:standard_name = "time" ;</text:p>
      <text:p text:style-name="P1"><text:tab/><text:tab/>time_centered:long_name = "Time axis" ;</text:p>
      <text:p text:style-name="P1"><text:tab/><text:tab/>time_centered:calendar = "360_day" ;</text:p>
      <text:p text:style-name="P1"><text:tab/><text:tab/>time_centered:units = "seconds since 2000-01-01 00:00:00" ;</text:p>
      <text:p text:style-name="P1"><text:tab/><text:tab/>time_centered:time_origin = "2000-01-01 00:00:00" ;</text:p>
      <text:p text:style-name="P1"><text:tab/><text:tab/>time_centered:bounds = "time_centered_bounds" ;</text:p>
      <text:p text:style-name="P1"><text:tab/><text:tab/>time_centered:cell_methods = "time_counter: mean" ;</text:p>
      <text:p text:style-name="P1"><text:tab/>double time_centered_bounds(time_counter, axis_nbounds) ;</text:p>
      <text:p text:style-name="P1"><text:tab/><text:tab/>time_centered_bounds:cell_methods = "time_counter: mean" ;</text:p>
      <text:p text:style-name="P1"><text:tab/>double time_counter(time_counter) ;</text:p>
      <text:p text:style-name="P1"><text:tab/><text:tab/>time_counter:bounds = "time_counter_bnds" ;</text:p>
      <text:p text:style-name="P1"><text:tab/><text:tab/>time_counter:calendar = "360_day" ;</text:p>
      <text:p text:style-name="P1"><text:tab/><text:tab/>time_counter:time_origin = "01-JAN-0000 00:00:00" ;</text:p>
      <text:p text:style-name="P1"><text:tab/><text:tab/>time_counter:units = "days since 0000-01-01 00:00:00" ;</text:p>
      <text:p text:style-name="P1"><text:tab/>double time_counter_bnds(time_counter, tbnds) ;</text:p>
      <text:p text:style-name="P1"/>
      <text:p text:style-name="P1">// global attributes:</text:p>
      <text:p text:style-name="P1"><text:tab/><text:tab/>:name = "histmth" ;</text:p>
      <text:p text:style-name="P1"><text:tab/><text:tab/>:description = "Created by xios" ;</text:p>
      <text:p text:style-name="P1"><text:tab/><text:tab/>:title = "Created by xios" ;</text:p>
      <text:p text:style-name="P1"><text:tab/><text:tab/>:Conventions = "CF-1.5" ;</text:p>
      <text:p text:style-name="P1"><text:tab/><text:tab/>:production = "An IPSL model" ;</text:p>
      <text:p text:style-name="P1"><text:tab/><text:tab/>:timeStamp = "2017-Apr-02 21:11:38 CEST" ;</text:p>
      <text:p text:style-name="P1"><text:tab/><text:tab/>:LongName = "Aptien couple 4x Sewall ozone lu depart pdt oce mod." ;</text:p>
      <text:p text:style-name="P1"><text:tab/><text:tab/>:history = "Tue Sep <text:s/>4 15:34:33 2018: ncks -3 test_Camille.nc foo3_testCamille.nc\n",</text:p>
      <text:p text:style-name="P1"><text:tab/><text:tab/><text:tab/>"Fri May 18 14:17:59 2018: ncks -v t2m APT.Sewall.4x.EARTH.ATM.nc test_Camille.nc\n",</text:p>
      <text:p text:style-name="P1"><text:soft-page-break/><text:tab/><text:tab/><text:tab/>"Fri Apr 20 15:09:41 2018: ncks -v cldh,cldl,cldm,evap,fract_sic,fract_ter,precip,pres,uq,vq,plul,pluc,slp,t2m,temp,vitu,vitv,u10m,v10m APT.Sewall.4x.start_SE_2130_2139_1M_histmth.nc APT.Sewall.4x.EARTH.ATM.nc\n",</text:p>
      <text:p text:style-name="P1"><text:tab/><text:tab/><text:tab/>"Mon Apr <text:s/>3 03:17:09 2017: ncrcat -C --buffer_size 838860800 -O -v LWdn200,LWdn200clr,LWdnSFC,LWdnSFCclr,LWup200,LWup200clr,LWupSFC,LWupSFCclr,Ma,OD550_AIBCM,OD550_AIPOMM,OD550_ASBCM,OD550_ASPOMM,OD550_ASSO4M,OD550_ASSSM,OD550_CIDUSTM,OD550_CSSO4M,OD550_CSSSM,OD550_SSSSM,OD550_STRAT,SWdn200,SWdnSFC,SWdnSFCclr,SWdnTOA,SWdnTOAclr,SWup200,SWupSFC,SWupSFCclr,SWupTOA,SWupTOAclr,a_th,absvisaer,ages_lic,ages_sic,aire,alb1,alb2,albe_lic,albe_oce,albe_sic,albe_ter,ale,ale_bl,ale_bl_stat,ale_bl_trig,ale_wk,alp,alp_bl,alp_bl_conv,alp_bl_det,alp_bl_fluct_m,alp_bl_fluct_tke,alp_bl_stat,alp_wk,beta_prec,bils,bils_diss,bils_ec,bils_enthalp,bils_kinetic,bils_latent,bils_tke,cape,cdrh,cdrm,cin,cldh,cldl,cldm,cldncl,cldnvi,cldq,cldt,clwcon,concbc,concdust,concoa,concso4,concss,d_th,dmc,dnwd,dnwd0,dqajs,dqajs2d,dqcon,dqcon2d,dqdyn,dqdyn2d,dqeva,dqeva2d,dqldyn,dqldyn2d,dqlphy,dqlphy2d,dqlsc,dqlsc2d,dqphy,dqphy2d,dqsdyn,dqsdyn2d,dqsphy,dqsphy2d,dqthe,dqthe2d,dqvdf,dqvdf2d,dqwak,dqwak2d,dtajs,dtcon,dtdis,dtdyn,dtec,dteva,dthin,dtlif,dtlsc,dtlschr,dtlw0,dtlwr,dtoro,dtphy,dtsw0,dtswr,dtthe,dtvdf,dtwak,du_gwd_front,du_gwd_hines,ducon,dudyn,dulif,duoro,duvdf,dv_gwd_front,dv_gwd_hines,dvcon,dvdyn,dvlif,dvoro,dvvdf,e_th,east_gwstress,ec550aer,ep,epmax,evap,evap_lic,evap_oce,evap_sic,evap_ter,evappot_lic,evappot_oce,evappot_sic,evappot_ter,evu,f0_th,f_th,fbase,fder,ffonte,fl,flat,flw_lic,flw_oce,flw_sic,flw_ter,fqcalving,fqd,fqfonte,fract_lic,fract_oce,fract_sic,fract_ter,fsnow,fsw_lic,fsw_oce,fsw_sic,fsw_ter,ftd,ftime_con,ftime_th,geop,gusts,h2o,iwcon,iwp,lat,lat_lic,lat_oce,lat_sic,lat_ter,lcc,lcc3d,lcc3dcon,lcc3dstra,loadbc,loaddust,loadoa,loadso4,loadss,lon,lwcon,lwp,mass,mc,mcd,msnow,n2,ndayrain,nettop,ocond,od550aer,od550lt1aer,od865aer,oliq,ovap,ovapinit,ozone,ozone_daylight,paprs,pbase,phis,plfc,pluc,plul,plun,pourc_lic,pourc_oce,pourc_sic,pourc_ter,pr_con_i,pr_con_l,pr_lsc_i,pr_lsc_l,precip,pres,presnivs,prlw,proba_notrig,prsw,prw,psol,pt0,ptconv,ptop,ptstar,q10,q100,q200,q2m,q50,q500,q700,q850,q_th,qsol,qsurf,radsol,random_notrig,ratqs,re,ref_ice,ref_liq,reffclwc,reffclws,reffclwtop,rh2m,rhum,rld4co2,rldcs4co2,rlu4co2,rlucs4co2,rlut4co2,rlutcs4co2,rneb,rnebcon,rnebls,rsd4co2,rsdcs4co2,rsu4co2,rsucs4co2,rsut4co2,rsutcs4co2,rugs_lic,rugs_oce,rugs_sic,rugs_ter,runofflic,s2,s_lcl,s_pblh,s_pblt,s_therm,scdnc,sconcbc,sconcdust,sconcoa,sconcso4,sconcss,sens,sens_lic,sens_oce,sens_sic,sens_ter,sicf,slab_bils_oce,slp,snow,snow_lic,snow_sic,soll,soll0,sols,sols0,solswad,solswad0,solswai,swsrfas_ant,swsrfas_nat,swsrfcf_ant,swsrfcf_nat,swsrfcf_zero,swsrfcs_ant,swsrfcs_nat,swtoaas_ant,swtoaas_nat,swtoacf_ant,swtoacf_nat,swtoacf_zero,swtoacs_ant,swtoacs_nat,t10,t100,t200,t2m,t2m_max,t2m_min,t50,t500,t700,t850,t_oce_sic,taux,taux_lic,taux_oce,taux_sic,taux_ter,tauy,tauy_lic,tauy_oce,tauy_sic,tauy_ter,temp,theta,time_centered,time_centered_bounds,time_counter,time_counter_bounds,time_instant,time_instant_bounds,tke,tke_max,tnhus,tnhusc,tnhusscpbl,tnt,tntc,tntr,tntscpbl,topl,topl0,tops,tops0,topswad,topswad0,topswai,tsol,tsol_lic,tsol_oce,tsol_sic,tsol_ter,u10,u100,u10m,u200,u50,u500,u700,u850,ue,upwd,uq,ustar,v10,v100,v10m,v200,v50,v500,v700,v850,ve,vitu,vitv,vitw,vq,w10,w100,w200,w50,w500,w700,w850,w_th,wake_deltaq,wake_deltat,wake_h,wake_omg,wake_s,wape,wbeff,wbilo_lic,wbilo_oce,wbilo_sic,wbilo_ter,wbils_lic,wbils_oce,wbils_sic,wbils_ter,wdtrainA,wdtrainM,west_gwstress,wind10m,wstar,wvapp,z0h_lic,z0h_oce,z0h_sic,z0h_ter,z0m_lic,z0m_oce,z0m_sic,z0m_ter,z10,z100,z200,z50,z500,z700,z850,zfull,zhalf,zmax_th APT.Sewall.4x.start_SE01_2130_2139_1M_histmth.nc APT.Sewall.4x.start_SE02_2130_2139_1M_histmth.nc APT.Sewall.4x.start_SE03_2130_2139_1M_histmth.nc APT.Sewall.4x.start_SE04_2130_2139_1M_histmth.nc APT.Sewall.4x.start_SE05_2130_2139_1M_histmth.nc APT.Sewall.4x.start_SE06_2130_2139_1M_histmth.nc APT.Sewall.4x.start_SE07_2130_2139_1M_histmth.nc APT.Sewall.4x.start_SE08_2130_2139_1M_histmth.nc APT.Sewall.4x.start_SE09_2130_2139_1M_histmth.nc APT.Sewall.4x.start_SE10_2130_2139_1M_histmth.nc APT.Sewall.4x.start_SE11_2130_2139_1M_histmth.nc <text:soft-page-break/>APT.Sewall.4x.start_SE12_2130_2139_1M_histmth.nc APT.Sewall.4x.start_SE_2130_2139_1M_histmth.nc\n",</text:p>
      <text:p text:style-name="P1"><text:tab/><text:tab/><text:tab/>"Mon Apr <text:s/>3 02:56:41 2017: ncra -C --buffer_size 838860800 -O -v LWdn200,LWdn200clr,LWdnSFC,LWdnSFCclr,LWup200,LWup200clr,LWupSFC,LWupSFCclr,Ma,OD550_AIBCM,OD550_AIPOMM,OD550_ASBCM,OD550_ASPOMM,OD550_ASSO4M,OD550_ASSSM,OD550_CIDUSTM,OD550_CSSO4M,OD550_CSSSM,OD550_SSSSM,OD550_STRAT,SWdn200,SWdnSFC,SWdnSFCclr,SWdnTOA,SWdnTOAclr,SWup200,SWupSFC,SWupSFCclr,SWupTOA,SWupTOAclr,a_th,absvisaer,ages_lic,ages_sic,aire,alb1,alb2,albe_lic,albe_oce,albe_sic,albe_ter,ale,ale_bl,ale_bl_stat,ale_bl_trig,ale_wk,alp,alp_bl,alp_bl_conv,alp_bl_det,alp_bl_fluct_m,alp_bl_fluct_tke,alp_bl_stat,alp_wk,beta_prec,bils,bils_diss,bils_ec,bils_enthalp,bils_kinetic,bils_latent,bils_tke,cape,cdrh,cdrm,cin,cldh,cldl,cldm,cldncl,cldnvi,cldq,cldt,clwcon,concbc,concdust,concoa,concso4,concss,d_th,dmc,dnwd,dnwd0,dqajs,dqajs2d,dqcon,dqcon2d,dqdyn,dqdyn2d,dqeva,dqeva2d,dqldyn,dqldyn2d,dqlphy,dqlphy2d,dqlsc,dqlsc2d,dqphy,dqphy2d,dqsdyn,dqsdyn2d,dqsphy,dqsphy2d,dqthe,dqthe2d,dqvdf,dqvdf2d,dqwak,dqwak2d,dtajs,dtcon,dtdis,dtdyn,dtec,dteva,dthin,dtlif,dtlsc,dtlschr,dtlw0,dtlwr,dtoro,dtphy,dtsw0,dtswr,dtthe,dtvdf,dtwak,du_gwd_front,du_gwd_hines,ducon,dudyn,dulif,duoro,duvdf,dv_gwd_front,dv_gwd_hines,dvcon,dvdyn,dvlif,dvoro,dvvdf,e_th,east_gwstress,ec550aer,ep,epmax,evap,evap_lic,evap_oce,evap_sic,evap_ter,evappot_lic,evappot_oce,evappot_sic,evappot_ter,evu,f0_th,f_th,fbase,fder,ffonte,fl,flat,flw_lic,flw_oce,flw_sic,flw_ter,fqcalving,fqd,fqfonte,fract_lic,fract_oce,fract_sic,fract_ter,fsnow,fsw_lic,fsw_oce,fsw_sic,fsw_ter,ftd,ftime_con,ftime_th,geop,gusts,h2o,iwcon,iwp,lat,lat_lic,lat_oce,lat_sic,lat_ter,lcc,lcc3d,lcc3dcon,lcc3dstra,loadbc,loaddust,loadoa,loadso4,loadss,lon,lwcon,lwp,mass,mc,mcd,msnow,n2,ndayrain,nettop,ocond,od550aer,od550lt1aer,od865aer,oliq,ovap,ovapinit,ozone,ozone_daylight,paprs,pbase,phis,plfc,pluc,plul,plun,pourc_lic,pourc_oce,pourc_sic,pourc_ter,pr_con_i,pr_con_l,pr_lsc_i,pr_lsc_l,precip,pres,presnivs,prlw,proba_notrig,prsw,prw,psol,pt0,ptconv,ptop,ptstar,q10,q100,q200,q2m,q50,q500,q700,q850,q_th,qsol,qsurf,radsol,random_notrig,ratqs,re,ref_ice,ref_liq,reffclwc,reffclws,reffclwtop,rh2m,rhum,rld4co2,rldcs4co2,rlu4co2,rlucs4co2,rlut4co2,rlutcs4co2,rneb,rnebcon,rnebls,rsd4co2,rsdcs4co2,rsu4co2,rsucs4co2,rsut4co2,rsutcs4co2,rugs_lic,rugs_oce,rugs_sic,rugs_ter,runofflic,s2,s_lcl,s_pblh,s_pblt,s_therm,scdnc,sconcbc,sconcdust,sconcoa,sconcso4,sconcss,sens,sens_lic,sens_oce,sens_sic,sens_ter,sicf,slab_bils_oce,slp,snow,snow_lic,snow_sic,soll,soll0,sols,sols0,solswad,solswad0,solswai,swsrfas_ant,swsrfas_nat,swsrfcf_ant,swsrfcf_nat,swsrfcf_zero,swsrfcs_ant,swsrfcs_nat,swtoaas_ant,swtoaas_nat,swtoacf_ant,swtoacf_nat,swtoacf_zero,swtoacs_ant,swtoacs_nat,t10,t100,t200,t2m,t2m_max,t2m_min,t50,t500,t700,t850,t_oce_sic,taux,taux_lic,taux_oce,taux_sic,taux_ter,tauy,tauy_lic,tauy_oce,tauy_sic,tauy_ter,temp,theta,time_centered,time_centered_bounds,time_counter,time_counter_bounds,time_instant,time_instant_bounds,tke,tke_max,tnhus,tnhusc,tnhusscpbl,tnt,tntc,tntr,tntscpbl,topl,topl0,tops,tops0,topswad,topswad0,topswai,tsol,tsol_lic,tsol_oce,tsol_sic,tsol_ter,u10,u100,u10m,u200,u50,u500,u700,u850,ue,upwd,uq,ustar,v10,v100,v10m,v200,v50,v500,v700,v850,ve,vitu,vitv,vitw,vq,w10,w100,w200,w50,w500,w700,w850,w_th,wake_deltaq,wake_deltat,wake_h,wake_omg,wake_s,wape,wbeff,wbilo_lic,wbilo_oce,wbilo_sic,wbilo_ter,wbils_lic,wbils_oce,wbils_sic,wbils_ter,wdtrainA,wdtrainM,west_gwstress,wind10m,wstar,wvapp,z0h_lic,z0h_oce,z0h_sic,z0h_ter,z0m_lic,z0m_oce,z0m_sic,z0m_ter,z10,z100,z200,z50,z500,z700,z850,zfull,zhalf,zmax_th -d time_counter,0,,12 APT.Sewall.4x.start_21300101_21391230_1M_histmth.nc APT.Sewall.4x.start_SE01_2130_2139_1M_histmth.nc\n",</text:p>
      <text:p text:style-name="P1"><text:tab/><text:tab/><text:tab/>"Mon Apr <text:s/>3 02:32:08 2017: ncrcat -C --buffer_size 838860800 -p /ccc/scratch/cont003/dsm/p25sepul/IGCM_OUT/IPSLCM5A2/PROD/paleo/APT.Sewall.4x.start/ATM/Output/MO APT.Sewall.4x.start_21300101_21301230_1M_histmth.nc APT.Sewall.4x.start_21310101_21311230_1M_histmth.nc APT.Sewall.4x.start_21320101_21321230_1M_histmth.nc APT.Sewall.4x.start_21330101_21331230_1M_histmth.nc APT.Sewall.4x.start_21340101_21341230_1M_histmth.nc APT.Sewall.4x.start_21350101_21351230_1M_histmth.nc APT.Sewall.4x.start_21360101_21361230_1M_histmth.nc APT.Sewall.4x.start_21370101_21371230_1M_histmth.nc APT.Sewall.4x.start_21380101_21381230_1M_histmth.nc <text:soft-page-break/>APT.Sewall.4x.start_21390101_21391230_1M_histmth.nc --output APT.Sewall.4x.start_21300101_21391230_1M_histmth.nc" ;</text:p>
      <text:p text:style-name="P1"><text:tab/><text:tab/>:nco_openmp_thread_number = 1 ;</text:p>
      <text:p text:style-name="P1"><text:tab/><text:tab/>:NCO = "netCDF Operators version 4.7.6 (Homepage = http://nco.sf.net, Code = http://github.com/nco/nco)" ;</text:p>
      <text:p text:style-name="P1">data:</text:p>
      <text:p text:style-name="P1"/>
      <text:p text:style-name="P1"><text:s/>t2m =</text:p>
      <text:p text:style-name="P1"><text:s text:c="2"/><text:span text:style-name="T2"><office:annotation office:name="__Annotation__15317_107202258"><dc:creator>CNangini </dc:creator><dc:date>2018-09-07T15:53:51.625207948</dc:date><loext:sender-initials>C</loext:sender-initials><text:p text:style-name="P2"><text:span text:style-name="T3">JAN</text:span></text:p></office:annotation></text:span><text:span text:style-name="T2">273.2133</text:span><office:annotation-end office:name="__Annotation__15317_107202258"/>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 273.2133, 273.2133, </text:p>
      <text:p text:style-name="P1"><text:s text:c="4"/>273.2133, 273.2133, 273.2133, 273.2133, 273.2133,</text:p>
      <text:p text:style-name="P1"><text:s text:c="2"/>273.1404, 273.1568, 273.1755, 273.1896, 273.2143, 273.2516, 273.2643, </text:p>
      <text:p text:style-name="P1"><text:s text:c="4"/>273.2773, 273.2883, 273.2996, 273.3156, 273.33, 273.3409, 273.3498, </text:p>
      <text:p text:style-name="P1"><text:s text:c="4"/>273.3596, 273.3725, 273.3869, 273.4005, 273.4095, 273.4159, 273.4235, </text:p>
      <text:p text:style-name="P1"><text:s text:c="4"/>273.4309, 273.4395, 273.4461, 273.4492, 273.4501, 273.4508, 273.4507, </text:p>
      <text:p text:style-name="P1"><text:s text:c="4"/>273.4438, 273.4299, 273.4233, 273.4182, 273.4104, 273.4006, 273.3856, </text:p>
      <text:p text:style-name="P1"><text:s text:c="4"/>273.3687, 273.3528, 273.3392, 273.3268, 273.3155, 273.3017, 273.285, </text:p>
      <text:p text:style-name="P1"><text:s text:c="4"/>273.2697, 273.257, 273.2455, 273.2321, 273.2184, 273.2041, 273.1904, </text:p>
      <text:p text:style-name="P1"><text:s text:c="4"/>273.1805, 273.1721, 273.161, 273.144, 273.1095, 273.098, 273.0862, </text:p>
      <text:p text:style-name="P1"><text:s text:c="4"/>273.0766, 273.0647, 273.0471, 273.0322, 273.0203, 273.0078, 272.9952, </text:p>
      <text:p text:style-name="P1"><text:s text:c="4"/>272.9821, 272.9713, 272.9631, 272.9518, 272.9461, 272.9376, 272.9344, </text:p>
      <text:p text:style-name="P1"><text:s text:c="4"/>272.9267, 272.9232, 272.9175, 272.912, 272.9071, 272.9031, 272.901, </text:p>
      <text:p text:style-name="P1"><text:s text:c="4"/>272.9019, 272.9036, 272.9034, 272.9094, 272.9145, 272.9197, 272.924, </text:p>
      <text:p text:style-name="P1"><text:s text:c="4"/>272.9305, 272.9405, 272.9517, 272.9642, 272.9765, 272.99, 273.0082, </text:p>
      <text:p text:style-name="P1"><text:s text:c="4"/>273.0255, 273.0448, 273.0645, 273.088, 273.1136,</text:p>
      <text:p text:style-name="P1"><text:s text:c="2"/>272.9816, 273.0487, 273.0985, 273.1526, 273.2135, 273.2816, 273.3128, </text:p>
      <text:p text:style-name="P1"><text:s text:c="4"/>273.3427, 273.3881, 273.3989, 273.4089, 273.4303, 273.4342, 273.4667, </text:p>
      <text:p text:style-name="P1"><text:s text:c="4"/>273.4878, 273.5041, 273.5157, 273.5421, 273.5731, 273.5913, 273.6091, </text:p>
      <text:p text:style-name="P1"><text:s text:c="4"/>273.6277, 273.6485, 273.658, 273.6663, 273.6731, 273.6753, 273.6769, </text:p>
      <text:p text:style-name="P1"><text:s text:c="4"/>273.6673, 273.6452, 273.6324, 273.6164, 273.5843, 273.5522, 273.5261, </text:p>
      <text:p text:style-name="P1"><text:s text:c="4"/>273.4938, 273.4587, 273.4276, 273.4006, 273.3711, 273.3425, 273.3153, </text:p>
      <text:p text:style-name="P1"><text:s text:c="4"/>273.2892, 273.2639, 273.2365, 273.2115, 273.1845, 273.1601, 273.1373, </text:p>
      <text:p text:style-name="P1"><text:s text:c="4"/>273.105, 273.0763, 273.0557, 273.0302, 272.989, 272.9678, 272.9437, </text:p>
      <text:p text:style-name="P1"><text:s text:c="4"/>272.9078, 272.879, 272.8555, 272.826, 272.7999, 272.7755, 272.7463, </text:p>
      <text:p text:style-name="P1"><text:s text:c="4"/>272.7231, 272.7052, 272.6893, 272.6704, 272.6483, 272.6305, 272.6156, </text:p>
      <text:p text:style-name="P1"><text:s text:c="4"/>272.5974, 272.5826, 272.5739, 272.5681, 272.56, 272.554, 272.5474, </text:p>
      <text:p text:style-name="P1"><text:s text:c="4"/>272.5382, 272.5353, 272.5322, 272.5184, 272.5133, 272.5214, 272.5232, </text:p>
      <text:p text:style-name="P1"><text:s text:c="4"/>272.521, 272.5265, 272.5363, 272.5297, 272.5361, 272.5562, 272.6025, </text:p>
      <text:p text:style-name="P1"><text:s text:c="4"/>272.668, 272.7183, 272.769, 272.8421, 272.912,</text:p>
      <text:p text:style-name="P1"><text:s text:c="2"/>272.7371, 271.1605, 270.2901, 269.8947, 269.8882, 269.9585, 270.0533, </text:p>
      <text:p text:style-name="P1"><text:s text:c="4"/>270.2967, 270.748, 271.3526, 273.2597, 271.9392, 272.3216, 272.9783, </text:p>
      <text:p text:style-name="P1"><text:s text:c="4"/>273.547, 273.5785, 273.5746, 273.5928, 273.6209, 273.6799, 273.7236, </text:p>
      <text:p text:style-name="P1"><text:s text:c="4"/>273.7835, 273.8279, 273.8666, 273.912, 273.9311, 273.9448, 273.9478, </text:p>
      <text:p text:style-name="P1"><text:s text:c="4"/>273.9379, 273.9078, 273.8826, 273.8271, 273.7765, 273.7181, 273.6483, </text:p>
      <text:p text:style-name="P1"><text:s text:c="4"/>273.591, 273.5292, 273.4717, 273.4238, 273.3811, 273.3463, 273.3173, </text:p>
      <text:p text:style-name="P1"><text:s text:c="4"/>273.284, 273.2526, 273.2293, 273.2078, 273.1808, 273.1529, 273.1206, </text:p>
      <text:p text:style-name="P1"><text:s text:c="4"/>273.0861, 273.0446, 273.0051, 272.97, 272.9226, 272.887, 272.8349, </text:p>
      <text:p text:style-name="P1"><text:s text:c="4"/>272.7946, 272.7464, 272.7, 272.6542, 272.6028, 272.5493, 272.5038, </text:p>
      <text:p text:style-name="P1"><text:soft-page-break/><text:s text:c="4"/>272.4548, 272.4106, 272.36, 272.3186, 272.282, 272.2456, 272.2076, </text:p>
      <text:p text:style-name="P1"><text:s text:c="4"/>272.165, 272.1272, 272.1039, 272.071, 272.0528, 272.0625, 272.0568, </text:p>
      <text:p text:style-name="P1"><text:s text:c="4"/>272.0485, 272.0281, 271.9905, 271.9541, 271.9285, 271.8956, 271.8809, </text:p>
      <text:p text:style-name="P1"><text:s text:c="4"/>271.8658, 271.84, 271.731, 270.9999, 270.2807, 269.5664, 269.66, </text:p>
      <text:p text:style-name="P1"><text:s text:c="4"/>270.4875, 270.9134, 271.2301, 272.4063, 272.7428,</text:p>
      <text:p text:style-name="P1"><text:s text:c="2"/>272.6112, 266.9786, 263.3556, 262.2032, 261.9831, 261.8706, 261.8372, </text:p>
      <text:p text:style-name="P1"><text:s text:c="4"/>261.8867, 262.4066, 263.4839, 265.4626, 266.8756, 268.6108, 270.6041, </text:p>
      <text:p text:style-name="P1"><text:s text:c="4"/>271.4026, 272.2465, 272.831, 272.9259, 273.0371, 273.5184, 273.645, </text:p>
      <text:p text:style-name="P1"><text:s text:c="4"/>273.747, 273.84, 273.9335, 273.9999, 274.0815, 274.1191, 274.152, </text:p>
      <text:p text:style-name="P1"><text:s text:c="4"/>274.1494, 274.1328, 274.0886, 274.0231, 273.9419, 273.8567, 273.7657, </text:p>
      <text:p text:style-name="P1"><text:s text:c="4"/>273.6716, 273.5955, 273.5248, 273.4572, 273.4008, 273.35, 273.3045, </text:p>
      <text:p text:style-name="P1"><text:s text:c="4"/>273.273, 273.2436, 273.2178, 273.1915, 273.1713, 273.1491, 273.1324, </text:p>
      <text:p text:style-name="P1"><text:s text:c="4"/>273.1023, 273.0763, 273.0367, 272.9988, 272.9487, 272.8984, 272.8431, </text:p>
      <text:p text:style-name="P1"><text:s text:c="4"/>272.7749, 272.7118, 272.6417, 272.5771, 272.5013, 272.4141, 272.3268, </text:p>
      <text:p text:style-name="P1"><text:s text:c="4"/>272.2247, 272.1259, 272.0193, 271.9109, 271.8154, 271.7238, 271.643, </text:p>
      <text:p text:style-name="P1"><text:s text:c="4"/>271.5677, 271.4511, 271.3707, 270.6036, 269.8812, 271.159, 271.1931, </text:p>
      <text:p text:style-name="P1"><text:s text:c="4"/>271.1828, 271.101, 270.9946, 270.8615, 270.7999, 270.5483, 270.6985, </text:p>
      <text:p text:style-name="P1"><text:s text:c="4"/>270.6814, 269.5801, 267.102, 266.2164, 265.4641, 264.592, 263.9656, </text:p>
      <text:p text:style-name="P1"><text:s text:c="4"/>264.2499, 265.0491, 265.454, 266.5788, 270.6202,</text:p>
      <text:p text:style-name="P1"><text:s text:c="2"/>267.144, 265.7912, 265.211, 265.332, 265.5792, 265.5933, 265.2888, </text:p>
      <text:p text:style-name="P1"><text:s text:c="4"/>264.8215, 264.4482, 264.1412, 264.4513, 265.2472, 265.8457, 266.3404, </text:p>
      <text:p text:style-name="P1"><text:s text:c="4"/>267.4442, 268.7821, 269.6432, 270.3993, 272.0893, 273.0601, 272.9938, </text:p>
      <text:p text:style-name="P1"><text:s text:c="4"/>273.3602, 273.1629, 273.0993, 273.4484, 273.8612, 273.7596, 274.0502, </text:p>
      <text:p text:style-name="P1"><text:s text:c="4"/>274.2401, 274.292, 274.2941, 274.2487, 274.1527, 274.0461, 273.9332, </text:p>
      <text:p text:style-name="P1"><text:s text:c="4"/>273.8066, 273.693, 273.5864, 273.492, 273.4122, 273.3448, 273.2971, </text:p>
      <text:p text:style-name="P1"><text:s text:c="4"/>273.2674, 273.2365, 273.2198, 273.1998, 273.1874, 273.1754, 273.1714, </text:p>
      <text:p text:style-name="P1"><text:s text:c="4"/>273.1556, 273.1332, 273.1099, 273.0826, 273.0478, 273.0098, 272.965, </text:p>
      <text:p text:style-name="P1"><text:s text:c="4"/>272.9004, 272.829, 272.7381, 272.6295, 272.5127, 272.3793, 272.2302, </text:p>
      <text:p text:style-name="P1"><text:s text:c="4"/>272.0683, 271.883, 271.6867, 271.4854, 271.3057, 271.1415, 270.9502, </text:p>
      <text:p text:style-name="P1"><text:s text:c="4"/>270.7415, 270.4622, 270.1169, 269.052, 265.5184, 268.786, 269.5903, </text:p>
      <text:p text:style-name="P1"><text:s text:c="4"/>269.6025, 269.2733, 268.627, 266.4054, 266.2293, 265.5788, 265.645, </text:p>
      <text:p text:style-name="P1"><text:s text:c="4"/>266.3084, 266.2531, 265.022, 264.7812, 263.9066, 262.8413, 262.0176, </text:p>
      <text:p text:style-name="P1"><text:s text:c="4"/>262.2748, 263.4072, 263.6595, 264.1397, 266.595,</text:p>
      <text:p text:style-name="P1"><text:s text:c="2"/>266.9778, 267.1213, 268.0328, 268.6009, 268.9663, 269.1098, 268.9218, </text:p>
      <text:p text:style-name="P1"><text:s text:c="4"/>268.7125, 268.2964, 267.5164, 266.7761, 266.3295, 265.902, 265.6528, </text:p>
      <text:p text:style-name="P1"><text:s text:c="4"/>266.5717, 267.7339, 268.7928, 269.4425, 270.1761, 270.5176, 270.3812, </text:p>
      <text:p text:style-name="P1"><text:s text:c="4"/>269.9685, 269.5785, 270.0811, 270.4758, 270.2888, 270.4719, 272.7528, </text:p>
      <text:p text:style-name="P1"><text:s text:c="4"/>274.1585, 274.3473, 274.4718, 274.5125, 274.4629, 274.3438, 274.1909, </text:p>
      <text:p text:style-name="P1"><text:s text:c="4"/>274.0274, 273.8676, 273.718, 273.5933, 273.485, 273.3909, 273.3336, </text:p>
      <text:p text:style-name="P1"><text:s text:c="4"/>273.3043, 273.2852, 273.2652, 273.2552, 273.2429, 273.2406, 273.2302, </text:p>
      <text:p text:style-name="P1"><text:s text:c="4"/>273.225, 273.2264, 273.2205, 273.2249, 273.2123, 273.1983, 273.1776, </text:p>
      <text:p text:style-name="P1"><text:s text:c="4"/>273.1504, 273.1118, 273.0495, 272.9552, 272.8157, 272.62, 272.3747, </text:p>
      <text:p text:style-name="P1"><text:s text:c="4"/>272.0869, 271.7508, 271.3481, 270.7726, 270.2551, 270.3607, 270.0893, </text:p>
      <text:p text:style-name="P1"><text:s text:c="4"/>269.5462, 268.5028, 268.466, 266.2313, 263.4928, 263.7675, 265.2048, </text:p>
      <text:p text:style-name="P1"><text:s text:c="4"/>266.5349, 264.9526, 263.5151, 262.5187, 261.9395, 261.8081, 262.077, </text:p>
      <text:p text:style-name="P1"><text:s text:c="4"/>262.6993, 263.1008, 263.8968, 264.2571, 263.7336, 262.8573, 262.2628, </text:p>
      <text:p text:style-name="P1"><text:s text:c="4"/>262.5561, 263.817, 264.0916, 264.6308, 266.3589,</text:p>
      <text:p text:style-name="P1"><text:s text:c="2"/>269.3145, 270.9309, 272.4391, 273.0093, 273.3295, 273.4863, 274.0012, </text:p>
      <text:p text:style-name="P1"><text:s text:c="4"/>275.4456, 275.2391, 273.1485, 273.5966, 271.5264, 269.2065, 268.2916, </text:p>
      <text:p text:style-name="P1"><text:s text:c="4"/>267.8375, 267.5175, 268.4793, 268.7641, 269.0262, 269.4947, 269.7838, </text:p>
      <text:p text:style-name="P1"><text:s text:c="4"/>269.5039, 269.5568, 269.7537, 269.922, 269.6467, 269.3819, 269.9174, </text:p>
      <text:p text:style-name="P1"><text:s text:c="4"/>271.8168, 273.112, 274.6115, 274.8063, 274.8158, 274.6997, 274.501, </text:p>
      <text:p text:style-name="P1"><text:s text:c="4"/>274.2779, 274.0552, 273.8333, 273.6154, 273.4469, 273.3237, 273.2651, </text:p>
      <text:p text:style-name="P1"><text:s text:c="4"/>273.2553, 273.2645, 273.2765, 273.2807, 273.2843, 273.2944, 273.3042, </text:p>
      <text:p text:style-name="P1"><text:s text:c="4"/>273.3195, 273.3414, 273.3665, 273.4075, 273.4434, 273.4809, 273.5136, </text:p>
      <text:p text:style-name="P1"><text:s text:c="4"/>273.5533, 273.604, 273.6481, 273.6642, 273.6204, 273.4533, 273.0663, </text:p>
      <text:p text:style-name="P1"><text:s text:c="4"/>272.5248, 271.8042, 270.405, 266.6732, 265.7154, 267.3737, 268.6537, </text:p>
      <text:p text:style-name="P1"><text:s text:c="4"/>267.8105, 264.7635, 263.2605, 261.6863, 260.281, 259.4204, 259.4356, </text:p>
      <text:p text:style-name="P1"><text:s text:c="4"/>260.5921, 260.5512, 260.1286, 259.5559, 258.6267, 258.2996, 258.9746, </text:p>
      <text:p text:style-name="P1"><text:soft-page-break/><text:s text:c="4"/>259.9007, 261.1359, 262.5811, 264.204, 264.1768, 263.6974, 263.4464, </text:p>
      <text:p text:style-name="P1"><text:s text:c="4"/>263.9661, 264.5662, 264.9383, 266.3384, 268.2207,</text:p>
      <text:p text:style-name="P1"><text:s text:c="2"/>274.9043, 277.9866, 278.5924, 279.0104, 279.3672, 279.5966, 279.7351, </text:p>
      <text:p text:style-name="P1"><text:s text:c="4"/>279.8313, 279.7415, 279.4031, 279.522, 278.7236, 277.4005, 276.9587, </text:p>
      <text:p text:style-name="P1"><text:s text:c="4"/>274.8014, 270.4086, 268.7095, 267.6877, 267.1503, 267.9027, 269.6837, </text:p>
      <text:p text:style-name="P1"><text:s text:c="4"/>270.4119, 270.591, 270.6722, 270.6269, 270.3988, 269.8441, 269.9415, </text:p>
      <text:p text:style-name="P1"><text:s text:c="4"/>270.5866, 270.6649, 272.1505, 274.6763, 275.1301, 275.131, 274.944, </text:p>
      <text:p text:style-name="P1"><text:s text:c="4"/>274.6509, 274.2559, 273.8126, 273.2578, 272.9212, 272.3819, 272.4559, </text:p>
      <text:p text:style-name="P1"><text:s text:c="4"/>272.6017, 272.8629, 272.9887, 273.1066, 273.1914, 273.2755, 273.3596, </text:p>
      <text:p text:style-name="P1"><text:s text:c="4"/>273.4372, 273.5035, 273.5583, 273.6368, 273.7344, 273.8522, 273.9861, </text:p>
      <text:p text:style-name="P1"><text:s text:c="4"/>274.1174, 274.2579, 274.3986, 274.5454, 274.6221, 274.4973, 274.0802, </text:p>
      <text:p text:style-name="P1"><text:s text:c="4"/>273.2759, 271.9073, 267.7582, 265.4377, 264.5931, 264.2726, 264.0564, </text:p>
      <text:p text:style-name="P1"><text:s text:c="4"/>262.9806, 261.7281, 260.9776, 260.0355, 259.3581, 258.9384, 257.2049, </text:p>
      <text:p text:style-name="P1"><text:s text:c="4"/>256.1877, 257.8937, 258.2376, 258.0931, 256.8209, 254.9801, 255.1261, </text:p>
      <text:p text:style-name="P1"><text:s text:c="4"/>255.9462, 257.7226, 260.6128, 263.7653, 264.3205, 264.3153, 265.1646, </text:p>
      <text:p text:style-name="P1"><text:s text:c="4"/>266.5805, 266.5319, 267.2153, 270.0329, 272.0243,</text:p>
      <text:p text:style-name="P1"><text:s text:c="2"/>278.8834, 279.8281, 280.2944, 280.5981, 280.8017, 280.9476, 281.0431, </text:p>
      <text:p text:style-name="P1"><text:s text:c="4"/>281.0983, 281.1054, 281.0685, 280.9822, 280.7749, 280.4637, 280.0594, </text:p>
      <text:p text:style-name="P1"><text:s text:c="4"/>279.2144, 276.1464, 271.9677, 270.1598, 269.7039, 269.842, 270.7277, </text:p>
      <text:p text:style-name="P1"><text:s text:c="4"/>270.8376, 271.1876, 270.8265, 270.467, 270.5703, 270.6139, 271.1369, </text:p>
      <text:p text:style-name="P1"><text:s text:c="4"/>271.7396, 271.0145, 271.2606, 273.9112, 275.6085, 275.7015, 275.514, </text:p>
      <text:p text:style-name="P1"><text:s text:c="4"/>274.9975, 273.2949, 272.4063, 270.1255, 268.9807, 268.2148, 268.0545, </text:p>
      <text:p text:style-name="P1"><text:s text:c="4"/>268.7676, 271.4028, 271.975, 272.2951, 272.5708, 272.8803, 273.1611, </text:p>
      <text:p text:style-name="P1"><text:s text:c="4"/>273.3666, 273.5191, 273.6391, 273.7397, 273.8675, 274.0833, 274.3208, </text:p>
      <text:p text:style-name="P1"><text:s text:c="4"/>274.5687, 274.7968, 275.051, 275.2871, 275.4398, 275.3791, 274.949, </text:p>
      <text:p text:style-name="P1"><text:s text:c="4"/>274.1119, 271.6254, 267.6571, 266.1614, 265.1889, 263.9454, 262.7276, </text:p>
      <text:p text:style-name="P1"><text:s text:c="4"/>261.4574, 260.704, 260.0268, 259.2401, 258.907, 258.6022, 257.3276, </text:p>
      <text:p text:style-name="P1"><text:s text:c="4"/>255.8404, 256.6328, 257.3879, 257.9849, 257.7711, 255.769, 255.7929, </text:p>
      <text:p text:style-name="P1"><text:s text:c="4"/>257.0525, 258.7499, 260.5189, 263.5762, 265.0345, 265.7985, 268.387, </text:p>
      <text:p text:style-name="P1"><text:s text:c="4"/>270.1768, 269.4114, 270.3472, 274.2536, 275.8833,</text:p>
      <text:p text:style-name="P1"><text:s text:c="2"/>280.3442, 280.749, 280.9876, 281.1325, 281.2576, 281.3676, 281.4783, </text:p>
      <text:p text:style-name="P1"><text:s text:c="4"/>281.5677, 281.6337, 281.6673, 281.6642, 281.6226, 281.516, 281.334, </text:p>
      <text:p text:style-name="P1"><text:s text:c="4"/>280.997, 280.4152, 279.5274, 277.3677, 277.0189, 274.7763, 271.8126, </text:p>
      <text:p text:style-name="P1"><text:s text:c="4"/>270.4267, 271.1317, 270.492, 270.0909, 270.5931, 271.4073, 271.9556, </text:p>
      <text:p text:style-name="P1"><text:s text:c="4"/>272.6927, 272.6666, 272.834, 275.3327, 276.2883, 276.4734, 276.2525, </text:p>
      <text:p text:style-name="P1"><text:s text:c="4"/>273.9303, 270.1871, 269.2748, 268.4312, 267.6462, 266.9043, 266.0769, </text:p>
      <text:p text:style-name="P1"><text:s text:c="4"/>265.7848, 266.208, 266.3949, 267.658, 268.7491, 270.8759, 272.294, </text:p>
      <text:p text:style-name="P1"><text:s text:c="4"/>272.7347, 273.0276, 273.2157, 273.0313, 272.2827, 273.1643, 273.8434, </text:p>
      <text:p text:style-name="P1"><text:s text:c="4"/>274.9232, 275.2537, 275.5933, 275.9198, 276.235, 276.2662, 275.9921, </text:p>
      <text:p text:style-name="P1"><text:s text:c="4"/>275.173, 271.9768, 268.8838, 267.4351, 265.5707, 263.6136, 262.0319, </text:p>
      <text:p text:style-name="P1"><text:s text:c="4"/>261.2829, 260.6019, 259.4853, 258.6536, 258.0371, 257.9523, 257.9655, </text:p>
      <text:p text:style-name="P1"><text:s text:c="4"/>257.0671, 256.1429, 256.0242, 258.0879, 258.5853, 258.4587, 259.7413, </text:p>
      <text:p text:style-name="P1"><text:s text:c="4"/>261.9409, 263.3283, 262.8288, 263.7909, 266.4979, 268.703, 273.5893, </text:p>
      <text:p text:style-name="P1"><text:s text:c="4"/>274.9713, 273.0222, 274.9037, 278.5306, 279.3271,</text:p>
      <text:p text:style-name="P1"><text:s text:c="2"/>280.8681, 281.0186, 281.0515, 281.0591, 281.1049, 281.2065, 281.3163, </text:p>
      <text:p text:style-name="P1"><text:s text:c="4"/>281.4522, 281.5711, 281.6906, 281.7773, 281.8429, 281.9172, 281.9756, </text:p>
      <text:p text:style-name="P1"><text:s text:c="4"/>281.9637, 281.8009, 281.4637, 280.8354, 280.2485, 278.9787, 273.5215, </text:p>
      <text:p text:style-name="P1"><text:s text:c="4"/>271.3845, 272.5121, 273.1332, 273.3831, 273.6203, 273.1014, 272.5174, </text:p>
      <text:p text:style-name="P1"><text:s text:c="4"/>273.3881, 273.5653, 273.2792, 274.576, 276.8997, 277.2868, 277.1544, </text:p>
      <text:p text:style-name="P1"><text:s text:c="4"/>274.941, 270.5695, 269.1218, 268.3215, 267.5262, 266.3005, 265.3783, </text:p>
      <text:p text:style-name="P1"><text:s text:c="4"/>264.5012, 263.7806, 262.7372, 262.2856, 263.4477, 264.5354, 266.3188, </text:p>
      <text:p text:style-name="P1"><text:s text:c="4"/>268.9413, 270.5719, 271.2196, 270.0064, 271.8648, 274.3718, 274.4088, </text:p>
      <text:p text:style-name="P1"><text:s text:c="4"/>275.5171, 275.9366, 276.1635, 276.5672, 277.0811, 277.1921, 277.0339, </text:p>
      <text:p text:style-name="P1"><text:s text:c="4"/>276.4201, 274.2747, 270.208, 267.4125, 264.4917, 262.5645, 261.5444, </text:p>
      <text:p text:style-name="P1"><text:s text:c="4"/>261.0255, 260.1477, 258.8578, 258.166, 258.2428, 258.1045, 257.4918, </text:p>
      <text:p text:style-name="P1"><text:s text:c="4"/>256.8501, 255.9765, 256.1608, 257.5034, 258.2287, 258.6341, 262.3111, </text:p>
      <text:p text:style-name="P1"><text:s text:c="4"/>267.2411, 268.5963, 266.1578, 265.5393, 269.7833, 273.8051, 276.2896, </text:p>
      <text:p text:style-name="P1"><text:s text:c="4"/>277.4259, 278.0031, 279.0933, 280.05, 280.5347,</text:p>
      <text:p text:style-name="P1"><text:s text:c="2"/>280.9107, 280.917, 280.8449, 280.7882, 280.8108, 280.9054, 281.0424, </text:p>
      <text:p text:style-name="P1"><text:soft-page-break/><text:s text:c="4"/>281.1797, 281.3067, 281.4418, 281.5743, 281.7229, 281.8932, 282.1488, </text:p>
      <text:p text:style-name="P1"><text:s text:c="4"/>282.406, 282.5409, 282.5398, 282.4171, 282.2336, 281.9757, 280.8874, </text:p>
      <text:p text:style-name="P1"><text:s text:c="4"/>279.2474, 280.5494, 281.95, 281.6412, 281.8821, 279.6889, 273.992, </text:p>
      <text:p text:style-name="P1"><text:s text:c="4"/>273.4984, 274.2761, 274.0461, 274.7408, 277.5212, 278.0488, 278.0154, </text:p>
      <text:p text:style-name="P1"><text:s text:c="4"/>275.9209, 271.4823, 269.8986, 268.9003, 267.8457, 266.4543, 265.4794, </text:p>
      <text:p text:style-name="P1"><text:s text:c="4"/>264.4109, 263.1652, 261.6648, 260.9101, 261.7473, 262.3872, 262.8471, </text:p>
      <text:p text:style-name="P1"><text:s text:c="4"/>264.8035, 266.4596, 267.7484, 270.0536, 273.8277, 275.4724, 275.9375, </text:p>
      <text:p text:style-name="P1"><text:s text:c="4"/>276.4346, 277.0603, 277.3717, 277.6174, 277.9634, 278.0052, 277.8833, </text:p>
      <text:p text:style-name="P1"><text:s text:c="4"/>277.4805, 276.0347, 271.3794, 268.2852, 265.3587, 263.494, 262.1067, </text:p>
      <text:p text:style-name="P1"><text:s text:c="4"/>261.483, 260.5899, 259.1591, 258.7354, 258.5012, 258.0306, 257.0408, </text:p>
      <text:p text:style-name="P1"><text:s text:c="4"/>256.328, 255.8143, 255.6794, 256.4893, 257.4995, 259.2267, 263.8512, </text:p>
      <text:p text:style-name="P1"><text:s text:c="4"/>272.3278, 273.7791, 272.61, 271.8839, 274.1934, 276.7392, 278.0092, </text:p>
      <text:p text:style-name="P1"><text:s text:c="4"/>279.0056, 279.7108, 280.2101, 280.5903, 280.8128,</text:p>
      <text:p text:style-name="P1"><text:s text:c="2"/>280.7347, 280.6962, 280.6587, 280.6758, 280.7557, 280.865, 280.9988, </text:p>
      <text:p text:style-name="P1"><text:s text:c="4"/>281.1176, 281.2369, 281.3643, 281.4875, 281.6238, 281.8228, 282.1379, </text:p>
      <text:p text:style-name="P1"><text:s text:c="4"/>282.5037, 282.8358, 283.0535, 283.1679, 283.2382, 283.2855, 283.2921, </text:p>
      <text:p text:style-name="P1"><text:s text:c="4"/>283.3188, 283.4889, 283.7389, 283.9554, 284.0793, 283.5979, 275.4539, </text:p>
      <text:p text:style-name="P1"><text:s text:c="4"/>273.2567, 274.8737, 274.9774, 275.5901, 278.2534, 278.8845, 278.9702, </text:p>
      <text:p text:style-name="P1"><text:s text:c="4"/>276.345, 272.3686, 270.9088, 269.983, 268.693, 267.1842, 266.0473, </text:p>
      <text:p text:style-name="P1"><text:s text:c="4"/>264.6502, 262.9703, 261.1674, 260.7552, 261.6315, 262.7292, 263.827, </text:p>
      <text:p text:style-name="P1"><text:s text:c="4"/>263.9475, 264.4103, 267.154, 273.8488, 275.3224, 276.1093, 276.5657, </text:p>
      <text:p text:style-name="P1"><text:s text:c="4"/>277.0667, 277.7539, 278.3348, 278.664, 278.6758, 278.4515, 278.4097, </text:p>
      <text:p text:style-name="P1"><text:s text:c="4"/>278.3031, 277.0558, 272.7166, 270.3805, 268.485, 266.4195, 264.0726, </text:p>
      <text:p text:style-name="P1"><text:s text:c="4"/>263.1041, 262.2757, 261.1076, 260.3983, 259.2637, 258.2291, 256.9109, </text:p>
      <text:p text:style-name="P1"><text:s text:c="4"/>255.5554, 255.1479, 255.1639, 255.8826, 256.7429, 259.3209, 264.0839, </text:p>
      <text:p text:style-name="P1"><text:s text:c="4"/>273.3941, 275.3161, 276.2632, 276.825, 277.4861, 278.3481, 279.2341, </text:p>
      <text:p text:style-name="P1"><text:s text:c="4"/>279.8966, 280.3089, 280.5703, 280.7202, 280.7641,</text:p>
      <text:p text:style-name="P1"><text:s text:c="2"/>280.727, 280.7524, 280.8074, 280.9117, 281.038, 281.1691, 281.2822, </text:p>
      <text:p text:style-name="P1"><text:s text:c="4"/>281.3711, 281.4623, 281.5556, 281.6617, 281.7681, 281.9161, 282.1571, </text:p>
      <text:p text:style-name="P1"><text:s text:c="4"/>282.4863, 282.819, 283.1078, 283.3066, 283.4836, 283.7529, 284.0961, </text:p>
      <text:p text:style-name="P1"><text:s text:c="4"/>284.36, 284.539, 284.6817, 284.9079, 285.0517, 284.5409, 277.5523, </text:p>
      <text:p text:style-name="P1"><text:s text:c="4"/>275.3948, 275.7742, 275.9962, 276.776, 279.0591, 279.7021, 279.9048, </text:p>
      <text:p text:style-name="P1"><text:s text:c="4"/>277.7085, 273.4756, 271.9454, 270.9391, 269.5002, 268.0074, 266.975, </text:p>
      <text:p text:style-name="P1"><text:s text:c="4"/>265.3359, 263.2307, 261.0179, 260.6662, 261.6245, 262.7518, 263.7748, </text:p>
      <text:p text:style-name="P1"><text:s text:c="4"/>263.5198, 263.9904, 267.9237, 274.4052, 275.6933, 276.2971, 276.7013, </text:p>
      <text:p text:style-name="P1"><text:s text:c="4"/>277.2365, 278.0323, 278.9699, 279.3401, 278.4802, 276.968, 278.0064, </text:p>
      <text:p text:style-name="P1"><text:s text:c="4"/>278.9996, 278.7412, 275.2349, 272.6548, 270.8091, 268.7314, 266.2151, </text:p>
      <text:p text:style-name="P1"><text:s text:c="4"/>264.9687, 264.0129, 262.9957, 262.11, 260.8113, 258.5921, 256.1011, </text:p>
      <text:p text:style-name="P1"><text:s text:c="4"/>255.0434, 255.3506, 255.6558, 256.292, 256.713, 259.2721, 264.5601, </text:p>
      <text:p text:style-name="P1"><text:s text:c="4"/>272.8646, 276.0158, 277.4485, 278.1967, 278.7945, 279.3874, 279.9327, </text:p>
      <text:p text:style-name="P1"><text:s text:c="4"/>280.3279, 280.5676, 280.6868, 280.7271, 280.7193,</text:p>
      <text:p text:style-name="P1"><text:s text:c="2"/>281.0335, 281.1198, 281.2091, 281.3546, 281.5168, 281.6643, 281.7805, </text:p>
      <text:p text:style-name="P1"><text:s text:c="4"/>281.8642, 281.9412, 282.0101, 282.0828, 282.172, 282.2662, 282.3972, </text:p>
      <text:p text:style-name="P1"><text:s text:c="4"/>282.579, 282.8046, 283.0149, 283.1757, 283.3293, 283.6627, 284.2093, </text:p>
      <text:p text:style-name="P1"><text:s text:c="4"/>284.7493, 285.1539, 285.3861, 285.6095, 285.7833, 285.4991, 279.3225, </text:p>
      <text:p text:style-name="P1"><text:s text:c="4"/>277.3107, 276.9265, 277.0432, 277.9692, 279.8967, 280.3915, 280.6702, </text:p>
      <text:p text:style-name="P1"><text:s text:c="4"/>279.7715, 275.5291, 273.3809, 272.3777, 270.8459, 269.4899, 268.3041, </text:p>
      <text:p text:style-name="P1"><text:s text:c="4"/>266.7805, 264.2816, 261.5338, 261.3115, 262.1597, 263.2786, 263.9705, </text:p>
      <text:p text:style-name="P1"><text:s text:c="4"/>263.7844, 265.2874, 270.7407, 275.0501, 274.9292, 274.6903, 275.4596, </text:p>
      <text:p text:style-name="P1"><text:s text:c="4"/>276.7083, 278.1833, 279.5467, 279.9523, 278.1218, 275.7241, 276.8762, </text:p>
      <text:p text:style-name="P1"><text:s text:c="4"/>279.3699, 279.8392, 278.7195, 277.1766, 273.8713, 271.1153, 268.912, </text:p>
      <text:p text:style-name="P1"><text:s text:c="4"/>267.2501, 266.3565, 265.3552, 264.0427, 261.8131, 258.7584, 256.5956, </text:p>
      <text:p text:style-name="P1"><text:s text:c="4"/>256.0195, 256.4726, 256.9818, 257.4946, 257.0725, 258.425, 263.5747, </text:p>
      <text:p text:style-name="P1"><text:s text:c="4"/>272.3541, 276.0031, 277.8124, 278.7643, 279.3681, 279.8424, 280.2182, </text:p>
      <text:p text:style-name="P1"><text:s text:c="4"/>280.4931, 280.6508, 280.7474, 280.833, 280.9296,</text:p>
      <text:p text:style-name="P1"><text:s text:c="2"/>281.5063, 281.6532, 281.7937, 281.9645, 282.1565, 282.324, 282.4383, </text:p>
      <text:p text:style-name="P1"><text:s text:c="4"/>282.5069, 282.5768, 282.6646, 282.7404, 282.8033, 282.8552, 282.9197, </text:p>
      <text:p text:style-name="P1"><text:s text:c="4"/>282.9877, 283.0785, 283.2062, 283.3175, 283.4322, 283.6538, 284.0912, </text:p>
      <text:p text:style-name="P1"><text:s text:c="4"/>284.7085, 285.3764, 285.8883, 286.2215, 286.4044, 286.2803, 281.6104, </text:p>
      <text:p text:style-name="P1"><text:soft-page-break/><text:s text:c="4"/>278.6078, 278.0977, 278.1757, 279.0175, 280.679, 281.0565, 281.2946, </text:p>
      <text:p text:style-name="P1"><text:s text:c="4"/>281.1931, 277.8789, 275.1935, 274.1469, 272.5612, 271.1927, 269.9367, </text:p>
      <text:p text:style-name="P1"><text:s text:c="4"/>268.3096, 265.5327, 262.2919, 262.2586, 263.3323, 264.3713, 264.715, </text:p>
      <text:p text:style-name="P1"><text:s text:c="4"/>264.8308, 267.7617, 274.5551, 275.3136, 272.0415, 271.4075, 272.3296, </text:p>
      <text:p text:style-name="P1"><text:s text:c="4"/>274.5912, 277.8535, 279.6726, 280.9666, 279.9314, 276.1171, 276.9463, </text:p>
      <text:p text:style-name="P1"><text:s text:c="4"/>279.6976, 280.403, 280.3852, 279.7196, 275.9402, 273.3282, 271.6171, </text:p>
      <text:p text:style-name="P1"><text:s text:c="4"/>269.7683, 268.6221, 267.646, 265.9828, 262.5807, 258.8919, 258.2684, </text:p>
      <text:p text:style-name="P1"><text:s text:c="4"/>258.1942, 258.0167, 258.6448, 259.0698, 257.9109, 257.754, 261.2043, </text:p>
      <text:p text:style-name="P1"><text:s text:c="4"/>269.5477, 275.3685, 277.6787, 278.8896, 279.5441, 280.0027, 280.3238, </text:p>
      <text:p text:style-name="P1"><text:s text:c="4"/>280.5684, 280.7551, 280.9343, 281.1293, 281.3217,</text:p>
      <text:p text:style-name="P1"><text:s text:c="2"/>282.1628, 282.3454, 282.5183, 282.7148, 282.9116, 283.1013, 283.2232, </text:p>
      <text:p text:style-name="P1"><text:s text:c="4"/>283.315, 283.4185, 283.5053, 283.5426, 283.5701, 283.6074, 283.6405, </text:p>
      <text:p text:style-name="P1"><text:s text:c="4"/>283.6521, 283.6996, 283.7446, 283.8212, 283.8982, 284.01, 284.2557, </text:p>
      <text:p text:style-name="P1"><text:s text:c="4"/>284.7014, 285.4086, 286.1795, 286.7325, 286.9829, 286.9521, 284.5831, </text:p>
      <text:p text:style-name="P1"><text:s text:c="4"/>279.739, 279.1451, 279.4338, 279.9431, 280.8997, 281.7362, 281.9561, </text:p>
      <text:p text:style-name="P1"><text:s text:c="4"/>282.0598, 279.6393, 276.6137, 275.7744, 274.3494, 273.0939, 271.8428, </text:p>
      <text:p text:style-name="P1"><text:s text:c="4"/>269.5039, 266.3986, 263.0008, 263.2166, 264.5279, 265.3186, 265.5513, </text:p>
      <text:p text:style-name="P1"><text:s text:c="4"/>266.0892, 271.4166, 275.7485, 274.8734, 271.7317, 272.2766, 272.5642, </text:p>
      <text:p text:style-name="P1"><text:s text:c="4"/>273.6848, 275.5058, 279.1373, 281.3779, 281.9753, 277.808, 277.3859, </text:p>
      <text:p text:style-name="P1"><text:s text:c="4"/>279.5019, 280.7263, 281.0628, 280.7261, 277.6057, 275.2606, 273.917, </text:p>
      <text:p text:style-name="P1"><text:s text:c="4"/>272.3529, 271.0071, 269.8603, 267.9003, 264.7683, 261.0511, 259.8076, </text:p>
      <text:p text:style-name="P1"><text:s text:c="4"/>259.8853, 259.1439, 259.5028, 260.2188, 259.2213, 259.1857, 259.9945, </text:p>
      <text:p text:style-name="P1"><text:s text:c="4"/>264.8007, 274.2628, 277.3754, 278.8448, 279.608, 280.1123, 280.4778, </text:p>
      <text:p text:style-name="P1"><text:s text:c="4"/>280.8106, 281.1064, 281.3665, 281.6442, 281.9175,</text:p>
      <text:p text:style-name="P1"><text:s text:c="2"/>282.9476, 283.1569, 283.3781, 283.6123, 283.82, 283.9996, 284.1194, </text:p>
      <text:p text:style-name="P1"><text:s text:c="4"/>284.2213, 284.3195, 284.4125, 284.4527, 284.4695, 284.4441, 284.4639, </text:p>
      <text:p text:style-name="P1"><text:s text:c="4"/>284.4861, 284.4734, 284.4832, 284.5208, 284.5656, 284.6478, 284.8149, </text:p>
      <text:p text:style-name="P1"><text:s text:c="4"/>285.0905, 285.6244, 286.4501, 287.2194, 287.5634, 287.5848, 286.3849, </text:p>
      <text:p text:style-name="P1"><text:s text:c="4"/>280.3943, 280.3212, 280.6587, 280.7359, 280.8914, 281.713, 282.4242, </text:p>
      <text:p text:style-name="P1"><text:s text:c="4"/>282.7415, 280.7804, 277.9105, 276.8606, 275.6629, 274.5192, 273.189, </text:p>
      <text:p text:style-name="P1"><text:s text:c="4"/>270.5985, 267.2832, 264.1925, 264.2664, 265.5853, 266.1472, 266.2048, </text:p>
      <text:p text:style-name="P1"><text:s text:c="4"/>267.1878, 273.703, 276.4966, 274.1505, 272.6432, 273.7929, 274.0329, </text:p>
      <text:p text:style-name="P1"><text:s text:c="4"/>274.4388, 275.199, 278.8103, 281.8355, 282.4959, 279.1152, 277.7917, </text:p>
      <text:p text:style-name="P1"><text:s text:c="4"/>279.1222, 281.1372, 281.5832, 281.4805, 278.6817, 276.6504, 274.8851, </text:p>
      <text:p text:style-name="P1"><text:s text:c="4"/>273.5769, 272.1713, 268.9517, 267.3208, 266.4416, 263.7255, 261.7863, </text:p>
      <text:p text:style-name="P1"><text:s text:c="4"/>261.9598, 260.775, 261.0123, 261.3567, 260.7773, 260.9337, 259.9023, </text:p>
      <text:p text:style-name="P1"><text:s text:c="4"/>263.4515, 274.2132, 277.3107, 278.8787, 279.7579, 280.3887, 280.928, </text:p>
      <text:p text:style-name="P1"><text:s text:c="4"/>281.3883, 281.7729, 282.1199, 282.4424, 282.7162,</text:p>
      <text:p text:style-name="P1"><text:s text:c="2"/>284.0229, 284.2244, 284.4471, 284.6814, 284.8602, 285.0147, 285.1452, </text:p>
      <text:p text:style-name="P1"><text:s text:c="4"/>285.2791, 285.3973, 285.4532, 285.4331, 285.3849, 285.3547, 285.3772, </text:p>
      <text:p text:style-name="P1"><text:s text:c="4"/>285.3562, 285.3142, 285.3223, 285.3303, 285.3684, 285.4464, 285.5918, </text:p>
      <text:p text:style-name="P1"><text:s text:c="4"/>285.8136, 286.2277, 286.9771, 287.8079, 288.1985, 288.2414, 287.7791, </text:p>
      <text:p text:style-name="P1"><text:s text:c="4"/>281.1639, 281.612, 281.7739, 281.4259, 281.0242, 281.1292, 282.1159, </text:p>
      <text:p text:style-name="P1"><text:s text:c="4"/>282.9288, 281.1432, 278.8237, 277.5914, 276.5929, 275.4671, 274.1022, </text:p>
      <text:p text:style-name="P1"><text:s text:c="4"/>271.8854, 268.4073, 265.833, 265.3978, 266.4101, 266.9419, 267.9018, </text:p>
      <text:p text:style-name="P1"><text:s text:c="4"/>269.4989, 275.5999, 276.7554, 273.6866, 274.219, 275.8629, 276.3659, </text:p>
      <text:p text:style-name="P1"><text:s text:c="4"/>276.0991, 276.2608, 279.5574, 282.589, 283.5645, 280.575, 278.543, </text:p>
      <text:p text:style-name="P1"><text:s text:c="4"/>279.3882, 281.4903, 281.8007, 281.7587, 279.5286, 277.6309, 274.8408, </text:p>
      <text:p text:style-name="P1"><text:s text:c="4"/>272.7921, 271.6667, 266.8304, 265.7638, 267.1313, 265.2248, 263.5688, </text:p>
      <text:p text:style-name="P1"><text:s text:c="4"/>263.6917, 262.6022, 263.0141, 263.1375, 262.3925, 262.3152, 260.7161, </text:p>
      <text:p text:style-name="P1"><text:s text:c="4"/>263.2015, 274.3042, 277.4456, 279.1333, 280.2065, 281.0325, 281.7336, </text:p>
      <text:p text:style-name="P1"><text:s text:c="4"/>282.3382, 282.7914, 283.1379, 283.4876, 283.7836,</text:p>
      <text:p text:style-name="P1"><text:s text:c="2"/>285.2875, 285.4678, 285.6636, 285.8666, 286.003, 286.1187, 286.2393, </text:p>
      <text:p text:style-name="P1"><text:s text:c="4"/>286.3644, 286.4666, 286.4938, 286.4593, 286.4052, 286.3434, 286.3015, </text:p>
      <text:p text:style-name="P1"><text:s text:c="4"/>286.2771, 286.2495, 286.2163, 286.2244, 286.2888, 286.3757, 286.5311, </text:p>
      <text:p text:style-name="P1"><text:s text:c="4"/>286.7635, 287.0981, 287.7335, 288.4937, 288.8864, 288.8975, 288.6561, </text:p>
      <text:p text:style-name="P1"><text:s text:c="4"/>282.8389, 282.6547, 282.7937, 282.1103, 281.641, 281.5427, 281.534, </text:p>
      <text:p text:style-name="P1"><text:s text:c="4"/>281.6817, 280.7031, 279.2507, 277.9801, 277.2609, 276.3521, 275.29, </text:p>
      <text:p text:style-name="P1"><text:s text:c="4"/>273.6274, 269.9345, 267.5739, 266.4205, 267.226, 269.1581, 273.7098, </text:p>
      <text:p text:style-name="P1"><text:soft-page-break/><text:s text:c="4"/>275.8447, 277.808, 275.8599, 273.9575, 276.6006, 280.1722, 280.7061, </text:p>
      <text:p text:style-name="P1"><text:s text:c="4"/>278.5833, 277.835, 280.3518, 283.5191, 284.5699, 281.5938, 279.6632, </text:p>
      <text:p text:style-name="P1"><text:s text:c="4"/>279.8902, 280.7295, 280.7628, 280.5477, 279.3944, 278.1601, 274.2589, </text:p>
      <text:p text:style-name="P1"><text:s text:c="4"/>269.8677, 270.5815, 266.8373, 265.5975, 266.8825, 265.1359, 264.9066, </text:p>
      <text:p text:style-name="P1"><text:s text:c="4"/>265.0806, 264.2856, 265.1829, 265.544, 264.2359, 263.6123, 263.3464, </text:p>
      <text:p text:style-name="P1"><text:s text:c="4"/>266.8166, 275.1694, 278.1305, 280.0034, 281.3571, 282.4073, 283.1726, </text:p>
      <text:p text:style-name="P1"><text:s text:c="4"/>283.7274, 284.1896, 284.587, 284.8966, 285.1133,</text:p>
      <text:p text:style-name="P1"><text:s text:c="2"/>286.8513, 286.993, 287.1228, 287.2196, 287.2875, 287.3664, 287.4712, </text:p>
      <text:p text:style-name="P1"><text:s text:c="4"/>287.5766, 287.6177, 287.5667, 287.4622, 287.3908, 287.3539, 287.3398, </text:p>
      <text:p text:style-name="P1"><text:s text:c="4"/>287.2921, 287.2219, 287.1876, 287.22, 287.2949, 287.408, 287.5749, </text:p>
      <text:p text:style-name="P1"><text:s text:c="4"/>287.8173, 288.0887, 288.5824, 289.2367, 289.5949, 289.593, 289.362, </text:p>
      <text:p text:style-name="P1"><text:s text:c="4"/>284.8272, 283.6109, 283.347, 282.614, 282.2833, 282.1199, 281.8346, </text:p>
      <text:p text:style-name="P1"><text:s text:c="4"/>281.4115, 280.437, 279.4895, 278.8227, 278.0489, 277.0759, 276.1271, </text:p>
      <text:p text:style-name="P1"><text:s text:c="4"/>274.7599, 271.5111, 268.9015, 267.5936, 270.7177, 276.2014, 278.088, </text:p>
      <text:p text:style-name="P1"><text:s text:c="4"/>279.005, 279.5482, 278.2676, 276.9505, 279.0822, 282.2146, 282.9103, </text:p>
      <text:p text:style-name="P1"><text:s text:c="4"/>280.4739, 279.4543, 281.5852, 284.611, 285.7553, 282.5887, 280.6865, </text:p>
      <text:p text:style-name="P1"><text:s text:c="4"/>280.5866, 280.7077, 280.3618, 279.9681, 279.3789, 278.187, 274.0674, </text:p>
      <text:p text:style-name="P1"><text:s text:c="4"/>268.2085, 268.3451, 266.7777, 265.4713, 265.9669, 266.1198, 266.9083, </text:p>
      <text:p text:style-name="P1"><text:s text:c="4"/>266.4354, 265.4828, 266.6872, 267.1994, 265.3603, 264.773, 266.8479, </text:p>
      <text:p text:style-name="P1"><text:s text:c="4"/>274.0326, 277.913, 280.2744, 282.1917, 283.6099, 284.5768, 285.2647, </text:p>
      <text:p text:style-name="P1"><text:s text:c="4"/>285.7222, 286.0256, 286.2928, 286.5322, 286.7076,</text:p>
      <text:p text:style-name="P1"><text:s text:c="2"/>288.5023, 288.5229, 288.5426, 288.5473, 288.5452, 288.5677, 288.6323, </text:p>
      <text:p text:style-name="P1"><text:s text:c="4"/>288.7048, 288.6889, 288.62, 288.5135, 288.4655, 288.4295, 288.3682, </text:p>
      <text:p text:style-name="P1"><text:s text:c="4"/>288.3172, 288.2762, 288.277, 288.293, 288.3471, 288.4749, 288.658, </text:p>
      <text:p text:style-name="P1"><text:s text:c="4"/>288.9039, 289.124, 289.5132, 290.039, 290.3448, 290.3351, 290.2276, </text:p>
      <text:p text:style-name="P1"><text:s text:c="4"/>287.0677, 284.3657, 283.6553, 283.1697, 282.8505, 282.6054, 282.2789, </text:p>
      <text:p text:style-name="P1"><text:s text:c="4"/>281.5869, 280.3828, 279.7252, 279.8113, 278.946, 277.7782, 276.7323, </text:p>
      <text:p text:style-name="P1"><text:s text:c="4"/>275.6012, 273.2169, 270.7737, 270.7018, 277.0181, 279.7411, 281.1753, </text:p>
      <text:p text:style-name="P1"><text:s text:c="4"/>281.4661, 281.3932, 281.6937, 281.9326, 282.6032, 283.8088, 284.3569, </text:p>
      <text:p text:style-name="P1"><text:s text:c="4"/>282.0292, 281.1972, 284.0333, 285.821, 286.9915, 284.4763, 282.2217, </text:p>
      <text:p text:style-name="P1"><text:s text:c="4"/>281.6118, 281.3998, 280.5196, 279.6323, 279.097, 278.0084, 274.8655, </text:p>
      <text:p text:style-name="P1"><text:s text:c="4"/>269.3125, 267.1543, 266.9372, 266.2349, 265.4753, 267.0732, 268.7495, </text:p>
      <text:p text:style-name="P1"><text:s text:c="4"/>267.5261, 266.8973, 268.0394, 268.1768, 266.5091, 267.8317, 274.4482, </text:p>
      <text:p text:style-name="P1"><text:s text:c="4"/>279.7967, 282.1124, 283.9586, 285.3979, 286.4589, 287.1413, 287.5319, </text:p>
      <text:p text:style-name="P1"><text:s text:c="4"/>287.7763, 288.0164, 288.2452, 288.4286, 288.4901,</text:p>
      <text:p text:style-name="P1"><text:s text:c="2"/>289.9837, 289.9319, 289.8851, 289.8336, 289.7916, 289.7693, 289.7787, </text:p>
      <text:p text:style-name="P1"><text:s text:c="4"/>289.8081, 289.7196, 289.6216, 289.5269, 289.5003, 289.4865, 289.4489, </text:p>
      <text:p text:style-name="P1"><text:s text:c="4"/>289.4127, 289.3766, 289.3554, 289.3896, 289.4744, 289.6038, 289.7745, </text:p>
      <text:p text:style-name="P1"><text:s text:c="4"/>289.9946, 290.166, 290.4905, 290.8837, 291.0856, 291.0504, 290.9302, </text:p>
      <text:p text:style-name="P1"><text:s text:c="4"/>287.989, 284.4537, 284.2645, 283.7712, 283.3351, 282.9673, 282.3202, </text:p>
      <text:p text:style-name="P1"><text:s text:c="4"/>281.583, 280.8791, 280.2287, 280.2181, 279.7928, 278.5476, 277.3382, </text:p>
      <text:p text:style-name="P1"><text:s text:c="4"/>276.4957, 275.4179, 274.6379, 278.3672, 280.7933, 282.2156, 283.8281, </text:p>
      <text:p text:style-name="P1"><text:s text:c="4"/>281.6755, 282.3998, 283.5999, 284.5308, 284.9623, 285.471, 285.6898, </text:p>
      <text:p text:style-name="P1"><text:s text:c="4"/>283.74, 283.2956, 286.0518, 287.0653, 288.3993, 288.5226, 285.3609, </text:p>
      <text:p text:style-name="P1"><text:s text:c="4"/>283.3038, 282.6213, 281.174, 279.7943, 278.9656, 278.0621, 276.5843, </text:p>
      <text:p text:style-name="P1"><text:s text:c="4"/>273.8311, 269.8507, 269.3064, 269.3723, 267.9765, 267.7304, 268.6237, </text:p>
      <text:p text:style-name="P1"><text:s text:c="4"/>268.1406, 268.8771, 270.0255, 269.4173, 268.8967, 276.6067, 282.2924, </text:p>
      <text:p text:style-name="P1"><text:s text:c="4"/>284.4544, 286.2065, 287.5069, 288.342, 288.8916, 289.2524, 289.5196, </text:p>
      <text:p text:style-name="P1"><text:s text:c="4"/>289.7054, 289.8138, 289.9246, 290.0139, 290.0273,</text:p>
      <text:p text:style-name="P1"><text:s text:c="2"/>291.2756, 291.1788, 291.0743, 290.9943, 290.9183, 290.8792, 290.8659, </text:p>
      <text:p text:style-name="P1"><text:s text:c="4"/>290.8833, 290.7942, 290.7, 290.6128, 290.601, 290.5287, 290.491, </text:p>
      <text:p text:style-name="P1"><text:s text:c="4"/>290.4994, 290.5266, 290.5388, 290.5573, 290.5979, 290.7146, 290.8779, </text:p>
      <text:p text:style-name="P1"><text:s text:c="4"/>291.0464, 291.2144, 291.4685, 291.7276, 291.806, 291.6971, 291.3114, </text:p>
      <text:p text:style-name="P1"><text:s text:c="4"/>286.9947, 283.7987, 284.2104, 284.1613, 283.7612, 283.158, 282.5859, </text:p>
      <text:p text:style-name="P1"><text:s text:c="4"/>281.8714, 281.4621, 280.7792, 280.386, 280.0914, 279.037, 277.9306, </text:p>
      <text:p text:style-name="P1"><text:s text:c="4"/>277.1345, 276.8956, 277.1384, 281.7067, 282.7181, 284.5715, 284.0424, </text:p>
      <text:p text:style-name="P1"><text:s text:c="4"/>282.2111, 284.291, 285.4885, 286.2668, 286.6298, 287.1028, 287.3392, </text:p>
      <text:p text:style-name="P1"><text:s text:c="4"/>286.769, 286.7632, 287.7561, 288.1139, 289.3361, 290.2, 288.4579, </text:p>
      <text:p text:style-name="P1"><text:s text:c="4"/>285.5268, 284.1485, 282.3145, 280.7593, 279.4841, 276.9128, 274.4398, </text:p>
      <text:p text:style-name="P1"><text:soft-page-break/><text:s text:c="4"/>273.1985, 270.1898, 269.7889, 270.4531, 270.3566, 268.9383, 269.4234, </text:p>
      <text:p text:style-name="P1"><text:s text:c="4"/>269.8512, 271.6391, 272.1901, 270.9668, 272.1509, 283.8166, 286.5264, </text:p>
      <text:p text:style-name="P1"><text:s text:c="4"/>288.0321, 289.1696, 289.9746, 290.4878, 290.7614, 290.8949, 291.0346, </text:p>
      <text:p text:style-name="P1"><text:s text:c="4"/>291.1496, 291.224, 291.3058, 291.374, 291.3557,</text:p>
      <text:p text:style-name="P1"><text:s text:c="2"/>292.2887, 292.1404, 292.0194, 291.92, 291.8268, 291.8202, 291.8286, </text:p>
      <text:p text:style-name="P1"><text:s text:c="4"/>291.8666, 291.815, 291.7648, 291.7333, 291.7326, 291.6797, 291.6147, </text:p>
      <text:p text:style-name="P1"><text:s text:c="4"/>291.63, 291.6614, 291.6587, 291.6693, 291.7141, 291.8503, 292.0038, </text:p>
      <text:p text:style-name="P1"><text:s text:c="4"/>292.1299, 292.2444, 292.4098, 292.5356, 292.4714, 292.291, 291.8409, </text:p>
      <text:p text:style-name="P1"><text:s text:c="4"/>285.8151, 282.8451, 284.1046, 284.7454, 284.1748, 283.5521, 283.0668, </text:p>
      <text:p text:style-name="P1"><text:s text:c="4"/>282.487, 281.9414, 281.2631, 280.6395, 280.2798, 279.463, 278.4593, </text:p>
      <text:p text:style-name="P1"><text:s text:c="4"/>277.9713, 277.868, 278.2592, 283.0035, 284.3249, 286.4854, 285.5004, </text:p>
      <text:p text:style-name="P1"><text:s text:c="4"/>284.9746, 287.217, 288.0312, 288.2929, 288.295, 288.7344, 288.9094, </text:p>
      <text:p text:style-name="P1"><text:s text:c="4"/>288.8712, 289.0697, 288.9865, 289.1213, 290.2773, 291.4909, 291.1452, </text:p>
      <text:p text:style-name="P1"><text:s text:c="4"/>288.7973, 286.1957, 283.4423, 281.3968, 279.4886, 275.0281, 271.4754, </text:p>
      <text:p text:style-name="P1"><text:s text:c="4"/>271.3461, 270.2326, 269.8103, 269.9308, 271.0373, 270.612, 270.9814, </text:p>
      <text:p text:style-name="P1"><text:s text:c="4"/>272.303, 274.5844, 274.6172, 273.3876, 279.9288, 287.3192, 289.4282, </text:p>
      <text:p text:style-name="P1"><text:s text:c="4"/>290.5121, 291.2474, 291.701, 291.9308, 292.0278, 292.1296, 292.261, </text:p>
      <text:p text:style-name="P1"><text:s text:c="4"/>292.3865, 292.468, 292.5101, 292.5116, 292.4153,</text:p>
      <text:p text:style-name="P1"><text:s text:c="2"/>293.216, 293.0444, 292.8922, 292.7841, 292.7012, 292.7291, 292.8095, </text:p>
      <text:p text:style-name="P1"><text:s text:c="4"/>292.8794, 292.8651, 292.8551, 292.8671, 292.8419, 292.7774, 292.7017, </text:p>
      <text:p text:style-name="P1"><text:s text:c="4"/>292.7371, 292.7863, 292.8259, 292.8256, 292.8532, 292.9375, 293.0406, </text:p>
      <text:p text:style-name="P1"><text:s text:c="4"/>293.1049, 293.1799, 293.2787, 293.2847, 293.0957, 292.8525, 292.4213, </text:p>
      <text:p text:style-name="P1"><text:s text:c="4"/>286.8081, 282.2645, 284.0504, 285.1133, 284.8351, 284.7515, 283.8823, </text:p>
      <text:p text:style-name="P1"><text:s text:c="4"/>283.2969, 282.7039, 282.2802, 281.5843, 281.2668, 280.4137, 279.3801, </text:p>
      <text:p text:style-name="P1"><text:s text:c="4"/>279.4684, 278.9794, 278.6681, 284.4566, 285.9125, 288.0887, 289.0681, </text:p>
      <text:p text:style-name="P1"><text:s text:c="4"/>289.4374, 290.243, 290.5298, 290.2133, 290.057, 290.4295, 290.4645, </text:p>
      <text:p text:style-name="P1"><text:s text:c="4"/>290.3448, 290.3153, 290.096, 290.5247, 291.4724, 292.5706, 292.6644, </text:p>
      <text:p text:style-name="P1"><text:s text:c="4"/>291.3384, 288.9402, 283.8108, 280.3309, 277.5251, 273.8114, 273.0693, </text:p>
      <text:p text:style-name="P1"><text:s text:c="4"/>273.4854, 272.8891, 271.6072, 269.8549, 270.0063, 271.9228, 273.0809, </text:p>
      <text:p text:style-name="P1"><text:s text:c="4"/>275.0274, 277.1043, 276.8417, 276.0346, 286.8587, 290.1071, 291.4561, </text:p>
      <text:p text:style-name="P1"><text:s text:c="4"/>292.2074, 292.6555, 292.87, 292.9797, 293.0897, 293.2077, 293.327, </text:p>
      <text:p text:style-name="P1"><text:s text:c="4"/>293.434, 293.5206, 293.5442, 293.4825, 293.3561,</text:p>
      <text:p text:style-name="P1"><text:s text:c="2"/>294.1544, 293.9624, 293.7937, 293.7131, 293.6832, 293.7532, 293.8704, </text:p>
      <text:p text:style-name="P1"><text:s text:c="4"/>293.9895, 294.0194, 294.0418, 294.0199, 293.9603, 293.8581, 293.7913, </text:p>
      <text:p text:style-name="P1"><text:s text:c="4"/>293.8114, 293.858, 293.8871, 293.9072, 293.9325, 293.9733, 294.0286, </text:p>
      <text:p text:style-name="P1"><text:s text:c="4"/>294.061, 294.099, 294.1129, 294.0039, 293.7231, 293.4476, 293.1886, </text:p>
      <text:p text:style-name="P1"><text:s text:c="4"/>289.0916, 282.9396, 284.8368, 285.302, 285.8609, 285.7871, 284.7787, </text:p>
      <text:p text:style-name="P1"><text:s text:c="4"/>284.2183, 283.7901, 283.021, 282.6674, 282.156, 281.4643, 281.3766, </text:p>
      <text:p text:style-name="P1"><text:s text:c="4"/>282.2544, 281.9189, 281.9374, 286.6903, 288.0155, 289.797, 291.5468, </text:p>
      <text:p text:style-name="P1"><text:s text:c="4"/>292.33, 292.4737, 291.6486, 289.6896, 291.5009, 291.9856, 291.867, </text:p>
      <text:p text:style-name="P1"><text:s text:c="4"/>291.6437, 291.5367, 291.701, 292.4573, 293.0062, 293.777, 293.7513, </text:p>
      <text:p text:style-name="P1"><text:s text:c="4"/>292.5639, 289.9794, 284.5641, 280.9341, 277.529, 275.9851, 277.3461, </text:p>
      <text:p text:style-name="P1"><text:s text:c="4"/>277.4885, 276.778, 275.6996, 274.4612, 272.5661, 272.0934, 273.8585, </text:p>
      <text:p text:style-name="P1"><text:s text:c="4"/>277.53, 279.8273, 279.3967, 278.1075, 290.031, 292.1353, 292.9756, </text:p>
      <text:p text:style-name="P1"><text:s text:c="4"/>293.4038, 293.6162, 293.7262, 293.8508, 294.0144, 294.1799, 294.3364, </text:p>
      <text:p text:style-name="P1"><text:s text:c="4"/>294.4728, 294.5558, 294.5573, 294.4818, 294.3355,</text:p>
      <text:p text:style-name="P1"><text:s text:c="2"/>295.1683, 294.9751, 294.8387, 294.7873, 294.8269, 294.9087, 295.0533, </text:p>
      <text:p text:style-name="P1"><text:s text:c="4"/>295.1994, 295.2776, 295.2819, 295.239, 295.0839, 294.9356, 294.8744, </text:p>
      <text:p text:style-name="P1"><text:s text:c="4"/>294.8968, 294.9199, 294.9169, 294.9266, 294.9245, 294.9136, 294.9267, </text:p>
      <text:p text:style-name="P1"><text:s text:c="4"/>294.9178, 294.8996, 294.8272, 294.6418, 294.3543, 294.1039, 293.894, </text:p>
      <text:p text:style-name="P1"><text:s text:c="4"/>292.0981, 285.403, 285.7261, 286.211, 286.9554, 287.0042, 286.027, </text:p>
      <text:p text:style-name="P1"><text:s text:c="4"/>285.5772, 285.0634, 284.2546, 283.563, 283.1898, 282.6446, 286.5714, </text:p>
      <text:p text:style-name="P1"><text:s text:c="4"/>289.0027, 289.3251, 289.9663, 290.9228, 291.0439, 291.818, 293.5187, </text:p>
      <text:p text:style-name="P1"><text:s text:c="4"/>294.327, 294.1564, 293.3377, 292.863, 293.6202, 293.4851, 293.1608, </text:p>
      <text:p text:style-name="P1"><text:s text:c="4"/>292.7393, 292.7461, 293.7447, 294.2305, 294.5239, 294.9743, 294.5518, </text:p>
      <text:p text:style-name="P1"><text:s text:c="4"/>293.4074, 291.122, 286.1147, 282.583, 279.5723, 279.954, 281.544, </text:p>
      <text:p text:style-name="P1"><text:s text:c="4"/>281.5856, 281.0872, 280.3351, 279.8037, 277.1591, 273.8694, 275.163, </text:p>
      <text:p text:style-name="P1"><text:s text:c="4"/>280.2153, 282.2551, 281.6073, 280.0931, 292.0995, 293.541, 293.9845, </text:p>
      <text:p text:style-name="P1"><text:s text:c="4"/>294.1685, 294.3282, 294.5295, 294.774, 295.0195, 295.2548, 295.4673, </text:p>
      <text:p text:style-name="P1"><text:soft-page-break/><text:s text:c="4"/>295.621, 295.6829, 295.6589, 295.5608, 295.3844,</text:p>
      <text:p text:style-name="P1"><text:s text:c="2"/>296.1936, 296.0251, 295.9247, 295.9203, 295.9781, 296.0879, 296.2679, </text:p>
      <text:p text:style-name="P1"><text:s text:c="4"/>296.4135, 296.5003, 296.4871, 296.3709, 296.188, 296.0256, 295.9775, </text:p>
      <text:p text:style-name="P1"><text:s text:c="4"/>295.9902, 295.9883, 295.9726, 295.9486, 295.8965, 295.8326, 295.8071, </text:p>
      <text:p text:style-name="P1"><text:s text:c="4"/>295.7683, 295.688, 295.5289, 295.2899, 295.0378, 294.8298, 294.6073, </text:p>
      <text:p text:style-name="P1"><text:s text:c="4"/>295.4148, 289.7889, 286.7358, 287.0674, 288.0369, 288.4039, 287.529, </text:p>
      <text:p text:style-name="P1"><text:s text:c="4"/>286.9259, 286.4631, 285.2411, 284.4829, 285.6685, 287.0263, 290.9885, </text:p>
      <text:p text:style-name="P1"><text:s text:c="4"/>291.3939, 291.6282, 292.4086, 293.5636, 293.6086, 293.95, 295.4624, </text:p>
      <text:p text:style-name="P1"><text:s text:c="4"/>296.0674, 295.7417, 295.7338, 295.844, 295.3702, 294.7643, 294.2327, </text:p>
      <text:p text:style-name="P1"><text:s text:c="4"/>292.678, 292.554, 295.1041, 295.3898, 295.6194, 295.9363, 295.4315, </text:p>
      <text:p text:style-name="P1"><text:s text:c="4"/>294.4064, 293.494, 289.0605, 284.4332, 282.9265, 283.134, 283.4545, </text:p>
      <text:p text:style-name="P1"><text:s text:c="4"/>283.9912, 283.6232, 283.61, 283.2191, 281.2855, 278.4348, 279.1458, </text:p>
      <text:p text:style-name="P1"><text:s text:c="4"/>281.2843, 283.9258, 282.8579, 281.5644, 293.8992, 294.6849, 294.7544, </text:p>
      <text:p text:style-name="P1"><text:s text:c="4"/>294.9019, 295.2172, 295.6049, 295.9633, 296.2931, 296.5782, 296.7513, </text:p>
      <text:p text:style-name="P1"><text:s text:c="4"/>296.8635, 296.8549, 296.7746, 296.6273, 296.4089,</text:p>
      <text:p text:style-name="P1"><text:s text:c="2"/>297.2298, 297.0733, 297.0158, 297.0378, 297.1273, 297.2442, 297.4373, </text:p>
      <text:p text:style-name="P1"><text:s text:c="4"/>297.5886, 297.6113, 297.5519, 297.4154, 297.2367, 297.1053, 297.049, </text:p>
      <text:p text:style-name="P1"><text:s text:c="4"/>297.0099, 296.9786, 296.941, 296.8771, 296.7737, 296.6822, 296.6523, </text:p>
      <text:p text:style-name="P1"><text:s text:c="4"/>296.576, 296.4611, 296.2578, 296.0358, 295.8505, 295.6519, 295.4164, </text:p>
      <text:p text:style-name="P1"><text:s text:c="4"/>296.2956, 293.5601, 288.3244, 288.6827, 289.4825, 289.7144, 288.97, </text:p>
      <text:p text:style-name="P1"><text:s text:c="4"/>288.4125, 287.1345, 285.734, 287.2427, 291.9332, 292.5806, 292.8133, </text:p>
      <text:p text:style-name="P1"><text:s text:c="4"/>293.106, 293.4025, 294.2692, 295.4543, 295.6182, 296.0111, 296.752, </text:p>
      <text:p text:style-name="P1"><text:s text:c="4"/>296.4355, 297.0841, 297.35, 297.3705, 296.5814, 295.788, 295.2579, </text:p>
      <text:p text:style-name="P1"><text:s text:c="4"/>294.3964, 293.863, 296.3164, 296.4461, 296.5099, 296.7326, 296.3054, </text:p>
      <text:p text:style-name="P1"><text:s text:c="4"/>295.326, 294.8877, 293.2773, 289.8589, 286.1094, 284.6754, 283.6888, </text:p>
      <text:p text:style-name="P1"><text:s text:c="4"/>283.9609, 285.0741, 285.7876, 285.5087, 283.0919, 280.7299, 282.7749, </text:p>
      <text:p text:style-name="P1"><text:s text:c="4"/>284.2924, 285.587, 284.4352, 284.0021, 295.3549, 295.5484, 295.5267, </text:p>
      <text:p text:style-name="P1"><text:s text:c="4"/>295.9014, 296.4123, 296.9235, 297.3448, 297.6923, 297.9365, 298.0479, </text:p>
      <text:p text:style-name="P1"><text:s text:c="4"/>298.0652, 297.9941, 297.8574, 297.6814, 297.4355,</text:p>
      <text:p text:style-name="P1"><text:s text:c="2"/>298.2257, 298.0781, 298.027, 298.0735, 298.1727, 298.2884, 298.4839, </text:p>
      <text:p text:style-name="P1"><text:s text:c="4"/>298.6053, 298.598, 298.5041, 298.3712, 298.23, 298.1187, 298.0364, </text:p>
      <text:p text:style-name="P1"><text:s text:c="4"/>297.9652, 297.9038, 297.8346, 297.7229, 297.5885, 297.4893, 297.4438, </text:p>
      <text:p text:style-name="P1"><text:s text:c="4"/>297.3522, 297.2103, 297.0069, 296.8471, 296.6841, 296.4683, 296.2738, </text:p>
      <text:p text:style-name="P1"><text:s text:c="4"/>297.0693, 296.2083, 289.819, 290.5873, 291.1472, 291.0017, 290.4695, </text:p>
      <text:p text:style-name="P1"><text:s text:c="4"/>289.9775, 288.5793, 287.6107, 291.885, 294.632, 294.3902, 294.4522, </text:p>
      <text:p text:style-name="P1"><text:s text:c="4"/>295.0068, 295.4784, 296.3971, 297.2007, 297.3117, 298.0253, 296.2035, </text:p>
      <text:p text:style-name="P1"><text:s text:c="4"/>293.1756, 298.3934, 298.8094, 298.4546, 297.5146, 296.7532, 296.3967, </text:p>
      <text:p text:style-name="P1"><text:s text:c="4"/>296.1699, 296.2127, 297.5909, 297.51, 297.4459, 297.5098, 297.1406, </text:p>
      <text:p text:style-name="P1"><text:s text:c="4"/>296.2992, 295.7159, 295.4828, 294.5171, 290.101, 287.7682, 285.3396, </text:p>
      <text:p text:style-name="P1"><text:s text:c="4"/>284.7458, 286.842, 287.9927, 287.665, 284.123, 284.0055, 286.6107, </text:p>
      <text:p text:style-name="P1"><text:s text:c="4"/>287.1237, 287.2261, 285.5795, 286.5234, 296.4388, 296.2825, 296.5594, </text:p>
      <text:p text:style-name="P1"><text:s text:c="4"/>297.2233, 297.9038, 298.4457, 298.8639, 299.1502, 299.2845, 299.2916, </text:p>
      <text:p text:style-name="P1"><text:s text:c="4"/>299.1905, 299.0461, 298.8554, 298.6347, 298.399,</text:p>
      <text:p text:style-name="P1"><text:s text:c="2"/>299.105, 298.9827, 298.9495, 298.9965, 299.0911, 299.2383, 299.4053, </text:p>
      <text:p text:style-name="P1"><text:s text:c="4"/>299.4816, 299.4537, 299.3483, 299.2283, 299.1257, 299.034, 298.9549, </text:p>
      <text:p text:style-name="P1"><text:s text:c="4"/>298.8611, 298.7488, 298.6281, 298.4856, 298.3616, 298.2905, 298.2315, </text:p>
      <text:p text:style-name="P1"><text:s text:c="4"/>298.1574, 298.0114, 297.842, 297.7206, 297.5661, 297.3427, 297.2196, </text:p>
      <text:p text:style-name="P1"><text:s text:c="4"/>297.9963, 297.7202, 291.274, 291.9918, 292.9504, 292.7357, 292.5766, </text:p>
      <text:p text:style-name="P1"><text:s text:c="4"/>292.6895, 292.2018, 292.7411, 295.7558, 296.0706, 295.9012, 296.2701, </text:p>
      <text:p text:style-name="P1"><text:s text:c="4"/>296.9366, 297.5732, 298.3623, 298.8038, 299.0444, 299.9286, 299.5076, </text:p>
      <text:p text:style-name="P1"><text:s text:c="4"/>298.4987, 300.0687, 300.0274, 299.3007, 298.3547, 297.747, 297.6941, </text:p>
      <text:p text:style-name="P1"><text:s text:c="4"/>297.5029, 297.8465, 298.8393, 298.5296, 298.3367, 298.1545, 297.6553, </text:p>
      <text:p text:style-name="P1"><text:s text:c="4"/>297.3397, 296.4607, 296.4085, 296.2357, 294.9904, 294.2018, 291.5339, </text:p>
      <text:p text:style-name="P1"><text:s text:c="4"/>289.3195, 289.836, 290.4412, 289.5321, 287.2569, 287.6508, 289.4509, </text:p>
      <text:p text:style-name="P1"><text:s text:c="4"/>288.9114, 288.6293, 287.4311, 290.8221, 297.4453, 297.3868, 298.0543, </text:p>
      <text:p text:style-name="P1"><text:s text:c="4"/>298.8539, 299.5475, 299.9949, 300.3174, 300.4683, 300.4508, 300.3251, </text:p>
      <text:p text:style-name="P1"><text:s text:c="4"/>300.1339, 299.9191, 299.7056, 299.4777, 299.2576,</text:p>
      <text:p text:style-name="P1"><text:s text:c="2"/>299.9297, 299.8355, 299.8383, 299.9149, 300.0024, 300.1359, 300.2425, </text:p>
      <text:p text:style-name="P1"><text:s text:c="4"/>300.2907, 300.2432, 300.1424, 300.036, 299.9557, 299.8632, 299.7561, </text:p>
      <text:p text:style-name="P1"><text:soft-page-break/><text:s text:c="4"/>299.6234, 299.4769, 299.3526, 299.2369, 299.1678, 299.1317, 299.0943, </text:p>
      <text:p text:style-name="P1"><text:s text:c="4"/>299.0712, 298.9553, 298.8109, 298.6815, 298.4888, 298.2855, 298.2779, </text:p>
      <text:p text:style-name="P1"><text:s text:c="4"/>298.875, 299.5288, 292.4805, 292.433, 295.3717, 296.6537, 296.8422, </text:p>
      <text:p text:style-name="P1"><text:s text:c="4"/>296.8929, 296.8318, 297.1202, 297.4312, 297.3898, 297.5659, 298.1026, </text:p>
      <text:p text:style-name="P1"><text:s text:c="4"/>298.7692, 299.4467, 300.0103, 300.3725, 300.8516, 301.4502, 301.7054, </text:p>
      <text:p text:style-name="P1"><text:s text:c="4"/>301.7484, 301.2541, 300.8534, 299.9983, 299.1737, 298.7583, 299.0935, </text:p>
      <text:p text:style-name="P1"><text:s text:c="4"/>298.9236, 299.2385, 299.9238, 299.4455, 299.1066, 298.8494, 297.7603, </text:p>
      <text:p text:style-name="P1"><text:s text:c="4"/>298.2108, 297.3629, 297.2913, 297.2745, 297.1867, 297.1974, 295.6831, </text:p>
      <text:p text:style-name="P1"><text:s text:c="4"/>293.4636, 292.7944, 292.216, 291.0313, 289.6508, 290.108, 290.5118, </text:p>
      <text:p text:style-name="P1"><text:s text:c="4"/>290.4859, 291.3593, 291.3753, 296.1619, 298.7528, 299.1049, 299.8726, </text:p>
      <text:p text:style-name="P1"><text:s text:c="4"/>300.5452, 301.0724, 301.3373, 301.486, 301.4617, 301.3181, 301.1009, </text:p>
      <text:p text:style-name="P1"><text:s text:c="4"/>300.8532, 300.6297, 300.4215, 300.2224, 300.0466,</text:p>
      <text:p text:style-name="P1"><text:s text:c="2"/>300.7575, 300.7017, 300.7356, 300.8155, 300.8904, 300.9785, 301.0466, </text:p>
      <text:p text:style-name="P1"><text:s text:c="4"/>301.0805, 301.0223, 300.9288, 300.8369, 300.7602, 300.6457, 300.4933, </text:p>
      <text:p text:style-name="P1"><text:s text:c="4"/>300.3456, 300.2282, 300.1674, 300.1276, 300.1013, 300.1114, 300.1204, </text:p>
      <text:p text:style-name="P1"><text:s text:c="4"/>300.1346, 300.0456, 299.8858, 299.7098, 299.5056, 299.3587, 299.4683, </text:p>
      <text:p text:style-name="P1"><text:s text:c="4"/>299.8555, 300.9584, 295.3129, 292.6572, 297.0104, 298.1768, 298.5332, </text:p>
      <text:p text:style-name="P1"><text:s text:c="4"/>298.7358, 298.6396, 298.6637, 298.6714, 298.8268, 299.2113, 299.7626, </text:p>
      <text:p text:style-name="P1"><text:s text:c="4"/>300.397, 300.9483, 301.3721, 301.6604, 302.1084, 302.3799, 302.2915, </text:p>
      <text:p text:style-name="P1"><text:s text:c="4"/>302.2125, 301.9119, 301.3584, 300.6351, 300.1322, 299.8932, 300.5082, </text:p>
      <text:p text:style-name="P1"><text:s text:c="4"/>300.3159, 300.5536, 300.842, 300.2708, 299.8537, 299.6584, 298.8637, </text:p>
      <text:p text:style-name="P1"><text:s text:c="4"/>299.0064, 298.4827, 298.3668, 298.1956, 298.3391, 298.6874, 298.5003, </text:p>
      <text:p text:style-name="P1"><text:s text:c="4"/>297.311, 296.4417, 294.437, 292.0409, 291.2674, 291.7799, 291.6681, </text:p>
      <text:p text:style-name="P1"><text:s text:c="4"/>292.108, 293.9681, 296.6985, 298.9048, 300.3054, 300.8898, 301.5658, </text:p>
      <text:p text:style-name="P1"><text:s text:c="4"/>302.016, 302.2678, 302.3211, 302.289, 302.1419, 301.9237, 301.6746, </text:p>
      <text:p text:style-name="P1"><text:s text:c="4"/>301.4419, 301.2648, 301.1047, 300.9498, 300.8236,</text:p>
      <text:p text:style-name="P1"><text:s text:c="2"/>301.582, 301.5589, 301.6055, 301.6685, 301.7347, 301.7976, 301.8622, </text:p>
      <text:p text:style-name="P1"><text:s text:c="4"/>301.8816, 301.8198, 301.7315, 301.6536, 301.5536, 301.4312, 301.2843, </text:p>
      <text:p text:style-name="P1"><text:s text:c="4"/>301.165, 301.1312, 301.1466, 301.163, 301.1722, 301.2203, 301.2746, </text:p>
      <text:p text:style-name="P1"><text:s text:c="4"/>301.2878, 301.1686, 300.9797, 300.7926, 300.6199, 300.5777, 300.7393, </text:p>
      <text:p text:style-name="P1"><text:s text:c="4"/>300.9008, 301.5446, 298.8646, 293.9541, 298.1219, 299.2653, 299.7303, </text:p>
      <text:p text:style-name="P1"><text:s text:c="4"/>299.913, 299.8012, 299.796, 299.8922, 300.2528, 300.663, 301.1164, </text:p>
      <text:p text:style-name="P1"><text:s text:c="4"/>301.5116, 301.8187, 302.0742, 302.4646, 303.2606, 303.3125, 302.877, </text:p>
      <text:p text:style-name="P1"><text:s text:c="4"/>302.6945, 302.5573, 301.9195, 301.3682, 301.2823, 301.1597, 301.756, </text:p>
      <text:p text:style-name="P1"><text:s text:c="4"/>301.4893, 301.6258, 301.5578, 301.0018, 300.6137, 300.566, 300.438, </text:p>
      <text:p text:style-name="P1"><text:s text:c="4"/>300.1418, 299.8688, 299.7109, 299.4914, 299.7399, 300.0982, 300.7623, </text:p>
      <text:p text:style-name="P1"><text:s text:c="4"/>301.2612, 300.8688, 298.0961, 294.4461, 292.8028, 292.5966, 292.8031, </text:p>
      <text:p text:style-name="P1"><text:s text:c="4"/>293.8999, 296.0374, 298.8136, 300.7726, 301.9516, 302.4113, 302.8399, </text:p>
      <text:p text:style-name="P1"><text:s text:c="4"/>303.0767, 303.0839, 302.9767, 302.8488, 302.6679, 302.4438, 302.2249, </text:p>
      <text:p text:style-name="P1"><text:s text:c="4"/>302.0506, 301.9301, 301.8115, 301.6954, 301.6171,</text:p>
      <text:p text:style-name="P1"><text:s text:c="2"/>302.3836, 302.3879, 302.4452, 302.5028, 302.5631, 302.6313, 302.701, </text:p>
      <text:p text:style-name="P1"><text:s text:c="4"/>302.7041, 302.6168, 302.5361, 302.4695, 302.3656, 302.2687, 302.1783, </text:p>
      <text:p text:style-name="P1"><text:s text:c="4"/>302.139, 302.1693, 302.2267, 302.2813, 302.3077, 302.3825, 302.4481, </text:p>
      <text:p text:style-name="P1"><text:s text:c="4"/>302.4328, 302.2725, 302.0669, 301.8732, 301.747, 301.7707, 301.9059, </text:p>
      <text:p text:style-name="P1"><text:s text:c="4"/>301.9034, 302.2078, 302.4933, 295.9571, 298.8841, 300.2877, 300.7798, </text:p>
      <text:p text:style-name="P1"><text:s text:c="4"/>300.8654, 300.8191, 300.8363, 301.059, 301.4493, 301.7461, 301.9971, </text:p>
      <text:p text:style-name="P1"><text:s text:c="4"/>302.0774, 301.9487, 301.8755, 303.0654, 305.3509, 303.9799, 304.2015, </text:p>
      <text:p text:style-name="P1"><text:s text:c="4"/>303.4868, 303.3264, 302.9758, 302.4092, 302.4355, 302.4008, 302.8172, </text:p>
      <text:p text:style-name="P1"><text:s text:c="4"/>302.4557, 302.494, 302.1346, 301.7121, 301.4607, 301.595, 301.6053, </text:p>
      <text:p text:style-name="P1"><text:s text:c="4"/>301.2943, 301.3868, 301.2979, 301.0889, 301.2969, 301.4926, 302.3055, </text:p>
      <text:p text:style-name="P1"><text:s text:c="4"/>304.1759, 305.0965, 304.199, 300.7805, 296.3412, 293.8125, 293.0262, </text:p>
      <text:p text:style-name="P1"><text:s text:c="4"/>293.6604, 297.5797, 300.3743, 302.2225, 303.0885, 303.4468, 303.7156, </text:p>
      <text:p text:style-name="P1"><text:s text:c="4"/>303.7915, 303.644, 303.4838, 303.3422, 303.1781, 302.9817, 302.8265, </text:p>
      <text:p text:style-name="P1"><text:s text:c="4"/>302.7202, 302.6496, 302.5523, 302.4608, 302.4089,</text:p>
      <text:p text:style-name="P1"><text:s text:c="2"/>303.1901, 303.2163, 303.293, 303.3531, 303.4138, 303.4767, 303.5193, </text:p>
      <text:p text:style-name="P1"><text:s text:c="4"/>303.4878, 303.4081, 303.3416, 303.2961, 303.2206, 303.1644, 303.1451, </text:p>
      <text:p text:style-name="P1"><text:s text:c="4"/>303.1608, 303.229, 303.2996, 303.3629, 303.414, 303.4903, 303.5488, </text:p>
      <text:p text:style-name="P1"><text:s text:c="4"/>303.4767, 303.2866, 303.0858, 302.8908, 302.8002, 302.8311, 302.8957, </text:p>
      <text:p text:style-name="P1"><text:s text:c="4"/>302.7905, 302.8937, 303.6996, 297.8386, 298.9096, 300.9844, 301.588, </text:p>
      <text:p text:style-name="P1"><text:soft-page-break/><text:s text:c="4"/>301.6928, 301.7188, 301.7741, 302.033, 302.3161, 302.4768, 302.5485, </text:p>
      <text:p text:style-name="P1"><text:s text:c="4"/>302.3517, 301.8463, 301.797, 304.762, 304.9291, 303.9874, 305.4788, </text:p>
      <text:p text:style-name="P1"><text:s text:c="4"/>305.5294, 304.1275, 304.1775, 303.6495, 303.517, 303.5773, 303.7095, </text:p>
      <text:p text:style-name="P1"><text:s text:c="4"/>303.3367, 303.2155, 302.7932, 302.6263, 302.516, 302.6906, 302.6225, </text:p>
      <text:p text:style-name="P1"><text:s text:c="4"/>302.5309, 302.9496, 303.1683, 302.9774, 302.766, 302.6997, 303.3673, </text:p>
      <text:p text:style-name="P1"><text:s text:c="4"/>304.8489, 306.599, 307.8568, 306.2222, 301.2157, 295.9297, 294.6559, </text:p>
      <text:p text:style-name="P1"><text:s text:c="4"/>296.3529, 299.015, 301.4615, 303.0808, 304.0672, 304.3944, 304.4026, </text:p>
      <text:p text:style-name="P1"><text:s text:c="4"/>304.3275, 304.1336, 303.9931, 303.8675, 303.7375, 303.5928, 303.4971, </text:p>
      <text:p text:style-name="P1"><text:s text:c="4"/>303.4446, 303.3878, 303.3012, 303.2368, 303.2048,</text:p>
      <text:p text:style-name="P1"><text:s text:c="2"/>304.0071, 304.0671, 304.1651, 304.2189, 304.2616, 304.2955, 304.3038, </text:p>
      <text:p text:style-name="P1"><text:s text:c="4"/>304.2628, 304.2146, 304.1696, 304.1453, 304.0984, 304.0851, 304.0902, </text:p>
      <text:p text:style-name="P1"><text:s text:c="4"/>304.1206, 304.2072, 304.2879, 304.3259, 304.3968, 304.465, 304.4908, </text:p>
      <text:p text:style-name="P1"><text:s text:c="4"/>304.3687, 304.1772, 303.9933, 303.8133, 303.7409, 303.7385, 303.755, </text:p>
      <text:p text:style-name="P1"><text:s text:c="4"/>303.6174, 303.6347, 304.4024, 300.042, 297.4136, 301.4812, 302.2274, </text:p>
      <text:p text:style-name="P1"><text:s text:c="4"/>302.4789, 302.5643, 302.6426, 302.8595, 303.0182, 303.0551, 302.984, </text:p>
      <text:p text:style-name="P1"><text:s text:c="4"/>302.5761, 301.9346, 303.5941, 309.7042, 308.567, 306.3741, 305.6083, </text:p>
      <text:p text:style-name="P1"><text:s text:c="4"/>306.2926, 305.4002, 304.8444, 304.6911, 304.5738, 304.6003, 304.477, </text:p>
      <text:p text:style-name="P1"><text:s text:c="4"/>304.2374, 303.9878, 303.7136, 303.6808, 303.6453, 303.7305, 303.6943, </text:p>
      <text:p text:style-name="P1"><text:s text:c="4"/>303.7923, 304.3336, 304.7513, 304.7969, 304.4825, 303.87, 304.421, </text:p>
      <text:p text:style-name="P1"><text:s text:c="4"/>305.4619, 306.4661, 307.1708, 308.2659, 305.7419, 298.8829, 298.1118, </text:p>
      <text:p text:style-name="P1"><text:s text:c="4"/>300.1263, 300.5965, 302.7516, 304.482, 305.3813, 306.8309, 304.3691, </text:p>
      <text:p text:style-name="P1"><text:s text:c="4"/>304.8247, 304.6227, 304.5458, 304.4426, 304.3555, 304.2623, 304.205, </text:p>
      <text:p text:style-name="P1"><text:s text:c="4"/>304.186, 304.1365, 304.076, 304.0343, 304.0122,</text:p>
      <text:p text:style-name="P1"><text:s text:c="2"/>304.8644, 304.9434, 305.0455, 305.0893, 305.1089, 305.1195, 305.1079, </text:p>
      <text:p text:style-name="P1"><text:s text:c="4"/>305.0815, 305.0763, 305.0387, 305.012, 304.9784, 304.9883, 304.9768, </text:p>
      <text:p text:style-name="P1"><text:s text:c="4"/>304.9873, 305.0515, 305.1124, 305.1316, 305.1932, 305.2346, 305.2198, </text:p>
      <text:p text:style-name="P1"><text:s text:c="4"/>305.0882, 304.9211, 304.7733, 304.63, 304.5739, 304.5388, 304.5261, </text:p>
      <text:p text:style-name="P1"><text:s text:c="4"/>304.4031, 304.3892, 305.1469, 302.5065, 296.8587, 300.9404, 302.8953, </text:p>
      <text:p text:style-name="P1"><text:s text:c="4"/>303.3543, 303.4619, 303.515, 303.6842, 303.7278, 303.6238, 303.4713, </text:p>
      <text:p text:style-name="P1"><text:s text:c="4"/>303.0499, 302.5766, 307.3297, 311.8137, 310.3719, 308.574, 307.3279, </text:p>
      <text:p text:style-name="P1"><text:s text:c="4"/>307.1959, 306.125, 305.7616, 305.4132, 305.4509, 305.3651, 305.1983, </text:p>
      <text:p text:style-name="P1"><text:s text:c="4"/>305.09, 304.974, 304.7521, 304.6433, 304.6831, 304.7395, 304.8049, </text:p>
      <text:p text:style-name="P1"><text:s text:c="4"/>304.9913, 305.4566, 305.8567, 305.9529, 305.0706, 305.3176, 305.7757, </text:p>
      <text:p text:style-name="P1"><text:s text:c="4"/>306.3234, 306.809, 306.671, 308.2056, 307.6561, 301.9843, 300.6433, </text:p>
      <text:p text:style-name="P1"><text:s text:c="4"/>302.4044, 302.3167, 304.8439, 305.4352, 306.4975, 308.8462, 304.1362, </text:p>
      <text:p text:style-name="P1"><text:s text:c="4"/>305.117, 305.1089, 305.2038, 305.1209, 305.0668, 305.0099, 304.9707, </text:p>
      <text:p text:style-name="P1"><text:s text:c="4"/>304.955, 304.9241, 304.897, 304.8699, 304.8613,</text:p>
      <text:p text:style-name="P1"><text:s text:c="2"/>305.7588, 305.8246, 305.9024, 305.9273, 305.9583, 305.9517, 305.9311, </text:p>
      <text:p text:style-name="P1"><text:s text:c="4"/>305.9409, 305.9391, 305.8976, 305.8537, 305.8036, 305.8123, 305.7674, </text:p>
      <text:p text:style-name="P1"><text:s text:c="4"/>305.7451, 305.7737, 305.7922, 305.779, 305.8034, 305.8263, 305.7785, </text:p>
      <text:p text:style-name="P1"><text:s text:c="4"/>305.6778, 305.5537, 305.4357, 305.3223, 305.2629, 305.2125, 305.1902, </text:p>
      <text:p text:style-name="P1"><text:s text:c="4"/>305.1046, 305.084, 305.678, 305.3493, 300.8523, 302.392, 303.6786, </text:p>
      <text:p text:style-name="P1"><text:s text:c="4"/>304.2919, 304.3652, 304.4138, 304.5161, 304.4157, 304.1689, 303.9884, </text:p>
      <text:p text:style-name="P1"><text:s text:c="4"/>303.6659, 303.3494, 309.776, 312.7798, 311.4692, 310.4368, 308.9981, </text:p>
      <text:p text:style-name="P1"><text:s text:c="4"/>307.4901, 305.6376, 305.6453, 305.732, 305.9484, 305.8924, 305.7637, </text:p>
      <text:p text:style-name="P1"><text:s text:c="4"/>305.7901, 305.9223, 305.7896, 305.4918, 305.6522, 305.7337, 305.868, </text:p>
      <text:p text:style-name="P1"><text:s text:c="4"/>306.0431, 306.3423, 306.6104, 307.4308, 307.296, 304.9566, 305.8028, </text:p>
      <text:p text:style-name="P1"><text:s text:c="4"/>307.7856, 308.1739, 306.5206, 307.8656, 308.7143, 305.4365, 302.9395, </text:p>
      <text:p text:style-name="P1"><text:s text:c="4"/>305.7567, 304.5051, 305.6528, 306.2236, 307.2959, 308.4491, 305.2366, </text:p>
      <text:p text:style-name="P1"><text:s text:c="4"/>305.2608, 305.7, 305.9342, 305.903, 305.8718, 305.833, 305.8164, </text:p>
      <text:p text:style-name="P1"><text:s text:c="4"/>305.8075, 305.7797, 305.7637, 305.7458, 305.7482,</text:p>
      <text:p text:style-name="P1"><text:s text:c="2"/>306.5721, 306.5918, 306.6464, 306.6541, 306.6778, 306.6682, 306.6293, </text:p>
      <text:p text:style-name="P1"><text:s text:c="4"/>306.6438, 306.636, 306.5851, 306.5331, 306.4641, 306.4652, 306.4197, </text:p>
      <text:p text:style-name="P1"><text:s text:c="4"/>306.3839, 306.3752, 306.3712, 306.3188, 306.3037, 306.325, 306.2506, </text:p>
      <text:p text:style-name="P1"><text:s text:c="4"/>306.1721, 306.0874, 305.9895, 305.861, 305.7697, 305.7177, 305.7167, </text:p>
      <text:p text:style-name="P1"><text:s text:c="4"/>305.6445, 305.5772, 305.8728, 306.4608, 306.9464, 303.9454, 304.6246, </text:p>
      <text:p text:style-name="P1"><text:s text:c="4"/>305.144, 305.1701, 305.2241, 305.2455, 305.0018, 304.6695, 304.4723, </text:p>
      <text:p text:style-name="P1"><text:s text:c="4"/>304.1653, 304.2815, 311.9247, 313.5647, 312.6179, 311.9643, 310.0296, </text:p>
      <text:p text:style-name="P1"><text:s text:c="4"/>306.9375, 305.1877, 305.8425, 306.1044, 306.1181, 306.1648, 306.0161, </text:p>
      <text:p text:style-name="P1"><text:soft-page-break/><text:s text:c="4"/>306.0156, 306.6153, 306.6397, 306.2538, 306.4796, 306.5893, 306.7046, </text:p>
      <text:p text:style-name="P1"><text:s text:c="4"/>306.8044, 306.9372, 307.0934, 307.573, 308.3071, 306.4748, 306.9799, </text:p>
      <text:p text:style-name="P1"><text:s text:c="4"/>308.5097, 308.6351, 306.6917, 307.6154, 308.4526, 306.6424, 307.4752, </text:p>
      <text:p text:style-name="P1"><text:s text:c="4"/>306.9958, 305.31, 306.3352, 306.9772, 307.885, 308.7175, 306.1295, </text:p>
      <text:p text:style-name="P1"><text:s text:c="4"/>305.4607, 306.1031, 306.5796, 306.7204, 306.6601, 306.6535, 306.6653, </text:p>
      <text:p text:style-name="P1"><text:s text:c="4"/>306.6707, 306.6513, 306.6213, 306.595, 306.58,</text:p>
      <text:p text:style-name="P1"><text:s text:c="2"/>307.1713, 307.1465, 307.1377, 307.1436, 307.1425, 307.1297, 307.0959, </text:p>
      <text:p text:style-name="P1"><text:s text:c="4"/>307.0747, 307.0765, 307.0166, 306.9518, 306.8915, 306.8739, 306.844, </text:p>
      <text:p text:style-name="P1"><text:s text:c="4"/>306.8158, 306.8115, 306.8038, 306.7389, 306.7186, 306.728, 306.6557, </text:p>
      <text:p text:style-name="P1"><text:s text:c="4"/>306.6025, 306.5414, 306.4366, 306.285, 306.1829, 306.1361, 306.1302, </text:p>
      <text:p text:style-name="P1"><text:s text:c="4"/>306.0183, 305.8429, 305.813, 305.813, 305.543, 304.627, 305.5228, </text:p>
      <text:p text:style-name="P1"><text:s text:c="4"/>305.8455, 305.8005, 305.7649, 305.6891, 305.489, 305.1836, 305.001, </text:p>
      <text:p text:style-name="P1"><text:s text:c="4"/>304.7384, 306.4635, 314.199, 314.1145, 313.3252, 312.9676, 310.4944, </text:p>
      <text:p text:style-name="P1"><text:s text:c="4"/>306.3542, 305.439, 306.8483, 307.1647, 306.3277, 306.1783, 306.0641, </text:p>
      <text:p text:style-name="P1"><text:s text:c="4"/>306.0132, 307.5139, 307.2766, 306.9999, 307.1268, 307.2388, 307.3041, </text:p>
      <text:p text:style-name="P1"><text:s text:c="4"/>307.3268, 307.3715, 307.4712, 307.6472, 307.9742, 308.4287, 308.4344, </text:p>
      <text:p text:style-name="P1"><text:s text:c="4"/>308.1515, 307.6612, 306.9166, 307.5471, 308.0145, 307.8806, 308.541, </text:p>
      <text:p text:style-name="P1"><text:s text:c="4"/>306.5339, 306.1382, 307.017, 307.5912, 308.5229, 308.7572, 306.8456, </text:p>
      <text:p text:style-name="P1"><text:s text:c="4"/>305.9825, 306.6131, 307.1418, 307.4124, 307.3238, 307.3474, 307.363, </text:p>
      <text:p text:style-name="P1"><text:s text:c="4"/>307.3536, 307.3413, 307.2914, 307.242, 307.2108,</text:p>
      <text:p text:style-name="P1"><text:s text:c="2"/>307.4633, 307.4103, 307.3724, 307.3747, 307.3678, 307.3391, 307.334, </text:p>
      <text:p text:style-name="P1"><text:s text:c="4"/>307.3192, 307.3038, 307.257, 307.1986, 307.1377, 307.0855, 307.0415, </text:p>
      <text:p text:style-name="P1"><text:s text:c="4"/>307.024, 307.0159, 307.0016, 306.9585, 306.9405, 306.933, 306.8891, </text:p>
      <text:p text:style-name="P1"><text:s text:c="4"/>306.8634, 306.8213, 306.7405, 306.6143, 306.5349, 306.4877, 306.4652, </text:p>
      <text:p text:style-name="P1"><text:s text:c="4"/>306.3401, 306.1342, 305.9414, 305.7461, 305.5113, 305.4306, 306.1288, </text:p>
      <text:p text:style-name="P1"><text:s text:c="4"/>306.1195, 305.8022, 305.5487, 305.4657, 305.6415, 305.6241, 305.6801, </text:p>
      <text:p text:style-name="P1"><text:s text:c="4"/>305.6287, 309.0064, 313.5043, 313.2454, 313.0205, 312.8743, 311.2473, </text:p>
      <text:p text:style-name="P1"><text:s text:c="4"/>307.8644, 306.9516, 308.222, 308.2291, 307.3027, 306.4891, 306.4471, </text:p>
      <text:p text:style-name="P1"><text:s text:c="4"/>307.0839, 309.0896, 307.5932, 307.5802, 307.5553, 307.6343, 307.6688, </text:p>
      <text:p text:style-name="P1"><text:s text:c="4"/>307.6551, 307.6602, 307.7028, 307.7194, 307.7577, 307.8359, 307.7695, </text:p>
      <text:p text:style-name="P1"><text:s text:c="4"/>307.6255, 307.4492, 307.3213, 307.5911, 307.7226, 307.8167, 307.4558, </text:p>
      <text:p text:style-name="P1"><text:s text:c="4"/>306.6566, 306.9668, 307.4899, 308.1106, 309.1347, 308.3918, 307.1473, </text:p>
      <text:p text:style-name="P1"><text:s text:c="4"/>306.07, 307.2147, 307.7317, 307.88, 307.7824, 307.7688, 307.7565, </text:p>
      <text:p text:style-name="P1"><text:s text:c="4"/>307.6991, 307.6821, 307.6189, 307.5652, 307.5198,</text:p>
      <text:p text:style-name="P1"><text:s text:c="2"/>307.5613, 307.5184, 307.4873, 307.4819, 307.4572, 307.4359, 307.4066, </text:p>
      <text:p text:style-name="P1"><text:s text:c="4"/>307.3743, 307.3543, 307.3006, 307.2397, 307.1783, 307.1275, 307.0605, </text:p>
      <text:p text:style-name="P1"><text:s text:c="4"/>307.0414, 307.0178, 307.0079, 306.9667, 306.9669, 306.9497, 306.9455, </text:p>
      <text:p text:style-name="P1"><text:s text:c="4"/>306.9435, 306.9269, 306.892, 306.8109, 306.7693, 306.7103, 306.6888, </text:p>
      <text:p text:style-name="P1"><text:s text:c="4"/>306.6009, 306.4418, 306.2649, 306.093, 305.9979, 306.0308, 306.3367, </text:p>
      <text:p text:style-name="P1"><text:s text:c="4"/>305.9483, 305.0816, 304.9283, 305.3016, 305.6216, 305.7184, 306.334, </text:p>
      <text:p text:style-name="P1"><text:s text:c="4"/>306.7993, 310.397, 311.5124, 311.3547, 311.3106, 311.392, 311.7507, </text:p>
      <text:p text:style-name="P1"><text:s text:c="4"/>310.059, 309.2984, 309.3016, 308.9566, 308.7709, 309.1517, 308.596, </text:p>
      <text:p text:style-name="P1"><text:s text:c="4"/>308.3288, 309.0878, 307.6755, 307.8654, 307.8387, 307.8465, 307.8627, </text:p>
      <text:p text:style-name="P1"><text:s text:c="4"/>307.8437, 307.8342, 307.8495, 307.833, 307.7678, 307.7109, 307.7047, </text:p>
      <text:p text:style-name="P1"><text:s text:c="4"/>307.6961, 307.6589, 307.6362, 307.6847, 307.6617, 307.6043, 307.4456, </text:p>
      <text:p text:style-name="P1"><text:s text:c="4"/>307.3451, 307.7008, 307.9861, 308.53, 308.1772, 307.2976, 306.6783, </text:p>
      <text:p text:style-name="P1"><text:s text:c="4"/>307.3444, 307.9033, 307.9846, 308.0018, 307.9657, 307.9138, 307.8904, </text:p>
      <text:p text:style-name="P1"><text:s text:c="4"/>307.815, 307.7905, 307.7234, 307.6753, 307.6105,</text:p>
      <text:p text:style-name="P1"><text:s text:c="2"/>307.3468, 307.3156, 307.2565, 307.207, 307.1365, 307.1057, 307.0347, </text:p>
      <text:p text:style-name="P1"><text:s text:c="4"/>306.9975, 306.9604, 306.9073, 306.8422, 306.7674, 306.752, 306.6795, </text:p>
      <text:p text:style-name="P1"><text:s text:c="4"/>306.6862, 306.6837, 306.6827, 306.6849, 306.7156, 306.7099, 306.7212, </text:p>
      <text:p text:style-name="P1"><text:s text:c="4"/>306.6984, 306.6939, 306.6823, 306.6105, 306.6265, 306.5458, 306.4943, </text:p>
      <text:p text:style-name="P1"><text:s text:c="4"/>306.4242, 306.2257, 306.0272, 305.8699, 305.8387, 305.941, 306.0716, </text:p>
      <text:p text:style-name="P1"><text:s text:c="4"/>305.6465, 304.9976, 307.3371, 308.9261, 307.5975, 306.255, 306.6679, </text:p>
      <text:p text:style-name="P1"><text:s text:c="4"/>307.4087, 310.01, 308.6808, 309.1164, 309.5785, 309.6986, 310.6285, </text:p>
      <text:p text:style-name="P1"><text:s text:c="4"/>311.3437, 311.885, 310.5629, 309.1662, 309.8148, 310.9531, 310.6206, </text:p>
      <text:p text:style-name="P1"><text:s text:c="4"/>309.4227, 309.1774, 307.7593, 307.882, 307.9184, 307.8983, 307.8807, </text:p>
      <text:p text:style-name="P1"><text:s text:c="4"/>307.8793, 307.9055, 307.9163, 307.9279, 307.8769, 307.805, 307.8208, </text:p>
      <text:p text:style-name="P1"><text:s text:c="4"/>307.8608, 307.8417, 307.8235, 307.8158, 307.8211, 307.834, 307.8443, </text:p>
      <text:p text:style-name="P1"><text:soft-page-break/><text:s text:c="4"/>307.8902, 308.0545, 308.2704, 308.0833, 307.8215, 307.3333, 307.814, </text:p>
      <text:p text:style-name="P1"><text:s text:c="4"/>308.2618, 307.9268, 307.9784, 307.932, 307.8951, 307.8094, 307.7709, </text:p>
      <text:p text:style-name="P1"><text:s text:c="4"/>307.6764, 307.6365, 307.5498, 307.4768, 307.4229,</text:p>
      <text:p text:style-name="P1"><text:s text:c="2"/>306.6862, 306.6628, 306.5276, 306.4693, 306.4018, 306.3807, 306.278, </text:p>
      <text:p text:style-name="P1"><text:s text:c="4"/>306.2568, 306.1938, 306.1669, 306.1048, 306.0433, 306.0344, 305.975, </text:p>
      <text:p text:style-name="P1"><text:s text:c="4"/>306.0384, 306.005, 306.0524, 306.0234, 306.0578, 306.0229, 306.041, </text:p>
      <text:p text:style-name="P1"><text:s text:c="4"/>305.9738, 305.9718, 305.9203, 305.8232, 305.8717, 305.7156, 305.5156, </text:p>
      <text:p text:style-name="P1"><text:s text:c="4"/>305.2783, 305.012, 304.7809, 304.7314, 304.938, 305.2501, 305.4232, </text:p>
      <text:p text:style-name="P1"><text:s text:c="4"/>305.3925, 305.8649, 308.6586, 309.0649, 308.7445, 308.7399, 307.467, </text:p>
      <text:p text:style-name="P1"><text:s text:c="4"/>307.5634, 308.3744, 307.1935, 308.4097, 308.9987, 309.1298, 309.5912, </text:p>
      <text:p text:style-name="P1"><text:s text:c="4"/>311.2687, 313.7816, 312.2961, 309.9788, 310.5324, 311.7785, 311.0508, </text:p>
      <text:p text:style-name="P1"><text:s text:c="4"/>310.1179, 309.6071, 308.4882, 307.8276, 307.8889, 307.8776, 307.8693, </text:p>
      <text:p text:style-name="P1"><text:s text:c="4"/>307.9, 307.9427, 307.9461, 307.9923, 307.9854, 307.9121, 307.9198, </text:p>
      <text:p text:style-name="P1"><text:s text:c="4"/>307.9528, 307.9204, 307.8749, 307.8583, 307.8844, 307.8992, 307.9444, </text:p>
      <text:p text:style-name="P1"><text:s text:c="4"/>307.979, 308.0449, 308.1518, 308.6588, 308.8893, 308.7825, 308.2956, </text:p>
      <text:p text:style-name="P1"><text:s text:c="4"/>307.9264, 307.8031, 307.8006, 307.6992, 307.6153, 307.4909, 307.4027, </text:p>
      <text:p text:style-name="P1"><text:s text:c="4"/>307.2801, 307.1802, 307.0732, 306.9504, 306.8411,</text:p>
      <text:p text:style-name="P1"><text:s text:c="2"/>306.1788, 306.1444, 305.9703, 305.9203, 305.8368, 305.8295, 305.6952, </text:p>
      <text:p text:style-name="P1"><text:s text:c="4"/>305.6815, 305.5893, 305.5627, 305.4987, 305.4527, 305.459, 305.3802, </text:p>
      <text:p text:style-name="P1"><text:s text:c="4"/>305.4438, 305.3773, 305.4103, 305.3653, 305.3723, 305.2807, 305.2701, </text:p>
      <text:p text:style-name="P1"><text:s text:c="4"/>305.1171, 305.0835, 304.903, 304.7301, 304.6125, 304.3184, 304.0097, </text:p>
      <text:p text:style-name="P1"><text:s text:c="4"/>303.6771, 303.4552, 303.3935, 303.5716, 304.1939, 304.8365, 305.2186, </text:p>
      <text:p text:style-name="P1"><text:s text:c="4"/>305.6483, 306.8149, 307.3976, 307.2884, 309.3244, 311.4968, 308.2858, </text:p>
      <text:p text:style-name="P1"><text:s text:c="4"/>308.0708, 308.3156, 308.0787, 308.2163, 308.7847, 308.894, 308.7796, </text:p>
      <text:p text:style-name="P1"><text:s text:c="4"/>310.3026, 313.1813, 312.6669, 310.0911, 310.5821, 311.4547, 309.9478, </text:p>
      <text:p text:style-name="P1"><text:s text:c="4"/>309.7792, 310.079, 309.5101, 307.8578, 307.872, 307.8782, 307.8982, </text:p>
      <text:p text:style-name="P1"><text:s text:c="4"/>307.9268, 307.9461, 307.9426, 308.0029, 308.0347, 307.9461, 307.9713, </text:p>
      <text:p text:style-name="P1"><text:s text:c="4"/>307.9843, 307.9404, 307.8786, 307.8497, 307.8611, 307.8434, 307.8559, </text:p>
      <text:p text:style-name="P1"><text:s text:c="4"/>307.861, 307.8971, 307.8954, 307.9601, 307.9101, 307.9101, 307.7782, </text:p>
      <text:p text:style-name="P1"><text:s text:c="4"/>307.7233, 307.6132, 307.5633, 307.4474, 307.3152, 307.1806, 307.0613, </text:p>
      <text:p text:style-name="P1"><text:s text:c="4"/>306.932, 306.7858, 306.6817, 306.533, 306.3707,</text:p>
      <text:p text:style-name="P1"><text:s text:c="2"/>306.2017, 306.1472, 305.9753, 305.9103, 305.7857, 305.7691, 305.6133, </text:p>
      <text:p text:style-name="P1"><text:s text:c="4"/>305.5846, 305.4795, 305.4441, 305.3589, 305.3068, 305.2905, 305.2064, </text:p>
      <text:p text:style-name="P1"><text:s text:c="4"/>305.2215, 305.1094, 305.131, 305.0369, 305.037, 304.9182, 304.8803, </text:p>
      <text:p text:style-name="P1"><text:s text:c="4"/>304.7386, 304.6479, 304.4981, 304.3141, 304.0958, 303.8814, 303.6546, </text:p>
      <text:p text:style-name="P1"><text:s text:c="4"/>303.4594, 303.4112, 303.5728, 304.0455, 304.9652, 305.6252, 305.9604, </text:p>
      <text:p text:style-name="P1"><text:s text:c="4"/>306.3029, 306.8582, 306.3889, 307.3812, 309.346, 311.4414, 311.0972, </text:p>
      <text:p text:style-name="P1"><text:s text:c="4"/>309.2474, 308.6911, 308.7698, 308.5883, 308.7895, 308.7475, 308.6952, </text:p>
      <text:p text:style-name="P1"><text:s text:c="4"/>309.8671, 311.5552, 310.7045, 309.0712, 309.9198, 310.1495, 308.7674, </text:p>
      <text:p text:style-name="P1"><text:s text:c="4"/>308.938, 309.9908, 309.6193, 307.9221, 307.8755, 307.8761, 307.9164, </text:p>
      <text:p text:style-name="P1"><text:s text:c="4"/>307.9558, 307.9686, 307.9752, 308.006, 308.0552, 307.9983, 308.0407, </text:p>
      <text:p text:style-name="P1"><text:s text:c="4"/>308.0709, 308.0421, 308.0232, 308.014, 308.0078, 307.99, 307.9592, </text:p>
      <text:p text:style-name="P1"><text:s text:c="4"/>307.9407, 307.9396, 307.8918, 307.8972, 307.8095, 307.8432, 307.7694, </text:p>
      <text:p text:style-name="P1"><text:s text:c="4"/>307.7792, 307.6462, 307.5771, 307.4675, 307.3304, 307.2014, 307.0734, </text:p>
      <text:p text:style-name="P1"><text:s text:c="4"/>306.938, 306.782, 306.6779, 306.5265, 306.3919,</text:p>
      <text:p text:style-name="P1"><text:s text:c="2"/>306.7263, 306.6572, 306.5151, 306.4367, 306.2925, 306.2371, 306.0872, </text:p>
      <text:p text:style-name="P1"><text:s text:c="4"/>306.0379, 305.9139, 305.8639, 305.7541, 305.695, 305.6499, 305.5731, </text:p>
      <text:p text:style-name="P1"><text:s text:c="4"/>305.5858, 305.4953, 305.53, 305.4486, 305.4795, 305.3849, 305.3888, </text:p>
      <text:p text:style-name="P1"><text:s text:c="4"/>305.3278, 305.2608, 305.2276, 305.1148, 305.0182, 304.9587, 304.8583, </text:p>
      <text:p text:style-name="P1"><text:s text:c="4"/>304.8289, 304.8946, 305.1005, 305.5551, 306.1673, 306.5374, 306.7416, </text:p>
      <text:p text:style-name="P1"><text:s text:c="4"/>306.8683, 307.1091, 306.8762, 308.0297, 309.0818, 309.7411, 309.5775, </text:p>
      <text:p text:style-name="P1"><text:s text:c="4"/>310.4129, 308.4756, 308.6725, 308.8579, 309.8255, 309.1846, 309.036, </text:p>
      <text:p text:style-name="P1"><text:s text:c="4"/>309.9506, 310.8479, 309.3697, 308.1743, 309.1914, 309.2527, 308.274, </text:p>
      <text:p text:style-name="P1"><text:s text:c="4"/>308.5895, 309.089, 308.9567, 307.9746, 307.9216, 307.9208, 307.9494, </text:p>
      <text:p text:style-name="P1"><text:s text:c="4"/>307.9993, 308.0201, 308.024, 308.0492, 308.0851, 308.0491, 308.1095, </text:p>
      <text:p text:style-name="P1"><text:s text:c="4"/>308.1625, 308.1767, 308.1682, 308.1907, 308.1819, 308.2022, 308.1776, </text:p>
      <text:p text:style-name="P1"><text:s text:c="4"/>308.1757, 308.1544, 308.1158, 308.1187, 308.0635, 308.1013, 308.0439, </text:p>
      <text:p text:style-name="P1"><text:s text:c="4"/>308.0567, 307.9446, 307.9009, 307.7911, 307.6972, 307.5744, 307.4909, </text:p>
      <text:p text:style-name="P1"><text:s text:c="4"/>307.3579, 307.2242, 307.1158, 306.9846, 306.8831,</text:p>
      <text:p text:style-name="P1"><text:soft-page-break/><text:s text:c="2"/>307.4684, 307.3999, 307.2729, 307.1975, 307.0421, 306.9557, 306.8073, </text:p>
      <text:p text:style-name="P1"><text:s text:c="4"/>306.7066, 306.5525, 306.44, 306.2874, 306.1768, 306.0966, 306.0079, </text:p>
      <text:p text:style-name="P1"><text:s text:c="4"/>306.0024, 305.9214, 305.9617, 305.8949, 305.9449, 305.8835, 305.9367, </text:p>
      <text:p text:style-name="P1"><text:s text:c="4"/>305.9217, 305.9201, 305.9457, 305.9238, 305.9294, 305.9525, 305.9493, </text:p>
      <text:p text:style-name="P1"><text:s text:c="4"/>306.0014, 306.0496, 306.1567, 306.3783, 306.6049, 306.7064, 306.8547, </text:p>
      <text:p text:style-name="P1"><text:s text:c="4"/>307.0664, 307.581, 307.8116, 308.7716, 309.1634, 309.0419, 308.6619, </text:p>
      <text:p text:style-name="P1"><text:s text:c="4"/>308.6108, 309.5164, 308.4564, 309.6253, 311.5466, 309.985, 309.0697, </text:p>
      <text:p text:style-name="P1"><text:s text:c="4"/>309.3212, 310.2729, 309.1913, 308.3516, 309.1113, 309.0633, 308.3015, </text:p>
      <text:p text:style-name="P1"><text:s text:c="4"/>308.4171, 309.1603, 308.6232, 308.0138, 307.9801, 308.0096, 308.0532, </text:p>
      <text:p text:style-name="P1"><text:s text:c="4"/>308.0973, 308.1237, 308.116, 308.1136, 308.1169, 308.0643, 308.1122, </text:p>
      <text:p text:style-name="P1"><text:s text:c="4"/>308.1548, 308.1908, 308.203, 308.2356, 308.2444, 308.289, 308.307, </text:p>
      <text:p text:style-name="P1"><text:s text:c="4"/>308.328, 308.2906, 308.25, 308.2556, 308.2312, 308.2744, 308.2313, </text:p>
      <text:p text:style-name="P1"><text:s text:c="4"/>308.2585, 308.1867, 308.2114, 308.1524, 308.1132, 308.0308, 308.0117, </text:p>
      <text:p text:style-name="P1"><text:s text:c="4"/>307.9377, 307.8832, 307.7895, 307.6957, 307.5948,</text:p>
      <text:p text:style-name="P1"><text:s text:c="2"/>307.8934, 307.8332, 307.7513, 307.7001, 307.5945, 307.5179, 307.3814, </text:p>
      <text:p text:style-name="P1"><text:s text:c="4"/>307.2541, 307.1068, 306.9308, 306.7634, 306.5983, 306.486, 306.3457, </text:p>
      <text:p text:style-name="P1"><text:s text:c="4"/>306.296, 306.1734, 306.1841, 306.1047, 306.1149, 306.0788, 306.1039, </text:p>
      <text:p text:style-name="P1"><text:s text:c="4"/>306.1041, 306.1179, 306.149, 306.1644, 306.1893, 306.2116, 306.2149, </text:p>
      <text:p text:style-name="P1"><text:s text:c="4"/>306.2368, 306.255, 306.3017, 306.3916, 306.4365, 306.4372, 306.6004, </text:p>
      <text:p text:style-name="P1"><text:s text:c="4"/>307.7007, 308.5227, 308.4845, 309.3138, 309.4711, 309.2274, 308.5073, </text:p>
      <text:p text:style-name="P1"><text:s text:c="4"/>308.1042, 308.4633, 308.7236, 310.1638, 310.6996, 310.0541, 308.0166, </text:p>
      <text:p text:style-name="P1"><text:s text:c="4"/>308.1247, 310.8384, 310.4173, 309.5182, 309.4284, 309.0868, 308.2203, </text:p>
      <text:p text:style-name="P1"><text:s text:c="4"/>308.1015, 308.744, 308.7038, 308.0371, 308.0204, 308.0774, 308.1204, </text:p>
      <text:p text:style-name="P1"><text:s text:c="4"/>308.1728, 308.1872, 308.1642, 308.1563, 308.1285, 308.092, 308.1243, </text:p>
      <text:p text:style-name="P1"><text:s text:c="4"/>308.1438, 308.139, 308.2029, 308.2571, 308.2204, 308.2547, 308.3134, </text:p>
      <text:p text:style-name="P1"><text:s text:c="4"/>308.3458, 308.3238, 308.3113, 308.2892, 308.2591, 308.2836, 308.273, </text:p>
      <text:p text:style-name="P1"><text:s text:c="4"/>308.3133, 308.2554, 308.2673, 308.2691, 308.26, 308.214, 308.2144, 308.2, </text:p>
      <text:p text:style-name="P1"><text:s text:c="4"/>308.1976, 308.1438, 308.0771, 307.991,</text:p>
      <text:p text:style-name="P1"><text:s text:c="2"/>307.9584, 307.8945, 307.8355, 307.7923, 307.7257, 307.6889, 307.5925, </text:p>
      <text:p text:style-name="P1"><text:s text:c="4"/>307.5007, 307.3902, 307.1944, 307.0446, 306.8452, 306.7193, 306.532, </text:p>
      <text:p text:style-name="P1"><text:s text:c="4"/>306.4431, 306.2611, 306.2069, 306.0935, 306.0358, 305.9832, 305.9506, </text:p>
      <text:p text:style-name="P1"><text:s text:c="4"/>305.9529, 305.9401, 305.9538, 305.9598, 305.9646, 305.9743, 305.9387, </text:p>
      <text:p text:style-name="P1"><text:s text:c="4"/>305.8607, 305.7603, 305.7491, 305.7872, 305.8663, 305.8445, 305.9499, </text:p>
      <text:p text:style-name="P1"><text:s text:c="4"/>308.79, 310.381, 309.2766, 310.761, 310.8345, 309.8785, 308.9077, </text:p>
      <text:p text:style-name="P1"><text:s text:c="4"/>308.4412, 308.2409, 308.3171, 309.4084, 311.1488, 309.556, 310.2087, </text:p>
      <text:p text:style-name="P1"><text:s text:c="4"/>309.087, 311.6795, 311.3894, 310.4621, 310.1029, 309.2587, 308.1572, </text:p>
      <text:p text:style-name="P1"><text:s text:c="4"/>307.9684, 308.8063, 308.9384, 308.0845, 308.0791, 308.1329, 308.1808, </text:p>
      <text:p text:style-name="P1"><text:s text:c="4"/>308.2273, 308.2151, 308.168, 308.1618, 308.1404, 308.1212, 308.1565, </text:p>
      <text:p text:style-name="P1"><text:s text:c="4"/>308.1795, 308.1762, 308.2441, 308.3011, 308.2953, 308.3037, 308.3522, </text:p>
      <text:p text:style-name="P1"><text:s text:c="4"/>308.3392, 308.3262, 308.3, 308.2723, 308.2249, 308.1942, 308.2092, </text:p>
      <text:p text:style-name="P1"><text:s text:c="4"/>308.2523, 308.24, 308.2367, 308.2319, 308.2316, 308.1971, 308.1693, </text:p>
      <text:p text:style-name="P1"><text:s text:c="4"/>308.1768, 308.2, 308.179, 308.1199, 308.0409,</text:p>
      <text:p text:style-name="P1"><text:s text:c="2"/>307.858, 307.8168, 307.7749, 307.7327, 307.6939, 307.6838, 307.621, </text:p>
      <text:p text:style-name="P1"><text:s text:c="4"/>307.561, 307.4565, 307.2889, 307.1466, 306.9475, 306.8195, 306.6208, </text:p>
      <text:p text:style-name="P1"><text:s text:c="4"/>306.508, 306.2961, 306.1903, 306.0316, 305.9035, 305.7959, 305.698, </text:p>
      <text:p text:style-name="P1"><text:s text:c="4"/>305.6747, 305.6113, 305.5845, 305.5581, 305.5257, 305.5079, 305.4294, </text:p>
      <text:p text:style-name="P1"><text:s text:c="4"/>305.3053, 305.0854, 304.9381, 304.8661, 304.8509, 304.9043, 305.1332, </text:p>
      <text:p text:style-name="P1"><text:s text:c="4"/>308.841, 312.054, 311.1866, 311.7793, 312.3834, 311.3182, 310.1199, </text:p>
      <text:p text:style-name="P1"><text:s text:c="4"/>309.3974, 308.854, 308.5959, 310.242, 312.1451, 309.3016, 310.7509, </text:p>
      <text:p text:style-name="P1"><text:s text:c="4"/>312.0326, 313.4298, 312.738, 311.7516, 310.8972, 309.6935, 308.7218, </text:p>
      <text:p text:style-name="P1"><text:s text:c="4"/>308.5327, 309.529, 308.7476, 308.1012, 308.1163, 308.1477, 308.1837, </text:p>
      <text:p text:style-name="P1"><text:s text:c="4"/>308.2237, 308.191, 308.1742, 308.1899, 308.178, 308.1501, 308.1836, </text:p>
      <text:p text:style-name="P1"><text:s text:c="4"/>308.1963, 308.2296, 308.2557, 308.2758, 308.2975, 308.314, 308.3713, </text:p>
      <text:p text:style-name="P1"><text:s text:c="4"/>308.3595, 308.3503, 308.2997, 308.2547, 308.201, 308.1571, 308.1921, </text:p>
      <text:p text:style-name="P1"><text:s text:c="4"/>308.1815, 308.1815, 308.1903, 308.1668, 308.1647, 308.1211, 308.1266, </text:p>
      <text:p text:style-name="P1"><text:s text:c="4"/>308.099, 308.0808, 308.0487, 307.9869, 307.8943,</text:p>
      <text:p text:style-name="P1"><text:s text:c="2"/>307.6684, 307.6417, 307.6282, 307.5939, 307.5815, 307.5983, 307.5598, </text:p>
      <text:p text:style-name="P1"><text:s text:c="4"/>307.5244, 307.437, 307.3206, 307.193, 307.0186, 306.8914, 306.6947, </text:p>
      <text:p text:style-name="P1"><text:s text:c="4"/>306.5612, 306.3375, 306.2005, 306.0054, 305.8231, 305.6702, 305.5085, </text:p>
      <text:p text:style-name="P1"><text:soft-page-break/><text:s text:c="4"/>305.4353, 305.3082, 305.2147, 305.1303, 305.0403, 304.9776, 304.8928, </text:p>
      <text:p text:style-name="P1"><text:s text:c="4"/>304.7818, 304.5532, 304.3043, 304.0956, 303.916, 303.7951, 304.1075, </text:p>
      <text:p text:style-name="P1"><text:s text:c="4"/>307.328, 313.857, 314.985, 314.4795, 313.9801, 312.9579, 311.9348, </text:p>
      <text:p text:style-name="P1"><text:s text:c="4"/>311.7325, 310.1181, 309.648, 312.8803, 312.1054, 308.8346, 310.5558, </text:p>
      <text:p text:style-name="P1"><text:s text:c="4"/>314.0527, 315.7923, 315.3592, 313.6882, 311.9883, 310.7292, 309.9933, </text:p>
      <text:p text:style-name="P1"><text:s text:c="4"/>309.8477, 310.602, 308.5287, 308.0784, 308.0956, 308.1127, 308.1276, </text:p>
      <text:p text:style-name="P1"><text:s text:c="4"/>308.1556, 308.1756, 308.1511, 308.1617, 308.1728, 308.1502, 308.1644, </text:p>
      <text:p text:style-name="P1"><text:s text:c="4"/>308.1694, 308.1958, 308.201, 308.1981, 308.2049, 308.2281, 308.2794, </text:p>
      <text:p text:style-name="P1"><text:s text:c="4"/>308.2909, 308.3039, 308.2673, 308.2329, 308.1643, 308.1588, 308.1879, </text:p>
      <text:p text:style-name="P1"><text:s text:c="4"/>308.1703, 308.1672, 308.1363, 308.0922, 308.1044, 308.03, 308.0305, </text:p>
      <text:p text:style-name="P1"><text:s text:c="4"/>307.9928, 307.9256, 307.8521, 307.8005, 307.7085,</text:p>
      <text:p text:style-name="P1"><text:s text:c="2"/>307.4778, 307.4357, 307.4488, 307.4427, 307.4178, 307.4157, 307.4083, </text:p>
      <text:p text:style-name="P1"><text:s text:c="4"/>307.412, 307.3609, 307.287, 307.1909, 307.0662, 306.9771, 306.8053, </text:p>
      <text:p text:style-name="P1"><text:s text:c="4"/>306.6727, 306.4481, 306.3018, 306.096, 305.8802, 305.6906, 305.4859, </text:p>
      <text:p text:style-name="P1"><text:s text:c="4"/>305.353, 305.1746, 305.0114, 304.8703, 304.7307, 304.6128, 304.485, </text:p>
      <text:p text:style-name="P1"><text:s text:c="4"/>304.3607, 304.1547, 303.8956, 303.5865, 303.2709, 302.946, 303.3189, </text:p>
      <text:p text:style-name="P1"><text:s text:c="4"/>305.9789, 312.2657, 314.3153, 317.4055, 316.8135, 314.8489, 313.9474, </text:p>
      <text:p text:style-name="P1"><text:s text:c="4"/>313.5328, 311.2252, 310.9638, 314.262, 309.8571, 307.5982, 310.4283, </text:p>
      <text:p text:style-name="P1"><text:s text:c="4"/>316.1299, 318.3676, 317.8652, 316.0554, 313.5264, 312.1324, 311.5672, </text:p>
      <text:p text:style-name="P1"><text:s text:c="4"/>311.2582, 310.2169, 308.2354, 307.9496, 307.9724, 308.0097, 308.0254, </text:p>
      <text:p text:style-name="P1"><text:s text:c="4"/>308.0259, 308.0344, 308.0065, 308.0223, 308.0453, 308.043, 308.0356, </text:p>
      <text:p text:style-name="P1"><text:s text:c="4"/>308.0148, 308.0025, 307.9896, 307.9614, 307.9689, 307.9632, 307.9983, </text:p>
      <text:p text:style-name="P1"><text:s text:c="4"/>308.0462, 308.0944, 308.1189, 308.1342, 308.1041, 308.0987, 308.1308, </text:p>
      <text:p text:style-name="P1"><text:s text:c="4"/>308.1346, 308.1005, 308.0129, 307.9746, 307.9785, 307.9146, 307.8303, </text:p>
      <text:p text:style-name="P1"><text:s text:c="4"/>307.8052, 307.7491, 307.6719, 307.616, 307.5321,</text:p>
      <text:p text:style-name="P1"><text:s text:c="2"/>307.2751, 307.2093, 307.2022, 307.1877, 307.1798, 307.1671, 307.1894, </text:p>
      <text:p text:style-name="P1"><text:s text:c="4"/>307.2112, 307.1954, 307.1551, 307.114, 307.0191, 306.9793, 306.8718, </text:p>
      <text:p text:style-name="P1"><text:s text:c="4"/>306.7751, 306.5835, 306.4558, 306.2552, 306.0451, 305.8466, 305.6285, </text:p>
      <text:p text:style-name="P1"><text:s text:c="4"/>305.4654, 305.2618, 305.0564, 304.8754, 304.6847, 304.5014, 304.3045, </text:p>
      <text:p text:style-name="P1"><text:s text:c="4"/>304.1198, 303.8883, 303.6253, 303.2727, 302.8601, 302.3854, 302.2454, </text:p>
      <text:p text:style-name="P1"><text:s text:c="4"/>303.5137, 305.7974, 306.8767, 315.3817, 318.4041, 316.7938, 315.8265, </text:p>
      <text:p text:style-name="P1"><text:s text:c="4"/>315.1336, 312.8435, 313.0953, 314.4502, 308.2894, 306.1206, 311.3955, </text:p>
      <text:p text:style-name="P1"><text:s text:c="4"/>318.0237, 320.2747, 319.9085, 318.4177, 315.5645, 313.7271, 313.2228, </text:p>
      <text:p text:style-name="P1"><text:s text:c="4"/>312.5959, 308.8465, 307.9554, 307.7851, 307.7883, 307.8217, 307.8405, </text:p>
      <text:p text:style-name="P1"><text:s text:c="4"/>307.8295, 307.8209, 307.795, 307.8041, 307.8288, 307.8114, 307.7862, </text:p>
      <text:p text:style-name="P1"><text:s text:c="4"/>307.7146, 307.672, 307.6468, 307.619, 307.6079, 307.5855, 307.588, </text:p>
      <text:p text:style-name="P1"><text:s text:c="4"/>307.61, 307.6975, 307.7794, 307.86, 307.8971, 307.9319, 307.9563, </text:p>
      <text:p text:style-name="P1"><text:s text:c="4"/>307.9901, 307.9535, 307.8973, 307.8319, 307.8009, 307.7609, 307.6607, </text:p>
      <text:p text:style-name="P1"><text:s text:c="4"/>307.6283, 307.6072, 307.5219, 307.448, 307.3634,</text:p>
      <text:p text:style-name="P1"><text:s text:c="2"/>307.0417, 306.9577, 306.9099, 306.8637, 306.8746, 306.888, 306.8804, </text:p>
      <text:p text:style-name="P1"><text:s text:c="4"/>306.8984, 306.9151, 306.9455, 306.9364, 306.8535, 306.8245, 306.7736, </text:p>
      <text:p text:style-name="P1"><text:s text:c="4"/>306.7363, 306.5977, 306.5127, 306.3447, 306.1748, 305.991, 305.8094, </text:p>
      <text:p text:style-name="P1"><text:s text:c="4"/>305.6589, 305.462, 305.2719, 305.0694, 304.8563, 304.648, 304.4124, </text:p>
      <text:p text:style-name="P1"><text:s text:c="4"/>304.1673, 303.8812, 303.5707, 303.1776, 302.6911, 302.0832, 301.5167, </text:p>
      <text:p text:style-name="P1"><text:s text:c="4"/>301.049, 301.6612, 302.291, 313.42, 319.2473, 318.8654, 317.5806, </text:p>
      <text:p text:style-name="P1"><text:s text:c="4"/>315.9904, 313.7442, 313.5756, 312.7723, 306.9844, 305.0237, 314.1183, </text:p>
      <text:p text:style-name="P1"><text:s text:c="4"/>318.9507, 321.2586, 321.5008, 320.5522, 318.0412, 315.6401, 314.6758, </text:p>
      <text:p text:style-name="P1"><text:s text:c="4"/>313.6245, 308.2107, 307.708, 307.6197, 307.5677, 307.5613, 307.5936, </text:p>
      <text:p text:style-name="P1"><text:s text:c="4"/>307.6018, 307.5992, 307.5721, 307.5498, 307.5567, 307.5084, 307.4561, </text:p>
      <text:p text:style-name="P1"><text:s text:c="4"/>307.3486, 307.2814, 307.2558, 307.2328, 307.1882, 307.1393, 307.1298, </text:p>
      <text:p text:style-name="P1"><text:s text:c="4"/>307.1357, 307.2052, 307.3313, 307.4746, 307.5716, 307.6608, 307.7077, </text:p>
      <text:p text:style-name="P1"><text:s text:c="4"/>307.7289, 307.7274, 307.6891, 307.6176, 307.5636, 307.5123, 307.4456, </text:p>
      <text:p text:style-name="P1"><text:s text:c="4"/>307.4008, 307.3876, 307.3239, 307.2573, 307.16,</text:p>
      <text:p text:style-name="P1"><text:s text:c="2"/>306.7551, 306.6476, 306.581, 306.5279, 306.529, 306.5204, 306.5276, </text:p>
      <text:p text:style-name="P1"><text:s text:c="4"/>306.5322, 306.5262, 306.5803, 306.618, 306.5946, 306.5567, 306.4986, </text:p>
      <text:p text:style-name="P1"><text:s text:c="4"/>306.4884, 306.4105, 306.3714, 306.2353, 306.1405, 305.9975, 305.8595, </text:p>
      <text:p text:style-name="P1"><text:s text:c="4"/>305.7365, 305.5887, 305.4264, 305.2387, 305.0701, 304.8876, 304.679, </text:p>
      <text:p text:style-name="P1"><text:s text:c="4"/>304.4121, 304.1097, 303.7606, 303.3306, 302.7992, 302.1317, 301.3785, </text:p>
      <text:p text:style-name="P1"><text:s text:c="4"/>300.5019, 300.13, 302.2644, 315.9828, 320.1881, 320.6295, 319.1824, </text:p>
      <text:p text:style-name="P1"><text:soft-page-break/><text:s text:c="4"/>316.9384, 315.0774, 313.9876, 312.9831, 305.81, 304.7675, 314.4056, </text:p>
      <text:p text:style-name="P1"><text:s text:c="4"/>318.5071, 321.4595, 321.8333, 321.972, 320.0392, 318.0687, 315.8219, </text:p>
      <text:p text:style-name="P1"><text:s text:c="4"/>311.5407, 307.958, 307.5475, 307.4577, 307.3589, 307.2729, 307.2857, </text:p>
      <text:p text:style-name="P1"><text:s text:c="4"/>307.3128, 307.3547, 307.3345, 307.2881, 307.273, 307.1852, 307.0968, </text:p>
      <text:p text:style-name="P1"><text:s text:c="4"/>306.9773, 306.8954, 306.8367, 306.8044, 306.7488, 306.6965, 306.6861, </text:p>
      <text:p text:style-name="P1"><text:s text:c="4"/>306.6821, 306.7178, 306.859, 306.9954, 307.1273, 307.2504, 307.3265, </text:p>
      <text:p text:style-name="P1"><text:s text:c="4"/>307.3522, 307.3643, 307.3514, 307.2831, 307.2286, 307.1733, 307.1096, </text:p>
      <text:p text:style-name="P1"><text:s text:c="4"/>307.0826, 307.0803, 307.05, 306.9854, 306.8775,</text:p>
      <text:p text:style-name="P1"><text:s text:c="2"/>306.3954, 306.2554, 306.1666, 306.12, 306.1155, 306.085, 306.0894, </text:p>
      <text:p text:style-name="P1"><text:s text:c="4"/>306.0811, 306.0919, 306.1305, 306.1798, 306.2053, 306.1934, 306.1453, </text:p>
      <text:p text:style-name="P1"><text:s text:c="4"/>306.1164, 306.0954, 306.0937, 305.9984, 305.9184, 305.8213, 305.7263, </text:p>
      <text:p text:style-name="P1"><text:s text:c="4"/>305.6159, 305.539, 305.4175, 305.2641, 305.1507, 305.0275, 304.881, </text:p>
      <text:p text:style-name="P1"><text:s text:c="4"/>304.6499, 304.385, 304.0531, 303.627, 303.0982, 302.4055, 301.5308, </text:p>
      <text:p text:style-name="P1"><text:s text:c="4"/>300.488, 300.164, 303.0306, 315.5898, 320.4346, 321.3384, 319.9455, </text:p>
      <text:p text:style-name="P1"><text:s text:c="4"/>318.0136, 315.7577, 313.8998, 309.403, 304.61, 306.2909, 314.3847, </text:p>
      <text:p text:style-name="P1"><text:s text:c="4"/>317.6479, 320.1075, 321.552, 321.8947, 320.8323, 319.7319, 316.6251, </text:p>
      <text:p text:style-name="P1"><text:s text:c="4"/>309.293, 307.7751, 307.4312, 307.3041, 307.1445, 307.0085, 306.9333, </text:p>
      <text:p text:style-name="P1"><text:s text:c="4"/>306.9389, 306.9992, 307.0219, 306.9975, 306.972, 306.8767, 306.7796, </text:p>
      <text:p text:style-name="P1"><text:s text:c="4"/>306.6599, 306.5169, 306.4025, 306.3506, 306.2953, 306.2374, 306.2195, </text:p>
      <text:p text:style-name="P1"><text:s text:c="4"/>306.2232, 306.2489, 306.3591, 306.5027, 306.6167, 306.7282, 306.8189, </text:p>
      <text:p text:style-name="P1"><text:s text:c="4"/>306.8998, 306.9278, 306.923, 306.8619, 306.8159, 306.7549, 306.6812, </text:p>
      <text:p text:style-name="P1"><text:s text:c="4"/>306.6721, 306.6923, 306.7017, 306.6408, 306.5192,</text:p>
      <text:p text:style-name="P1"><text:s text:c="2"/>305.9545, 305.7922, 305.6671, 305.5995, 305.5678, 305.5652, 305.5343, </text:p>
      <text:p text:style-name="P1"><text:s text:c="4"/>305.5234, 305.5238, 305.5704, 305.6291, 305.6821, 305.6774, 305.6782, </text:p>
      <text:p text:style-name="P1"><text:s text:c="4"/>305.6801, 305.69, 305.7021, 305.6435, 305.6373, 305.5757, 305.4931, </text:p>
      <text:p text:style-name="P1"><text:s text:c="4"/>305.3866, 305.3192, 305.2429, 305.1374, 305.0521, 304.9593, 304.8477, </text:p>
      <text:p text:style-name="P1"><text:s text:c="4"/>304.7006, 304.4862, 304.2168, 303.8579, 303.4027, 302.737, 301.7502, </text:p>
      <text:p text:style-name="P1"><text:s text:c="4"/>300.4081, 299.7433, 302.6035, 314.1854, 319.6892, 320.916, 319.6091, </text:p>
      <text:p text:style-name="P1"><text:s text:c="4"/>318.5119, 315.4349, 313.5414, 307.1347, 304.029, 309.549, 314.2023, </text:p>
      <text:p text:style-name="P1"><text:s text:c="4"/>316.6526, 318.6495, 320.5314, 321.4401, 320.3741, 319.8474, 313.5532, </text:p>
      <text:p text:style-name="P1"><text:s text:c="4"/>308.7699, 307.7275, 307.3176, 307.135, 306.9452, 306.7661, 306.5738, </text:p>
      <text:p text:style-name="P1"><text:s text:c="4"/>306.4822, 306.495, 306.5471, 306.5811, 306.5755, 306.517, 306.4207, </text:p>
      <text:p text:style-name="P1"><text:s text:c="4"/>306.3051, 306.1591, 306.0168, 305.9469, 305.9031, 305.8347, 305.7775, </text:p>
      <text:p text:style-name="P1"><text:s text:c="4"/>305.7526, 305.7589, 305.8302, 305.9592, 306.0667, 306.1775, 306.2553, </text:p>
      <text:p text:style-name="P1"><text:s text:c="4"/>306.3505, 306.4014, 306.4177, 306.3887, 306.356, 306.2962, 306.2219, </text:p>
      <text:p text:style-name="P1"><text:s text:c="4"/>306.2009, 306.2271, 306.2661, 306.2335, 306.0907,</text:p>
      <text:p text:style-name="P1"><text:s text:c="2"/>305.4842, 305.2969, 305.1229, 305.0096, 304.95, 304.9611, 304.9514, </text:p>
      <text:p text:style-name="P1"><text:s text:c="4"/>304.892, 304.8749, 304.9174, 304.9727, 305.0219, 305.0453, 305.075, </text:p>
      <text:p text:style-name="P1"><text:s text:c="4"/>305.1121, 305.1559, 305.1916, 305.1848, 305.2044, 305.2095, 305.1709, </text:p>
      <text:p text:style-name="P1"><text:s text:c="4"/>305.0939, 305.0198, 304.9429, 304.8379, 304.7765, 304.7285, 304.6722, </text:p>
      <text:p text:style-name="P1"><text:s text:c="4"/>304.5844, 304.4075, 304.185, 303.8847, 303.5182, 302.9443, 301.9746, </text:p>
      <text:p text:style-name="P1"><text:s text:c="4"/>300.4007, 299.3369, 303.4015, 313.0351, 318.7334, 319.8271, 318.4195, </text:p>
      <text:p text:style-name="P1"><text:s text:c="4"/>317.3051, 314.4422, 311.1204, 304.0632, 303.89, 309.4855, 313.0082, </text:p>
      <text:p text:style-name="P1"><text:s text:c="4"/>315.797, 317.6889, 319.7326, 320.7599, 319.6721, 319.4868, 310.5102, </text:p>
      <text:p text:style-name="P1"><text:s text:c="4"/>308.4643, 307.7415, 307.2395, 307.0467, 306.6681, 306.4532, 306.2131, </text:p>
      <text:p text:style-name="P1"><text:s text:c="4"/>305.9857, 305.9011, 305.9127, 305.9757, 306.0249, 306.0248, 305.9498, </text:p>
      <text:p text:style-name="P1"><text:s text:c="4"/>305.8433, 305.7217, 305.5818, 305.471, 305.4039, 305.3398, 305.2486, </text:p>
      <text:p text:style-name="P1"><text:s text:c="4"/>305.2231, 305.2338, 305.2682, 305.3626, 305.4541, 305.5578, 305.6465, </text:p>
      <text:p text:style-name="P1"><text:s text:c="4"/>305.7608, 305.8238, 305.8491, 305.8474, 305.824, 305.784, 305.7252, </text:p>
      <text:p text:style-name="P1"><text:s text:c="4"/>305.7004, 305.7348, 305.7862, 305.7556, 305.6444,</text:p>
      <text:p text:style-name="P1"><text:s text:c="2"/>304.9601, 304.761, 304.5696, 304.4114, 304.3113, 304.3201, 304.3371, </text:p>
      <text:p text:style-name="P1"><text:s text:c="4"/>304.2576, 304.2039, 304.2151, 304.2679, 304.3236, 304.356, 304.3908, </text:p>
      <text:p text:style-name="P1"><text:s text:c="4"/>304.4424, 304.5146, 304.5772, 304.5897, 304.5928, 304.6273, 304.6521, </text:p>
      <text:p text:style-name="P1"><text:s text:c="4"/>304.644, 304.5865, 304.5013, 304.432, 304.3643, 304.3336, 304.2915, </text:p>
      <text:p text:style-name="P1"><text:s text:c="4"/>304.2608, 304.1655, 303.9884, 303.7451, 303.4306, 302.9548, 302.1054, </text:p>
      <text:p text:style-name="P1"><text:s text:c="4"/>300.4983, 299.04, 305.0368, 311.649, 317.3232, 318.2897, 316.6483, </text:p>
      <text:p text:style-name="P1"><text:s text:c="4"/>315.2961, 313.0717, 306.1583, 302.5974, 303.8528, 308.4536, 312.4105, </text:p>
      <text:p text:style-name="P1"><text:s text:c="4"/>315.0922, 316.1506, 317.5792, 318.6824, 318.4427, 319.9062, 309.6146, </text:p>
      <text:p text:style-name="P1"><text:s text:c="4"/>308.338, 307.6401, 307.0074, 306.7124, 306.2104, 306.0396, 305.825, </text:p>
      <text:p text:style-name="P1"><text:soft-page-break/><text:s text:c="4"/>305.4949, 305.3292, 305.2384, 305.2788, 305.344, 305.3694, 305.3425, </text:p>
      <text:p text:style-name="P1"><text:s text:c="4"/>305.2614, 305.17, 305.051, 304.9336, 304.8343, 304.7327, 304.6322, </text:p>
      <text:p text:style-name="P1"><text:s text:c="4"/>304.6109, 304.6149, 304.6801, 304.7354, 304.8067, 304.9147, 305.0039, </text:p>
      <text:p text:style-name="P1"><text:s text:c="4"/>305.1116, 305.1918, 305.2308, 305.2445, 305.2407, 305.2223, 305.2, </text:p>
      <text:p text:style-name="P1"><text:s text:c="4"/>305.1748, 305.2131, 305.2812, 305.2453, 305.1295,</text:p>
      <text:p text:style-name="P1"><text:s text:c="2"/>304.4128, 304.2471, 304.0436, 303.8806, 303.7538, 303.7133, 303.7004, </text:p>
      <text:p text:style-name="P1"><text:s text:c="4"/>303.636, 303.5592, 303.5341, 303.5833, 303.6603, 303.6952, 303.7139, </text:p>
      <text:p text:style-name="P1"><text:s text:c="4"/>303.722, 303.763, 303.8241, 303.8521, 303.8272, 303.8577, 303.924, </text:p>
      <text:p text:style-name="P1"><text:s text:c="4"/>303.9545, 303.953, 303.9196, 303.8529, 303.7767, 303.7369, 303.7397, </text:p>
      <text:p text:style-name="P1"><text:s text:c="4"/>303.7245, 303.675, 303.5703, 303.3903, 303.1221, 302.7154, 302.0331, </text:p>
      <text:p text:style-name="P1"><text:s text:c="4"/>300.545, 298.7802, 303.5821, 309.9024, 315.6729, 316.7658, 315.0131, </text:p>
      <text:p text:style-name="P1"><text:s text:c="4"/>313.2411, 310.3514, 303.0117, 301.646, 303.8151, 307.4368, 312.2947, </text:p>
      <text:p text:style-name="P1"><text:s text:c="4"/>314.3792, 314.2511, 314.7332, 315.4607, 317.5591, 319.5223, 308.9726, </text:p>
      <text:p text:style-name="P1"><text:s text:c="4"/>308.1387, 307.355, 306.5246, 306.1981, 305.5613, 305.542, 305.3368, </text:p>
      <text:p text:style-name="P1"><text:s text:c="4"/>305.0074, 304.7939, 304.5907, 304.5385, 304.6232, 304.6765, 304.6621, </text:p>
      <text:p text:style-name="P1"><text:s text:c="4"/>304.6222, 304.5501, 304.4494, 304.3329, 304.2175, 304.1157, 304.0092, </text:p>
      <text:p text:style-name="P1"><text:s text:c="4"/>303.9509, 303.9379, 304.0515, 304.1754, 304.1388, 304.2333, 304.3246, </text:p>
      <text:p text:style-name="P1"><text:s text:c="4"/>304.4485, 304.5262, 304.5555, 304.5821, 304.6078, 304.6258, 304.6249, </text:p>
      <text:p text:style-name="P1"><text:s text:c="4"/>304.6169, 304.655, 304.7294, 304.7322, 304.6169,</text:p>
      <text:p text:style-name="P1"><text:s text:c="2"/>303.9012, 303.7387, 303.5719, 303.4111, 303.2536, 303.1534, 303.0903, </text:p>
      <text:p text:style-name="P1"><text:s text:c="4"/>303.0205, 302.9358, 302.8766, 302.9008, 302.9852, 303.0302, 303.0116, </text:p>
      <text:p text:style-name="P1"><text:s text:c="4"/>302.9966, 302.9804, 302.9846, 303.0203, 302.9896, 302.9903, 303.0405, </text:p>
      <text:p text:style-name="P1"><text:s text:c="4"/>303.1017, 303.134, 303.1294, 303.0836, 303.0326, 303.0032, 303.0067, </text:p>
      <text:p text:style-name="P1"><text:s text:c="4"/>303.0273, 302.9955, 302.9304, 302.8082, 302.5914, 302.2318, 301.7085, </text:p>
      <text:p text:style-name="P1"><text:s text:c="4"/>300.4612, 298.601, 301.5586, 308.8604, 314.5511, 315.7992, 314.1357, </text:p>
      <text:p text:style-name="P1"><text:s text:c="4"/>311.4315, 306.6404, 301.575, 300.8297, 303.1922, 306.9341, 311.5596, </text:p>
      <text:p text:style-name="P1"><text:s text:c="4"/>313.3389, 312.9917, 312.7732, 313.8858, 316.3613, 317.9953, 308.4177, </text:p>
      <text:p text:style-name="P1"><text:s text:c="4"/>307.5618, 306.718, 305.7809, 306.8766, 306.1167, 305.3263, 304.7971, </text:p>
      <text:p text:style-name="P1"><text:s text:c="4"/>304.3959, 304.1992, 303.9322, 303.7807, 303.8955, 303.9813, 303.9718, </text:p>
      <text:p text:style-name="P1"><text:s text:c="4"/>303.9557, 303.9089, 303.8161, 303.7214, 303.583, 303.4629, 303.3368, </text:p>
      <text:p text:style-name="P1"><text:s text:c="4"/>303.2448, 303.1866, 303.3162, 303.6036, 303.6055, 303.6457, 303.6411, </text:p>
      <text:p text:style-name="P1"><text:s text:c="4"/>303.7373, 303.8428, 303.8812, 303.9037, 303.9305, 303.9958, 304.0203, </text:p>
      <text:p text:style-name="P1"><text:s text:c="4"/>304.03, 304.0883, 304.1609, 304.1941, 304.1016,</text:p>
      <text:p text:style-name="P1"><text:s text:c="2"/>303.4576, 303.2867, 303.1432, 302.9954, 302.8227, 302.6456, 302.5281, </text:p>
      <text:p text:style-name="P1"><text:s text:c="4"/>302.4239, 302.3266, 302.2635, 302.266, 302.3129, 302.3387, 302.299, </text:p>
      <text:p text:style-name="P1"><text:s text:c="4"/>302.2452, 302.1911, 302.141, 302.1531, 302.1257, 302.0949, 302.1076, </text:p>
      <text:p text:style-name="P1"><text:s text:c="4"/>302.1418, 302.1682, 302.1845, 302.1468, 302.1277, 302.1173, 302.1296, </text:p>
      <text:p text:style-name="P1"><text:s text:c="4"/>302.1591, 302.1443, 302.1039, 302.0258, 301.8596, 301.5565, 301.1241, </text:p>
      <text:p text:style-name="P1"><text:s text:c="4"/>300.1232, 298.2859, 300.2373, 307.9517, 313.2709, 313.987, 312.0902, </text:p>
      <text:p text:style-name="P1"><text:s text:c="4"/>309.8294, 303.4107, 300.4916, 299.8003, 301.6052, 305.226, 310.0133, </text:p>
      <text:p text:style-name="P1"><text:s text:c="4"/>312.1538, 312.1136, 311.6423, 312.7677, 314.2174, 314.2325, 307.7957, </text:p>
      <text:p text:style-name="P1"><text:s text:c="4"/>306.6192, 305.878, 305.1493, 307.0038, 308.4204, 305.2483, 304.2678, </text:p>
      <text:p text:style-name="P1"><text:s text:c="4"/>303.7212, 303.5497, 303.3011, 303.128, 303.284, 303.329, 303.3405, </text:p>
      <text:p text:style-name="P1"><text:s text:c="4"/>303.3579, 303.311, 303.2243, 303.1073, 302.9393, 302.7957, 302.6181, </text:p>
      <text:p text:style-name="P1"><text:s text:c="4"/>302.4832, 302.3669, 302.454, 302.8688, 303.0447, 303.1043, 303.1275, </text:p>
      <text:p text:style-name="P1"><text:s text:c="4"/>303.119, 303.1861, 303.2349, 303.2646, 303.2832, 303.3753, 303.4236, </text:p>
      <text:p text:style-name="P1"><text:s text:c="4"/>303.468, 303.5284, 303.604, 303.6435, 303.6161,</text:p>
      <text:p text:style-name="P1"><text:s text:c="2"/>303.0476, 302.8808, 302.7346, 302.5775, 302.4043, 302.215, 302.0406, </text:p>
      <text:p text:style-name="P1"><text:s text:c="4"/>301.8853, 301.7569, 301.6717, 301.6197, 301.6052, 301.6058, 301.5634, </text:p>
      <text:p text:style-name="P1"><text:s text:c="4"/>301.4763, 301.3853, 301.3173, 301.29, 301.2547, 301.1845, 301.1482, </text:p>
      <text:p text:style-name="P1"><text:s text:c="4"/>301.1457, 301.1531, 301.1597, 301.1248, 301.1404, 301.1529, 301.1631, </text:p>
      <text:p text:style-name="P1"><text:s text:c="4"/>301.181, 301.1537, 301.1003, 301.0448, 300.9541, 300.7005, 300.3432, </text:p>
      <text:p text:style-name="P1"><text:s text:c="4"/>299.5513, 297.8938, 301.6524, 307.1441, 311.7865, 311.7212, 307.5644, </text:p>
      <text:p text:style-name="P1"><text:s text:c="4"/>303.9374, 300.9409, 299.3629, 298.733, 300.5848, 302.9328, 308.0539, </text:p>
      <text:p text:style-name="P1"><text:s text:c="4"/>310.611, 310.7657, 311.0622, 311.6774, 312.2125, 311.1237, 306.7355, </text:p>
      <text:p text:style-name="P1"><text:s text:c="4"/>305.4023, 304.9981, 305.4147, 305.7306, 307.8274, 305.1438, 303.748, </text:p>
      <text:p text:style-name="P1"><text:s text:c="4"/>303.0768, 302.9224, 302.7467, 302.6239, 302.7605, 302.7527, 302.7984, </text:p>
      <text:p text:style-name="P1"><text:s text:c="4"/>302.8098, 302.7356, 302.6058, 302.4529, 302.247, 302.0418, 301.8243, </text:p>
      <text:p text:style-name="P1"><text:s text:c="4"/>301.6205, 301.4467, 301.6363, 301.9846, 302.2518, 302.4365, 302.7021, </text:p>
      <text:p text:style-name="P1"><text:soft-page-break/><text:s text:c="4"/>302.6603, 302.6367, 302.661, 302.683, 302.7004, 302.7875, 302.858, </text:p>
      <text:p text:style-name="P1"><text:s text:c="4"/>302.9272, 303.0128, 303.0814, 303.1473, 303.1472,</text:p>
      <text:p text:style-name="P1"><text:s text:c="2"/>302.5959, 302.4558, 302.3052, 302.1215, 301.9201, 301.7221, 301.5433, </text:p>
      <text:p text:style-name="P1"><text:s text:c="4"/>301.3594, 301.1812, 301.0484, 300.9552, 300.9025, 300.8582, 300.7867, </text:p>
      <text:p text:style-name="P1"><text:s text:c="4"/>300.676, 300.5875, 300.5189, 300.4488, 300.3605, 300.2598, 300.1989, </text:p>
      <text:p text:style-name="P1"><text:s text:c="4"/>300.1827, 300.1391, 300.1244, 300.0839, 300.0852, 300.0979, 300.1212, </text:p>
      <text:p text:style-name="P1"><text:s text:c="4"/>300.1287, 300.0885, 300.0111, 299.9477, 299.8921, 299.6991, 299.4275, </text:p>
      <text:p text:style-name="P1"><text:s text:c="4"/>298.8277, 297.532, 300.955, 306.3568, 310.1852, 309.0617, 302.5861, </text:p>
      <text:p text:style-name="P1"><text:s text:c="4"/>300.5358, 299.2039, 298.3173, 297.8036, 299.3678, 301.7693, 306.1242, </text:p>
      <text:p text:style-name="P1"><text:s text:c="4"/>308.344, 308.1852, 308.9808, 309.796, 310.2888, 307.1032, 305.0074, </text:p>
      <text:p text:style-name="P1"><text:s text:c="4"/>304.768, 305.3203, 305.2025, 304.593, 305.237, 305.1893, 303.1522, </text:p>
      <text:p text:style-name="P1"><text:s text:c="4"/>302.4594, 302.2324, 302.0847, 301.9864, 302.0229, 302.064, 302.2, </text:p>
      <text:p text:style-name="P1"><text:s text:c="4"/>302.1853, 302.0638, 301.92, 301.7276, 301.489, 301.2233, 300.9287, </text:p>
      <text:p text:style-name="P1"><text:s text:c="4"/>300.7183, 300.5934, 300.7411, 300.8233, 301.4198, 301.5414, 302.1573, </text:p>
      <text:p text:style-name="P1"><text:s text:c="4"/>302.2455, 302.2192, 302.199, 302.172, 302.1815, 302.2547, 302.3282, </text:p>
      <text:p text:style-name="P1"><text:s text:c="4"/>302.3893, 302.455, 302.527, 302.6272, 302.6529,</text:p>
      <text:p text:style-name="P1"><text:s text:c="2"/>302.0698, 301.9274, 301.7943, 301.5933, 301.3672, 301.1258, 300.9255, </text:p>
      <text:p text:style-name="P1"><text:s text:c="4"/>300.7246, 300.5228, 300.3366, 300.1993, 300.13, 300.0662, 299.9749, </text:p>
      <text:p text:style-name="P1"><text:s text:c="4"/>299.8357, 299.7416, 299.7074, 299.6124, 299.4626, 299.2986, 299.1805, </text:p>
      <text:p text:style-name="P1"><text:s text:c="4"/>299.1299, 299.0494, 299.0114, 298.9542, 298.9242, 298.9352, 298.9637, </text:p>
      <text:p text:style-name="P1"><text:s text:c="4"/>298.9652, 298.9259, 298.8397, 298.7898, 298.7386, 298.6158, 298.4214, </text:p>
      <text:p text:style-name="P1"><text:s text:c="4"/>298.0214, 297.1702, 299.1913, 305.3527, 307.9876, 304.8784, 300.2178, </text:p>
      <text:p text:style-name="P1"><text:s text:c="4"/>298.8571, 298.0409, 297.3914, 297.1676, 298.5862, 301.7638, 304.72, </text:p>
      <text:p text:style-name="P1"><text:s text:c="4"/>306.124, 306.2211, 305.8384, 307.492, 304.6961, 303.9497, 303.4406, </text:p>
      <text:p text:style-name="P1"><text:s text:c="4"/>303.4066, 301.3284, 303.0518, 303.0203, 302.9265, 303.8667, 302.3309, </text:p>
      <text:p text:style-name="P1"><text:s text:c="4"/>301.663, 301.4886, 301.3871, 301.2539, 301.1081, 301.2993, 301.4651, </text:p>
      <text:p text:style-name="P1"><text:s text:c="4"/>301.41, 301.2904, 301.1091, 300.8892, 300.5984, 300.3603, 300.0686, </text:p>
      <text:p text:style-name="P1"><text:s text:c="4"/>299.8076, 299.7075, 299.8927, 299.9917, 301.8153, 301.4232, 301.9299, </text:p>
      <text:p text:style-name="P1"><text:s text:c="4"/>301.9884, 301.9039, 301.8222, 301.7267, 301.7181, 301.781, 301.8652, </text:p>
      <text:p text:style-name="P1"><text:s text:c="4"/>301.8943, 301.9016, 301.9247, 302.045, 302.1193,</text:p>
      <text:p text:style-name="P1"><text:s text:c="2"/>301.4393, 301.2986, 301.1563, 300.9766, 300.7506, 300.4796, 300.2, </text:p>
      <text:p text:style-name="P1"><text:s text:c="4"/>299.9487, 299.7427, 299.5446, 299.3806, 299.284, 299.194, 299.1045, </text:p>
      <text:p text:style-name="P1"><text:s text:c="4"/>298.9919, 298.8998, 298.8731, 298.7767, 298.5595, 298.3411, 298.1613, </text:p>
      <text:p text:style-name="P1"><text:s text:c="4"/>298.0206, 297.8921, 297.8058, 297.7662, 297.7144, 297.6956, 297.722, </text:p>
      <text:p text:style-name="P1"><text:s text:c="4"/>297.7375, 297.7383, 297.6702, 297.636, 297.6082, 297.5439, 297.4301, </text:p>
      <text:p text:style-name="P1"><text:s text:c="4"/>297.1614, 296.811, 297.7364, 303.2319, 304.6701, 303.0731, 299.0126, </text:p>
      <text:p text:style-name="P1"><text:s text:c="4"/>297.8526, 297.0952, 296.585, 296.986, 298.8782, 300.645, 302.0732, </text:p>
      <text:p text:style-name="P1"><text:s text:c="4"/>302.5146, 302.3572, 303.4062, 305.2621, 302.3216, 301.8186, 302.5319, </text:p>
      <text:p text:style-name="P1"><text:s text:c="4"/>299.1911, 298.7924, 301.231, 301.5945, 301.6522, 302.1889, 301.9779, </text:p>
      <text:p text:style-name="P1"><text:s text:c="4"/>301.1801, 300.7972, 300.6343, 300.3493, 300.0674, 300.2648, 300.4387, </text:p>
      <text:p text:style-name="P1"><text:s text:c="4"/>300.3519, 300.2494, 300.1849, 300.0455, 299.7338, 299.5281, 299.2197, </text:p>
      <text:p text:style-name="P1"><text:s text:c="4"/>299.2018, 299.4044, 299.4844, 299.3083, 301.6742, 302.4471, 301.5158, </text:p>
      <text:p text:style-name="P1"><text:s text:c="4"/>301.8445, 301.6925, 301.561, 301.4114, 301.3457, 301.3694, 301.4456, </text:p>
      <text:p text:style-name="P1"><text:s text:c="4"/>301.4266, 301.3631, 301.3325, 301.3884, 301.488,</text:p>
      <text:p text:style-name="P1"><text:s text:c="2"/>300.7105, 300.548, 300.3954, 300.2489, 300.0555, 299.7703, 299.4289, </text:p>
      <text:p text:style-name="P1"><text:s text:c="4"/>299.1308, 298.9081, 298.6903, 298.4902, 298.3447, 298.2305, 298.1351, </text:p>
      <text:p text:style-name="P1"><text:s text:c="4"/>298.0351, 297.9877, 297.9562, 297.8731, 297.6224, 297.3684, 297.1661, </text:p>
      <text:p text:style-name="P1"><text:s text:c="4"/>296.9736, 296.7839, 296.6409, 296.6022, 296.5083, 296.4651, 296.5012, </text:p>
      <text:p text:style-name="P1"><text:s text:c="4"/>296.561, 296.5931, 296.5576, 296.5385, 296.5416, 296.5258, 296.4837, </text:p>
      <text:p text:style-name="P1"><text:s text:c="4"/>296.3726, 296.6922, 296.4354, 301.0932, 302.1331, 301.053, 297.9589, </text:p>
      <text:p text:style-name="P1"><text:s text:c="4"/>296.8255, 296.1634, 295.8551, 296.7094, 298.1142, 298.7994, 299.5986, </text:p>
      <text:p text:style-name="P1"><text:s text:c="4"/>299.0601, 298.5526, 300.3999, 302.3988, 300.55, 300.429, 302.0475, </text:p>
      <text:p text:style-name="P1"><text:s text:c="4"/>298.1451, 298.8482, 300.4487, 300.8159, 300.8281, 300.7184, 301.3661, </text:p>
      <text:p text:style-name="P1"><text:s text:c="4"/>301.0326, 300.0717, 299.8725, 299.5731, 299.2124, 299.2852, 299.3832, </text:p>
      <text:p text:style-name="P1"><text:s text:c="4"/>299.3289, 299.3765, 299.4992, 299.4352, 299.2166, 299.1884, 298.9706, </text:p>
      <text:p text:style-name="P1"><text:s text:c="4"/>299.7928, 300.6143, 300.0367, 298.9502, 301.6974, 302.4488, 301.7588, </text:p>
      <text:p text:style-name="P1"><text:s text:c="4"/>301.7686, 301.5689, 301.4086, 301.2077, 301.045, 300.999, 300.9978, </text:p>
      <text:p text:style-name="P1"><text:s text:c="4"/>300.936, 300.8184, 300.7659, 300.7323, 300.7586,</text:p>
      <text:p text:style-name="P1"><text:s text:c="2"/>299.9264, 299.7517, 299.5635, 299.4203, 299.2347, 298.9571, 298.6365, </text:p>
      <text:p text:style-name="P1"><text:soft-page-break/><text:s text:c="4"/>298.3028, 298.0211, 297.766, 297.543, 297.3415, 297.177, 297.0586, </text:p>
      <text:p text:style-name="P1"><text:s text:c="4"/>296.9804, 296.9394, 296.9041, 296.8221, 296.5788, 296.3304, 296.127, </text:p>
      <text:p text:style-name="P1"><text:s text:c="4"/>295.942, 295.7346, 295.5929, 295.4954, 295.3808, 295.3324, 295.3558, </text:p>
      <text:p text:style-name="P1"><text:s text:c="4"/>295.4639, 295.5241, 295.4908, 295.4942, 295.5329, 295.5381, 295.5866, </text:p>
      <text:p text:style-name="P1"><text:s text:c="4"/>295.7131, 296.7854, 295.3525, 298.9673, 300.0697, 298.8987, 296.7406, </text:p>
      <text:p text:style-name="P1"><text:s text:c="4"/>295.7545, 295.2685, 295.2632, 296.5185, 297.179, 297.0256, 297.2264, </text:p>
      <text:p text:style-name="P1"><text:s text:c="4"/>296.8126, 297.3138, 299.7194, 299.7291, 299.0003, 299.4299, 300.7603, </text:p>
      <text:p text:style-name="P1"><text:s text:c="4"/>298.0929, 298.6774, 299.8612, 300.1121, 300.1, 300.0732, 300.3808, </text:p>
      <text:p text:style-name="P1"><text:s text:c="4"/>300.4887, 299.271, 298.9925, 298.6966, 298.3527, 298.3481, 298.4323, </text:p>
      <text:p text:style-name="P1"><text:s text:c="4"/>298.6816, 299.2084, 299.5497, 299.4816, 299.3129, 300.1769, 301.1811, </text:p>
      <text:p text:style-name="P1"><text:s text:c="4"/>301.9863, 301.0464, 301.6244, 299.5978, 302.0163, 302.5777, 302.178, </text:p>
      <text:p text:style-name="P1"><text:s text:c="4"/>301.697, 301.4185, 301.2236, 300.9844, 300.7681, 300.6218, 300.5185, </text:p>
      <text:p text:style-name="P1"><text:s text:c="4"/>300.3877, 300.2455, 300.131, 300.035, 300.0069,</text:p>
      <text:p text:style-name="P1"><text:s text:c="2"/>299.0682, 298.8858, 298.6847, 298.5275, 298.3316, 298.0506, 297.7351, </text:p>
      <text:p text:style-name="P1"><text:s text:c="4"/>297.3706, 297.0666, 296.804, 296.546, 296.2732, 296.0527, 295.9244, </text:p>
      <text:p text:style-name="P1"><text:s text:c="4"/>295.878, 295.8252, 295.7919, 295.714, 295.508, 295.2633, 295.0941, </text:p>
      <text:p text:style-name="P1"><text:s text:c="4"/>294.9398, 294.7531, 294.5965, 294.4312, 294.3118, 294.2937, 294.3322, </text:p>
      <text:p text:style-name="P1"><text:s text:c="4"/>294.4402, 294.5227, 294.5067, 294.5046, 294.5425, 294.5859, 294.7224, </text:p>
      <text:p text:style-name="P1"><text:s text:c="4"/>295.1007, 296.3756, 295.183, 298.4378, 298.9081, 297.3308, 295.5188, </text:p>
      <text:p text:style-name="P1"><text:s text:c="4"/>294.7365, 294.4507, 294.7018, 296.1553, 296.3389, 295.8953, 296.1355, </text:p>
      <text:p text:style-name="P1"><text:s text:c="4"/>296.6672, 297.6913, 297.6219, 297.5274, 297.6649, 298.2958, 300.2466, </text:p>
      <text:p text:style-name="P1"><text:s text:c="4"/>298.676, 298.6924, 300.0573, 300.0144, 300.0567, 299.9626, 299.7141, </text:p>
      <text:p text:style-name="P1"><text:s text:c="4"/>299.3383, 298.3447, 297.9958, 297.7601, 297.5449, 297.5725, 297.9165, </text:p>
      <text:p text:style-name="P1"><text:s text:c="4"/>299.0287, 300.2966, 300.9611, 300.9682, 301.9764, 301.7479, 301.9886, </text:p>
      <text:p text:style-name="P1"><text:s text:c="4"/>302.9027, 302.346, 302.4568, 300.3072, 302.2743, 302.6191, 302.3951, </text:p>
      <text:p text:style-name="P1"><text:s text:c="4"/>301.616, 301.1467, 300.8733, 300.6161, 300.3775, 300.1331, 299.9288, </text:p>
      <text:p text:style-name="P1"><text:s text:c="4"/>299.7203, 299.5308, 299.3771, 299.2452, 299.1926,</text:p>
      <text:p text:style-name="P1"><text:s text:c="2"/>298.1277, 297.9926, 297.813, 297.6291, 297.4115, 297.1153, 296.7811, </text:p>
      <text:p text:style-name="P1"><text:s text:c="4"/>296.3731, 296.0634, 295.815, 295.5501, 295.2483, 295.0041, 294.8852, </text:p>
      <text:p text:style-name="P1"><text:s text:c="4"/>294.8688, 294.835, 294.7684, 294.676, 294.4861, 294.2785, 294.1331, </text:p>
      <text:p text:style-name="P1"><text:s text:c="4"/>293.9964, 293.8294, 293.6785, 293.5188, 293.4194, 293.4247, 293.4882, </text:p>
      <text:p text:style-name="P1"><text:s text:c="4"/>293.5728, 293.6418, 293.6362, 293.621, 293.6717, 293.7625, 294.0216, </text:p>
      <text:p text:style-name="P1"><text:s text:c="4"/>294.6519, 296.3478, 296.1968, 298.4927, 298.5259, 296.2114, 294.421, </text:p>
      <text:p text:style-name="P1"><text:s text:c="4"/>293.8429, 293.745, 294.0933, 295.2808, 295.7796, 296.0709, 297.6063, </text:p>
      <text:p text:style-name="P1"><text:s text:c="4"/>297.2759, 296.4291, 295.9105, 296.1153, 296.5784, 297.3015, 298.8263, </text:p>
      <text:p text:style-name="P1"><text:s text:c="4"/>299.5283, 299.5413, 299.7905, 298.6135, 298.6469, 298.688, 298.4077, </text:p>
      <text:p text:style-name="P1"><text:s text:c="4"/>297.8642, 297.3426, 297.0282, 296.8996, 296.9026, 297.1033, 298.0175, </text:p>
      <text:p text:style-name="P1"><text:s text:c="4"/>300.0876, 300.6683, 301.0654, 301.9703, 302.4699, 302.3856, 302.2888, </text:p>
      <text:p text:style-name="P1"><text:s text:c="4"/>302.9115, 303.3482, 303.1593, 301.0463, 302.4178, 302.5066, 302.4487, </text:p>
      <text:p text:style-name="P1"><text:s text:c="4"/>301.5189, 300.6636, 300.2358, 299.9864, 299.7899, 299.5288, 299.2672, </text:p>
      <text:p text:style-name="P1"><text:s text:c="4"/>299.0236, 298.8172, 298.6012, 298.4316, 298.3016,</text:p>
      <text:p text:style-name="P1"><text:s text:c="2"/>296.9676, 296.8292, 296.67, 296.4948, 296.2673, 295.9893, 295.6689, </text:p>
      <text:p text:style-name="P1"><text:s text:c="4"/>295.2903, 294.9281, 294.6904, 294.4642, 294.1851, 293.9412, 293.8177, </text:p>
      <text:p text:style-name="P1"><text:s text:c="4"/>293.8166, 293.7877, 293.7148, 293.5886, 293.4617, 293.3138, 293.2004, </text:p>
      <text:p text:style-name="P1"><text:s text:c="4"/>293.0784, 292.9134, 292.7922, 292.6719, 292.5831, 292.6012, 292.6843, </text:p>
      <text:p text:style-name="P1"><text:s text:c="4"/>292.7527, 292.8353, 292.8412, 292.8286, 292.8893, 293.0788, 293.5075, </text:p>
      <text:p text:style-name="P1"><text:s text:c="4"/>294.3757, 295.4665, 295.7857, 298.013, 298.0206, 295.403, 293.5446, </text:p>
      <text:p text:style-name="P1"><text:s text:c="4"/>293.0853, 293.1027, 293.3734, 293.9506, 295.0857, 295.4599, 295.3143, </text:p>
      <text:p text:style-name="P1"><text:s text:c="4"/>295.259, 294.9817, 295.0035, 295.3245, 295.7295, 296.3311, 297.3035, </text:p>
      <text:p text:style-name="P1"><text:s text:c="4"/>298.5157, 298.6024, 298.0323, 297.4933, 297.4088, 297.3228, 297.0923, </text:p>
      <text:p text:style-name="P1"><text:s text:c="4"/>296.7912, 296.4546, 296.2166, 296.2055, 296.4043, 296.9262, 298.6209, </text:p>
      <text:p text:style-name="P1"><text:s text:c="4"/>300.3431, 300.5455, 301.0235, 302.0666, 302.6355, 302.5245, 302.3818, </text:p>
      <text:p text:style-name="P1"><text:s text:c="4"/>302.7822, 303.1087, 303.4026, 302.8111, 302.9614, 302.3062, 302.1644, </text:p>
      <text:p text:style-name="P1"><text:s text:c="4"/>301.2904, 299.8773, 299.1411, 298.8512, 298.8143, 298.6099, 298.3167, </text:p>
      <text:p text:style-name="P1"><text:s text:c="4"/>298.0717, 297.8428, 297.5945, 297.3623, 297.1666,</text:p>
      <text:p text:style-name="P1"><text:s text:c="2"/>295.6376, 295.4503, 295.3106, 295.1336, 294.9247, 294.6874, 294.405, </text:p>
      <text:p text:style-name="P1"><text:s text:c="4"/>294.1036, 293.7266, 293.5144, 293.3344, 293.1312, 292.9256, 292.8094, </text:p>
      <text:p text:style-name="P1"><text:s text:c="4"/>292.8016, 292.7722, 292.7049, 292.5996, 292.537, 292.4078, 292.3014, </text:p>
      <text:p text:style-name="P1"><text:s text:c="4"/>292.1852, 292.0651, 292.0212, 291.9152, 291.8326, 291.867, 291.9263, </text:p>
      <text:p text:style-name="P1"><text:soft-page-break/><text:s text:c="4"/>291.9982, 292.1223, 292.1567, 292.186, 292.3121, 292.5799, 293.1083, </text:p>
      <text:p text:style-name="P1"><text:s text:c="4"/>294.0844, 295.15, 295.2528, 297.4641, 297.2678, 295.0322, 292.9355, </text:p>
      <text:p text:style-name="P1"><text:s text:c="4"/>292.4563, 292.5685, 292.808, 293.1643, 293.6464, 293.9118, 294.0982, </text:p>
      <text:p text:style-name="P1"><text:s text:c="4"/>294.3533, 294.4604, 294.6651, 294.8694, 295.1702, 295.612, 296.2462, </text:p>
      <text:p text:style-name="P1"><text:s text:c="4"/>296.8836, 297.1721, 297.3436, 297.3558, 297.2178, 296.9353, 296.5191, </text:p>
      <text:p text:style-name="P1"><text:s text:c="4"/>296.1111, 295.7656, 295.5905, 295.7318, 296.1053, 297.0361, 299.5987, </text:p>
      <text:p text:style-name="P1"><text:s text:c="4"/>300.7303, 300.9931, 301.3347, 302.1621, 302.5812, 302.387, 302.2046, </text:p>
      <text:p text:style-name="P1"><text:s text:c="4"/>302.4128, 302.7499, 302.8998, 302.744, 303.0227, 301.9787, 300.8978, </text:p>
      <text:p text:style-name="P1"><text:s text:c="4"/>301.0293, 298.6086, 297.44, 297.126, 297.3642, 297.3248, 297.0573, </text:p>
      <text:p text:style-name="P1"><text:s text:c="4"/>296.8073, 296.5474, 296.3, 296.0784, 295.8712,</text:p>
      <text:p text:style-name="P1"><text:s text:c="2"/>293.9443, 293.7838, 293.6721, 293.5525, 293.3468, 293.1418, 292.9272, </text:p>
      <text:p text:style-name="P1"><text:s text:c="4"/>292.7156, 292.4237, 292.2169, 292.0978, 291.9915, 291.8285, 291.7239, </text:p>
      <text:p text:style-name="P1"><text:s text:c="4"/>291.7426, 291.736, 291.7259, 291.668, 291.6103, 291.4901, 291.3574, </text:p>
      <text:p text:style-name="P1"><text:s text:c="4"/>291.251, 291.1732, 291.1976, 291.1604, 291.1163, 291.1357, 291.2225, </text:p>
      <text:p text:style-name="P1"><text:s text:c="4"/>291.3136, 291.4646, 291.5478, 291.6465, 291.8491, 292.1887, 292.6748, </text:p>
      <text:p text:style-name="P1"><text:s text:c="4"/>293.5321, 295.4095, 295.9536, 296.8274, 296.4879, 294.9048, 292.5689, </text:p>
      <text:p text:style-name="P1"><text:s text:c="4"/>291.932, 292.085, 292.3497, 292.6764, 293.0168, 293.3239, 293.6903, </text:p>
      <text:p text:style-name="P1"><text:s text:c="4"/>294.1088, 294.4312, 294.6845, 294.8887, 295.0924, 295.4468, 295.9617, </text:p>
      <text:p text:style-name="P1"><text:s text:c="4"/>296.6569, 297.343, 298.2153, 298.5669, 298.3026, 297.5902, 296.6087, </text:p>
      <text:p text:style-name="P1"><text:s text:c="4"/>295.8589, 295.3825, 295.3678, 295.593, 296.045, 297.4135, 300.6482, </text:p>
      <text:p text:style-name="P1"><text:s text:c="4"/>301.3485, 301.5501, 301.6699, 302.1261, 302.3372, 301.9724, 301.7363, </text:p>
      <text:p text:style-name="P1"><text:s text:c="4"/>301.729, 302.1195, 302.749, 302.8525, 302.8032, 301.5071, 299.8135, </text:p>
      <text:p text:style-name="P1"><text:s text:c="4"/>299.7791, 297.9593, 295.8635, 295.1461, 295.4927, 295.6423, 295.4474, </text:p>
      <text:p text:style-name="P1"><text:s text:c="4"/>295.1914, 294.8291, 294.5319, 294.3225, 294.1628,</text:p>
      <text:p text:style-name="P1"><text:s text:c="2"/>292.1316, 292.0303, 291.9941, 291.934, 291.7732, 291.6063, 291.4514, </text:p>
      <text:p text:style-name="P1"><text:s text:c="4"/>291.32, 291.1465, 291.0211, 290.9373, 290.844, 290.7617, 290.709, </text:p>
      <text:p text:style-name="P1"><text:s text:c="4"/>290.7547, 290.7778, 290.8184, 290.7845, 290.7334, 290.6336, 290.5055, </text:p>
      <text:p text:style-name="P1"><text:s text:c="4"/>290.4105, 290.3606, 290.412, 290.4738, 290.5243, 290.5543, 290.6372, </text:p>
      <text:p text:style-name="P1"><text:s text:c="4"/>290.7477, 290.9088, 291.0296, 291.2039, 291.4574, 291.7843, 292.2175, </text:p>
      <text:p text:style-name="P1"><text:s text:c="4"/>292.784, 293.9018, 295.1366, 295.4256, 294.9429, 293.7218, 292.0169, </text:p>
      <text:p text:style-name="P1"><text:s text:c="4"/>291.4969, 291.6458, 291.9366, 292.3018, 292.6599, 293.0479, 293.5773, </text:p>
      <text:p text:style-name="P1"><text:s text:c="4"/>294.2104, 294.8381, 295.2604, 295.4512, 295.6552, 295.9669, 296.6229, </text:p>
      <text:p text:style-name="P1"><text:s text:c="4"/>297.8228, 299.0392, 300.0551, 300.0226, 300.4418, 299.257, 297.3205, </text:p>
      <text:p text:style-name="P1"><text:s text:c="4"/>296.1725, 295.7995, 296.2139, 296.4312, 296.4302, 297.721, 301.39, </text:p>
      <text:p text:style-name="P1"><text:s text:c="4"/>301.6836, 301.9161, 302.2123, 302.5105, 302.302, 301.6895, 301.5028, </text:p>
      <text:p text:style-name="P1"><text:s text:c="4"/>301.8701, 302.468, 303.0685, 302.9971, 302.7538, 301.7036, 299.5453, </text:p>
      <text:p text:style-name="P1"><text:s text:c="4"/>297.6328, 297.5244, 294.9123, 293.5434, 293.6031, 293.7976, 293.7325, </text:p>
      <text:p text:style-name="P1"><text:s text:c="4"/>293.483, 293.0172, 292.621, 292.3827, 292.2758,</text:p>
      <text:p text:style-name="P1"><text:s text:c="2"/>290.3763, 290.3442, 290.3446, 290.3305, 290.2515, 290.1392, 290.055, </text:p>
      <text:p text:style-name="P1"><text:s text:c="4"/>290.0064, 289.9273, 289.8987, 289.8396, 289.7917, 289.7958, 289.7979, </text:p>
      <text:p text:style-name="P1"><text:s text:c="4"/>289.837, 289.9265, 290.0015, 289.995, 289.9423, 289.8381, 289.7378, </text:p>
      <text:p text:style-name="P1"><text:s text:c="4"/>289.6464, 289.6616, 289.7619, 289.8919, 289.9636, 289.9785, 290.1027, </text:p>
      <text:p text:style-name="P1"><text:s text:c="4"/>290.2212, 290.3858, 290.5635, 290.7913, 291.0773, 291.3843, 291.731, </text:p>
      <text:p text:style-name="P1"><text:s text:c="4"/>292.0734, 292.5569, 293.0099, 293.1297, 292.9033, 292.2612, 291.4753, </text:p>
      <text:p text:style-name="P1"><text:s text:c="4"/>291.2017, 291.3411, 291.6481, 292.0298, 292.4428, 292.9442, 293.6843, </text:p>
      <text:p text:style-name="P1"><text:s text:c="4"/>294.8118, 296.1086, 296.8587, 296.9992, 297.2009, 297.662, 298.7968, </text:p>
      <text:p text:style-name="P1"><text:s text:c="4"/>300.231, 300.9673, 300.1888, 299.5847, 300.3872, 300.866, 299.0053, </text:p>
      <text:p text:style-name="P1"><text:s text:c="4"/>298.0793, 298.0552, 299.1799, 299.4214, 297.9957, 297.8426, 301.0288, </text:p>
      <text:p text:style-name="P1"><text:s text:c="4"/>301.8921, 302.1097, 302.5656, 302.7449, 302.3363, 301.7264, 301.6397, </text:p>
      <text:p text:style-name="P1"><text:s text:c="4"/>302.2709, 302.9714, 303.261, 302.9799, 302.5596, 301.6963, 299.557, </text:p>
      <text:p text:style-name="P1"><text:s text:c="4"/>296.151, 295.5896, 294.7119, 292.4144, 291.8015, 291.8553, 291.9572, </text:p>
      <text:p text:style-name="P1"><text:s text:c="4"/>291.7729, 291.267, 290.8149, 290.5496, 290.4512,</text:p>
      <text:p text:style-name="P1"><text:s text:c="2"/>288.9122, 288.8589, 288.8766, 288.9235, 288.9219, 288.8756, 288.8588, </text:p>
      <text:p text:style-name="P1"><text:s text:c="4"/>288.8561, 288.8812, 288.9163, 288.9173, 288.9515, 289.0003, 289.0261, </text:p>
      <text:p text:style-name="P1"><text:s text:c="4"/>289.1206, 289.2531, 289.3399, 289.3095, 289.2214, 289.1515, 289.1117, </text:p>
      <text:p text:style-name="P1"><text:s text:c="4"/>289.0834, 289.1294, 289.247, 289.383, 289.4326, 289.4734, 289.6071, </text:p>
      <text:p text:style-name="P1"><text:s text:c="4"/>289.7949, 290.0084, 290.249, 290.5261, 290.7937, 291.0844, 291.3441, </text:p>
      <text:p text:style-name="P1"><text:s text:c="4"/>291.5663, 291.7849, 291.8892, 291.8364, 291.6774, 291.3945, 291.0891, </text:p>
      <text:p text:style-name="P1"><text:s text:c="4"/>291.0298, 291.2174, 291.5191, 291.914, 292.3596, 292.9697, 294.024, </text:p>
      <text:p text:style-name="P1"><text:soft-page-break/><text:s text:c="4"/>296.0961, 298.2467, 299.8483, 300.5979, 301.2846, 301.152, 300.0582, </text:p>
      <text:p text:style-name="P1"><text:s text:c="4"/>299.8778, 300.4251, 300.6008, 300.4622, 300.2132, 301.0664, 301.8545, </text:p>
      <text:p text:style-name="P1"><text:s text:c="4"/>301.1495, 301.3322, 301.9821, 301.3942, 300.9541, 298.012, 299.6219, </text:p>
      <text:p text:style-name="P1"><text:s text:c="4"/>301.3683, 302.0331, 302.3686, 302.3776, 302.1126, 301.7739, 301.8371, </text:p>
      <text:p text:style-name="P1"><text:s text:c="4"/>302.386, 302.947, 303.054, 302.7827, 302.1533, 301.1707, 299.5425, </text:p>
      <text:p text:style-name="P1"><text:s text:c="4"/>295.8492, 293.945, 294.8055, 291.9323, 290.4844, 290.1888, 290.261, </text:p>
      <text:p text:style-name="P1"><text:s text:c="4"/>290.1548, 289.7198, 289.2997, 289.0843, 288.9754,</text:p>
      <text:p text:style-name="P1"><text:s text:c="2"/>287.8296, 287.791, 287.815, 287.8831, 287.9079, 287.9328, 287.9963, </text:p>
      <text:p text:style-name="P1"><text:s text:c="4"/>288.0524, 288.1393, 288.2244, 288.2578, 288.2928, 288.3426, 288.426, </text:p>
      <text:p text:style-name="P1"><text:s text:c="4"/>288.5445, 288.693, 288.7959, 288.7426, 288.6698, 288.6403, 288.6263, </text:p>
      <text:p text:style-name="P1"><text:s text:c="4"/>288.6224, 288.7036, 288.8258, 288.9332, 288.992, 289.07, 289.2515, </text:p>
      <text:p text:style-name="P1"><text:s text:c="4"/>289.5075, 289.8328, 290.2023, 290.5133, 290.7454, 290.9528, 291.166, </text:p>
      <text:p text:style-name="P1"><text:s text:c="4"/>291.3024, 291.3555, 291.341, 291.2837, 291.1788, 291.0634, 290.9709, </text:p>
      <text:p text:style-name="P1"><text:s text:c="4"/>291.0269, 291.2466, 291.5439, 291.9265, 292.3792, 293.083, 294.531, </text:p>
      <text:p text:style-name="P1"><text:s text:c="4"/>297.2934, 299.3256, 299.1747, 299.6147, 300.0493, 299.5433, 298.9942, </text:p>
      <text:p text:style-name="P1"><text:s text:c="4"/>299.4289, 300.0828, 301.4987, 301.0578, 300.5361, 301.1362, 301.3434, </text:p>
      <text:p text:style-name="P1"><text:s text:c="4"/>301.1713, 301.5946, 302.2863, 302.0836, 301.2974, 297.2356, 297.1138, </text:p>
      <text:p text:style-name="P1"><text:s text:c="4"/>298.6483, 300.6958, 302.1361, 302.2765, 302.3701, 302.0201, 301.8096, </text:p>
      <text:p text:style-name="P1"><text:s text:c="4"/>302.1053, 302.3762, 302.2722, 302.2474, 301.6083, 300.7231, 299.1513, </text:p>
      <text:p text:style-name="P1"><text:s text:c="4"/>295.6733, 292.7632, 293.9846, 292.4326, 290.0168, 289.0878, 288.8486, </text:p>
      <text:p text:style-name="P1"><text:s text:c="4"/>288.7117, 288.4267, 288.1501, 287.9969, 287.9041,</text:p>
      <text:p text:style-name="P1"><text:s text:c="2"/>287.1559, 287.1589, 287.2205, 287.3081, 287.3557, 287.4268, 287.5165, </text:p>
      <text:p text:style-name="P1"><text:s text:c="4"/>287.5584, 287.6262, 287.7113, 287.758, 287.798, 287.868, 287.9599, </text:p>
      <text:p text:style-name="P1"><text:s text:c="4"/>288.0491, 288.1664, 288.2651, 288.2776, 288.2794, 288.275, 288.2719, </text:p>
      <text:p text:style-name="P1"><text:s text:c="4"/>288.3071, 288.4187, 288.5251, 288.6266, 288.7331, 288.871, 289.1606, </text:p>
      <text:p text:style-name="P1"><text:s text:c="4"/>289.6073, 290.2133, 290.8152, 291.0884, 291.1468, 291.3245, 291.7446, </text:p>
      <text:p text:style-name="P1"><text:s text:c="4"/>292.0882, 292.0136, 291.7495, 291.5102, 291.3311, 291.2119, 291.1691, </text:p>
      <text:p text:style-name="P1"><text:s text:c="4"/>291.2372, 291.4203, 291.6885, 292.0295, 292.4405, 293.1967, 294.8173, </text:p>
      <text:p text:style-name="P1"><text:s text:c="4"/>297.7975, 299.0239, 299.3615, 300.3914, 300.4538, 299.9746, 299.7524, </text:p>
      <text:p text:style-name="P1"><text:s text:c="4"/>300.1963, 300.481, 302.2276, 301.7573, 301.3615, 301.5201, 301.0697, </text:p>
      <text:p text:style-name="P1"><text:s text:c="4"/>301.1671, 301.8906, 302.3059, 302.711, 301.6942, 296.6532, 295.5902, </text:p>
      <text:p text:style-name="P1"><text:s text:c="4"/>296.3159, 297.7565, 299.1567, 302.4895, 302.9444, 302.4041, 301.7599, </text:p>
      <text:p text:style-name="P1"><text:s text:c="4"/>301.7075, 301.8069, 301.5125, 301.3847, 300.937, 300.1183, 298.2924, </text:p>
      <text:p text:style-name="P1"><text:s text:c="4"/>295.1732, 292.1233, 292.8799, 293.1921, 290.1497, 288.7219, 288.0947, </text:p>
      <text:p text:style-name="P1"><text:s text:c="4"/>287.7734, 287.5011, 287.3071, 287.2302, 287.1954,</text:p>
      <text:p text:style-name="P1"><text:s text:c="2"/>286.8442, 286.899, 287.0121, 287.1298, 287.2269, 287.311, 287.3542, </text:p>
      <text:p text:style-name="P1"><text:s text:c="4"/>287.3361, 287.3494, 287.393, 287.4141, 287.4602, 287.5104, 287.5354, </text:p>
      <text:p text:style-name="P1"><text:s text:c="4"/>287.5991, 287.692, 287.8293, 287.9181, 287.9725, 287.9832, 288.024, </text:p>
      <text:p text:style-name="P1"><text:s text:c="4"/>288.1227, 288.2899, 288.4339, 288.5778, 288.789, 289.1239, 289.6632, </text:p>
      <text:p text:style-name="P1"><text:s text:c="4"/>290.5748, 291.7745, 292.4195, 292.8584, 292.5183, 292.7397, 293.6564, </text:p>
      <text:p text:style-name="P1"><text:s text:c="4"/>294.3057, 294.0317, 293.2482, 292.4999, 292.0863, 291.8408, 291.7099, </text:p>
      <text:p text:style-name="P1"><text:s text:c="4"/>291.6836, 291.7589, 291.969, 292.2701, 292.6561, 293.3605, 294.8227, </text:p>
      <text:p text:style-name="P1"><text:s text:c="4"/>297.7166, 300.0882, 301.5392, 302.7865, 303.2379, 302.7282, 302.3197, </text:p>
      <text:p text:style-name="P1"><text:s text:c="4"/>301.6275, 301.5042, 302.8333, 302.8758, 302.4156, 301.8142, 301.0014, </text:p>
      <text:p text:style-name="P1"><text:s text:c="4"/>301.6259, 302.5092, 302.3145, 302.9297, 302.7233, 298.5461, 296.7455, </text:p>
      <text:p text:style-name="P1"><text:s text:c="4"/>297.0922, 298.5027, 300.5707, 302.8004, 303.3351, 302.3949, 301.5301, </text:p>
      <text:p text:style-name="P1"><text:s text:c="4"/>301.2833, 301.3282, 301.0358, 300.5456, 300.2734, 299.1161, 297.0109, </text:p>
      <text:p text:style-name="P1"><text:s text:c="4"/>294.4532, 291.982, 292.719, 293.9962, 291.0053, 289.314, 288.2153, </text:p>
      <text:p text:style-name="P1"><text:s text:c="4"/>287.5142, 287.0328, 286.833, 286.7832, 286.8091,</text:p>
      <text:p text:style-name="P1"><text:s text:c="2"/>286.7243, 286.8401, 287.0055, 287.1276, 287.2189, 287.2618, 287.2397, </text:p>
      <text:p text:style-name="P1"><text:s text:c="4"/>287.2049, 287.1925, 287.1966, 287.2051, 287.2223, 287.2553, 287.2938, </text:p>
      <text:p text:style-name="P1"><text:s text:c="4"/>287.3568, 287.4832, 287.6459, 287.7555, 287.8334, 287.9204, 288.0708, </text:p>
      <text:p text:style-name="P1"><text:s text:c="4"/>288.2973, 288.5644, 288.8373, 289.164, 289.5749, 290.1131, 291.0521, </text:p>
      <text:p text:style-name="P1"><text:s text:c="4"/>292.685, 294.6641, 294.1176, 295.8798, 294.5322, 294.6677, 295.9715, </text:p>
      <text:p text:style-name="P1"><text:s text:c="4"/>296.5245, 297.3277, 295.4427, 294.1013, 293.2678, 292.8431, 292.5787, </text:p>
      <text:p text:style-name="P1"><text:s text:c="4"/>292.423, 292.3712, 292.5603, 292.9082, 293.3584, 293.9689, 295.2016, </text:p>
      <text:p text:style-name="P1"><text:s text:c="4"/>297.8203, 300.6485, 302.514, 303.7685, 304.1638, 303.8151, 303.027, </text:p>
      <text:p text:style-name="P1"><text:s text:c="4"/>302.5039, 302.9626, 303.4615, 301.9267, 301.5211, 301.4467, 299.3555, </text:p>
      <text:p text:style-name="P1"><text:s text:c="4"/>300.2852, 300.8673, 302.5844, 304.2396, 304.2289, 303.4472, 302.4817, </text:p>
      <text:p text:style-name="P1"><text:soft-page-break/><text:s text:c="4"/>302.2343, 302.2899, 301.994, 301.0497, 302.0306, 300.6099, 300.9615, </text:p>
      <text:p text:style-name="P1"><text:s text:c="4"/>301.197, 301.3388, 300.8594, 299.982, 299.5367, 297.982, 296.0292, </text:p>
      <text:p text:style-name="P1"><text:s text:c="4"/>294.6651, 293.294, 293.4457, 295.3694, 293.3626, 291.8951, 289.9684, </text:p>
      <text:p text:style-name="P1"><text:s text:c="4"/>288.5777, 287.5345, 286.9178, 286.6895, 286.6641,</text:p>
      <text:p text:style-name="P1"><text:s text:c="2"/>286.7368, 286.8463, 286.9842, 287.0896, 287.153, 287.1619, 287.1508, </text:p>
      <text:p text:style-name="P1"><text:s text:c="4"/>287.1371, 287.1371, 287.1566, 287.1772, 287.2187, 287.3037, 287.3951, </text:p>
      <text:p text:style-name="P1"><text:s text:c="4"/>287.517, 287.6633, 287.8013, 287.9254, 288.0761, 288.3321, 288.7065, </text:p>
      <text:p text:style-name="P1"><text:s text:c="4"/>289.1574, 289.6402, 290.125, 290.6128, 291.2188, 292.0201, 293.3094, </text:p>
      <text:p text:style-name="P1"><text:s text:c="4"/>295.1196, 296.7315, 294.3815, 296.9947, 295.9637, 296.2099, 297.6262, </text:p>
      <text:p text:style-name="P1"><text:s text:c="4"/>297.5903, 298.6454, 298.793, 296.062, 294.7531, 293.9785, 293.6614, </text:p>
      <text:p text:style-name="P1"><text:s text:c="4"/>293.4849, 293.4735, 293.7313, 294.2392, 294.9667, 295.775, 297.1271, </text:p>
      <text:p text:style-name="P1"><text:s text:c="4"/>299.5039, 301.9443, 301.1621, 301.417, 301.9087, 301.4346, 302.649, </text:p>
      <text:p text:style-name="P1"><text:s text:c="4"/>304.1965, 304.7014, 304.0618, 301.414, 300.5721, 300.2487, 299.1856, </text:p>
      <text:p text:style-name="P1"><text:s text:c="4"/>299.3863, 298.7702, 301.5341, 304.3705, 305.4492, 304.0395, 302.8882, </text:p>
      <text:p text:style-name="P1"><text:s text:c="4"/>301.3178, 300.4336, 299.6705, 298.8954, 299.9216, 299.8686, 299.7647, </text:p>
      <text:p text:style-name="P1"><text:s text:c="4"/>299.8013, 300.701, 300.7721, 299.3424, 298.6534, 297.2851, 295.4242, </text:p>
      <text:p text:style-name="P1"><text:s text:c="4"/>295.3087, 294.7552, 294.4753, 295.3335, 295.8364, 294.2822, 292.1302, </text:p>
      <text:p text:style-name="P1"><text:s text:c="4"/>291.8369, 290.0487, 288.3286, 287.2887, 286.845,</text:p>
      <text:p text:style-name="P1"><text:s text:c="2"/>287.1146, 286.9944, 287.0757, 287.1418, 287.1634, 287.1893, 287.2565, </text:p>
      <text:p text:style-name="P1"><text:s text:c="4"/>287.3512, 287.4641, 287.5944, 287.721, 287.8812, 288.0566, 288.2419, </text:p>
      <text:p text:style-name="P1"><text:s text:c="4"/>288.4123, 288.5403, 288.6403, 288.7781, 289.0744, 289.5964, 290.3822, </text:p>
      <text:p text:style-name="P1"><text:s text:c="4"/>291.1562, 291.8827, 292.6414, 293.1702, 294.0516, 294.996, 296.2592, </text:p>
      <text:p text:style-name="P1"><text:s text:c="4"/>298.3787, 297.9925, 294.7097, 295.8938, 296.7318, 297.1337, 298.8983, </text:p>
      <text:p text:style-name="P1"><text:s text:c="4"/>299.046, 299.5645, 301.1292, 300.1469, 297.1417, 295.6925, 295.0131, </text:p>
      <text:p text:style-name="P1"><text:s text:c="4"/>294.9457, 295.1315, 295.6017, 296.8755, 298.858, 300.3746, 301.4242, </text:p>
      <text:p text:style-name="P1"><text:s text:c="4"/>301.3032, 300.3763, 299.6495, 299.7904, 298.6949, 297.6168, 301.6379, </text:p>
      <text:p text:style-name="P1"><text:s text:c="4"/>304.3862, 302.9546, 301.675, 300.5081, 300.3139, 299.8179, 300.4701, </text:p>
      <text:p text:style-name="P1"><text:s text:c="4"/>299.9123, 299.6264, 301.0023, 304.1521, 304.5385, 301.3217, 299.4645, </text:p>
      <text:p text:style-name="P1"><text:s text:c="4"/>299.2875, 299.1317, 298.9318, 299.1166, 298.8839, 298.7901, 299.3777, </text:p>
      <text:p text:style-name="P1"><text:s text:c="4"/>300.7409, 299.3445, 299.828, 299.103, 297.9933, 296.5076, 295.3291, </text:p>
      <text:p text:style-name="P1"><text:s text:c="4"/>296.0469, 296.1606, 295.618, 295.2016, 295.1541, 295.7273, 291.7391, </text:p>
      <text:p text:style-name="P1"><text:s text:c="4"/>293.0084, 290.5758, 290.8927, 289.1335, 287.767,</text:p>
      <text:p text:style-name="P1"><text:s text:c="2"/>288.2542, 287.6674, 287.5085, 287.5396, 287.6034, 287.7316, 287.9857, </text:p>
      <text:p text:style-name="P1"><text:s text:c="4"/>288.3403, 288.7259, 289.1478, 289.6395, 290.1026, 290.4991, 290.8301, </text:p>
      <text:p text:style-name="P1"><text:s text:c="4"/>290.9965, 290.9899, 290.9539, 291.0464, 291.5134, 292.2816, 293.638, </text:p>
      <text:p text:style-name="P1"><text:s text:c="4"/>294.2473, 295.1158, 296.5378, 296.5878, 298.1941, 298.4788, 298.8645, </text:p>
      <text:p text:style-name="P1"><text:s text:c="4"/>299.3583, 298.7983, 296.0837, 297.1096, 297.3462, 297.7491, 301.0544, </text:p>
      <text:p text:style-name="P1"><text:s text:c="4"/>300.5499, 301.2936, 302.3047, 302.3713, 301.887, 298.818, 296.8283, </text:p>
      <text:p text:style-name="P1"><text:s text:c="4"/>297.048, 297.3677, 299.4734, 302.7766, 298.1196, 300.1631, 298.6189, </text:p>
      <text:p text:style-name="P1"><text:s text:c="4"/>298.0703, 298.1325, 298.1709, 298.3629, 297.9644, 297.8776, 299.3261, </text:p>
      <text:p text:style-name="P1"><text:s text:c="4"/>300.4561, 299.0816, 299.0504, 299.1093, 299.8102, 300.0184, 300.7292, </text:p>
      <text:p text:style-name="P1"><text:s text:c="4"/>299.4453, 299.7701, 303.5128, 305.0031, 301.6826, 298.8724, 298.5067, </text:p>
      <text:p text:style-name="P1"><text:s text:c="4"/>299.2321, 299.0513, 298.5392, 298.6425, 298.308, 298.8682, 301.6936, </text:p>
      <text:p text:style-name="P1"><text:s text:c="4"/>303.044, 300.3248, 299.4906, 299.0291, 299.0809, 297.5791, 295.7956, </text:p>
      <text:p text:style-name="P1"><text:s text:c="4"/>295.9372, 297.0292, 296.8066, 296.6362, 296.473, 296.5135, 293.6239, </text:p>
      <text:p text:style-name="P1"><text:s text:c="4"/>288.4403, 290.0422, 293.9056, 291.4346, 289.5992,</text:p>
      <text:p text:style-name="P1"><text:s text:c="2"/>290.3268, 289.4912, 289.0485, 288.9653, 289.123, 289.4994, 290.1104, </text:p>
      <text:p text:style-name="P1"><text:s text:c="4"/>290.846, 291.6847, 292.4676, 293.624, 293.7778, 293.918, 293.7769, </text:p>
      <text:p text:style-name="P1"><text:s text:c="4"/>294.646, 295.9162, 294.9729, 294.9556, 295.0193, 296.2364, 296.9352, </text:p>
      <text:p text:style-name="P1"><text:s text:c="4"/>296.4644, 296.822, 297.3928, 297.8027, 298.4427, 299.0173, 299.2499, </text:p>
      <text:p text:style-name="P1"><text:s text:c="4"/>298.795, 297.3649, 297.2188, 301.0903, 298.2827, 298.5958, 302.3467, </text:p>
      <text:p text:style-name="P1"><text:s text:c="4"/>302.054, 302.2785, 302.8491, 302.8691, 302.3897, 302.8603, 298.7248, </text:p>
      <text:p text:style-name="P1"><text:s text:c="4"/>300.648, 302.1705, 302.2673, 301.626, 300.1506, 299.9767, 300.172, </text:p>
      <text:p text:style-name="P1"><text:s text:c="4"/>300.3653, 300.653, 300.6384, 299.7269, 299.4347, 299.2131, 299.3055, </text:p>
      <text:p text:style-name="P1"><text:s text:c="4"/>299.0899, 299.4242, 299.6641, 300.2728, 301.0638, 300.4069, 299.2859, </text:p>
      <text:p text:style-name="P1"><text:s text:c="4"/>300.0942, 300.0786, 302.85, 303.9257, 301.0541, 300.7587, 299.1746, </text:p>
      <text:p text:style-name="P1"><text:s text:c="4"/>299.0234, 298.8175, 298.2596, 298.2951, 298.5523, 298.8475, 298.999, </text:p>
      <text:p text:style-name="P1"><text:s text:c="4"/>300.5793, 302.1757, 301.5471, 299.4125, 298.3978, 297.2605, 298.183, </text:p>
      <text:p text:style-name="P1"><text:s text:c="4"/>297.9483, 298.0652, 299.2581, 299.5799, 298.3143, 296.9518, 295.1371, </text:p>
      <text:p text:style-name="P1"><text:soft-page-break/><text:s text:c="4"/>293.1901, 296.6817, 296.2939, 294.0488, 292.0552,</text:p>
      <text:p text:style-name="P1"><text:s text:c="2"/>292.9031, 292.6675, 292.2842, 292.0945, 292.2448, 292.6993, 293.7503, </text:p>
      <text:p text:style-name="P1"><text:s text:c="4"/>294.6211, 295.0538, 294.7528, 293.6488, 292.7654, 293.2426, 292.9842, </text:p>
      <text:p text:style-name="P1"><text:s text:c="4"/>293.7501, 296.0361, 297.5796, 298.3136, 298.4401, 298.562, 298.4651, </text:p>
      <text:p text:style-name="P1"><text:s text:c="4"/>298.9084, 299.4502, 299.2298, 298.7678, 298.8443, 299.9496, 301.0026, </text:p>
      <text:p text:style-name="P1"><text:s text:c="4"/>301.72, 301.9297, 302.5215, 303.6599, 301.0117, 300.9995, 303.7061, </text:p>
      <text:p text:style-name="P1"><text:s text:c="4"/>303.25, 302.45, 302.8517, 303.5882, 304.3035, 305.4036, 303.3936, </text:p>
      <text:p text:style-name="P1"><text:s text:c="4"/>304.3206, 303.5187, 301.4265, 303.6455, 303.5577, 302.6356, 302.1407, </text:p>
      <text:p text:style-name="P1"><text:s text:c="4"/>301.4366, 301.4188, 301.775, 300.2981, 301.4514, 301.1223, 300.0763, </text:p>
      <text:p text:style-name="P1"><text:s text:c="4"/>299.2492, 301.3767, 301.008, 300.9997, 301.1692, 301.6269, 301.1224, </text:p>
      <text:p text:style-name="P1"><text:s text:c="4"/>300.1003, 299.6015, 300.6432, 300.8393, 300.3222, 300.8605, 299.5339, </text:p>
      <text:p text:style-name="P1"><text:s text:c="4"/>299.4186, 299.0698, 298.3252, 297.4901, 297.8896, 300.3479, 301.0038, </text:p>
      <text:p text:style-name="P1"><text:s text:c="4"/>298.3649, 299.6784, 300.8023, 300.0202, 298.9142, 296.6813, 297.7609, </text:p>
      <text:p text:style-name="P1"><text:s text:c="4"/>298.6372, 299.7144, 301.1932, 300.9201, 299.4326, 296.5367, 294.2193, </text:p>
      <text:p text:style-name="P1"><text:s text:c="4"/>294.5524, 297.5331, 296.4273, 295.3373, 295.8672,</text:p>
      <text:p text:style-name="P1"><text:s text:c="2"/>300.1822, 299.4721, 299.106, 297.8129, 297.6875, 297.7676, 296.5928, </text:p>
      <text:p text:style-name="P1"><text:s text:c="4"/>296.6041, 296.4932, 296.3768, 296.6779, 296.7577, 296.7201, 296.8336, </text:p>
      <text:p text:style-name="P1"><text:s text:c="4"/>296.9593, 297.6863, 298.1926, 298.4958, 298.6682, 298.6718, 298.8651, </text:p>
      <text:p text:style-name="P1"><text:s text:c="4"/>299.7392, 299.9222, 298.416, 296.8936, 297.9928, 301.7333, 303.4359, </text:p>
      <text:p text:style-name="P1"><text:s text:c="4"/>304.1904, 304.7001, 304.5715, 303.7362, 302.6503, 301.9726, 302.1882, </text:p>
      <text:p text:style-name="P1"><text:s text:c="4"/>302.6495, 302.9116, 303.7721, 305.0152, 305.639, 306.095, 304.9681, </text:p>
      <text:p text:style-name="P1"><text:s text:c="4"/>305.5324, 305.558, 304.6914, 304.1564, 304.1299, 303.8138, 303.8053, </text:p>
      <text:p text:style-name="P1"><text:s text:c="4"/>302.1698, 301.863, 302.4483, 302.0483, 301.9792, 301.5518, 301.4366, </text:p>
      <text:p text:style-name="P1"><text:s text:c="4"/>301.6614, 301.0446, 300.0138, 301.1213, 301.933, 303.0702, 303.1158, </text:p>
      <text:p text:style-name="P1"><text:s text:c="4"/>301.742, 299.6, 300.7442, 300.1503, 297.7381, 297.3546, 296.5953, </text:p>
      <text:p text:style-name="P1"><text:s text:c="4"/>297.7711, 299.0735, 298.4845, 297.0604, 297.3417, 297.3081, 299.5756, </text:p>
      <text:p text:style-name="P1"><text:s text:c="4"/>299.7576, 300.0291, 301.0987, 300.4393, 300.7237, 299.0775, 298.9827, </text:p>
      <text:p text:style-name="P1"><text:s text:c="4"/>300.4397, 301.4773, 301.5503, 300.3482, 299.7904, 296.6568, 294.2433, </text:p>
      <text:p text:style-name="P1"><text:s text:c="4"/>298.3772, 301.3732, 300.7102, 300.0337, 299.9977,</text:p>
      <text:p text:style-name="P1"><text:s text:c="2"/>302.7586, 302.1722, 301.7646, 301.0701, 300.498, 299.8279, 298.8331, </text:p>
      <text:p text:style-name="P1"><text:s text:c="4"/>298.5575, 298.8053, 299.405, 299.3738, 299.1403, 298.8964, 298.637, </text:p>
      <text:p text:style-name="P1"><text:s text:c="4"/>298.4843, 298.626, 298.7788, 298.6602, 298.5915, 298.9061, 299.2129, </text:p>
      <text:p text:style-name="P1"><text:s text:c="4"/>299.4191, 298.6228, 298.0955, 298.7932, 300.9767, 303.8719, 305.0339, </text:p>
      <text:p text:style-name="P1"><text:s text:c="4"/>305.1407, 305.331, 305.331, 304.0377, 303.2994, 303.2943, 303.4347, </text:p>
      <text:p text:style-name="P1"><text:s text:c="4"/>304.2776, 304.952, 305.445, 305.7764, 304.826, 304.1017, 303.7661, </text:p>
      <text:p text:style-name="P1"><text:s text:c="4"/>304.2633, 304.2866, 304.0232, 304.0004, 304.0724, 304.1102, 303.9199, </text:p>
      <text:p text:style-name="P1"><text:s text:c="4"/>303.4349, 303.1383, 303.4298, 302.8914, 302.7129, 302.0152, 301.3892, </text:p>
      <text:p text:style-name="P1"><text:s text:c="4"/>301.4171, 301.0176, 302.0554, 301.7508, 300.9012, 301.8182, 302.0439, </text:p>
      <text:p text:style-name="P1"><text:s text:c="4"/>301.7182, 301.2086, 300.3567, 299.1006, 295.8328, 295.3032, 296.2405, </text:p>
      <text:p text:style-name="P1"><text:s text:c="4"/>296.3727, 298.3634, 299.0662, 298.8955, 299.0867, 298.7699, 299.035, </text:p>
      <text:p text:style-name="P1"><text:s text:c="4"/>299.7092, 300.4117, 299.936, 299.7822, 300.1585, 300.1003, 299.4091, </text:p>
      <text:p text:style-name="P1"><text:s text:c="4"/>300.2452, 301.772, 301.3789, 300.2402, 301.2908, 297.9846, 297.0791, </text:p>
      <text:p text:style-name="P1"><text:s text:c="4"/>303.2531, 303.1538, 303.2824, 304.0209, 302.5315,</text:p>
      <text:p text:style-name="P1"><text:s text:c="2"/>303.1071, 302.2993, 301.803, 301.5454, 301.8271, 300.5095, 299.7969, </text:p>
      <text:p text:style-name="P1"><text:s text:c="4"/>299.7544, 299.8824, 300.2285, 300.1098, 299.657, 299.5317, 299.5071, </text:p>
      <text:p text:style-name="P1"><text:s text:c="4"/>299.8091, 300.0767, 299.9439, 299.5986, 299.3468, 298.804, 298.2215, </text:p>
      <text:p text:style-name="P1"><text:s text:c="4"/>298.4763, 299.4977, 301.3296, 303.0591, 304.4829, 305.6922, 305.8476, </text:p>
      <text:p text:style-name="P1"><text:s text:c="4"/>305.4456, 305.7293, 306.1513, 306.8445, 306.7621, 306.804, 306.8723, </text:p>
      <text:p text:style-name="P1"><text:s text:c="4"/>307.232, 306.9163, 304.8573, 303.7234, 303.2759, 303.5677, 304.0792, </text:p>
      <text:p text:style-name="P1"><text:s text:c="4"/>304.1224, 304.0465, 303.9429, 304.1495, 304.4131, 304.5884, 304.5066, </text:p>
      <text:p text:style-name="P1"><text:s text:c="4"/>304.3761, 305.0748, 306.278, 305.8246, 304.7523, 303.5143, 302.4824, </text:p>
      <text:p text:style-name="P1"><text:s text:c="4"/>302.9688, 301.795, 302.1492, 302.971, 301.2658, 301.493, 300.9157, </text:p>
      <text:p text:style-name="P1"><text:s text:c="4"/>299.9524, 299.773, 299.5472, 298.9923, 297.6815, 297.1524, 297.3168, </text:p>
      <text:p text:style-name="P1"><text:s text:c="4"/>297.5601, 297.9233, 298.1643, 299.4239, 299.75, 300.6825, 301.319, </text:p>
      <text:p text:style-name="P1"><text:s text:c="4"/>299.4114, 299.3836, 300.3144, 300.3464, 300.7097, 301.1412, 300.1429, </text:p>
      <text:p text:style-name="P1"><text:s text:c="4"/>299.9768, 300.5211, 299.3686, 298.884, 299.399, 296.8442, 295.1824, </text:p>
      <text:p text:style-name="P1"><text:s text:c="4"/>297.082, 299.0743, 302.3185, 303.2853, 302.88,</text:p>
      <text:p text:style-name="P1"><text:s text:c="2"/>298.5154, 298.6957, 299.1669, 300.4686, 301.4952, 301.5968, 301.3412, </text:p>
      <text:p text:style-name="P1"><text:s text:c="4"/>301.3013, 301.3223, 301.2316, 300.75, 300.0234, 299.8429, 300.0283, </text:p>
      <text:p text:style-name="P1"><text:soft-page-break/><text:s text:c="4"/>300.2111, 300.1415, 299.9951, 299.8895, 299.8754, 299.4954, 299.1874, </text:p>
      <text:p text:style-name="P1"><text:s text:c="4"/>299.6252, 300.0406, 301.2043, 303.3928, 305.5085, 306.8976, 307.1422, </text:p>
      <text:p text:style-name="P1"><text:s text:c="4"/>307.5428, 307.1385, 306.4291, 306.236, 306.4883, 307.0214, 307.4206, </text:p>
      <text:p text:style-name="P1"><text:s text:c="4"/>307.9017, 307.0078, 304.8817, 303.9865, 304.4348, 304.4539, 304.2284, </text:p>
      <text:p text:style-name="P1"><text:s text:c="4"/>303.9598, 303.7791, 303.6085, 303.6927, 303.6021, 303.5262, 303.5405, </text:p>
      <text:p text:style-name="P1"><text:s text:c="4"/>304.0432, 305.2246, 305.5789, 305.4098, 305.5596, 304.8778, 304.1197, </text:p>
      <text:p text:style-name="P1"><text:s text:c="4"/>304.0398, 303.2538, 302.7164, 303.2079, 302.9105, 301.8248, 301.0016, </text:p>
      <text:p text:style-name="P1"><text:s text:c="4"/>300.6569, 300.4299, 300.2068, 299.9907, 299.6942, 299.4121, 299.4688, </text:p>
      <text:p text:style-name="P1"><text:s text:c="4"/>300.3549, 300.8384, 300.192, 300.8383, 301.4139, 301.9576, 302.6905, </text:p>
      <text:p text:style-name="P1"><text:s text:c="4"/>302.5077, 301.9335, 301.5139, 301.2958, 301.5322, 301.3286, 301.0408, </text:p>
      <text:p text:style-name="P1"><text:s text:c="4"/>300.5787, 300.0779, 299.4059, 298.824, 300.005, 297.4267, 294.026, </text:p>
      <text:p text:style-name="P1"><text:s text:c="4"/>292.5786, 293.1535, 295.3858, 296.9037, 298.1219,</text:p>
      <text:p text:style-name="P1"><text:s text:c="2"/>292.1146, 292.7091, 293.8262, 295.7986, 296.7141, 296.4343, 296.1691, </text:p>
      <text:p text:style-name="P1"><text:s text:c="4"/>296.883, 297.2085, 296.8596, 296.8188, 296.8973, 297.1803, 297.6325, </text:p>
      <text:p text:style-name="P1"><text:s text:c="4"/>297.6101, 297.4463, 297.5929, 298.8586, 300.1997, 300.4862, 299.7061, </text:p>
      <text:p text:style-name="P1"><text:s text:c="4"/>300.3, 300.5736, 301.4406, 303.295, 304.7726, 305.897, 305.8112, </text:p>
      <text:p text:style-name="P1"><text:s text:c="4"/>305.6558, 304.4828, 303.9223, 303.9493, 304.4785, 305.3766, 307.16, </text:p>
      <text:p text:style-name="P1"><text:s text:c="4"/>308.23, 308.0789, 307.1103, 305.3893, 304.7903, 304.3754, 304.6523, </text:p>
      <text:p text:style-name="P1"><text:s text:c="4"/>304.6495, 304.314, 304.4965, 304.4763, 304.2902, 303.812, 303.341, </text:p>
      <text:p text:style-name="P1"><text:s text:c="4"/>303.9547, 305.4753, 305.6806, 305.5877, 305.5505, 305.0196, 304.1098, </text:p>
      <text:p text:style-name="P1"><text:s text:c="4"/>303.9091, 303.7738, 303.2827, 303.2555, 303.2508, 303.422, 302.6743, </text:p>
      <text:p text:style-name="P1"><text:s text:c="4"/>302.5535, 302.7185, 302.7513, 302.8343, 303.0219, 302.8756, 302.6853, </text:p>
      <text:p text:style-name="P1"><text:s text:c="4"/>302.4969, 302.6158, 302.4322, 303.176, 303.8248, 304.0579, 304.1227, </text:p>
      <text:p text:style-name="P1"><text:s text:c="4"/>304.2038, 304.033, 303.6855, 302.9008, 302.3688, 301.8792, 301.4629, </text:p>
      <text:p text:style-name="P1"><text:s text:c="4"/>301.2183, 300.983, 300.5137, 300.0367, 299.4544, 298.402, 296.9691, </text:p>
      <text:p text:style-name="P1"><text:s text:c="4"/>295.212, 295.5144, 295.1609, 293.1861, 291.6586,</text:p>
      <text:p text:style-name="P1"><text:s text:c="2"/>298.6292, 299.0325, 298.8045, 298.6482, 298.4788, 297.6722, 297.1026, </text:p>
      <text:p text:style-name="P1"><text:s text:c="4"/>296.7574, 297.5029, 297.9858, 298.9937, 299.9272, 300.1034, 300.3596, </text:p>
      <text:p text:style-name="P1"><text:s text:c="4"/>300.5093, 300.3264, 300.1489, 300.9382, 301.7194, 301.8842, 301.9282, </text:p>
      <text:p text:style-name="P1"><text:s text:c="4"/>302.4545, 303.0573, 303.4437, 304.2319, 304.4369, 304.7019, 304.6756, </text:p>
      <text:p text:style-name="P1"><text:s text:c="4"/>304.5723, 304.1401, 303.767, 303.5664, 303.5307, 303.563, 304.306, </text:p>
      <text:p text:style-name="P1"><text:s text:c="4"/>304.864, 305.0025, 305.0309, 304.708, 304.5479, 304.4797, 304.5461, </text:p>
      <text:p text:style-name="P1"><text:s text:c="4"/>304.5802, 304.6186, 304.6096, 304.6205, 304.3978, 304.9264, 304.755, </text:p>
      <text:p text:style-name="P1"><text:s text:c="4"/>304.7953, 304.7832, 304.6088, 304.7709, 304.6416, 304.4171, 303.91, </text:p>
      <text:p text:style-name="P1"><text:s text:c="4"/>303.6548, 303.4736, 303.0576, 303.0329, 302.942, 303.0192, 303.5399, </text:p>
      <text:p text:style-name="P1"><text:s text:c="4"/>303.6297, 303.3707, 303.5254, 303.9098, 304.2277, 304.1574, 303.6684, </text:p>
      <text:p text:style-name="P1"><text:s text:c="4"/>303.0519, 302.8798, 302.2568, 302.7407, 302.8203, 302.9539, 302.9737, </text:p>
      <text:p text:style-name="P1"><text:s text:c="4"/>303.1418, 303.3474, 303.6082, 303.3495, 302.7189, 302.622, 302.4986, </text:p>
      <text:p text:style-name="P1"><text:s text:c="4"/>302.2872, 302.0617, 301.5622, 301.3216, 301.0978, 300.5121, 299.7656, </text:p>
      <text:p text:style-name="P1"><text:s text:c="4"/>298.9474, 298.6354, 298.1455, 297.9002, 297.7746,</text:p>
      <text:p text:style-name="P1"><text:s text:c="2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 300.7343, 300.7343, </text:p>
      <text:p text:style-name="P1"><text:s text:c="4"/>300.7343, 300.7343, 300.7343, 300.7343, 300.7343,</text:p>
      <text:p text:style-name="P1"><text:s text:c="2"/><office:annotation><dc:creator>CNangini </dc:creator><dc:date>2018-09-07T15:53:34.116397038</dc:date><loext:sender-initials>C</loext:sender-initials><text:p text:style-name="P2"><text:span text:style-name="T3">FEB</text:span></text:p></office:annotation><text:span text:style-name="T2">272.1527</text:span>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oft-page-break/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 272.1527, 272.1527, </text:p>
      <text:p text:style-name="P1"><text:s text:c="4"/>272.1527, 272.1527, 272.1527, 272.1527, 272.1527,</text:p>
      <text:p text:style-name="P1"><text:s text:c="2"/>271.8541, 271.8825, 271.9117, 271.9401, 271.9777, 272.0344, 272.061, </text:p>
      <text:p text:style-name="P1"><text:s text:c="4"/>272.086, 272.1108, 272.135, 272.1692, 272.1997, 272.2269, 272.2497, </text:p>
      <text:p text:style-name="P1"><text:s text:c="4"/>272.2725, 272.3004, 272.3285, 272.3551, 272.3746, 272.3906, 272.4087, </text:p>
      <text:p text:style-name="P1"><text:s text:c="4"/>272.4234, 272.4381, 272.4514, 272.4604, 272.467, 272.4727, 272.4766, </text:p>
      <text:p text:style-name="P1"><text:s text:c="4"/>272.4785, 272.4785, 272.4784, 272.478, 272.4762, 272.4702, 272.4613, </text:p>
      <text:p text:style-name="P1"><text:s text:c="4"/>272.4503, 272.4397, 272.4261, 272.4143, 272.402, 272.3865, 272.3673, </text:p>
      <text:p text:style-name="P1"><text:s text:c="4"/>272.3491, 272.3327, 272.3173, 272.3003, 272.283, 272.2642, 272.2466, </text:p>
      <text:p text:style-name="P1"><text:s text:c="4"/>272.2328, 272.2189, 272.2046, 272.1841, 272.1506, 272.1369, 272.1221, </text:p>
      <text:p text:style-name="P1"><text:s text:c="4"/>272.1087, 272.0923, 272.071, 272.051, 272.032, 272.0122, 271.9937, </text:p>
      <text:p text:style-name="P1"><text:s text:c="4"/>271.9701, 271.9466, 271.9238, 271.9014, 271.8781, 271.8563, 271.8351, </text:p>
      <text:p text:style-name="P1"><text:s text:c="4"/>271.8118, 271.7861, 271.763, 271.7437, 271.7254, 271.7089, 271.6908, </text:p>
      <text:p text:style-name="P1"><text:s text:c="4"/>271.6696, 271.6593, 271.6507, 271.6448, 271.6409, 271.632, 271.627, </text:p>
      <text:p text:style-name="P1"><text:s text:c="4"/>271.6264, 271.6281, 271.6334, 271.6434, 271.6541, 271.6657, 271.6856, </text:p>
      <text:p text:style-name="P1"><text:s text:c="4"/>271.7064, 271.7262, 271.7521, 271.7813, 271.8164,</text:p>
      <text:p text:style-name="P1"><text:s text:c="2"/>271.3391, 271.4285, 271.502, 271.5742, 271.6609, 271.7579, 271.8156, </text:p>
      <text:p text:style-name="P1"><text:s text:c="4"/>271.8885, 272.0051, 272.0603, 272.1138, 272.1832, 272.2182, 272.2781, </text:p>
      <text:p text:style-name="P1"><text:s text:c="4"/>272.3333, 272.3803, 272.4186, 272.4614, 272.5146, 272.5536, 272.5931, </text:p>
      <text:p text:style-name="P1"><text:s text:c="4"/>272.6226, 272.6514, 272.6715, 272.689, 272.6995, 272.7052, 272.7066, </text:p>
      <text:p text:style-name="P1"><text:s text:c="4"/>272.7042, 272.6951, 272.6852, 272.6741, 272.6493, 272.6256, 272.6059, </text:p>
      <text:p text:style-name="P1"><text:s text:c="4"/>272.5775, 272.5461, 272.5174, 272.4924, 272.4641, 272.438, 272.413, </text:p>
      <text:p text:style-name="P1"><text:s text:c="4"/>272.389, 272.3607, 272.3315, 272.3051, 272.2783, 272.2543, 272.2341, </text:p>
      <text:p text:style-name="P1"><text:s text:c="4"/>272.2057, 272.1813, 272.1676, 272.148, 272.1144, 272.1015, 272.0838, </text:p>
      <text:p text:style-name="P1"><text:s text:c="4"/>272.0543, 272.0293, 272.0092, 271.9794, 271.9477, 271.9181, 271.8778, </text:p>
      <text:p text:style-name="P1"><text:s text:c="4"/>271.8366, 271.7963, 271.7499, 271.6964, 271.6407, 271.5837, 271.5278, </text:p>
      <text:p text:style-name="P1"><text:s text:c="4"/>271.473, 271.4163, 271.3607, 271.3021, 271.2496, 271.2028, 271.1554, </text:p>
      <text:p text:style-name="P1"><text:s text:c="4"/>271.1016, 271.0664, 271.0281, 270.9441, 270.8955, 270.8773, 270.8583, </text:p>
      <text:p text:style-name="P1"><text:s text:c="4"/>270.8304, 270.8265, 270.8336, 270.7111, 270.7332, 270.7301, 270.7993, </text:p>
      <text:p text:style-name="P1"><text:s text:c="4"/>270.9284, 270.9932, 271.0168, 271.0952, 271.2528,</text:p>
      <text:p text:style-name="P1"><text:s text:c="2"/>270.3596, 268.9095, 267.9194, 267.4251, 267.4443, 267.5314, 267.6581, </text:p>
      <text:p text:style-name="P1"><text:s text:c="4"/>268.0898, 268.5785, 269.4374, 271.4484, 270.4021, 271.0874, 271.7373, </text:p>
      <text:p text:style-name="P1"><text:s text:c="4"/>272.2824, 272.3522, 272.3949, 272.4259, 272.4691, 272.5411, 272.6024, </text:p>
      <text:p text:style-name="P1"><text:s text:c="4"/>272.6823, 272.7459, 272.7839, 272.8291, 272.8475, 272.8596, 272.8607, </text:p>
      <text:p text:style-name="P1"><text:s text:c="4"/>272.8549, 272.8304, 272.8102, 272.7644, 272.7278, 272.683, 272.6281, </text:p>
      <text:p text:style-name="P1"><text:s text:c="4"/>272.5796, 272.5276, 272.4812, 272.4359, 272.3949, 272.3616, 272.3285, </text:p>
      <text:p text:style-name="P1"><text:s text:c="4"/>272.2928, 272.261, 272.233, 272.2057, 272.1789, 272.1533, 272.1269, </text:p>
      <text:p text:style-name="P1"><text:s text:c="4"/>272.1094, 272.0844, 272.069, 272.0564, 272.0372, 272.0337, 272.0164, </text:p>
      <text:p text:style-name="P1"><text:s text:c="4"/>272.0006, 271.9714, 271.9424, 271.9117, 271.8697, 271.8158, 271.7568, </text:p>
      <text:p text:style-name="P1"><text:s text:c="4"/>271.6933, 271.6167, 271.5353, 271.4396, 271.3365, 271.2314, 271.1252, </text:p>
      <text:p text:style-name="P1"><text:s text:c="4"/>271.0068, 270.8792, 270.7267, 270.5977, 270.4465, 270.3492, 270.2557, </text:p>
      <text:p text:style-name="P1"><text:s text:c="4"/>270.137, 270.0616, 269.8473, 269.7347, 269.6124, 269.5002, 269.4867, </text:p>
      <text:p text:style-name="P1"><text:s text:c="4"/>269.3097, 269.1261, 268.9123, 268.2611, 267.6539, 267.1162, 267.0667, </text:p>
      <text:p text:style-name="P1"><text:s text:c="4"/>267.6017, 268.119, 268.7097, 269.8379, 270.2702,</text:p>
      <text:p text:style-name="P1"><text:s text:c="2"/>270.0594, 264.6141, 260.4744, 259.346, 259.3141, 259.3551, 259.4057, </text:p>
      <text:p text:style-name="P1"><text:s text:c="4"/>259.6272, 260.461, 261.7743, 264.0087, 265.6574, 267.5079, 269.3505, </text:p>
      <text:p text:style-name="P1"><text:s text:c="4"/>270.1414, 270.9594, 271.5932, 271.7175, 271.838, 272.2733, 272.4128, </text:p>
      <text:p text:style-name="P1"><text:s text:c="4"/>272.5418, 272.6434, 272.7456, 272.817, 272.9047, 272.9365, 272.9653, </text:p>
      <text:p text:style-name="P1"><text:s text:c="4"/>272.9637, 272.9427, 272.907, 272.8558, 272.7918, 272.7157, 272.637, </text:p>
      <text:p text:style-name="P1"><text:s text:c="4"/>272.5592, 272.4893, 272.4236, 272.3636, 272.3114, 272.2638, 272.2156, </text:p>
      <text:p text:style-name="P1"><text:s text:c="4"/>272.178, 272.144, 272.1122, 272.0848, 272.0685, 272.053, 272.0427, </text:p>
      <text:p text:style-name="P1"><text:s text:c="4"/>272.0323, 272.0302, 272.0222, 272.0258, 272.0244, 272.026, 272.0182, </text:p>
      <text:p text:style-name="P1"><text:soft-page-break/><text:s text:c="4"/>272.0057, 271.9844, 271.9522, 271.9152, 271.86, 271.7857, 271.6961, </text:p>
      <text:p text:style-name="P1"><text:s text:c="4"/>271.5793, 271.4439, 271.2784, 271.0954, 270.891, 270.6595, 270.4159, </text:p>
      <text:p text:style-name="P1"><text:s text:c="4"/>270.1348, 269.657, 269.2639, 268.5268, 267.8636, 268.6127, 268.4922, </text:p>
      <text:p text:style-name="P1"><text:s text:c="4"/>268.3545, 268.0312, 267.6742, 267.1988, 266.9846, 267.0715, 266.8777, </text:p>
      <text:p text:style-name="P1"><text:s text:c="4"/>266.1375, 265.6636, 264.0789, 263.305, 262.6028, 261.6807, 260.9183, </text:p>
      <text:p text:style-name="P1"><text:s text:c="4"/>261.1772, 262.0642, 262.5394, 263.8442, 268.1815,</text:p>
      <text:p text:style-name="P1"><text:s text:c="2"/>264.4657, 262.3538, 261.8073, 262.2388, 262.6352, 262.8138, 262.5928, </text:p>
      <text:p text:style-name="P1"><text:s text:c="4"/>262.1793, 261.8807, 261.6811, 262.1776, 263.1963, 263.9401, 264.5164, </text:p>
      <text:p text:style-name="P1"><text:s text:c="4"/>266.0071, 267.6257, 268.4949, 269.2771, 270.7725, 271.6436, 271.6133, </text:p>
      <text:p text:style-name="P1"><text:s text:c="4"/>272.0257, 271.8364, 271.7827, 272.1681, 272.5968, 272.4949, 272.7944, </text:p>
      <text:p text:style-name="P1"><text:s text:c="4"/>272.9963, 273.0358, 273.0194, 272.9825, 272.9071, 272.8079, 272.7093, </text:p>
      <text:p text:style-name="P1"><text:s text:c="4"/>272.5982, 272.4976, 272.4006, 272.3192, 272.2522, 272.198, 272.1549, </text:p>
      <text:p text:style-name="P1"><text:s text:c="4"/>272.1197, 272.0901, 272.0633, 272.0508, 272.0383, 272.0227, 272.0224, </text:p>
      <text:p text:style-name="P1"><text:s text:c="4"/>272.0295, 272.0413, 272.0551, 272.0736, 272.0987, 272.1145, 272.1251, </text:p>
      <text:p text:style-name="P1"><text:s text:c="4"/>272.1271, 272.1064, 272.0784, 272.0226, 271.9486, 271.8469, 271.7101, </text:p>
      <text:p text:style-name="P1"><text:s text:c="4"/>271.5156, 271.2628, 270.9538, 270.568, 270.1936, 269.8093, 269.343, </text:p>
      <text:p text:style-name="P1"><text:s text:c="4"/>268.7898, 268.0883, 267.0165, 265.8538, 263.4684, 265.251, 265.4474, </text:p>
      <text:p text:style-name="P1"><text:s text:c="4"/>265.7242, 264.4, 264.1975, 262.9341, 262.7027, 261.8693, 261.7449, </text:p>
      <text:p text:style-name="P1"><text:s text:c="4"/>262.0976, 262.0824, 261.5745, 261.6768, 260.7307, 259.2412, 258.2646, </text:p>
      <text:p text:style-name="P1"><text:s text:c="4"/>258.5725, 259.776, 260.0692, 260.9903, 263.5447,</text:p>
      <text:p text:style-name="P1"><text:s text:c="2"/>263.3242, 263.534, 264.7253, 265.365, 265.7189, 265.9323, 265.9362, </text:p>
      <text:p text:style-name="P1"><text:s text:c="4"/>265.9683, 265.7696, 265.148, 264.6111, 264.1994, 263.8817, 263.5665, </text:p>
      <text:p text:style-name="P1"><text:s text:c="4"/>264.6167, 266.2905, 267.6779, 268.2686, 268.8491, 269.1302, 268.9924, </text:p>
      <text:p text:style-name="P1"><text:s text:c="4"/>268.5349, 268.1421, 268.5728, 268.902, 268.748, 268.9932, 271.3974, </text:p>
      <text:p text:style-name="P1"><text:s text:c="4"/>272.837, 273.0148, 273.139, 273.1757, 273.1095, 272.9931, 272.8412, </text:p>
      <text:p text:style-name="P1"><text:s text:c="4"/>272.6813, 272.532, 272.3949, 272.2899, 272.2121, 272.1584, 272.1165, </text:p>
      <text:p text:style-name="P1"><text:s text:c="4"/>272.0855, 272.0604, 272.0383, 272.0244, 272.0197, 272.0266, 272.0467, </text:p>
      <text:p text:style-name="P1"><text:s text:c="4"/>272.0653, 272.098, 272.1346, 272.1785, 272.2193, 272.2558, 272.2913, </text:p>
      <text:p text:style-name="P1"><text:s text:c="4"/>272.3201, 272.3335, 272.3201, 272.2855, 272.2174, 272.0877, 271.9038, </text:p>
      <text:p text:style-name="P1"><text:s text:c="4"/>271.6174, 271.2062, 270.6387, 269.8793, 268.9763, 268.5895, 268.1297, </text:p>
      <text:p text:style-name="P1"><text:s text:c="4"/>267.2509, 266.127, 264.6798, 263.2152, 261.6411, 261.4077, 261.7311, </text:p>
      <text:p text:style-name="P1"><text:s text:c="4"/>261.9449, 261.4658, 260.7407, 260.0876, 259.3974, 258.9012, 258.7721, </text:p>
      <text:p text:style-name="P1"><text:s text:c="4"/>259.1308, 259.3052, 260.0899, 260.723, 260.3012, 259.0986, 258.3498, </text:p>
      <text:p text:style-name="P1"><text:s text:c="4"/>258.668, 259.9286, 260.2726, 261.2252, 262.8994,</text:p>
      <text:p text:style-name="P1"><text:s text:c="2"/>265.9625, 267.5399, 269.0532, 269.8265, 270.2959, 270.6357, 271.496, </text:p>
      <text:p text:style-name="P1"><text:s text:c="4"/>273.3331, 273.166, 270.967, 271.6882, 269.5211, 267.2546, 266.5213, </text:p>
      <text:p text:style-name="P1"><text:s text:c="4"/>266.1489, 265.989, 267.2994, 267.4723, 267.8037, 268.2137, 268.3998, </text:p>
      <text:p text:style-name="P1"><text:s text:c="4"/>268.0681, 267.9975, 268.1497, 268.2134, 267.8642, 267.5981, 268.2964, </text:p>
      <text:p text:style-name="P1"><text:s text:c="4"/>270.1783, 271.5478, 273.1914, 273.4062, 273.3763, 273.2398, 273.0193, </text:p>
      <text:p text:style-name="P1"><text:s text:c="4"/>272.7864, 272.5627, 272.3457, 272.16, 272.0411, 271.957, 271.9223, </text:p>
      <text:p text:style-name="P1"><text:s text:c="4"/>271.9101, 271.9193, 271.928, 271.9471, 271.965, 271.9931, 272.0367, </text:p>
      <text:p text:style-name="P1"><text:s text:c="4"/>272.0961, 272.1529, 272.2214, 272.3027, 272.382, 272.4707, 272.5541, </text:p>
      <text:p text:style-name="P1"><text:s text:c="4"/>272.6407, 272.7335, 272.8323, 272.9091, 272.9515, 272.895, 272.6202, </text:p>
      <text:p text:style-name="P1"><text:s text:c="4"/>272.1591, 271.3861, 269.8193, 266.1557, 264.9991, 265.898, 266.5037, </text:p>
      <text:p text:style-name="P1"><text:s text:c="4"/>265.3105, 263.3323, 262.1269, 260.7626, 259.488, 258.5905, 258.4749, </text:p>
      <text:p text:style-name="P1"><text:s text:c="4"/>259.3213, 259.3249, 259.2031, 259.0077, 258.1395, 257.4746, 257.969, </text:p>
      <text:p text:style-name="P1"><text:s text:c="4"/>258.4459, 258.9561, 259.3869, 260.7658, 260.6737, 260.0592, 259.6037, </text:p>
      <text:p text:style-name="P1"><text:s text:c="4"/>260.1251, 260.6877, 261.2698, 262.8843, 264.7801,</text:p>
      <text:p text:style-name="P1"><text:s text:c="2"/>271.6252, 275.5818, 276.386, 276.9713, 277.4951, 277.8818, 278.1777, </text:p>
      <text:p text:style-name="P1"><text:s text:c="4"/>278.4168, 278.3983, 278.0792, 278.2404, 277.3541, 275.9531, 275.5321, </text:p>
      <text:p text:style-name="P1"><text:s text:c="4"/>273.2113, 268.6309, 266.921, 266.0504, 265.6907, 266.5449, 268.3498, </text:p>
      <text:p text:style-name="P1"><text:s text:c="4"/>268.8736, 268.8625, 268.792, 268.6134, 268.2711, 267.6697, 267.793, </text:p>
      <text:p text:style-name="P1"><text:s text:c="4"/>268.3999, 268.6405, 270.4367, 273.1203, 273.5772, 273.5261, 273.2832, </text:p>
      <text:p text:style-name="P1"><text:s text:c="4"/>272.9116, 272.4634, 272.014, 271.4818, 271.2201, 270.7607, 270.9057, </text:p>
      <text:p text:style-name="P1"><text:s text:c="4"/>271.0626, 271.3194, 271.4445, 271.5538, 271.6572, 271.7704, 271.8901, </text:p>
      <text:p text:style-name="P1"><text:s text:c="4"/>272.0138, 272.1547, 272.3008, 272.4467, 272.5966, 272.7651, 272.9373, </text:p>
      <text:p text:style-name="P1"><text:s text:c="4"/>273.1204, 273.2971, 273.494, 273.7017, 273.8547, 273.8088, 273.4594, </text:p>
      <text:p text:style-name="P1"><text:s text:c="4"/>272.6745, 271.247, 267.0792, 264.7942, 264.0392, 263.7116, 263.4712, </text:p>
      <text:p text:style-name="P1"><text:s text:c="4"/>262.3296, 261.1305, 260.4005, 259.584, 259.1479, 259.1432, 257.6819, </text:p>
      <text:p text:style-name="P1"><text:soft-page-break/><text:s text:c="4"/>256.7226, 257.7235, 258.1578, 258.3867, 257.3149, 255.528, 255.459, </text:p>
      <text:p text:style-name="P1"><text:s text:c="4"/>255.6594, 256.6375, 258.6631, 260.9607, 260.8674, 260.5582, 261.3714, </text:p>
      <text:p text:style-name="P1"><text:s text:c="4"/>262.8484, 262.6573, 263.4164, 266.3256, 268.2162,</text:p>
      <text:p text:style-name="P1"><text:s text:c="2"/>276.5266, 277.8813, 278.5714, 279.0542, 279.3956, 279.6502, 279.8455, </text:p>
      <text:p text:style-name="P1"><text:s text:c="4"/>279.998, 280.0841, 280.1083, 280.0582, 279.8362, 279.5018, 279.0526, </text:p>
      <text:p text:style-name="P1"><text:s text:c="4"/>278.0792, 274.7058, 270.3101, 268.0939, 267.6887, 267.924, 268.8367, </text:p>
      <text:p text:style-name="P1"><text:s text:c="4"/>268.8247, 269.0844, 268.5843, 268.0371, 268.0311, 268.0193, 268.5308, </text:p>
      <text:p text:style-name="P1"><text:s text:c="4"/>269.1714, 268.5493, 269.0859, 271.952, 273.9051, 273.9106, 273.5925, </text:p>
      <text:p text:style-name="P1"><text:s text:c="4"/>272.8794, 270.947, 270.0633, 267.4563, 266.4765, 266.0253, 266.0767, </text:p>
      <text:p text:style-name="P1"><text:s text:c="4"/>266.8733, 269.5496, 270.2349, 270.4884, 270.774, 271.1104, 271.4044, </text:p>
      <text:p text:style-name="P1"><text:s text:c="4"/>271.6626, 271.9137, 272.1673, 272.3804, 272.576, 272.8472, 273.1207, </text:p>
      <text:p text:style-name="P1"><text:s text:c="4"/>273.4243, 273.7126, 274.0225, 274.32, 274.5399, 274.5341, 274.1335, </text:p>
      <text:p text:style-name="P1"><text:s text:c="4"/>273.277, 270.7216, 266.7395, 265.385, 264.6463, 263.6967, 262.5151, </text:p>
      <text:p text:style-name="P1"><text:s text:c="4"/>261.2587, 260.5138, 259.9978, 259.3362, 259.1157, 259.3769, 258.4012, </text:p>
      <text:p text:style-name="P1"><text:s text:c="4"/>256.4842, 256.853, 257.5981, 258.288, 258.1489, 255.8209, 255.3574, </text:p>
      <text:p text:style-name="P1"><text:s text:c="4"/>255.917, 257.0273, 258.3685, 260.9807, 261.9329, 262.7482, 265.3998, </text:p>
      <text:p text:style-name="P1"><text:s text:c="4"/>266.9321, 265.7892, 266.6599, 270.8696, 272.5103,</text:p>
      <text:p text:style-name="P1"><text:s text:c="2"/>278.6234, 279.24, 279.6593, 279.9431, 280.163, 280.3598, 280.5329, </text:p>
      <text:p text:style-name="P1"><text:s text:c="4"/>280.6706, 280.7896, 280.8826, 280.9404, 280.9298, 280.8425, 280.6133, </text:p>
      <text:p text:style-name="P1"><text:s text:c="4"/>280.189, 279.4914, 278.4081, 275.8977, 275.3976, 272.8969, 269.7047, </text:p>
      <text:p text:style-name="P1"><text:s text:c="4"/>267.9734, 268.5442, 267.673, 267.0994, 267.5571, 268.442, 269.0799, </text:p>
      <text:p text:style-name="P1"><text:s text:c="4"/>269.9488, 269.9842, 270.3047, 273.2737, 274.4347, 274.5623, 274.1474, </text:p>
      <text:p text:style-name="P1"><text:s text:c="4"/>271.3304, 267.2391, 266.2655, 265.538, 265.0321, 264.6727, 264.1337, </text:p>
      <text:p text:style-name="P1"><text:s text:c="4"/>264.0421, 264.3956, 264.5648, 265.618, 266.8473, 268.99, 270.2143, </text:p>
      <text:p text:style-name="P1"><text:s text:c="4"/>270.7346, 271.1109, 271.4966, 271.4666, 270.8745, 271.8191, 272.5608, </text:p>
      <text:p text:style-name="P1"><text:s text:c="4"/>273.6383, 274.0462, 274.4392, 274.7926, 275.2184, 275.3707, 275.0785, </text:p>
      <text:p text:style-name="P1"><text:s text:c="4"/>274.1647, 270.9871, 267.8434, 266.4883, 265.0424, 263.3971, 262.1624, </text:p>
      <text:p text:style-name="P1"><text:s text:c="4"/>261.5244, 261.042, 260.1487, 259.3887, 258.8876, 258.988, 259.3459, </text:p>
      <text:p text:style-name="P1"><text:s text:c="4"/>258.8819, 257.8902, 257.4142, 258.9317, 259.6357, 258.8003, 259.1603, </text:p>
      <text:p text:style-name="P1"><text:s text:c="4"/>260.9939, 262.1711, 261.2291, 261.7312, 264.5158, 266.5424, 271.5703, </text:p>
      <text:p text:style-name="P1"><text:s text:c="4"/>272.8369, 270.4304, 272.2372, 276.3685, 277.2878,</text:p>
      <text:p text:style-name="P1"><text:s text:c="2"/>279.6504, 279.9374, 280.1022, 280.2251, 280.3579, 280.5033, 280.648, </text:p>
      <text:p text:style-name="P1"><text:s text:c="4"/>280.7916, 280.936, 281.0814, 281.2131, 281.3246, 281.4335, 281.4677, </text:p>
      <text:p text:style-name="P1"><text:s text:c="4"/>281.4072, 281.1905, 280.7505, 279.9265, 279.1291, 277.6189, 271.8607, </text:p>
      <text:p text:style-name="P1"><text:s text:c="4"/>269.1816, 270.0974, 270.6072, 270.6788, 270.7682, 270.0184, 269.2951, </text:p>
      <text:p text:style-name="P1"><text:s text:c="4"/>270.4258, 270.7147, 270.4626, 272.1612, 275.0074, 275.4058, 275.0824, </text:p>
      <text:p text:style-name="P1"><text:s text:c="4"/>272.4282, 267.7398, 266.3668, 265.6649, 265.0634, 264.2468, 263.6851, </text:p>
      <text:p text:style-name="P1"><text:s text:c="4"/>263.2051, 262.7843, 261.7719, 261.2092, 262.2747, 263.2414, 264.7437, </text:p>
      <text:p text:style-name="P1"><text:s text:c="4"/>267.0505, 268.6957, 269.5934, 268.4608, 270.5287, 272.9691, 273.1993, </text:p>
      <text:p text:style-name="P1"><text:s text:c="4"/>274.2331, 274.6909, 274.9594, 275.373, 276.0329, 276.2831, 276.0724, </text:p>
      <text:p text:style-name="P1"><text:s text:c="4"/>275.2365, 273.1122, 268.9517, 266.5354, 264.1444, 262.6894, 262.0132, </text:p>
      <text:p text:style-name="P1"><text:s text:c="4"/>261.8271, 261.291, 260.3239, 259.5483, 259.6715, 259.7591, 259.5005, </text:p>
      <text:p text:style-name="P1"><text:s text:c="4"/>259.2296, 258.4523, 258.4555, 259.436, 260.2656, 259.8689, 262.4211, </text:p>
      <text:p text:style-name="P1"><text:s text:c="4"/>267.0723, 268.2905, 265.8859, 264.626, 268.6765, 272.4715, 274.9484, </text:p>
      <text:p text:style-name="P1"><text:s text:c="4"/>276.1002, 276.571, 277.6427, 278.6676, 279.1918,</text:p>
      <text:p text:style-name="P1"><text:s text:c="2"/>280.1067, 280.1998, 280.2516, 280.2931, 280.3602, 280.4598, 280.5948, </text:p>
      <text:p text:style-name="P1"><text:s text:c="4"/>280.7318, 280.8623, 281.0126, 281.1671, 281.3599, 281.569, 281.7992, </text:p>
      <text:p text:style-name="P1"><text:s text:c="4"/>281.9946, 282.0809, 282.0212, 281.8078, 281.5335, 281.1598, 279.9092, </text:p>
      <text:p text:style-name="P1"><text:s text:c="4"/>278.0986, 279.2398, 280.5938, 280.1319, 280.1807, 277.4349, 271.0833, </text:p>
      <text:p text:style-name="P1"><text:s text:c="4"/>270.6176, 271.5582, 271.2786, 272.2857, 275.5943, 276.2691, 276.0903, </text:p>
      <text:p text:style-name="P1"><text:s text:c="4"/>273.6393, 268.8562, 267.3186, 266.5981, 265.7811, 264.7365, 264.2291, </text:p>
      <text:p text:style-name="P1"><text:s text:c="4"/>263.5813, 262.7866, 261.4674, 260.63, 261.4714, 262.0509, 262.2648, </text:p>
      <text:p text:style-name="P1"><text:s text:c="4"/>263.7914, 265.3727, 266.7731, 269.1508, 272.7009, 274.2737, 274.7772, </text:p>
      <text:p text:style-name="P1"><text:s text:c="4"/>275.277, 275.878, 276.1505, 276.4342, 276.9497, 277.132, 276.9324, </text:p>
      <text:p text:style-name="P1"><text:s text:c="4"/>276.2732, 274.7043, 270.2701, 267.588, 265.3854, 264.0731, 263.0926, </text:p>
      <text:p text:style-name="P1"><text:s text:c="4"/>262.898, 262.394, 261.3061, 260.9376, 260.7851, 260.4683, 259.68, </text:p>
      <text:p text:style-name="P1"><text:s text:c="4"/>259.044, 258.6849, 258.776, 259.529, 260.3727, 261.1749, 264.853, </text:p>
      <text:p text:style-name="P1"><text:s text:c="4"/>272.3065, 273.4956, 272.5015, 271.6049, 273.5945, 275.9145, 277.1979, </text:p>
      <text:p text:style-name="P1"><text:s text:c="4"/>278.1965, 278.8882, 279.3602, 279.7179, 279.9455,</text:p>
      <text:p text:style-name="P1"><text:soft-page-break/><text:s text:c="2"/>280.2819, 280.2769, 280.274, 280.3058, 280.3693, 280.4537, 280.5631, </text:p>
      <text:p text:style-name="P1"><text:s text:c="4"/>280.6824, 280.8176, 280.967, 281.1312, 281.3161, 281.5601, 281.8563, </text:p>
      <text:p text:style-name="P1"><text:s text:c="4"/>282.1586, 282.4073, 282.5712, 282.6443, 282.656, 282.6245, 282.5526, </text:p>
      <text:p text:style-name="P1"><text:s text:c="4"/>282.5163, 282.6192, 282.7998, 282.9339, 282.9318, 282.1061, 273.3633, </text:p>
      <text:p text:style-name="P1"><text:s text:c="4"/>270.8444, 272.4151, 272.666, 273.4335, 276.3962, 277.1964, 277.1856, </text:p>
      <text:p text:style-name="P1"><text:s text:c="4"/>274.2882, 270.094, 268.7036, 267.9928, 267.1459, 265.9911, 265.3794, </text:p>
      <text:p text:style-name="P1"><text:s text:c="4"/>264.348, 263.2092, 261.6701, 261.2137, 262.0135, 263.3102, 264.4027, </text:p>
      <text:p text:style-name="P1"><text:s text:c="4"/>264.2576, 264.4572, 267.0814, 272.9836, 274.3841, 275.1678, 275.6399, </text:p>
      <text:p text:style-name="P1"><text:s text:c="4"/>276.1292, 276.7542, 277.3213, 277.6746, 277.7495, 277.5323, 277.4616, </text:p>
      <text:p text:style-name="P1"><text:s text:c="4"/>277.1193, 275.739, 271.8155, 269.851, 268.418, 266.8635, 265.0539, </text:p>
      <text:p text:style-name="P1"><text:s text:c="4"/>264.6743, 264.2245, 263.4662, 263.0968, 262.2898, 261.3995, 260.0594, </text:p>
      <text:p text:style-name="P1"><text:s text:c="4"/>258.639, 258.2493, 258.5779, 259.5113, 260.2137, 262.035, 265.9778, </text:p>
      <text:p text:style-name="P1"><text:s text:c="4"/>273.907, 275.4869, 276.2138, 276.6013, 277.1218, 277.8414, 278.6868, </text:p>
      <text:p text:style-name="P1"><text:s text:c="4"/>279.337, 279.751, 280.0227, 280.1737, 280.2486,</text:p>
      <text:p text:style-name="P1"><text:s text:c="2"/>280.3935, 280.4106, 280.4462, 280.5039, 280.5891, 280.6768, 280.7704, </text:p>
      <text:p text:style-name="P1"><text:s text:c="4"/>280.8695, 280.9793, 281.0963, 281.2225, 281.3796, 281.5783, 281.8427, </text:p>
      <text:p text:style-name="P1"><text:s text:c="4"/>282.1378, 282.4155, 282.6563, 282.818, 282.9501, 283.1627, 283.4501, </text:p>
      <text:p text:style-name="P1"><text:s text:c="4"/>283.6893, 283.8395, 283.9439, 284.1246, 284.2227, 283.5103, 276.1929, </text:p>
      <text:p text:style-name="P1"><text:s text:c="4"/>273.8378, 274.0346, 274.1851, 275.1755, 277.3811, 278.1017, 278.239, </text:p>
      <text:p text:style-name="P1"><text:s text:c="4"/>275.8839, 271.6161, 270.0381, 269.2846, 268.2706, 267.3458, 266.6088, </text:p>
      <text:p text:style-name="P1"><text:s text:c="4"/>265.4282, 263.6389, 261.7856, 261.5577, 262.5451, 263.914, 265.1901, </text:p>
      <text:p text:style-name="P1"><text:s text:c="4"/>264.834, 265.0887, 268.5069, 273.9039, 275.013, 275.5414, 275.9073, </text:p>
      <text:p text:style-name="P1"><text:s text:c="4"/>276.4053, 277.1617, 278.1546, 278.5663, 277.6668, 276.3452, 277.1749, </text:p>
      <text:p text:style-name="P1"><text:s text:c="4"/>277.9146, 277.3605, 274.2586, 272.1726, 270.6538, 268.9071, 266.9635, </text:p>
      <text:p text:style-name="P1"><text:s text:c="4"/>266.3114, 265.8119, 265.3166, 264.9281, 263.9601, 261.7896, 259.4906, </text:p>
      <text:p text:style-name="P1"><text:s text:c="4"/>258.3055, 258.5757, 259.2408, 260.3091, 260.8489, 262.9305, 267.596, </text:p>
      <text:p text:style-name="P1"><text:s text:c="4"/>274.2398, 276.6409, 277.654, 278.1662, 278.6161, 279.1156, 279.5981, </text:p>
      <text:p text:style-name="P1"><text:s text:c="4"/>279.9306, 280.1507, 280.2804, 280.3451, 280.3674,</text:p>
      <text:p text:style-name="P1"><text:s text:c="2"/>280.5721, 280.6713, 280.7874, 280.907, 281.0161, 281.1223, 281.2306, </text:p>
      <text:p text:style-name="P1"><text:s text:c="4"/>281.323, 281.4188, 281.5042, 281.5764, 281.6794, 281.8034, 281.9586, </text:p>
      <text:p text:style-name="P1"><text:s text:c="4"/>282.159, 282.3787, 282.5654, 282.7045, 282.857, 283.1739, 283.6766, </text:p>
      <text:p text:style-name="P1"><text:s text:c="4"/>284.199, 284.5974, 284.7928, 284.9897, 285.1463, 284.7572, 278.5546, </text:p>
      <text:p text:style-name="P1"><text:s text:c="4"/>276.591, 276.0302, 276.0252, 277.0223, 278.522, 278.9655, 279.2192, </text:p>
      <text:p text:style-name="P1"><text:s text:c="4"/>278.1239, 273.8412, 271.7602, 270.9814, 269.8069, 268.9302, 268.1831, </text:p>
      <text:p text:style-name="P1"><text:s text:c="4"/>266.9816, 264.827, 262.4583, 262.3921, 263.4078, 264.7896, 265.7693, </text:p>
      <text:p text:style-name="P1"><text:s text:c="4"/>265.526, 266.5361, 271.3498, 274.6501, 274.5904, 274.4315, 275.132, </text:p>
      <text:p text:style-name="P1"><text:s text:c="4"/>276.0978, 277.409, 278.8083, 279.1603, 277.38, 275.3268, 276.4369, </text:p>
      <text:p text:style-name="P1"><text:s text:c="4"/>278.4321, 278.5872, 277.4772, 276.1312, 273.437, 271.1161, 269.2514, </text:p>
      <text:p text:style-name="P1"><text:s text:c="4"/>268.2997, 267.8738, 267.4069, 266.662, 264.9162, 261.8704, 259.6872, </text:p>
      <text:p text:style-name="P1"><text:s text:c="4"/>259.1268, 259.7587, 260.7502, 262.0001, 262.1469, 263.1238, 267.6409, </text:p>
      <text:p text:style-name="P1"><text:s text:c="4"/>274.4017, 277.0526, 278.2881, 278.9324, 279.3944, 279.7593, 280.039, </text:p>
      <text:p text:style-name="P1"><text:s text:c="4"/>280.2383, 280.3409, 280.4002, 280.4467, 280.4891,</text:p>
      <text:p text:style-name="P1"><text:s text:c="2"/>280.9112, 281.1041, 281.2848, 281.47, 281.6234, 281.7567, 281.8708, </text:p>
      <text:p text:style-name="P1"><text:s text:c="4"/>281.9615, 282.0369, 282.1207, 282.1939, 282.2304, 282.2821, 282.3596, </text:p>
      <text:p text:style-name="P1"><text:s text:c="4"/>282.4597, 282.5841, 282.7084, 282.8188, 282.966, 283.2083, 283.6519, </text:p>
      <text:p text:style-name="P1"><text:s text:c="4"/>284.2762, 284.9137, 285.4086, 285.7219, 285.8995, 285.7059, 281.1658, </text:p>
      <text:p text:style-name="P1"><text:s text:c="4"/>278.4574, 278.0273, 277.9489, 278.8781, 279.8368, 279.9174, 280.0797, </text:p>
      <text:p text:style-name="P1"><text:s text:c="4"/>279.814, 276.5005, 273.8154, 273.0131, 271.7646, 270.8192, 270.0016, </text:p>
      <text:p text:style-name="P1"><text:s text:c="4"/>268.5836, 266.1084, 263.2909, 263.4848, 264.8088, 266.0664, 266.7054, </text:p>
      <text:p text:style-name="P1"><text:s text:c="4"/>266.6017, 268.8792, 274.2726, 274.9856, 272.3347, 271.7948, 272.9442, </text:p>
      <text:p text:style-name="P1"><text:s text:c="4"/>274.9702, 277.2848, 278.9971, 280.2368, 279.0904, 275.7002, 276.6164, </text:p>
      <text:p text:style-name="P1"><text:s text:c="4"/>278.8158, 279.2743, 279.1272, 278.4471, 275.3954, 273.163, 271.8705, </text:p>
      <text:p text:style-name="P1"><text:s text:c="4"/>270.5307, 269.8572, 269.291, 268.104, 265.6183, 261.9254, 260.8943, </text:p>
      <text:p text:style-name="P1"><text:s text:c="4"/>261.0624, 261.2809, 262.4511, 263.9509, 263.685, 263.4677, 266.5352, </text:p>
      <text:p text:style-name="P1"><text:s text:c="4"/>272.9259, 276.9584, 278.4832, 279.2698, 279.7306, 280.0571, 280.2785, </text:p>
      <text:p text:style-name="P1"><text:s text:c="4"/>280.413, 280.5052, 280.5694, 280.639, 280.7425,</text:p>
      <text:p text:style-name="P1"><text:s text:c="2"/>281.5041, 281.7411, 281.9575, 282.181, 282.3656, 282.5096, 282.6414, </text:p>
      <text:p text:style-name="P1"><text:s text:c="4"/>282.758, 282.8605, 282.9307, 282.9632, 282.9337, 282.9608, 282.9954, </text:p>
      <text:p text:style-name="P1"><text:s text:c="4"/>283.0483, 283.1313, 283.1969, 283.2891, 283.4145, 283.577, 283.8456, </text:p>
      <text:p text:style-name="P1"><text:soft-page-break/><text:s text:c="4"/>284.3144, 284.9939, 285.7449, 286.3138, 286.6087, 286.5343, 284.2767, </text:p>
      <text:p text:style-name="P1"><text:s text:c="4"/>279.989, 279.6596, 279.9994, 280.4866, 280.9998, 280.9684, 280.9768, </text:p>
      <text:p text:style-name="P1"><text:s text:c="4"/>280.9272, 278.5767, 275.7389, 275.0182, 273.9018, 273.0018, 272.0836, </text:p>
      <text:p text:style-name="P1"><text:s text:c="4"/>269.9125, 267.0434, 264.0656, 264.6367, 266.1946, 267.1621, 267.6167, </text:p>
      <text:p text:style-name="P1"><text:s text:c="4"/>267.9809, 272.3145, 275.4323, 274.8145, 272.1671, 272.7871, 273.3496, </text:p>
      <text:p text:style-name="P1"><text:s text:c="4"/>274.7066, 276.3239, 278.715, 280.7516, 281.0403, 277.3511, 277.0096, </text:p>
      <text:p text:style-name="P1"><text:s text:c="4"/>278.8104, 279.6641, 279.8655, 279.363, 276.9304, 275.0545, 274.0874, </text:p>
      <text:p text:style-name="P1"><text:s text:c="4"/>272.9458, 272.0245, 271.0284, 269.4825, 267.1967, 264.0118, 262.1914, </text:p>
      <text:p text:style-name="P1"><text:s text:c="4"/>262.4307, 262.0677, 263.1908, 265.0834, 265.0537, 265.4912, 266.4168, </text:p>
      <text:p text:style-name="P1"><text:s text:c="4"/>270.0781, 276.5964, 278.5311, 279.4263, 279.9045, 280.2299, 280.4563, </text:p>
      <text:p text:style-name="P1"><text:s text:c="4"/>280.6192, 280.7488, 280.8905, 281.0673, 281.2613,</text:p>
      <text:p text:style-name="P1"><text:s text:c="2"/>282.2574, 282.5278, 282.8039, 283.0713, 283.2745, 283.4156, 283.5407, </text:p>
      <text:p text:style-name="P1"><text:s text:c="4"/>283.6453, 283.7419, 283.8112, 283.856, 283.7997, 283.7475, 283.7437, </text:p>
      <text:p text:style-name="P1"><text:s text:c="4"/>283.8107, 283.8508, 283.8843, 283.9351, 284.0392, 284.1723, 284.3678, </text:p>
      <text:p text:style-name="P1"><text:s text:c="4"/>284.675, 285.2114, 286.0182, 286.806, 287.2434, 287.2868, 286.1838, </text:p>
      <text:p text:style-name="P1"><text:s text:c="4"/>280.9267, 281.3188, 281.8462, 281.9653, 281.8881, 281.9506, 281.9124, </text:p>
      <text:p text:style-name="P1"><text:s text:c="4"/>281.9225, 280.17, 277.5146, 276.5847, 275.5702, 274.6719, 273.56, </text:p>
      <text:p text:style-name="P1"><text:s text:c="4"/>271.231, 268.09, 265.3645, 265.818, 267.3071, 267.9803, 268.3373, </text:p>
      <text:p text:style-name="P1"><text:s text:c="4"/>269.1772, 274.427, 276.2161, 274.3268, 273.0514, 274.3881, 274.7556, </text:p>
      <text:p text:style-name="P1"><text:s text:c="4"/>275.4646, 276.2706, 278.9003, 281.3798, 281.7514, 278.6779, 277.4847, </text:p>
      <text:p text:style-name="P1"><text:s text:c="4"/>278.8595, 280.2027, 280.4458, 280.1709, 278.014, 276.4717, 275.0186, </text:p>
      <text:p text:style-name="P1"><text:s text:c="4"/>274.032, 272.8994, 270.0605, 268.6432, 268.3267, 266.2509, 264.2205, </text:p>
      <text:p text:style-name="P1"><text:s text:c="4"/>264.3519, 263.3547, 264.3796, 265.8636, 266.0046, 266.7824, 266.241, </text:p>
      <text:p text:style-name="P1"><text:s text:c="4"/>268.8423, 276.6555, 278.6044, 279.5591, 280.0855, 280.4534, 280.7508, </text:p>
      <text:p text:style-name="P1"><text:s text:c="4"/>281.0084, 281.2719, 281.5365, 281.7987, 282.0102,</text:p>
      <text:p text:style-name="P1"><text:s text:c="2"/>283.3261, 283.5951, 283.8689, 284.1227, 284.3095, 284.4316, 284.5735, </text:p>
      <text:p text:style-name="P1"><text:s text:c="4"/>284.6829, 284.7716, 284.8152, 284.803, 284.6945, 284.6299, 284.6236, </text:p>
      <text:p text:style-name="P1"><text:s text:c="4"/>284.6551, 284.6709, 284.687, 284.7102, 284.7923, 284.9178, 285.0995, </text:p>
      <text:p text:style-name="P1"><text:s text:c="4"/>285.3477, 285.7512, 286.4944, 287.3684, 287.8753, 287.9898, 287.5507, </text:p>
      <text:p text:style-name="P1"><text:s text:c="4"/>281.8298, 282.8852, 283.3579, 283.052, 282.5705, 282.4609, 282.8587, </text:p>
      <text:p text:style-name="P1"><text:s text:c="4"/>282.6273, 281.2151, 279.0638, 277.7891, 276.8383, 275.941, 274.809, </text:p>
      <text:p text:style-name="P1"><text:s text:c="4"/>272.7763, 269.4323, 267.0558, 266.9368, 268.1914, 268.9975, 270.0823, </text:p>
      <text:p text:style-name="P1"><text:s text:c="4"/>271.7524, 276.0159, 276.648, 274.1105, 274.7724, 276.3419, 276.8208, </text:p>
      <text:p text:style-name="P1"><text:s text:c="4"/>276.7956, 277.1512, 279.5887, 282.2004, 282.8259, 280.0683, 278.2741, </text:p>
      <text:p text:style-name="P1"><text:s text:c="4"/>279.2935, 280.6699, 280.7664, 280.6549, 279.0143, 277.6079, 275.0942, </text:p>
      <text:p text:style-name="P1"><text:s text:c="4"/>273.3747, 272.5016, 267.8761, 267.1157, 268.738, 267.3565, 265.8481, </text:p>
      <text:p text:style-name="P1"><text:s text:c="4"/>265.9367, 264.7961, 265.8055, 266.7346, 266.5854, 267.1695, 266.3994, </text:p>
      <text:p text:style-name="P1"><text:s text:c="4"/>268.6656, 276.9087, 278.7249, 279.7605, 280.4283, 280.9473, 281.3935, </text:p>
      <text:p text:style-name="P1"><text:s text:c="4"/>281.837, 282.2177, 282.5257, 282.8152, 283.0649,</text:p>
      <text:p text:style-name="P1"><text:s text:c="2"/>284.6365, 284.8666, 285.0964, 285.3001, 285.4389, 285.5372, 285.6455, </text:p>
      <text:p text:style-name="P1"><text:s text:c="4"/>285.7256, 285.7761, 285.7978, 285.7674, 285.6702, 285.5806, 285.5368, </text:p>
      <text:p text:style-name="P1"><text:s text:c="4"/>285.5752, 285.5839, 285.5542, 285.575, 285.6661, 285.8037, 285.9857, </text:p>
      <text:p text:style-name="P1"><text:s text:c="4"/>286.2084, 286.5359, 287.185, 288.0172, 288.5267, 288.6261, 288.4869, </text:p>
      <text:p text:style-name="P1"><text:s text:c="4"/>283.4424, 283.9043, 284.4196, 283.8876, 283.4827, 283.4179, 283.3268, </text:p>
      <text:p text:style-name="P1"><text:s text:c="4"/>283.0724, 281.8014, 280.1472, 278.782, 277.9895, 277.1931, 276.4005, </text:p>
      <text:p text:style-name="P1"><text:s text:c="4"/>274.8829, 271.2529, 268.9589, 267.9105, 269.1303, 271.3839, 275.3037, </text:p>
      <text:p text:style-name="P1"><text:s text:c="4"/>276.7372, 277.5981, 275.9289, 274.106, 276.9867, 279.9333, 280.2558, </text:p>
      <text:p text:style-name="P1"><text:s text:c="4"/>278.7624, 278.4256, 280.459, 283.1268, 283.828, 281.2078, 279.4373, </text:p>
      <text:p text:style-name="P1"><text:s text:c="4"/>279.9026, 280.6609, 280.8234, 280.564, 279.5613, 278.4628, 274.6873, </text:p>
      <text:p text:style-name="P1"><text:s text:c="4"/>270.6063, 271.5847, 267.8493, 266.9211, 268.5353, 267.1521, 267.042, </text:p>
      <text:p text:style-name="P1"><text:s text:c="4"/>267.132, 266.1371, 267.352, 268.2183, 267.3974, 267.42, 268.0911, </text:p>
      <text:p text:style-name="P1"><text:s text:c="4"/>271.9065, 277.5803, 279.1968, 280.39, 281.3572, 282.1682, 282.7339, </text:p>
      <text:p text:style-name="P1"><text:s text:c="4"/>283.1721, 283.5939, 283.966, 284.242, 284.4266,</text:p>
      <text:p text:style-name="P1"><text:s text:c="2"/>286.29, 286.458, 286.5923, 286.6996, 286.7568, 286.8109, 286.8513, </text:p>
      <text:p text:style-name="P1"><text:s text:c="4"/>286.8903, 286.8823, 286.8206, 286.7315, 286.6351, 286.5676, 286.5659, </text:p>
      <text:p text:style-name="P1"><text:s text:c="4"/>286.5793, 286.551, 286.5195, 286.5726, 286.67, 286.8113, 286.9913, </text:p>
      <text:p text:style-name="P1"><text:s text:c="4"/>287.1887, 287.4768, 288.0115, 288.7297, 289.1941, 289.2617, 289.1514, </text:p>
      <text:p text:style-name="P1"><text:s text:c="4"/>285.2535, 284.6353, 284.879, 284.4142, 284.3298, 284.3157, 284.0734, </text:p>
      <text:p text:style-name="P1"><text:s text:c="4"/>283.4953, 282.209, 281.0331, 280.2981, 279.3973, 278.416, 277.6196, </text:p>
      <text:p text:style-name="P1"><text:soft-page-break/><text:s text:c="4"/>276.4259, 273.2636, 270.6487, 269.2606, 272.9023, 277.4366, 278.7023, </text:p>
      <text:p text:style-name="P1"><text:s text:c="4"/>279.162, 279.0923, 278.0955, 276.9378, 279.2166, 281.7697, 282.196, </text:p>
      <text:p text:style-name="P1"><text:s text:c="4"/>280.3085, 279.7843, 281.8139, 284.2736, 285.0197, 282.2635, 280.5103, </text:p>
      <text:p text:style-name="P1"><text:s text:c="4"/>280.7321, 280.9567, 280.663, 280.2723, 279.7531, 278.704, 274.7148, </text:p>
      <text:p text:style-name="P1"><text:s text:c="4"/>268.9295, 269.4389, 267.8127, 266.8117, 267.5354, 268.0309, 269.041, </text:p>
      <text:p text:style-name="P1"><text:s text:c="4"/>268.3913, 267.3057, 268.5224, 269.2248, 268.0242, 267.9224, 270.9775, </text:p>
      <text:p text:style-name="P1"><text:s text:c="4"/>277.0739, 279.2285, 280.7264, 282.1621, 283.3271, 284.1878, 284.7903, </text:p>
      <text:p text:style-name="P1"><text:s text:c="4"/>285.1803, 285.4709, 285.7301, 285.9342, 286.1116,</text:p>
      <text:p text:style-name="P1"><text:s text:c="2"/>287.9664, 288.0151, 288.0341, 288.0452, 288.0312, 288.0183, 287.9901, </text:p>
      <text:p text:style-name="P1"><text:s text:c="4"/>287.984, 287.9468, 287.885, 287.8044, 287.7216, 287.6411, 287.6087, </text:p>
      <text:p text:style-name="P1"><text:s text:c="4"/>287.6034, 287.6141, 287.6324, 287.6828, 287.7727, 287.9155, 288.0652, </text:p>
      <text:p text:style-name="P1"><text:s text:c="4"/>288.2536, 288.498, 288.9447, 289.5298, 289.9044, 289.9149, 289.7891, </text:p>
      <text:p text:style-name="P1"><text:s text:c="4"/>287.1016, 285.0872, 285.1003, 284.963, 285.1367, 285.1457, 284.8598, </text:p>
      <text:p text:style-name="P1"><text:s text:c="4"/>284.0613, 282.6559, 281.8811, 281.9212, 280.9333, 279.6198, 278.6554, </text:p>
      <text:p text:style-name="P1"><text:s text:c="4"/>277.6237, 275.4756, 273.0302, 272.9937, 278.6234, 280.4148, 281.522, </text:p>
      <text:p text:style-name="P1"><text:s text:c="4"/>281.2193, 280.7275, 280.9444, 281.3204, 282.0731, 283.2792, 283.5578, </text:p>
      <text:p text:style-name="P1"><text:s text:c="4"/>281.7139, 281.319, 283.7445, 285.4588, 286.3145, 284.1304, 282.0798, </text:p>
      <text:p text:style-name="P1"><text:s text:c="4"/>281.8739, 281.8245, 280.9395, 280.09, 279.6589, 278.7112, 275.6743, </text:p>
      <text:p text:style-name="P1"><text:s text:c="4"/>270.4145, 268.3019, 268.0939, 267.639, 267.0523, 268.9968, 270.6988, </text:p>
      <text:p text:style-name="P1"><text:s text:c="4"/>269.4788, 268.7098, 269.8761, 270.1974, 269.2211, 271.1512, 277.0702, </text:p>
      <text:p text:style-name="P1"><text:s text:c="4"/>280.959, 282.3846, 283.7736, 284.9994, 285.9455, 286.5771, 286.9395, </text:p>
      <text:p text:style-name="P1"><text:s text:c="4"/>287.19, 287.4356, 287.6722, 287.8471, 287.9265,</text:p>
      <text:p text:style-name="P1"><text:s text:c="2"/>289.4217, 289.4216, 289.38, 289.3022, 289.2472, 289.1657, 289.0892, </text:p>
      <text:p text:style-name="P1"><text:s text:c="4"/>289.0336, 288.9526, 288.9191, 288.8742, 288.8197, 288.7594, 288.7328, </text:p>
      <text:p text:style-name="P1"><text:s text:c="4"/>288.758, 288.7527, 288.7779, 288.8505, 288.96, 289.0729, 289.1804, </text:p>
      <text:p text:style-name="P1"><text:s text:c="4"/>289.3446, 289.5607, 289.9379, 290.3623, 290.5782, 290.5101, 290.3532, </text:p>
      <text:p text:style-name="P1"><text:s text:c="4"/>287.9343, 284.9813, 285.8233, 285.7874, 285.9732, 285.8487, 285.2813, </text:p>
      <text:p text:style-name="P1"><text:s text:c="4"/>284.5826, 283.8872, 283.1074, 283.0007, 282.4458, 281.0438, 279.7725, </text:p>
      <text:p text:style-name="P1"><text:s text:c="4"/>278.9462, 278.0347, 277.3579, 280.2222, 281.6348, 282.9554, 284.2569, </text:p>
      <text:p text:style-name="P1"><text:s text:c="4"/>282.2363, 282.2419, 282.737, 283.6954, 284.1942, 284.8508, 284.8521, </text:p>
      <text:p text:style-name="P1"><text:s text:c="4"/>283.3386, 283.2244, 285.7558, 286.6748, 287.7933, 287.8035, 285.1263, </text:p>
      <text:p text:style-name="P1"><text:s text:c="4"/>283.5555, 283.0306, 281.6889, 280.401, 279.6993, 278.9526, 277.5916, </text:p>
      <text:p text:style-name="P1"><text:s text:c="4"/>275.2166, 271.655, 271.2386, 271.3741, 270.0355, 269.7926, 270.7856, </text:p>
      <text:p text:style-name="P1"><text:s text:c="4"/>270.18, 270.9235, 272.1581, 272.0574, 272.5396, 278.806, 283.0865, </text:p>
      <text:p text:style-name="P1"><text:s text:c="4"/>284.5886, 285.8898, 286.9756, 287.6982, 288.2165, 288.5729, 288.8336, </text:p>
      <text:p text:style-name="P1"><text:s text:c="4"/>289.0352, 289.1757, 289.3003, 289.373, 289.4109,</text:p>
      <text:p text:style-name="P1"><text:s text:c="2"/>290.6611, 290.6284, 290.5288, 290.4039, 290.3108, 290.2023, 290.1273, </text:p>
      <text:p text:style-name="P1"><text:s text:c="4"/>290.0714, 290.0096, 289.9889, 289.9675, 289.9495, 289.8734, 289.8491, </text:p>
      <text:p text:style-name="P1"><text:s text:c="4"/>289.8961, 289.9404, 290.0204, 290.0992, 290.1636, 290.2295, 290.3055, </text:p>
      <text:p text:style-name="P1"><text:s text:c="4"/>290.4421, 290.6222, 290.9032, 291.1492, 291.1756, 291.0119, 290.7456, </text:p>
      <text:p text:style-name="P1"><text:s text:c="4"/>287.0644, 284.4362, 286.0052, 286.6057, 286.7558, 286.4148, 285.9367, </text:p>
      <text:p text:style-name="P1"><text:s text:c="4"/>285.3657, 285.0642, 284.3607, 283.8567, 283.4804, 282.1674, 280.8938, </text:p>
      <text:p text:style-name="P1"><text:s text:c="4"/>280.063, 279.8941, 280.2862, 283.1475, 283.4007, 285.4581, 284.798, </text:p>
      <text:p text:style-name="P1"><text:s text:c="4"/>283.1693, 284.1859, 284.6872, 285.5201, 285.868, 286.3681, 286.5403, </text:p>
      <text:p text:style-name="P1"><text:s text:c="4"/>286.0489, 286.3665, 287.345, 287.6694, 288.7856, 289.495, 288.0127, </text:p>
      <text:p text:style-name="P1"><text:s text:c="4"/>285.6609, 284.5219, 283.0113, 281.5843, 280.397, 277.918, 275.6778, </text:p>
      <text:p text:style-name="P1"><text:s text:c="4"/>274.9089, 272.394, 272.1135, 272.8564, 272.746, 271.4577, 271.8765, </text:p>
      <text:p text:style-name="P1"><text:s text:c="4"/>272.1901, 274.112, 274.8538, 274.2389, 275.8123, 284.8552, 286.637, </text:p>
      <text:p text:style-name="P1"><text:s text:c="4"/>287.6614, 288.5392, 289.2501, 289.7041, 289.9687, 290.1319, 290.2948, </text:p>
      <text:p text:style-name="P1"><text:s text:c="4"/>290.4327, 290.5294, 290.6078, 290.6342, 290.653,</text:p>
      <text:p text:style-name="P1"><text:s text:c="2"/>291.6193, 291.5503, 291.4302, 291.285, 291.1767, 291.069, 291.0088, </text:p>
      <text:p text:style-name="P1"><text:s text:c="4"/>290.9965, 290.9837, 291.0133, 291.0433, 291.0769, 291.0604, 291.0805, </text:p>
      <text:p text:style-name="P1"><text:s text:c="4"/>291.1464, 291.1713, 291.2329, 291.2843, 291.3187, 291.3788, 291.4529, </text:p>
      <text:p text:style-name="P1"><text:s text:c="4"/>291.5412, 291.6377, 291.7701, 291.8341, 291.6696, 291.4468, 291.319, </text:p>
      <text:p text:style-name="P1"><text:s text:c="4"/>286.0642, 283.7623, 286.1706, 287.5438, 287.4799, 287.1449, 286.7817, </text:p>
      <text:p text:style-name="P1"><text:s text:c="4"/>286.3629, 286.1041, 285.446, 284.7247, 284.3406, 283.2377, 281.9278, </text:p>
      <text:p text:style-name="P1"><text:s text:c="4"/>281.2649, 281.188, 281.6432, 284.4482, 284.9967, 287.3038, 286.2685, </text:p>
      <text:p text:style-name="P1"><text:s text:c="4"/>285.7902, 286.7233, 287.4591, 287.6636, 287.5789, 287.9772, 288.1828, </text:p>
      <text:p text:style-name="P1"><text:s text:c="4"/>288.0969, 288.3754, 288.4897, 288.5833, 289.7167, 290.8168, 290.4171, </text:p>
      <text:p text:style-name="P1"><text:soft-page-break/><text:s text:c="4"/>288.4096, 286.4555, 284.3014, 282.4378, 280.6023, 276.3889, 273.1185, </text:p>
      <text:p text:style-name="P1"><text:s text:c="4"/>273.5058, 272.9333, 272.7338, 272.8705, 273.7636, 273.3909, 273.8392, </text:p>
      <text:p text:style-name="P1"><text:s text:c="4"/>274.729, 277.1058, 277.4251, 276.8487, 282.2608, 287.8111, 289.1891, </text:p>
      <text:p text:style-name="P1"><text:s text:c="4"/>289.9132, 290.4638, 290.8441, 291.049, 291.1597, 291.3004, 291.4514, </text:p>
      <text:p text:style-name="P1"><text:s text:c="4"/>291.5848, 291.6744, 291.7245, 291.7033, 291.6625,</text:p>
      <text:p text:style-name="P1"><text:s text:c="2"/>292.5051, 292.3787, 292.2611, 292.1136, 291.992, 291.9121, 291.8911, </text:p>
      <text:p text:style-name="P1"><text:s text:c="4"/>291.9484, 291.9954, 292.0596, 292.1244, 292.195, 292.2304, 292.3064, </text:p>
      <text:p text:style-name="P1"><text:s text:c="4"/>292.3701, 292.4193, 292.4692, 292.4651, 292.4389, 292.454, 292.4772, </text:p>
      <text:p text:style-name="P1"><text:s text:c="4"/>292.5047, 292.5507, 292.5457, 292.4562, 292.1512, 291.9151, 291.9403, </text:p>
      <text:p text:style-name="P1"><text:s text:c="4"/>287.2951, 283.5591, 286.3988, 288.2454, 288.449, 288.8076, 288.0029, </text:p>
      <text:p text:style-name="P1"><text:s text:c="4"/>287.5919, 287.2344, 286.7439, 286.0474, 285.5864, 284.502, 283.2983, </text:p>
      <text:p text:style-name="P1"><text:s text:c="4"/>283.0018, 282.4872, 282.0797, 285.8664, 286.4848, 288.7856, 289.5866, </text:p>
      <text:p text:style-name="P1"><text:s text:c="4"/>289.6712, 289.852, 290.0344, 289.6301, 289.3788, 289.7283, 289.8038, </text:p>
      <text:p text:style-name="P1"><text:s text:c="4"/>289.6783, 289.7155, 289.6072, 289.9673, 290.9358, 291.9643, 291.9436, </text:p>
      <text:p text:style-name="P1"><text:s text:c="4"/>290.5102, 288.6299, 284.8042, 281.6106, 279.124, 275.6566, 275.6094, </text:p>
      <text:p text:style-name="P1"><text:s text:c="4"/>276.3361, 275.805, 274.504, 272.7572, 273.2034, 274.7823, 275.8333, </text:p>
      <text:p text:style-name="P1"><text:s text:c="4"/>277.5027, 279.6195, 279.4518, 279.4388, 287.9736, 290.1823, 290.9702, </text:p>
      <text:p text:style-name="P1"><text:s text:c="4"/>291.4552, 291.7815, 291.9594, 292.044, 292.1415, 292.2961, 292.4153, </text:p>
      <text:p text:style-name="P1"><text:s text:c="4"/>292.5223, 292.6129, 292.6617, 292.6747, 292.5947,</text:p>
      <text:p text:style-name="P1"><text:s text:c="2"/>293.4492, 293.3197, 293.1502, 293.0211, 292.8956, 292.8687, 292.8821, </text:p>
      <text:p text:style-name="P1"><text:s text:c="4"/>292.9724, 293.0721, 293.18, 293.2608, 293.3377, 293.4255, 293.4948, </text:p>
      <text:p text:style-name="P1"><text:s text:c="4"/>293.5164, 293.5449, 293.5819, 293.528, 293.4859, 293.4951, 293.4813, </text:p>
      <text:p text:style-name="P1"><text:s text:c="4"/>293.4605, 293.4365, 293.3083, 293.0641, 292.6911, 292.4507, 292.6373, </text:p>
      <text:p text:style-name="P1"><text:s text:c="4"/>290.0486, 284.7735, 287.8486, 288.6144, 289.8765, 290.2223, 289.2048, </text:p>
      <text:p text:style-name="P1"><text:s text:c="4"/>288.8176, 288.4589, 287.7485, 287.256, 286.5884, 285.6535, 285.3602, </text:p>
      <text:p text:style-name="P1"><text:s text:c="4"/>285.537, 284.9476, 284.7264, 287.9258, 288.4057, 290.2698, 291.7304, </text:p>
      <text:p text:style-name="P1"><text:s text:c="4"/>292.3461, 292.1544, 291.2706, 289.9495, 291.0533, 291.3844, 291.2635, </text:p>
      <text:p text:style-name="P1"><text:s text:c="4"/>291.0566, 291.0326, 291.2711, 291.9735, 292.5401, 293.1972, 293.0706, </text:p>
      <text:p text:style-name="P1"><text:s text:c="4"/>291.7867, 289.708, 285.927, 282.6991, 279.5537, 278.3711, 280.3406, </text:p>
      <text:p text:style-name="P1"><text:s text:c="4"/>280.8515, 280.1795, 279.0414, 277.7987, 275.8196, 275.032, 276.4674, </text:p>
      <text:p text:style-name="P1"><text:s text:c="4"/>279.9786, 282.2441, 281.8491, 281.3977, 290.8377, 291.9333, 292.3114, </text:p>
      <text:p text:style-name="P1"><text:s text:c="4"/>292.5841, 292.7138, 292.7693, 292.826, 292.9489, 293.121, 293.2703, </text:p>
      <text:p text:style-name="P1"><text:s text:c="4"/>293.4187, 293.5786, 293.6463, 293.6591, 293.5766,</text:p>
      <text:p text:style-name="P1"><text:s text:c="2"/>294.5242, 294.3734, 294.2096, 294.077, 293.9586, 293.9522, 293.992, </text:p>
      <text:p text:style-name="P1"><text:s text:c="4"/>294.1202, 294.2469, 294.3759, 294.4579, 294.5353, 294.631, 294.6836, </text:p>
      <text:p text:style-name="P1"><text:s text:c="4"/>294.6364, 294.6431, 294.6389, 294.555, 294.4958, 294.4592, 294.3809, </text:p>
      <text:p text:style-name="P1"><text:s text:c="4"/>294.3039, 294.1739, 293.9777, 293.6845, 293.2969, 293.0419, 293.2016, </text:p>
      <text:p text:style-name="P1"><text:s text:c="4"/>292.8384, 287.9697, 289.0807, 290.0183, 291.3687, 291.6349, 290.5527, </text:p>
      <text:p text:style-name="P1"><text:s text:c="4"/>290.1955, 289.8803, 289.0637, 288.4577, 287.7479, 286.7847, 289.3232, </text:p>
      <text:p text:style-name="P1"><text:s text:c="4"/>290.6954, 290.6584, 290.9362, 291.3234, 291.0502, 291.9405, 293.369, </text:p>
      <text:p text:style-name="P1"><text:s text:c="4"/>294.0903, 293.8133, 292.8659, 292.8874, 293.0466, 292.9364, 292.6714, </text:p>
      <text:p text:style-name="P1"><text:s text:c="4"/>292.3737, 292.4627, 293.4185, 293.8456, 294.1208, 294.4373, 293.9103, </text:p>
      <text:p text:style-name="P1"><text:s text:c="4"/>292.6731, 290.9356, 287.6943, 284.6532, 282.0486, 282.8434, 285.0836, </text:p>
      <text:p text:style-name="P1"><text:s text:c="4"/>285.3133, 284.8646, 283.8949, 283.2367, 280.2567, 276.9128, 277.597, </text:p>
      <text:p text:style-name="P1"><text:s text:c="4"/>282.6674, 284.7231, 283.9625, 283.2474, 292.6426, 293.1294, 293.2414, </text:p>
      <text:p text:style-name="P1"><text:s text:c="4"/>293.3247, 293.3711, 293.4365, 293.5735, 293.7618, 294.0202, 294.2819, </text:p>
      <text:p text:style-name="P1"><text:s text:c="4"/>294.5021, 294.7106, 294.7968, 294.7778, 294.6631,</text:p>
      <text:p text:style-name="P1"><text:s text:c="2"/>295.6478, 295.469, 295.3269, 295.2032, 295.1089, 295.1097, 295.1564, </text:p>
      <text:p text:style-name="P1"><text:s text:c="4"/>295.2803, 295.4135, 295.5292, 295.6223, 295.6911, 295.7683, 295.8251, </text:p>
      <text:p text:style-name="P1"><text:s text:c="4"/>295.7854, 295.7474, 295.6949, 295.5966, 295.5241, 295.4265, 295.2849, </text:p>
      <text:p text:style-name="P1"><text:s text:c="4"/>295.1203, 294.9167, 294.6272, 294.324, 293.9799, 293.7201, 293.7115, </text:p>
      <text:p text:style-name="P1"><text:s text:c="4"/>295.3169, 292.0118, 290.3348, 291.0831, 292.1968, 292.7109, 291.8907, </text:p>
      <text:p text:style-name="P1"><text:s text:c="4"/>291.5205, 291.1708, 290.1606, 289.3623, 289.5806, 290.0571, 292.2493, </text:p>
      <text:p text:style-name="P1"><text:s text:c="4"/>292.0696, 292.011, 292.44, 293.2708, 293.2196, 293.7398, 295.1401, </text:p>
      <text:p text:style-name="P1"><text:s text:c="4"/>295.7339, 295.3384, 295.1133, 295.3649, 294.804, 294.2959, 293.8263, </text:p>
      <text:p text:style-name="P1"><text:s text:c="4"/>292.7472, 292.7896, 294.7155, 295.0062, 295.2187, 295.4233, 294.8637, </text:p>
      <text:p text:style-name="P1"><text:s text:c="4"/>293.7119, 292.9651, 290.1974, 286.6615, 285.8429, 286.4796, 287.1857, </text:p>
      <text:p text:style-name="P1"><text:s text:c="4"/>287.663, 287.4406, 287.1397, 286.4434, 284.0046, 281.3317, 281.565, </text:p>
      <text:p text:style-name="P1"><text:s text:c="4"/>283.8267, 286.2849, 284.962, 284.4465, 294.2433, 294.1584, 293.9597, </text:p>
      <text:p text:style-name="P1"><text:soft-page-break/><text:s text:c="4"/>293.9368, 294.0548, 294.2881, 294.5831, 294.9007, 295.2822, 295.5985, </text:p>
      <text:p text:style-name="P1"><text:s text:c="4"/>295.8214, 295.9702, 296.0257, 295.9496, 295.8075,</text:p>
      <text:p text:style-name="P1"><text:s text:c="2"/>296.8151, 296.6395, 296.5052, 296.3991, 296.3088, 296.3124, 296.3516, </text:p>
      <text:p text:style-name="P1"><text:s text:c="4"/>296.4503, 296.5654, 296.6556, 296.7281, 296.7769, 296.8208, 296.8484, </text:p>
      <text:p text:style-name="P1"><text:s text:c="4"/>296.8165, 296.743, 296.6392, 296.527, 296.4353, 296.2908, 296.1011, </text:p>
      <text:p text:style-name="P1"><text:s text:c="4"/>295.86, 295.5991, 295.299, 295.0382, 294.7376, 294.4837, 294.3927, </text:p>
      <text:p text:style-name="P1"><text:s text:c="4"/>296.0562, 295.2581, 292.0121, 292.6342, 293.7329, 294.0516, 293.4088, </text:p>
      <text:p text:style-name="P1"><text:s text:c="4"/>293.0195, 291.5833, 290.312, 291.326, 294.0419, 293.6683, 293.2219, </text:p>
      <text:p text:style-name="P1"><text:s text:c="4"/>293.1276, 293.1966, 293.8008, 294.7628, 294.9582, 295.592, 296.4683, </text:p>
      <text:p text:style-name="P1"><text:s text:c="4"/>296.313, 296.6295, 296.7121, 296.794, 296.0925, 295.3473, 294.8486, </text:p>
      <text:p text:style-name="P1"><text:s text:c="4"/>294.3074, 294.0257, 295.826, 295.9488, 296.0261, 296.174, 295.8106, </text:p>
      <text:p text:style-name="P1"><text:s text:c="4"/>294.7011, 294.2835, 293.4882, 291.4692, 288.7464, 287.7933, 287.0421, </text:p>
      <text:p text:style-name="P1"><text:s text:c="4"/>287.7453, 288.8039, 289.3259, 288.5815, 285.4913, 283.4593, 285.3803, </text:p>
      <text:p text:style-name="P1"><text:s text:c="4"/>286.8577, 287.9916, 286.5758, 286.76, 295.5464, 294.9882, 294.6719, </text:p>
      <text:p text:style-name="P1"><text:s text:c="4"/>294.7885, 295.1165, 295.5149, 295.929, 296.3322, 296.7425, 297.0304, </text:p>
      <text:p text:style-name="P1"><text:s text:c="4"/>297.1906, 297.2722, 297.2653, 297.1601, 296.9947,</text:p>
      <text:p text:style-name="P1"><text:s text:c="2"/>297.8879, 297.7217, 297.6014, 297.5118, 297.4398, 297.442, 297.4834, </text:p>
      <text:p text:style-name="P1"><text:s text:c="4"/>297.5547, 297.6535, 297.7121, 297.7649, 297.7775, 297.7972, 297.8191, </text:p>
      <text:p text:style-name="P1"><text:s text:c="4"/>297.7631, 297.6489, 297.4948, 297.3538, 297.2064, 297.0239, 296.8127, </text:p>
      <text:p text:style-name="P1"><text:s text:c="4"/>296.5541, 296.2851, 296.0082, 295.7878, 295.5257, 295.2693, 295.1747, </text:p>
      <text:p text:style-name="P1"><text:s text:c="4"/>296.6814, 297.2389, 293.5166, 294.6917, 295.4676, 295.3284, 294.7442, </text:p>
      <text:p text:style-name="P1"><text:s text:c="4"/>294.33, 292.7417, 291.8029, 294.578, 295.4269, 294.573, 294.2649, </text:p>
      <text:p text:style-name="P1"><text:s text:c="4"/>294.558, 294.8723, 295.6247, 296.3503, 296.6099, 297.542, 296.0015, </text:p>
      <text:p text:style-name="P1"><text:s text:c="4"/>293.3352, 297.9271, 298.2187, 297.9253, 297.046, 296.2929, 295.9208, </text:p>
      <text:p text:style-name="P1"><text:s text:c="4"/>295.7538, 295.995, 297.001, 296.9308, 296.8718, 296.9277, 296.6199, </text:p>
      <text:p text:style-name="P1"><text:s text:c="4"/>295.6146, 295.0696, 295.2536, 295.1526, 292.2519, 290.28, 288.2903, </text:p>
      <text:p text:style-name="P1"><text:s text:c="4"/>288.196, 290.2883, 291.3331, 290.5073, 286.1557, 286.61, 289.3592, </text:p>
      <text:p text:style-name="P1"><text:s text:c="4"/>289.7621, 289.7894, 288.3494, 289.2281, 296.5269, 295.6734, 295.6378, </text:p>
      <text:p text:style-name="P1"><text:s text:c="4"/>296.0343, 296.5619, 297.0467, 297.5061, 297.9052, 298.2607, 298.4544, </text:p>
      <text:p text:style-name="P1"><text:s text:c="4"/>298.52, 298.5145, 298.4305, 298.2869, 298.0912,</text:p>
      <text:p text:style-name="P1"><text:s text:c="2"/>298.8079, 298.6658, 298.5746, 298.4993, 298.4608, 298.4916, 298.5445, </text:p>
      <text:p text:style-name="P1"><text:s text:c="4"/>298.5966, 298.6629, 298.6839, 298.7185, 298.7174, 298.7022, 298.6684, </text:p>
      <text:p text:style-name="P1"><text:s text:c="4"/>298.5729, 298.4219, 298.2314, 298.0813, 297.9043, 297.7284, 297.5412, </text:p>
      <text:p text:style-name="P1"><text:s text:c="4"/>297.2969, 297.0518, 296.8163, 296.6363, 296.4007, 296.138, 296.1444, </text:p>
      <text:p text:style-name="P1"><text:s text:c="4"/>297.5197, 298.6509, 294.6603, 296.0577, 296.843, 296.2824, 296.2142, </text:p>
      <text:p text:style-name="P1"><text:s text:c="4"/>296.2112, 295.4386, 295.4818, 296.7163, 296.0499, 295.5681, 295.7348, </text:p>
      <text:p text:style-name="P1"><text:s text:c="4"/>296.2682, 296.7759, 297.4862, 297.9597, 298.3938, 299.3459, 299.0632, </text:p>
      <text:p text:style-name="P1"><text:s text:c="4"/>298.2427, 299.5242, 299.4852, 298.8236, 297.8687, 297.2435, 297.1288, </text:p>
      <text:p text:style-name="P1"><text:s text:c="4"/>296.93, 297.3284, 298.175, 297.9165, 297.7483, 297.6078, 297.1796, </text:p>
      <text:p text:style-name="P1"><text:s text:c="4"/>296.5212, 295.7504, 295.9387, 296.271, 295.8739, 295.457, 293.8663, </text:p>
      <text:p text:style-name="P1"><text:s text:c="4"/>292.4018, 292.7041, 293.1961, 291.8546, 289.1719, 290.1088, 292.4774, </text:p>
      <text:p text:style-name="P1"><text:s text:c="4"/>291.9212, 291.5884, 290.2497, 292.7484, 297.3285, 296.6415, 297.0424, </text:p>
      <text:p text:style-name="P1"><text:s text:c="4"/>297.5862, 298.193, 298.6889, 299.1046, 299.4252, 299.6485, 299.7141, </text:p>
      <text:p text:style-name="P1"><text:s text:c="4"/>299.6588, 299.5391, 299.377, 299.2025, 298.9945,</text:p>
      <text:p text:style-name="P1"><text:s text:c="2"/>299.6201, 299.5234, 299.4631, 299.4211, 299.4149, 299.4859, 299.5308, </text:p>
      <text:p text:style-name="P1"><text:s text:c="4"/>299.5491, 299.5792, 299.5864, 299.6133, 299.5734, 299.5281, 299.4514, </text:p>
      <text:p text:style-name="P1"><text:s text:c="4"/>299.3196, 299.1422, 298.95, 298.7867, 298.6296, 298.5097, 298.3784, </text:p>
      <text:p text:style-name="P1"><text:s text:c="4"/>298.1915, 297.9935, 297.7784, 297.594, 297.3566, 297.1382, 297.2884, </text:p>
      <text:p text:style-name="P1"><text:s text:c="4"/>298.4065, 300.1203, 295.3608, 296.1308, 297.6716, 298.1673, 298.3497, </text:p>
      <text:p text:style-name="P1"><text:s text:c="4"/>298.3766, 298.0429, 297.9156, 297.326, 296.8713, 296.9367, 297.3965, </text:p>
      <text:p text:style-name="P1"><text:s text:c="4"/>297.9747, 298.5495, 299.0998, 299.5591, 300.2044, 300.8118, 301.0972, </text:p>
      <text:p text:style-name="P1"><text:s text:c="4"/>301.2369, 300.7137, 300.363, 299.5404, 298.6692, 298.2374, 298.4867, </text:p>
      <text:p text:style-name="P1"><text:s text:c="4"/>298.3058, 298.5613, 299.2235, 298.8109, 298.5067, 298.2797, 297.3759, </text:p>
      <text:p text:style-name="P1"><text:s text:c="4"/>297.3008, 296.5425, 296.5627, 296.8855, 297.2379, 297.5398, 296.5256, </text:p>
      <text:p text:style-name="P1"><text:s text:c="4"/>295.5355, 294.6135, 294.147, 292.9808, 291.8193, 292.8157, 293.7432, </text:p>
      <text:p text:style-name="P1"><text:s text:c="4"/>293.9023, 294.3603, 293.9001, 296.7403, 298.2536, 298.1187, 298.7085, </text:p>
      <text:p text:style-name="P1"><text:s text:c="4"/>299.2282, 299.7915, 300.1824, 300.4683, 300.6535, 300.7226, 300.6542, </text:p>
      <text:p text:style-name="P1"><text:s text:c="4"/>300.4863, 300.3042, 300.1171, 299.9486, 299.7675,</text:p>
      <text:p text:style-name="P1"><text:s text:c="2"/>300.4008, 300.3365, 300.3065, 300.3096, 300.338, 300.4178, 300.4472, </text:p>
      <text:p text:style-name="P1"><text:soft-page-break/><text:s text:c="4"/>300.4413, 300.4535, 300.4685, 300.477, 300.426, 300.3427, 300.2326, </text:p>
      <text:p text:style-name="P1"><text:s text:c="4"/>300.1034, 299.9329, 299.7604, 299.6274, 299.5172, 299.4655, 299.4005, </text:p>
      <text:p text:style-name="P1"><text:s text:c="4"/>299.2692, 299.1004, 298.8818, 298.6634, 298.4443, 298.3353, 298.6322, </text:p>
      <text:p text:style-name="P1"><text:s text:c="4"/>299.3592, 301.1559, 297.348, 295.5064, 298.297, 298.5626, 298.8746, </text:p>
      <text:p text:style-name="P1"><text:s text:c="4"/>298.9095, 298.6056, 298.3534, 298.0152, 298.0697, 298.4354, 298.941, </text:p>
      <text:p text:style-name="P1"><text:s text:c="4"/>299.4875, 299.9949, 300.4659, 300.8608, 301.4381, 301.7883, 301.8192, </text:p>
      <text:p text:style-name="P1"><text:s text:c="4"/>301.8375, 301.4886, 300.9272, 300.1725, 299.6063, 299.3781, 299.8754, </text:p>
      <text:p text:style-name="P1"><text:s text:c="4"/>299.6882, 299.8148, 300.1267, 299.5956, 299.1986, 299.0029, 298.3656, </text:p>
      <text:p text:style-name="P1"><text:s text:c="4"/>297.9725, 297.5301, 297.3808, 297.4563, 297.8983, 298.5211, 298.7197, </text:p>
      <text:p text:style-name="P1"><text:s text:c="4"/>298.3416, 297.5737, 296.0396, 293.9589, 293.671, 294.7361, 295.2411, </text:p>
      <text:p text:style-name="P1"><text:s text:c="4"/>295.8818, 297.1979, 298.0873, 298.6998, 299.512, 299.7713, 300.3269, </text:p>
      <text:p text:style-name="P1"><text:s text:c="4"/>300.7908, 301.1372, 301.3593, 301.4908, 301.5379, 301.4746, 301.3188, </text:p>
      <text:p text:style-name="P1"><text:s text:c="4"/>301.1241, 300.9493, 300.7841, 300.6361, 300.5,</text:p>
      <text:p text:style-name="P1"><text:s text:c="2"/>301.1552, 301.1357, 301.1447, 301.1807, 301.2386, 301.3237, 301.3396, </text:p>
      <text:p text:style-name="P1"><text:s text:c="4"/>301.3326, 301.3315, 301.3493, 301.3363, 301.2847, 301.1841, 301.0968, </text:p>
      <text:p text:style-name="P1"><text:s text:c="4"/>301.0114, 300.874, 300.7352, 300.6465, 300.6035, 300.6039, 300.5764, </text:p>
      <text:p text:style-name="P1"><text:s text:c="4"/>300.4658, 300.281, 300.0378, 299.813, 299.6577, 299.6989, 299.9894, </text:p>
      <text:p text:style-name="P1"><text:s text:c="4"/>300.3488, 301.5575, 300.0772, 295.9924, 298.6553, 298.8069, 299.2696, </text:p>
      <text:p text:style-name="P1"><text:s text:c="4"/>299.3388, 299.1047, 298.993, 299.0423, 299.3996, 299.76, 300.1559, </text:p>
      <text:p text:style-name="P1"><text:s text:c="4"/>300.5264, 300.9075, 301.2793, 301.787, 302.8138, 303.0143, 302.6681, </text:p>
      <text:p text:style-name="P1"><text:s text:c="4"/>302.521, 302.2717, 301.5807, 300.9022, 300.7191, 300.6387, 301.1338, </text:p>
      <text:p text:style-name="P1"><text:s text:c="4"/>300.8625, 300.8721, 300.8103, 300.2563, 299.8611, 299.7504, 299.5766, </text:p>
      <text:p text:style-name="P1"><text:s text:c="4"/>299.0802, 298.8231, 298.5651, 298.4426, 298.9116, 299.568, 300.4927, </text:p>
      <text:p text:style-name="P1"><text:s text:c="4"/>301.4644, 301.6948, 299.4589, 296.3503, 295.6547, 295.9621, 296.7048, </text:p>
      <text:p text:style-name="P1"><text:s text:c="4"/>297.9489, 299.0455, 299.1237, 300.0679, 300.9632, 301.2815, 301.7331, </text:p>
      <text:p text:style-name="P1"><text:s text:c="4"/>302.0531, 302.1525, 302.226, 302.2487, 302.2021, 302.0601, 301.8814, </text:p>
      <text:p text:style-name="P1"><text:s text:c="4"/>301.7202, 301.5869, 301.459, 301.3372, 301.2323,</text:p>
      <text:p text:style-name="P1"><text:s text:c="2"/>301.9215, 301.9356, 301.9849, 302.0583, 302.1446, 302.2233, 302.2254, </text:p>
      <text:p text:style-name="P1"><text:s text:c="4"/>302.2206, 302.2254, 302.2142, 302.2049, 302.1776, 302.1255, 302.0885, </text:p>
      <text:p text:style-name="P1"><text:s text:c="4"/>302.0383, 301.9348, 301.8336, 301.7779, 301.7788, 301.7993, 301.7769, </text:p>
      <text:p text:style-name="P1"><text:s text:c="4"/>301.6434, 301.429, 301.184, 300.9839, 300.9041, 301.0022, 301.1878, </text:p>
      <text:p text:style-name="P1"><text:s text:c="4"/>301.2704, 301.9684, 302.8336, 297.2795, 298.8708, 299.4359, 299.9769, </text:p>
      <text:p text:style-name="P1"><text:s text:c="4"/>300.0082, 299.9034, 299.8949, 300.1508, 300.5041, 300.7545, 300.9621, </text:p>
      <text:p text:style-name="P1"><text:s text:c="4"/>301.0401, 301.1051, 301.2551, 302.609, 305.7196, 304.4821, 304.3528, </text:p>
      <text:p text:style-name="P1"><text:s text:c="4"/>303.4428, 303.1068, 302.6946, 301.9535, 301.8453, 301.8817, 302.206, </text:p>
      <text:p text:style-name="P1"><text:s text:c="4"/>301.8043, 301.707, 301.3423, 300.8653, 300.5945, 300.6543, 300.5849, </text:p>
      <text:p text:style-name="P1"><text:s text:c="4"/>300.3051, 300.344, 300.1864, 299.9293, 300.2465, 300.669, 301.7656, </text:p>
      <text:p text:style-name="P1"><text:s text:c="4"/>303.8087, 305.3147, 305.5636, 303.1349, 299.3539, 297.2925, 297.006, </text:p>
      <text:p text:style-name="P1"><text:s text:c="4"/>297.6097, 300.4987, 300.6857, 301.1593, 302.0418, 302.421, 302.8368, </text:p>
      <text:p text:style-name="P1"><text:s text:c="4"/>303.0216, 302.9529, 302.9265, 302.8977, 302.7978, 302.6348, 302.4649, </text:p>
      <text:p text:style-name="P1"><text:s text:c="4"/>302.3446, 302.2567, 302.1628, 302.0426, 301.9658,</text:p>
      <text:p text:style-name="P1"><text:s text:c="2"/>302.7039, 302.7607, 302.8536, 302.9486, 303.037, 303.105, 303.1046, </text:p>
      <text:p text:style-name="P1"><text:s text:c="4"/>303.0968, 303.1117, 303.0863, 303.105, 303.1192, 303.1276, 303.126, </text:p>
      <text:p text:style-name="P1"><text:s text:c="4"/>303.0687, 302.9989, 302.9214, 302.8907, 302.9091, 302.9212, 302.8806, </text:p>
      <text:p text:style-name="P1"><text:s text:c="4"/>302.7173, 302.4996, 302.2758, 302.113, 302.0613, 302.1169, 302.1621, </text:p>
      <text:p text:style-name="P1"><text:s text:c="4"/>302.0755, 302.4448, 303.6158, 298.7566, 298.8573, 300.0168, 300.6367, </text:p>
      <text:p text:style-name="P1"><text:s text:c="4"/>300.7318, 300.7411, 300.8064, 301.1002, 301.3522, 301.4809, 301.4979, </text:p>
      <text:p text:style-name="P1"><text:s text:c="4"/>301.2903, 300.9864, 301.3112, 305.0945, 306.0278, 305.0396, 306.1428, </text:p>
      <text:p text:style-name="P1"><text:s text:c="4"/>305.8969, 303.9655, 303.7946, 303.1437, 302.9141, 303.0214, 303.0504, </text:p>
      <text:p text:style-name="P1"><text:s text:c="4"/>302.5991, 302.3537, 301.8927, 301.6605, 301.5836, 301.7116, 301.6328, </text:p>
      <text:p text:style-name="P1"><text:s text:c="4"/>301.6738, 302.0182, 302.2459, 302.0657, 301.8424, 301.7641, 302.6729, </text:p>
      <text:p text:style-name="P1"><text:s text:c="4"/>304.2677, 306.3864, 307.965, 308.365, 303.9071, 299.268, 298.1542, </text:p>
      <text:p text:style-name="P1"><text:s text:c="4"/>299.6453, 301.4211, 302.1782, 301.8889, 303.05, 303.6384, 303.8922, </text:p>
      <text:p text:style-name="P1"><text:s text:c="4"/>303.8202, 303.6215, 303.5742, 303.522, 303.3962, 303.2346, 303.0962, </text:p>
      <text:p text:style-name="P1"><text:s text:c="4"/>303.0205, 302.9598, 302.8772, 302.7665, 302.7119,</text:p>
      <text:p text:style-name="P1"><text:s text:c="2"/>303.5518, 303.6376, 303.7495, 303.8358, 303.9182, 303.9738, 303.9917, </text:p>
      <text:p text:style-name="P1"><text:s text:c="4"/>303.9966, 304.0047, 304.0005, 304.0316, 304.0683, 304.0988, 304.0834, </text:p>
      <text:p text:style-name="P1"><text:s text:c="4"/>304.022, 303.974, 303.9089, 303.883, 303.8975, 303.888, 303.8162, </text:p>
      <text:p text:style-name="P1"><text:s text:c="4"/>303.6514, 303.4545, 303.2737, 303.1382, 303.0734, 303.0596, 303.0087, </text:p>
      <text:p text:style-name="P1"><text:soft-page-break/><text:s text:c="4"/>302.8551, 303.0453, 304.0378, 300.1862, 297.8957, 300.5644, 301.2249, </text:p>
      <text:p text:style-name="P1"><text:s text:c="4"/>301.5112, 301.6183, 301.7008, 301.9489, 302.0834, 302.0703, 301.9093, </text:p>
      <text:p text:style-name="P1"><text:s text:c="4"/>301.4722, 300.9485, 303.1913, 310.7944, 309.9171, 307.565, 306.4912, </text:p>
      <text:p text:style-name="P1"><text:s text:c="4"/>306.9507, 305.5312, 304.4338, 304.1241, 303.9138, 303.9408, 303.7416, </text:p>
      <text:p text:style-name="P1"><text:s text:c="4"/>303.4311, 303.0866, 302.7698, 302.7404, 302.7734, 302.848, 302.8547, </text:p>
      <text:p text:style-name="P1"><text:s text:c="4"/>303.0806, 303.6014, 304.0944, 304.7167, 304.1549, 303.183, 303.7822, </text:p>
      <text:p text:style-name="P1"><text:s text:c="4"/>304.8952, 306.0313, 306.7188, 308.3103, 307.6901, 301.5867, 300.9592, </text:p>
      <text:p text:style-name="P1"><text:s text:c="4"/>302.7094, 302.2777, 303.3836, 303.4834, 304.3967, 306.7828, 304.6285, </text:p>
      <text:p text:style-name="P1"><text:s text:c="4"/>304.5962, 304.2317, 304.2233, 304.1724, 304.0302, 303.8914, 303.7846, </text:p>
      <text:p text:style-name="P1"><text:s text:c="4"/>303.7291, 303.6838, 303.6189, 303.5367, 303.5188,</text:p>
      <text:p text:style-name="P1"><text:s text:c="2"/>304.474, 304.5724, 304.6832, 304.7525, 304.8099, 304.8689, 304.9037, </text:p>
      <text:p text:style-name="P1"><text:s text:c="4"/>304.9157, 304.915, 304.9377, 304.9703, 304.9865, 304.9926, 304.9402, </text:p>
      <text:p text:style-name="P1"><text:s text:c="4"/>304.8736, 304.8157, 304.757, 304.7345, 304.7229, 304.6923, 304.5886, </text:p>
      <text:p text:style-name="P1"><text:s text:c="4"/>304.4447, 304.287, 304.1443, 304.0196, 303.9332, 303.8741, 303.7837, </text:p>
      <text:p text:style-name="P1"><text:s text:c="4"/>303.627, 303.7312, 304.6076, 302.1766, 297.1587, 300.3211, 301.9202, </text:p>
      <text:p text:style-name="P1"><text:s text:c="4"/>302.4141, 302.5778, 302.6361, 302.8094, 302.7966, 302.6205, 302.3689, </text:p>
      <text:p text:style-name="P1"><text:s text:c="4"/>301.9394, 301.525, 307.2249, 313.151, 311.7374, 309.7649, 308.2874, </text:p>
      <text:p text:style-name="P1"><text:s text:c="4"/>307.9496, 306.7002, 305.5867, 304.804, 304.7312, 304.6278, 304.4779, </text:p>
      <text:p text:style-name="P1"><text:s text:c="4"/>304.3516, 304.2119, 303.9442, 303.8557, 303.984, 304.0534, 304.1631, </text:p>
      <text:p text:style-name="P1"><text:s text:c="4"/>304.4413, 304.9543, 305.4418, 306.1949, 305.6637, 305.5414, 305.5126, </text:p>
      <text:p text:style-name="P1"><text:s text:c="4"/>306.1558, 306.7121, 306.0577, 307.7018, 308.4156, 303.9858, 302.8797, </text:p>
      <text:p text:style-name="P1"><text:s text:c="4"/>303.8362, 302.9699, 304.7045, 304.3172, 305.5739, 309.2258, 304.8539, </text:p>
      <text:p text:style-name="P1"><text:s text:c="4"/>305.2734, 304.8181, 304.9277, 304.8834, 304.7419, 304.6367, 304.5571, </text:p>
      <text:p text:style-name="P1"><text:s text:c="4"/>304.509, 304.4723, 304.4369, 304.3922, 304.4086,</text:p>
      <text:p text:style-name="P1"><text:s text:c="2"/>305.4615, 305.549, 305.6361, 305.6862, 305.7135, 305.7605, 305.7838, </text:p>
      <text:p text:style-name="P1"><text:s text:c="4"/>305.7979, 305.7961, 305.8189, 305.8312, 305.8145, 305.7886, 305.7207, </text:p>
      <text:p text:style-name="P1"><text:s text:c="4"/>305.6337, 305.5518, 305.5008, 305.4761, 305.4397, 305.3835, 305.2606, </text:p>
      <text:p text:style-name="P1"><text:s text:c="4"/>305.1332, 305.002, 304.8687, 304.7385, 304.6369, 304.5597, 304.4701, </text:p>
      <text:p text:style-name="P1"><text:s text:c="4"/>304.3329, 304.3763, 305.0031, 304.7384, 300.7931, 301.6088, 302.7366, </text:p>
      <text:p text:style-name="P1"><text:s text:c="4"/>303.3904, 303.5197, 303.5823, 303.6384, 303.4355, 303.1464, 302.8929, </text:p>
      <text:p text:style-name="P1"><text:s text:c="4"/>302.5556, 302.2557, 310.032, 314.1715, 312.8099, 311.6138, 310.111, </text:p>
      <text:p text:style-name="P1"><text:s text:c="4"/>308.4762, 306.4082, 305.6657, 305.1367, 305.2534, 305.1775, 305.1396, </text:p>
      <text:p text:style-name="P1"><text:s text:c="4"/>305.2189, 305.4451, 305.3423, 304.8843, 305.161, 305.2549, 305.4035, </text:p>
      <text:p text:style-name="P1"><text:s text:c="4"/>305.6645, 306.0572, 306.4122, 307.6144, 307.9482, 306.3112, 307.0855, </text:p>
      <text:p text:style-name="P1"><text:s text:c="4"/>309.0557, 309.09, 305.9876, 307.2707, 308.9967, 306.7898, 304.0714, </text:p>
      <text:p text:style-name="P1"><text:s text:c="4"/>306.7758, 304.5053, 304.9958, 305.1882, 306.5453, 309.0627, 306.0462, </text:p>
      <text:p text:style-name="P1"><text:s text:c="4"/>305.6997, 305.58, 305.6743, 305.66, 305.5393, 305.4741, 305.4307, </text:p>
      <text:p text:style-name="P1"><text:s text:c="4"/>305.3955, 305.3565, 305.3427, 305.3362, 305.3879,</text:p>
      <text:p text:style-name="P1"><text:s text:c="2"/>306.4081, 306.4709, 306.5212, 306.5378, 306.5388, 306.5448, 306.5395, </text:p>
      <text:p text:style-name="P1"><text:s text:c="4"/>306.5345, 306.5377, 306.5252, 306.5298, 306.4857, 306.4505, 306.3778, </text:p>
      <text:p text:style-name="P1"><text:s text:c="4"/>306.2888, 306.2183, 306.1811, 306.1412, 306.0723, 305.9952, 305.8792, </text:p>
      <text:p text:style-name="P1"><text:s text:c="4"/>305.7466, 305.616, 305.4689, 305.3296, 305.2356, 305.1519, 305.0401, </text:p>
      <text:p text:style-name="P1"><text:s text:c="4"/>304.8866, 304.811, 305.1032, 305.7215, 306.7378, 303.0135, 303.7492, </text:p>
      <text:p text:style-name="P1"><text:s text:c="4"/>304.306, 304.3646, 304.421, 304.3311, 303.9575, 303.6465, 303.3799, </text:p>
      <text:p text:style-name="P1"><text:s text:c="4"/>303.0128, 303.0935, 312.5374, 314.9869, 313.8484, 313.1867, 311.31, </text:p>
      <text:p text:style-name="P1"><text:s text:c="4"/>308.1451, 306.0388, 305.954, 305.6307, 305.5007, 305.507, 305.4352, </text:p>
      <text:p text:style-name="P1"><text:s text:c="4"/>305.5161, 306.4077, 306.5475, 305.8752, 306.1636, 306.2921, 306.4007, </text:p>
      <text:p text:style-name="P1"><text:s text:c="4"/>306.5903, 306.838, 307.0463, 307.7387, 308.6873, 307.488, 308.9556, </text:p>
      <text:p text:style-name="P1"><text:s text:c="4"/>310.1821, 309.8611, 306.1931, 307.1691, 308.4712, 307.0645, 308.4377, </text:p>
      <text:p text:style-name="P1"><text:s text:c="4"/>307.4261, 304.8606, 305.6342, 306.2092, 307.3359, 309.3976, 307.0168, </text:p>
      <text:p text:style-name="P1"><text:s text:c="4"/>306.158, 306.0742, 306.3239, 306.4738, 306.335, 306.3367, 306.334, </text:p>
      <text:p text:style-name="P1"><text:s text:c="4"/>306.3218, 306.2908, 306.2916, 306.3049, 306.3489,</text:p>
      <text:p text:style-name="P1"><text:s text:c="2"/>307.1807, 307.2083, 307.1995, 307.18, 307.1443, 307.1227, 307.0911, </text:p>
      <text:p text:style-name="P1"><text:s text:c="4"/>307.0474, 307.0589, 307.0144, 307.0168, 306.9835, 306.9382, 306.874, </text:p>
      <text:p text:style-name="P1"><text:s text:c="4"/>306.814, 306.7493, 306.7093, 306.6539, 306.5712, 306.4953, 306.3892, </text:p>
      <text:p text:style-name="P1"><text:s text:c="4"/>306.2599, 306.1385, 305.9892, 305.8717, 305.7772, 305.6661, 305.4724, </text:p>
      <text:p text:style-name="P1"><text:s text:c="4"/>305.2304, 305.0062, 304.9622, 304.9097, 304.7652, 303.7124, 304.6934, </text:p>
      <text:p text:style-name="P1"><text:s text:c="4"/>304.9882, 304.9612, 304.9473, 304.7621, 304.416, 304.1751, 303.889, </text:p>
      <text:p text:style-name="P1"><text:s text:c="4"/>303.6305, 305.2325, 315.329, 315.5217, 314.4424, 314.1787, 311.8534, </text:p>
      <text:p text:style-name="P1"><text:soft-page-break/><text:s text:c="4"/>307.6444, 306.3623, 307.0772, 306.9459, 305.8203, 305.5927, 305.4801, </text:p>
      <text:p text:style-name="P1"><text:s text:c="4"/>305.4026, 307.3003, 307.4098, 306.9041, 306.9497, 307.1158, 307.1666, </text:p>
      <text:p text:style-name="P1"><text:s text:c="4"/>307.2701, 307.4106, 307.4992, 307.7492, 308.1468, 308.7794, 308.8135, </text:p>
      <text:p text:style-name="P1"><text:s text:c="4"/>308.3868, 307.7139, 306.5025, 307.2466, 307.861, 307.9642, 309.0778, </text:p>
      <text:p text:style-name="P1"><text:s text:c="4"/>306.3811, 305.6213, 306.5195, 307.06, 308.1889, 309.4784, 307.8948, </text:p>
      <text:p text:style-name="P1"><text:s text:c="4"/>306.7964, 306.6938, 306.9069, 307.2244, 307.0947, 307.1212, 307.1349, </text:p>
      <text:p text:style-name="P1"><text:s text:c="4"/>307.1261, 307.1191, 307.1234, 307.1386, 307.1497,</text:p>
      <text:p text:style-name="P1"><text:s text:c="2"/>307.5898, 307.5882, 307.5515, 307.5096, 307.4764, 307.442, 307.3914, </text:p>
      <text:p text:style-name="P1"><text:s text:c="4"/>307.3347, 307.3064, 307.2735, 307.2797, 307.2472, 307.2126, 307.1472, </text:p>
      <text:p text:style-name="P1"><text:s text:c="4"/>307.1003, 307.0305, 306.9946, 306.9207, 306.8542, 306.7709, 306.6795, </text:p>
      <text:p text:style-name="P1"><text:s text:c="4"/>306.5696, 306.4703, 306.3399, 306.2322, 306.1159, 305.9814, 305.7354, </text:p>
      <text:p text:style-name="P1"><text:s text:c="4"/>305.4425, 305.1651, 304.9991, 304.8203, 304.6089, 304.3906, 305.1983, </text:p>
      <text:p text:style-name="P1"><text:s text:c="4"/>305.0734, 304.781, 304.6953, 304.5576, 304.5707, 304.6097, 304.5083, </text:p>
      <text:p text:style-name="P1"><text:s text:c="4"/>304.5515, 308.1072, 314.7211, 314.1103, 313.6335, 313.6199, 312.2656, </text:p>
      <text:p text:style-name="P1"><text:s text:c="4"/>309.2462, 307.8883, 308.644, 308.2556, 306.9822, 306.0038, 305.9543, </text:p>
      <text:p text:style-name="P1"><text:s text:c="4"/>306.6077, 308.8581, 307.8096, 307.6888, 307.5438, 307.6623, 307.683, </text:p>
      <text:p text:style-name="P1"><text:s text:c="4"/>307.7244, 307.7823, 307.795, 307.8112, 307.8464, 307.9588, 307.8131, </text:p>
      <text:p text:style-name="P1"><text:s text:c="4"/>307.5928, 307.3282, 307.01, 307.3333, 307.4166, 307.6187, 307.1881, </text:p>
      <text:p text:style-name="P1"><text:s text:c="4"/>306.3174, 306.6299, 307.1639, 307.7513, 309.2041, 309.2324, 308.1683, </text:p>
      <text:p text:style-name="P1"><text:s text:c="4"/>306.8944, 307.3138, 307.5924, 307.7832, 307.694, 307.6778, 307.6848, </text:p>
      <text:p text:style-name="P1"><text:s text:c="4"/>307.649, 307.6394, 307.6205, 307.606, 307.6006,</text:p>
      <text:p text:style-name="P1"><text:s text:c="2"/>307.7024, 307.7072, 307.6612, 307.6337, 307.5749, 307.5298, 307.4533, </text:p>
      <text:p text:style-name="P1"><text:s text:c="4"/>307.4116, 307.3557, 307.329, 307.3062, 307.2687, 307.2303, 307.1689, </text:p>
      <text:p text:style-name="P1"><text:s text:c="4"/>307.1206, 307.0483, 306.9885, 306.9115, 306.8498, 306.7619, 306.6699, </text:p>
      <text:p text:style-name="P1"><text:s text:c="4"/>306.5353, 306.4295, 306.2957, 306.1794, 306.0064, 305.8765, 305.654, </text:p>
      <text:p text:style-name="P1"><text:s text:c="4"/>305.3848, 305.1815, 305.0629, 304.9186, 304.8645, 304.8685, 305.2302, </text:p>
      <text:p text:style-name="P1"><text:s text:c="4"/>304.601, 303.6963, 304.0449, 304.4316, 304.6421, 304.6236, 305.0055, </text:p>
      <text:p text:style-name="P1"><text:s text:c="4"/>305.5883, 310.0309, 312.0306, 311.2815, 311.0067, 310.5034, 311.1839, </text:p>
      <text:p text:style-name="P1"><text:s text:c="4"/>311.2425, 310.5156, 310.1225, 309.308, 308.8, 308.9849, 308.477, </text:p>
      <text:p text:style-name="P1"><text:s text:c="4"/>308.0802, 308.9194, 307.9403, 308.0257, 307.9301, 307.9984, 307.9995, </text:p>
      <text:p text:style-name="P1"><text:s text:c="4"/>307.9864, 308.0057, 307.9932, 307.9629, 307.8952, 307.8901, 307.7987, </text:p>
      <text:p text:style-name="P1"><text:s text:c="4"/>307.7177, 307.5919, 307.4438, 307.4955, 307.3904, 307.3463, 307.1261, </text:p>
      <text:p text:style-name="P1"><text:s text:c="4"/>307.0971, 307.5415, 307.841, 308.4251, 308.5519, 308.0802, 307.6176, </text:p>
      <text:p text:style-name="P1"><text:s text:c="4"/>307.9048, 307.8596, 307.9214, 307.9913, 307.9421, 307.8991, 307.8907, </text:p>
      <text:p text:style-name="P1"><text:s text:c="4"/>307.8443, 307.8249, 307.7767, 307.7406, 307.7331,</text:p>
      <text:p text:style-name="P1"><text:s text:c="2"/>307.5081, 307.4961, 307.4066, 307.3625, 307.2688, 307.2102, 307.1164, </text:p>
      <text:p text:style-name="P1"><text:s text:c="4"/>307.0982, 307.009, 306.96, 306.9164, 306.8665, 306.8247, 306.7721, </text:p>
      <text:p text:style-name="P1"><text:s text:c="4"/>306.7261, 306.6066, 306.5338, 306.4275, 306.3286, 306.1729, 306.0131, </text:p>
      <text:p text:style-name="P1"><text:s text:c="4"/>305.8258, 305.6906, 305.6013, 305.4726, 305.26, 305.0982, 304.9332, </text:p>
      <text:p text:style-name="P1"><text:s text:c="4"/>304.6689, 304.5437, 304.5064, 304.3826, 304.4871, 304.6602, 304.7929, </text:p>
      <text:p text:style-name="P1"><text:s text:c="4"/>304.1245, 303.3101, 306.1863, 308.1263, 307.0204, 305.3283, 305.3767, </text:p>
      <text:p text:style-name="P1"><text:s text:c="4"/>306.1331, 309.6877, 308.7876, 309.2088, 309.4682, 309.1885, 309.577, </text:p>
      <text:p text:style-name="P1"><text:s text:c="4"/>311.533, 313.1294, 311.6394, 309.8647, 310.0135, 310.9461, 310.3463, </text:p>
      <text:p text:style-name="P1"><text:s text:c="4"/>309.2121, 309.1463, 308.0526, 308.122, 308.1064, 308.1389, 308.1326, </text:p>
      <text:p text:style-name="P1"><text:s text:c="4"/>308.1106, 308.1318, 308.1142, 308.0999, 308.0604, 308.0385, 307.9777, </text:p>
      <text:p text:style-name="P1"><text:s text:c="4"/>307.9366, 307.868, 307.7798, 307.7697, 307.7068, 307.6858, 307.6564, </text:p>
      <text:p text:style-name="P1"><text:s text:c="4"/>307.7498, 308.0031, 308.324, 308.1636, 308.2905, 307.9333, 308.4015, </text:p>
      <text:p text:style-name="P1"><text:s text:c="4"/>308.3548, 307.8461, 307.9281, 307.9131, 307.8556, 307.7893, 307.7525, </text:p>
      <text:p text:style-name="P1"><text:s text:c="4"/>307.6997, 307.6534, 307.6095, 307.5598, 307.5518,</text:p>
      <text:p text:style-name="P1"><text:s text:c="2"/>306.8579, 306.804, 306.6793, 306.6263, 306.5166, 306.4745, 306.3705, </text:p>
      <text:p text:style-name="P1"><text:s text:c="4"/>306.3471, 306.2523, 306.1777, 306.1391, 306.1084, 306.07, 305.9835, </text:p>
      <text:p text:style-name="P1"><text:s text:c="4"/>305.9227, 305.7714, 305.7181, 305.6243, 305.494, 305.353, 305.2195, </text:p>
      <text:p text:style-name="P1"><text:s text:c="4"/>305.0435, 304.8225, 304.7528, 304.4804, 304.1834, 303.79, 303.4934, </text:p>
      <text:p text:style-name="P1"><text:s text:c="4"/>303.0289, 302.8794, 302.9863, 303.0758, 303.4173, 303.7709, 303.9788, </text:p>
      <text:p text:style-name="P1"><text:s text:c="4"/>303.8552, 304.5763, 308.3772, 309.0989, 308.4078, 308.718, 307.0732, </text:p>
      <text:p text:style-name="P1"><text:s text:c="4"/>306.5938, 308.5426, 307.5593, 308.5801, 309.0709, 309.1202, 308.8675, </text:p>
      <text:p text:style-name="P1"><text:s text:c="4"/>310.3342, 313.5756, 313.2817, 310.6638, 310.7438, 311.5436, 310.2952, </text:p>
      <text:p text:style-name="P1"><text:s text:c="4"/>309.5753, 309.7596, 308.8851, 308.1417, 308.1761, 308.179, 308.1697, </text:p>
      <text:p text:style-name="P1"><text:s text:c="4"/>308.1816, 308.1991, 308.1771, 308.1704, 308.1534, 308.1132, 308.0472, </text:p>
      <text:p text:style-name="P1"><text:soft-page-break/><text:s text:c="4"/>308.0048, 307.9739, 307.9142, 307.8721, 307.8423, 307.8458, 307.8737, </text:p>
      <text:p text:style-name="P1"><text:s text:c="4"/>307.9528, 308.065, 308.2198, 308.7025, 308.9406, 308.8061, 308.3161, </text:p>
      <text:p text:style-name="P1"><text:s text:c="4"/>307.8489, 307.708, 307.7092, 307.6092, 307.5336, 307.4278, 307.3616, </text:p>
      <text:p text:style-name="P1"><text:s text:c="4"/>307.2919, 307.2108, 307.1469, 307.0347, 306.9732,</text:p>
      <text:p text:style-name="P1"><text:s text:c="2"/>306.2635, 306.188, 306.0288, 305.9482, 305.8416, 305.8036, 305.6829, </text:p>
      <text:p text:style-name="P1"><text:s text:c="4"/>305.6582, 305.5691, 305.4875, 305.4546, 305.3924, 305.3228, 305.1809, </text:p>
      <text:p text:style-name="P1"><text:s text:c="4"/>305.1045, 304.9403, 304.8795, 304.7317, 304.5686, 304.358, 304.2034, </text:p>
      <text:p text:style-name="P1"><text:s text:c="4"/>303.8835, 303.524, 303.2601, 302.703, 302.1906, 301.5768, 301.0835, </text:p>
      <text:p text:style-name="P1"><text:s text:c="4"/>301.0259, 301.2903, 301.8242, 302.3056, 302.8338, 303.3286, 303.7544, </text:p>
      <text:p text:style-name="P1"><text:s text:c="4"/>304.4114, 306.1338, 308.265, 308.1341, 309.43, 311.5795, 309.8602, </text:p>
      <text:p text:style-name="P1"><text:s text:c="4"/>308.036, 308.5557, 308.1785, 308.219, 309.0137, 309.0868, 308.6102, </text:p>
      <text:p text:style-name="P1"><text:s text:c="4"/>309.2983, 311.8442, 312.2051, 309.8105, 310.2034, 310.5287, 309.0111, </text:p>
      <text:p text:style-name="P1"><text:s text:c="4"/>309.2813, 310.0458, 309.9107, 308.1846, 308.2056, 308.197, 308.1919, </text:p>
      <text:p text:style-name="P1"><text:s text:c="4"/>308.2196, 308.2112, 308.2102, 308.2026, 308.1802, 308.135, 308.0704, </text:p>
      <text:p text:style-name="P1"><text:s text:c="4"/>308.0041, 307.982, 307.921, 307.8422, 307.8187, 307.7793, 307.78, </text:p>
      <text:p text:style-name="P1"><text:s text:c="4"/>307.8399, 307.9148, 307.9253, 307.9525, 307.86, 307.8169, 307.6844, </text:p>
      <text:p text:style-name="P1"><text:s text:c="4"/>307.5815, 307.4977, 307.4474, 307.3183, 307.2205, 307.0851, 306.9982, </text:p>
      <text:p text:style-name="P1"><text:s text:c="4"/>306.8926, 306.7955, 306.7161, 306.5581, 306.4327,</text:p>
      <text:p text:style-name="P1"><text:s text:c="2"/>306.165, 306.0809, 305.9265, 305.8252, 305.7139, 305.6771, 305.5499, </text:p>
      <text:p text:style-name="P1"><text:s text:c="4"/>305.5052, 305.4165, 305.333, 305.3147, 305.2114, 305.1115, 304.9657, </text:p>
      <text:p text:style-name="P1"><text:s text:c="4"/>304.9008, 304.7114, 304.6247, 304.3968, 304.294, 304.0246, 303.843, </text:p>
      <text:p text:style-name="P1"><text:s text:c="4"/>303.4555, 303.2136, 302.7937, 302.2794, 301.8102, 301.1935, 300.8671, </text:p>
      <text:p text:style-name="P1"><text:s text:c="4"/>301.1369, 301.7733, 302.6095, 303.3063, 303.9476, 304.4092, 304.7542, </text:p>
      <text:p text:style-name="P1"><text:s text:c="4"/>305.3078, 306.5435, 306.9985, 308.0349, 309.49, 311.1769, 311.2999, </text:p>
      <text:p text:style-name="P1"><text:s text:c="4"/>309.5946, 309.2896, 309.0255, 308.6871, 309.0692, 309.1697, 308.7289, </text:p>
      <text:p text:style-name="P1"><text:s text:c="4"/>309.4734, 310.4815, 309.61, 308.2196, 308.9225, 309.235, 308.1109, </text:p>
      <text:p text:style-name="P1"><text:s text:c="4"/>308.6697, 309.9608, 310.1049, 308.2578, 308.2355, 308.2151, 308.2078, </text:p>
      <text:p text:style-name="P1"><text:s text:c="4"/>308.2229, 308.2197, 308.2451, 308.2557, 308.2364, 308.2099, 308.1628, </text:p>
      <text:p text:style-name="P1"><text:s text:c="4"/>308.1177, 308.1017, 308.0866, 308.0237, 308.0163, 307.9492, 307.932, </text:p>
      <text:p text:style-name="P1"><text:s text:c="4"/>307.9373, 307.9597, 307.92, 307.8959, 307.7907, 307.7745, 307.6909, </text:p>
      <text:p text:style-name="P1"><text:s text:c="4"/>307.6445, 307.5398, 307.4637, 307.3326, 307.2226, 307.0803, 306.9671, </text:p>
      <text:p text:style-name="P1"><text:s text:c="4"/>306.8469, 306.738, 306.6422, 306.4807, 306.3444,</text:p>
      <text:p text:style-name="P1"><text:s text:c="2"/>306.6439, 306.5762, 306.4437, 306.3481, 306.2323, 306.1834, 306.0531, </text:p>
      <text:p text:style-name="P1"><text:s text:c="4"/>306.0087, 305.9191, 305.8325, 305.8195, 305.7199, 305.6664, 305.551, </text:p>
      <text:p text:style-name="P1"><text:s text:c="4"/>305.5076, 305.3755, 305.3168, 305.1327, 305.0827, 304.8769, 304.7426, </text:p>
      <text:p text:style-name="P1"><text:s text:c="4"/>304.4052, 304.3035, 303.9422, 303.697, 303.4224, 303.0663, 302.8382, </text:p>
      <text:p text:style-name="P1"><text:s text:c="4"/>303.0281, 303.5731, 304.2145, 304.8787, 305.3952, 305.7537, 305.9366, </text:p>
      <text:p text:style-name="P1"><text:s text:c="4"/>305.9536, 306.6321, 306.7271, 307.7709, 308.5419, 309.5081, 309.2036, </text:p>
      <text:p text:style-name="P1"><text:s text:c="4"/>309.2921, 309.0094, 309.0002, 309.2325, 310.1271, 309.7733, 309.206, </text:p>
      <text:p text:style-name="P1"><text:s text:c="4"/>309.7958, 310.1748, 308.3061, 307.1638, 308.0287, 308.3747, 307.7996, </text:p>
      <text:p text:style-name="P1"><text:s text:c="4"/>308.4302, 309.3651, 309.2997, 308.3041, 308.2881, 308.2232, 308.2137, </text:p>
      <text:p text:style-name="P1"><text:s text:c="4"/>308.2261, 308.2278, 308.2653, 308.3056, 308.2899, 308.2873, 308.2648, </text:p>
      <text:p text:style-name="P1"><text:s text:c="4"/>308.2641, 308.2501, 308.2827, 308.2681, 308.2823, 308.2487, 308.238, </text:p>
      <text:p text:style-name="P1"><text:s text:c="4"/>308.2238, 308.2346, 308.2069, 308.215, 308.15, 308.1503, 308.0632, </text:p>
      <text:p text:style-name="P1"><text:s text:c="4"/>307.9977, 307.8951, 307.8166, 307.7059, 307.607, 307.4959, 307.3682, </text:p>
      <text:p text:style-name="P1"><text:s text:c="4"/>307.2522, 307.1362, 307.0462, 306.8951, 306.7986,</text:p>
      <text:p text:style-name="P1"><text:s text:c="2"/>307.4719, 307.4356, 307.3222, 307.2233, 307.112, 307.032, 306.9006, </text:p>
      <text:p text:style-name="P1"><text:s text:c="4"/>306.8441, 306.7353, 306.6435, 306.5985, 306.5021, 306.4569, 306.3568, </text:p>
      <text:p text:style-name="P1"><text:s text:c="4"/>306.3273, 306.2482, 306.2156, 306.1121, 306.1061, 305.9803, 305.9241, </text:p>
      <text:p text:style-name="P1"><text:s text:c="4"/>305.7323, 305.6541, 305.4756, 305.3276, 305.2319, 305.0699, 304.946, </text:p>
      <text:p text:style-name="P1"><text:s text:c="4"/>305.0085, 305.2076, 305.4858, 305.8281, 306.1534, 306.3292, 306.4091, </text:p>
      <text:p text:style-name="P1"><text:s text:c="4"/>306.2497, 306.6544, 307.4087, 308.1474, 308.4275, 308.7464, 308.3216, </text:p>
      <text:p text:style-name="P1"><text:s text:c="4"/>308.0984, 308.2952, 308.6075, 309.7802, 311.0322, 309.9022, 309.3442, </text:p>
      <text:p text:style-name="P1"><text:s text:c="4"/>309.1806, 309.8972, 308.1916, 307.2465, 307.8694, 308.0992, 307.8579, </text:p>
      <text:p text:style-name="P1"><text:s text:c="4"/>308.3136, 309.4653, 309.0009, 308.3572, 308.3076, 308.2776, 308.2563, </text:p>
      <text:p text:style-name="P1"><text:s text:c="4"/>308.2638, 308.2756, 308.3081, 308.3199, 308.2852, 308.2851, 308.2451, </text:p>
      <text:p text:style-name="P1"><text:s text:c="4"/>308.2898, 308.3223, 308.3456, 308.369, 308.389, 308.3819, 308.4023, </text:p>
      <text:p text:style-name="P1"><text:s text:c="4"/>308.4236, 308.4249, 308.4134, 308.4328, 308.4013, 308.4354, 308.4043, </text:p>
      <text:p text:style-name="P1"><text:s text:c="4"/>308.3885, 308.3307, 308.2902, 308.2175, 308.1653, 308.1082, 308.0413, </text:p>
      <text:p text:style-name="P1"><text:soft-page-break/><text:s text:c="4"/>307.95, 307.8481, 307.7691, 307.6579, 307.5872,</text:p>
      <text:p text:style-name="P1"><text:s text:c="2"/>308.0037, 307.981, 307.9262, 307.8497, 307.7622, 307.6828, 307.5679, </text:p>
      <text:p text:style-name="P1"><text:s text:c="4"/>307.4904, 307.3853, 307.2932, 307.2177, 307.12, 307.0629, 306.9608, </text:p>
      <text:p text:style-name="P1"><text:s text:c="4"/>306.9208, 306.8497, 306.797, 306.7462, 306.722, 306.6636, 306.6175, </text:p>
      <text:p text:style-name="P1"><text:s text:c="4"/>306.5323, 306.4784, 306.4116, 306.333, 306.3055, 306.2387, 306.2011, </text:p>
      <text:p text:style-name="P1"><text:s text:c="4"/>306.1976, 306.242, 306.3143, 306.4535, 306.636, 306.653, 306.5844, </text:p>
      <text:p text:style-name="P1"><text:s text:c="4"/>306.8025, 307.3333, 308.1546, 309.0131, 309.3098, 308.9539, 308.008, </text:p>
      <text:p text:style-name="P1"><text:s text:c="4"/>307.7035, 307.8386, 308.0157, 309.5004, 310.2934, 309.7274, 308.1362, </text:p>
      <text:p text:style-name="P1"><text:s text:c="4"/>307.9603, 309.8188, 308.6603, 307.8052, 307.993, 307.9483, 307.706, </text:p>
      <text:p text:style-name="P1"><text:s text:c="4"/>308.0038, 309.0258, 309.2536, 308.442, 308.3231, 308.3204, 308.3175, </text:p>
      <text:p text:style-name="P1"><text:s text:c="4"/>308.335, 308.3441, 308.3386, 308.3373, 308.3166, 308.314, 308.2253, </text:p>
      <text:p text:style-name="P1"><text:s text:c="4"/>308.2377, 308.2802, 308.3066, 308.3465, 308.3517, 308.3835, 308.4224, </text:p>
      <text:p text:style-name="P1"><text:s text:c="4"/>308.4819, 308.4875, 308.4916, 308.5159, 308.4734, 308.5108, 308.5164, </text:p>
      <text:p text:style-name="P1"><text:s text:c="4"/>308.5354, 308.5234, 308.4904, 308.4534, 308.424, 308.4154, 308.3973, </text:p>
      <text:p text:style-name="P1"><text:s text:c="4"/>308.3383, 308.2718, 308.2096, 308.1282, 308.0647,</text:p>
      <text:p text:style-name="P1"><text:s text:c="2"/>308.1121, 308.0863, 308.053, 307.9958, 307.9385, 307.8661, 307.7849, </text:p>
      <text:p text:style-name="P1"><text:s text:c="4"/>307.7063, 307.6259, 307.5359, 307.4389, 307.3411, 307.2732, 307.1625, </text:p>
      <text:p text:style-name="P1"><text:s text:c="4"/>307.0967, 307.0144, 306.9362, 306.8965, 306.8499, 306.8164, 306.7588, </text:p>
      <text:p text:style-name="P1"><text:s text:c="4"/>306.7208, 306.6801, 306.6478, 306.6058, 306.5858, 306.5382, 306.5136, </text:p>
      <text:p text:style-name="P1"><text:s text:c="4"/>306.5106, 306.5227, 306.549, 306.624, 306.7466, 306.7123, 306.4907, </text:p>
      <text:p text:style-name="P1"><text:s text:c="4"/>307.6333, 308.902, 308.9312, 309.9031, 309.9923, 309.2068, 308.3447, </text:p>
      <text:p text:style-name="P1"><text:s text:c="4"/>307.9451, 307.8187, 307.6504, 308.6341, 310.3415, 309.2393, 309.6283, </text:p>
      <text:p text:style-name="P1"><text:s text:c="4"/>307.64, 309.4647, 308.7102, 308.3212, 308.3793, 308.2139, 307.8192, </text:p>
      <text:p text:style-name="P1"><text:s text:c="4"/>307.9227, 308.9496, 309.3768, 308.4542, 308.3469, 308.3546, 308.3673, </text:p>
      <text:p text:style-name="P1"><text:s text:c="4"/>308.3922, 308.3978, 308.3844, 308.4068, 308.4019, 308.3943, 308.2909, </text:p>
      <text:p text:style-name="P1"><text:s text:c="4"/>308.2851, 308.2995, 308.3121, 308.3387, 308.3341, 308.3777, 308.3917, </text:p>
      <text:p text:style-name="P1"><text:s text:c="4"/>308.4473, 308.4566, 308.4841, 308.5045, 308.4952, 308.5428, 308.5554, </text:p>
      <text:p text:style-name="P1"><text:s text:c="4"/>308.5653, 308.5504, 308.4995, 308.4592, 308.4565, 308.4488, 308.4393, </text:p>
      <text:p text:style-name="P1"><text:s text:c="4"/>308.4142, 308.3786, 308.3226, 308.2442, 308.1766,</text:p>
      <text:p text:style-name="P1"><text:s text:c="2"/>308.0533, 308.0244, 307.996, 307.9375, 307.8833, 307.8074, 307.7432, </text:p>
      <text:p text:style-name="P1"><text:s text:c="4"/>307.6978, 307.6411, 307.5663, 307.4735, 307.3822, 307.3011, 307.2026, </text:p>
      <text:p text:style-name="P1"><text:s text:c="4"/>307.1173, 307.0201, 306.9336, 306.876, 306.7988, 306.7514, 306.6748, </text:p>
      <text:p text:style-name="P1"><text:s text:c="4"/>306.6491, 306.6158, 306.5772, 306.5462, 306.5057, 306.4695, 306.4526, </text:p>
      <text:p text:style-name="P1"><text:s text:c="4"/>306.434, 306.4113, 306.4145, 306.4269, 306.491, 306.4383, 306.1322, </text:p>
      <text:p text:style-name="P1"><text:s text:c="4"/>307.837, 310.4958, 310.6351, 310.7631, 310.4858, 309.6316, 308.8525, </text:p>
      <text:p text:style-name="P1"><text:s text:c="4"/>308.3773, 308.1079, 307.8326, 308.6539, 310.9964, 309.1085, 310.5701, </text:p>
      <text:p text:style-name="P1"><text:s text:c="4"/>308.6283, 309.4047, 309.0758, 309.1775, 309.2099, 309.0311, 308.7365, </text:p>
      <text:p text:style-name="P1"><text:s text:c="4"/>308.7606, 309.6939, 309.1539, 308.4817, 308.4122, 308.39, 308.4267, </text:p>
      <text:p text:style-name="P1"><text:s text:c="4"/>308.4488, 308.4352, 308.4455, 308.4987, 308.4643, 308.4591, 308.373, </text:p>
      <text:p text:style-name="P1"><text:s text:c="4"/>308.3458, 308.3499, 308.3305, 308.3558, 308.3662, 308.385, 308.3888, </text:p>
      <text:p text:style-name="P1"><text:s text:c="4"/>308.4089, 308.4002, 308.4112, 308.4343, 308.4591, 308.4981, 308.529, </text:p>
      <text:p text:style-name="P1"><text:s text:c="4"/>308.5854, 308.5588, 308.4826, 308.3913, 308.3625, 308.3268, 308.3436, </text:p>
      <text:p text:style-name="P1"><text:s text:c="4"/>308.3522, 308.3337, 308.2949, 308.218, 308.1393,</text:p>
      <text:p text:style-name="P1"><text:s text:c="2"/>308.011, 307.9325, 307.8539, 307.8089, 307.7912, 307.7375, 307.6888, </text:p>
      <text:p text:style-name="P1"><text:s text:c="4"/>307.6576, 307.6252, 307.5624, 307.4902, 307.4027, 307.3076, 307.2135, </text:p>
      <text:p text:style-name="P1"><text:s text:c="4"/>307.1198, 307.019, 306.9264, 306.8553, 306.756, 306.6688, 306.5663, </text:p>
      <text:p text:style-name="P1"><text:s text:c="4"/>306.5175, 306.4719, 306.4039, 306.3635, 306.3218, 306.3015, 306.2987, </text:p>
      <text:p text:style-name="P1"><text:s text:c="4"/>306.2418, 306.1557, 306.0864, 305.9857, 305.8761, 305.8036, 305.6024, </text:p>
      <text:p text:style-name="P1"><text:s text:c="4"/>307.1974, 312.0235, 313.4612, 312.306, 311.3335, 310.4762, 309.7305, </text:p>
      <text:p text:style-name="P1"><text:s text:c="4"/>309.4087, 308.6518, 308.5197, 310.965, 310.9979, 308.9218, 310.5077, </text:p>
      <text:p text:style-name="P1"><text:s text:c="4"/>310.1413, 310.4136, 310.4952, 310.3514, 310.2747, 310.4043, 310.5827, </text:p>
      <text:p text:style-name="P1"><text:s text:c="4"/>310.6328, 311.0276, 308.9593, 308.5334, 308.4945, 308.4778, 308.5077, </text:p>
      <text:p text:style-name="P1"><text:s text:c="4"/>308.5204, 308.4915, 308.488, 308.5252, 308.499, 308.5019, 308.4382, </text:p>
      <text:p text:style-name="P1"><text:s text:c="4"/>308.3948, 308.4013, 308.3786, 308.3615, 308.3677, 308.3726, 308.4054, </text:p>
      <text:p text:style-name="P1"><text:s text:c="4"/>308.42, 308.3942, 308.3845, 308.4129, 308.4315, 308.468, 308.4731, </text:p>
      <text:p text:style-name="P1"><text:s text:c="4"/>308.5224, 308.4988, 308.4404, 308.3564, 308.2564, 308.2068, 308.2462, </text:p>
      <text:p text:style-name="P1"><text:s text:c="4"/>308.2467, 308.2263, 308.1703, 308.1094, 308.0863,</text:p>
      <text:p text:style-name="P1"><text:s text:c="2"/>307.912, 307.8416, 307.7753, 307.7202, 307.6835, 307.6532, 307.6139, </text:p>
      <text:p text:style-name="P1"><text:s text:c="4"/>307.6216, 307.6019, 307.5592, 307.4853, 307.4331, 307.3216, 307.2301, </text:p>
      <text:p text:style-name="P1"><text:soft-page-break/><text:s text:c="4"/>307.1473, 307.0563, 306.9582, 306.8773, 306.7744, 306.6617, 306.5501, </text:p>
      <text:p text:style-name="P1"><text:s text:c="4"/>306.4807, 306.4032, 306.3278, 306.2731, 306.2233, 306.1879, 306.175, </text:p>
      <text:p text:style-name="P1"><text:s text:c="4"/>306.1239, 306.0383, 305.915, 305.7072, 305.3822, 305.0903, 305.0329, </text:p>
      <text:p text:style-name="P1"><text:s text:c="4"/>306.8987, 311.7417, 314.178, 315.1609, 313.5813, 311.6589, 310.9263, </text:p>
      <text:p text:style-name="P1"><text:s text:c="4"/>310.8212, 309.5756, 309.634, 312.8456, 309.6103, 308.1854, 311.3442, </text:p>
      <text:p text:style-name="P1"><text:s text:c="4"/>312.6556, 312.9219, 312.5421, 312.4068, 311.9284, 311.9656, 312.5158, </text:p>
      <text:p text:style-name="P1"><text:s text:c="4"/>312.5323, 310.5236, 308.7666, 308.567, 308.549, 308.538, 308.5724, </text:p>
      <text:p text:style-name="P1"><text:s text:c="4"/>308.5797, 308.5485, 308.5216, 308.5417, 308.538, 308.517, 308.4451, </text:p>
      <text:p text:style-name="P1"><text:s text:c="4"/>308.3854, 308.3902, 308.3765, 308.3787, 308.3665, 308.3767, 308.4079, </text:p>
      <text:p text:style-name="P1"><text:s text:c="4"/>308.45, 308.4119, 308.3687, 308.3882, 308.403, 308.437, 308.4126, </text:p>
      <text:p text:style-name="P1"><text:s text:c="4"/>308.4432, 308.4304, 308.3595, 308.2903, 308.2176, 308.1783, 308.1849, </text:p>
      <text:p text:style-name="P1"><text:s text:c="4"/>308.1723, 308.1325, 308.0647, 308.0195, 307.998,</text:p>
      <text:p text:style-name="P1"><text:s text:c="2"/>307.8109, 307.7434, 307.6841, 307.6231, 307.562, 307.5512, 307.5297, </text:p>
      <text:p text:style-name="P1"><text:s text:c="4"/>307.5471, 307.5429, 307.493, 307.4062, 307.3835, 307.3087, 307.2415, </text:p>
      <text:p text:style-name="P1"><text:s text:c="4"/>307.1695, 307.0883, 307.0064, 306.9386, 306.8548, 306.7402, 306.6482, </text:p>
      <text:p text:style-name="P1"><text:s text:c="4"/>306.5816, 306.494, 306.4222, 306.3619, 306.3009, 306.2439, 306.2067, </text:p>
      <text:p text:style-name="P1"><text:s text:c="4"/>306.158, 306.0813, 305.9305, 305.6461, 305.1732, 304.61, 304.325, </text:p>
      <text:p text:style-name="P1"><text:s text:c="4"/>305.3022, 307.2948, 309.0464, 315.5488, 315.9391, 313.842, 312.7917, </text:p>
      <text:p text:style-name="P1"><text:s text:c="4"/>312.1352, 311.0216, 311.9024, 313.5688, 308.5865, 307.1722, 312.5265, </text:p>
      <text:p text:style-name="P1"><text:s text:c="4"/>315.8102, 316.0143, 315.6067, 315.3964, 314.3208, 313.5218, 314.4569, </text:p>
      <text:p text:style-name="P1"><text:s text:c="4"/>313.9983, 309.2513, 308.6505, 308.561, 308.5367, 308.5376, 308.5931, </text:p>
      <text:p text:style-name="P1"><text:s text:c="4"/>308.5945, 308.5577, 308.5486, 308.5462, 308.5201, 308.4635, 308.386, </text:p>
      <text:p text:style-name="P1"><text:s text:c="4"/>308.3105, 308.3147, 308.2753, 308.3138, 308.3027, 308.3119, 308.3336, </text:p>
      <text:p text:style-name="P1"><text:s text:c="4"/>308.4071, 308.4143, 308.3724, 308.3744, 308.3885, 308.3856, 308.3626, </text:p>
      <text:p text:style-name="P1"><text:s text:c="4"/>308.3588, 308.366, 308.3019, 308.2346, 308.2146, 308.1665, 308.1242, </text:p>
      <text:p text:style-name="P1"><text:s text:c="4"/>308.1024, 308.0555, 307.9728, 307.9375, 307.9035,</text:p>
      <text:p text:style-name="P1"><text:s text:c="2"/>307.7231, 307.633, 307.5538, 307.4818, 307.4165, 307.3858, 307.3896, </text:p>
      <text:p text:style-name="P1"><text:s text:c="4"/>307.398, 307.4046, 307.3478, 307.248, 307.2305, 307.2084, 307.1631, </text:p>
      <text:p text:style-name="P1"><text:s text:c="4"/>307.1212, 307.0584, 307.0132, 306.98, 306.9101, 306.8319, 306.7468, </text:p>
      <text:p text:style-name="P1"><text:s text:c="4"/>306.7029, 306.6426, 306.6164, 306.562, 306.5161, 306.4561, 306.4105, </text:p>
      <text:p text:style-name="P1"><text:s text:c="4"/>306.3475, 306.2523, 306.0724, 305.7486, 305.2336, 304.4936, 303.7517, </text:p>
      <text:p text:style-name="P1"><text:s text:c="4"/>303.2099, 303.774, 304.8205, 314.8868, 318.2654, 316.9382, 315.4225, </text:p>
      <text:p text:style-name="P1"><text:s text:c="4"/>313.6212, 312.2416, 312.7918, 312.2327, 307.6474, 306.44, 315.4412, </text:p>
      <text:p text:style-name="P1"><text:s text:c="4"/>318.2676, 318.7959, 318.7377, 318.5672, 317.4047, 316.0578, 315.7354, </text:p>
      <text:p text:style-name="P1"><text:s text:c="4"/>314.4093, 308.7333, 308.5131, 308.4763, 308.4565, 308.4633, 308.5321, </text:p>
      <text:p text:style-name="P1"><text:s text:c="4"/>308.5398, 308.5234, 308.5168, 308.5034, 308.4388, 308.3594, 308.2662, </text:p>
      <text:p text:style-name="P1"><text:s text:c="4"/>308.1711, 308.1401, 308.1019, 308.1358, 308.1339, 308.1476, 308.1941, </text:p>
      <text:p text:style-name="P1"><text:s text:c="4"/>308.2639, 308.311, 308.3071, 308.3079, 308.3209, 308.3215, 308.3325, </text:p>
      <text:p text:style-name="P1"><text:s text:c="4"/>308.3013, 308.2832, 308.2304, 308.1693, 308.147, 308.0948, 308.0689, </text:p>
      <text:p text:style-name="P1"><text:s text:c="4"/>308.0318, 307.9835, 307.9159, 307.8737, 307.8144,</text:p>
      <text:p text:style-name="P1"><text:s text:c="2"/>307.5957, 307.5106, 307.4309, 307.3396, 307.2581, 307.1829, 307.1726, </text:p>
      <text:p text:style-name="P1"><text:s text:c="4"/>307.1743, 307.1816, 307.1224, 307.0086, 306.9799, 306.9708, 306.9724, </text:p>
      <text:p text:style-name="P1"><text:s text:c="4"/>306.9704, 306.9146, 306.9044, 306.8695, 306.835, 306.803, 306.7525, </text:p>
      <text:p text:style-name="P1"><text:s text:c="4"/>306.7094, 306.6849, 306.6939, 306.6698, 306.67, 306.6445, 306.6122, </text:p>
      <text:p text:style-name="P1"><text:s text:c="4"/>306.539, 306.4359, 306.2664, 305.9564, 305.4755, 304.7076, 303.7268, </text:p>
      <text:p text:style-name="P1"><text:s text:c="4"/>302.7013, 302.278, 304.7182, 317.4572, 320.4062, 319.7799, 318.0469, </text:p>
      <text:p text:style-name="P1"><text:s text:c="4"/>315.6983, 314.0133, 313.226, 312.4914, 306.6963, 306.4648, 316.4019, </text:p>
      <text:p text:style-name="P1"><text:s text:c="4"/>319.3638, 320.6432, 320.4711, 320.9085, 319.8097, 318.875, 316.5965, </text:p>
      <text:p text:style-name="P1"><text:s text:c="4"/>311.8106, 308.5776, 308.3658, 308.3267, 308.3091, 308.3168, 308.3507, </text:p>
      <text:p text:style-name="P1"><text:s text:c="4"/>308.3685, 308.3796, 308.3971, 308.3971, 308.315, 308.2373, 308.1277, </text:p>
      <text:p text:style-name="P1"><text:s text:c="4"/>308.0073, 307.9438, 307.9025, 307.9106, 307.9247, 307.9159, 307.9601, </text:p>
      <text:p text:style-name="P1"><text:s text:c="4"/>308.0013, 308.0585, 308.1069, 308.1422, 308.1536, 308.1755, 308.1858, </text:p>
      <text:p text:style-name="P1"><text:s text:c="4"/>308.188, 308.1519, 308.1426, 308.0671, 308.0266, 307.9463, 307.9513, </text:p>
      <text:p text:style-name="P1"><text:s text:c="4"/>307.9281, 307.8925, 307.8336, 307.7789, 307.6861,</text:p>
      <text:p text:style-name="P1"><text:s text:c="2"/>307.4635, 307.3424, 307.2581, 307.1553, 307.0388, 306.9754, 306.9259, </text:p>
      <text:p text:style-name="P1"><text:s text:c="4"/>306.9084, 306.895, 306.8531, 306.7432, 306.6752, 306.6423, 306.6665, </text:p>
      <text:p text:style-name="P1"><text:s text:c="4"/>306.6937, 306.6689, 306.6857, 306.6733, 306.6394, 306.6017, 306.572, </text:p>
      <text:p text:style-name="P1"><text:s text:c="4"/>306.5492, 306.5546, 306.5859, 306.6005, 306.6386, 306.6625, 306.6513, </text:p>
      <text:p text:style-name="P1"><text:s text:c="4"/>306.6022, 306.5402, 306.3957, 306.1338, 305.7083, 305.0224, 303.9548, </text:p>
      <text:p text:style-name="P1"><text:soft-page-break/><text:s text:c="4"/>302.7018, 302.3887, 305.546, 317.5348, 321.5562, 321.5116, 319.7307, </text:p>
      <text:p text:style-name="P1"><text:s text:c="4"/>317.6077, 315.0264, 313.3138, 309.6653, 305.6681, 308.1207, 317.177, </text:p>
      <text:p text:style-name="P1"><text:s text:c="4"/>319.589, 320.6187, 321.1586, 321.8007, 320.7953, 320.1786, 316.8964, </text:p>
      <text:p text:style-name="P1"><text:s text:c="4"/>309.6875, 308.4539, 308.2562, 308.1416, 308.0765, 308.0676, 308.0897, </text:p>
      <text:p text:style-name="P1"><text:s text:c="4"/>308.125, 308.141, 308.1641, 308.1921, 308.1495, 308.0837, 307.9595, </text:p>
      <text:p text:style-name="P1"><text:s text:c="4"/>307.8228, 307.7324, 307.668, 307.6514, 307.6574, 307.6333, 307.6407, </text:p>
      <text:p text:style-name="P1"><text:s text:c="4"/>307.6896, 307.7479, 307.8037, 307.8723, 307.8975, 307.9222, 307.9417, </text:p>
      <text:p text:style-name="P1"><text:s text:c="4"/>307.9618, 307.9519, 307.9535, 307.9025, 307.8481, 307.7852, 307.7919, </text:p>
      <text:p text:style-name="P1"><text:s text:c="4"/>307.7767, 307.7444, 307.6837, 307.6374, 307.5552,</text:p>
      <text:p text:style-name="P1"><text:s text:c="2"/>307.2689, 307.13, 307.041, 306.929, 306.8245, 306.757, 306.6847, 306.6533, </text:p>
      <text:p text:style-name="P1"><text:s text:c="4"/>306.6219, 306.565, 306.4805, 306.3926, 306.3487, 306.3382, 306.3384, </text:p>
      <text:p text:style-name="P1"><text:s text:c="4"/>306.3419, 306.3802, 306.4038, 306.4088, 306.4067, 306.3802, 306.3693, </text:p>
      <text:p text:style-name="P1"><text:s text:c="4"/>306.4028, 306.4438, 306.4583, 306.4854, 306.5453, 306.5426, 306.496, </text:p>
      <text:p text:style-name="P1"><text:s text:c="4"/>306.464, 306.3582, 306.1689, 305.8177, 305.2256, 304.1765, 302.6381, </text:p>
      <text:p text:style-name="P1"><text:s text:c="4"/>301.9675, 305.1227, 316.9531, 321.7053, 322.0651, 320.3965, 318.8217, </text:p>
      <text:p text:style-name="P1"><text:s text:c="4"/>315.1566, 313.4511, 308.0698, 305.299, 311.7248, 317.31, 319.3727, </text:p>
      <text:p text:style-name="P1"><text:s text:c="4"/>320.1705, 320.9491, 321.8201, 320.5735, 320.0538, 313.7028, 309.2001, </text:p>
      <text:p text:style-name="P1"><text:s text:c="4"/>308.4439, 308.1685, 308.0138, 307.8835, 307.7962, 307.7393, 307.7672, </text:p>
      <text:p text:style-name="P1"><text:s text:c="4"/>307.7811, 307.8178, 307.875, 307.8763, 307.841, 307.7088, 307.5392, </text:p>
      <text:p text:style-name="P1"><text:s text:c="4"/>307.4227, 307.3393, 307.3148, 307.2957, 307.2987, 307.3145, 307.3459, </text:p>
      <text:p text:style-name="P1"><text:s text:c="4"/>307.4098, 307.4553, 307.5063, 307.5215, 307.5632, 307.5937, 307.6393, </text:p>
      <text:p text:style-name="P1"><text:s text:c="4"/>307.6662, 307.6834, 307.644, 307.6051, 307.5696, 307.5763, 307.5732, </text:p>
      <text:p text:style-name="P1"><text:s text:c="4"/>307.54, 307.4958, 307.4527, 307.3824,</text:p>
      <text:p text:style-name="P1"><text:s text:c="2"/>307.0533, 306.9117, 306.8157, 306.6911, 306.5891, 306.5069, 306.4301, </text:p>
      <text:p text:style-name="P1"><text:s text:c="4"/>306.3838, 306.3512, 306.2841, 306.2298, 306.1488, 306.0771, 306.04, </text:p>
      <text:p text:style-name="P1"><text:s text:c="4"/>306.0219, 306.0386, 306.0659, 306.0925, 306.1191, 306.1548, 306.1712, </text:p>
      <text:p text:style-name="P1"><text:s text:c="4"/>306.1773, 306.2126, 306.257, 306.2883, 306.307, 306.3358, 306.3375, </text:p>
      <text:p text:style-name="P1"><text:s text:c="4"/>306.2886, 306.2473, 306.1484, 305.9907, 305.7289, 305.2657, 304.3653, </text:p>
      <text:p text:style-name="P1"><text:s text:c="4"/>302.6917, 301.4545, 305.5984, 316.2463, 321.5244, 321.9043, 319.9967, </text:p>
      <text:p text:style-name="P1"><text:s text:c="4"/>318.1118, 314.8122, 312.0869, 305.674, 305.3538, 311.7074, 316.0302, </text:p>
      <text:p text:style-name="P1"><text:s text:c="4"/>318.9347, 319.9771, 320.7791, 321.2535, 320.1394, 319.6938, 311.1164, </text:p>
      <text:p text:style-name="P1"><text:s text:c="4"/>309.0521, 308.5525, 308.1627, 307.9431, 307.6689, 307.5375, 307.4091, </text:p>
      <text:p text:style-name="P1"><text:s text:c="4"/>307.3521, 307.3535, 307.3907, 307.4413, 307.4938, 307.4866, 307.3536, </text:p>
      <text:p text:style-name="P1"><text:s text:c="4"/>307.1685, 307.0183, 306.9253, 306.8908, 306.8494, 306.8598, 306.9082, </text:p>
      <text:p text:style-name="P1"><text:s text:c="4"/>306.941, 307.024, 307.0587, 307.1054, 307.1083, 307.1479, 307.1919, </text:p>
      <text:p text:style-name="P1"><text:s text:c="4"/>307.2337, 307.2693, 307.3223, 307.3156, 307.3207, 307.3081, 307.3032, </text:p>
      <text:p text:style-name="P1"><text:s text:c="4"/>307.3008, 307.2714, 307.2497, 307.2331, 307.1662,</text:p>
      <text:p text:style-name="P1"><text:s text:c="2"/>306.7939, 306.6393, 306.5466, 306.4278, 306.3159, 306.2303, 306.1599, </text:p>
      <text:p text:style-name="P1"><text:s text:c="4"/>306.0853, 306.0495, 305.9647, 305.9223, 305.8624, 305.7903, 305.7191, </text:p>
      <text:p text:style-name="P1"><text:s text:c="4"/>305.6803, 305.701, 305.7459, 305.7629, 305.7615, 305.8109, 305.8705, </text:p>
      <text:p text:style-name="P1"><text:s text:c="4"/>305.9291, 305.9679, 305.9969, 306.0333, 306.0421, 306.0494, 306.0132, </text:p>
      <text:p text:style-name="P1"><text:s text:c="4"/>305.9409, 305.9084, 305.8166, 305.6836, 305.4573, 305.1028, 304.434, </text:p>
      <text:p text:style-name="P1"><text:s text:c="4"/>302.8707, 301.064, 307.2846, 314.7213, 320.4218, 320.9209, 318.817, </text:p>
      <text:p text:style-name="P1"><text:s text:c="4"/>316.417, 314.0107, 308.0427, 304.5695, 305.4327, 310.7967, 315.2239, </text:p>
      <text:p text:style-name="P1"><text:s text:c="4"/>318.2845, 318.8374, 319.0154, 319.3603, 319.0653, 320.2955, 310.3723, </text:p>
      <text:p text:style-name="P1"><text:s text:c="4"/>309.1094, 308.5625, 307.9728, 307.6793, 307.2807, 307.137, 307.0309, </text:p>
      <text:p text:style-name="P1"><text:s text:c="4"/>306.8855, 306.8428, 306.8638, 306.9268, 307.0022, 306.9828, 306.8893, </text:p>
      <text:p text:style-name="P1"><text:s text:c="4"/>306.7293, 306.5431, 306.4319, 306.393, 306.3631, 306.3498, 306.3984, </text:p>
      <text:p text:style-name="P1"><text:s text:c="4"/>306.464, 306.5338, 306.5753, 306.6277, 306.6308, 306.6804, 306.7251, </text:p>
      <text:p text:style-name="P1"><text:s text:c="4"/>306.7635, 306.8172, 306.8897, 306.9295, 306.9562, 306.9778, 306.9887, </text:p>
      <text:p text:style-name="P1"><text:s text:c="4"/>307.0001, 306.9826, 306.974, 306.9661, 306.9092,</text:p>
      <text:p text:style-name="P1"><text:s text:c="2"/>306.5141, 306.367, 306.2475, 306.1379, 306.0247, 305.941, 305.8603, </text:p>
      <text:p text:style-name="P1"><text:s text:c="4"/>305.7563, 305.7174, 305.6403, 305.5818, 305.5249, 305.449, 305.3478, </text:p>
      <text:p text:style-name="P1"><text:s text:c="4"/>305.2843, 305.3007, 305.354, 305.3905, 305.4014, 305.4178, 305.4791, </text:p>
      <text:p text:style-name="P1"><text:s text:c="4"/>305.5599, 305.6064, 305.6147, 305.6237, 305.6418, 305.61, 305.5487, </text:p>
      <text:p text:style-name="P1"><text:s text:c="4"/>305.4637, 305.3955, 305.3023, 305.2074, 305.0267, 304.7375, 304.2773, </text:p>
      <text:p text:style-name="P1"><text:s text:c="4"/>302.9749, 300.9442, 305.5704, 312.5333, 318.6119, 319.5493, 317.3279, </text:p>
      <text:p text:style-name="P1"><text:s text:c="4"/>314.4848, 312.0304, 305.3924, 303.8016, 305.691, 309.7169, 314.9506, </text:p>
      <text:p text:style-name="P1"><text:s text:c="4"/>317.4162, 316.9935, 316.5243, 316.6024, 318.1295, 320.1387, 310.0819, </text:p>
      <text:p text:style-name="P1"><text:soft-page-break/><text:s text:c="4"/>309.1965, 308.351, 307.5135, 307.0537, 306.5542, 306.6432, 306.5247, </text:p>
      <text:p text:style-name="P1"><text:s text:c="4"/>306.3757, 306.3195, 306.2648, 306.3061, 306.3951, 306.4364, 306.3659, </text:p>
      <text:p text:style-name="P1"><text:s text:c="4"/>306.2134, 306.0623, 305.9328, 305.8848, 305.8704, 305.8504, 305.8934, </text:p>
      <text:p text:style-name="P1"><text:s text:c="4"/>305.9529, 306.0186, 306.0772, 306.1518, 306.1279, 306.1794, 306.2021, </text:p>
      <text:p text:style-name="P1"><text:s text:c="4"/>306.2669, 306.3115, 306.3981, 306.4766, 306.5373, 306.5927, 306.6335, </text:p>
      <text:p text:style-name="P1"><text:s text:c="4"/>306.636, 306.6396, 306.6324, 306.6507, 306.6135,</text:p>
      <text:p text:style-name="P1"><text:s text:c="2"/>306.1814, 306.0547, 305.9418, 305.8248, 305.7072, 305.6135, 305.5222, </text:p>
      <text:p text:style-name="P1"><text:s text:c="4"/>305.4259, 305.3614, 305.2814, 305.1922, 305.127, 305.0518, 304.9235, </text:p>
      <text:p text:style-name="P1"><text:s text:c="4"/>304.8166, 304.8182, 304.8689, 304.9022, 304.9142, 304.9318, 304.9629, </text:p>
      <text:p text:style-name="P1"><text:s text:c="4"/>305.0338, 305.0951, 305.1094, 305.0833, 305.0612, 304.9923, 304.9237, </text:p>
      <text:p text:style-name="P1"><text:s text:c="4"/>304.8461, 304.7644, 304.6602, 304.5753, 304.446, 304.2151, 303.8998, </text:p>
      <text:p text:style-name="P1"><text:s text:c="4"/>302.9079, 301.0179, 303.7216, 311.0815, 317.0526, 318.2178, 316.2943, </text:p>
      <text:p text:style-name="P1"><text:s text:c="4"/>312.7521, 308.749, 304.0923, 303.08, 305.388, 309.2298, 314.0645, </text:p>
      <text:p text:style-name="P1"><text:s text:c="4"/>316.0117, 315.5321, 314.6614, 315.1649, 317.2526, 318.8712, 309.828, </text:p>
      <text:p text:style-name="P1"><text:s text:c="4"/>308.8357, 307.7313, 306.6213, 307.244, 306.6751, 306.2413, 305.9219, </text:p>
      <text:p text:style-name="P1"><text:s text:c="4"/>305.8019, 305.7655, 305.6756, 305.644, 305.7536, 305.8297, 305.8002, </text:p>
      <text:p text:style-name="P1"><text:s text:c="4"/>305.6734, 305.5523, 305.4367, 305.403, 305.3701, 305.3662, 305.4004, </text:p>
      <text:p text:style-name="P1"><text:s text:c="4"/>305.4248, 305.4572, 305.5597, 305.7004, 305.7089, 305.7311, 305.6901, </text:p>
      <text:p text:style-name="P1"><text:s text:c="4"/>305.7422, 305.7885, 305.8905, 305.9875, 306.0534, 306.1154, 306.1795, </text:p>
      <text:p text:style-name="P1"><text:s text:c="4"/>306.2145, 306.2463, 306.2608, 306.2982, 306.2618,</text:p>
      <text:p text:style-name="P1"><text:s text:c="2"/>305.8344, 305.7261, 305.617, 305.4941, 305.3856, 305.2831, 305.1786, </text:p>
      <text:p text:style-name="P1"><text:s text:c="4"/>305.0939, 305.0025, 304.8849, 304.7817, 304.6767, 304.5724, 304.4175, </text:p>
      <text:p text:style-name="P1"><text:s text:c="4"/>304.2945, 304.2757, 304.3123, 304.3312, 304.3447, 304.3442, 304.3597, </text:p>
      <text:p text:style-name="P1"><text:s text:c="4"/>304.3823, 304.3997, 304.4053, 304.3749, 304.3576, 304.2808, 304.1948, </text:p>
      <text:p text:style-name="P1"><text:s text:c="4"/>304.0861, 303.9951, 303.9087, 303.8383, 303.72, 303.5234, 303.3201, </text:p>
      <text:p text:style-name="P1"><text:s text:c="4"/>302.5865, 300.8019, 302.5056, 309.8967, 315.3367, 316.0313, 314.1259, </text:p>
      <text:p text:style-name="P1"><text:s text:c="4"/>311.4579, 305.716, 303.0674, 302.1897, 303.8599, 307.4942, 312.3672, </text:p>
      <text:p text:style-name="P1"><text:s text:c="4"/>314.4414, 314.3826, 313.5427, 314.2811, 315.5149, 315.5665, 309.3241, </text:p>
      <text:p text:style-name="P1"><text:s text:c="4"/>307.9706, 306.8895, 305.8342, 307.0808, 308.4942, 306.1951, 305.3995, </text:p>
      <text:p text:style-name="P1"><text:s text:c="4"/>305.188, 305.174, 305.1185, 305.0717, 305.1791, 305.2263, 305.2327, </text:p>
      <text:p text:style-name="P1"><text:s text:c="4"/>305.1652, 305.0565, 304.9499, 304.9105, 304.8964, 304.9024, 304.9175, </text:p>
      <text:p text:style-name="P1"><text:s text:c="4"/>304.9198, 304.9249, 305.0261, 305.2309, 305.2932, 305.3091, 305.3192, </text:p>
      <text:p text:style-name="P1"><text:s text:c="4"/>305.2989, 305.3097, 305.4016, 305.4953, 305.5569, 305.6087, 305.6683, </text:p>
      <text:p text:style-name="P1"><text:s text:c="4"/>305.7292, 305.793, 305.847, 305.8808, 305.8755,</text:p>
      <text:p text:style-name="P1"><text:s text:c="2"/>305.4497, 305.3731, 305.2664, 305.1692, 305.0675, 304.9569, 304.8323, </text:p>
      <text:p text:style-name="P1"><text:s text:c="4"/>304.7348, 304.6275, 304.4893, 304.3593, 304.2158, 304.0596, 303.8712, </text:p>
      <text:p text:style-name="P1"><text:s text:c="4"/>303.7228, 303.681, 303.7228, 303.7401, 303.7503, 303.7307, 303.6926, </text:p>
      <text:p text:style-name="P1"><text:s text:c="4"/>303.6694, 303.6422, 303.6046, 303.5366, 303.5155, 303.4629, 303.3809, </text:p>
      <text:p text:style-name="P1"><text:s text:c="4"/>303.2671, 303.1621, 303.0735, 303.0027, 302.8873, 302.719, 302.5829, </text:p>
      <text:p text:style-name="P1"><text:s text:c="4"/>302.0909, 300.5222, 303.7084, 309.0067, 313.6016, 313.5381, 309.4095, </text:p>
      <text:p text:style-name="P1"><text:s text:c="4"/>305.8801, 303.3568, 301.9973, 301.2738, 302.8687, 305.0365, 310.1413, </text:p>
      <text:p text:style-name="P1"><text:s text:c="4"/>312.644, 312.7515, 312.9098, 313.3228, 313.6538, 312.7953, 308.2259, </text:p>
      <text:p text:style-name="P1"><text:s text:c="4"/>306.7725, 306.0879, 306.0527, 305.7737, 307.739, 305.9749, 304.8544, </text:p>
      <text:p text:style-name="P1"><text:s text:c="4"/>304.5781, 304.594, 304.6043, 304.5727, 304.6332, 304.6649, 304.6883, </text:p>
      <text:p text:style-name="P1"><text:s text:c="4"/>304.6406, 304.5502, 304.4595, 304.4229, 304.4164, 304.4209, 304.4295, </text:p>
      <text:p text:style-name="P1"><text:s text:c="4"/>304.4234, 304.3896, 304.5403, 304.7022, 304.8639, 304.8924, 304.9876, </text:p>
      <text:p text:style-name="P1"><text:s text:c="4"/>304.9387, 304.9061, 304.9341, 305.0055, 305.0708, 305.1188, 305.1684, </text:p>
      <text:p text:style-name="P1"><text:s text:c="4"/>305.2036, 305.2927, 305.3719, 305.4138, 305.4516,</text:p>
      <text:p text:style-name="P1"><text:s text:c="2"/>304.9922, 304.9539, 304.8741, 304.802, 304.7208, 304.6039, 304.4513, </text:p>
      <text:p text:style-name="P1"><text:s text:c="4"/>304.3412, 304.2303, 304.104, 303.9611, 303.7946, 303.5946, 303.3513, </text:p>
      <text:p text:style-name="P1"><text:s text:c="4"/>303.151, 303.067, 303.0634, 303.0739, 303.0692, 303.0363, 302.9684, </text:p>
      <text:p text:style-name="P1"><text:s text:c="4"/>302.9004, 302.8488, 302.7753, 302.6661, 302.5963, 302.5453, 302.4889, </text:p>
      <text:p text:style-name="P1"><text:s text:c="4"/>302.4022, 302.2897, 302.1936, 302.107, 302.0013, 301.8517, 301.7656, </text:p>
      <text:p text:style-name="P1"><text:s text:c="4"/>301.4603, 300.3622, 303.2521, 308.2402, 311.8411, 310.6831, 304.5133, </text:p>
      <text:p text:style-name="P1"><text:s text:c="4"/>302.7421, 301.6926, 301.0344, 300.4622, 301.7215, 303.7258, 308.0614, </text:p>
      <text:p text:style-name="P1"><text:s text:c="4"/>310.2011, 310.0638, 311.0547, 311.7415, 311.9836, 309.1771, 306.5416, </text:p>
      <text:p text:style-name="P1"><text:s text:c="4"/>306.0154, 305.9362, 305.4575, 304.5329, 304.9761, 305.4647, 304.2238, </text:p>
      <text:p text:style-name="P1"><text:s text:c="4"/>303.9211, 303.9362, 303.9592, 303.9728, 304.0181, 304.0594, 304.1287, </text:p>
      <text:p text:style-name="P1"><text:s text:c="4"/>304.1011, 304.0307, 303.9592, 303.9495, 303.9616, 303.9677, 303.9623, </text:p>
      <text:p text:style-name="P1"><text:soft-page-break/><text:s text:c="4"/>303.9613, 303.9445, 304.0702, 304.1258, 304.4844, 304.4322, 304.6747, </text:p>
      <text:p text:style-name="P1"><text:s text:c="4"/>304.6017, 304.5492, 304.5508, 304.5647, 304.6088, 304.6463, 304.6833, </text:p>
      <text:p text:style-name="P1"><text:s text:c="4"/>304.704, 304.7631, 304.8404, 304.9111, 304.9601,</text:p>
      <text:p text:style-name="P1"><text:s text:c="2"/>304.4585, 304.45, 304.4214, 304.3818, 304.3215, 304.1929, 304.0108, </text:p>
      <text:p text:style-name="P1"><text:s text:c="4"/>303.8847, 303.7882, 303.6475, 303.4972, 303.3219, 303.0856, 302.8109, </text:p>
      <text:p text:style-name="P1"><text:s text:c="4"/>302.5351, 302.3936, 302.3294, 302.2998, 302.2654, 302.2173, 302.145, </text:p>
      <text:p text:style-name="P1"><text:s text:c="4"/>302.0623, 301.9841, 301.8645, 301.7296, 301.6102, 301.5428, 301.4759, </text:p>
      <text:p text:style-name="P1"><text:s text:c="4"/>301.4016, 301.3119, 301.202, 301.1378, 301.0676, 300.9457, 300.9188, </text:p>
      <text:p text:style-name="P1"><text:s text:c="4"/>300.7563, 300.0789, 301.6035, 307.1775, 309.6257, 306.6954, 302.373, </text:p>
      <text:p text:style-name="P1"><text:s text:c="4"/>301.1934, 300.5613, 300.1543, 299.7716, 300.6435, 303.6205, 306.5888, </text:p>
      <text:p text:style-name="P1"><text:s text:c="4"/>308.2027, 308.532, 308.0961, 309.3317, 307.268, 306.162, 305.1248, </text:p>
      <text:p text:style-name="P1"><text:s text:c="4"/>304.1301, 301.682, 303.2632, 303.3578, 303.5383, 304.2935, 303.4374, </text:p>
      <text:p text:style-name="P1"><text:s text:c="4"/>303.2045, 303.2971, 303.3994, 303.3596, 303.3748, 303.5251, 303.6273, </text:p>
      <text:p text:style-name="P1"><text:s text:c="4"/>303.5851, 303.5327, 303.4962, 303.5199, 303.5449, 303.5731, 303.5737, </text:p>
      <text:p text:style-name="P1"><text:s text:c="4"/>303.5389, 303.5295, 303.6472, 303.7022, 304.7434, 304.2479, 304.5761, </text:p>
      <text:p text:style-name="P1"><text:s text:c="4"/>304.3721, 304.2405, 304.2006, 304.1841, 304.1688, 304.1803, 304.2003, </text:p>
      <text:p text:style-name="P1"><text:s text:c="4"/>304.2116, 304.2474, 304.2936, 304.3414, 304.3997,</text:p>
      <text:p text:style-name="P1"><text:s text:c="2"/>303.8343, 303.8632, 303.8785, 303.8648, 303.8217, 303.7062, 303.5176, </text:p>
      <text:p text:style-name="P1"><text:s text:c="4"/>303.3497, 303.2293, 303.0697, 302.9019, 302.7209, 302.493, 302.2038, </text:p>
      <text:p text:style-name="P1"><text:s text:c="4"/>301.8729, 301.6501, 301.5193, 301.4202, 301.3527, 301.2794, 301.2031, </text:p>
      <text:p text:style-name="P1"><text:s text:c="4"/>301.1248, 301.0312, 300.8746, 300.713, 300.559, 300.4802, 300.3907, </text:p>
      <text:p text:style-name="P1"><text:s text:c="4"/>300.3116, 300.2485, 300.1799, 300.1452, 300.1103, 300.0456, 300.0735, </text:p>
      <text:p text:style-name="P1"><text:s text:c="4"/>300.0168, 299.7625, 300.2408, 304.7591, 306.0643, 304.906, 301.3364, </text:p>
      <text:p text:style-name="P1"><text:s text:c="4"/>300.3126, 299.7651, 299.4179, 299.4183, 300.3753, 301.737, 303.4795, </text:p>
      <text:p text:style-name="P1"><text:s text:c="4"/>304.8012, 304.8856, 305.4143, 306.9958, 304.9033, 304.1711, 304.2244, </text:p>
      <text:p text:style-name="P1"><text:s text:c="4"/>299.6242, 299.2786, 301.7163, 302.3554, 302.5002, 303.1616, 303.117, </text:p>
      <text:p text:style-name="P1"><text:s text:c="4"/>302.635, 302.6066, 302.7407, 302.729, 302.6692, 302.9178, 303.0876, </text:p>
      <text:p text:style-name="P1"><text:s text:c="4"/>303.0684, 303.0553, 303.0699, 303.1467, 303.1633, 303.1897, 303.1527, </text:p>
      <text:p text:style-name="P1"><text:s text:c="4"/>303.148, 303.2473, 303.3155, 303.2716, 304.5221, 304.6942, 304.1894, </text:p>
      <text:p text:style-name="P1"><text:s text:c="4"/>304.1519, 303.9392, 303.855, 303.8119, 303.755, 303.7064, 303.6931, </text:p>
      <text:p text:style-name="P1"><text:s text:c="4"/>303.6742, 303.6878, 303.6977, 303.7277, 303.7965,</text:p>
      <text:p text:style-name="P1"><text:s text:c="2"/>303.0996, 303.1463, 303.1757, 303.1679, 303.1451, 303.0457, 302.8638, </text:p>
      <text:p text:style-name="P1"><text:s text:c="4"/>302.6859, 302.5383, 302.3762, 302.1681, 301.9596, 301.7217, 301.424, </text:p>
      <text:p text:style-name="P1"><text:s text:c="4"/>301.0853, 300.8083, 300.6363, 300.5334, 300.4084, 300.2826, 300.1713, </text:p>
      <text:p text:style-name="P1"><text:s text:c="4"/>300.0943, 300.0295, 299.87, 299.6882, 299.5065, 299.3951, 299.2942, </text:p>
      <text:p text:style-name="P1"><text:s text:c="4"/>299.2436, 299.2054, 299.1764, 299.1591, 299.1556, 299.1608, 299.2413, </text:p>
      <text:p text:style-name="P1"><text:s text:c="4"/>299.294, 299.4912, 298.547, 302.3041, 303.3003, 302.7866, 300.4703, </text:p>
      <text:p text:style-name="P1"><text:s text:c="4"/>299.5665, 299.0328, 298.7674, 299.0803, 299.7846, 300.5036, 301.4841, </text:p>
      <text:p text:style-name="P1"><text:s text:c="4"/>300.8407, 300.3492, 301.9712, 304.4723, 303.2446, 302.9514, 303.7347, </text:p>
      <text:p text:style-name="P1"><text:s text:c="4"/>298.8328, 299.4708, 301.1211, 301.6944, 301.8812, 301.7464, 302.4648, </text:p>
      <text:p text:style-name="P1"><text:s text:c="4"/>302.633, 302.12, 302.2402, 302.2774, 302.2102, 302.3897, 302.5626, </text:p>
      <text:p text:style-name="P1"><text:s text:c="4"/>302.5779, 302.6333, 302.7269, 302.8181, 302.8551, 302.9195, 302.8821, </text:p>
      <text:p text:style-name="P1"><text:s text:c="4"/>303.2433, 303.5738, 303.356, 302.9897, 304.2785, 304.4791, 304.1388, </text:p>
      <text:p text:style-name="P1"><text:s text:c="4"/>303.951, 303.698, 303.5533, 303.4324, 303.3083, 303.2001, 303.1149, </text:p>
      <text:p text:style-name="P1"><text:s text:c="4"/>303.0444, 303.0178, 303.0007, 303.0227, 303.0775,</text:p>
      <text:p text:style-name="P1"><text:s text:c="2"/>302.2347, 302.273, 302.2723, 302.2697, 302.2802, 302.2127, 302.0276, </text:p>
      <text:p text:style-name="P1"><text:s text:c="4"/>301.8414, 301.6984, 301.5264, 301.2605, 300.9999, 300.757, 300.4613, </text:p>
      <text:p text:style-name="P1"><text:s text:c="4"/>300.1523, 299.8568, 299.6837, 299.5678, 299.4392, 299.2827, 299.0855, </text:p>
      <text:p text:style-name="P1"><text:s text:c="4"/>298.9495, 298.9024, 298.8115, 298.6606, 298.497, 298.3834, 298.3048, </text:p>
      <text:p text:style-name="P1"><text:s text:c="4"/>298.2762, 298.253, 298.2094, 298.1981, 298.2489, 298.2887, 298.426, </text:p>
      <text:p text:style-name="P1"><text:s text:c="4"/>298.6456, 299.2341, 296.7559, 300.2118, 301.6004, 300.9834, 299.5098, </text:p>
      <text:p text:style-name="P1"><text:s text:c="4"/>298.7656, 298.319, 298.256, 298.774, 298.7367, 298.5062, 298.7287, </text:p>
      <text:p text:style-name="P1"><text:s text:c="4"/>298.3951, 299.1103, 301.6189, 302.5209, 302.0258, 302.1289, 302.1403, </text:p>
      <text:p text:style-name="P1"><text:s text:c="4"/>298.9054, 299.3806, 300.6548, 301.3919, 301.4346, 301.2996, 301.5726, </text:p>
      <text:p text:style-name="P1"><text:s text:c="4"/>302.2565, 301.6712, 301.7419, 301.768, 301.7286, 301.9018, 302.0852, </text:p>
      <text:p text:style-name="P1"><text:s text:c="4"/>302.2065, 302.4947, 302.7057, 302.7417, 302.8356, 303.1357, 303.484, </text:p>
      <text:p text:style-name="P1"><text:s text:c="4"/>303.926, 302.8849, 303.7344, 303.354, 304.1479, 304.3039, 304.2341, </text:p>
      <text:p text:style-name="P1"><text:s text:c="4"/>303.722, 303.4293, 303.2125, 303.0134, 302.8116, 302.6081, 302.4338, </text:p>
      <text:p text:style-name="P1"><text:s text:c="4"/>302.2952, 302.2112, 302.1581, 302.1535, 302.1997,</text:p>
      <text:p text:style-name="P1"><text:soft-page-break/><text:s text:c="2"/>301.1861, 301.2201, 301.1764, 301.1702, 301.1968, 301.1637, 300.9847, </text:p>
      <text:p text:style-name="P1"><text:s text:c="4"/>300.7634, 300.5959, 300.4242, 300.178, 299.9061, 299.6582, 299.3811, </text:p>
      <text:p text:style-name="P1"><text:s text:c="4"/>299.0948, 298.8289, 298.6413, 298.4949, 298.3402, 298.1505, 297.9423, </text:p>
      <text:p text:style-name="P1"><text:s text:c="4"/>297.7966, 297.754, 297.692, 297.6203, 297.4991, 297.4036, 297.3487, </text:p>
      <text:p text:style-name="P1"><text:s text:c="4"/>297.3461, 297.3447, 297.3046, 297.3062, 297.3589, 297.4657, 297.667, </text:p>
      <text:p text:style-name="P1"><text:s text:c="4"/>298.0598, 298.5703, 296.4573, 299.5476, 300.2418, 299.6995, 298.5801, </text:p>
      <text:p text:style-name="P1"><text:s text:c="4"/>297.9812, 297.6747, 297.8108, 298.395, 297.9089, 297.3528, 297.5976, </text:p>
      <text:p text:style-name="P1"><text:s text:c="4"/>298.2848, 299.9898, 300.9089, 301.1596, 301.1251, 301.3741, 302.5626, </text:p>
      <text:p text:style-name="P1"><text:s text:c="4"/>299.6205, 299.5494, 301.2392, 301.9789, 301.87, 301.5099, 301.3047, </text:p>
      <text:p text:style-name="P1"><text:s text:c="4"/>301.5482, 301.1918, 301.2184, 301.2417, 301.2726, 301.4668, 301.7501, </text:p>
      <text:p text:style-name="P1"><text:s text:c="4"/>302.3067, 302.9605, 303.2363, 303.3117, 303.4356, 303.0634, 303.2169, </text:p>
      <text:p text:style-name="P1"><text:s text:c="4"/>303.9839, 303.5463, 304.2061, 303.4484, 304.04, 304.0991, 304.1491, </text:p>
      <text:p text:style-name="P1"><text:s text:c="4"/>303.4729, 303.0585, 302.7729, 302.4849, 302.1977, 301.8843, 301.5993, </text:p>
      <text:p text:style-name="P1"><text:s text:c="4"/>301.3591, 301.1902, 301.1111, 301.0883, 301.1384,</text:p>
      <text:p text:style-name="P1"><text:s text:c="2"/>299.9368, 299.9919, 299.9809, 299.9593, 299.9479, 299.897, 299.7287, </text:p>
      <text:p text:style-name="P1"><text:s text:c="4"/>299.5252, 299.3625, 299.1805, 298.9666, 298.7217, 298.5124, 298.2648, </text:p>
      <text:p text:style-name="P1"><text:s text:c="4"/>298.0306, 297.7982, 297.6101, 297.441, 297.2526, 297.0487, 296.8904, </text:p>
      <text:p text:style-name="P1"><text:s text:c="4"/>296.7503, 296.6985, 296.7012, 296.6771, 296.6017, 296.4896, 296.4696, </text:p>
      <text:p text:style-name="P1"><text:s text:c="4"/>296.48, 296.4458, 296.4601, 296.4914, 296.5489, 296.7352, 297.0265, </text:p>
      <text:p text:style-name="P1"><text:s text:c="4"/>297.6248, 298.4245, 297.3903, 299.4383, 299.7316, 298.6986, 297.7101, </text:p>
      <text:p text:style-name="P1"><text:s text:c="4"/>297.2359, 297.088, 297.3407, 297.7424, 297.3239, 297.4925, 299.1571, </text:p>
      <text:p text:style-name="P1"><text:s text:c="4"/>299.504, 299.8577, 299.987, 300.3224, 300.4791, 300.7791, 301.5967, </text:p>
      <text:p text:style-name="P1"><text:s text:c="4"/>301.0334, 300.8238, 301.6363, 301.3604, 301.3711, 301.227, 300.9961, </text:p>
      <text:p text:style-name="P1"><text:s text:c="4"/>300.8195, 300.7275, 300.6921, 300.7202, 300.8336, 301.1065, 301.675, </text:p>
      <text:p text:style-name="P1"><text:s text:c="4"/>302.4501, 301.9103, 302.0143, 302.805, 303.1757, 303.076, 302.9882, </text:p>
      <text:p text:style-name="P1"><text:s text:c="4"/>303.6736, 304.1622, 304.6439, 303.6761, 303.8997, 303.6232, 303.9121, </text:p>
      <text:p text:style-name="P1"><text:s text:c="4"/>303.2498, 302.6026, 302.1649, 301.8004, 301.4547, 301.0343, 300.6223, </text:p>
      <text:p text:style-name="P1"><text:s text:c="4"/>300.2816, 300.0236, 299.8814, 299.8339, 299.882,</text:p>
      <text:p text:style-name="P1"><text:s text:c="2"/>298.3765, 298.4505, 298.4991, 298.4982, 298.466, 298.4094, 298.2566, </text:p>
      <text:p text:style-name="P1"><text:s text:c="4"/>298.0893, 297.9448, 297.7944, 297.5873, 297.3485, 297.1902, 297.0135, </text:p>
      <text:p text:style-name="P1"><text:s text:c="4"/>296.84, 296.6831, 296.4937, 296.3033, 296.0966, 295.9225, 295.7917, </text:p>
      <text:p text:style-name="P1"><text:s text:c="4"/>295.683, 295.6914, 295.7703, 295.7811, 295.6803, 295.5707, 295.5709, </text:p>
      <text:p text:style-name="P1"><text:s text:c="4"/>295.5854, 295.5632, 295.6221, 295.7042, 295.8311, 296.0956, 296.5405, </text:p>
      <text:p text:style-name="P1"><text:s text:c="4"/>297.3986, 297.5284, 296.8351, 298.8207, 298.9384, 297.9107, 296.8667, </text:p>
      <text:p text:style-name="P1"><text:s text:c="4"/>296.4967, 296.5178, 296.7827, 296.9612, 297.3493, 297.594, 297.8223, </text:p>
      <text:p text:style-name="P1"><text:s text:c="4"/>298.6552, 299.2098, 299.4991, 299.7787, 299.9946, 300.2931, 300.7209, </text:p>
      <text:p text:style-name="P1"><text:s text:c="4"/>301.2405, 301.0576, 300.9696, 301.0255, 300.9964, 300.8359, 300.6531, </text:p>
      <text:p text:style-name="P1"><text:s text:c="4"/>300.4898, 300.3578, 300.2351, 300.2799, 300.4669, 300.8525, 301.8406, </text:p>
      <text:p text:style-name="P1"><text:s text:c="4"/>301.8128, 301.2797, 301.5526, 302.502, 303.0515, 302.9651, 302.8322, </text:p>
      <text:p text:style-name="P1"><text:s text:c="4"/>303.2348, 303.6298, 304.0675, 304.0227, 303.9107, 303.0546, 302.9332, </text:p>
      <text:p text:style-name="P1"><text:s text:c="4"/>302.6907, 301.7551, 301.1201, 300.7047, 300.4075, 299.937, 299.4046, </text:p>
      <text:p text:style-name="P1"><text:s text:c="4"/>298.9792, 298.657, 298.4209, 298.3048, 298.312,</text:p>
      <text:p text:style-name="P1"><text:s text:c="2"/>296.7412, 296.8313, 296.9049, 296.9333, 296.8855, 296.8194, 296.7107, </text:p>
      <text:p text:style-name="P1"><text:s text:c="4"/>296.593, 296.513, 296.4025, 296.2148, 296.0069, 295.8753, 295.7696, </text:p>
      <text:p text:style-name="P1"><text:s text:c="4"/>295.6629, 295.5738, 295.4231, 295.2506, 295.0731, 294.9423, 294.8268, </text:p>
      <text:p text:style-name="P1"><text:s text:c="4"/>294.7897, 294.8335, 294.9425, 294.9377, 294.8217, 294.7459, 294.7485, </text:p>
      <text:p text:style-name="P1"><text:s text:c="4"/>294.7947, 294.8331, 294.9469, 295.091, 295.2762, 295.6351, 296.2354, </text:p>
      <text:p text:style-name="P1"><text:s text:c="4"/>297.2775, 297.4631, 296.4075, 298.2526, 298.2152, 297.3739, 296.1577, </text:p>
      <text:p text:style-name="P1"><text:s text:c="4"/>295.8248, 295.9662, 296.3252, 296.6484, 297.0136, 297.398, 297.8471, </text:p>
      <text:p text:style-name="P1"><text:s text:c="4"/>298.4694, 298.8806, 299.1328, 299.3657, 299.6125, 299.8968, 300.208, </text:p>
      <text:p text:style-name="P1"><text:s text:c="4"/>300.5396, 300.687, 300.8801, 301.0035, 300.9174, 300.7311, 300.5009, </text:p>
      <text:p text:style-name="P1"><text:s text:c="4"/>300.2568, 300.0422, 299.9075, 299.985, 300.2369, 300.7949, 302.1963, </text:p>
      <text:p text:style-name="P1"><text:s text:c="4"/>301.6021, 301.375, 301.5263, 302.2161, 302.6946, 302.4901, 302.2534, </text:p>
      <text:p text:style-name="P1"><text:s text:c="4"/>302.4486, 302.8626, 303.1373, 303.2003, 303.4089, 302.2621, 301.231, </text:p>
      <text:p text:style-name="P1"><text:s text:c="4"/>301.8435, 300.406, 299.486, 299.0833, 299.0049, 298.6168, 298.0506, </text:p>
      <text:p text:style-name="P1"><text:s text:c="4"/>297.546, 297.1568, 296.8705, 296.7298, 296.7005,</text:p>
      <text:p text:style-name="P1"><text:s text:c="2"/>295.0494, 295.1249, 295.1977, 295.2308, 295.2021, 295.1268, 295.0478, </text:p>
      <text:p text:style-name="P1"><text:s text:c="4"/>294.9834, 294.9505, 294.8865, 294.7689, 294.6432, 294.5759, 294.5468, </text:p>
      <text:p text:style-name="P1"><text:s text:c="4"/>294.4914, 294.4403, 294.3656, 294.2426, 294.1582, 294.073, 293.9838, </text:p>
      <text:p text:style-name="P1"><text:soft-page-break/><text:s text:c="4"/>293.9745, 294.0381, 294.121, 294.0877, 293.9928, 293.9681, 294.0004, </text:p>
      <text:p text:style-name="P1"><text:s text:c="4"/>294.0997, 294.2279, 294.3972, 294.5716, 294.8463, 295.3202, 295.9915, </text:p>
      <text:p text:style-name="P1"><text:s text:c="4"/>296.9988, 298.3445, 297.7563, 298.0616, 297.5056, 296.7696, 295.5309, </text:p>
      <text:p text:style-name="P1"><text:s text:c="4"/>295.1516, 295.3438, 295.7565, 296.1751, 296.6111, 297.0813, 297.5721, </text:p>
      <text:p text:style-name="P1"><text:s text:c="4"/>298.123, 298.5488, 298.841, 299.0797, 299.3285, 299.6351, 300.0029, </text:p>
      <text:p text:style-name="P1"><text:s text:c="4"/>300.4151, 300.7856, 301.206, 301.3737, 301.1633, 300.8055, 300.4098, </text:p>
      <text:p text:style-name="P1"><text:s text:c="4"/>300.0674, 299.7895, 299.7578, 299.9228, 300.2122, 300.8834, 302.2959, </text:p>
      <text:p text:style-name="P1"><text:s text:c="4"/>301.475, 301.4922, 301.5297, 301.9431, 302.1187, 301.6214, 301.2172, </text:p>
      <text:p text:style-name="P1"><text:s text:c="4"/>301.2698, 301.7335, 302.444, 302.483, 302.5295, 301.3181, 299.6975, </text:p>
      <text:p text:style-name="P1"><text:s text:c="4"/>299.8551, 299.318, 297.7191, 297.0889, 297.183, 296.9936, 296.5032, </text:p>
      <text:p text:style-name="P1"><text:s text:c="4"/>295.9667, 295.5086, 295.1766, 295.0244, 295.0077,</text:p>
      <text:p text:style-name="P1"><text:s text:c="2"/>293.3896, 293.4821, 293.552, 293.6063, 293.624, 293.5914, 293.5381, </text:p>
      <text:p text:style-name="P1"><text:s text:c="4"/>293.4955, 293.4588, 293.4447, 293.4116, 293.3707, 293.4112, 293.4312, </text:p>
      <text:p text:style-name="P1"><text:s text:c="4"/>293.4098, 293.4008, 293.3984, 293.3988, 293.3711, 293.2863, 293.2007, </text:p>
      <text:p text:style-name="P1"><text:s text:c="4"/>293.2082, 293.2731, 293.3365, 293.3453, 293.3422, 293.3586, 293.4207, </text:p>
      <text:p text:style-name="P1"><text:s text:c="4"/>293.5991, 293.7762, 293.9654, 294.1846, 294.5092, 294.9925, 295.6499, </text:p>
      <text:p text:style-name="P1"><text:s text:c="4"/>296.4771, 297.4865, 298.0334, 297.7123, 296.9985, 296.0204, 294.9111, </text:p>
      <text:p text:style-name="P1"><text:s text:c="4"/>294.5476, 294.7364, 295.1374, 295.5842, 296.074, 296.617, 297.2036, </text:p>
      <text:p text:style-name="P1"><text:s text:c="4"/>297.8287, 298.4282, 298.82, 299.0321, 299.2683, 299.6397, 300.1771, </text:p>
      <text:p text:style-name="P1"><text:s text:c="4"/>300.8483, 301.4754, 301.3729, 300.9546, 301.4707, 301.279, 300.5186, </text:p>
      <text:p text:style-name="P1"><text:s text:c="4"/>300.0784, 299.9464, 300.125, 300.3234, 300.3797, 300.869, 301.9308, </text:p>
      <text:p text:style-name="P1"><text:s text:c="4"/>301.2485, 301.254, 301.6321, 301.9057, 301.7416, 301.0015, 300.6841, </text:p>
      <text:p text:style-name="P1"><text:s text:c="4"/>301.0089, 301.5797, 302.1981, 302.0757, 301.929, 301.0807, 299.0833, </text:p>
      <text:p text:style-name="P1"><text:s text:c="4"/>297.3451, 298.0582, 296.5339, 295.423, 295.3316, 295.2518, 294.9058, </text:p>
      <text:p text:style-name="P1"><text:s text:c="4"/>294.4041, 293.8754, 293.4827, 293.3179, 293.3062,</text:p>
      <text:p text:style-name="P1"><text:s text:c="2"/>291.8207, 291.9139, 291.9957, 292.0957, 292.1605, 292.1887, 292.1573, </text:p>
      <text:p text:style-name="P1"><text:s text:c="4"/>292.1518, 292.1363, 292.1521, 292.1628, 292.225, 292.3551, 292.4294, </text:p>
      <text:p text:style-name="P1"><text:s text:c="4"/>292.4296, 292.4453, 292.5245, 292.6092, 292.5928, 292.4864, 292.4177, </text:p>
      <text:p text:style-name="P1"><text:s text:c="4"/>292.4395, 292.5094, 292.6183, 292.7128, 292.8007, 292.8599, 292.9647, </text:p>
      <text:p text:style-name="P1"><text:s text:c="4"/>293.1561, 293.3842, 293.6066, 293.8275, 294.1508, 294.6058, 295.1863, </text:p>
      <text:p text:style-name="P1"><text:s text:c="4"/>295.8098, 296.4091, 296.6542, 296.4542, 295.9667, 295.1797, 294.388, </text:p>
      <text:p text:style-name="P1"><text:s text:c="4"/>294.1141, 294.2783, 294.6311, 295.0807, 295.6196, 296.2667, 297.0115, </text:p>
      <text:p text:style-name="P1"><text:s text:c="4"/>297.9193, 298.8942, 299.4781, 299.6643, 299.8962, 300.3911, 301.295, </text:p>
      <text:p text:style-name="P1"><text:s text:c="4"/>301.5258, 301.6554, 300.4512, 299.5, 300.162, 300.8248, 301.2208, </text:p>
      <text:p text:style-name="P1"><text:s text:c="4"/>300.8835, 300.9531, 301.229, 301.3049, 301.0486, 300.7788, 301.3766, </text:p>
      <text:p text:style-name="P1"><text:s text:c="4"/>301.2151, 301.1436, 301.7042, 301.8833, 301.492, 300.7667, 300.5431, </text:p>
      <text:p text:style-name="P1"><text:s text:c="4"/>301.1107, 301.8048, 302.0688, 301.8527, 301.4175, 300.7954, 298.9674, </text:p>
      <text:p text:style-name="P1"><text:s text:c="4"/>295.9102, 295.7787, 296.0833, 294.2297, 293.5481, 293.3717, 293.195, </text:p>
      <text:p text:style-name="P1"><text:s text:c="4"/>292.848, 292.3289, 291.9278, 291.7464, 291.726,</text:p>
      <text:p text:style-name="P1"><text:s text:c="2"/>290.5827, 290.6532, 290.7325, 290.8549, 290.963, 291.0197, 291.0448, </text:p>
      <text:p text:style-name="P1"><text:s text:c="4"/>291.0783, 291.0915, 291.1359, 291.1771, 291.2911, 291.4626, 291.5899, </text:p>
      <text:p text:style-name="P1"><text:s text:c="4"/>291.6463, 291.7007, 291.7967, 291.8982, 291.8609, 291.7441, 291.6808, </text:p>
      <text:p text:style-name="P1"><text:s text:c="4"/>291.7385, 291.8444, 292.0384, 292.2227, 292.3347, 292.4373, 292.5801, </text:p>
      <text:p text:style-name="P1"><text:s text:c="4"/>292.8095, 293.0339, 293.2353, 293.4594, 293.8087, 294.2436, 294.692, </text:p>
      <text:p text:style-name="P1"><text:s text:c="4"/>295.1002, 295.3902, 295.441, 295.2338, 294.8664, 294.3622, 293.9224, </text:p>
      <text:p text:style-name="P1"><text:s text:c="4"/>293.8328, 294.0495, 294.3859, 294.8245, 295.3891, 296.129, 297.115, </text:p>
      <text:p text:style-name="P1"><text:s text:c="4"/>298.6415, 300.0223, 300.5757, 300.712, 301.4095, 301.3349, 300.1714, </text:p>
      <text:p text:style-name="P1"><text:s text:c="4"/>299.7747, 300.0408, 300.0509, 299.8871, 299.5152, 300.2661, 301.4044, </text:p>
      <text:p text:style-name="P1"><text:s text:c="4"/>300.6214, 300.6901, 301.1116, 300.6379, 301.3383, 300.6493, 300.9177, </text:p>
      <text:p text:style-name="P1"><text:s text:c="4"/>301.2645, 301.2181, 301.4212, 301.4051, 301.1124, 300.6623, 300.6078, </text:p>
      <text:p text:style-name="P1"><text:s text:c="4"/>301.1379, 301.5593, 301.654, 301.3963, 300.9263, 300.122, 298.8803, </text:p>
      <text:p text:style-name="P1"><text:s text:c="4"/>295.6225, 293.9792, 295.5916, 293.6111, 292.1941, 291.7203, 291.6054, </text:p>
      <text:p text:style-name="P1"><text:s text:c="4"/>291.3807, 290.9644, 290.6169, 290.5086, 290.5199,</text:p>
      <text:p text:style-name="P1"><text:s text:c="2"/>289.6971, 289.7542, 289.8681, 289.9947, 290.0856, 290.1505, 290.2206, </text:p>
      <text:p text:style-name="P1"><text:s text:c="4"/>290.2928, 290.3815, 290.4543, 290.5185, 290.6541, 290.8262, 290.9936, </text:p>
      <text:p text:style-name="P1"><text:s text:c="4"/>291.0874, 291.1732, 291.2574, 291.3016, 291.239, 291.1601, 291.1422, </text:p>
      <text:p text:style-name="P1"><text:s text:c="4"/>291.2373, 291.3992, 291.644, 291.8488, 291.9919, 292.1169, 292.2946, </text:p>
      <text:p text:style-name="P1"><text:s text:c="4"/>292.5294, 292.805, 293.0484, 293.28, 293.561, 293.8926, 294.2072, </text:p>
      <text:p text:style-name="P1"><text:s text:c="4"/>294.4184, 294.4717, 294.3989, 294.2193, 293.9935, 293.7636, 293.665, </text:p>
      <text:p text:style-name="P1"><text:soft-page-break/><text:s text:c="4"/>293.7639, 294.042, 294.3832, 294.7863, 295.329, 296.1416, 297.4139, </text:p>
      <text:p text:style-name="P1"><text:s text:c="4"/>299.1867, 299.7821, 299.0192, 299.1696, 299.4367, 298.9673, 298.3855, </text:p>
      <text:p text:style-name="P1"><text:s text:c="4"/>298.5157, 298.9659, 300.3683, 299.9181, 299.3403, 299.939, 300.1918, </text:p>
      <text:p text:style-name="P1"><text:s text:c="4"/>299.8517, 300.1739, 300.7306, 300.642, 301.1653, 300.274, 300.1905, </text:p>
      <text:p text:style-name="P1"><text:s text:c="4"/>300.8896, 301.3472, 301.511, 301.2984, 301.2136, 300.743, 300.4036, </text:p>
      <text:p text:style-name="P1"><text:s text:c="4"/>300.6667, 300.8533, 300.7345, 300.7918, 300.2362, 299.5865, 298.4072, </text:p>
      <text:p text:style-name="P1"><text:s text:c="4"/>295.202, 292.5368, 294.2328, 293.8379, 291.696, 290.6994, 290.3787, </text:p>
      <text:p text:style-name="P1"><text:s text:c="4"/>290.1555, 289.8814, 289.6626, 289.6189, 289.6516,</text:p>
      <text:p text:style-name="P1"><text:s text:c="2"/>289.0943, 289.1827, 289.2899, 289.4135, 289.501, 289.6007, 289.6875, </text:p>
      <text:p text:style-name="P1"><text:s text:c="4"/>289.7936, 289.89, 290.0036, 290.0934, 290.2405, 290.4045, 290.5369, </text:p>
      <text:p text:style-name="P1"><text:s text:c="4"/>290.6226, 290.6723, 290.7693, 290.7904, 290.7396, 290.7305, 290.7946, </text:p>
      <text:p text:style-name="P1"><text:s text:c="4"/>290.9629, 291.1997, 291.449, 291.6387, 291.8009, 291.9572, 292.2062, </text:p>
      <text:p text:style-name="P1"><text:s text:c="4"/>292.5495, 292.9745, 293.3431, 293.4954, 293.6218, 293.9046, 294.3114, </text:p>
      <text:p text:style-name="P1"><text:s text:c="4"/>294.5381, 294.4013, 294.1897, 293.9897, 293.8559, 293.8055, 293.8456, </text:p>
      <text:p text:style-name="P1"><text:s text:c="4"/>294.0073, 294.2697, 294.5566, 294.9139, 295.383, 296.1913, 297.5743, </text:p>
      <text:p text:style-name="P1"><text:s text:c="4"/>299.2589, 298.893, 298.6293, 299.2989, 299.2728, 298.7696, 298.4208, </text:p>
      <text:p text:style-name="P1"><text:s text:c="4"/>298.5997, 298.864, 300.6075, 299.9959, 299.6475, 299.9224, 299.369, </text:p>
      <text:p text:style-name="P1"><text:s text:c="4"/>299.4246, 300.044, 300.3297, 300.8018, 301.1675, 300.0315, 299.5042, </text:p>
      <text:p text:style-name="P1"><text:s text:c="4"/>299.9232, 300.7625, 301.3807, 301.5344, 301.4774, 300.7508, 300.0311, </text:p>
      <text:p text:style-name="P1"><text:s text:c="4"/>299.9451, 300.0085, 299.7976, 299.813, 299.4731, 298.8, 297.2655, </text:p>
      <text:p text:style-name="P1"><text:s text:c="4"/>294.4034, 291.5271, 292.8417, 294.2559, 291.7832, 290.4082, 289.7682, </text:p>
      <text:p text:style-name="P1"><text:s text:c="4"/>289.3984, 289.0892, 288.9182, 288.9121, 289.0022,</text:p>
      <text:p text:style-name="P1"><text:s text:c="2"/>288.7939, 288.9192, 289.0425, 289.1457, 289.2302, 289.3022, 289.3776, </text:p>
      <text:p text:style-name="P1"><text:s text:c="4"/>289.4738, 289.583, 289.71, 289.8246, 289.9614, 290.09, 290.1606, </text:p>
      <text:p text:style-name="P1"><text:s text:c="4"/>290.2098, 290.2723, 290.3794, 290.4406, 290.4704, 290.5413, 290.6684, </text:p>
      <text:p text:style-name="P1"><text:s text:c="4"/>290.8864, 291.1423, 291.3809, 291.5825, 291.7968, 292.044, 292.4913, </text:p>
      <text:p text:style-name="P1"><text:s text:c="4"/>293.1711, 293.9846, 294.0975, 294.6276, 294.5258, 294.8157, 295.2326, </text:p>
      <text:p text:style-name="P1"><text:s text:c="4"/>295.2533, 295.6794, 295.2531, 294.8036, 294.5562, 294.4741, 294.5022, </text:p>
      <text:p text:style-name="P1"><text:s text:c="4"/>294.6179, 294.7693, 294.9929, 295.266, 295.6282, 296.3035, 297.5746, </text:p>
      <text:p text:style-name="P1"><text:s text:c="4"/>299.1323, 299.6895, 300.5732, 301.5135, 301.7196, 301.0417, 300.4077, </text:p>
      <text:p text:style-name="P1"><text:s text:c="4"/>299.4137, 299.3708, 300.819, 300.7871, 300.3728, 299.7427, 298.8098, </text:p>
      <text:p text:style-name="P1"><text:s text:c="4"/>299.5124, 300.2542, 299.9577, 300.6643, 301.1256, 300.4707, 300.1525, </text:p>
      <text:p text:style-name="P1"><text:s text:c="4"/>300.4936, 301.163, 301.3958, 301.2411, 301.4536, 300.2832, 299.4136, </text:p>
      <text:p text:style-name="P1"><text:s text:c="4"/>299.1633, 299.2614, 299.0687, 298.6953, 298.566, 297.5993, 295.6618, </text:p>
      <text:p text:style-name="P1"><text:s text:c="4"/>293.2949, 291.0862, 292.3992, 294.8909, 292.6143, 291.0197, 290.0291, </text:p>
      <text:p text:style-name="P1"><text:s text:c="4"/>289.3515, 288.855, 288.5697, 288.5329, 288.6485,</text:p>
      <text:p text:style-name="P1"><text:s text:c="2"/>288.7593, 288.9447, 289.0545, 289.1318, 289.1943, 289.22, 289.2637, </text:p>
      <text:p text:style-name="P1"><text:s text:c="4"/>289.3386, 289.4164, 289.533, 289.6588, 289.7715, 289.8689, 289.9316, </text:p>
      <text:p text:style-name="P1"><text:s text:c="4"/>289.9941, 290.0848, 290.1989, 290.2861, 290.3733, 290.5479, 290.7658, </text:p>
      <text:p text:style-name="P1"><text:s text:c="4"/>291.0502, 291.3174, 291.5736, 291.8234, 292.1489, 292.5978, 293.3671, </text:p>
      <text:p text:style-name="P1"><text:s text:c="4"/>294.5907, 295.4435, 292.9693, 296.1787, 296.0505, 296.2397, 296.4445, </text:p>
      <text:p text:style-name="P1"><text:s text:c="4"/>295.3078, 296.913, 296.9167, 296.237, 295.6634, 295.4302, 295.3697, </text:p>
      <text:p text:style-name="P1"><text:s text:c="4"/>295.4034, 295.5101, 295.6847, 295.898, 296.191, 296.7482, 297.8857, </text:p>
      <text:p text:style-name="P1"><text:s text:c="4"/>299.7202, 300.0484, 301.1463, 302.0362, 302.1257, 301.6189, 300.657, </text:p>
      <text:p text:style-name="P1"><text:s text:c="4"/>299.9136, 300.3839, 300.8799, 299.2286, 298.8651, 298.6786, 296.4244, </text:p>
      <text:p text:style-name="P1"><text:s text:c="4"/>297.464, 298.0748, 299.9883, 301.6217, 301.6335, 301.3543, 301.2129, </text:p>
      <text:p text:style-name="P1"><text:s text:c="4"/>301.0692, 300.6127, 299.8687, 298.643, 299.6591, 298.1559, 298.5727, </text:p>
      <text:p text:style-name="P1"><text:s text:c="4"/>298.909, 299.0851, 298.6843, 297.9578, 297.7396, 296.29, 294.4314, </text:p>
      <text:p text:style-name="P1"><text:s text:c="4"/>293.201, 292.0868, 292.7732, 295.3719, 294.4438, 293.1461, 291.6827, </text:p>
      <text:p text:style-name="P1"><text:s text:c="4"/>290.3683, 289.3588, 288.7437, 288.5226, 288.595,</text:p>
      <text:p text:style-name="P1"><text:s text:c="2"/>289.0003, 289.184, 289.3121, 289.3776, 289.3905, 289.3914, 289.4109, </text:p>
      <text:p text:style-name="P1"><text:s text:c="4"/>289.4464, 289.4988, 289.5738, 289.6781, 289.7889, 289.8781, 289.9364, </text:p>
      <text:p text:style-name="P1"><text:s text:c="4"/>290.0275, 290.1462, 290.2641, 290.4123, 290.5992, 290.8749, 291.2458, </text:p>
      <text:p text:style-name="P1"><text:s text:c="4"/>291.6336, 291.9961, 292.3176, 292.6647, 293.142, 293.8175, 294.8854, </text:p>
      <text:p text:style-name="P1"><text:s text:c="4"/>295.8195, 295.4126, 292.2124, 295.8055, 297.3427, 297.4557, 297.526, </text:p>
      <text:p text:style-name="P1"><text:s text:c="4"/>295.4546, 296.4366, 298.1224, 297.8081, 297.0638, 296.5627, 296.3212, </text:p>
      <text:p text:style-name="P1"><text:s text:c="4"/>296.2893, 296.3055, 296.4005, 296.6324, 297.0244, 297.7755, 299.146, </text:p>
      <text:p text:style-name="P1"><text:s text:c="4"/>300.8941, 300.4452, 298.9059, 298.8253, 299.1885, 298.5291, 299.8307, </text:p>
      <text:p text:style-name="P1"><text:s text:c="4"/>301.3819, 301.835, 301.0711, 298.1719, 297.2871, 296.8677, 295.7207, </text:p>
      <text:p text:style-name="P1"><text:soft-page-break/><text:s text:c="4"/>295.7455, 294.5755, 298.2474, 301.3029, 302.2625, 300.992, 300.011, </text:p>
      <text:p text:style-name="P1"><text:s text:c="4"/>298.3263, 297.4767, 296.6998, 295.9378, 297.1719, 297.1866, 297.1831, </text:p>
      <text:p text:style-name="P1"><text:s text:c="4"/>297.3156, 298.2345, 298.4005, 297.1169, 296.5997, 295.3654, 293.6021, </text:p>
      <text:p text:style-name="P1"><text:s text:c="4"/>293.5509, 293.1872, 293.2695, 294.3529, 294.9272, 293.5718, 292.3333, </text:p>
      <text:p text:style-name="P1"><text:s text:c="4"/>292.8916, 291.4609, 289.9991, 289.141, 288.9053,</text:p>
      <text:p text:style-name="P1"><text:s text:c="2"/>289.5435, 289.6388, 289.7998, 289.8822, 289.8826, 289.8925, 289.9044, </text:p>
      <text:p text:style-name="P1"><text:s text:c="4"/>289.9448, 290.0041, 290.0784, 290.1794, 290.2977, 290.4027, 290.5089, </text:p>
      <text:p text:style-name="P1"><text:s text:c="4"/>290.6156, 290.6998, 290.8058, 290.9888, 291.2956, 291.7683, 292.3699, </text:p>
      <text:p text:style-name="P1"><text:s text:c="4"/>292.9645, 293.5168, 294.0943, 294.5579, 295.2231, 295.9586, 296.6108, </text:p>
      <text:p text:style-name="P1"><text:s text:c="4"/>296.5445, 295.4034, 291.6627, 293.1061, 298.1655, 298.3677, 298.2617, </text:p>
      <text:p text:style-name="P1"><text:s text:c="4"/>296.2767, 296.6248, 298.3478, 299.1662, 298.8325, 298.0806, 297.4272, </text:p>
      <text:p text:style-name="P1"><text:s text:c="4"/>297.2093, 297.1438, 297.2912, 298.0003, 298.8398, 300.1529, 300.3677, </text:p>
      <text:p text:style-name="P1"><text:s text:c="4"/>298.6209, 297.3509, 296.3354, 296.2278, 294.6069, 293.6749, 298.2375, </text:p>
      <text:p text:style-name="P1"><text:s text:c="4"/>300.8245, 299.4811, 298.1467, 296.7841, 296.4991, 296.0089, 296.6534, </text:p>
      <text:p text:style-name="P1"><text:s text:c="4"/>295.7546, 294.9507, 296.7964, 300.3048, 300.6646, 297.3718, 295.5427, </text:p>
      <text:p text:style-name="P1"><text:s text:c="4"/>295.5273, 295.5681, 295.5479, 295.7715, 295.7039, 295.696, 296.3745, </text:p>
      <text:p text:style-name="P1"><text:s text:c="4"/>297.8263, 296.4668, 297.1192, 296.5169, 295.519, 294.1576, 293.1108, </text:p>
      <text:p text:style-name="P1"><text:s text:c="4"/>294.1085, 294.2476, 293.8434, 293.5034, 293.384, 293.6616, 289.6922, </text:p>
      <text:p text:style-name="P1"><text:s text:c="4"/>291.3863, 290.2771, 292.1778, 290.719, 289.8008,</text:p>
      <text:p text:style-name="P1"><text:s text:c="2"/>290.5386, 290.405, 290.4606, 290.5938, 290.6844, 290.748, 290.8588, </text:p>
      <text:p text:style-name="P1"><text:s text:c="4"/>291.0081, 291.2014, 291.3867, 291.643, 291.887, 292.0946, 292.2979, </text:p>
      <text:p text:style-name="P1"><text:s text:c="4"/>292.3872, 292.398, 292.441, 292.6251, 293.0568, 293.7043, 294.0942, </text:p>
      <text:p text:style-name="P1"><text:s text:c="4"/>294.1323, 294.5658, 295.3419, 295.8406, 295.9656, 296.0162, 296.1669, </text:p>
      <text:p text:style-name="P1"><text:s text:c="4"/>296.4002, 295.5265, 292.5052, 293.748, 298.7476, 299.0064, 298.4045, </text:p>
      <text:p text:style-name="P1"><text:s text:c="4"/>297.2534, 297.8038, 298.621, 298.9428, 298.9269, 299.6132, 298.918, </text:p>
      <text:p text:style-name="P1"><text:s text:c="4"/>298.6617, 298.6321, 299.0836, 298.7145, 293.4539, 295.717, 293.9729, </text:p>
      <text:p text:style-name="P1"><text:s text:c="4"/>293.5247, 293.8408, 293.9377, 294.1527, 293.4213, 292.6819, 295.1763, </text:p>
      <text:p text:style-name="P1"><text:s text:c="4"/>296.188, 294.3813, 294.4379, 294.6087, 295.4437, 295.6597, 296.1558, </text:p>
      <text:p text:style-name="P1"><text:s text:c="4"/>294.4348, 294.7326, 298.9247, 300.2375, 296.8704, 293.6394, 293.9799, </text:p>
      <text:p text:style-name="P1"><text:s text:c="4"/>294.9584, 294.9571, 294.7082, 294.8346, 294.5883, 295.3343, 298.187, </text:p>
      <text:p text:style-name="P1"><text:s text:c="4"/>299.5099, 296.8129, 296.2469, 295.9441, 296.1143, 294.737, 293.0776, </text:p>
      <text:p text:style-name="P1"><text:s text:c="4"/>293.3581, 294.5493, 294.38, 294.0732, 293.7993, 293.6392, 290.3979, </text:p>
      <text:p text:style-name="P1"><text:s text:c="4"/>285.3291, 287.8511, 294.2505, 292.663, 291.2664,</text:p>
      <text:p text:style-name="P1"><text:s text:c="2"/>292.0158, 291.6832, 291.5746, 291.6578, 291.8598, 292.1249, 292.4908, </text:p>
      <text:p text:style-name="P1"><text:s text:c="4"/>292.9172, 293.4534, 294.0302, 294.3255, 293.9709, 293.803, 293.175, </text:p>
      <text:p text:style-name="P1"><text:s text:c="4"/>292.9196, 294.2692, 294.8666, 294.8544, 294.9119, 295.5765, 294.8125, </text:p>
      <text:p text:style-name="P1"><text:s text:c="4"/>293.9459, 294.0358, 294.392, 294.6531, 295.1714, 295.6033, 295.6605, </text:p>
      <text:p text:style-name="P1"><text:s text:c="4"/>295.071, 293.4473, 293.2744, 297.2979, 299.434, 299.5712, 298.9987, </text:p>
      <text:p text:style-name="P1"><text:s text:c="4"/>298.2529, 298.2405, 298.6522, 298.7613, 298.388, 300.4421, 299.8555, </text:p>
      <text:p text:style-name="P1"><text:s text:c="4"/>300.1104, 300.0122, 298.1512, 296.9287, 295.3406, 295.5789, 295.9228, </text:p>
      <text:p text:style-name="P1"><text:s text:c="4"/>296.2706, 296.6232, 296.5111, 295.4657, 294.9776, 294.6401, 294.668, </text:p>
      <text:p text:style-name="P1"><text:s text:c="4"/>294.2088, 293.8329, 293.949, 295.364, 296.2866, 295.3067, 293.4772, </text:p>
      <text:p text:style-name="P1"><text:s text:c="4"/>294.0737, 294.6627, 297.713, 298.6119, 295.4378, 294.6508, 294.2002, </text:p>
      <text:p text:style-name="P1"><text:s text:c="4"/>294.2125, 294.2346, 293.8535, 294.1059, 294.3657, 294.7021, 294.8072, </text:p>
      <text:p text:style-name="P1"><text:s text:c="4"/>296.7823, 298.3792, 297.7917, 295.7256, 294.9649, 293.913, 294.9843, </text:p>
      <text:p text:style-name="P1"><text:s text:c="4"/>294.8477, 295.0252, 296.1013, 296.2151, 294.9163, 293.3682, 291.4226, </text:p>
      <text:p text:style-name="P1"><text:s text:c="4"/>289.4184, 293.6296, 295.1826, 294.0427, 292.9833,</text:p>
      <text:p text:style-name="P1"><text:s text:c="2"/>293.9859, 293.814, 293.6467, 293.6398, 293.8474, 294.2232, 294.7276, </text:p>
      <text:p text:style-name="P1"><text:s text:c="4"/>295.0636, 295.0747, 293.0837, 290.8537, 289.6528, 289.8986, 289.582, </text:p>
      <text:p text:style-name="P1"><text:s text:c="4"/>290.3134, 292.6704, 294.4359, 295.2957, 295.4965, 295.5935, 295.3765, </text:p>
      <text:p text:style-name="P1"><text:s text:c="4"/>295.6614, 296.0404, 295.6503, 295.0643, 294.9834, 295.9535, 296.9461, </text:p>
      <text:p text:style-name="P1"><text:s text:c="4"/>297.6318, 297.8362, 298.3676, 299.5151, 299.8402, 299.7946, 299.5679, </text:p>
      <text:p text:style-name="P1"><text:s text:c="4"/>298.7862, 297.935, 298.2683, 299.058, 299.8399, 300.8542, 299.7615, </text:p>
      <text:p text:style-name="P1"><text:s text:c="4"/>299.8711, 298.7739, 296.434, 298.026, 298.9406, 298.3353, 297.8214, </text:p>
      <text:p text:style-name="P1"><text:s text:c="4"/>297.1042, 297.0368, 297.1235, 295.6979, 296.0799, 296.2074, 294.9665, </text:p>
      <text:p text:style-name="P1"><text:s text:c="4"/>293.8348, 294.5792, 294.1787, 294.4491, 295.7876, 296.2344, 295.5434, </text:p>
      <text:p text:style-name="P1"><text:s text:c="4"/>294.5424, 293.9864, 295.0507, 295.267, 294.7113, 295.2981, 294.2575, </text:p>
      <text:p text:style-name="P1"><text:s text:c="4"/>294.3069, 294.029, 293.1904, 292.8423, 293.4929, 295.8449, 295.8575, </text:p>
      <text:p text:style-name="P1"><text:s text:c="4"/>294.2619, 295.6817, 296.843, 296.0274, 294.9348, 292.7356, 293.8449, </text:p>
      <text:p text:style-name="P1"><text:soft-page-break/><text:s text:c="4"/>294.9217, 296.011, 297.3806, 296.8689, 295.2773, 292.3523, 289.767, </text:p>
      <text:p text:style-name="P1"><text:s text:c="4"/>290.2589, 293.6234, 293.2282, 292.6391, 294.1433,</text:p>
      <text:p text:style-name="P1"><text:s text:c="2"/>297.4716, 297.1253, 297.0352, 295.7856, 295.7968, 295.6463, 293.976, </text:p>
      <text:p text:style-name="P1"><text:s text:c="4"/>293.7179, 293.4978, 293.1052, 293.265, 293.1841, 293.0298, 293.0995, </text:p>
      <text:p text:style-name="P1"><text:s text:c="4"/>293.1723, 293.9294, 294.4888, 294.8499, 295.0497, 295.0651, 295.2329, </text:p>
      <text:p text:style-name="P1"><text:s text:c="4"/>295.8511, 295.9317, 294.3283, 292.5887, 293.4974, 297.0209, 298.7275, </text:p>
      <text:p text:style-name="P1"><text:s text:c="4"/>299.4987, 300.0393, 299.9557, 299.1457, 297.9376, 297.1566, 297.2781, </text:p>
      <text:p text:style-name="P1"><text:s text:c="4"/>297.6147, 297.93, 298.7814, 299.971, 300.6877, 301.1828, 300.2623, </text:p>
      <text:p text:style-name="P1"><text:s text:c="4"/>300.8148, 300.8622, 300.0208, 299.4947, 299.559, 299.2805, 299.2784, </text:p>
      <text:p text:style-name="P1"><text:s text:c="4"/>297.6082, 297.2253, 297.6289, 297.1739, 297.0323, 296.4656, 296.1241, </text:p>
      <text:p text:style-name="P1"><text:s text:c="4"/>296.1597, 295.133, 293.4067, 293.9777, 296.0909, 297.3651, 297.2976, </text:p>
      <text:p text:style-name="P1"><text:s text:c="4"/>295.6983, 293.2088, 293.3395, 292.8036, 290.6919, 290.1012, 290.1858, </text:p>
      <text:p text:style-name="P1"><text:s text:c="4"/>292.0284, 293.5204, 292.922, 291.9135, 291.74, 292.4381, 295.0193, </text:p>
      <text:p text:style-name="P1"><text:s text:c="4"/>295.4658, 295.7623, 296.8543, 296.2806, 296.3589, 294.5947, 294.7417, </text:p>
      <text:p text:style-name="P1"><text:s text:c="4"/>296.269, 297.1423, 297.0622, 295.6688, 294.6177, 291.6448, 289.4552, </text:p>
      <text:p text:style-name="P1"><text:s text:c="4"/>293.6418, 296.6316, 296.4576, 296.02, 296.3535,</text:p>
      <text:p text:style-name="P1"><text:s text:c="2"/>297.7933, 297.5083, 297.4351, 296.9891, 296.5736, 295.9059, 294.8758, </text:p>
      <text:p text:style-name="P1"><text:s text:c="4"/>294.5988, 294.8333, 295.3546, 295.3167, 295.0858, 294.8, 294.5385, </text:p>
      <text:p text:style-name="P1"><text:s text:c="4"/>294.3341, 294.5076, 294.6674, 294.5702, 294.4949, 294.7654, 294.9701, </text:p>
      <text:p text:style-name="P1"><text:s text:c="4"/>295.0356, 294.1354, 293.5645, 294.1049, 296.1192, 298.7845, 300.0333, </text:p>
      <text:p text:style-name="P1"><text:s text:c="4"/>300.2029, 300.3763, 300.1714, 298.8756, 297.69, 297.5999, 297.8831, </text:p>
      <text:p text:style-name="P1"><text:s text:c="4"/>298.6905, 299.3329, 300.0455, 300.3727, 299.5206, 298.8838, 298.7024, </text:p>
      <text:p text:style-name="P1"><text:s text:c="4"/>299.2858, 299.3422, 299.1576, 299.1654, 299.2082, 299.2597, 299.0809, </text:p>
      <text:p text:style-name="P1"><text:s text:c="4"/>298.5823, 298.2208, 298.2577, 297.7349, 297.3792, 296.5361, 295.8135, </text:p>
      <text:p text:style-name="P1"><text:s text:c="4"/>295.7376, 295.1211, 294.8306, 294.7739, 294.9936, 295.9457, 296.2503, </text:p>
      <text:p text:style-name="P1"><text:s text:c="4"/>295.7557, 295.0641, 293.927, 292.3391, 289.0519, 287.5733, 288.3822, </text:p>
      <text:p text:style-name="P1"><text:s text:c="4"/>289.9167, 292.2119, 293.395, 293.5439, 293.781, 293.7589, 294.282, </text:p>
      <text:p text:style-name="P1"><text:s text:c="4"/>294.9564, 295.4774, 295.2456, 295.2086, 295.4218, 295.1189, 294.7921, </text:p>
      <text:p text:style-name="P1"><text:s text:c="4"/>295.6301, 296.8524, 296.3229, 294.9859, 295.3135, 292.5086, 292.0062, </text:p>
      <text:p text:style-name="P1"><text:s text:c="4"/>297.9387, 297.896, 298.1326, 298.5808, 297.5705,</text:p>
      <text:p text:style-name="P1"><text:s text:c="2"/>297.373, 296.8049, 296.4362, 296.1876, 296.4595, 295.4055, 294.8431, </text:p>
      <text:p text:style-name="P1"><text:s text:c="4"/>294.8362, 295.0559, 295.4116, 295.3837, 295.0091, 294.9433, 294.9336, </text:p>
      <text:p text:style-name="P1"><text:s text:c="4"/>295.2375, 295.5255, 295.3661, 294.9941, 294.6895, 294.0628, 293.3577, </text:p>
      <text:p text:style-name="P1"><text:s text:c="4"/>293.5087, 294.4399, 296.119, 297.6972, 299.1003, 300.2832, 300.4906, </text:p>
      <text:p text:style-name="P1"><text:s text:c="4"/>300.0027, 300.1813, 300.5318, 300.8518, 300.7906, 300.7546, 300.7466, </text:p>
      <text:p text:style-name="P1"><text:s text:c="4"/>301.0532, 300.743, 299.1584, 298.0049, 297.6812, 298.1412, 298.5937, </text:p>
      <text:p text:style-name="P1"><text:s text:c="4"/>298.8078, 298.8003, 298.7342, 298.9451, 299.1958, 299.3323, 299.2499, </text:p>
      <text:p text:style-name="P1"><text:s text:c="4"/>299.063, 299.668, 300.4594, 299.9339, 298.675, 297.2291, 295.9454, </text:p>
      <text:p text:style-name="P1"><text:s text:c="4"/>295.7587, 294.6631, 294.9293, 295.6457, 295.2296, 295.5658, 295.0631, </text:p>
      <text:p text:style-name="P1"><text:s text:c="4"/>294.1194, 293.9162, 293.5823, 292.8, 291.3381, 290.4797, 290.1909, </text:p>
      <text:p text:style-name="P1"><text:s text:c="4"/>290.3482, 291.0097, 292.1953, 293.7296, 294.2646, 295.2636, 295.8067, </text:p>
      <text:p text:style-name="P1"><text:s text:c="4"/>294.154, 294.1032, 295.0042, 295.2921, 295.7452, 296.1026, 295.0843, </text:p>
      <text:p text:style-name="P1"><text:s text:c="4"/>294.7792, 294.9905, 293.6281, 292.6592, 292.8573, 290.091, 289.1016, </text:p>
      <text:p text:style-name="P1"><text:s text:c="4"/>291.1675, 293.4174, 296.5999, 297.6286, 297.2742,</text:p>
      <text:p text:style-name="P1"><text:s text:c="2"/>292.6584, 292.9606, 293.4849, 294.728, 295.792, 296.0182, 295.8732, </text:p>
      <text:p text:style-name="P1"><text:s text:c="4"/>295.8855, 296.0089, 295.9787, 295.5519, 294.8926, 294.7464, 294.8924, </text:p>
      <text:p text:style-name="P1"><text:s text:c="4"/>295.0668, 295.011, 294.8437, 294.6886, 294.4819, 294.0789, 293.6762, </text:p>
      <text:p text:style-name="P1"><text:s text:c="4"/>294.0371, 294.2795, 295.3407, 297.3272, 299.3718, 300.753, 301.0146, </text:p>
      <text:p text:style-name="P1"><text:s text:c="4"/>301.3646, 300.977, 300.366, 300.1554, 300.3435, 300.8126, 301.1781, </text:p>
      <text:p text:style-name="P1"><text:s text:c="4"/>301.4324, 300.5032, 298.6914, 298.0317, 298.3594, 298.6212, 298.4494, </text:p>
      <text:p text:style-name="P1"><text:s text:c="4"/>298.3059, 298.184, 298.0022, 298.0319, 297.9679, 297.8984, 297.8874, </text:p>
      <text:p text:style-name="P1"><text:s text:c="4"/>298.3099, 299.3319, 299.5217, 299.2146, 299.2496, 298.6692, 297.8526, </text:p>
      <text:p text:style-name="P1"><text:s text:c="4"/>297.5917, 296.8768, 296.3932, 296.6282, 296.7424, 295.8761, 295.2479, </text:p>
      <text:p text:style-name="P1"><text:s text:c="4"/>294.9251, 294.6976, 294.4431, 294.1932, 293.8629, 293.4192, 293.4673, </text:p>
      <text:p text:style-name="P1"><text:s text:c="4"/>293.9588, 294.4252, 294.3558, 295.1813, 295.7035, 296.2618, 296.8496, </text:p>
      <text:p text:style-name="P1"><text:s text:c="4"/>296.5744, 296.047, 295.884, 295.8635, 296.1863, 295.9683, 295.6003, </text:p>
      <text:p text:style-name="P1"><text:s text:c="4"/>295.08, 294.4652, 293.541, 292.7263, 293.4164, 290.7344, 287.9157, </text:p>
      <text:p text:style-name="P1"><text:s text:c="4"/>286.5275, 287.0004, 289.21, 290.7901, 292.075,</text:p>
      <text:p text:style-name="P1"><text:s text:c="2"/>285.6625, 286.2627, 287.3432, 289.2834, 290.2798, 290.1347, 289.9456, </text:p>
      <text:p text:style-name="P1"><text:soft-page-break/><text:s text:c="4"/>290.6468, 291.0236, 290.7506, 290.7462, 290.869, 291.1378, 291.545, </text:p>
      <text:p text:style-name="P1"><text:s text:c="4"/>291.5857, 291.504, 291.6817, 292.8678, 294.0197, 294.23, 293.5726, </text:p>
      <text:p text:style-name="P1"><text:s text:c="4"/>294.0814, 294.2561, 295.0037, 296.7225, 298.2661, 299.3913, 299.3242, </text:p>
      <text:p text:style-name="P1"><text:s text:c="4"/>299.238, 298.3125, 297.7532, 297.7007, 298.1362, 298.9966, 300.6809, </text:p>
      <text:p text:style-name="P1"><text:s text:c="4"/>301.5315, 301.3373, 300.5336, 299.168, 298.644, 298.3208, 298.5854, </text:p>
      <text:p text:style-name="P1"><text:s text:c="4"/>298.5326, 298.2865, 298.3691, 298.2966, 298.152, 297.8766, 297.4309, </text:p>
      <text:p text:style-name="P1"><text:s text:c="4"/>297.9174, 299.1949, 299.2823, 299.1257, 298.9867, 298.5565, 297.6479, </text:p>
      <text:p text:style-name="P1"><text:s text:c="4"/>297.4607, 297.2915, 296.8199, 296.7335, 296.7286, 296.635, 296.1512, </text:p>
      <text:p text:style-name="P1"><text:s text:c="4"/>296.0006, 296.0499, 296.0477, 296.1562, 296.334, 296.1605, 296.0994, </text:p>
      <text:p text:style-name="P1"><text:s text:c="4"/>296.0824, 296.299, 296.3591, 297.1084, 297.7135, 297.9752, 298.0118, </text:p>
      <text:p text:style-name="P1"><text:s text:c="4"/>298.0208, 297.8621, 297.5974, 297.0568, 296.7211, 296.2233, 295.7354, </text:p>
      <text:p text:style-name="P1"><text:s text:c="4"/>295.3608, 295.0106, 294.4078, 293.7957, 293.2779, 292.2046, 290.7173, </text:p>
      <text:p text:style-name="P1"><text:s text:c="4"/>288.8482, 288.5366, 288.3027, 286.1778, 285.2366,</text:p>
      <text:p text:style-name="P1"><text:s text:c="2"/>291.9943, 292.3357, 292.0342, 292.0484, 291.9069, 291.2403, 290.7312, </text:p>
      <text:p text:style-name="P1"><text:s text:c="4"/>290.39, 291.106, 291.5486, 292.5141, 293.3217, 293.5359, 293.8081, </text:p>
      <text:p text:style-name="P1"><text:s text:c="4"/>293.954, 293.81, 293.6427, 294.4167, 295.1455, 295.3234, 295.3865, </text:p>
      <text:p text:style-name="P1"><text:s text:c="4"/>295.8554, 296.3748, 296.6921, 297.3769, 297.6661, 298.0125, 298.0636, </text:p>
      <text:p text:style-name="P1"><text:s text:c="4"/>298.0036, 297.6261, 297.278, 297.1075, 297.2079, 297.2837, 297.9916, </text:p>
      <text:p text:style-name="P1"><text:s text:c="4"/>298.5115, 298.6287, 298.646, 298.3805, 298.256, 298.2157, 298.2924, </text:p>
      <text:p text:style-name="P1"><text:s text:c="4"/>298.323, 298.3297, 298.3199, 298.3177, 297.9645, 298.3739, 298.2601, </text:p>
      <text:p text:style-name="P1"><text:s text:c="4"/>298.2244, 298.2254, 298.0903, 298.2851, 298.143, 297.9508, 297.4967, </text:p>
      <text:p text:style-name="P1"><text:s text:c="4"/>297.2802, 297.1024, 296.7363, 296.6563, 296.5476, 296.584, 296.9492, </text:p>
      <text:p text:style-name="P1"><text:s text:c="4"/>296.9785, 297.0735, 297.3186, 297.7411, 298.0891, 298.0393, 297.5974, </text:p>
      <text:p text:style-name="P1"><text:s text:c="4"/>297.0397, 296.8358, 296.3015, 296.6212, 296.7293, 296.8752, 296.9048, </text:p>
      <text:p text:style-name="P1"><text:s text:c="4"/>297.053, 297.2276, 297.4403, 297.1642, 296.7454, 296.6984, 296.5049, </text:p>
      <text:p text:style-name="P1"><text:s text:c="4"/>296.2215, 295.9409, 295.3878, 295.0798, 294.8627, 294.3224, 293.5646, </text:p>
      <text:p text:style-name="P1"><text:s text:c="4"/>292.7365, 292.3726, 291.8662, 291.6014, 291.4221,</text:p>
      <text:p text:style-name="P1"><text:s text:c="2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 295.1388, 295.1388, </text:p>
      <text:p text:style-name="P1"><text:s text:c="4"/>295.1388, 295.1388, 295.1388, 295.1388, 295.1388,</text:p>
      <text:p text:style-name="P1"><text:s text:c="2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 271.5002, 271.5002, </text:p>
      <text:p text:style-name="P1"><text:s text:c="4"/>271.5002, 271.5002, 271.5002, 271.5002, 271.5002,</text:p>
      <text:p text:style-name="P1"><text:s text:c="2"/>270.9473, 270.9731, 270.9979, 271.0238, 271.0684, 271.1563, 271.1854, </text:p>
      <text:p text:style-name="P1"><text:s text:c="4"/>271.2161, 271.2481, 271.2883, 271.349, 271.3969, 271.4348, 271.4687, </text:p>
      <text:p text:style-name="P1"><text:s text:c="4"/>271.502, 271.5453, 271.5872, 271.6211, 271.6468, 271.671, 271.6939, </text:p>
      <text:p text:style-name="P1"><text:s text:c="4"/>271.7162, 271.7378, 271.7584, 271.7735, 271.7843, 271.7934, 271.8009, </text:p>
      <text:p text:style-name="P1"><text:soft-page-break/><text:s text:c="4"/>271.8093, 271.8229, 271.8249, 271.8253, 271.8244, 271.8217, 271.8153, </text:p>
      <text:p text:style-name="P1"><text:s text:c="4"/>271.8085, 271.8022, 271.7959, 271.7896, 271.7814, 271.7721, 271.7599, </text:p>
      <text:p text:style-name="P1"><text:s text:c="4"/>271.7498, 271.7393, 271.7269, 271.7138, 271.6987, 271.6808, 271.6638, </text:p>
      <text:p text:style-name="P1"><text:s text:c="4"/>271.6505, 271.6371, 271.6227, 271.6018, 271.565, 271.5506, 271.5358, </text:p>
      <text:p text:style-name="P1"><text:s text:c="4"/>271.5215, 271.5041, 271.4798, 271.4581, 271.4393, 271.4201, 271.3993, </text:p>
      <text:p text:style-name="P1"><text:s text:c="4"/>271.3737, 271.3485, 271.3234, 271.2998, 271.2765, 271.2528, 271.2271, </text:p>
      <text:p text:style-name="P1"><text:s text:c="4"/>271.1955, 271.1606, 271.1313, 271.1057, 271.0816, 271.0575, 271.0237, </text:p>
      <text:p text:style-name="P1"><text:s text:c="4"/>270.9618, 270.9427, 270.9269, 270.9132, 270.9037, 270.854, 270.8191, </text:p>
      <text:p text:style-name="P1"><text:s text:c="4"/>270.7946, 270.7827, 270.7798, 270.7841, 270.7747, 270.7549, 270.7822, </text:p>
      <text:p text:style-name="P1"><text:s text:c="4"/>270.8067, 270.8127, 270.8269, 270.8525, 270.8989,</text:p>
      <text:p text:style-name="P1"><text:s text:c="2"/>269.4873, 269.6069, 269.7047, 269.7458, 269.851, 270.063, 270.1421, </text:p>
      <text:p text:style-name="P1"><text:s text:c="4"/>270.2536, 270.4798, 270.6165, 270.7454, 270.9253, 271.0661, 271.236, </text:p>
      <text:p text:style-name="P1"><text:s text:c="4"/>271.3608, 271.4486, 271.5343, 271.6201, 271.7122, 271.7752, 271.8294, </text:p>
      <text:p text:style-name="P1"><text:s text:c="4"/>271.8787, 271.9246, 271.9578, 271.9859, 272.0103, 272.0235, 272.0306, </text:p>
      <text:p text:style-name="P1"><text:s text:c="4"/>272.0312, 272.0278, 272.0225, 272.0127, 271.9913, 271.9737, 271.9573, </text:p>
      <text:p text:style-name="P1"><text:s text:c="4"/>271.9363, 271.9104, 271.8894, 271.8691, 271.8472, 271.8235, 271.8036, </text:p>
      <text:p text:style-name="P1"><text:s text:c="4"/>271.7838, 271.7653, 271.7456, 271.7238, 271.7016, 271.6799, 271.659, </text:p>
      <text:p text:style-name="P1"><text:s text:c="4"/>271.6279, 271.5971, 271.5756, 271.5514, 271.5118, 271.4886, 271.466, </text:p>
      <text:p text:style-name="P1"><text:s text:c="4"/>271.4331, 271.4041, 271.3796, 271.3455, 271.3159, 271.2787, 271.2293, </text:p>
      <text:p text:style-name="P1"><text:s text:c="4"/>271.1786, 271.1314, 271.0743, 271.0091, 270.9437, 270.8821, 270.818, </text:p>
      <text:p text:style-name="P1"><text:s text:c="4"/>270.7391, 270.6585, 270.5772, 270.4623, 270.3659, 270.3029, 270.1888, </text:p>
      <text:p text:style-name="P1"><text:s text:c="4"/>269.9584, 269.9066, 269.8602, 269.6431, 269.5051, 269.4794, 269.381, </text:p>
      <text:p text:style-name="P1"><text:s text:c="4"/>269.1947, 269.127, 269.1159, 268.8857, 268.8735, 268.81, 268.8806, </text:p>
      <text:p text:style-name="P1"><text:s text:c="4"/>269.0743, 269.1319, 269.115, 269.2293, 269.4529,</text:p>
      <text:p text:style-name="P1"><text:s text:c="2"/>267.6048, 266.6103, 265.4391, 264.7436, 264.7412, 264.7697, 264.8692, </text:p>
      <text:p text:style-name="P1"><text:s text:c="4"/>265.3347, 265.7712, 266.6664, 268.3966, 268.2699, 269.5673, 270.1318, </text:p>
      <text:p text:style-name="P1"><text:s text:c="4"/>270.7171, 271.1445, 271.3647, 271.4834, 271.5998, 271.7408, 271.8452, </text:p>
      <text:p text:style-name="P1"><text:s text:c="4"/>271.956, 272.0417, 272.0995, 272.1511, 272.1814, 272.2072, 272.2155, </text:p>
      <text:p text:style-name="P1"><text:s text:c="4"/>272.2054, 272.1857, 272.1659, 272.1218, 272.0882, 272.0498, 271.9985, </text:p>
      <text:p text:style-name="P1"><text:s text:c="4"/>271.9566, 271.9088, 271.8689, 271.8351, 271.8, 271.7729, 271.7524, </text:p>
      <text:p text:style-name="P1"><text:s text:c="4"/>271.7296, 271.7059, 271.6841, 271.6637, 271.6443, 271.6189, 271.5903, </text:p>
      <text:p text:style-name="P1"><text:s text:c="4"/>271.5657, 271.5332, 271.5056, 271.4802, 271.445, 271.4219, 271.3817, </text:p>
      <text:p text:style-name="P1"><text:s text:c="4"/>271.3544, 271.3113, 271.2718, 271.2242, 271.1642, 271.0839, 271.0001, </text:p>
      <text:p text:style-name="P1"><text:s text:c="4"/>270.9104, 270.7924, 270.6813, 270.5776, 270.434, 270.2863, 270.1061, </text:p>
      <text:p text:style-name="P1"><text:s text:c="4"/>269.9088, 269.7292, 269.4906, 269.3336, 269.0779, 268.9168, 268.7458, </text:p>
      <text:p text:style-name="P1"><text:s text:c="4"/>268.4117, 268.3449, 267.9779, 267.8165, 267.6503, 267.3224, 267.1983, </text:p>
      <text:p text:style-name="P1"><text:s text:c="4"/>266.9935, 266.7322, 266.4173, 266.1389, 265.9444, 265.8769, 265.6046, </text:p>
      <text:p text:style-name="P1"><text:s text:c="4"/>265.5648, 266.1261, 266.8593, 267.3766, 267.5661,</text:p>
      <text:p text:style-name="P1"><text:s text:c="2"/>266.9328, 263.4167, 259.9131, 258.7956, 258.5598, 258.5229, 258.5138, </text:p>
      <text:p text:style-name="P1"><text:s text:c="4"/>258.6779, 259.4307, 260.7198, 262.8642, 264.6099, 266.6333, 268.2549, </text:p>
      <text:p text:style-name="P1"><text:s text:c="4"/>268.8424, 269.5623, 270.1521, 270.5388, 270.8911, 271.3316, 271.5618, </text:p>
      <text:p text:style-name="P1"><text:s text:c="4"/>271.7961, 271.9304, 272.0527, 272.1328, 272.2315, 272.2733, 272.2978, </text:p>
      <text:p text:style-name="P1"><text:s text:c="4"/>272.297, 272.2776, 272.2442, 272.1915, 272.1336, 272.0714, 272.0119, </text:p>
      <text:p text:style-name="P1"><text:s text:c="4"/>271.9434, 271.882, 271.834, 271.7874, 271.7451, 271.7111, 271.6779, </text:p>
      <text:p text:style-name="P1"><text:s text:c="4"/>271.6548, 271.6339, 271.6103, 271.5891, 271.5688, 271.5457, 271.5287, </text:p>
      <text:p text:style-name="P1"><text:s text:c="4"/>271.5125, 271.5015, 271.4714, 271.4507, 271.4236, 271.398, 271.3693, </text:p>
      <text:p text:style-name="P1"><text:s text:c="4"/>271.334, 271.2963, 271.2419, 271.1745, 271.071, 270.9498, 270.8099, </text:p>
      <text:p text:style-name="P1"><text:s text:c="4"/>270.6406, 270.4499, 270.2275, 270.0093, 269.7325, 269.4283, 269.1323, </text:p>
      <text:p text:style-name="P1"><text:s text:c="4"/>268.8604, 268.443, 268.0672, 267.5584, 267.2009, 267.164, 266.9893, </text:p>
      <text:p text:style-name="P1"><text:s text:c="4"/>266.8486, 266.5946, 266.2946, 265.8543, 265.5376, 265.8301, 265.5642, </text:p>
      <text:p text:style-name="P1"><text:s text:c="4"/>264.8724, 265.1701, 264.6612, 263.9666, 263.1181, 261.9764, 261.1277, </text:p>
      <text:p text:style-name="P1"><text:s text:c="4"/>261.3903, 262.2625, 262.6993, 263.7413, 266.1878,</text:p>
      <text:p text:style-name="P1"><text:s text:c="2"/>264.5605, 262.5222, 261.807, 262.0064, 262.2776, 262.4038, 262.1368, </text:p>
      <text:p text:style-name="P1"><text:s text:c="4"/>261.7019, 261.3598, 261.0057, 261.3145, 262.3361, 263.1733, 263.7692, </text:p>
      <text:p text:style-name="P1"><text:s text:c="4"/>265.3417, 267.0515, 267.89, 268.6573, 269.9154, 270.5463, 270.7096, </text:p>
      <text:p text:style-name="P1"><text:s text:c="4"/>271.0812, 270.9622, 271.0095, 271.4746, 271.9121, 271.8741, 272.1589, </text:p>
      <text:p text:style-name="P1"><text:s text:c="4"/>272.3257, 272.3538, 272.3419, 272.3093, 272.2403, 272.1503, 272.0648, </text:p>
      <text:p text:style-name="P1"><text:s text:c="4"/>271.971, 271.8914, 271.825, 271.7612, 271.7078, 271.6599, 271.6251, </text:p>
      <text:p text:style-name="P1"><text:s text:c="4"/>271.6009, 271.5774, 271.5584, 271.5428, 271.5319, 271.5194, 271.5099, </text:p>
      <text:p text:style-name="P1"><text:soft-page-break/><text:s text:c="4"/>271.5034, 271.5008, 271.4947, 271.4945, 271.4901, 271.4828, 271.4711, </text:p>
      <text:p text:style-name="P1"><text:s text:c="4"/>271.4579, 271.4272, 271.3731, 271.2779, 271.1329, 271.0023, 270.7977, </text:p>
      <text:p text:style-name="P1"><text:s text:c="4"/>270.5124, 270.2255, 269.8437, 269.4442, 269.0463, 268.7071, 268.3355, </text:p>
      <text:p text:style-name="P1"><text:s text:c="4"/>267.9581, 267.4775, 266.7835, 266.1594, 265.2921, 265.4889, 265.2402, </text:p>
      <text:p text:style-name="P1"><text:s text:c="4"/>265.4412, 264.5334, 264.6108, 264.7414, 264.5066, 264.1247, 263.976, </text:p>
      <text:p text:style-name="P1"><text:s text:c="4"/>264.0077, 263.9603, 263.916, 263.6349, 262.3463, 260.7703, 259.7091, </text:p>
      <text:p text:style-name="P1"><text:s text:c="4"/>259.8382, 260.932, 261.0988, 261.5659, 263.9489,</text:p>
      <text:p text:style-name="P1"><text:s text:c="2"/>264.0778, 264.0476, 264.8563, 265.3522, 265.6921, 265.893, 265.8057, </text:p>
      <text:p text:style-name="P1"><text:s text:c="4"/>265.8069, 265.5039, 264.7638, 264.2022, 263.764, 263.4379, 263.218, </text:p>
      <text:p text:style-name="P1"><text:s text:c="4"/>264.2838, 265.9232, 267.1518, 267.7276, 268.4686, 268.7783, 268.6797, </text:p>
      <text:p text:style-name="P1"><text:s text:c="4"/>268.2693, 268.0056, 268.524, 268.8759, 268.7164, 268.9465, 271.1031, </text:p>
      <text:p text:style-name="P1"><text:s text:c="4"/>272.2488, 272.4072, 272.5007, 272.5302, 272.4696, 272.3729, 272.2545, </text:p>
      <text:p text:style-name="P1"><text:s text:c="4"/>272.1313, 272.013, 271.9068, 271.8166, 271.7423, 271.6919, 271.6553, </text:p>
      <text:p text:style-name="P1"><text:s text:c="4"/>271.6238, 271.5952, 271.5692, 271.5545, 271.5421, 271.5306, 271.5332, </text:p>
      <text:p text:style-name="P1"><text:s text:c="4"/>271.5359, 271.5535, 271.5685, 271.5937, 271.6254, 271.6553, 271.6887, </text:p>
      <text:p text:style-name="P1"><text:s text:c="4"/>271.721, 271.7415, 271.7527, 271.7535, 271.7184, 271.5984, 271.4452, </text:p>
      <text:p text:style-name="P1"><text:s text:c="4"/>271.2227, 270.8277, 270.3755, 269.7327, 268.9561, 268.4215, 268.1029, </text:p>
      <text:p text:style-name="P1"><text:s text:c="4"/>267.7132, 267.3654, 266.2408, 265.7182, 265.0329, 264.7746, 264.7847, </text:p>
      <text:p text:style-name="P1"><text:s text:c="4"/>264.6933, 264.7843, 264.2207, 263.6346, 262.9185, 262.4482, 262.345, </text:p>
      <text:p text:style-name="P1"><text:s text:c="4"/>262.6575, 262.8154, 263.5521, 263.951, 262.9219, 261.5505, 260.5894, </text:p>
      <text:p text:style-name="P1"><text:s text:c="4"/>260.6282, 261.6519, 261.7165, 262.1271, 263.6914,</text:p>
      <text:p text:style-name="P1"><text:s text:c="2"/>266.5385, 267.972, 269.4881, 270.1791, 270.57, 270.844, 271.4904, 273.1744, </text:p>
      <text:p text:style-name="P1"><text:s text:c="4"/>273.138, 271.1865, 271.6636, 269.5211, 267.0418, 266.1444, 265.838, </text:p>
      <text:p text:style-name="P1"><text:s text:c="4"/>265.7264, 266.9119, 267.0955, 267.3799, 267.877, 268.114, 267.8083, </text:p>
      <text:p text:style-name="P1"><text:s text:c="4"/>267.8677, 268.129, 268.3646, 268.1463, 267.9461, 268.3848, 269.9516, </text:p>
      <text:p text:style-name="P1"><text:s text:c="4"/>271.3045, 272.731, 272.9279, 272.8617, 272.763, 272.6063, 272.4295, </text:p>
      <text:p text:style-name="P1"><text:s text:c="4"/>272.2452, 272.0664, 271.9128, 271.7926, 271.7134, 271.6597, 271.6235, </text:p>
      <text:p text:style-name="P1"><text:s text:c="4"/>271.606, 271.5947, 271.5746, 271.5623, 271.5641, 271.5793, 271.6197, </text:p>
      <text:p text:style-name="P1"><text:s text:c="4"/>271.6757, 271.7394, 271.8027, 271.8736, 271.9635, 272.0591, 272.1774, </text:p>
      <text:p text:style-name="P1"><text:s text:c="4"/>272.308, 272.4488, 272.5929, 272.7439, 272.864, 272.8041, 272.5868, </text:p>
      <text:p text:style-name="P1"><text:s text:c="4"/>272.0932, 271.0479, 268.8387, 268.1284, 268.3807, 268.1415, 267.5679, </text:p>
      <text:p text:style-name="P1"><text:s text:c="4"/>267.1226, 266.398, 265.3484, 264.4156, 263.6416, 263.2551, 264.0213, </text:p>
      <text:p text:style-name="P1"><text:s text:c="4"/>264.2613, 263.8684, 263.1718, 261.915, 261.0656, 261.3897, 261.7413, </text:p>
      <text:p text:style-name="P1"><text:s text:c="4"/>262.195, 262.8791, 264.419, 264.0788, 263.0571, 262.1386, 262.3131, </text:p>
      <text:p text:style-name="P1"><text:s text:c="4"/>262.6138, 262.7451, 264.0261, 265.6143,</text:p>
      <text:p text:style-name="P1"><text:s text:c="2"/>272.4351, 275.878, 276.6006, 277.0832, 277.5175, 277.8394, 278.0831, </text:p>
      <text:p text:style-name="P1"><text:s text:c="4"/>278.289, 278.2734, 277.9801, 278.1021, 277.2809, 275.9617, 275.4556, </text:p>
      <text:p text:style-name="P1"><text:s text:c="4"/>273.3008, 268.9376, 266.87, 266.0255, 265.6976, 266.4955, 268.284, </text:p>
      <text:p text:style-name="P1"><text:s text:c="4"/>269.0456, 269.121, 269.1471, 269.0771, 268.8391, 268.2917, 268.5489, </text:p>
      <text:p text:style-name="P1"><text:s text:c="4"/>269.3181, 269.5484, 270.9069, 273.0598, 273.3394, 273.3319, 273.1844, </text:p>
      <text:p text:style-name="P1"><text:s text:c="4"/>272.9462, 272.6128, 272.25, 271.8472, 271.595, 271.2463, 271.249, </text:p>
      <text:p text:style-name="P1"><text:s text:c="4"/>271.3019, 271.3877, 271.4285, 271.456, 271.4968, 271.5482, 271.6159, </text:p>
      <text:p text:style-name="P1"><text:s text:c="4"/>271.7085, 271.8381, 271.9746, 272.1051, 272.2498, 272.4162, 272.6056, </text:p>
      <text:p text:style-name="P1"><text:s text:c="4"/>272.8156, 273.0373, 273.2834, 273.573, 273.832, 273.9539, 273.8482, </text:p>
      <text:p text:style-name="P1"><text:s text:c="4"/>273.4061, 272.5797, 270.3584, 269.0237, 268.7273, 268.583, 268.3, </text:p>
      <text:p text:style-name="P1"><text:s text:c="4"/>267.5012, 266.7613, 266.338, 265.6488, 265.2332, 264.7931, 262.7535, </text:p>
      <text:p text:style-name="P1"><text:s text:c="4"/>261.6786, 263.044, 263.577, 263.3011, 261.4743, 259.419, 258.9661, </text:p>
      <text:p text:style-name="P1"><text:s text:c="4"/>258.9772, 259.6759, 261.4202, 264.2121, 264.5341, 263.7792, 264.0096, </text:p>
      <text:p text:style-name="P1"><text:s text:c="4"/>265.0176, 264.7009, 265.1638, 267.6425, 269.4636,</text:p>
      <text:p text:style-name="P1"><text:s text:c="2"/>277.0903, 278.2332, 278.8299, 279.2223, 279.4817, 279.6542, 279.7909, </text:p>
      <text:p text:style-name="P1"><text:s text:c="4"/>279.9031, 279.9669, 279.9862, 279.9356, 279.7094, 279.3652, 278.9154, </text:p>
      <text:p text:style-name="P1"><text:s text:c="4"/>278.0337, 275.0839, 271.0041, 268.9688, 268.384, 268.5479, 269.5247, </text:p>
      <text:p text:style-name="P1"><text:s text:c="4"/>269.6756, 269.9805, 269.5593, 269.1803, 269.2914, 269.205, 269.9615, </text:p>
      <text:p text:style-name="P1"><text:s text:c="4"/>270.8747, 270.4055, 270.4763, 272.7898, 273.9793, 274.0913, 273.9814, </text:p>
      <text:p text:style-name="P1"><text:s text:c="4"/>273.5691, 272.3848, 271.7456, 270.4973, 269.8007, 269.496, 269.3563, </text:p>
      <text:p text:style-name="P1"><text:s text:c="4"/>269.6305, 270.6214, 270.923, 270.9973, 271.1211, 271.3308, 271.4939, </text:p>
      <text:p text:style-name="P1"><text:s text:c="4"/>271.6369, 271.8148, 272.031, 272.2302, 272.4413, 272.6794, 272.9231, </text:p>
      <text:p text:style-name="P1"><text:s text:c="4"/>273.2047, 273.5428, 273.9109, 274.2474, 274.541, 274.7163, 274.6049, </text:p>
      <text:p text:style-name="P1"><text:s text:c="4"/>274.1744, 273.0172, 270.8784, 270.2567, 269.7967, 268.9451, 268.1592, </text:p>
      <text:p text:style-name="P1"><text:soft-page-break/><text:s text:c="4"/>267.4417, 267.0818, 266.678, 266.1006, 265.98, 265.8941, 264.3692, </text:p>
      <text:p text:style-name="P1"><text:s text:c="4"/>262.6401, 263.1256, 263.5934, 263.947, 262.5763, 259.8854, 259.165, </text:p>
      <text:p text:style-name="P1"><text:s text:c="4"/>259.4566, 260.3663, 261.4836, 264.1156, 265.2344, 265.3963, 267.3697, </text:p>
      <text:p text:style-name="P1"><text:s text:c="4"/>268.8646, 267.8784, 268.4771, 272.2133, 273.8222,</text:p>
      <text:p text:style-name="P1"><text:s text:c="2"/>279.0107, 279.5347, 279.8831, 280.1069, 280.2695, 280.4015, 280.5124, </text:p>
      <text:p text:style-name="P1"><text:s text:c="4"/>280.6089, 280.6941, 280.7541, 280.7877, 280.7607, 280.649, 280.4077, </text:p>
      <text:p text:style-name="P1"><text:s text:c="4"/>279.988, 279.3246, 278.3821, 276.2433, 275.7647, 274.0981, 271.3672, </text:p>
      <text:p text:style-name="P1"><text:s text:c="4"/>269.651, 270.3251, 269.7076, 269.2737, 269.8083, 270.7328, 271.371, </text:p>
      <text:p text:style-name="P1"><text:s text:c="4"/>272.2482, 272.4002, 272.4713, 274.1182, 274.8116, 275.0578, 274.9496, </text:p>
      <text:p text:style-name="P1"><text:s text:c="4"/>273.6597, 270.9219, 270.3223, 270.0011, 269.6904, 269.3219, 268.7966, </text:p>
      <text:p text:style-name="P1"><text:s text:c="4"/>268.6983, 268.7835, 268.8181, 269.0161, 269.6782, 270.4356, 270.7734, </text:p>
      <text:p text:style-name="P1"><text:s text:c="4"/>271.08, 271.3195, 271.6612, 271.7737, 271.6681, 272.3892, 272.9841, </text:p>
      <text:p text:style-name="P1"><text:s text:c="4"/>273.5016, 273.9248, 274.361, 274.705, 275.1767, 275.539, 275.549, </text:p>
      <text:p text:style-name="P1"><text:s text:c="4"/>275.0996, 273.8525, 272.3295, 271.4697, 270.2774, 268.9544, 268.2359, </text:p>
      <text:p text:style-name="P1"><text:s text:c="4"/>268.0143, 267.7302, 266.9734, 266.3836, 266.1954, 266.3774, 266.5281, </text:p>
      <text:p text:style-name="P1"><text:s text:c="4"/>265.8289, 264.5507, 263.8656, 265.0233, 264.8492, 262.7348, 262.6617, </text:p>
      <text:p text:style-name="P1"><text:s text:c="4"/>264.0027, 264.9914, 264.1471, 264.6688, 266.8533, 268.4259, 272.414, </text:p>
      <text:p text:style-name="P1"><text:s text:c="4"/>273.6152, 272.2725, 273.7316, 277.0773, 277.9327,</text:p>
      <text:p text:style-name="P1"><text:s text:c="2"/>279.9398, 280.1691, 280.3107, 280.4008, 280.495, 280.594, 280.7025, </text:p>
      <text:p text:style-name="P1"><text:s text:c="4"/>280.8154, 280.9153, 281.0207, 281.1137, 281.1924, 281.2524, 281.2551, </text:p>
      <text:p text:style-name="P1"><text:s text:c="4"/>281.1714, 280.9551, 280.5792, 279.8745, 279.245, 278.2094, 273.5905, </text:p>
      <text:p text:style-name="P1"><text:s text:c="4"/>271.1658, 272.187, 272.923, 273.325, 273.607, 273.0257, 272.5246, </text:p>
      <text:p text:style-name="P1"><text:s text:c="4"/>273.3458, 273.6425, 273.3504, 274.5839, 275.8034, 276.1094, 276.0525, </text:p>
      <text:p text:style-name="P1"><text:s text:c="4"/>274.9794, 271.9006, 270.9146, 270.5795, 270.1938, 269.4601, 268.9209, </text:p>
      <text:p text:style-name="P1"><text:s text:c="4"/>268.6503, 268.0782, 267.156, 266.6177, 267.2899, 267.801, 267.9813, </text:p>
      <text:p text:style-name="P1"><text:s text:c="4"/>269.4763, 270.3081, 270.9076, 270.7658, 272.1251, 273.3752, 273.7845, </text:p>
      <text:p text:style-name="P1"><text:s text:c="4"/>274.1002, 274.5833, 275.0737, 275.4264, 276.0243, 276.4742, 276.4497, </text:p>
      <text:p text:style-name="P1"><text:s text:c="4"/>275.9915, 275.2835, 273.3717, 271.0836, 269.0822, 268.2939, 268.161, </text:p>
      <text:p text:style-name="P1"><text:s text:c="4"/>268.2902, 268.0019, 267.1082, 266.737, 266.959, 267.1426, 266.8973, </text:p>
      <text:p text:style-name="P1"><text:s text:c="4"/>266.3338, 265.4857, 264.8968, 265.5687, 266.1297, 264.6495, 266.0833, </text:p>
      <text:p text:style-name="P1"><text:s text:c="4"/>269.4677, 270.4066, 268.4138, 267.1023, 270.3542, 273.5374, 275.3371, </text:p>
      <text:p text:style-name="P1"><text:s text:c="4"/>276.5165, 277.2714, 278.273, 279.1325, 279.5818,</text:p>
      <text:p text:style-name="P1"><text:s text:c="2"/>280.356, 280.4265, 280.4389, 280.4428, 280.4752, 280.5533, 280.6603, </text:p>
      <text:p text:style-name="P1"><text:s text:c="4"/>280.7927, 280.9182, 281.0437, 281.1718, 281.3055, 281.4563, 281.629, </text:p>
      <text:p text:style-name="P1"><text:s text:c="4"/>281.774, 281.8329, 281.7964, 281.6502, 281.4998, 281.317, 280.4735, </text:p>
      <text:p text:style-name="P1"><text:s text:c="4"/>279.1344, 280.1421, 281.5099, 281.3638, 281.6684, 279.8567, 274.739, </text:p>
      <text:p text:style-name="P1"><text:s text:c="4"/>274.1452, 274.9602, 274.7676, 275.6391, 276.8144, 277.1205, 277.1592, </text:p>
      <text:p text:style-name="P1"><text:s text:c="4"/>276.2749, 273.4633, 272.2791, 271.7339, 271.0667, 270.1126, 269.5063, </text:p>
      <text:p text:style-name="P1"><text:s text:c="4"/>268.83, 267.7989, 266.6598, 266.0662, 266.7318, 267.0465, 266.9068, </text:p>
      <text:p text:style-name="P1"><text:s text:c="4"/>267.9479, 268.8761, 269.6687, 271.432, 273.6025, 274.3791, 274.7539, </text:p>
      <text:p text:style-name="P1"><text:s text:c="4"/>275.1757, 275.8416, 276.2694, 276.5089, 277.0627, 277.3745, 277.284, </text:p>
      <text:p text:style-name="P1"><text:s text:c="4"/>276.8791, 276.2175, 274.4521, 272.1039, 270.0397, 269.2398, 268.7735, </text:p>
      <text:p text:style-name="P1"><text:s text:c="4"/>268.9603, 268.7404, 267.9794, 267.7449, 267.6495, 267.4524, 266.7862, </text:p>
      <text:p text:style-name="P1"><text:s text:c="4"/>266.103, 265.6108, 265.3052, 265.5714, 266.1238, 265.8643, 268.1873, </text:p>
      <text:p text:style-name="P1"><text:s text:c="4"/>273.5576, 274.4611, 273.8705, 273.1288, 274.7747, 276.3424, 277.4924, </text:p>
      <text:p text:style-name="P1"><text:s text:c="4"/>278.522, 279.2666, 279.7207, 280.0334, 280.2252,</text:p>
      <text:p text:style-name="P1"><text:s text:c="2"/>280.4797, 280.4608, 280.4292, 280.3971, 280.3954, 280.4515, 280.5591, </text:p>
      <text:p text:style-name="P1"><text:s text:c="4"/>280.682, 280.8441, 281.0199, 281.1843, 281.3323, 281.5147, 281.7355, </text:p>
      <text:p text:style-name="P1"><text:s text:c="4"/>281.9743, 282.1691, 282.315, 282.4027, 282.4776, 282.5701, 282.6445, </text:p>
      <text:p text:style-name="P1"><text:s text:c="4"/>282.7358, 282.9481, 283.2404, 283.5518, 283.8405, 283.6539, 276.7065, </text:p>
      <text:p text:style-name="P1"><text:s text:c="4"/>274.578, 276.3428, 276.7031, 277.3434, 277.9182, 278.16, 278.2608, </text:p>
      <text:p text:style-name="P1"><text:s text:c="4"/>277.3931, 274.9165, 273.8933, 273.209, 272.2421, 271.0992, 270.3773, </text:p>
      <text:p text:style-name="P1"><text:s text:c="4"/>269.1617, 267.6906, 266.4118, 266.1104, 267.0529, 268.0077, 268.7177, </text:p>
      <text:p text:style-name="P1"><text:s text:c="4"/>268.2966, 267.9302, 269.8688, 273.737, 274.6158, 275.251, 275.6777, </text:p>
      <text:p text:style-name="P1"><text:s text:c="4"/>276.1669, 276.8646, 277.5284, 277.9864, 278.1336, 277.8799, 277.8095, </text:p>
      <text:p text:style-name="P1"><text:s text:c="4"/>277.5797, 277.2095, 275.7146, 274.505, 273.3934, 271.7614, 270.133, </text:p>
      <text:p text:style-name="P1"><text:s text:c="4"/>270.1511, 269.9711, 269.4363, 269.0566, 268.2271, 267.5013, 266.6047, </text:p>
      <text:p text:style-name="P1"><text:s text:c="4"/>265.6725, 265.1548, 265.1196, 265.3914, 265.5473, 266.4185, 269.13, </text:p>
      <text:p text:style-name="P1"><text:s text:c="4"/>274.9329, 276.0435, 276.6809, 277.0738, 277.5715, 278.1937, 279.0225, </text:p>
      <text:p text:style-name="P1"><text:soft-page-break/><text:s text:c="4"/>279.6783, 280.0744, 280.3088, 280.4265, 280.4743,</text:p>
      <text:p text:style-name="P1"><text:s text:c="2"/>280.5663, 280.5481, 280.521, 280.5197, 280.5354, 280.5692, 280.6559, </text:p>
      <text:p text:style-name="P1"><text:s text:c="4"/>280.7707, 280.9115, 281.0668, 281.2274, 281.3754, 281.5431, 281.7327, </text:p>
      <text:p text:style-name="P1"><text:s text:c="4"/>281.9641, 282.1884, 282.3952, 282.5688, 282.7313, 282.9968, 283.3567, </text:p>
      <text:p text:style-name="P1"><text:s text:c="4"/>283.6681, 283.9141, 284.1314, 284.4635, 284.8125, 284.7221, 278.9894, </text:p>
      <text:p text:style-name="P1"><text:s text:c="4"/>277.4088, 277.9928, 278.3271, 279.2758, 279.1196, 279.0827, 279.1897, </text:p>
      <text:p text:style-name="P1"><text:s text:c="4"/>278.554, 276.1447, 275.1566, 274.4349, 273.2916, 272.2978, 271.492, </text:p>
      <text:p text:style-name="P1"><text:s text:c="4"/>270.0569, 268.0638, 266.335, 266.1615, 266.9774, 268.1815, 269.1193, </text:p>
      <text:p text:style-name="P1"><text:s text:c="4"/>268.5726, 268.414, 271.3524, 274.6411, 275.3804, 275.8359, 276.1538, </text:p>
      <text:p text:style-name="P1"><text:s text:c="4"/>276.574, 277.3579, 278.5772, 279.2013, 278.7589, 278.0244, 278.046, </text:p>
      <text:p text:style-name="P1"><text:s text:c="4"/>278.2588, 278.0595, 277.1378, 276.1012, 275.3692, 273.9654, 271.886, </text:p>
      <text:p text:style-name="P1"><text:s text:c="4"/>271.3695, 271.0377, 270.5036, 269.9444, 269.0756, 267.6221, 266.0905, </text:p>
      <text:p text:style-name="P1"><text:s text:c="4"/>265.2723, 265.373, 265.506, 266.0092, 266.1506, 267.3917, 271.0601, </text:p>
      <text:p text:style-name="P1"><text:s text:c="4"/>275.5128, 277.1379, 277.9775, 278.4937, 278.9529, 279.4498, 279.9428, </text:p>
      <text:p text:style-name="P1"><text:s text:c="4"/>280.2809, 280.4803, 280.5837, 280.6056, 280.5864,</text:p>
      <text:p text:style-name="P1"><text:s text:c="2"/>280.7654, 280.7773, 280.8076, 280.8529, 280.9047, 280.9513, 281.0263, </text:p>
      <text:p text:style-name="P1"><text:s text:c="4"/>281.1299, 281.2331, 281.3589, 281.476, 281.5973, 281.712, 281.8222, </text:p>
      <text:p text:style-name="P1"><text:s text:c="4"/>281.9679, 282.1535, 282.3205, 282.4603, 282.6201, 282.9542, 283.4913, </text:p>
      <text:p text:style-name="P1"><text:s text:c="4"/>284.0647, 284.5591, 284.8677, 285.2218, 285.5719, 285.631, 280.8323, </text:p>
      <text:p text:style-name="P1"><text:s text:c="4"/>279.5358, 279.4852, 279.8019, 281.0062, 280.2307, 279.8726, 279.9907, </text:p>
      <text:p text:style-name="P1"><text:s text:c="4"/>279.7351, 277.8086, 276.4503, 275.9011, 274.7632, 273.8542, 273.1679, </text:p>
      <text:p text:style-name="P1"><text:s text:c="4"/>271.5576, 269.1115, 266.8944, 266.7784, 267.6296, 268.8562, 269.6308, </text:p>
      <text:p text:style-name="P1"><text:s text:c="4"/>269.2699, 269.8324, 273.7551, 275.433, 275.7502, 275.8795, 276.4153, </text:p>
      <text:p text:style-name="P1"><text:s text:c="4"/>276.777, 277.7144, 279.3026, 279.9524, 279.1096, 277.6305, 278.1528, </text:p>
      <text:p text:style-name="P1"><text:s text:c="4"/>278.8659, 278.8476, 278.5672, 277.8931, 277.1738, 275.7891, 274.1656, </text:p>
      <text:p text:style-name="P1"><text:s text:c="4"/>272.9548, 272.6431, 272.0831, 271.107, 269.3038, 267.3562, 266.4313, </text:p>
      <text:p text:style-name="P1"><text:s text:c="4"/>266.1978, 266.5083, 266.8996, 267.596, 267.3442, 267.6503, 271.3457, </text:p>
      <text:p text:style-name="P1"><text:s text:c="4"/>275.8253, 277.5934, 278.6509, 279.2736, 279.7254, 280.0892, 280.3687, </text:p>
      <text:p text:style-name="P1"><text:s text:c="4"/>280.5809, 280.6942, 280.7424, 280.7561, 280.7573,</text:p>
      <text:p text:style-name="P1"><text:s text:c="2"/>281.0865, 281.1896, 281.3035, 281.4191, 281.5164, 281.581, 281.6516, </text:p>
      <text:p text:style-name="P1"><text:s text:c="4"/>281.7324, 281.8089, 281.9193, 282.0158, 282.0847, 282.147, 282.1974, </text:p>
      <text:p text:style-name="P1"><text:s text:c="4"/>282.2516, 282.3304, 282.4317, 282.5314, 282.6665, 282.9355, 283.4286, </text:p>
      <text:p text:style-name="P1"><text:s text:c="4"/>284.1008, 284.8193, 285.419, 285.8707, 286.1974, 286.2962, 282.9007, </text:p>
      <text:p text:style-name="P1"><text:s text:c="4"/>280.8637, 280.9062, 281.3423, 282.5166, 281.6918, 280.7885, 280.7248, </text:p>
      <text:p text:style-name="P1"><text:s text:c="4"/>280.6488, 279.6803, 278.0253, 277.6028, 276.5169, 275.6869, 274.9923, </text:p>
      <text:p text:style-name="P1"><text:s text:c="4"/>273.4754, 270.4586, 267.7114, 267.7905, 268.8185, 269.8957, 270.423, </text:p>
      <text:p text:style-name="P1"><text:s text:c="4"/>270.3044, 272.4577, 275.6451, 276.2595, 275.1053, 274.9225, 275.8569, </text:p>
      <text:p text:style-name="P1"><text:s text:c="4"/>277.1041, 277.8487, 279.5069, 280.742, 280.2502, 278.0805, 278.7538, </text:p>
      <text:p text:style-name="P1"><text:s text:c="4"/>279.4239, 279.3983, 279.3619, 279.1401, 278.7504, 277.5736, 276.5233, </text:p>
      <text:p text:style-name="P1"><text:s text:c="4"/>275.2325, 274.6674, 274.0674, 272.2592, 269.367, 267.1826, 267.3362, </text:p>
      <text:p text:style-name="P1"><text:s text:c="4"/>267.8889, 267.9612, 268.5896, 269.4609, 268.8502, 268.0323, 270.522, </text:p>
      <text:p text:style-name="P1"><text:s text:c="4"/>275.2252, 277.8167, 279.0352, 279.7065, 280.1103, 280.3879, 280.5851, </text:p>
      <text:p text:style-name="P1"><text:s text:c="4"/>280.7455, 280.8368, 280.909, 280.9654, 281.0225,</text:p>
      <text:p text:style-name="P1"><text:s text:c="2"/>281.706, 281.8764, 282.0485, 282.2, 282.312, 282.3834, 282.4602, 282.5434, </text:p>
      <text:p text:style-name="P1"><text:s text:c="4"/>282.6377, 282.722, 282.7477, 282.7646, 282.8226, 282.8369, 282.8372, </text:p>
      <text:p text:style-name="P1"><text:s text:c="4"/>282.8733, 282.9062, 282.9739, 283.0658, 283.246, 283.5629, 284.0933, </text:p>
      <text:p text:style-name="P1"><text:s text:c="4"/>284.8597, 285.6851, 286.3688, 286.782, 286.8831, 285.3863, 281.7682, </text:p>
      <text:p text:style-name="P1"><text:s text:c="4"/>281.985, 282.9172, 283.8142, 283.9148, 282.0433, 281.6168, 281.4987, </text:p>
      <text:p text:style-name="P1"><text:s text:c="4"/>281.0236, 279.5754, 279.2368, 278.3353, 277.6446, 276.9995, 274.9178, </text:p>
      <text:p text:style-name="P1"><text:s text:c="4"/>271.301, 268.4124, 268.8304, 270.0305, 270.7569, 271.1202, 271.6629, </text:p>
      <text:p text:style-name="P1"><text:s text:c="4"/>275.2556, 276.6307, 276.9016, 275.5119, 276.3535, 276.7706, 277.6649, </text:p>
      <text:p text:style-name="P1"><text:s text:c="4"/>278.6653, 279.56, 281.244, 281.6647, 279.7174, 279.5649, 280.245, </text:p>
      <text:p text:style-name="P1"><text:s text:c="4"/>279.9987, 280.0453, 279.9, 280.0219, 279.2715, 278.436, 277.3986, </text:p>
      <text:p text:style-name="P1"><text:s text:c="4"/>276.3462, 275.5654, 273.916, 270.7179, 268.4728, 268.1736, 268.8923, </text:p>
      <text:p text:style-name="P1"><text:s text:c="4"/>268.3866, 269.0692, 270.4814, 270.3775, 270.6271, 271.0765, 274.1035, </text:p>
      <text:p text:style-name="P1"><text:s text:c="4"/>278.1126, 279.3942, 280.0131, 280.3568, 280.5913, 280.7695, 280.9565, </text:p>
      <text:p text:style-name="P1"><text:s text:c="4"/>281.1138, 281.2509, 281.3919, 281.5457,</text:p>
      <text:p text:style-name="P1"><text:s text:c="2"/>282.5397, 282.7653, 283.0078, 283.1788, 283.2745, 283.3452, 283.4043, </text:p>
      <text:p text:style-name="P1"><text:s text:c="4"/>283.4651, 283.5554, 283.6465, 283.67, 283.6689, 283.648, 283.6204, </text:p>
      <text:p text:style-name="P1"><text:soft-page-break/><text:s text:c="4"/>283.622, 283.6096, 283.6077, 283.6315, 283.6899, 283.8334, 284.0513, </text:p>
      <text:p text:style-name="P1"><text:s text:c="4"/>284.3995, 285.0065, 285.8855, 286.7568, 287.2898, 287.4342, 286.7433, </text:p>
      <text:p text:style-name="P1"><text:s text:c="4"/>282.2039, 283.2917, 284.3683, 284.8741, 285.0153, 284.2431, 282.9472, </text:p>
      <text:p text:style-name="P1"><text:s text:c="4"/>282.5301, 282.3924, 281.1302, 280.5504, 279.7361, 279.0139, 278.2404, </text:p>
      <text:p text:style-name="P1"><text:s text:c="4"/>276.2367, 272.4375, 269.4571, 269.8979, 271.3176, 271.6662, 272.1507, </text:p>
      <text:p text:style-name="P1"><text:s text:c="4"/>273.3897, 276.7324, 277.4722, 277.2249, 276.756, 278.0163, 278.1002, </text:p>
      <text:p text:style-name="P1"><text:s text:c="4"/>278.488, 279.0508, 280.4411, 281.9348, 282.3742, 280.9111, 280.1736, </text:p>
      <text:p text:style-name="P1"><text:s text:c="4"/>281.2162, 280.9403, 280.8036, 280.7542, 281.2885, 280.5816, 279.209, </text:p>
      <text:p text:style-name="P1"><text:s text:c="4"/>278.3089, 276.9908, 274.2805, 272.8708, 272.3712, 270.0858, 269.0776, </text:p>
      <text:p text:style-name="P1"><text:s text:c="4"/>269.8947, 269.1627, 269.9154, 271.1507, 271.1948, 271.9199, 271.2378, </text:p>
      <text:p text:style-name="P1"><text:s text:c="4"/>273.391, 278.5771, 279.7472, 280.3139, 280.6351, 280.8841, 281.117, </text:p>
      <text:p text:style-name="P1"><text:s text:c="4"/>281.3872, 281.6618, 281.9205, 282.1572, 282.3577,</text:p>
      <text:p text:style-name="P1"><text:s text:c="2"/>283.7447, 284.0048, 284.2322, 284.3532, 284.4003, 284.439, 284.5188, </text:p>
      <text:p text:style-name="P1"><text:s text:c="4"/>284.5932, 284.6672, 284.7017, 284.6757, 284.6184, 284.5744, 284.532, </text:p>
      <text:p text:style-name="P1"><text:s text:c="4"/>284.4704, 284.4206, 284.3965, 284.403, 284.4579, 284.581, 284.782, </text:p>
      <text:p text:style-name="P1"><text:s text:c="4"/>285.0583, 285.5129, 286.3048, 287.2306, 287.8219, 288, 287.7163, </text:p>
      <text:p text:style-name="P1"><text:s text:c="4"/>282.7488, 284.5464, 285.5348, 285.581, 285.3935, 285.4081, 285.181, </text:p>
      <text:p text:style-name="P1"><text:s text:c="4"/>283.4522, 283.6934, 282.509, 281.5298, 280.8334, 280.094, 279.2105, </text:p>
      <text:p text:style-name="P1"><text:s text:c="4"/>277.5547, 273.9902, 271.1444, 271.0901, 272.6018, 273.4716, 274.7971, </text:p>
      <text:p text:style-name="P1"><text:s text:c="4"/>275.7757, 277.8322, 278.3657, 277.3991, 278.3379, 279.6025, 279.645, </text:p>
      <text:p text:style-name="P1"><text:s text:c="4"/>279.5446, 279.8384, 281.075, 282.7732, 283.1957, 281.8352, 280.8693, </text:p>
      <text:p text:style-name="P1"><text:s text:c="4"/>281.9687, 281.8473, 281.5583, 281.6084, 282.1734, 281.7142, 279.21, </text:p>
      <text:p text:style-name="P1"><text:s text:c="4"/>277.6391, 276.5883, 271.3464, 270.7269, 273.0997, 271.3265, 270.1168, </text:p>
      <text:p text:style-name="P1"><text:s text:c="4"/>270.8459, 270.127, 271.2734, 272.0973, 271.6011, 272.1645, 271.5256, </text:p>
      <text:p text:style-name="P1"><text:s text:c="4"/>273.749, 279.0616, 280.0457, 280.6742, 281.1187, 281.4967, 281.8508, </text:p>
      <text:p text:style-name="P1"><text:s text:c="4"/>282.2837, 282.6597, 282.9181, 283.2089, 283.4915,</text:p>
      <text:p text:style-name="P1"><text:s text:c="2"/>285.1157, 285.3797, 285.5566, 285.6393, 285.6416, 285.6517, 285.7094, </text:p>
      <text:p text:style-name="P1"><text:s text:c="4"/>285.7354, 285.7395, 285.745, 285.6962, 285.6413, 285.5438, 285.448, </text:p>
      <text:p text:style-name="P1"><text:s text:c="4"/>285.3666, 285.3043, 285.2354, 285.2561, 285.3265, 285.4713, 285.6688, </text:p>
      <text:p text:style-name="P1"><text:s text:c="4"/>285.9312, 286.3005, 286.9714, 287.827, 288.3923, 288.5401, 288.5784, </text:p>
      <text:p text:style-name="P1"><text:s text:c="4"/>284.2576, 285.4208, 286.3468, 286.1237, 286.0575, 286.2029, 286.2903, </text:p>
      <text:p text:style-name="P1"><text:s text:c="4"/>285.9656, 284.9976, 283.577, 282.3893, 281.8878, 281.2403, 280.5688, </text:p>
      <text:p text:style-name="P1"><text:s text:c="4"/>279.351, 276.0565, 273.6492, 272.3445, 274.1333, 276.3163, 278.4247, </text:p>
      <text:p text:style-name="P1"><text:s text:c="4"/>278.7201, 278.5522, 278.1619, 277.4529, 280.1855, 281.6017, 281.6044, </text:p>
      <text:p text:style-name="P1"><text:s text:c="4"/>280.8939, 280.8409, 282.0857, 283.6418, 284.1294, 282.9529, 281.9183, </text:p>
      <text:p text:style-name="P1"><text:s text:c="4"/>282.6895, 283.1784, 283.7625, 283.7885, 283.4589, 282.5939, 278.9372, </text:p>
      <text:p text:style-name="P1"><text:s text:c="4"/>275.0251, 275.7999, 271.6319, 270.6246, 272.767, 271.0692, 271.3207, </text:p>
      <text:p text:style-name="P1"><text:s text:c="4"/>271.7041, 270.8018, 272.5463, 273.7986, 272.3727, 272.4136, 273.442, </text:p>
      <text:p text:style-name="P1"><text:s text:c="4"/>276.8595, 279.8326, 280.5521, 281.341, 282.0863, 282.7664, 283.2881, </text:p>
      <text:p text:style-name="P1"><text:s text:c="4"/>283.7184, 284.1064, 284.4047, 284.6652, 284.8884,</text:p>
      <text:p text:style-name="P1"><text:s text:c="2"/>286.7701, 287.0047, 287.125, 287.1183, 287.0343, 287.0069, 287.0176, </text:p>
      <text:p text:style-name="P1"><text:s text:c="4"/>286.9802, 286.8842, 286.7902, 286.6784, 286.5795, 286.4854, 286.4108, </text:p>
      <text:p text:style-name="P1"><text:s text:c="4"/>286.3031, 286.1985, 286.1537, 286.2108, 286.316, 286.4859, 286.692, </text:p>
      <text:p text:style-name="P1"><text:s text:c="4"/>286.9404, 287.2583, 287.7825, 288.5036, 288.9919, 289.0959, 289.182, </text:p>
      <text:p text:style-name="P1"><text:s text:c="4"/>286.0474, 286.1377, 286.8666, 286.6326, 286.7655, 286.9468, 286.853, </text:p>
      <text:p text:style-name="P1"><text:s text:c="4"/>286.4309, 285.43, 284.4341, 283.9031, 283.201, 282.351, 281.678, 280.668, </text:p>
      <text:p text:style-name="P1"><text:s text:c="4"/>277.9938, 275.6405, 274.1707, 277.9429, 280.1777, 280.2364, 280.1675, </text:p>
      <text:p text:style-name="P1"><text:s text:c="4"/>279.6681, 279.9171, 279.7225, 281.7695, 282.6693, 282.808, 282.0018, </text:p>
      <text:p text:style-name="P1"><text:s text:c="4"/>281.8754, 283.531, 284.7362, 285.2874, 283.9677, 282.8781, 283.4506, </text:p>
      <text:p text:style-name="P1"><text:s text:c="4"/>283.8589, 283.8584, 283.7542, 283.5687, 282.7365, 279.0518, 273.5704, </text:p>
      <text:p text:style-name="P1"><text:s text:c="4"/>274.0746, 272.0921, 270.6756, 271.5627, 272.434, 273.6564, 273.0762, </text:p>
      <text:p text:style-name="P1"><text:s text:c="4"/>271.6861, 273.6002, 274.7799, 273.0489, 273.344, 276.4279, 280.4104, </text:p>
      <text:p text:style-name="P1"><text:s text:c="4"/>280.9622, 281.8834, 283.042, 284.0208, 284.7434, 285.2936, 285.7144, </text:p>
      <text:p text:style-name="P1"><text:s text:c="4"/>285.974, 286.1536, 286.3424, 286.5537,</text:p>
      <text:p text:style-name="P1"><text:s text:c="2"/>288.3817, 288.5115, 288.5551, 288.4878, 288.3561, 288.2695, 288.1896, </text:p>
      <text:p text:style-name="P1"><text:s text:c="4"/>288.0893, 287.9428, 287.8053, 287.6896, 287.5878, 287.4695, 287.3629, </text:p>
      <text:p text:style-name="P1"><text:s text:c="4"/>287.2292, 287.1702, 287.1895, 287.2579, 287.4047, 287.5886, 287.8117, </text:p>
      <text:p text:style-name="P1"><text:s text:c="4"/>288.0367, 288.2993, 288.6952, 289.2425, 289.6039, 289.6489, 289.7205, </text:p>
      <text:p text:style-name="P1"><text:s text:c="4"/>287.8992, 286.6782, 287.4364, 287.2449, 287.6842, 287.8809, 287.651, </text:p>
      <text:p text:style-name="P1"><text:soft-page-break/><text:s text:c="4"/>286.9397, 285.7245, 285.2289, 285.5349, 284.7852, 283.5552, 282.6714, </text:p>
      <text:p text:style-name="P1"><text:s text:c="4"/>281.8295, 280.0187, 278.2832, 277.9325, 282.0446, 282.1682, 282.6449, </text:p>
      <text:p text:style-name="P1"><text:s text:c="4"/>281.836, 281.1156, 281.6306, 282.6502, 283.2672, 283.774, 283.8465, </text:p>
      <text:p text:style-name="P1"><text:s text:c="4"/>283.0346, 283.0292, 284.7161, 285.7807, 286.5244, 285.502, 284.1192, </text:p>
      <text:p text:style-name="P1"><text:s text:c="4"/>284.307, 284.5453, 283.9898, 283.4577, 283.3259, 282.6916, 280.1061, </text:p>
      <text:p text:style-name="P1"><text:s text:c="4"/>275.6088, 273.1051, 273.4568, 272.6795, 271.6732, 273.9659, 275.7086, </text:p>
      <text:p text:style-name="P1"><text:s text:c="4"/>274.4958, 273.4374, 275.1536, 275.9289, 275.0572, 276.5709, 280.9819, </text:p>
      <text:p text:style-name="P1"><text:s text:c="4"/>282.8777, 283.5172, 284.6068, 285.7015, 286.529, 287.0564, 287.3577, </text:p>
      <text:p text:style-name="P1"><text:s text:c="4"/>287.6222, 287.8458, 288.0126, 288.1597, 288.2641,</text:p>
      <text:p text:style-name="P1"><text:s text:c="2"/>289.7261, 289.8048, 289.8293, 289.7445, 289.5998, 289.4541, 289.2801, </text:p>
      <text:p text:style-name="P1"><text:s text:c="4"/>289.1216, 288.9406, 288.7853, 288.645, 288.5608, 288.4581, 288.3861, </text:p>
      <text:p text:style-name="P1"><text:s text:c="4"/>288.2775, 288.2301, 288.2659, 288.3642, 288.5541, 288.7521, 288.9486, </text:p>
      <text:p text:style-name="P1"><text:s text:c="4"/>289.139, 289.3648, 289.6806, 290.0656, 290.2492, 290.1949, 290.2781, </text:p>
      <text:p text:style-name="P1"><text:s text:c="4"/>288.9066, 286.7358, 288.4184, 288.4332, 288.8481, 288.9504, 288.3751, </text:p>
      <text:p text:style-name="P1"><text:s text:c="4"/>287.6779, 287.0312, 286.3685, 286.5748, 286.2592, 284.9651, 283.7256, </text:p>
      <text:p text:style-name="P1"><text:s text:c="4"/>283.1796, 282.6349, 282.5005, 283.8474, 283.6958, 284.5579, 285.3067, </text:p>
      <text:p text:style-name="P1"><text:s text:c="4"/>283.7139, 283.067, 282.941, 283.9749, 284.4495, 285.0435, 284.8833, </text:p>
      <text:p text:style-name="P1"><text:s text:c="4"/>284.2524, 284.5092, 286.3687, 286.8669, 287.8504, 288.1347, 286.6013, </text:p>
      <text:p text:style-name="P1"><text:s text:c="4"/>285.6633, 285.5671, 284.6478, 283.7431, 283.3186, 282.9034, 282.0027, </text:p>
      <text:p text:style-name="P1"><text:s text:c="4"/>279.9357, 276.6544, 276.5953, 276.8782, 275.5708, 275.1286, 276.007, </text:p>
      <text:p text:style-name="P1"><text:s text:c="4"/>275.423, 276.1686, 277.7465, 277.8909, 278.1352, 282.5237, 285.0477, </text:p>
      <text:p text:style-name="P1"><text:s text:c="4"/>285.7126, 286.612, 287.5384, 288.2273, 288.6917, 288.9955, 289.1715, </text:p>
      <text:p text:style-name="P1"><text:s text:c="4"/>289.3466, 289.4785, 289.5419, 289.6065, 289.6656,</text:p>
      <text:p text:style-name="P1"><text:s text:c="2"/>290.8777, 290.9231, 290.9129, 290.8165, 290.6692, 290.4824, 290.3019, </text:p>
      <text:p text:style-name="P1"><text:s text:c="4"/>290.1482, 289.9832, 289.8347, 289.6764, 289.5779, 289.4444, 289.3825, </text:p>
      <text:p text:style-name="P1"><text:s text:c="4"/>289.3227, 289.3381, 289.4243, 289.5654, 289.7236, 289.9036, 290.0838, </text:p>
      <text:p text:style-name="P1"><text:s text:c="4"/>290.2421, 290.4419, 290.6872, 290.8956, 290.8836, 290.7448, 290.9456, </text:p>
      <text:p text:style-name="P1"><text:s text:c="4"/>288.4669, 286.4102, 288.9823, 289.8129, 289.9962, 289.9118, 289.4919, </text:p>
      <text:p text:style-name="P1"><text:s text:c="4"/>289.0333, 288.6711, 287.9511, 287.5583, 287.3766, 286.104, 284.9332, </text:p>
      <text:p text:style-name="P1"><text:s text:c="4"/>284.3844, 284.5248, 285.2646, 285.5658, 285.1507, 286.7889, 286.2523, </text:p>
      <text:p text:style-name="P1"><text:s text:c="4"/>285.1236, 284.9247, 284.6512, 285.5367, 285.8991, 286.3234, 286.3044, </text:p>
      <text:p text:style-name="P1"><text:s text:c="4"/>286.1799, 286.8311, 287.5086, 287.7111, 288.7378, 289.518, 288.8667, </text:p>
      <text:p text:style-name="P1"><text:s text:c="4"/>287.4198, 286.8814, 286.0052, 285.02, 284.0931, 281.7263, 279.8058, </text:p>
      <text:p text:style-name="P1"><text:s text:c="4"/>279.4383, 277.2921, 277.1359, 277.9992, 278.0314, 276.7908, 277.1478, </text:p>
      <text:p text:style-name="P1"><text:s text:c="4"/>277.6879, 279.7467, 280.7714, 280.1281, 281.2503, 287.0593, 287.7426, </text:p>
      <text:p text:style-name="P1"><text:s text:c="4"/>288.2862, 288.9807, 289.6206, 290.0979, 290.3755, 290.4925, 290.5548, </text:p>
      <text:p text:style-name="P1"><text:s text:c="4"/>290.6458, 290.7052, 290.7393, 290.7935, 290.8332,</text:p>
      <text:p text:style-name="P1"><text:s text:c="2"/>291.7812, 291.7786, 291.7565, 291.6502, 291.5221, 291.3466, 291.2014, </text:p>
      <text:p text:style-name="P1"><text:s text:c="4"/>291.0807, 290.9662, 290.8584, 290.7308, 290.6465, 290.5558, 290.4997, </text:p>
      <text:p text:style-name="P1"><text:s text:c="4"/>290.4541, 290.4746, 290.543, 290.693, 290.8776, 291.0757, 291.2504, </text:p>
      <text:p text:style-name="P1"><text:s text:c="4"/>291.3636, 291.4884, 291.6216, 291.6343, 291.4657, 291.3106, 291.7063, </text:p>
      <text:p text:style-name="P1"><text:s text:c="4"/>288.0492, 286.078, 289.8432, 291.6652, 291.6244, 291.267, 291.1202, </text:p>
      <text:p text:style-name="P1"><text:s text:c="4"/>290.8967, 290.2494, 289.5793, 288.8534, 288.6422, 287.69, 286.3537, </text:p>
      <text:p text:style-name="P1"><text:s text:c="4"/>285.8038, 285.8974, 286.5017, 286.7923, 286.5633, 288.4561, 287.6562, </text:p>
      <text:p text:style-name="P1"><text:s text:c="4"/>287.312, 286.7484, 287.2015, 287.4735, 287.4622, 287.753, 287.8401, </text:p>
      <text:p text:style-name="P1"><text:s text:c="4"/>287.7818, 288.1746, 288.4104, 288.508, 289.5891, 290.7087, 290.6314, </text:p>
      <text:p text:style-name="P1"><text:s text:c="4"/>289.4828, 288.5483, 287.325, 285.8475, 284.3067, 280.2453, 277.3881, </text:p>
      <text:p text:style-name="P1"><text:s text:c="4"/>277.9394, 277.6881, 277.6733, 277.8344, 278.7692, 278.6207, 279.1796, </text:p>
      <text:p text:style-name="P1"><text:s text:c="4"/>280.4402, 283.173, 283.6344, 282.9122, 286.3903, 289.4337, 289.8904, </text:p>
      <text:p text:style-name="P1"><text:s text:c="4"/>290.2639, 290.7226, 291.1334, 291.4002, 291.5338, 291.598, 291.6752, </text:p>
      <text:p text:style-name="P1"><text:s text:c="4"/>291.7449, 291.7615, 291.7551, 291.7642, 291.7685,</text:p>
      <text:p text:style-name="P1"><text:s text:c="2"/>292.5872, 292.5743, 292.5295, 292.4384, 292.3514, 292.2126, 292.1213, </text:p>
      <text:p text:style-name="P1"><text:s text:c="4"/>292.0562, 291.991, 291.9043, 291.8017, 291.7302, 291.6626, 291.6371, </text:p>
      <text:p text:style-name="P1"><text:s text:c="4"/>291.6256, 291.6727, 291.7397, 291.875, 292.0215, 292.1648, 292.288, </text:p>
      <text:p text:style-name="P1"><text:s text:c="4"/>292.3638, 292.4247, 292.4554, 292.3155, 292.0416, 291.8717, 292.3731, </text:p>
      <text:p text:style-name="P1"><text:s text:c="4"/>289.4772, 286.3905, 290.7221, 292.7966, 293.0823, 293.5962, 292.9022, </text:p>
      <text:p text:style-name="P1"><text:s text:c="4"/>292.5845, 292.2315, 291.6902, 291.0526, 290.8318, 290.026, 288.1817, </text:p>
      <text:p text:style-name="P1"><text:s text:c="4"/>287.9212, 287.2679, 286.9038, 288.1546, 287.8388, 289.7765, 290.4478, </text:p>
      <text:p text:style-name="P1"><text:s text:c="4"/>290.3297, 289.6429, 289.6933, 289.3181, 289.1926, 289.4584, 289.4664, </text:p>
      <text:p text:style-name="P1"><text:soft-page-break/><text:s text:c="4"/>289.298, 289.3881, 289.4163, 289.7509, 290.7098, 291.7892, 291.9329, </text:p>
      <text:p text:style-name="P1"><text:s text:c="4"/>290.7906, 290.0285, 287.8853, 285.2182, 283.0368, 279.8598, 280.1031, </text:p>
      <text:p text:style-name="P1"><text:s text:c="4"/>281.2541, 281.1133, 280.0408, 278.0294, 278.5089, 279.9283, 281.1306, </text:p>
      <text:p text:style-name="P1"><text:s text:c="4"/>283.4793, 286.3544, 286.1685, 285.8538, 290.8625, 291.4649, 291.485, </text:p>
      <text:p text:style-name="P1"><text:s text:c="4"/>291.6841, 292.0061, 292.2583, 292.4036, 292.4736, 292.5424, 292.6074, </text:p>
      <text:p text:style-name="P1"><text:s text:c="4"/>292.6209, 292.6112, 292.5974, 292.6128, 292.6009,</text:p>
      <text:p text:style-name="P1"><text:s text:c="2"/>293.4338, 293.4165, 293.3603, 293.2967, 293.2427, 293.1608, 293.1368, </text:p>
      <text:p text:style-name="P1"><text:s text:c="4"/>293.1412, 293.0841, 293.0321, 292.9484, 292.8811, 292.8072, 292.7868, </text:p>
      <text:p text:style-name="P1"><text:s text:c="4"/>292.7802, 292.799, 292.8566, 292.9611, 293.0796, 293.2107, 293.3062, </text:p>
      <text:p text:style-name="P1"><text:s text:c="4"/>293.3763, 293.3865, 293.2823, 292.9937, 292.5931, 292.3897, 292.8193, </text:p>
      <text:p text:style-name="P1"><text:s text:c="4"/>292.4185, 288.1019, 292.559, 293.2557, 294.8896, 295.4362, 294.3514, </text:p>
      <text:p text:style-name="P1"><text:s text:c="4"/>294.1223, 294.0235, 293.1865, 292.8031, 292.1467, 291.4903, 290.2872, </text:p>
      <text:p text:style-name="P1"><text:s text:c="4"/>290.1745, 289.552, 289.0993, 289.934, 289.5088, 291.0239, 292.0957, </text:p>
      <text:p text:style-name="P1"><text:s text:c="4"/>292.4961, 292.0146, 291.2266, 290.2286, 290.9553, 291.0623, 290.8878, </text:p>
      <text:p text:style-name="P1"><text:s text:c="4"/>290.6905, 290.6709, 290.9365, 291.5764, 292.2343, 292.9636, 292.9934, </text:p>
      <text:p text:style-name="P1"><text:s text:c="4"/>291.9002, 291.0668, 289.2718, 286.6725, 284.0014, 283.0583, 285.5329, </text:p>
      <text:p text:style-name="P1"><text:s text:c="4"/>286.4226, 286.4599, 285.3946, 283.6104, 281.0356, 279.9432, 281.5665, </text:p>
      <text:p text:style-name="P1"><text:s text:c="4"/>286.1424, 289.249, 288.8064, 288.1915, 293.4004, 292.9887, 292.7451, </text:p>
      <text:p text:style-name="P1"><text:s text:c="4"/>292.8287, 292.9751, 293.088, 293.1604, 293.2153, 293.301, 293.3819, </text:p>
      <text:p text:style-name="P1"><text:s text:c="4"/>293.4018, 293.457, 293.4802, 293.4919, 293.4658,</text:p>
      <text:p text:style-name="P1"><text:s text:c="2"/>294.4476, 294.4056, 294.3758, 294.3467, 294.3381, 294.3254, 294.333, </text:p>
      <text:p text:style-name="P1"><text:s text:c="4"/>294.3364, 294.2824, 294.2349, 294.1441, 294.0421, 293.9556, 293.9317, </text:p>
      <text:p text:style-name="P1"><text:s text:c="4"/>293.913, 293.9016, 293.92, 293.9841, 294.0699, 294.1882, 294.2467, </text:p>
      <text:p text:style-name="P1"><text:s text:c="4"/>294.2719, 294.2127, 293.9857, 293.6229, 293.148, 292.8907, 293.2758, </text:p>
      <text:p text:style-name="P1"><text:s text:c="4"/>294.6035, 291.8052, 294.1308, 295.5772, 296.7272, 297.1242, 295.8221, </text:p>
      <text:p text:style-name="P1"><text:s text:c="4"/>295.6324, 295.4797, 294.5611, 293.9031, 293.2617, 292.0097, 293.0478, </text:p>
      <text:p text:style-name="P1"><text:s text:c="4"/>293.1463, 292.8575, 292.895, 292.5083, 291.6646, 292.409, 293.4698, </text:p>
      <text:p text:style-name="P1"><text:s text:c="4"/>294.0293, 293.6859, 292.8184, 293.0044, 292.7212, 292.5293, 292.2361, </text:p>
      <text:p text:style-name="P1"><text:s text:c="4"/>292.0647, 292.1234, 292.9883, 293.4493, 293.8101, 294.1967, 293.8312, </text:p>
      <text:p text:style-name="P1"><text:s text:c="4"/>292.7914, 292.3107, 291.0487, 288.766, 286.8836, 287.9709, 290.9054, </text:p>
      <text:p text:style-name="P1"><text:s text:c="4"/>291.3519, 291.2202, 290.4836, 289.6245, 285.6393, 281.8351, 282.8828, </text:p>
      <text:p text:style-name="P1"><text:s text:c="4"/>289.0691, 291.5461, 290.5655, 290.0522, 295.096, 294.1132, 293.6744, </text:p>
      <text:p text:style-name="P1"><text:s text:c="4"/>293.6306, 293.656, 293.7493, 293.839, 293.9582, 294.1111, 294.2541, </text:p>
      <text:p text:style-name="P1"><text:s text:c="4"/>294.3781, 294.5073, 294.5715, 294.5525, 294.4916,</text:p>
      <text:p text:style-name="P1"><text:s text:c="2"/>295.5567, 295.5162, 295.5076, 295.5121, 295.5301, 295.5461, 295.5633, </text:p>
      <text:p text:style-name="P1"><text:s text:c="4"/>295.5437, 295.4809, 295.4077, 295.2948, 295.1648, 295.0882, 295.0446, </text:p>
      <text:p text:style-name="P1"><text:s text:c="4"/>295.0108, 294.989, 294.99, 295.0273, 295.1028, 295.1585, 295.142, </text:p>
      <text:p text:style-name="P1"><text:s text:c="4"/>295.1009, 294.9566, 294.6237, 294.2216, 293.7622, 293.4686, 293.6494, </text:p>
      <text:p text:style-name="P1"><text:s text:c="4"/>295.9452, 295.2545, 295.6614, 296.9078, 297.8533, 298.2693, 297.2009, </text:p>
      <text:p text:style-name="P1"><text:s text:c="4"/>296.8036, 296.4582, 295.2358, 294.6778, 294.2509, 294.3484, 294.0657, </text:p>
      <text:p text:style-name="P1"><text:s text:c="4"/>293.3733, 293.0746, 293.295, 293.7596, 293.5086, 293.9565, 295.1072, </text:p>
      <text:p text:style-name="P1"><text:s text:c="4"/>295.6257, 295.1978, 294.8218, 295.0128, 294.3425, 293.9038, 293.4261, </text:p>
      <text:p text:style-name="P1"><text:s text:c="4"/>292.7219, 292.9207, 294.3812, 294.6747, 294.9464, 295.2233, 294.8737, </text:p>
      <text:p text:style-name="P1"><text:s text:c="4"/>293.8672, 293.7179, 293.0154, 290.6941, 290.5655, 292.2769, 293.6281, </text:p>
      <text:p text:style-name="P1"><text:s text:c="4"/>294.0794, 293.8759, 293.6184, 292.8241, 289.3656, 286.3339, 287.2983, </text:p>
      <text:p text:style-name="P1"><text:s text:c="4"/>290.1425, 292.949, 291.1555, 291.364, 296.6613, 295.2039, 294.4761, </text:p>
      <text:p text:style-name="P1"><text:s text:c="4"/>294.3145, 294.3563, 294.558, 294.7669, 295.0254, 295.2874, 295.4878, </text:p>
      <text:p text:style-name="P1"><text:s text:c="4"/>295.6342, 295.7448, 295.7863, 295.727, 295.6187,</text:p>
      <text:p text:style-name="P1"><text:s text:c="2"/>296.7428, 296.6975, 296.6945, 296.7084, 296.7398, 296.7685, 296.7663, </text:p>
      <text:p text:style-name="P1"><text:s text:c="4"/>296.7233, 296.6409, 296.5212, 296.3924, 296.2477, 296.151, 296.0764, </text:p>
      <text:p text:style-name="P1"><text:s text:c="4"/>296.0242, 295.9963, 296.0072, 296.0438, 296.0731, 296.0598, 295.9874, </text:p>
      <text:p text:style-name="P1"><text:s text:c="4"/>295.88, 295.6647, 295.2805, 294.8611, 294.4398, 294.163, 294.1795, </text:p>
      <text:p text:style-name="P1"><text:s text:c="4"/>296.3895, 297.8139, 297.0337, 298.331, 299.1396, 299.3487, 298.4665, </text:p>
      <text:p text:style-name="P1"><text:s text:c="4"/>297.9931, 296.5383, 295.2413, 296.1293, 296.5575, 295.2881, 294.1574, </text:p>
      <text:p text:style-name="P1"><text:s text:c="4"/>293.7789, 293.6803, 294.0948, 294.8233, 294.9663, 295.5791, 296.4982, </text:p>
      <text:p text:style-name="P1"><text:s text:c="4"/>296.5641, 296.506, 296.3703, 296.3491, 295.6672, 295.0469, 294.5473, </text:p>
      <text:p text:style-name="P1"><text:s text:c="4"/>294.3399, 294.3595, 295.5028, 295.6353, 295.808, 296.0402, 295.8906, </text:p>
      <text:p text:style-name="P1"><text:s text:c="4"/>294.9599, 294.8741, 295.0896, 294.5659, 293.4081, 293.619, 293.1854, </text:p>
      <text:p text:style-name="P1"><text:s text:c="4"/>293.9509, 294.9758, 295.6902, 294.4135, 290.2911, 288.1154, 291.069, </text:p>
      <text:p text:style-name="P1"><text:soft-page-break/><text:s text:c="4"/>293.1614, 294.489, 292.8341, 293.1013, 297.8224, 296.0255, 295.2345, </text:p>
      <text:p text:style-name="P1"><text:s text:c="4"/>295.1693, 295.4218, 295.779, 296.1327, 296.4662, 296.7258, 296.8985, </text:p>
      <text:p text:style-name="P1"><text:s text:c="4"/>296.9947, 297.0492, 297.0394, 296.9279, 296.7992,</text:p>
      <text:p text:style-name="P1"><text:s text:c="2"/>297.8543, 297.7969, 297.7962, 297.8063, 297.8329, 297.8533, 297.8388, </text:p>
      <text:p text:style-name="P1"><text:s text:c="4"/>297.7858, 297.7046, 297.5427, 297.396, 297.254, 297.1425, 297.0498, </text:p>
      <text:p text:style-name="P1"><text:s text:c="4"/>296.9853, 296.9608, 296.9667, 296.9671, 296.927, 296.8289, 296.7177, </text:p>
      <text:p text:style-name="P1"><text:s text:c="4"/>296.5672, 296.3109, 295.9039, 295.5252, 295.1375, 294.9108, 294.9599, </text:p>
      <text:p text:style-name="P1"><text:s text:c="4"/>296.9337, 298.7176, 298.1681, 300.1522, 300.4312, 300.1527, 299.3578, </text:p>
      <text:p text:style-name="P1"><text:s text:c="4"/>298.8996, 297.3332, 296.3576, 297.7726, 296.7269, 295.2793, 294.7003, </text:p>
      <text:p text:style-name="P1"><text:s text:c="4"/>294.8433, 295.022, 295.5891, 296.179, 296.4459, 297.3271, 296.1984, </text:p>
      <text:p text:style-name="P1"><text:s text:c="4"/>294.0567, 297.9284, 297.9113, 297.5334, 296.7182, 296.0609, 295.6717, </text:p>
      <text:p text:style-name="P1"><text:s text:c="4"/>295.6021, 296.0555, 296.6669, 296.6534, 296.6893, 296.8419, 296.7757, </text:p>
      <text:p text:style-name="P1"><text:s text:c="4"/>295.9179, 295.5897, 296.0617, 296.6519, 296.3374, 295.3635, 293.8305, </text:p>
      <text:p text:style-name="P1"><text:s text:c="4"/>293.9777, 296.1561, 297.364, 295.6866, 290.1835, 291.0924, 294.8372, </text:p>
      <text:p text:style-name="P1"><text:s text:c="4"/>295.6374, 296.1552, 294.2698, 295.1629, 298.5907, 296.723, 296.3024, </text:p>
      <text:p text:style-name="P1"><text:s text:c="4"/>296.5028, 296.9533, 297.3935, 297.7914, 298.071, 298.2584, 298.3244, </text:p>
      <text:p text:style-name="P1"><text:s text:c="4"/>298.3275, 298.2936, 298.2107, 298.0704, 297.9466,</text:p>
      <text:p text:style-name="P1"><text:s text:c="2"/>298.8369, 298.7766, 298.766, 298.7707, 298.8175, 298.849, 298.8329, </text:p>
      <text:p text:style-name="P1"><text:s text:c="4"/>298.7792, 298.6502, 298.4624, 298.3022, 298.1556, 298.0304, 297.9321, </text:p>
      <text:p text:style-name="P1"><text:s text:c="4"/>297.8556, 297.8373, 297.8176, 297.7709, 297.6794, 297.5484, 297.4368, </text:p>
      <text:p text:style-name="P1"><text:s text:c="4"/>297.2785, 297.0068, 296.6411, 296.2873, 295.9829, 295.8387, 295.9993, </text:p>
      <text:p text:style-name="P1"><text:s text:c="4"/>297.8047, 299.8703, 298.9868, 301.1934, 301.2546, 300.4045, 300.0623, </text:p>
      <text:p text:style-name="P1"><text:s text:c="4"/>300.1155, 299.2188, 298.8766, 298.0318, 296.6063, 295.8014, 295.8505, </text:p>
      <text:p text:style-name="P1"><text:s text:c="4"/>296.2602, 296.6519, 297.2329, 297.6874, 298.1564, 299.0155, 299.0682, </text:p>
      <text:p text:style-name="P1"><text:s text:c="4"/>298.5234, 299.463, 299.1878, 298.5049, 297.6245, 297.0469, 296.8687, </text:p>
      <text:p text:style-name="P1"><text:s text:c="4"/>296.6556, 297.0981, 297.7967, 297.6547, 297.5712, 297.5982, 297.5712, </text:p>
      <text:p text:style-name="P1"><text:s text:c="4"/>296.8126, 296.1891, 296.4886, 297.0575, 297.892, 298.3962, 298.3151, </text:p>
      <text:p text:style-name="P1"><text:s text:c="4"/>297.5328, 298.0318, 298.1875, 296.4465, 293.1821, 294.4769, 297.5741, </text:p>
      <text:p text:style-name="P1"><text:s text:c="4"/>297.5433, 297.7238, 296.0529, 297.3968, 299.0522, 297.6451, 297.8273, </text:p>
      <text:p text:style-name="P1"><text:s text:c="4"/>298.1783, 298.671, 299.0732, 299.3773, 299.5598, 299.6229, 299.5715, </text:p>
      <text:p text:style-name="P1"><text:s text:c="4"/>299.4669, 299.3474, 299.2096, 299.0651, 298.9321,</text:p>
      <text:p text:style-name="P1"><text:s text:c="2"/>299.701, 299.657, 299.6569, 299.6654, 299.7375, 299.7856, 299.7513, </text:p>
      <text:p text:style-name="P1"><text:s text:c="4"/>299.6693, 299.5132, 299.31, 299.1548, 299.0076, 298.8541, 298.7421, </text:p>
      <text:p text:style-name="P1"><text:s text:c="4"/>298.672, 298.6558, 298.6178, 298.5463, 298.4516, 298.3639, 298.2831, </text:p>
      <text:p text:style-name="P1"><text:s text:c="4"/>298.1188, 297.8768, 297.5346, 297.1865, 296.9306, 296.8584, 297.1664, </text:p>
      <text:p text:style-name="P1"><text:s text:c="4"/>298.704, 301.1548, 299.2004, 300.512, 300.5125, 299.9388, 300.024, </text:p>
      <text:p text:style-name="P1"><text:s text:c="4"/>300.01, 299.5356, 299.0866, 297.7182, 296.9481, 296.8936, 297.2829, </text:p>
      <text:p text:style-name="P1"><text:s text:c="4"/>297.7347, 298.1844, 298.7029, 299.24, 299.8876, 300.4497, 300.9662, </text:p>
      <text:p text:style-name="P1"><text:s text:c="4"/>301.2501, 300.5795, 300.0927, 299.2704, 298.4434, 298.0205, 298.1667, </text:p>
      <text:p text:style-name="P1"><text:s text:c="4"/>297.9227, 298.1669, 298.7954, 298.5475, 298.3286, 298.3331, 298.021, </text:p>
      <text:p text:style-name="P1"><text:s text:c="4"/>297.5472, 296.8881, 296.9291, 297.304, 298.1097, 298.945, 299.0019, </text:p>
      <text:p text:style-name="P1"><text:s text:c="4"/>299.8867, 298.814, 298.1809, 296.9276, 295.6267, 297.0471, 298.4561, </text:p>
      <text:p text:style-name="P1"><text:s text:c="4"/>299.3555, 300.7079, 299.1491, 299.3542, 299.6382, 299.0841, 299.4749, </text:p>
      <text:p text:style-name="P1"><text:s text:c="4"/>299.8048, 300.209, 300.5024, 300.6696, 300.7267, 300.6771, 300.5338, </text:p>
      <text:p text:style-name="P1"><text:s text:c="4"/>300.3691, 300.2112, 300.0523, 299.9139, 299.7984,</text:p>
      <text:p text:style-name="P1"><text:s text:c="2"/>300.5083, 300.5092, 300.5193, 300.5465, 300.641, 300.6888, 300.6196, </text:p>
      <text:p text:style-name="P1"><text:s text:c="4"/>300.5088, 300.3463, 300.1494, 299.994, 299.8344, 299.679, 299.5824, </text:p>
      <text:p text:style-name="P1"><text:s text:c="4"/>299.5367, 299.5259, 299.5123, 299.4722, 299.4131, 299.3745, 299.3136, </text:p>
      <text:p text:style-name="P1"><text:s text:c="4"/>299.1479, 298.8935, 298.5715, 298.222, 298.0243, 298.0442, 298.4715, </text:p>
      <text:p text:style-name="P1"><text:s text:c="4"/>299.5778, 301.7133, 300.1624, 299.1474, 300.0648, 299.2211, 299.4704, </text:p>
      <text:p text:style-name="P1"><text:s text:c="4"/>299.44, 299.0337, 298.5587, 297.8834, 297.881, 298.2152, 298.6216, </text:p>
      <text:p text:style-name="P1"><text:s text:c="4"/>299.0586, 299.503, 300.0323, 300.5318, 301.1084, 301.5977, 301.8153, </text:p>
      <text:p text:style-name="P1"><text:s text:c="4"/>301.9061, 301.4245, 300.7303, 299.922, 299.3655, 299.1371, 299.5048, </text:p>
      <text:p text:style-name="P1"><text:s text:c="4"/>299.2525, 299.309, 299.6656, 299.3231, 299.023, 299.0202, 298.9974, </text:p>
      <text:p text:style-name="P1"><text:s text:c="4"/>298.2217, 297.7872, 297.61, 297.661, 298.2922, 299.2675, 300.2085, </text:p>
      <text:p text:style-name="P1"><text:s text:c="4"/>301.8464, 300.8849, 299.3552, 297.5573, 297.3394, 298.7593, 299.9904, </text:p>
      <text:p text:style-name="P1"><text:s text:c="4"/>301.4622, 303.6407, 301.8777, 300.2918, 300.7133, 300.6556, 300.98, </text:p>
      <text:p text:style-name="P1"><text:s text:c="4"/>301.2874, 301.4459, 301.5988, 301.641, 301.5961, 301.4645, 301.2764, </text:p>
      <text:p text:style-name="P1"><text:s text:c="4"/>301.0976, 300.9398, 300.7951, 300.6634, 300.5705,</text:p>
      <text:p text:style-name="P1"><text:soft-page-break/><text:s text:c="2"/>301.3113, 301.3603, 301.4001, 301.4589, 301.5613, 301.5782, 301.4882, </text:p>
      <text:p text:style-name="P1"><text:s text:c="4"/>301.3704, 301.2054, 301.0193, 300.8528, 300.708, 300.5897, 300.5374, </text:p>
      <text:p text:style-name="P1"><text:s text:c="4"/>300.5374, 300.5406, 300.56, 300.5598, 300.5446, 300.528, 300.4629, </text:p>
      <text:p text:style-name="P1"><text:s text:c="4"/>300.2619, 299.9738, 299.668, 299.4019, 299.2944, 299.4448, 299.8107, </text:p>
      <text:p text:style-name="P1"><text:s text:c="4"/>300.4187, 301.8965, 301.996, 299.1274, 299.8974, 298.9127, 299.3083, </text:p>
      <text:p text:style-name="P1"><text:s text:c="4"/>299.2834, 298.9524, 298.7313, 298.7339, 299.0559, 299.3564, 299.6718, </text:p>
      <text:p text:style-name="P1"><text:s text:c="4"/>300.0325, 300.4894, 300.9988, 301.5961, 302.8575, 303.2651, 302.8769, </text:p>
      <text:p text:style-name="P1"><text:s text:c="4"/>302.649, 302.2747, 301.5043, 300.6943, 300.4559, 300.3925, 300.736, </text:p>
      <text:p text:style-name="P1"><text:s text:c="4"/>300.4365, 300.3675, 300.3888, 299.9833, 299.6981, 299.7284, 299.8961, </text:p>
      <text:p text:style-name="P1"><text:s text:c="4"/>299.2704, 298.9807, 298.6995, 298.4467, 298.9575, 299.8407, 301.2498, </text:p>
      <text:p text:style-name="P1"><text:s text:c="4"/>303.6888, 304.3028, 302.1147, 299.3381, 299.0036, 299.7703, 301.8303, </text:p>
      <text:p text:style-name="P1"><text:s text:c="4"/>304.3438, 305.2818, 301.532, 301.1285, 301.8818, 301.9454, 302.2965, </text:p>
      <text:p text:style-name="P1"><text:s text:c="4"/>302.4975, 302.428, 302.4629, 302.4056, 302.2699, 302.1002, 301.9115, </text:p>
      <text:p text:style-name="P1"><text:s text:c="4"/>301.7556, 301.6357, 301.5092, 301.3921, 301.3182,</text:p>
      <text:p text:style-name="P1"><text:s text:c="2"/>302.1281, 302.2357, 302.3254, 302.429, 302.524, 302.5006, 302.3983, </text:p>
      <text:p text:style-name="P1"><text:s text:c="4"/>302.2739, 302.1102, 301.9435, 301.7985, 301.6946, 301.6385, 301.6372, </text:p>
      <text:p text:style-name="P1"><text:s text:c="4"/>301.6669, 301.6901, 301.7337, 301.7516, 301.7503, 301.7148, 301.6025, </text:p>
      <text:p text:style-name="P1"><text:s text:c="4"/>301.3534, 301.0576, 300.7929, 300.6295, 300.5982, 300.7438, 300.9566, </text:p>
      <text:p text:style-name="P1"><text:s text:c="4"/>301.1887, 302.1757, 303.7581, 299.8379, 299.775, 299.1281, 299.6914, </text:p>
      <text:p text:style-name="P1"><text:s text:c="4"/>299.6702, 299.5013, 299.4749, 299.7472, 300.0402, 300.2336, 300.4038, </text:p>
      <text:p text:style-name="P1"><text:s text:c="4"/>300.5924, 300.9167, 301.2305, 302.9614, 307.5792, 306.2165, 305.1296, </text:p>
      <text:p text:style-name="P1"><text:s text:c="4"/>303.6954, 303.0859, 302.624, 301.781, 301.5889, 301.6464, 301.827, </text:p>
      <text:p text:style-name="P1"><text:s text:c="4"/>301.428, 301.26, 300.9958, 300.6417, 300.511, 300.6617, 300.7459, </text:p>
      <text:p text:style-name="P1"><text:s text:c="4"/>300.4879, 300.4197, 300.2911, 299.881, 300.0891, 300.5507, 301.9323, </text:p>
      <text:p text:style-name="P1"><text:s text:c="4"/>304.5091, 306.5597, 307.346, 305.597, 302.6113, 301.5257, 302.6971, </text:p>
      <text:p text:style-name="P1"><text:s text:c="4"/>304.3542, 307.0257, 303.6801, 301.9531, 302.7519, 303.0102, 303.4275, </text:p>
      <text:p text:style-name="P1"><text:s text:c="4"/>303.4684, 303.2067, 303.1685, 303.0516, 302.8792, 302.7078, 302.5467, </text:p>
      <text:p text:style-name="P1"><text:s text:c="4"/>302.4268, 302.339, 302.2269, 302.1315, 302.0923,</text:p>
      <text:p text:style-name="P1"><text:s text:c="2"/>303.0032, 303.1531, 303.2962, 303.4221, 303.4886, 303.4466, 303.3481, </text:p>
      <text:p text:style-name="P1"><text:s text:c="4"/>303.2193, 303.0685, 302.9294, 302.8325, 302.7789, 302.7652, 302.7812, </text:p>
      <text:p text:style-name="P1"><text:s text:c="4"/>302.8164, 302.8539, 302.895, 302.9082, 302.8923, 302.8081, 302.6493, </text:p>
      <text:p text:style-name="P1"><text:s text:c="4"/>302.3942, 302.1234, 301.9119, 301.81, 301.7985, 301.8517, 301.8651, </text:p>
      <text:p text:style-name="P1"><text:s text:c="4"/>301.9042, 302.5832, 304.1862, 300.6638, 299.714, 299.491, 300.1891, </text:p>
      <text:p text:style-name="P1"><text:s text:c="4"/>300.2923, 300.2806, 300.3654, 300.6627, 300.8638, 300.9398, 300.9655, </text:p>
      <text:p text:style-name="P1"><text:s text:c="4"/>300.9649, 301.0402, 301.611, 306.7372, 309.4963, 307.7406, 307.7654, </text:p>
      <text:p text:style-name="P1"><text:s text:c="4"/>306.9371, 304.0643, 303.6396, 302.9196, 302.6646, 302.7754, 302.6989, </text:p>
      <text:p text:style-name="P1"><text:s text:c="4"/>302.2484, 301.985, 301.6315, 301.5421, 301.6508, 301.8298, 301.839, </text:p>
      <text:p text:style-name="P1"><text:s text:c="4"/>301.9033, 302.1107, 302.3814, 302.2574, 301.8104, 301.4073, 302.3665, </text:p>
      <text:p text:style-name="P1"><text:s text:c="4"/>304.1669, 306.5525, 308.2832, 310.5062, 307.2443, 303.9098, 304.125, </text:p>
      <text:p text:style-name="P1"><text:s text:c="4"/>305.9357, 307.5379, 306.4963, 302.7804, 303.7809, 304.524, 304.7689, </text:p>
      <text:p text:style-name="P1"><text:s text:c="4"/>304.3438, 303.8712, 303.8056, 303.6462, 303.4717, 303.3246, 303.1994, </text:p>
      <text:p text:style-name="P1"><text:s text:c="4"/>303.1187, 303.0501, 302.9602, 302.904, 302.9169,</text:p>
      <text:p text:style-name="P1"><text:s text:c="2"/>303.9319, 304.1011, 304.2631, 304.377, 304.4076, 304.3798, 304.3083, </text:p>
      <text:p text:style-name="P1"><text:s text:c="4"/>304.18, 304.0491, 303.9459, 303.8904, 303.8567, 303.8473, 303.8646, </text:p>
      <text:p text:style-name="P1"><text:s text:c="4"/>303.8823, 303.9221, 303.9482, 303.9355, 303.891, 303.7615, 303.584, </text:p>
      <text:p text:style-name="P1"><text:s text:c="4"/>303.366, 303.1419, 302.9747, 302.8891, 302.8296, 302.7849, 302.6849, </text:p>
      <text:p text:style-name="P1"><text:s text:c="4"/>302.6043, 303.0786, 304.3196, 301.3596, 299.3735, 300.075, 300.7375, </text:p>
      <text:p text:style-name="P1"><text:s text:c="4"/>301.0897, 301.1953, 301.2846, 301.5237, 301.6128, 301.5709, 301.4598, </text:p>
      <text:p text:style-name="P1"><text:s text:c="4"/>301.3337, 301.211, 303.7612, 313.5085, 313.4533, 310.2897, 308.4143, </text:p>
      <text:p text:style-name="P1"><text:s text:c="4"/>308.4499, 306.1152, 304.3473, 303.8175, 303.6404, 303.66, 303.4262, </text:p>
      <text:p text:style-name="P1"><text:s text:c="4"/>303.1351, 302.8801, 302.6484, 302.7758, 303.0009, 303.1206, 303.1864, </text:p>
      <text:p text:style-name="P1"><text:s text:c="4"/>303.3716, 303.7654, 304.3342, 306.1223, 305.1711, 302.8773, 303.2213, </text:p>
      <text:p text:style-name="P1"><text:s text:c="4"/>304.3754, 305.7761, 306.6072, 308.7139, 310.7138, 306.1262, 306.6363, </text:p>
      <text:p text:style-name="P1"><text:s text:c="4"/>308.5615, 307.5255, 307.4549, 304.8695, 305.1537, 308.5085, 306.5579, </text:p>
      <text:p text:style-name="P1"><text:s text:c="4"/>305.3029, 304.4748, 304.4182, 304.2568, 304.1038, 304.0009, 303.9031, </text:p>
      <text:p text:style-name="P1"><text:s text:c="4"/>303.847, 303.8032, 303.7521, 303.7455, 303.8132,</text:p>
      <text:p text:style-name="P1"><text:s text:c="2"/>304.889, 305.0489, 305.1948, 305.2845, 305.2884, 305.2769, 305.2293, </text:p>
      <text:p text:style-name="P1"><text:s text:c="4"/>305.1145, 305.007, 304.927, 304.8932, 304.8452, 304.8281, 304.8305, </text:p>
      <text:p text:style-name="P1"><text:s text:c="4"/>304.8121, 304.8362, 304.836, 304.806, 304.7353, 304.6003, 304.426, </text:p>
      <text:p text:style-name="P1"><text:soft-page-break/><text:s text:c="4"/>304.2442, 304.0596, 303.9185, 303.8163, 303.6971, 303.5911, 303.445, </text:p>
      <text:p text:style-name="P1"><text:s text:c="4"/>303.3231, 303.6426, 304.6921, 302.8378, 298.799, 300.3483, 301.533, </text:p>
      <text:p text:style-name="P1"><text:s text:c="4"/>302.0569, 302.2185, 302.2636, 302.3929, 302.3312, 302.18, 302.028, </text:p>
      <text:p text:style-name="P1"><text:s text:c="4"/>301.918, 301.757, 308.1896, 316.0886, 314.9916, 312.2436, 310.2361, </text:p>
      <text:p text:style-name="P1"><text:s text:c="4"/>309.7467, 308.0454, 306.0661, 304.4897, 304.4431, 304.383, 304.3058, </text:p>
      <text:p text:style-name="P1"><text:s text:c="4"/>304.2511, 304.3022, 304.0984, 304.0226, 304.3482, 304.442, 304.5575, </text:p>
      <text:p text:style-name="P1"><text:s text:c="4"/>304.7685, 305.1483, 305.7274, 307.538, 307.4652, 306.0712, 305.2169, </text:p>
      <text:p text:style-name="P1"><text:s text:c="4"/>305.8447, 306.723, 305.9477, 307.4308, 310.2932, 308.1694, 308.1336, </text:p>
      <text:p text:style-name="P1"><text:s text:c="4"/>308.974, 306.9456, 306.9466, 304.9922, 306.1619, 311.1176, 306.6011, </text:p>
      <text:p text:style-name="P1"><text:s text:c="4"/>306.2105, 305.0556, 305.0668, 304.9467, 304.8282, 304.7736, 304.6965, </text:p>
      <text:p text:style-name="P1"><text:s text:c="4"/>304.649, 304.6278, 304.6155, 304.6535, 304.7564,</text:p>
      <text:p text:style-name="P1"><text:s text:c="2"/>305.8344, 305.9604, 306.0583, 306.1072, 306.0913, 306.0879, 306.0638, </text:p>
      <text:p text:style-name="P1"><text:s text:c="4"/>305.9729, 305.8845, 305.8192, 305.7828, 305.7142, 305.6834, 305.6581, </text:p>
      <text:p text:style-name="P1"><text:s text:c="4"/>305.6167, 305.6123, 305.5928, 305.5551, 305.4628, 305.3438, 305.1811, </text:p>
      <text:p text:style-name="P1"><text:s text:c="4"/>305.0167, 304.8446, 304.6991, 304.577, 304.4247, 304.2902, 304.1284, </text:p>
      <text:p text:style-name="P1"><text:s text:c="4"/>304.0011, 304.178, 304.8944, 305.0278, 301.8287, 301.6397, 302.3787, </text:p>
      <text:p text:style-name="P1"><text:s text:c="4"/>303.0927, 303.2192, 303.2316, 303.2062, 302.9868, 302.7978, 302.6803, </text:p>
      <text:p text:style-name="P1"><text:s text:c="4"/>302.5723, 302.4064, 311.1282, 316.7898, 315.6351, 313.8607, 312.0504, </text:p>
      <text:p text:style-name="P1"><text:s text:c="4"/>310.4437, 308.1656, 306.5552, 304.8959, 305.0317, 305.0683, 305.1911, </text:p>
      <text:p text:style-name="P1"><text:s text:c="4"/>305.4226, 305.893, 305.8721, 305.1661, 305.5716, 305.6756, 305.795, </text:p>
      <text:p text:style-name="P1"><text:s text:c="4"/>305.9945, 306.2381, 306.7095, 308.5637, 309.3167, 307.6211, 307.8352, </text:p>
      <text:p text:style-name="P1"><text:s text:c="4"/>309.8529, 310.2515, 306.1617, 306.9786, 310.2093, 310.2419, 308.4198, </text:p>
      <text:p text:style-name="P1"><text:s text:c="4"/>310.8551, 306.6238, 305.9224, 305.4333, 306.9869, 310.4484, 307.5465, </text:p>
      <text:p text:style-name="P1"><text:s text:c="4"/>306.7811, 305.9068, 305.7668, 305.7195, 305.6413, 305.6313, 305.5881, </text:p>
      <text:p text:style-name="P1"><text:s text:c="4"/>305.546, 305.5353, 305.5425, 305.6092, 305.7253,</text:p>
      <text:p text:style-name="P1"><text:s text:c="2"/>306.6697, 306.7616, 306.8119, 306.8055, 306.7706, 306.7805, 306.7736, </text:p>
      <text:p text:style-name="P1"><text:s text:c="4"/>306.7024, 306.6235, 306.5588, 306.5121, 306.4424, 306.3928, 306.3606, </text:p>
      <text:p text:style-name="P1"><text:s text:c="4"/>306.3228, 306.2882, 306.254, 306.1953, 306.0972, 305.9968, 305.8419, </text:p>
      <text:p text:style-name="P1"><text:s text:c="4"/>305.6759, 305.5047, 305.3471, 305.2112, 305.0444, 304.8701, 304.6752, </text:p>
      <text:p text:style-name="P1"><text:s text:c="4"/>304.5126, 304.5336, 304.8669, 305.7159, 307.1415, 302.8177, 303.4302, </text:p>
      <text:p text:style-name="P1"><text:s text:c="4"/>304.0698, 304.1332, 304.0824, 303.8885, 303.5765, 303.4338, 303.2966, </text:p>
      <text:p text:style-name="P1"><text:s text:c="4"/>303.0504, 303.3707, 313.6012, 316.8104, 315.8814, 314.898, 313.0271, </text:p>
      <text:p text:style-name="P1"><text:s text:c="4"/>310.2871, 308.0725, 307.2, 305.6801, 305.4035, 305.5015, 305.6274, </text:p>
      <text:p text:style-name="P1"><text:s text:c="4"/>305.8939, 306.9696, 307.1564, 306.33, 306.5401, 306.7046, 306.7763, </text:p>
      <text:p text:style-name="P1"><text:s text:c="4"/>306.9144, 307.0258, 307.3114, 308.4215, 309.5751, 308.6268, 310.3398, </text:p>
      <text:p text:style-name="P1"><text:s text:c="4"/>311.7493, 311.369, 306.463, 307.0491, 309.118, 309.4998, 311.7915, </text:p>
      <text:p text:style-name="P1"><text:s text:c="4"/>310.1378, 305.9656, 306.0083, 306.3607, 307.7883, 310.5125, 308.3994, </text:p>
      <text:p text:style-name="P1"><text:s text:c="4"/>307.2138, 306.4211, 306.4131, 306.5349, 306.4479, 306.489, 306.4809, </text:p>
      <text:p text:style-name="P1"><text:s text:c="4"/>306.4434, 306.4401, 306.4621, 306.5319, 306.609,</text:p>
      <text:p text:style-name="P1"><text:s text:c="2"/>307.335, 307.3765, 307.3633, 307.3265, 307.297, 307.304, 307.2952, </text:p>
      <text:p text:style-name="P1"><text:s text:c="4"/>307.2178, 307.1655, 307.0881, 307.0522, 306.9919, 306.9529, 306.9178, </text:p>
      <text:p text:style-name="P1"><text:s text:c="4"/>306.8824, 306.8283, 306.7661, 306.6943, 306.6014, 306.5025, 306.3604, </text:p>
      <text:p text:style-name="P1"><text:s text:c="4"/>306.1992, 306.035, 305.8723, 305.7079, 305.5018, 305.2437, 304.9948, </text:p>
      <text:p text:style-name="P1"><text:s text:c="4"/>304.7718, 304.6429, 304.6419, 304.6615, 304.5942, 303.4583, 304.3668, </text:p>
      <text:p text:style-name="P1"><text:s text:c="4"/>304.7682, 304.8266, 304.6667, 304.3997, 304.1514, 304.1049, 303.9521, </text:p>
      <text:p text:style-name="P1"><text:s text:c="4"/>303.832, 305.4067, 315.9393, 316.0291, 314.8512, 314.4236, 312.4982, </text:p>
      <text:p text:style-name="P1"><text:s text:c="4"/>309.4381, 308.4678, 308.4615, 307.3807, 305.8925, 305.6852, 305.7266, </text:p>
      <text:p text:style-name="P1"><text:s text:c="4"/>305.7911, 308.02, 307.9192, 307.392, 307.3068, 307.4804, 307.5201, </text:p>
      <text:p text:style-name="P1"><text:s text:c="4"/>307.5888, 307.6055, 307.7248, 308.1874, 308.7198, 309.4632, 309.5388, </text:p>
      <text:p text:style-name="P1"><text:s text:c="4"/>309.1385, 308.419, 306.685, 307.275, 308.3338, 309.5555, 311.0242, </text:p>
      <text:p text:style-name="P1"><text:s text:c="4"/>307.9314, 306.2263, 306.7821, 307.3555, 308.8284, 310.3964, 309.1273, </text:p>
      <text:p text:style-name="P1"><text:s text:c="4"/>307.7661, 307.1033, 307.0113, 307.2962, 307.21, 307.2652, 307.2558, </text:p>
      <text:p text:style-name="P1"><text:s text:c="4"/>307.2299, 307.2272, 307.2586, 307.3116, 307.3335,</text:p>
      <text:p text:style-name="P1"><text:s text:c="2"/>307.6981, 307.705, 307.6512, 307.6024, 307.5933, 307.582, 307.5613, </text:p>
      <text:p text:style-name="P1"><text:s text:c="4"/>307.4939, 307.4452, 307.3744, 307.3428, 307.294, 307.2681, 307.2181, </text:p>
      <text:p text:style-name="P1"><text:s text:c="4"/>307.1684, 307.0856, 307.0127, 306.9257, 306.8379, 306.7334, 306.5981, </text:p>
      <text:p text:style-name="P1"><text:s text:c="4"/>306.4439, 306.278, 306.0954, 305.8592, 305.6188, 305.2819, 305.061, </text:p>
      <text:p text:style-name="P1"><text:s text:c="4"/>304.8837, 304.7375, 304.6423, 304.4958, 304.2996, 304.0916, 304.9296, </text:p>
      <text:p text:style-name="P1"><text:s text:c="4"/>304.9521, 304.8997, 304.569, 304.3897, 304.4307, 304.5941, 304.5887, </text:p>
      <text:p text:style-name="P1"><text:soft-page-break/><text:s text:c="4"/>304.8233, 308.3999, 314.5247, 313.264, 312.0275, 311.2346, 310.5477, </text:p>
      <text:p text:style-name="P1"><text:s text:c="4"/>309.5738, 309.7627, 310.0153, 309.0956, 307.3037, 306.2835, 306.3844, </text:p>
      <text:p text:style-name="P1"><text:s text:c="4"/>307.2024, 309.8728, 308.1877, 308.0796, 307.8829, 307.9712, 307.9986, </text:p>
      <text:p text:style-name="P1"><text:s text:c="4"/>308.022, 307.9776, 307.9995, 308.0741, 308.167, 308.2688, 308.1247, </text:p>
      <text:p text:style-name="P1"><text:s text:c="4"/>307.8791, 307.5512, 307.1053, 307.445, 307.8076, 308.2808, 307.9612, </text:p>
      <text:p text:style-name="P1"><text:s text:c="4"/>307.144, 307.0845, 307.4954, 308.1018, 309.7615, 310.0488, 309.3062, </text:p>
      <text:p text:style-name="P1"><text:s text:c="4"/>307.7457, 307.5859, 307.6462, 307.8486, 307.7755, 307.7899, 307.7574, </text:p>
      <text:p text:style-name="P1"><text:s text:c="4"/>307.7329, 307.7175, 307.7467, 307.7555, 307.7273,</text:p>
      <text:p text:style-name="P1"><text:s text:c="2"/>307.8426, 307.8133, 307.7645, 307.7423, 307.7118, 307.6539, 307.6218, </text:p>
      <text:p text:style-name="P1"><text:s text:c="4"/>307.5471, 307.495, 307.4268, 307.3754, 307.3018, 307.2457, 307.153, </text:p>
      <text:p text:style-name="P1"><text:s text:c="4"/>307.088, 306.9699, 306.8759, 306.7425, 306.6562, 306.4944, 306.3358, </text:p>
      <text:p text:style-name="P1"><text:s text:c="4"/>306.1722, 306.0102, 305.7896, 305.5153, 305.3525, 305.0356, 304.9206, </text:p>
      <text:p text:style-name="P1"><text:s text:c="4"/>304.8988, 304.7954, 304.6829, 304.6812, 304.5878, 304.6237, 305.0384, </text:p>
      <text:p text:style-name="P1"><text:s text:c="4"/>304.5689, 304.0438, 304.1015, 304.5243, 304.673, 304.5765, 304.9247, </text:p>
      <text:p text:style-name="P1"><text:s text:c="4"/>305.7627, 310.458, 311.304, 310.6276, 310.0534, 309.152, 308.6847, </text:p>
      <text:p text:style-name="P1"><text:s text:c="4"/>310.0595, 311.5099, 311.2583, 309.9728, 309.1367, 309.415, 308.9863, </text:p>
      <text:p text:style-name="P1"><text:s text:c="4"/>308.8554, 309.9006, 308.1987, 308.3033, 308.2087, 308.2419, 308.2554, </text:p>
      <text:p text:style-name="P1"><text:s text:c="4"/>308.2699, 308.2271, 308.2188, 308.1689, 308.1314, 308.084, 307.9504, </text:p>
      <text:p text:style-name="P1"><text:s text:c="4"/>307.8149, 307.6433, 307.5099, 307.6162, 307.6793, 307.6625, 307.4811, </text:p>
      <text:p text:style-name="P1"><text:s text:c="4"/>307.4949, 307.8172, 308.1014, 308.6315, 309.0776, 308.7625, 308.5952, </text:p>
      <text:p text:style-name="P1"><text:s text:c="4"/>308.4677, 307.9379, 307.9442, 308.0525, 308.0078, 307.9886, 307.951, </text:p>
      <text:p text:style-name="P1"><text:s text:c="4"/>307.9365, 307.9156, 307.9224, 307.8989, 307.8659,</text:p>
      <text:p text:style-name="P1"><text:s text:c="2"/>307.6905, 307.6353, 307.5643, 307.4877, 307.3986, 307.2884, 307.2378, </text:p>
      <text:p text:style-name="P1"><text:s text:c="4"/>307.148, 307.0571, 306.9994, 306.9086, 306.7852, 306.6903, 306.5792, </text:p>
      <text:p text:style-name="P1"><text:s text:c="4"/>306.5015, 306.3498, 306.2166, 306.0054, 305.9327, 305.7213, 305.588, </text:p>
      <text:p text:style-name="P1"><text:s text:c="4"/>305.45, 305.3492, 305.1299, 304.9288, 304.8726, 304.5081, 304.4958, </text:p>
      <text:p text:style-name="P1"><text:s text:c="4"/>304.5477, 304.5036, 304.365, 304.3816, 304.4182, 304.5829, 304.7394, </text:p>
      <text:p text:style-name="P1"><text:s text:c="4"/>304.1445, 303.3616, 306.188, 308.3195, 307.4146, 305.4575, 305.2458, </text:p>
      <text:p text:style-name="P1"><text:s text:c="4"/>306.0274, 309.8557, 308.6133, 309.1004, 309.2549, 308.6848, 308.3433, </text:p>
      <text:p text:style-name="P1"><text:s text:c="4"/>308.9765, 312.2411, 311.592, 309.1619, 309.2691, 310.443, 309.9224, </text:p>
      <text:p text:style-name="P1"><text:s text:c="4"/>309.4999, 309.9058, 308.3013, 308.3463, 308.3703, 308.362, 308.3742, </text:p>
      <text:p text:style-name="P1"><text:s text:c="4"/>308.41, 308.3691, 308.356, 308.2918, 308.2458, 308.1745, 308.0637, </text:p>
      <text:p text:style-name="P1"><text:s text:c="4"/>307.9781, 307.8734, 307.8217, 307.842, 307.8567, 307.8457, 307.8467, </text:p>
      <text:p text:style-name="P1"><text:s text:c="4"/>307.9631, 308.2087, 308.4498, 308.2202, 308.6392, 308.2512, 308.8439, </text:p>
      <text:p text:style-name="P1"><text:s text:c="4"/>308.4765, 307.8631, 307.9643, 307.9857, 307.9457, 307.9152, 307.8794, </text:p>
      <text:p text:style-name="P1"><text:s text:c="4"/>307.8578, 307.836, 307.7983, 307.7692, 307.7188,</text:p>
      <text:p text:style-name="P1"><text:s text:c="2"/>307.1014, 306.9923, 306.8739, 306.7654, 306.6461, 306.5292, 306.4711, </text:p>
      <text:p text:style-name="P1"><text:s text:c="4"/>306.3659, 306.2859, 306.2393, 306.1703, 306.0642, 305.9985, 305.8634, </text:p>
      <text:p text:style-name="P1"><text:s text:c="4"/>305.7938, 305.6667, 305.5624, 305.3624, 305.2759, 305.072, 304.8825, </text:p>
      <text:p text:style-name="P1"><text:s text:c="4"/>304.7531, 304.5432, 304.2286, 303.7961, 303.4805, 302.8909, 302.8264, </text:p>
      <text:p text:style-name="P1"><text:s text:c="4"/>303.0163, 303.1912, 303.2532, 303.355, 303.5774, 303.8634, 304.0658, </text:p>
      <text:p text:style-name="P1"><text:s text:c="4"/>303.9139, 304.5867, 308.3484, 309.1738, 308.8549, 309.2964, 307.387, </text:p>
      <text:p text:style-name="P1"><text:s text:c="4"/>306.4175, 308.802, 307.7393, 308.5104, 308.8728, 308.606, 308.2621, </text:p>
      <text:p text:style-name="P1"><text:s text:c="4"/>308.32, 310.6762, 311.1061, 308.2587, 308.5575, 309.5662, 309.2835, </text:p>
      <text:p text:style-name="P1"><text:s text:c="4"/>309.7415, 310.3926, 309.4221, 308.3256, 308.4023, 308.4067, 308.4204, </text:p>
      <text:p text:style-name="P1"><text:s text:c="4"/>308.4578, 308.4097, 308.3965, 308.336, 308.2799, 308.2045, 308.1208, </text:p>
      <text:p text:style-name="P1"><text:s text:c="4"/>308.0626, 307.9866, 307.9562, 307.9497, 307.9866, 308.0199, 308.0629, </text:p>
      <text:p text:style-name="P1"><text:s text:c="4"/>308.1309, 308.1846, 308.3176, 308.7224, 308.9509, 308.7693, 308.3452, </text:p>
      <text:p text:style-name="P1"><text:s text:c="4"/>307.8192, 307.7197, 307.7396, 307.6942, 307.6401, 307.5963, 307.5376, </text:p>
      <text:p text:style-name="P1"><text:s text:c="4"/>307.4771, 307.4189, 307.3467, 307.2862, 307.1709,</text:p>
      <text:p text:style-name="P1"><text:s text:c="2"/>306.5013, 306.3796, 306.2454, 306.1025, 305.9629, 305.8354, 305.7605, </text:p>
      <text:p text:style-name="P1"><text:s text:c="4"/>305.6487, 305.5921, 305.5308, 305.5086, 305.4267, 305.3791, 305.2197, </text:p>
      <text:p text:style-name="P1"><text:s text:c="4"/>305.1053, 304.9339, 304.8574, 304.606, 304.4137, 304.0488, 303.7073, </text:p>
      <text:p text:style-name="P1"><text:s text:c="4"/>303.3873, 302.9623, 302.4167, 301.6599, 301.0526, 300.8256, 301.0239, </text:p>
      <text:p text:style-name="P1"><text:s text:c="4"/>301.6108, 302.0871, 302.5334, 302.881, 303.2433, 303.5701, 303.9187, </text:p>
      <text:p text:style-name="P1"><text:s text:c="4"/>304.5261, 306.1581, 308.2722, 307.9178, 309.0081, 311.4242, 310.5156, </text:p>
      <text:p text:style-name="P1"><text:s text:c="4"/>308.2513, 308.7946, 308.3275, 308.3426, 308.9111, 308.708, 308.2132, </text:p>
      <text:p text:style-name="P1"><text:s text:c="4"/>308.3572, 309.7315, 309.6702, 307.591, 307.9614, 308.7029, 308.2876, </text:p>
      <text:p text:style-name="P1"><text:s text:c="4"/>309.6667, 311.0251, 310.6667, 308.3226, 308.4017, 308.4227, 308.4436, </text:p>
      <text:p text:style-name="P1"><text:soft-page-break/><text:s text:c="4"/>308.4549, 308.4068, 308.3989, 308.3455, 308.2953, 308.2248, 308.146, </text:p>
      <text:p text:style-name="P1"><text:s text:c="4"/>308.0987, 308.0311, 307.9879, 307.9393, 307.9425, 307.9398, 307.946, </text:p>
      <text:p text:style-name="P1"><text:s text:c="4"/>307.9911, 308.0191, 308, 307.9362, 307.8059, 307.7372, 307.6396, </text:p>
      <text:p text:style-name="P1"><text:s text:c="4"/>307.5258, 307.5141, 307.4498, 307.3745, 307.2747, 307.2089, 307.1277, </text:p>
      <text:p text:style-name="P1"><text:s text:c="4"/>307.019, 306.9269, 306.8525, 306.7654, 306.6132,</text:p>
      <text:p text:style-name="P1"><text:s text:c="2"/>306.343, 306.1996, 306.0595, 305.9331, 305.7875, 305.6602, 305.5871, </text:p>
      <text:p text:style-name="P1"><text:s text:c="4"/>305.4638, 305.3857, 305.3164, 305.2912, 305.2108, 305.1588, 305.0272, </text:p>
      <text:p text:style-name="P1"><text:s text:c="4"/>304.9094, 304.7521, 304.6386, 304.3829, 304.178, 303.8356, 303.5461, </text:p>
      <text:p text:style-name="P1"><text:s text:c="4"/>303.1556, 302.671, 302.2034, 301.3937, 300.8776, 301.1734, 301.8106, </text:p>
      <text:p text:style-name="P1"><text:s text:c="4"/>302.6857, 303.3016, 303.7513, 304.08, 304.3932, 304.6741, 304.941, </text:p>
      <text:p text:style-name="P1"><text:s text:c="4"/>305.4238, 306.6823, 307.3712, 307.8706, 308.8141, 310.1114, 310.5906, </text:p>
      <text:p text:style-name="P1"><text:s text:c="4"/>309.6086, 309.4421, 309.1537, 308.6721, 308.9712, 308.963, 308.3656, </text:p>
      <text:p text:style-name="P1"><text:s text:c="4"/>308.9359, 309.4266, 308.2388, 306.9315, 307.5776, 308.1006, 307.7886, </text:p>
      <text:p text:style-name="P1"><text:s text:c="4"/>309.1227, 311.102, 310.736, 308.4086, 308.4711, 308.5115, 308.5216, </text:p>
      <text:p text:style-name="P1"><text:s text:c="4"/>308.5055, 308.4811, 308.4737, 308.4449, 308.4261, 308.379, 308.3183, </text:p>
      <text:p text:style-name="P1"><text:s text:c="4"/>308.2797, 308.2371, 308.2047, 308.1586, 308.1218, 308.0973, 308.0935, </text:p>
      <text:p text:style-name="P1"><text:s text:c="4"/>308.0853, 308.085, 307.99, 307.9135, 307.7949, 307.7467, 307.6951, </text:p>
      <text:p text:style-name="P1"><text:s text:c="4"/>307.6393, 307.621, 307.5119, 307.4299, 307.2856, 307.2004, 307.1077, </text:p>
      <text:p text:style-name="P1"><text:s text:c="4"/>306.9695, 306.8662, 306.773, 306.6488, 306.4746,</text:p>
      <text:p text:style-name="P1"><text:s text:c="2"/>306.7743, 306.6251, 306.4706, 306.377, 306.2558, 306.133, 306.037, </text:p>
      <text:p text:style-name="P1"><text:s text:c="4"/>305.9178, 305.8282, 305.7257, 305.6716, 305.5813, 305.5429, 305.4592, </text:p>
      <text:p text:style-name="P1"><text:s text:c="4"/>305.3557, 305.2472, 305.1729, 304.9637, 304.8002, 304.5704, 304.4142, </text:p>
      <text:p text:style-name="P1"><text:s text:c="4"/>304.0861, 303.7949, 303.5165, 302.9873, 302.7574, 303.0888, 303.7599, </text:p>
      <text:p text:style-name="P1"><text:s text:c="4"/>304.4302, 304.8904, 305.2031, 305.4346, 305.6454, 305.8221, 305.8978, </text:p>
      <text:p text:style-name="P1"><text:s text:c="4"/>305.8988, 306.7491, 307.2693, 307.9251, 308.2653, 308.7581, 308.6001, </text:p>
      <text:p text:style-name="P1"><text:s text:c="4"/>308.804, 308.7493, 309.0311, 309.0511, 309.7356, 309.5168, 308.8505, </text:p>
      <text:p text:style-name="P1"><text:s text:c="4"/>309.1585, 309.3852, 307.6027, 306.6603, 307.5602, 308.016, 307.7643, </text:p>
      <text:p text:style-name="P1"><text:s text:c="4"/>308.8494, 310.0728, 309.3816, 308.4816, 308.5548, 308.5806, 308.5702, </text:p>
      <text:p text:style-name="P1"><text:s text:c="4"/>308.5666, 308.568, 308.5442, 308.5332, 308.5336, 308.5241, 308.4996, </text:p>
      <text:p text:style-name="P1"><text:s text:c="4"/>308.4944, 308.4705, 308.4543, 308.4396, 308.4165, 308.3895, 308.3929, </text:p>
      <text:p text:style-name="P1"><text:s text:c="4"/>308.3709, 308.3542, 308.2897, 308.2856, 308.2026, 308.1611, 308.0977, </text:p>
      <text:p text:style-name="P1"><text:s text:c="4"/>308.0333, 307.9832, 307.8867, 307.8179, 307.6884, 307.5904, 307.5078, </text:p>
      <text:p text:style-name="P1"><text:s text:c="4"/>307.3837, 307.279, 307.1606, 307.0501, 306.8942,</text:p>
      <text:p text:style-name="P1"><text:s text:c="2"/>307.5934, 307.4555, 307.3299, 307.239, 307.1257, 307.018, 306.91, 306.7852, </text:p>
      <text:p text:style-name="P1"><text:s text:c="4"/>306.6999, 306.5846, 306.5078, 306.4125, 306.3764, 306.3029, 306.2367, </text:p>
      <text:p text:style-name="P1"><text:s text:c="4"/>306.1732, 306.092, 305.9778, 305.8535, 305.6848, 305.5933, 305.3424, </text:p>
      <text:p text:style-name="P1"><text:s text:c="4"/>305.1979, 304.9716, 304.7547, 304.5934, 304.7032, 305.0309, 305.4159, </text:p>
      <text:p text:style-name="P1"><text:s text:c="4"/>305.7201, 305.9695, 306.1207, 306.2039, 306.2358, 306.1892, 306.1458, </text:p>
      <text:p text:style-name="P1"><text:s text:c="4"/>306.706, 307.658, 308.385, 308.5244, 308.5141, 307.9636, 307.644, </text:p>
      <text:p text:style-name="P1"><text:s text:c="4"/>307.7975, 308.5217, 309.3809, 310.2322, 309.7858, 309.0935, 308.6719, </text:p>
      <text:p text:style-name="P1"><text:s text:c="4"/>309.2162, 307.5534, 306.8422, 307.684, 307.9913, 307.7823, 308.6731, </text:p>
      <text:p text:style-name="P1"><text:s text:c="4"/>310.3052, 309.2231, 308.5369, 308.5653, 308.615, 308.6093, 308.5647, </text:p>
      <text:p text:style-name="P1"><text:s text:c="4"/>308.5733, 308.5539, 308.5264, 308.5347, 308.537, 308.5209, 308.5137, </text:p>
      <text:p text:style-name="P1"><text:s text:c="4"/>308.525, 308.5417, 308.5707, 308.5688, 308.5485, 308.5708, 308.5543, </text:p>
      <text:p text:style-name="P1"><text:s text:c="4"/>308.5551, 308.5181, 308.5631, 308.5146, 308.5205, 308.463, 308.4355, </text:p>
      <text:p text:style-name="P1"><text:s text:c="4"/>308.3972, 308.3468, 308.315, 308.2342, 308.1689, 308.11, 308.0282, </text:p>
      <text:p text:style-name="P1"><text:s text:c="4"/>307.9523, 307.8562, 307.7845, 307.6859,</text:p>
      <text:p text:style-name="P1"><text:s text:c="2"/>308.1638, 308.0639, 307.9888, 307.917, 307.8263, 307.7334, 307.6338, </text:p>
      <text:p text:style-name="P1"><text:s text:c="4"/>307.5332, 307.4388, 307.3539, 307.2814, 307.2036, 307.1665, 307.1056, </text:p>
      <text:p text:style-name="P1"><text:s text:c="4"/>307.056, 307.003, 306.9575, 306.8912, 306.8197, 306.7185, 306.6596, </text:p>
      <text:p text:style-name="P1"><text:s text:c="4"/>306.5343, 306.4352, 306.309, 306.1812, 306.1145, 306.1298, 306.2223, </text:p>
      <text:p text:style-name="P1"><text:s text:c="4"/>306.3636, 306.4888, 306.5859, 306.6014, 306.5626, 306.4747, 306.334, </text:p>
      <text:p text:style-name="P1"><text:s text:c="4"/>306.4747, 306.8998, 307.9757, 308.916, 309.0734, 308.699, 307.8668, </text:p>
      <text:p text:style-name="P1"><text:s text:c="4"/>307.5135, 307.4416, 307.7387, 308.8128, 309.4693, 309.4372, 307.9859, </text:p>
      <text:p text:style-name="P1"><text:s text:c="4"/>307.4988, 308.9317, 307.8236, 307.3126, 307.8661, 308.0006, 307.7239, </text:p>
      <text:p text:style-name="P1"><text:s text:c="4"/>308.3299, 309.8759, 310.3021, 308.5661, 308.5441, 308.6339, 308.6508, </text:p>
      <text:p text:style-name="P1"><text:s text:c="4"/>308.6157, 308.605, 308.5616, 308.5245, 308.5105, 308.4932, 308.4688, </text:p>
      <text:p text:style-name="P1"><text:s text:c="4"/>308.489, 308.509, 308.5409, 308.5923, 308.6012, 308.5832, 308.588, </text:p>
      <text:p text:style-name="P1"><text:s text:c="4"/>308.5889, 308.5856, 308.572, 308.6205, 308.5963, 308.6282, 308.5896, </text:p>
      <text:p text:style-name="P1"><text:soft-page-break/><text:s text:c="4"/>308.5802, 308.5764, 308.5609, 308.5444, 308.5056, 308.4613, 308.428, </text:p>
      <text:p text:style-name="P1"><text:s text:c="4"/>308.3914, 308.3615, 308.3058, 308.2713, 308.2133,</text:p>
      <text:p text:style-name="P1"><text:s text:c="2"/>308.2927, 308.2348, 308.1795, 308.113, 308.0409, 307.9588, 307.8767, </text:p>
      <text:p text:style-name="P1"><text:s text:c="4"/>307.798, 307.7188, 307.666, 307.6132, 307.5486, 307.4987, 307.4565, </text:p>
      <text:p text:style-name="P1"><text:s text:c="4"/>307.4253, 307.405, 307.3726, 307.321, 307.2762, 307.2045, 307.161, </text:p>
      <text:p text:style-name="P1"><text:s text:c="4"/>307.1162, 307.0734, 307.0044, 306.9479, 306.9099, 306.8775, 306.8393, </text:p>
      <text:p text:style-name="P1"><text:s text:c="4"/>306.8325, 306.865, 306.8574, 306.832, 306.8145, 306.727, 306.4706, </text:p>
      <text:p text:style-name="P1"><text:s text:c="4"/>306.9677, 307.6559, 308.4391, 309.49, 309.3816, 308.8474, 308.0838, </text:p>
      <text:p text:style-name="P1"><text:s text:c="4"/>307.7964, 307.6046, 307.578, 308.3722, 309.3969, 308.9555, 308.5339, </text:p>
      <text:p text:style-name="P1"><text:s text:c="4"/>307.1852, 308.7276, 308.0095, 307.7801, 308.2643, 308.1779, 307.753, </text:p>
      <text:p text:style-name="P1"><text:s text:c="4"/>308.0941, 309.5288, 309.6485, 308.5427, 308.5727, 308.6747, 308.6796, </text:p>
      <text:p text:style-name="P1"><text:s text:c="4"/>308.6682, 308.6333, 308.5634, 308.5358, 308.5283, 308.4889, 308.4344, </text:p>
      <text:p text:style-name="P1"><text:s text:c="4"/>308.4447, 308.5065, 308.5527, 308.5826, 308.574, 308.5582, 308.5839, </text:p>
      <text:p text:style-name="P1"><text:s text:c="4"/>308.594, 308.5853, 308.5932, 308.608, 308.5912, 308.6262, 308.6175, </text:p>
      <text:p text:style-name="P1"><text:s text:c="4"/>308.6086, 308.587, 308.5797, 308.5747, 308.5563, 308.4931, 308.4533, </text:p>
      <text:p text:style-name="P1"><text:s text:c="4"/>308.4289, 308.4134, 308.3946, 308.3672, 308.339,</text:p>
      <text:p text:style-name="P1"><text:s text:c="2"/>308.2214, 308.217, 308.1764, 308.1154, 308.0314, 307.9474, 307.8642, </text:p>
      <text:p text:style-name="P1"><text:s text:c="4"/>307.7933, 307.7218, 307.6572, 307.6127, 307.5789, 307.5411, 307.5226, </text:p>
      <text:p text:style-name="P1"><text:s text:c="4"/>307.5163, 307.4835, 307.4473, 307.4278, 307.4105, 307.3773, 307.3428, </text:p>
      <text:p text:style-name="P1"><text:s text:c="4"/>307.3309, 307.279, 307.2408, 307.2476, 307.2129, 307.1809, 307.146, </text:p>
      <text:p text:style-name="P1"><text:s text:c="4"/>307.1527, 307.1117, 307.0211, 306.9424, 306.9263, 306.8789, 306.6386, </text:p>
      <text:p text:style-name="P1"><text:s text:c="4"/>307.299, 308.3107, 309.3241, 309.8575, 309.7484, 309.228, 308.6564, </text:p>
      <text:p text:style-name="P1"><text:s text:c="4"/>308.4246, 308.1782, 308.2246, 308.9476, 309.89, 308.9135, 308.9976, </text:p>
      <text:p text:style-name="P1"><text:s text:c="4"/>307.9092, 308.9348, 308.7667, 309.1839, 309.1377, 308.8557, 308.4108, </text:p>
      <text:p text:style-name="P1"><text:s text:c="4"/>308.5495, 309.7807, 309.0201, 308.5436, 308.6107, 308.6998, 308.6901, </text:p>
      <text:p text:style-name="P1"><text:s text:c="4"/>308.6895, 308.6657, 308.619, 308.5732, 308.5917, 308.552, 308.4833, </text:p>
      <text:p text:style-name="P1"><text:s text:c="4"/>308.4749, 308.5566, 308.6041, 308.6142, 308.5728, 308.5932, 308.5808, </text:p>
      <text:p text:style-name="P1"><text:s text:c="4"/>308.5865, 308.6067, 308.592, 308.5862, 308.5596, 308.562, 308.5989, </text:p>
      <text:p text:style-name="P1"><text:s text:c="4"/>308.5877, 308.5697, 308.5411, 308.5248, 308.513, 308.4849, 308.4326, </text:p>
      <text:p text:style-name="P1"><text:s text:c="4"/>308.4115, 308.3869, 308.3385, 308.2809, 308.2414,</text:p>
      <text:p text:style-name="P1"><text:s text:c="2"/>308.0925, 308.0955, 308.0869, 308.0451, 307.9496, 307.8581, 307.779, </text:p>
      <text:p text:style-name="P1"><text:s text:c="4"/>307.7146, 307.6355, 307.585, 307.5694, 307.5385, 307.5339, 307.5208, </text:p>
      <text:p text:style-name="P1"><text:s text:c="4"/>307.5163, 307.5231, 307.498, 307.4697, 307.4924, 307.4659, 307.4331, </text:p>
      <text:p text:style-name="P1"><text:s text:c="4"/>307.424, 307.4117, 307.392, 307.3954, 307.4131, 307.3885, 307.3271, </text:p>
      <text:p text:style-name="P1"><text:s text:c="4"/>307.286, 307.181, 307.0575, 306.9297, 306.8325, 306.8774, 306.7824, </text:p>
      <text:p text:style-name="P1"><text:s text:c="4"/>307.6962, 309.0355, 310.619, 310.5568, 310.2675, 309.9367, 309.6388, </text:p>
      <text:p text:style-name="P1"><text:s text:c="4"/>309.5409, 309.3049, 309.5939, 311.1698, 310.039, 309.0625, 309.3645, </text:p>
      <text:p text:style-name="P1"><text:s text:c="4"/>308.9288, 309.7651, 310.5599, 310.8036, 310.4377, 310.0575, 310.108, </text:p>
      <text:p text:style-name="P1"><text:s text:c="4"/>309.8847, 310.3867, 308.8019, 308.6302, 308.6649, 308.7051, 308.7175, </text:p>
      <text:p text:style-name="P1"><text:s text:c="4"/>308.7227, 308.6987, 308.6895, 308.6375, 308.6411, 308.6026, 308.547, </text:p>
      <text:p text:style-name="P1"><text:s text:c="4"/>308.5454, 308.5817, 308.6388, 308.632, 308.6059, 308.5977, 308.5714, </text:p>
      <text:p text:style-name="P1"><text:s text:c="4"/>308.5646, 308.5839, 308.5808, 308.5752, 308.5728, 308.554, 308.5626, </text:p>
      <text:p text:style-name="P1"><text:s text:c="4"/>308.562, 308.5316, 308.4827, 308.463, 308.4272, 308.4161, 308.3831, </text:p>
      <text:p text:style-name="P1"><text:s text:c="4"/>308.3793, 308.3281, 308.2464, 308.15, 308.1184,</text:p>
      <text:p text:style-name="P1"><text:s text:c="2"/>307.9933, 307.9586, 307.9543, 307.9126, 307.8475, 307.7486, 307.6957, </text:p>
      <text:p text:style-name="P1"><text:s text:c="4"/>307.643, 307.5835, 307.558, 307.5542, 307.5527, 307.548, 307.5401, </text:p>
      <text:p text:style-name="P1"><text:s text:c="4"/>307.5251, 307.5389, 307.5151, 307.5076, 307.5231, 307.5168, 307.4642, </text:p>
      <text:p text:style-name="P1"><text:s text:c="4"/>307.4786, 307.4581, 307.4435, 307.4234, 307.4078, 307.3674, 307.3044, </text:p>
      <text:p text:style-name="P1"><text:s text:c="4"/>307.2249, 307.0698, 306.8854, 306.6349, 306.3976, 306.3122, 306.2977, </text:p>
      <text:p text:style-name="P1"><text:s text:c="4"/>308.4975, 310.5736, 312.2583, 312.1941, 311.3377, 310.779, 310.9717, </text:p>
      <text:p text:style-name="P1"><text:s text:c="4"/>311.1549, 310.2233, 310.4882, 312.9189, 308.9365, 308.7903, 310.9065, </text:p>
      <text:p text:style-name="P1"><text:s text:c="4"/>310.2203, 311.533, 312.2784, 312.4411, 312.1807, 311.4912, 311.8294, </text:p>
      <text:p text:style-name="P1"><text:s text:c="4"/>311.2162, 309.7592, 308.7404, 308.7101, 308.7315, 308.748, 308.7505, </text:p>
      <text:p text:style-name="P1"><text:s text:c="4"/>308.7473, 308.7235, 308.7479, 308.7128, 308.6845, 308.6408, 308.5753, </text:p>
      <text:p text:style-name="P1"><text:s text:c="4"/>308.5667, 308.5828, 308.5903, 308.5988, 308.6044, 308.6135, 308.5821, </text:p>
      <text:p text:style-name="P1"><text:s text:c="4"/>308.5865, 308.5982, 308.5997, 308.5924, 308.5722, 308.5566, 308.5504, </text:p>
      <text:p text:style-name="P1"><text:s text:c="4"/>308.5486, 308.5184, 308.4605, 308.4121, 308.3618, 308.3324, 308.3165, </text:p>
      <text:p text:style-name="P1"><text:s text:c="4"/>308.3105, 308.2688, 308.1447, 308.0655, 308.0185,</text:p>
      <text:p text:style-name="P1"><text:s text:c="2"/>307.9102, 307.8575, 307.8364, 307.8152, 307.7656, 307.6516, 307.628, </text:p>
      <text:p text:style-name="P1"><text:soft-page-break/><text:s text:c="4"/>307.5771, 307.5177, 307.4908, 307.501, 307.5168, 307.5397, 307.5376, </text:p>
      <text:p text:style-name="P1"><text:s text:c="4"/>307.5198, 307.5105, 307.5272, 307.5343, 307.5436, 307.5353, 307.5157, </text:p>
      <text:p text:style-name="P1"><text:s text:c="4"/>307.4986, 307.4378, 307.4316, 307.3915, 307.3514, 307.2839, 307.2142, </text:p>
      <text:p text:style-name="P1"><text:s text:c="4"/>307.12, 306.9413, 306.7361, 306.3829, 305.9196, 305.649, 305.6049, </text:p>
      <text:p text:style-name="P1"><text:s text:c="4"/>307.1424, 308.8454, 311.0913, 314.2763, 313.4188, 312.5546, 312.5943, </text:p>
      <text:p text:style-name="P1"><text:s text:c="4"/>312.4329, 312.2639, 312.9774, 312.6994, 307.9351, 308.1353, 312.5886, </text:p>
      <text:p text:style-name="P1"><text:s text:c="4"/>312.9556, 314.0625, 314.6187, 314.7579, 314.0193, 313.0035, 313.1678, </text:p>
      <text:p text:style-name="P1"><text:s text:c="4"/>312.3084, 308.7419, 308.7197, 308.7339, 308.7703, 308.7647, 308.7609, </text:p>
      <text:p text:style-name="P1"><text:s text:c="4"/>308.7353, 308.7036, 308.7182, 308.6888, 308.6353, 308.5732, 308.5049, </text:p>
      <text:p text:style-name="P1"><text:s text:c="4"/>308.4978, 308.5295, 308.5249, 308.5132, 308.5331, 308.5778, 308.5846, </text:p>
      <text:p text:style-name="P1"><text:s text:c="4"/>308.5892, 308.6314, 308.6439, 308.6452, 308.6075, 308.565, 308.5643, </text:p>
      <text:p text:style-name="P1"><text:s text:c="4"/>308.5319, 308.4814, 308.4618, 308.3946, 308.3357, 308.2917, 308.295, </text:p>
      <text:p text:style-name="P1"><text:s text:c="4"/>308.2457, 308.2066, 308.0798, 308.0344, 307.9777,</text:p>
      <text:p text:style-name="P1"><text:s text:c="2"/>307.8855, 307.8088, 307.7758, 307.7349, 307.6754, 307.5669, 307.5376, </text:p>
      <text:p text:style-name="P1"><text:s text:c="4"/>307.4794, 307.4388, 307.3947, 307.4167, 307.4532, 307.4658, 307.4819, </text:p>
      <text:p text:style-name="P1"><text:s text:c="4"/>307.4753, 307.4658, 307.483, 307.5185, 307.5429, 307.5458, 307.5381, </text:p>
      <text:p text:style-name="P1"><text:s text:c="4"/>307.482, 307.4134, 307.4096, 307.3438, 307.278, 307.1958, 307.1023, </text:p>
      <text:p text:style-name="P1"><text:s text:c="4"/>306.9922, 306.8165, 306.6117, 306.2286, 305.6811, 305.1827, 304.7822, </text:p>
      <text:p text:style-name="P1"><text:s text:c="4"/>304.7586, 305.9149, 308.3482, 315.3595, 315.9118, 315.3492, 315.0706, </text:p>
      <text:p text:style-name="P1"><text:s text:c="4"/>314.35, 313.315, 313.0519, 310.6303, 306.9546, 307.7564, 314.989, </text:p>
      <text:p text:style-name="P1"><text:s text:c="4"/>316.1286, 317.0989, 317.4088, 317.2961, 316.0024, 314.4341, 313.4803, </text:p>
      <text:p text:style-name="P1"><text:s text:c="4"/>312.4978, 308.4411, 308.5991, 308.636, 308.6924, 308.7131, 308.7127, </text:p>
      <text:p text:style-name="P1"><text:s text:c="4"/>308.6686, 308.6163, 308.586, 308.5362, 308.4691, 308.3847, 308.303, </text:p>
      <text:p text:style-name="P1"><text:s text:c="4"/>308.3097, 308.3668, 308.3932, 308.3733, 308.4201, 308.4846, 308.5291, </text:p>
      <text:p text:style-name="P1"><text:s text:c="4"/>308.5482, 308.5735, 308.5904, 308.5934, 308.5571, 308.5287, 308.5081, </text:p>
      <text:p text:style-name="P1"><text:s text:c="4"/>308.4544, 308.417, 308.4186, 308.3621, 308.2949, 308.2574, 308.2436, </text:p>
      <text:p text:style-name="P1"><text:s text:c="4"/>308.2238, 308.1787, 308.1061, 308.0369, 307.9608,</text:p>
      <text:p text:style-name="P1"><text:s text:c="2"/>307.8682, 307.8054, 307.7617, 307.695, 307.6092, 307.4914, 307.4381, </text:p>
      <text:p text:style-name="P1"><text:s text:c="4"/>307.3661, 307.3471, 307.3177, 307.2907, 307.3253, 307.3531, 307.3764, </text:p>
      <text:p text:style-name="P1"><text:s text:c="4"/>307.3991, 307.397, 307.4244, 307.4459, 307.4673, 307.4832, 307.4859, </text:p>
      <text:p text:style-name="P1"><text:s text:c="4"/>307.4227, 307.3474, 307.3195, 307.2379, 307.1548, 307.073, 306.9535, </text:p>
      <text:p text:style-name="P1"><text:s text:c="4"/>306.8204, 306.6416, 306.4441, 306.1117, 305.5943, 304.9921, 304.4318, </text:p>
      <text:p text:style-name="P1"><text:s text:c="4"/>303.9136, 304.217, 307.5574, 316.5831, 318.0756, 317.986, 317.4837, </text:p>
      <text:p text:style-name="P1"><text:s text:c="4"/>315.8582, 314.4692, 312.6248, 310.2579, 306.1528, 308.0876, 316.4641, </text:p>
      <text:p text:style-name="P1"><text:s text:c="4"/>317.7738, 318.9645, 318.8476, 318.9834, 317.4573, 315.9821, 313.4096, </text:p>
      <text:p text:style-name="P1"><text:s text:c="4"/>310.0565, 308.3413, 308.3954, 308.4479, 308.5215, 308.5784, 308.5959, </text:p>
      <text:p text:style-name="P1"><text:s text:c="4"/>308.5452, 308.4706, 308.3758, 308.3137, 308.2401, 308.1303, 308.0297, </text:p>
      <text:p text:style-name="P1"><text:s text:c="4"/>308.0208, 308.0622, 308.1142, 308.1487, 308.2144, 308.308, 308.3694, </text:p>
      <text:p text:style-name="P1"><text:s text:c="4"/>308.4081, 308.4094, 308.4481, 308.4316, 308.3939, 308.3741, 308.3602, </text:p>
      <text:p text:style-name="P1"><text:s text:c="4"/>308.3152, 308.3132, 308.327, 308.2798, 308.2152, 308.1666, 308.1342, </text:p>
      <text:p text:style-name="P1"><text:s text:c="4"/>308.138, 308.1386, 308.0987, 308.0269, 307.9476,</text:p>
      <text:p text:style-name="P1"><text:s text:c="2"/>307.8002, 307.7348, 307.6993, 307.6351, 307.55, 307.4094, 307.3181, </text:p>
      <text:p text:style-name="P1"><text:s text:c="4"/>307.2431, 307.2384, 307.226, 307.1919, 307.1754, 307.1801, 307.2152, </text:p>
      <text:p text:style-name="P1"><text:s text:c="4"/>307.2743, 307.2912, 307.3068, 307.3268, 307.3208, 307.3412, 307.3364, </text:p>
      <text:p text:style-name="P1"><text:s text:c="4"/>307.2982, 307.2167, 307.1743, 307.0602, 306.981, 306.8961, 306.7763, </text:p>
      <text:p text:style-name="P1"><text:s text:c="4"/>306.6263, 306.4459, 306.2371, 305.95, 305.5111, 304.9037, 304.2118, </text:p>
      <text:p text:style-name="P1"><text:s text:c="4"/>303.5748, 303.9873, 307.8257, 316.1694, 318.9233, 319.2052, 318.4686, </text:p>
      <text:p text:style-name="P1"><text:s text:c="4"/>316.9492, 314.7893, 311.8542, 307.5694, 305.4328, 309.7608, 317.4731, </text:p>
      <text:p text:style-name="P1"><text:s text:c="4"/>318.4249, 319.0545, 319.4861, 319.7856, 317.8739, 316.4062, 312.8536, </text:p>
      <text:p text:style-name="P1"><text:s text:c="4"/>308.3574, 308.1881, 308.1712, 308.1796, 308.2449, 308.336, 308.3668, </text:p>
      <text:p text:style-name="P1"><text:s text:c="4"/>308.3488, 308.2685, 308.1498, 308.0585, 307.9798, 307.8423, 307.7188, </text:p>
      <text:p text:style-name="P1"><text:s text:c="4"/>307.6642, 307.6955, 307.7421, 307.8234, 307.9081, 307.9949, 308.1049, </text:p>
      <text:p text:style-name="P1"><text:s text:c="4"/>308.1781, 308.1596, 308.1965, 308.1724, 308.1529, 308.1527, 308.1371, </text:p>
      <text:p text:style-name="P1"><text:s text:c="4"/>308.1053, 308.1047, 308.1369, 308.1351, 308.1027, 308.0449, 307.9916, </text:p>
      <text:p text:style-name="P1"><text:s text:c="4"/>308.0013, 308.0369, 308.0416, 308.0002, 307.8949,</text:p>
      <text:p text:style-name="P1"><text:s text:c="2"/>307.6949, 307.6168, 307.5868, 307.5332, 307.4256, 307.285, 307.2008, </text:p>
      <text:p text:style-name="P1"><text:s text:c="4"/>307.1452, 307.1102, 307.0756, 307.0293, 306.9895, 306.9579, 306.9979, </text:p>
      <text:p text:style-name="P1"><text:s text:c="4"/>307.0553, 307.0868, 307.1157, 307.1395, 307.1022, 307.1208, 307.1351, </text:p>
      <text:p text:style-name="P1"><text:s text:c="4"/>307.1132, 307.0542, 307.0074, 306.8773, 306.7874, 306.6875, 306.5694, </text:p>
      <text:p text:style-name="P1"><text:soft-page-break/><text:s text:c="4"/>306.4113, 306.2204, 305.9979, 305.7188, 305.3458, 304.7967, 304.0343, </text:p>
      <text:p text:style-name="P1"><text:s text:c="4"/>303.1248, 303.2403, 306.9066, 315.5391, 318.7704, 319.1631, 318.3207, </text:p>
      <text:p text:style-name="P1"><text:s text:c="4"/>317.1549, 313.9148, 310.9908, 306.2808, 305.4016, 313.2073, 317.6891, </text:p>
      <text:p text:style-name="P1"><text:s text:c="4"/>318.4885, 318.6739, 319.2047, 319.7466, 317.2866, 315.72, 310.5778, </text:p>
      <text:p text:style-name="P1"><text:s text:c="4"/>308.0303, 308.0361, 307.9221, 307.894, 307.8909, 307.958, 308.0125, </text:p>
      <text:p text:style-name="P1"><text:s text:c="4"/>308.0453, 307.9871, 307.8835, 307.7803, 307.6895, 307.5379, 307.3883, </text:p>
      <text:p text:style-name="P1"><text:s text:c="4"/>307.2985, 307.2872, 307.3292, 307.4074, 307.5055, 307.597, 307.7203, </text:p>
      <text:p text:style-name="P1"><text:s text:c="4"/>307.8292, 307.833, 307.8636, 307.8492, 307.8341, 307.8438, 307.8233, </text:p>
      <text:p text:style-name="P1"><text:s text:c="4"/>307.793, 307.8067, 307.8422, 307.8773, 307.8782, 307.8422, 307.8073, </text:p>
      <text:p text:style-name="P1"><text:s text:c="4"/>307.8109, 307.8499, 307.9003, 307.8774, 307.7886,</text:p>
      <text:p text:style-name="P1"><text:s text:c="2"/>307.527, 307.4354, 307.4271, 307.3747, 307.2523, 307.143, 307.068, </text:p>
      <text:p text:style-name="P1"><text:s text:c="4"/>306.9941, 306.9133, 306.8493, 306.813, 306.7575, 306.7016, 306.7156, </text:p>
      <text:p text:style-name="P1"><text:s text:c="4"/>306.7691, 306.7974, 306.8422, 306.8634, 306.8586, 306.8471, 306.8671, </text:p>
      <text:p text:style-name="P1"><text:s text:c="4"/>306.8691, 306.8318, 306.8016, 306.686, 306.5923, 306.4735, 306.357, </text:p>
      <text:p text:style-name="P1"><text:s text:c="4"/>306.2039, 306.005, 305.7595, 305.4753, 305.1342, 304.6532, 303.9274, </text:p>
      <text:p text:style-name="P1"><text:s text:c="4"/>302.8062, 302.3374, 307.3445, 315.0868, 318.542, 318.4145, 317.2089, </text:p>
      <text:p text:style-name="P1"><text:s text:c="4"/>315.6999, 312.1863, 309.4811, 304.6364, 305.6014, 312.7865, 316.4668, </text:p>
      <text:p text:style-name="P1"><text:s text:c="4"/>318.1813, 318.4494, 318.9413, 318.892, 316.6465, 315.244, 309.0042, </text:p>
      <text:p text:style-name="P1"><text:s text:c="4"/>307.9459, 307.8884, 307.6949, 307.5865, 307.4628, 307.4959, 307.5441, </text:p>
      <text:p text:style-name="P1"><text:s text:c="4"/>307.5715, 307.5883, 307.5392, 307.4518, 307.3716, 307.1968, 307.0392, </text:p>
      <text:p text:style-name="P1"><text:s text:c="4"/>306.9266, 306.8675, 306.8809, 306.9301, 307.032, 307.1376, 307.2566, </text:p>
      <text:p text:style-name="P1"><text:s text:c="4"/>307.3829, 307.4342, 307.4723, 307.4715, 307.4619, 307.4639, 307.4594, </text:p>
      <text:p text:style-name="P1"><text:s text:c="4"/>307.4109, 307.4288, 307.4556, 307.5183, 307.5742, 307.5492, 307.5354, </text:p>
      <text:p text:style-name="P1"><text:s text:c="4"/>307.5617, 307.6177, 307.6678, 307.659, 307.5987,</text:p>
      <text:p text:style-name="P1"><text:s text:c="2"/>307.2504, 307.1809, 307.1629, 307.1267, 307.011, 306.9414, 306.8638, </text:p>
      <text:p text:style-name="P1"><text:s text:c="4"/>306.7746, 306.6736, 306.5968, 306.5421, 306.4768, 306.4418, 306.4394, </text:p>
      <text:p text:style-name="P1"><text:s text:c="4"/>306.4384, 306.4477, 306.4615, 306.4861, 306.5266, 306.5221, 306.5128, </text:p>
      <text:p text:style-name="P1"><text:s text:c="4"/>306.5254, 306.5112, 306.4826, 306.4341, 306.3561, 306.2315, 306.0984, </text:p>
      <text:p text:style-name="P1"><text:s text:c="4"/>305.9438, 305.7446, 305.4955, 305.2089, 304.8481, 304.4309, 303.8147, </text:p>
      <text:p text:style-name="P1"><text:s text:c="4"/>302.6839, 301.576, 308.6116, 313.9424, 317.6337, 317.1628, 315.481, </text:p>
      <text:p text:style-name="P1"><text:s text:c="4"/>313.197, 310.8618, 306.5659, 304.0175, 305.5045, 311.439, 315.6365, </text:p>
      <text:p text:style-name="P1"><text:s text:c="4"/>317.6532, 317.3733, 317.2302, 316.9109, 315.2543, 315.8264, 308.5984, </text:p>
      <text:p text:style-name="P1"><text:s text:c="4"/>307.8814, 307.6399, 307.3242, 307.1828, 306.9609, 306.9866, 307.0381, </text:p>
      <text:p text:style-name="P1"><text:s text:c="4"/>307.0355, 307.0888, 307.0862, 307.0614, 306.9881, 306.83, 306.6757, </text:p>
      <text:p text:style-name="P1"><text:s text:c="4"/>306.5561, 306.4622, 306.4136, 306.4435, 306.5083, 306.591, 306.7224, </text:p>
      <text:p text:style-name="P1"><text:s text:c="4"/>306.8823, 306.9704, 307.0257, 307.0424, 307.0125, 306.9864, 306.9936, </text:p>
      <text:p text:style-name="P1"><text:s text:c="4"/>306.9719, 306.9906, 307.0208, 307.0839, 307.1563, 307.1738, 307.1904, </text:p>
      <text:p text:style-name="P1"><text:s text:c="4"/>307.2334, 307.2856, 307.3463, 307.3645, 307.3022,</text:p>
      <text:p text:style-name="P1"><text:s text:c="2"/>306.8768, 306.8486, 306.8231, 306.7799, 306.7112, 306.6519, 306.5861, </text:p>
      <text:p text:style-name="P1"><text:s text:c="4"/>306.477, 306.377, 306.2774, 306.2211, 306.1552, 306.1029, 306.0887, </text:p>
      <text:p text:style-name="P1"><text:s text:c="4"/>306.058, 306.037, 306.0199, 306.0305, 306.0667, 306.0677, 306.049, </text:p>
      <text:p text:style-name="P1"><text:s text:c="4"/>306.0557, 306.0763, 306.0791, 306.072, 306.0145, 305.8904, 305.7419, </text:p>
      <text:p text:style-name="P1"><text:s text:c="4"/>305.5894, 305.3999, 305.1794, 304.9115, 304.5369, 304.129, 303.6222, </text:p>
      <text:p text:style-name="P1"><text:s text:c="4"/>302.5927, 301.2072, 306.5885, 311.999, 316.0847, 315.8656, 313.799, </text:p>
      <text:p text:style-name="P1"><text:s text:c="4"/>310.9977, 309.4366, 304.8226, 303.6563, 305.6815, 310.1148, 315.2424, </text:p>
      <text:p text:style-name="P1"><text:s text:c="4"/>316.7629, 315.4366, 314.4513, 313.9092, 314.0077, 315.7605, 308.5138, </text:p>
      <text:p text:style-name="P1"><text:s text:c="4"/>307.829, 307.224, 306.7101, 306.6573, 306.2719, 306.3512, 306.4283, </text:p>
      <text:p text:style-name="P1"><text:s text:c="4"/>306.4357, 306.5056, 306.5116, 306.4936, 306.5053, 306.3672, 306.2344, </text:p>
      <text:p text:style-name="P1"><text:s text:c="4"/>306.1289, 306.0462, 305.942, 305.9243, 305.9605, 306.02, 306.131, </text:p>
      <text:p text:style-name="P1"><text:s text:c="4"/>306.289, 306.4218, 306.5424, 306.6005, 306.5247, 306.4756, 306.4577, </text:p>
      <text:p text:style-name="P1"><text:s text:c="4"/>306.4537, 306.481, 306.5342, 306.586, 306.6651, 306.7086, 306.7481, </text:p>
      <text:p text:style-name="P1"><text:s text:c="4"/>306.8059, 306.8542, 306.8945, 306.9539, 306.9262,</text:p>
      <text:p text:style-name="P1"><text:s text:c="2"/>306.4243, 306.4122, 306.3968, 306.3633, 306.3214, 306.2814, 306.2162, </text:p>
      <text:p text:style-name="P1"><text:s text:c="4"/>306.0903, 306.0055, 305.9068, 305.8449, 305.7759, 305.7216, 305.6836, </text:p>
      <text:p text:style-name="P1"><text:s text:c="4"/>305.6219, 305.5617, 305.516, 305.4893, 305.4825, 305.4728, 305.4568, </text:p>
      <text:p text:style-name="P1"><text:s text:c="4"/>305.4558, 305.4861, 305.5276, 305.5576, 305.5364, 305.4403, 305.3216, </text:p>
      <text:p text:style-name="P1"><text:s text:c="4"/>305.1706, 304.9969, 304.7852, 304.5289, 304.1766, 303.7621, 303.3263, </text:p>
      <text:p text:style-name="P1"><text:s text:c="4"/>302.468, 301.0775, 304.1744, 310.4812, 314.718, 314.8935, 312.9251, </text:p>
      <text:p text:style-name="P1"><text:s text:c="4"/>309.6737, 307.0612, 304.0692, 303.2228, 305.3397, 309.4899, 314.2259, </text:p>
      <text:p text:style-name="P1"><text:soft-page-break/><text:s text:c="4"/>315.1397, 313.7702, 312.249, 312.0058, 312.8007, 314.5995, 308.321, </text:p>
      <text:p text:style-name="P1"><text:s text:c="4"/>307.4126, 306.4743, 305.773, 306.4426, 306.0964, 305.8024, 305.6972, </text:p>
      <text:p text:style-name="P1"><text:s text:c="4"/>305.7873, 305.8682, 305.8434, 305.7971, 305.8962, 305.8273, 305.6988, </text:p>
      <text:p text:style-name="P1"><text:s text:c="4"/>305.6065, 305.5161, 305.4212, 305.3976, 305.3791, 305.4086, 305.501, </text:p>
      <text:p text:style-name="P1"><text:s text:c="4"/>305.6396, 305.8045, 306.0066, 306.1384, 306.0782, 306.0066, 305.9247, </text:p>
      <text:p text:style-name="P1"><text:s text:c="4"/>305.9154, 305.9373, 305.9868, 306.0204, 306.1007, 306.1831, 306.2437, </text:p>
      <text:p text:style-name="P1"><text:s text:c="4"/>306.2976, 306.3132, 306.3309, 306.419, 306.4458,</text:p>
      <text:p text:style-name="P1"><text:s text:c="2"/>305.8368, 305.8545, 305.8576, 305.8303, 305.8272, 305.8099, 305.7601, </text:p>
      <text:p text:style-name="P1"><text:s text:c="4"/>305.6414, 305.5668, 305.4814, 305.4298, 305.3643, 305.3085, 305.2392, </text:p>
      <text:p text:style-name="P1"><text:s text:c="4"/>305.1537, 305.0515, 304.9443, 304.8697, 304.8145, 304.7922, 304.7725, </text:p>
      <text:p text:style-name="P1"><text:s text:c="4"/>304.7492, 304.7573, 304.7863, 304.8511, 304.8705, 304.8499, 304.7708, </text:p>
      <text:p text:style-name="P1"><text:s text:c="4"/>304.6549, 304.5029, 304.3088, 304.0838, 303.7365, 303.3331, 302.9155, </text:p>
      <text:p text:style-name="P1"><text:s text:c="4"/>302.2296, 300.8374, 302.7901, 308.9393, 313.067, 313.0835, 311.2555, </text:p>
      <text:p text:style-name="P1"><text:s text:c="4"/>308.9394, 304.958, 303.3756, 302.5619, 303.9484, 307.7837, 312.2999, </text:p>
      <text:p text:style-name="P1"><text:s text:c="4"/>313.2073, 312.3119, 310.8583, 310.7521, 311.3056, 312.0547, 307.7693, </text:p>
      <text:p text:style-name="P1"><text:s text:c="4"/>306.5432, 305.5923, 304.9426, 305.1329, 307.0557, 305.5061, 305.0129, </text:p>
      <text:p text:style-name="P1"><text:s text:c="4"/>305.0284, 305.1452, 305.1429, 305.1223, 305.2169, 305.1613, 305.0975, </text:p>
      <text:p text:style-name="P1"><text:s text:c="4"/>305.0072, 304.9106, 304.8382, 304.8058, 304.7841, 304.7831, 304.8284, </text:p>
      <text:p text:style-name="P1"><text:s text:c="4"/>304.9692, 305.1244, 305.382, 305.6278, 305.6295, 305.5602, 305.496, </text:p>
      <text:p text:style-name="P1"><text:s text:c="4"/>305.4088, 305.3787, 305.3973, 305.4127, 305.4912, 305.5875, 305.6651, </text:p>
      <text:p text:style-name="P1"><text:s text:c="4"/>305.708, 305.6872, 305.6765, 305.7539, 305.8023,</text:p>
      <text:p text:style-name="P1"><text:s text:c="2"/>305.1041, 305.1453, 305.1924, 305.188, 305.1966, 305.2004, 305.1809, </text:p>
      <text:p text:style-name="P1"><text:s text:c="4"/>305.1185, 305.0697, 305.0022, 304.9499, 304.8769, 304.825, 304.7447, </text:p>
      <text:p text:style-name="P1"><text:s text:c="4"/>304.6289, 304.4827, 304.3221, 304.1897, 304.1007, 304.0485, 304.0043, </text:p>
      <text:p text:style-name="P1"><text:s text:c="4"/>303.9659, 303.9517, 303.9666, 304.0431, 304.1021, 304.0928, 304.0459, </text:p>
      <text:p text:style-name="P1"><text:s text:c="4"/>303.9478, 303.8233, 303.6808, 303.4958, 303.2021, 302.8192, 302.4115, </text:p>
      <text:p text:style-name="P1"><text:s text:c="4"/>301.8734, 300.5251, 303.4155, 307.5367, 311.2319, 310.9817, 307.7794, </text:p>
      <text:p text:style-name="P1"><text:s text:c="4"/>305.2106, 303.2704, 302.4436, 301.8904, 303.1953, 305.4114, 309.8748, </text:p>
      <text:p text:style-name="P1"><text:s text:c="4"/>311.1871, 310.5156, 310.0867, 309.6789, 309.5877, 309.8475, 306.7547, </text:p>
      <text:p text:style-name="P1"><text:s text:c="4"/>305.4453, 304.8428, 304.4932, 303.8864, 306.6016, 305.283, 304.4172, </text:p>
      <text:p text:style-name="P1"><text:s text:c="4"/>304.225, 304.2942, 304.3709, 304.4305, 304.5113, 304.4501, 304.4426, </text:p>
      <text:p text:style-name="P1"><text:s text:c="4"/>304.3775, 304.2949, 304.2414, 304.1934, 304.1697, 304.1563, 304.1448, </text:p>
      <text:p text:style-name="P1"><text:s text:c="4"/>304.2697, 304.4271, 304.7291, 304.9871, 305.1048, 305.0711, 305.0732, </text:p>
      <text:p text:style-name="P1"><text:s text:c="4"/>304.9395, 304.8354, 304.799, 304.7928, 304.8508, 304.9519, 305.0158, </text:p>
      <text:p text:style-name="P1"><text:s text:c="4"/>305.0289, 304.9846, 304.9439, 304.9722, 305.0331,</text:p>
      <text:p text:style-name="P1"><text:s text:c="2"/>304.2208, 304.29, 304.3762, 304.4013, 304.4256, 304.4381, 304.4551, </text:p>
      <text:p text:style-name="P1"><text:s text:c="4"/>304.4472, 304.4385, 304.3867, 304.36, 304.3055, 304.2555, 304.1609, </text:p>
      <text:p text:style-name="P1"><text:s text:c="4"/>304.024, 303.8345, 303.6281, 303.4341, 303.2989, 303.2085, 303.1353, </text:p>
      <text:p text:style-name="P1"><text:s text:c="4"/>303.0736, 303.0362, 303.0198, 303.0715, 303.1423, 303.1636, 303.1513, </text:p>
      <text:p text:style-name="P1"><text:s text:c="4"/>303.0869, 302.9897, 302.8698, 302.732, 302.5193, 302.208, 301.8298, </text:p>
      <text:p text:style-name="P1"><text:s text:c="4"/>301.3904, 300.4244, 302.6846, 306.6279, 309.5463, 308.693, 303.9438, </text:p>
      <text:p text:style-name="P1"><text:s text:c="4"/>302.7702, 302.0836, 301.5675, 301.2709, 302.2037, 304.021, 307.5829, </text:p>
      <text:p text:style-name="P1"><text:s text:c="4"/>308.7434, 307.8034, 307.8697, 307.864, 308.2741, 307.0739, 305.2302, </text:p>
      <text:p text:style-name="P1"><text:s text:c="4"/>304.6396, 303.514, 303.1301, 302.7969, 303.9479, 304.8411, 303.8699, </text:p>
      <text:p text:style-name="P1"><text:s text:c="4"/>303.4635, 303.4268, 303.5264, 303.5908, 303.6601, 303.7155, 303.7584, </text:p>
      <text:p text:style-name="P1"><text:s text:c="4"/>303.7253, 303.6588, 303.6234, 303.6091, 303.5651, 303.5628, 303.5457, </text:p>
      <text:p text:style-name="P1"><text:s text:c="4"/>303.6432, 303.8225, 304.1206, 304.2841, 304.5569, 304.4485, 304.6116, </text:p>
      <text:p text:style-name="P1"><text:s text:c="4"/>304.5231, 304.3402, 304.2168, 304.1768, 304.1739, 304.2445, 304.2814, </text:p>
      <text:p text:style-name="P1"><text:s text:c="4"/>304.2497, 304.1588, 304.1005, 304.0844, 304.1345,</text:p>
      <text:p text:style-name="P1"><text:s text:c="2"/>303.1798, 303.2762, 303.3677, 303.4382, 303.4986, 303.5344, 303.5574, </text:p>
      <text:p text:style-name="P1"><text:s text:c="4"/>303.5943, 303.6025, 303.5922, 303.5812, 303.5525, 303.4999, 303.3991, </text:p>
      <text:p text:style-name="P1"><text:s text:c="4"/>303.2558, 303.0628, 302.8227, 302.5798, 302.3833, 302.2331, 302.1216, </text:p>
      <text:p text:style-name="P1"><text:s text:c="4"/>302.0439, 301.99, 301.9406, 301.9443, 301.9936, 302.0439, 302.0759, </text:p>
      <text:p text:style-name="P1"><text:s text:c="4"/>302.0476, 301.976, 301.8956, 301.7923, 301.6491, 301.4227, 301.1434, </text:p>
      <text:p text:style-name="P1"><text:s text:c="4"/>300.8077, 300.2358, 301.0297, 305.7593, 307.6548, 305.3072, 302.1896, </text:p>
      <text:p text:style-name="P1"><text:s text:c="4"/>301.5894, 301.1639, 300.7822, 300.5479, 300.7649, 303.8491, 306.0985, </text:p>
      <text:p text:style-name="P1"><text:s text:c="4"/>306.9488, 306.6709, 305.1042, 306.6297, 305.5501, 304.6632, 303.8178, </text:p>
      <text:p text:style-name="P1"><text:s text:c="4"/>302.0198, 299.1665, 301.1318, 301.8657, 302.5517, 303.8364, 303.1821, </text:p>
      <text:p text:style-name="P1"><text:s text:c="4"/>302.7224, 302.6764, 302.7706, 302.758, 302.7765, 302.9637, 303.068, </text:p>
      <text:p text:style-name="P1"><text:soft-page-break/><text:s text:c="4"/>303.0759, 303.0411, 303.0407, 303.0334, 302.9895, 303.0002, 303.0056, </text:p>
      <text:p text:style-name="P1"><text:s text:c="4"/>303.1253, 303.3469, 303.5872, 303.7217, 304.1316, 303.8859, 304.1348, </text:p>
      <text:p text:style-name="P1"><text:s text:c="4"/>304.1013, 303.8599, 303.6243, 303.5373, 303.4656, 303.4445, 303.3937, </text:p>
      <text:p text:style-name="P1"><text:s text:c="4"/>303.3104, 303.1905, 303.1034, 303.0378, 303.0921,</text:p>
      <text:p text:style-name="P1"><text:s text:c="2"/>302.0466, 302.1492, 302.249, 302.3291, 302.4365, 302.5247, 302.5867, </text:p>
      <text:p text:style-name="P1"><text:s text:c="4"/>302.6391, 302.6754, 302.6776, 302.659, 302.6495, 302.5979, 302.4789, </text:p>
      <text:p text:style-name="P1"><text:s text:c="4"/>302.3268, 302.1203, 301.8652, 301.6002, 301.3649, 301.1541, 300.9987, </text:p>
      <text:p text:style-name="P1"><text:s text:c="4"/>300.8923, 300.8357, 300.785, 300.7509, 300.7791, 300.8168, 300.8684, </text:p>
      <text:p text:style-name="P1"><text:s text:c="4"/>300.8505, 300.8251, 300.7802, 300.726, 300.6493, 300.5074, 300.3461, </text:p>
      <text:p text:style-name="P1"><text:s text:c="4"/>300.1217, 299.9153, 299.6308, 303.3719, 304.5594, 303.808, 301.2955, </text:p>
      <text:p text:style-name="P1"><text:s text:c="4"/>300.7411, 300.3723, 300.0703, 299.9069, 300.3503, 301.9268, 303.3598, </text:p>
      <text:p text:style-name="P1"><text:s text:c="4"/>304.3336, 303.1486, 302.9948, 305.0248, 303.5421, 302.8607, 302.7888, </text:p>
      <text:p text:style-name="P1"><text:s text:c="4"/>297.3871, 296.9847, 299.9019, 300.7708, 301.2372, 302.1569, 302.647, </text:p>
      <text:p text:style-name="P1"><text:s text:c="4"/>302.1529, 302.0073, 302.0835, 302.0331, 302.0067, 302.2575, 302.4036, </text:p>
      <text:p text:style-name="P1"><text:s text:c="4"/>302.4639, 302.4829, 302.5124, 302.538, 302.5024, 302.5432, 302.5889, </text:p>
      <text:p text:style-name="P1"><text:s text:c="4"/>302.7728, 303.0448, 303.135, 303.1928, 303.5057, 302.8762, 303.4369, </text:p>
      <text:p text:style-name="P1"><text:s text:c="4"/>303.6424, 303.3563, 303.0732, 302.894, 302.7397, 302.6144, 302.4752, </text:p>
      <text:p text:style-name="P1"><text:s text:c="4"/>302.3448, 302.1924, 302.0614, 301.9515, 301.959,</text:p>
      <text:p text:style-name="P1"><text:s text:c="2"/>300.8435, 300.9409, 301.0461, 301.1299, 301.2375, 301.3725, 301.5008, </text:p>
      <text:p text:style-name="P1"><text:s text:c="4"/>301.5847, 301.6332, 301.6563, 301.6499, 301.6208, 301.5312, 301.3822, </text:p>
      <text:p text:style-name="P1"><text:s text:c="4"/>301.2033, 300.9782, 300.7321, 300.4871, 300.2389, 299.9977, 299.807, </text:p>
      <text:p text:style-name="P1"><text:s text:c="4"/>299.6834, 299.6291, 299.5525, 299.4944, 299.5022, 299.5325, 299.5857, </text:p>
      <text:p text:style-name="P1"><text:s text:c="4"/>299.6094, 299.6154, 299.6099, 299.6184, 299.5941, 299.5366, 299.4816, </text:p>
      <text:p text:style-name="P1"><text:s text:c="4"/>299.3797, 299.4593, 297.692, 301.197, 302.5251, 301.9799, 300.3953, </text:p>
      <text:p text:style-name="P1"><text:s text:c="4"/>299.9029, 299.6231, 299.3971, 299.3305, 298.958, 299.51, 300.2829, </text:p>
      <text:p text:style-name="P1"><text:s text:c="4"/>299.5905, 298.6719, 299.7998, 302.86, 301.9984, 301.716, 302.2284, </text:p>
      <text:p text:style-name="P1"><text:s text:c="4"/>296.4695, 297.2784, 299.3043, 299.974, 300.237, 300.12, 301.3133, </text:p>
      <text:p text:style-name="P1"><text:s text:c="4"/>301.7939, 301.5376, 301.5721, 301.5669, 301.5302, 301.6863, 301.8231, </text:p>
      <text:p text:style-name="P1"><text:s text:c="4"/>301.9281, 301.9916, 302.047, 302.0946, 302.0944, 302.214, 302.3645, </text:p>
      <text:p text:style-name="P1"><text:s text:c="4"/>302.6288, 302.4206, 302.7029, 302.7243, 302.9959, 302.202, 302.8845, </text:p>
      <text:p text:style-name="P1"><text:s text:c="4"/>303.1726, 302.878, 302.5385, 302.2469, 302.0027, 301.7807, 301.5474, </text:p>
      <text:p text:style-name="P1"><text:s text:c="4"/>301.3693, 301.187, 301.0268, 300.8742, 300.7975,</text:p>
      <text:p text:style-name="P1"><text:s text:c="2"/>299.5996, 299.6692, 299.7644, 299.8654, 299.965, 300.1088, 300.2618, </text:p>
      <text:p text:style-name="P1"><text:s text:c="4"/>300.3806, 300.446, 300.486, 300.4895, 300.4635, 300.3775, 300.2187, </text:p>
      <text:p text:style-name="P1"><text:s text:c="4"/>299.9961, 299.7505, 299.4943, 299.2491, 299.0166, 298.8065, 298.607, </text:p>
      <text:p text:style-name="P1"><text:s text:c="4"/>298.4603, 298.376, 298.2781, 298.2104, 298.2041, 298.2204, 298.2792, </text:p>
      <text:p text:style-name="P1"><text:s text:c="4"/>298.366, 298.4347, 298.4589, 298.5033, 298.5169, 298.5386, 298.5799, </text:p>
      <text:p text:style-name="P1"><text:s text:c="4"/>298.6364, 298.8626, 295.5796, 298.9662, 300.597, 300.2528, 299.3515, </text:p>
      <text:p text:style-name="P1"><text:s text:c="4"/>299.0429, 298.9045, 298.7757, 298.7669, 297.285, 296.8066, 296.8293, </text:p>
      <text:p text:style-name="P1"><text:s text:c="4"/>296.3845, 297.2196, 300.1233, 301.2966, 300.8967, 300.9589, 300.4183, </text:p>
      <text:p text:style-name="P1"><text:s text:c="4"/>296.4445, 297.2588, 298.7789, 299.5207, 299.2892, 298.883, 299.5542, </text:p>
      <text:p text:style-name="P1"><text:s text:c="4"/>301.0635, 301.0803, 301.0606, 301.0797, 301.0612, 301.191, 301.3232, </text:p>
      <text:p text:style-name="P1"><text:s text:c="4"/>301.4532, 301.5997, 301.7279, 301.7643, 301.9034, 301.6927, 301.3614, </text:p>
      <text:p text:style-name="P1"><text:s text:c="4"/>301.8466, 300.0446, 300.9257, 302.446, 302.5329, 301.8309, 302.4327, </text:p>
      <text:p text:style-name="P1"><text:s text:c="4"/>302.5998, 302.256, 301.9327, 301.5796, 301.2427, 300.931, 300.6299, </text:p>
      <text:p text:style-name="P1"><text:s text:c="4"/>300.3845, 300.1405, 299.9577, 299.7801, 299.631,</text:p>
      <text:p text:style-name="P1"><text:s text:c="2"/>298.2932, 298.2905, 298.3914, 298.5193, 298.6482, 298.7766, 298.9412, </text:p>
      <text:p text:style-name="P1"><text:s text:c="4"/>299.0625, 299.1384, 299.1687, 299.1746, 299.1411, 299.0663, 298.9342, </text:p>
      <text:p text:style-name="P1"><text:s text:c="4"/>298.6967, 298.4694, 298.2082, 297.9298, 297.7085, 297.5389, 297.3737, </text:p>
      <text:p text:style-name="P1"><text:s text:c="4"/>297.2086, 297.1017, 296.9935, 296.9425, 296.9268, 296.9147, 297.0061, </text:p>
      <text:p text:style-name="P1"><text:s text:c="4"/>297.1243, 297.2571, 297.3376, 297.4116, 297.4557, 297.5373, 297.6596, </text:p>
      <text:p text:style-name="P1"><text:s text:c="4"/>297.8453, 297.9159, 294.8004, 297.8724, 299.3452, 299.0463, 298.3693, </text:p>
      <text:p text:style-name="P1"><text:s text:c="4"/>298.1778, 298.1367, 298.1429, 298.2172, 296.0027, 295.1929, 295.4669, </text:p>
      <text:p text:style-name="P1"><text:s text:c="4"/>296.5628, 298.9008, 300.0846, 300.1072, 300.1447, 300.3684, 301.1335, </text:p>
      <text:p text:style-name="P1"><text:s text:c="4"/>297.218, 297.3952, 299.4585, 300.7164, 299.9459, 299.4539, 299.6048, </text:p>
      <text:p text:style-name="P1"><text:s text:c="4"/>300.5201, 300.5922, 300.5708, 300.582, 300.6124, 300.7264, 300.8734, </text:p>
      <text:p text:style-name="P1"><text:s text:c="4"/>301.1629, 301.2009, 301.2826, 301.3988, 301.1102, 300.0168, 299.8846, </text:p>
      <text:p text:style-name="P1"><text:s text:c="4"/>300.9254, 300.2414, 301.3312, 301.9974, 302.0819, 301.2895, 302.0684, </text:p>
      <text:p text:style-name="P1"><text:s text:c="4"/>302.0027, 301.4849, 301.1459, 300.7964, 300.4406, 300.0678, 299.69, </text:p>
      <text:p text:style-name="P1"><text:soft-page-break/><text:s text:c="4"/>299.381, 299.0714, 298.8091, 298.5898, 298.41,</text:p>
      <text:p text:style-name="P1"><text:s text:c="2"/>297.0154, 296.9497, 297.0125, 297.1542, 297.2926, 297.4485, 297.5714, </text:p>
      <text:p text:style-name="P1"><text:s text:c="4"/>297.6857, 297.7871, 297.8344, 297.8584, 297.8367, 297.7668, 297.6401, </text:p>
      <text:p text:style-name="P1"><text:s text:c="4"/>297.4118, 297.1804, 296.9407, 296.7065, 296.4997, 296.3509, 296.1914, </text:p>
      <text:p text:style-name="P1"><text:s text:c="4"/>296.0476, 295.9364, 295.8313, 295.7993, 295.7832, 295.8114, 295.906, </text:p>
      <text:p text:style-name="P1"><text:s text:c="4"/>296.0235, 296.1891, 296.3435, 296.4596, 296.5396, 296.66, 296.8414, </text:p>
      <text:p text:style-name="P1"><text:s text:c="4"/>297.1328, 297.3987, 295.2881, 297.4451, 298.393, 298.1067, 297.4515, </text:p>
      <text:p text:style-name="P1"><text:s text:c="4"/>297.3257, 297.4032, 297.5175, 297.6687, 295.7577, 295.7985, 297.6747, </text:p>
      <text:p text:style-name="P1"><text:s text:c="4"/>298.7196, 299.1694, 299.147, 299.381, 299.6166, 299.8767, 300.4187, </text:p>
      <text:p text:style-name="P1"><text:s text:c="4"/>299.2055, 298.7937, 300.1427, 300.2811, 300.1972, 300.1439, 300.1344, </text:p>
      <text:p text:style-name="P1"><text:s text:c="4"/>300.1276, 300.1243, 300.0912, 300.0939, 300.1542, 300.2748, 300.4988, </text:p>
      <text:p text:style-name="P1"><text:s text:c="4"/>300.3114, 298.3951, 298.2191, 299.1581, 299.6364, 299.4847, 299.1924, </text:p>
      <text:p text:style-name="P1"><text:s text:c="4"/>299.8459, 300.2763, 301.4729, 301.6389, 301.4554, 300.2648, 301.5288, </text:p>
      <text:p text:style-name="P1"><text:s text:c="4"/>301.4304, 300.731, 300.2178, 299.8806, 299.61, 299.2084, 298.7556, </text:p>
      <text:p text:style-name="P1"><text:s text:c="4"/>298.3467, 297.9506, 297.6116, 297.3572, 297.1582,</text:p>
      <text:p text:style-name="P1"><text:s text:c="2"/>295.5927, 295.5092, 295.5563, 295.6686, 295.8116, 295.9745, 296.1072, </text:p>
      <text:p text:style-name="P1"><text:s text:c="4"/>296.2305, 296.3541, 296.4377, 296.4963, 296.4628, 296.3732, 296.2484, </text:p>
      <text:p text:style-name="P1"><text:s text:c="4"/>296.0528, 295.8445, 295.6321, 295.4582, 295.282, 295.136, 294.9844, </text:p>
      <text:p text:style-name="P1"><text:s text:c="4"/>294.862, 294.798, 294.7262, 294.7061, 294.6895, 294.7589, 294.8713, </text:p>
      <text:p text:style-name="P1"><text:s text:c="4"/>294.9644, 295.1809, 295.379, 295.5476, 295.6567, 295.8208, 296.071, </text:p>
      <text:p text:style-name="P1"><text:s text:c="4"/>296.5233, 296.0487, 294.2711, 296.6469, 297.1781, 297.2648, 296.6065, </text:p>
      <text:p text:style-name="P1"><text:s text:c="4"/>296.5036, 296.6523, 296.828, 296.9236, 297.1781, 297.4558, 297.7137, </text:p>
      <text:p text:style-name="P1"><text:s text:c="4"/>298.1246, 298.4992, 298.6858, 298.9751, 299.2343, 299.436, 299.7005, </text:p>
      <text:p text:style-name="P1"><text:s text:c="4"/>300.0463, 299.7684, 299.5757, 299.7055, 299.6699, 299.6379, 299.6293, </text:p>
      <text:p text:style-name="P1"><text:s text:c="4"/>299.6313, 299.6136, 299.5463, 299.5467, 299.6219, 299.7721, 300.1507, </text:p>
      <text:p text:style-name="P1"><text:s text:c="4"/>298.7104, 296.9723, 297.0228, 297.997, 298.7741, 298.6533, 298.3936, </text:p>
      <text:p text:style-name="P1"><text:s text:c="4"/>298.7246, 299.0511, 299.6474, 300.041, 300.0479, 299.0166, 299.3861, </text:p>
      <text:p text:style-name="P1"><text:s text:c="4"/>300.4129, 299.6223, 298.9075, 298.6403, 298.5836, 298.2342, 297.7142, </text:p>
      <text:p text:style-name="P1"><text:s text:c="4"/>297.2022, 296.7119, 296.2991, 295.9831, 295.747,</text:p>
      <text:p text:style-name="P1"><text:s text:c="2"/>294.1244, 294.0463, 294.1038, 294.2163, 294.3441, 294.4864, 294.6529, </text:p>
      <text:p text:style-name="P1"><text:s text:c="4"/>294.8396, 294.9893, 295.0862, 295.1595, 295.1338, 295.0582, 294.9394, </text:p>
      <text:p text:style-name="P1"><text:s text:c="4"/>294.8053, 294.6505, 294.4864, 294.3361, 294.1792, 294.0486, 293.9048, </text:p>
      <text:p text:style-name="P1"><text:s text:c="4"/>293.803, 293.7875, 293.7714, 293.7629, 293.7627, 293.8351, 293.9517, </text:p>
      <text:p text:style-name="P1"><text:s text:c="4"/>294.0805, 294.3259, 294.5541, 294.749, 294.9096, 295.1256, 295.4605, </text:p>
      <text:p text:style-name="P1"><text:s text:c="4"/>296.0227, 295.5411, 293.5243, 295.7959, 296.0865, 296.623, 295.9044, </text:p>
      <text:p text:style-name="P1"><text:s text:c="4"/>295.7495, 295.959, 296.2429, 296.4893, 296.7201, 297.037, 297.4089, </text:p>
      <text:p text:style-name="P1"><text:s text:c="4"/>297.8339, 298.1689, 298.4315, 298.6973, 298.9191, 299.1123, 299.2795, </text:p>
      <text:p text:style-name="P1"><text:s text:c="4"/>299.3898, 299.3295, 299.3192, 299.3687, 299.2949, 299.2105, 299.1539, </text:p>
      <text:p text:style-name="P1"><text:s text:c="4"/>299.0838, 299.0132, 298.9376, 298.9444, 299.0547, 299.2409, 299.7499, </text:p>
      <text:p text:style-name="P1"><text:s text:c="4"/>297.4599, 296.3409, 296.3479, 297.0396, 297.5617, 297.3664, 297.1443, </text:p>
      <text:p text:style-name="P1"><text:s text:c="4"/>297.2873, 297.6063, 297.7783, 298.0823, 298.6066, 297.5675, 296.8982, </text:p>
      <text:p text:style-name="P1"><text:s text:c="4"/>299.0368, 298.3136, 297.3593, 297.0995, 297.2874, 297.1016, 296.5646, </text:p>
      <text:p text:style-name="P1"><text:s text:c="4"/>295.9591, 295.4076, 294.9396, 294.5744, 294.2932,</text:p>
      <text:p text:style-name="P1"><text:s text:c="2"/>292.5304, 292.5098, 292.5764, 292.6771, 292.7937, 292.9272, 293.1145, </text:p>
      <text:p text:style-name="P1"><text:s text:c="4"/>293.3301, 293.4998, 293.6143, 293.6967, 293.712, 293.6945, 293.6273, </text:p>
      <text:p text:style-name="P1"><text:s text:c="4"/>293.5342, 293.4619, 293.3727, 293.256, 293.1193, 293.0085, 292.8939, </text:p>
      <text:p text:style-name="P1"><text:s text:c="4"/>292.806, 292.8124, 292.8336, 292.8839, 292.9407, 293.0493, 293.1922, </text:p>
      <text:p text:style-name="P1"><text:s text:c="4"/>293.3548, 293.5948, 293.8386, 294.0542, 294.2698, 294.5603, 294.9628, </text:p>
      <text:p text:style-name="P1"><text:s text:c="4"/>295.54, 296.2994, 294.8196, 295.1947, 294.9419, 295.5996, 295.2723, </text:p>
      <text:p text:style-name="P1"><text:s text:c="4"/>295.0541, 295.2717, 295.5963, 295.9305, 296.2651, 296.6336, 297.0486, </text:p>
      <text:p text:style-name="P1"><text:s text:c="4"/>297.5167, 297.9012, 298.2086, 298.4551, 298.6804, 298.8482, 298.9837, </text:p>
      <text:p text:style-name="P1"><text:s text:c="4"/>299.0413, 299.0824, 299.1387, 299.1177, 298.9153, 298.7153, 298.5417, </text:p>
      <text:p text:style-name="P1"><text:s text:c="4"/>298.3986, 298.264, 298.2025, 298.2428, 298.3726, 298.6181, 298.7387, </text:p>
      <text:p text:style-name="P1"><text:s text:c="4"/>296.1781, 295.824, 295.7179, 296.0356, 296.2586, 295.8513, 295.429, </text:p>
      <text:p text:style-name="P1"><text:s text:c="4"/>295.4149, 295.8961, 296.7409, 296.9185, 297.0956, 296.0137, 294.8455, </text:p>
      <text:p text:style-name="P1"><text:s text:c="4"/>296.4556, 297.4322, 296.0227, 295.4875, 295.7144, 295.6982, 295.2451, </text:p>
      <text:p text:style-name="P1"><text:s text:c="4"/>294.578, 293.9225, 293.3834, 292.9839, 292.6974,</text:p>
      <text:p text:style-name="P1"><text:s text:c="2"/>290.9269, 290.9638, 291.0684, 291.1795, 291.3025, 291.4187, 291.6142, </text:p>
      <text:p text:style-name="P1"><text:s text:c="4"/>291.8367, 292.0045, 292.1509, 292.2812, 292.3524, 292.4119, 292.4372, </text:p>
      <text:p text:style-name="P1"><text:soft-page-break/><text:s text:c="4"/>292.421, 292.4021, 292.3723, 292.3066, 292.1986, 292.104, 292.0171, </text:p>
      <text:p text:style-name="P1"><text:s text:c="4"/>291.9514, 291.9724, 292.0471, 292.1502, 292.2572, 292.4389, 292.6183, </text:p>
      <text:p text:style-name="P1"><text:s text:c="4"/>292.801, 293.0115, 293.2462, 293.5124, 293.7932, 294.1471, 294.5889, </text:p>
      <text:p text:style-name="P1"><text:s text:c="4"/>295.085, 295.7014, 295.8149, 295.4029, 295.1042, 295.0219, 294.6705, </text:p>
      <text:p text:style-name="P1"><text:s text:c="4"/>294.4434, 294.6388, 294.9713, 295.3376, 295.75, 296.1989, 296.706, </text:p>
      <text:p text:style-name="P1"><text:s text:c="4"/>297.2404, 297.7096, 298.0439, 298.2876, 298.4759, 298.6494, 298.8321, </text:p>
      <text:p text:style-name="P1"><text:s text:c="4"/>298.9522, 299.0938, 297.8868, 296.9514, 297.7065, 298.2049, 297.9623, </text:p>
      <text:p text:style-name="P1"><text:s text:c="4"/>297.7476, 297.6372, 297.5822, 297.6079, 297.6797, 297.7598, 297.0162, </text:p>
      <text:p text:style-name="P1"><text:s text:c="4"/>295.0363, 294.838, 295.2131, 295.5225, 295.2292, 294.4607, 294.3004, </text:p>
      <text:p text:style-name="P1"><text:s text:c="4"/>294.8182, 295.5887, 296.2768, 296.1925, 296.2211, 295.5132, 293.9057, </text:p>
      <text:p text:style-name="P1"><text:s text:c="4"/>293.2971, 295.6253, 295.1256, 294.1622, 294.1415, 294.1696, 293.8374, </text:p>
      <text:p text:style-name="P1"><text:s text:c="4"/>293.1988, 292.4438, 291.8004, 291.334, 291.0378,</text:p>
      <text:p text:style-name="P1"><text:s text:c="2"/>289.4336, 289.5033, 289.6106, 289.7398, 289.8955, 290.04, 290.2375, </text:p>
      <text:p text:style-name="P1"><text:s text:c="4"/>290.4586, 290.6172, 290.8032, 290.9637, 291.0832, 291.2076, 291.3406, </text:p>
      <text:p text:style-name="P1"><text:s text:c="4"/>291.4178, 291.4608, 291.5004, 291.4708, 291.394, 291.3111, 291.2745, </text:p>
      <text:p text:style-name="P1"><text:s text:c="4"/>291.2317, 291.268, 291.4051, 291.5632, 291.713, 291.9363, 292.1363, </text:p>
      <text:p text:style-name="P1"><text:s text:c="4"/>292.3454, 292.5504, 292.8001, 293.0958, 293.4261, 293.7907, 294.1869, </text:p>
      <text:p text:style-name="P1"><text:s text:c="4"/>294.5891, 294.9907, 295.1484, 295.0185, 294.8216, 294.5251, 294.162, </text:p>
      <text:p text:style-name="P1"><text:s text:c="4"/>293.964, 294.0963, 294.3835, 294.7672, 295.2448, 295.7706, 296.3875, </text:p>
      <text:p text:style-name="P1"><text:s text:c="4"/>297.0499, 297.6682, 298.0626, 298.2465, 298.3931, 298.64, 298.9344, </text:p>
      <text:p text:style-name="P1"><text:s text:c="4"/>298.0187, 297.4285, 294.9339, 293.1974, 294.0309, 295.676, 297.5749, </text:p>
      <text:p text:style-name="P1"><text:s text:c="4"/>297.3094, 297.1995, 296.8944, 296.713, 297.0204, 296.7433, 295.7225, </text:p>
      <text:p text:style-name="P1"><text:s text:c="4"/>294.1514, 293.8783, 294.4342, 294.5543, 294.0621, 293.4409, 293.5672, </text:p>
      <text:p text:style-name="P1"><text:s text:c="4"/>294.5667, 295.4107, 295.7733, 295.6205, 295.4093, 294.8542, 293.4887, </text:p>
      <text:p text:style-name="P1"><text:s text:c="4"/>291.3202, 292.7359, 294.5197, 293.1281, 292.5738, 292.4391, 292.2751, </text:p>
      <text:p text:style-name="P1"><text:s text:c="4"/>291.7824, 290.9909, 290.2663, 289.7688, 289.5196,</text:p>
      <text:p text:style-name="P1"><text:s text:c="2"/>288.3214, 288.3543, 288.4383, 288.584, 288.7718, 288.9487, 289.1254, </text:p>
      <text:p text:style-name="P1"><text:s text:c="4"/>289.2785, 289.4448, 289.6775, 289.888, 290.0631, 290.2327, 290.4217, </text:p>
      <text:p text:style-name="P1"><text:s text:c="4"/>290.5596, 290.634, 290.6976, 290.717, 290.715, 290.6812, 290.6787, </text:p>
      <text:p text:style-name="P1"><text:s text:c="4"/>290.7037, 290.7955, 290.9666, 291.1562, 291.3588, 291.5869, 291.7862, </text:p>
      <text:p text:style-name="P1"><text:s text:c="4"/>291.9641, 292.145, 292.416, 292.7133, 293.0212, 293.3688, 293.7233, </text:p>
      <text:p text:style-name="P1"><text:s text:c="4"/>294.0395, 294.3273, 294.4354, 294.3542, 294.1745, 293.9373, 293.691, </text:p>
      <text:p text:style-name="P1"><text:s text:c="4"/>293.5603, 293.6674, 293.8979, 294.2935, 294.7998, 295.3947, 296.1346, </text:p>
      <text:p text:style-name="P1"><text:s text:c="4"/>297.0236, 297.4837, 296.7714, 295.9882, 296.5255, 296.2789, 294.7531, </text:p>
      <text:p text:style-name="P1"><text:s text:c="4"/>293.6951, 293.8956, 293.5883, 293.0413, 292.3472, 293.5344, 294.8732, </text:p>
      <text:p text:style-name="P1"><text:s text:c="4"/>293.7952, 293.4699, 293.6369, 292.8977, 295.0292, 295.906, 295.4459, </text:p>
      <text:p text:style-name="P1"><text:s text:c="4"/>294.334, 293.4549, 293.3737, 293.1893, 292.9489, 292.7153, 293.0248, </text:p>
      <text:p text:style-name="P1"><text:s text:c="4"/>293.8839, 294.4612, 294.744, 294.6288, 294.3164, 293.7273, 293.0464, </text:p>
      <text:p text:style-name="P1"><text:s text:c="4"/>290.6378, 290.2805, 293.3782, 292.3165, 291.2332, 290.7909, 290.6498, </text:p>
      <text:p text:style-name="P1"><text:s text:c="4"/>290.2977, 289.6083, 288.9792, 288.5814, 288.3939,</text:p>
      <text:p text:style-name="P1"><text:s text:c="2"/>287.6146, 287.6229, 287.7035, 287.864, 288.0907, 288.2787, 288.4027, </text:p>
      <text:p text:style-name="P1"><text:s text:c="4"/>288.5136, 288.6685, 288.8756, 289.1141, 289.3192, 289.523, 289.7148, </text:p>
      <text:p text:style-name="P1"><text:s text:c="4"/>289.8536, 289.9352, 290.0097, 290.0959, 290.1634, 290.2163, 290.263, </text:p>
      <text:p text:style-name="P1"><text:s text:c="4"/>290.3396, 290.4751, 290.6804, 290.871, 291.0881, 291.3139, 291.5021, </text:p>
      <text:p text:style-name="P1"><text:s text:c="4"/>291.6535, 291.8285, 292.0909, 292.35, 292.6323, 292.9411, 293.209, </text:p>
      <text:p text:style-name="P1"><text:s text:c="4"/>293.457, 293.6451, 293.7302, 293.7025, 293.585, 293.4413, 293.292, </text:p>
      <text:p text:style-name="P1"><text:s text:c="4"/>293.2579, 293.357, 293.5543, 293.958, 294.4541, 295.0711, 295.8579, </text:p>
      <text:p text:style-name="P1"><text:s text:c="4"/>296.6775, 294.4962, 292.7644, 292.6068, 292.7843, 291.9893, 291.0307, </text:p>
      <text:p text:style-name="P1"><text:s text:c="4"/>291.3009, 291.7217, 293.0828, 292.365, 291.3904, 292.0033, 292.0939, </text:p>
      <text:p text:style-name="P1"><text:s text:c="4"/>291.2209, 291.3155, 291.7691, 291.7307, 293.9144, 295.2643, 295.357, </text:p>
      <text:p text:style-name="P1"><text:s text:c="4"/>295.3868, 294.3784, 293.3947, 292.6425, 292.6118, 292.2064, 292.0668, </text:p>
      <text:p text:style-name="P1"><text:s text:c="4"/>292.5845, 292.9203, 292.9773, 293.266, 293.0386, 292.6837, 292.1691, </text:p>
      <text:p text:style-name="P1"><text:s text:c="4"/>289.8075, 288.1276, 290.8967, 291.9393, 290.5523, 289.751, 289.3668, </text:p>
      <text:p text:style-name="P1"><text:s text:c="4"/>288.991, 288.4532, 287.9967, 287.7404, 287.6291,</text:p>
      <text:p text:style-name="P1"><text:s text:c="2"/>287.1991, 287.2517, 287.3654, 287.5527, 287.7694, 287.9355, 288.0286, </text:p>
      <text:p text:style-name="P1"><text:s text:c="4"/>288.1079, 288.2269, 288.3813, 288.5847, 288.7843, 288.9848, 289.1772, </text:p>
      <text:p text:style-name="P1"><text:s text:c="4"/>289.3063, 289.3916, 289.4917, 289.6169, 289.7286, 289.8534, 289.9681, </text:p>
      <text:p text:style-name="P1"><text:s text:c="4"/>290.1162, 290.3075, 290.5131, 290.7176, 290.9319, 291.1364, 291.3362, </text:p>
      <text:p text:style-name="P1"><text:s text:c="4"/>291.5163, 291.7194, 291.9768, 292.1647, 292.4132, 292.7141, 292.963, </text:p>
      <text:p text:style-name="P1"><text:soft-page-break/><text:s text:c="4"/>293.1519, 293.2487, 293.2751, 293.2566, 293.1889, 293.1266, 293.0952, </text:p>
      <text:p text:style-name="P1"><text:s text:c="4"/>293.0861, 293.1543, 293.3585, 293.6748, 294.1256, 294.7339, 295.5167, </text:p>
      <text:p text:style-name="P1"><text:s text:c="4"/>295.6135, 292.6718, 291.6416, 291.9743, 291.6605, 290.6518, 290.249, </text:p>
      <text:p text:style-name="P1"><text:s text:c="4"/>290.4104, 290.6872, 292.5538, 291.7024, 291.0116, 291.1206, 290.1044, </text:p>
      <text:p text:style-name="P1"><text:s text:c="4"/>289.8629, 290.356, 290.5023, 291.3651, 293.1951, 294.4782, 294.5902, </text:p>
      <text:p text:style-name="P1"><text:s text:c="4"/>294.7125, 294.7635, 294.6393, 292.4968, 292.2199, 291.4492, 290.8863, </text:p>
      <text:p text:style-name="P1"><text:s text:c="4"/>290.9341, 291.1377, 291.1233, 291.4949, 291.4777, 291.3524, 290.5436, </text:p>
      <text:p text:style-name="P1"><text:s text:c="4"/>288.3536, 286.1458, 288.2151, 291.2824, 290.1812, 289.299, 288.7057, </text:p>
      <text:p text:style-name="P1"><text:s text:c="4"/>288.2024, 287.7718, 287.434, 287.2646, 287.1856,</text:p>
      <text:p text:style-name="P1"><text:s text:c="2"/>287.0654, 287.1538, 287.2736, 287.4364, 287.6096, 287.7354, 287.8405, </text:p>
      <text:p text:style-name="P1"><text:s text:c="4"/>287.9477, 288.0586, 288.1741, 288.3193, 288.5004, 288.686, 288.8143, </text:p>
      <text:p text:style-name="P1"><text:s text:c="4"/>288.9284, 289.0258, 289.1528, 289.3013, 289.4433, 289.6062, 289.8035, </text:p>
      <text:p text:style-name="P1"><text:s text:c="4"/>290.0155, 290.2751, 290.5018, 290.7303, 290.9498, 291.1654, 291.3987, </text:p>
      <text:p text:style-name="P1"><text:s text:c="4"/>291.6819, 292.0272, 291.7948, 292.3872, 292.5559, 292.8611, 292.8621, </text:p>
      <text:p text:style-name="P1"><text:s text:c="4"/>292.375, 293.0953, 293.0647, 293.0222, 293.0026, 293.0027, 292.9991, </text:p>
      <text:p text:style-name="P1"><text:s text:c="4"/>292.9935, 293.0761, 293.2314, 293.4634, 293.8227, 294.3703, 295.1022, </text:p>
      <text:p text:style-name="P1"><text:s text:c="4"/>294.9041, 293.0202, 293.045, 293.4534, 293.4236, 292.5693, 291.7054, </text:p>
      <text:p text:style-name="P1"><text:s text:c="4"/>290.1255, 290.265, 291.851, 291.5712, 290.9174, 290.0096, 288.5929, </text:p>
      <text:p text:style-name="P1"><text:s text:c="4"/>289.1711, 289.5602, 289.2179, 290.2933, 291.7733, 293.3597, 293.8188, </text:p>
      <text:p text:style-name="P1"><text:s text:c="4"/>294.004, 294.0109, 293.0549, 291.0836, 291.1725, 290.0915, 289.4832, </text:p>
      <text:p text:style-name="P1"><text:s text:c="4"/>289.3614, 289.6191, 289.5966, 289.5653, 289.8861, 289.3871, 288.1454, </text:p>
      <text:p text:style-name="P1"><text:s text:c="4"/>286.2617, 284.3738, 286.4993, 290.7498, 290.1416, 289.2856, 288.6671, </text:p>
      <text:p text:style-name="P1"><text:s text:c="4"/>288.1059, 287.6581, 287.3384, 287.1502, 287.0663,</text:p>
      <text:p text:style-name="P1"><text:s text:c="2"/>287.1754, 287.2671, 287.3387, 287.44, 287.5438, 287.6578, 287.7666, </text:p>
      <text:p text:style-name="P1"><text:s text:c="4"/>287.8853, 287.9938, 288.1142, 288.2441, 288.3742, 288.5062, 288.6086, </text:p>
      <text:p text:style-name="P1"><text:s text:c="4"/>288.7194, 288.8336, 288.9878, 289.1649, 289.3491, 289.5744, 289.82, </text:p>
      <text:p text:style-name="P1"><text:s text:c="4"/>290.1099, 290.4041, 290.6785, 290.9244, 291.1695, 291.4402, 291.8251, </text:p>
      <text:p text:style-name="P1"><text:s text:c="4"/>292.3204, 292.3115, 288.6131, 292.5684, 292.8871, 293.0424, 292.4606, </text:p>
      <text:p text:style-name="P1"><text:s text:c="4"/>289.9644, 292.0079, 292.9338, 292.9487, 292.9336, 292.9697, 292.9525, </text:p>
      <text:p text:style-name="P1"><text:s text:c="4"/>292.9696, 293.0206, 293.1197, 293.2843, 293.5578, 294.0553, 294.715, </text:p>
      <text:p text:style-name="P1"><text:s text:c="4"/>295.0991, 292.4518, 292.2646, 292.4936, 292.3227, 291.5596, 290.5132, </text:p>
      <text:p text:style-name="P1"><text:s text:c="4"/>289.4693, 290.2724, 290.6046, 288.4835, 288.0184, 287.6412, 284.6567, </text:p>
      <text:p text:style-name="P1"><text:s text:c="4"/>285.8383, 286.1768, 288.4517, 290.3844, 290.5222, 290.7594, 291.27, </text:p>
      <text:p text:style-name="P1"><text:s text:c="4"/>291.0178, 289.8476, 288.5958, 287.1653, 288.3334, 286.9275, 287.8132, </text:p>
      <text:p text:style-name="P1"><text:s text:c="4"/>288.2927, 288.6811, 288.4501, 288.0203, 288.2935, 287.1571, 285.7391, </text:p>
      <text:p text:style-name="P1"><text:s text:c="4"/>284.8535, 283.9133, 285.2509, 289.1531, 289.9103, 289.414, 289.1575, </text:p>
      <text:p text:style-name="P1"><text:s text:c="4"/>288.5567, 287.9994, 287.5714, 287.2857, 287.1651,</text:p>
      <text:p text:style-name="P1"><text:s text:c="2"/>287.4328, 287.4759, 287.5322, 287.5613, 287.6219, 287.6918, 287.7797, </text:p>
      <text:p text:style-name="P1"><text:s text:c="4"/>287.8779, 287.9852, 288.1049, 288.2262, 288.3441, 288.4717, 288.5705, </text:p>
      <text:p text:style-name="P1"><text:s text:c="4"/>288.6835, 288.844, 289.0305, 289.2549, 289.5213, 289.8104, 290.1216, </text:p>
      <text:p text:style-name="P1"><text:s text:c="4"/>290.4396, 290.7337, 290.9868, 291.2389, 291.4977, 291.8424, 292.329, </text:p>
      <text:p text:style-name="P1"><text:s text:c="4"/>292.3387, 290.5276, 286.5555, 290.8311, 293.1366, 293.1067, 292.2054, </text:p>
      <text:p text:style-name="P1"><text:s text:c="4"/>288.5149, 289.1212, 291.7318, 292.7182, 292.7592, 292.7855, 292.7872, </text:p>
      <text:p text:style-name="P1"><text:s text:c="4"/>292.7895, 292.8123, 292.8561, 292.9975, 293.3431, 293.8937, 294.6511, </text:p>
      <text:p text:style-name="P1"><text:s text:c="4"/>294.9062, 291.184, 288.2442, 287.4381, 287.4948, 286.7272, 288.232, </text:p>
      <text:p text:style-name="P1"><text:s text:c="4"/>289.8054, 290.2717, 289.2287, 286.0026, 284.9853, 284.5926, 282.9696, </text:p>
      <text:p text:style-name="P1"><text:s text:c="4"/>282.9368, 281.597, 285.781, 288.9377, 289.9556, 288.664, 287.7721, </text:p>
      <text:p text:style-name="P1"><text:s text:c="4"/>285.9874, 285.0677, 284.1946, 283.4861, 284.9301, 285.0045, 285.1956, </text:p>
      <text:p text:style-name="P1"><text:s text:c="4"/>285.6097, 286.8524, 287.3577, 286.273, 286.2826, 285.2262, 283.6747, </text:p>
      <text:p text:style-name="P1"><text:s text:c="4"/>284.0582, 283.6206, 284.0589, 285.9576, 287.136, 286.4116, 287.0073, </text:p>
      <text:p text:style-name="P1"><text:s text:c="4"/>289.2243, 288.9611, 288.2691, 287.7321, 287.4941,</text:p>
      <text:p text:style-name="P1"><text:s text:c="2"/>287.8013, 287.8147, 287.8933, 287.9084, 287.9027, 287.9357, 288.0117, </text:p>
      <text:p text:style-name="P1"><text:s text:c="4"/>288.097, 288.1935, 288.2965, 288.4226, 288.5473, 288.6783, 288.7954, </text:p>
      <text:p text:style-name="P1"><text:s text:c="4"/>288.9334, 289.1013, 289.3157, 289.5794, 289.907, 290.2438, 290.563, </text:p>
      <text:p text:style-name="P1"><text:s text:c="4"/>290.8654, 291.1445, 291.3344, 291.5876, 291.7678, 292.0317, 292.0891, </text:p>
      <text:p text:style-name="P1"><text:s text:c="4"/>290.5369, 288.9077, 284.6497, 286.3318, 292.9963, 292.854, 291.5695, </text:p>
      <text:p text:style-name="P1"><text:s text:c="4"/>287.817, 287.5404, 289.219, 290.9918, 292.2263, 292.3964, 292.3658, </text:p>
      <text:p text:style-name="P1"><text:s text:c="4"/>292.3881, 292.4343, 292.59, 292.9995, 292.8616, 293.7662, 292.1271, </text:p>
      <text:p text:style-name="P1"><text:s text:c="4"/>287.9891, 285.6459, 283.7786, 283.2526, 281.3718, 280.3222, 285.4066, </text:p>
      <text:p text:style-name="P1"><text:soft-page-break/><text:s text:c="4"/>288.0645, 286.5379, 285.0606, 283.3998, 283.3327, 282.4228, 283.2674, </text:p>
      <text:p text:style-name="P1"><text:s text:c="4"/>281.9175, 280.7843, 283.3992, 286.7005, 287.1996, 283.8758, 282.235, </text:p>
      <text:p text:style-name="P1"><text:s text:c="4"/>282.231, 282.2655, 282.1475, 282.4618, 282.2231, 282.3615, 283.3896, </text:p>
      <text:p text:style-name="P1"><text:s text:c="4"/>285.163, 284.0034, 285.1151, 284.8108, 284.2152, 282.9953, 282.0721, </text:p>
      <text:p text:style-name="P1"><text:s text:c="4"/>283.2289, 283.4526, 283.3011, 283.1734, 283.5038, 284.3345, 281.0086, </text:p>
      <text:p text:style-name="P1"><text:s text:c="4"/>283.9953, 284.9263, 288.8726, 288.4163, 287.9705,</text:p>
      <text:p text:style-name="P1"><text:s text:c="2"/>288.1674, 288.2162, 288.3231, 288.409, 288.4421, 288.4739, 288.5366, </text:p>
      <text:p text:style-name="P1"><text:s text:c="4"/>288.6246, 288.7449, 288.8966, 289.0432, 289.2026, 289.3401, 289.4925, </text:p>
      <text:p text:style-name="P1"><text:s text:c="4"/>289.5703, 289.6485, 289.8147, 290.0292, 290.3174, 290.6304, 290.0534, </text:p>
      <text:p text:style-name="P1"><text:s text:c="4"/>289.3969, 289.2103, 289.0661, 289.558, 288.4109, 288.1082, 287.8692, </text:p>
      <text:p text:style-name="P1"><text:s text:c="4"/>287.8902, 287.0836, 283.8078, 285.1581, 292.2903, 292.1213, 289.2372, </text:p>
      <text:p text:style-name="P1"><text:s text:c="4"/>287.0155, 286.9593, 287.4637, 287.7881, 287.9134, 291.1729, 291.6676, </text:p>
      <text:p text:style-name="P1"><text:s text:c="4"/>291.8277, 292.0551, 291.8671, 288.5147, 282.7055, 283.8466, 281.6304, </text:p>
      <text:p text:style-name="P1"><text:s text:c="4"/>280.3481, 280.2462, 280.0121, 279.9521, 279.0852, 277.7027, 280.7208, </text:p>
      <text:p text:style-name="P1"><text:s text:c="4"/>281.6342, 279.8391, 279.8459, 280.0818, 281.1502, 281.0808, 281.3969, </text:p>
      <text:p text:style-name="P1"><text:s text:c="4"/>279.5456, 280.1443, 284.4228, 285.8484, 282.4513, 278.8805, 279.7262, </text:p>
      <text:p text:style-name="P1"><text:s text:c="4"/>280.8483, 280.6537, 280.1848, 280.3435, 280.0777, 280.9319, 284.1541, </text:p>
      <text:p text:style-name="P1"><text:s text:c="4"/>285.8508, 283.3087, 283.1776, 283.1822, 283.7221, 282.3423, 280.8563, </text:p>
      <text:p text:style-name="P1"><text:s text:c="4"/>281.3014, 282.5583, 282.3669, 282.3171, 282.3241, 282.6806, 279.9941, </text:p>
      <text:p text:style-name="P1"><text:s text:c="4"/>275.6189, 279.7351, 288.8158, 288.7963, 288.3264,</text:p>
      <text:p text:style-name="P1"><text:s text:c="2"/>288.3314, 288.4338, 288.5984, 288.7545, 288.9256, 289.0769, 289.229, </text:p>
      <text:p text:style-name="P1"><text:s text:c="4"/>289.4359, 289.7568, 290.1227, 289.6757, 288.9238, 288.4467, 287.4879, </text:p>
      <text:p text:style-name="P1"><text:s text:c="4"/>286.377, 287.6927, 289.1177, 288.9867, 288.8547, 288.9278, 286.8464, </text:p>
      <text:p text:style-name="P1"><text:s text:c="4"/>285.4341, 285.0458, 285.0171, 285.0142, 285.1512, 285.2409, 285.1067, </text:p>
      <text:p text:style-name="P1"><text:s text:c="4"/>284.4611, 282.8083, 282.821, 287.4097, 291.2806, 291.0139, 287.8373, </text:p>
      <text:p text:style-name="P1"><text:s text:c="4"/>286.1607, 285.6172, 285.5731, 285.3932, 284.9629, 288.6801, 290.6052, </text:p>
      <text:p text:style-name="P1"><text:s text:c="4"/>290.3071, 289.6622, 286.2244, 283.9232, 281.8904, 281.6289, 281.6017, </text:p>
      <text:p text:style-name="P1"><text:s text:c="4"/>281.6635, 281.9897, 281.9231, 280.6597, 279.9603, 279.3103, 279.3353, </text:p>
      <text:p text:style-name="P1"><text:s text:c="4"/>278.6425, 277.6798, 277.6676, 279.498, 280.6123, 279.4952, 277.3887, </text:p>
      <text:p text:style-name="P1"><text:s text:c="4"/>277.7281, 279.0789, 282.1394, 283.1589, 279.6985, 278.3713, 278.8927, </text:p>
      <text:p text:style-name="P1"><text:s text:c="4"/>278.8614, 278.8796, 278.3448, 278.6203, 278.9929, 279.2781, 279.5017, </text:p>
      <text:p text:style-name="P1"><text:s text:c="4"/>281.9287, 283.8896, 283.3727, 281.7057, 281.2397, 280.2942, 281.4419, </text:p>
      <text:p text:style-name="P1"><text:s text:c="4"/>281.2759, 281.5056, 282.7517, 283.1758, 281.8489, 280.7513, 278.8202, </text:p>
      <text:p text:style-name="P1"><text:s text:c="4"/>277.6362, 283.3936, 287.0675, 287.6315, 288.1374,</text:p>
      <text:p text:style-name="P1"><text:s text:c="2"/>287.9737, 288.0458, 288.2989, 288.5664, 288.894, 289.2186, 289.2452, </text:p>
      <text:p text:style-name="P1"><text:s text:c="4"/>289.0426, 288.784, 285.628, 282.4857, 280.6407, 280.3454, 279.903, </text:p>
      <text:p text:style-name="P1"><text:s text:c="4"/>280.4549, 282.6966, 284.3621, 284.9371, 285.0378, 285.0049, 284.559, </text:p>
      <text:p text:style-name="P1"><text:s text:c="4"/>284.5163, 284.786, 284.299, 283.5048, 283.1732, 283.7151, 284.4106, </text:p>
      <text:p text:style-name="P1"><text:s text:c="4"/>284.8959, 285.0905, 285.8409, 287.1737, 289.0184, 288.6022, 286.3202, </text:p>
      <text:p text:style-name="P1"><text:s text:c="4"/>284.893, 283.3971, 283.2224, 283.7687, 284.4036, 285.525, 285.5371, </text:p>
      <text:p text:style-name="P1"><text:s text:c="4"/>285.1171, 284.114, 281.6006, 281.4185, 283.5666, 283.018, 282.2463, </text:p>
      <text:p text:style-name="P1"><text:s text:c="4"/>281.5925, 281.3898, 281.218, 279.8264, 278.9804, 280.1674, 278.8697, </text:p>
      <text:p text:style-name="P1"><text:s text:c="4"/>277.3305, 276.7633, 276.2688, 276.6317, 278.7266, 279.2399, 278.6255, </text:p>
      <text:p text:style-name="P1"><text:s text:c="4"/>277.7691, 277.2563, 278.2702, 278.6289, 278.1567, 278.75, 278.0447, </text:p>
      <text:p text:style-name="P1"><text:s text:c="4"/>278.0231, 277.6414, 276.447, 276.3032, 277.0227, 279.2258, 278.3169, </text:p>
      <text:p text:style-name="P1"><text:s text:c="4"/>278.4192, 280.1139, 281.1656, 280.6215, 279.747, 277.97, 278.819, </text:p>
      <text:p text:style-name="P1"><text:s text:c="4"/>280.0067, 281.0263, 282.9185, 282.5168, 280.9719, 278.3992, 276.005, </text:p>
      <text:p text:style-name="P1"><text:s text:c="4"/>277.3667, 281.215, 281.5192, 282.1684, 284.9555,</text:p>
      <text:p text:style-name="P1"><text:s text:c="2"/>284.9537, 285.1719, 285.5417, 285.3912, 285.775, 285.7516, 284.0883, </text:p>
      <text:p text:style-name="P1"><text:s text:c="4"/>283.5257, 283.1311, 282.3186, 282, 281.6478, 281.3068, 281.0768, 281.019, </text:p>
      <text:p text:style-name="P1"><text:s text:c="4"/>281.4948, 281.9059, 282.2182, 282.2406, 282.1346, 282.22, 282.511, </text:p>
      <text:p text:style-name="P1"><text:s text:c="4"/>282.6676, 281.2089, 279.0615, 279.7158, 283.0749, 284.1107, 284.5103, </text:p>
      <text:p text:style-name="P1"><text:s text:c="4"/>284.7264, 284.7774, 284.0528, 282.7631, 281.7868, 281.4817, 281.2988, </text:p>
      <text:p text:style-name="P1"><text:s text:c="4"/>281.4498, 282.0415, 282.9338, 283.5851, 283.8846, 283.2831, 284.0628, </text:p>
      <text:p text:style-name="P1"><text:s text:c="4"/>284.0207, 283.1638, 282.7323, 282.8435, 282.7046, 282.5507, 281.1653, </text:p>
      <text:p text:style-name="P1"><text:s text:c="4"/>280.3578, 280.2014, 279.8807, 279.7554, 279.6058, 279.0102, 278.8587, </text:p>
      <text:p text:style-name="P1"><text:s text:c="4"/>277.6883, 275.1442, 275.0855, 278.0182, 279.2308, 279.4909, 278.1595, </text:p>
      <text:p text:style-name="P1"><text:s text:c="4"/>275.3642, 274.2367, 273.9315, 272.7628, 272.2269, 272.8208, 274.9123, </text:p>
      <text:p text:style-name="P1"><text:s text:c="4"/>276.2676, 275.3339, 274.8421, 273.8283, 275.2679, 277.9924, 278.5543, </text:p>
      <text:p text:style-name="P1"><text:soft-page-break/><text:s text:c="4"/>278.8763, 279.985, 279.8179, 279.6777, 278.287, 278.6708, 280.225, </text:p>
      <text:p text:style-name="P1"><text:s text:c="4"/>280.9742, 281.1106, 280.0728, 278.4548, 276.326, 275.1752, 280.2071, </text:p>
      <text:p text:style-name="P1"><text:s text:c="4"/>282.7684, 282.7172, 282.435, 283.2104,</text:p>
      <text:p text:style-name="P1"><text:s text:c="2"/>282.5541, 282.8632, 283.33, 283.3089, 283.6653, 283.3716, 282.7327, </text:p>
      <text:p text:style-name="P1"><text:s text:c="4"/>282.532, 282.5587, 282.7302, 282.6482, 282.2986, 281.7719, 281.2744, </text:p>
      <text:p text:style-name="P1"><text:s text:c="4"/>280.8371, 280.6662, 280.5468, 280.2892, 280.0295, 280.02, 280.0276, </text:p>
      <text:p text:style-name="P1"><text:s text:c="4"/>279.9839, 278.8921, 278.0919, 278.3894, 280.0417, 282.4994, 283.2366, </text:p>
      <text:p text:style-name="P1"><text:s text:c="4"/>283.0215, 283.0417, 282.4121, 281.461, 279.5803, 278.9275, 279.9048, </text:p>
      <text:p text:style-name="P1"><text:s text:c="4"/>280.4867, 281.107, 281.5265, 281.8585, 281.237, 280.506, 280.2989, </text:p>
      <text:p text:style-name="P1"><text:s text:c="4"/>280.8467, 280.9169, 280.8471, 280.9017, 281.1517, 281.1973, 281.1602, </text:p>
      <text:p text:style-name="P1"><text:s text:c="4"/>280.6325, 280.0537, 279.4829, 278.944, 278.6974, 278.1973, 277.4341, </text:p>
      <text:p text:style-name="P1"><text:s text:c="4"/>277.2221, 276.6121, 275.1518, 274.9219, 276.3943, 277.1455, 277.8545, </text:p>
      <text:p text:style-name="P1"><text:s text:c="4"/>277.4356, 276.7647, 275.5947, 274.1483, 271.152, 268.7202, 269.4001, </text:p>
      <text:p text:style-name="P1"><text:s text:c="4"/>271.9157, 274.034, 275.2929, 275.6639, 275.9157, 276.1062, 276.6051, </text:p>
      <text:p text:style-name="P1"><text:s text:c="4"/>277.1249, 277.3427, 277.5971, 277.902, 277.9498, 277.3623, 277.9511, </text:p>
      <text:p text:style-name="P1"><text:s text:c="4"/>278.994, 279.8476, 279.3373, 278.3154, 277.9703, 275.8951, 277.56, </text:p>
      <text:p text:style-name="P1"><text:s text:c="4"/>283.7746, 283.3269, 283.3651, 282.6119, 282.2943,</text:p>
      <text:p text:style-name="P1"><text:s text:c="2"/>281.9628, 281.6908, 281.6281, 281.3541, 281.2393, 281.0467, 280.8647, </text:p>
      <text:p text:style-name="P1"><text:s text:c="4"/>280.8498, 281.0545, 281.2143, 281.1764, 280.8118, 280.5129, 280.2828, </text:p>
      <text:p text:style-name="P1"><text:s text:c="4"/>280.3288, 280.2424, 279.8463, 279.2387, 278.6019, 277.88, 276.9722, </text:p>
      <text:p text:style-name="P1"><text:s text:c="4"/>276.8101, 277.4974, 278.7968, 280.237, 281.0702, 281.6232, 281.5935, </text:p>
      <text:p text:style-name="P1"><text:s text:c="4"/>280.6067, 280.2119, 280.3495, 280, 280.4515, 280.2773, 280.2055, </text:p>
      <text:p text:style-name="P1"><text:s text:c="4"/>280.3384, 280.149, 279.6317, 278.5164, 278.0615, 278.5479, 278.6162, </text:p>
      <text:p text:style-name="P1"><text:s text:c="4"/>279.2156, 279.3149, 279.3046, 279.4762, 279.7596, 279.7765, 279.7137, </text:p>
      <text:p text:style-name="P1"><text:s text:c="4"/>279.4809, 280.082, 280.2135, 279.7007, 278.7399, 276.9423, 276.0419, </text:p>
      <text:p text:style-name="P1"><text:s text:c="4"/>275.0802, 274.3546, 274.3405, 274.4587, 275.8672, 276.2336, 275.9041, </text:p>
      <text:p text:style-name="P1"><text:s text:c="4"/>275.2132, 274.8703, 274.429, 273.7545, 272.4607, 270.8607, 270.2765, </text:p>
      <text:p text:style-name="P1"><text:s text:c="4"/>270.4775, 271.112, 273.3618, 274.7589, 275.6421, 276.6462, 276.5047, </text:p>
      <text:p text:style-name="P1"><text:s text:c="4"/>275.7294, 275.5119, 276.0979, 277.008, 277.6307, 277.7751, 277.3988, </text:p>
      <text:p text:style-name="P1"><text:s text:c="4"/>277.3861, 277.5955, 276.2991, 275.3058, 275.1317, 273.1853, 273.7574, </text:p>
      <text:p text:style-name="P1"><text:s text:c="4"/>277.0101, 279.4423, 282.599, 283.2666, 282.9518,</text:p>
      <text:p text:style-name="P1"><text:s text:c="2"/>277.5304, 277.9385, 278.5663, 279.7119, 280.6161, 280.6675, 280.5084, </text:p>
      <text:p text:style-name="P1"><text:s text:c="4"/>280.4477, 280.1592, 279.9478, 279.5446, 278.9012, 278.4735, 278.2274, </text:p>
      <text:p text:style-name="P1"><text:s text:c="4"/>278.0517, 277.7833, 277.3927, 276.907, 276.1776, 275.6369, 274.7301, </text:p>
      <text:p text:style-name="P1"><text:s text:c="4"/>275.4357, 275.6495, 276.6005, 278.257, 279.3929, 279.8936, 279.8016, </text:p>
      <text:p text:style-name="P1"><text:s text:c="4"/>279.8085, 279.4893, 279.1891, 278.9639, 278.9387, 279.087, 279.1198, </text:p>
      <text:p text:style-name="P1"><text:s text:c="4"/>279.0599, 278.4544, 277.7264, 277.1814, 277.3044, 277.0305, 277.3443, </text:p>
      <text:p text:style-name="P1"><text:s text:c="4"/>277.7632, 277.7817, 277.536, 277.4518, 277.524, 277.5787, 277.6114, </text:p>
      <text:p text:style-name="P1"><text:s text:c="4"/>277.801, 277.4502, 278.0545, 277.9259, 277.7562, 277.2778, 276.6448, </text:p>
      <text:p text:style-name="P1"><text:s text:c="4"/>276.2713, 275.8594, 275.5167, 275.5244, 275.7651, 275.6893, 275.5063, </text:p>
      <text:p text:style-name="P1"><text:s text:c="4"/>275.2249, 274.9734, 274.6834, 274.37, 274.0302, 273.3744, 272.843, </text:p>
      <text:p text:style-name="P1"><text:s text:c="4"/>272.9981, 273.2581, 274.234, 275.2822, 275.7177, 276.2001, 276.565, </text:p>
      <text:p text:style-name="P1"><text:s text:c="4"/>276.5811, 276.4915, 276.5426, 276.9381, 277.1876, 277.0815, 276.7431, </text:p>
      <text:p text:style-name="P1"><text:s text:c="4"/>276.6878, 276.2911, 275.6451, 274.7727, 274.8209, 273.7604, 272.568, </text:p>
      <text:p text:style-name="P1"><text:s text:c="4"/>271.3598, 272.0273, 274.471, 275.92, 277.0494,</text:p>
      <text:p text:style-name="P1"><text:s text:c="2"/>268.8959, 269.3774, 270.2947, 271.6402, 272.2597, 272.4174, 272.49, </text:p>
      <text:p text:style-name="P1"><text:s text:c="4"/>273.0067, 273.1643, 273.005, 272.8975, 272.8881, 272.9986, 273.027, </text:p>
      <text:p text:style-name="P1"><text:s text:c="4"/>273.1006, 273.1901, 273.3068, 273.8239, 273.2193, 273.2755, 273.679, </text:p>
      <text:p text:style-name="P1"><text:s text:c="4"/>274.3483, 274.5964, 275.3217, 276.7501, 277.5943, 277.9969, 277.4666, </text:p>
      <text:p text:style-name="P1"><text:s text:c="4"/>277.2069, 276.9029, 276.7933, 276.6867, 276.9362, 277.3073, 277.9719, </text:p>
      <text:p text:style-name="P1"><text:s text:c="4"/>277.8705, 277.6125, 277.5807, 277.3748, 277.1219, 276.6475, 276.3918, </text:p>
      <text:p text:style-name="P1"><text:s text:c="4"/>276.2565, 276.1808, 276.0274, 275.9829, 276.013, 276.0486, 276.566, </text:p>
      <text:p text:style-name="P1"><text:s text:c="4"/>276.5656, 276.4196, 277.0211, 277.2686, 277.2128, 277.0331, 276.4541, </text:p>
      <text:p text:style-name="P1"><text:s text:c="4"/>276.0325, 275.8553, 275.5006, 275.3266, 275.2515, 274.6801, 274.5439, </text:p>
      <text:p text:style-name="P1"><text:s text:c="4"/>274.3312, 274.1671, 274.0803, 274.0563, 274.0839, 274.1083, 274.2059, </text:p>
      <text:p text:style-name="P1"><text:s text:c="4"/>274.3876, 274.5178, 275.3964, 276.1795, 276.572, 276.7961, 277.1165, </text:p>
      <text:p text:style-name="P1"><text:s text:c="4"/>277.3051, 277.326, 277.2384, 277.1227, 277.0742, 276.8255, 276.5638, </text:p>
      <text:p text:style-name="P1"><text:s text:c="4"/>276.4544, 276.2163, 275.8807, 275.5601, 275.2416, 274.9254, 274.0692, </text:p>
      <text:p text:style-name="P1"><text:s text:c="4"/>272.4493, 271.3035, 271.0633, 269.5323, 268.8976,</text:p>
      <text:p text:style-name="P1"><text:soft-page-break/><text:s text:c="2"/>272.3167, 272.2534, 271.6669, 272.191, 272.2569, 272.0991, 271.785, </text:p>
      <text:p text:style-name="P1"><text:s text:c="4"/>271.6457, 272.2069, 272.5849, 273.0971, 273.1333, 273.1831, 273.3367, </text:p>
      <text:p text:style-name="P1"><text:s text:c="4"/>273.5276, 273.6067, 273.7686, 274.2766, 274.5246, 274.6656, 274.8491, </text:p>
      <text:p text:style-name="P1"><text:s text:c="4"/>275.2558, 275.468, 275.7947, 276.4687, 276.5517, 276.8273, 276.8602, </text:p>
      <text:p text:style-name="P1"><text:s text:c="4"/>276.8668, 276.7138, 276.5375, 276.1996, 276.1099, 276.174, 276.5378, </text:p>
      <text:p text:style-name="P1"><text:s text:c="4"/>276.6171, 276.5867, 276.6107, 276.5641, 276.4986, 276.4426, 276.4337, </text:p>
      <text:p text:style-name="P1"><text:s text:c="4"/>276.406, 276.3859, 276.3473, 276.3378, 276.0073, 275.7527, 275.708, </text:p>
      <text:p text:style-name="P1"><text:s text:c="4"/>275.6978, 275.7006, 276.2339, 276.1767, 276.1212, 276.138, 275.9742, </text:p>
      <text:p text:style-name="P1"><text:s text:c="4"/>275.8064, 275.7141, 275.5212, 275.4272, 275.374, 275.3933, 275.5863, </text:p>
      <text:p text:style-name="P1"><text:s text:c="4"/>274.9533, 275.6068, 275.9379, 276.2824, 276.5025, 276.5243, 276.8243, </text:p>
      <text:p text:style-name="P1"><text:s text:c="4"/>276.6276, 276.4715, 276.0519, 276.0242, 276.0818, 276.158, 276.1844, </text:p>
      <text:p text:style-name="P1"><text:s text:c="4"/>276.2264, 276.3345, 276.4513, 276.8797, 277.0944, 277.1395, 276.9764, </text:p>
      <text:p text:style-name="P1"><text:s text:c="4"/>276.7222, 276.5454, 276.2417, 276.0282, 275.8654, 275.5775, 275.1455, </text:p>
      <text:p text:style-name="P1"><text:s text:c="4"/>274.4458, 274.0477, 273.6727, 273.3048, 272.8933,</text:p>
      <text:p text:style-name="P1"><text:s text:c="2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 273.9165, 273.9165, </text:p>
      <text:p text:style-name="P1"><text:s text:c="4"/>273.9165, 273.9165, 273.9165, 273.9165, 273.9165,</text:p>
      <text:p text:style-name="P1"><text:s text:c="2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 271.5791, 271.5791, </text:p>
      <text:p text:style-name="P1"><text:s text:c="4"/>271.5791, 271.5791, 271.5791, 271.5791, 271.5791,</text:p>
      <text:p text:style-name="P1"><text:s text:c="2"/>271.2779, 271.2878, 271.2982, 271.3098, 271.3383, 271.405, 271.4142, </text:p>
      <text:p text:style-name="P1"><text:s text:c="4"/>271.4238, 271.432, 271.4451, 271.4724, 271.4942, 271.5099, 271.5232, </text:p>
      <text:p text:style-name="P1"><text:s text:c="4"/>271.5429, 271.5739, 271.6023, 271.6247, 271.6406, 271.6533, 271.6693, </text:p>
      <text:p text:style-name="P1"><text:s text:c="4"/>271.6838, 271.6975, 271.7132, 271.7213, 271.7264, 271.7309, 271.7333, </text:p>
      <text:p text:style-name="P1"><text:s text:c="4"/>271.7365, 271.742, 271.7402, 271.7371, 271.7329, 271.7257, 271.7175, </text:p>
      <text:p text:style-name="P1"><text:s text:c="4"/>271.7067, 271.6978, 271.6907, 271.6844, 271.677, 271.6673, 271.656, </text:p>
      <text:p text:style-name="P1"><text:s text:c="4"/>271.6469, 271.6393, 271.6326, 271.624, 271.6143, 271.6029, 271.5935, </text:p>
      <text:p text:style-name="P1"><text:s text:c="4"/>271.5885, 271.5828, 271.5777, 271.5671, 271.5442, 271.5386, 271.5321, </text:p>
      <text:p text:style-name="P1"><text:s text:c="4"/>271.5266, 271.5182, 271.503, 271.4906, 271.4795, 271.4702, 271.46, </text:p>
      <text:p text:style-name="P1"><text:s text:c="4"/>271.4466, 271.4324, 271.4203, 271.4091, 271.3994, 271.3903, 271.3813, </text:p>
      <text:p text:style-name="P1"><text:s text:c="4"/>271.3701, 271.3549, 271.3437, 271.3368, 271.3315, 271.3259, 271.3093, </text:p>
      <text:p text:style-name="P1"><text:s text:c="4"/>271.2623, 271.2601, 271.2586, 271.2582, 271.2601, 271.2339, 271.2121, </text:p>
      <text:p text:style-name="P1"><text:s text:c="4"/>271.1963, 271.1912, 271.1916, 271.1981, 271.2018, 271.1994, 271.2094, </text:p>
      <text:p text:style-name="P1"><text:s text:c="4"/>271.2144, 271.2143, 271.2213, 271.2346, 271.2566,</text:p>
      <text:p text:style-name="P1"><text:s text:c="2"/>270.6342, 270.6813, 270.6513, 270.6611, 270.7032, 270.7786, 270.807, </text:p>
      <text:p text:style-name="P1"><text:s text:c="4"/>270.8436, 270.9159, 270.9897, 271.0664, 271.1879, 271.2696, 271.382, </text:p>
      <text:p text:style-name="P1"><text:s text:c="4"/>271.4491, 271.4961, 271.5386, 271.5924, 271.6543, 271.6929, 271.7361, </text:p>
      <text:p text:style-name="P1"><text:soft-page-break/><text:s text:c="4"/>271.768, 271.8007, 271.8237, 271.8436, 271.8547, 271.859, 271.8609, </text:p>
      <text:p text:style-name="P1"><text:s text:c="4"/>271.8594, 271.8495, 271.8409, 271.8272, 271.8034, 271.7803, 271.7639, </text:p>
      <text:p text:style-name="P1"><text:s text:c="4"/>271.7458, 271.7261, 271.7028, 271.6841, 271.6586, 271.6355, 271.6155, </text:p>
      <text:p text:style-name="P1"><text:s text:c="4"/>271.5985, 271.582, 271.5651, 271.5506, 271.5361, 271.5217, 271.5083, </text:p>
      <text:p text:style-name="P1"><text:s text:c="4"/>271.4894, 271.4752, 271.4655, 271.4529, 271.4309, 271.4234, 271.4109, </text:p>
      <text:p text:style-name="P1"><text:s text:c="4"/>271.392, 271.3761, 271.3644, 271.3455, 271.3262, 271.3082, 271.2818, </text:p>
      <text:p text:style-name="P1"><text:s text:c="4"/>271.2592, 271.243, 271.2209, 271.1951, 271.1678, 271.1446, 271.1196, </text:p>
      <text:p text:style-name="P1"><text:s text:c="4"/>271.0859, 271.0556, 271.0223, 270.9686, 270.934, 270.9184, 270.8817, </text:p>
      <text:p text:style-name="P1"><text:s text:c="4"/>270.7679, 270.7632, 270.7638, 270.6852, 270.6034, 270.596, 270.5578, </text:p>
      <text:p text:style-name="P1"><text:s text:c="4"/>270.483, 270.46, 270.4701, 270.4435, 270.4248, 270.4053, 270.4471, </text:p>
      <text:p text:style-name="P1"><text:s text:c="4"/>270.5411, 270.5664, 270.5503, 270.5793, 270.6151,</text:p>
      <text:p text:style-name="P1"><text:s text:c="2"/>270.2855, 269.3393, 268.3656, 267.8336, 267.7849, 267.7242, 267.6823, </text:p>
      <text:p text:style-name="P1"><text:s text:c="4"/>267.7953, 267.9964, 268.6956, 270.3228, 269.972, 271.0463, 270.9323, </text:p>
      <text:p text:style-name="P1"><text:s text:c="4"/>271.0173, 271.3124, 271.4792, 271.5782, 271.6536, 271.7494, 271.8158, </text:p>
      <text:p text:style-name="P1"><text:s text:c="4"/>271.8911, 271.9507, 271.989, 272.0325, 272.045, 272.0519, 272.0487, </text:p>
      <text:p text:style-name="P1"><text:s text:c="4"/>272.0356, 272.0021, 271.9722, 271.9153, 271.8687, 271.8195, 271.7651, </text:p>
      <text:p text:style-name="P1"><text:s text:c="4"/>271.7239, 271.6758, 271.633, 271.5915, 271.5604, 271.5285, 271.506, </text:p>
      <text:p text:style-name="P1"><text:s text:c="4"/>271.4814, 271.4617, 271.4469, 271.4357, 271.4273, 271.4166, 271.4075, </text:p>
      <text:p text:style-name="P1"><text:s text:c="4"/>271.3953, 271.3797, 271.3633, 271.3519, 271.3296, 271.3191, 271.3018, </text:p>
      <text:p text:style-name="P1"><text:s text:c="4"/>271.2905, 271.2687, 271.2487, 271.214, 271.1754, 271.1381, 271.099, </text:p>
      <text:p text:style-name="P1"><text:s text:c="4"/>271.0634, 271.0052, 270.9575, 270.9067, 270.8307, 270.7637, 270.6948, </text:p>
      <text:p text:style-name="P1"><text:s text:c="4"/>270.6382, 270.5799, 270.5207, 270.4881, 270.4238, 270.3922, 270.3646, </text:p>
      <text:p text:style-name="P1"><text:s text:c="4"/>270.2819, 270.2859, 270.1974, 270.1795, 270.1566, 270.0145, 269.9561, </text:p>
      <text:p text:style-name="P1"><text:s text:c="4"/>269.9685, 269.9601, 269.9367, 269.9265, 269.9502, 269.9169, 269.5797, </text:p>
      <text:p text:style-name="P1"><text:s text:c="4"/>269.5169, 270.0266, 270.5059, 270.4862, 270.4247,</text:p>
      <text:p text:style-name="P1"><text:s text:c="2"/>270.4393, 267.4451, 264.8885, 264.2981, 264.2841, 264.2432, 264.0742, </text:p>
      <text:p text:style-name="P1"><text:s text:c="4"/>264.0478, 264.3368, 265.0472, 266.6367, 268.0638, 269.5641, 270.5207, </text:p>
      <text:p text:style-name="P1"><text:s text:c="4"/>270.6551, 270.8286, 270.8861, 271.2233, 271.6042, 271.5949, 271.7807, </text:p>
      <text:p text:style-name="P1"><text:s text:c="4"/>272.0174, 272.1465, 272.2475, 272.3017, 272.3553, 272.3554, 272.3392, </text:p>
      <text:p text:style-name="P1"><text:s text:c="4"/>272.2973, 272.2345, 272.1619, 272.0731, 271.9814, 271.8911, 271.8059, </text:p>
      <text:p text:style-name="P1"><text:s text:c="4"/>271.7246, 271.6597, 271.5966, 271.5415, 271.4958, 271.4547, 271.4206, </text:p>
      <text:p text:style-name="P1"><text:s text:c="4"/>271.4001, 271.3837, 271.3736, 271.3629, 271.354, 271.3491, 271.3487, </text:p>
      <text:p text:style-name="P1"><text:s text:c="4"/>271.3484, 271.3452, 271.3247, 271.3156, 271.3011, 271.2845, 271.265, </text:p>
      <text:p text:style-name="P1"><text:s text:c="4"/>271.244, 271.2234, 271.1838, 271.1386, 271.0753, 271.0082, 270.9422, </text:p>
      <text:p text:style-name="P1"><text:s text:c="4"/>270.8789, 270.8002, 270.7023, 270.6077, 270.5232, 270.4544, 270.3306, </text:p>
      <text:p text:style-name="P1"><text:s text:c="4"/>270.2831, 270.1655, 270.0672, 269.9025, 269.7883, 270.0856, 270.0938, </text:p>
      <text:p text:style-name="P1"><text:s text:c="4"/>270.0939, 270.0326, 269.9428, 269.9337, 269.887, 270.0792, 270.0838, </text:p>
      <text:p text:style-name="P1"><text:s text:c="4"/>270.077, 270.3715, 269.9434, 269.3714, 268.5479, 267.5481, 266.7323, </text:p>
      <text:p text:style-name="P1"><text:s text:c="4"/>266.8981, 267.6943, 268.0502, 268.5649, 270.3321,</text:p>
      <text:p text:style-name="P1"><text:s text:c="2"/>270.3392, 268.0166, 267.4862, 267.6576, 267.7869, 267.7923, 267.3037, </text:p>
      <text:p text:style-name="P1"><text:s text:c="4"/>266.7959, 266.3978, 266.0665, 266.3271, 267.0673, 267.4365, 267.5715, </text:p>
      <text:p text:style-name="P1"><text:s text:c="4"/>268.5641, 269.8987, 270.5698, 271.116, 271.7598, 271.618, 271.9323, </text:p>
      <text:p text:style-name="P1"><text:s text:c="4"/>272.1413, 272.1196, 272.233, 272.502, 272.7008, 272.6259, 272.7222, </text:p>
      <text:p text:style-name="P1"><text:s text:c="4"/>272.6902, 272.5938, 272.4673, 272.3274, 272.174, 272.0286, 271.9097, </text:p>
      <text:p text:style-name="P1"><text:s text:c="4"/>271.7933, 271.6947, 271.6102, 271.546, 271.4905, 271.4553, 271.4262, </text:p>
      <text:p text:style-name="P1"><text:s text:c="4"/>271.4128, 271.3994, 271.3889, 271.3801, 271.3791, 271.378, 271.3793, </text:p>
      <text:p text:style-name="P1"><text:s text:c="4"/>271.3793, 271.3744, 271.3642, 271.3573, 271.3482, 271.3396, 271.3347, </text:p>
      <text:p text:style-name="P1"><text:s text:c="4"/>271.3167, 271.2847, 271.2566, 271.2029, 271.1373, 271.0848, 271.0332, </text:p>
      <text:p text:style-name="P1"><text:s text:c="4"/>270.9749, 270.9318, 270.8282, 270.7494, 270.6852, 270.6293, 270.5727, </text:p>
      <text:p text:style-name="P1"><text:s text:c="4"/>270.511, 270.453, 270.2791, 270.0117, 269.6587, 270.1183, 270.1624, </text:p>
      <text:p text:style-name="P1"><text:s text:c="4"/>270.2393, 270.0518, 270.1177, 270.42, 270.2966, 270.2538, 270.433, </text:p>
      <text:p text:style-name="P1"><text:s text:c="4"/>270.5591, 270.452, 270.2484, 269.6804, 268.2164, 266.7789, 265.8324, </text:p>
      <text:p text:style-name="P1"><text:s text:c="4"/>265.9991, 266.9472, 266.9591, 266.9421, 269.2822,</text:p>
      <text:p text:style-name="P1"><text:s text:c="2"/>269.569, 269.5181, 270.5652, 271.2715, 271.3979, 271.4789, 271.0636, </text:p>
      <text:p text:style-name="P1"><text:s text:c="4"/>270.714, 270.2, 269.3594, 268.6125, 268.175, 267.7255, 267.5433, </text:p>
      <text:p text:style-name="P1"><text:s text:c="4"/>268.4278, 269.7023, 270.757, 271.2736, 271.9555, 272.4379, 272.5433, </text:p>
      <text:p text:style-name="P1"><text:s text:c="4"/>272.0962, 271.7902, 272.4096, 272.6966, 272.1744, 271.8436, 273.2689, </text:p>
      <text:p text:style-name="P1"><text:s text:c="4"/>273.1173, 273.0587, 272.9122, 272.7192, 272.4865, 272.2808, 272.1098, </text:p>
      <text:p text:style-name="P1"><text:s text:c="4"/>271.9576, 271.8411, 271.7519, 271.6861, 271.6377, 271.6017, 271.5763, </text:p>
      <text:p text:style-name="P1"><text:soft-page-break/><text:s text:c="4"/>271.5663, 271.5373, 271.5167, 271.5034, 271.4926, 271.4829, 271.4854, </text:p>
      <text:p text:style-name="P1"><text:s text:c="4"/>271.4909, 271.5034, 271.5228, 271.534, 271.5484, 271.5604, 271.5703, </text:p>
      <text:p text:style-name="P1"><text:s text:c="4"/>271.5788, 271.5733, 271.5687, 271.5843, 271.6025, 271.5976, 271.6082, </text:p>
      <text:p text:style-name="P1"><text:s text:c="4"/>271.6465, 271.6417, 271.553, 271.3849, 271.2555, 271.1089, 271.0484, </text:p>
      <text:p text:style-name="P1"><text:s text:c="4"/>271.0322, 271.155, 270.8697, 270.6887, 270.3613, 270.4605, 270.7017, </text:p>
      <text:p text:style-name="P1"><text:s text:c="4"/>270.9334, 270.9407, 270.6434, 270.3094, 269.793, 269.5533, 269.6592, </text:p>
      <text:p text:style-name="P1"><text:s text:c="4"/>269.8175, 269.8824, 270.226, 270.271, 268.8964, 267.3429, 266.2371, </text:p>
      <text:p text:style-name="P1"><text:s text:c="4"/>266.2796, 267.2238, 267.1688, 267.3137, 268.8273,</text:p>
      <text:p text:style-name="P1"><text:s text:c="2"/>271.838, 273.1128, 274.3869, 274.8042, 274.9435, 275.0654, 275.3834, </text:p>
      <text:p text:style-name="P1"><text:s text:c="4"/>276.1916, 276.3169, 275.2975, 275.0656, 273.5153, 271.6216, 270.4195, </text:p>
      <text:p text:style-name="P1"><text:s text:c="4"/>270.0297, 270.0733, 271.2569, 271.577, 272.0111, 272.7528, 273.308, </text:p>
      <text:p text:style-name="P1"><text:s text:c="4"/>273.046, 273.1416, 273.4508, 273.4543, 272.8838, 272.3023, 271.6912, </text:p>
      <text:p text:style-name="P1"><text:s text:c="4"/>272.1146, 272.8659, 273.4105, 273.291, 272.9485, 272.6815, 272.4557, </text:p>
      <text:p text:style-name="P1"><text:s text:c="4"/>272.2942, 272.1678, 272.0694, 271.9833, 271.922, 271.8721, 271.8357, </text:p>
      <text:p text:style-name="P1"><text:s text:c="4"/>271.8042, 271.7875, 271.7648, 271.7378, 271.7268, 271.7225, 271.7239, </text:p>
      <text:p text:style-name="P1"><text:s text:c="4"/>271.7389, 271.7891, 271.8309, 271.871, 271.9177, 271.9699, 272.0207, </text:p>
      <text:p text:style-name="P1"><text:s text:c="4"/>272.0862, 272.1788, 272.2829, 272.404, 272.5782, 272.798, 272.9566, </text:p>
      <text:p text:style-name="P1"><text:s text:c="4"/>273.0925, 273.1104, 272.954, 272.2167, 271.8779, 272.2076, 271.8243, </text:p>
      <text:p text:style-name="P1"><text:s text:c="4"/>271.8667, 272.0634, 271.6937, 270.9794, 270.5088, 270.2086, 270.0384, </text:p>
      <text:p text:style-name="P1"><text:s text:c="4"/>270.8368, 271.1082, 270.7449, 270.0361, 268.9437, 268.4338, 268.3868, </text:p>
      <text:p text:style-name="P1"><text:s text:c="4"/>268.4296, 268.7639, 269.3985, 270.483, 270.1171, 268.5927, 267.3266, </text:p>
      <text:p text:style-name="P1"><text:s text:c="4"/>267.3065, 267.615, 267.6444, 268.662, 270.5801,</text:p>
      <text:p text:style-name="P1"><text:s text:c="2"/>275.7141, 277.7224, 278.1988, 278.5186, 278.854, 279.1373, 279.377, </text:p>
      <text:p text:style-name="P1"><text:s text:c="4"/>279.5931, 279.6926, 279.6441, 279.7791, 279.4534, 278.7298, 278.3932, </text:p>
      <text:p text:style-name="P1"><text:s text:c="4"/>277.2047, 274.2103, 272.6737, 271.8431, 271.5245, 272.1828, 274.1433, </text:p>
      <text:p text:style-name="P1"><text:s text:c="4"/>275.2553, 275.3915, 275.367, 275.0252, 274.5337, 273.5592, 273.0718, </text:p>
      <text:p text:style-name="P1"><text:s text:c="4"/>273.1658, 272.7701, 273.1063, 273.9105, 273.6206, 273.3888, 273.199, </text:p>
      <text:p text:style-name="P1"><text:s text:c="4"/>273.0732, 272.9427, 272.7721, 272.571, 272.412, 272.2546, 272.2172, </text:p>
      <text:p text:style-name="P1"><text:s text:c="4"/>272.1866, 272.1258, 272.0917, 272.0663, 272.0575, 272.0612, 272.0823, </text:p>
      <text:p text:style-name="P1"><text:s text:c="4"/>272.1246, 272.1921, 272.283, 272.3866, 272.494, 272.5994, 272.7041, </text:p>
      <text:p text:style-name="P1"><text:s text:c="4"/>272.8096, 272.9525, 273.1352, 273.3739, 273.6499, 273.9126, 274.1199, </text:p>
      <text:p text:style-name="P1"><text:s text:c="4"/>274.1792, 274.2016, 273.988, 273.4001, 273.5502, 273.6574, 273.4259, </text:p>
      <text:p text:style-name="P1"><text:s text:c="4"/>272.7534, 272.3256, 272.1939, 271.7303, 271.5142, 271.1232, 269.5439, </text:p>
      <text:p text:style-name="P1"><text:s text:c="4"/>268.6505, 269.9111, 270.326, 269.7819, 267.7946, 265.8391, 265.3637, </text:p>
      <text:p text:style-name="P1"><text:s text:c="4"/>265.1565, 265.5737, 266.9764, 269.5216, 269.8913, 268.8451, 268.7844, </text:p>
      <text:p text:style-name="P1"><text:s text:c="4"/>269.9181, 269.5792, 269.7378, 272.3972, 273.9653,</text:p>
      <text:p text:style-name="P1"><text:s text:c="2"/>278.5237, 279.1584, 279.5573, 279.8486, 280.0893, 280.2954, 280.4892, </text:p>
      <text:p text:style-name="P1"><text:s text:c="4"/>280.6528, 280.7997, 280.9269, 281.0228, 281.0424, 281.0344, 281.0182, </text:p>
      <text:p text:style-name="P1"><text:s text:c="4"/>280.7865, 279.3539, 276.5671, 275.1301, 274.7857, 275.121, 276.2737, </text:p>
      <text:p text:style-name="P1"><text:s text:c="4"/>276.5436, 276.7552, 276.208, 275.5585, 275.3568, 275.0487, 275.1993, </text:p>
      <text:p text:style-name="P1"><text:s text:c="4"/>275.4707, 274.4704, 273.8935, 275.0628, 274.5035, 274.3748, 274.305, </text:p>
      <text:p text:style-name="P1"><text:s text:c="4"/>274.2367, 274.1133, 273.8637, 273.8542, 273.1301, 273.0564, 272.8817, </text:p>
      <text:p text:style-name="P1"><text:s text:c="4"/>272.9611, 272.7514, 272.692, 272.6083, 272.5619, 272.5315, 272.5002, </text:p>
      <text:p text:style-name="P1"><text:s text:c="4"/>272.5226, 272.621, 272.7874, 272.9755, 273.1457, 273.2555, 273.3246, </text:p>
      <text:p text:style-name="P1"><text:s text:c="4"/>273.3553, 273.5094, 273.7473, 274.0026, 274.3037, 274.6913, 274.9486, </text:p>
      <text:p text:style-name="P1"><text:s text:c="4"/>275.0878, 275.677, 275.5063, 275.4203, 275.3522, 274.5484, 273.6187, </text:p>
      <text:p text:style-name="P1"><text:s text:c="4"/>272.9159, 272.7712, 272.6359, 272.2333, 272.2149, 271.9769, 270.5555, </text:p>
      <text:p text:style-name="P1"><text:s text:c="4"/>269.1361, 269.8115, 270.0512, 270.146, 268.4933, 265.8406, 265.035, </text:p>
      <text:p text:style-name="P1"><text:s text:c="4"/>265.0327, 265.6272, 266.5057, 268.917, 270.028, 270.0395, 272.1387, </text:p>
      <text:p text:style-name="P1"><text:s text:c="4"/>273.5784, 272.5837, 272.8115, 275.6512, 276.8676,</text:p>
      <text:p text:style-name="P1"><text:s text:c="2"/>279.7087, 280.0215, 280.2729, 280.46, 280.6234, 280.7807, 280.9449, </text:p>
      <text:p text:style-name="P1"><text:s text:c="4"/>281.0951, 281.2454, 281.3936, 281.5423, 281.6811, 281.799, 281.8877, </text:p>
      <text:p text:style-name="P1"><text:s text:c="4"/>281.9377, 281.8559, 281.5313, 280.4759, 280.1892, 279.9161, 277.9733, </text:p>
      <text:p text:style-name="P1"><text:s text:c="4"/>276.5537, 277.0346, 276.1474, 275.4205, 275.7586, 276.5256, 276.9178, </text:p>
      <text:p text:style-name="P1"><text:s text:c="4"/>277.4754, 277.0568, 276.5995, 276.0446, 275.4884, 275.5052, 275.5309, </text:p>
      <text:p text:style-name="P1"><text:s text:c="4"/>275.7392, 274.5865, 274.4338, 274.2586, 273.9654, 273.7727, 273.3889, </text:p>
      <text:p text:style-name="P1"><text:s text:c="4"/>273.3909, 273.2626, 273.2253, 273.317, 273.6777, 273.5886, 273.157, </text:p>
      <text:p text:style-name="P1"><text:s text:c="4"/>273.0472, 273.0967, 273.3433, 273.7504, 274.3217, 274.4653, 274.4575, </text:p>
      <text:p text:style-name="P1"><text:s text:c="4"/>273.908, 274.0476, 274.3004, 274.5415, 274.9535, 275.5214, 275.934, </text:p>
      <text:p text:style-name="P1"><text:soft-page-break/><text:s text:c="4"/>276.1563, 277.3029, 277.4322, 277.1949, 276.2046, 274.7703, 273.8795, </text:p>
      <text:p text:style-name="P1"><text:s text:c="4"/>273.7516, 273.5385, 272.933, 272.4, 272.3858, 272.6511, 272.806, </text:p>
      <text:p text:style-name="P1"><text:s text:c="4"/>271.8998, 270.7513, 270.1657, 270.9254, 270.675, 268.3785, 267.9322, </text:p>
      <text:p text:style-name="P1"><text:s text:c="4"/>268.7554, 269.6781, 268.8033, 269.2006, 271.1851, 273.0732, 275.34, </text:p>
      <text:p text:style-name="P1"><text:s text:c="4"/>276.097, 275.6761, 276.4831, 278.6198, 279.1441,</text:p>
      <text:p text:style-name="P1"><text:s text:c="2"/>280.2997, 280.4722, 280.5851, 280.6652, 280.7563, 280.8644, 280.9976, </text:p>
      <text:p text:style-name="P1"><text:s text:c="4"/>281.1422, 281.2952, 281.4646, 281.6522, 281.8462, 282.0613, 282.2972, </text:p>
      <text:p text:style-name="P1"><text:s text:c="4"/>282.5197, 282.6611, 282.6659, 282.4467, 282.254, 282.0744, 279.1033, </text:p>
      <text:p text:style-name="P1"><text:s text:c="4"/>276.9451, 277.8416, 278.2856, 278.4635, 278.6012, 278.052, 277.7408, </text:p>
      <text:p text:style-name="P1"><text:s text:c="4"/>278.8736, 278.906, 277.9665, 277.9388, 276.8485, 276.6459, 276.6391, </text:p>
      <text:p text:style-name="P1"><text:s text:c="4"/>276.9693, 275.9527, 275.5307, 275.3485, 274.965, 274.4761, 274.3368, </text:p>
      <text:p text:style-name="P1"><text:s text:c="4"/>274.2737, 273.8318, 273.0654, 272.7462, 273.2601, 273.2169, 272.7809, </text:p>
      <text:p text:style-name="P1"><text:s text:c="4"/>274.0379, 274.9536, 275.1683, 275.5821, 275.8527, 275.1618, 275.4148, </text:p>
      <text:p text:style-name="P1"><text:s text:c="4"/>274.524, 274.7716, 275.2924, 275.4983, 275.8864, 276.5112, 276.8535, </text:p>
      <text:p text:style-name="P1"><text:s text:c="4"/>277.0918, 278.2345, 278.7197, 277.1627, 274.9578, 273.9167, 273.7421, </text:p>
      <text:p text:style-name="P1"><text:s text:c="4"/>274.0254, 273.8159, 273.0336, 272.8497, 273.3056, 273.5249, 273.0347, </text:p>
      <text:p text:style-name="P1"><text:s text:c="4"/>272.2047, 271.2995, 270.7949, 271.2245, 271.6454, 270.2594, 271.2172, </text:p>
      <text:p text:style-name="P1"><text:s text:c="4"/>274.7324, 275.3493, 273.5816, 271.4001, 274.7597, 276.3483, 277.0168, </text:p>
      <text:p text:style-name="P1"><text:s text:c="4"/>277.831, 278.5784, 279.2625, 279.7773, 280.0677,</text:p>
      <text:p text:style-name="P1"><text:s text:c="2"/>280.5299, 280.585, 280.6034, 280.6177, 280.6615, 280.7568, 280.8868, </text:p>
      <text:p text:style-name="P1"><text:s text:c="4"/>281.0346, 281.178, 281.3454, 281.5358, 281.7638, 282.0357, 282.3704, </text:p>
      <text:p text:style-name="P1"><text:s text:c="4"/>282.7112, 283.0007, 283.1887, 283.2896, 283.4188, 283.5748, 283.232, </text:p>
      <text:p text:style-name="P1"><text:s text:c="4"/>282.3003, 282.8062, 283.6716, 283.4873, 283.7151, 282.5965, 278.5102, </text:p>
      <text:p text:style-name="P1"><text:s text:c="4"/>278.8692, 279.9189, 279.2452, 279.1912, 278.1122, 277.6826, 277.663, </text:p>
      <text:p text:style-name="P1"><text:s text:c="4"/>278.0981, 277.3823, 277.045, 277.0363, 276.7063, 275.9314, 275.7153, </text:p>
      <text:p text:style-name="P1"><text:s text:c="4"/>275.2871, 274.2693, 273.3245, 273.0974, 273.6258, 273.4739, 272.9895, </text:p>
      <text:p text:style-name="P1"><text:s text:c="4"/>273.6619, 274.5952, 275.5358, 276.3419, 276.2388, 275.4154, 275.2565, </text:p>
      <text:p text:style-name="P1"><text:s text:c="4"/>275.3062, 275.9353, 276.43, 276.5944, 277.0878, 277.5483, 277.7713, </text:p>
      <text:p text:style-name="P1"><text:s text:c="4"/>277.936, 278.629, 280.0163, 278.6258, 276.2293, 275.1487, 274.7376, </text:p>
      <text:p text:style-name="P1"><text:s text:c="4"/>275.2128, 275.0268, 274.3278, 274.2173, 274.2375, 273.853, 272.8527, </text:p>
      <text:p text:style-name="P1"><text:s text:c="4"/>271.8712, 271.4068, 271.0352, 271.0496, 271.2598, 270.9432, 273.3275, </text:p>
      <text:p text:style-name="P1"><text:s text:c="4"/>276.5857, 277.2296, 277.106, 276.2601, 277.3556, 277.7436, 278.3907, </text:p>
      <text:p text:style-name="P1"><text:s text:c="4"/>279.0945, 279.6689, 280.0432, 280.2865, 280.4299,</text:p>
      <text:p text:style-name="P1"><text:s text:c="2"/>280.5287, 280.5096, 280.4817, 280.4803, 280.5191, 280.6143, 280.7471, </text:p>
      <text:p text:style-name="P1"><text:s text:c="4"/>280.8936, 281.0572, 281.2457, 281.4391, 281.6516, 281.9218, 282.2683, </text:p>
      <text:p text:style-name="P1"><text:s text:c="4"/>282.6285, 282.9875, 283.2733, 283.483, 283.7009, 283.9302, 284.1127, </text:p>
      <text:p text:style-name="P1"><text:s text:c="4"/>284.1817, 284.1915, 284.2672, 284.4628, 284.7972, 284.998, 279.3952, </text:p>
      <text:p text:style-name="P1"><text:s text:c="4"/>278.1873, 280.4719, 280.5733, 280.558, 279.2722, 278.6887, 278.6926, </text:p>
      <text:p text:style-name="P1"><text:s text:c="4"/>279.3745, 278.4716, 278.4788, 278.6038, 278.4114, 277.8347, 277.3479, </text:p>
      <text:p text:style-name="P1"><text:s text:c="4"/>276.1415, 274.4087, 273.2664, 273.3657, 274.3676, 275.0231, 275.4874, </text:p>
      <text:p text:style-name="P1"><text:s text:c="4"/>274.627, 273.9473, 276.0554, 276.3318, 276.0483, 275.9606, 276.0501, </text:p>
      <text:p text:style-name="P1"><text:s text:c="4"/>276.3918, 277.0096, 277.7025, 278.1943, 278.5055, 278.498, 278.6004, </text:p>
      <text:p text:style-name="P1"><text:s text:c="4"/>278.6951, 279.6631, 281.2286, 281.0925, 280.4892, 279.203, 277.2476, </text:p>
      <text:p text:style-name="P1"><text:s text:c="4"/>277.4801, 277.3196, 276.8006, 276.4223, 275.4837, 274.1973, 272.6633, </text:p>
      <text:p text:style-name="P1"><text:s text:c="4"/>271.4661, 270.9571, 270.7222, 270.6753, 270.5838, 271.2058, 274.6171, </text:p>
      <text:p text:style-name="P1"><text:s text:c="4"/>277.6511, 278.1398, 278.365, 278.4946, 278.6869, 278.909, 279.4266, </text:p>
      <text:p text:style-name="P1"><text:s text:c="4"/>279.8857, 280.1927, 280.3899, 280.4897, 280.529,</text:p>
      <text:p text:style-name="P1"><text:s text:c="2"/>280.5044, 280.4812, 280.4672, 280.487, 280.5419, 280.6281, 280.7628, </text:p>
      <text:p text:style-name="P1"><text:s text:c="4"/>280.9086, 281.0779, 281.2553, 281.4426, 281.6363, 281.8559, 282.1143, </text:p>
      <text:p text:style-name="P1"><text:s text:c="4"/>282.4222, 282.7491, 283.0341, 283.2711, 283.5128, 283.8585, 284.2539, </text:p>
      <text:p text:style-name="P1"><text:s text:c="4"/>284.5591, 284.7231, 284.8108, 285.0337, 285.3932, 285.6761, 281.0917, </text:p>
      <text:p text:style-name="P1"><text:s text:c="4"/>279.9774, 280.8978, 281.3563, 282.0755, 280.4534, 279.5959, 279.5508, </text:p>
      <text:p text:style-name="P1"><text:s text:c="4"/>280.2174, 279.415, 279.4016, 279.5702, 279.3127, 279.1363, 278.9061, </text:p>
      <text:p text:style-name="P1"><text:s text:c="4"/>277.3786, 274.621, 273.0447, 273.3392, 274.1892, 275.1343, 275.7587, </text:p>
      <text:p text:style-name="P1"><text:s text:c="4"/>275.0395, 274.8653, 277.7267, 277.1228, 276.8658, 276.8948, 276.9474, </text:p>
      <text:p text:style-name="P1"><text:s text:c="4"/>277.1629, 277.7814, 279.0551, 279.9626, 280.277, 280.6208, 279.87, </text:p>
      <text:p text:style-name="P1"><text:s text:c="4"/>279.4944, 279.7832, 281.7977, 282.1549, 282.1979, 281.3026, 279.5026, </text:p>
      <text:p text:style-name="P1"><text:s text:c="4"/>279.0888, 279.0547, 278.8359, 278.512, 277.2815, 274.4942, 272.0418, </text:p>
      <text:p text:style-name="P1"><text:s text:c="4"/>270.9751, 270.9625, 270.8999, 271.1888, 271.2247, 272.4909, 276.8747, </text:p>
      <text:p text:style-name="P1"><text:soft-page-break/><text:s text:c="4"/>278.5035, 278.9012, 279.1335, 279.3242, 279.5439, 279.8014, 280.1096, </text:p>
      <text:p text:style-name="P1"><text:s text:c="4"/>280.3366, 280.479, 280.5393, 280.5343, 280.5208,</text:p>
      <text:p text:style-name="P1"><text:s text:c="2"/>280.6201, 280.6272, 280.6403, 280.69, 280.7646, 280.8733, 281.0188, </text:p>
      <text:p text:style-name="P1"><text:s text:c="4"/>281.1868, 281.3712, 281.5367, 281.687, 281.8364, 281.9801, 282.128, </text:p>
      <text:p text:style-name="P1"><text:s text:c="4"/>282.3228, 282.5585, 282.7748, 282.9675, 283.1719, 283.5606, 284.1313, </text:p>
      <text:p text:style-name="P1"><text:s text:c="4"/>284.708, 285.1657, 285.4042, 285.6656, 285.9861, 286.2587, 282.5358, </text:p>
      <text:p text:style-name="P1"><text:s text:c="4"/>281.5354, 281.7143, 282.278, 283.3704, 281.5119, 280.3828, 280.2412, </text:p>
      <text:p text:style-name="P1"><text:s text:c="4"/>280.7115, 280.7324, 280.3975, 280.769, 280.475, 280.3836, 280.289, </text:p>
      <text:p text:style-name="P1"><text:s text:c="4"/>279.2569, 275.7655, 273.2273, 273.6646, 274.695, 275.8703, 276.4254, </text:p>
      <text:p text:style-name="P1"><text:s text:c="4"/>275.8232, 276.6066, 278.9566, 277.9198, 278.5419, 278.7417, 278.7076, </text:p>
      <text:p text:style-name="P1"><text:s text:c="4"/>278.2587, 278.4875, 280.0594, 281.325, 282.0085, 281.5607, 281.491, </text:p>
      <text:p text:style-name="P1"><text:s text:c="4"/>280.3618, 280.148, 281.0237, 281.3993, 283.0995, 282.8725, 281.8019, </text:p>
      <text:p text:style-name="P1"><text:s text:c="4"/>281.0222, 280.9539, 280.7458, 280.3896, 278.1469, 274.4858, 272.804, </text:p>
      <text:p text:style-name="P1"><text:s text:c="4"/>272.3005, 272.4915, 272.8076, 273.6945, 273.1451, 273.1449, 277.3699, </text:p>
      <text:p text:style-name="P1"><text:s text:c="4"/>278.7731, 279.2493, 279.6716, 279.9336, 280.1274, 280.3045, 280.4707, </text:p>
      <text:p text:style-name="P1"><text:s text:c="4"/>280.5865, 280.6241, 280.6108, 280.5952, 280.6006,</text:p>
      <text:p text:style-name="P1"><text:s text:c="2"/>280.9357, 280.9917, 281.0753, 281.1762, 281.2892, 281.4242, 281.5827, </text:p>
      <text:p text:style-name="P1"><text:s text:c="4"/>281.752, 281.9113, 282.0663, 282.2199, 282.3415, 282.4269, 282.5149, </text:p>
      <text:p text:style-name="P1"><text:s text:c="4"/>282.6105, 282.7325, 282.8716, 283.0116, 283.1626, 283.4521, 283.9602, </text:p>
      <text:p text:style-name="P1"><text:s text:c="4"/>284.641, 285.335, 285.8825, 286.2663, 286.5202, 286.7073, 284.1656, </text:p>
      <text:p text:style-name="P1"><text:s text:c="4"/>282.5272, 282.8482, 283.5005, 284.6193, 283.0169, 281.3262, 280.8883, </text:p>
      <text:p text:style-name="P1"><text:s text:c="4"/>281.0786, 281.9867, 281.4559, 281.9859, 281.8381, 281.7724, 281.5368, </text:p>
      <text:p text:style-name="P1"><text:s text:c="4"/>280.5159, 277.1359, 273.6527, 274.3362, 275.9444, 277.3142, 277.7648, </text:p>
      <text:p text:style-name="P1"><text:s text:c="4"/>277.6119, 279.3145, 278.7479, 279.3802, 280.2482, 280.0231, 280.1953, </text:p>
      <text:p text:style-name="P1"><text:s text:c="4"/>280.2466, 279.2015, 280.4269, 281.9461, 282.7891, 282.4757, 282.9292, </text:p>
      <text:p text:style-name="P1"><text:s text:c="4"/>281.2685, 280.5423, 280.6451, 281.1313, 284.1741, 284.3709, 283.9169, </text:p>
      <text:p text:style-name="P1"><text:s text:c="4"/>283.0835, 282.867, 282.7562, 281.931, 278.8322, 274.9665, 274.7784, </text:p>
      <text:p text:style-name="P1"><text:s text:c="4"/>275.0838, 274.8621, 275.8564, 277.2025, 276.1049, 274.3962, 277.0679, </text:p>
      <text:p text:style-name="P1"><text:s text:c="4"/>279.1208, 279.5735, 280.0821, 280.3237, 280.467, 280.5985, 280.7081, </text:p>
      <text:p text:style-name="P1"><text:s text:c="4"/>280.7629, 280.7481, 280.7553, 280.8002, 280.8694,</text:p>
      <text:p text:style-name="P1"><text:s text:c="2"/>281.6104, 281.7376, 281.8538, 281.9725, 282.0992, 282.2386, 282.3813, </text:p>
      <text:p text:style-name="P1"><text:s text:c="4"/>282.5562, 282.7285, 282.8643, 282.98, 283.0709, 283.1559, 283.2129, </text:p>
      <text:p text:style-name="P1"><text:s text:c="4"/>283.254, 283.3383, 283.4207, 283.5204, 283.6284, 283.7948, 284.0831, </text:p>
      <text:p text:style-name="P1"><text:s text:c="4"/>284.5887, 285.3365, 286.105, 286.726, 287.0565, 287.141, 286.2483, </text:p>
      <text:p text:style-name="P1"><text:s text:c="4"/>283.2101, 283.8154, 284.9907, 285.9213, 285.5132, 282.814, 281.8946, </text:p>
      <text:p text:style-name="P1"><text:s text:c="4"/>281.7203, 282.6965, 282.446, 282.9259, 282.8474, 282.8948, 282.6963, </text:p>
      <text:p text:style-name="P1"><text:s text:c="4"/>281.1633, 278.0199, 274.2415, 275.3284, 277.2953, 278.5695, 279.1957, </text:p>
      <text:p text:style-name="P1"><text:s text:c="4"/>279.6915, 280.9199, 279.2533, 281.2236, 281.3683, 281.8602, 281.6321, </text:p>
      <text:p text:style-name="P1"><text:s text:c="4"/>281.841, 281.9502, 281.129, 282.3212, 283.4777, 284.1493, 284.1786, </text:p>
      <text:p text:style-name="P1"><text:s text:c="4"/>283.4148, 281.5393, 281.2815, 281.7202, 285.1352, 285.7789, 285.4634, </text:p>
      <text:p text:style-name="P1"><text:s text:c="4"/>284.8251, 284.1828, 283.8308, 283.0316, 281.1272, 277.7031, 276.4421, </text:p>
      <text:p text:style-name="P1"><text:s text:c="4"/>276.8199, 275.7963, 276.8614, 279.0212, 278.5188, 278.31, 278.313, </text:p>
      <text:p text:style-name="P1"><text:s text:c="4"/>279.8814, 280.3065, 280.507, 280.6, 280.7061, 280.8188, 280.9242, </text:p>
      <text:p text:style-name="P1"><text:s text:c="4"/>280.9973, 281.0581, 281.1457, 281.261, 281.4355,</text:p>
      <text:p text:style-name="P1"><text:s text:c="2"/>282.5218, 282.7184, 282.8981, 283.034, 283.1545, 283.2666, 283.373, </text:p>
      <text:p text:style-name="P1"><text:s text:c="4"/>283.5258, 283.6703, 283.8073, 283.9315, 284.0094, 284.0449, 284.074, </text:p>
      <text:p text:style-name="P1"><text:s text:c="4"/>284.1461, 284.186, 284.2178, 284.2528, 284.3293, 284.4429, 284.6333, </text:p>
      <text:p text:style-name="P1"><text:s text:c="4"/>284.9255, 285.4895, 286.3065, 287.1068, 287.5392, 287.6106, 287.3176, </text:p>
      <text:p text:style-name="P1"><text:s text:c="4"/>283.5698, 285.1277, 286.4088, 286.9859, 286.8571, 285.5326, 283.6213, </text:p>
      <text:p text:style-name="P1"><text:s text:c="4"/>282.8342, 283.825, 283.5202, 283.6472, 283.5127, 283.5211, 283.2898, </text:p>
      <text:p text:style-name="P1"><text:s text:c="4"/>281.6299, 278.9166, 275.5894, 276.4649, 278.6223, 279.9557, 280.6658, </text:p>
      <text:p text:style-name="P1"><text:s text:c="4"/>280.9598, 281.2443, 280.2493, 282.4299, 282.5709, 283.3814, 282.9949, </text:p>
      <text:p text:style-name="P1"><text:s text:c="4"/>283.0263, 283.0673, 282.8039, 282.921, 284.1172, 285.2215, 284.9381, </text:p>
      <text:p text:style-name="P1"><text:s text:c="4"/>285.5171, 283.1782, 282.4062, 282.6966, 286.5021, 286.8267, 285.8562, </text:p>
      <text:p text:style-name="P1"><text:s text:c="4"/>285.3656, 284.4983, 282.4299, 281.8623, 282.2048, 280.2732, 278.4278, </text:p>
      <text:p text:style-name="P1"><text:s text:c="4"/>278.8357, 277.412, 278.6055, 280.4292, 280.2754, 280.619, 279.0144, </text:p>
      <text:p text:style-name="P1"><text:s text:c="4"/>279.8288, 280.8662, 280.8609, 280.8904, 280.9873, 281.1355, 281.3214, </text:p>
      <text:p text:style-name="P1"><text:s text:c="4"/>281.4921, 281.6671, 281.8709, 282.0875, 282.3171,</text:p>
      <text:p text:style-name="P1"><text:s text:c="2"/>283.8052, 284.0068, 284.1845, 284.2907, 284.3751, 284.4455, 284.5569, </text:p>
      <text:p text:style-name="P1"><text:soft-page-break/><text:s text:c="4"/>284.6907, 284.8248, 284.9342, 284.9975, 285.0125, 285.0284, 285.0475, </text:p>
      <text:p text:style-name="P1"><text:s text:c="4"/>285.0731, 285.0787, 285.0867, 285.0727, 285.1166, 285.2149, 285.3925, </text:p>
      <text:p text:style-name="P1"><text:s text:c="4"/>285.6204, 286.0038, 286.7198, 287.5718, 288.0385, 288.1023, 288.0511, </text:p>
      <text:p text:style-name="P1"><text:s text:c="4"/>284.1699, 286.4941, 287.641, 287.7258, 287.3862, 287.0323, 286.3241, </text:p>
      <text:p text:style-name="P1"><text:s text:c="4"/>284.2192, 285.187, 284.661, 284.2969, 284.1341, 284.0407, 283.7042, </text:p>
      <text:p text:style-name="P1"><text:s text:c="4"/>282.3968, 280.0518, 277.7197, 277.8377, 279.8456, 281.169, 282.0456, </text:p>
      <text:p text:style-name="P1"><text:s text:c="4"/>282.2537, 281.494, 282.132, 282.8764, 283.8239, 284.5207, 284.262, </text:p>
      <text:p text:style-name="P1"><text:s text:c="4"/>284.1293, 284.0746, 283.5691, 283.6291, 284.5589, 285.4802, 285.4156, </text:p>
      <text:p text:style-name="P1"><text:s text:c="4"/>286.5154, 284.9178, 284.0792, 284.3214, 287.1961, 287.6083, 285.351, </text:p>
      <text:p text:style-name="P1"><text:s text:c="4"/>284.2067, 283.8738, 280.2343, 279.9339, 282.3342, 281.3639, 280.0376, </text:p>
      <text:p text:style-name="P1"><text:s text:c="4"/>280.4743, 279.4784, 280.8197, 281.9424, 281.4709, 281.3676, 279.8919, </text:p>
      <text:p text:style-name="P1"><text:s text:c="4"/>280.5926, 281.4676, 281.1964, 281.3007, 281.5066, 281.8151, 282.1254, </text:p>
      <text:p text:style-name="P1"><text:s text:c="4"/>282.4536, 282.7213, 282.945, 283.2229, 283.5342,</text:p>
      <text:p text:style-name="P1"><text:s text:c="2"/>285.2702, 285.4402, 285.5787, 285.6576, 285.6942, 285.7277, 285.8206, </text:p>
      <text:p text:style-name="P1"><text:s text:c="4"/>285.9229, 286.0124, 286.0849, 286.1308, 286.12, 286.0686, 286.025, </text:p>
      <text:p text:style-name="P1"><text:s text:c="4"/>286.0121, 285.9972, 285.9593, 285.9481, 285.9822, 286.0839, 286.2725, </text:p>
      <text:p text:style-name="P1"><text:s text:c="4"/>286.4964, 286.7708, 287.343, 288.1168, 288.5462, 288.6018, 288.9287, </text:p>
      <text:p text:style-name="P1"><text:s text:c="4"/>285.8184, 287.5361, 288.4258, 288.209, 288.0085, 288.074, 287.8941, </text:p>
      <text:p text:style-name="P1"><text:s text:c="4"/>287.3581, 286.712, 285.6953, 285.006, 284.9096, 284.7821, 284.67, </text:p>
      <text:p text:style-name="P1"><text:s text:c="4"/>283.7798, 281.3501, 279.8988, 279.1794, 280.7586, 282.7345, 283.3322, </text:p>
      <text:p text:style-name="P1"><text:s text:c="4"/>282.3095, 280.8175, 282.6815, 282.6081, 284.915, 284.5059, 284.4308, </text:p>
      <text:p text:style-name="P1"><text:s text:c="4"/>285.052, 285.022, 284.9363, 284.4719, 285.2655, 286.4006, 286.1893, </text:p>
      <text:p text:style-name="P1"><text:s text:c="4"/>287.1718, 287.5053, 288.3134, 288.586, 288.8425, 288.1886, 284.6207, </text:p>
      <text:p text:style-name="P1"><text:s text:c="4"/>281.3601, 282.7938, 280.2539, 279.6778, 282.167, 281.3736, 281.2817, </text:p>
      <text:p text:style-name="P1"><text:s text:c="4"/>281.7668, 280.7866, 282.3922, 283.4988, 282.5092, 282.1664, 282.0762, </text:p>
      <text:p text:style-name="P1"><text:s text:c="4"/>283.0343, 282.2417, 281.6985, 282.0844, 282.5878, 283.1839, 283.6391, </text:p>
      <text:p text:style-name="P1"><text:s text:c="4"/>283.9448, 284.2355, 284.5134, 284.7879, 285.0619,</text:p>
      <text:p text:style-name="P1"><text:s text:c="2"/>287.0183, 287.1204, 287.1774, 287.1862, 287.1658, 287.1641, 287.225, </text:p>
      <text:p text:style-name="P1"><text:s text:c="4"/>287.2824, 287.281, 287.2455, 287.2139, 287.145, 287.0888, 287.049, </text:p>
      <text:p text:style-name="P1"><text:s text:c="4"/>286.9894, 286.9197, 286.8556, 286.8695, 286.9085, 287.0357, 287.2418, </text:p>
      <text:p text:style-name="P1"><text:s text:c="4"/>287.4587, 287.688, 288.0988, 288.7278, 289.0803, 289.1146, 289.5395, </text:p>
      <text:p text:style-name="P1"><text:s text:c="4"/>287.7599, 288.3863, 289.2305, 288.9124, 288.8772, 288.946, 288.6935, </text:p>
      <text:p text:style-name="P1"><text:s text:c="4"/>288.1307, 287.2361, 286.5753, 286.4989, 286.177, 285.7101, 285.5238, </text:p>
      <text:p text:style-name="P1"><text:s text:c="4"/>284.8312, 282.6987, 281.2637, 280.5027, 283.7216, 284.0314, 282.8887, </text:p>
      <text:p text:style-name="P1"><text:s text:c="4"/>282.2875, 281.315, 283.8558, 284.3873, 285.7328, 284.4138, 284.4392, </text:p>
      <text:p text:style-name="P1"><text:s text:c="4"/>285.6436, 285.8234, 286.5056, 285.5604, 286.1921, 287.1272, 286.7383, </text:p>
      <text:p text:style-name="P1"><text:s text:c="4"/>287.6315, 288.2689, 288.5355, 288.7434, 288.8264, 288.0968, 284.3823, </text:p>
      <text:p text:style-name="P1"><text:s text:c="4"/>280.1205, 281.062, 280.5047, 279.6695, 281.0002, 282.4155, 283.2103, </text:p>
      <text:p text:style-name="P1"><text:s text:c="4"/>282.9366, 281.8205, 283.5642, 284.662, 283.4438, 282.8304, 283.968, </text:p>
      <text:p text:style-name="P1"><text:s text:c="4"/>284.6403, 282.826, 282.9681, 283.8997, 284.6799, 285.2572, 285.7094, </text:p>
      <text:p text:style-name="P1"><text:s text:c="4"/>286.0111, 286.1927, 286.3788, 286.6016, 286.8483,</text:p>
      <text:p text:style-name="P1"><text:s text:c="2"/>288.7287, 288.7193, 288.6792, 288.6195, 288.5513, 288.5054, 288.4905, </text:p>
      <text:p text:style-name="P1"><text:s text:c="4"/>288.4753, 288.4194, 288.35, 288.29, 288.2392, 288.1357, 288.0335, </text:p>
      <text:p text:style-name="P1"><text:s text:c="4"/>287.9286, 287.8714, 287.8322, 287.8335, 287.8867, 288.0521, 288.2612, </text:p>
      <text:p text:style-name="P1"><text:s text:c="4"/>288.4677, 288.663, 288.9669, 289.3952, 289.622, 289.5868, 289.8905, </text:p>
      <text:p text:style-name="P1"><text:s text:c="4"/>289.4998, 289.017, 290.2057, 289.8131, 290.0063, 290.0278, 289.7297, </text:p>
      <text:p text:style-name="P1"><text:s text:c="4"/>288.9612, 287.7779, 287.5246, 288.1697, 287.7446, 286.8617, 286.3251, </text:p>
      <text:p text:style-name="P1"><text:s text:c="4"/>285.7872, 284.4736, 283.377, 283.3602, 286.2221, 284.6378, 284.9328, </text:p>
      <text:p text:style-name="P1"><text:s text:c="4"/>283.7776, 282.6734, 283.8731, 285.6894, 285.7928, 285.0452, 285.03, </text:p>
      <text:p text:style-name="P1"><text:s text:c="4"/>286.2438, 286.5607, 287.0138, 286.5984, 287.2077, 287.986, 287.4849, </text:p>
      <text:p text:style-name="P1"><text:s text:c="4"/>288.1136, 288.6852, 288.3671, 288.114, 288.187, 287.6908, 285.194, </text:p>
      <text:p text:style-name="P1"><text:s text:c="4"/>281.4387, 280.4404, 281.4421, 280.9386, 280.8044, 283.1163, 284.568, </text:p>
      <text:p text:style-name="P1"><text:s text:c="4"/>283.6607, 283.1517, 284.8696, 285.6362, 284.728, 284.7078, 286.6346, </text:p>
      <text:p text:style-name="P1"><text:s text:c="4"/>285.6782, 285.0949, 285.6928, 286.6152, 287.2683, 287.6357, 287.8503, </text:p>
      <text:p text:style-name="P1"><text:s text:c="4"/>288.0105, 288.1715, 288.3551, 288.5313, 288.6563,</text:p>
      <text:p text:style-name="P1"><text:s text:c="2"/>290.128, 290.0858, 290.0216, 289.9388, 289.8374, 289.7284, 289.6503, </text:p>
      <text:p text:style-name="P1"><text:s text:c="4"/>289.5629, 289.4474, 289.346, 289.2719, 289.2296, 289.1382, 289.0457, </text:p>
      <text:p text:style-name="P1"><text:s text:c="4"/>288.928, 288.8504, 288.8106, 288.8486, 288.9792, 289.1524, 289.3119, </text:p>
      <text:p text:style-name="P1"><text:s text:c="4"/>289.4904, 289.6858, 289.9084, 290.134, 290.2235, 290.1109, 290.4505, </text:p>
      <text:p text:style-name="P1"><text:soft-page-break/><text:s text:c="4"/>290.6657, 289.1692, 291.4203, 291.2862, 291.4863, 291.51, 290.8053, </text:p>
      <text:p text:style-name="P1"><text:s text:c="4"/>290.0515, 289.5017, 288.9858, 289.4689, 289.402, 288.3125, 287.3615, </text:p>
      <text:p text:style-name="P1"><text:s text:c="4"/>287.0672, 286.9064, 287.2806, 287.9722, 286.3734, 286.743, 287.5839, </text:p>
      <text:p text:style-name="P1"><text:s text:c="4"/>287.3486, 285.8012, 284.4356, 285.5251, 285.7894, 286.0067, 285.8194, </text:p>
      <text:p text:style-name="P1"><text:s text:c="4"/>286.9844, 287.5678, 288.2139, 287.6525, 288.2974, 289.1675, 289.1379, </text:p>
      <text:p text:style-name="P1"><text:s text:c="4"/>288.9945, 289.3047, 288.6634, 287.9471, 287.7003, 287.3319, 286.911, </text:p>
      <text:p text:style-name="P1"><text:s text:c="4"/>285.4585, 282.7726, 283.2431, 284.0072, 283.1942, 283.2001, 284.1211, </text:p>
      <text:p text:style-name="P1"><text:s text:c="4"/>283.7458, 284.9225, 287.0356, 287.1334, 287.0353, 288.8967, 288.7103, </text:p>
      <text:p text:style-name="P1"><text:s text:c="4"/>287.9284, 288.0574, 288.664, 289.1319, 289.427, 289.6165, 289.7463, </text:p>
      <text:p text:style-name="P1"><text:s text:c="4"/>289.8448, 289.8887, 289.9704, 290.0513, 290.1137,</text:p>
      <text:p text:style-name="P1"><text:s text:c="2"/>291.2769, 291.2326, 291.1721, 291.0752, 290.9608, 290.8273, 290.716, </text:p>
      <text:p text:style-name="P1"><text:s text:c="4"/>290.595, 290.4791, 290.3732, 290.2939, 290.2279, 290.1041, 290.0173, </text:p>
      <text:p text:style-name="P1"><text:s text:c="4"/>289.9044, 289.8751, 289.8826, 289.9675, 290.1113, 290.2361, 290.3668, </text:p>
      <text:p text:style-name="P1"><text:s text:c="4"/>290.5299, 290.699, 290.8377, 290.8957, 290.8468, 290.7923, 291.5834, </text:p>
      <text:p text:style-name="P1"><text:s text:c="4"/>290.8325, 289.0861, 292.0516, 293.1587, 293.2256, 293.1788, 292.6719, </text:p>
      <text:p text:style-name="P1"><text:s text:c="4"/>292.1965, 291.7578, 291.0554, 290.7798, 290.9216, 289.835, 288.8571, </text:p>
      <text:p text:style-name="P1"><text:s text:c="4"/>288.418, 288.8051, 289.9453, 288.8212, 287.4262, 288.6608, 289.2823, </text:p>
      <text:p text:style-name="P1"><text:s text:c="4"/>289.1005, 287.6161, 285.747, 286.5638, 286.8618, 287.2093, 286.9875, </text:p>
      <text:p text:style-name="P1"><text:s text:c="4"/>287.7703, 288.7492, 288.6977, 288.4052, 289.1055, 289.9825, 290.4835, </text:p>
      <text:p text:style-name="P1"><text:s text:c="4"/>290.1217, 290.1634, 289.5743, 288.812, 287.9553, 285.6955, 284.259, </text:p>
      <text:p text:style-name="P1"><text:s text:c="4"/>284.4753, 282.9626, 283.0353, 284.2567, 284.9162, 284.035, 284.3348, </text:p>
      <text:p text:style-name="P1"><text:s text:c="4"/>285.1881, 287.7207, 289.2835, 288.8517, 289.5587, 291.7212, 290.6737, </text:p>
      <text:p text:style-name="P1"><text:s text:c="4"/>290.1688, 290.3243, 290.6833, 290.9628, 291.1241, 291.1435, 291.1476, </text:p>
      <text:p text:style-name="P1"><text:s text:c="4"/>291.1801, 291.1931, 291.2421, 291.2779, 291.3019,</text:p>
      <text:p text:style-name="P1"><text:s text:c="2"/>292.1662, 292.1324, 292.0965, 291.9952, 291.8646, 291.7565, 291.6307, </text:p>
      <text:p text:style-name="P1"><text:s text:c="4"/>291.5211, 291.4489, 291.377, 291.3026, 291.2438, 291.1733, 291.0891, </text:p>
      <text:p text:style-name="P1"><text:s text:c="4"/>290.9874, 290.9625, 290.9452, 291.054, 291.2319, 291.3333, 291.4796, </text:p>
      <text:p text:style-name="P1"><text:s text:c="4"/>291.5954, 291.6828, 291.7093, 291.6412, 291.5033, 291.5165, 292.6874, </text:p>
      <text:p text:style-name="P1"><text:s text:c="4"/>290.8771, 289.0431, 293.324, 295.5091, 295.5966, 295.5321, 295.5211, </text:p>
      <text:p text:style-name="P1"><text:s text:c="4"/>295.2759, 294.2008, 293.5697, 292.8989, 292.8498, 291.9963, 290.7819, </text:p>
      <text:p text:style-name="P1"><text:s text:c="4"/>290.1537, 290.3127, 291.1882, 290.2542, 288.7195, 290.1041, 290.4026, </text:p>
      <text:p text:style-name="P1"><text:s text:c="4"/>290.4507, 288.5339, 288.231, 288.4493, 288.3377, 288.5281, 288.3989, </text:p>
      <text:p text:style-name="P1"><text:s text:c="4"/>288.4857, 288.9445, 289.0516, 289.0213, 289.8947, 290.9579, 291.3955, </text:p>
      <text:p text:style-name="P1"><text:s text:c="4"/>291.2528, 291.2698, 290.4564, 289.356, 287.8769, 284.0002, 281.8387, </text:p>
      <text:p text:style-name="P1"><text:s text:c="4"/>282.6452, 283.0829, 283.2529, 283.7567, 285.2692, 285.5472, 285.922, </text:p>
      <text:p text:style-name="P1"><text:s text:c="4"/>287.294, 290.7612, 291.591, 291.0616, 293.2259, 293.5337, 292.4067, </text:p>
      <text:p text:style-name="P1"><text:s text:c="4"/>291.8846, 291.9308, 292.1185, 292.2314, 292.2574, 292.2397, 292.2601, </text:p>
      <text:p text:style-name="P1"><text:s text:c="4"/>292.2902, 292.2938, 292.2789, 292.2573, 292.2235,</text:p>
      <text:p text:style-name="P1"><text:s text:c="2"/>292.9931, 292.984, 292.9337, 292.8549, 292.7383, 292.646, 292.5599, </text:p>
      <text:p text:style-name="P1"><text:s text:c="4"/>292.5127, 292.4643, 292.4201, 292.3087, 292.2635, 292.229, 292.1883, </text:p>
      <text:p text:style-name="P1"><text:s text:c="4"/>292.1248, 292.1053, 292.1425, 292.2509, 292.3542, 292.4281, 292.5436, </text:p>
      <text:p text:style-name="P1"><text:s text:c="4"/>292.6053, 292.6099, 292.5246, 292.3565, 292.139, 292.1577, 293.3826, </text:p>
      <text:p text:style-name="P1"><text:s text:c="4"/>292.3898, 289.6944, 294.861, 297.0591, 297.5113, 298.4727, 297.8616, </text:p>
      <text:p text:style-name="P1"><text:s text:c="4"/>297.4914, 297.113, 296.5153, 295.9878, 295.8315, 295.1497, 292.9961, </text:p>
      <text:p text:style-name="P1"><text:s text:c="4"/>292.4704, 291.8383, 291.648, 291.711, 289.9739, 291.2487, 292.2827, </text:p>
      <text:p text:style-name="P1"><text:s text:c="4"/>292.2948, 291.0141, 290.8424, 290.5023, 290.1676, 290.2099, 290.0306, </text:p>
      <text:p text:style-name="P1"><text:s text:c="4"/>289.7598, 289.7661, 289.7832, 290.0245, 290.9383, 291.9895, 292.3673, </text:p>
      <text:p text:style-name="P1"><text:s text:c="4"/>291.6883, 291.9371, 290.794, 288.4447, 286.5057, 283.9631, 284.9409, </text:p>
      <text:p text:style-name="P1"><text:s text:c="4"/>286.2646, 286.7276, 285.972, 284.1829, 285.2098, 286.4879, 287.7198, </text:p>
      <text:p text:style-name="P1"><text:s text:c="4"/>290.2412, 294.1079, 293.97, 293.5106, 296.2148, 295.0365, 293.6361, </text:p>
      <text:p text:style-name="P1"><text:s text:c="4"/>293.103, 293.1159, 293.2102, 293.203, 293.1838, 293.1605, 293.1979, </text:p>
      <text:p text:style-name="P1"><text:s text:c="4"/>293.1638, 293.1356, 293.1128, 293.0751, 293.032,</text:p>
      <text:p text:style-name="P1"><text:s text:c="2"/>293.912, 293.9324, 293.8999, 293.8208, 293.7357, 293.6855, 293.6411, </text:p>
      <text:p text:style-name="P1"><text:s text:c="4"/>293.6247, 293.5599, 293.4938, 293.3797, 293.3459, 293.3107, 293.3111, </text:p>
      <text:p text:style-name="P1"><text:s text:c="4"/>293.28, 293.2787, 293.3201, 293.3971, 293.4818, 293.5388, 293.5906, </text:p>
      <text:p text:style-name="P1"><text:s text:c="4"/>293.5808, 293.5182, 293.3022, 293.0689, 292.781, 292.7315, 293.6327, </text:p>
      <text:p text:style-name="P1"><text:s text:c="4"/>295.3354, 291.9416, 297.094, 297.86, 299.9131, 300.8641, 299.9596, </text:p>
      <text:p text:style-name="P1"><text:s text:c="4"/>299.625, 299.2921, 298.5916, 298.1472, 297.6654, 297.2847, 295.6177, </text:p>
      <text:p text:style-name="P1"><text:s text:c="4"/>294.9217, 293.9135, 293.4696, 293.0178, 291.5024, 292.396, 293.2485, </text:p>
      <text:p text:style-name="P1"><text:soft-page-break/><text:s text:c="4"/>293.5776, 293.1603, 292.8004, 292.347, 292.349, 291.8199, 291.4496, </text:p>
      <text:p text:style-name="P1"><text:s text:c="4"/>291.1306, 290.9516, 291.1357, 291.7243, 292.4079, 293.1336, 293.3278, </text:p>
      <text:p text:style-name="P1"><text:s text:c="4"/>292.4852, 292.6651, 292.2255, 290.2165, 287.9787, 287.5556, 290.6815, </text:p>
      <text:p text:style-name="P1"><text:s text:c="4"/>291.8751, 292.4933, 291.8099, 290.3442, 287.7305, 286.4845, 288.1803, </text:p>
      <text:p text:style-name="P1"><text:s text:c="4"/>293.1367, 297.271, 296.9639, 295.7802, 297.9507, 295.98, 294.5711, </text:p>
      <text:p text:style-name="P1"><text:s text:c="4"/>294.1359, 294.0801, 294.0531, 293.9683, 293.9183, 293.9377, 294.0007, </text:p>
      <text:p text:style-name="P1"><text:s text:c="4"/>293.9872, 293.993, 293.9791, 293.9376, 293.9135,</text:p>
      <text:p text:style-name="P1"><text:s text:c="2"/>295.059, 295.0459, 295.0163, 294.9578, 294.8963, 294.8739, 294.8478, </text:p>
      <text:p text:style-name="P1"><text:s text:c="4"/>294.8126, 294.7249, 294.6268, 294.5155, 294.4655, 294.4447, 294.4529, </text:p>
      <text:p text:style-name="P1"><text:s text:c="4"/>294.479, 294.4776, 294.5079, 294.5211, 294.5771, 294.5868, 294.5406, </text:p>
      <text:p text:style-name="P1"><text:s text:c="4"/>294.4519, 294.303, 294.0079, 293.7585, 293.4283, 293.2907, 293.9503, </text:p>
      <text:p text:style-name="P1"><text:s text:c="4"/>296.8348, 295.6438, 298.8966, 300.79, 302.3224, 303.0011, 302.0438, </text:p>
      <text:p text:style-name="P1"><text:s text:c="4"/>301.6526, 301.4016, 300.5854, 300.0632, 299.4214, 298.2625, 297.6373, </text:p>
      <text:p text:style-name="P1"><text:s text:c="4"/>295.8441, 295.0122, 294.8012, 294.1189, 293.3124, 293.6714, 294.3896, </text:p>
      <text:p text:style-name="P1"><text:s text:c="4"/>294.8192, 294.6714, 294.2672, 294.7758, 293.8154, 293.1799, 292.7073, </text:p>
      <text:p text:style-name="P1"><text:s text:c="4"/>292.6633, 292.5771, 293.0977, 293.5609, 293.9399, 294.3472, 294.1786, </text:p>
      <text:p text:style-name="P1"><text:s text:c="4"/>293.3297, 293.7587, 293.9334, 292.3846, 291.1331, 292.9131, 296.8605, </text:p>
      <text:p text:style-name="P1"><text:s text:c="4"/>297.6215, 298.1085, 297.9286, 297.109, 292.9035, 288.6214, 289.6729, </text:p>
      <text:p text:style-name="P1"><text:s text:c="4"/>296.3655, 299.7976, 298.8492, 297.9217, 299.2639, 296.7684, 295.349, </text:p>
      <text:p text:style-name="P1"><text:s text:c="4"/>294.9405, 294.8287, 294.7654, 294.7284, 294.7289, 294.8202, 294.9559, </text:p>
      <text:p text:style-name="P1"><text:s text:c="4"/>294.999, 295.0833, 295.0829, 295.0543, 295.0775,</text:p>
      <text:p text:style-name="P1"><text:s text:c="2"/>296.2612, 296.2271, 296.2184, 296.1749, 296.1249, 296.1204, 296.0656, </text:p>
      <text:p text:style-name="P1"><text:s text:c="4"/>295.9887, 295.8759, 295.7486, 295.6405, 295.5932, 295.5872, 295.6206, </text:p>
      <text:p text:style-name="P1"><text:s text:c="4"/>295.6783, 295.6929, 295.7036, 295.6685, 295.6631, 295.5907, 295.4487, </text:p>
      <text:p text:style-name="P1"><text:s text:c="4"/>295.274, 295.0702, 294.7482, 294.457, 294.0696, 293.8855, 294.2339, </text:p>
      <text:p text:style-name="P1"><text:s text:c="4"/>296.9501, 298.1722, 300.4641, 302.5611, 303.8793, 304.5327, 303.6453, </text:p>
      <text:p text:style-name="P1"><text:s text:c="4"/>303.2607, 302.9028, 301.8994, 301.3909, 300.3607, 299.9731, 296.5016, </text:p>
      <text:p text:style-name="P1"><text:s text:c="4"/>295.2277, 294.5979, 294.5619, 295.0714, 294.9429, 295.1265, 296.0414, </text:p>
      <text:p text:style-name="P1"><text:s text:c="4"/>296.527, 296.0864, 295.7258, 295.9167, 295.0905, 294.4273, 293.7835, </text:p>
      <text:p text:style-name="P1"><text:s text:c="4"/>293.649, 293.883, 294.6299, 294.8225, 295.0929, 295.4126, 295.2107, </text:p>
      <text:p text:style-name="P1"><text:s text:c="4"/>294.3206, 294.5424, 295.5854, 293.8823, 294.9543, 297.4243, 300.051, </text:p>
      <text:p text:style-name="P1"><text:s text:c="4"/>301.205, 301.2573, 301.4172, 300.4207, 296.6248, 293.3538, 294.7191, </text:p>
      <text:p text:style-name="P1"><text:s text:c="4"/>297.6658, 301.2054, 299.4347, 299.5537, 300.4503, 297.7317, 296.1889, </text:p>
      <text:p text:style-name="P1"><text:s text:c="4"/>295.727, 295.6339, 295.6671, 295.7757, 295.9187, 296.0838, 296.2384, </text:p>
      <text:p text:style-name="P1"><text:s text:c="4"/>296.2967, 296.3765, 296.364, 296.3336, 296.3314,</text:p>
      <text:p text:style-name="P1"><text:s text:c="2"/>297.4962, 297.4412, 297.435, 297.4044, 297.3523, 297.3251, 297.2284, </text:p>
      <text:p text:style-name="P1"><text:s text:c="4"/>297.1034, 296.96, 296.8022, 296.6832, 296.6529, 296.6631, 296.7047, </text:p>
      <text:p text:style-name="P1"><text:s text:c="4"/>296.744, 296.7285, 296.7108, 296.6462, 296.5739, 296.4309, 296.2389, </text:p>
      <text:p text:style-name="P1"><text:s text:c="4"/>296.0527, 295.804, 295.4899, 295.1676, 294.7701, 294.5576, 294.6754, </text:p>
      <text:p text:style-name="P1"><text:s text:c="4"/>296.6581, 299.8314, 301.7344, 304.4698, 305.3138, 305.6643, 304.919, </text:p>
      <text:p text:style-name="P1"><text:s text:c="4"/>304.6307, 303.4167, 302.3499, 303.0962, 300.2603, 297.7376, 296.1236, </text:p>
      <text:p text:style-name="P1"><text:s text:c="4"/>295.4413, 294.993, 295.1531, 295.991, 296.1522, 296.5451, 297.6696, </text:p>
      <text:p text:style-name="P1"><text:s text:c="4"/>297.9905, 297.5121, 297.103, 296.9559, 296.233, 295.5319, 294.843, </text:p>
      <text:p text:style-name="P1"><text:s text:c="4"/>295.0617, 295.3795, 295.7858, 295.7729, 295.9602, 296.2387, 296.2254, </text:p>
      <text:p text:style-name="P1"><text:s text:c="4"/>295.3584, 295.32, 296.5294, 297.3165, 297.3785, 298.4296, 299.4156, </text:p>
      <text:p text:style-name="P1"><text:s text:c="4"/>300.7265, 302.3732, 303.327, 301.8112, 297.0577, 295.0314, 298.9024, </text:p>
      <text:p text:style-name="P1"><text:s text:c="4"/>300.8521, 302.6819, 300.4138, 300.4085, 301.2242, 298.3719, 296.9891, </text:p>
      <text:p text:style-name="P1"><text:s text:c="4"/>296.6893, 296.7546, 296.9271, 297.1701, 297.3811, 297.5422, 297.6532, </text:p>
      <text:p text:style-name="P1"><text:s text:c="4"/>297.7051, 297.7195, 297.6878, 297.6222, 297.5688,</text:p>
      <text:p text:style-name="P1"><text:s text:c="2"/>298.611, 298.5428, 298.5142, 298.465, 298.4297, 298.3697, 298.2473, </text:p>
      <text:p text:style-name="P1"><text:s text:c="4"/>298.0978, 297.9168, 297.7503, 297.6473, 297.6272, 297.6471, 297.6747, </text:p>
      <text:p text:style-name="P1"><text:s text:c="4"/>297.6552, 297.5977, 297.5341, 297.4385, 297.3107, 297.143, 296.9492, </text:p>
      <text:p text:style-name="P1"><text:s text:c="4"/>296.7681, 296.5085, 296.2035, 295.8775, 295.4802, 295.2619, 295.3243, </text:p>
      <text:p text:style-name="P1"><text:s text:c="4"/>296.8817, 299.7003, 302.6768, 306.3342, 306.4064, 306.0301, 305.692, </text:p>
      <text:p text:style-name="P1"><text:s text:c="4"/>305.7016, 304.1631, 303.4549, 303.3375, 299.1609, 297.1563, 296.3025, </text:p>
      <text:p text:style-name="P1"><text:s text:c="4"/>296.1775, 296.0125, 296.4683, 297.0806, 297.3309, 298.0065, 297.3242, </text:p>
      <text:p text:style-name="P1"><text:s text:c="4"/>295.783, 299.0608, 298.5385, 297.9582, 297.1483, 296.5106, 295.8737, </text:p>
      <text:p text:style-name="P1"><text:s text:c="4"/>295.9569, 296.7455, 296.8938, 296.7715, 296.813, 297.0305, 297.1245, </text:p>
      <text:p text:style-name="P1"><text:s text:c="4"/>296.296, 295.9453, 296.7158, 297.9368, 299.4426, 299.5331, 298.8769, </text:p>
      <text:p text:style-name="P1"><text:soft-page-break/><text:s text:c="4"/>299.964, 303.1307, 304.576, 302.5843, 296.2073, 297.7864, 302.3256, </text:p>
      <text:p text:style-name="P1"><text:s text:c="4"/>302.9928, 303.491, 301.2336, 301.9055, 301.6092, 298.9291, 298.0845, </text:p>
      <text:p text:style-name="P1"><text:s text:c="4"/>298.064, 298.29, 298.5316, 298.768, 298.9159, 299.0128, 299.0713, </text:p>
      <text:p text:style-name="P1"><text:s text:c="4"/>299.0441, 298.9727, 298.8768, 298.7798, 298.689,</text:p>
      <text:p text:style-name="P1"><text:s text:c="2"/>299.558, 299.4884, 299.4397, 299.3907, 299.3467, 299.2697, 299.121, </text:p>
      <text:p text:style-name="P1"><text:s text:c="4"/>298.9419, 298.742, 298.589, 298.5173, 298.5252, 298.5515, 298.5195, </text:p>
      <text:p text:style-name="P1"><text:s text:c="4"/>298.438, 298.352, 298.2485, 298.1285, 297.9857, 297.8278, 297.688, </text:p>
      <text:p text:style-name="P1"><text:s text:c="4"/>297.5182, 297.258, 296.9666, 296.6325, 296.242, 296.0669, 296.206, </text:p>
      <text:p text:style-name="P1"><text:s text:c="4"/>297.6482, 300.4899, 303.5375, 307.3903, 306.6653, 305.4988, 305.5765, </text:p>
      <text:p text:style-name="P1"><text:s text:c="4"/>305.9962, 305.5282, 304.8996, 301.0596, 298.3518, 297.1716, 296.9278, </text:p>
      <text:p text:style-name="P1"><text:s text:c="4"/>297.0332, 297.2016, 297.6974, 298.2241, 298.6878, 299.4851, 299.9825, </text:p>
      <text:p text:style-name="P1"><text:s text:c="4"/>299.5745, 300.2667, 299.6173, 298.8036, 297.9484, 297.4151, 296.9695, </text:p>
      <text:p text:style-name="P1"><text:s text:c="4"/>296.7668, 297.454, 297.9524, 297.812, 297.742, 297.9246, 298.2977, </text:p>
      <text:p text:style-name="P1"><text:s text:c="4"/>297.2499, 296.5533, 296.9026, 297.622, 299.481, 300.7065, 301.8393, </text:p>
      <text:p text:style-name="P1"><text:s text:c="4"/>302.6539, 304.0335, 304.9111, 302.7312, 298.7572, 300.359, 304.1947, </text:p>
      <text:p text:style-name="P1"><text:s text:c="4"/>304.4054, 304.6801, 302.599, 302.8254, 301.7006, 299.7134, 299.6315, </text:p>
      <text:p text:style-name="P1"><text:s text:c="4"/>299.7011, 299.9381, 300.074, 300.2352, 300.3102, 300.332, 300.2721, </text:p>
      <text:p text:style-name="P1"><text:s text:c="4"/>300.1443, 300.0202, 299.8893, 299.7449, 299.6433,</text:p>
      <text:p text:style-name="P1"><text:s text:c="2"/>300.3608, 300.3111, 300.2627, 300.2134, 300.1771, 300.0782, 299.9157, </text:p>
      <text:p text:style-name="P1"><text:s text:c="4"/>299.7256, 299.5235, 299.3804, 299.3556, 299.38, 299.376, 299.2906, </text:p>
      <text:p text:style-name="P1"><text:s text:c="4"/>299.1671, 299.0613, 298.9601, 298.8401, 298.7213, 298.6174, 298.5395, </text:p>
      <text:p text:style-name="P1"><text:s text:c="4"/>298.3931, 298.1287, 297.8332, 297.4743, 297.1122, 297.0284, 297.2675, </text:p>
      <text:p text:style-name="P1"><text:s text:c="4"/>298.5192, 301.8539, 303.5753, 306.6189, 304.5571, 302.5996, 302.9955, </text:p>
      <text:p text:style-name="P1"><text:s text:c="4"/>303.1102, 302.7734, 301.9779, 299.3457, 297.9622, 297.5859, 297.709, </text:p>
      <text:p text:style-name="P1"><text:s text:c="4"/>297.9324, 298.2945, 298.8717, 299.5027, 300.1586, 300.8186, 301.5829, </text:p>
      <text:p text:style-name="P1"><text:s text:c="4"/>301.8035, 301.038, 300.3344, 299.5063, 298.7414, 298.3567, 298.2212, </text:p>
      <text:p text:style-name="P1"><text:s text:c="4"/>297.9474, 298.3564, 298.9381, 298.7364, 298.5306, 298.7325, 299.1594, </text:p>
      <text:p text:style-name="P1"><text:s text:c="4"/>298.0798, 297.252, 297.2528, 297.6591, 298.7139, 299.7291, 300.9703, </text:p>
      <text:p text:style-name="P1"><text:s text:c="4"/>303.6055, 303.3131, 303.4019, 302.1331, 300.553, 302.278, 304.3386, </text:p>
      <text:p text:style-name="P1"><text:s text:c="4"/>305.8789, 307.5163, 305.5583, 302.6166, 302.0075, 301.0787, 301.1785, </text:p>
      <text:p text:style-name="P1"><text:s text:c="4"/>301.2261, 301.3376, 301.4048, 301.4482, 301.4503, 301.369, 301.2074, </text:p>
      <text:p text:style-name="P1"><text:s text:c="4"/>301.0172, 300.8589, 300.6997, 300.5425, 300.4411,</text:p>
      <text:p text:style-name="P1"><text:s text:c="2"/>301.1094, 301.0853, 301.0549, 301.0261, 300.9954, 300.8657, 300.7043, </text:p>
      <text:p text:style-name="P1"><text:s text:c="4"/>300.5221, 300.3267, 300.2206, 300.2216, 300.2307, 300.1799, 300.0782, </text:p>
      <text:p text:style-name="P1"><text:s text:c="4"/>299.9469, 299.8661, 299.8016, 299.7256, 299.6486, 299.5989, 299.5613, </text:p>
      <text:p text:style-name="P1"><text:s text:c="4"/>299.4116, 299.1179, 298.7981, 298.4296, 298.1389, 298.1686, 298.4567, </text:p>
      <text:p text:style-name="P1"><text:s text:c="4"/>299.3676, 302.2554, 303.6833, 304.9765, 302.9444, 300.3541, 300.7987, </text:p>
      <text:p text:style-name="P1"><text:s text:c="4"/>300.7577, 300.295, 299.6027, 298.4905, 298.2429, 298.3292, 298.5767, </text:p>
      <text:p text:style-name="P1"><text:s text:c="4"/>298.9184, 299.3918, 300.0529, 300.6469, 301.3698, 302.1043, 302.4073, </text:p>
      <text:p text:style-name="P1"><text:s text:c="4"/>302.3658, 301.7562, 300.9134, 300.1678, 299.6898, 299.4678, 299.5415, </text:p>
      <text:p text:style-name="P1"><text:s text:c="4"/>299.2889, 299.4437, 299.8136, 299.5007, 299.2237, 299.3722, 300.149, </text:p>
      <text:p text:style-name="P1"><text:s text:c="4"/>298.8532, 298.1134, 297.9057, 298.0281, 298.629, 299.5049, 300.9177, </text:p>
      <text:p text:style-name="P1"><text:s text:c="4"/>304.503, 303.8943, 302.8766, 301.7826, 301.8278, 303.4322, 305.331, </text:p>
      <text:p text:style-name="P1"><text:s text:c="4"/>308.6433, 310.9388, 307.1613, 302.8239, 302.9345, 302.529, 302.4969, </text:p>
      <text:p text:style-name="P1"><text:s text:c="4"/>302.5017, 302.4323, 302.4379, 302.3957, 302.3129, 302.155, 301.9371, </text:p>
      <text:p text:style-name="P1"><text:s text:c="4"/>301.7249, 301.5708, 301.3976, 301.2513, 301.1782,</text:p>
      <text:p text:style-name="P1"><text:s text:c="2"/>301.8539, 301.8767, 301.8812, 301.8776, 301.8458, 301.7114, 301.5551, </text:p>
      <text:p text:style-name="P1"><text:s text:c="4"/>301.3861, 301.2238, 301.166, 301.1452, 301.1217, 301.068, 300.9817, </text:p>
      <text:p text:style-name="P1"><text:s text:c="4"/>300.8915, 300.8611, 300.8434, 300.8092, 300.7816, 300.7648, 300.7076, </text:p>
      <text:p text:style-name="P1"><text:s text:c="4"/>300.4988, 300.1627, 299.8521, 299.5235, 299.3387, 299.4532, 299.6939, </text:p>
      <text:p text:style-name="P1"><text:s text:c="4"/>300.2124, 302.2496, 304.9113, 304.2194, 302.3363, 299.3105, 299.661, </text:p>
      <text:p text:style-name="P1"><text:s text:c="4"/>299.5339, 299.1053, 298.792, 298.7353, 298.9665, 299.1258, 299.3802, </text:p>
      <text:p text:style-name="P1"><text:s text:c="4"/>299.7911, 300.3546, 301.0318, 301.7534, 303.329, 304.048, 303.5613, </text:p>
      <text:p text:style-name="P1"><text:s text:c="4"/>303.0815, 302.5502, 301.7608, 300.9865, 300.782, 300.685, 300.7787, </text:p>
      <text:p text:style-name="P1"><text:s text:c="4"/>300.491, 300.4784, 300.5255, 300.1565, 299.9238, 300.0282, 300.5663, </text:p>
      <text:p text:style-name="P1"><text:s text:c="4"/>299.7323, 299.2112, 299.0038, 298.8139, 299.2301, 299.888, 301.18, </text:p>
      <text:p text:style-name="P1"><text:s text:c="4"/>305.1685, 306.493, 304.9561, 303.0438, 302.7445, 304.058, 307.6259, </text:p>
      <text:p text:style-name="P1"><text:s text:c="4"/>311.5505, 312.7947, 305.536, 303.4651, 303.8801, 303.5945, 303.5904, </text:p>
      <text:p text:style-name="P1"><text:s text:c="4"/>303.5119, 303.3232, 303.2789, 303.1689, 303.0138, 302.7853, 302.5486, </text:p>
      <text:p text:style-name="P1"><text:soft-page-break/><text:s text:c="4"/>302.3544, 302.2193, 302.0595, 301.9464, 301.8951,</text:p>
      <text:p text:style-name="P1"><text:s text:c="2"/>302.6628, 302.7389, 302.7844, 302.7962, 302.7518, 302.6218, 302.4819, </text:p>
      <text:p text:style-name="P1"><text:s text:c="4"/>302.3424, 302.2318, 302.1995, 302.1577, 302.1265, 302.0843, 302.0197, </text:p>
      <text:p text:style-name="P1"><text:s text:c="4"/>301.9678, 301.9936, 302.0149, 302.0075, 302.0014, 301.9629, 301.841, </text:p>
      <text:p text:style-name="P1"><text:s text:c="4"/>301.5695, 301.2296, 300.9686, 300.7238, 300.6241, 300.7451, 300.8535, </text:p>
      <text:p text:style-name="P1"><text:s text:c="4"/>301.0584, 302.4295, 305.6788, 304.4151, 302.2736, 299.1116, 299.6523, </text:p>
      <text:p text:style-name="P1"><text:s text:c="4"/>299.5919, 299.3155, 299.2712, 299.5508, 299.7629, 299.8669, 300.0386, </text:p>
      <text:p text:style-name="P1"><text:s text:c="4"/>300.3951, 300.8857, 301.2997, 303.2356, 309.2993, 308.3758, 306.2986, </text:p>
      <text:p text:style-name="P1"><text:s text:c="4"/>304.1642, 303.291, 302.8832, 302.0853, 301.8843, 301.8711, 301.8618, </text:p>
      <text:p text:style-name="P1"><text:s text:c="4"/>301.4813, 301.3655, 301.1506, 300.8909, 300.8463, 300.9258, 301.1669, </text:p>
      <text:p text:style-name="P1"><text:s text:c="4"/>300.825, 300.6068, 300.6136, 300.2962, 300.4575, 300.5933, 301.6279, </text:p>
      <text:p text:style-name="P1"><text:s text:c="4"/>304.588, 307.9068, 309.5741, 308.3033, 305.8962, 305.7736, 308.3753, </text:p>
      <text:p text:style-name="P1"><text:s text:c="4"/>311.6012, 314.5711, 308.3487, 304.3661, 304.6799, 304.5971, 304.6308, </text:p>
      <text:p text:style-name="P1"><text:s text:c="4"/>304.3659, 304.0561, 304.0015, 303.811, 303.5836, 303.3351, 303.1363, </text:p>
      <text:p text:style-name="P1"><text:s text:c="4"/>302.9744, 302.8572, 302.725, 302.6528, 302.6417,</text:p>
      <text:p text:style-name="P1"><text:s text:c="2"/>303.5668, 303.6842, 303.7381, 303.7513, 303.7001, 303.5833, 303.4673, </text:p>
      <text:p text:style-name="P1"><text:s text:c="4"/>303.3668, 303.3046, 303.307, 303.2755, 303.2465, 303.1959, 303.1423, </text:p>
      <text:p text:style-name="P1"><text:s text:c="4"/>303.1131, 303.1599, 303.2021, 303.1972, 303.1791, 303.0883, 302.9036, </text:p>
      <text:p text:style-name="P1"><text:s text:c="4"/>302.611, 302.3172, 302.1121, 301.9376, 301.8651, 301.8807, 301.8672, </text:p>
      <text:p text:style-name="P1"><text:s text:c="4"/>301.8736, 302.8013, 305.5394, 304.781, 302.674, 299.4322, 300.1231, </text:p>
      <text:p text:style-name="P1"><text:s text:c="4"/>300.2812, 300.1961, 300.2082, 300.417, 300.5156, 300.5251, 300.6084, </text:p>
      <text:p text:style-name="P1"><text:s text:c="4"/>300.8661, 301.1558, 301.7306, 307.4435, 312.2468, 310.6864, 309.7362, </text:p>
      <text:p text:style-name="P1"><text:s text:c="4"/>308.0008, 304.34, 303.8494, 303.1692, 302.9147, 302.9402, 302.7315, </text:p>
      <text:p text:style-name="P1"><text:s text:c="4"/>302.3155, 302.1385, 301.9057, 301.958, 302.113, 302.1254, 302.2061, </text:p>
      <text:p text:style-name="P1"><text:s text:c="4"/>302.2049, 302.3233, 302.6914, 302.8664, 302.4811, 301.5136, 302.0676, </text:p>
      <text:p text:style-name="P1"><text:s text:c="4"/>303.8731, 306.5233, 308.4201, 311.9245, 310.1022, 308.1737, 309.8781, </text:p>
      <text:p text:style-name="P1"><text:s text:c="4"/>312.4118, 314.058, 311.9054, 305.4388, 305.7376, 306.2252, 306.0018, </text:p>
      <text:p text:style-name="P1"><text:s text:c="4"/>305.2028, 304.6564, 304.593, 304.3504, 304.1028, 303.8983, 303.7423, </text:p>
      <text:p text:style-name="P1"><text:s text:c="4"/>303.6119, 303.5287, 303.4389, 303.4169, 303.4695,</text:p>
      <text:p text:style-name="P1"><text:s text:c="2"/>304.5129, 304.6421, 304.6879, 304.6923, 304.6442, 304.562, 304.4763, </text:p>
      <text:p text:style-name="P1"><text:s text:c="4"/>304.4016, 304.3795, 304.414, 304.4007, 304.357, 304.2971, 304.2513, </text:p>
      <text:p text:style-name="P1"><text:s text:c="4"/>304.2245, 304.2553, 304.2809, 304.2639, 304.2098, 304.0688, 303.8576, </text:p>
      <text:p text:style-name="P1"><text:s text:c="4"/>303.6082, 303.38, 303.2085, 303.0502, 302.9442, 302.8528, 302.7358, </text:p>
      <text:p text:style-name="P1"><text:s text:c="4"/>302.6821, 303.3074, 305.2178, 304.5479, 303.6874, 300.5463, 300.7771, </text:p>
      <text:p text:style-name="P1"><text:s text:c="4"/>301.168, 301.151, 301.1392, 301.2607, 301.2596, 301.193, 301.22, </text:p>
      <text:p text:style-name="P1"><text:s text:c="4"/>301.3687, 301.518, 303.8179, 314.5797, 316.0448, 313.2364, 310.5823, </text:p>
      <text:p text:style-name="P1"><text:s text:c="4"/>309.8314, 306.7082, 304.5981, 303.9625, 303.8471, 303.8177, 303.5458, </text:p>
      <text:p text:style-name="P1"><text:s text:c="4"/>303.3292, 303.3039, 303.1819, 303.3303, 303.5707, 303.5194, 303.5988, </text:p>
      <text:p text:style-name="P1"><text:s text:c="4"/>303.722, 304.0518, 304.7101, 307.4839, 306.5372, 303.2402, 302.9421, </text:p>
      <text:p text:style-name="P1"><text:s text:c="4"/>303.9378, 305.5882, 306.4499, 308.7291, 312.5505, 310.2767, 311.9889, </text:p>
      <text:p text:style-name="P1"><text:s text:c="4"/>314.0077, 312.3387, 311.4914, 307.7203, 306.9972, 310.3559, 308.3635, </text:p>
      <text:p text:style-name="P1"><text:s text:c="4"/>306.3415, 305.1957, 305.1334, 304.8925, 304.6745, 304.5099, 304.3947, </text:p>
      <text:p text:style-name="P1"><text:s text:c="4"/>304.31, 304.2685, 304.2343, 304.2698, 304.3759,</text:p>
      <text:p text:style-name="P1"><text:s text:c="2"/>305.4402, 305.5479, 305.5841, 305.5789, 305.539, 305.4831, 305.4326, </text:p>
      <text:p text:style-name="P1"><text:s text:c="4"/>305.3927, 305.3726, 305.4146, 305.3986, 305.3453, 305.2958, 305.2491, </text:p>
      <text:p text:style-name="P1"><text:s text:c="4"/>305.2157, 305.2085, 305.1874, 305.1523, 305.0666, 304.9153, 304.7187, </text:p>
      <text:p text:style-name="P1"><text:s text:c="4"/>304.5226, 304.3363, 304.178, 304.0007, 303.848, 303.6902, 303.536, </text:p>
      <text:p text:style-name="P1"><text:s text:c="4"/>303.4693, 303.8727, 305.2598, 305.0452, 302.8953, 302.1369, 301.7963, </text:p>
      <text:p text:style-name="P1"><text:s text:c="4"/>302.193, 302.2006, 302.1239, 302.1332, 302.0334, 301.9266, 301.9583, </text:p>
      <text:p text:style-name="P1"><text:s text:c="4"/>302.1043, 302.1818, 308.16, 317.2141, 317.631, 315.088, 312.2862, </text:p>
      <text:p text:style-name="P1"><text:s text:c="4"/>311.2625, 309.1076, 306.739, 304.6303, 304.6728, 304.6777, 304.6432, </text:p>
      <text:p text:style-name="P1"><text:s text:c="4"/>304.7181, 305.046, 305.0113, 304.6746, 305.0182, 304.9626, 305.0226, </text:p>
      <text:p text:style-name="P1"><text:s text:c="4"/>305.1937, 305.5402, 306.2021, 309.0152, 309.4346, 307.1653, 305.2865, </text:p>
      <text:p text:style-name="P1"><text:s text:c="4"/>305.6243, 306.8285, 306.1818, 307.1324, 311.1581, 311.5945, 312.5882, </text:p>
      <text:p text:style-name="P1"><text:s text:c="4"/>313.5504, 310.5434, 309.4967, 307.1262, 307.7148, 312.531, 308.1983, </text:p>
      <text:p text:style-name="P1"><text:s text:c="4"/>307.3797, 305.7632, 305.6981, 305.512, 305.3474, 305.2259, 305.1388, </text:p>
      <text:p text:style-name="P1"><text:s text:c="4"/>305.0839, 305.0868, 305.1084, 305.183, 305.3129,</text:p>
      <text:p text:style-name="P1"><text:s text:c="2"/>306.2811, 306.3377, 306.3615, 306.3563, 306.3158, 306.27, 306.2444, </text:p>
      <text:p text:style-name="P1"><text:s text:c="4"/>306.2292, 306.2117, 306.2279, 306.1933, 306.1451, 306.1126, 306.0826, </text:p>
      <text:p text:style-name="P1"><text:soft-page-break/><text:s text:c="4"/>306.0283, 305.9858, 305.936, 305.8855, 305.7841, 305.6501, 305.4777, </text:p>
      <text:p text:style-name="P1"><text:s text:c="4"/>305.307, 305.1328, 304.9697, 304.7782, 304.5989, 304.4006, 304.2454, </text:p>
      <text:p text:style-name="P1"><text:s text:c="4"/>304.1782, 304.4325, 305.3381, 306.4905, 304.696, 303.1377, 302.6514, </text:p>
      <text:p text:style-name="P1"><text:s text:c="4"/>303.2514, 303.1999, 303.0697, 302.9682, 302.8064, 302.7296, 302.781, </text:p>
      <text:p text:style-name="P1"><text:s text:c="4"/>302.8596, 302.7885, 310.9984, 317.7115, 317.7452, 316.0685, 313.8303, </text:p>
      <text:p text:style-name="P1"><text:s text:c="4"/>311.9031, 309.5083, 307.4918, 305.0999, 305.348, 305.5582, 305.8025, </text:p>
      <text:p text:style-name="P1"><text:s text:c="4"/>306.159, 306.7393, 306.8366, 305.9671, 306.255, 306.2567, 306.2771, </text:p>
      <text:p text:style-name="P1"><text:s text:c="4"/>306.4449, 306.6844, 307.2169, 309.7387, 310.7648, 309.0953, 308.676, </text:p>
      <text:p text:style-name="P1"><text:s text:c="4"/>310.4286, 311.2726, 306.83, 306.935, 310.5986, 312.3176, 311.8587, </text:p>
      <text:p text:style-name="P1"><text:s text:c="4"/>313.9254, 308.9724, 307.6237, 306.9963, 308.2399, 311.1085, 308.7184, </text:p>
      <text:p text:style-name="P1"><text:s text:c="4"/>307.8708, 306.6188, 306.2956, 306.2008, 306.113, 306.0422, 305.9768, </text:p>
      <text:p text:style-name="P1"><text:s text:c="4"/>305.9456, 305.9691, 306.0169, 306.0889, 306.1974,</text:p>
      <text:p text:style-name="P1"><text:s text:c="2"/>306.9394, 306.9404, 306.9566, 306.9481, 306.913, 306.8804, 306.8539, </text:p>
      <text:p text:style-name="P1"><text:s text:c="4"/>306.8391, 306.8299, 306.8216, 306.792, 306.7543, 306.7332, 306.7104, </text:p>
      <text:p text:style-name="P1"><text:s text:c="4"/>306.6617, 306.6082, 306.5529, 306.492, 306.3802, 306.2545, 306.1082, </text:p>
      <text:p text:style-name="P1"><text:s text:c="4"/>305.9402, 305.7557, 305.5849, 305.3857, 305.1807, 304.9484, 304.7973, </text:p>
      <text:p text:style-name="P1"><text:s text:c="4"/>304.7229, 304.8824, 305.3806, 306.6133, 308.7846, 303.6553, 303.6378, </text:p>
      <text:p text:style-name="P1"><text:s text:c="4"/>304.2393, 304.1208, 303.9173, 303.7329, 303.595, 303.5649, 303.5671, </text:p>
      <text:p text:style-name="P1"><text:s text:c="4"/>303.4437, 303.7705, 313.524, 316.9951, 316.6953, 315.9031, 314.2083, </text:p>
      <text:p text:style-name="P1"><text:s text:c="4"/>311.4785, 309.6163, 308.4543, 306.0805, 305.8034, 306.0755, 306.3805, </text:p>
      <text:p text:style-name="P1"><text:s text:c="4"/>306.7148, 307.663, 307.8409, 307.1595, 307.1447, 307.2354, 307.2236, </text:p>
      <text:p text:style-name="P1"><text:s text:c="4"/>307.3291, 307.4268, 307.7609, 309.1805, 310.4538, 309.6768, 311.4532, </text:p>
      <text:p text:style-name="P1"><text:s text:c="4"/>312.7989, 312.6107, 307.2674, 307.2586, 309.2423, 310.4499, 313.6927, </text:p>
      <text:p text:style-name="P1"><text:s text:c="4"/>312.3568, 307.6192, 307.2052, 307.4445, 308.7161, 310.7053, 309.1288, </text:p>
      <text:p text:style-name="P1"><text:s text:c="4"/>308.0793, 307.0664, 306.8378, 306.8856, 306.8291, 306.8228, 306.7861, </text:p>
      <text:p text:style-name="P1"><text:s text:c="4"/>306.7626, 306.7801, 306.8199, 306.86, 306.9222,</text:p>
      <text:p text:style-name="P1"><text:s text:c="2"/>307.3781, 307.3616, 307.3547, 307.3292, 307.3113, 307.3013, 307.2682, </text:p>
      <text:p text:style-name="P1"><text:s text:c="4"/>307.232, 307.2261, 307.213, 307.1884, 307.1678, 307.1498, 307.1248, </text:p>
      <text:p text:style-name="P1"><text:s text:c="4"/>307.1081, 307.0623, 306.997, 306.9143, 306.8065, 306.6817, 306.548, </text:p>
      <text:p text:style-name="P1"><text:s text:c="4"/>306.3789, 306.179, 305.9886, 305.7646, 305.5074, 305.2722, 305.1464, </text:p>
      <text:p text:style-name="P1"><text:s text:c="4"/>305.0405, 305.083, 305.2066, 305.2344, 305.2735, 303.976, 304.6069, </text:p>
      <text:p text:style-name="P1"><text:s text:c="4"/>304.9938, 304.8693, 304.5807, 304.4061, 304.3736, 304.415, 304.3708, </text:p>
      <text:p text:style-name="P1"><text:s text:c="4"/>304.3645, 305.7754, 315.623, 315.2038, 314.3275, 313.5519, 312.1033, </text:p>
      <text:p text:style-name="P1"><text:s text:c="4"/>309.6084, 309.7915, 309.721, 308.0417, 306.4097, 306.3152, 306.5799, </text:p>
      <text:p text:style-name="P1"><text:s text:c="4"/>306.8414, 308.6599, 308.1664, 307.9012, 307.729, 307.8389, 307.8484, </text:p>
      <text:p text:style-name="P1"><text:s text:c="4"/>307.902, 307.8939, 308.003, 308.579, 309.018, 309.9578, 310.2183, </text:p>
      <text:p text:style-name="P1"><text:s text:c="4"/>309.9702, 309.307, 307.3622, 307.6482, 308.4033, 309.9892, 312.0558, </text:p>
      <text:p text:style-name="P1"><text:s text:c="4"/>309.4609, 307.3967, 307.5953, 307.9827, 309.1633, 310.0494, 309.3541, </text:p>
      <text:p text:style-name="P1"><text:s text:c="4"/>308.3826, 307.6292, 307.308, 307.4818, 307.4367, 307.455, 307.4311, </text:p>
      <text:p text:style-name="P1"><text:s text:c="4"/>307.3981, 307.3839, 307.407, 307.4049, 307.4198,</text:p>
      <text:p text:style-name="P1"><text:s text:c="2"/>307.6039, 307.6075, 307.5913, 307.5556, 307.5473, 307.5194, 307.502, </text:p>
      <text:p text:style-name="P1"><text:s text:c="4"/>307.4707, 307.467, 307.4398, 307.4378, 307.4071, 307.3829, 307.3487, </text:p>
      <text:p text:style-name="P1"><text:s text:c="4"/>307.3107, 307.2472, 307.1536, 307.0349, 306.9331, 306.7888, 306.6566, </text:p>
      <text:p text:style-name="P1"><text:s text:c="4"/>306.4829, 306.2437, 305.9923, 305.7905, 305.5345, 305.4082, 305.3364, </text:p>
      <text:p text:style-name="P1"><text:s text:c="4"/>305.216, 305.1812, 305.1359, 304.9127, 304.7234, 304.578, 305.2347, </text:p>
      <text:p text:style-name="P1"><text:s text:c="4"/>305.3262, 305.123, 304.6998, 304.6083, 304.8163, 304.9853, 305.08, </text:p>
      <text:p text:style-name="P1"><text:s text:c="4"/>305.4065, 308.7265, 314.4182, 313.0151, 311.7369, 310.4352, 308.8624, </text:p>
      <text:p text:style-name="P1"><text:s text:c="4"/>307.9247, 309.9317, 311.1078, 309.7275, 307.9511, 307.004, 307.2714, </text:p>
      <text:p text:style-name="P1"><text:s text:c="4"/>308.2352, 310.5081, 308.2432, 308.2101, 308.0522, 308.123, 308.1659, </text:p>
      <text:p text:style-name="P1"><text:s text:c="4"/>308.2009, 308.1526, 308.1603, 308.28, 308.3622, 308.4854, 308.3976, </text:p>
      <text:p text:style-name="P1"><text:s text:c="4"/>308.2688, 307.967, 307.5971, 307.8463, 308.0284, 308.5641, 308.5902, </text:p>
      <text:p text:style-name="P1"><text:s text:c="4"/>307.9406, 307.715, 307.9659, 308.3542, 309.2261, 309.3922, 309.3084, </text:p>
      <text:p text:style-name="P1"><text:s text:c="4"/>308.3212, 307.8848, 307.7285, 307.8636, 307.8394, 307.8235, 307.7928, </text:p>
      <text:p text:style-name="P1"><text:s text:c="4"/>307.7616, 307.7219, 307.7141, 307.669, 307.6378,</text:p>
      <text:p text:style-name="P1"><text:s text:c="2"/>307.7299, 307.7306, 307.7144, 307.675, 307.651, 307.6, 307.6032, 307.5545, </text:p>
      <text:p text:style-name="P1"><text:s text:c="4"/>307.5194, 307.463, 307.4249, 307.3724, 307.3029, 307.25, 307.1275, </text:p>
      <text:p text:style-name="P1"><text:s text:c="4"/>307.0213, 306.8893, 306.7045, 306.5859, 306.399, 306.2909, 306.0897, </text:p>
      <text:p text:style-name="P1"><text:s text:c="4"/>305.8515, 305.5704, 305.4955, 305.3652, 305.451, 305.4485, 305.3246, </text:p>
      <text:p text:style-name="P1"><text:s text:c="4"/>305.2312, 305.2089, 305.073, 305.0227, 305.1134, 305.4048, 305.0928, </text:p>
      <text:p text:style-name="P1"><text:soft-page-break/><text:s text:c="4"/>304.5652, 304.5058, 305.0224, 305.2039, 305.0506, 305.4911, 306.2888, </text:p>
      <text:p text:style-name="P1"><text:s text:c="4"/>310.5596, 311.4456, 310.8677, 310.1897, 309.2849, 308.0113, 307.464, </text:p>
      <text:p text:style-name="P1"><text:s text:c="4"/>309.6122, 310.9732, 309.8469, 309.4946, 309.6211, 308.9355, 309.1212, </text:p>
      <text:p text:style-name="P1"><text:s text:c="4"/>310.3927, 308.1666, 308.2285, 308.1891, 308.247, 308.2805, 308.3248, </text:p>
      <text:p text:style-name="P1"><text:s text:c="4"/>308.2795, 308.2692, 308.2525, 308.2123, 308.1576, 308.0277, 307.9674, </text:p>
      <text:p text:style-name="P1"><text:s text:c="4"/>307.8499, 307.8546, 307.9528, 307.9972, 307.956, 307.8448, 307.8395, </text:p>
      <text:p text:style-name="P1"><text:s text:c="4"/>307.999, 308.2225, 308.5294, 308.6022, 308.0593, 308.556, 308.7598, </text:p>
      <text:p text:style-name="P1"><text:s text:c="4"/>308.028, 307.9334, 308.0051, 307.9975, 307.9677, 307.9403, 307.9081, </text:p>
      <text:p text:style-name="P1"><text:s text:c="4"/>307.8719, 307.8307, 307.7733, 307.7252,</text:p>
      <text:p text:style-name="P1"><text:s text:c="2"/>307.5967, 307.5395, 307.4924, 307.3919, 307.348, 307.2786, 307.2593, </text:p>
      <text:p text:style-name="P1"><text:s text:c="4"/>307.1478, 307.0799, 307.0208, 306.9179, 306.8138, 306.6918, 306.6089, </text:p>
      <text:p text:style-name="P1"><text:s text:c="4"/>306.4246, 306.2929, 306.1312, 305.9442, 305.8515, 305.6493, 305.6315, </text:p>
      <text:p text:style-name="P1"><text:s text:c="4"/>305.3789, 305.3281, 305.0493, 304.9667, 304.8184, 305.0748, 305.2097, </text:p>
      <text:p text:style-name="P1"><text:s text:c="4"/>305.1257, 305.0323, 304.9974, 304.9839, 304.9713, 305.1516, 305.2328, </text:p>
      <text:p text:style-name="P1"><text:s text:c="4"/>304.7636, 304.1283, 306.4448, 308.6982, 308.0366, 306.1577, 305.9427, </text:p>
      <text:p text:style-name="P1"><text:s text:c="4"/>306.5046, 309.7668, 308.4762, 309.0685, 309.4452, 308.8389, 307.9742, </text:p>
      <text:p text:style-name="P1"><text:s text:c="4"/>307.2897, 308.698, 309.3316, 308.0723, 308.7732, 309.6897, 309.1246, </text:p>
      <text:p text:style-name="P1"><text:s text:c="4"/>309.2722, 310.7079, 308.4026, 308.1991, 308.2711, 308.2957, 308.3168, </text:p>
      <text:p text:style-name="P1"><text:s text:c="4"/>308.3556, 308.3165, 308.3063, 308.262, 308.2018, 308.13, 308.0471, </text:p>
      <text:p text:style-name="P1"><text:s text:c="4"/>308.0128, 307.967, 308.0013, 308.019, 308.0611, 308.0254, 307.9988, </text:p>
      <text:p text:style-name="P1"><text:s text:c="4"/>308.0605, 308.1718, 308.3452, 308.1779, 308.2667, 307.4783, 308.6296, </text:p>
      <text:p text:style-name="P1"><text:s text:c="4"/>308.4553, 307.8663, 307.9272, 307.9485, 307.9373, 307.8806, 307.8569, </text:p>
      <text:p text:style-name="P1"><text:s text:c="4"/>307.7936, 307.768, 307.7033, 307.6506, 307.6029,</text:p>
      <text:p text:style-name="P1"><text:s text:c="2"/>306.9189, 306.813, 306.7868, 306.6979, 306.6325, 306.5845, 306.5312, </text:p>
      <text:p text:style-name="P1"><text:s text:c="4"/>306.4086, 306.4001, 306.3298, 306.2444, 306.1646, 306.0569, 305.9703, </text:p>
      <text:p text:style-name="P1"><text:s text:c="4"/>305.8153, 305.6665, 305.4806, 305.3418, 305.2863, 304.9875, 304.8808, </text:p>
      <text:p text:style-name="P1"><text:s text:c="4"/>304.4414, 304.4145, 304.0319, 303.7526, 303.4736, 303.6884, 303.9696, </text:p>
      <text:p text:style-name="P1"><text:s text:c="4"/>304.0844, 304.0783, 304.1192, 304.2162, 304.2765, 304.5295, 304.63, </text:p>
      <text:p text:style-name="P1"><text:s text:c="4"/>304.5635, 305.2536, 307.5697, 307.7336, 308.5032, 309.6182, 307.9603, </text:p>
      <text:p text:style-name="P1"><text:s text:c="4"/>307.0134, 308.6779, 307.7634, 308.6858, 309.0713, 308.7522, 308.0439, </text:p>
      <text:p text:style-name="P1"><text:s text:c="4"/>307.6404, 308.5529, 307.9886, 306.9254, 307.579, 308.5603, 308.5461, </text:p>
      <text:p text:style-name="P1"><text:s text:c="4"/>309.4447, 311.1602, 310.2589, 308.1842, 308.296, 308.3127, 308.3103, </text:p>
      <text:p text:style-name="P1"><text:s text:c="4"/>308.334, 308.2935, 308.2678, 308.2227, 308.1779, 308.1203, 308.0716, </text:p>
      <text:p text:style-name="P1"><text:s text:c="4"/>308.0633, 308.0386, 308.0617, 308.0429, 308.0706, 308.0685, 308.0914, </text:p>
      <text:p text:style-name="P1"><text:s text:c="4"/>308.1248, 308.1965, 308.2737, 308.5977, 308.7144, 308.4556, 308.1323, </text:p>
      <text:p text:style-name="P1"><text:s text:c="4"/>307.6818, 307.6044, 307.6233, 307.5409, 307.5059, 307.3995, 307.3622, </text:p>
      <text:p text:style-name="P1"><text:s text:c="4"/>307.2529, 307.2252, 307.123, 307.0579, 306.9693,</text:p>
      <text:p text:style-name="P1"><text:s text:c="2"/>306.282, 306.1873, 306.1769, 306.0974, 306.0283, 306.0143, 305.9094, </text:p>
      <text:p text:style-name="P1"><text:s text:c="4"/>305.8293, 305.8197, 305.7407, 305.6623, 305.5677, 305.4453, 305.3508, </text:p>
      <text:p text:style-name="P1"><text:s text:c="4"/>305.1761, 305.0044, 304.7146, 304.5061, 304.3357, 303.9212, 303.5343, </text:p>
      <text:p text:style-name="P1"><text:s text:c="4"/>302.9106, 302.5402, 301.9977, 301.8911, 302.0444, 302.3868, 302.688, </text:p>
      <text:p text:style-name="P1"><text:s text:c="4"/>302.9762, 303.2057, 303.4879, 303.7734, 304.0238, 304.3409, 304.5575, </text:p>
      <text:p text:style-name="P1"><text:s text:c="4"/>305.0263, 306.3214, 306.581, 305.9933, 307.2342, 310.0372, 309.5086, </text:p>
      <text:p text:style-name="P1"><text:s text:c="4"/>308.379, 308.6908, 308.1184, 308.3825, 309.0894, 308.7429, 307.9301, </text:p>
      <text:p text:style-name="P1"><text:s text:c="4"/>308.0118, 308.9081, 307.8663, 306.6107, 307.1524, 308.0674, 307.9881, </text:p>
      <text:p text:style-name="P1"><text:s text:c="4"/>309.2181, 311.2482, 311.1737, 308.1908, 308.3117, 308.3129, 308.3011, </text:p>
      <text:p text:style-name="P1"><text:s text:c="4"/>308.3123, 308.2762, 308.2491, 308.2097, 308.1672, 308.1172, 308.0717, </text:p>
      <text:p text:style-name="P1"><text:s text:c="4"/>308.0537, 308.0125, 308.0181, 307.972, 307.9795, 307.9775, 307.9878, </text:p>
      <text:p text:style-name="P1"><text:s text:c="4"/>307.9852, 307.978, 307.909, 307.7591, 307.5759, 307.4785, 307.3767, </text:p>
      <text:p text:style-name="P1"><text:s text:c="4"/>307.2873, 307.2322, 307.1821, 307.0298, 306.9344, 306.8078, 306.735, </text:p>
      <text:p text:style-name="P1"><text:s text:c="4"/>306.6194, 306.584, 306.4902, 306.4264, 306.3398,</text:p>
      <text:p text:style-name="P1"><text:s text:c="2"/>306.1567, 306.0707, 306.0534, 305.9567, 305.8853, 305.8908, 305.7682, </text:p>
      <text:p text:style-name="P1"><text:s text:c="4"/>305.6989, 305.6888, 305.5918, 305.5254, 305.4421, 305.3204, 305.1891, </text:p>
      <text:p text:style-name="P1"><text:s text:c="4"/>305.0682, 304.9176, 304.6462, 304.3857, 304.1427, 303.7815, 303.4707, </text:p>
      <text:p text:style-name="P1"><text:s text:c="4"/>303.0228, 302.6481, 302.2469, 302.5503, 302.9881, 303.4236, 303.6522, </text:p>
      <text:p text:style-name="P1"><text:s text:c="4"/>303.9274, 304.2097, 304.4883, 304.7861, 305.058, 305.2897, 305.4429, </text:p>
      <text:p text:style-name="P1"><text:s text:c="4"/>305.7651, 306.6306, 306.3823, 306.644, 307.589, 308.5634, 309.0834, </text:p>
      <text:p text:style-name="P1"><text:s text:c="4"/>309.0544, 309.1971, 308.9072, 308.4937, 309.3584, 308.9589, 307.9711, </text:p>
      <text:p text:style-name="P1"><text:s text:c="4"/>308.4146, 309.1088, 307.5096, 306.4653, 307.2492, 307.9968, 307.8726, </text:p>
      <text:p text:style-name="P1"><text:soft-page-break/><text:s text:c="4"/>308.8615, 310.9144, 310.8534, 308.2978, 308.4043, 308.4068, 308.3929, </text:p>
      <text:p text:style-name="P1"><text:s text:c="4"/>308.409, 308.3932, 308.3724, 308.3384, 308.3145, 308.2769, 308.2415, </text:p>
      <text:p text:style-name="P1"><text:s text:c="4"/>308.2179, 308.1708, 308.1582, 308.1021, 308.0929, 308.0742, 308.0416, </text:p>
      <text:p text:style-name="P1"><text:s text:c="4"/>308.0014, 307.9457, 307.8798, 307.6865, 307.5535, 307.515, 307.4344, </text:p>
      <text:p text:style-name="P1"><text:s text:c="4"/>307.374, 307.2884, 307.2199, 307.0501, 306.9182, 306.778, 306.6571, </text:p>
      <text:p text:style-name="P1"><text:s text:c="4"/>306.5249, 306.4824, 306.3894, 306.2935, 306.2188,</text:p>
      <text:p text:style-name="P1"><text:s text:c="2"/>306.6166, 306.5182, 306.4781, 306.3821, 306.3007, 306.3041, 306.1784, </text:p>
      <text:p text:style-name="P1"><text:s text:c="4"/>306.1057, 306.1007, 306.0176, 305.9541, 305.8656, 305.7784, 305.684, </text:p>
      <text:p text:style-name="P1"><text:s text:c="4"/>305.611, 305.4518, 305.2802, 305.0338, 304.8355, 304.5296, 304.312, </text:p>
      <text:p text:style-name="P1"><text:s text:c="4"/>304.0846, 303.9111, 303.7938, 304.1935, 304.6811, 305.0214, 305.2133, </text:p>
      <text:p text:style-name="P1"><text:s text:c="4"/>305.3723, 305.5203, 305.7233, 305.9076, 306.077, 306.1812, 306.1708, </text:p>
      <text:p text:style-name="P1"><text:s text:c="4"/>306.113, 306.7665, 306.9067, 307.6844, 308.09, 308.5056, 308.0953, </text:p>
      <text:p text:style-name="P1"><text:s text:c="4"/>308.6435, 308.5889, 308.787, 308.9437, 309.923, 309.4772, 308.6734, </text:p>
      <text:p text:style-name="P1"><text:s text:c="4"/>308.8697, 309.1332, 307.2271, 306.429, 307.4104, 308.0534, 307.9262, </text:p>
      <text:p text:style-name="P1"><text:s text:c="4"/>309.0107, 309.9555, 309.234, 308.3737, 308.4559, 308.4725, 308.4611, </text:p>
      <text:p text:style-name="P1"><text:s text:c="4"/>308.49, 308.5187, 308.5236, 308.5247, 308.501, 308.4859, 308.465, </text:p>
      <text:p text:style-name="P1"><text:s text:c="4"/>308.4473, 308.4087, 308.416, 308.3469, 308.3346, 308.2954, 308.2691, </text:p>
      <text:p text:style-name="P1"><text:s text:c="4"/>308.2318, 308.2147, 308.1901, 308.0805, 307.9988, 307.9689, 307.8926, </text:p>
      <text:p text:style-name="P1"><text:s text:c="4"/>307.8296, 307.7543, 307.6914, 307.5468, 307.4484, 307.2964, 307.1858, </text:p>
      <text:p text:style-name="P1"><text:s text:c="4"/>307.0394, 306.9886, 306.8757, 306.766, 306.6895,</text:p>
      <text:p text:style-name="P1"><text:s text:c="2"/>307.4356, 307.3307, 307.2718, 307.1846, 307.1125, 307.0961, 306.9866, </text:p>
      <text:p text:style-name="P1"><text:s text:c="4"/>306.9165, 306.9205, 306.8476, 306.7921, 306.709, 306.6494, 306.577, </text:p>
      <text:p text:style-name="P1"><text:s text:c="4"/>306.5141, 306.3467, 306.2349, 306.0404, 305.8919, 305.5977, 305.3858, </text:p>
      <text:p text:style-name="P1"><text:s text:c="4"/>305.2047, 305.0743, 304.9548, 305.204, 305.571, 305.8095, 305.9568, </text:p>
      <text:p text:style-name="P1"><text:s text:c="4"/>306.0639, 306.1641, 306.3011, 306.418, 306.4901, 306.4995, 306.4293, </text:p>
      <text:p text:style-name="P1"><text:s text:c="4"/>306.4794, 307.0631, 307.8804, 309.0051, 309.1278, 309.0735, 308.3468, </text:p>
      <text:p text:style-name="P1"><text:s text:c="4"/>307.9619, 308.0348, 308.3482, 309.2168, 309.8936, 309.4678, 308.8977, </text:p>
      <text:p text:style-name="P1"><text:s text:c="4"/>308.4872, 308.9436, 307.2457, 306.6707, 307.5355, 307.938, 307.7858, </text:p>
      <text:p text:style-name="P1"><text:s text:c="4"/>308.6681, 310.1589, 308.9884, 308.4112, 308.4525, 308.4716, 308.4733, </text:p>
      <text:p text:style-name="P1"><text:s text:c="4"/>308.5172, 308.5445, 308.5405, 308.558, 308.5475, 308.5566, 308.5505, </text:p>
      <text:p text:style-name="P1"><text:s text:c="4"/>308.5396, 308.5405, 308.5626, 308.504, 308.5111, 308.4561, 308.4235, </text:p>
      <text:p text:style-name="P1"><text:s text:c="4"/>308.4016, 308.4105, 308.4053, 308.3916, 308.3652, 308.3521, 308.3166, </text:p>
      <text:p text:style-name="P1"><text:s text:c="4"/>308.2914, 308.25, 308.2161, 308.1339, 308.075, 307.9727, 307.8922, </text:p>
      <text:p text:style-name="P1"><text:s text:c="4"/>307.7791, 307.7573, 307.653, 307.5809, 307.492,</text:p>
      <text:p text:style-name="P1"><text:s text:c="2"/>307.9811, 307.8964, 307.8583, 307.7962, 307.7578, 307.7281, 307.6618, </text:p>
      <text:p text:style-name="P1"><text:s text:c="4"/>307.6165, 307.6212, 307.5672, 307.5446, 307.4977, 307.4701, 307.4377, </text:p>
      <text:p text:style-name="P1"><text:s text:c="4"/>307.3962, 307.2824, 307.1998, 307.0533, 306.9394, 306.736, 306.5827, </text:p>
      <text:p text:style-name="P1"><text:s text:c="4"/>306.4373, 306.3104, 306.21, 306.268, 306.3878, 306.4678, 306.5268, </text:p>
      <text:p text:style-name="P1"><text:s text:c="4"/>306.5543, 306.5701, 306.6209, 306.6751, 306.6558, 306.5494, 306.4608, </text:p>
      <text:p text:style-name="P1"><text:s text:c="4"/>307.0126, 307.9972, 308.7554, 309.9537, 310.2835, 309.7723, 308.6851, </text:p>
      <text:p text:style-name="P1"><text:s text:c="4"/>308.1365, 308.0429, 308.0953, 308.8344, 308.9549, 309.1049, 307.8392, </text:p>
      <text:p text:style-name="P1"><text:s text:c="4"/>307.2997, 308.515, 307.5174, 307.1406, 307.6997, 307.8419, 307.6976, </text:p>
      <text:p text:style-name="P1"><text:s text:c="4"/>308.3308, 309.7857, 309.694, 308.4429, 308.4444, 308.4488, 308.4756, </text:p>
      <text:p text:style-name="P1"><text:s text:c="4"/>308.4958, 308.5057, 308.4889, 308.496, 308.5084, 308.504, 308.516, </text:p>
      <text:p text:style-name="P1"><text:s text:c="4"/>308.5096, 308.5078, 308.523, 308.5129, 308.5086, 308.4556, 308.4073, </text:p>
      <text:p text:style-name="P1"><text:s text:c="4"/>308.3823, 308.3892, 308.3935, 308.4046, 308.4042, 308.4215, 308.4208, </text:p>
      <text:p text:style-name="P1"><text:s text:c="4"/>308.4372, 308.4473, 308.451, 308.4188, 308.3856, 308.3446, 308.3129, </text:p>
      <text:p text:style-name="P1"><text:s text:c="4"/>308.2452, 308.2205, 308.1443, 308.0883, 308.018,</text:p>
      <text:p text:style-name="P1"><text:s text:c="2"/>308.0121, 307.9664, 307.9487, 307.9072, 307.8856, 307.8663, 307.8468, </text:p>
      <text:p text:style-name="P1"><text:s text:c="4"/>307.8378, 307.8531, 307.8254, 307.8155, 307.7849, 307.7584, 307.7671, </text:p>
      <text:p text:style-name="P1"><text:s text:c="4"/>307.7607, 307.6906, 307.5947, 307.4774, 307.3618, 307.2285, 307.1147, </text:p>
      <text:p text:style-name="P1"><text:s text:c="4"/>307.0117, 306.9114, 306.8393, 306.8136, 306.8245, 306.7991, 306.7992, </text:p>
      <text:p text:style-name="P1"><text:s text:c="4"/>306.752, 306.7101, 306.6961, 306.7292, 306.7073, 306.5772, 306.483, </text:p>
      <text:p text:style-name="P1"><text:s text:c="4"/>307.4567, 308.8516, 309.3751, 310.8656, 311.309, 310.7695, 309.4615, </text:p>
      <text:p text:style-name="P1"><text:s text:c="4"/>308.9251, 308.8406, 308.6036, 308.8568, 308.9909, 308.7624, 308.3475, </text:p>
      <text:p text:style-name="P1"><text:s text:c="4"/>307.2552, 308.5498, 307.8184, 307.5995, 308.0778, 308.1921, 307.8873, </text:p>
      <text:p text:style-name="P1"><text:s text:c="4"/>308.2188, 309.4536, 309.2097, 308.4331, 308.4597, 308.4656, 308.4913, </text:p>
      <text:p text:style-name="P1"><text:s text:c="4"/>308.4666, 308.4813, 308.4715, 308.4624, 308.4859, 308.4525, 308.4631, </text:p>
      <text:p text:style-name="P1"><text:s text:c="4"/>308.5033, 308.4993, 308.479, 308.4844, 308.4627, 308.4297, 308.3804, </text:p>
      <text:p text:style-name="P1"><text:soft-page-break/><text:s text:c="4"/>308.3535, 308.3324, 308.3412, 308.3504, 308.3582, 308.3837, 308.3851, </text:p>
      <text:p text:style-name="P1"><text:s text:c="4"/>308.3893, 308.4037, 308.3972, 308.4016, 308.3802, 308.3742, 308.3656, </text:p>
      <text:p text:style-name="P1"><text:s text:c="4"/>308.3208, 308.2586, 308.1899, 308.1241, 308.0465,</text:p>
      <text:p text:style-name="P1"><text:s text:c="2"/>307.9029, 307.8756, 307.8597, 307.8214, 307.7906, 307.7624, 307.7597, </text:p>
      <text:p text:style-name="P1"><text:s text:c="4"/>307.7707, 307.7932, 307.7724, 307.7357, 307.7207, 307.7052, 307.7021, </text:p>
      <text:p text:style-name="P1"><text:s text:c="4"/>307.7345, 307.6917, 307.6074, 307.523, 307.4239, 307.3461, 307.2815, </text:p>
      <text:p text:style-name="P1"><text:s text:c="4"/>307.2365, 307.1649, 307.0942, 307.0368, 306.9939, 306.9316, 306.8881, </text:p>
      <text:p text:style-name="P1"><text:s text:c="4"/>306.7695, 306.6263, 306.522, 306.4713, 306.5884, 306.6268, 306.6499, </text:p>
      <text:p text:style-name="P1"><text:s text:c="4"/>308.1524, 309.3106, 310.5504, 311.9687, 312.3333, 311.5445, 310.6824, </text:p>
      <text:p text:style-name="P1"><text:s text:c="4"/>310.3586, 309.9904, 309.3861, 309.2119, 309.2465, 308.829, 309.0177, </text:p>
      <text:p text:style-name="P1"><text:s text:c="4"/>308.5305, 309.1586, 308.6151, 308.8287, 308.9701, 309.1341, 308.6793, </text:p>
      <text:p text:style-name="P1"><text:s text:c="4"/>308.6541, 309.5728, 308.7501, 308.4711, 308.5235, 308.5241, 308.5316, </text:p>
      <text:p text:style-name="P1"><text:s text:c="4"/>308.4705, 308.4958, 308.4886, 308.4646, 308.491, 308.453, 308.4549, </text:p>
      <text:p text:style-name="P1"><text:s text:c="4"/>308.5068, 308.5096, 308.4847, 308.492, 308.4594, 308.4334, 308.3905, </text:p>
      <text:p text:style-name="P1"><text:s text:c="4"/>308.3575, 308.3327, 308.3211, 308.3345, 308.3308, 308.3297, 308.3364, </text:p>
      <text:p text:style-name="P1"><text:s text:c="4"/>308.3106, 308.3105, 308.2808, 308.2729, 308.2679, 308.2733, 308.2823, </text:p>
      <text:p text:style-name="P1"><text:s text:c="4"/>308.2448, 308.1782, 308.0764, 308.027, 307.946,</text:p>
      <text:p text:style-name="P1"><text:s text:c="2"/>307.8333, 307.7908, 307.7563, 307.7164, 307.6855, 307.6796, 307.6964, </text:p>
      <text:p text:style-name="P1"><text:s text:c="4"/>307.6858, 307.6941, 307.6836, 307.6667, 307.6414, 307.6436, 307.6153, </text:p>
      <text:p text:style-name="P1"><text:s text:c="4"/>307.6151, 307.6175, 307.562, 307.4936, 307.4261, 307.3674, 307.3188, </text:p>
      <text:p text:style-name="P1"><text:s text:c="4"/>307.2885, 307.2196, 307.1412, 307.0574, 306.9893, 306.9015, 306.8417, </text:p>
      <text:p text:style-name="P1"><text:s text:c="4"/>306.7202, 306.5234, 306.3559, 306.2954, 306.2243, 306.261, 306.5239, </text:p>
      <text:p text:style-name="P1"><text:s text:c="4"/>308.3088, 310.9447, 312.9323, 313.653, 313.6737, 313.2105, 312.5982, </text:p>
      <text:p text:style-name="P1"><text:s text:c="4"/>311.8201, 311.1197, 310.0625, 310.3694, 308.9231, 309.0489, 309.9456, </text:p>
      <text:p text:style-name="P1"><text:s text:c="4"/>310.1617, 310.4184, 310.0951, 310.2754, 309.9982, 310.1467, 309.9881, </text:p>
      <text:p text:style-name="P1"><text:s text:c="4"/>309.6447, 309.9686, 308.5581, 308.5164, 308.553, 308.5394, 308.5388, </text:p>
      <text:p text:style-name="P1"><text:s text:c="4"/>308.4939, 308.5127, 308.4724, 308.4531, 308.4662, 308.4493, 308.4584, </text:p>
      <text:p text:style-name="P1"><text:s text:c="4"/>308.4773, 308.4961, 308.4859, 308.4676, 308.4189, 308.417, 308.408, </text:p>
      <text:p text:style-name="P1"><text:s text:c="4"/>308.3807, 308.3459, 308.3268, 308.3493, 308.3495, 308.3102, 308.2991, </text:p>
      <text:p text:style-name="P1"><text:s text:c="4"/>308.2518, 308.2261, 308.188, 308.1617, 308.1862, 308.1724, 308.1594, </text:p>
      <text:p text:style-name="P1"><text:s text:c="4"/>308.1576, 308.1232, 307.9804, 307.9512, 307.8876,</text:p>
      <text:p text:style-name="P1"><text:s text:c="2"/>307.7993, 307.734, 307.7223, 307.6978, 307.6362, 307.6281, 307.6608, </text:p>
      <text:p text:style-name="P1"><text:s text:c="4"/>307.6754, 307.6876, 307.6772, 307.6477, 307.6323, 307.6273, 307.5919, </text:p>
      <text:p text:style-name="P1"><text:s text:c="4"/>307.5916, 307.597, 307.5419, 307.4646, 307.4372, 307.3835, 307.303, </text:p>
      <text:p text:style-name="P1"><text:s text:c="4"/>307.2759, 307.1951, 307.1152, 307.0034, 306.9145, 306.8071, 306.742, </text:p>
      <text:p text:style-name="P1"><text:s text:c="4"/>306.6252, 306.4295, 306.1844, 305.9239, 305.689, 305.5832, 305.6922, </text:p>
      <text:p text:style-name="P1"><text:s text:c="4"/>308.4478, 311.1361, 313.9721, 315.1478, 314.4789, 313.8871, 313.9081, </text:p>
      <text:p text:style-name="P1"><text:s text:c="4"/>313.5389, 311.1606, 309.5788, 310.386, 307.7098, 309.0684, 311.1391, </text:p>
      <text:p text:style-name="P1"><text:s text:c="4"/>311.7157, 311.8685, 311.473, 311.2382, 310.9169, 310.9901, 311.3162, </text:p>
      <text:p text:style-name="P1"><text:s text:c="4"/>310.5869, 309.1461, 308.4958, 308.5123, 308.5211, 308.5014, 308.4933, </text:p>
      <text:p text:style-name="P1"><text:s text:c="4"/>308.4578, 308.4735, 308.4376, 308.4386, 308.4524, 308.4354, 308.4598, </text:p>
      <text:p text:style-name="P1"><text:s text:c="4"/>308.4514, 308.4605, 308.4271, 308.4308, 308.4078, 308.384, 308.3734, </text:p>
      <text:p text:style-name="P1"><text:s text:c="4"/>308.3457, 308.3322, 308.3232, 308.3317, 308.3267, 308.2949, 308.2709, </text:p>
      <text:p text:style-name="P1"><text:s text:c="4"/>308.2457, 308.2098, 308.1412, 308.1058, 308.104, 308.1029, 308.0779, </text:p>
      <text:p text:style-name="P1"><text:s text:c="4"/>308.0673, 308.0486, 307.9103, 307.9058, 307.8636,</text:p>
      <text:p text:style-name="P1"><text:s text:c="2"/>307.769, 307.6794, 307.6567, 307.6386, 307.5738, 307.5616, 307.621, </text:p>
      <text:p text:style-name="P1"><text:s text:c="4"/>307.6617, 307.6756, 307.6567, 307.6303, 307.6127, 307.591, 307.5724, </text:p>
      <text:p text:style-name="P1"><text:s text:c="4"/>307.5667, 307.5722, 307.5226, 307.4278, 307.3883, 307.317, 307.225, </text:p>
      <text:p text:style-name="P1"><text:s text:c="4"/>307.1858, 307.0905, 307.0144, 306.88, 306.765, 306.6498, 306.5738, </text:p>
      <text:p text:style-name="P1"><text:s text:c="4"/>306.4735, 306.2782, 305.9527, 305.5373, 305.1465, 304.8346, 304.9055, </text:p>
      <text:p text:style-name="P1"><text:s text:c="4"/>306.6885, 308.2795, 311.0681, 315.2715, 315.2517, 314.4783, 314.4298, </text:p>
      <text:p text:style-name="P1"><text:s text:c="4"/>314.0937, 312.4297, 310.1649, 309.1958, 306.5866, 309.0041, 312.3588, </text:p>
      <text:p text:style-name="P1"><text:s text:c="4"/>312.7681, 312.6431, 312.3935, 312.0744, 311.5659, 311.4171, 311.8686, </text:p>
      <text:p text:style-name="P1"><text:s text:c="4"/>310.9996, 308.3162, 308.4261, 308.4569, 308.4365, 308.417, 308.3737, </text:p>
      <text:p text:style-name="P1"><text:s text:c="4"/>308.326, 308.3419, 308.3327, 308.3283, 308.3391, 308.3596, 308.3885, </text:p>
      <text:p text:style-name="P1"><text:s text:c="4"/>308.3579, 308.3481, 308.3166, 308.3307, 308.3351, 308.3345, 308.3064, </text:p>
      <text:p text:style-name="P1"><text:s text:c="4"/>308.2814, 308.2755, 308.272, 308.2752, 308.2703, 308.2217, 308.2113, </text:p>
      <text:p text:style-name="P1"><text:s text:c="4"/>308.1968, 308.1575, 308.1236, 308.0475, 308.0082, 307.9973, 307.9937, </text:p>
      <text:p text:style-name="P1"><text:s text:c="4"/>307.9569, 307.9478, 307.8401, 307.8277, 307.8167,</text:p>
      <text:p text:style-name="P1"><text:soft-page-break/><text:s text:c="2"/>307.6778, 307.5907, 307.5306, 307.5017, 307.4633, 307.4506, 307.4963, </text:p>
      <text:p text:style-name="P1"><text:s text:c="4"/>307.55, 307.5876, 307.5693, 307.5581, 307.5516, 307.5377, 307.5334, </text:p>
      <text:p text:style-name="P1"><text:s text:c="4"/>307.5276, 307.5097, 307.4444, 307.3403, 307.2926, 307.2031, 307.0984, </text:p>
      <text:p text:style-name="P1"><text:s text:c="4"/>307.0287, 306.9445, 306.8489, 306.696, 306.5501, 306.4326, 306.3417, </text:p>
      <text:p text:style-name="P1"><text:s text:c="4"/>306.2455, 306.0502, 305.7117, 305.2153, 304.6952, 304.309, 304.0674, </text:p>
      <text:p text:style-name="P1"><text:s text:c="4"/>304.2462, 305.8146, 308.8665, 314.7354, 315.3204, 314.7801, 314.3705, </text:p>
      <text:p text:style-name="P1"><text:s text:c="4"/>312.8412, 310.2847, 308.5008, 307.2614, 305.7495, 309.1526, 313.2227, </text:p>
      <text:p text:style-name="P1"><text:s text:c="4"/>312.8424, 312.9944, 312.6201, 312.2323, 311.7478, 310.869, 310.6411, </text:p>
      <text:p text:style-name="P1"><text:s text:c="4"/>310.3166, 308.0364, 308.2167, 308.2802, 308.271, 308.2425, 308.1676, </text:p>
      <text:p text:style-name="P1"><text:s text:c="4"/>308.1005, 308.0985, 308.0946, 308.1002, 308.1091, 308.1682, 308.1931, </text:p>
      <text:p text:style-name="P1"><text:s text:c="4"/>308.1681, 308.145, 308.1139, 308.1277, 308.1451, 308.1587, 308.1414, </text:p>
      <text:p text:style-name="P1"><text:s text:c="4"/>308.1273, 308.1192, 308.1142, 308.1351, 308.1317, 308.0661, 308.0537, </text:p>
      <text:p text:style-name="P1"><text:s text:c="4"/>308.0262, 308.0039, 307.9764, 307.9139, 307.875, 307.8638, 307.882, </text:p>
      <text:p text:style-name="P1"><text:s text:c="4"/>307.8492, 307.8344, 307.7439, 307.7192, 307.6954,</text:p>
      <text:p text:style-name="P1"><text:s text:c="2"/>307.4668, 307.386, 307.3251, 307.3124, 307.3073, 307.2841, 307.2842, </text:p>
      <text:p text:style-name="P1"><text:s text:c="4"/>307.3271, 307.3697, 307.3884, 307.3601, 307.3628, 307.3799, 307.3997, </text:p>
      <text:p text:style-name="P1"><text:s text:c="4"/>307.383, 307.3662, 307.2896, 307.1964, 307.1417, 307.0439, 306.9296, </text:p>
      <text:p text:style-name="P1"><text:s text:c="4"/>306.8249, 306.7372, 306.6211, 306.4543, 306.2971, 306.1774, 306.0477, </text:p>
      <text:p text:style-name="P1"><text:s text:c="4"/>305.9139, 305.7037, 305.3923, 304.9296, 304.3835, 303.9145, 303.5847, </text:p>
      <text:p text:style-name="P1"><text:s text:c="4"/>303.4015, 304.1456, 307.6523, 314.072, 314.7883, 314.959, 314.4969, </text:p>
      <text:p text:style-name="P1"><text:s text:c="4"/>312.1773, 309.3805, 306.6143, 306.4694, 305.0927, 309.4849, 313.1398, </text:p>
      <text:p text:style-name="P1"><text:s text:c="4"/>312.3071, 313.02, 312.2896, 312.6652, 311.392, 310.2061, 308.5125, </text:p>
      <text:p text:style-name="P1"><text:s text:c="4"/>307.7941, 307.7869, 307.8885, 307.9895, 307.9955, 307.9652, 307.8861, </text:p>
      <text:p text:style-name="P1"><text:s text:c="4"/>307.7962, 307.7548, 307.7418, 307.7636, 307.7766, 307.8359, 307.8527, </text:p>
      <text:p text:style-name="P1"><text:s text:c="4"/>307.8468, 307.8157, 307.7713, 307.7759, 307.8128, 307.8572, 307.8681, </text:p>
      <text:p text:style-name="P1"><text:s text:c="4"/>307.8487, 307.8539, 307.8496, 307.8616, 307.8637, 307.8157, 307.7983, </text:p>
      <text:p text:style-name="P1"><text:s text:c="4"/>307.7596, 307.7401, 307.7267, 307.6736, 307.6356, 307.6459, 307.6694, </text:p>
      <text:p text:style-name="P1"><text:s text:c="4"/>307.6577, 307.6467, 307.5798, 307.5519, 307.5013,</text:p>
      <text:p text:style-name="P1"><text:s text:c="2"/>307.1579, 307.0605, 307.0125, 307.0312, 307.0481, 307.0407, 307.0146, </text:p>
      <text:p text:style-name="P1"><text:s text:c="4"/>307.019, 307.0411, 307.0667, 307.0469, 307.0543, 307.0787, 307.1159, </text:p>
      <text:p text:style-name="P1"><text:s text:c="4"/>307.1318, 307.1093, 307.0536, 306.9746, 306.9004, 306.8094, 306.6933, </text:p>
      <text:p text:style-name="P1"><text:s text:c="4"/>306.5728, 306.4736, 306.3433, 306.1772, 306.0041, 305.8724, 305.6981, </text:p>
      <text:p text:style-name="P1"><text:s text:c="4"/>305.5169, 305.2752, 304.9677, 304.5753, 304.081, 303.5534, 303.1213, </text:p>
      <text:p text:style-name="P1"><text:s text:c="4"/>302.8572, 303.8062, 307.7047, 312.1029, 313.577, 314.6646, 314.2298, </text:p>
      <text:p text:style-name="P1"><text:s text:c="4"/>312.0675, 308.5238, 305.036, 304.3331, 304.5842, 310.4306, 313.028, </text:p>
      <text:p text:style-name="P1"><text:s text:c="4"/>311.7613, 311.7581, 312.2415, 312.4038, 310.4131, 308.8606, 307.1116, </text:p>
      <text:p text:style-name="P1"><text:s text:c="4"/>306.7746, 307.4603, 307.4786, 307.5657, 307.5909, 307.5799, 307.519, </text:p>
      <text:p text:style-name="P1"><text:s text:c="4"/>307.4172, 307.3387, 307.2961, 307.3296, 307.3479, 307.4018, 307.3966, </text:p>
      <text:p text:style-name="P1"><text:s text:c="4"/>307.3951, 307.3624, 307.2895, 307.2796, 307.3046, 307.3623, 307.4112, </text:p>
      <text:p text:style-name="P1"><text:s text:c="4"/>307.4324, 307.4606, 307.4718, 307.4916, 307.4936, 307.4576, 307.4318, </text:p>
      <text:p text:style-name="P1"><text:s text:c="4"/>307.4119, 307.378, 307.3708, 307.3343, 307.2993, 307.3112, 307.3524, </text:p>
      <text:p text:style-name="P1"><text:s text:c="4"/>307.3604, 307.3547, 307.3195, 307.2911, 307.2446,</text:p>
      <text:p text:style-name="P1"><text:s text:c="2"/>306.7701, 306.6664, 306.6023, 306.6052, 306.6529, 306.681, 306.6566, </text:p>
      <text:p text:style-name="P1"><text:s text:c="4"/>306.6115, 306.5956, 306.6065, 306.605, 306.6057, 306.6339, 306.6689, </text:p>
      <text:p text:style-name="P1"><text:s text:c="4"/>306.7207, 306.7277, 306.6833, 306.6253, 306.5551, 306.4873, 306.3898, </text:p>
      <text:p text:style-name="P1"><text:s text:c="4"/>306.2859, 306.1714, 306.045, 305.893, 305.6974, 305.5336, 305.3316, </text:p>
      <text:p text:style-name="P1"><text:s text:c="4"/>305.1057, 304.8277, 304.494, 304.1295, 303.7007, 303.1888, 302.6581, </text:p>
      <text:p text:style-name="P1"><text:s text:c="4"/>302.1263, 302.8819, 306.3886, 310.4503, 312.157, 313.6371, 313.3432, </text:p>
      <text:p text:style-name="P1"><text:s text:c="4"/>311.8374, 307.2368, 304.0305, 303.1542, 304.5225, 311.9634, 312.3667, </text:p>
      <text:p text:style-name="P1"><text:s text:c="4"/>311.1287, 310.8653, 311.5789, 311.8065, 308.9722, 307.4642, 305.9614, </text:p>
      <text:p text:style-name="P1"><text:s text:c="4"/>306.6297, 307.0585, 307.0762, 307.1829, 307.1532, 307.1137, 307.0481, </text:p>
      <text:p text:style-name="P1"><text:s text:c="4"/>306.9737, 306.878, 306.7856, 306.8131, 306.8377, 306.8739, 306.8618, </text:p>
      <text:p text:style-name="P1"><text:s text:c="4"/>306.8326, 306.7816, 306.687, 306.6479, 306.6356, 306.6852, 306.7692, </text:p>
      <text:p text:style-name="P1"><text:s text:c="4"/>306.8659, 306.9281, 306.9791, 307.0271, 307.0209, 306.9936, 306.954, </text:p>
      <text:p text:style-name="P1"><text:s text:c="4"/>306.9238, 306.9091, 306.9178, 306.8989, 306.8795, 306.8729, 306.9275, </text:p>
      <text:p text:style-name="P1"><text:s text:c="4"/>306.9608, 306.9602, 306.9302, 306.9005, 306.8565,</text:p>
      <text:p text:style-name="P1"><text:s text:c="2"/>306.2624, 306.1839, 306.0999, 306.0783, 306.1191, 306.1864, 306.1517, </text:p>
      <text:p text:style-name="P1"><text:s text:c="4"/>306.0919, 306.0555, 306.064, 306.0738, 306.0767, 306.0844, 306.1111, </text:p>
      <text:p text:style-name="P1"><text:s text:c="4"/>306.1716, 306.1968, 306.1701, 306.1292, 306.0729, 306.025, 305.9633, </text:p>
      <text:p text:style-name="P1"><text:soft-page-break/><text:s text:c="4"/>305.9189, 305.8299, 305.7129, 305.5797, 305.3904, 305.199, 304.9844, </text:p>
      <text:p text:style-name="P1"><text:s text:c="4"/>304.7323, 304.4311, 304.0719, 303.6877, 303.2734, 302.8122, 302.282, </text:p>
      <text:p text:style-name="P1"><text:s text:c="4"/>301.5469, 301.9113, 306.9151, 309.6644, 311.4966, 312.2924, 311.9171, </text:p>
      <text:p text:style-name="P1"><text:s text:c="4"/>310.1336, 305.6495, 303.7321, 301.9019, 304.696, 310.502, 310.5082, </text:p>
      <text:p text:style-name="P1"><text:s text:c="4"/>310.5112, 310.7676, 311.4649, 311.3403, 308.2258, 307.3711, 305.6805, </text:p>
      <text:p text:style-name="P1"><text:s text:c="4"/>306.307, 306.5264, 306.6133, 306.7249, 306.6155, 306.5918, 306.5107, </text:p>
      <text:p text:style-name="P1"><text:s text:c="4"/>306.4355, 306.3661, 306.2608, 306.2549, 306.2727, 306.2922, 306.2778, </text:p>
      <text:p text:style-name="P1"><text:s text:c="4"/>306.2279, 306.1475, 306.0318, 305.9578, 305.8963, 305.8973, 305.9711, </text:p>
      <text:p text:style-name="P1"><text:s text:c="4"/>306.1286, 306.2408, 306.3297, 306.3951, 306.3917, 306.4043, 306.4035, </text:p>
      <text:p text:style-name="P1"><text:s text:c="4"/>306.3607, 306.3559, 306.3672, 306.3675, 306.3589, 306.3549, 306.4163, </text:p>
      <text:p text:style-name="P1"><text:s text:c="4"/>306.466, 306.4723, 306.4361, 306.3951, 306.3447,</text:p>
      <text:p text:style-name="P1"><text:s text:c="2"/>305.6667, 305.5889, 305.5106, 305.4713, 305.4991, 305.5552, 305.5355, </text:p>
      <text:p text:style-name="P1"><text:s text:c="4"/>305.4841, 305.4426, 305.4453, 305.4738, 305.5069, 305.5, 305.5024, </text:p>
      <text:p text:style-name="P1"><text:s text:c="4"/>305.5295, 305.5334, 305.518, 305.499, 305.4496, 305.4075, 305.3727, </text:p>
      <text:p text:style-name="P1"><text:s text:c="4"/>305.3809, 305.3453, 305.2824, 305.2011, 305.0443, 304.8607, 304.643, </text:p>
      <text:p text:style-name="P1"><text:s text:c="4"/>304.3757, 304.0739, 303.6992, 303.2874, 302.8507, 302.4147, 301.9462, </text:p>
      <text:p text:style-name="P1"><text:s text:c="4"/>301.1687, 300.8618, 307.0209, 308.6296, 310.6072, 310.7704, 310.0283, </text:p>
      <text:p text:style-name="P1"><text:s text:c="4"/>307.7863, 304.8932, 302.5973, 301.4945, 304.1531, 307.9994, 309.5242, </text:p>
      <text:p text:style-name="P1"><text:s text:c="4"/>310.2023, 310.0539, 310.369, 309.9273, 307.6374, 308.3448, 305.5402, </text:p>
      <text:p text:style-name="P1"><text:s text:c="4"/>305.8043, 305.7759, 305.7959, 305.9954, 305.9189, 306.006, 305.9708, </text:p>
      <text:p text:style-name="P1"><text:s text:c="4"/>305.858, 305.7978, 305.6736, 305.6342, 305.6564, 305.6499, 305.6358, </text:p>
      <text:p text:style-name="P1"><text:s text:c="4"/>305.5919, 305.4922, 305.3392, 305.249, 305.1533, 305.0844, 305.1107, </text:p>
      <text:p text:style-name="P1"><text:s text:c="4"/>305.2629, 305.4017, 305.5131, 305.6144, 305.6187, 305.6772, 305.7044, </text:p>
      <text:p text:style-name="P1"><text:s text:c="4"/>305.7038, 305.7193, 305.7392, 305.7529, 305.7625, 305.7676, 305.814, </text:p>
      <text:p text:style-name="P1"><text:s text:c="4"/>305.8525, 305.8475, 305.8177, 305.7799, 305.7279,</text:p>
      <text:p text:style-name="P1"><text:s text:c="2"/>304.9776, 304.9193, 304.8289, 304.7722, 304.7808, 304.8203, 304.8229, </text:p>
      <text:p text:style-name="P1"><text:s text:c="4"/>304.7839, 304.7418, 304.7475, 304.7803, 304.8548, 304.8766, 304.8619, </text:p>
      <text:p text:style-name="P1"><text:s text:c="4"/>304.8374, 304.8116, 304.7794, 304.7395, 304.6751, 304.6264, 304.6187, </text:p>
      <text:p text:style-name="P1"><text:s text:c="4"/>304.6671, 304.7111, 304.7251, 304.685, 304.5829, 304.4347, 304.2343, </text:p>
      <text:p text:style-name="P1"><text:s text:c="4"/>303.9804, 303.6895, 303.3167, 302.9005, 302.4414, 301.9896, 301.5729, </text:p>
      <text:p text:style-name="P1"><text:s text:c="4"/>300.8284, 300.1786, 305.1255, 307.1706, 309.2942, 309.2477, 308.0554, </text:p>
      <text:p text:style-name="P1"><text:s text:c="4"/>305.6082, 304.1199, 301.7514, 301.1389, 303.741, 306.6101, 309.5434, </text:p>
      <text:p text:style-name="P1"><text:s text:c="4"/>309.8833, 308.6584, 308.0144, 307.4146, 307.1732, 308.61, 305.4108, </text:p>
      <text:p text:style-name="P1"><text:s text:c="4"/>305.2379, 304.8678, 304.6975, 304.9457, 304.7889, 305.1202, 305.2788, </text:p>
      <text:p text:style-name="P1"><text:s text:c="4"/>305.2294, 305.1401, 304.994, 304.8884, 304.934, 304.9308, 304.9243, </text:p>
      <text:p text:style-name="P1"><text:s text:c="4"/>304.8773, 304.7908, 304.6165, 304.5048, 304.3902, 304.2675, 304.2412, </text:p>
      <text:p text:style-name="P1"><text:s text:c="4"/>304.3219, 304.4196, 304.6058, 304.788, 304.749, 304.8385, 304.8608, </text:p>
      <text:p text:style-name="P1"><text:s text:c="4"/>304.9194, 304.9776, 305.0134, 305.0446, 305.0829, 305.1083, 305.1327, </text:p>
      <text:p text:style-name="P1"><text:s text:c="4"/>305.1307, 305.1179, 305.1015, 305.0685, 305.0178,</text:p>
      <text:p text:style-name="P1"><text:s text:c="2"/>304.1897, 304.1553, 304.0568, 303.9861, 303.9816, 304.0122, 304.0288, </text:p>
      <text:p text:style-name="P1"><text:s text:c="4"/>303.9965, 303.9659, 303.9686, 304.0082, 304.071, 304.1426, 304.1512, </text:p>
      <text:p text:style-name="P1"><text:s text:c="4"/>304.1012, 304.0336, 303.9775, 303.8934, 303.7959, 303.7116, 303.7031, </text:p>
      <text:p text:style-name="P1"><text:s text:c="4"/>303.7727, 303.8775, 303.9553, 303.985, 303.9649, 303.8655, 303.7032, </text:p>
      <text:p text:style-name="P1"><text:s text:c="4"/>303.4902, 303.2112, 302.8522, 302.4751, 302.0194, 301.5486, 301.145, </text:p>
      <text:p text:style-name="P1"><text:s text:c="4"/>300.4794, 299.6445, 302.6839, 306.0834, 308.2092, 308.1878, 307.0293, </text:p>
      <text:p text:style-name="P1"><text:s text:c="4"/>304.1946, 302.6992, 301.3245, 300.5901, 302.4735, 305.9107, 308.8692, </text:p>
      <text:p text:style-name="P1"><text:s text:c="4"/>308.8346, 307.4623, 306.2119, 305.8125, 306.2861, 307.7689, 305.0476, </text:p>
      <text:p text:style-name="P1"><text:s text:c="4"/>304.387, 303.7509, 303.3654, 303.7748, 303.7236, 304.0014, 304.2606, </text:p>
      <text:p text:style-name="P1"><text:s text:c="4"/>304.4129, 304.371, 304.1873, 303.9623, 304.071, 304.0554, 304.0648, </text:p>
      <text:p text:style-name="P1"><text:s text:c="4"/>304.023, 303.9626, 303.7929, 303.6739, 303.5399, 303.3753, 303.3085, </text:p>
      <text:p text:style-name="P1"><text:s text:c="4"/>303.3098, 303.338, 303.5526, 303.9071, 303.9316, 303.9837, 303.9536, </text:p>
      <text:p text:style-name="P1"><text:s text:c="4"/>304.023, 304.0987, 304.1611, 304.2095, 304.2837, 304.3267, 304.3474, </text:p>
      <text:p text:style-name="P1"><text:s text:c="4"/>304.3299, 304.3031, 304.2901, 304.2617, 304.2171,</text:p>
      <text:p text:style-name="P1"><text:s text:c="2"/>303.3172, 303.2937, 303.201, 303.1176, 303.103, 303.1201, 303.1351, </text:p>
      <text:p text:style-name="P1"><text:s text:c="4"/>303.1223, 303.1097, 303.1115, 303.1494, 303.2064, 303.3063, 303.3501, </text:p>
      <text:p text:style-name="P1"><text:s text:c="4"/>303.2957, 303.2113, 303.1254, 302.9942, 302.8508, 302.7165, 302.6643, </text:p>
      <text:p text:style-name="P1"><text:s text:c="4"/>302.7306, 302.8571, 302.9676, 303.0486, 303.0898, 303.0573, 302.9475, </text:p>
      <text:p text:style-name="P1"><text:s text:c="4"/>302.7908, 302.5724, 302.2675, 301.9294, 301.5268, 301.0696, 300.6693, </text:p>
      <text:p text:style-name="P1"><text:s text:c="4"/>300.0891, 299.0751, 301.2291, 304.5224, 306.7289, 306.3498, 305.2629, </text:p>
      <text:p text:style-name="P1"><text:soft-page-break/><text:s text:c="4"/>303.8124, 301.7305, 300.8278, 299.8414, 300.6291, 303.9458, 307.1849, </text:p>
      <text:p text:style-name="P1"><text:s text:c="4"/>307.371, 306.272, 304.9791, 304.628, 304.7547, 306.4145, 304.3819, </text:p>
      <text:p text:style-name="P1"><text:s text:c="4"/>303.3295, 302.6983, 302.2277, 300.7121, 303.0552, 302.9214, 303.0476, </text:p>
      <text:p text:style-name="P1"><text:s text:c="4"/>303.3171, 303.3811, 303.1838, 302.9171, 303.0585, 302.9776, 303.0275, </text:p>
      <text:p text:style-name="P1"><text:s text:c="4"/>302.9998, 302.9614, 302.806, 302.7226, 302.567, 302.387, 302.2828, </text:p>
      <text:p text:style-name="P1"><text:s text:c="4"/>302.2464, 302.16, 302.3837, 302.8535, 303.0384, 303.158, 303.2156, </text:p>
      <text:p text:style-name="P1"><text:s text:c="4"/>303.188, 303.1695, 303.2169, 303.2846, 303.3831, 303.4446, 303.475, </text:p>
      <text:p text:style-name="P1"><text:s text:c="4"/>303.4622, 303.4279, 303.415, 303.3836, 303.3362,</text:p>
      <text:p text:style-name="P1"><text:s text:c="2"/>302.3858, 302.3657, 302.2937, 302.1996, 302.1676, 302.1622, 302.1685, </text:p>
      <text:p text:style-name="P1"><text:s text:c="4"/>302.1795, 302.1981, 302.203, 302.2354, 302.2982, 302.3997, 302.4639, </text:p>
      <text:p text:style-name="P1"><text:s text:c="4"/>302.4297, 302.3402, 302.2219, 302.061, 301.8885, 301.7238, 301.5979, </text:p>
      <text:p text:style-name="P1"><text:s text:c="4"/>301.6046, 301.6888, 301.7805, 301.8669, 301.9599, 302.0076, 301.968, </text:p>
      <text:p text:style-name="P1"><text:s text:c="4"/>301.8867, 301.7272, 301.489, 301.2257, 300.892, 300.4949, 300.1121, </text:p>
      <text:p text:style-name="P1"><text:s text:c="4"/>299.6325, 298.5013, 300.5597, 302.6682, 305.0284, 304.6538, 303.11, </text:p>
      <text:p text:style-name="P1"><text:s text:c="4"/>302.0251, 300.8372, 300.1242, 299.2542, 299.4556, 301.1981, 304.5163, </text:p>
      <text:p text:style-name="P1"><text:s text:c="4"/>305.3028, 304.5591, 304.0623, 303.5688, 303.3803, 305.274, 303.4901, </text:p>
      <text:p text:style-name="P1"><text:s text:c="4"/>302.3004, 301.9425, 301.1316, 299.0744, 301.5586, 302.0661, 301.9577, </text:p>
      <text:p text:style-name="P1"><text:s text:c="4"/>301.9831, 302.1011, 301.984, 301.7931, 301.8883, 301.7538, 301.839, </text:p>
      <text:p text:style-name="P1"><text:s text:c="4"/>301.8526, 301.8246, 301.6731, 301.6095, 301.4736, 301.3297, 301.2249, </text:p>
      <text:p text:style-name="P1"><text:s text:c="4"/>301.1967, 301.058, 301.3109, 301.6307, 301.9286, 302.1705, 302.5153, </text:p>
      <text:p text:style-name="P1"><text:s text:c="4"/>302.4866, 302.362, 302.3154, 302.3229, 302.4267, 302.5213, 302.5551, </text:p>
      <text:p text:style-name="P1"><text:s text:c="4"/>302.5389, 302.5064, 302.4862, 302.4602, 302.4009,</text:p>
      <text:p text:style-name="P1"><text:s text:c="2"/>301.4124, 301.399, 301.3327, 301.2399, 301.1861, 301.1652, 301.1634, </text:p>
      <text:p text:style-name="P1"><text:s text:c="4"/>301.175, 301.2022, 301.2178, 301.2465, 301.3119, 301.4123, 301.4688, </text:p>
      <text:p text:style-name="P1"><text:s text:c="4"/>301.4559, 301.3771, 301.2637, 301.095, 300.9065, 300.7151, 300.5352, </text:p>
      <text:p text:style-name="P1"><text:s text:c="4"/>300.4518, 300.4679, 300.5149, 300.5837, 300.6814, 300.7635, 300.771, </text:p>
      <text:p text:style-name="P1"><text:s text:c="4"/>300.7346, 300.6506, 300.4898, 300.3132, 300.0774, 299.7637, 299.4512, </text:p>
      <text:p text:style-name="P1"><text:s text:c="4"/>299.0372, 298.0928, 298.6784, 301.2537, 303.6179, 303.2217, 301.4515, </text:p>
      <text:p text:style-name="P1"><text:s text:c="4"/>300.6411, 300.0331, 299.3861, 298.6928, 298.4418, 299.32, 301.9216, </text:p>
      <text:p text:style-name="P1"><text:s text:c="4"/>302.6571, 301.7039, 301.872, 301.9499, 303.3098, 303.8808, 302.3847, </text:p>
      <text:p text:style-name="P1"><text:s text:c="4"/>301.5376, 299.2809, 298.4935, 297.7482, 298.4895, 300.8879, 300.8893, </text:p>
      <text:p text:style-name="P1"><text:s text:c="4"/>300.6399, 300.6397, 300.6367, 300.4076, 300.3936, 300.4214, 300.5849, </text:p>
      <text:p text:style-name="P1"><text:s text:c="4"/>300.6108, 300.5772, 300.4526, 300.4168, 300.3185, 300.2382, 300.1966, </text:p>
      <text:p text:style-name="P1"><text:s text:c="4"/>300.187, 300.1217, 300.3037, 300.318, 300.6455, 300.7734, 301.6426, </text:p>
      <text:p text:style-name="P1"><text:s text:c="4"/>301.9171, 301.7561, 301.5323, 301.4473, 301.4991, 301.5735, 301.6339, </text:p>
      <text:p text:style-name="P1"><text:s text:c="4"/>301.6316, 301.5706, 301.5245, 301.5027, 301.4446,</text:p>
      <text:p text:style-name="P1"><text:s text:c="2"/>300.4048, 300.3747, 300.3063, 300.2103, 300.137, 300.0968, 300.0877, </text:p>
      <text:p text:style-name="P1"><text:s text:c="4"/>300.0826, 300.1011, 300.1161, 300.1555, 300.2194, 300.2899, 300.3506, </text:p>
      <text:p text:style-name="P1"><text:s text:c="4"/>300.3418, 300.298, 300.2071, 300.0414, 299.8492, 299.6534, 299.4501, </text:p>
      <text:p text:style-name="P1"><text:s text:c="4"/>299.2976, 299.2428, 299.2307, 299.2627, 299.3328, 299.4106, 299.445, </text:p>
      <text:p text:style-name="P1"><text:s text:c="4"/>299.4259, 299.3754, 299.2887, 299.2004, 299.0417, 298.8311, 298.6247, </text:p>
      <text:p text:style-name="P1"><text:s text:c="4"/>298.3055, 297.6077, 296.3797, 300.3079, 302.0472, 301.5293, 300.1921, </text:p>
      <text:p text:style-name="P1"><text:s text:c="4"/>299.6451, 299.1714, 298.6019, 297.9536, 296.6667, 299.1759, 300.3484, </text:p>
      <text:p text:style-name="P1"><text:s text:c="4"/>300.8482, 300.6998, 299.2343, 301.9016, 302.6276, 302.0873, 301.1306, </text:p>
      <text:p text:style-name="P1"><text:s text:c="4"/>298.0833, 294.2853, 295.92, 296.6884, 297.3883, 299.6537, 299.807, </text:p>
      <text:p text:style-name="P1"><text:s text:c="4"/>299.3228, 299.2213, 299.2296, 298.8835, 298.7109, 299.0482, 299.3127, </text:p>
      <text:p text:style-name="P1"><text:s text:c="4"/>299.3406, 299.3143, 299.2517, 299.2404, 299.188, 299.1862, 299.2063, </text:p>
      <text:p text:style-name="P1"><text:s text:c="4"/>299.1858, 299.1845, 299.2419, 299.1691, 299.137, 298.9861, 300.3145, </text:p>
      <text:p text:style-name="P1"><text:s text:c="4"/>301.1397, 301.1554, 300.8471, 300.6725, 300.6326, 300.6613, 300.7018, </text:p>
      <text:p text:style-name="P1"><text:s text:c="4"/>300.6972, 300.6182, 300.5366, 300.5174, 300.452,</text:p>
      <text:p text:style-name="P1"><text:s text:c="2"/>299.3982, 299.3529, 299.2814, 299.2062, 299.1297, 299.0657, 299.0426, </text:p>
      <text:p text:style-name="P1"><text:s text:c="4"/>299.0282, 299.0224, 299.0466, 299.075, 299.1112, 299.1572, 299.1846, </text:p>
      <text:p text:style-name="P1"><text:s text:c="4"/>299.1815, 299.1403, 299.0475, 298.9068, 298.7249, 298.5047, 298.2878, </text:p>
      <text:p text:style-name="P1"><text:s text:c="4"/>298.1263, 298.0058, 297.9357, 297.9456, 297.9901, 298.0389, 298.0601, </text:p>
      <text:p text:style-name="P1"><text:s text:c="4"/>298.0606, 298.0681, 298.0469, 298.003, 297.9237, 297.8163, 297.6965, </text:p>
      <text:p text:style-name="P1"><text:s text:c="4"/>297.45, 297.0011, 294.8235, 297.8237, 299.234, 300.3009, 299.1502, </text:p>
      <text:p text:style-name="P1"><text:s text:c="4"/>298.6758, 298.2075, 297.7699, 297.1326, 296.1701, 297.4077, 298.1815, </text:p>
      <text:p text:style-name="P1"><text:s text:c="4"/>298.8337, 298.0207, 297.7405, 301.0251, 300.7619, 300.2388, 299.965, </text:p>
      <text:p text:style-name="P1"><text:s text:c="4"/>292.65, 291.812, 294.6938, 295.5679, 295.9898, 297.3428, 298.7102, </text:p>
      <text:p text:style-name="P1"><text:soft-page-break/><text:s text:c="4"/>298.3789, 298.1431, 298.0951, 297.6814, 297.4258, 297.8274, 298.1105, </text:p>
      <text:p text:style-name="P1"><text:s text:c="4"/>298.1798, 298.1962, 298.2046, 298.2282, 298.2093, 298.2189, 298.2139, </text:p>
      <text:p text:style-name="P1"><text:s text:c="4"/>298.1572, 298.159, 298.1221, 298.1591, 297.9526, 296.595, 298.7296, </text:p>
      <text:p text:style-name="P1"><text:s text:c="4"/>300.2743, 300.4313, 300.1674, 299.9705, 299.8722, 299.861, 299.8368, </text:p>
      <text:p text:style-name="P1"><text:s text:c="4"/>299.8004, 299.7032, 299.584, 299.5533, 299.4747,</text:p>
      <text:p text:style-name="P1"><text:s text:c="2"/>298.3632, 298.2874, 298.2237, 298.1828, 298.141, 298.0821, 298.0238, </text:p>
      <text:p text:style-name="P1"><text:s text:c="4"/>297.9706, 297.941, 297.9285, 297.9344, 297.9761, 298.009, 298.0254, </text:p>
      <text:p text:style-name="P1"><text:s text:c="4"/>297.9874, 297.9416, 297.8441, 297.7103, 297.5515, 297.3427, 297.1088, </text:p>
      <text:p text:style-name="P1"><text:s text:c="4"/>296.9466, 296.8172, 296.7078, 296.6721, 296.6825, 296.6853, 296.6901, </text:p>
      <text:p text:style-name="P1"><text:s text:c="4"/>296.7299, 296.7587, 296.7819, 296.7861, 296.7569, 296.7327, 296.7184, </text:p>
      <text:p text:style-name="P1"><text:s text:c="4"/>296.5457, 296.2801, 292.9315, 296.0664, 297.7674, 298.4709, 297.8592, </text:p>
      <text:p text:style-name="P1"><text:s text:c="4"/>297.4507, 297.1158, 296.8842, 296.464, 294.2423, 294.3985, 295.0502, </text:p>
      <text:p text:style-name="P1"><text:s text:c="4"/>294.514, 293.8043, 295.2238, 299.3838, 299.0615, 298.6872, 299.1579, </text:p>
      <text:p text:style-name="P1"><text:s text:c="4"/>291.5369, 291.9736, 293.9899, 294.7851, 294.9019, 294.9103, 296.5731, </text:p>
      <text:p text:style-name="P1"><text:s text:c="4"/>297.6686, 297.4559, 297.3165, 297.0181, 296.7244, 296.8972, 297.1088, </text:p>
      <text:p text:style-name="P1"><text:s text:c="4"/>297.1923, 297.2325, 297.2885, 297.3003, 297.2778, 297.2142, 297.0846, </text:p>
      <text:p text:style-name="P1"><text:s text:c="4"/>296.9969, 296.2642, 296.7272, 297.1492, 296.9799, 295.4192, 297.642, </text:p>
      <text:p text:style-name="P1"><text:s text:c="4"/>299.4551, 299.6597, 299.4677, 299.2462, 299.1161, 299.0733, 299.0135, </text:p>
      <text:p text:style-name="P1"><text:s text:c="4"/>298.8931, 298.7854, 298.6486, 298.5872, 298.4797,</text:p>
      <text:p text:style-name="P1"><text:s text:c="2"/>297.306, 297.201, 297.1199, 297.0852, 297.0605, 297.0232, 296.9671, </text:p>
      <text:p text:style-name="P1"><text:s text:c="4"/>296.8991, 296.8261, 296.7761, 296.7555, 296.7779, 296.8005, 296.8053, </text:p>
      <text:p text:style-name="P1"><text:s text:c="4"/>296.7431, 296.6977, 296.6016, 296.4639, 296.3271, 296.1603, 295.9365, </text:p>
      <text:p text:style-name="P1"><text:s text:c="4"/>295.7752, 295.6499, 295.5242, 295.4463, 295.4066, 295.3945, 295.3965, </text:p>
      <text:p text:style-name="P1"><text:s text:c="4"/>295.4385, 295.4914, 295.5676, 295.6049, 295.6296, 295.6432, 295.7141, </text:p>
      <text:p text:style-name="P1"><text:s text:c="4"/>295.663, 295.3818, 291.0226, 293.703, 295.8177, 296.8624, 296.3288, </text:p>
      <text:p text:style-name="P1"><text:s text:c="4"/>296.1447, 296.0191, 295.9637, 295.7741, 292.4872, 291.594, 291.5661, </text:p>
      <text:p text:style-name="P1"><text:s text:c="4"/>291.4598, 292.5936, 296.1001, 297.8642, 297.5469, 297.4975, 296.8815, </text:p>
      <text:p text:style-name="P1"><text:s text:c="4"/>291.2497, 291.8482, 293.6288, 294.5957, 294.0618, 293.6437, 294.5111, </text:p>
      <text:p text:style-name="P1"><text:s text:c="4"/>296.7067, 296.8393, 296.5779, 296.3076, 296.0207, 296.1095, 296.2424, </text:p>
      <text:p text:style-name="P1"><text:s text:c="4"/>296.3122, 296.3601, 296.361, 296.2806, 296.0988, 295.4323, 294.1267, </text:p>
      <text:p text:style-name="P1"><text:s text:c="4"/>294.5247, 292.0527, 293.5594, 296.2285, 296.0182, 294.418, 296.8524, </text:p>
      <text:p text:style-name="P1"><text:s text:c="4"/>298.5395, 298.6601, 298.6171, 298.4744, 298.325, 298.2517, 298.1663, </text:p>
      <text:p text:style-name="P1"><text:s text:c="4"/>298.0123, 297.8398, 297.6654, 297.5724, 297.4563,</text:p>
      <text:p text:style-name="P1"><text:s text:c="2"/>296.1914, 296.0539, 295.952, 295.8991, 295.8768, 295.8546, 295.8237, </text:p>
      <text:p text:style-name="P1"><text:s text:c="4"/>295.7781, 295.6935, 295.5993, 295.5411, 295.5135, 295.5165, 295.5139, </text:p>
      <text:p text:style-name="P1"><text:s text:c="4"/>295.4538, 295.3883, 295.2914, 295.1571, 295.0313, 294.9244, 294.7318, </text:p>
      <text:p text:style-name="P1"><text:s text:c="4"/>294.5909, 294.4709, 294.3622, 294.2669, 294.206, 294.1677, 294.1503, </text:p>
      <text:p text:style-name="P1"><text:s text:c="4"/>294.1875, 294.2556, 294.3727, 294.4674, 294.5464, 294.5963, 294.6954, </text:p>
      <text:p text:style-name="P1"><text:s text:c="4"/>294.7684, 294.4099, 290.2365, 292.5539, 294.8545, 295.3845, 294.9171, </text:p>
      <text:p text:style-name="P1"><text:s text:c="4"/>294.9265, 294.9836, 295.0531, 295.1413, 291.5886, 290.433, 290.6823, </text:p>
      <text:p text:style-name="P1"><text:s text:c="4"/>292.1483, 294.9601, 296.2635, 296.2948, 296.2263, 296.4062, 297.3337, </text:p>
      <text:p text:style-name="P1"><text:s text:c="4"/>292.0434, 292.0197, 294.7943, 296.7937, 295.5343, 294.7022, 294.7826, </text:p>
      <text:p text:style-name="P1"><text:s text:c="4"/>296.0548, 296.1143, 295.8274, 295.574, 295.3699, 295.3984, 295.4517, </text:p>
      <text:p text:style-name="P1"><text:s text:c="4"/>295.5342, 295.0911, 294.806, 294.6309, 293.4268, 291.8224, 291.0226, </text:p>
      <text:p text:style-name="P1"><text:s text:c="4"/>292.3922, 291.6521, 293.7388, 295.1015, 294.9169, 293.0905, 296.0109, </text:p>
      <text:p text:style-name="P1"><text:s text:c="4"/>297.3905, 297.4163, 297.4834, 297.5073, 297.4442, 297.333, 297.2224, </text:p>
      <text:p text:style-name="P1"><text:s text:c="4"/>297.0748, 296.8806, 296.6668, 296.4851, 296.341,</text:p>
      <text:p text:style-name="P1"><text:s text:c="2"/>295.051, 294.8895, 294.7465, 294.6509, 294.6212, 294.6054, 294.6022, </text:p>
      <text:p text:style-name="P1"><text:s text:c="4"/>294.5966, 294.5423, 294.4581, 294.3661, 294.3109, 294.2844, 294.2776, </text:p>
      <text:p text:style-name="P1"><text:s text:c="4"/>294.2409, 294.1686, 294.0657, 293.9278, 293.8121, 293.7388, 293.6019, </text:p>
      <text:p text:style-name="P1"><text:s text:c="4"/>293.4872, 293.4048, 293.3146, 293.2202, 293.1407, 293.0813, 293.0421, </text:p>
      <text:p text:style-name="P1"><text:s text:c="4"/>293.0978, 293.1924, 293.3378, 293.458, 293.5649, 293.659, 293.7789, </text:p>
      <text:p text:style-name="P1"><text:s text:c="4"/>293.9093, 293.8103, 290.596, 292.0603, 293.4012, 294.2427, 293.8533, </text:p>
      <text:p text:style-name="P1"><text:s text:c="4"/>293.9303, 294.1021, 294.2338, 294.5515, 292.0302, 291.5749, 293.5016, </text:p>
      <text:p text:style-name="P1"><text:s text:c="4"/>295.0854, 295.2513, 294.9927, 295.1338, 295.286, 295.5145, 296.3156, </text:p>
      <text:p text:style-name="P1"><text:s text:c="4"/>294.4199, 293.7026, 295.9516, 296.3381, 296.1205, 295.8961, 295.7751, </text:p>
      <text:p text:style-name="P1"><text:s text:c="4"/>295.6329, 295.4315, 295.1242, 294.89, 294.7403, 294.7333, 294.7497, </text:p>
      <text:p text:style-name="P1"><text:s text:c="4"/>293.979, 290.8799, 290.0506, 290.7682, 290.8463, 290.3182, 289.8807, </text:p>
      <text:p text:style-name="P1"><text:s text:c="4"/>290.5353, 291.0697, 293.1657, 293.9391, 293.3678, 291.3613, 294.571, </text:p>
      <text:p text:style-name="P1"><text:soft-page-break/><text:s text:c="4"/>296.0009, 296.0951, 296.1141, 296.2496, 296.4368, 296.4131, 296.2916, </text:p>
      <text:p text:style-name="P1"><text:s text:c="4"/>296.1417, 295.9512, 295.6975, 295.4286, 295.2138,</text:p>
      <text:p text:style-name="P1"><text:s text:c="2"/>293.7445, 293.5353, 293.3441, 293.2078, 293.1611, 293.1613, 293.1935, </text:p>
      <text:p text:style-name="P1"><text:s text:c="4"/>293.2043, 293.1867, 293.1409, 293.0609, 292.9782, 292.9407, 292.9343, </text:p>
      <text:p text:style-name="P1"><text:s text:c="4"/>292.9311, 292.8894, 292.8041, 292.68, 292.58, 292.526, 292.4214, </text:p>
      <text:p text:style-name="P1"><text:s text:c="4"/>292.3041, 292.2467, 292.2047, 292.1331, 292.0295, 291.9574, 291.9308, </text:p>
      <text:p text:style-name="P1"><text:s text:c="4"/>292.0056, 292.1356, 292.2989, 292.4481, 292.5803, 292.7079, 292.8349, </text:p>
      <text:p text:style-name="P1"><text:s text:c="4"/>293.0702, 292.3204, 289.3594, 291.3572, 292.1297, 293.4243, 292.9903, </text:p>
      <text:p text:style-name="P1"><text:s text:c="4"/>293.0374, 293.2635, 293.445, 293.6443, 293.9339, 294.1243, 294.1416, </text:p>
      <text:p text:style-name="P1"><text:s text:c="4"/>294.2676, 294.2727, 294.2769, 294.4157, 294.5847, 294.7708, 295.1872, </text:p>
      <text:p text:style-name="P1"><text:s text:c="4"/>295.5615, 295.4779, 295.38, 295.436, 295.3481, 295.2188, 295.1261, </text:p>
      <text:p text:style-name="P1"><text:s text:c="4"/>294.9672, 294.7096, 294.3719, 294.12, 293.9809, 293.9557, 293.9883, </text:p>
      <text:p text:style-name="P1"><text:s text:c="4"/>291.6722, 288.7256, 288.2303, 288.9443, 289.2479, 288.9096, 288.5737, </text:p>
      <text:p text:style-name="P1"><text:s text:c="4"/>288.8596, 289.1185, 289.7971, 290.3582, 290.2436, 289.0493, 290.1796, </text:p>
      <text:p text:style-name="P1"><text:s text:c="4"/>293.5204, 294.0963, 294.0784, 294.4543, 295.088, 295.3217, 295.2709, </text:p>
      <text:p text:style-name="P1"><text:s text:c="4"/>295.0962, 294.8866, 294.6028, 294.2734, 293.9782,</text:p>
      <text:p text:style-name="P1"><text:s text:c="2"/>292.4049, 292.1175, 291.887, 291.7315, 291.6705, 291.6754, 291.7113, </text:p>
      <text:p text:style-name="P1"><text:s text:c="4"/>291.7439, 291.7545, 291.7346, 291.7003, 291.6609, 291.6604, 291.667, </text:p>
      <text:p text:style-name="P1"><text:s text:c="4"/>291.6825, 291.6729, 291.6213, 291.528, 291.4499, 291.4031, 291.3162, </text:p>
      <text:p text:style-name="P1"><text:s text:c="4"/>291.2033, 291.1571, 291.161, 291.1364, 291.0458, 290.9697, 290.9441, </text:p>
      <text:p text:style-name="P1"><text:s text:c="4"/>291.0524, 291.2113, 291.3819, 291.548, 291.7145, 291.8715, 292.0151, </text:p>
      <text:p text:style-name="P1"><text:s text:c="4"/>292.3195, 291.6051, 288.4329, 290.5722, 291.0486, 292.799, 292.336, </text:p>
      <text:p text:style-name="P1"><text:s text:c="4"/>292.3152, 292.5238, 292.762, 292.9824, 293.1259, 293.2572, 293.4138, </text:p>
      <text:p text:style-name="P1"><text:s text:c="4"/>293.5699, 293.6685, 293.782, 293.883, 293.9762, 294.11, 294.3514, </text:p>
      <text:p text:style-name="P1"><text:s text:c="4"/>294.5682, 294.6569, 294.6699, 294.6722, 294.5413, 294.3979, 294.2536, </text:p>
      <text:p text:style-name="P1"><text:s text:c="4"/>294.0407, 293.7324, 293.4538, 293.2389, 293.101, 293.0327, 293.0675, </text:p>
      <text:p text:style-name="P1"><text:s text:c="4"/>289.7804, 287.6995, 287.2844, 287.5801, 287.7206, 287.3022, 286.9596, </text:p>
      <text:p text:style-name="P1"><text:s text:c="4"/>286.9786, 287.1844, 287.2116, 287.3374, 287.7386, 286.8896, 286.6274, </text:p>
      <text:p text:style-name="P1"><text:s text:c="4"/>290.6849, 291.9266, 291.8551, 292.3727, 293.4348, 293.995, 294.0954, </text:p>
      <text:p text:style-name="P1"><text:s text:c="4"/>293.9432, 293.6984, 293.379, 293.0372, 292.7142,</text:p>
      <text:p text:style-name="P1"><text:s text:c="2"/>290.8277, 290.5344, 290.3031, 290.1388, 290.0477, 290.0579, 290.1135, </text:p>
      <text:p text:style-name="P1"><text:s text:c="4"/>290.1629, 290.1939, 290.2055, 290.2385, 290.269, 290.3262, 290.3759, </text:p>
      <text:p text:style-name="P1"><text:s text:c="4"/>290.4169, 290.4534, 290.4601, 290.4154, 290.3549, 290.3024, 290.2189, </text:p>
      <text:p text:style-name="P1"><text:s text:c="4"/>290.1117, 290.0934, 290.1255, 290.1256, 290.0728, 290.0346, 290.0578, </text:p>
      <text:p text:style-name="P1"><text:s text:c="4"/>290.1894, 290.3537, 290.5255, 290.7037, 290.8853, 291.062, 291.2419, </text:p>
      <text:p text:style-name="P1"><text:s text:c="4"/>291.5499, 292.1499, 289.9715, 290.0701, 289.9624, 291.4923, 291.7444, </text:p>
      <text:p text:style-name="P1"><text:s text:c="4"/>291.7158, 291.8661, 292.1087, 292.3588, 292.5473, 292.6845, 292.8322, </text:p>
      <text:p text:style-name="P1"><text:s text:c="4"/>292.959, 293.0827, 293.1868, 293.2271, 293.2765, 293.3978, 293.5835, </text:p>
      <text:p text:style-name="P1"><text:s text:c="4"/>293.7612, 293.8862, 293.8375, 293.6535, 293.3903, 293.1926, 292.9445, </text:p>
      <text:p text:style-name="P1"><text:s text:c="4"/>292.6725, 292.383, 292.192, 292.0735, 291.9625, 291.9027, 291.5242, </text:p>
      <text:p text:style-name="P1"><text:s text:c="4"/>287.9076, 286.8677, 286.4276, 286.3339, 286.218, 285.5852, 285.0778, </text:p>
      <text:p text:style-name="P1"><text:s text:c="4"/>284.7502, 284.9523, 285.5804, 285.469, 285.682, 284.9078, 284.0607, </text:p>
      <text:p text:style-name="P1"><text:s text:c="4"/>286.8123, 290.2839, 290.1297, 290.4345, 291.5708, 292.3628, 292.6392, </text:p>
      <text:p text:style-name="P1"><text:s text:c="4"/>292.5417, 292.2416, 291.8506, 291.4767, 291.1551,</text:p>
      <text:p text:style-name="P1"><text:s text:c="2"/>289.132, 288.8774, 288.6892, 288.5754, 288.5085, 288.5358, 288.6169, </text:p>
      <text:p text:style-name="P1"><text:s text:c="4"/>288.7027, 288.748, 288.7993, 288.8966, 289.0033, 289.1268, 289.229, </text:p>
      <text:p text:style-name="P1"><text:s text:c="4"/>289.3139, 289.4068, 289.4653, 289.4524, 289.4033, 289.3525, 289.2844, </text:p>
      <text:p text:style-name="P1"><text:s text:c="4"/>289.1996, 289.1874, 289.2291, 289.2618, 289.2675, 289.3099, 289.4014, </text:p>
      <text:p text:style-name="P1"><text:s text:c="4"/>289.5459, 289.7084, 289.8805, 290.0416, 290.2122, 290.3855, 290.5986, </text:p>
      <text:p text:style-name="P1"><text:s text:c="4"/>290.8764, 291.4608, 291.5044, 291.1879, 290.9786, 291.3524, 291.3594, </text:p>
      <text:p text:style-name="P1"><text:s text:c="4"/>291.2429, 291.3056, 291.523, 291.761, 291.9699, 292.1498, 292.3068, </text:p>
      <text:p text:style-name="P1"><text:s text:c="4"/>292.404, 292.4748, 292.516, 292.4788, 292.4882, 292.5984, 292.7806, </text:p>
      <text:p text:style-name="P1"><text:s text:c="4"/>292.8397, 292.794, 290.7708, 289.5826, 290.5127, 291.6145, 291.4292, </text:p>
      <text:p text:style-name="P1"><text:s text:c="4"/>291.162, 291.0649, 290.9348, 290.7818, 290.6266, 290.4232, 289.1252, </text:p>
      <text:p text:style-name="P1"><text:s text:c="4"/>286.3674, 285.7804, 285.6909, 285.6055, 285.0675, 284.0799, 283.5712, </text:p>
      <text:p text:style-name="P1"><text:s text:c="4"/>283.6513, 284.0312, 284.4379, 284.1156, 284.0648, 283.6381, 282.5964, </text:p>
      <text:p text:style-name="P1"><text:s text:c="4"/>282.5674, 286.6501, 288.7161, 288.8248, 289.7353, 290.545, 291.0104, </text:p>
      <text:p text:style-name="P1"><text:s text:c="4"/>291.0475, 290.7123, 290.2144, 289.7785, 289.437,</text:p>
      <text:p text:style-name="P1"><text:s text:c="2"/>287.4768, 287.2506, 287.1219, 287.0842, 287.0948, 287.18, 287.3045, </text:p>
      <text:p text:style-name="P1"><text:soft-page-break/><text:s text:c="4"/>287.4277, 287.5022, 287.5814, 287.7197, 287.8837, 288.0717, 288.244, </text:p>
      <text:p text:style-name="P1"><text:s text:c="4"/>288.3834, 288.5087, 288.5788, 288.5765, 288.5441, 288.4975, 288.4466, </text:p>
      <text:p text:style-name="P1"><text:s text:c="4"/>288.4134, 288.4235, 288.4684, 288.5299, 288.6218, 288.754, 288.9085, </text:p>
      <text:p text:style-name="P1"><text:s text:c="4"/>289.0791, 289.2474, 289.3752, 289.5128, 289.6537, 289.8228, 290.0678, </text:p>
      <text:p text:style-name="P1"><text:s text:c="4"/>290.3449, 290.7435, 290.9706, 290.9818, 291.0057, 291.0347, 290.9209, </text:p>
      <text:p text:style-name="P1"><text:s text:c="4"/>290.7815, 290.8074, 290.9955, 291.1929, 291.3899, 291.575, 291.6811, </text:p>
      <text:p text:style-name="P1"><text:s text:c="4"/>291.756, 291.7867, 291.8459, 291.7181, 291.6176, 291.6786, 291.7421, </text:p>
      <text:p text:style-name="P1"><text:s text:c="4"/>290.1115, 289.015, 285.7661, 283.9034, 284.8736, 287.0631, 289.797, </text:p>
      <text:p text:style-name="P1"><text:s text:c="4"/>289.5956, 289.5263, 288.9696, 288.6036, 289.1829, 288.7959, 287.3424, </text:p>
      <text:p text:style-name="P1"><text:s text:c="4"/>285.2559, 284.6662, 284.724, 284.5423, 283.7979, 282.7272, 282.342, </text:p>
      <text:p text:style-name="P1"><text:s text:c="4"/>282.7537, 283.1483, 283.2359, 282.8939, 282.5955, 282.3975, 281.5676, </text:p>
      <text:p text:style-name="P1"><text:s text:c="4"/>279.9675, 282.322, 287.0453, 287.3186, 287.7719, 288.4314, 289.1422, </text:p>
      <text:p text:style-name="P1"><text:s text:c="4"/>289.4143, 289.1162, 288.5642, 288.09, 287.7452,</text:p>
      <text:p text:style-name="P1"><text:s text:c="2"/>286.1782, 285.9754, 285.8811, 285.8865, 285.9767, 286.1251, 286.2845, </text:p>
      <text:p text:style-name="P1"><text:s text:c="4"/>286.436, 286.521, 286.6248, 286.7865, 286.9861, 287.2305, 287.4575, </text:p>
      <text:p text:style-name="P1"><text:s text:c="4"/>287.6246, 287.7315, 287.7838, 287.7958, 287.8036, 287.7887, 287.7736, </text:p>
      <text:p text:style-name="P1"><text:s text:c="4"/>287.787, 287.8372, 287.8993, 288.0132, 288.1818, 288.3878, 288.5984, </text:p>
      <text:p text:style-name="P1"><text:s text:c="4"/>288.7735, 288.9015, 288.9982, 289.1087, 289.2433, 289.4265, 289.6483, </text:p>
      <text:p text:style-name="P1"><text:s text:c="4"/>289.8743, 290.1416, 290.3185, 290.4062, 290.4612, 290.459, 290.3397, </text:p>
      <text:p text:style-name="P1"><text:s text:c="4"/>290.2525, 290.3021, 290.4653, 290.6339, 290.8089, 290.9449, 291.0005, </text:p>
      <text:p text:style-name="P1"><text:s text:c="4"/>291.0498, 290.6711, 288.9618, 287.005, 287.0782, 286.7513, 285.2668, </text:p>
      <text:p text:style-name="P1"><text:s text:c="4"/>283.8839, 283.9398, 283.4424, 282.7429, 282.0279, 283.0215, 284.3407, </text:p>
      <text:p text:style-name="P1"><text:s text:c="4"/>283.4357, 283.0528, 283.0512, 282.302, 285.4208, 287.257, 286.7379, </text:p>
      <text:p text:style-name="P1"><text:s text:c="4"/>285.2297, 283.971, 283.5192, 283.008, 282.2704, 281.6015, 281.2896, </text:p>
      <text:p text:style-name="P1"><text:s text:c="4"/>281.5252, 281.6674, 281.6978, 281.4451, 281.0737, 280.7792, 280.6617, </text:p>
      <text:p text:style-name="P1"><text:s text:c="4"/>278.7841, 279.0253, 284.3296, 285.9569, 286.0615, 286.4845, 287.204, </text:p>
      <text:p text:style-name="P1"><text:s text:c="4"/>287.6562, 287.4981, 287.058, 286.6758, 286.4037,</text:p>
      <text:p text:style-name="P1"><text:s text:c="2"/>285.2931, 285.1828, 285.1523, 285.2034, 285.3339, 285.5006, 285.6575, </text:p>
      <text:p text:style-name="P1"><text:s text:c="4"/>285.7856, 285.8777, 285.9889, 286.1558, 286.3679, 286.6183, 286.8524, </text:p>
      <text:p text:style-name="P1"><text:s text:c="4"/>287.0032, 287.0926, 287.1365, 287.1932, 287.2317, 287.2569, 287.2883, </text:p>
      <text:p text:style-name="P1"><text:s text:c="4"/>287.3511, 287.4329, 287.5395, 287.7131, 287.9295, 288.156, 288.3759, </text:p>
      <text:p text:style-name="P1"><text:s text:c="4"/>288.5193, 288.6014, 288.6825, 288.7906, 288.9208, 289.097, 289.2458, </text:p>
      <text:p text:style-name="P1"><text:s text:c="4"/>289.3658, 289.4713, 289.5644, 289.6721, 289.7726, 289.798, 289.7606, </text:p>
      <text:p text:style-name="P1"><text:s text:c="4"/>289.7424, 289.814, 289.9393, 290.0798, 290.2276, 290.332, 290.3116, </text:p>
      <text:p text:style-name="P1"><text:s text:c="4"/>290.0264, 286.276, 283.4713, 282.5562, 282.4532, 281.667, 280.6697, </text:p>
      <text:p text:style-name="P1"><text:s text:c="4"/>280.6674, 280.8162, 281.9612, 281.3222, 280.3217, 280.7742, 280.6105, </text:p>
      <text:p text:style-name="P1"><text:s text:c="4"/>279.5915, 279.5223, 279.7773, 279.654, 283.0585, 285.8346, 286.2449, </text:p>
      <text:p text:style-name="P1"><text:s text:c="4"/>286.354, 284.9749, 283.2766, 281.8372, 281.3011, 280.4809, 279.8554, </text:p>
      <text:p text:style-name="P1"><text:s text:c="4"/>279.8679, 279.7626, 279.5701, 279.721, 279.5369, 279.4334, 279.3827, </text:p>
      <text:p text:style-name="P1"><text:s text:c="4"/>277.5092, 276.4449, 280.5059, 284.7132, 284.9601, 285.2195, 285.653, </text:p>
      <text:p text:style-name="P1"><text:s text:c="4"/>286.0101, 286.0045, 285.8058, 285.5956, 285.4213,</text:p>
      <text:p text:style-name="P1"><text:s text:c="2"/>284.7696, 284.773, 284.8344, 284.9338, 285.0618, 285.2002, 285.3178, </text:p>
      <text:p text:style-name="P1"><text:s text:c="4"/>285.4087, 285.4887, 285.6003, 285.7631, 285.9687, 286.1964, 286.3761, </text:p>
      <text:p text:style-name="P1"><text:s text:c="4"/>286.4869, 286.5739, 286.6474, 286.7182, 286.7949, 286.8683, 286.9526, </text:p>
      <text:p text:style-name="P1"><text:s text:c="4"/>287.0461, 287.1522, 287.3107, 287.5196, 287.7426, 287.9477, 288.1178, </text:p>
      <text:p text:style-name="P1"><text:s text:c="4"/>288.2292, 288.3282, 288.4269, 288.4867, 288.6191, 288.7954, 288.8937, </text:p>
      <text:p text:style-name="P1"><text:s text:c="4"/>288.856, 288.8079, 288.8282, 288.9441, 289.0865, 289.156, 289.1815, </text:p>
      <text:p text:style-name="P1"><text:s text:c="4"/>289.2246, 289.2924, 289.3993, 289.4989, 289.6176, 289.6752, 289.5239, </text:p>
      <text:p text:style-name="P1"><text:s text:c="4"/>288.263, 283.3534, 281.3185, 281.0421, 280.6727, 279.4716, 279.1314, </text:p>
      <text:p text:style-name="P1"><text:s text:c="4"/>279.0749, 278.8255, 280.5148, 279.989, 279.2527, 279.2443, 277.9958, </text:p>
      <text:p text:style-name="P1"><text:s text:c="4"/>277.5744, 277.6246, 277.3638, 278.1491, 281.2363, 284.261, 284.9188, </text:p>
      <text:p text:style-name="P1"><text:s text:c="4"/>285.3141, 285.2775, 284.7408, 281.0219, 280.174, 279.0889, 278.2113, </text:p>
      <text:p text:style-name="P1"><text:s text:c="4"/>277.9274, 277.8331, 277.6138, 277.8331, 277.9327, 278.0005, 277.6158, </text:p>
      <text:p text:style-name="P1"><text:s text:c="4"/>275.8862, 274.2929, 277.1904, 283.1199, 284.0543, 284.3989, 284.6801, </text:p>
      <text:p text:style-name="P1"><text:s text:c="4"/>284.8792, 284.9278, 284.8907, 284.836, 284.787,</text:p>
      <text:p text:style-name="P1"><text:s text:c="2"/>284.4773, 284.5694, 284.6664, 284.784, 284.9109, 285.0321, 285.1346, </text:p>
      <text:p text:style-name="P1"><text:s text:c="4"/>285.187, 285.2492, 285.3609, 285.5174, 285.7167, 285.8954, 286.0092, </text:p>
      <text:p text:style-name="P1"><text:s text:c="4"/>286.0855, 286.1733, 286.2557, 286.3538, 286.472, 286.5887, 286.7198, </text:p>
      <text:p text:style-name="P1"><text:s text:c="4"/>286.8465, 286.9836, 287.1562, 287.3552, 287.5685, 287.7666, 287.9395, </text:p>
      <text:p text:style-name="P1"><text:soft-page-break/><text:s text:c="4"/>288.0926, 288.2605, 287.7516, 288.2244, 288.2465, 288.409, 288.104, </text:p>
      <text:p text:style-name="P1"><text:s text:c="4"/>287.2587, 288.0282, 288.0059, 288.1449, 288.3422, 288.5032, 288.592, </text:p>
      <text:p text:style-name="P1"><text:s text:c="4"/>288.6518, 288.7004, 288.7754, 288.8317, 288.9239, 288.9148, 288.67, </text:p>
      <text:p text:style-name="P1"><text:s text:c="4"/>286.8924, 283.0076, 281.8036, 281.4664, 281.1767, 280.3766, 279.468, </text:p>
      <text:p text:style-name="P1"><text:s text:c="4"/>277.843, 277.6846, 278.9655, 278.9509, 278.3872, 277.4867, 276.1484, </text:p>
      <text:p text:style-name="P1"><text:s text:c="4"/>276.1097, 275.9761, 275.1768, 276.2548, 278.6374, 282.0716, 283.2982, </text:p>
      <text:p text:style-name="P1"><text:s text:c="4"/>283.7398, 283.5585, 281.9593, 278.3239, 277.9981, 276.7091, 276.0668, </text:p>
      <text:p text:style-name="P1"><text:s text:c="4"/>275.8639, 276.0428, 276.0642, 275.9806, 276.3753, 276.1966, 275.284, </text:p>
      <text:p text:style-name="P1"><text:s text:c="4"/>273.8477, 272.5707, 275.1907, 281.9289, 283.3087, 283.747, 284.0866, </text:p>
      <text:p text:style-name="P1"><text:s text:c="4"/>284.2628, 284.3343, 284.3588, 284.3857, 284.4098,</text:p>
      <text:p text:style-name="P1"><text:s text:c="2"/>284.2866, 284.4192, 284.5286, 284.6583, 284.7864, 284.8979, 284.9923, </text:p>
      <text:p text:style-name="P1"><text:s text:c="4"/>285.0595, 285.1383, 285.2401, 285.3834, 285.511, 285.6212, 285.7008, </text:p>
      <text:p text:style-name="P1"><text:s text:c="4"/>285.7656, 285.8577, 285.9805, 286.1253, 286.291, 286.4497, 286.608, </text:p>
      <text:p text:style-name="P1"><text:s text:c="4"/>286.7555, 286.8886, 287.0477, 287.2307, 287.4184, 287.6082, 287.7625, </text:p>
      <text:p text:style-name="P1"><text:s text:c="4"/>287.9263, 287.2676, 282.6504, 287.1009, 287.5572, 287.5597, 286.6042, </text:p>
      <text:p text:style-name="P1"><text:s text:c="4"/>283.2015, 285.6639, 286.972, 287.2175, 287.4876, 287.7266, 287.8644, </text:p>
      <text:p text:style-name="P1"><text:s text:c="4"/>287.9406, 287.9778, 288.0006, 288.0245, 288.0504, 287.9813, 287.6783, </text:p>
      <text:p text:style-name="P1"><text:s text:c="4"/>286.6224, 281.842, 280.3907, 279.8192, 279.3106, 278.494, 277.3706, </text:p>
      <text:p text:style-name="P1"><text:s text:c="4"/>276.1352, 276.6669, 277.3163, 275.7252, 275.4102, 275.0789, 272.1726, </text:p>
      <text:p text:style-name="P1"><text:s text:c="4"/>272.7826, 272.5143, 274.0114, 275.6151, 276.0854, 277.2384, 278.7783, </text:p>
      <text:p text:style-name="P1"><text:s text:c="4"/>278.6647, 277.0622, 275.1057, 273.1685, 274.2228, 272.9113, 273.8279, </text:p>
      <text:p text:style-name="P1"><text:s text:c="4"/>274.2972, 274.744, 274.7823, 274.4079, 274.8254, 274.0807, 272.9066, </text:p>
      <text:p text:style-name="P1"><text:s text:c="4"/>272.4376, 271.8476, 273.4934, 278.7831, 281.5868, 282.2922, 283.5919, </text:p>
      <text:p text:style-name="P1"><text:s text:c="4"/>283.8666, 283.9634, 284.0431, 284.1006, 284.1726,</text:p>
      <text:p text:style-name="P1"><text:s text:c="2"/>284.0674, 284.2383, 284.3948, 284.5266, 284.658, 284.7702, 284.8716, </text:p>
      <text:p text:style-name="P1"><text:s text:c="4"/>284.948, 285.0227, 285.1046, 285.1874, 285.2522, 285.3277, 285.3883, </text:p>
      <text:p text:style-name="P1"><text:s text:c="4"/>285.4609, 285.5912, 285.7524, 285.9442, 286.1339, 286.3079, 286.4659, </text:p>
      <text:p text:style-name="P1"><text:s text:c="4"/>286.5799, 286.6717, 286.7614, 286.8965, 287.0152, 287.1394, 287.2748, </text:p>
      <text:p text:style-name="P1"><text:s text:c="4"/>286.7123, 283.6695, 279.2721, 284.0588, 286.8535, 286.5164, 285.2789, </text:p>
      <text:p text:style-name="P1"><text:s text:c="4"/>280.6207, 281.4751, 284.5712, 286.0829, 286.39, 286.6555, 286.8324, </text:p>
      <text:p text:style-name="P1"><text:s text:c="4"/>286.9472, 286.9843, 286.9876, 286.9823, 287.0037, 286.933, 286.7525, </text:p>
      <text:p text:style-name="P1"><text:s text:c="4"/>285.7912, 280.2993, 276.4374, 275.019, 274.893, 273.8436, 274.4791, </text:p>
      <text:p text:style-name="P1"><text:s text:c="4"/>275.6773, 276.0877, 275.7874, 273.0694, 272.3465, 272.0479, 270.3985, </text:p>
      <text:p text:style-name="P1"><text:s text:c="4"/>270.075, 268.6859, 271.6977, 274.0387, 274.9841, 274.1444, 273.754, </text:p>
      <text:p text:style-name="P1"><text:s text:c="4"/>272.1238, 270.9992, 270.0582, 269.3084, 270.705, 270.8048, 271.013, </text:p>
      <text:p text:style-name="P1"><text:s text:c="4"/>271.4293, 272.5139, 273.1925, 272.3381, 272.6514, 271.91, 270.7036, </text:p>
      <text:p text:style-name="P1"><text:s text:c="4"/>271.3004, 271.2338, 271.8951, 274.1315, 276.4531, 276.8439, 279.6172, </text:p>
      <text:p text:style-name="P1"><text:s text:c="4"/>283.0651, 283.7212, 283.8219, 283.8167, 283.9246,</text:p>
      <text:p text:style-name="P1"><text:s text:c="2"/>283.6901, 283.9252, 284.1584, 284.3349, 284.4667, 284.5774, 284.6805, </text:p>
      <text:p text:style-name="P1"><text:s text:c="4"/>284.7754, 284.8598, 284.9263, 284.9722, 285.0084, 285.0306, 285.0578, </text:p>
      <text:p text:style-name="P1"><text:s text:c="4"/>285.093, 285.1893, 285.3393, 285.5107, 285.6921, 285.8551, 285.9573, </text:p>
      <text:p text:style-name="P1"><text:s text:c="4"/>286.057, 286.1305, 286.0266, 286.1027, 285.9165, 285.8726, 285.5519, </text:p>
      <text:p text:style-name="P1"><text:s text:c="4"/>282.9048, 280.7379, 276.5236, 278.3297, 285.8879, 285.3117, 283.6076, </text:p>
      <text:p text:style-name="P1"><text:s text:c="4"/>278.9521, 278.5439, 280.3038, 282.9313, 284.8495, 285.2834, 285.4456, </text:p>
      <text:p text:style-name="P1"><text:s text:c="4"/>285.6588, 285.8069, 285.9138, 286.0745, 285.3957, 285.6621, 283.3792, </text:p>
      <text:p text:style-name="P1"><text:s text:c="4"/>277.8701, 274.5287, 272.0442, 271.249, 269.545, 268.4756, 272.2426, </text:p>
      <text:p text:style-name="P1"><text:s text:c="4"/>274.5262, 273.3362, 271.9227, 270.4837, 270.5547, 269.6369, 270.0924, </text:p>
      <text:p text:style-name="P1"><text:s text:c="4"/>268.7632, 267.533, 269.5884, 272.0688, 272.5465, 270.0562, 268.3897, </text:p>
      <text:p text:style-name="P1"><text:s text:c="4"/>268.1436, 268.1365, 267.9308, 268.137, 267.9375, 268.024, 268.9705, </text:p>
      <text:p text:style-name="P1"><text:s text:c="4"/>270.5835, 269.4154, 270.6886, 270.6289, 270.4453, 269.4425, 268.9204, </text:p>
      <text:p text:style-name="P1"><text:s text:c="4"/>270.1734, 270.717, 270.83, 271.1289, 271.8796, 273.415, 271.3463, </text:p>
      <text:p text:style-name="P1"><text:s text:c="4"/>275.5409, 277.9513, 283.0945, 283.3943, 283.4926,</text:p>
      <text:p text:style-name="P1"><text:s text:c="2"/>282.9657, 283.3457, 283.6844, 283.9544, 284.1411, 284.3023, 284.4538, </text:p>
      <text:p text:style-name="P1"><text:s text:c="4"/>284.5774, 284.6883, 284.7551, 284.7369, 284.7004, 284.6467, 284.584, </text:p>
      <text:p text:style-name="P1"><text:s text:c="4"/>284.425, 284.3441, 284.3644, 284.3991, 284.55, 284.7019, 283.6065, </text:p>
      <text:p text:style-name="P1"><text:s text:c="4"/>282.6488, 282.1706, 281.4998, 281.9953, 279.8814, 279.4742, 279.123, </text:p>
      <text:p text:style-name="P1"><text:s text:c="4"/>278.85, 278.0692, 274.9273, 276.2109, 284.2522, 283.6086, 279.7515, </text:p>
      <text:p text:style-name="P1"><text:s text:c="4"/>277.2157, 276.8319, 277.1745, 277.6985, 278.4553, 282.8469, 283.6494, </text:p>
      <text:p text:style-name="P1"><text:s text:c="4"/>283.9341, 284.3107, 284.0495, 280.3666, 274.0294, 274.6283, 272.0406, </text:p>
      <text:p text:style-name="P1"><text:soft-page-break/><text:s text:c="4"/>270.1206, 269.4355, 268.8672, 268.5706, 267.5836, 266.3823, 268.4168, </text:p>
      <text:p text:style-name="P1"><text:s text:c="4"/>269.1002, 267.6425, 267.3847, 267.494, 268.259, 267.9639, 268.0127, </text:p>
      <text:p text:style-name="P1"><text:s text:c="4"/>266.1249, 266.7494, 269.8077, 270.9716, 268.4336, 264.8139, 265.3073, </text:p>
      <text:p text:style-name="P1"><text:s text:c="4"/>266.4005, 266.378, 265.8992, 265.9904, 265.6158, 266.7712, 269.4558, </text:p>
      <text:p text:style-name="P1"><text:s text:c="4"/>270.7008, 268.3537, 268.3835, 268.7095, 269.583, 268.5533, 267.3369, </text:p>
      <text:p text:style-name="P1"><text:s text:c="4"/>268.0682, 269.4496, 269.5501, 269.687, 269.9499, 270.6416, 269.2862, </text:p>
      <text:p text:style-name="P1"><text:s text:c="4"/>265.5015, 270.7922, 281.5841, 282.385, 282.5944,</text:p>
      <text:p text:style-name="P1"><text:s text:c="2"/>281.8261, 282.2698, 282.7699, 283.1825, 283.5131, 283.767, 283.9906, </text:p>
      <text:p text:style-name="P1"><text:s text:c="4"/>284.1719, 284.3862, 284.5684, 283.5964, 282.5051, 281.7327, 280.3072, </text:p>
      <text:p text:style-name="P1"><text:s text:c="4"/>278.1889, 279.4629, 281.468, 281.1522, 280.9308, 280.6821, 277.6026, </text:p>
      <text:p text:style-name="P1"><text:s text:c="4"/>276.2591, 275.7115, 275.4936, 275.4478, 275.4508, 275.5711, 275.5334, </text:p>
      <text:p text:style-name="P1"><text:s text:c="4"/>275.0092, 273.4841, 273.054, 277.5692, 282.416, 281.7164, 277.5004, </text:p>
      <text:p text:style-name="P1"><text:s text:c="4"/>275.6711, 274.9041, 274.7689, 274.5373, 274.4744, 278.858, 281.4746, </text:p>
      <text:p text:style-name="P1"><text:s text:c="4"/>281.2526, 280.8128, 277.3296, 274.3964, 271.9682, 271.3967, 270.9402, </text:p>
      <text:p text:style-name="P1"><text:s text:c="4"/>270.7091, 270.6156, 270.3806, 269.2458, 268.4435, 267.6104, 267.2885, </text:p>
      <text:p text:style-name="P1"><text:s text:c="4"/>266.3577, 265.2717, 265.0837, 266.3256, 266.8397, 265.8816, 263.8894, </text:p>
      <text:p text:style-name="P1"><text:s text:c="4"/>263.8082, 265.0952, 267.4295, 268.3786, 265.3889, 263.347, 263.8721, </text:p>
      <text:p text:style-name="P1"><text:s text:c="4"/>264.0804, 264.1524, 263.6715, 263.8862, 264.3973, 264.6739, 265.3171, </text:p>
      <text:p text:style-name="P1"><text:s text:c="4"/>267.3023, 268.6779, 268.4048, 267.01, 266.7742, 266.1779, 267.4879, </text:p>
      <text:p text:style-name="P1"><text:s text:c="4"/>267.6227, 268.1448, 269.2612, 269.8123, 268.9154, 268.4789, 267.1235, </text:p>
      <text:p text:style-name="P1"><text:s text:c="4"/>267.4883, 273.3157, 278.1996, 279.5644, 280.877,</text:p>
      <text:p text:style-name="P1"><text:s text:c="2"/>280.1063, 280.3975, 281.0009, 281.5131, 282.0547, 282.4238, 282.3214, </text:p>
      <text:p text:style-name="P1"><text:s text:c="4"/>281.9313, 281.5733, 277.6231, 273.807, 271.7083, 270.8761, 270.3011, </text:p>
      <text:p text:style-name="P1"><text:s text:c="4"/>270.7101, 272.626, 274.0924, 274.7866, 274.7609, 274.689, 274.2347, </text:p>
      <text:p text:style-name="P1"><text:s text:c="4"/>274.0891, 274.2807, 273.8796, 273.0912, 272.634, 273.0732, 273.5663, </text:p>
      <text:p text:style-name="P1"><text:s text:c="4"/>273.8953, 274.0789, 274.8684, 276.5427, 279.3831, 278.7776, 275.5775, </text:p>
      <text:p text:style-name="P1"><text:s text:c="4"/>274.2116, 272.8566, 272.3634, 272.4546, 272.8099, 274.1676, 275.1323, </text:p>
      <text:p text:style-name="P1"><text:s text:c="4"/>274.4005, 273.7525, 271.1745, 270.1974, 271.2128, 271.4163, 270.9241, </text:p>
      <text:p text:style-name="P1"><text:s text:c="4"/>270.1053, 269.6684, 269.252, 268.1337, 267.0203, 268.0996, 266.7196, </text:p>
      <text:p text:style-name="P1"><text:s text:c="4"/>264.7838, 263.8306, 262.99, 263.4156, 264.7189, 264.8819, 264.1383, </text:p>
      <text:p text:style-name="P1"><text:s text:c="4"/>262.8249, 262.3425, 263.6263, 264.1531, 263.5246, 264.036, 263.2809, </text:p>
      <text:p text:style-name="P1"><text:s text:c="4"/>263.2047, 262.9319, 261.6659, 261.6579, 263.0542, 264.9096, 263.5143, </text:p>
      <text:p text:style-name="P1"><text:s text:c="4"/>263.5666, 265.5685, 266.4424, 265.97, 265.3904, 263.6493, 265.2894, </text:p>
      <text:p text:style-name="P1"><text:s text:c="4"/>266.443, 267.6896, 268.9027, 268.791, 267.9744, 266.1833, 264.6764, </text:p>
      <text:p text:style-name="P1"><text:s text:c="4"/>267.1434, 270.6607, 270.9388, 272.0712, 275.3489,</text:p>
      <text:p text:style-name="P1"><text:s text:c="2"/>274.0678, 274.7241, 275.2549, 275.8311, 276.324, 276.1973, 274.7871, </text:p>
      <text:p text:style-name="P1"><text:s text:c="4"/>273.9813, 273.4335, 272.0294, 271.3868, 271.1501, 271.1245, 270.9017, </text:p>
      <text:p text:style-name="P1"><text:s text:c="4"/>270.9944, 271.5093, 271.7852, 271.9961, 272.0363, 271.9732, 271.9564, </text:p>
      <text:p text:style-name="P1"><text:s text:c="4"/>272.1244, 272.2084, 271.2616, 269.1306, 269.2576, 272.2553, 272.9658, </text:p>
      <text:p text:style-name="P1"><text:s text:c="4"/>272.962, 273.2657, 273.3267, 273.0472, 272.4283, 271.5742, 270.9525, </text:p>
      <text:p text:style-name="P1"><text:s text:c="4"/>270.5015, 270.2989, 270.5566, 271.0424, 271.3191, 271.6516, 270.9731, </text:p>
      <text:p text:style-name="P1"><text:s text:c="4"/>271.2188, 270.91, 270.2282, 269.8491, 269.8936, 269.7893, 270.1952, </text:p>
      <text:p text:style-name="P1"><text:s text:c="4"/>269.1438, 268.1248, 267.5651, 267.2632, 267.1049, 267.015, 266.3101, </text:p>
      <text:p text:style-name="P1"><text:s text:c="4"/>265.7099, 264.3939, 261.3459, 261.4095, 263.6388, 263.9382, 264.0684, </text:p>
      <text:p text:style-name="P1"><text:s text:c="4"/>263.3669, 261.0764, 259.5403, 259.4642, 258.97, 258.8147, 259.4097, </text:p>
      <text:p text:style-name="P1"><text:s text:c="4"/>261.0183, 261.7512, 260.7187, 260.0151, 259.5844, 261.9111, 263.9375, </text:p>
      <text:p text:style-name="P1"><text:s text:c="4"/>263.9901, 263.9988, 265.3137, 265.2441, 265.3875, 264.0955, 265.1569, </text:p>
      <text:p text:style-name="P1"><text:s text:c="4"/>266.7108, 267.3975, 267.2318, 266.5801, 265.6444, 264.5627, 264.8148, </text:p>
      <text:p text:style-name="P1"><text:s text:c="4"/>269.946, 272.2784, 271.8154, 271.4074, 272.3497,</text:p>
      <text:p text:style-name="P1"><text:s text:c="2"/>271.5898, 272.0445, 272.53, 272.5013, 272.9727, 272.9331, 272.3896, </text:p>
      <text:p text:style-name="P1"><text:s text:c="4"/>272.0208, 271.9913, 272.0403, 272.1032, 271.9637, 271.5715, 271.2225, </text:p>
      <text:p text:style-name="P1"><text:s text:c="4"/>270.9208, 270.7494, 270.5941, 270.3368, 270.0532, 269.961, 269.9754, </text:p>
      <text:p text:style-name="P1"><text:s text:c="4"/>269.893, 269.1166, 267.9805, 268.0475, 269.6946, 271.3104, 271.5134, </text:p>
      <text:p text:style-name="P1"><text:s text:c="4"/>271.2314, 271.258, 270.9266, 270.3145, 268.7717, 268.1866, 268.6409, </text:p>
      <text:p text:style-name="P1"><text:s text:c="4"/>268.9261, 269.2959, 269.5958, 269.7862, 269.7145, 269.0787, 268.5051, </text:p>
      <text:p text:style-name="P1"><text:s text:c="4"/>268.6785, 268.593, 268.342, 268.1167, 268.3429, 268.404, 268.4532, </text:p>
      <text:p text:style-name="P1"><text:s text:c="4"/>267.8531, 267.312, 266.45, 265.84, 265.5997, 265.1092, 264.0355, 263.496, </text:p>
      <text:p text:style-name="P1"><text:s text:c="4"/>262.6506, 261.0127, 260.4553, 261.6772, 262.2197, 262.5368, 262.0904, </text:p>
      <text:p text:style-name="P1"><text:s text:c="4"/>261.8715, 261.3819, 260.8052, 257.9124, 253.7502, 255.5744, 259.0255, </text:p>
      <text:p text:style-name="P1"><text:soft-page-break/><text:s text:c="4"/>260.8965, 261.0198, 261.0643, 261.5044, 261.6356, 262.3887, 263.1664, </text:p>
      <text:p text:style-name="P1"><text:s text:c="4"/>263.0332, 263.5516, 264.2233, 264.3745, 263.921, 264.6573, 265.8862, </text:p>
      <text:p text:style-name="P1"><text:s text:c="4"/>266.7673, 265.9662, 265.2559, 264.7981, 264.3698, 267.1191, 273.5682, </text:p>
      <text:p text:style-name="P1"><text:s text:c="4"/>272.2308, 272.3157, 270.8181, 271.0118,</text:p>
      <text:p text:style-name="P1"><text:s text:c="2"/>271.8848, 271.9455, 271.9244, 271.6967, 271.4388, 271.4367, 271.1489, </text:p>
      <text:p text:style-name="P1"><text:s text:c="4"/>271.0338, 271.1133, 271.2372, 271.1555, 270.8819, 270.5754, 270.343, </text:p>
      <text:p text:style-name="P1"><text:s text:c="4"/>270.3358, 270.0923, 269.7904, 269.3262, 268.6268, 267.9512, 266.9827, </text:p>
      <text:p text:style-name="P1"><text:s text:c="4"/>266.5479, 266.9771, 268.2371, 269.0973, 269.9535, 269.9739, 269.8347, </text:p>
      <text:p text:style-name="P1"><text:s text:c="4"/>269.0709, 268.5264, 268.4199, 267.7697, 267.8357, 267.6263, 267.5897, </text:p>
      <text:p text:style-name="P1"><text:s text:c="4"/>267.5442, 267.6489, 268.1621, 267.2906, 266.478, 266.3253, 266.2688, </text:p>
      <text:p text:style-name="P1"><text:s text:c="4"/>266.7056, 266.6732, 266.5666, 266.5376, 266.6873, 266.7051, 266.5597, </text:p>
      <text:p text:style-name="P1"><text:s text:c="4"/>266.1681, 266.2412, 266.0384, 266.0361, 265.3336, 263.7851, 262.6746, </text:p>
      <text:p text:style-name="P1"><text:s text:c="4"/>261.6666, 260.4404, 260.0414, 260.2353, 261.4011, 261.6184, 261.3622, </text:p>
      <text:p text:style-name="P1"><text:s text:c="4"/>260.5084, 260.007, 259.7544, 259.557, 258.602, 256.984, 255.8499, </text:p>
      <text:p text:style-name="P1"><text:s text:c="4"/>256.4894, 258.4827, 260.5657, 261.5393, 261.987, 262.5627, 262.1893, </text:p>
      <text:p text:style-name="P1"><text:s text:c="4"/>261.0521, 261.528, 262.7514, 263.9937, 264.8617, 264.7816, 264.0299, </text:p>
      <text:p text:style-name="P1"><text:s text:c="4"/>264.2673, 264.7466, 264.0972, 263.6651, 263.2399, 263.387, 264.6937, </text:p>
      <text:p text:style-name="P1"><text:s text:c="4"/>268.016, 270.2018, 273.2843, 273.5905, 272.9986,</text:p>
      <text:p text:style-name="P1"><text:s text:c="2"/>269.3529, 269.6614, 270.0743, 271.0375, 271.534, 271.3744, 271.1245, </text:p>
      <text:p text:style-name="P1"><text:s text:c="4"/>270.9656, 270.7414, 270.4843, 270.0774, 269.3877, 268.8664, 268.6024, </text:p>
      <text:p text:style-name="P1"><text:s text:c="4"/>268.362, 268.051, 267.5929, 267.0973, 266.4039, 265.9859, 265.3284, </text:p>
      <text:p text:style-name="P1"><text:s text:c="4"/>265.0421, 265.1031, 266.0214, 267.2034, 268.3143, 268.1529, 267.6978, </text:p>
      <text:p text:style-name="P1"><text:s text:c="4"/>267.3348, 267.1956, 267.0958, 266.7946, 266.5704, 266.5482, 266.4084, </text:p>
      <text:p text:style-name="P1"><text:s text:c="4"/>266.3617, 266.3305, 265.6305, 264.7789, 264.9029, 264.6633, 264.8662, </text:p>
      <text:p text:style-name="P1"><text:s text:c="4"/>265.1655, 265.1743, 265.0034, 264.8531, 264.8031, 264.6058, 264.3557, </text:p>
      <text:p text:style-name="P1"><text:s text:c="4"/>264.3775, 264.1026, 264.2919, 264.255, 263.8915, 263.386, 262.6646, </text:p>
      <text:p text:style-name="P1"><text:s text:c="4"/>262.15, 261.4394, 260.7624, 260.7146, 260.8237, 260.9451, 260.9005, </text:p>
      <text:p text:style-name="P1"><text:s text:c="4"/>260.5276, 260.2265, 259.894, 259.6758, 259.4627, 259.0714, 258.8746, </text:p>
      <text:p text:style-name="P1"><text:s text:c="4"/>259.4862, 260.1544, 261.1212, 261.5544, 261.5752, 262.1665, 262.4886, </text:p>
      <text:p text:style-name="P1"><text:s text:c="4"/>262.6038, 262.6643, 262.8909, 263.978, 264.3728, 264.0812, 263.7902, </text:p>
      <text:p text:style-name="P1"><text:s text:c="4"/>263.6386, 263.441, 263.2373, 263.19, 262.845, 263.8831, 263.2637, </text:p>
      <text:p text:style-name="P1"><text:s text:c="4"/>261.935, 263.3065, 266.4012, 267.8011, 268.9539,</text:p>
      <text:p text:style-name="P1"><text:s text:c="2"/>259.4539, 260.3801, 261.8559, 263.5398, 263.6913, 263.6914, 263.8528, </text:p>
      <text:p text:style-name="P1"><text:s text:c="4"/>264.3839, 264.55, 264.3284, 264.1068, 263.9416, 263.8955, 263.9606, </text:p>
      <text:p text:style-name="P1"><text:s text:c="4"/>263.8072, 263.5217, 263.3543, 263.9266, 263.5416, 263.5312, 263.9022, </text:p>
      <text:p text:style-name="P1"><text:s text:c="4"/>263.9876, 264.1984, 264.8779, 265.5376, 266.135, 266.3203, 266.1868, </text:p>
      <text:p text:style-name="P1"><text:s text:c="4"/>265.8135, 265.3896, 265.025, 264.8566, 264.9358, 265.2484, 265.5008, </text:p>
      <text:p text:style-name="P1"><text:s text:c="4"/>265.1741, 264.9182, 265.1113, 265.013, 264.6796, 264.4453, 263.9585, </text:p>
      <text:p text:style-name="P1"><text:s text:c="4"/>263.6993, 263.4754, 263.2049, 263.0139, 262.9056, 262.8134, 263.0722, </text:p>
      <text:p text:style-name="P1"><text:s text:c="4"/>262.925, 262.6994, 263.0154, 263.2443, 263.2209, 263.1306, 262.6143, </text:p>
      <text:p text:style-name="P1"><text:s text:c="4"/>262.099, 261.7078, 261.2445, 260.9642, 260.7856, 260.3852, 260.321, </text:p>
      <text:p text:style-name="P1"><text:s text:c="4"/>260.127, 260.0916, 260.1727, 260.354, 260.5667, 260.8989, 261.283, </text:p>
      <text:p text:style-name="P1"><text:s text:c="4"/>261.6877, 262.2014, 263.0301, 263.129, 263.0612, 263.3182, 263.6003, </text:p>
      <text:p text:style-name="P1"><text:s text:c="4"/>263.8508, 263.8592, 263.8016, 263.8823, 263.9425, 263.7704, 263.7137, </text:p>
      <text:p text:style-name="P1"><text:s text:c="4"/>263.7367, 263.7282, 263.7278, 263.814, 264.028, 264.2773, 264.2748, </text:p>
      <text:p text:style-name="P1"><text:s text:c="4"/>263.1577, 262.199, 261.3552, 261.1931, 259.7478,</text:p>
      <text:p text:style-name="P1"><text:s text:c="2"/>262.4442, 262.3859, 261.824, 261.8531, 261.9424, 261.8117, 261.4763, </text:p>
      <text:p text:style-name="P1"><text:s text:c="4"/>261.1635, 261.5044, 261.7941, 262.3164, 262.3955, 262.4506, 262.6155, </text:p>
      <text:p text:style-name="P1"><text:s text:c="4"/>262.7838, 262.9031, 263.0406, 263.4501, 263.5668, 263.6565, 263.815, </text:p>
      <text:p text:style-name="P1"><text:s text:c="4"/>264.2638, 264.448, 264.6633, 265.0329, 265.0559, 265.0619, 264.9754, </text:p>
      <text:p text:style-name="P1"><text:s text:c="4"/>264.8828, 264.688, 264.5397, 264.472, 264.2505, 264.1564, 264.3071, </text:p>
      <text:p text:style-name="P1"><text:s text:c="4"/>264.2724, 264.2031, 264.1672, 264.06, 263.9223, 263.7409, 263.6199, </text:p>
      <text:p text:style-name="P1"><text:s text:c="4"/>263.5167, 263.4273, 263.3671, 263.3045, 263.2356, 263.1367, 263.0262, </text:p>
      <text:p text:style-name="P1"><text:s text:c="4"/>262.9562, 262.9126, 262.9313, 262.7838, 262.7018, 262.68, 262.5293, </text:p>
      <text:p text:style-name="P1"><text:s text:c="4"/>262.4349, 262.3245, 262.0736, 261.9563, 261.9326, 262.1164, 262.5057, </text:p>
      <text:p text:style-name="P1"><text:s text:c="4"/>262.797, 263.4582, 263.6886, 264.0365, 264.0952, 263.9447, 263.7467, </text:p>
      <text:p text:style-name="P1"><text:s text:c="4"/>263.5819, 263.6282, 263.4211, 263.1531, 263.2617, 263.2975, 263.3842, </text:p>
      <text:p text:style-name="P1"><text:s text:c="4"/>263.5251, 263.6638, 263.8351, 264.0515, 264.5128, 264.639, 264.6205, </text:p>
      <text:p text:style-name="P1"><text:s text:c="4"/>264.5914, 264.6689, 264.5799, 264.6041, 264.6416, 264.6677, 264.4977, </text:p>
      <text:p text:style-name="P1"><text:soft-page-break/><text:s text:c="4"/>263.9822, 263.6672, 263.4767, 263.2145, 262.951,</text:p>
      <text:p text:style-name="P1"><text:s text:c="2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 </text:p>
      <text:p text:style-name="P1"><text:s text:c="4"/>262.277, 262.277, 262.277, 262.277, 262.277, 262.277, 262.277, 262.277,</text:p>
      <text:p text:style-name="P1"><text:s text:c="2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 272.2249, 272.2249, </text:p>
      <text:p text:style-name="P1"><text:s text:c="4"/>272.2249, 272.2249, 272.2249, 272.2249, 272.2249,</text:p>
      <text:p text:style-name="P1"><text:s text:c="2"/>272.2499, 272.2599, 272.2653, 272.2785, 272.298, 272.3284, 272.3331, </text:p>
      <text:p text:style-name="P1"><text:s text:c="4"/>272.3303, 272.3362, 272.3438, 272.3648, 272.3727, 272.3754, 272.3742, </text:p>
      <text:p text:style-name="P1"><text:s text:c="4"/>272.3782, 272.3875, 272.395, 272.3982, 272.4029, 272.4053, 272.4077, </text:p>
      <text:p text:style-name="P1"><text:s text:c="4"/>272.4082, 272.4088, 272.4102, 272.4062, 272.4003, 272.3961, 272.3904, </text:p>
      <text:p text:style-name="P1"><text:s text:c="4"/>272.3802, 272.3587, 272.3469, 272.3361, 272.326, 272.3144, 272.2997, </text:p>
      <text:p text:style-name="P1"><text:s text:c="4"/>272.2843, 272.2713, 272.257, 272.2473, 272.2364, 272.2283, 272.2171, </text:p>
      <text:p text:style-name="P1"><text:s text:c="4"/>272.2084, 272.2003, 272.1913, 272.181, 272.1733, 272.1633, 272.1563, </text:p>
      <text:p text:style-name="P1"><text:s text:c="4"/>272.1491, 272.1427, 272.1355, 272.1279, 272.1103, 272.1038, 272.0974, </text:p>
      <text:p text:style-name="P1"><text:s text:c="4"/>272.0938, 272.0864, 272.0752, 272.0636, 272.0536, 272.0462, 272.0392, </text:p>
      <text:p text:style-name="P1"><text:s text:c="4"/>272.0334, 272.0284, 272.0203, 272.0143, 272.0083, 272.0026, 271.9984, </text:p>
      <text:p text:style-name="P1"><text:s text:c="4"/>271.9939, 271.9845, 271.9794, 271.9789, 271.9751, 271.9734, 271.9664, </text:p>
      <text:p text:style-name="P1"><text:s text:c="4"/>271.957, 271.9577, 271.9613, 271.9688, 271.9785, 271.9897, 271.9977, </text:p>
      <text:p text:style-name="P1"><text:s text:c="4"/>272.0083, 272.0182, 272.0324, 272.0508, 272.0757, 272.0997, 272.1198, </text:p>
      <text:p text:style-name="P1"><text:s text:c="4"/>272.1388, 272.1593, 272.1788, 272.2024, 272.2291,</text:p>
      <text:p text:style-name="P1"><text:s text:c="2"/>272.7399, 272.7876, 272.8056, 272.8371, 272.8585, 272.8502, 272.8488, </text:p>
      <text:p text:style-name="P1"><text:s text:c="4"/>272.8329, 272.8127, 272.7915, 272.7882, 272.7848, 272.75, 272.7363, </text:p>
      <text:p text:style-name="P1"><text:s text:c="4"/>272.7344, 272.7166, 272.6883, 272.6721, 272.6632, 272.6553, 272.6489, </text:p>
      <text:p text:style-name="P1"><text:s text:c="4"/>272.629, 272.6093, 272.6013, 272.5822, 272.5484, 272.5181, 272.493, </text:p>
      <text:p text:style-name="P1"><text:s text:c="4"/>272.4653, 272.4198, 272.3983, 272.3735, 272.3281, 272.2912, 272.2691, </text:p>
      <text:p text:style-name="P1"><text:s text:c="4"/>272.2433, 272.2184, 272.1917, 272.1714, 272.1517, 272.1333, 272.118, </text:p>
      <text:p text:style-name="P1"><text:s text:c="4"/>272.1052, 272.09, 272.0796, 272.0646, 272.0519, 272.0395, 272.0276, </text:p>
      <text:p text:style-name="P1"><text:s text:c="4"/>272.009, 272.0009, 271.9911, 271.9869, 271.9708, 271.967, 271.9629, </text:p>
      <text:p text:style-name="P1"><text:s text:c="4"/>271.9505, 271.9443, 271.9371, 271.9283, 271.9166, 271.9068, 271.8889, </text:p>
      <text:p text:style-name="P1"><text:s text:c="4"/>271.8746, 271.867, 271.8549, 271.853, 271.8404, 271.829, 271.8214, </text:p>
      <text:p text:style-name="P1"><text:s text:c="4"/>271.8138, 271.8018, 271.7945, 271.7871, 271.7862, 271.7885, 271.7871, </text:p>
      <text:p text:style-name="P1"><text:s text:c="4"/>271.7853, 271.7939, 271.8072, 271.8354, 271.8682, 271.9077, 271.9599, </text:p>
      <text:p text:style-name="P1"><text:s text:c="4"/>272.0168, 272.0812, 272.1554, 272.2266, 272.2754, 272.3212, 272.3873, </text:p>
      <text:p text:style-name="P1"><text:s text:c="4"/>272.4541, 272.5242, 272.5806, 272.6447, 272.6894,</text:p>
      <text:p text:style-name="P1"><text:s text:c="2"/>274.1652, 273.4597, 272.6555, 272.2711, 272.2663, 272.1675, 272.0269, </text:p>
      <text:p text:style-name="P1"><text:s text:c="4"/>271.9464, 272.0092, 272.3573, 273.8167, 273.2556, 274.7183, 273.765, </text:p>
      <text:p text:style-name="P1"><text:s text:c="4"/>273.4804, 273.4057, 273.3609, 273.3183, 273.2695, 273.2021, 273.1635, </text:p>
      <text:p text:style-name="P1"><text:s text:c="4"/>273.099, 273.0538, 273.0103, 272.9386, 272.8795, 272.7942, 272.7205, </text:p>
      <text:p text:style-name="P1"><text:soft-page-break/><text:s text:c="4"/>272.6526, 272.5575, 272.5089, 272.4154, 272.3521, 272.2894, 272.2248, </text:p>
      <text:p text:style-name="P1"><text:s text:c="4"/>272.1807, 272.1336, 272.0934, 272.0644, 272.0418, 272.0278, 272.0149, </text:p>
      <text:p text:style-name="P1"><text:s text:c="4"/>272.0042, 271.9986, 271.9892, 271.9829, 271.9787, 271.9662, 271.9533, </text:p>
      <text:p text:style-name="P1"><text:s text:c="4"/>271.9362, 271.9149, 271.8858, 271.8605, 271.8364, 271.8258, 271.8077, </text:p>
      <text:p text:style-name="P1"><text:s text:c="4"/>271.8008, 271.7848, 271.7688, 271.757, 271.7461, 271.7357, 271.7271, </text:p>
      <text:p text:style-name="P1"><text:s text:c="4"/>271.7176, 271.7068, 271.7006, 271.7011, 271.6989, 271.6994, 271.6994, </text:p>
      <text:p text:style-name="P1"><text:s text:c="4"/>271.7047, 271.7117, 271.7252, 271.7486, 271.7661, 271.7841, 271.8036, </text:p>
      <text:p text:style-name="P1"><text:s text:c="4"/>271.841, 271.8941, 271.9713, 272.0719, 272.1851, 272.2859, 272.4167, </text:p>
      <text:p text:style-name="P1"><text:s text:c="4"/>272.5745, 272.7021, 272.9904, 273.4778, 273.8278, 273.9454, 273.4599, </text:p>
      <text:p text:style-name="P1"><text:s text:c="4"/>273.61, 274.4509, 275.1322, 274.2704, 273.9665,</text:p>
      <text:p text:style-name="P1"><text:s text:c="2"/>275.26, 272.9007, 271.7268, 271.2468, 271.0879, 271.0054, 270.7144, </text:p>
      <text:p text:style-name="P1"><text:s text:c="4"/>270.5189, 270.46, 270.6303, 271.4727, 272.3457, 273.1402, 275.0415, </text:p>
      <text:p text:style-name="P1"><text:s text:c="4"/>275.0859, 274.9305, 274.4388, 274.8051, 275.252, 274.0669, 274.1028, </text:p>
      <text:p text:style-name="P1"><text:s text:c="4"/>274.1544, 274.1542, 274.1269, 274.0252, 273.8139, 273.6687, 273.4177, </text:p>
      <text:p text:style-name="P1"><text:s text:c="4"/>273.2504, 273.0144, 272.8415, 272.6686, 272.5182, 272.3907, 272.2982, </text:p>
      <text:p text:style-name="P1"><text:s text:c="4"/>272.207, 272.138, 272.0817, 272.0438, 272.0176, 272.0001, 271.9889, </text:p>
      <text:p text:style-name="P1"><text:s text:c="4"/>271.9918, 271.9903, 272.0096, 272.0032, 271.9937, 271.9763, 271.9569, </text:p>
      <text:p text:style-name="P1"><text:s text:c="4"/>271.9341, 271.9066, 271.877, 271.8394, 271.8089, 271.7758, 271.7339, </text:p>
      <text:p text:style-name="P1"><text:s text:c="4"/>271.6968, 271.6772, 271.6561, 271.6343, 271.6072, 271.5819, 271.5643, </text:p>
      <text:p text:style-name="P1"><text:s text:c="4"/>271.5579, 271.5661, 271.5883, 271.625, 271.6694, 271.7225, 271.7708, </text:p>
      <text:p text:style-name="P1"><text:s text:c="4"/>271.8301, 271.8827, 271.923, 272.0161, 271.9707, 272.108, 272.1156, </text:p>
      <text:p text:style-name="P1"><text:s text:c="4"/>272.2065, 272.2839, 272.3965, 272.5496, 272.7018, 273.3133, 273.2271, </text:p>
      <text:p text:style-name="P1"><text:s text:c="4"/>273.2914, 274.5952, 274.5317, 274.0784, 273.5761, 272.6323, 272.1351, </text:p>
      <text:p text:style-name="P1"><text:s text:c="4"/>272.5777, 273.4281, 273.6267, 273.3202, 277.1282,</text:p>
      <text:p text:style-name="P1"><text:s text:c="2"/>279.483, 276.3615, 276.3657, 276.5812, 276.3937, 276.6183, 275.5785, </text:p>
      <text:p text:style-name="P1"><text:s text:c="4"/>274.2317, 273.1779, 272.2229, 272.1451, 272.611, 272.6938, 272.3, </text:p>
      <text:p text:style-name="P1"><text:s text:c="4"/>272.8275, 274.7938, 276.4867, 277.5496, 277.8441, 276.1184, 276.6544, </text:p>
      <text:p text:style-name="P1"><text:s text:c="4"/>276.1404, 276.2381, 276.5128, 276.1906, 275.7668, 275.5411, 275.1337, </text:p>
      <text:p text:style-name="P1"><text:s text:c="4"/>274.5825, 274.0872, 273.617, 273.2484, 272.8918, 272.6452, 272.4777, </text:p>
      <text:p text:style-name="P1"><text:s text:c="4"/>272.3447, 272.2521, 272.1959, 272.1631, 272.1337, 272.1203, 272.0994, </text:p>
      <text:p text:style-name="P1"><text:s text:c="4"/>272.0856, 272.0794, 272.0808, 272.076, 272.0907, 272.0906, 272.0793, </text:p>
      <text:p text:style-name="P1"><text:s text:c="4"/>272.0508, 272.0155, 271.9745, 271.944, 271.9076, 271.8586, 271.8169, </text:p>
      <text:p text:style-name="P1"><text:s text:c="4"/>271.766, 271.7256, 271.6838, 271.6726, 271.6767, 271.7042, 271.7225, </text:p>
      <text:p text:style-name="P1"><text:s text:c="4"/>271.7485, 271.8277, 271.9118, 272.0384, 272.1484, 272.2606, 272.3795, </text:p>
      <text:p text:style-name="P1"><text:s text:c="4"/>272.5389, 272.6836, 272.7564, 272.8698, 272.916, 273.5961, 273.1334, </text:p>
      <text:p text:style-name="P1"><text:s text:c="4"/>273.2115, 273.1808, 273.8299, 275.3568, 275.3286, 275.6378, 276.6269, </text:p>
      <text:p text:style-name="P1"><text:s text:c="4"/>276.5786, 276.3743, 276.5396, 276.2735, 275.0056, 273.5183, 272.6944, </text:p>
      <text:p text:style-name="P1"><text:s text:c="4"/>272.9143, 273.9256, 273.6763, 272.7827, 277.0644,</text:p>
      <text:p text:style-name="P1"><text:s text:c="2"/>279.4358, 279.6116, 281.0268, 281.7729, 281.7035, 281.5081, 280.7471, </text:p>
      <text:p text:style-name="P1"><text:s text:c="4"/>279.989, 279.1276, 277.8926, 276.6759, 276.0388, 274.9882, 273.3618, </text:p>
      <text:p text:style-name="P1"><text:s text:c="4"/>273.6371, 275.5479, 277.9489, 279.1401, 280.6279, 281.5226, 282.0032, </text:p>
      <text:p text:style-name="P1"><text:s text:c="4"/>281.5382, 281.1704, 281.9828, 281.9741, 280.9726, 279.9414, 279.506, </text:p>
      <text:p text:style-name="P1"><text:s text:c="4"/>276.4092, 275.7909, 274.9466, 274.2132, 273.5809, 273.1166, 272.8312, </text:p>
      <text:p text:style-name="P1"><text:s text:c="4"/>272.6706, 272.5847, 272.5402, 272.5249, 272.5089, 272.5003, 272.4797, </text:p>
      <text:p text:style-name="P1"><text:s text:c="4"/>272.4644, 272.4266, 272.4168, 272.4117, 272.3937, 272.3764, 272.3682, </text:p>
      <text:p text:style-name="P1"><text:s text:c="4"/>272.3382, 272.3102, 272.2661, 272.2318, 272.1909, 272.1501, 272.0891, </text:p>
      <text:p text:style-name="P1"><text:s text:c="4"/>272.0455, 272.0252, 272.0392, 272.1164, 272.2282, 272.3843, 272.6069, </text:p>
      <text:p text:style-name="P1"><text:s text:c="4"/>272.8318, 273.0448, 273.3662, 273.6219, 274.148, 273.8086, 273.9158, </text:p>
      <text:p text:style-name="P1"><text:s text:c="4"/>274.0777, 275.1101, 274.0874, 275.5883, 276.2372, 276.6844, 276.4459, </text:p>
      <text:p text:style-name="P1"><text:s text:c="4"/>275.8439, 277.1785, 276.7545, 276.7672, 275.9183, 275.8029, 276.3739, </text:p>
      <text:p text:style-name="P1"><text:s text:c="4"/>276.3508, 276.5652, 277.2923, 278.1234, 277.0792, 275.1042, 273.6126, </text:p>
      <text:p text:style-name="P1"><text:s text:c="4"/>273.5666, 274.6723, 274.5335, 274.6429, 277.3311,</text:p>
      <text:p text:style-name="P1"><text:s text:c="2"/>281.6652, 282.7004, 283.6141, 283.6592, 283.3776, 283.0971, 282.8974, </text:p>
      <text:p text:style-name="P1"><text:s text:c="4"/>282.3279, 282.6022, 282.7928, 281.7639, 280.8875, 279.3313, 278.2553, </text:p>
      <text:p text:style-name="P1"><text:s text:c="4"/>278.094, 277.7332, 279.5046, 280.4135, 281.3089, 282.5062, 283.4478, </text:p>
      <text:p text:style-name="P1"><text:s text:c="4"/>283.3431, 283.5244, 283.8101, 283.6966, 282.8763, 282.0258, 280.4453, </text:p>
      <text:p text:style-name="P1"><text:s text:c="4"/>278.7029, 278.1972, 276.6496, 275.7367, 274.7174, 274.0063, 273.5962, </text:p>
      <text:p text:style-name="P1"><text:s text:c="4"/>273.4536, 273.4029, 273.3931, 273.3992, 273.3958, 273.3594, 273.3128, </text:p>
      <text:p text:style-name="P1"><text:s text:c="4"/>273.2009, 273.1205, 273.0429, 273.0017, 272.9839, 272.9521, 272.9389, </text:p>
      <text:p text:style-name="P1"><text:soft-page-break/><text:s text:c="4"/>272.9168, 272.9192, 272.92, 272.8928, 272.855, 272.8062, 272.759, </text:p>
      <text:p text:style-name="P1"><text:s text:c="4"/>272.7483, 272.7946, 272.8752, 273.0548, 273.358, 273.8319, 274.3702, </text:p>
      <text:p text:style-name="P1"><text:s text:c="4"/>275.0266, 275.5895, 276.6537, 278.4378, 278.5469, 278.2489, 276.3803, </text:p>
      <text:p text:style-name="P1"><text:s text:c="4"/>276.9174, 279.7744, 280.0011, 279.2076, 278.8077, 278.2015, 277.6265, </text:p>
      <text:p text:style-name="P1"><text:s text:c="4"/>279.62, 279.4423, 278.1776, 277.0963, 275.2942, 274.5126, 274.4877, </text:p>
      <text:p text:style-name="P1"><text:s text:c="4"/>274.3377, 274.8105, 275.2396, 278.5023, 278.6363, 277.0758, 275.6472, </text:p>
      <text:p text:style-name="P1"><text:s text:c="4"/>275.5169, 276.0251, 275.6352, 277.4682, 280.5766,</text:p>
      <text:p text:style-name="P1"><text:s text:c="2"/>283.0917, 282.4974, 282.4363, 282.3573, 282.3552, 282.3868, 282.4333, </text:p>
      <text:p text:style-name="P1"><text:s text:c="4"/>282.5229, 282.6876, 282.9319, 282.9407, 283.2295, 283.3384, 283.1356, </text:p>
      <text:p text:style-name="P1"><text:s text:c="4"/>283.1424, 281.5814, 280.5862, 280.259, 280.2189, 281.1742, 283.7384, </text:p>
      <text:p text:style-name="P1"><text:s text:c="4"/>284.7118, 284.906, 285.0506, 284.8597, 284.255, 283.2806, 282.805, </text:p>
      <text:p text:style-name="P1"><text:s text:c="4"/>282.5361, 281.7561, 280.6467, 277.9013, 276.3502, 275.6051, 275.239, </text:p>
      <text:p text:style-name="P1"><text:s text:c="4"/>275.2543, 275.475, 275.5934, 275.6503, 275.4729, 275.6334, 275.274, </text:p>
      <text:p text:style-name="P1"><text:s text:c="4"/>274.9874, 274.5055, 274.2574, 274.1157, 273.9965, 273.959, 273.9698, </text:p>
      <text:p text:style-name="P1"><text:s text:c="4"/>274.0233, 274.0693, 274.1082, 274.1464, 274.1167, 274.0429, 273.9448, </text:p>
      <text:p text:style-name="P1"><text:s text:c="4"/>273.818, 273.8021, 273.911, 274.1783, 274.5906, 275.0975, 275.8668, </text:p>
      <text:p text:style-name="P1"><text:s text:c="4"/>276.6884, 277.861, 280.894, 281.7072, 282.5338, 283.0692, 282.9519, </text:p>
      <text:p text:style-name="P1"><text:s text:c="4"/>282.6807, 282.5078, 282.5791, 282.1022, 281.816, 280.772, 277.8898, </text:p>
      <text:p text:style-name="P1"><text:s text:c="4"/>276.8771, 278.4329, 278.2824, 276.9844, 274.4075, 272.3819, 271.8971, </text:p>
      <text:p text:style-name="P1"><text:s text:c="4"/>271.6711, 271.8207, 272.679, 275.5984, 277.8983, 277.5595, 277.8724, </text:p>
      <text:p text:style-name="P1"><text:s text:c="4"/>279.4732, 279.135, 279.2035, 281.4586, 282.6718,</text:p>
      <text:p text:style-name="P1"><text:s text:c="2"/>282.6074, 282.1633, 282.0167, 281.9394, 281.9572, 282.0178, 282.084, </text:p>
      <text:p text:style-name="P1"><text:s text:c="4"/>282.1834, 282.3039, 282.4646, 282.6347, 282.8539, 283.1198, 283.4442, </text:p>
      <text:p text:style-name="P1"><text:s text:c="4"/>283.8046, 284.0513, 282.4621, 281.6255, 281.8039, 282.5498, 283.9577, </text:p>
      <text:p text:style-name="P1"><text:s text:c="4"/>284.4776, 284.8141, 284.5717, 284.2574, 284.2944, 284.2654, 284.7791, </text:p>
      <text:p text:style-name="P1"><text:s text:c="4"/>284.9184, 283.7568, 282.7795, 281.8958, 277.9984, 277.5858, 277.5855, </text:p>
      <text:p text:style-name="P1"><text:s text:c="4"/>278.0936, 280.01, 280.4962, 283.0262, 282.7715, 282.8727, 282.2774, </text:p>
      <text:p text:style-name="P1"><text:s text:c="4"/>281.5092, 277.7163, 276.8161, 276.4856, 276.2806, 276.0444, 275.8037, </text:p>
      <text:p text:style-name="P1"><text:s text:c="4"/>275.8371, 275.9673, 276.1197, 276.2375, 276.2047, 275.9246, 275.5058, </text:p>
      <text:p text:style-name="P1"><text:s text:c="4"/>274.9118, 274.6488, 274.6687, 274.8694, 275.2685, 275.9474, 276.86, </text:p>
      <text:p text:style-name="P1"><text:s text:c="4"/>277.896, 280.9621, 283.5908, 284.7643, 285.3439, 285.0688, 284.4755, </text:p>
      <text:p text:style-name="P1"><text:s text:c="4"/>284.1046, 284.1421, 284.1312, 283.7986, 283.7679, 283.3392, 280.8119, </text:p>
      <text:p text:style-name="P1"><text:s text:c="4"/>278.5036, 279.0172, 278.8553, 278.3823, 276.2712, 273.2182, 271.9113, </text:p>
      <text:p text:style-name="P1"><text:s text:c="4"/>271.589, 271.8747, 272.3577, 274.6519, 278.1061, 279.1797, 281.4971, </text:p>
      <text:p text:style-name="P1"><text:s text:c="4"/>282.6075, 281.8087, 281.6402, 282.9469, 283.5687,</text:p>
      <text:p text:style-name="P1"><text:s text:c="2"/>282.0313, 281.7442, 281.6125, 281.5869, 281.6588, 281.753, 281.8495, </text:p>
      <text:p text:style-name="P1"><text:s text:c="4"/>281.9758, 282.0821, 282.2097, 282.3808, 282.583, 282.801, 283.0895, </text:p>
      <text:p text:style-name="P1"><text:s text:c="4"/>283.3975, 283.6889, 283.9288, 283.9117, 284.051, 284.7268, 283.4621, </text:p>
      <text:p text:style-name="P1"><text:s text:c="4"/>282.7601, 283.5313, 282.9162, 282.7119, 283.509, 284.6547, 285.5795, </text:p>
      <text:p text:style-name="P1"><text:s text:c="4"/>286.3432, 285.921, 285.1045, 281.9012, 279.4646, 279.1328, 279.4926, </text:p>
      <text:p text:style-name="P1"><text:s text:c="4"/>282.8881, 284.4789, 285.2665, 285.8244, 285.9033, 285.7583, 285.3283, </text:p>
      <text:p text:style-name="P1"><text:s text:c="4"/>285.1516, 284.4132, 284.1797, 283.4935, 283.4911, 281.1615, 278.8164, </text:p>
      <text:p text:style-name="P1"><text:s text:c="4"/>278.4288, 278.4173, 278.5753, 279.3213, 280.8872, 279.8968, 278.7057, </text:p>
      <text:p text:style-name="P1"><text:s text:c="4"/>276.1155, 275.4985, 275.3628, 275.4638, 275.8422, 276.6776, 277.74, </text:p>
      <text:p text:style-name="P1"><text:s text:c="4"/>279.0776, 283.4402, 285.8284, 286.6683, 286.4596, 285.6441, 285.1533, </text:p>
      <text:p text:style-name="P1"><text:s text:c="4"/>285.2791, 285.2999, 284.863, 284.6499, 284.9268, 285.2597, 285.1681, </text:p>
      <text:p text:style-name="P1"><text:s text:c="4"/>283.6969, 281.3028, 280.1071, 280.9157, 280.1791, 277.11, 275.6597, </text:p>
      <text:p text:style-name="P1"><text:s text:c="4"/>276.1085, 277.5356, 276.4275, 276.3811, 280.004, 281.7188, 281.5625, </text:p>
      <text:p text:style-name="P1"><text:s text:c="4"/>281.7359, 283.1819, 283.0605, 282.6722, 282.6324,</text:p>
      <text:p text:style-name="P1"><text:s text:c="2"/>281.6668, 281.4922, 281.4296, 281.3799, 281.4144, 281.5193, 281.6522, </text:p>
      <text:p text:style-name="P1"><text:s text:c="4"/>281.7933, 281.9117, 282.0544, 282.2261, 282.42, 282.6499, 282.934, </text:p>
      <text:p text:style-name="P1"><text:s text:c="4"/>283.2416, 283.5047, 283.718, 283.8401, 284.0062, 284.5192, 282.7462, </text:p>
      <text:p text:style-name="P1"><text:s text:c="4"/>281.3526, 282.7257, 283.3854, 283.8708, 284.35, 284.2911, 284.9015, </text:p>
      <text:p text:style-name="P1"><text:s text:c="4"/>286.7871, 286.9817, 286.1394, 285.4103, 281.4211, 280.4436, 280.7429, </text:p>
      <text:p text:style-name="P1"><text:s text:c="4"/>284.1598, 286.1215, 286.7088, 287.2683, 287.4648, 287.2008, 287.1891, </text:p>
      <text:p text:style-name="P1"><text:s text:c="4"/>287.4546, 287.1039, 286.2472, 285.7434, 286.2317, 286.4626, 285.0956, </text:p>
      <text:p text:style-name="P1"><text:s text:c="4"/>285.9061, 285.4046, 284.1694, 285.1644, 283.105, 279.8, 279.342, </text:p>
      <text:p text:style-name="P1"><text:s text:c="4"/>276.5405, 276.2274, 276.7255, 276.7654, 276.7581, 277.5928, 278.4829, </text:p>
      <text:p text:style-name="P1"><text:s text:c="4"/>279.897, 283.7158, 287.0355, 286.742, 285.7425, 285.2775, 285.3377, </text:p>
      <text:p text:style-name="P1"><text:soft-page-break/><text:s text:c="4"/>285.9277, 285.9105, 285.4268, 285.553, 286.2849, 286.6618, 286.1912, </text:p>
      <text:p text:style-name="P1"><text:s text:c="4"/>285.0006, 283.2727, 281.9769, 282.1805, 282.1993, 279.9669, 280.7124, </text:p>
      <text:p text:style-name="P1"><text:s text:c="4"/>282.8654, 282.8629, 281.7568, 280.1124, 282.3685, 282.5171, 281.1971, </text:p>
      <text:p text:style-name="P1"><text:s text:c="4"/>281.5786, 282.5477, 282.5843, 282.209, 281.9594,</text:p>
      <text:p text:style-name="P1"><text:s text:c="2"/>281.3634, 281.2931, 281.2122, 281.1355, 281.1131, 281.1814, 281.3065, </text:p>
      <text:p text:style-name="P1"><text:s text:c="4"/>281.469, 281.6283, 281.7895, 281.9722, 282.1974, 282.4555, 282.7907, </text:p>
      <text:p text:style-name="P1"><text:s text:c="4"/>283.1555, 283.514, 283.7901, 284.0001, 284.2463, 284.6212, 284.8452, </text:p>
      <text:p text:style-name="P1"><text:s text:c="4"/>284.7491, 285.2659, 285.931, 286.0102, 286.351, 286.3039, 283.8215, </text:p>
      <text:p text:style-name="P1"><text:s text:c="4"/>285.4948, 287.1852, 286.8946, 286.6568, 283.1092, 281.483, 281.696, </text:p>
      <text:p text:style-name="P1"><text:s text:c="4"/>284.8996, 287.1311, 287.7865, 288.4351, 288.6807, 288.3868, 288.5262, </text:p>
      <text:p text:style-name="P1"><text:s text:c="4"/>288.5567, 287.7924, 286.6887, 286.1517, 286.9158, 287.3571, 287.2014, </text:p>
      <text:p text:style-name="P1"><text:s text:c="4"/>288.1951, 288.4483, 287.4153, 284.8022, 281.2901, 278.1234, 277.0243, </text:p>
      <text:p text:style-name="P1"><text:s text:c="4"/>276.4624, 276.9039, 277.5344, 277.6907, 277.9543, 278.6234, 279.3119, </text:p>
      <text:p text:style-name="P1"><text:s text:c="4"/>280.4716, 283.3186, 288.0861, 288.0013, 287.2142, 286.7628, 286.5682, </text:p>
      <text:p text:style-name="P1"><text:s text:c="4"/>287.1045, 287.2053, 286.9186, 286.9173, 287.4099, 287.1978, 286.2609, </text:p>
      <text:p text:style-name="P1"><text:s text:c="4"/>285.0384, 283.5609, 282.2933, 281.7816, 281.7963, 280.9307, 282.9119, </text:p>
      <text:p text:style-name="P1"><text:s text:c="4"/>282.1331, 281.6968, 282.6865, 282.2053, 282.7405, 281.3141, 281.3256, </text:p>
      <text:p text:style-name="P1"><text:s text:c="4"/>281.4243, 281.6484, 281.6909, 281.5517, 281.4298,</text:p>
      <text:p text:style-name="P1"><text:s text:c="2"/>281.1841, 281.1338, 281.0339, 280.9632, 280.9541, 280.9958, 281.0828, </text:p>
      <text:p text:style-name="P1"><text:s text:c="4"/>281.2253, 281.4046, 281.5889, 281.7903, 282.0149, 282.293, 282.6498, </text:p>
      <text:p text:style-name="P1"><text:s text:c="4"/>283.0466, 283.453, 283.8102, 284.1068, 284.3547, 284.6061, 284.8842, </text:p>
      <text:p text:style-name="P1"><text:s text:c="4"/>285.1301, 285.2802, 285.3853, 285.6098, 286.1078, 287.0008, 283.5005, </text:p>
      <text:p text:style-name="P1"><text:s text:c="4"/>283.8545, 286.9985, 287.5795, 287.6447, 284.3794, 282.4091, 282.6112, </text:p>
      <text:p text:style-name="P1"><text:s text:c="4"/>286.5637, 287.7277, 288.6781, 289.3967, 289.6201, 289.4574, 289.443, </text:p>
      <text:p text:style-name="P1"><text:s text:c="4"/>289.1067, 287.7921, 286.4762, 286.3058, 287.6381, 288.9949, 290.0381, </text:p>
      <text:p text:style-name="P1"><text:s text:c="4"/>289.1951, 287.5157, 286.9261, 281.412, 278.9146, 277.6057, 277.2309, </text:p>
      <text:p text:style-name="P1"><text:s text:c="4"/>277.3589, 277.9443, 278.7021, 279.3473, 279.9819, 280.4048, 280.6947, </text:p>
      <text:p text:style-name="P1"><text:s text:c="4"/>281.3207, 284.3328, 288.9801, 290.0297, 290.1691, 289.4099, 288.2239, </text:p>
      <text:p text:style-name="P1"><text:s text:c="4"/>288.6197, 288.8156, 288.8644, 288.8759, 288.3893, 287.3144, 285.9989, </text:p>
      <text:p text:style-name="P1"><text:s text:c="4"/>284.2004, 282.6482, 281.6585, 281.1568, 280.7, 281.4755, 283.862, </text:p>
      <text:p text:style-name="P1"><text:s text:c="4"/>282.4867, 281.7464, 281.4347, 281.2573, 281.1738, 280.9398, 280.9796, </text:p>
      <text:p text:style-name="P1"><text:s text:c="4"/>281.1174, 281.2438, 281.2818, 281.2634, 281.215,</text:p>
      <text:p text:style-name="P1"><text:s text:c="2"/>281.1244, 281.0961, 281.0425, 281.0222, 281.0366, 281.0834, 281.165, </text:p>
      <text:p text:style-name="P1"><text:s text:c="4"/>281.291, 281.4535, 281.6286, 281.8032, 282.0027, 282.2463, 282.548, </text:p>
      <text:p text:style-name="P1"><text:s text:c="4"/>282.9091, 283.2792, 283.6366, 283.9553, 284.2399, 284.5602, 284.9024, </text:p>
      <text:p text:style-name="P1"><text:s text:c="4"/>285.1819, 285.3744, 285.4611, 285.6485, 286.131, 287.0804, 284.4231, </text:p>
      <text:p text:style-name="P1"><text:s text:c="4"/>284.7289, 286.7581, 287.8736, 288.7057, 285.5338, 283.1086, 283.1887, </text:p>
      <text:p text:style-name="P1"><text:s text:c="4"/>286.6205, 288.1201, 289.0149, 289.7913, 289.9724, 290.0817, 290.3131, </text:p>
      <text:p text:style-name="P1"><text:s text:c="4"/>289.7952, 287.8703, 286.0279, 285.9782, 287.1632, 288.8327, 290.0027, </text:p>
      <text:p text:style-name="P1"><text:s text:c="4"/>288.9024, 287.3415, 287.3434, 281.9154, 280.0667, 279.5325, 279.1465, </text:p>
      <text:p text:style-name="P1"><text:s text:c="4"/>278.8231, 279.0562, 280.462, 282.2659, 283.9574, 285.3372, 283.7384, </text:p>
      <text:p text:style-name="P1"><text:s text:c="4"/>282.6749, 283.7247, 288.9322, 290.6377, 291.2797, 290.6603, 289.4447, </text:p>
      <text:p text:style-name="P1"><text:s text:c="4"/>289.4605, 289.843, 289.9285, 289.9513, 289.2793, 287.5227, 285.1056, </text:p>
      <text:p text:style-name="P1"><text:s text:c="4"/>283.4396, 283.1975, 282.8786, 283.0709, 282.5985, 283.5918, 286.0246, </text:p>
      <text:p text:style-name="P1"><text:s text:c="4"/>283.9219, 282.1614, 281.4057, 281.0298, 280.9687, 280.954, 281.0403, </text:p>
      <text:p text:style-name="P1"><text:s text:c="4"/>281.1511, 281.2234, 281.2316, 281.2115, 281.1536,</text:p>
      <text:p text:style-name="P1"><text:s text:c="2"/>281.2584, 281.2721, 281.2789, 281.3022, 281.3517, 281.42, 281.5134, </text:p>
      <text:p text:style-name="P1"><text:s text:c="4"/>281.6376, 281.778, 281.9255, 282.0736, 282.2397, 282.4523, 282.6715, </text:p>
      <text:p text:style-name="P1"><text:s text:c="4"/>282.9303, 283.2015, 283.4654, 283.7015, 283.9474, 284.3127, 284.8116, </text:p>
      <text:p text:style-name="P1"><text:s text:c="4"/>285.3076, 285.712, 285.9318, 286.1058, 286.4296, 287.2252, 285.3536, </text:p>
      <text:p text:style-name="P1"><text:s text:c="4"/>285.6079, 286.9486, 288.2795, 289.6248, 286.4883, 283.8073, 283.4213, </text:p>
      <text:p text:style-name="P1"><text:s text:c="4"/>285.5927, 288.724, 289.4482, 290.5047, 290.6339, 290.8529, 290.9384, </text:p>
      <text:p text:style-name="P1"><text:s text:c="4"/>290.4287, 288.3422, 285.9066, 286.0738, 287.2881, 289.1127, 290.0169, </text:p>
      <text:p text:style-name="P1"><text:s text:c="4"/>288.9837, 288.0523, 287.5089, 283.3928, 284.2405, 284.3894, 283.445, </text:p>
      <text:p text:style-name="P1"><text:s text:c="4"/>281.6888, 280.3532, 281.7659, 284.6541, 287.5021, 287.6997, 286.9215, </text:p>
      <text:p text:style-name="P1"><text:s text:c="4"/>283.9597, 283.728, 286.2576, 287.8839, 291.2357, 291.6253, 290.8865, </text:p>
      <text:p text:style-name="P1"><text:s text:c="4"/>290.6242, 290.9285, 290.8399, 290.6119, 289.4612, 287.0444, 285.5632, </text:p>
      <text:p text:style-name="P1"><text:s text:c="4"/>285.0999, 285.4336, 285.7844, 286.2626, 285.3493, 284.7363, 286.8296, </text:p>
      <text:p text:style-name="P1"><text:s text:c="4"/>284.0944, 282.5709, 281.8302, 281.3878, 281.2664, 281.2467, 281.297, </text:p>
      <text:p text:style-name="P1"><text:soft-page-break/><text:s text:c="4"/>281.3753, 281.3956, 281.3748, 281.3087, 281.2657,</text:p>
      <text:p text:style-name="P1"><text:s text:c="2"/>281.5983, 281.663, 281.7258, 281.7959, 281.8867, 282.0147, 282.128, </text:p>
      <text:p text:style-name="P1"><text:s text:c="4"/>282.2331, 282.348, 282.4924, 282.6507, 282.807, 282.9659, 283.1262, </text:p>
      <text:p text:style-name="P1"><text:s text:c="4"/>283.3025, 283.4684, 283.6455, 283.8034, 283.9619, 284.2125, 284.6447, </text:p>
      <text:p text:style-name="P1"><text:s text:c="4"/>285.2452, 285.8718, 286.3469, 286.643, 286.8159, 287.3887, 286.5037, </text:p>
      <text:p text:style-name="P1"><text:s text:c="4"/>286.1107, 287.4587, 288.8799, 290.3383, 287.9688, 284.7766, 283.7507, </text:p>
      <text:p text:style-name="P1"><text:s text:c="4"/>284.9261, 289.0332, 289.8933, 291.098, 291.3147, 291.5727, 291.5562, </text:p>
      <text:p text:style-name="P1"><text:s text:c="4"/>290.8632, 288.9037, 286.0835, 286.3776, 287.955, 289.8318, 290.4949, </text:p>
      <text:p text:style-name="P1"><text:s text:c="4"/>289.5783, 289.0592, 285.4408, 286.0781, 288.249, 287.7174, 287.1021, </text:p>
      <text:p text:style-name="P1"><text:s text:c="4"/>285.6526, 282.1317, 282.4763, 284.7817, 287.752, 288.7659, 288.748, </text:p>
      <text:p text:style-name="P1"><text:s text:c="4"/>285.2399, 283.7766, 284.3193, 285.7965, 291.5492, 292.5151, 292.342, </text:p>
      <text:p text:style-name="P1"><text:s text:c="4"/>291.8602, 291.9519, 291.9121, 291.2971, 289.5971, 286.9695, 287.0677, </text:p>
      <text:p text:style-name="P1"><text:s text:c="4"/>287.8179, 287.7735, 288.4987, 289.1907, 287.9459, 286.211, 287.1537, </text:p>
      <text:p text:style-name="P1"><text:s text:c="4"/>285.9911, 283.2497, 282.372, 281.7854, 281.6202, 281.5847, 281.6178, </text:p>
      <text:p text:style-name="P1"><text:s text:c="4"/>281.6853, 281.6819, 281.6711, 281.636, 281.5898,</text:p>
      <text:p text:style-name="P1"><text:s text:c="2"/>282.2142, 282.3141, 282.4079, 282.4941, 282.6213, 282.7585, 282.8867, </text:p>
      <text:p text:style-name="P1"><text:s text:c="4"/>283.0242, 283.165, 283.3022, 283.4485, 283.5851, 283.7379, 283.8593, </text:p>
      <text:p text:style-name="P1"><text:s text:c="4"/>283.9899, 284.1258, 284.2312, 284.3393, 284.4234, 284.5412, 284.7666, </text:p>
      <text:p text:style-name="P1"><text:s text:c="4"/>285.1954, 285.8693, 286.5623, 287.0653, 287.2736, 287.6174, 288.1975, </text:p>
      <text:p text:style-name="P1"><text:s text:c="4"/>286.5617, 288.1315, 289.8769, 291.1245, 290.6312, 286.8334, 284.9503, </text:p>
      <text:p text:style-name="P1"><text:s text:c="4"/>285.0488, 288.8232, 290.3735, 291.3588, 291.5664, 291.9489, 292.0702, </text:p>
      <text:p text:style-name="P1"><text:s text:c="4"/>290.9909, 289.0409, 286.13, 286.8497, 288.687, 290.2768, 290.7198, </text:p>
      <text:p text:style-name="P1"><text:s text:c="4"/>290.0107, 289.5425, 285.3328, 288.7313, 289.5219, 289.7174, 288.9698, </text:p>
      <text:p text:style-name="P1"><text:s text:c="4"/>288.3862, 287.303, 284.4823, 285.0233, 287.3388, 290.0822, 289.8116, </text:p>
      <text:p text:style-name="P1"><text:s text:c="4"/>288.0222, 284.9383, 284.4894, 285.8682, 291.7189, 293.0974, 293.1039, </text:p>
      <text:p text:style-name="P1"><text:s text:c="4"/>292.7545, 292.3057, 291.9566, 291.5375, 290.6036, 288.8184, 288.5181, </text:p>
      <text:p text:style-name="P1"><text:s text:c="4"/>289.4479, 288.7472, 289.3676, 290.548, 289.8519, 289.3539, 288.587, </text:p>
      <text:p text:style-name="P1"><text:s text:c="4"/>288.6429, 284.6083, 282.9381, 282.244, 282.0405, 282.0074, 282.0816, </text:p>
      <text:p text:style-name="P1"><text:s text:c="4"/>282.1271, 282.149, 282.1568, 282.1701, 282.17,</text:p>
      <text:p text:style-name="P1"><text:s text:c="2"/>283.1089, 283.203, 283.3186, 283.4305, 283.5701, 283.7011, 283.824, </text:p>
      <text:p text:style-name="P1"><text:s text:c="4"/>283.9685, 284.1103, 284.2737, 284.4347, 284.5657, 284.6628, 284.7609, </text:p>
      <text:p text:style-name="P1"><text:s text:c="4"/>284.8925, 284.9921, 285.0638, 285.1046, 285.1247, 285.1712, 285.2977, </text:p>
      <text:p text:style-name="P1"><text:s text:c="4"/>285.5284, 286.0226, 286.7589, 287.4217, 287.7054, 287.961, 288.9075, </text:p>
      <text:p text:style-name="P1"><text:s text:c="4"/>286.8764, 289.3049, 290.9645, 291.8323, 291.6788, 290.1226, 287.5491, </text:p>
      <text:p text:style-name="P1"><text:s text:c="4"/>286.3494, 289.5634, 290.8441, 291.4805, 291.7197, 292.0703, 292.1212, </text:p>
      <text:p text:style-name="P1"><text:s text:c="4"/>290.8944, 289.043, 286.6988, 287.3815, 289.2164, 290.3757, 290.5685, </text:p>
      <text:p text:style-name="P1"><text:s text:c="4"/>290.0828, 288.9164, 286.5996, 290.1224, 290.333, 290.7997, 290.2286, </text:p>
      <text:p text:style-name="P1"><text:s text:c="4"/>289.8359, 289.0445, 287.1391, 285.6306, 287.7424, 290.7385, 290.3276, </text:p>
      <text:p text:style-name="P1"><text:s text:c="4"/>290.3118, 287.1149, 285.7735, 286.7554, 292.5543, 293.5697, 292.8665, </text:p>
      <text:p text:style-name="P1"><text:s text:c="4"/>292.6371, 291.9786, 289.8829, 289.6688, 290.7728, 289.9591, 289.3996, </text:p>
      <text:p text:style-name="P1"><text:s text:c="4"/>290.5773, 289.9667, 290.6791, 291.477, 291.1418, 291.2387, 289.3891, </text:p>
      <text:p text:style-name="P1"><text:s text:c="4"/>288.8161, 285.2885, 283.4323, 282.7644, 282.6049, 282.658, 282.8076, </text:p>
      <text:p text:style-name="P1"><text:s text:c="4"/>282.8673, 282.915, 283.0119, 283.064, 283.0765,</text:p>
      <text:p text:style-name="P1"><text:s text:c="2"/>284.3686, 284.4222, 284.5045, 284.6033, 284.7261, 284.83, 284.9572, </text:p>
      <text:p text:style-name="P1"><text:s text:c="4"/>285.1198, 285.2714, 285.4033, 285.5004, 285.5907, 285.6756, 285.7805, </text:p>
      <text:p text:style-name="P1"><text:s text:c="4"/>285.8699, 285.9508, 285.9998, 285.9663, 285.9587, 285.9865, 286.084, </text:p>
      <text:p text:style-name="P1"><text:s text:c="4"/>286.2411, 286.5613, 287.1905, 287.8824, 288.2183, 288.4335, 289.3045, </text:p>
      <text:p text:style-name="P1"><text:s text:c="4"/>287.4747, 290.4289, 291.871, 292.2317, 291.9793, 291.5505, 290.8009, </text:p>
      <text:p text:style-name="P1"><text:s text:c="4"/>288.3571, 290.7535, 291.429, 291.5583, 291.857, 292.0757, 292.0461, </text:p>
      <text:p text:style-name="P1"><text:s text:c="4"/>291.0681, 289.223, 287.5271, 287.7122, 289.2062, 290.1845, 290.6538, </text:p>
      <text:p text:style-name="P1"><text:s text:c="4"/>290.4211, 288.4617, 288.8657, 290.2094, 290.969, 291.358, 291.0008, </text:p>
      <text:p text:style-name="P1"><text:s text:c="4"/>290.6908, 289.9136, 287.8589, 286.103, 287.5864, 290.399, 290.5909, </text:p>
      <text:p text:style-name="P1"><text:s text:c="4"/>291.3914, 289.3575, 288.3481, 288.9862, 292.9441, 293.8708, 291.845, </text:p>
      <text:p text:style-name="P1"><text:s text:c="4"/>291.0718, 291.1111, 287.4425, 287.3547, 290.3109, 290.1207, 289.8308, </text:p>
      <text:p text:style-name="P1"><text:s text:c="4"/>291.0165, 291.0819, 291.9883, 292.5153, 291.9882, 291.8719, 290.0162, </text:p>
      <text:p text:style-name="P1"><text:s text:c="4"/>289.5535, 286.1263, 284.0284, 283.5498, 283.5502, 283.705, 283.8376, </text:p>
      <text:p text:style-name="P1"><text:s text:c="4"/>283.9675, 284.0545, 284.1484, 284.2239, 284.2973,</text:p>
      <text:p text:style-name="P1"><text:s text:c="2"/>285.8203, 285.8454, 285.892, 285.9597, 286.0517, 286.1299, 286.2134, </text:p>
      <text:p text:style-name="P1"><text:s text:c="4"/>286.3438, 286.454, 286.5627, 286.6661, 286.7489, 286.7759, 286.8296, </text:p>
      <text:p text:style-name="P1"><text:soft-page-break/><text:s text:c="4"/>286.9034, 286.965, 286.955, 286.9102, 286.9094, 286.9311, 287.0366, </text:p>
      <text:p text:style-name="P1"><text:s text:c="4"/>287.1833, 287.3862, 287.8565, 288.4651, 288.8065, 289.0255, 290.2596, </text:p>
      <text:p text:style-name="P1"><text:s text:c="4"/>289.0535, 291.2957, 292.261, 292.1924, 292.2452, 292.421, 292.4007, </text:p>
      <text:p text:style-name="P1"><text:s text:c="4"/>292.0783, 292.2575, 291.9529, 291.7753, 292.1648, 292.3371, 292.5532, </text:p>
      <text:p text:style-name="P1"><text:s text:c="4"/>291.9057, 289.8134, 288.3942, 287.853, 288.9527, 290.4545, 290.3954, </text:p>
      <text:p text:style-name="P1"><text:s text:c="4"/>288.7734, 286.5129, 289.4028, 289.3868, 291.2759, 289.9666, 289.777, </text:p>
      <text:p text:style-name="P1"><text:s text:c="4"/>290.9472, 290.4538, 289.1989, 286.9004, 287.9814, 290.9867, 291.1197, </text:p>
      <text:p text:style-name="P1"><text:s text:c="4"/>291.9883, 292.159, 292.8979, 293.403, 294.2233, 294.0017, 290.7462, </text:p>
      <text:p text:style-name="P1"><text:s text:c="4"/>287.9474, 289.6027, 287.1781, 286.7659, 289.728, 289.8101, 290.1876, </text:p>
      <text:p text:style-name="P1"><text:s text:c="4"/>291.3337, 291.2209, 292.7547, 293.4755, 292.5062, 291.8918, 291.1791, </text:p>
      <text:p text:style-name="P1"><text:s text:c="4"/>291.1599, 286.9322, 284.8313, 284.7907, 285.0443, 285.3614, 285.5067, </text:p>
      <text:p text:style-name="P1"><text:s text:c="4"/>285.5252, 285.6156, 285.6856, 285.7162, 285.7696,</text:p>
      <text:p text:style-name="P1"><text:s text:c="2"/>287.5342, 287.5429, 287.5323, 287.5338, 287.5418, 287.5835, 287.6181, </text:p>
      <text:p text:style-name="P1"><text:s text:c="4"/>287.708, 287.7265, 287.7698, 287.825, 287.8692, 287.9178, 287.9842, </text:p>
      <text:p text:style-name="P1"><text:s text:c="4"/>288.0309, 287.9953, 287.9753, 287.9583, 287.9664, 288.0459, 288.1457, </text:p>
      <text:p text:style-name="P1"><text:s text:c="4"/>288.2793, 288.3898, 288.6803, 289.1573, 289.4638, 289.6758, 290.953, </text:p>
      <text:p text:style-name="P1"><text:s text:c="4"/>290.8835, 291.8757, 292.917, 292.6003, 292.8427, 293.1325, 293.1924, </text:p>
      <text:p text:style-name="P1"><text:s text:c="4"/>293.0189, 292.5553, 292.4121, 292.8305, 292.9041, 292.7511, 292.8537, </text:p>
      <text:p text:style-name="P1"><text:s text:c="4"/>292.378, 290.4467, 288.9583, 287.9886, 290.6743, 289.854, 287.566, </text:p>
      <text:p text:style-name="P1"><text:s text:c="4"/>286.7544, 285.9302, 289.9004, 290.3708, 291.2327, 288.4413, 288.3188, </text:p>
      <text:p text:style-name="P1"><text:s text:c="4"/>290.9561, 290.8938, 290.6355, 287.9976, 288.6312, 291.3232, 291.3614, </text:p>
      <text:p text:style-name="P1"><text:s text:c="4"/>292.2734, 292.9102, 293.1235, 293.4681, 293.8935, 293.5362, 290.3439, </text:p>
      <text:p text:style-name="P1"><text:s text:c="4"/>286.4552, 287.6039, 287.2093, 286.5205, 288.3571, 290.162, 291.3626, </text:p>
      <text:p text:style-name="P1"><text:s text:c="4"/>291.8136, 291.4457, 293.1747, 294.1794, 292.9423, 292.0777, 292.3848, </text:p>
      <text:p text:style-name="P1"><text:s text:c="4"/>290.7234, 286.9149, 286.2196, 286.9129, 287.3876, 287.5864, 287.6708, </text:p>
      <text:p text:style-name="P1"><text:s text:c="4"/>287.6241, 287.5113, 287.4339, 287.4279, 287.4661,</text:p>
      <text:p text:style-name="P1"><text:s text:c="2"/>289.2546, 289.2028, 289.1159, 289.0247, 288.9502, 288.9558, 288.9402, </text:p>
      <text:p text:style-name="P1"><text:s text:c="4"/>288.9577, 288.945, 288.9883, 289.0251, 289.0757, 289.1147, 289.1471, </text:p>
      <text:p text:style-name="P1"><text:s text:c="4"/>289.1393, 289.1059, 289.141, 289.1284, 289.1744, 289.2625, 289.356, </text:p>
      <text:p text:style-name="P1"><text:s text:c="4"/>289.4038, 289.4181, 289.5868, 289.9121, 290.1562, 290.2598, 291.1683, </text:p>
      <text:p text:style-name="P1"><text:s text:c="4"/>292.1617, 292.1844, 293.8273, 293.5834, 293.7548, 294.0086, 294.074, </text:p>
      <text:p text:style-name="P1"><text:s text:c="4"/>293.6731, 292.9419, 293.0484, 294.0804, 293.9928, 293.4378, 293.1303, </text:p>
      <text:p text:style-name="P1"><text:s text:c="4"/>292.7876, 291.5092, 290.3292, 289.7854, 291.7418, 288.3895, 288.0239, </text:p>
      <text:p text:style-name="P1"><text:s text:c="4"/>287.8695, 287.0467, 288.7276, 290.4693, 290.1406, 288.1581, 288.0331, </text:p>
      <text:p text:style-name="P1"><text:s text:c="4"/>291.0884, 291.2759, 290.9423, 289.0181, 289.362, 291.5354, 291.6068, </text:p>
      <text:p text:style-name="P1"><text:s text:c="4"/>292.4502, 293.0236, 292.7604, 292.6916, 292.9706, 292.8389, 290.9012, </text:p>
      <text:p text:style-name="P1"><text:s text:c="4"/>287.4225, 286.7226, 287.847, 287.2473, 287.6699, 290.4987, 292.2884, </text:p>
      <text:p text:style-name="P1"><text:s text:c="4"/>291.9892, 292.0969, 293.9498, 294.8125, 293.7225, 293.1073, 293.3338, </text:p>
      <text:p text:style-name="P1"><text:s text:c="4"/>290.2404, 288.8014, 288.9483, 289.6028, 289.9136, 289.8897, 289.7518, </text:p>
      <text:p text:style-name="P1"><text:s text:c="4"/>289.618, 289.4679, 289.3764, 289.3283, 289.2877,</text:p>
      <text:p text:style-name="P1"><text:s text:c="2"/>290.7531, 290.6554, 290.5362, 290.4171, 290.292, 290.2501, 290.2214, </text:p>
      <text:p text:style-name="P1"><text:s text:c="4"/>290.1798, 290.1426, 290.1533, 290.1515, 290.1982, 290.2791, 290.381, </text:p>
      <text:p text:style-name="P1"><text:s text:c="4"/>290.3734, 290.3227, 290.3388, 290.3964, 290.5065, 290.5343, 290.5378, </text:p>
      <text:p text:style-name="P1"><text:s text:c="4"/>290.4807, 290.4569, 290.5474, 290.7399, 290.8833, 290.9004, 291.6017, </text:p>
      <text:p text:style-name="P1"><text:s text:c="4"/>293.0444, 292.1334, 295.21, 295.3185, 295.3628, 295.5248, 294.9559, </text:p>
      <text:p text:style-name="P1"><text:s text:c="4"/>294.4855, 294.3872, 294.304, 295.035, 295.3665, 294.4527, 293.6893, </text:p>
      <text:p text:style-name="P1"><text:s text:c="4"/>293.4393, 293.295, 293.2978, 293.2159, 290.7487, 289.3825, 290.5987, </text:p>
      <text:p text:style-name="P1"><text:s text:c="4"/>291.8912, 290.4537, 288.3969, 288.8453, 288.745, 288.3323, 288.2779, </text:p>
      <text:p text:style-name="P1"><text:s text:c="4"/>291.2084, 291.7589, 291.5339, 289.9534, 290.0771, 291.3857, 292.5513, </text:p>
      <text:p text:style-name="P1"><text:s text:c="4"/>292.8573, 293.2678, 292.7219, 292.3229, 292.2666, 292.133, 292.3211, </text:p>
      <text:p text:style-name="P1"><text:s text:c="4"/>291.2706, 288.6734, 288.9852, 289.9618, 289.4806, 289.9777, 291.3505, </text:p>
      <text:p text:style-name="P1"><text:s text:c="4"/>291.7087, 293.385, 295.6785, 295.7883, 295.3816, 295.4538, 293.6574, </text:p>
      <text:p text:style-name="P1"><text:s text:c="4"/>291.7785, 291.3412, 291.5794, 291.7466, 291.7183, 291.5901, 291.4459, </text:p>
      <text:p text:style-name="P1"><text:s text:c="4"/>291.3189, 291.1632, 291.0028, 290.913, 290.8259,</text:p>
      <text:p text:style-name="P1"><text:s text:c="2"/>292.0244, 291.9173, 291.7825, 291.6534, 291.5255, 291.4733, 291.4592, </text:p>
      <text:p text:style-name="P1"><text:s text:c="4"/>291.4193, 291.4033, 291.3931, 291.3415, 291.3409, 291.4221, 291.5895, </text:p>
      <text:p text:style-name="P1"><text:s text:c="4"/>291.6061, 291.6162, 291.6906, 291.7995, 291.8351, 291.7491, 291.6649, </text:p>
      <text:p text:style-name="P1"><text:s text:c="4"/>291.5558, 291.5222, 291.5349, 291.6111, 291.6224, 291.6776, 292.8529, </text:p>
      <text:p text:style-name="P1"><text:s text:c="4"/>293.2333, 291.9513, 295.8305, 297.147, 297.2145, 297.3034, 297.0536, </text:p>
      <text:p text:style-name="P1"><text:soft-page-break/><text:s text:c="4"/>296.6825, 296.7523, 296.3417, 296.1836, 296.5891, 295.6478, 294.6626, </text:p>
      <text:p text:style-name="P1"><text:s text:c="4"/>294.0684, 294.3805, 295.1888, 293.5552, 290.9092, 290.9344, 293.0439, </text:p>
      <text:p text:style-name="P1"><text:s text:c="4"/>293.4587, 291.9116, 289.0134, 289.1407, 289.1956, 289.2996, 289.0853, </text:p>
      <text:p text:style-name="P1"><text:s text:c="4"/>290.9907, 292.0206, 291.308, 290.4713, 290.688, 291.528, 293.1349, </text:p>
      <text:p text:style-name="P1"><text:s text:c="4"/>293.4271, 293.7717, 293.2984, 292.7943, 292.3068, 290.2786, 289.4594, </text:p>
      <text:p text:style-name="P1"><text:s text:c="4"/>290.0344, 288.7253, 288.9118, 290.3128, 291.2038, 290.8702, 291.7059, </text:p>
      <text:p text:style-name="P1"><text:s text:c="4"/>292.7757, 295.9413, 297.6565, 297.0516, 297.0958, 296.9369, 294.8514, </text:p>
      <text:p text:style-name="P1"><text:s text:c="4"/>293.4561, 293.0615, 293.0849, 293.1122, 292.9958, 292.8068, 292.6349, </text:p>
      <text:p text:style-name="P1"><text:s text:c="4"/>292.4896, 292.3876, 292.254, 292.1735, 292.1141,</text:p>
      <text:p text:style-name="P1"><text:s text:c="2"/>293.0362, 292.9427, 292.8432, 292.7081, 292.5904, 292.5565, 292.59, </text:p>
      <text:p text:style-name="P1"><text:s text:c="4"/>292.5735, 292.6023, 292.5915, 292.5231, 292.5684, 292.7426, 292.8965, </text:p>
      <text:p text:style-name="P1"><text:s text:c="4"/>292.9178, 292.9458, 293.0316, 293.1033, 293.0992, 292.9771, 292.8233, </text:p>
      <text:p text:style-name="P1"><text:s text:c="4"/>292.6656, 292.5577, 292.4814, 292.4418, 292.383, 292.5005, 294.0408, </text:p>
      <text:p text:style-name="P1"><text:s text:c="4"/>293.355, 291.9122, 297.1483, 299.6772, 299.7643, 299.8721, 300.1302, </text:p>
      <text:p text:style-name="P1"><text:s text:c="4"/>300.0906, 299.364, 299.0637, 298.5464, 298.7107, 297.6674, 296.147, </text:p>
      <text:p text:style-name="P1"><text:s text:c="4"/>295.3737, 295.3791, 295.8107, 294.9437, 292.11, 292.2716, 293.8482, </text:p>
      <text:p text:style-name="P1"><text:s text:c="4"/>294.2672, 292.1677, 290.6721, 290.746, 290.559, 290.556, 290.2997, </text:p>
      <text:p text:style-name="P1"><text:s text:c="4"/>290.6817, 291.1406, 291.1073, 290.9016, 291.4041, 292.2814, 293.237, </text:p>
      <text:p text:style-name="P1"><text:s text:c="4"/>293.8691, 294.4059, 293.7326, 292.8842, 291.8493, 288.4791, 287.1096, </text:p>
      <text:p text:style-name="P1"><text:s text:c="4"/>288.3324, 289.0526, 289.0951, 289.8647, 291.9584, 293.0905, 293.4086, </text:p>
      <text:p text:style-name="P1"><text:s text:c="4"/>295.127, 299.0287, 299.9271, 298.64, 299.1162, 298.1234, 296.1005, </text:p>
      <text:p text:style-name="P1"><text:s text:c="4"/>294.7368, 294.204, 294.1049, 294.0571, 293.9144, 293.7111, 293.5507, </text:p>
      <text:p text:style-name="P1"><text:s text:c="4"/>293.4208, 293.363, 293.2748, 293.2202, 293.169,</text:p>
      <text:p text:style-name="P1"><text:s text:c="2"/>294.0136, 293.9153, 293.8358, 293.7226, 293.6347, 293.6267, 293.7078, </text:p>
      <text:p text:style-name="P1"><text:s text:c="4"/>293.7694, 293.8148, 293.8004, 293.7418, 293.8605, 294.0443, 294.178, </text:p>
      <text:p text:style-name="P1"><text:s text:c="4"/>294.2117, 294.2762, 294.3336, 294.3344, 294.2645, 294.0906, 293.9142, </text:p>
      <text:p text:style-name="P1"><text:s text:c="4"/>293.6963, 293.5097, 293.3683, 293.2598, 293.1244, 293.2181, 294.7494, </text:p>
      <text:p text:style-name="P1"><text:s text:c="4"/>294.6891, 292.515, 298.6324, 301.4089, 301.7564, 302.7877, 302.4883, </text:p>
      <text:p text:style-name="P1"><text:s text:c="4"/>302.4958, 302.4337, 302.1729, 301.8171, 301.5853, 300.9171, 298.2524, </text:p>
      <text:p text:style-name="P1"><text:s text:c="4"/>297.3505, 296.5743, 295.8719, 296.3492, 293.4207, 293.3827, 294.8645, </text:p>
      <text:p text:style-name="P1"><text:s text:c="4"/>295.1019, 293.6341, 293.0867, 293.0235, 292.5898, 292.2171, 291.905, </text:p>
      <text:p text:style-name="P1"><text:s text:c="4"/>291.6997, 291.7356, 291.6624, 291.791, 292.4504, 293.2968, 293.7828, </text:p>
      <text:p text:style-name="P1"><text:s text:c="4"/>293.5026, 294.6802, 293.7079, 291.8404, 290.463, 288.7642, 290.5076, </text:p>
      <text:p text:style-name="P1"><text:s text:c="4"/>292.3085, 293.0268, 292.4635, 290.614, 292.3109, 293.6203, 294.9725, </text:p>
      <text:p text:style-name="P1"><text:s text:c="4"/>298.2013, 302.8345, 301.8277, 300.446, 300.5047, 298.8644, 296.8485, </text:p>
      <text:p text:style-name="P1"><text:s text:c="4"/>295.5716, 295.0888, 294.9784, 294.9111, 294.7511, 294.5618, 294.3534, </text:p>
      <text:p text:style-name="P1"><text:s text:c="4"/>294.2458, 294.2221, 294.1982, 294.1801, 294.1346,</text:p>
      <text:p text:style-name="P1"><text:s text:c="2"/>295.0348, 294.9541, 294.8776, 294.8016, 294.7702, 294.7932, 294.8967, </text:p>
      <text:p text:style-name="P1"><text:s text:c="4"/>294.9649, 294.9983, 294.9966, 294.9858, 295.1365, 295.3441, 295.4644, </text:p>
      <text:p text:style-name="P1"><text:s text:c="4"/>295.4854, 295.5312, 295.5479, 295.471, 295.3636, 295.1681, 294.9555, </text:p>
      <text:p text:style-name="P1"><text:s text:c="4"/>294.6892, 294.4211, 294.2278, 294.0296, 293.8312, 293.8066, 294.8229, </text:p>
      <text:p text:style-name="P1"><text:s text:c="4"/>297.5177, 294.7047, 300.7209, 302.3105, 304.2128, 305.3114, 304.6671, </text:p>
      <text:p text:style-name="P1"><text:s text:c="4"/>304.6057, 304.6058, 304.2511, 303.8182, 303.326, 302.8073, 300.7367, </text:p>
      <text:p text:style-name="P1"><text:s text:c="4"/>299.5406, 298.425, 297.5655, 297.1913, 294.7504, 294.5002, 295.2193, </text:p>
      <text:p text:style-name="P1"><text:s text:c="4"/>295.4777, 295.1225, 295.2423, 295.1308, 295.0641, 293.9272, 293.4034, </text:p>
      <text:p text:style-name="P1"><text:s text:c="4"/>293.138, 293.0222, 292.9568, 293.4542, 293.9468, 294.4856, 294.6749, </text:p>
      <text:p text:style-name="P1"><text:s text:c="4"/>293.9709, 295.1098, 295.5843, 294.2964, 292.676, 292.917, 297.2733, </text:p>
      <text:p text:style-name="P1"><text:s text:c="4"/>299.187, 299.9813, 299.4652, 297.9623, 295.1167, 293.4963, 294.8795, </text:p>
      <text:p text:style-name="P1"><text:s text:c="4"/>300.4802, 305.4505, 304.7191, 302.1452, 301.3561, 299.1792, 297.3325, </text:p>
      <text:p text:style-name="P1"><text:s text:c="4"/>296.3746, 295.9801, 295.7976, 295.6702, 295.4956, 295.3132, 295.1476, </text:p>
      <text:p text:style-name="P1"><text:s text:c="4"/>295.1122, 295.1688, 295.1872, 295.1723, 295.1214,</text:p>
      <text:p text:style-name="P1"><text:s text:c="2"/>296.1315, 296.0674, 295.9945, 295.9424, 295.9336, 295.9871, 296.0832, </text:p>
      <text:p text:style-name="P1"><text:s text:c="4"/>296.1143, 296.1401, 296.1448, 296.1996, 296.3723, 296.5391, 296.6219, </text:p>
      <text:p text:style-name="P1"><text:s text:c="4"/>296.6095, 296.6473, 296.6194, 296.4954, 296.338, 296.1067, 295.8625, </text:p>
      <text:p text:style-name="P1"><text:s text:c="4"/>295.57, 295.2711, 295.0144, 294.7443, 294.5004, 294.3896, 294.9468, </text:p>
      <text:p text:style-name="P1"><text:s text:c="4"/>298.3309, 298.1949, 302.3723, 304.7569, 306.5141, 307.5798, 306.6349, </text:p>
      <text:p text:style-name="P1"><text:s text:c="4"/>306.4508, 306.4725, 305.7854, 305.4025, 304.9729, 303.7051, 302.4514, </text:p>
      <text:p text:style-name="P1"><text:s text:c="4"/>299.8048, 298.5536, 297.9182, 297.09, 295.9907, 295.7792, 296.1651, </text:p>
      <text:p text:style-name="P1"><text:s text:c="4"/>296.423, 296.3324, 296.5403, 297.2357, 296.216, 295.2285, 294.6896, </text:p>
      <text:p text:style-name="P1"><text:soft-page-break/><text:s text:c="4"/>294.9961, 295.1959, 294.9631, 295.2067, 295.4085, 295.6908, 295.5603, </text:p>
      <text:p text:style-name="P1"><text:s text:c="4"/>294.702, 296.0247, 297.5396, 296.7674, 296.1713, 299.1081, 303.5775, </text:p>
      <text:p text:style-name="P1"><text:s text:c="4"/>304.7761, 305.4851, 305.2607, 304.7462, 300.4885, 295.7192, 296.067, </text:p>
      <text:p text:style-name="P1"><text:s text:c="4"/>303.655, 307.3342, 305.6143, 303.4759, 302.2403, 299.684, 297.8724, </text:p>
      <text:p text:style-name="P1"><text:s text:c="4"/>297.1586, 296.8154, 296.5966, 296.4688, 296.356, 296.2144, 296.1715, </text:p>
      <text:p text:style-name="P1"><text:s text:c="4"/>296.1919, 296.252, 296.2647, 296.2283, 296.186,</text:p>
      <text:p text:style-name="P1"><text:s text:c="2"/>297.2769, 297.2257, 297.1628, 297.1248, 297.1186, 297.1613, 297.2129, </text:p>
      <text:p text:style-name="P1"><text:s text:c="4"/>297.203, 297.2154, 297.2425, 297.3244, 297.48, 297.618, 297.6646, </text:p>
      <text:p text:style-name="P1"><text:s text:c="4"/>297.6702, 297.6733, 297.5601, 297.4029, 297.1753, 296.9008, 296.6336, </text:p>
      <text:p text:style-name="P1"><text:s text:c="4"/>296.3456, 296.0241, 295.7191, 295.4139, 295.1582, 294.9805, 295.1096, </text:p>
      <text:p text:style-name="P1"><text:s text:c="4"/>297.865, 299.8334, 303.2729, 306.1745, 308.1073, 309.0807, 308.1492, </text:p>
      <text:p text:style-name="P1"><text:s text:c="4"/>308.0474, 307.8672, 307.0583, 306.7979, 305.801, 305.1299, 300.3756, </text:p>
      <text:p text:style-name="P1"><text:s text:c="4"/>298.8885, 297.8127, 297.3595, 297.5952, 297.3132, 297.105, 297.7566, </text:p>
      <text:p text:style-name="P1"><text:s text:c="4"/>298.1366, 297.7225, 297.452, 297.7187, 297.0301, 296.3744, 295.8152, </text:p>
      <text:p text:style-name="P1"><text:s text:c="4"/>296.3741, 296.958, 296.8028, 296.4764, 296.4721, 296.6829, 296.5174, </text:p>
      <text:p text:style-name="P1"><text:s text:c="4"/>295.5441, 295.9565, 298.8408, 298.4282, 300.2445, 303.3436, 306.1678, </text:p>
      <text:p text:style-name="P1"><text:s text:c="4"/>307.8652, 308.3333, 308.3698, 307.6394, 303.897, 300.3169, 301.4825, </text:p>
      <text:p text:style-name="P1"><text:s text:c="4"/>304.4203, 307.9868, 305.2773, 304.591, 303.1647, 300.5055, 298.7198, </text:p>
      <text:p text:style-name="P1"><text:s text:c="4"/>298.0897, 297.7845, 297.6244, 297.5446, 297.5112, 297.4521, 297.4257, </text:p>
      <text:p text:style-name="P1"><text:s text:c="4"/>297.4512, 297.4715, 297.4398, 297.3683, 297.3008,</text:p>
      <text:p text:style-name="P1"><text:s text:c="2"/>298.3873, 298.3405, 298.2918, 298.2395, 298.2273, 298.255, 298.2754, </text:p>
      <text:p text:style-name="P1"><text:s text:c="4"/>298.247, 298.2423, 298.2617, 298.3336, 298.4525, 298.5583, 298.6032, </text:p>
      <text:p text:style-name="P1"><text:s text:c="4"/>298.5925, 298.5369, 298.3669, 298.159, 297.8718, 297.5659, 297.28, </text:p>
      <text:p text:style-name="P1"><text:s text:c="4"/>297.0016, 296.6833, 296.3622, 296.058, 295.8032, 295.6009, 295.5146, </text:p>
      <text:p text:style-name="P1"><text:s text:c="4"/>297.1055, 300.5066, 303.9649, 307.9129, 309.6079, 310.1545, 309.4586, </text:p>
      <text:p text:style-name="P1"><text:s text:c="4"/>309.4365, 308.4536, 307.6986, 308.8422, 304.6354, 301.6493, 299.737, </text:p>
      <text:p text:style-name="P1"><text:s text:c="4"/>298.8155, 298.0517, 297.8637, 298.407, 298.3057, 298.3109, 299.4775, </text:p>
      <text:p text:style-name="P1"><text:s text:c="4"/>299.9221, 299.34, 298.7338, 298.5409, 298.0265, 297.4238, 296.8143, </text:p>
      <text:p text:style-name="P1"><text:s text:c="4"/>297.6091, 298.5011, 298.0956, 297.4586, 297.2798, 297.4365, 297.4303, </text:p>
      <text:p text:style-name="P1"><text:s text:c="4"/>296.5294, 296.287, 298.5524, 300.9641, 302.3735, 303.791, 304.7536, </text:p>
      <text:p text:style-name="P1"><text:s text:c="4"/>306.7632, 308.8013, 309.9288, 308.8882, 303.784, 301.4618, 305.558, </text:p>
      <text:p text:style-name="P1"><text:s text:c="4"/>307.1789, 308.4971, 305.3211, 304.306, 303.8411, 301.1262, 299.6069, </text:p>
      <text:p text:style-name="P1"><text:s text:c="4"/>299.1936, 299.0135, 298.8983, 298.8281, 298.8517, 298.8273, 298.7456, </text:p>
      <text:p text:style-name="P1"><text:s text:c="4"/>298.7051, 298.661, 298.5913, 298.4955, 298.4195,</text:p>
      <text:p text:style-name="P1"><text:s text:c="2"/>299.42, 299.3625, 299.2966, 299.2225, 299.1996, 299.2197, 299.2129, </text:p>
      <text:p text:style-name="P1"><text:s text:c="4"/>299.1694, 299.1467, 299.1365, 299.1957, 299.2874, 299.3904, 299.4137, </text:p>
      <text:p text:style-name="P1"><text:s text:c="4"/>299.3545, 299.2332, 299.0296, 298.7914, 298.4727, 298.1406, 297.8457, </text:p>
      <text:p text:style-name="P1"><text:s text:c="4"/>297.5684, 297.2753, 296.9835, 296.6876, 296.448, 296.2539, 296.1151, </text:p>
      <text:p text:style-name="P1"><text:s text:c="4"/>297.0539, 299.6487, 304.6639, 309.795, 310.8431, 310.2849, 310.0278, </text:p>
      <text:p text:style-name="P1"><text:s text:c="4"/>310.4566, 309.355, 308.9237, 308.3258, 303.0002, 300.7858, 299.6471, </text:p>
      <text:p text:style-name="P1"><text:s text:c="4"/>299.29, 298.9153, 298.9573, 299.265, 299.1445, 299.4052, 298.8941, </text:p>
      <text:p text:style-name="P1"><text:s text:c="4"/>297.7518, 300.9755, 300.089, 299.4879, 298.8986, 298.3204, 297.7194, </text:p>
      <text:p text:style-name="P1"><text:s text:c="4"/>297.9908, 299.4379, 298.9794, 298.3799, 298.1301, 298.2462, 298.3814, </text:p>
      <text:p text:style-name="P1"><text:s text:c="4"/>297.4608, 296.8557, 297.8456, 299.8278, 303.3907, 303.5852, 303.18, </text:p>
      <text:p text:style-name="P1"><text:s text:c="4"/>304.815, 308.8533, 310.9669, 309.3986, 302.7338, 304.0408, 308.7198, </text:p>
      <text:p text:style-name="P1"><text:s text:c="4"/>308.7201, 308.265, 304.8659, 305.3345, 304.2029, 301.6384, 300.6469, </text:p>
      <text:p text:style-name="P1"><text:s text:c="4"/>300.4438, 300.3491, 300.261, 300.193, 300.1879, 300.096, 299.9476, </text:p>
      <text:p text:style-name="P1"><text:s text:c="4"/>299.8349, 299.7333, 299.6174, 299.5334, 299.4689,</text:p>
      <text:p text:style-name="P1"><text:s text:c="2"/>300.3395, 300.2552, 300.1797, 300.0883, 300.0627, 300.0697, 300.0357, </text:p>
      <text:p text:style-name="P1"><text:s text:c="4"/>299.9747, 299.9341, 299.8992, 299.9568, 300.0602, 300.1445, 300.1235, </text:p>
      <text:p text:style-name="P1"><text:s text:c="4"/>300.0184, 299.8311, 299.5991, 299.3631, 299.0552, 298.7194, 298.4187, </text:p>
      <text:p text:style-name="P1"><text:s text:c="4"/>298.1372, 297.8859, 297.6281, 297.3389, 297.1044, 296.9444, 296.8669, </text:p>
      <text:p text:style-name="P1"><text:s text:c="4"/>297.5948, 300.0138, 305.5041, 311.256, 311.2898, 309.2635, 309.4478, </text:p>
      <text:p text:style-name="P1"><text:s text:c="4"/>310.3439, 310.314, 309.8769, 305.0468, 301.8773, 300.413, 299.9635, </text:p>
      <text:p text:style-name="P1"><text:s text:c="4"/>299.7934, 299.6308, 299.7597, 299.946, 299.9648, 300.4398, 301.2029, </text:p>
      <text:p text:style-name="P1"><text:s text:c="4"/>301.0234, 301.8151, 300.9826, 300.2344, 299.6007, 299.1029, 298.6523, </text:p>
      <text:p text:style-name="P1"><text:s text:c="4"/>298.5932, 299.5591, 299.6709, 299.2547, 298.9943, 299.2844, 299.9297, </text:p>
      <text:p text:style-name="P1"><text:s text:c="4"/>298.4456, 297.532, 297.8252, 298.6439, 301.3363, 302.4949, 304.2601, </text:p>
      <text:p text:style-name="P1"><text:s text:c="4"/>306.4118, 308.83, 310.6568, 308.9967, 304.5256, 305.9167, 309.9755, </text:p>
      <text:p text:style-name="P1"><text:soft-page-break/><text:s text:c="4"/>309.173, 308.0169, 305.655, 306.0492, 304.216, 302.2977, 301.8965, </text:p>
      <text:p text:style-name="P1"><text:s text:c="4"/>301.6931, 301.5769, 301.4766, 301.3841, 301.292, 301.1363, 300.9343, </text:p>
      <text:p text:style-name="P1"><text:s text:c="4"/>300.7583, 300.6089, 300.5063, 300.4156, 300.3992,</text:p>
      <text:p text:style-name="P1"><text:s text:c="2"/>301.1414, 301.0364, 300.9439, 300.8603, 300.8564, 300.8496, 300.7717, </text:p>
      <text:p text:style-name="P1"><text:s text:c="4"/>300.6883, 300.6363, 300.6062, 300.6921, 300.8214, 300.8708, 300.797, </text:p>
      <text:p text:style-name="P1"><text:s text:c="4"/>300.6433, 300.4097, 300.1684, 299.967, 299.7055, 299.3978, 299.1078, </text:p>
      <text:p text:style-name="P1"><text:s text:c="4"/>298.8416, 298.5942, 298.3303, 298.0336, 297.8001, 297.7061, 297.7167, </text:p>
      <text:p text:style-name="P1"><text:s text:c="4"/>298.315, 301.2791, 305.6857, 311.0577, 308.8518, 305.1014, 305.4464, </text:p>
      <text:p text:style-name="P1"><text:s text:c="4"/>305.9062, 306.0182, 305.6093, 302.622, 301.0416, 300.4332, 300.251, </text:p>
      <text:p text:style-name="P1"><text:s text:c="4"/>300.0831, 300.0977, 300.3446, 300.596, 300.882, 301.508, 302.6404, </text:p>
      <text:p text:style-name="P1"><text:s text:c="4"/>302.9987, 302.2722, 301.5542, 300.8411, 300.2739, 299.9189, 299.7006, </text:p>
      <text:p text:style-name="P1"><text:s text:c="4"/>299.5471, 300.0561, 300.3739, 300.0247, 299.7266, 300.1127, 301.1044, </text:p>
      <text:p text:style-name="P1"><text:s text:c="4"/>299.276, 298.2088, 298.1659, 298.3877, 299.5554, 300.195, 302.002, </text:p>
      <text:p text:style-name="P1"><text:s text:c="4"/>306.411, 307.2451, 308.2802, 307.4458, 305.445, 307.0323, 308.9849, </text:p>
      <text:p text:style-name="P1"><text:s text:c="4"/>309.3569, 309.9267, 308.327, 305.4654, 304.2353, 303.1867, 302.9653, </text:p>
      <text:p text:style-name="P1"><text:s text:c="4"/>302.6996, 302.5594, 302.4502, 302.3224, 302.1683, 301.954, 301.7068, </text:p>
      <text:p text:style-name="P1"><text:s text:c="4"/>301.507, 301.3513, 301.2494, 301.1793, 301.1882,</text:p>
      <text:p text:style-name="P1"><text:s text:c="2"/>301.8672, 301.7704, 301.6679, 301.6011, 301.6114, 301.573, 301.4747, </text:p>
      <text:p text:style-name="P1"><text:s text:c="4"/>301.3983, 301.3538, 301.3701, 301.4435, 301.5594, 301.5859, 301.5128, </text:p>
      <text:p text:style-name="P1"><text:s text:c="4"/>301.3109, 301.0894, 300.8788, 300.7141, 300.511, 300.2461, 299.9827, </text:p>
      <text:p text:style-name="P1"><text:s text:c="4"/>299.7168, 299.4343, 299.1299, 298.831, 298.625, 298.6011, 298.6492, </text:p>
      <text:p text:style-name="P1"><text:s text:c="4"/>299.0519, 301.7992, 305.7008, 309.7932, 306.9257, 302.1675, 302.618, </text:p>
      <text:p text:style-name="P1"><text:s text:c="4"/>302.995, 302.9392, 302.401, 301.187, 300.6954, 300.5057, 300.3945, </text:p>
      <text:p text:style-name="P1"><text:s text:c="4"/>300.3319, 300.5929, 301.008, 301.3419, 301.9854, 302.8411, 303.3949, </text:p>
      <text:p text:style-name="P1"><text:s text:c="4"/>303.2984, 302.8013, 302.0569, 301.4078, 301.0576, 300.84, 300.7868, </text:p>
      <text:p text:style-name="P1"><text:s text:c="4"/>300.6134, 300.8411, 301.0543, 300.6832, 300.3775, 300.6484, 301.9401, </text:p>
      <text:p text:style-name="P1"><text:s text:c="4"/>299.9115, 298.9152, 298.7534, 298.7017, 299.2675, 299.6816, 300.9781, </text:p>
      <text:p text:style-name="P1"><text:s text:c="4"/>306.4447, 307.3704, 306.8261, 305.7944, 305.5478, 307.1233, 308.8587, </text:p>
      <text:p text:style-name="P1"><text:s text:c="4"/>310.353, 312.0245, 309.8827, 305.3049, 304.7744, 304.1056, 303.7942, </text:p>
      <text:p text:style-name="P1"><text:s text:c="4"/>303.524, 303.3287, 303.2088, 303.0709, 302.877, 302.5992, 302.3481, </text:p>
      <text:p text:style-name="P1"><text:s text:c="4"/>302.1617, 302.0147, 301.9274, 301.8771, 301.9055,</text:p>
      <text:p text:style-name="P1"><text:s text:c="2"/>302.5603, 302.4825, 302.4003, 302.3664, 302.3731, 302.3257, 302.2408, </text:p>
      <text:p text:style-name="P1"><text:s text:c="4"/>302.1766, 302.14, 302.1936, 302.28, 302.3577, 302.3869, 302.3141, </text:p>
      <text:p text:style-name="P1"><text:s text:c="4"/>302.1109, 301.9301, 301.7733, 301.6659, 301.5044, 301.2754, 301.0202, </text:p>
      <text:p text:style-name="P1"><text:s text:c="4"/>300.7168, 300.3939, 300.073, 299.815, 299.6522, 299.6676, 299.6876, </text:p>
      <text:p text:style-name="P1"><text:s text:c="4"/>299.8824, 301.8109, 306.7423, 308.8628, 306.4961, 301.214, 301.4794, </text:p>
      <text:p text:style-name="P1"><text:s text:c="4"/>301.7227, 301.4928, 301.1175, 300.7828, 300.6846, 300.6157, 300.5884, </text:p>
      <text:p text:style-name="P1"><text:s text:c="4"/>300.7257, 301.158, 301.6996, 302.4301, 304.0424, 304.8411, 304.6344, </text:p>
      <text:p text:style-name="P1"><text:s text:c="4"/>303.898, 303.3795, 302.803, 302.1472, 301.9618, 301.8241, 301.7994, </text:p>
      <text:p text:style-name="P1"><text:s text:c="4"/>301.5803, 301.6613, 301.6523, 301.2995, 301.0623, 301.1629, 301.7978, </text:p>
      <text:p text:style-name="P1"><text:s text:c="4"/>300.4567, 299.7508, 299.6053, 299.3844, 299.8412, 300.1245, 300.9858, </text:p>
      <text:p text:style-name="P1"><text:s text:c="4"/>306.3938, 309.3557, 307.931, 306.3178, 305.8296, 307.0085, 309.6534, </text:p>
      <text:p text:style-name="P1"><text:s text:c="4"/>312.0976, 313.8399, 308.2794, 305.5054, 305.3799, 304.8167, 304.5176, </text:p>
      <text:p text:style-name="P1"><text:s text:c="4"/>304.188, 303.9664, 303.843, 303.6703, 303.4456, 303.1707, 302.9499, </text:p>
      <text:p text:style-name="P1"><text:s text:c="4"/>302.7863, 302.6721, 302.6053, 302.5752, 302.5948,</text:p>
      <text:p text:style-name="P1"><text:s text:c="2"/>303.3023, 303.2578, 303.2068, 303.1858, 303.192, 303.1622, 303.1039, </text:p>
      <text:p text:style-name="P1"><text:s text:c="4"/>303.0598, 303.0455, 303.1207, 303.2035, 303.253, 303.2681, 303.2051, </text:p>
      <text:p text:style-name="P1"><text:s text:c="4"/>303.0289, 302.9045, 302.8277, 302.7647, 302.6308, 302.4111, 302.1394, </text:p>
      <text:p text:style-name="P1"><text:s text:c="4"/>301.8234, 301.5068, 301.2234, 301.0107, 300.8751, 300.8502, 300.7622, </text:p>
      <text:p text:style-name="P1"><text:s text:c="4"/>300.7776, 302.061, 306.7606, 308.8308, 306.5217, 301.0439, 301.3667, </text:p>
      <text:p text:style-name="P1"><text:s text:c="4"/>301.4983, 301.2329, 301.0002, 300.9355, 300.8747, 300.828, 300.859, </text:p>
      <text:p text:style-name="P1"><text:s text:c="4"/>301.0663, 301.4576, 301.9521, 303.9011, 308.6252, 308.3918, 307.6615, </text:p>
      <text:p text:style-name="P1"><text:s text:c="4"/>305.1509, 304.0412, 303.7137, 303.0837, 302.8702, 302.7707, 302.6781, </text:p>
      <text:p text:style-name="P1"><text:s text:c="4"/>302.3848, 302.4059, 302.2264, 302.0735, 301.9748, 301.8925, 301.9843, </text:p>
      <text:p text:style-name="P1"><text:s text:c="4"/>301.2644, 300.8846, 300.9343, 300.7228, 301.0627, 300.9205, 301.4669, </text:p>
      <text:p text:style-name="P1"><text:s text:c="4"/>304.9233, 309.5698, 311.6186, 310.8672, 308.5826, 308.1385, 309.3296, </text:p>
      <text:p text:style-name="P1"><text:s text:c="4"/>311.9378, 315.1719, 310.4045, 306.1502, 306.0009, 305.5765, 305.2752, </text:p>
      <text:p text:style-name="P1"><text:s text:c="4"/>304.7802, 304.5424, 304.4144, 304.205, 303.9807, 303.7213, 303.5441, </text:p>
      <text:p text:style-name="P1"><text:s text:c="4"/>303.407, 303.3352, 303.3052, 303.293, 303.3211,</text:p>
      <text:p text:style-name="P1"><text:soft-page-break/><text:s text:c="2"/>304.125, 304.109, 304.0829, 304.0623, 304.0805, 304.0914, 304.0678, </text:p>
      <text:p text:style-name="P1"><text:s text:c="4"/>304.0775, 304.0807, 304.1495, 304.1969, 304.2074, 304.1955, 304.1592, </text:p>
      <text:p text:style-name="P1"><text:s text:c="4"/>304.0426, 303.965, 303.9247, 303.8686, 303.7684, 303.5387, 303.2783, </text:p>
      <text:p text:style-name="P1"><text:s text:c="4"/>303.0149, 302.7668, 302.5437, 302.3361, 302.1638, 302.0223, 301.8137, </text:p>
      <text:p text:style-name="P1"><text:s text:c="4"/>301.7395, 302.5979, 306.166, 308.8151, 306.9103, 301.4981, 301.6102, </text:p>
      <text:p text:style-name="P1"><text:s text:c="4"/>301.7778, 301.5481, 301.3588, 301.298, 301.2039, 301.1162, 301.1636, </text:p>
      <text:p text:style-name="P1"><text:s text:c="4"/>301.3925, 301.7034, 302.3624, 306.8251, 310.3316, 310.0792, 311.2752, </text:p>
      <text:p text:style-name="P1"><text:s text:c="4"/>309.6394, 305.2846, 304.5317, 303.9609, 303.7181, 303.6483, 303.4245, </text:p>
      <text:p text:style-name="P1"><text:s text:c="4"/>303.1702, 303.1843, 303.0523, 303.2205, 303.2261, 302.9377, 302.7339, </text:p>
      <text:p text:style-name="P1"><text:s text:c="4"/>302.416, 302.4241, 302.8618, 303.3083, 303.2726, 302.0208, 302.0373, </text:p>
      <text:p text:style-name="P1"><text:s text:c="4"/>303.8933, 306.9108, 308.8456, 312.7817, 311.3242, 309.4566, 309.7606, </text:p>
      <text:p text:style-name="P1"><text:s text:c="4"/>312.6689, 314.7418, 313.1646, 307.054, 306.799, 306.99, 306.4523, </text:p>
      <text:p text:style-name="P1"><text:s text:c="4"/>305.4406, 304.9992, 304.9247, 304.7018, 304.5055, 304.2867, 304.1413, </text:p>
      <text:p text:style-name="P1"><text:s text:c="4"/>304.0505, 304.034, 304.0528, 304.075, 304.1265,</text:p>
      <text:p text:style-name="P1"><text:s text:c="2"/>304.9978, 304.9939, 304.9809, 304.97, 305.0112, 305.0597, 305.0664, </text:p>
      <text:p text:style-name="P1"><text:s text:c="4"/>305.1151, 305.1266, 305.1593, 305.1552, 305.1397, 305.127, 305.1147, </text:p>
      <text:p text:style-name="P1"><text:s text:c="4"/>305.0531, 304.9876, 304.9365, 304.8719, 304.7652, 304.5626, 304.3558, </text:p>
      <text:p text:style-name="P1"><text:s text:c="4"/>304.1748, 303.9926, 303.8103, 303.5988, 303.3562, 303.0787, 302.7928, </text:p>
      <text:p text:style-name="P1"><text:s text:c="4"/>302.7, 303.3589, 305.5522, 307.7844, 308.4979, 303.1232, 302.1073, </text:p>
      <text:p text:style-name="P1"><text:s text:c="4"/>302.2771, 302.0424, 301.8788, 301.8097, 301.6915, 301.5948, 301.6745, </text:p>
      <text:p text:style-name="P1"><text:s text:c="4"/>301.894, 302.2303, 304.186, 312.4472, 313.1414, 312.2002, 312.2018, </text:p>
      <text:p text:style-name="P1"><text:s text:c="4"/>311.9891, 308.0671, 305.3702, 304.5429, 304.5297, 304.4654, 304.2852, </text:p>
      <text:p text:style-name="P1"><text:s text:c="4"/>304.2951, 304.5684, 304.5543, 304.5393, 304.5913, 304.1709, 303.9324, </text:p>
      <text:p text:style-name="P1"><text:s text:c="4"/>303.8467, 304.1477, 304.9449, 308.1728, 307.455, 303.963, 303.0792, </text:p>
      <text:p text:style-name="P1"><text:s text:c="4"/>303.9502, 305.7722, 306.6185, 308.7954, 312.5608, 310.0053, 311.587, </text:p>
      <text:p text:style-name="P1"><text:s text:c="4"/>314.7142, 313.3268, 312.2911, 308.8258, 307.7591, 309.9959, 308.2655, </text:p>
      <text:p text:style-name="P1"><text:s text:c="4"/>306.4954, 305.4407, 305.4155, 305.2303, 305.0769, 304.9082, 304.7994, </text:p>
      <text:p text:style-name="P1"><text:s text:c="4"/>304.7771, 304.82, 304.8817, 304.9266, 304.9828,</text:p>
      <text:p text:style-name="P1"><text:s text:c="2"/>305.85, 305.8447, 305.8523, 305.8611, 305.9049, 305.9511, 305.9615, </text:p>
      <text:p text:style-name="P1"><text:s text:c="4"/>306.0108, 306.0211, 306.0319, 305.9908, 305.9664, 305.953, 305.9458, </text:p>
      <text:p text:style-name="P1"><text:s text:c="4"/>305.8877, 305.8228, 305.7449, 305.6976, 305.5729, 305.4151, 305.2777, </text:p>
      <text:p text:style-name="P1"><text:s text:c="4"/>305.1365, 304.979, 304.8173, 304.5956, 304.3125, 303.9907, 303.7164, </text:p>
      <text:p text:style-name="P1"><text:s text:c="4"/>303.6644, 304.1911, 305.5549, 307.4583, 307.0055, 305.7516, 303.0493, </text:p>
      <text:p text:style-name="P1"><text:s text:c="4"/>302.9671, 302.7328, 302.5395, 302.4716, 302.361, 302.2971, 302.4087, </text:p>
      <text:p text:style-name="P1"><text:s text:c="4"/>302.6434, 302.9768, 308.0894, 314.207, 314.4044, 313.8122, 313.4331, </text:p>
      <text:p text:style-name="P1"><text:s text:c="4"/>313.2537, 310.7883, 307.9785, 305.0945, 305.3267, 305.441, 305.5274, </text:p>
      <text:p text:style-name="P1"><text:s text:c="4"/>305.7678, 306.2857, 306.3904, 305.7771, 305.832, 305.4471, 305.2593, </text:p>
      <text:p text:style-name="P1"><text:s text:c="4"/>305.3454, 305.7182, 306.5302, 309.7073, 310.0031, 307.9208, 305.6575, </text:p>
      <text:p text:style-name="P1"><text:s text:c="4"/>305.8418, 307.1783, 306.6516, 307.2294, 310.9525, 309.8548, 312.5117, </text:p>
      <text:p text:style-name="P1"><text:s text:c="4"/>314.478, 311.683, 310.1666, 307.9812, 308.2945, 311.6808, 307.8528, </text:p>
      <text:p text:style-name="P1"><text:s text:c="4"/>307.4462, 305.9561, 305.9219, 305.8267, 305.7366, 305.6222, 305.5502, </text:p>
      <text:p text:style-name="P1"><text:s text:c="4"/>305.5773, 305.6524, 305.7145, 305.7592, 305.8184,</text:p>
      <text:p text:style-name="P1"><text:s text:c="2"/>306.597, 306.5795, 306.606, 306.6052, 306.616, 306.6335, 306.656, 306.6945, </text:p>
      <text:p text:style-name="P1"><text:s text:c="4"/>306.6845, 306.6623, 306.6363, 306.6043, 306.5769, 306.5537, 306.4592, </text:p>
      <text:p text:style-name="P1"><text:s text:c="4"/>306.3883, 306.3334, 306.2688, 306.1737, 306.0554, 305.9506, 305.8289, </text:p>
      <text:p text:style-name="P1"><text:s text:c="4"/>305.6835, 305.5267, 305.2911, 305.0346, 304.7462, 304.563, 304.5946, </text:p>
      <text:p text:style-name="P1"><text:s text:c="4"/>305.0342, 305.8765, 307.7134, 307.2005, 305.8394, 303.6208, 303.7455, </text:p>
      <text:p text:style-name="P1"><text:s text:c="4"/>303.4929, 303.3116, 303.2405, 303.1663, 303.151, 303.2604, 303.4113, </text:p>
      <text:p text:style-name="P1"><text:s text:c="4"/>303.5973, 310.2481, 314.0159, 313.7973, 313.8247, 313.7173, 313.3683, </text:p>
      <text:p text:style-name="P1"><text:s text:c="4"/>311.3708, 309.039, 305.554, 306.0017, 306.3833, 306.6582, 306.983, </text:p>
      <text:p text:style-name="P1"><text:s text:c="4"/>307.4372, 307.5561, 306.8435, 306.7992, 306.564, 306.4762, 306.6309, </text:p>
      <text:p text:style-name="P1"><text:s text:c="4"/>306.8545, 307.4305, 310.0072, 310.8956, 309.5634, 309.1375, 310.9169, </text:p>
      <text:p text:style-name="P1"><text:s text:c="4"/>311.5764, 307.4824, 307.2114, 310.23, 310.1413, 311.916, 314.4875, </text:p>
      <text:p text:style-name="P1"><text:s text:c="4"/>309.8775, 308.0831, 307.5139, 308.4535, 310.2913, 308.0673, 307.7953, </text:p>
      <text:p text:style-name="P1"><text:s text:c="4"/>306.7994, 306.4472, 306.4458, 306.416, 306.3661, 306.3362, 306.3643, </text:p>
      <text:p text:style-name="P1"><text:s text:c="4"/>306.4478, 306.4769, 306.4996, 306.5467,</text:p>
      <text:p text:style-name="P1"><text:s text:c="2"/>307.1388, 307.1241, 307.1446, 307.1266, 307.0893, 307.0988, 307.1169, </text:p>
      <text:p text:style-name="P1"><text:s text:c="4"/>307.1181, 307.0941, 307.0858, 307.0572, 307.0087, 306.9717, 306.9327, </text:p>
      <text:p text:style-name="P1"><text:s text:c="4"/>306.8549, 306.7963, 306.7343, 306.6719, 306.5855, 306.4961, 306.4104, </text:p>
      <text:p text:style-name="P1"><text:soft-page-break/><text:s text:c="4"/>306.3051, 306.1598, 305.9839, 305.7491, 305.538, 305.3394, 305.2676, </text:p>
      <text:p text:style-name="P1"><text:s text:c="4"/>305.3947, 305.8058, 306.2828, 307.4082, 309.5119, 305.2716, 304.26, </text:p>
      <text:p text:style-name="P1"><text:s text:c="4"/>304.5462, 304.2694, 304.0803, 304.0214, 304.0374, 304.0769, 304.1192, </text:p>
      <text:p text:style-name="P1"><text:s text:c="4"/>304.0491, 304.4393, 312.0925, 313.3344, 312.4309, 312.2174, 312.0356, </text:p>
      <text:p text:style-name="P1"><text:s text:c="4"/>311.3049, 311.029, 310.4681, 306.7958, 306.4105, 306.8271, 307.087, </text:p>
      <text:p text:style-name="P1"><text:s text:c="4"/>307.2964, 307.9615, 307.97, 307.5188, 307.4061, 307.3462, 307.3444, </text:p>
      <text:p text:style-name="P1"><text:s text:c="4"/>307.4527, 307.5068, 307.7541, 308.8816, 310.1452, 309.4706, 311.4005, </text:p>
      <text:p text:style-name="P1"><text:s text:c="4"/>312.933, 312.7794, 307.8952, 307.4813, 308.7742, 309.5316, 313.2731, </text:p>
      <text:p text:style-name="P1"><text:s text:c="4"/>312.7385, 308.1734, 307.4256, 307.5316, 308.3885, 309.5058, 308.2752, </text:p>
      <text:p text:style-name="P1"><text:s text:c="4"/>307.8955, 307.3003, 306.9393, 306.9988, 307.0013, 306.9946, 306.9838, </text:p>
      <text:p text:style-name="P1"><text:s text:c="4"/>306.9962, 307.0714, 307.0659, 307.06, 307.0922,</text:p>
      <text:p text:style-name="P1"><text:s text:c="2"/>307.4656, 307.4517, 307.4692, 307.4254, 307.3821, 307.4285, 307.4167, </text:p>
      <text:p text:style-name="P1"><text:s text:c="4"/>307.3839, 307.3687, 307.3583, 307.3052, 307.2504, 307.2253, 307.197, </text:p>
      <text:p text:style-name="P1"><text:s text:c="4"/>307.1356, 307.0816, 307.0149, 306.9346, 306.8623, 306.7894, 306.6772, </text:p>
      <text:p text:style-name="P1"><text:s text:c="4"/>306.55, 306.3649, 306.1944, 306.0018, 305.8776, 305.7668, 305.7582, </text:p>
      <text:p text:style-name="P1"><text:s text:c="4"/>305.901, 306.1653, 306.3523, 306.1366, 306.2336, 304.9312, 305.0531, </text:p>
      <text:p text:style-name="P1"><text:s text:c="4"/>305.2458, 304.9636, 304.7644, 304.7233, 304.8576, 304.984, 304.9975, </text:p>
      <text:p text:style-name="P1"><text:s text:c="4"/>304.9883, 306.4788, 313.1887, 312.3381, 310.5667, 310.1483, 308.9765, </text:p>
      <text:p text:style-name="P1"><text:s text:c="4"/>307.8866, 309.725, 311.6107, 309.429, 307.0237, 306.9875, 307.2595, </text:p>
      <text:p text:style-name="P1"><text:s text:c="4"/>307.5997, 308.8873, 308.0489, 307.7983, 307.7168, 307.7612, 307.8025, </text:p>
      <text:p text:style-name="P1"><text:s text:c="4"/>307.852, 307.8433, 307.8828, 308.2052, 308.4941, 309.5142, 310.1122, </text:p>
      <text:p text:style-name="P1"><text:s text:c="4"/>309.9632, 309.2609, 307.8047, 307.6554, 307.9515, 309.648, 311.9648, </text:p>
      <text:p text:style-name="P1"><text:s text:c="4"/>309.8011, 307.6761, 307.4874, 307.6577, 308.3094, 308.6282, 308.2593, </text:p>
      <text:p text:style-name="P1"><text:s text:c="4"/>307.9693, 307.8437, 307.3229, 307.4301, 307.4242, 307.4203, 307.3948, </text:p>
      <text:p text:style-name="P1"><text:s text:c="4"/>307.4061, 307.4437, 307.4369, 307.4182, 307.4399,</text:p>
      <text:p text:style-name="P1"><text:s text:c="2"/>307.6239, 307.6309, 307.6329, 307.5854, 307.5627, 307.6008, 307.607, </text:p>
      <text:p text:style-name="P1"><text:s text:c="4"/>307.566, 307.546, 307.5276, 307.4888, 307.4527, 307.3956, 307.3482, </text:p>
      <text:p text:style-name="P1"><text:s text:c="4"/>307.2715, 307.1938, 307.0987, 306.9924, 306.869, 306.776, 306.6178, </text:p>
      <text:p text:style-name="P1"><text:s text:c="4"/>306.4467, 306.2124, 306.1283, 306.035, 306.093, 306.0138, 306.0176, </text:p>
      <text:p text:style-name="P1"><text:s text:c="4"/>306.0922, 306.1845, 306.1467, 305.7929, 305.4595, 305.3574, 305.6862, </text:p>
      <text:p text:style-name="P1"><text:s text:c="4"/>305.6519, 305.2963, 305.112, 305.0651, 305.3401, 305.6049, 305.7624, </text:p>
      <text:p text:style-name="P1"><text:s text:c="4"/>306.0504, 308.8815, 311.9906, 310.5598, 309.2447, 308.8462, 307.2763, </text:p>
      <text:p text:style-name="P1"><text:s text:c="4"/>306.2021, 307.9273, 311.2831, 311.1453, 308.4907, 307.5067, 307.7428, </text:p>
      <text:p text:style-name="P1"><text:s text:c="4"/>308.5012, 310.4016, 308.0336, 307.9065, 307.8548, 307.9039, 307.9453, </text:p>
      <text:p text:style-name="P1"><text:s text:c="4"/>307.9767, 307.9874, 307.9974, 308.055, 308.0559, 308.2366, 308.3647, </text:p>
      <text:p text:style-name="P1"><text:s text:c="4"/>308.294, 307.9581, 307.8295, 307.7961, 307.7753, 308.3724, 308.5665, </text:p>
      <text:p text:style-name="P1"><text:s text:c="4"/>308.0401, 307.5713, 307.5728, 307.8289, 308.2461, 308.0102, 307.8438, </text:p>
      <text:p text:style-name="P1"><text:s text:c="4"/>307.8656, 307.8255, 307.5233, 307.6475, 307.6415, 307.6263, 307.6181, </text:p>
      <text:p text:style-name="P1"><text:s text:c="4"/>307.6196, 307.6182, 307.585, 307.5738, 307.6175,</text:p>
      <text:p text:style-name="P1"><text:s text:c="2"/>307.6958, 307.7183, 307.6908, 307.6686, 307.6629, 307.6769, 307.6515, </text:p>
      <text:p text:style-name="P1"><text:s text:c="4"/>307.5966, 307.5334, 307.4897, 307.4015, 307.332, 307.2227, 307.1243, </text:p>
      <text:p text:style-name="P1"><text:s text:c="4"/>306.971, 306.8481, 306.7029, 306.5366, 306.3249, 306.2829, 306.0692, </text:p>
      <text:p text:style-name="P1"><text:s text:c="4"/>305.9473, 305.7641, 305.8168, 305.8097, 306.0575, 306.0232, 306.0387, </text:p>
      <text:p text:style-name="P1"><text:s text:c="4"/>306.0659, 306.0861, 306.0157, 305.854, 305.7489, 305.8539, 305.9529, </text:p>
      <text:p text:style-name="P1"><text:s text:c="4"/>305.6366, 305.0209, 305.3176, 305.6334, 305.8907, 305.9227, 306.3209, </text:p>
      <text:p text:style-name="P1"><text:s text:c="4"/>306.8693, 310.1516, 309.695, 309.3707, 308.7642, 308.2681, 307.1791, </text:p>
      <text:p text:style-name="P1"><text:s text:c="4"/>306.3274, 307.1717, 309.2496, 309.7109, 309.6797, 309.0207, 308.2662, </text:p>
      <text:p text:style-name="P1"><text:s text:c="4"/>308.2458, 309.7734, 307.9854, 307.8748, 307.9008, 307.9372, 307.9764, </text:p>
      <text:p text:style-name="P1"><text:s text:c="4"/>307.9982, 308.0249, 308.0404, 308.0537, 308.0423, 308.0365, 307.9747, </text:p>
      <text:p text:style-name="P1"><text:s text:c="4"/>307.9577, 307.8301, 307.8918, 307.8268, 307.7991, 307.8152, 307.7667, </text:p>
      <text:p text:style-name="P1"><text:s text:c="4"/>307.6889, 307.597, 307.627, 308.0067, 307.8455, 307.101, 307.4417, </text:p>
      <text:p text:style-name="P1"><text:s text:c="4"/>308.1196, 307.7918, 307.6127, 307.7052, 307.714, 307.702, 307.7222, </text:p>
      <text:p text:style-name="P1"><text:s text:c="4"/>307.7191, 307.6863, 307.6439, 307.6219, 307.6728,</text:p>
      <text:p text:style-name="P1"><text:s text:c="2"/>307.5524, 307.5236, 307.4981, 307.4262, 307.3738, 307.3354, 307.246, </text:p>
      <text:p text:style-name="P1"><text:s text:c="4"/>307.14, 307.0377, 306.9225, 306.7542, 306.6593, 306.507, 306.3401, </text:p>
      <text:p text:style-name="P1"><text:s text:c="4"/>306.124, 305.9662, 305.821, 305.6961, 305.5136, 305.5044, 305.3046, </text:p>
      <text:p text:style-name="P1"><text:s text:c="4"/>305.2702, 305.2, 305.3928, 305.3762, 305.5332, 305.5641, 305.6865, </text:p>
      <text:p text:style-name="P1"><text:s text:c="4"/>305.7751, 305.7964, 305.7726, 305.7439, 305.7739, 305.8865, 305.8663, </text:p>
      <text:p text:style-name="P1"><text:s text:c="4"/>305.477, 304.9786, 306.8287, 307.8909, 307.7988, 306.9643, 306.8409, </text:p>
      <text:p text:style-name="P1"><text:soft-page-break/><text:s text:c="4"/>307.1375, 308.8673, 307.4532, 308.0473, 308.2657, 307.9647, 307.3571, </text:p>
      <text:p text:style-name="P1"><text:s text:c="4"/>306.7686, 307.5776, 307.6407, 307.2422, 307.9415, 308.6408, 308.2291, </text:p>
      <text:p text:style-name="P1"><text:s text:c="4"/>308.0639, 309.446, 308.2975, 307.8481, 307.9224, 307.9348, 307.9671, </text:p>
      <text:p text:style-name="P1"><text:s text:c="4"/>307.969, 307.9834, 307.9911, 308.0023, 308.0053, 307.9998, 307.9495, </text:p>
      <text:p text:style-name="P1"><text:s text:c="4"/>307.9492, 307.8669, 307.877, 307.8045, 307.8077, 307.7832, 307.7755, </text:p>
      <text:p text:style-name="P1"><text:s text:c="4"/>307.7486, 307.7076, 307.7898, 307.9948, 307.9791, 307.2018, 308.092, </text:p>
      <text:p text:style-name="P1"><text:s text:c="4"/>308.0897, 307.5872, 307.6093, 307.6545, 307.6517, 307.649, 307.6444, </text:p>
      <text:p text:style-name="P1"><text:s text:c="4"/>307.6184, 307.6132, 307.592, 307.5691, 307.5632,</text:p>
      <text:p text:style-name="P1"><text:s text:c="2"/>306.8884, 306.8419, 306.819, 306.742, 306.6591, 306.5856, 306.4878, </text:p>
      <text:p text:style-name="P1"><text:s text:c="4"/>306.3824, 306.2722, 306.1646, 306.0089, 305.974, 305.8075, 305.6718, </text:p>
      <text:p text:style-name="P1"><text:s text:c="4"/>305.4888, 305.3322, 305.1932, 305.0779, 304.8831, 304.8193, 304.5423, </text:p>
      <text:p text:style-name="P1"><text:s text:c="4"/>304.3326, 304.1583, 304.3228, 304.3799, 304.3734, 304.3859, 304.6571, </text:p>
      <text:p text:style-name="P1"><text:s text:c="4"/>304.8768, 304.9547, 305.0178, 305.0206, 305.1203, 305.2369, 305.2554, </text:p>
      <text:p text:style-name="P1"><text:s text:c="4"/>305.2057, 305.726, 306.4975, 306.0029, 306.7585, 308.4513, 307.7002, </text:p>
      <text:p text:style-name="P1"><text:s text:c="4"/>307.4505, 307.8687, 307.4334, 307.8013, 308.0331, 307.8526, 307.4123, </text:p>
      <text:p text:style-name="P1"><text:s text:c="4"/>307.2195, 308.1231, 307.3649, 306.1684, 307.0213, 307.9336, 307.7176, </text:p>
      <text:p text:style-name="P1"><text:s text:c="4"/>308.0057, 309.3616, 309.9017, 307.8833, 307.9175, 307.919, 307.9405, </text:p>
      <text:p text:style-name="P1"><text:s text:c="4"/>307.92, 307.9208, 307.9285, 307.9448, 307.9513, 307.9655, 307.9293, </text:p>
      <text:p text:style-name="P1"><text:s text:c="4"/>307.9252, 307.8801, 307.8716, 307.8267, 307.8401, 307.8395, 307.8752, </text:p>
      <text:p text:style-name="P1"><text:s text:c="4"/>307.8835, 307.8815, 307.8424, 308.2548, 308.4548, 308.2499, 307.8779, </text:p>
      <text:p text:style-name="P1"><text:s text:c="4"/>307.3798, 307.3054, 307.346, 307.3122, 307.2688, 307.2193, 307.2049, </text:p>
      <text:p text:style-name="P1"><text:s text:c="4"/>307.143, 307.1421, 307.0528, 307.0193, 306.9281,</text:p>
      <text:p text:style-name="P1"><text:s text:c="2"/>306.2356, 306.188, 306.1742, 306.1183, 306.0352, 305.9496, 305.8794, </text:p>
      <text:p text:style-name="P1"><text:s text:c="4"/>305.7964, 305.6836, 305.605, 305.4519, 305.4303, 305.2286, 305.0844, </text:p>
      <text:p text:style-name="P1"><text:s text:c="4"/>304.8674, 304.6802, 304.4616, 304.2334, 303.9036, 303.6666, 303.3086, </text:p>
      <text:p text:style-name="P1"><text:s text:c="4"/>302.9491, 302.6915, 302.8252, 302.9008, 303.117, 303.2137, 303.5404, </text:p>
      <text:p text:style-name="P1"><text:s text:c="4"/>303.8807, 304.1293, 304.3117, 304.4637, 304.6561, 304.8235, 304.9336, </text:p>
      <text:p text:style-name="P1"><text:s text:c="4"/>305.2758, 306.0746, 305.8398, 305.2167, 306.0255, 307.9928, 307.3868, </text:p>
      <text:p text:style-name="P1"><text:s text:c="4"/>307.8922, 307.9726, 307.6271, 307.6516, 308.3047, 307.8895, 307.3584, </text:p>
      <text:p text:style-name="P1"><text:s text:c="4"/>307.6484, 308.6273, 307.4567, 306.1295, 306.8769, 307.7064, 307.3315, </text:p>
      <text:p text:style-name="P1"><text:s text:c="4"/>307.9908, 309.2948, 310.3194, 307.8963, 307.899, 307.9168, 307.9117, </text:p>
      <text:p text:style-name="P1"><text:s text:c="4"/>307.8753, 307.877, 307.8981, 307.9269, 307.9285, 307.9431, 307.9088, </text:p>
      <text:p text:style-name="P1"><text:s text:c="4"/>307.8961, 307.8728, 307.8694, 307.8505, 307.856, 307.8601, 307.8664, </text:p>
      <text:p text:style-name="P1"><text:s text:c="4"/>307.8511, 307.826, 307.7064, 307.595, 307.4175, 307.2846, 307.1477, </text:p>
      <text:p text:style-name="P1"><text:s text:c="4"/>307.029, 306.9672, 306.9317, 306.8591, 306.7945, 306.71, 306.6667, </text:p>
      <text:p text:style-name="P1"><text:s text:c="4"/>306.5679, 306.5576, 306.4676, 306.4057, 306.325,</text:p>
      <text:p text:style-name="P1"><text:s text:c="2"/>306.1994, 306.139, 306.101, 306.0315, 305.9473, 305.8706, 305.7944, </text:p>
      <text:p text:style-name="P1"><text:s text:c="4"/>305.6819, 305.5759, 305.5017, 305.3583, 305.321, 305.1535, 305.0086, </text:p>
      <text:p text:style-name="P1"><text:s text:c="4"/>304.7538, 304.6136, 304.3863, 304.2, 303.8668, 303.5997, 303.396, </text:p>
      <text:p text:style-name="P1"><text:s text:c="4"/>303.2404, 303.2155, 303.4426, 303.5992, 303.8126, 304.0101, 304.2108, </text:p>
      <text:p text:style-name="P1"><text:s text:c="4"/>304.513, 304.7779, 305.012, 305.1851, 305.3705, 305.5059, 305.5891, </text:p>
      <text:p text:style-name="P1"><text:s text:c="4"/>305.8118, 306.29, 305.8341, 306.4148, 307.523, 307.732, 308.1647, </text:p>
      <text:p text:style-name="P1"><text:s text:c="4"/>308.3069, 308.4035, 308.5573, 308.2316, 308.6534, 307.9164, 307.2825, </text:p>
      <text:p text:style-name="P1"><text:s text:c="4"/>308.0582, 308.9623, 307.4787, 306.2944, 307.0522, 307.7417, 307.4135, </text:p>
      <text:p text:style-name="P1"><text:s text:c="4"/>308.0936, 309.2519, 309.4904, 307.9319, 307.9069, 307.9417, 307.942, </text:p>
      <text:p text:style-name="P1"><text:s text:c="4"/>307.9134, 307.9087, 307.9235, 307.9687, 307.9755, 307.9795, 307.9676, </text:p>
      <text:p text:style-name="P1"><text:s text:c="4"/>307.9604, 307.9436, 307.9394, 307.917, 307.9117, 307.9024, 307.8903, </text:p>
      <text:p text:style-name="P1"><text:s text:c="4"/>307.8624, 307.7983, 307.6778, 307.5458, 307.3937, 307.3081, 307.2472, </text:p>
      <text:p text:style-name="P1"><text:s text:c="4"/>307.1545, 307.0473, 306.9775, 306.8959, 306.8027, 306.6928, 306.6427, </text:p>
      <text:p text:style-name="P1"><text:s text:c="4"/>306.5483, 306.5076, 306.409, 306.3611, 306.3129,</text:p>
      <text:p text:style-name="P1"><text:s text:c="2"/>306.7205, 306.6542, 306.6052, 306.5284, 306.4318, 306.3482, 306.2664, </text:p>
      <text:p text:style-name="P1"><text:s text:c="4"/>306.139, 306.0404, 305.9399, 305.821, 305.7515, 305.6159, 305.5081, </text:p>
      <text:p text:style-name="P1"><text:s text:c="4"/>305.326, 305.2332, 305.0744, 304.9448, 304.6989, 304.6184, 304.5091, </text:p>
      <text:p text:style-name="P1"><text:s text:c="4"/>304.5927, 304.8528, 305.1565, 305.366, 305.4787, 305.604, 305.6777, </text:p>
      <text:p text:style-name="P1"><text:s text:c="4"/>305.8522, 305.9723, 306.0862, 306.1717, 306.2611, 306.3193, 306.3292, </text:p>
      <text:p text:style-name="P1"><text:s text:c="4"/>306.2559, 306.7564, 306.8468, 308.1115, 308.9543, 308.8394, 307.8951, </text:p>
      <text:p text:style-name="P1"><text:s text:c="4"/>308.1092, 307.931, 308.7642, 309.1196, 308.4913, 307.9345, 307.6184, </text:p>
      <text:p text:style-name="P1"><text:s text:c="4"/>308.3384, 309.0313, 307.4089, 306.5453, 307.368, 307.8601, 307.5606, </text:p>
      <text:p text:style-name="P1"><text:s text:c="4"/>308.4128, 308.8995, 308.4716, 307.9322, 307.9277, 307.958, 307.9791, </text:p>
      <text:p text:style-name="P1"><text:soft-page-break/><text:s text:c="4"/>307.9851, 307.9755, 307.9822, 308.0313, 308.0497, 308.0495, 308.041, </text:p>
      <text:p text:style-name="P1"><text:s text:c="4"/>308.0431, 308.0493, 308.0269, 307.9927, 307.9925, 307.9863, 307.9815, </text:p>
      <text:p text:style-name="P1"><text:s text:c="4"/>307.9582, 307.939, 307.8614, 307.8057, 307.7177, 307.6634, 307.6213, </text:p>
      <text:p text:style-name="P1"><text:s text:c="4"/>307.5662, 307.4635, 307.3995, 307.3223, 307.2453, 307.1451, 307.1015, </text:p>
      <text:p text:style-name="P1"><text:s text:c="4"/>307.0196, 306.9594, 306.8904, 306.8419, 306.8316,</text:p>
      <text:p text:style-name="P1"><text:s text:c="2"/>307.3437, 307.2945, 307.2736, 307.2044, 307.1535, 307.0923, 307.0164, </text:p>
      <text:p text:style-name="P1"><text:s text:c="4"/>306.9045, 306.8234, 306.7425, 306.6517, 306.5746, 306.455, 306.3821, </text:p>
      <text:p text:style-name="P1"><text:s text:c="4"/>306.2395, 306.1322, 305.9457, 305.8706, 305.6711, 305.6574, 305.5541, </text:p>
      <text:p text:style-name="P1"><text:s text:c="4"/>305.6107, 305.7917, 306.0337, 306.187, 306.2865, 306.3613, 306.4008, </text:p>
      <text:p text:style-name="P1"><text:s text:c="4"/>306.442, 306.4779, 306.5018, 306.4994, 306.4986, 306.517, 306.5643, </text:p>
      <text:p text:style-name="P1"><text:s text:c="4"/>306.7444, 307.6497, 308.4822, 309.9883, 310.4222, 309.9396, 308.8144, </text:p>
      <text:p text:style-name="P1"><text:s text:c="4"/>308.1867, 307.867, 308.617, 309.2574, 308.4386, 308.1868, 308.1812, </text:p>
      <text:p text:style-name="P1"><text:s text:c="4"/>308.4689, 309.3448, 307.7864, 307.1617, 307.9577, 308.2256, 307.787, </text:p>
      <text:p text:style-name="P1"><text:s text:c="4"/>308.4021, 309.4063, 308.3225, 307.9149, 307.9394, 307.9451, 307.9736, </text:p>
      <text:p text:style-name="P1"><text:s text:c="4"/>307.9789, 307.9966, 308.0027, 308.0439, 308.0573, 308.067, 308.1044, </text:p>
      <text:p text:style-name="P1"><text:s text:c="4"/>308.1192, 308.0876, 308.0631, 308.0286, 308.0209, 308.0323, 308.0525, </text:p>
      <text:p text:style-name="P1"><text:s text:c="4"/>308.032, 308.0555, 308.0354, 308.0064, 307.9469, 307.9321, 307.9109, </text:p>
      <text:p text:style-name="P1"><text:s text:c="4"/>307.8857, 307.8133, 307.7764, 307.7111, 307.6802, 307.6148, 307.6027, </text:p>
      <text:p text:style-name="P1"><text:s text:c="4"/>307.545, 307.5142, 307.4678, 307.444, 307.4218,</text:p>
      <text:p text:style-name="P1"><text:s text:c="2"/>307.6796, 307.6428, 307.6373, 307.5981, 307.6158, 307.6001, 307.5603, </text:p>
      <text:p text:style-name="P1"><text:s text:c="4"/>307.5022, 307.4485, 307.4009, 307.3718, 307.322, 307.2455, 307.2085, </text:p>
      <text:p text:style-name="P1"><text:s text:c="4"/>307.1088, 307.0353, 306.9193, 306.871, 306.7704, 306.7242, 306.6539, </text:p>
      <text:p text:style-name="P1"><text:s text:c="4"/>306.6364, 306.6359, 306.6563, 306.6376, 306.5996, 306.5483, 306.4949, </text:p>
      <text:p text:style-name="P1"><text:s text:c="4"/>306.4301, 306.3907, 306.3412, 306.2809, 306.2581, 306.3221, 306.546, </text:p>
      <text:p text:style-name="P1"><text:s text:c="4"/>307.575, 308.838, 309.7654, 311.6504, 311.8133, 311.114, 309.6706, </text:p>
      <text:p text:style-name="P1"><text:s text:c="4"/>309.1402, 308.899, 308.52, 308.9766, 307.9481, 308.4191, 307.8994, </text:p>
      <text:p text:style-name="P1"><text:s text:c="4"/>307.8332, 309.5959, 308.6338, 308.1431, 308.6332, 308.7305, 308.2336, </text:p>
      <text:p text:style-name="P1"><text:s text:c="4"/>308.4623, 309.2238, 308.5688, 307.9344, 307.9532, 307.9472, 307.9565, </text:p>
      <text:p text:style-name="P1"><text:s text:c="4"/>307.9569, 307.9872, 308.007, 308.0516, 308.0164, 308.0305, 308.0703, </text:p>
      <text:p text:style-name="P1"><text:s text:c="4"/>308.1038, 308.0656, 308.0343, 308.0216, 308.0139, 308.0088, 308.0245, </text:p>
      <text:p text:style-name="P1"><text:s text:c="4"/>308.0067, 308.0345, 308.0478, 308.0191, 307.9839, 307.9879, 307.9644, </text:p>
      <text:p text:style-name="P1"><text:s text:c="4"/>307.9438, 307.9188, 307.8745, 307.8215, 307.8061, 307.7948, 307.7953, </text:p>
      <text:p text:style-name="P1"><text:s text:c="4"/>307.7576, 307.7228, 307.7006, 307.7153, 307.7038,</text:p>
      <text:p text:style-name="P1"><text:s text:c="2"/>307.7117, 307.6763, 307.6355, 307.606, 307.631, 307.6545, 307.6543, </text:p>
      <text:p text:style-name="P1"><text:s text:c="4"/>307.6478, 307.602, 307.5866, 307.5815, 307.5331, 307.4553, 307.4106, </text:p>
      <text:p text:style-name="P1"><text:s text:c="4"/>307.3587, 307.2741, 307.1762, 307.1419, 307.0838, 307.0388, 306.9495, </text:p>
      <text:p text:style-name="P1"><text:s text:c="4"/>306.8977, 306.8157, 306.738, 306.62, 306.4395, 306.244, 306.025, </text:p>
      <text:p text:style-name="P1"><text:s text:c="4"/>305.8473, 305.7302, 305.6635, 305.5399, 305.4987, 305.6474, 306.1693, </text:p>
      <text:p text:style-name="P1"><text:s text:c="4"/>308.3963, 309.7789, 310.6893, 312.713, 313.1877, 312.5295, 310.6779, </text:p>
      <text:p text:style-name="P1"><text:s text:c="4"/>310.0344, 309.5052, 308.4135, 308.1135, 307.9028, 308.6031, 308.8886, </text:p>
      <text:p text:style-name="P1"><text:s text:c="4"/>308.0306, 309.714, 309.0225, 308.7825, 309.1016, 309.2201, 308.3274, </text:p>
      <text:p text:style-name="P1"><text:s text:c="4"/>308.1537, 308.7057, 308.3089, 307.9313, 307.98, 307.9887, 307.9922, </text:p>
      <text:p text:style-name="P1"><text:s text:c="4"/>307.9658, 307.982, 307.9957, 308.0547, 308.0035, 307.9968, 308.0252, </text:p>
      <text:p text:style-name="P1"><text:s text:c="4"/>308.0499, 308.0233, 307.9987, 307.9932, 307.999, 307.9893, 308.0015, </text:p>
      <text:p text:style-name="P1"><text:s text:c="4"/>307.9896, 308.0078, 308.0343, 308.0076, 307.9807, 307.9839, 307.958, </text:p>
      <text:p text:style-name="P1"><text:s text:c="4"/>307.9287, 307.9055, 307.8596, 307.8, 307.7794, 307.7734, 307.7751, </text:p>
      <text:p text:style-name="P1"><text:s text:c="4"/>307.7322, 307.7021, 307.6854, 307.703, 307.7068,</text:p>
      <text:p text:style-name="P1"><text:s text:c="2"/>307.6878, 307.6245, 307.5823, 307.5324, 307.5438, 307.5612, 307.5299, </text:p>
      <text:p text:style-name="P1"><text:s text:c="4"/>307.5337, 307.5074, 307.4904, 307.4983, 307.4613, 307.3956, 307.3302, </text:p>
      <text:p text:style-name="P1"><text:s text:c="4"/>307.2881, 307.1966, 307.1166, 307.084, 307.0594, 306.9938, 306.8711, </text:p>
      <text:p text:style-name="P1"><text:s text:c="4"/>306.7757, 306.6123, 306.453, 306.2585, 305.9662, 305.6857, 305.3423, </text:p>
      <text:p text:style-name="P1"><text:s text:c="4"/>305.1027, 304.9007, 304.8162, 304.6387, 304.5593, 304.6662, 305.309, </text:p>
      <text:p text:style-name="P1"><text:s text:c="4"/>309.0487, 310.1656, 311.468, 313.5629, 313.7071, 312.3202, 311.0167, </text:p>
      <text:p text:style-name="P1"><text:s text:c="4"/>310.1811, 309.2388, 307.7657, 307.1444, 307.8423, 308.8099, 310.0604, </text:p>
      <text:p text:style-name="P1"><text:s text:c="4"/>309.1014, 309.5204, 309.0578, 309.3517, 309.1506, 309.085, 308.3273, </text:p>
      <text:p text:style-name="P1"><text:s text:c="4"/>307.7857, 308.4815, 308.0533, 307.9319, 308.0123, 308.0371, 308.054, </text:p>
      <text:p text:style-name="P1"><text:s text:c="4"/>308.0507, 308.0648, 308.0414, 308.058, 308.0248, 308.0137, 308.0339, </text:p>
      <text:p text:style-name="P1"><text:s text:c="4"/>308.0311, 307.9797, 307.9745, 307.9715, 307.9716, 307.9547, 307.9823, </text:p>
      <text:p text:style-name="P1"><text:s text:c="4"/>308.0028, 308.0073, 308.0274, 307.9931, 307.9869, 307.9977, 307.9541, </text:p>
      <text:p text:style-name="P1"><text:soft-page-break/><text:s text:c="4"/>307.917, 307.8831, 307.8648, 307.822, 307.7644, 307.7213, 307.7251, </text:p>
      <text:p text:style-name="P1"><text:s text:c="4"/>307.6911, 307.6763, 307.6549, 307.6719, 307.6855,</text:p>
      <text:p text:style-name="P1"><text:s text:c="2"/>307.6243, 307.5639, 307.5507, 307.5085, 307.5078, 307.4684, 307.4233, </text:p>
      <text:p text:style-name="P1"><text:s text:c="4"/>307.4258, 307.3748, 307.3876, 307.3885, 307.3748, 307.334, 307.2573, </text:p>
      <text:p text:style-name="P1"><text:s text:c="4"/>307.2127, 307.1068, 307.0263, 306.9585, 306.9002, 306.7965, 306.651, </text:p>
      <text:p text:style-name="P1"><text:s text:c="4"/>306.5499, 306.3498, 306.1551, 305.9325, 305.6498, 305.3929, 305.0782, </text:p>
      <text:p text:style-name="P1"><text:s text:c="4"/>304.8281, 304.5157, 304.2972, 304.0031, 303.7137, 303.602, 304.1145, </text:p>
      <text:p text:style-name="P1"><text:s text:c="4"/>307.5858, 310.8455, 312.8454, 314.1149, 313.9574, 312.8724, 311.6322, </text:p>
      <text:p text:style-name="P1"><text:s text:c="4"/>310.1388, 308.5443, 306.7059, 306.7834, 306.9648, 308.7533, 311.1887, </text:p>
      <text:p text:style-name="P1"><text:s text:c="4"/>309.9754, 309.5735, 309.6539, 309.697, 309.0807, 308.9147, 308.6316, </text:p>
      <text:p text:style-name="P1"><text:s text:c="4"/>307.9716, 308.5439, 307.8258, 307.8939, 307.9669, 307.9836, 308.0127, </text:p>
      <text:p text:style-name="P1"><text:s text:c="4"/>308.0382, 308.0293, 308.0134, 308.0202, 308.0057, 308.0059, 308.006, </text:p>
      <text:p text:style-name="P1"><text:s text:c="4"/>307.9768, 307.9237, 307.9188, 307.904, 307.9122, 307.9239, 307.9322, </text:p>
      <text:p text:style-name="P1"><text:s text:c="4"/>307.971, 308.0027, 307.994, 307.9762, 307.9575, 307.9247, 307.8791, </text:p>
      <text:p text:style-name="P1"><text:s text:c="4"/>307.8512, 307.8071, 307.8062, 307.7981, 307.7333, 307.6731, 307.6573, </text:p>
      <text:p text:style-name="P1"><text:s text:c="4"/>307.6345, 307.6309, 307.6196, 307.6231, 307.6245,</text:p>
      <text:p text:style-name="P1"><text:s text:c="2"/>307.4825, 307.4424, 307.4435, 307.4127, 307.3898, 307.3459, 307.304, </text:p>
      <text:p text:style-name="P1"><text:s text:c="4"/>307.2837, 307.2454, 307.283, 307.2885, 307.2691, 307.2305, 307.1552, </text:p>
      <text:p text:style-name="P1"><text:s text:c="4"/>307.1191, 307.0041, 306.9077, 306.8118, 306.7155, 306.5869, 306.4545, </text:p>
      <text:p text:style-name="P1"><text:s text:c="4"/>306.3506, 306.1512, 305.9592, 305.7472, 305.5358, 305.3464, 305.0922, </text:p>
      <text:p text:style-name="P1"><text:s text:c="4"/>304.838, 304.4639, 304.1077, 303.6688, 303.218, 302.8498, 303.1193, </text:p>
      <text:p text:style-name="P1"><text:s text:c="4"/>306.3421, 308.8528, 311.1996, 313.0942, 312.8296, 312.0143, 311.1902, </text:p>
      <text:p text:style-name="P1"><text:s text:c="4"/>310.2692, 306.8638, 304.8763, 305.9284, 305.4925, 308.4802, 311.509, </text:p>
      <text:p text:style-name="P1"><text:s text:c="4"/>310.8069, 310.2752, 309.7457, 309.2884, 308.7863, 308.5991, 308.9996, </text:p>
      <text:p text:style-name="P1"><text:s text:c="4"/>308.2676, 307.791, 307.6437, 307.7721, 307.8131, 307.8142, 307.8332, </text:p>
      <text:p text:style-name="P1"><text:s text:c="4"/>307.8395, 307.8417, 307.8534, 307.8592, 307.8683, 307.8716, 307.8466, </text:p>
      <text:p text:style-name="P1"><text:s text:c="4"/>307.8356, 307.8058, 307.7874, 307.7864, 307.799, 307.8181, 307.8258, </text:p>
      <text:p text:style-name="P1"><text:s text:c="4"/>307.8527, 307.8801, 307.8691, 307.8476, 307.844, 307.8019, 307.7459, </text:p>
      <text:p text:style-name="P1"><text:s text:c="4"/>307.7192, 307.6992, 307.6886, 307.6817, 307.6276, 307.5571, 307.5257, </text:p>
      <text:p text:style-name="P1"><text:s text:c="4"/>307.5023, 307.4974, 307.485, 307.5029, 307.5114,</text:p>
      <text:p text:style-name="P1"><text:s text:c="2"/>307.1816, 307.1699, 307.1705, 307.1494, 307.1438, 307.1201, 307.0686, </text:p>
      <text:p text:style-name="P1"><text:s text:c="4"/>307.0641, 307.0653, 307.1035, 307.1042, 307.1049, 307.069, 306.9948, </text:p>
      <text:p text:style-name="P1"><text:s text:c="4"/>306.9497, 306.8364, 306.7289, 306.6208, 306.5242, 306.3906, 306.2635, </text:p>
      <text:p text:style-name="P1"><text:s text:c="4"/>306.1466, 305.9462, 305.7491, 305.5521, 305.3727, 305.2201, 305.0114, </text:p>
      <text:p text:style-name="P1"><text:s text:c="4"/>304.7756, 304.4004, 303.9389, 303.4264, 302.9261, 302.4045, 302.3448, </text:p>
      <text:p text:style-name="P1"><text:s text:c="4"/>304.0595, 304.9985, 306.7492, 309.7105, 309.9339, 309.2178, 309.1837, </text:p>
      <text:p text:style-name="P1"><text:s text:c="4"/>308.8398, 306.2715, 304.0626, 304.7311, 304.5934, 308.1914, 310.9653, </text:p>
      <text:p text:style-name="P1"><text:s text:c="4"/>309.9718, 309.9405, 309.1045, 308.5962, 308.2363, 308.1452, 308.7447, </text:p>
      <text:p text:style-name="P1"><text:s text:c="4"/>308.3497, 307.241, 307.4176, 307.529, 307.5482, 307.5403, 307.5441, </text:p>
      <text:p text:style-name="P1"><text:s text:c="4"/>307.5273, 307.5253, 307.5624, 307.5765, 307.5712, 307.5645, 307.5399, </text:p>
      <text:p text:style-name="P1"><text:s text:c="4"/>307.5423, 307.5176, 307.5342, 307.5426, 307.56, 307.5669, 307.5697, </text:p>
      <text:p text:style-name="P1"><text:s text:c="4"/>307.5964, 307.5985, 307.6154, 307.588, 307.5851, 307.5403, 307.4952, </text:p>
      <text:p text:style-name="P1"><text:s text:c="4"/>307.5005, 307.4971, 307.4693, 307.4689, 307.408, 307.3426, 307.2814, </text:p>
      <text:p text:style-name="P1"><text:s text:c="4"/>307.236, 307.2185, 307.2105, 307.2207, 307.2212,</text:p>
      <text:p text:style-name="P1"><text:s text:c="2"/>306.6876, 306.6805, 306.7102, 306.7257, 306.7389, 306.7324, 306.6883, </text:p>
      <text:p text:style-name="P1"><text:s text:c="4"/>306.6927, 306.7465, 306.7943, 306.7984, 306.7889, 306.7802, 306.7346, </text:p>
      <text:p text:style-name="P1"><text:s text:c="4"/>306.6654, 306.5507, 306.4524, 306.3584, 306.2746, 306.1578, 306.0295, </text:p>
      <text:p text:style-name="P1"><text:s text:c="4"/>305.89, 305.6863, 305.4749, 305.2755, 305.0909, 304.9328, 304.7224, </text:p>
      <text:p text:style-name="P1"><text:s text:c="4"/>304.4938, 304.1661, 303.719, 303.1779, 302.6609, 302.1679, 301.9106, </text:p>
      <text:p text:style-name="P1"><text:s text:c="4"/>302.0834, 303.6581, 306.3969, 308.7895, 308.0009, 307.3564, 306.9439, </text:p>
      <text:p text:style-name="P1"><text:s text:c="4"/>305.6309, 302.9606, 301.7444, 303.3032, 303.9077, 307.9494, 309.6221, </text:p>
      <text:p text:style-name="P1"><text:s text:c="4"/>308.3348, 308.5774, 308.0693, 307.6438, 307.09, 306.503, 306.9432, </text:p>
      <text:p text:style-name="P1"><text:s text:c="4"/>307.628, 306.8684, 307.0158, 307.1339, 307.1635, 307.1622, 307.1569, </text:p>
      <text:p text:style-name="P1"><text:s text:c="4"/>307.1177, 307.0933, 307.1278, 307.1569, 307.1451, 307.1193, 307.0811, </text:p>
      <text:p text:style-name="P1"><text:s text:c="4"/>307.0698, 307.0565, 307.1015, 307.1331, 307.1438, 307.1473, 307.1501, </text:p>
      <text:p text:style-name="P1"><text:s text:c="4"/>307.1775, 307.1902, 307.2328, 307.2234, 307.2159, 307.193, 307.1581, </text:p>
      <text:p text:style-name="P1"><text:s text:c="4"/>307.1741, 307.1718, 307.1511, 307.1457, 307.0828, 306.996, 306.8973, </text:p>
      <text:p text:style-name="P1"><text:s text:c="4"/>306.8234, 306.7823, 306.7361, 306.7397, 306.724,</text:p>
      <text:p text:style-name="P1"><text:s text:c="2"/>306.0202, 306.0084, 306.059, 306.1281, 306.1547, 306.1484, 306.1049, </text:p>
      <text:p text:style-name="P1"><text:soft-page-break/><text:s text:c="4"/>306.1428, 306.2225, 306.2943, 306.3298, 306.3145, 306.3276, 306.3108, </text:p>
      <text:p text:style-name="P1"><text:s text:c="4"/>306.238, 306.1406, 306.0722, 305.9942, 305.9405, 305.8251, 305.7065, </text:p>
      <text:p text:style-name="P1"><text:s text:c="4"/>305.5532, 305.343, 305.1283, 304.9064, 304.6985, 304.4982, 304.2497, </text:p>
      <text:p text:style-name="P1"><text:s text:c="4"/>303.9971, 303.6953, 303.3369, 302.8669, 302.328, 301.8832, 301.551, </text:p>
      <text:p text:style-name="P1"><text:s text:c="4"/>301.5064, 302.4869, 304.9272, 306.4345, 306.295, 306.5089, 305.9365, </text:p>
      <text:p text:style-name="P1"><text:s text:c="4"/>303.7159, 301.1472, 299.249, 302.075, 303.2146, 307.7674, 307.8549, </text:p>
      <text:p text:style-name="P1"><text:s text:c="4"/>306.243, 307.0648, 306.5522, 307.1253, 305.9146, 305.2568, 304.6927, </text:p>
      <text:p text:style-name="P1"><text:s text:c="4"/>305.7406, 306.3967, 306.4688, 306.6066, 306.6394, 306.6501, 306.6289, </text:p>
      <text:p text:style-name="P1"><text:s text:c="4"/>306.5803, 306.5336, 306.559, 306.6059, 306.5929, 306.5702, 306.5284, </text:p>
      <text:p text:style-name="P1"><text:s text:c="4"/>306.487, 306.4868, 306.535, 306.5623, 306.5591, 306.5529, 306.572, </text:p>
      <text:p text:style-name="P1"><text:s text:c="4"/>306.6102, 306.649, 306.7133, 306.741, 306.7528, 306.7605, 306.728, </text:p>
      <text:p text:style-name="P1"><text:s text:c="4"/>306.7364, 306.7308, 306.7195, 306.7093, 306.6394, 306.5222, 306.3994, </text:p>
      <text:p text:style-name="P1"><text:s text:c="4"/>306.3006, 306.2271, 306.138, 306.1143, 306.0735,</text:p>
      <text:p text:style-name="P1"><text:s text:c="2"/>305.2806, 305.2386, 305.2991, 305.4001, 305.4629, 305.4634, 305.4237, </text:p>
      <text:p text:style-name="P1"><text:s text:c="4"/>305.4656, 305.5467, 305.6367, 305.684, 305.649, 305.6633, 305.6768, </text:p>
      <text:p text:style-name="P1"><text:s text:c="4"/>305.6314, 305.5857, 305.555, 305.5292, 305.5156, 305.4314, 305.3022, </text:p>
      <text:p text:style-name="P1"><text:s text:c="4"/>305.1581, 304.939, 304.7167, 304.4706, 304.2325, 303.969, 303.663, </text:p>
      <text:p text:style-name="P1"><text:s text:c="4"/>303.3564, 303.043, 302.7167, 302.3685, 301.8959, 301.4359, 300.9869, </text:p>
      <text:p text:style-name="P1"><text:s text:c="4"/>300.9517, 302.0266, 304.1077, 303.6148, 304.2678, 305.5196, 304.9843, </text:p>
      <text:p text:style-name="P1"><text:s text:c="4"/>302.8163, 299.7159, 297.6498, 300.8358, 302.5948, 307.8514, 306.2915, </text:p>
      <text:p text:style-name="P1"><text:s text:c="4"/>304.5267, 304.6724, 305.1273, 305.7983, 304.3067, 303.7419, 303.6161, </text:p>
      <text:p text:style-name="P1"><text:s text:c="4"/>305.1392, 305.746, 305.7944, 305.9352, 305.9903, 306.0027, 305.9784, </text:p>
      <text:p text:style-name="P1"><text:s text:c="4"/>305.9205, 305.8522, 305.8682, 305.9245, 305.9369, 305.9337, 305.8999, </text:p>
      <text:p text:style-name="P1"><text:s text:c="4"/>305.8382, 305.8365, 305.8523, 305.8401, 305.8145, 305.8032, 305.8365, </text:p>
      <text:p text:style-name="P1"><text:s text:c="4"/>305.8784, 305.9278, 306.0312, 306.1135, 306.1656, 306.205, 306.1821, </text:p>
      <text:p text:style-name="P1"><text:s text:c="4"/>306.1974, 306.1934, 306.1906, 306.1772, 306.1089, 305.9831, 305.8389, </text:p>
      <text:p text:style-name="P1"><text:s text:c="4"/>305.7217, 305.6237, 305.4958, 305.4324, 305.3604,</text:p>
      <text:p text:style-name="P1"><text:s text:c="2"/>304.5444, 304.4523, 304.473, 304.5758, 304.692, 304.7406, 304.7126, </text:p>
      <text:p text:style-name="P1"><text:s text:c="4"/>304.7309, 304.7986, 304.8737, 304.9092, 304.8504, 304.8361, 304.874, </text:p>
      <text:p text:style-name="P1"><text:s text:c="4"/>304.8641, 304.8735, 304.9018, 304.9313, 304.955, 304.9191, 304.8111, </text:p>
      <text:p text:style-name="P1"><text:s text:c="4"/>304.7008, 304.5036, 304.2759, 304.0229, 303.7481, 303.4259, 303.0799, </text:p>
      <text:p text:style-name="P1"><text:s text:c="4"/>302.7287, 302.3723, 302.0195, 301.6999, 301.3398, 300.9256, 300.4052, </text:p>
      <text:p text:style-name="P1"><text:s text:c="4"/>300.0925, 301.0922, 303.0179, 301.4836, 302.4493, 304.2127, 303.8114, </text:p>
      <text:p text:style-name="P1"><text:s text:c="4"/>302.2004, 298.3041, 297.4178, 299.9896, 302.2717, 306.728, 304.6221, </text:p>
      <text:p text:style-name="P1"><text:s text:c="4"/>303.0262, 302.7513, 303.3948, 304.17, 301.9771, 302.1554, 303.4098, </text:p>
      <text:p text:style-name="P1"><text:s text:c="4"/>304.8593, 305.0527, 305.139, 305.3344, 305.3391, 305.3018, 305.2472, </text:p>
      <text:p text:style-name="P1"><text:s text:c="4"/>305.1902, 305.1072, 305.0913, 305.1429, 305.1718, 305.1902, 305.1732, </text:p>
      <text:p text:style-name="P1"><text:s text:c="4"/>305.1047, 305.0762, 305.0365, 304.9846, 304.9337, 304.9065, 304.9284, </text:p>
      <text:p text:style-name="P1"><text:s text:c="4"/>304.9861, 305.0389, 305.1678, 305.2934, 305.4056, 305.4985, 305.5038, </text:p>
      <text:p text:style-name="P1"><text:s text:c="4"/>305.529, 305.5583, 305.5696, 305.5634, 305.5086, 305.3878, 305.2348, </text:p>
      <text:p text:style-name="P1"><text:s text:c="4"/>305.0961, 304.9683, 304.8251, 304.7256, 304.6472,</text:p>
      <text:p text:style-name="P1"><text:s text:c="2"/>303.7974, 303.6694, 303.632, 303.6973, 303.8324, 303.9378, 303.963, </text:p>
      <text:p text:style-name="P1"><text:s text:c="4"/>303.9761, 304.0234, 304.0717, 304.0623, 304.0005, 303.9649, 303.9853, </text:p>
      <text:p text:style-name="P1"><text:s text:c="4"/>304.0097, 304.0523, 304.1136, 304.1797, 304.2392, 304.2644, 304.1833, </text:p>
      <text:p text:style-name="P1"><text:s text:c="4"/>304.1248, 303.9816, 303.7864, 303.5518, 303.2664, 302.9214, 302.5602, </text:p>
      <text:p text:style-name="P1"><text:s text:c="4"/>302.1933, 301.8029, 301.4037, 301.0419, 300.7357, 300.4117, 299.9268, </text:p>
      <text:p text:style-name="P1"><text:s text:c="4"/>299.3477, 300.0122, 302.6425, 300.5525, 301.5371, 302.7988, 302.2837, </text:p>
      <text:p text:style-name="P1"><text:s text:c="4"/>300.4544, 297.2213, 298.9958, 299.2895, 302.16, 304.083, 301.9117, </text:p>
      <text:p text:style-name="P1"><text:s text:c="4"/>301.6408, 301.7592, 302.281, 302.4505, 300.4306, 301.7583, 303.6205, </text:p>
      <text:p text:style-name="P1"><text:s text:c="4"/>304.2382, 304.3337, 304.4839, 304.6918, 304.6273, 304.6366, 304.5401, </text:p>
      <text:p text:style-name="P1"><text:s text:c="4"/>304.4689, 304.3772, 304.2977, 304.3182, 304.3324, 304.3368, 304.3469, </text:p>
      <text:p text:style-name="P1"><text:s text:c="4"/>304.2837, 304.2224, 304.146, 304.0645, 303.9787, 303.9103, 303.897, </text:p>
      <text:p text:style-name="P1"><text:s text:c="4"/>303.9587, 304.0107, 304.1351, 304.2639, 304.4047, 304.5745, 304.6762, </text:p>
      <text:p text:style-name="P1"><text:s text:c="4"/>304.734, 304.8067, 304.8573, 304.8575, 304.8212, 304.7317, 304.5893, </text:p>
      <text:p text:style-name="P1"><text:s text:c="4"/>304.4409, 304.2877, 304.1181, 304.0115, 303.9243,</text:p>
      <text:p text:style-name="P1"><text:s text:c="2"/>303.0341, 302.8764, 302.7825, 302.801, 302.9288, 303.0723, 303.1446, </text:p>
      <text:p text:style-name="P1"><text:s text:c="4"/>303.1822, 303.2256, 303.244, 303.2043, 303.1467, 303.1028, 303.0977, </text:p>
      <text:p text:style-name="P1"><text:s text:c="4"/>303.1289, 303.1813, 303.2589, 303.3374, 303.4028, 303.441, 303.4116, </text:p>
      <text:p text:style-name="P1"><text:s text:c="4"/>303.3848, 303.3162, 303.2083, 303.039, 302.7629, 302.4271, 302.0736, </text:p>
      <text:p text:style-name="P1"><text:soft-page-break/><text:s text:c="4"/>301.7176, 301.3238, 300.9098, 300.4946, 300.157, 299.8866, 299.4799, </text:p>
      <text:p text:style-name="P1"><text:s text:c="4"/>298.8133, 298.8873, 301.6231, 299.5488, 300.5511, 301.2354, 300.5074, </text:p>
      <text:p text:style-name="P1"><text:s text:c="4"/>298.4401, 297.7042, 299.4645, 298.8209, 301.0703, 299.9737, 300.2636, </text:p>
      <text:p text:style-name="P1"><text:s text:c="4"/>300.756, 300.489, 300.4879, 300.3984, 299.1437, 302.1566, 303.2862, </text:p>
      <text:p text:style-name="P1"><text:s text:c="4"/>303.4687, 303.3599, 303.4046, 303.6239, 303.6524, 303.9063, 303.8893, </text:p>
      <text:p text:style-name="P1"><text:s text:c="4"/>303.7962, 303.6942, 303.5563, 303.5086, 303.4746, 303.4138, 303.4236, </text:p>
      <text:p text:style-name="P1"><text:s text:c="4"/>303.3903, 303.3274, 303.2366, 303.1433, 303.0298, 302.9063, 302.8531, </text:p>
      <text:p text:style-name="P1"><text:s text:c="4"/>302.8735, 302.8913, 302.9896, 303.095, 303.2085, 303.4254, 303.6026, </text:p>
      <text:p text:style-name="P1"><text:s text:c="4"/>303.7454, 303.8719, 303.9979, 304.0443, 304.0397, 303.9771, 303.883, </text:p>
      <text:p text:style-name="P1"><text:s text:c="4"/>303.7398, 303.5681, 303.3799, 303.2592, 303.1673,</text:p>
      <text:p text:style-name="P1"><text:s text:c="2"/>302.2576, 302.0726, 301.9321, 301.8908, 301.9752, 302.1265, 302.2411, </text:p>
      <text:p text:style-name="P1"><text:s text:c="4"/>302.3256, 302.3739, 302.385, 302.3487, 302.2883, 302.2441, 302.2171, </text:p>
      <text:p text:style-name="P1"><text:s text:c="4"/>302.2291, 302.2781, 302.3518, 302.4078, 302.4665, 302.5029, 302.4966, </text:p>
      <text:p text:style-name="P1"><text:s text:c="4"/>302.4941, 302.5029, 302.48, 302.3944, 302.1906, 301.8917, 301.5732, </text:p>
      <text:p text:style-name="P1"><text:s text:c="4"/>301.2387, 300.8732, 300.475, 300.0498, 299.6517, 299.3463, 298.985, </text:p>
      <text:p text:style-name="P1"><text:s text:c="4"/>298.3807, 297.9924, 300.0681, 298.3505, 299.3387, 299.7009, 298.8168, </text:p>
      <text:p text:style-name="P1"><text:s text:c="4"/>296.87, 298.5736, 299.1254, 298.2964, 299.4508, 297.9818, 299.7542, </text:p>
      <text:p text:style-name="P1"><text:s text:c="4"/>300.0472, 298.8939, 298.2423, 297.8398, 298.4528, 302.0472, 302.9422, </text:p>
      <text:p text:style-name="P1"><text:s text:c="4"/>302.6987, 302.2436, 301.9348, 301.966, 301.991, 302.7355, 303.0073, </text:p>
      <text:p text:style-name="P1"><text:s text:c="4"/>303.0491, 302.96, 302.7727, 302.6342, 302.5837, 302.455, 302.4407, </text:p>
      <text:p text:style-name="P1"><text:s text:c="4"/>302.4046, 302.3398, 302.2426, 302.176, 302.0635, 301.9008, 301.8137, </text:p>
      <text:p text:style-name="P1"><text:s text:c="4"/>301.7744, 301.7274, 301.8415, 302.0123, 301.9697, 302.1403, 302.3239, </text:p>
      <text:p text:style-name="P1"><text:s text:c="4"/>302.5675, 302.7691, 302.9723, 303.1068, 303.1564, 303.1423, 303.097, </text:p>
      <text:p text:style-name="P1"><text:s text:c="4"/>302.9856, 302.824, 302.6344, 302.4932, 302.3919,</text:p>
      <text:p text:style-name="P1"><text:s text:c="2"/>301.4842, 301.2866, 301.1002, 300.9914, 301.0171, 301.1386, 301.2576, </text:p>
      <text:p text:style-name="P1"><text:s text:c="4"/>301.3995, 301.4606, 301.4755, 301.4364, 301.3681, 301.3304, 301.2948, </text:p>
      <text:p text:style-name="P1"><text:s text:c="4"/>301.2851, 301.3185, 301.384, 301.43, 301.4602, 301.4693, 301.4651, </text:p>
      <text:p text:style-name="P1"><text:s text:c="4"/>301.485, 301.5471, 301.5937, 301.5895, 301.4857, 301.2578, 300.9836, </text:p>
      <text:p text:style-name="P1"><text:s text:c="4"/>300.6946, 300.3865, 300.0425, 299.6549, 299.2198, 298.8376, 298.4936, </text:p>
      <text:p text:style-name="P1"><text:s text:c="4"/>297.9343, 297.2348, 298.4164, 297.6095, 298.455, 298.9076, 298.2529, </text:p>
      <text:p text:style-name="P1"><text:s text:c="4"/>296.0526, 298.5253, 298.7708, 297.7213, 296.7641, 296.9937, 298.8725, </text:p>
      <text:p text:style-name="P1"><text:s text:c="4"/>298.8339, 297.5697, 296.6525, 296.5988, 297.7972, 301.4016, 302.4897, </text:p>
      <text:p text:style-name="P1"><text:s text:c="4"/>301.7396, 300.9169, 300.0863, 299.5009, 300.0785, 301.1774, 301.6589, </text:p>
      <text:p text:style-name="P1"><text:s text:c="4"/>301.9926, 302.0484, 301.8189, 301.5641, 301.549, 301.376, 301.344, </text:p>
      <text:p text:style-name="P1"><text:s text:c="4"/>301.2908, 301.2191, 301.0882, 301.0442, 300.9434, 300.7715, 300.6661, </text:p>
      <text:p text:style-name="P1"><text:s text:c="4"/>300.5747, 300.4479, 300.5716, 300.9734, 300.9436, 301.0117, 301.0496, </text:p>
      <text:p text:style-name="P1"><text:s text:c="4"/>301.2877, 301.5236, 301.7622, 301.9796, 302.1142, 302.1745, 302.2011, </text:p>
      <text:p text:style-name="P1"><text:s text:c="4"/>302.152, 302.0211, 301.8647, 301.7418, 301.6353,</text:p>
      <text:p text:style-name="P1"><text:s text:c="2"/>300.6946, 300.5105, 300.3112, 300.1655, 300.1134, 300.154, 300.2219, </text:p>
      <text:p text:style-name="P1"><text:s text:c="4"/>300.3713, 300.4662, 300.4918, 300.4738, 300.4019, 300.3654, 300.3175, </text:p>
      <text:p text:style-name="P1"><text:s text:c="4"/>300.2905, 300.3027, 300.3681, 300.4046, 300.4121, 300.3995, 300.3732, </text:p>
      <text:p text:style-name="P1"><text:s text:c="4"/>300.3883, 300.4572, 300.5486, 300.6086, 300.599, 300.4764, 300.28, </text:p>
      <text:p text:style-name="P1"><text:s text:c="4"/>300.0374, 299.7809, 299.5137, 299.2074, 298.804, 298.3776, 298.0085, </text:p>
      <text:p text:style-name="P1"><text:s text:c="4"/>297.4626, 296.6331, 297.3847, 296.1984, 297.2313, 297.3481, 297.2438, </text:p>
      <text:p text:style-name="P1"><text:s text:c="4"/>296.6732, 298.5203, 298.2875, 297.0397, 294.827, 294.9775, 297.0835, </text:p>
      <text:p text:style-name="P1"><text:s text:c="4"/>297.4089, 296.4488, 295.5015, 295.7326, 296.5308, 300.8639, 301.854, </text:p>
      <text:p text:style-name="P1"><text:s text:c="4"/>300.65, 299.6312, 298.3795, 294.9629, 297.9733, 299.5853, 300.0435, </text:p>
      <text:p text:style-name="P1"><text:s text:c="4"/>300.525, 300.8088, 300.615, 300.3002, 300.3774, 300.147, 300.129, </text:p>
      <text:p text:style-name="P1"><text:s text:c="4"/>300.0624, 299.9823, 299.8049, 299.7427, 299.6367, 299.461, 299.3378, </text:p>
      <text:p text:style-name="P1"><text:s text:c="4"/>299.2116, 298.9591, 299.0774, 299.64, 299.8334, 299.9591, 300.0997, </text:p>
      <text:p text:style-name="P1"><text:s text:c="4"/>300.2161, 300.3438, 300.5382, 300.7539, 300.9445, 301.0709, 301.18, </text:p>
      <text:p text:style-name="P1"><text:s text:c="4"/>301.1996, 301.1359, 301.0274, 300.9308, 300.8281,</text:p>
      <text:p text:style-name="P1"><text:s text:c="2"/>299.8774, 299.7267, 299.5493, 299.3894, 299.2903, 299.2528, 299.2428, </text:p>
      <text:p text:style-name="P1"><text:s text:c="4"/>299.3293, 299.4122, 299.444, 299.436, 299.4056, 299.3851, 299.3459, </text:p>
      <text:p text:style-name="P1"><text:s text:c="4"/>299.2914, 299.2611, 299.2805, 299.3113, 299.3033, 299.286, 299.2524, </text:p>
      <text:p text:style-name="P1"><text:s text:c="4"/>299.2604, 299.3015, 299.3842, 299.4841, 299.5426, 299.5227, 299.4136, </text:p>
      <text:p text:style-name="P1"><text:s text:c="4"/>299.2299, 299.0417, 298.8607, 298.6176, 298.2667, 297.8681, 297.5095, </text:p>
      <text:p text:style-name="P1"><text:s text:c="4"/>296.9908, 296.0421, 295.7161, 294.251, 295.7916, 296.0987, 297.0875, </text:p>
      <text:p text:style-name="P1"><text:s text:c="4"/>297.9521, 298.0933, 297.6362, 296.5274, 293.8376, 292.5545, 294.9255, </text:p>
      <text:p text:style-name="P1"><text:soft-page-break/><text:s text:c="4"/>295.6885, 294.9999, 294.6014, 294.6179, 295.2684, 300.7992, 300.9766, </text:p>
      <text:p text:style-name="P1"><text:s text:c="4"/>299.4948, 298.4957, 296.5771, 292.8072, 295.4857, 298.2002, 298.6189, </text:p>
      <text:p text:style-name="P1"><text:s text:c="4"/>298.8006, 299.2126, 299.1297, 298.8522, 298.9693, 298.7763, 298.8102, </text:p>
      <text:p text:style-name="P1"><text:s text:c="4"/>298.7432, 298.631, 298.3917, 298.3253, 298.1741, 297.9805, 297.8599, </text:p>
      <text:p text:style-name="P1"><text:s text:c="4"/>297.7386, 297.4081, 297.6215, 297.9961, 298.283, 298.5665, 299.2175, </text:p>
      <text:p text:style-name="P1"><text:s text:c="4"/>299.4072, 299.4235, 299.4638, 299.5886, 299.7627, 299.9194, 300.0809, </text:p>
      <text:p text:style-name="P1"><text:s text:c="4"/>300.1732, 300.1755, 300.1349, 300.0733, 299.9883,</text:p>
      <text:p text:style-name="P1"><text:s text:c="2"/>299.0149, 298.9049, 298.7494, 298.5948, 298.4731, 298.4105, 298.3505, </text:p>
      <text:p text:style-name="P1"><text:s text:c="4"/>298.3367, 298.3394, 298.3601, 298.364, 298.3737, 298.3762, 298.3555, </text:p>
      <text:p text:style-name="P1"><text:s text:c="4"/>298.2818, 298.2138, 298.1877, 298.189, 298.1658, 298.1494, 298.1042, </text:p>
      <text:p text:style-name="P1"><text:s text:c="4"/>298.0663, 298.0654, 298.1423, 298.2557, 298.3506, 298.3983, 298.3574, </text:p>
      <text:p text:style-name="P1"><text:s text:c="4"/>298.2507, 298.1416, 298.0315, 297.877, 297.6035, 297.2467, 296.9256, </text:p>
      <text:p text:style-name="P1"><text:s text:c="4"/>296.4648, 295.5683, 293.2305, 292.9107, 294.6331, 295.3382, 297.6611, </text:p>
      <text:p text:style-name="P1"><text:s text:c="4"/>297.6644, 297.428, 296.8579, 295.8507, 292.8465, 291.2113, 293.0061, </text:p>
      <text:p text:style-name="P1"><text:s text:c="4"/>293.4558, 292.3778, 292.5045, 293.5311, 296.6394, 300.3458, 299.84, </text:p>
      <text:p text:style-name="P1"><text:s text:c="4"/>298.4149, 294.4213, 292.9601, 291.4082, 292.0542, 296.4019, 297.266, </text:p>
      <text:p text:style-name="P1"><text:s text:c="4"/>297.0595, 297.3187, 297.411, 297.0537, 297.0337, 297.1292, 297.3624, </text:p>
      <text:p text:style-name="P1"><text:s text:c="4"/>297.3029, 297.1661, 296.9082, 296.8443, 296.7058, 296.5035, 296.3632, </text:p>
      <text:p text:style-name="P1"><text:s text:c="4"/>296.273, 296.0461, 296.2329, 296.0812, 296.2216, 296.2959, 297.7956, </text:p>
      <text:p text:style-name="P1"><text:s text:c="4"/>298.6559, 298.7629, 298.5811, 298.5555, 298.6747, 298.8238, 298.9767, </text:p>
      <text:p text:style-name="P1"><text:s text:c="4"/>299.1184, 299.1723, 299.1689, 299.144, 299.0852,</text:p>
      <text:p text:style-name="P1"><text:s text:c="2"/>298.0811, 298.0132, 297.8846, 297.7279, 297.5894, 297.5161, 297.4444, </text:p>
      <text:p text:style-name="P1"><text:s text:c="4"/>297.386, 297.3024, 297.2505, 297.2288, 297.2565, 297.2894, 297.3023, </text:p>
      <text:p text:style-name="P1"><text:s text:c="4"/>297.2282, 297.147, 297.0794, 297.0716, 297.0394, 296.9779, 296.896, </text:p>
      <text:p text:style-name="P1"><text:s text:c="4"/>296.8187, 296.7734, 296.8121, 296.9178, 297.033, 297.1156, 297.1216, </text:p>
      <text:p text:style-name="P1"><text:s text:c="4"/>297.0569, 296.9943, 296.9451, 296.8622, 296.6836, 296.4428, 296.199, </text:p>
      <text:p text:style-name="P1"><text:s text:c="4"/>295.7999, 295.0501, 291.0422, 292.3622, 293.5784, 295.5856, 296.7771, </text:p>
      <text:p text:style-name="P1"><text:s text:c="4"/>296.7109, 296.4342, 295.9096, 294.9502, 291.2871, 291.3543, 292.0087, </text:p>
      <text:p text:style-name="P1"><text:s text:c="4"/>292.1407, 291.7878, 290.48, 294.8886, 298.5896, 299.0434, 298.3404, </text:p>
      <text:p text:style-name="P1"><text:s text:c="4"/>294.0675, 288.8224, 290.221, 290.5446, 290.9054, 294.6272, 295.6895, </text:p>
      <text:p text:style-name="P1"><text:s text:c="4"/>295.2983, 295.3326, 295.5059, 295.057, 294.7269, 295.3086, 295.7288, </text:p>
      <text:p text:style-name="P1"><text:s text:c="4"/>295.7055, 295.5817, 295.3994, 295.387, 295.2846, 295.0964, 294.9411, </text:p>
      <text:p text:style-name="P1"><text:s text:c="4"/>294.8192, 294.6714, 294.717, 294.406, 293.9438, 293.3318, 295.6067, </text:p>
      <text:p text:style-name="P1"><text:s text:c="4"/>297.5006, 297.9616, 297.7166, 297.5627, 297.5868, 297.7147, 297.8376, </text:p>
      <text:p text:style-name="P1"><text:s text:c="4"/>297.985, 298.0683, 298.095, 298.1141, 298.1028,</text:p>
      <text:p text:style-name="P1"><text:s text:c="2"/>297.0905, 297.0508, 296.9704, 296.8501, 296.7094, 296.6034, 296.5067, </text:p>
      <text:p text:style-name="P1"><text:s text:c="4"/>296.4148, 296.3136, 296.2277, 296.1772, 296.1817, 296.211, 296.2535, </text:p>
      <text:p text:style-name="P1"><text:s text:c="4"/>296.1992, 296.098, 296.0146, 295.9991, 295.972, 295.8658, 295.745, </text:p>
      <text:p text:style-name="P1"><text:s text:c="4"/>295.6655, 295.5691, 295.5617, 295.6365, 295.7264, 295.8051, 295.823, </text:p>
      <text:p text:style-name="P1"><text:s text:c="4"/>295.7788, 295.7461, 295.7294, 295.7019, 295.599, 295.4594, 295.3323, </text:p>
      <text:p text:style-name="P1"><text:s text:c="4"/>294.9971, 294.4077, 290.0151, 290.5089, 291.366, 294.5169, 295.5493, </text:p>
      <text:p text:style-name="P1"><text:s text:c="4"/>295.5561, 295.2438, 294.8958, 293.8767, 289.9782, 290.0642, 290.3284, </text:p>
      <text:p text:style-name="P1"><text:s text:c="4"/>290.5925, 289.5883, 289.8694, 295.2684, 297.1042, 297.2611, 296.8606, </text:p>
      <text:p text:style-name="P1"><text:s text:c="4"/>288.0164, 286.3604, 288.9738, 289.5617, 289.7603, 291.3387, 293.8257, </text:p>
      <text:p text:style-name="P1"><text:s text:c="4"/>293.8823, 293.9236, 294.0805, 293.687, 293.3444, 293.8195, 294.2186, </text:p>
      <text:p text:style-name="P1"><text:s text:c="4"/>294.2375, 294.1265, 294.0805, 294.1318, 294.0407, 293.7977, 293.5054, </text:p>
      <text:p text:style-name="P1"><text:s text:c="4"/>293.2957, 293.0791, 293.0401, 293.0965, 292.6295, 290.3505, 293.2945, </text:p>
      <text:p text:style-name="P1"><text:s text:c="4"/>296.2448, 297.0339, 296.8361, 296.6282, 296.5817, 296.6496, 296.7595, </text:p>
      <text:p text:style-name="P1"><text:s text:c="4"/>296.8798, 296.9805, 297.0237, 297.0703, 297.0864,</text:p>
      <text:p text:style-name="P1"><text:s text:c="2"/>296.038, 296.0133, 295.9556, 295.8715, 295.7687, 295.6448, 295.5404, </text:p>
      <text:p text:style-name="P1"><text:s text:c="4"/>295.4413, 295.3177, 295.2224, 295.1463, 295.1269, 295.1541, 295.186, </text:p>
      <text:p text:style-name="P1"><text:s text:c="4"/>295.139, 295.0446, 294.9439, 294.8977, 294.8821, 294.7735, 294.6474, </text:p>
      <text:p text:style-name="P1"><text:s text:c="4"/>294.5451, 294.4475, 294.3885, 294.4227, 294.4669, 294.5252, 294.5462, </text:p>
      <text:p text:style-name="P1"><text:s text:c="4"/>294.5152, 294.4874, 294.4623, 294.4386, 294.3948, 294.3541, 294.3435, </text:p>
      <text:p text:style-name="P1"><text:s text:c="4"/>294.0898, 293.6609, 288.7854, 289.5758, 290.8335, 293.2404, 294.1318, </text:p>
      <text:p text:style-name="P1"><text:s text:c="4"/>294.1599, 293.9624, 293.8061, 293.1403, 288.7603, 287.9235, 288.1106, </text:p>
      <text:p text:style-name="P1"><text:s text:c="4"/>287.7927, 287.1133, 288.8027, 294.7909, 295.5482, 295.5132, 295.7737, </text:p>
      <text:p text:style-name="P1"><text:s text:c="4"/>286.6424, 286.755, 288.5499, 289.1426, 288.9992, 288.6828, 290.8154, </text:p>
      <text:p text:style-name="P1"><text:s text:c="4"/>292.7655, 293.011, 293.1713, 293.0272, 292.6401, 292.7512, 293.0234, </text:p>
      <text:p text:style-name="P1"><text:soft-page-break/><text:s text:c="4"/>293.0083, 292.914, 292.928, 292.9434, 292.7761, 292.3774, 291.8522, </text:p>
      <text:p text:style-name="P1"><text:s text:c="4"/>291.5502, 290.5387, 291.0824, 291.8095, 291.5089, 288.9762, 292.1243, </text:p>
      <text:p text:style-name="P1"><text:s text:c="4"/>295.2437, 296.0078, 295.969, 295.7794, 295.6402, 295.6429, 295.7245, </text:p>
      <text:p text:style-name="P1"><text:s text:c="4"/>295.8081, 295.8775, 295.9341, 295.9842, 296.0219,</text:p>
      <text:p text:style-name="P1"><text:s text:c="2"/>294.9223, 294.908, 294.8706, 294.818, 294.7318, 294.6232, 294.5177, </text:p>
      <text:p text:style-name="P1"><text:s text:c="4"/>294.4225, 294.3, 294.1966, 294.0927, 294.0621, 294.0709, 294.084, </text:p>
      <text:p text:style-name="P1"><text:s text:c="4"/>294.0458, 293.9555, 293.8394, 293.7421, 293.7358, 293.6673, 293.5653, </text:p>
      <text:p text:style-name="P1"><text:s text:c="4"/>293.4807, 293.3848, 293.2952, 293.2666, 293.2655, 293.2841, 293.3009, </text:p>
      <text:p text:style-name="P1"><text:s text:c="4"/>293.2886, 293.2599, 293.2492, 293.2334, 293.2129, 293.21, 293.2689, </text:p>
      <text:p text:style-name="P1"><text:s text:c="4"/>293.1689, 292.7142, 287.1606, 288.2104, 290.0781, 292.6937, 292.6299, </text:p>
      <text:p text:style-name="P1"><text:s text:c="4"/>292.7192, 292.741, 292.7418, 292.3962, 287.8763, 286.2422, 285.7993, </text:p>
      <text:p text:style-name="P1"><text:s text:c="4"/>285.6133, 286.8808, 290.8299, 293.7803, 294.0228, 294.0709, 293.0611, </text:p>
      <text:p text:style-name="P1"><text:s text:c="4"/>286.4037, 286.6667, 288.4105, 289.4753, 288.6024, 287.9423, 288.7108, </text:p>
      <text:p text:style-name="P1"><text:s text:c="4"/>291.6662, 292.3098, 292.3601, 292.2711, 291.9541, 291.9725, 292.0933, </text:p>
      <text:p text:style-name="P1"><text:s text:c="4"/>292.0009, 291.7867, 291.745, 291.5898, 291.1089, 290.2627, 288.4681, </text:p>
      <text:p text:style-name="P1"><text:s text:c="4"/>288.5437, 285.8956, 287.5201, 290.6257, 290.34, 287.7935, 291.3231, </text:p>
      <text:p text:style-name="P1"><text:s text:c="4"/>294.2045, 294.7453, 294.8687, 294.8689, 294.7245, 294.6526, 294.6883, </text:p>
      <text:p text:style-name="P1"><text:s text:c="4"/>294.7605, 294.8167, 294.8587, 294.8895, 294.8984,</text:p>
      <text:p text:style-name="P1"><text:s text:c="2"/>293.7231, 293.7016, 293.6659, 293.6158, 293.5408, 293.4509, 293.3736, </text:p>
      <text:p text:style-name="P1"><text:s text:c="4"/>293.3114, 293.2111, 293.1091, 292.9662, 292.9196, 292.9248, 292.9232, </text:p>
      <text:p text:style-name="P1"><text:s text:c="4"/>292.8995, 292.8248, 292.6906, 292.5526, 292.5277, 292.4928, 292.4437, </text:p>
      <text:p text:style-name="P1"><text:s text:c="4"/>292.3911, 292.3219, 292.2408, 292.1642, 292.1175, 292.0898, 292.0845, </text:p>
      <text:p text:style-name="P1"><text:s text:c="4"/>292.0892, 292.0814, 292.0788, 292.0899, 292.0848, 292.1066, 292.1879, </text:p>
      <text:p text:style-name="P1"><text:s text:c="4"/>292.2094, 291.6823, 286.4314, 287.5277, 290.2173, 291.4534, 291.1931, </text:p>
      <text:p text:style-name="P1"><text:s text:c="4"/>291.3771, 291.5998, 291.7055, 291.714, 287.2158, 285.5849, 285.4462, </text:p>
      <text:p text:style-name="P1"><text:s text:c="4"/>286.9626, 290.2737, 292.0909, 292.4338, 292.5582, 292.7361, 293.6986, </text:p>
      <text:p text:style-name="P1"><text:s text:c="4"/>287.3473, 286.9653, 289.8514, 292.3451, 290.9629, 289.9438, 289.8399, </text:p>
      <text:p text:style-name="P1"><text:s text:c="4"/>291.3729, 291.705, 291.6308, 291.4997, 291.3149, 291.2878, 291.2818, </text:p>
      <text:p text:style-name="P1"><text:s text:c="4"/>291.0753, 290.3462, 290.1005, 289.6826, 288.0398, 286.304, 285.1491, </text:p>
      <text:p text:style-name="P1"><text:s text:c="4"/>285.9472, 285.1812, 287.6485, 289.2917, 288.9525, 286.1944, 290.3659, </text:p>
      <text:p text:style-name="P1"><text:s text:c="4"/>292.7168, 293.1449, 293.4198, 293.6659, 293.7182, 293.653, 293.6452, </text:p>
      <text:p text:style-name="P1"><text:s text:c="4"/>293.7116, 293.7686, 293.7877, 293.7679, 293.7336,</text:p>
      <text:p text:style-name="P1"><text:s text:c="2"/>292.5827, 292.5122, 292.4604, 292.3812, 292.3134, 292.2348, 292.1944, </text:p>
      <text:p text:style-name="P1"><text:s text:c="4"/>292.1739, 292.1288, 292.0543, 291.938, 291.8423, 291.8094, 291.7946, </text:p>
      <text:p text:style-name="P1"><text:s text:c="4"/>291.7936, 291.7518, 291.6313, 291.4547, 291.4032, 291.3887, 291.3864, </text:p>
      <text:p text:style-name="P1"><text:s text:c="4"/>291.3586, 291.3134, 291.2729, 291.1972, 291.1106, 291.0413, 291.015, </text:p>
      <text:p text:style-name="P1"><text:s text:c="4"/>291.0219, 291.0297, 291.0589, 291.0886, 291.0975, 291.1335, 291.2167, </text:p>
      <text:p text:style-name="P1"><text:s text:c="4"/>291.2872, 291.0391, 286.8213, 287.268, 288.5434, 290.236, 290.0894, </text:p>
      <text:p text:style-name="P1"><text:s text:c="4"/>290.3106, 290.6428, 290.823, 291.1602, 287.9467, 286.9085, 288.4982, </text:p>
      <text:p text:style-name="P1"><text:s text:c="4"/>290.7623, 291.2004, 291.0281, 291.2189, 291.4327, 291.6206, 292.6187, </text:p>
      <text:p text:style-name="P1"><text:s text:c="4"/>290.0884, 288.8078, 291.5155, 292.0052, 291.8803, 291.6748, 291.4049, </text:p>
      <text:p text:style-name="P1"><text:s text:c="4"/>291.306, 291.1521, 290.9229, 290.7234, 290.6018, 290.5894, 290.541, </text:p>
      <text:p text:style-name="P1"><text:s text:c="4"/>289.5032, 286.0818, 285.0503, 285.3498, 285.0547, 284.3204, 283.6148, </text:p>
      <text:p text:style-name="P1"><text:s text:c="4"/>283.9765, 284.2599, 286.8431, 287.8355, 287.0184, 283.9722, 288.3668, </text:p>
      <text:p text:style-name="P1"><text:s text:c="4"/>290.7429, 291.3114, 291.6276, 292.0992, 292.5449, 292.6639, 292.6874, </text:p>
      <text:p text:style-name="P1"><text:s text:c="4"/>292.7391, 292.7943, 292.8054, 292.7492, 292.6587,</text:p>
      <text:p text:style-name="P1"><text:s text:c="2"/>291.4241, 291.2791, 291.1719, 291.0521, 290.9695, 290.9081, 290.8806, </text:p>
      <text:p text:style-name="P1"><text:s text:c="4"/>290.8794, 290.8672, 290.8448, 290.7827, 290.6977, 290.6479, 290.6133, </text:p>
      <text:p text:style-name="P1"><text:s text:c="4"/>290.6262, 290.6206, 290.5207, 290.3575, 290.2858, 290.273, 290.2802, </text:p>
      <text:p text:style-name="P1"><text:s text:c="4"/>290.2632, 290.2465, 290.2411, 290.1872, 290.0979, 290.0063, 289.9492, </text:p>
      <text:p text:style-name="P1"><text:s text:c="4"/>289.951, 289.9744, 290.0166, 290.0625, 290.1024, 290.1653, 290.2663, </text:p>
      <text:p text:style-name="P1"><text:s text:c="4"/>290.418, 289.4974, 285.603, 286.826, 287.2523, 289.3842, 289.244, </text:p>
      <text:p text:style-name="P1"><text:s text:c="4"/>289.4185, 289.7508, 289.9768, 290.1738, 290.3549, 290.3123, 290.1384, </text:p>
      <text:p text:style-name="P1"><text:s text:c="4"/>290.3205, 290.2601, 290.2486, 290.3636, 290.5482, 290.6657, 291.1954, </text:p>
      <text:p text:style-name="P1"><text:s text:c="4"/>291.6093, 291.2528, 291.1318, 291.0601, 291.0421, 290.9429, 290.7828, </text:p>
      <text:p text:style-name="P1"><text:s text:c="4"/>290.6114, 290.3889, 290.0396, 289.8249, 289.7285, 289.7052, 289.6996, </text:p>
      <text:p text:style-name="P1"><text:s text:c="4"/>287.1682, 283.7239, 282.8522, 283.1517, 283.1253, 282.6498, 282.0951, </text:p>
      <text:p text:style-name="P1"><text:s text:c="4"/>282.1069, 282.1323, 282.7783, 283.2198, 282.9007, 281.0289, 282.3458, </text:p>
      <text:p text:style-name="P1"><text:s text:c="4"/>287.1424, 288.5383, 288.7875, 289.6119, 290.8232, 291.4093, 291.6149, </text:p>
      <text:p text:style-name="P1"><text:soft-page-break/><text:s text:c="4"/>291.7068, 291.7447, 291.7354, 291.675, 291.5663,</text:p>
      <text:p text:style-name="P1"><text:s text:c="2"/>290.2384, 290.041, 289.8717, 289.7214, 289.6196, 289.5458, 289.5121, </text:p>
      <text:p text:style-name="P1"><text:s text:c="4"/>289.5384, 289.5741, 289.5782, 289.575, 289.5397, 289.5142, 289.5089, </text:p>
      <text:p text:style-name="P1"><text:s text:c="4"/>289.519, 289.5171, 289.4474, 289.3264, 289.2502, 289.2386, 289.2304, </text:p>
      <text:p text:style-name="P1"><text:s text:c="4"/>289.2188, 289.2191, 289.2328, 289.2024, 289.1257, 289.0433, 288.9942, </text:p>
      <text:p text:style-name="P1"><text:s text:c="4"/>288.9966, 289.0373, 289.0875, 289.1562, 289.2314, 289.3171, 289.417, </text:p>
      <text:p text:style-name="P1"><text:s text:c="4"/>289.6258, 288.7056, 284.6795, 286.1766, 286.3333, 288.7896, 288.5991, </text:p>
      <text:p text:style-name="P1"><text:s text:c="4"/>288.7314, 288.9893, 289.2387, 289.3964, 289.4745, 289.4934, 289.5122, </text:p>
      <text:p text:style-name="P1"><text:s text:c="4"/>289.571, 289.5975, 289.6119, 289.6773, 289.785, 289.8515, 290.0474, </text:p>
      <text:p text:style-name="P1"><text:s text:c="4"/>290.2227, 290.0869, 290.0304, 290.0284, 289.9556, 289.8505, 289.7088, </text:p>
      <text:p text:style-name="P1"><text:s text:c="4"/>289.4205, 289.0789, 288.7939, 288.6772, 288.6675, 288.6845, 288.6882, </text:p>
      <text:p text:style-name="P1"><text:s text:c="4"/>285.0508, 282.5286, 281.6776, 281.5964, 281.4302, 280.8677, 280.3613, </text:p>
      <text:p text:style-name="P1"><text:s text:c="4"/>280.1447, 279.9645, 279.7741, 279.6198, 279.7579, 278.4055, 277.9378, </text:p>
      <text:p text:style-name="P1"><text:s text:c="4"/>283.0283, 285.4988, 285.7358, 286.8183, 288.6898, 289.8194, 290.3464, </text:p>
      <text:p text:style-name="P1"><text:s text:c="4"/>290.5591, 290.5977, 290.5693, 290.5011, 290.4008,</text:p>
      <text:p text:style-name="P1"><text:s text:c="2"/>288.7196, 288.5308, 288.3523, 288.2107, 288.1013, 288.0244, 288.0032, </text:p>
      <text:p text:style-name="P1"><text:s text:c="4"/>288.0548, 288.1324, 288.1843, 288.2307, 288.265, 288.2944, 288.3475, </text:p>
      <text:p text:style-name="P1"><text:s text:c="4"/>288.385, 288.4012, 288.3674, 288.283, 288.2109, 288.1894, 288.1787, </text:p>
      <text:p text:style-name="P1"><text:s text:c="4"/>288.1578, 288.1626, 288.1873, 288.1624, 288.114, 288.0587, 288.0368, </text:p>
      <text:p text:style-name="P1"><text:s text:c="4"/>288.0497, 288.1129, 288.1848, 288.2807, 288.3834, 288.4878, 288.6027, </text:p>
      <text:p text:style-name="P1"><text:s text:c="4"/>288.7812, 289.1804, 286.3669, 285.9485, 285.595, 287.5697, 288.1439, </text:p>
      <text:p text:style-name="P1"><text:s text:c="4"/>288.2147, 288.3486, 288.5564, 288.7133, 288.8247, 288.8774, 288.9099, </text:p>
      <text:p text:style-name="P1"><text:s text:c="4"/>288.9214, 288.92, 288.9206, 288.9116, 288.9317, 288.938, 288.9731, </text:p>
      <text:p text:style-name="P1"><text:s text:c="4"/>288.9432, 288.9066, 288.7949, 288.5929, 288.314, 288.1597, 287.9231, </text:p>
      <text:p text:style-name="P1"><text:s text:c="4"/>287.569, 287.2303, 287.0943, 287.1431, 287.2359, 287.3789, 286.9429, </text:p>
      <text:p text:style-name="P1"><text:s text:c="4"/>282.9436, 281.4996, 280.6855, 280.2565, 279.8291, 279.0511, 278.4533, </text:p>
      <text:p text:style-name="P1"><text:s text:c="4"/>277.9904, 277.7513, 277.8584, 277.419, 277.2891, 276.042, 274.896, </text:p>
      <text:p text:style-name="P1"><text:s text:c="4"/>277.9691, 282.9536, 283.458, 284.5123, 286.5193, 288.0025, 288.8233, </text:p>
      <text:p text:style-name="P1"><text:s text:c="4"/>289.1713, 289.2095, 289.116, 288.9941, 288.8711,</text:p>
      <text:p text:style-name="P1"><text:s text:c="2"/>286.9826, 286.8419, 286.7245, 286.655, 286.6031, 286.5675, 286.5966, </text:p>
      <text:p text:style-name="P1"><text:s text:c="4"/>286.6892, 286.7859, 286.8548, 286.9382, 287.038, 287.1544, 287.2726, </text:p>
      <text:p text:style-name="P1"><text:s text:c="4"/>287.3502, 287.3947, 287.3939, 287.3354, 287.2741, 287.2528, 287.2359, </text:p>
      <text:p text:style-name="P1"><text:s text:c="4"/>287.2065, 287.199, 287.2095, 287.1879, 287.1723, 287.1663, 287.1863, </text:p>
      <text:p text:style-name="P1"><text:s text:c="4"/>287.2212, 287.3068, 287.4075, 287.511, 287.6213, 287.7316, 287.8519, </text:p>
      <text:p text:style-name="P1"><text:s text:c="4"/>288.0053, 288.5, 288.3143, 287.7941, 287.3983, 287.8837, 287.9342, </text:p>
      <text:p text:style-name="P1"><text:s text:c="4"/>287.8232, 287.8332, 287.9686, 288.1083, 288.2361, 288.315, 288.3373, </text:p>
      <text:p text:style-name="P1"><text:s text:c="4"/>288.312, 288.2482, 288.1639, 288.0344, 287.9157, 287.8306, 287.7482, </text:p>
      <text:p text:style-name="P1"><text:s text:c="4"/>287.4313, 287.0131, 284.4076, 283.0022, 283.7644, 285.3195, 285.5282, </text:p>
      <text:p text:style-name="P1"><text:s text:c="4"/>285.3197, 285.2365, 285.1605, 285.2083, 285.4224, 285.6011, 284.2359, </text:p>
      <text:p text:style-name="P1"><text:s text:c="4"/>281.1513, 280.2517, 279.8449, 279.3878, 278.6582, 277.616, 277.0068, </text:p>
      <text:p text:style-name="P1"><text:s text:c="4"/>276.8217, 276.6211, 276.4696, 275.8187, 275.3092, 274.4303, 272.9767, </text:p>
      <text:p text:style-name="P1"><text:s text:c="4"/>272.95, 278.0706, 281.6683, 282.7354, 284.5474, 286.0822, 287.1436, </text:p>
      <text:p text:style-name="P1"><text:s text:c="4"/>287.6723, 287.7198, 287.5246, 287.2906, 287.1167,</text:p>
      <text:p text:style-name="P1"><text:s text:c="2"/>285.2802, 285.2022, 285.1554, 285.1761, 285.2211, 285.2623, 285.3456, </text:p>
      <text:p text:style-name="P1"><text:s text:c="4"/>285.4682, 285.572, 285.6451, 285.7552, 285.9182, 286.114, 286.3014, </text:p>
      <text:p text:style-name="P1"><text:s text:c="4"/>286.4177, 286.4734, 286.4973, 286.4597, 286.4106, 286.3917, 286.3802, </text:p>
      <text:p text:style-name="P1"><text:s text:c="4"/>286.3549, 286.3281, 286.3257, 286.3248, 286.3292, 286.3631, 286.4185, </text:p>
      <text:p text:style-name="P1"><text:s text:c="4"/>286.4872, 286.5943, 286.6993, 286.7971, 286.8898, 286.9945, 287.1314, </text:p>
      <text:p text:style-name="P1"><text:s text:c="4"/>287.2839, 287.5819, 287.7607, 287.7008, 287.5934, 287.5755, 287.4753, </text:p>
      <text:p text:style-name="P1"><text:s text:c="4"/>287.3497, 287.3382, 287.4389, 287.5568, 287.6996, 287.7581, 287.7498, </text:p>
      <text:p text:style-name="P1"><text:s text:c="4"/>287.6496, 287.5266, 287.3575, 286.9894, 286.6089, 286.3268, 285.8688, </text:p>
      <text:p text:style-name="P1"><text:s text:c="4"/>283.2145, 281.2953, 277.6019, 275.5311, 275.8535, 278.1456, 282.4098, </text:p>
      <text:p text:style-name="P1"><text:s text:c="4"/>282.5096, 282.3823, 281.5885, 281.5498, 283.0119, 283.452, 281.9674, </text:p>
      <text:p text:style-name="P1"><text:s text:c="4"/>279.6523, 278.8722, 278.7036, 278.2955, 277.4056, 276.3024, 275.6979, </text:p>
      <text:p text:style-name="P1"><text:s text:c="4"/>275.5304, 275.194, 274.7901, 274.1062, 273.4271, 272.8079, 271.5472, </text:p>
      <text:p text:style-name="P1"><text:s text:c="4"/>269.8635, 272.969, 279.5685, 281.1091, 282.4525, 283.8149, 285.171, </text:p>
      <text:p text:style-name="P1"><text:s text:c="4"/>285.9862, 286.1071, 285.8543, 285.5598, 285.3794,</text:p>
      <text:p text:style-name="P1"><text:s text:c="2"/>283.9743, 283.9393, 283.9415, 284.0055, 284.1026, 284.2015, 284.313, </text:p>
      <text:p text:style-name="P1"><text:s text:c="4"/>284.4491, 284.5582, 284.6493, 284.7847, 284.9862, 285.2312, 285.4624, </text:p>
      <text:p text:style-name="P1"><text:soft-page-break/><text:s text:c="4"/>285.6157, 285.6797, 285.7075, 285.6797, 285.6452, 285.635, 285.6342, </text:p>
      <text:p text:style-name="P1"><text:s text:c="4"/>285.6362, 285.6191, 285.6008, 285.6187, 285.6601, 285.731, 285.8191, </text:p>
      <text:p text:style-name="P1"><text:s text:c="4"/>285.9118, 286.0082, 286.0824, 286.1487, 286.2137, 286.3129, 286.4524, </text:p>
      <text:p text:style-name="P1"><text:s text:c="4"/>286.5767, 286.7171, 286.8197, 286.8536, 286.8605, 286.8705, 286.8187, </text:p>
      <text:p text:style-name="P1"><text:s text:c="4"/>286.7577, 286.8115, 286.9373, 287.0652, 287.175, 287.1857, 287.0807, </text:p>
      <text:p text:style-name="P1"><text:s text:c="4"/>286.9094, 286.1191, 283.7107, 280.8667, 280.3122, 279.3522, 277.2661, </text:p>
      <text:p text:style-name="P1"><text:s text:c="4"/>275.1968, 274.3025, 273.4662, 272.6092, 271.5056, 272.0427, 273.5568, </text:p>
      <text:p text:style-name="P1"><text:s text:c="4"/>272.8394, 272.4551, 272.7081, 272.7332, 277.5078, 281.1614, 281.0479, </text:p>
      <text:p text:style-name="P1"><text:s text:c="4"/>279.4265, 278.0065, 277.3218, 276.6119, 275.8326, 274.9184, 274.2314, </text:p>
      <text:p text:style-name="P1"><text:s text:c="4"/>273.7506, 273.2069, 272.6557, 272.0935, 271.3824, 270.661, 270.146, </text:p>
      <text:p text:style-name="P1"><text:s text:c="4"/>268.3488, 269.2532, 276.1656, 279.6581, 280.6652, 281.756, 283.1035, </text:p>
      <text:p text:style-name="P1"><text:s text:c="4"/>284.119, 284.4207, 284.3024, 284.1083, 284.0119,</text:p>
      <text:p text:style-name="P1"><text:s text:c="2"/>283.0892, 283.1199, 283.1892, 283.2829, 283.3807, 283.4774, 283.5882, </text:p>
      <text:p text:style-name="P1"><text:s text:c="4"/>283.7087, 283.8227, 283.9328, 284.0904, 284.312, 284.5677, 284.8121, </text:p>
      <text:p text:style-name="P1"><text:s text:c="4"/>284.952, 285.0125, 285.0382, 285.0112, 284.996, 285.0074, 285.0251, </text:p>
      <text:p text:style-name="P1"><text:s text:c="4"/>285.0313, 285.0336, 285.0505, 285.0995, 285.1734, 285.2796, 285.3799, </text:p>
      <text:p text:style-name="P1"><text:s text:c="4"/>285.4671, 285.5143, 285.5235, 285.5441, 285.5891, 285.69, 285.7909, </text:p>
      <text:p text:style-name="P1"><text:s text:c="4"/>285.8274, 285.8049, 285.8343, 285.9243, 286.0311, 286.1247, 286.1762, </text:p>
      <text:p text:style-name="P1"><text:s text:c="4"/>286.2209, 286.3248, 286.4515, 286.5487, 286.5982, 286.5457, 286.3153, </text:p>
      <text:p text:style-name="P1"><text:s text:c="4"/>285.6471, 281.056, 277.5834, 275.8817, 275.0654, 273.7437, 272.1652, </text:p>
      <text:p text:style-name="P1"><text:s text:c="4"/>271.1357, 270.4279, 270.8256, 270.1093, 268.9602, 269.0956, 268.8848, </text:p>
      <text:p text:style-name="P1"><text:s text:c="4"/>267.8708, 267.6887, 268.0001, 268.8554, 274.3962, 279.2385, 280.4202, </text:p>
      <text:p text:style-name="P1"><text:s text:c="4"/>280.7668, 279.0555, 276.8522, 275.3032, 274.4074, 273.2576, 272.1568, </text:p>
      <text:p text:style-name="P1"><text:s text:c="4"/>271.408, 270.7156, 270.0337, 269.7843, 269.2406, 268.8062, 268.5519, </text:p>
      <text:p text:style-name="P1"><text:s text:c="4"/>266.9225, 266.6397, 271.7492, 278.1882, 279.5612, 280.5402, 281.5523, </text:p>
      <text:p text:style-name="P1"><text:s text:c="4"/>282.425, 282.8546, 282.995, 283.0255, 283.0603,</text:p>
      <text:p text:style-name="P1"><text:s text:c="2"/>282.5146, 282.6166, 282.7459, 282.8662, 282.9572, 283.0303, 283.1151, </text:p>
      <text:p text:style-name="P1"><text:s text:c="4"/>283.2194, 283.3307, 283.4406, 283.6085, 283.8488, 284.0999, 284.3062, </text:p>
      <text:p text:style-name="P1"><text:s text:c="4"/>284.4023, 284.4266, 284.4417, 284.4391, 284.4493, 284.4682, 284.4878, </text:p>
      <text:p text:style-name="P1"><text:s text:c="4"/>284.5175, 284.554, 284.6125, 284.7019, 284.8105, 284.93, 285.0142, </text:p>
      <text:p text:style-name="P1"><text:s text:c="4"/>285.0646, 285.078, 285.0316, 284.9699, 284.9978, 285.1394, 285.2682, </text:p>
      <text:p text:style-name="P1"><text:s text:c="4"/>285.1803, 284.995, 284.9394, 285.0654, 285.2564, 285.437, 285.5685, </text:p>
      <text:p text:style-name="P1"><text:s text:c="4"/>285.6812, 285.8023, 285.9015, 285.9474, 285.9237, 285.7757, 285.3751, </text:p>
      <text:p text:style-name="P1"><text:s text:c="4"/>283.5752, 277.8563, 275.3174, 274.108, 272.9882, 271.2524, 270.1806, </text:p>
      <text:p text:style-name="P1"><text:s text:c="4"/>269.04, 268.0798, 268.8058, 268.0734, 267.1065, 266.7747, 265.7862, </text:p>
      <text:p text:style-name="P1"><text:s text:c="4"/>265.1617, 265.0211, 265.0363, 266.7596, 272.0919, 277.2029, 278.8324, </text:p>
      <text:p text:style-name="P1"><text:s text:c="4"/>279.6429, 279.6156, 278.7204, 274.016, 272.4868, 270.9856, 269.4723, </text:p>
      <text:p text:style-name="P1"><text:s text:c="4"/>268.5498, 268.0788, 267.5058, 267.3366, 267.1046, 267.0413, 266.5671, </text:p>
      <text:p text:style-name="P1"><text:s text:c="4"/>265.1349, 264.531, 268.4673, 276.3032, 278.5779, 279.6478, 280.5352, </text:p>
      <text:p text:style-name="P1"><text:s text:c="4"/>281.2493, 281.7307, 282.044, 282.2657, 282.423,</text:p>
      <text:p text:style-name="P1"><text:s text:c="2"/>282.1033, 282.2693, 282.4183, 282.5509, 282.65, 282.7285, 282.8057, </text:p>
      <text:p text:style-name="P1"><text:s text:c="4"/>282.8881, 282.981, 283.0919, 283.2784, 283.5304, 283.7428, 283.8707, </text:p>
      <text:p text:style-name="P1"><text:s text:c="4"/>283.9059, 283.9139, 283.9367, 283.9656, 283.9841, 284.0097, 284.0466, </text:p>
      <text:p text:style-name="P1"><text:s text:c="4"/>284.1009, 284.1759, 284.278, 284.393, 284.5035, 284.5905, 284.6447, </text:p>
      <text:p text:style-name="P1"><text:s text:c="4"/>284.7078, 284.7088, 283.8914, 284.3234, 284.3219, 284.4829, 284.0942, </text:p>
      <text:p text:style-name="P1"><text:s text:c="4"/>283.0954, 284.047, 284.0331, 284.1922, 284.4623, 284.7277, 284.9328, </text:p>
      <text:p text:style-name="P1"><text:s text:c="4"/>285.0919, 285.1993, 285.2484, 285.2179, 285.106, 284.8403, 284.197, </text:p>
      <text:p text:style-name="P1"><text:s text:c="4"/>281.7761, 276.7444, 274.7005, 273.5596, 272.6105, 271.1308, 269.4022, </text:p>
      <text:p text:style-name="P1"><text:s text:c="4"/>267.0769, 266.3527, 266.7618, 266.1569, 265.2631, 264.1134, 263.2897, </text:p>
      <text:p text:style-name="P1"><text:s text:c="4"/>263.3664, 263.3944, 262.9906, 264.9169, 268.6187, 274.3559, 276.6591, </text:p>
      <text:p text:style-name="P1"><text:s text:c="4"/>277.5845, 277.3836, 275.3958, 270.4359, 269.0944, 267.2006, 265.9892, </text:p>
      <text:p text:style-name="P1"><text:s text:c="4"/>265.5392, 265.4527, 265.2572, 264.9609, 265.1277, 264.907, 264.1163, </text:p>
      <text:p text:style-name="P1"><text:s text:c="4"/>262.8933, 262.791, 266.5901, 274.9348, 277.4781, 278.6638, 279.7175, </text:p>
      <text:p text:style-name="P1"><text:s text:c="4"/>280.4646, 281.0172, 281.4211, 281.7121, 281.9277,</text:p>
      <text:p text:style-name="P1"><text:s text:c="2"/>281.7545, 281.9752, 282.1384, 282.2722, 282.3815, 282.4677, 282.5665, </text:p>
      <text:p text:style-name="P1"><text:s text:c="4"/>282.6647, 282.7756, 282.9073, 283.0825, 283.2791, 283.3996, 283.4485, </text:p>
      <text:p text:style-name="P1"><text:s text:c="4"/>283.4534, 283.4617, 283.5085, 283.5739, 283.6303, 283.6782, 283.7354, </text:p>
      <text:p text:style-name="P1"><text:s text:c="4"/>283.8116, 283.8856, 283.9654, 284.0235, 284.0777, 284.0995, 284.0902, </text:p>
      <text:p text:style-name="P1"><text:s text:c="4"/>284.063, 282.9081, 277.121, 282.3559, 283.3319, 283.3633, 282.2666, </text:p>
      <text:p text:style-name="P1"><text:soft-page-break/><text:s text:c="4"/>278.4272, 281.1447, 282.8977, 283.2646, 283.58, 283.8915, 284.1505, </text:p>
      <text:p text:style-name="P1"><text:s text:c="4"/>284.3414, 284.4374, 284.4202, 284.2858, 284.0695, 283.6492, 282.8526, </text:p>
      <text:p text:style-name="P1"><text:s text:c="4"/>281.0228, 274.8693, 272.0946, 270.7096, 269.6866, 268.4299, 266.6322, </text:p>
      <text:p text:style-name="P1"><text:s text:c="4"/>265.0932, 265.2072, 264.9521, 263.3992, 262.6624, 262.1738, 260.0661, </text:p>
      <text:p text:style-name="P1"><text:s text:c="4"/>260.9514, 261.5856, 262.9131, 264.4185, 265.2115, 267.631, 271.3183, </text:p>
      <text:p text:style-name="P1"><text:s text:c="4"/>271.6524, 269.5977, 266.8893, 264.2682, 264.5398, 262.5878, 263.0702, </text:p>
      <text:p text:style-name="P1"><text:s text:c="4"/>263.4017, 263.6201, 263.3075, 262.9948, 263.2891, 262.5936, 261.6777, </text:p>
      <text:p text:style-name="P1"><text:s text:c="4"/>261.4485, 261.7167, 264.7836, 270.9216, 274.9766, 276.3567, 278.7815, </text:p>
      <text:p text:style-name="P1"><text:s text:c="4"/>279.7786, 280.4343, 280.8894, 281.2207, 281.5062,</text:p>
      <text:p text:style-name="P1"><text:s text:c="2"/>281.3421, 281.6322, 281.8626, 282.0263, 282.1728, 282.3063, 282.4253, </text:p>
      <text:p text:style-name="P1"><text:s text:c="4"/>282.5431, 282.6605, 282.7884, 282.906, 283.0071, 283.0585, 283.0648, </text:p>
      <text:p text:style-name="P1"><text:s text:c="4"/>283.0439, 283.051, 283.1018, 283.1886, 283.2534, 283.3073, 283.3601, </text:p>
      <text:p text:style-name="P1"><text:s text:c="4"/>283.4015, 283.4037, 283.3667, 283.3231, 283.26, 283.1827, 283.114, </text:p>
      <text:p text:style-name="P1"><text:s text:c="4"/>282.1711, 278.2012, 273.4856, 278.7957, 282.5143, 282.213, 280.8402, </text:p>
      <text:p text:style-name="P1"><text:s text:c="4"/>275.8295, 276.8875, 280.4328, 282.2034, 282.5618, 282.832, 283.1071, </text:p>
      <text:p text:style-name="P1"><text:s text:c="4"/>283.3332, 283.4109, 283.3301, 283.1286, 282.8338, 282.3393, 281.5288, </text:p>
      <text:p text:style-name="P1"><text:s text:c="4"/>279.7695, 273.0154, 268.2518, 266.2304, 265.6499, 264.5765, 264.1862, </text:p>
      <text:p text:style-name="P1"><text:s text:c="4"/>264.4776, 264.2741, 263.8947, 261.4108, 259.9895, 259.4205, 257.542, </text:p>
      <text:p text:style-name="P1"><text:s text:c="4"/>257.7988, 258.3033, 261.7159, 263.7367, 264.0783, 264.1312, 264.7412, </text:p>
      <text:p text:style-name="P1"><text:s text:c="4"/>263.4109, 261.9723, 260.4214, 258.8905, 260.1691, 259.9598, 260.124, </text:p>
      <text:p text:style-name="P1"><text:s text:c="4"/>260.3696, 261.5995, 261.8694, 261.0438, 261.2104, 260.5104, 259.7553, </text:p>
      <text:p text:style-name="P1"><text:s text:c="4"/>260.4993, 260.666, 262.6462, 265.7578, 268.5947, 269.8438, 274.1294, </text:p>
      <text:p text:style-name="P1"><text:s text:c="4"/>278.4988, 279.8127, 280.3922, 280.6746, 281.021,</text:p>
      <text:p text:style-name="P1"><text:s text:c="2"/>280.6993, 281.0967, 281.4494, 281.71, 281.9021, 282.0758, 282.2201, </text:p>
      <text:p text:style-name="P1"><text:s text:c="4"/>282.3442, 282.4559, 282.5598, 282.625, 282.6582, 282.6353, 282.5778, </text:p>
      <text:p text:style-name="P1"><text:s text:c="4"/>282.5125, 282.4824, 282.5168, 282.5622, 282.609, 282.6604, 282.6842, </text:p>
      <text:p text:style-name="P1"><text:s text:c="4"/>282.7247, 282.6247, 282.3314, 282.2158, 281.7704, 281.5118, 280.8828, </text:p>
      <text:p text:style-name="P1"><text:s text:c="4"/>277.3514, 274.8474, 270.7259, 272.8985, 281.5214, 281.0538, 279.2136, </text:p>
      <text:p text:style-name="P1"><text:s text:c="4"/>274.5852, 274.6544, 276.337, 279.166, 281.0534, 281.4773, 281.7104, </text:p>
      <text:p text:style-name="P1"><text:s text:c="4"/>281.9973, 282.1701, 282.2095, 282.0524, 280.8929, 280.5899, 277.7547, </text:p>
      <text:p text:style-name="P1"><text:s text:c="4"/>270.9973, 267.1401, 264.1335, 262.895, 261.3724, 259.6352, 263.1045, </text:p>
      <text:p text:style-name="P1"><text:s text:c="4"/>264.5536, 263.2919, 261.4523, 259.3494, 258.6165, 257.4471, 257.2717, </text:p>
      <text:p text:style-name="P1"><text:s text:c="4"/>256.4278, 256.5755, 259.922, 262.0386, 262.5818, 261.2557, 259.2466, </text:p>
      <text:p text:style-name="P1"><text:s text:c="4"/>257.9054, 257.3141, 256.8301, 257.0769, 257.296, 257.5258, 258.4675, </text:p>
      <text:p text:style-name="P1"><text:s text:c="4"/>259.5326, 258.6191, 259.7424, 259.5649, 259.2139, 258.3669, 258.432, </text:p>
      <text:p text:style-name="P1"><text:s text:c="4"/>259.9469, 260.3734, 261.1302, 262.299, 264.025, 265.8688, 265.0449, </text:p>
      <text:p text:style-name="P1"><text:s text:c="4"/>270.4503, 273.6365, 279.2639, 279.9248, 280.2895,</text:p>
      <text:p text:style-name="P1"><text:s text:c="2"/>279.7356, 280.3027, 280.7891, 281.1682, 281.4609, 281.6865, 281.864, </text:p>
      <text:p text:style-name="P1"><text:s text:c="4"/>282.0075, 282.1255, 282.2037, 282.2032, 282.166, 282.0722, 281.9437, </text:p>
      <text:p text:style-name="P1"><text:s text:c="4"/>281.711, 281.5327, 281.4647, 281.4103, 281.453, 281.4631, 280.1511, </text:p>
      <text:p text:style-name="P1"><text:s text:c="4"/>279.0421, 278.295, 277.2863, 277.7092, 274.9851, 274.3432, 273.7866, </text:p>
      <text:p text:style-name="P1"><text:s text:c="4"/>273.1008, 272.1486, 269.4653, 271.1116, 280.0148, 279.5487, 275.4243, </text:p>
      <text:p text:style-name="P1"><text:s text:c="4"/>273.2435, 273.2617, 273.8571, 274.2075, 274.8439, 278.9986, 279.8432, </text:p>
      <text:p text:style-name="P1"><text:s text:c="4"/>280.1827, 280.5457, 280.0362, 275.5804, 268.5523, 268.5443, 265.8845, </text:p>
      <text:p text:style-name="P1"><text:s text:c="4"/>262.9373, 261.5525, 260.501, 259.7776, 258.742, 257.133, 259.2109, </text:p>
      <text:p text:style-name="P1"><text:s text:c="4"/>259.9081, 258.6825, 257.4554, 256.8909, 256.9144, 256.5346, 256.8996, </text:p>
      <text:p text:style-name="P1"><text:s text:c="4"/>255.5221, 257.6104, 260.9153, 260.9515, 259.5111, 255.567, 254.3605, </text:p>
      <text:p text:style-name="P1"><text:s text:c="4"/>255.3466, 255.5505, 255.3253, 255.5316, 255.2224, 257.3292, 260.3157, </text:p>
      <text:p text:style-name="P1"><text:s text:c="4"/>260.4606, 257.9006, 257.4874, 257.9532, 258.5062, 257.6003, 256.6357, </text:p>
      <text:p text:style-name="P1"><text:s text:c="4"/>258.2486, 259.6491, 259.7507, 260.2178, 261.129, 262.2524, 262.2552, </text:p>
      <text:p text:style-name="P1"><text:s text:c="4"/>259.3486, 265.3781, 277.3415, 278.6447, 279.1208,</text:p>
      <text:p text:style-name="P1"><text:s text:c="2"/>278.446, 279.0883, 279.7341, 280.2411, 280.6495, 280.9619, 281.2094, </text:p>
      <text:p text:style-name="P1"><text:s text:c="4"/>281.4418, 281.7062, 281.8803, 280.8799, 279.7677, 278.9622, 277.415, </text:p>
      <text:p text:style-name="P1"><text:s text:c="4"/>275.0709, 276.2095, 278.4366, 278.0827, 277.7455, 277.3527, 273.8457, </text:p>
      <text:p text:style-name="P1"><text:s text:c="4"/>272.1667, 271.4258, 271.1889, 271.0676, 270.9237, 270.9176, 270.7335, </text:p>
      <text:p text:style-name="P1"><text:s text:c="4"/>269.9052, 268.2408, 268.1345, 272.5508, 278.3586, 277.8752, 273.721, </text:p>
      <text:p text:style-name="P1"><text:s text:c="4"/>272.0185, 271.5452, 271.493, 271.2578, 271.1363, 275.2665, 277.6574, </text:p>
      <text:p text:style-name="P1"><text:s text:c="4"/>277.4557, 276.7492, 272.8326, 269.3095, 266.5003, 264.8984, 264.1262, </text:p>
      <text:p text:style-name="P1"><text:s text:c="4"/>263.4541, 263.146, 262.7701, 261.191, 260.1141, 259.1346, 258.1398, </text:p>
      <text:p text:style-name="P1"><text:soft-page-break/><text:s text:c="4"/>257.1305, 255.9077, 255.7982, 256.943, 256.4915, 255.305, 253.4286, </text:p>
      <text:p text:style-name="P1"><text:s text:c="4"/>253.7069, 256.4367, 259.096, 259.3179, 256.3301, 253.1817, 253.256, </text:p>
      <text:p text:style-name="P1"><text:s text:c="4"/>253.582, 253.9462, 253.8157, 254.4733, 254.983, 255.0971, 256.59, </text:p>
      <text:p text:style-name="P1"><text:s text:c="4"/>258.8743, 259.1081, 258.2068, 256.5714, 256.1152, 256.1728, 257.7191, </text:p>
      <text:p text:style-name="P1"><text:s text:c="4"/>257.7511, 258.9583, 260.3834, 260.3314, 259.5395, 259.7615, 259.2202, </text:p>
      <text:p text:style-name="P1"><text:s text:c="4"/>261.3192, 267.7021, 273.8276, 275.6632, 277.2514,</text:p>
      <text:p text:style-name="P1"><text:s text:c="2"/>276.6041, 277.0762, 277.8099, 278.4201, 279.0529, 279.5125, 279.4767, </text:p>
      <text:p text:style-name="P1"><text:s text:c="4"/>279.1947, 278.865, 274.9494, 271.0872, 268.5041, 267.5481, 266.4259, </text:p>
      <text:p text:style-name="P1"><text:s text:c="4"/>266.5749, 268.9009, 270.5072, 271.185, 271.1418, 271.0161, 270.2781, </text:p>
      <text:p text:style-name="P1"><text:s text:c="4"/>269.9355, 269.9724, 269.551, 268.7039, 268.238, 268.666, 269.3032, </text:p>
      <text:p text:style-name="P1"><text:s text:c="4"/>269.5376, 269.8477, 270.7495, 272.5038, 275.6334, 275.2645, 272.1278, </text:p>
      <text:p text:style-name="P1"><text:s text:c="4"/>270.6956, 269.4654, 269.192, 269.3879, 269.8476, 271.0052, 271.5724, </text:p>
      <text:p text:style-name="P1"><text:s text:c="4"/>270.6465, 269.7064, 266.4089, 265.0366, 265.8755, 265.9276, 264.9619, </text:p>
      <text:p text:style-name="P1"><text:s text:c="4"/>263.5705, 262.7369, 262.1027, 261.0848, 259.7959, 260.5273, 259.0107, </text:p>
      <text:p text:style-name="P1"><text:s text:c="4"/>256.8595, 255.6313, 254.6057, 255.2412, 256.0742, 255.4652, 254.5454, </text:p>
      <text:p text:style-name="P1"><text:s text:c="4"/>252.8243, 252.8976, 255.1111, 255.5962, 254.8071, 255.4632, 254.7845, </text:p>
      <text:p text:style-name="P1"><text:s text:c="4"/>254.2883, 253.7713, 252.5525, 252.7269, 255.427, 256.8155, 254.3374, </text:p>
      <text:p text:style-name="P1"><text:s text:c="4"/>254.6256, 257.3561, 257.0977, 256.0198, 255.4263, 253.9485, 257.0159, </text:p>
      <text:p text:style-name="P1"><text:s text:c="4"/>258.1218, 259.8671, 260.776, 260.0403, 259.2709, 257.9732, 257.4734, </text:p>
      <text:p text:style-name="P1"><text:s text:c="4"/>261.6173, 265.5393, 266.3718, 267.9043, 271.6466,</text:p>
      <text:p text:style-name="P1"><text:s text:c="2"/>270.3065, 270.9243, 271.456, 272.4073, 273.0182, 273.0411, 271.4146, </text:p>
      <text:p text:style-name="P1"><text:s text:c="4"/>270.6482, 270.3394, 268.785, 268.2051, 267.5754, 267.2452, 266.8867, </text:p>
      <text:p text:style-name="P1"><text:s text:c="4"/>266.6538, 267.157, 267.6195, 267.9054, 267.8954, 267.6901, 267.5454, </text:p>
      <text:p text:style-name="P1"><text:s text:c="4"/>267.9113, 268.0925, 266.9511, 264.5303, 265.2071, 267.9082, 268.9383, </text:p>
      <text:p text:style-name="P1"><text:s text:c="4"/>269.3934, 269.712, 269.8627, 269.6579, 269.1862, 268.476, 267.9691, </text:p>
      <text:p text:style-name="P1"><text:s text:c="4"/>267.7204, 267.4294, 267.692, 268.2308, 268.4914, 268.7973, 267.8456, </text:p>
      <text:p text:style-name="P1"><text:s text:c="4"/>267.7786, 267.3758, 266.6286, 265.6144, 265.272, 264.9514, 265.2534, </text:p>
      <text:p text:style-name="P1"><text:s text:c="4"/>263.8826, 262.4937, 261.281, 260.6178, 260.4107, 260.0845, 259.2395, </text:p>
      <text:p text:style-name="P1"><text:s text:c="4"/>258.6825, 257.3398, 254.2578, 254.5086, 256.8002, 256.2953, 255.8806, </text:p>
      <text:p text:style-name="P1"><text:s text:c="4"/>255.3583, 253.0557, 251.3447, 251.8266, 252.0401, 252.2377, 252.8852, </text:p>
      <text:p text:style-name="P1"><text:s text:c="4"/>254.5431, 254.218, 252.6749, 251.6477, 251.5093, 255.1001, 256.8909, </text:p>
      <text:p text:style-name="P1"><text:s text:c="4"/>255.9209, 255.5465, 256.7958, 256.4169, 256.1206, 254.9204, 257.2935, </text:p>
      <text:p text:style-name="P1"><text:s text:c="4"/>259.4912, 259.9672, 259.3355, 258.624, 257.833, 256.5207, 259.0551, </text:p>
      <text:p text:style-name="P1"><text:s text:c="4"/>264.9, 267.2949, 267.4135, 267.5529, 268.6956,</text:p>
      <text:p text:style-name="P1"><text:s text:c="2"/>267.709, 268.0969, 268.6024, 268.5754, 268.9554, 268.9297, 268.2391, </text:p>
      <text:p text:style-name="P1"><text:s text:c="4"/>267.8011, 267.9787, 268.0583, 268.1042, 267.8322, 267.4334, 267.0045, </text:p>
      <text:p text:style-name="P1"><text:s text:c="4"/>266.5075, 266.3661, 266.2586, 265.9557, 265.6332, 265.6679, 265.7242, </text:p>
      <text:p text:style-name="P1"><text:s text:c="4"/>265.7719, 264.6989, 263.4298, 263.949, 266.0251, 267.7548, 268.0156, </text:p>
      <text:p text:style-name="P1"><text:s text:c="4"/>268.0187, 268.0264, 267.8755, 267.022, 265.6675, 265.0901, 265.4781, </text:p>
      <text:p text:style-name="P1"><text:s text:c="4"/>265.9909, 266.3712, 266.8311, 267.1855, 266.5898, 265.917, 265.2016, </text:p>
      <text:p text:style-name="P1"><text:s text:c="4"/>265.296, 265.1124, 264.6502, 264.2291, 264.202, 264.075, 264.0159, </text:p>
      <text:p text:style-name="P1"><text:s text:c="4"/>263.3639, 262.8119, 261.4832, 260.4254, 260.1392, 259.5202, 258.0244, </text:p>
      <text:p text:style-name="P1"><text:s text:c="4"/>257.2352, 256.3375, 254.8241, 253.879, 254.7047, 255.2518, 255.249, </text:p>
      <text:p text:style-name="P1"><text:s text:c="4"/>254.7773, 254.8022, 254.6018, 254.698, 252.0029, 247.2609, 250.0128, </text:p>
      <text:p text:style-name="P1"><text:s text:c="4"/>254.1662, 255.8133, 255.3304, 254.6705, 254.3845, 254.3665, 255.2003, </text:p>
      <text:p text:style-name="P1"><text:s text:c="4"/>255.9685, 255.2115, 255.7962, 256.6603, 256.6909, 256.0595, 257.256, </text:p>
      <text:p text:style-name="P1"><text:s text:c="4"/>259.3337, 260.0042, 258.8804, 258.2678, 257.6511, 257.8217, 262.1996, </text:p>
      <text:p text:style-name="P1"><text:s text:c="4"/>268.7487, 267.8371, 268.3269, 267.1015, 267.2046,</text:p>
      <text:p text:style-name="P1"><text:s text:c="2"/>267.9569, 267.8205, 267.7675, 267.5779, 267.3617, 267.0255, 266.5569, </text:p>
      <text:p text:style-name="P1"><text:s text:c="4"/>266.3394, 266.5038, 266.7368, 266.7193, 266.3938, 266.0429, 265.7627, </text:p>
      <text:p text:style-name="P1"><text:s text:c="4"/>265.6284, 265.6396, 265.3822, 264.8436, 264.2881, 263.5122, 262.6721, </text:p>
      <text:p text:style-name="P1"><text:s text:c="4"/>262.4622, 263.2026, 264.6654, 265.59, 266.4731, 266.7686, 266.501, </text:p>
      <text:p text:style-name="P1"><text:s text:c="4"/>266.0926, 265.8293, 265.7749, 265.1573, 264.7794, 264.6404, 264.7723, </text:p>
      <text:p text:style-name="P1"><text:s text:c="4"/>264.8137, 264.8049, 265.1579, 264.355, 263.4961, 263.2158, 263.2995, </text:p>
      <text:p text:style-name="P1"><text:s text:c="4"/>263.4182, 263.2634, 262.9965, 262.8705, 262.8538, 262.7682, 262.5927, </text:p>
      <text:p text:style-name="P1"><text:s text:c="4"/>261.9417, 261.9661, 261.7242, 261.7683, 261.0549, 259.5486, 258.3527, </text:p>
      <text:p text:style-name="P1"><text:s text:c="4"/>257.5789, 255.8908, 254.8543, 254.9048, 255.5038, 255.3551, 255.0047, </text:p>
      <text:p text:style-name="P1"><text:s text:c="4"/>254.0521, 253.5934, 253.465, 253.4956, 252.7794, 251.23, 250.227, </text:p>
      <text:p text:style-name="P1"><text:s text:c="4"/>251.3939, 253.9831, 256.224, 256.8246, 256.9775, 256.8655, 254.8974, </text:p>
      <text:p text:style-name="P1"><text:soft-page-break/><text:s text:c="4"/>253.5604, 254.3566, 255.9312, 257.6653, 258.5569, 258.2207, 257.437, </text:p>
      <text:p text:style-name="P1"><text:s text:c="4"/>258.0652, 258.5802, 257.9999, 257.7328, 256.9195, 257.4575, 259.8779, </text:p>
      <text:p text:style-name="P1"><text:s text:c="4"/>263.4598, 265.651, 268.7943, 269.397, 268.9008,</text:p>
      <text:p text:style-name="P1"><text:s text:c="2"/>264.8901, 265.1122, 265.5331, 266.5537, 267.2402, 267.174, 266.9106, </text:p>
      <text:p text:style-name="P1"><text:s text:c="4"/>266.7855, 266.6555, 266.4055, 265.8931, 265.0056, 264.4655, 264.2493, </text:p>
      <text:p text:style-name="P1"><text:s text:c="4"/>264.1285, 263.8622, 263.4519, 262.9449, 262.3512, 261.7363, 260.991, </text:p>
      <text:p text:style-name="P1"><text:s text:c="4"/>260.3371, 260.576, 261.9308, 263.3896, 264.5457, 264.7344, 264.3775, </text:p>
      <text:p text:style-name="P1"><text:s text:c="4"/>264.1264, 264.0315, 263.9404, 263.6815, 263.5314, 263.5645, 263.4324, </text:p>
      <text:p text:style-name="P1"><text:s text:c="4"/>263.396, 263.2127, 262.3408, 261.2961, 261.4146, 261.7449, 261.89, </text:p>
      <text:p text:style-name="P1"><text:s text:c="4"/>262.0027, 261.8861, 261.6529, 261.4608, 261.3225, 261.0084, 260.5435, </text:p>
      <text:p text:style-name="P1"><text:s text:c="4"/>260.4016, 260.5414, 260.3877, 260.1079, 260.0381, 259.6331, 258.7528, </text:p>
      <text:p text:style-name="P1"><text:s text:c="4"/>258.2439, 257.3159, 256.1679, 255.7351, 255.6197, 255.6736, 255.6753, </text:p>
      <text:p text:style-name="P1"><text:s text:c="4"/>255.197, 254.8556, 254.5422, 254.3679, 254.2288, 254.0509, 254.2852, </text:p>
      <text:p text:style-name="P1"><text:s text:c="4"/>255.1869, 255.9893, 256.8474, 256.8567, 256.2721, 256.7176, 256.6633, </text:p>
      <text:p text:style-name="P1"><text:s text:c="4"/>256.3844, 256.3556, 256.4727, 258.0605, 258.582, 258.1349, 257.8733, </text:p>
      <text:p text:style-name="P1"><text:s text:c="4"/>257.6917, 257.4863, 257.251, 257.3097, 256.5927, 258.4016, 257.594, </text:p>
      <text:p text:style-name="P1"><text:s text:c="4"/>256.4415, 258.5771, 261.8358, 263.3443, 264.5136,</text:p>
      <text:p text:style-name="P1"><text:s text:c="2"/>254.4278, 255.2733, 256.9054, 258.8248, 259.2491, 259.3883, 259.4426, </text:p>
      <text:p text:style-name="P1"><text:s text:c="4"/>259.9117, 260.1046, 259.8356, 259.4881, 259.1767, 259.0059, 258.9977, </text:p>
      <text:p text:style-name="P1"><text:s text:c="4"/>258.8322, 258.4731, 258.1949, 258.817, 258.7206, 258.716, 258.8734, </text:p>
      <text:p text:style-name="P1"><text:s text:c="4"/>258.6702, 258.8951, 260.0105, 261.3724, 261.9736, 262.1826, 262.0749, </text:p>
      <text:p text:style-name="P1"><text:s text:c="4"/>261.7597, 261.3918, 260.8933, 260.644, 260.8768, 261.4487, 262.0308, </text:p>
      <text:p text:style-name="P1"><text:s text:c="4"/>261.703, 261.5043, 261.675, 261.4493, 260.9771, 261.0764, 260.6571, </text:p>
      <text:p text:style-name="P1"><text:s text:c="4"/>260.4034, 260.1145, 259.8287, 259.5635, 259.3542, 259.1423, 258.9894, </text:p>
      <text:p text:style-name="P1"><text:s text:c="4"/>258.8511, 258.9695, 259.0381, 259.176, 259.1604, 259.1141, 258.5391, </text:p>
      <text:p text:style-name="P1"><text:s text:c="4"/>257.8414, 257.3759, 256.6219, 256.1109, 255.8593, 255.9573, 255.9503, </text:p>
      <text:p text:style-name="P1"><text:s text:c="4"/>255.7301, 255.7032, 255.8451, 256.1126, 256.3949, 256.7416, 257.1229, </text:p>
      <text:p text:style-name="P1"><text:s text:c="4"/>257.5522, 258.1233, 258.8307, 258.5262, 258.0754, 258.1476, 258.272, </text:p>
      <text:p text:style-name="P1"><text:s text:c="4"/>258.3313, 258.2482, 258.053, 258.2354, 258.3722, 258.1426, 258.0204, </text:p>
      <text:p text:style-name="P1"><text:s text:c="4"/>257.9941, 257.945, 257.9467, 258.0712, 258.3977, 258.6987, 258.9664, </text:p>
      <text:p text:style-name="P1"><text:s text:c="4"/>257.8165, 256.8129, 255.8026, 256.2874, 254.6727,</text:p>
      <text:p text:style-name="P1"><text:s text:c="2"/>256.3726, 256.2239, 255.546, 255.2868, 255.3066, 255.0153, 254.665, </text:p>
      <text:p text:style-name="P1"><text:s text:c="4"/>254.5321, 255.1399, 255.569, 256.3336, 256.5623, 256.5933, 256.7587, </text:p>
      <text:p text:style-name="P1"><text:s text:c="4"/>256.8333, 256.9068, 257.162, 257.909, 258.2575, 258.3029, 258.4832, </text:p>
      <text:p text:style-name="P1"><text:s text:c="4"/>258.9976, 259.3987, 259.7833, 260.2365, 260.2013, 260.2338, 260.1202, </text:p>
      <text:p text:style-name="P1"><text:s text:c="4"/>260.0136, 259.8415, 259.7003, 259.7081, 259.6481, 259.5561, 259.8506, </text:p>
      <text:p text:style-name="P1"><text:s text:c="4"/>259.86, 259.8332, 259.7227, 259.5715, 259.3849, 259.1893, 259.0571, </text:p>
      <text:p text:style-name="P1"><text:s text:c="4"/>258.9582, 258.8488, 258.7618, 258.6758, 258.854, 258.9992, 258.8351, </text:p>
      <text:p text:style-name="P1"><text:s text:c="4"/>258.7076, 258.6335, 258.2204, 258.037, 257.955, 257.8886, 257.6138, </text:p>
      <text:p text:style-name="P1"><text:s text:c="4"/>257.4008, 257.2487, 256.9581, 256.8701, 256.9156, 257.1758, 257.6631, </text:p>
      <text:p text:style-name="P1"><text:s text:c="4"/>258.6006, 259.1249, 259.2632, 259.4887, 259.4456, 259.1984, 258.7672, </text:p>
      <text:p text:style-name="P1"><text:s text:c="4"/>258.4532, 258.4093, 257.9586, 257.3389, 257.4635, 257.5598, 257.6171, </text:p>
      <text:p text:style-name="P1"><text:s text:c="4"/>257.8004, 258.0079, 258.2772, 258.3216, 258.9476, 259.0587, 259.0009, </text:p>
      <text:p text:style-name="P1"><text:s text:c="4"/>258.9536, 258.9642, 258.8411, 258.8409, 258.9503, 258.9436, 258.7888, </text:p>
      <text:p text:style-name="P1"><text:s text:c="4"/>258.2254, 257.8823, 257.6076, 257.2115, 256.9375,</text:p>
      <text:p text:style-name="P1"><text:s text:c="2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 256.0139, 256.0139, </text:p>
      <text:p text:style-name="P1"><text:s text:c="4"/>256.0139, 256.0139, 256.0139, 256.0139, 256.0139,</text:p>
      <text:p text:style-name="P1"><text:soft-page-break/><text:s text:c="2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 </text:p>
      <text:p text:style-name="P1"><text:s text:c="4"/>275.216, 275.216, 275.216, 275.216, 275.216, 275.216, 275.216, 275.216,</text:p>
      <text:p text:style-name="P1"><text:s text:c="2"/>276.7835, 276.8154, 276.8459, 276.8725, 276.8994, 276.9335, 276.9246, </text:p>
      <text:p text:style-name="P1"><text:s text:c="4"/>276.9084, 276.8894, 276.8602, 276.8471, 276.8152, 276.7541, 276.6759, </text:p>
      <text:p text:style-name="P1"><text:s text:c="4"/>276.5993, 276.5168, 276.4128, 276.2858, 276.2208, 276.1482, 276.0631, </text:p>
      <text:p text:style-name="P1"><text:s text:c="4"/>275.9661, 275.8529, 275.7046, 275.6253, 275.5626, 275.5171, 275.4609, </text:p>
      <text:p text:style-name="P1"><text:s text:c="4"/>275.3734, 275.1726, 275.1304, 275.085, 275.0525, 275.0251, 274.9622, </text:p>
      <text:p text:style-name="P1"><text:s text:c="4"/>274.8982, 274.8413, 274.7932, 274.7529, 274.717, 274.6794, 274.636, </text:p>
      <text:p text:style-name="P1"><text:s text:c="4"/>274.5976, 274.5581, 274.5201, 274.4883, 274.4608, 274.4339, 274.411, </text:p>
      <text:p text:style-name="P1"><text:s text:c="4"/>274.3977, 274.3794, 274.3728, 274.3554, 274.3406, 274.3319, 274.3227, </text:p>
      <text:p text:style-name="P1"><text:s text:c="4"/>274.3222, 274.3273, 274.3357, 274.3403, 274.3559, 274.3714, 274.3905, </text:p>
      <text:p text:style-name="P1"><text:s text:c="4"/>274.4074, 274.4339, 274.4661, 274.4892, 274.5127, 274.5363, 274.5933, </text:p>
      <text:p text:style-name="P1"><text:s text:c="4"/>274.6417, 274.7036, 274.7489, 274.7788, 274.8098, 274.8509, 274.9491, </text:p>
      <text:p text:style-name="P1"><text:s text:c="4"/>275.163, 275.2173, 275.2736, 275.326, 275.3786, 275.5063, 275.6379, </text:p>
      <text:p text:style-name="P1"><text:s text:c="4"/>275.7423, 275.832, 275.9173, 276.0037, 276.128, 276.2766, 276.3639, </text:p>
      <text:p text:style-name="P1"><text:s text:c="4"/>276.4434, 276.533, 276.6132, 276.6868, 276.7432,</text:p>
      <text:p text:style-name="P1"><text:s text:c="2"/>279.3697, 279.4894, 279.5424, 279.602, 279.6117, 279.5561, 279.5283, </text:p>
      <text:p text:style-name="P1"><text:s text:c="4"/>279.4661, 279.3333, 279.2198, 279.1345, 279.0112, 278.8167, 278.6353, </text:p>
      <text:p text:style-name="P1"><text:s text:c="4"/>278.496, 278.3401, 278.1824, 277.9964, 277.7238, 277.519, 277.3084, </text:p>
      <text:p text:style-name="P1"><text:s text:c="4"/>277.0282, 276.7373, 276.5777, 276.3452, 276.0181, 275.8039, 275.6903, </text:p>
      <text:p text:style-name="P1"><text:s text:c="4"/>275.5479, 275.2679, 275.1846, 275.1117, 274.9619, 274.8327, 274.7662, </text:p>
      <text:p text:style-name="P1"><text:s text:c="4"/>274.6971, 274.6236, 274.5666, 274.5274, 274.4751, 274.4216, 274.3838, </text:p>
      <text:p text:style-name="P1"><text:s text:c="4"/>274.3505, 274.3177, 274.2912, 274.2648, 274.2393, 274.2104, 274.1797, </text:p>
      <text:p text:style-name="P1"><text:s text:c="4"/>274.1477, 274.1204, 274.1019, 274.0863, 274.0631, 274.0523, 274.0374, </text:p>
      <text:p text:style-name="P1"><text:s text:c="4"/>274.0261, 274.0176, 274.0134, 274.0085, 274.0107, 274.0142, 274.0195, </text:p>
      <text:p text:style-name="P1"><text:s text:c="4"/>274.0281, 274.0429, 274.0569, 274.085, 274.1147, 274.1569, 274.2044, </text:p>
      <text:p text:style-name="P1"><text:s text:c="4"/>274.2699, 274.3186, 274.4064, 274.5487, 274.638, 274.7018, 274.8383, </text:p>
      <text:p text:style-name="P1"><text:s text:c="4"/>275.1373, 275.2488, 275.394, 275.7485, 276.0651, 276.2849, 276.5502, </text:p>
      <text:p text:style-name="P1"><text:s text:c="4"/>276.9278, 277.2753, 277.5955, 277.9549, 278.2595, 278.479, 278.67, </text:p>
      <text:p text:style-name="P1"><text:s text:c="4"/>278.8147, 278.9552, 279.0714, 279.1718, 279.2634,</text:p>
      <text:p text:style-name="P1"><text:s text:c="2"/>283.0041, 283.784, 283.6914, 283.717, 283.8529, 283.6308, 283.2372, </text:p>
      <text:p text:style-name="P1"><text:s text:c="4"/>282.6958, 282.2411, 282.0509, 282.5289, 284.2955, 286.8974, 283.7404, </text:p>
      <text:p text:style-name="P1"><text:s text:c="4"/>281.0916, 280.5605, 280.1309, 279.8627, 279.5569, 279.1889, 278.8899, </text:p>
      <text:p text:style-name="P1"><text:s text:c="4"/>278.5562, 278.2731, 277.8922, 277.3933, 277.156, 276.6066, 276.2664, </text:p>
      <text:p text:style-name="P1"><text:s text:c="4"/>276.03, 275.6213, 275.4998, 275.2175, 275.063, 274.9318, 274.7719, </text:p>
      <text:p text:style-name="P1"><text:s text:c="4"/>274.6725, 274.6025, 274.5319, 274.4665, 274.4039, 274.3579, 274.3106, </text:p>
      <text:p text:style-name="P1"><text:s text:c="4"/>274.2701, 274.2381, 274.2022, 274.1866, 274.161, 274.1298, 274.0899, </text:p>
      <text:p text:style-name="P1"><text:s text:c="4"/>274.0541, 274.0174, 273.9807, 273.9491, 273.9117, 273.8919, 273.8683, </text:p>
      <text:p text:style-name="P1"><text:s text:c="4"/>273.8598, 273.8593, 273.856, 273.8603, 273.8694, 273.8847, 273.9069, </text:p>
      <text:p text:style-name="P1"><text:s text:c="4"/>273.932, 273.9569, 273.9827, 274.0146, 274.0592, 274.1082, 274.1726, </text:p>
      <text:p text:style-name="P1"><text:s text:c="4"/>274.251, 274.3643, 274.5489, 274.6943, 274.9315, 275.0866, 275.2742, </text:p>
      <text:p text:style-name="P1"><text:s text:c="4"/>275.6778, 275.933, 276.5231, 276.9792, 277.4442, 278.0793, 278.5457, </text:p>
      <text:p text:style-name="P1"><text:s text:c="4"/>278.8757, 279.3066, 280.4212, 283.2614, 285.6032, 287.0742, 286.4963, </text:p>
      <text:p text:style-name="P1"><text:s text:c="4"/>285.5231, 286.9382, 287.7772, 284.4581, 282.8765,</text:p>
      <text:p text:style-name="P1"><text:s text:c="2"/>284.9693, 286.0165, 286.5361, 285.959, 285.6407, 285.6054, 284.971, </text:p>
      <text:p text:style-name="P1"><text:s text:c="4"/>284.5824, 284.3263, 283.9299, 284.0324, 287.524, 289.1588, 290.5974, </text:p>
      <text:p text:style-name="P1"><text:s text:c="4"/>289.3422, 287.5454, 284.7705, 285.1555, 285.5767, 281.6839, 281.0381, </text:p>
      <text:p text:style-name="P1"><text:s text:c="4"/>280.7164, 280.438, 280.1343, 279.7767, 279.0707, 278.7119, 277.8602, </text:p>
      <text:p text:style-name="P1"><text:s text:c="4"/>277.4056, 276.6956, 276.2811, 275.8109, 275.493, 275.201, 274.9955, </text:p>
      <text:p text:style-name="P1"><text:soft-page-break/><text:s text:c="4"/>274.8263, 274.7095, 274.6231, 274.5339, 274.472, 274.4281, 274.3949, </text:p>
      <text:p text:style-name="P1"><text:s text:c="4"/>274.3601, 274.32, 274.2869, 274.2418, 274.1915, 274.1404, 274.0868, </text:p>
      <text:p text:style-name="P1"><text:s text:c="4"/>274.0326, 273.9991, 273.9481, 273.9293, 273.901, 273.8867, 273.8779, </text:p>
      <text:p text:style-name="P1"><text:s text:c="4"/>273.8728, 273.8592, 273.847, 273.8412, 273.8395, 273.839, 273.8528, </text:p>
      <text:p text:style-name="P1"><text:s text:c="4"/>273.8939, 273.9625, 274.0711, 274.2, 274.3623, 274.5551, 274.7674, </text:p>
      <text:p text:style-name="P1"><text:s text:c="4"/>275.0162, 275.2744, 275.4663, 276.7757, 277.553, 276.6012, 276.7421, </text:p>
      <text:p text:style-name="P1"><text:s text:c="4"/>277.1169, 277.539, 278.1301, 278.66, 279.2997, 281.2356, 280.7311, </text:p>
      <text:p text:style-name="P1"><text:s text:c="4"/>280.9226, 285.9503, 289.3375, 289.6232, 289.5133, 288.7804, 288.4111, </text:p>
      <text:p text:style-name="P1"><text:s text:c="4"/>288.9674, 289.9108, 290.0864, 289.7025, 289.9974,</text:p>
      <text:p text:style-name="P1"><text:s text:c="2"/>292.7072, 289.5975, 289.231, 289.197, 288.9537, 288.8297, 288.2578, </text:p>
      <text:p text:style-name="P1"><text:s text:c="4"/>287.6891, 287.4312, 286.1995, 286.174, 288.2011, 288.9683, 287.707, </text:p>
      <text:p text:style-name="P1"><text:s text:c="4"/>289.0417, 292.0713, 292.7087, 292.9856, 291.3757, 287.0089, 287.2987, </text:p>
      <text:p text:style-name="P1"><text:s text:c="4"/>285.3969, 285.1725, 286.0507, 284.643, 282.9964, 282.6364, 281.4635, </text:p>
      <text:p text:style-name="P1"><text:s text:c="4"/>280.1862, 279.0875, 278.0121, 277.1771, 276.3755, 275.7849, 275.3821, </text:p>
      <text:p text:style-name="P1"><text:s text:c="4"/>275.0771, 274.8912, 274.7619, 274.68, 274.6043, 274.5498, 274.4771, </text:p>
      <text:p text:style-name="P1"><text:s text:c="4"/>274.4097, 274.3429, 274.2816, 274.2202, 274.1824, 274.1356, 274.1006, </text:p>
      <text:p text:style-name="P1"><text:s text:c="4"/>274.0635, 274.0297, 274.0053, 273.9944, 273.9694, 273.9495, 273.9432, </text:p>
      <text:p text:style-name="P1"><text:s text:c="4"/>273.9369, 273.9452, 273.932, 273.9426, 273.9601, 274.0026, 274.0561, </text:p>
      <text:p text:style-name="P1"><text:s text:c="4"/>274.1472, 274.3201, 274.541, 274.9287, 275.2944, 275.6915, 276.0485, </text:p>
      <text:p text:style-name="P1"><text:s text:c="4"/>276.5843, 277.1171, 277.4114, 278.4124, 281.6115, 280.4302, 279.5476, </text:p>
      <text:p text:style-name="P1"><text:s text:c="4"/>279.8414, 280.0895, 282.2869, 286.8994, 287.3869, 288.9937, 290.385, </text:p>
      <text:p text:style-name="P1"><text:s text:c="4"/>290.6997, 291.0023, 292.1877, 292.016, 291.0615, 289.6914, 288.6917, </text:p>
      <text:p text:style-name="P1"><text:s text:c="4"/>289.2083, 289.8283, 289.3343, 288.2028, 291.9851,</text:p>
      <text:p text:style-name="P1"><text:s text:c="2"/>290.6412, 289.9489, 290.5884, 290.8962, 290.7283, 290.5815, 290.1295, </text:p>
      <text:p text:style-name="P1"><text:s text:c="4"/>289.769, 289.5616, 289.1273, 288.877, 289.091, 288.9543, 288.8504, </text:p>
      <text:p text:style-name="P1"><text:s text:c="4"/>289.7615, 292.0398, 293.3941, 293.8938, 294.5513, 294.6828, 294.3506, </text:p>
      <text:p text:style-name="P1"><text:s text:c="4"/>293.851, 293.2531, 293.36, 293.0621, 292.1528, 291.1678, 289.2145, </text:p>
      <text:p text:style-name="P1"><text:s text:c="4"/>283.5626, 282.1861, 280.6504, 279.1935, 277.9193, 276.8727, 276.1472, </text:p>
      <text:p text:style-name="P1"><text:s text:c="4"/>275.6969, 275.4209, 275.205, 275.1025, 274.9814, 274.9189, 274.8288, </text:p>
      <text:p text:style-name="P1"><text:s text:c="4"/>274.7409, 274.6166, 274.536, 274.4664, 274.4001, 274.3386, 274.3, </text:p>
      <text:p text:style-name="P1"><text:s text:c="4"/>274.275, 274.2663, 274.2668, 274.2797, 274.2818, 274.2822, 274.2804, </text:p>
      <text:p text:style-name="P1"><text:s text:c="4"/>274.2798, 274.2828, 274.298, 274.3649, 274.507, 274.7183, 275.0326, </text:p>
      <text:p text:style-name="P1"><text:s text:c="4"/>275.4037, 275.8396, 276.4791, 277.329, 278.4446, 278.5175, 278.8683, </text:p>
      <text:p text:style-name="P1"><text:s text:c="4"/>279.5019, 281.3164, 280.5576, 283.4108, 285.5596, 286.1264, 285.8713, </text:p>
      <text:p text:style-name="P1"><text:s text:c="4"/>284.8162, 287.5358, 288.697, 289.6588, 289.6306, 290.1873, 291.2156, </text:p>
      <text:p text:style-name="P1"><text:s text:c="4"/>291.8752, 292.5233, 292.9757, 293.1702, 292.0744, 290.3914, 289.1273, </text:p>
      <text:p text:style-name="P1"><text:s text:c="4"/>289.1035, 289.5085, 288.8744, 288.7122, 290.3065,</text:p>
      <text:p text:style-name="P1"><text:s text:c="2"/>290.1767, 290.3935, 290.7593, 290.3667, 289.8966, 289.6887, 289.7268, </text:p>
      <text:p text:style-name="P1"><text:s text:c="4"/>289.014, 289.6584, 290.8335, 289.9684, 290.0715, 289.5891, 289.533, </text:p>
      <text:p text:style-name="P1"><text:s text:c="4"/>290.1967, 291.0345, 292.8336, 293.2761, 294.0233, 294.6912, 294.9757, </text:p>
      <text:p text:style-name="P1"><text:s text:c="4"/>294.7285, 294.6815, 294.6925, 294.3387, 293.5069, 292.4425, 291.1925, </text:p>
      <text:p text:style-name="P1"><text:s text:c="4"/>288.409, 286.7212, 283.4666, 281.9713, 280.1901, 278.7416, 277.7475, </text:p>
      <text:p text:style-name="P1"><text:s text:c="4"/>277.2128, 276.9634, 276.8173, 276.7299, 276.6922, 276.5651, 276.3843, </text:p>
      <text:p text:style-name="P1"><text:s text:c="4"/>276.0294, 275.7569, 275.4902, 275.2915, 275.1746, 275.09, 275.0441, </text:p>
      <text:p text:style-name="P1"><text:s text:c="4"/>275.0108, 275.0029, 275.0149, 275.0283, 275.0453, 275.0637, 275.067, </text:p>
      <text:p text:style-name="P1"><text:s text:c="4"/>275.0876, 275.1182, 275.1852, 275.3028, 275.614, 276.2166, 277.012, </text:p>
      <text:p text:style-name="P1"><text:s text:c="4"/>278.0572, 279.1272, 280.8493, 283.6009, 284.5797, 284.7309, 283.1808, </text:p>
      <text:p text:style-name="P1"><text:s text:c="4"/>283.9955, 287.7122, 288.5513, 288.6807, 288.9393, 288.9985, 288.9794, </text:p>
      <text:p text:style-name="P1"><text:s text:c="4"/>290.5216, 291.0422, 290.7155, 290.2896, 289.2708, 289.343, 289.574, </text:p>
      <text:p text:style-name="P1"><text:s text:c="4"/>289.8521, 290.7322, 291.5627, 292.9053, 292.5724, 291.0101, 289.6369, </text:p>
      <text:p text:style-name="P1"><text:s text:c="4"/>289.1091, 289.0081, 288.3907, 288.8615, 290.1319,</text:p>
      <text:p text:style-name="P1"><text:s text:c="2"/>289.0862, 286.8889, 286.1452, 285.6943, 285.4346, 285.3747, 285.4564, </text:p>
      <text:p text:style-name="P1"><text:s text:c="4"/>285.6697, 286.0998, 286.902, 287.1635, 288.2863, 289.5002, 289.5883, </text:p>
      <text:p text:style-name="P1"><text:s text:c="4"/>290.9333, 290.8561, 290.8645, 291.2172, 291.7467, 292.9484, 295.0388, </text:p>
      <text:p text:style-name="P1"><text:s text:c="4"/>295.4815, 295.4139, 295.2581, 294.8284, 294.2578, 293.4419, 293.0905, </text:p>
      <text:p text:style-name="P1"><text:s text:c="4"/>292.7372, 291.6903, 289.9387, 285.0197, 282.552, 281.1744, 280.2368, </text:p>
      <text:p text:style-name="P1"><text:s text:c="4"/>279.9984, 280.2331, 280.5038, 280.8887, 280.8, 281.1467, 280.4301, </text:p>
      <text:p text:style-name="P1"><text:s text:c="4"/>279.8407, 278.6937, 277.9403, 277.4359, 277.0201, 276.8027, 276.7547, </text:p>
      <text:p text:style-name="P1"><text:s text:c="4"/>276.7602, 276.8215, 276.8834, 276.972, 277.0432, 277.015, 276.8979, </text:p>
      <text:p text:style-name="P1"><text:soft-page-break/><text:s text:c="4"/>276.6927, 276.5403, 276.5081, 276.6308, 277.0572, 277.7984, 278.9521, </text:p>
      <text:p text:style-name="P1"><text:s text:c="4"/>280.377, 282.2769, 285.8139, 287.5636, 289.1567, 290.1812, 290.5415, </text:p>
      <text:p text:style-name="P1"><text:s text:c="4"/>290.7176, 290.9614, 291.5232, 291.6762, 291.9241, 291.7723, 289.909, </text:p>
      <text:p text:style-name="P1"><text:s text:c="4"/>289.2745, 290.686, 290.8284, 290.1383, 288.0118, 286.2299, 285.321, </text:p>
      <text:p text:style-name="P1"><text:s text:c="4"/>284.8101, 285.0682, 286.9162, 290.5275, 291.0962, 290.1976, 289.7379, </text:p>
      <text:p text:style-name="P1"><text:s text:c="4"/>289.9235, 289.1895, 288.629, 289.5334, 289.9054,</text:p>
      <text:p text:style-name="P1"><text:s text:c="2"/>286.4458, 285.1453, 284.3642, 283.9707, 283.8625, 283.8849, 284.0103, </text:p>
      <text:p text:style-name="P1"><text:s text:c="4"/>284.2141, 284.4917, 284.7979, 285.1488, 285.681, 286.4615, 287.3178, </text:p>
      <text:p text:style-name="P1"><text:s text:c="4"/>288.5154, 290.6992, 290.8291, 290.9111, 291.7288, 292.7493, 294.1495, </text:p>
      <text:p text:style-name="P1"><text:s text:c="4"/>294.4937, 294.6768, 294.2202, 293.7697, 293.7329, 293.746, 294.2057, </text:p>
      <text:p text:style-name="P1"><text:s text:c="4"/>294.3769, 293.0026, 291.9613, 290.3445, 284.6156, 283.6909, 283.4013, </text:p>
      <text:p text:style-name="P1"><text:s text:c="4"/>284.1252, 286.6489, 287.5078, 290.5319, 290.6026, 290.9171, 290.1101, </text:p>
      <text:p text:style-name="P1"><text:s text:c="4"/>288.8413, 284.1574, 282.5196, 281.6876, 281.0423, 280.5484, 280.0993, </text:p>
      <text:p text:style-name="P1"><text:s text:c="4"/>280.1094, 280.3149, 280.5387, 280.784, 280.8648, 280.5345, 279.8489, </text:p>
      <text:p text:style-name="P1"><text:s text:c="4"/>278.837, 278.187, 277.8501, 277.7332, 278.0998, 279.0184, 280.3933, </text:p>
      <text:p text:style-name="P1"><text:s text:c="4"/>282.1273, 285.5467, 288.8095, 290.8902, 292.0764, 292.4287, 292.355, </text:p>
      <text:p text:style-name="P1"><text:s text:c="4"/>292.4182, 292.8812, 293.3047, 293.3223, 293.745, 293.8932, 292.2027, </text:p>
      <text:p text:style-name="P1"><text:s text:c="4"/>290.6726, 291.0879, 291.1306, 290.7685, 288.9517, 286.3942, 285.0731, </text:p>
      <text:p text:style-name="P1"><text:s text:c="4"/>284.6314, 284.9416, 285.7087, 288.5298, 289.8867, 289.7768, 290.4717, </text:p>
      <text:p text:style-name="P1"><text:s text:c="4"/>290.7783, 289.4524, 288.4612, 288.844, 288.7189,</text:p>
      <text:p text:style-name="P1"><text:s text:c="2"/>284.5273, 283.8758, 283.5746, 283.4931, 283.5271, 283.5908, 283.7112, </text:p>
      <text:p text:style-name="P1"><text:s text:c="4"/>283.8776, 284.0349, 284.2008, 284.4326, 284.7073, 285.0537, 285.6019, </text:p>
      <text:p text:style-name="P1"><text:s text:c="4"/>286.3984, 287.4953, 288.5183, 290.2726, 291.0722, 293.1862, 292.3515, </text:p>
      <text:p text:style-name="P1"><text:s text:c="4"/>291.7672, 292.6469, 292.0746, 291.8606, 292.3845, 293.3809, 294.123, </text:p>
      <text:p text:style-name="P1"><text:s text:c="4"/>294.8797, 294.4102, 293.4528, 289.4963, 286.1607, 285.4931, 285.8604, </text:p>
      <text:p text:style-name="P1"><text:s text:c="4"/>289.9313, 292.026, 293.2407, 294.0812, 294.3131, 294.2683, 293.6719, </text:p>
      <text:p text:style-name="P1"><text:s text:c="4"/>293.1537, 292.1399, 291.2917, 289.7717, 289.0841, 286.8188, 284.9636, </text:p>
      <text:p text:style-name="P1"><text:s text:c="4"/>284.508, 284.4983, 284.8064, 285.5826, 286.9749, 285.9693, 284.4983, </text:p>
      <text:p text:style-name="P1"><text:s text:c="4"/>281.0671, 279.7087, 279.0237, 278.7831, 279.0685, 280.0344, 281.4908, </text:p>
      <text:p text:style-name="P1"><text:s text:c="4"/>283.4707, 288.0506, 291.2637, 292.8896, 293.2935, 293.0625, 293.0884, </text:p>
      <text:p text:style-name="P1"><text:s text:c="4"/>293.8973, 294.2447, 294.2422, 294.3465, 295.0471, 295.5608, 295.3906, </text:p>
      <text:p text:style-name="P1"><text:s text:c="4"/>294.3187, 292.7276, 291.857, 292.3055, 291.5716, 288.7983, 287.8116, </text:p>
      <text:p text:style-name="P1"><text:s text:c="4"/>288.2526, 288.782, 287.9876, 288.1453, 289.5252, 290.0168, 288.7452, </text:p>
      <text:p text:style-name="P1"><text:s text:c="4"/>288.3658, 288.9841, 287.9778, 286.6638, 285.8195,</text:p>
      <text:p text:style-name="P1"><text:s text:c="2"/>283.6144, 283.3374, 283.2751, 283.2444, 283.2664, 283.351, 283.4667, </text:p>
      <text:p text:style-name="P1"><text:s text:c="4"/>283.5934, 283.7309, 283.8924, 284.0828, 284.3051, 284.5845, 284.9309, </text:p>
      <text:p text:style-name="P1"><text:s text:c="4"/>285.4147, 286.0329, 286.7095, 287.4037, 288.249, 290.0675, 290.6364, </text:p>
      <text:p text:style-name="P1"><text:s text:c="4"/>289.6535, 290.9321, 291.6773, 292.1503, 292.4365, 292.3192, 292.5822, </text:p>
      <text:p text:style-name="P1"><text:s text:c="4"/>294.3905, 294.6986, 293.7684, 292.768, 287.9067, 286.8391, 287.3522, </text:p>
      <text:p text:style-name="P1"><text:s text:c="4"/>291.3748, 294.0938, 294.7406, 295.5941, 295.7223, 295.5145, 295.3159, </text:p>
      <text:p text:style-name="P1"><text:s text:c="4"/>295.5202, 295.007, 294.0312, 293.3845, 293.2542, 293.1984, 291.7936, </text:p>
      <text:p text:style-name="P1"><text:s text:c="4"/>292.4023, 292.0796, 290.905, 291.8579, 289.9171, 286.2146, 285.2202, </text:p>
      <text:p text:style-name="P1"><text:s text:c="4"/>281.2526, 280.2829, 280.6791, 280.6021, 280.2379, 281.1059, 282.321, </text:p>
      <text:p text:style-name="P1"><text:s text:c="4"/>284.4789, 288.6627, 292.6904, 293.1231, 292.8585, 293.2251, 293.8834, </text:p>
      <text:p text:style-name="P1"><text:s text:c="4"/>294.8615, 295.1312, 294.9748, 295.6082, 296.3635, 296.7346, 296.2573, </text:p>
      <text:p text:style-name="P1"><text:s text:c="4"/>295.2537, 293.9576, 293.1468, 293.1245, 293.098, 290.8631, 291.0154, </text:p>
      <text:p text:style-name="P1"><text:s text:c="4"/>292.3314, 291.8022, 290.5297, 288.6465, 289.958, 289.0391, 286.6761, </text:p>
      <text:p text:style-name="P1"><text:s text:c="4"/>286.158, 286.5938, 285.9514, 284.844, 284.1511,</text:p>
      <text:p text:style-name="P1"><text:s text:c="2"/>283.2782, 283.1544, 283.0765, 283.0118, 283.0477, 283.1488, 283.2585, </text:p>
      <text:p text:style-name="P1"><text:s text:c="4"/>283.3777, 283.4927, 283.5934, 283.7589, 284.0027, 284.3003, 284.6463, </text:p>
      <text:p text:style-name="P1"><text:s text:c="4"/>285.0448, 285.5084, 285.9448, 286.4045, 287.0708, 288.1065, 289.4498, </text:p>
      <text:p text:style-name="P1"><text:s text:c="4"/>290.6347, 290.6484, 290.8779, 291.2697, 291.5844, 292.7551, 291.2096, </text:p>
      <text:p text:style-name="P1"><text:s text:c="4"/>292.4615, 294.1832, 293.8771, 293.4022, 289.4294, 287.7922, 288.2888, </text:p>
      <text:p text:style-name="P1"><text:s text:c="4"/>292.0701, 294.8918, 295.6939, 296.5637, 296.6375, 296.2575, 296.3194, </text:p>
      <text:p text:style-name="P1"><text:s text:c="4"/>296.4479, 295.6794, 294.7322, 294.2776, 294.5395, 294.7364, 294.4603, </text:p>
      <text:p text:style-name="P1"><text:s text:c="4"/>295.3241, 295.493, 294.5359, 291.9844, 287.9696, 283.6659, 281.5845, </text:p>
      <text:p text:style-name="P1"><text:s text:c="4"/>280.2108, 280.3297, 281.2449, 281.4555, 281.6035, 282.3099, 283.253, </text:p>
      <text:p text:style-name="P1"><text:s text:c="4"/>285.1531, 288.6892, 294.0099, 294.6834, 294.6539, 294.9678, 295.274, </text:p>
      <text:p text:style-name="P1"><text:s text:c="4"/>296.2329, 296.5789, 296.8141, 297.0631, 297.3383, 296.9782, 296.0399, </text:p>
      <text:p text:style-name="P1"><text:soft-page-break/><text:s text:c="4"/>295.0148, 294.1534, 293.4951, 293.1152, 292.9239, 291.7224, 292.4259, </text:p>
      <text:p text:style-name="P1"><text:s text:c="4"/>289.7971, 288.4724, 289.6439, 288.8926, 288.6997, 285.9962, 285.1176, </text:p>
      <text:p text:style-name="P1"><text:s text:c="4"/>284.7248, 284.612, 284.3138, 283.8826, 283.5042,</text:p>
      <text:p text:style-name="P1"><text:s text:c="2"/>283.1596, 283.0838, 283.0325, 282.9913, 283.0589, 283.1803, 283.2833, </text:p>
      <text:p text:style-name="P1"><text:s text:c="4"/>283.3781, 283.4764, 283.5568, 283.662, 283.8626, 284.1704, 284.4814, </text:p>
      <text:p text:style-name="P1"><text:s text:c="4"/>284.8572, 285.276, 285.7142, 286.064, 286.4045, 286.9486, 287.5916, </text:p>
      <text:p text:style-name="P1"><text:s text:c="4"/>288.0974, 288.3069, 288.4554, 288.9893, 289.8514, 291.7158, 290.4818, </text:p>
      <text:p text:style-name="P1"><text:s text:c="4"/>290.7794, 293.4888, 294.2537, 294.0579, 290.5506, 288.6513, 289.0649, </text:p>
      <text:p text:style-name="P1"><text:s text:c="4"/>293.7217, 295.3234, 296.4291, 297.2029, 297.2819, 297.0387, 296.9665, </text:p>
      <text:p text:style-name="P1"><text:s text:c="4"/>296.7837, 295.8604, 294.9244, 294.8457, 295.8242, 296.6433, 297.3183, </text:p>
      <text:p text:style-name="P1"><text:s text:c="4"/>296.4899, 295.0171, 294.3021, 288.4492, 284.8983, 282.5192, 281.4091, </text:p>
      <text:p text:style-name="P1"><text:s text:c="4"/>281.0508, 281.287, 282.0879, 283.0569, 284.1345, 284.8161, 285.2917, </text:p>
      <text:p text:style-name="P1"><text:s text:c="4"/>286.4039, 289.996, 295.3109, 297.0699, 297.7647, 297.533, 296.9465, </text:p>
      <text:p text:style-name="P1"><text:s text:c="4"/>298.1548, 298.7248, 298.9427, 298.8094, 297.999, 296.7469, 295.5414, </text:p>
      <text:p text:style-name="P1"><text:s text:c="4"/>294.6015, 293.8358, 293.43, 292.9012, 292.298, 292.1896, 292.9619, </text:p>
      <text:p text:style-name="P1"><text:s text:c="4"/>289.4253, 287.5748, 286.7324, 286.1536, 285.4426, 284.5545, 284.0646, </text:p>
      <text:p text:style-name="P1"><text:s text:c="4"/>283.8781, 283.8057, 283.6734, 283.4869, 283.3025,</text:p>
      <text:p text:style-name="P1"><text:s text:c="2"/>283.2924, 283.251, 283.2412, 283.2675, 283.3514, 283.4655, 283.5434, </text:p>
      <text:p text:style-name="P1"><text:s text:c="4"/>283.6267, 283.7114, 283.7871, 283.8768, 284.0094, 284.2098, 284.466, </text:p>
      <text:p text:style-name="P1"><text:s text:c="4"/>284.7869, 285.14, 285.5033, 285.802, 286.0786, 286.4276, 286.8268, </text:p>
      <text:p text:style-name="P1"><text:s text:c="4"/>287.1545, 287.4124, 287.6526, 288.1422, 289.0978, 291.2999, 291.0244, </text:p>
      <text:p text:style-name="P1"><text:s text:c="4"/>291.5164, 293.1506, 294.1861, 294.6769, 291.6445, 289.4236, 289.6304, </text:p>
      <text:p text:style-name="P1"><text:s text:c="4"/>293.6536, 295.6216, 296.569, 297.4057, 297.4702, 297.4766, 297.6634, </text:p>
      <text:p text:style-name="P1"><text:s text:c="4"/>297.315, 295.9092, 294.7362, 294.8142, 295.5382, 296.5767, 297.2806, </text:p>
      <text:p text:style-name="P1"><text:s text:c="4"/>296.3143, 294.861, 294.7987, 288.9729, 286.3496, 285.2834, 284.4135, </text:p>
      <text:p text:style-name="P1"><text:s text:c="4"/>283.386, 282.8523, 284.1879, 286.6031, 289.0616, 290.9403, 289.5031, </text:p>
      <text:p text:style-name="P1"><text:s text:c="4"/>288.638, 290.0684, 295.6067, 298.0746, 299.0315, 298.8673, 298.1357, </text:p>
      <text:p text:style-name="P1"><text:s text:c="4"/>298.8264, 299.7354, 299.9435, 299.6224, 298.3728, 296.7547, 294.9026, </text:p>
      <text:p text:style-name="P1"><text:s text:c="4"/>293.986, 293.8918, 293.8329, 293.9121, 293.411, 293.6662, 294.7685, </text:p>
      <text:p text:style-name="P1"><text:s text:c="4"/>290.809, 287.5662, 285.9914, 284.9898, 284.3095, 283.8552, 283.6502, </text:p>
      <text:p text:style-name="P1"><text:s text:c="4"/>283.5753, 283.5535, 283.519, 283.4598, 283.3641,</text:p>
      <text:p text:style-name="P1"><text:s text:c="2"/>283.6619, 283.6787, 283.7057, 283.7643, 283.8452, 283.9506, 284.0427, </text:p>
      <text:p text:style-name="P1"><text:s text:c="4"/>284.1062, 284.1793, 284.253, 284.3251, 284.3962, 284.5062, 284.6489, </text:p>
      <text:p text:style-name="P1"><text:s text:c="4"/>284.848, 285.0853, 285.3303, 285.5533, 285.7857, 286.1256, 286.5563, </text:p>
      <text:p text:style-name="P1"><text:s text:c="4"/>287.0219, 287.3987, 287.6995, 288.0953, 288.9246, 290.9259, 291.5028, </text:p>
      <text:p text:style-name="P1"><text:s text:c="4"/>292.1689, 293.1645, 294.1168, 295.0863, 292.418, 289.8307, 289.7129, </text:p>
      <text:p text:style-name="P1"><text:s text:c="4"/>292.317, 296.0717, 296.801, 297.8871, 297.9944, 298.145, 298.0987, </text:p>
      <text:p text:style-name="P1"><text:s text:c="4"/>297.5836, 296.0984, 294.5071, 294.7233, 295.3881, 296.6289, 297.2161, </text:p>
      <text:p text:style-name="P1"><text:s text:c="4"/>296.2814, 295.3275, 294.9942, 290.7317, 291.1527, 291.3983, 290.3096, </text:p>
      <text:p text:style-name="P1"><text:s text:c="4"/>287.7473, 284.9229, 285.9253, 289.8931, 293.5786, 293.9787, 293.1962, </text:p>
      <text:p text:style-name="P1"><text:s text:c="4"/>290.521, 290.4612, 293.3432, 295.4657, 299.184, 299.8445, 299.3631, </text:p>
      <text:p text:style-name="P1"><text:s text:c="4"/>299.3014, 300.0888, 300.0627, 299.6587, 298.2858, 296.2618, 295.3391, </text:p>
      <text:p text:style-name="P1"><text:s text:c="4"/>295.0262, 295.3322, 295.6147, 295.9662, 295.0484, 294.273, 295.3123, </text:p>
      <text:p text:style-name="P1"><text:s text:c="4"/>290.9318, 287.9572, 286.1083, 284.8333, 284.1267, 283.7786, 283.6729, </text:p>
      <text:p text:style-name="P1"><text:s text:c="4"/>283.6536, 283.6519, 283.6767, 283.6732, 283.6574,</text:p>
      <text:p text:style-name="P1"><text:s text:c="2"/>284.1884, 284.2653, 284.3531, 284.4426, 284.5216, 284.6643, 284.7708, </text:p>
      <text:p text:style-name="P1"><text:s text:c="4"/>284.8281, 284.8747, 284.9181, 284.9979, 285.0585, 285.1127, 285.1631, </text:p>
      <text:p text:style-name="P1"><text:s text:c="4"/>285.2247, 285.3121, 285.4519, 285.5926, 285.7337, 285.9814, 286.3881, </text:p>
      <text:p text:style-name="P1"><text:s text:c="4"/>286.9613, 287.5709, 288.0123, 288.3793, 288.9835, 290.6219, 292.0113, </text:p>
      <text:p text:style-name="P1"><text:s text:c="4"/>292.2555, 293.31, 294.3237, 295.4479, 293.5402, 290.5056, 289.7256, </text:p>
      <text:p text:style-name="P1"><text:s text:c="4"/>291.33, 296.1115, 297.051, 298.3771, 298.7024, 298.7343, 298.4099, </text:p>
      <text:p text:style-name="P1"><text:s text:c="4"/>297.647, 296.3029, 294.3942, 294.6951, 295.6722, 297.0892, 297.4974, </text:p>
      <text:p text:style-name="P1"><text:s text:c="4"/>296.578, 296.1169, 293.2128, 293.3365, 295.0867, 294.6865, 294.1739, </text:p>
      <text:p text:style-name="P1"><text:s text:c="4"/>292.5536, 288.0112, 287.4338, 290.2471, 294.1306, 295.1983, 295.1114, </text:p>
      <text:p text:style-name="P1"><text:s text:c="4"/>291.8705, 290.3424, 291.4563, 293.3433, 299.3866, 300.667, 300.5096, </text:p>
      <text:p text:style-name="P1"><text:s text:c="4"/>300.0402, 300.2643, 300.3029, 299.7192, 298.054, 296.0316, 296.3267, </text:p>
      <text:p text:style-name="P1"><text:s text:c="4"/>297.0773, 297.2359, 297.9056, 298.3097, 296.8236, 294.9783, 295.495, </text:p>
      <text:p text:style-name="P1"><text:s text:c="4"/>293.3221, 289.0413, 286.8549, 285.2882, 284.4943, 284.1339, 283.9926, </text:p>
      <text:p text:style-name="P1"><text:s text:c="4"/>284.0021, 284.0492, 284.0838, 284.1468, 284.1529,</text:p>
      <text:p text:style-name="P1"><text:soft-page-break/><text:s text:c="2"/>285.017, 285.1214, 285.2216, 285.3131, 285.3983, 285.5564, 285.6897, </text:p>
      <text:p text:style-name="P1"><text:s text:c="4"/>285.7926, 285.8719, 285.9031, 285.9315, 285.923, 285.947, 285.9297, </text:p>
      <text:p text:style-name="P1"><text:s text:c="4"/>285.9297, 285.9816, 286.0234, 286.0533, 286.1153, 286.2621, 286.546, </text:p>
      <text:p text:style-name="P1"><text:s text:c="4"/>287.0211, 287.6807, 288.3482, 288.8085, 289.2273, 290.4265, 293.0026, </text:p>
      <text:p text:style-name="P1"><text:s text:c="4"/>292.3277, 293.6568, 295.0246, 296.0298, 295.6724, 292.4771, 290.6602, </text:p>
      <text:p text:style-name="P1"><text:s text:c="4"/>291.1465, 295.5506, 297.1839, 298.2971, 298.5456, 298.7924, 298.7631, </text:p>
      <text:p text:style-name="P1"><text:s text:c="4"/>297.7301, 296.3906, 294.3242, 294.846, 296.2012, 297.3062, 297.5416, </text:p>
      <text:p text:style-name="P1"><text:s text:c="4"/>296.8983, 296.7418, 293.0971, 295.6972, 295.9752, 296.4395, 295.8173, </text:p>
      <text:p text:style-name="P1"><text:s text:c="4"/>295.3415, 294.0188, 290.5719, 290.7736, 293.769, 296.6067, 296.1659, </text:p>
      <text:p text:style-name="P1"><text:s text:c="4"/>294.1036, 291.0606, 291.0416, 293.061, 299.1402, 300.5772, 300.5113, </text:p>
      <text:p text:style-name="P1"><text:s text:c="4"/>300.1228, 299.6315, 299.3402, 299.1282, 298.4422, 296.8556, 296.8619, </text:p>
      <text:p text:style-name="P1"><text:s text:c="4"/>297.91, 297.7616, 298.4066, 299.3301, 298.4706, 297.774, 296.6378, </text:p>
      <text:p text:style-name="P1"><text:s text:c="4"/>296.1012, 290.6796, 287.8658, 286.1497, 285.2215, 284.8176, 284.6902, </text:p>
      <text:p text:style-name="P1"><text:s text:c="4"/>284.6938, 284.7325, 284.759, 284.8283, 284.9134,</text:p>
      <text:p text:style-name="P1"><text:s text:c="2"/>286.0547, 286.1832, 286.3152, 286.4338, 286.5312, 286.6424, 286.7534, </text:p>
      <text:p text:style-name="P1"><text:s text:c="4"/>286.87, 286.9456, 287.0094, 287.0109, 286.9603, 286.8853, 286.8393, </text:p>
      <text:p text:style-name="P1"><text:s text:c="4"/>286.882, 286.9106, 286.9124, 286.8707, 286.8417, 286.915, 287.084, </text:p>
      <text:p text:style-name="P1"><text:s text:c="4"/>287.4047, 287.9832, 288.7485, 289.3439, 289.6638, 290.539, 293.109, </text:p>
      <text:p text:style-name="P1"><text:s text:c="4"/>291.9744, 294.2633, 295.746, 296.581, 296.6979, 295.5218, 293.2666, </text:p>
      <text:p text:style-name="P1"><text:s text:c="4"/>292.1417, 295.9124, 297.3382, 298.0681, 298.4207, 298.696, 298.7363, </text:p>
      <text:p text:style-name="P1"><text:s text:c="4"/>297.6583, 296.3561, 294.4724, 295.0583, 296.4384, 297.2458, 297.243, </text:p>
      <text:p text:style-name="P1"><text:s text:c="4"/>296.8105, 296.2682, 294.2368, 296.5029, 296.7071, 297.2354, 296.6772, </text:p>
      <text:p text:style-name="P1"><text:s text:c="4"/>296.3906, 295.6903, 293.7388, 291.6324, 294.4041, 297.3872, 296.592, </text:p>
      <text:p text:style-name="P1"><text:s text:c="4"/>296.0787, 292.969, 291.6414, 293.3859, 299.5826, 300.4603, 299.6011, </text:p>
      <text:p text:style-name="P1"><text:s text:c="4"/>299.3668, 298.7095, 296.6604, 296.5598, 297.819, 297.1545, 296.9766, </text:p>
      <text:p text:style-name="P1"><text:s text:c="4"/>298.3649, 298.3482, 299.0927, 299.9497, 299.5327, 299.4485, 297.2461, </text:p>
      <text:p text:style-name="P1"><text:s text:c="4"/>296.0791, 291.5793, 288.7692, 287.0239, 286.0979, 285.7282, 285.6581, </text:p>
      <text:p text:style-name="P1"><text:s text:c="4"/>285.6111, 285.6143, 285.6765, 285.8054, 285.9386,</text:p>
      <text:p text:style-name="P1"><text:s text:c="2"/>287.4468, 287.5823, 287.7178, 287.8253, 287.8881, 287.9279, 288.0101, </text:p>
      <text:p text:style-name="P1"><text:s text:c="4"/>288.1005, 288.1888, 288.1839, 288.1134, 288.0094, 287.9167, 287.8721, </text:p>
      <text:p text:style-name="P1"><text:s text:c="4"/>287.9234, 287.9751, 287.9815, 287.8972, 287.819, 287.8372, 287.9937, </text:p>
      <text:p text:style-name="P1"><text:s text:c="4"/>288.2233, 288.643, 289.3366, 289.943, 290.2131, 290.8401, 292.9152, </text:p>
      <text:p text:style-name="P1"><text:s text:c="4"/>292.1677, 294.8694, 296.3272, 296.8732, 296.9106, 296.6654, 296.2024, </text:p>
      <text:p text:style-name="P1"><text:s text:c="4"/>294.0816, 296.7845, 297.5831, 297.9449, 298.3023, 298.5475, 298.4948, </text:p>
      <text:p text:style-name="P1"><text:s text:c="4"/>297.8184, 296.3777, 295.0643, 295.1103, 296.2212, 296.9298, 297.1226, </text:p>
      <text:p text:style-name="P1"><text:s text:c="4"/>296.8146, 295.7224, 295.9123, 296.3528, 297.1151, 297.3981, 297.0932, </text:p>
      <text:p text:style-name="P1"><text:s text:c="4"/>296.9319, 296.3213, 294.4459, 291.8022, 294.0038, 296.924, 296.7379, </text:p>
      <text:p text:style-name="P1"><text:s text:c="4"/>296.9715, 294.9343, 294.0721, 295.2121, 299.4303, 300.2509, 298.1255, </text:p>
      <text:p text:style-name="P1"><text:s text:c="4"/>297.3841, 297.4798, 294.2267, 294.0623, 296.8649, 296.8598, 296.6646, </text:p>
      <text:p text:style-name="P1"><text:s text:c="4"/>298.1696, 298.7526, 300.0109, 300.7239, 300.0564, 299.807, 297.6574, </text:p>
      <text:p text:style-name="P1"><text:s text:c="4"/>296.7124, 292.7271, 289.7691, 288.0745, 287.2308, 286.9644, 286.8991, </text:p>
      <text:p text:style-name="P1"><text:s text:c="4"/>286.8941, 286.8836, 286.9388, 287.1092, 287.2942,</text:p>
      <text:p text:style-name="P1"><text:s text:c="2"/>288.9792, 289.1133, 289.2744, 289.3719, 289.3747, 289.2942, 289.2728, </text:p>
      <text:p text:style-name="P1"><text:s text:c="4"/>289.2944, 289.3225, 289.2455, 289.152, 289.0776, 288.9783, 288.9043, </text:p>
      <text:p text:style-name="P1"><text:s text:c="4"/>288.9922, 289.0946, 289.1275, 289.0771, 288.9829, 289.0147, 289.1732, </text:p>
      <text:p text:style-name="P1"><text:s text:c="4"/>289.334, 289.6138, 290.1241, 290.6702, 290.9275, 291.4089, 293.594, </text:p>
      <text:p text:style-name="P1"><text:s text:c="4"/>293.2803, 295.4494, 296.4828, 296.6028, 296.8438, 297.363, 297.6045, </text:p>
      <text:p text:style-name="P1"><text:s text:c="4"/>297.5969, 298.0038, 297.9658, 297.9659, 298.3901, 298.627, 298.8424, </text:p>
      <text:p text:style-name="P1"><text:s text:c="4"/>298.5263, 296.838, 295.7125, 295.073, 295.7782, 296.8767, 296.9356, </text:p>
      <text:p text:style-name="P1"><text:s text:c="4"/>295.6709, 293.8234, 295.5657, 295.4925, 297.3193, 296.4322, 296.2322, </text:p>
      <text:p text:style-name="P1"><text:s text:c="4"/>297.091, 296.6503, 295.3893, 291.9409, 293.6206, 297.2344, 297.0694, </text:p>
      <text:p text:style-name="P1"><text:s text:c="4"/>297.443, 297.3273, 298.1863, 299.084, 300.1627, 299.9724, 296.7617, </text:p>
      <text:p text:style-name="P1"><text:s text:c="4"/>294.1817, 295.9232, 293.7917, 293.4521, 296.1006, 296.2311, 296.5667, </text:p>
      <text:p text:style-name="P1"><text:s text:c="4"/>297.9706, 298.1134, 300.2331, 301.2426, 300.1598, 299.4015, 298.4661, </text:p>
      <text:p text:style-name="P1"><text:s text:c="4"/>298.0942, 293.512, 290.7872, 289.4552, 288.8656, 288.6975, 288.6273, </text:p>
      <text:p text:style-name="P1"><text:s text:c="4"/>288.55, 288.5854, 288.6731, 288.7631, 288.8766,</text:p>
      <text:p text:style-name="P1"><text:s text:c="2"/>290.7494, 290.8525, 290.9864, 291.0024, 290.8826, 290.7008, 290.6261, </text:p>
      <text:p text:style-name="P1"><text:s text:c="4"/>290.5726, 290.529, 290.3448, 290.1814, 290.1314, 290.0536, 290.0435, </text:p>
      <text:p text:style-name="P1"><text:s text:c="4"/>290.1015, 290.1907, 290.2811, 290.3163, 290.2848, 290.3549, 290.4746, </text:p>
      <text:p text:style-name="P1"><text:soft-page-break/><text:s text:c="4"/>290.5756, 290.7236, 291.0557, 291.4805, 291.6909, 292.0079, 294.0101, </text:p>
      <text:p text:style-name="P1"><text:s text:c="4"/>294.6431, 295.801, 297.1002, 297.0166, 297.4001, 298, 298.3499, 298.3904, </text:p>
      <text:p text:style-name="P1"><text:s text:c="4"/>298.0718, 298.1334, 298.6767, 298.7925, 298.6069, 298.7768, 298.6844, </text:p>
      <text:p text:style-name="P1"><text:s text:c="4"/>297.1422, 295.8176, 294.7833, 296.9593, 296.5926, 294.2487, 293.0243, </text:p>
      <text:p text:style-name="P1"><text:s text:c="4"/>292.4104, 295.7159, 296.2274, 297.0257, 294.4742, 294.4059, 296.7209, </text:p>
      <text:p text:style-name="P1"><text:s text:c="4"/>296.6964, 296.2072, 292.5854, 293.5137, 297.025, 296.8705, 297.557, </text:p>
      <text:p text:style-name="P1"><text:s text:c="4"/>298.0469, 298.3749, 298.7208, 299.3075, 299.165, 296.0684, 292.5346, </text:p>
      <text:p text:style-name="P1"><text:s text:c="4"/>293.8395, 293.5933, 292.9221, 294.4924, 296.1642, 297.2231, 297.873, </text:p>
      <text:p text:style-name="P1"><text:s text:c="4"/>297.894, 300.1763, 301.4287, 300.1679, 299.1672, 299.3358, 297.5655, </text:p>
      <text:p text:style-name="P1"><text:s text:c="4"/>293.8979, 292.2689, 291.5635, 291.2086, 290.935, 290.7937, 290.6889, </text:p>
      <text:p text:style-name="P1"><text:s text:c="4"/>290.6382, 290.5926, 290.6188, 290.6593,</text:p>
      <text:p text:style-name="P1"><text:s text:c="2"/>292.4899, 292.5107, 292.588, 292.5138, 292.26, 292.0153, 291.9291, </text:p>
      <text:p text:style-name="P1"><text:s text:c="4"/>291.8605, 291.715, 291.5113, 291.3646, 291.3212, 291.2812, 291.246, </text:p>
      <text:p text:style-name="P1"><text:s text:c="4"/>291.2418, 291.3985, 291.5345, 291.6083, 291.6699, 291.7558, 291.7917, </text:p>
      <text:p text:style-name="P1"><text:s text:c="4"/>291.8242, 291.8716, 292.0517, 292.3336, 292.4332, 292.5269, 293.9911, </text:p>
      <text:p text:style-name="P1"><text:s text:c="4"/>295.6183, 296.113, 298.6246, 298.5781, 298.6203, 298.805, 299.0737, </text:p>
      <text:p text:style-name="P1"><text:s text:c="4"/>298.9085, 298.2655, 298.4104, 299.5773, 299.464, 298.8313, 298.6349, </text:p>
      <text:p text:style-name="P1"><text:s text:c="4"/>298.698, 297.6377, 296.4556, 295.8465, 297.8004, 294.6559, 293.5884, </text:p>
      <text:p text:style-name="P1"><text:s text:c="4"/>293.4442, 293.0341, 294.9526, 296.2166, 295.7911, 293.5871, 293.6017, </text:p>
      <text:p text:style-name="P1"><text:s text:c="4"/>296.4382, 296.598, 296.1753, 293.2273, 293.7402, 296.6809, 296.7607, </text:p>
      <text:p text:style-name="P1"><text:s text:c="4"/>297.3607, 297.9931, 297.9355, 297.8336, 298.1273, 298.1453, 296.324, </text:p>
      <text:p text:style-name="P1"><text:s text:c="4"/>293.0997, 292.5749, 293.6311, 293.1231, 293.3821, 295.9474, 297.6336, </text:p>
      <text:p text:style-name="P1"><text:s text:c="4"/>297.5551, 298.0597, 300.3345, 301.3627, 300.2034, 299.5826, 300.0787, </text:p>
      <text:p text:style-name="P1"><text:s text:c="4"/>297.3466, 295.6251, 294.6285, 294.1893, 293.8284, 293.4082, 293.0383, </text:p>
      <text:p text:style-name="P1"><text:s text:c="4"/>292.8061, 292.6868, 292.6013, 292.5865, 292.5035,</text:p>
      <text:p text:style-name="P1"><text:s text:c="2"/>294.0062, 294.0421, 294.0574, 293.8742, 293.5807, 293.3669, 293.2711, </text:p>
      <text:p text:style-name="P1"><text:s text:c="4"/>293.1592, 292.9218, 292.6986, 292.5985, 292.5831, 292.6005, 292.621, </text:p>
      <text:p text:style-name="P1"><text:s text:c="4"/>292.6169, 292.7008, 292.8315, 292.9775, 293.0999, 293.1618, 293.1175, </text:p>
      <text:p text:style-name="P1"><text:s text:c="4"/>293.0995, 293.0729, 293.0992, 293.2183, 293.1705, 293.1217, 294.2793, </text:p>
      <text:p text:style-name="P1"><text:s text:c="4"/>296.3786, 296.0806, 300.4358, 301.0727, 300.9048, 300.6585, 300.0727, </text:p>
      <text:p text:style-name="P1"><text:s text:c="4"/>299.5172, 299.3134, 299.2415, 299.9666, 300.1732, 299.3875, 298.796, </text:p>
      <text:p text:style-name="P1"><text:s text:c="4"/>298.864, 298.7536, 298.5622, 298.7544, 296.9308, 295.0187, 295.9482, </text:p>
      <text:p text:style-name="P1"><text:s text:c="4"/>297.0303, 296.0934, 294.3037, 294.3658, 294.1057, 293.3806, 293.4414, </text:p>
      <text:p text:style-name="P1"><text:s text:c="4"/>296.217, 296.6005, 296.1081, 294.0171, 293.9645, 295.7311, 297.2178, </text:p>
      <text:p text:style-name="P1"><text:s text:c="4"/>297.4375, 297.9187, 297.569, 297.0902, 297.1271, 297.0698, 297.6415, </text:p>
      <text:p text:style-name="P1"><text:s text:c="4"/>296.6783, 294.2376, 294.6121, 295.438, 294.7059, 294.8846, 296.2636, </text:p>
      <text:p text:style-name="P1"><text:s text:c="4"/>296.8714, 298.8618, 301.4077, 301.6198, 301.2106, 301.4218, 300.5847, </text:p>
      <text:p text:style-name="P1"><text:s text:c="4"/>298.8474, 297.6603, 296.857, 296.2343, 295.6913, 295.2696, 294.9221, </text:p>
      <text:p text:style-name="P1"><text:s text:c="4"/>294.6237, 294.391, 294.2171, 294.1558, 294.0552,</text:p>
      <text:p text:style-name="P1"><text:s text:c="2"/>295.3739, 295.411, 295.333, 295.1346, 294.8387, 294.6439, 294.5493, </text:p>
      <text:p text:style-name="P1"><text:s text:c="4"/>294.4041, 294.1573, 293.9535, 293.9041, 293.9061, 293.9384, 293.9661, </text:p>
      <text:p text:style-name="P1"><text:s text:c="4"/>293.9635, 294.0622, 294.2341, 294.3235, 294.4224, 294.4685, 294.3602, </text:p>
      <text:p text:style-name="P1"><text:s text:c="4"/>294.3203, 294.235, 294.1357, 294.0665, 293.9099, 293.8521, 295.4952, </text:p>
      <text:p text:style-name="P1"><text:s text:c="4"/>296.5106, 295.8598, 301.4804, 303.2647, 303.1704, 302.6353, 302.2227, </text:p>
      <text:p text:style-name="P1"><text:s text:c="4"/>301.4557, 301.45, 301.1374, 300.927, 301.1732, 300.132, 299.3336, </text:p>
      <text:p text:style-name="P1"><text:s text:c="4"/>298.8635, 299.2604, 299.8769, 299.0844, 296.5326, 296.3719, 297.9133, </text:p>
      <text:p text:style-name="P1"><text:s text:c="4"/>298.0343, 297.0958, 294.3881, 294.1199, 294.0224, 293.8821, 293.6955, </text:p>
      <text:p text:style-name="P1"><text:s text:c="4"/>295.6945, 296.4182, 295.5748, 294.4214, 294.2762, 295.1701, 297.1893, </text:p>
      <text:p text:style-name="P1"><text:s text:c="4"/>297.5701, 297.9486, 297.6967, 297.2698, 296.9072, 295.2054, 294.5808, </text:p>
      <text:p text:style-name="P1"><text:s text:c="4"/>295.4394, 294.3023, 294.5364, 295.7742, 296.2949, 295.578, 296.3558, </text:p>
      <text:p text:style-name="P1"><text:s text:c="4"/>297.752, 301.29, 302.8094, 302.2335, 302.3286, 302.3056, 301.3007, </text:p>
      <text:p text:style-name="P1"><text:s text:c="4"/>299.9738, 298.9006, 298.0888, 297.4489, 296.9166, 296.5499, 296.2584, </text:p>
      <text:p text:style-name="P1"><text:s text:c="4"/>295.9431, 295.6899, 295.519, 295.4527, 295.3948,</text:p>
      <text:p text:style-name="P1"><text:s text:c="2"/>296.5983, 296.5634, 296.4482, 296.2579, 295.974, 295.7419, 295.6123, </text:p>
      <text:p text:style-name="P1"><text:s text:c="4"/>295.4794, 295.2823, 295.1848, 295.1221, 295.1506, 295.2072, 295.2385, </text:p>
      <text:p text:style-name="P1"><text:s text:c="4"/>295.2803, 295.3953, 295.5064, 295.4965, 295.5746, 295.6299, 295.4937, </text:p>
      <text:p text:style-name="P1"><text:s text:c="4"/>295.4062, 295.2624, 295.083, 294.8798, 294.6308, 294.5994, 296.457, </text:p>
      <text:p text:style-name="P1"><text:s text:c="4"/>296.526, 295.8275, 302.7868, 305.8458, 305.9511, 305.2641, 305.2155, </text:p>
      <text:p text:style-name="P1"><text:s text:c="4"/>304.8605, 303.9274, 303.7504, 303.0653, 303.1041, 302.0864, 300.4292, </text:p>
      <text:p text:style-name="P1"><text:soft-page-break/><text:s text:c="4"/>299.4763, 299.4192, 299.9449, 299.9099, 297.3939, 297.4533, 298.3869, </text:p>
      <text:p text:style-name="P1"><text:s text:c="4"/>298.4785, 297.1628, 295.3403, 295.1606, 295.0496, 294.9384, 294.5028, </text:p>
      <text:p text:style-name="P1"><text:s text:c="4"/>295.0655, 295.3591, 295.1108, 294.6827, 294.7567, 295.258, 296.503, </text:p>
      <text:p text:style-name="P1"><text:s text:c="4"/>297.4539, 298.1559, 297.6641, 296.9572, 296.2722, 293.2219, 292.2898, </text:p>
      <text:p text:style-name="P1"><text:s text:c="4"/>293.8092, 295.0585, 295.025, 295.6349, 297.511, 298.3961, 298.2779, </text:p>
      <text:p text:style-name="P1"><text:s text:c="4"/>299.944, 303.9359, 304.5574, 303.2888, 303.6069, 302.9912, 301.8587, </text:p>
      <text:p text:style-name="P1"><text:s text:c="4"/>300.5385, 299.5391, 298.8412, 298.2829, 297.8443, 297.5702, 297.3271, </text:p>
      <text:p text:style-name="P1"><text:s text:c="4"/>297.0622, 296.83, 296.655, 296.5893, 296.5735,</text:p>
      <text:p text:style-name="P1"><text:s text:c="2"/>297.6488, 297.6233, 297.4658, 297.2216, 296.9387, 296.6916, 296.5535, </text:p>
      <text:p text:style-name="P1"><text:s text:c="4"/>296.4844, 296.382, 296.3137, 296.2422, 296.2718, 296.3597, 296.4248, </text:p>
      <text:p text:style-name="P1"><text:s text:c="4"/>296.5125, 296.6265, 296.6361, 296.5458, 296.5685, 296.5983, 296.4757, </text:p>
      <text:p text:style-name="P1"><text:s text:c="4"/>296.3158, 296.1283, 295.9365, 295.6915, 295.3547, 295.2709, 297.0515, </text:p>
      <text:p text:style-name="P1"><text:s text:c="4"/>297.721, 296.5836, 304.4044, 307.3855, 307.7631, 308.4393, 307.697, </text:p>
      <text:p text:style-name="P1"><text:s text:c="4"/>307.4131, 307.2386, 306.8841, 306.4349, 306.1445, 305.2408, 302.2246, </text:p>
      <text:p text:style-name="P1"><text:s text:c="4"/>300.9688, 300.1006, 299.4995, 300.763, 298.4577, 298.1605, 299.082, </text:p>
      <text:p text:style-name="P1"><text:s text:c="4"/>299.0163, 297.7365, 297.123, 297.1376, 296.7745, 296.3026, 295.7427, </text:p>
      <text:p text:style-name="P1"><text:s text:c="4"/>295.59, 295.6025, 295.414, 295.4018, 295.5823, 295.9255, 296.4344, </text:p>
      <text:p text:style-name="P1"><text:s text:c="4"/>296.5469, 298.1449, 297.5742, 295.807, 294.6199, 293.611, 295.9377, </text:p>
      <text:p text:style-name="P1"><text:s text:c="4"/>297.7413, 298.9722, 298.3418, 296.361, 297.9532, 299.0851, 300.3164, </text:p>
      <text:p text:style-name="P1"><text:s text:c="4"/>303.0356, 307.1089, 305.9505, 304.7886, 304.1933, 303.3003, 302.0372, </text:p>
      <text:p text:style-name="P1"><text:s text:c="4"/>300.8076, 300.0594, 299.5104, 299.0827, 298.7608, 298.4607, 298.1839, </text:p>
      <text:p text:style-name="P1"><text:s text:c="4"/>297.9324, 297.7412, 297.6272, 297.6326, 297.6295,</text:p>
      <text:p text:style-name="P1"><text:s text:c="2"/>298.557, 298.478, 298.2718, 297.9965, 297.7396, 297.5382, 297.4303, </text:p>
      <text:p text:style-name="P1"><text:s text:c="4"/>297.4415, 297.3981, 297.387, 297.3326, 297.3464, 297.4513, 297.5385, </text:p>
      <text:p text:style-name="P1"><text:s text:c="4"/>297.5848, 297.658, 297.5673, 297.4513, 297.4009, 297.3991, 297.2946, </text:p>
      <text:p text:style-name="P1"><text:s text:c="4"/>297.1141, 296.9256, 296.7441, 296.4843, 296.1017, 295.8513, 296.8558, </text:p>
      <text:p text:style-name="P1"><text:s text:c="4"/>300.3519, 298.5659, 305.9266, 308.1764, 309.9343, 310.7435, 309.7836, </text:p>
      <text:p text:style-name="P1"><text:s text:c="4"/>309.5447, 309.3849, 308.9766, 308.6011, 307.9535, 307.0702, 304.5752, </text:p>
      <text:p text:style-name="P1"><text:s text:c="4"/>302.7792, 301.5811, 300.7126, 301.198, 299.4326, 298.8599, 299.0773, </text:p>
      <text:p text:style-name="P1"><text:s text:c="4"/>298.9414, 298.5455, 298.694, 298.2709, 298.4417, 297.5464, 296.9724, </text:p>
      <text:p text:style-name="P1"><text:s text:c="4"/>296.7827, 296.7466, 296.4499, 296.6801, 296.7722, 296.896, 296.9838, </text:p>
      <text:p text:style-name="P1"><text:s text:c="4"/>296.691, 298.3165, 300.1668, 299.0234, 297.5535, 298.3504, 302.8613, </text:p>
      <text:p text:style-name="P1"><text:s text:c="4"/>304.7088, 305.8218, 305.473, 303.7421, 301.0797, 298.9525, 299.3612, </text:p>
      <text:p text:style-name="P1"><text:s text:c="4"/>304.6981, 309.3729, 308.5336, 306.2549, 304.7678, 303.4585, 302.1532, </text:p>
      <text:p text:style-name="P1"><text:s text:c="4"/>301.201, 300.6731, 300.2216, 299.8628, 299.5512, 299.1729, 298.903, </text:p>
      <text:p text:style-name="P1"><text:s text:c="4"/>298.6607, 298.5583, 298.5444, 298.559, 298.5663,</text:p>
      <text:p text:style-name="P1"><text:s text:c="2"/>299.2796, 299.126, 298.8734, 298.6271, 298.4524, 298.3552, 298.3148, </text:p>
      <text:p text:style-name="P1"><text:s text:c="4"/>298.3481, 298.3419, 298.3348, 298.2755, 298.3091, 298.4029, 298.4579, </text:p>
      <text:p text:style-name="P1"><text:s text:c="4"/>298.4592, 298.4689, 298.3558, 298.223, 298.136, 298.0936, 297.9791, </text:p>
      <text:p text:style-name="P1"><text:s text:c="4"/>297.8135, 297.6323, 297.4228, 297.1617, 296.778, 296.41, 296.6268, </text:p>
      <text:p text:style-name="P1"><text:s text:c="4"/>300.4515, 301.6322, 306.941, 309.9435, 311.7412, 312.5195, 311.3782, </text:p>
      <text:p text:style-name="P1"><text:s text:c="4"/>311.009, 311.1339, 310.5959, 310.2962, 309.5381, 307.8791, 306.3801, </text:p>
      <text:p text:style-name="P1"><text:s text:c="4"/>303.8501, 302.4771, 301.6534, 300.9386, 300.1231, 299.6223, 299.5507, </text:p>
      <text:p text:style-name="P1"><text:s text:c="4"/>299.4874, 299.2974, 299.5671, 299.8074, 299.2089, 298.4072, 297.9689, </text:p>
      <text:p text:style-name="P1"><text:s text:c="4"/>298.4579, 298.9194, 298.0741, 297.9932, 297.9643, 297.9597, 297.7604, </text:p>
      <text:p text:style-name="P1"><text:s text:c="4"/>297.3116, 299.0458, 302.0977, 301.5934, 301.6089, 304.7174, 308.7961, </text:p>
      <text:p text:style-name="P1"><text:s text:c="4"/>309.9704, 311.0544, 310.9986, 310.3368, 306.0102, 300.8692, 300.7379, </text:p>
      <text:p text:style-name="P1"><text:s text:c="4"/>307.9443, 311.3539, 309.1227, 307.1081, 305.4629, 303.7327, 302.4197, </text:p>
      <text:p text:style-name="P1"><text:s text:c="4"/>301.7122, 301.2838, 300.9137, 300.5753, 300.2205, 299.8272, 299.5939, </text:p>
      <text:p text:style-name="P1"><text:s text:c="4"/>299.4054, 299.362, 299.4, 299.3904, 299.3609,</text:p>
      <text:p text:style-name="P1"><text:s text:c="2"/>299.8484, 299.6471, 299.415, 299.2423, 299.1819, 299.1685, 299.1823, </text:p>
      <text:p text:style-name="P1"><text:s text:c="4"/>299.2014, 299.1924, 299.1551, 299.1073, 299.1451, 299.2203, 299.2278, </text:p>
      <text:p text:style-name="P1"><text:s text:c="4"/>299.1835, 299.1727, 299.0718, 298.923, 298.8253, 298.7162, 298.582, </text:p>
      <text:p text:style-name="P1"><text:s text:c="4"/>298.4253, 298.2249, 298.0151, 297.759, 297.387, 296.9494, 296.6657, </text:p>
      <text:p text:style-name="P1"><text:s text:c="4"/>299.381, 302.2392, 307.1782, 310.7962, 312.819, 313.7899, 312.651, </text:p>
      <text:p text:style-name="P1"><text:s text:c="4"/>312.2498, 312.1858, 311.627, 311.5376, 309.9199, 308.8134, 303.7498, </text:p>
      <text:p text:style-name="P1"><text:s text:c="4"/>302.8941, 302.1341, 301.5045, 301.1889, 300.8343, 300.3688, 300.5635, </text:p>
      <text:p text:style-name="P1"><text:s text:c="4"/>300.7244, 300.255, 300.0423, 300.1267, 299.6986, 299.1965, 298.901, </text:p>
      <text:p text:style-name="P1"><text:s text:c="4"/>299.6624, 300.5035, 299.7489, 299.1555, 298.9786, 298.9349, 298.6504, </text:p>
      <text:p text:style-name="P1"><text:soft-page-break/><text:s text:c="4"/>297.9178, 298.2425, 302.6705, 303.216, 305.2399, 308.412, 311.1534, </text:p>
      <text:p text:style-name="P1"><text:s text:c="4"/>312.7453, 313.2661, 313.6474, 312.9001, 308.8303, 305.1531, 305.9394, </text:p>
      <text:p text:style-name="P1"><text:s text:c="4"/>308.508, 311.7351, 308.1866, 307.8311, 306.0736, 304.0714, 302.8696, </text:p>
      <text:p text:style-name="P1"><text:s text:c="4"/>302.2863, 301.8947, 301.568, 301.1924, 300.8237, 300.4814, 300.247, </text:p>
      <text:p text:style-name="P1"><text:s text:c="4"/>300.1042, 300.1042, 300.1253, 300.0811, 299.9889,</text:p>
      <text:p text:style-name="P1"><text:s text:c="2"/>300.3841, 300.2119, 300.048, 299.9301, 299.902, 299.9341, 299.9726, </text:p>
      <text:p text:style-name="P1"><text:s text:c="4"/>299.9859, 299.9576, 299.9105, 299.865, 299.8922, 299.9372, 299.9042, </text:p>
      <text:p text:style-name="P1"><text:s text:c="4"/>299.8554, 299.8309, 299.7502, 299.6039, 299.4543, 299.2634, 299.1033, </text:p>
      <text:p text:style-name="P1"><text:s text:c="4"/>298.9268, 298.7135, 298.5171, 298.2949, 297.9428, 297.4879, 297.0244, </text:p>
      <text:p text:style-name="P1"><text:s text:c="4"/>298.1515, 302.1854, 307.3213, 312.0767, 313.8412, 314.6223, 313.7593, </text:p>
      <text:p text:style-name="P1"><text:s text:c="4"/>313.5514, 312.5665, 311.9237, 312.94, 307.7221, 304.8404, 303.179, </text:p>
      <text:p text:style-name="P1"><text:s text:c="4"/>302.743, 302.1443, 301.6962, 301.6569, 301.386, 301.0622, 302.1079, </text:p>
      <text:p text:style-name="P1"><text:s text:c="4"/>302.4187, 301.6884, 300.8781, 300.6109, 300.3247, 300.0069, 299.7432, </text:p>
      <text:p text:style-name="P1"><text:s text:c="4"/>300.8293, 301.929, 300.9023, 300.1181, 299.8613, 299.7603, 299.5103, </text:p>
      <text:p text:style-name="P1"><text:s text:c="4"/>298.6943, 298.1524, 301.168, 304.4968, 306.3696, 307.5552, 308.866, </text:p>
      <text:p text:style-name="P1"><text:s text:c="4"/>310.9601, 313.3634, 314.9163, 313.8187, 308.3808, 305.8143, 309.8593, </text:p>
      <text:p text:style-name="P1"><text:s text:c="4"/>311.2328, 311.5794, 307.8799, 306.995, 306.3403, 304.2653, 303.2844, </text:p>
      <text:p text:style-name="P1"><text:s text:c="4"/>302.8663, 302.5248, 302.1801, 301.7973, 301.4609, 301.1625, 300.9375, </text:p>
      <text:p text:style-name="P1"><text:s text:c="4"/>300.8086, 300.7709, 300.7624, 300.6873, 300.5615,</text:p>
      <text:p text:style-name="P1"><text:s text:c="2"/>300.9658, 300.8386, 300.7165, 300.6284, 300.6102, 300.6623, 300.6978, </text:p>
      <text:p text:style-name="P1"><text:s text:c="4"/>300.6807, 300.6335, 300.558, 300.5084, 300.5301, 300.5523, 300.519, </text:p>
      <text:p text:style-name="P1"><text:s text:c="4"/>300.4847, 300.4492, 300.3664, 300.1972, 300.0021, 299.7563, 299.5613, </text:p>
      <text:p text:style-name="P1"><text:s text:c="4"/>299.3681, 299.1819, 298.9771, 298.7557, 298.4312, 298.0193, 297.5337, </text:p>
      <text:p text:style-name="P1"><text:s text:c="4"/>297.9337, 300.8332, 307.9979, 313.7099, 314.73, 314.575, 314.3062, </text:p>
      <text:p text:style-name="P1"><text:s text:c="4"/>314.6039, 313.3246, 312.6237, 311.5615, 305.6284, 304.2853, 303.399, </text:p>
      <text:p text:style-name="P1"><text:s text:c="4"/>302.9725, 302.5528, 302.2798, 302.1803, 301.8537, 301.7234, 301.3788, </text:p>
      <text:p text:style-name="P1"><text:s text:c="4"/>300.3279, 303.0468, 301.8294, 301.3326, 301.0287, 300.7766, 300.4952, </text:p>
      <text:p text:style-name="P1"><text:s text:c="4"/>300.9301, 302.5481, 301.5876, 300.9416, 300.6911, 300.6429, 300.611, </text:p>
      <text:p text:style-name="P1"><text:s text:c="4"/>299.6783, 298.7085, 299.6367, 301.8833, 306.0659, 306.0089, 306.1246, </text:p>
      <text:p text:style-name="P1"><text:s text:c="4"/>308.1842, 312.8411, 315.3728, 314.0034, 306.9583, 308.0078, 312.6466, </text:p>
      <text:p text:style-name="P1"><text:s text:c="4"/>312.2845, 310.683, 306.9845, 307.4461, 306.353, 304.3937, 303.7356, </text:p>
      <text:p text:style-name="P1"><text:s text:c="4"/>303.4239, 303.119, 302.7701, 302.4302, 302.1274, 301.8391, 301.6024, </text:p>
      <text:p text:style-name="P1"><text:s text:c="4"/>301.4612, 301.3996, 301.3677, 301.2688, 301.1165,</text:p>
      <text:p text:style-name="P1"><text:s text:c="2"/>301.5844, 301.4816, 301.3849, 301.325, 301.3207, 301.3636, 301.3619, </text:p>
      <text:p text:style-name="P1"><text:s text:c="4"/>301.3176, 301.249, 301.1595, 301.1124, 301.1325, 301.143, 301.1308, </text:p>
      <text:p text:style-name="P1"><text:s text:c="4"/>301.0958, 301.0454, 300.9395, 300.7283, 300.4883, 300.231, 300.0245, </text:p>
      <text:p text:style-name="P1"><text:s text:c="4"/>299.8289, 299.6274, 299.4282, 299.2052, 298.9014, 298.5671, 298.1557, </text:p>
      <text:p text:style-name="P1"><text:s text:c="4"/>298.4436, 301.086, 308.9733, 315.1332, 314.7385, 313.1833, 313.6023, </text:p>
      <text:p text:style-name="P1"><text:s text:c="4"/>314.3884, 313.8792, 312.9172, 307.4883, 304.8024, 303.9763, 303.4824, </text:p>
      <text:p text:style-name="P1"><text:s text:c="4"/>303.1816, 302.9111, 302.6784, 302.5298, 302.3119, 302.3646, 302.9395, </text:p>
      <text:p text:style-name="P1"><text:s text:c="4"/>302.6754, 303.3102, 302.4579, 301.9929, 301.6959, 301.4928, 301.2511, </text:p>
      <text:p text:style-name="P1"><text:s text:c="4"/>301.3517, 302.1854, 302.046, 301.6673, 301.4295, 301.7445, 302.528, </text:p>
      <text:p text:style-name="P1"><text:s text:c="4"/>300.8153, 299.5487, 299.4732, 300.0037, 302.7337, 303.6439, 305.6146, </text:p>
      <text:p text:style-name="P1"><text:s text:c="4"/>308.793, 312.2718, 314.7014, 313.271, 308.206, 309.2011, 313.2543, </text:p>
      <text:p text:style-name="P1"><text:s text:c="4"/>311.9739, 310.2054, 307.2782, 307.9366, 306.1296, 304.661, 304.2501, </text:p>
      <text:p text:style-name="P1"><text:s text:c="4"/>303.9435, 303.6457, 303.3122, 303.0138, 302.7315, 302.4589, 302.2431, </text:p>
      <text:p text:style-name="P1"><text:s text:c="4"/>302.071, 301.9933, 301.9418, 301.8281, 301.705,</text:p>
      <text:p text:style-name="P1"><text:s text:c="2"/>302.2007, 302.1168, 302.0551, 302.028, 302.0298, 302.0477, 302.004, </text:p>
      <text:p text:style-name="P1"><text:s text:c="4"/>301.9429, 301.8511, 301.7421, 301.7107, 301.7434, 301.766, 301.7876, </text:p>
      <text:p text:style-name="P1"><text:s text:c="4"/>301.76, 301.6982, 301.5694, 301.3468, 301.1016, 300.8388, 300.6252, </text:p>
      <text:p text:style-name="P1"><text:s text:c="4"/>300.417, 300.192, 299.9513, 299.6912, 299.4212, 299.1902, 298.8778, </text:p>
      <text:p text:style-name="P1"><text:s text:c="4"/>299.1104, 302.2533, 309.1451, 314.7921, 311.8607, 308.0107, 308.0746, </text:p>
      <text:p text:style-name="P1"><text:s text:c="4"/>308.3317, 308.2228, 307.742, 305.0852, 304.1425, 303.7542, 303.5038, </text:p>
      <text:p text:style-name="P1"><text:s text:c="4"/>303.2823, 303.0667, 302.9253, 302.8539, 302.8331, 303.0316, 303.7633, </text:p>
      <text:p text:style-name="P1"><text:s text:c="4"/>303.9938, 303.3754, 302.9252, 302.5693, 302.3132, 302.1619, 302.0424, </text:p>
      <text:p text:style-name="P1"><text:s text:c="4"/>302.0407, 302.4222, 302.5391, 302.2275, 301.9677, 302.4501, 303.9245, </text:p>
      <text:p text:style-name="P1"><text:s text:c="4"/>301.7536, 300.3851, 299.9359, 299.6039, 300.6197, 300.9956, 302.7627, </text:p>
      <text:p text:style-name="P1"><text:s text:c="4"/>308.0787, 310.4418, 311.9589, 311.2072, 308.766, 309.8213, 311.8879, </text:p>
      <text:p text:style-name="P1"><text:s text:c="4"/>311.4685, 311.185, 309.5233, 307.1849, 305.8185, 304.917, 304.6794, </text:p>
      <text:p text:style-name="P1"><text:soft-page-break/><text:s text:c="4"/>304.3831, 304.1054, 303.8141, 303.5287, 303.2544, 303.005, 302.789, </text:p>
      <text:p text:style-name="P1"><text:s text:c="4"/>302.6014, 302.5121, 302.4612, 302.3772, 302.2962,</text:p>
      <text:p text:style-name="P1"><text:s text:c="2"/>302.8175, 302.7663, 302.7365, 302.7341, 302.7496, 302.733, 302.6739, </text:p>
      <text:p text:style-name="P1"><text:s text:c="4"/>302.5937, 302.5001, 302.3909, 302.3546, 302.3986, 302.4595, 302.5301, </text:p>
      <text:p text:style-name="P1"><text:s text:c="4"/>302.5208, 302.4525, 302.3337, 302.1589, 301.933, 301.6818, 301.4326, </text:p>
      <text:p text:style-name="P1"><text:s text:c="4"/>301.1761, 300.8953, 300.6016, 300.3198, 300.103, 299.956, 299.6865, </text:p>
      <text:p text:style-name="P1"><text:s text:c="4"/>299.7405, 302.5959, 308.5521, 313.2241, 309.6898, 304.6533, 304.6731, </text:p>
      <text:p text:style-name="P1"><text:s text:c="4"/>305.004, 305.0085, 304.8016, 304.0409, 303.7957, 303.6641, 303.5052, </text:p>
      <text:p text:style-name="P1"><text:s text:c="4"/>303.335, 303.1922, 303.1538, 303.2199, 303.6651, 304.0795, 304.0948, </text:p>
      <text:p text:style-name="P1"><text:s text:c="4"/>303.9109, 303.6502, 303.3181, 303.0826, 302.9547, 302.8588, 302.8221, </text:p>
      <text:p text:style-name="P1"><text:s text:c="4"/>302.7692, 302.9307, 302.9915, 302.6791, 302.4398, 302.8198, 304.6661, </text:p>
      <text:p text:style-name="P1"><text:s text:c="4"/>302.2905, 301.0551, 300.6021, 300.0948, 300.4388, 300.6041, 301.5492, </text:p>
      <text:p text:style-name="P1"><text:s text:c="4"/>307.9935, 309.8789, 310.0119, 308.9911, 308.3283, 309.4791, 311.0339, </text:p>
      <text:p text:style-name="P1"><text:s text:c="4"/>311.5114, 312.5551, 311.0539, 306.8582, 305.8961, 305.2744, 305.0793, </text:p>
      <text:p text:style-name="P1"><text:s text:c="4"/>304.8168, 304.5474, 304.2941, 304.0138, 303.7209, 303.4679, 303.2509, </text:p>
      <text:p text:style-name="P1"><text:s text:c="4"/>303.0725, 303.0139, 302.9862, 302.9473, 302.8969,</text:p>
      <text:p text:style-name="P1"><text:s text:c="2"/>303.4531, 303.4273, 303.4297, 303.4668, 303.4969, 303.4666, 303.3995, </text:p>
      <text:p text:style-name="P1"><text:s text:c="4"/>303.3315, 303.2443, 303.1312, 303.1088, 303.157, 303.258, 303.3619, </text:p>
      <text:p text:style-name="P1"><text:s text:c="4"/>303.3482, 303.2964, 303.2223, 303.1118, 302.9439, 302.71, 302.4094, </text:p>
      <text:p text:style-name="P1"><text:s text:c="4"/>302.0931, 301.7664, 301.462, 301.1748, 301.0107, 300.8734, 300.58, </text:p>
      <text:p text:style-name="P1"><text:s text:c="4"/>300.4593, 302.3361, 308.7723, 311.7122, 309.1249, 303.6289, 303.5388, </text:p>
      <text:p text:style-name="P1"><text:s text:c="4"/>304.0095, 304.1277, 304.0233, 303.8521, 303.738, 303.5952, 303.4463, </text:p>
      <text:p text:style-name="P1"><text:s text:c="4"/>303.3094, 303.3014, 303.4701, 304.1523, 305.5816, 305.9319, 305.2113, </text:p>
      <text:p text:style-name="P1"><text:s text:c="4"/>304.3648, 304.048, 303.8767, 303.6794, 303.6459, 303.5438, 303.5036, </text:p>
      <text:p text:style-name="P1"><text:s text:c="4"/>303.3309, 303.4138, 303.3749, 303.1201, 302.9474, 303.1483, 304.1431, </text:p>
      <text:p text:style-name="P1"><text:s text:c="4"/>302.5146, 301.5952, 301.2804, 300.8271, 301.2201, 301.2556, 301.5448, </text:p>
      <text:p text:style-name="P1"><text:s text:c="4"/>307.3911, 311.3617, 310.3033, 308.7165, 308.3413, 309.0955, 311.1916, </text:p>
      <text:p text:style-name="P1"><text:s text:c="4"/>312.409, 313.5492, 310.0258, 306.8884, 306.1353, 305.6391, 305.4596, </text:p>
      <text:p text:style-name="P1"><text:s text:c="4"/>305.2013, 304.9633, 304.7109, 304.417, 304.1145, 303.8768, 303.6872, </text:p>
      <text:p text:style-name="P1"><text:s text:c="4"/>303.5576, 303.5313, 303.5323, 303.537, 303.5238,</text:p>
      <text:p text:style-name="P1"><text:s text:c="2"/>304.1659, 304.1772, 304.2028, 304.2495, 304.2755, 304.2295, 304.19, </text:p>
      <text:p text:style-name="P1"><text:s text:c="4"/>304.1429, 304.0648, 303.9974, 303.9853, 304.0233, 304.1328, 304.2427, </text:p>
      <text:p text:style-name="P1"><text:s text:c="4"/>304.2154, 304.1709, 304.1378, 304.0994, 303.9805, 303.7417, 303.448, </text:p>
      <text:p text:style-name="P1"><text:s text:c="4"/>303.1548, 302.8654, 302.5526, 302.2533, 302.0731, 301.8499, 301.4865, </text:p>
      <text:p text:style-name="P1"><text:s text:c="4"/>301.2533, 302.3439, 307.5629, 311.013, 309.1053, 303.5304, 303.4485, </text:p>
      <text:p text:style-name="P1"><text:s text:c="4"/>303.8964, 303.998, 303.8695, 303.7233, 303.5821, 303.4569, 303.3159, </text:p>
      <text:p text:style-name="P1"><text:s text:c="4"/>303.2323, 303.3423, 303.668, 305.5118, 309.0632, 308.3267, 307.9305, </text:p>
      <text:p text:style-name="P1"><text:s text:c="4"/>305.623, 304.6591, 304.5532, 304.357, 304.2843, 304.161, 304.068, </text:p>
      <text:p text:style-name="P1"><text:s text:c="4"/>303.8029, 303.8933, 303.8049, 303.7649, 303.6315, 303.5943, 303.7859, </text:p>
      <text:p text:style-name="P1"><text:s text:c="4"/>302.8627, 302.2896, 302.1733, 301.8649, 302.3299, 302.1011, 301.994, </text:p>
      <text:p text:style-name="P1"><text:s text:c="4"/>305.3508, 310.6332, 312.7687, 311.945, 309.9802, 309.7588, 310.3592, </text:p>
      <text:p text:style-name="P1"><text:s text:c="4"/>311.3402, 313.8658, 311.3251, 307.3118, 306.4603, 306.1159, 305.9722, </text:p>
      <text:p text:style-name="P1"><text:s text:c="4"/>305.5942, 305.3238, 305.0836, 304.7784, 304.5023, 304.2989, 304.1696, </text:p>
      <text:p text:style-name="P1"><text:s text:c="4"/>304.0975, 304.0972, 304.1262, 304.1618, 304.1904,</text:p>
      <text:p text:style-name="P1"><text:s text:c="2"/>304.9689, 305.016, 305.0444, 305.0826, 305.0997, 305.0617, 305.0465, </text:p>
      <text:p text:style-name="P1"><text:s text:c="4"/>305.0181, 304.954, 304.911, 304.9028, 304.9199, 305.0037, 305.0771, </text:p>
      <text:p text:style-name="P1"><text:s text:c="4"/>305.0398, 305.0302, 305.0172, 305.0037, 304.9084, 304.7033, 304.4919, </text:p>
      <text:p text:style-name="P1"><text:s text:c="4"/>304.2806, 304.0366, 303.7377, 303.4355, 303.1606, 302.7898, 302.3546, </text:p>
      <text:p text:style-name="P1"><text:s text:c="4"/>302.0999, 302.7941, 306.3643, 310.2643, 309.1433, 304.0411, 303.5224, </text:p>
      <text:p text:style-name="P1"><text:s text:c="4"/>303.7691, 303.7536, 303.6303, 303.5152, 303.4191, 303.3086, 303.2398, </text:p>
      <text:p text:style-name="P1"><text:s text:c="4"/>303.2507, 303.3727, 303.8369, 307.3012, 309.6719, 309.1797, 310.8154, </text:p>
      <text:p text:style-name="P1"><text:s text:c="4"/>309.5392, 305.8933, 305.1835, 304.9454, 304.8698, 304.7809, 304.5884, </text:p>
      <text:p text:style-name="P1"><text:s text:c="4"/>304.4227, 304.566, 304.5188, 304.6537, 304.536, 304.2215, 303.9747, </text:p>
      <text:p text:style-name="P1"><text:s text:c="4"/>303.5078, 303.3272, 303.6074, 304.1166, 304.3579, 303.1212, 302.5838, </text:p>
      <text:p text:style-name="P1"><text:s text:c="4"/>304.1578, 307.1846, 308.7972, 312.3928, 310.7826, 309.7803, 309.6454, </text:p>
      <text:p text:style-name="P1"><text:s text:c="4"/>310.9874, 312.8469, 312.3999, 307.8821, 306.8893, 307.1802, 306.9591, </text:p>
      <text:p text:style-name="P1"><text:s text:c="4"/>306.0701, 305.6361, 305.4673, 305.2097, 304.9803, 304.831, 304.7378, </text:p>
      <text:p text:style-name="P1"><text:s text:c="4"/>304.7141, 304.7511, 304.8175, 304.8774, 304.9299,</text:p>
      <text:p text:style-name="P1"><text:s text:c="2"/>305.7542, 305.8194, 305.856, 305.8931, 305.9142, 305.8881, 305.8765, </text:p>
      <text:p text:style-name="P1"><text:soft-page-break/><text:s text:c="4"/>305.8512, 305.807, 305.7638, 305.7237, 305.7296, 305.7746, 305.7987, </text:p>
      <text:p text:style-name="P1"><text:s text:c="4"/>305.7549, 305.7737, 305.744, 305.6951, 305.612, 305.5011, 305.3728, </text:p>
      <text:p text:style-name="P1"><text:s text:c="4"/>305.2098, 305.0126, 304.7751, 304.478, 304.1019, 303.632, 303.1931, </text:p>
      <text:p text:style-name="P1"><text:s text:c="4"/>303.004, 303.5725, 305.555, 308.4206, 309.9479, 305.5395, 303.7793, </text:p>
      <text:p text:style-name="P1"><text:s text:c="4"/>303.7683, 303.6644, 303.5728, 303.4975, 303.4077, 303.3492, 303.3357, </text:p>
      <text:p text:style-name="P1"><text:s text:c="4"/>303.4008, 303.6553, 305.2235, 311.7605, 311.4943, 310.8258, 311.6177, </text:p>
      <text:p text:style-name="P1"><text:s text:c="4"/>311.6731, 308.6545, 305.992, 305.2645, 305.4254, 305.4108, 305.314, </text:p>
      <text:p text:style-name="P1"><text:s text:c="4"/>305.3908, 305.6936, 305.7652, 305.6004, 305.4687, 304.9678, 304.6843, </text:p>
      <text:p text:style-name="P1"><text:s text:c="4"/>304.5029, 304.6397, 305.3768, 308.558, 308.2959, 304.985, 303.6475, </text:p>
      <text:p text:style-name="P1"><text:s text:c="4"/>304.2094, 305.9288, 306.6015, 308.4041, 311.4517, 309.1074, 310.2791, </text:p>
      <text:p text:style-name="P1"><text:s text:c="4"/>312.684, 311.1458, 310.3085, 308.9058, 307.3668, 309.0244, 307.9014, </text:p>
      <text:p text:style-name="P1"><text:s text:c="4"/>306.89, 305.9761, 305.8877, 305.7309, 305.5382, 305.437, 305.3725, </text:p>
      <text:p text:style-name="P1"><text:s text:c="4"/>305.3908, 305.4901, 305.5877, 305.6422, 305.6992,</text:p>
      <text:p text:style-name="P1"><text:s text:c="2"/>306.4106, 306.4692, 306.5044, 306.5411, 306.58, 306.5594, 306.525, </text:p>
      <text:p text:style-name="P1"><text:s text:c="4"/>306.4884, 306.4788, 306.4436, 306.3627, 306.3542, 306.3639, 306.3315, </text:p>
      <text:p text:style-name="P1"><text:s text:c="4"/>306.2941, 306.2972, 306.237, 306.1725, 306.1121, 306.0353, 305.9551, </text:p>
      <text:p text:style-name="P1"><text:s text:c="4"/>305.8575, 305.7076, 305.4984, 305.2288, 304.839, 304.4006, 304.0587, </text:p>
      <text:p text:style-name="P1"><text:s text:c="4"/>304.017, 304.5366, 305.6595, 307.1292, 307.6303, 307.9773, 304.4268, </text:p>
      <text:p text:style-name="P1"><text:s text:c="4"/>304.0418, 303.831, 303.7368, 303.6976, 303.6246, 303.5779, 303.6336, </text:p>
      <text:p text:style-name="P1"><text:s text:c="4"/>303.7884, 304.1116, 308.4801, 312.7147, 312.4571, 312.0873, 312.5193, </text:p>
      <text:p text:style-name="P1"><text:s text:c="4"/>312.9891, 311.2975, 308.6602, 305.5999, 305.9653, 306.1595, 306.2499, </text:p>
      <text:p text:style-name="P1"><text:s text:c="4"/>306.5005, 306.9016, 307.0212, 306.4656, 306.2709, 305.7876, 305.6431, </text:p>
      <text:p text:style-name="P1"><text:s text:c="4"/>305.7063, 305.9757, 306.7477, 309.5614, 310.0261, 308.4266, 306.2384, </text:p>
      <text:p text:style-name="P1"><text:s text:c="4"/>306.1211, 307.3633, 307.0522, 307.2196, 309.8141, 308.4456, 310.177, </text:p>
      <text:p text:style-name="P1"><text:s text:c="4"/>313.1038, 311.5062, 309.1815, 307.7678, 307.5219, 310.0532, 307.2943, </text:p>
      <text:p text:style-name="P1"><text:s text:c="4"/>307.5242, 306.4267, 306.3089, 306.2546, 306.1137, 306.0712, 306.0371, </text:p>
      <text:p text:style-name="P1"><text:s text:c="4"/>306.105, 306.21, 306.2882, 306.3298, 306.3698,</text:p>
      <text:p text:style-name="P1"><text:s text:c="2"/>306.8613, 306.8933, 306.9465, 306.9503, 306.9792, 306.9645, 306.9153, </text:p>
      <text:p text:style-name="P1"><text:s text:c="4"/>306.881, 306.896, 306.8622, 306.7701, 306.7466, 306.7202, 306.6729, </text:p>
      <text:p text:style-name="P1"><text:s text:c="4"/>306.6566, 306.632, 306.5611, 306.5101, 306.4553, 306.3904, 306.325, </text:p>
      <text:p text:style-name="P1"><text:s text:c="4"/>306.2365, 306.1114, 305.9433, 305.7216, 305.4154, 305.1203, 304.9419, </text:p>
      <text:p text:style-name="P1"><text:s text:c="4"/>305.0441, 305.4849, 306.0091, 306.9474, 305.5981, 307.2272, 304.6815, </text:p>
      <text:p text:style-name="P1"><text:s text:c="4"/>304.5009, 304.2859, 304.1818, 304.1329, 304.0901, 304.0826, 304.1693, </text:p>
      <text:p text:style-name="P1"><text:s text:c="4"/>304.3079, 304.5867, 310.0905, 311.6791, 311.6069, 311.6516, 312.1162, </text:p>
      <text:p text:style-name="P1"><text:s text:c="4"/>312.5962, 311.6482, 309.7621, 306.0162, 306.3607, 306.7514, 306.9539, </text:p>
      <text:p text:style-name="P1"><text:s text:c="4"/>307.2173, 307.491, 307.616, 307.1085, 306.8954, 306.5951, 306.6178, </text:p>
      <text:p text:style-name="P1"><text:s text:c="4"/>306.8063, 307.0057, 307.4884, 309.5989, 310.1972, 309.4158, 309.3082, </text:p>
      <text:p text:style-name="P1"><text:s text:c="4"/>310.6648, 311.3086, 307.9381, 307.3421, 309.0815, 308.9762, 310.0453, </text:p>
      <text:p text:style-name="P1"><text:s text:c="4"/>312.6195, 310.0632, 307.9591, 307.2404, 307.4442, 308.7335, 307.0714, </text:p>
      <text:p text:style-name="P1"><text:s text:c="4"/>307.3603, 307.1325, 306.6892, 306.696, 306.6299, 306.6323, 306.6196, </text:p>
      <text:p text:style-name="P1"><text:s text:c="4"/>306.7091, 306.7715, 306.8142, 306.8472, 306.8609,</text:p>
      <text:p text:style-name="P1"><text:s text:c="2"/>307.1291, 307.1436, 307.193, 307.1414, 307.1548, 307.1369, 307.1145, </text:p>
      <text:p text:style-name="P1"><text:s text:c="4"/>307.0895, 307.0542, 307.0428, 307.0008, 306.9618, 306.9299, 306.9095, </text:p>
      <text:p text:style-name="P1"><text:s text:c="4"/>306.8983, 306.8652, 306.8243, 306.7625, 306.7072, 306.6383, 306.5217, </text:p>
      <text:p text:style-name="P1"><text:s text:c="4"/>306.4379, 306.3354, 306.202, 306.0388, 305.8489, 305.719, 305.7036, </text:p>
      <text:p text:style-name="P1"><text:s text:c="4"/>305.8602, 306.1673, 306.3043, 306.8279, 307.2698, 306.3417, 305.0673, </text:p>
      <text:p text:style-name="P1"><text:s text:c="4"/>305.1194, 304.8705, 304.7545, 304.7217, 304.7352, 304.7625, 304.8085, </text:p>
      <text:p text:style-name="P1"><text:s text:c="4"/>304.8137, 305.2196, 310.7361, 310.3777, 309.8375, 309.8318, 309.9997, </text:p>
      <text:p text:style-name="P1"><text:s text:c="4"/>310.148, 310.5836, 310.8315, 307.3446, 306.6067, 306.9362, 307.124, </text:p>
      <text:p text:style-name="P1"><text:s text:c="4"/>307.2917, 307.7299, 307.7415, 307.4206, 307.296, 307.231, 307.3266, </text:p>
      <text:p text:style-name="P1"><text:s text:c="4"/>307.4861, 307.5491, 307.7003, 308.3689, 309.3954, 308.8559, 310.5775, </text:p>
      <text:p text:style-name="P1"><text:s text:c="4"/>312.0315, 311.9471, 308.0137, 307.4805, 308.0629, 308.8574, 310.725, </text:p>
      <text:p text:style-name="P1"><text:s text:c="4"/>311.651, 308.3166, 307.4141, 307.1662, 307.4381, 308.1542, 306.975, </text:p>
      <text:p text:style-name="P1"><text:s text:c="4"/>307.1805, 307.4965, 306.9927, 307.0221, 307.0441, 307.0224, 307.0047, </text:p>
      <text:p text:style-name="P1"><text:s text:c="4"/>307.0584, 307.0788, 307.1028, 307.1233, 307.1193,</text:p>
      <text:p text:style-name="P1"><text:s text:c="2"/>307.2292, 307.255, 307.2773, 307.2295, 307.261, 307.253, 307.2471, </text:p>
      <text:p text:style-name="P1"><text:s text:c="4"/>307.2299, 307.2246, 307.2246, 307.205, 307.1832, 307.182, 307.1482, </text:p>
      <text:p text:style-name="P1"><text:s text:c="4"/>307.1084, 307.1002, 307.0355, 306.9587, 306.8596, 306.7554, 306.6343, </text:p>
      <text:p text:style-name="P1"><text:s text:c="4"/>306.5223, 306.4196, 306.3264, 306.2442, 306.1612, 306.1372, 306.2013, </text:p>
      <text:p text:style-name="P1"><text:soft-page-break/><text:s text:c="4"/>306.3006, 306.4009, 306.3831, 306.2833, 306.5435, 305.8365, 305.6754, </text:p>
      <text:p text:style-name="P1"><text:s text:c="4"/>305.7103, 305.4578, 305.3383, 305.3129, 305.4057, 305.4879, 305.4904, </text:p>
      <text:p text:style-name="P1"><text:s text:c="4"/>305.4943, 306.8278, 310.5359, 309.4503, 308.8118, 308.6931, 307.3722, </text:p>
      <text:p text:style-name="P1"><text:s text:c="4"/>306.2016, 307.6235, 310.8352, 309.8726, 307.2542, 307.0013, 307.1486, </text:p>
      <text:p text:style-name="P1"><text:s text:c="4"/>307.3846, 308.1414, 307.7225, 307.5005, 307.519, 307.5887, 307.668, </text:p>
      <text:p text:style-name="P1"><text:s text:c="4"/>307.7672, 307.7522, 307.6819, 307.7354, 307.944, 308.9614, 309.5952, </text:p>
      <text:p text:style-name="P1"><text:s text:c="4"/>309.5374, 309.0045, 307.6826, 307.4912, 307.6581, 309.3704, 311.4586, </text:p>
      <text:p text:style-name="P1"><text:s text:c="4"/>309.6863, 307.7784, 307.3484, 307.2477, 307.6329, 307.8103, 307.0491, </text:p>
      <text:p text:style-name="P1"><text:s text:c="4"/>307.2867, 307.8982, 307.2389, 307.2849, 307.2867, 307.2253, 307.1988, </text:p>
      <text:p text:style-name="P1"><text:s text:c="4"/>307.2065, 307.1992, 307.1938, 307.1992, 307.2167,</text:p>
      <text:p text:style-name="P1"><text:s text:c="2"/>307.3186, 307.3217, 307.3659, 307.3532, 307.4037, 307.429, 307.4583, </text:p>
      <text:p text:style-name="P1"><text:s text:c="4"/>307.5022, 307.4606, 307.416, 307.3965, 307.3452, 307.2882, 307.2495, </text:p>
      <text:p text:style-name="P1"><text:s text:c="4"/>307.1936, 307.1254, 307.0146, 306.9018, 306.7439, 306.6455, 306.5159, </text:p>
      <text:p text:style-name="P1"><text:s text:c="4"/>306.3802, 306.3292, 306.2856, 306.3178, 306.2764, 306.2864, 306.3309, </text:p>
      <text:p text:style-name="P1"><text:s text:c="4"/>306.3709, 306.3679, 306.3687, 306.291, 306.1635, 306.092, 306.1487, </text:p>
      <text:p text:style-name="P1"><text:s text:c="4"/>306.0497, 305.7644, 305.652, 305.5609, 305.8048, 306.0152, 306.081, </text:p>
      <text:p text:style-name="P1"><text:s text:c="4"/>306.227, 308.0209, 309.1355, 308.6667, 308.1252, 307.8356, 306.2107, </text:p>
      <text:p text:style-name="P1"><text:s text:c="4"/>304.9439, 306.1863, 309.1992, 310.7047, 308.6665, 307.5542, 307.5472, </text:p>
      <text:p text:style-name="P1"><text:s text:c="4"/>307.7608, 308.6364, 307.7367, 307.5301, 307.5822, 307.6477, 307.7245, </text:p>
      <text:p text:style-name="P1"><text:s text:c="4"/>307.7938, 307.7538, 307.6926, 307.6337, 307.5864, 307.8031, 308.0396, </text:p>
      <text:p text:style-name="P1"><text:s text:c="4"/>308.0228, 307.7434, 307.5854, 307.5251, 307.5964, 308.1653, 308.3696, </text:p>
      <text:p text:style-name="P1"><text:s text:c="4"/>307.9393, 307.5598, 307.3343, 307.4836, 308.016, 307.4437, 307.1422, </text:p>
      <text:p text:style-name="P1"><text:s text:c="4"/>307.5041, 307.7947, 307.3849, 307.418, 307.3925, 307.2973, 307.2497, </text:p>
      <text:p text:style-name="P1"><text:s text:c="4"/>307.2556, 307.2761, 307.2662, 307.2693, 307.307,</text:p>
      <text:p text:style-name="P1"><text:s text:c="2"/>307.4055, 307.4355, 307.4747, 307.4974, 307.5341, 307.5259, 307.5153, </text:p>
      <text:p text:style-name="P1"><text:s text:c="4"/>307.4719, 307.374, 307.3053, 307.2057, 307.0741, 306.9771, 306.8658, </text:p>
      <text:p text:style-name="P1"><text:s text:c="4"/>306.7466, 306.5849, 306.4202, 306.2882, 306.0689, 306.0048, 305.9165, </text:p>
      <text:p text:style-name="P1"><text:s text:c="4"/>305.8515, 305.9582, 305.9719, 306.086, 306.1245, 306.2418, 306.3216, </text:p>
      <text:p text:style-name="P1"><text:s text:c="4"/>306.3253, 306.3515, 306.3514, 306.3203, 306.2965, 306.3327, 306.3092, </text:p>
      <text:p text:style-name="P1"><text:s text:c="4"/>306.0467, 305.5128, 305.6566, 305.6383, 306.0889, 306.2802, 306.5683, </text:p>
      <text:p text:style-name="P1"><text:s text:c="4"/>306.7531, 308.3101, 307.595, 307.7434, 307.5046, 307.2662, 306.2741, </text:p>
      <text:p text:style-name="P1"><text:s text:c="4"/>305.1681, 306.0459, 307.6256, 308.3818, 309.3405, 309.0376, 308.183, </text:p>
      <text:p text:style-name="P1"><text:s text:c="4"/>307.5073, 308.0324, 307.6869, 307.4816, 307.5164, 307.5511, 307.6271, </text:p>
      <text:p text:style-name="P1"><text:s text:c="4"/>307.7018, 307.7083, 307.6744, 307.658, 307.6179, 307.623, 307.623, </text:p>
      <text:p text:style-name="P1"><text:s text:c="4"/>307.6472, 307.5705, 307.6347, 307.5884, 307.6, 307.6739, 307.6754, </text:p>
      <text:p text:style-name="P1"><text:s text:c="4"/>307.5943, 307.4536, 307.3712, 307.9344, 307.7167, 306.8526, 307.0525, </text:p>
      <text:p text:style-name="P1"><text:s text:c="4"/>307.9085, 307.6931, 307.4499, 307.494, 307.477, 307.4002, 307.3685, </text:p>
      <text:p text:style-name="P1"><text:s text:c="4"/>307.373, 307.3857, 307.3779, 307.381, 307.3849,</text:p>
      <text:p text:style-name="P1"><text:s text:c="2"/>307.3765, 307.3662, 307.3676, 307.2807, 307.2363, 307.1429, 307.0196, </text:p>
      <text:p text:style-name="P1"><text:s text:c="4"/>306.9005, 306.7064, 306.5909, 306.436, 306.2186, 306.0816, 305.8918, </text:p>
      <text:p text:style-name="P1"><text:s text:c="4"/>305.743, 305.5748, 305.3809, 305.3347, 305.0689, 305.0227, 304.9587, </text:p>
      <text:p text:style-name="P1"><text:s text:c="4"/>304.9952, 305.157, 305.3499, 305.4245, 305.4785, 305.6918, 305.8617, </text:p>
      <text:p text:style-name="P1"><text:s text:c="4"/>305.8644, 306.0495, 306.0591, 306.1583, 306.138, 306.1749, 306.1371, </text:p>
      <text:p text:style-name="P1"><text:s text:c="4"/>305.9156, 305.4469, 306.3909, 305.9539, 306.4459, 307.0058, 306.8852, </text:p>
      <text:p text:style-name="P1"><text:s text:c="4"/>306.91, 307.6592, 306.1081, 306.4821, 306.8577, 306.7998, 306.5048, </text:p>
      <text:p text:style-name="P1"><text:s text:c="4"/>305.8446, 306.8195, 306.8782, 306.4308, 307.4471, 308.3768, 307.9565, </text:p>
      <text:p text:style-name="P1"><text:s text:c="4"/>307.1171, 307.3727, 307.7093, 307.4336, 307.4686, 307.4978, 307.6074, </text:p>
      <text:p text:style-name="P1"><text:s text:c="4"/>307.6707, 307.6915, 307.6718, 307.6608, 307.669, 307.6538, 307.6205, </text:p>
      <text:p text:style-name="P1"><text:s text:c="4"/>307.6571, 307.6347, 307.658, 307.6204, 307.6168, 307.6137, 307.5972, </text:p>
      <text:p text:style-name="P1"><text:s text:c="4"/>307.5656, 307.4982, 307.548, 307.9641, 308.0079, 307.2253, 307.8478, </text:p>
      <text:p text:style-name="P1"><text:s text:c="4"/>307.9623, 307.5314, 307.5133, 307.5646, 307.5646, 307.5329, 307.5002, </text:p>
      <text:p text:style-name="P1"><text:s text:c="4"/>307.4936, 307.5034, 307.4623, 307.4037, 307.3891,</text:p>
      <text:p text:style-name="P1"><text:s text:c="2"/>306.8792, 306.8152, 306.7653, 306.6029, 306.5049, 306.3975, 306.1992, </text:p>
      <text:p text:style-name="P1"><text:s text:c="4"/>306.1159, 305.8668, 305.7589, 305.6859, 305.444, 305.3698, 305.1649, </text:p>
      <text:p text:style-name="P1"><text:s text:c="4"/>304.9963, 304.8942, 304.6783, 304.6679, 304.3857, 304.2434, 304.1589, </text:p>
      <text:p text:style-name="P1"><text:s text:c="4"/>304.1368, 304.0968, 304.2648, 304.2412, 304.2216, 304.4271, 304.6782, </text:p>
      <text:p text:style-name="P1"><text:s text:c="4"/>304.7009, 305.0878, 305.0949, 305.4378, 305.5932, 305.6822, 305.6578, </text:p>
      <text:p text:style-name="P1"><text:s text:c="4"/>305.5758, 305.7478, 306.0414, 305.2518, 306.0061, 307.8626, 307.2626, </text:p>
      <text:p text:style-name="P1"><text:s text:c="4"/>307.1041, 307.2128, 306.1411, 306.1809, 306.6674, 306.7209, 306.6099, </text:p>
      <text:p text:style-name="P1"><text:soft-page-break/><text:s text:c="4"/>306.6439, 307.6612, 306.83, 305.7644, 306.6407, 307.697, 307.4306, </text:p>
      <text:p text:style-name="P1"><text:s text:c="4"/>307.0313, 307.2873, 307.8452, 307.4896, 307.4661, 307.4945, 307.5773, </text:p>
      <text:p text:style-name="P1"><text:s text:c="4"/>307.6331, 307.6834, 307.7089, 307.7019, 307.6895, 307.6844, 307.6494, </text:p>
      <text:p text:style-name="P1"><text:s text:c="4"/>307.6676, 307.6443, 307.6431, 307.6252, 307.6293, 307.6355, 307.6623, </text:p>
      <text:p text:style-name="P1"><text:s text:c="4"/>307.6937, 307.673, 307.6213, 308.0615, 308.3112, 308.1338, 307.8307, </text:p>
      <text:p text:style-name="P1"><text:s text:c="4"/>307.3996, 307.382, 307.4607, 307.4438, 307.4103, 307.3758, 307.3047, </text:p>
      <text:p text:style-name="P1"><text:s text:c="4"/>307.2746, 307.2078, 307.1229, 306.9921, 306.933,</text:p>
      <text:p text:style-name="P1"><text:s text:c="2"/>306.3152, 306.1805, 306.1467, 305.9855, 305.9279, 305.7966, 305.6109, </text:p>
      <text:p text:style-name="P1"><text:s text:c="4"/>305.5936, 305.3724, 305.2818, 305.2355, 304.9907, 304.9302, 304.7181, </text:p>
      <text:p text:style-name="P1"><text:s text:c="4"/>304.4753, 304.351, 304.0653, 304.014, 303.5834, 303.2239, 302.9848, </text:p>
      <text:p text:style-name="P1"><text:s text:c="4"/>302.7942, 302.4456, 302.4678, 302.2079, 302.1294, 302.244, 302.6193, </text:p>
      <text:p text:style-name="P1"><text:s text:c="4"/>302.7982, 303.3512, 303.5125, 304.2511, 304.8006, 305.1924, 305.3764, </text:p>
      <text:p text:style-name="P1"><text:s text:c="4"/>305.4966, 305.9816, 305.9998, 305.1068, 305.7275, 307.8731, 306.9158, </text:p>
      <text:p text:style-name="P1"><text:s text:c="4"/>307.5657, 307.9058, 307.3797, 306.8277, 307.179, 307.1488, 307.0373, </text:p>
      <text:p text:style-name="P1"><text:s text:c="4"/>307.5641, 308.7038, 307.651, 306.2176, 306.7784, 307.6261, 307.2401, </text:p>
      <text:p text:style-name="P1"><text:s text:c="4"/>307.4972, 307.8543, 307.9757, 307.5087, 307.4709, 307.5383, 307.6002, </text:p>
      <text:p text:style-name="P1"><text:s text:c="4"/>307.6329, 307.6758, 307.6924, 307.7232, 307.6972, 307.693, 307.6707, </text:p>
      <text:p text:style-name="P1"><text:s text:c="4"/>307.6576, 307.6479, 307.6539, 307.6375, 307.6364, 307.6649, 307.707, </text:p>
      <text:p text:style-name="P1"><text:s text:c="4"/>307.7342, 307.7005, 307.6306, 307.5493, 307.4575, 307.3358, 307.2614, </text:p>
      <text:p text:style-name="P1"><text:s text:c="4"/>307.1755, 307.1825, 307.2028, 307.0825, 307.0367, 306.9868, 306.8734, </text:p>
      <text:p text:style-name="P1"><text:s text:c="4"/>306.7988, 306.672, 306.5995, 306.4688, 306.3753,</text:p>
      <text:p text:style-name="P1"><text:s text:c="2"/>306.2939, 306.1361, 306.0622, 305.9043, 305.8756, 305.7215, 305.5555, </text:p>
      <text:p text:style-name="P1"><text:s text:c="4"/>305.5183, 305.3399, 305.2271, 305.2005, 305.0025, 304.9302, 304.729, </text:p>
      <text:p text:style-name="P1"><text:s text:c="4"/>304.5257, 304.3464, 304.1009, 304.0074, 303.5991, 303.2579, 303.08, </text:p>
      <text:p text:style-name="P1"><text:s text:c="4"/>303.0207, 302.6238, 302.4595, 301.975, 301.9005, 301.9477, 302.2492, </text:p>
      <text:p text:style-name="P1"><text:s text:c="4"/>302.4195, 302.8705, 303.2124, 303.9732, 304.6635, 305.2054, 305.545, </text:p>
      <text:p text:style-name="P1"><text:s text:c="4"/>305.7607, 306.4362, 306.5924, 306.9913, 307.9145, 308.3097, 307.9353, </text:p>
      <text:p text:style-name="P1"><text:s text:c="4"/>308.3379, 309.025, 309.1707, 308.5774, 307.8466, 307.4391, 307.6375, </text:p>
      <text:p text:style-name="P1"><text:s text:c="4"/>308.7593, 309.8746, 308.5449, 306.9897, 307.5546, 308.2192, 307.6487, </text:p>
      <text:p text:style-name="P1"><text:s text:c="4"/>308.0065, 308.4879, 307.8687, 307.5143, 307.4943, 307.5547, 307.6353, </text:p>
      <text:p text:style-name="P1"><text:s text:c="4"/>307.6576, 307.7034, 307.7392, 307.7516, 307.7296, 307.7157, 307.7114, </text:p>
      <text:p text:style-name="P1"><text:s text:c="4"/>307.6482, 307.6561, 307.6849, 307.6799, 307.6883, 307.6949, 307.7056, </text:p>
      <text:p text:style-name="P1"><text:s text:c="4"/>307.7026, 307.6911, 307.5967, 307.4987, 307.4105, 307.3394, 307.3155, </text:p>
      <text:p text:style-name="P1"><text:s text:c="4"/>307.2731, 307.2302, 307.1841, 307.0596, 306.9979, 306.9224, 306.8291, </text:p>
      <text:p text:style-name="P1"><text:s text:c="4"/>306.7385, 306.6242, 306.576, 306.4502, 306.3451,</text:p>
      <text:p text:style-name="P1"><text:s text:c="2"/>306.7959, 306.6474, 306.5372, 306.395, 306.3499, 306.1655, 306.0083, </text:p>
      <text:p text:style-name="P1"><text:s text:c="4"/>305.9532, 305.7745, 305.6823, 305.6267, 305.4495, 305.3521, 305.2168, </text:p>
      <text:p text:style-name="P1"><text:s text:c="4"/>305.0782, 304.9546, 304.8029, 304.7405, 304.5326, 304.3342, 304.3494, </text:p>
      <text:p text:style-name="P1"><text:s text:c="4"/>304.5827, 304.4739, 304.4101, 304.0421, 303.9924, 303.9246, 303.9596, </text:p>
      <text:p text:style-name="P1"><text:s text:c="4"/>303.98, 304.1665, 304.3752, 304.6579, 304.9604, 305.3525, 305.5867, </text:p>
      <text:p text:style-name="P1"><text:s text:c="4"/>306.0209, 307.3521, 308.4351, 309.8962, 310.4512, 310.0676, 309.6993, </text:p>
      <text:p text:style-name="P1"><text:s text:c="4"/>309.5721, 309.6251, 310.0105, 309.7045, 307.8965, 307.7596, 308.7148, </text:p>
      <text:p text:style-name="P1"><text:s text:c="4"/>310.0916, 310.7609, 308.843, 307.435, 308.2654, 308.9921, 308.3053, </text:p>
      <text:p text:style-name="P1"><text:s text:c="4"/>308.7927, 309.069, 307.752, 307.4667, 307.5018, 307.5298, 307.6298, </text:p>
      <text:p text:style-name="P1"><text:s text:c="4"/>307.6754, 307.7266, 307.7921, 307.7851, 307.756, 307.7672, 307.762, </text:p>
      <text:p text:style-name="P1"><text:s text:c="4"/>307.6969, 307.6948, 307.7224, 307.7259, 307.7357, 307.755, 307.736, </text:p>
      <text:p text:style-name="P1"><text:s text:c="4"/>307.7393, 307.7455, 307.6991, 307.6143, 307.5704, 307.5252, 307.5161, </text:p>
      <text:p text:style-name="P1"><text:s text:c="4"/>307.4899, 307.4523, 307.4347, 307.362, 307.3158, 307.2569, 307.2071, </text:p>
      <text:p text:style-name="P1"><text:s text:c="4"/>307.1457, 307.0534, 307.02, 306.8863, 306.8035,</text:p>
      <text:p text:style-name="P1"><text:s text:c="2"/>307.2079, 307.1439, 307.0876, 307.0182, 306.9634, 306.8297, 306.748, </text:p>
      <text:p text:style-name="P1"><text:s text:c="4"/>306.68, 306.5495, 306.517, 306.4165, 306.275, 306.1629, 306.0412, </text:p>
      <text:p text:style-name="P1"><text:s text:c="4"/>305.9366, 305.8496, 305.6896, 305.6086, 305.4012, 305.2281, 305.2122, </text:p>
      <text:p text:style-name="P1"><text:s text:c="4"/>305.3503, 305.4243, 305.4622, 305.361, 305.42, 305.2653, 305.2115, </text:p>
      <text:p text:style-name="P1"><text:s text:c="4"/>305.0743, 304.9519, 304.8255, 304.6804, 304.6592, 304.9785, 305.4358, </text:p>
      <text:p text:style-name="P1"><text:s text:c="4"/>306.4914, 308.5035, 310.0586, 312.0156, 312.2242, 311.6562, 310.7909, </text:p>
      <text:p text:style-name="P1"><text:s text:c="4"/>310.1871, 309.8137, 309.2994, 309.0598, 307.2659, 308.2072, 309.2661, </text:p>
      <text:p text:style-name="P1"><text:s text:c="4"/>309.9843, 310.8322, 308.8133, 307.6673, 308.351, 308.91, 308.2928, </text:p>
      <text:p text:style-name="P1"><text:s text:c="4"/>308.7697, 309.214, 307.8088, 307.4812, 307.5213, 307.5522, 307.6437, </text:p>
      <text:p text:style-name="P1"><text:s text:c="4"/>307.6831, 307.7404, 307.8029, 307.7743, 307.7221, 307.7866, 307.8078, </text:p>
      <text:p text:style-name="P1"><text:soft-page-break/><text:s text:c="4"/>307.7604, 307.7354, 307.7795, 307.7891, 307.8009, 307.824, 307.7807, </text:p>
      <text:p text:style-name="P1"><text:s text:c="4"/>307.779, 307.8043, 307.7943, 307.7263, 307.6687, 307.6282, 307.6056, </text:p>
      <text:p text:style-name="P1"><text:s text:c="4"/>307.5779, 307.56, 307.5604, 307.5397, 307.5244, 307.4767, 307.4666, </text:p>
      <text:p text:style-name="P1"><text:s text:c="4"/>307.4145, 307.3401, 307.3155, 307.227, 307.2109,</text:p>
      <text:p text:style-name="P1"><text:s text:c="2"/>307.2472, 307.2666, 307.3044, 307.2971, 307.2643, 307.2177, 307.1751, </text:p>
      <text:p text:style-name="P1"><text:s text:c="4"/>307.147, 307.0996, 307.0778, 307.0309, 306.9464, 306.877, 306.8092, </text:p>
      <text:p text:style-name="P1"><text:s text:c="4"/>306.7465, 306.6884, 306.5808, 306.4898, 306.3423, 306.2085, 306.067, </text:p>
      <text:p text:style-name="P1"><text:s text:c="4"/>305.9673, 305.831, 305.7199, 305.6645, 305.6117, 305.427, 305.2717, </text:p>
      <text:p text:style-name="P1"><text:s text:c="4"/>305.0624, 304.7797, 304.438, 303.9612, 303.6481, 303.877, 304.8207, </text:p>
      <text:p text:style-name="P1"><text:s text:c="4"/>307.1915, 308.9043, 310.411, 312.7472, 312.5284, 311.7104, 310.3195, </text:p>
      <text:p text:style-name="P1"><text:s text:c="4"/>309.4178, 308.3771, 307.4472, 307.5674, 306.4654, 308.1506, 307.6982, </text:p>
      <text:p text:style-name="P1"><text:s text:c="4"/>307.457, 309.582, 308.5472, 307.4398, 307.7981, 308.2409, 307.7166, </text:p>
      <text:p text:style-name="P1"><text:s text:c="4"/>307.8535, 308.1899, 307.7221, 307.4969, 307.6068, 307.6146, 307.6818, </text:p>
      <text:p text:style-name="P1"><text:s text:c="4"/>307.6949, 307.7419, 307.7722, 307.7694, 307.7409, 307.7838, 307.7905, </text:p>
      <text:p text:style-name="P1"><text:s text:c="4"/>307.7676, 307.7638, 307.7839, 307.8145, 307.8357, 307.8523, 307.795, </text:p>
      <text:p text:style-name="P1"><text:s text:c="4"/>307.7715, 307.7958, 307.7951, 307.7308, 307.6725, 307.6286, 307.5883, </text:p>
      <text:p text:style-name="P1"><text:s text:c="4"/>307.5738, 307.5418, 307.5325, 307.5242, 307.4951, 307.4582, 307.4556, </text:p>
      <text:p text:style-name="P1"><text:s text:c="4"/>307.4145, 307.3687, 307.3112, 307.2854, 307.2646,</text:p>
      <text:p text:style-name="P1"><text:s text:c="2"/>307.1937, 307.1982, 307.274, 307.3112, 307.251, 307.212, 307.1708, </text:p>
      <text:p text:style-name="P1"><text:s text:c="4"/>307.1523, 307.1618, 307.1307, 307.1056, 307.0527, 307.0045, 306.9768, </text:p>
      <text:p text:style-name="P1"><text:s text:c="4"/>306.9256, 306.8662, 306.7674, 306.6769, 306.537, 306.3591, 306.1744, </text:p>
      <text:p text:style-name="P1"><text:s text:c="4"/>306.0034, 305.8082, 305.5642, 305.3715, 305.1214, 304.8683, 304.6072, </text:p>
      <text:p text:style-name="P1"><text:s text:c="4"/>304.335, 304.0568, 303.6969, 303.067, 302.4544, 302.4741, 303.5848, </text:p>
      <text:p text:style-name="P1"><text:s text:c="4"/>307.2576, 308.2832, 309.3366, 311.7626, 312.0831, 311.3028, 309.3232, </text:p>
      <text:p text:style-name="P1"><text:s text:c="4"/>308.2039, 307.2004, 305.8401, 305.7692, 306.3179, 307.7887, 307.9837, </text:p>
      <text:p text:style-name="P1"><text:s text:c="4"/>306.3333, 307.8326, 307.24, 306.6639, 306.8254, 307.1202, 306.481, </text:p>
      <text:p text:style-name="P1"><text:s text:c="4"/>306.421, 307.0923, 307.3932, 307.4875, 307.614, 307.6523, 307.6673, </text:p>
      <text:p text:style-name="P1"><text:s text:c="4"/>307.6594, 307.7206, 307.7383, 307.7418, 307.7245, 307.7382, 307.7285, </text:p>
      <text:p text:style-name="P1"><text:s text:c="4"/>307.7248, 307.7209, 307.7244, 307.76, 307.7853, 307.7979, 307.7759, </text:p>
      <text:p text:style-name="P1"><text:s text:c="4"/>307.7405, 307.7576, 307.7444, 307.7151, 307.6729, 307.6251, 307.5831, </text:p>
      <text:p text:style-name="P1"><text:s text:c="4"/>307.5714, 307.5444, 307.5029, 307.4971, 307.4449, 307.4102, 307.4024, </text:p>
      <text:p text:style-name="P1"><text:s text:c="4"/>307.3724, 307.3313, 307.2728, 307.2401, 307.209,</text:p>
      <text:p text:style-name="P1"><text:s text:c="2"/>307.1971, 307.1682, 307.1768, 307.2344, 307.1864, 307.1487, 307.1199, </text:p>
      <text:p text:style-name="P1"><text:s text:c="4"/>307.0552, 307.0162, 306.9923, 306.9346, 306.91, 306.8811, 306.8535, </text:p>
      <text:p text:style-name="P1"><text:s text:c="4"/>306.8151, 306.751, 306.6478, 306.5112, 306.3214, 306.0817, 305.832, </text:p>
      <text:p text:style-name="P1"><text:s text:c="4"/>305.6009, 305.3545, 305.0376, 304.7465, 304.394, 304.0878, 303.7522, </text:p>
      <text:p text:style-name="P1"><text:s text:c="4"/>303.4414, 303.1564, 302.8117, 302.2316, 301.5747, 301.3666, 302.4349, </text:p>
      <text:p text:style-name="P1"><text:s text:c="4"/>307.0777, 307.1743, 308.0914, 310.7654, 310.9141, 309.5147, 308.3481, </text:p>
      <text:p text:style-name="P1"><text:s text:c="4"/>307.0957, 306.0745, 304.4076, 303.8271, 305.7182, 307.3781, 308.6276, </text:p>
      <text:p text:style-name="P1"><text:s text:c="4"/>306.4222, 306.2587, 306.1504, 306.106, 305.988, 305.9605, 305.4346, </text:p>
      <text:p text:style-name="P1"><text:s text:c="4"/>305.2972, 306.5142, 307.1234, 307.3211, 307.5287, 307.58, 307.5736, </text:p>
      <text:p text:style-name="P1"><text:s text:c="4"/>307.5667, 307.6092, 307.6309, 307.6443, 307.645, 307.6289, 307.6401, </text:p>
      <text:p text:style-name="P1"><text:s text:c="4"/>307.6334, 307.6426, 307.6587, 307.6841, 307.6958, 307.6972, 307.693, </text:p>
      <text:p text:style-name="P1"><text:s text:c="4"/>307.6783, 307.6883, 307.6829, 307.6643, 307.6476, 307.5843, 307.5304, </text:p>
      <text:p text:style-name="P1"><text:s text:c="4"/>307.5175, 307.5161, 307.4745, 307.4507, 307.4098, 307.3693, 307.3607, </text:p>
      <text:p text:style-name="P1"><text:s text:c="4"/>307.302, 307.2724, 307.246, 307.2174, 307.1833,</text:p>
      <text:p text:style-name="P1"><text:s text:c="2"/>307.0492, 307.0426, 307.0671, 307.0558, 307.0399, 307.0211, 307.0204, </text:p>
      <text:p text:style-name="P1"><text:s text:c="4"/>306.9275, 306.8702, 306.8596, 306.7784, 306.733, 306.7138, 306.6628, </text:p>
      <text:p text:style-name="P1"><text:s text:c="4"/>306.6116, 306.5309, 306.4182, 306.243, 306.0111, 305.754, 305.4921, </text:p>
      <text:p text:style-name="P1"><text:s text:c="4"/>305.2299, 304.9662, 304.6511, 304.3542, 304.0225, 303.7226, 303.3516, </text:p>
      <text:p text:style-name="P1"><text:s text:c="4"/>302.9426, 302.5539, 302.1149, 301.6104, 301.0277, 300.6982, 301.3976, </text:p>
      <text:p text:style-name="P1"><text:s text:c="4"/>305.2315, 306.8469, 308.3265, 309.6042, 309.5131, 308.8447, 307.7041, </text:p>
      <text:p text:style-name="P1"><text:s text:c="4"/>305.8123, 304.5629, 302.6197, 302.7671, 304.3964, 306.8111, 309.4878, </text:p>
      <text:p text:style-name="P1"><text:s text:c="4"/>306.683, 305.943, 306.1704, 305.8197, 305.3866, 305.3378, 305.288, </text:p>
      <text:p text:style-name="P1"><text:s text:c="4"/>304.9829, 306.3849, 306.7477, 307.0568, 307.2846, 307.322, 307.3325, </text:p>
      <text:p text:style-name="P1"><text:s text:c="4"/>307.3867, 307.4333, 307.4438, 307.4496, 307.4387, 307.429, 307.451, </text:p>
      <text:p text:style-name="P1"><text:s text:c="4"/>307.4579, 307.4684, 307.4793, 307.5074, 307.5136, 307.5045, 307.4952, </text:p>
      <text:p text:style-name="P1"><text:s text:c="4"/>307.4845, 307.4718, 307.4697, 307.4592, 307.4545, 307.3976, 307.3292, </text:p>
      <text:p text:style-name="P1"><text:s text:c="4"/>307.3284, 307.324, 307.2978, 307.2799, 307.2314, 307.1766, 307.1311, </text:p>
      <text:p text:style-name="P1"><text:soft-page-break/><text:s text:c="4"/>307.0828, 307.0459, 307.0104, 307.0213, 307.0243,</text:p>
      <text:p text:style-name="P1"><text:s text:c="2"/>306.6689, 306.7008, 306.7398, 306.7435, 306.7399, 306.7393, 306.7666, </text:p>
      <text:p text:style-name="P1"><text:s text:c="4"/>306.7238, 306.668, 306.6328, 306.5989, 306.5528, 306.5333, 306.451, </text:p>
      <text:p text:style-name="P1"><text:s text:c="4"/>306.4063, 306.2976, 306.1723, 305.9962, 305.7555, 305.5116, 305.2653, </text:p>
      <text:p text:style-name="P1"><text:s text:c="4"/>305.02, 304.7782, 304.5099, 304.2624, 304.0076, 303.7553, 303.4062, </text:p>
      <text:p text:style-name="P1"><text:s text:c="4"/>302.9593, 302.4564, 301.8857, 301.3657, 300.7861, 300.2419, 300.6948, </text:p>
      <text:p text:style-name="P1"><text:s text:c="4"/>303.8862, 304.5083, 306.2614, 307.811, 307.5139, 307.0813, 306.3972, </text:p>
      <text:p text:style-name="P1"><text:s text:c="4"/>305.5074, 302.1728, 300.2724, 302.0175, 303.0137, 306.3543, 308.9878, </text:p>
      <text:p text:style-name="P1"><text:s text:c="4"/>306.6494, 306.0253, 305.4514, 304.9594, 304.6038, 304.7008, 305.4071, </text:p>
      <text:p text:style-name="P1"><text:s text:c="4"/>305.1944, 305.8946, 306.3936, 306.7173, 306.8885, 306.9167, 306.9676, </text:p>
      <text:p text:style-name="P1"><text:s text:c="4"/>307.0403, 307.0807, 307.0905, 307.1133, 307.1021, 307.0913, 307.0851, </text:p>
      <text:p text:style-name="P1"><text:s text:c="4"/>307.1062, 307.1381, 307.1406, 307.1671, 307.1697, 307.1485, 307.1342, </text:p>
      <text:p text:style-name="P1"><text:s text:c="4"/>307.0909, 307.0606, 307.0673, 307.0512, 307.0603, 307.0226, 306.9762, </text:p>
      <text:p text:style-name="P1"><text:s text:c="4"/>306.9616, 306.9589, 306.9227, 306.8742, 306.806, 306.7403, 306.6876, </text:p>
      <text:p text:style-name="P1"><text:s text:c="4"/>306.6678, 306.6383, 306.5867, 306.6005, 306.6357,</text:p>
      <text:p text:style-name="P1"><text:s text:c="2"/>306.0172, 306.0882, 306.1436, 306.1683, 306.1851, 306.209, 306.2457, </text:p>
      <text:p text:style-name="P1"><text:s text:c="4"/>306.2473, 306.2197, 306.2031, 306.203, 306.1969, 306.1943, 306.1434, </text:p>
      <text:p text:style-name="P1"><text:s text:c="4"/>306.0992, 306.0039, 305.886, 305.7199, 305.5078, 305.2798, 305.0613, </text:p>
      <text:p text:style-name="P1"><text:s text:c="4"/>304.8358, 304.6083, 304.3742, 304.1518, 303.9448, 303.7158, 303.4113, </text:p>
      <text:p text:style-name="P1"><text:s text:c="4"/>303.023, 302.5032, 301.8951, 301.3091, 300.7252, 300.0471, 299.8307, </text:p>
      <text:p text:style-name="P1"><text:s text:c="4"/>301.7132, 300.8495, 301.3687, 303.9063, 304.0788, 303.6981, 303.8264, </text:p>
      <text:p text:style-name="P1"><text:s text:c="4"/>303.5609, 301.079, 299.2491, 301.3223, 302.4431, 305.8524, 307.3605, </text:p>
      <text:p text:style-name="P1"><text:s text:c="4"/>305.1532, 304.9678, 304.3573, 303.7354, 303.5609, 303.8341, 304.933, </text:p>
      <text:p text:style-name="P1"><text:s text:c="4"/>305.2925, 305.497, 305.9238, 306.229, 306.3617, 306.4158, 306.4617, </text:p>
      <text:p text:style-name="P1"><text:s text:c="4"/>306.517, 306.5475, 306.566, 306.5919, 306.572, 306.5356, 306.5062, </text:p>
      <text:p text:style-name="P1"><text:s text:c="4"/>306.5458, 306.623, 306.6427, 306.6339, 306.6071, 306.5683, 306.5502, </text:p>
      <text:p text:style-name="P1"><text:s text:c="4"/>306.5177, 306.4745, 306.4909, 306.4948, 306.51, 306.4905, 306.455, </text:p>
      <text:p text:style-name="P1"><text:s text:c="4"/>306.4342, 306.4218, 306.3668, 306.2806, 306.1678, 306.0934, 306.0493, </text:p>
      <text:p text:style-name="P1"><text:s text:c="4"/>306.0376, 306.0061, 305.9816, 305.9605, 305.975,</text:p>
      <text:p text:style-name="P1"><text:s text:c="2"/>305.1888, 305.2561, 305.331, 305.3794, 305.4055, 305.4271, 305.4588, </text:p>
      <text:p text:style-name="P1"><text:s text:c="4"/>305.4932, 305.5088, 305.537, 305.5649, 305.6019, 305.6311, 305.633, </text:p>
      <text:p text:style-name="P1"><text:s text:c="4"/>305.6133, 305.5845, 305.5139, 305.3639, 305.1763, 304.9848, 304.7779, </text:p>
      <text:p text:style-name="P1"><text:s text:c="4"/>304.563, 304.3418, 304.1056, 303.8795, 303.6607, 303.4195, 303.1216, </text:p>
      <text:p text:style-name="P1"><text:s text:c="4"/>302.7984, 302.3532, 301.8036, 301.2251, 300.6982, 300.1108, 299.6623, </text:p>
      <text:p text:style-name="P1"><text:s text:c="4"/>299.8452, 301.2422, 302.6865, 303.5296, 301.8962, 301.5203, 301.1854, </text:p>
      <text:p text:style-name="P1"><text:s text:c="4"/>300.0982, 297.5824, 296.8313, 300.4244, 301.818, 305.325, 304.7386, </text:p>
      <text:p text:style-name="P1"><text:s text:c="4"/>302.729, 303.2404, 303.0023, 302.6177, 302.1873, 301.9289, 303.1057, </text:p>
      <text:p text:style-name="P1"><text:s text:c="4"/>304.7314, 304.9664, 305.2233, 305.571, 305.7299, 305.7997, 305.8311, </text:p>
      <text:p text:style-name="P1"><text:s text:c="4"/>305.8689, 305.8955, 305.9239, 305.9559, 305.9091, 305.8299, 305.7751, </text:p>
      <text:p text:style-name="P1"><text:s text:c="4"/>305.8116, 305.9089, 305.9557, 305.9556, 305.9153, 305.8571, 305.8349, </text:p>
      <text:p text:style-name="P1"><text:s text:c="4"/>305.8146, 305.8, 305.8305, 305.8624, 305.8912, 305.882, 305.8503, </text:p>
      <text:p text:style-name="P1"><text:s text:c="4"/>305.8248, 305.7936, 305.7231, 305.6129, 305.4997, 305.3963, 305.3162, </text:p>
      <text:p text:style-name="P1"><text:s text:c="4"/>305.2792, 305.245, 305.2323, 305.1888, 305.1681,</text:p>
      <text:p text:style-name="P1"><text:s text:c="2"/>304.2835, 304.3188, 304.3979, 304.4666, 304.4713, 304.459, 304.4729, </text:p>
      <text:p text:style-name="P1"><text:s text:c="4"/>304.5324, 304.5885, 304.6486, 304.6953, 304.7646, 304.8466, 304.9114, </text:p>
      <text:p text:style-name="P1"><text:s text:c="4"/>304.927, 304.9618, 304.9746, 304.9022, 304.7305, 304.5599, 304.3686, </text:p>
      <text:p text:style-name="P1"><text:s text:c="4"/>304.1792, 303.9558, 303.7095, 303.4487, 303.1879, 302.9025, 302.5607, </text:p>
      <text:p text:style-name="P1"><text:s text:c="4"/>302.2509, 301.8765, 301.4476, 300.9363, 300.4443, 299.9836, 299.5293, </text:p>
      <text:p text:style-name="P1"><text:s text:c="4"/>299.4402, 300.2739, 301.4907, 300.544, 300.0316, 300.5125, 300.0023, </text:p>
      <text:p text:style-name="P1"><text:s text:c="4"/>297.9663, 295.6762, 294.3362, 299.1194, 301.2208, 304.8594, 302.1942, </text:p>
      <text:p text:style-name="P1"><text:s text:c="4"/>300.3209, 301.4343, 301.1864, 301.8167, 300.969, 300.6519, 301.0194, </text:p>
      <text:p text:style-name="P1"><text:s text:c="4"/>303.237, 304.2462, 304.3967, 304.7784, 304.9825, 305.062, 305.0799, </text:p>
      <text:p text:style-name="P1"><text:s text:c="4"/>305.1085, 305.137, 305.1887, 305.2328, 305.1656, 305.0575, 304.967, </text:p>
      <text:p text:style-name="P1"><text:s text:c="4"/>304.9579, 305.0414, 305.1191, 305.1512, 305.1115, 305.0538, 305.0364, </text:p>
      <text:p text:style-name="P1"><text:s text:c="4"/>305.0189, 305.0393, 305.0948, 305.1547, 305.2124, 305.2211, 305.1919, </text:p>
      <text:p text:style-name="P1"><text:s text:c="4"/>305.1734, 305.1434, 305.0589, 304.9497, 304.8358, 304.6897, 304.5605, </text:p>
      <text:p text:style-name="P1"><text:s text:c="4"/>304.4819, 304.4401, 304.4278, 304.3785, 304.3165,</text:p>
      <text:p text:style-name="P1"><text:s text:c="2"/>303.3859, 303.3691, 303.4319, 303.4965, 303.485, 303.4354, 303.4153, </text:p>
      <text:p text:style-name="P1"><text:s text:c="4"/>303.468, 303.5224, 303.5896, 303.6416, 303.7364, 303.8454, 303.9612, </text:p>
      <text:p text:style-name="P1"><text:soft-page-break/><text:s text:c="4"/>304.0422, 304.1282, 304.222, 304.2542, 304.1816, 304.0292, 303.8678, </text:p>
      <text:p text:style-name="P1"><text:s text:c="4"/>303.7, 303.4842, 303.2276, 302.9282, 302.6092, 302.2569, 301.8602, </text:p>
      <text:p text:style-name="P1"><text:s text:c="4"/>301.5132, 301.1531, 300.7984, 300.3987, 299.9591, 299.515, 299.0341, </text:p>
      <text:p text:style-name="P1"><text:s text:c="4"/>298.959, 299.7645, 300.4009, 297.3359, 297.8632, 299.484, 298.9777, </text:p>
      <text:p text:style-name="P1"><text:s text:c="4"/>296.9248, 294.1858, 293.0436, 298.3538, 300.6299, 304.1432, 300.1647, </text:p>
      <text:p text:style-name="P1"><text:s text:c="4"/>298.118, 298.6912, 299.2611, 300.2776, 299.2808, 299.3521, 300.4312, </text:p>
      <text:p text:style-name="P1"><text:s text:c="4"/>302.8868, 303.3558, 303.5002, 303.876, 304.1154, 304.2217, 304.2262, </text:p>
      <text:p text:style-name="P1"><text:s text:c="4"/>304.234, 304.2505, 304.3233, 304.3926, 304.334, 304.2154, 304.095, </text:p>
      <text:p text:style-name="P1"><text:s text:c="4"/>304.03, 304.0607, 304.1373, 304.189, 304.1526, 304.0961, 304.0836, </text:p>
      <text:p text:style-name="P1"><text:s text:c="4"/>304.0703, 304.1152, 304.2203, 304.2997, 304.4115, 304.4567, 304.4426, </text:p>
      <text:p text:style-name="P1"><text:s text:c="4"/>304.439, 304.4283, 304.361, 304.2652, 304.1506, 303.9862, 303.8293, </text:p>
      <text:p text:style-name="P1"><text:s text:c="4"/>303.7115, 303.6369, 303.6078, 303.5573, 303.4676,</text:p>
      <text:p text:style-name="P1"><text:s text:c="2"/>302.5171, 302.4525, 302.4616, 302.507, 302.5154, 302.4627, 302.394, </text:p>
      <text:p text:style-name="P1"><text:s text:c="4"/>302.3915, 302.4061, 302.468, 302.5145, 302.613, 302.7346, 302.8631, </text:p>
      <text:p text:style-name="P1"><text:s text:c="4"/>302.9774, 303.1166, 303.2634, 303.3806, 303.4557, 303.4044, 303.2962, </text:p>
      <text:p text:style-name="P1"><text:s text:c="4"/>303.1699, 302.9808, 302.7218, 302.3927, 302.0215, 301.6223, 301.1814, </text:p>
      <text:p text:style-name="P1"><text:s text:c="4"/>300.7827, 300.3943, 300.04, 299.6894, 299.3261, 298.9304, 298.4159, </text:p>
      <text:p text:style-name="P1"><text:s text:c="4"/>298.1337, 298.9083, 299.3427, 294.9488, 295.8443, 298.0948, 297.817, </text:p>
      <text:p text:style-name="P1"><text:s text:c="4"/>296.301, 292.9077, 293.3607, 297.6513, 300.2846, 302.2697, 297.8756, </text:p>
      <text:p text:style-name="P1"><text:s text:c="4"/>295.9764, 296.0923, 296.8867, 298.2098, 296.4377, 297.6703, 300.8507, </text:p>
      <text:p text:style-name="P1"><text:s text:c="4"/>302.5204, 302.5081, 302.6505, 303.0407, 303.2496, 303.338, 303.3124, </text:p>
      <text:p text:style-name="P1"><text:s text:c="4"/>303.2942, 303.2834, 303.3416, 303.4239, 303.3796, 303.2693, 303.1406, </text:p>
      <text:p text:style-name="P1"><text:s text:c="4"/>303.0411, 303.0037, 303.0363, 303.0771, 303.0317, 302.9644, 302.9445, </text:p>
      <text:p text:style-name="P1"><text:s text:c="4"/>302.9378, 302.9886, 303.1396, 303.2561, 303.4094, 303.5232, 303.5514, </text:p>
      <text:p text:style-name="P1"><text:s text:c="4"/>303.5731, 303.5958, 303.5772, 303.514, 303.4188, 303.2614, 303.0944, </text:p>
      <text:p text:style-name="P1"><text:s text:c="4"/>302.9337, 302.8198, 302.7589, 302.7047, 302.6163,</text:p>
      <text:p text:style-name="P1"><text:s text:c="2"/>301.6676, 301.5721, 301.5235, 301.5301, 301.547, 301.5121, 301.4222, </text:p>
      <text:p text:style-name="P1"><text:s text:c="4"/>301.364, 301.3464, 301.3722, 301.4071, 301.4879, 301.6049, 301.7361, </text:p>
      <text:p text:style-name="P1"><text:s text:c="4"/>301.8719, 302.0132, 302.1826, 302.3372, 302.4942, 302.5953, 302.5873, </text:p>
      <text:p text:style-name="P1"><text:s text:c="4"/>302.5249, 302.4098, 302.2003, 301.8869, 301.4966, 301.0811, 300.6233, </text:p>
      <text:p text:style-name="P1"><text:s text:c="4"/>300.1938, 299.7679, 299.368, 298.9908, 298.6567, 298.329, 297.8596, </text:p>
      <text:p text:style-name="P1"><text:s text:c="4"/>297.2576, 297.7394, 298.545, 293.7889, 294.72, 296.5672, 296.2494, </text:p>
      <text:p text:style-name="P1"><text:s text:c="4"/>294.625, 292.2038, 295.9051, 297.1868, 300.1204, 299.1779, 294.6592, </text:p>
      <text:p text:style-name="P1"><text:s text:c="4"/>293.9551, 294.439, 295.1755, 295.8037, 294.1212, 296.7971, 301.5025, </text:p>
      <text:p text:style-name="P1"><text:s text:c="4"/>301.8822, 301.7326, 301.7898, 302.1412, 302.3116, 302.5, 302.4396, </text:p>
      <text:p text:style-name="P1"><text:s text:c="4"/>302.3969, 302.3645, 302.3682, 302.4201, 302.3625, 302.2403, 302.1481, </text:p>
      <text:p text:style-name="P1"><text:s text:c="4"/>302.0481, 301.9495, 301.9114, 301.9119, 301.8499, 301.7469, 301.688, </text:p>
      <text:p text:style-name="P1"><text:s text:c="4"/>301.6752, 301.7018, 301.8632, 301.992, 302.1696, 302.3759, 302.5101, </text:p>
      <text:p text:style-name="P1"><text:s text:c="4"/>302.5693, 302.6346, 302.6832, 302.67, 302.61, 302.4922, 302.3304, </text:p>
      <text:p text:style-name="P1"><text:s text:c="4"/>302.1476, 301.9922, 301.9016, 301.8412, 301.765,</text:p>
      <text:p text:style-name="P1"><text:s text:c="2"/>300.8277, 300.7073, 300.6103, 300.5728, 300.5811, 300.5604, 300.4703, </text:p>
      <text:p text:style-name="P1"><text:s text:c="4"/>300.3894, 300.3511, 300.3485, 300.3594, 300.4071, 300.494, 300.6184, </text:p>
      <text:p text:style-name="P1"><text:s text:c="4"/>300.7622, 300.8954, 301.048, 301.2284, 301.397, 301.5719, 301.6916, </text:p>
      <text:p text:style-name="P1"><text:s text:c="4"/>301.7351, 301.7178, 301.5977, 301.3606, 301.0081, 300.6131, 300.1602, </text:p>
      <text:p text:style-name="P1"><text:s text:c="4"/>299.7306, 299.2961, 298.8534, 298.4166, 298.0488, 297.7467, 297.3442, </text:p>
      <text:p text:style-name="P1"><text:s text:c="4"/>296.606, 296.6163, 296.8572, 292.5485, 293.549, 294.8742, 294.4504, </text:p>
      <text:p text:style-name="P1"><text:s text:c="4"/>292.7649, 293.2647, 297.1788, 296.7036, 298.812, 294.1075, 292.4136, </text:p>
      <text:p text:style-name="P1"><text:s text:c="4"/>292.7277, 292.7534, 292.881, 292.9249, 292.1331, 296.5026, 301.0053, </text:p>
      <text:p text:style-name="P1"><text:s text:c="4"/>301.1056, 300.7487, 300.5283, 300.7113, 300.9588, 301.581, 301.6829, </text:p>
      <text:p text:style-name="P1"><text:s text:c="4"/>301.6295, 301.5658, 301.4914, 301.4803, 301.4014, 301.2267, 301.1516, </text:p>
      <text:p text:style-name="P1"><text:s text:c="4"/>301.0786, 300.966, 300.8675, 300.8309, 300.7439, 300.5936, 300.4728, </text:p>
      <text:p text:style-name="P1"><text:s text:c="4"/>300.4215, 300.3949, 300.5144, 300.6324, 300.7754, 301.0328, 301.2591, </text:p>
      <text:p text:style-name="P1"><text:s text:c="4"/>301.4142, 301.5362, 301.6548, 301.731, 301.7231, 301.6526, 301.5292, </text:p>
      <text:p text:style-name="P1"><text:s text:c="4"/>301.3515, 301.1821, 301.067, 300.9837, 300.9183,</text:p>
      <text:p text:style-name="P1"><text:s text:c="2"/>299.9995, 299.8486, 299.6996, 299.6152, 299.6034, 299.5927, 299.5384, </text:p>
      <text:p text:style-name="P1"><text:s text:c="4"/>299.4551, 299.3985, 299.3582, 299.3464, 299.3614, 299.4112, 299.5165, </text:p>
      <text:p text:style-name="P1"><text:s text:c="4"/>299.6584, 299.7961, 299.9402, 300.12, 300.2726, 300.4513, 300.6587, </text:p>
      <text:p text:style-name="P1"><text:s text:c="4"/>300.8033, 300.8723, 300.851, 300.738, 300.4791, 300.1404, 299.7215, </text:p>
      <text:p text:style-name="P1"><text:s text:c="4"/>299.3115, 298.8967, 298.4469, 297.9743, 297.5402, 297.1984, 296.8125, </text:p>
      <text:p text:style-name="P1"><text:soft-page-break/><text:s text:c="4"/>296.081, 295.6675, 295.2986, 291.1585, 292.2343, 293.175, 292.696, </text:p>
      <text:p text:style-name="P1"><text:s text:c="4"/>291.2888, 294.8415, 296.9824, 296.1932, 296.5868, 291.8134, 291.745, </text:p>
      <text:p text:style-name="P1"><text:s text:c="4"/>291.9388, 290.9367, 290.303, 289.8858, 291.0914, 295.9261, 300.4129, </text:p>
      <text:p text:style-name="P1"><text:s text:c="4"/>300.2931, 299.6562, 298.9215, 298.577, 298.825, 300.168, 300.6809, </text:p>
      <text:p text:style-name="P1"><text:s text:c="4"/>300.7956, 300.7861, 300.6353, 300.5621, 300.5172, 300.2855, 300.1716, </text:p>
      <text:p text:style-name="P1"><text:s text:c="4"/>300.0862, 299.9766, 299.8499, 299.7817, 299.6762, 299.4892, 299.3402, </text:p>
      <text:p text:style-name="P1"><text:s text:c="4"/>299.243, 299.1273, 299.2362, 299.4567, 299.4477, 299.6686, 299.8731, </text:p>
      <text:p text:style-name="P1"><text:s text:c="4"/>300.1183, 300.3022, 300.4724, 300.6154, 300.6943, 300.7072, 300.6558, </text:p>
      <text:p text:style-name="P1"><text:s text:c="4"/>300.5037, 300.3626, 300.2336, 300.1412, 300.0861,</text:p>
      <text:p text:style-name="P1"><text:s text:c="2"/>299.1608, 298.9958, 298.8071, 298.6819, 298.6427, 298.631, 298.5909, </text:p>
      <text:p text:style-name="P1"><text:s text:c="4"/>298.5315, 298.4646, 298.3954, 298.369, 298.3568, 298.3704, 298.4378, </text:p>
      <text:p text:style-name="P1"><text:s text:c="4"/>298.5688, 298.7168, 298.8593, 299.0142, 299.1566, 299.3308, 299.5474, </text:p>
      <text:p text:style-name="P1"><text:s text:c="4"/>299.7411, 299.8802, 299.9648, 299.9808, 299.8288, 299.5742, 299.2254, </text:p>
      <text:p text:style-name="P1"><text:s text:c="4"/>298.859, 298.4786, 298.0625, 297.5995, 297.1132, 296.6969, 296.2958, </text:p>
      <text:p text:style-name="P1"><text:s text:c="4"/>295.592, 294.9035, 294.2622, 290.3244, 291.4263, 292.271, 292.102, </text:p>
      <text:p text:style-name="P1"><text:s text:c="4"/>290.6837, 295.3969, 296.5783, 295.6217, 292.9606, 290.8008, 291.1512, </text:p>
      <text:p text:style-name="P1"><text:s text:c="4"/>291.0219, 289.8308, 288.7253, 288.4465, 289.8896, 295.1258, 299.7194, </text:p>
      <text:p text:style-name="P1"><text:s text:c="4"/>299.3453, 298.3737, 297.0224, 295.2856, 296.3066, 298.2779, 299.131, </text:p>
      <text:p text:style-name="P1"><text:s text:c="4"/>299.6078, 299.8033, 299.6174, 299.4521, 299.4955, 299.241, 299.1034, </text:p>
      <text:p text:style-name="P1"><text:s text:c="4"/>298.999, 298.8769, 298.7104, 298.6163, 298.4769, 298.2562, 298.0974, </text:p>
      <text:p text:style-name="P1"><text:s text:c="4"/>297.951, 297.7279, 297.8163, 298.3704, 298.4127, 298.5884, 298.6439, </text:p>
      <text:p text:style-name="P1"><text:s text:c="4"/>298.8393, 299.0334, 299.1953, 299.3555, 299.5057, 299.6077, 299.6547, </text:p>
      <text:p text:style-name="P1"><text:s text:c="4"/>299.576, 299.4705, 299.3806, 299.312, 299.2568,</text:p>
      <text:p text:style-name="P1"><text:s text:c="2"/>298.3199, 298.1723, 297.9734, 297.8275, 297.7512, 297.6972, 297.6436, </text:p>
      <text:p text:style-name="P1"><text:s text:c="4"/>297.6056, 297.5436, 297.4677, 297.4337, 297.4102, 297.391, 297.3998, </text:p>
      <text:p text:style-name="P1"><text:s text:c="4"/>297.4977, 297.6449, 297.7986, 297.9311, 298.0352, 298.1864, 298.4126, </text:p>
      <text:p text:style-name="P1"><text:s text:c="4"/>298.6188, 298.8222, 298.9775, 299.0865, 299.0411, 298.8705, 298.5974, </text:p>
      <text:p text:style-name="P1"><text:s text:c="4"/>298.2853, 297.9504, 297.5877, 297.1734, 296.6873, 296.2205, 295.7865, </text:p>
      <text:p text:style-name="P1"><text:s text:c="4"/>295.1049, 294.2957, 293.7505, 289.117, 290.3622, 290.7694, 291.308, </text:p>
      <text:p text:style-name="P1"><text:s text:c="4"/>291.5862, 295.7597, 296.0535, 294.9972, 291.1083, 289.014, 289.9755, </text:p>
      <text:p text:style-name="P1"><text:s text:c="4"/>290.1669, 289.1808, 287.8247, 287.6028, 288.5912, 295.3288, 298.9873, </text:p>
      <text:p text:style-name="P1"><text:s text:c="4"/>298.2021, 297.0549, 295.328, 289.9702, 293.2443, 296.3832, 297.3358, </text:p>
      <text:p text:style-name="P1"><text:s text:c="4"/>298.0025, 298.4562, 298.261, 298.0656, 298.2349, 297.971, 297.8577, </text:p>
      <text:p text:style-name="P1"><text:s text:c="4"/>297.7299, 297.5862, 297.365, 297.2579, 297.0948, 296.8253, 296.6414, </text:p>
      <text:p text:style-name="P1"><text:s text:c="4"/>296.4449, 296.0369, 296.1012, 296.9062, 297.2766, 297.6062, 297.8013, </text:p>
      <text:p text:style-name="P1"><text:s text:c="4"/>297.8849, 297.9296, 297.9979, 298.1143, 298.2725, 298.4072, 298.541, </text:p>
      <text:p text:style-name="P1"><text:s text:c="4"/>298.55, 298.4998, 298.4627, 298.427, 298.3994,</text:p>
      <text:p text:style-name="P1"><text:s text:c="2"/>297.457, 297.3599, 297.1814, 297.044, 296.9432, 296.8582, 296.763, </text:p>
      <text:p text:style-name="P1"><text:s text:c="4"/>296.6938, 296.6346, 296.5574, 296.5224, 296.4927, 296.4458, 296.4203, </text:p>
      <text:p text:style-name="P1"><text:s text:c="4"/>296.4708, 296.5809, 296.7349, 296.8615, 296.9598, 297.0885, 297.2667, </text:p>
      <text:p text:style-name="P1"><text:s text:c="4"/>297.4744, 297.6807, 297.8578, 298.0297, 298.0916, 298.01, 297.8199, </text:p>
      <text:p text:style-name="P1"><text:s text:c="4"/>297.5646, 297.2505, 296.9406, 296.5898, 296.1597, 295.6984, 295.251, </text:p>
      <text:p text:style-name="P1"><text:s text:c="4"/>294.6213, 293.7006, 291.5541, 287.6384, 289.1057, 289.6858, 292.0572, </text:p>
      <text:p text:style-name="P1"><text:s text:c="4"/>294.3062, 295.4896, 295.3988, 294.3887, 290.3783, 287.0315, 288.5016, </text:p>
      <text:p text:style-name="P1"><text:s text:c="4"/>288.9704, 288.0163, 287.1587, 286.8427, 287.9797, 296.114, 298.1289, </text:p>
      <text:p text:style-name="P1"><text:s text:c="4"/>296.99, 295.7298, 293.0985, 287.7381, 290.1752, 294.661, 295.761, </text:p>
      <text:p text:style-name="P1"><text:s text:c="4"/>296.0659, 296.6431, 296.5441, 296.3721, 296.5529, 296.415, 296.4156, </text:p>
      <text:p text:style-name="P1"><text:s text:c="4"/>296.2757, 296.0934, 295.813, 295.6953, 295.4944, 295.1918, 294.9726, </text:p>
      <text:p text:style-name="P1"><text:s text:c="4"/>294.7739, 294.2307, 294.4996, 295.1216, 295.512, 296.1128, 297.0134, </text:p>
      <text:p text:style-name="P1"><text:s text:c="4"/>297.2828, 297.187, 297.0356, 297.0117, 297.1172, 297.2399, 297.3852, </text:p>
      <text:p text:style-name="P1"><text:s text:c="4"/>297.462, 297.4698, 297.4844, 297.5036, 297.5048,</text:p>
      <text:p text:style-name="P1"><text:s text:c="2"/>296.5699, 296.5143, 296.3956, 296.2941, 296.182, 296.0493, 295.9306, </text:p>
      <text:p text:style-name="P1"><text:s text:c="4"/>295.8253, 295.7502, 295.6708, 295.649, 295.6254, 295.559, 295.5149, </text:p>
      <text:p text:style-name="P1"><text:s text:c="4"/>295.5309, 295.5898, 295.6856, 295.7984, 295.8944, 296.0001, 296.1448, </text:p>
      <text:p text:style-name="P1"><text:s text:c="4"/>296.3241, 296.4944, 296.6798, 296.862, 297.0088, 296.9971, 296.8839, </text:p>
      <text:p text:style-name="P1"><text:s text:c="4"/>296.6674, 296.3882, 296.1117, 295.8188, 295.4708, 295.0773, 294.69, </text:p>
      <text:p text:style-name="P1"><text:s text:c="4"/>294.1089, 293.1978, 288.8654, 286.8999, 288.2866, 289.4549, 293.7077, </text:p>
      <text:p text:style-name="P1"><text:s text:c="4"/>294.613, 294.9152, 294.6287, 293.666, 289.4596, 286.2749, 287.1222, </text:p>
      <text:p text:style-name="P1"><text:s text:c="4"/>287.1619, 285.8059, 285.5639, 286.8278, 290.6331, 296.5595, 297.1262, </text:p>
      <text:p text:style-name="P1"><text:soft-page-break/><text:s text:c="4"/>295.832, 290.5844, 288.5183, 286.2596, 286.7376, 292.6159, 294.262, </text:p>
      <text:p text:style-name="P1"><text:s text:c="4"/>293.9948, 294.403, 294.3958, 294.0976, 294.0423, 294.3448, 294.681, </text:p>
      <text:p text:style-name="P1"><text:s text:c="4"/>294.58, 294.3816, 294.0794, 293.9734, 293.7823, 293.4946, 293.2667, </text:p>
      <text:p text:style-name="P1"><text:s text:c="4"/>293.0579, 292.6661, 292.9792, 292.9198, 293.0348, 293.3697, 295.4363, </text:p>
      <text:p text:style-name="P1"><text:s text:c="4"/>296.552, 296.6575, 296.3016, 296.0981, 296.0945, 296.1599, 296.2578, </text:p>
      <text:p text:style-name="P1"><text:s text:c="4"/>296.3531, 296.4035, 296.4626, 296.5296, 296.5731,</text:p>
      <text:p text:style-name="P1"><text:s text:c="2"/>295.6338, 295.6229, 295.5384, 295.4711, 295.3878, 295.2185, 295.095, </text:p>
      <text:p text:style-name="P1"><text:s text:c="4"/>294.9788, 294.8955, 294.8037, 294.7636, 294.7271, 294.6552, 294.6108, </text:p>
      <text:p text:style-name="P1"><text:s text:c="4"/>294.5963, 294.6, 294.636, 294.708, 294.8063, 294.912, 295.025, 295.1568, </text:p>
      <text:p text:style-name="P1"><text:s text:c="4"/>295.28, 295.4315, 295.575, 295.7513, 295.7903, 295.7522, 295.5706, </text:p>
      <text:p text:style-name="P1"><text:s text:c="4"/>295.3236, 295.0765, 294.8582, 294.6049, 294.3252, 294.0005, 293.4901, </text:p>
      <text:p text:style-name="P1"><text:s text:c="4"/>292.7092, 287.2782, 286.9843, 287.7821, 290.9799, 293.3982, 293.9044, </text:p>
      <text:p text:style-name="P1"><text:s text:c="4"/>293.9677, 293.685, 292.807, 288.4539, 286.7063, 286.7054, 286.3262, </text:p>
      <text:p text:style-name="P1"><text:s text:c="4"/>285.6856, 284.6036, 289.7048, 294.6213, 295.8773, 295.8008, 290.9394, </text:p>
      <text:p text:style-name="P1"><text:s text:c="4"/>284.7802, 285.6319, 285.6507, 285.7075, 290.362, 292.2084, 291.7855, </text:p>
      <text:p text:style-name="P1"><text:s text:c="4"/>291.9492, 292.1382, 291.6658, 291.3626, 292.2324, 292.7483, 292.6791, </text:p>
      <text:p text:style-name="P1"><text:s text:c="4"/>292.5144, 292.2999, 292.254, 292.1058, 291.8157, 291.5937, 291.3646, </text:p>
      <text:p text:style-name="P1"><text:s text:c="4"/>291.0906, 291.2104, 290.9023, 290.6087, 290.3976, 292.9807, 295.2184, </text:p>
      <text:p text:style-name="P1"><text:s text:c="4"/>295.8597, 295.5599, 295.2409, 295.1241, 295.1316, 295.1873, 295.242, </text:p>
      <text:p text:style-name="P1"><text:s text:c="4"/>295.2889, 295.3774, 295.4857, 295.5909,</text:p>
      <text:p text:style-name="P1"><text:s text:c="2"/>294.683, 294.6986, 294.6676, 294.622, 294.5251, 294.371, 294.2377, </text:p>
      <text:p text:style-name="P1"><text:s text:c="4"/>294.1109, 294.0233, 293.921, 293.8631, 293.8054, 293.7376, 293.7113, </text:p>
      <text:p text:style-name="P1"><text:s text:c="4"/>293.6823, 293.649, 293.6201, 293.667, 293.7605, 293.8612, 293.9489, </text:p>
      <text:p text:style-name="P1"><text:s text:c="4"/>294.0532, 294.1003, 294.1939, 294.3031, 294.4664, 294.5389, 294.5219, </text:p>
      <text:p text:style-name="P1"><text:s text:c="4"/>294.4209, 294.2219, 294.0145, 293.836, 293.632, 293.465, 293.2521, </text:p>
      <text:p text:style-name="P1"><text:s text:c="4"/>292.8112, 292.1666, 287.0609, 286.2491, 286.5478, 290.3732, 292.4467, </text:p>
      <text:p text:style-name="P1"><text:s text:c="4"/>292.8811, 292.8307, 292.6864, 291.8794, 287.2637, 285.9558, 285.7037, </text:p>
      <text:p text:style-name="P1"><text:s text:c="4"/>285.4157, 284.5309, 285.2119, 291.055, 293.7875, 294.4855, 294.4931, </text:p>
      <text:p text:style-name="P1"><text:s text:c="4"/>284.7586, 282.616, 284.7889, 285.0752, 284.8867, 286.6236, 289.9413, </text:p>
      <text:p text:style-name="P1"><text:s text:c="4"/>290.1762, 290.3904, 290.6349, 290.3513, 290.0757, 290.6616, 291.0861, </text:p>
      <text:p text:style-name="P1"><text:s text:c="4"/>291.0435, 290.8898, 290.7743, 290.7683, 290.5829, 290.1847, 289.875, </text:p>
      <text:p text:style-name="P1"><text:s text:c="4"/>289.6028, 289.2703, 289.2987, 289.4194, 289.1712, 287.192, 290.637, </text:p>
      <text:p text:style-name="P1"><text:s text:c="4"/>293.894, 294.9385, 294.7922, 294.4873, 294.2926, 294.2559, 294.2818, </text:p>
      <text:p text:style-name="P1"><text:s text:c="4"/>294.2929, 294.3214, 294.3904, 294.5038, 294.6192,</text:p>
      <text:p text:style-name="P1"><text:s text:c="2"/>293.7047, 293.7185, 293.7088, 293.6726, 293.5862, 293.4397, 293.3162, </text:p>
      <text:p text:style-name="P1"><text:s text:c="4"/>293.2094, 293.1076, 292.9904, 292.9122, 292.8359, 292.7828, 292.7602, </text:p>
      <text:p text:style-name="P1"><text:s text:c="4"/>292.7248, 292.6768, 292.6328, 292.6459, 292.7055, 292.7936, 292.8857, </text:p>
      <text:p text:style-name="P1"><text:s text:c="4"/>292.9719, 292.9943, 293.0037, 293.0971, 293.1993, 293.2605, 293.2814, </text:p>
      <text:p text:style-name="P1"><text:s text:c="4"/>293.2267, 293.0756, 292.8952, 292.7381, 292.5898, 292.5206, 292.4481, </text:p>
      <text:p text:style-name="P1"><text:s text:c="4"/>292.0761, 291.5911, 286.4956, 285.8793, 286.722, 289.6634, 291.2505, </text:p>
      <text:p text:style-name="P1"><text:s text:c="4"/>291.6033, 291.6194, 291.6267, 291.204, 286.8347, 285.079, 284.5625, </text:p>
      <text:p text:style-name="P1"><text:s text:c="4"/>284.1673, 283.531, 285.2945, 291.4632, 292.7553, 293.0406, 293.5445, </text:p>
      <text:p text:style-name="P1"><text:s text:c="4"/>283.6998, 283.3891, 284.7242, 284.8452, 284.4437, 284.0612, 286.4603, </text:p>
      <text:p text:style-name="P1"><text:s text:c="4"/>288.9964, 289.5271, 289.7818, 289.7545, 289.4081, 289.5769, 289.8503, </text:p>
      <text:p text:style-name="P1"><text:s text:c="4"/>289.7611, 289.5334, 289.4286, 289.3265, 288.9609, 288.4373, 287.935, </text:p>
      <text:p text:style-name="P1"><text:s text:c="4"/>287.6728, 286.6108, 287.1859, 288.069, 287.9886, 285.5447, 289.2144, </text:p>
      <text:p text:style-name="P1"><text:s text:c="4"/>292.825, 293.9055, 293.9731, 293.8359, 293.6071, 293.4901, 293.4685, </text:p>
      <text:p text:style-name="P1"><text:s text:c="4"/>293.4561, 293.4669, 293.4995, 293.5629, 293.653,</text:p>
      <text:p text:style-name="P1"><text:s text:c="2"/>292.7281, 292.7007, 292.6722, 292.6555, 292.5906, 292.4654, 292.3463, </text:p>
      <text:p text:style-name="P1"><text:s text:c="4"/>292.2682, 292.1822, 292.0524, 291.9488, 291.8599, 291.8017, 291.773, </text:p>
      <text:p text:style-name="P1"><text:s text:c="4"/>291.7217, 291.6587, 291.6069, 291.5847, 291.6127, 291.7071, 291.7824, </text:p>
      <text:p text:style-name="P1"><text:s text:c="4"/>291.8616, 291.9001, 291.9117, 291.9477, 292.0013, 292.0197, 292.0249, </text:p>
      <text:p text:style-name="P1"><text:s text:c="4"/>292.0231, 291.9365, 291.7946, 291.6563, 291.5165, 291.491, 291.515, </text:p>
      <text:p text:style-name="P1"><text:s text:c="4"/>291.2896, 290.817, 285.0147, 285.4591, 286.9282, 289.6395, 289.9699, </text:p>
      <text:p text:style-name="P1"><text:s text:c="4"/>290.2462, 290.4513, 290.584, 290.4983, 285.9975, 284.2609, 283.4657, </text:p>
      <text:p text:style-name="P1"><text:s text:c="4"/>283.0904, 284.0896, 287.8334, 291.0268, 291.6189, 291.8026, 290.8832, </text:p>
      <text:p text:style-name="P1"><text:s text:c="4"/>283.7827, 283.8079, 285.0148, 285.768, 284.7424, 284.0024, 284.5708, </text:p>
      <text:p text:style-name="P1"><text:s text:c="4"/>287.9912, 288.9782, 289.0631, 289.0229, 288.7417, 288.7984, 288.887, </text:p>
      <text:p text:style-name="P1"><text:s text:c="4"/>288.7001, 288.1878, 288.027, 287.7152, 286.9501, 285.995, 284.3835, </text:p>
      <text:p text:style-name="P1"><text:soft-page-break/><text:s text:c="4"/>284.3027, 281.7211, 283.3575, 286.8108, 286.7467, 284.1342, 288.054, </text:p>
      <text:p text:style-name="P1"><text:s text:c="4"/>291.7409, 292.6325, 292.8754, 293.0493, 292.9462, 292.7981, 292.7497, </text:p>
      <text:p text:style-name="P1"><text:s text:c="4"/>292.7137, 292.6855, 292.6853, 292.6854, 292.6993,</text:p>
      <text:p text:style-name="P1"><text:s text:c="2"/>291.7612, 291.6832, 291.6322, 291.5921, 291.5109, 291.4079, 291.3168, </text:p>
      <text:p text:style-name="P1"><text:s text:c="4"/>291.2522, 291.196, 291.1003, 290.9827, 290.8753, 290.7979, 290.7638, </text:p>
      <text:p text:style-name="P1"><text:s text:c="4"/>290.7182, 290.6463, 290.5777, 290.5122, 290.5013, 290.575, 290.6518, </text:p>
      <text:p text:style-name="P1"><text:s text:c="4"/>290.7236, 290.7744, 290.79, 290.8115, 290.8389, 290.8283, 290.8262, </text:p>
      <text:p text:style-name="P1"><text:s text:c="4"/>290.8058, 290.7594, 290.6548, 290.5522, 290.4563, 290.4688, 290.5288, </text:p>
      <text:p text:style-name="P1"><text:s text:c="4"/>290.4433, 289.943, 284.6016, 285.4619, 287.618, 288.865, 288.7442, </text:p>
      <text:p text:style-name="P1"><text:s text:c="4"/>288.9854, 289.3393, 289.5749, 289.8296, 285.4336, 283.7869, 283.625, </text:p>
      <text:p text:style-name="P1"><text:s text:c="4"/>284.9307, 287.908, 289.5808, 290.049, 290.3214, 290.5474, 291.6968, </text:p>
      <text:p text:style-name="P1"><text:s text:c="4"/>284.9087, 284.3305, 286.9895, 289.1916, 287.8573, 286.8064, 286.5552, </text:p>
      <text:p text:style-name="P1"><text:s text:c="4"/>288.2567, 288.6437, 288.4646, 288.2979, 288.1052, 288.0775, 288.0329, </text:p>
      <text:p text:style-name="P1"><text:s text:c="4"/>287.6302, 286.42, 286.0752, 285.4576, 283.1622, 281.3718, 280.4982, </text:p>
      <text:p text:style-name="P1"><text:s text:c="4"/>281.1608, 280.3868, 283.1718, 285.3412, 285.2606, 282.3991, 287.0885, </text:p>
      <text:p text:style-name="P1"><text:s text:c="4"/>290.2512, 291.0001, 291.3676, 291.8662, 292.1236, 292.1126, 292.0645, </text:p>
      <text:p text:style-name="P1"><text:s text:c="4"/>292.0441, 292.0053, 291.9649, 291.8982, 291.8203,</text:p>
      <text:p text:style-name="P1"><text:s text:c="2"/>290.9909, 290.8256, 290.7101, 290.6036, 290.4893, 290.3643, 290.2782, </text:p>
      <text:p text:style-name="P1"><text:s text:c="4"/>290.2293, 290.2036, 290.1568, 290.0676, 289.9546, 289.8577, 289.8213, </text:p>
      <text:p text:style-name="P1"><text:s text:c="4"/>289.7861, 289.7363, 289.6555, 289.5567, 289.5067, 289.554, 289.6335, </text:p>
      <text:p text:style-name="P1"><text:s text:c="4"/>289.7113, 289.7581, 289.7689, 289.7888, 289.8013, 289.7936, 289.7612, </text:p>
      <text:p text:style-name="P1"><text:s text:c="4"/>289.7181, 289.6697, 289.6037, 289.5463, 289.5216, 289.5699, 289.6473, </text:p>
      <text:p text:style-name="P1"><text:s text:c="4"/>289.647, 289.4054, 285.2665, 285.5137, 286.5434, 288.0271, 287.825, </text:p>
      <text:p text:style-name="P1"><text:s text:c="4"/>288.0006, 288.4033, 288.6949, 289.2102, 286.2024, 285.2819, 286.9119, </text:p>
      <text:p text:style-name="P1"><text:s text:c="4"/>288.8956, 289.1128, 288.8364, 288.9687, 289.1933, 289.4308, 290.689, </text:p>
      <text:p text:style-name="P1"><text:s text:c="4"/>287.9806, 286.5166, 289.3137, 289.6353, 289.468, 289.216, 288.8089, </text:p>
      <text:p text:style-name="P1"><text:s text:c="4"/>288.6201, 288.298, 287.8647, 287.5235, 287.3626, 287.3232, 287.2489, </text:p>
      <text:p text:style-name="P1"><text:s text:c="4"/>285.9084, 281.7367, 280.3768, 280.3769, 279.7869, 279.0458, 278.4634, </text:p>
      <text:p text:style-name="P1"><text:s text:c="4"/>278.8758, 279.079, 282.0414, 283.7155, 283.2446, 280.1318, 285.1139, </text:p>
      <text:p text:style-name="P1"><text:s text:c="4"/>288.2381, 289.0844, 289.4762, 290.23, 291.0139, 291.3492, 291.428, </text:p>
      <text:p text:style-name="P1"><text:s text:c="4"/>291.4391, 291.4075, 291.3671, 291.2769, 291.1409,</text:p>
      <text:p text:style-name="P1"><text:s text:c="2"/>290.1819, 289.942, 289.7286, 289.5191, 289.3404, 289.2045, 289.1124, </text:p>
      <text:p text:style-name="P1"><text:s text:c="4"/>289.0815, 289.079, 289.0652, 289.0161, 288.916, 288.8462, 288.8182, </text:p>
      <text:p text:style-name="P1"><text:s text:c="4"/>288.8055, 288.7841, 288.7141, 288.6068, 288.5162, 288.513, 288.5819, </text:p>
      <text:p text:style-name="P1"><text:s text:c="4"/>288.6404, 288.7043, 288.7473, 288.7737, 288.7542, 288.7283, 288.6712, </text:p>
      <text:p text:style-name="P1"><text:s text:c="4"/>288.6331, 288.5939, 288.5699, 288.5704, 288.5972, 288.6773, 288.7677, </text:p>
      <text:p text:style-name="P1"><text:s text:c="4"/>288.8809, 287.9248, 284.167, 285.4664, 285.8222, 287.4309, 287.1521, </text:p>
      <text:p text:style-name="P1"><text:s text:c="4"/>287.2148, 287.5609, 287.8533, 288.1958, 288.531, 288.6226, 288.4008, </text:p>
      <text:p text:style-name="P1"><text:s text:c="4"/>288.5137, 288.2845, 288.1756, 288.2181, 288.3642, 288.5007, 289.2404, </text:p>
      <text:p text:style-name="P1"><text:s text:c="4"/>289.7939, 289.4264, 289.2524, 289.0036, 288.8587, 288.6136, 288.28, </text:p>
      <text:p text:style-name="P1"><text:s text:c="4"/>287.9947, 287.6158, 287.0134, 286.5693, 286.4336, 286.3894, 286.3679, </text:p>
      <text:p text:style-name="P1"><text:s text:c="4"/>283.4683, 279.3892, 278.1046, 278.1103, 277.8536, 277.2563, 276.7418, </text:p>
      <text:p text:style-name="P1"><text:s text:c="4"/>276.8334, 276.8198, 277.6758, 278.8301, 279.0559, 277.2874, 278.8586, </text:p>
      <text:p text:style-name="P1"><text:s text:c="4"/>284.3751, 285.9719, 286.166, 287.2569, 289.0502, 290.0582, 290.4796, </text:p>
      <text:p text:style-name="P1"><text:s text:c="4"/>290.6437, 290.6711, 290.6342, 290.5374, 290.3814,</text:p>
      <text:p text:style-name="P1"><text:s text:c="2"/>289.1952, 288.9224, 288.649, 288.3735, 288.1469, 287.9851, 287.8871, </text:p>
      <text:p text:style-name="P1"><text:s text:c="4"/>287.8634, 287.8783, 287.8987, 287.902, 287.8676, 287.8341, 287.8292, </text:p>
      <text:p text:style-name="P1"><text:s text:c="4"/>287.8431, 287.8524, 287.8135, 287.7118, 287.5843, 287.5335, 287.568, </text:p>
      <text:p text:style-name="P1"><text:s text:c="4"/>287.6199, 287.7091, 287.7864, 287.8263, 287.8091, 287.7553, 287.6975, </text:p>
      <text:p text:style-name="P1"><text:s text:c="4"/>287.668, 287.6564, 287.6694, 287.7065, 287.7581, 287.857, 287.9757, </text:p>
      <text:p text:style-name="P1"><text:s text:c="4"/>288.1667, 287.1635, 283.3716, 285.0372, 285.1302, 286.9843, 286.7538, </text:p>
      <text:p text:style-name="P1"><text:s text:c="4"/>286.6891, 286.8834, 287.1416, 287.3848, 287.5845, 287.6828, 287.6596, </text:p>
      <text:p text:style-name="P1"><text:s text:c="4"/>287.6559, 287.6275, 287.6156, 287.6324, 287.7133, 287.7831, 288.0262, </text:p>
      <text:p text:style-name="P1"><text:s text:c="4"/>288.3456, 288.2424, 288.0985, 288.0259, 287.9038, 287.6476, 287.32, </text:p>
      <text:p text:style-name="P1"><text:s text:c="4"/>286.8851, 286.2745, 285.679, 285.3851, 285.3349, 285.3273, 285.2349, </text:p>
      <text:p text:style-name="P1"><text:s text:c="4"/>281.0161, 278.1188, 276.9466, 276.5996, 276.1351, 275.4008, 274.8364, </text:p>
      <text:p text:style-name="P1"><text:s text:c="4"/>274.6998, 274.6295, 274.7449, 275.0398, 275.7647, 274.6825, 274.3781, </text:p>
      <text:p text:style-name="P1"><text:s text:c="4"/>279.9414, 282.5685, 282.6686, 284.0043, 286.5792, 288.2642, 289.1222, </text:p>
      <text:p text:style-name="P1"><text:s text:c="4"/>289.5415, 289.6804, 289.6598, 289.5532, 289.3983,</text:p>
      <text:p text:style-name="P1"><text:soft-page-break/><text:s text:c="2"/>287.7345, 287.4771, 287.1985, 286.9346, 286.723, 286.58, 286.4891, </text:p>
      <text:p text:style-name="P1"><text:s text:c="4"/>286.4903, 286.5353, 286.5991, 286.6505, 286.6954, 286.7297, 286.7619, </text:p>
      <text:p text:style-name="P1"><text:s text:c="4"/>286.8171, 286.8671, 286.8668, 286.7804, 286.6581, 286.5684, 286.5459, </text:p>
      <text:p text:style-name="P1"><text:s text:c="4"/>286.5598, 286.662, 286.7716, 286.821, 286.813, 286.774, 286.7345, </text:p>
      <text:p text:style-name="P1"><text:s text:c="4"/>286.7168, 286.7275, 286.761, 286.8174, 286.8947, 287.0061, 287.1528, </text:p>
      <text:p text:style-name="P1"><text:s text:c="4"/>287.3686, 287.7095, 285.1058, 284.8058, 284.4602, 286.22, 286.5745, </text:p>
      <text:p text:style-name="P1"><text:s text:c="4"/>286.3357, 286.3371, 286.4925, 286.6717, 286.8217, 286.9408, 286.9774, </text:p>
      <text:p text:style-name="P1"><text:s text:c="4"/>286.9996, 287.0127, 287.0126, 286.9996, 287.0199, 287.0292, 287.0491, </text:p>
      <text:p text:style-name="P1"><text:s text:c="4"/>287.108, 287.123, 287.0612, 286.8458, 286.4568, 286.0927, 285.6341, </text:p>
      <text:p text:style-name="P1"><text:s text:c="4"/>285.0399, 284.3768, 284.0162, 283.8813, 283.8772, 284.0109, 283.3145, </text:p>
      <text:p text:style-name="P1"><text:s text:c="4"/>278.5881, 276.9134, 275.8775, 275.2586, 274.5975, 273.5564, 272.8046, </text:p>
      <text:p text:style-name="P1"><text:s text:c="4"/>272.3804, 272.3292, 272.6796, 272.7132, 272.9153, 271.9807, 271.0247, </text:p>
      <text:p text:style-name="P1"><text:s text:c="4"/>274.2944, 279.5765, 280.3463, 281.6777, 284.2163, 286.2356, 287.4508, </text:p>
      <text:p text:style-name="P1"><text:s text:c="4"/>288.1036, 288.3222, 288.2813, 288.1252, 287.9477,</text:p>
      <text:p text:style-name="P1"><text:s text:c="2"/>285.9626, 285.7719, 285.5653, 285.3925, 285.2762, 285.2096, 285.1613, </text:p>
      <text:p text:style-name="P1"><text:s text:c="4"/>285.1911, 285.2744, 285.3759, 285.4586, 285.5454, 285.6428, 285.7473, </text:p>
      <text:p text:style-name="P1"><text:s text:c="4"/>285.8602, 285.9593, 285.9884, 285.9208, 285.7997, 285.707, 285.665, </text:p>
      <text:p text:style-name="P1"><text:s text:c="4"/>285.6356, 285.7036, 285.8005, 285.8612, 285.8714, 285.867, 285.8635, </text:p>
      <text:p text:style-name="P1"><text:s text:c="4"/>285.8634, 285.8887, 285.9261, 285.9871, 286.068, 286.1791, 286.3407, </text:p>
      <text:p text:style-name="P1"><text:s text:c="4"/>286.5743, 287.0789, 287.0079, 286.6197, 286.1798, 286.5731, 286.4178, </text:p>
      <text:p text:style-name="P1"><text:s text:c="4"/>286.019, 285.8833, 285.9451, 286.0663, 286.177, 286.2817, 286.3423, </text:p>
      <text:p text:style-name="P1"><text:s text:c="4"/>286.3719, 286.3755, 286.3845, 286.3705, 286.322, 286.2665, 286.2355, </text:p>
      <text:p text:style-name="P1"><text:s text:c="4"/>286.1248, 285.8903, 283.7896, 282.2279, 282.577, 283.4871, 283.362, </text:p>
      <text:p text:style-name="P1"><text:s text:c="4"/>282.9618, 282.5732, 282.2739, 282.0729, 282.067, 282.2675, 280.4628, </text:p>
      <text:p text:style-name="P1"><text:s text:c="4"/>276.7137, 275.5316, 274.9678, 274.32, 273.3907, 272.0768, 271.3544, </text:p>
      <text:p text:style-name="P1"><text:s text:c="4"/>271.0373, 270.9404, 271.0672, 270.7405, 270.5796, 269.9667, 268.6449, </text:p>
      <text:p text:style-name="P1"><text:s text:c="4"/>268.7682, 274.4404, 278.4228, 279.881, 282.1668, 284.2135, 285.6945, </text:p>
      <text:p text:style-name="P1"><text:s text:c="4"/>286.5578, 286.8113, 286.6667, 286.3884, 286.1466,</text:p>
      <text:p text:style-name="P1"><text:s text:c="2"/>284.1185, 284.0361, 283.9649, 283.9198, 283.9154, 283.9294, 283.9443, </text:p>
      <text:p text:style-name="P1"><text:s text:c="4"/>284.0144, 284.124, 284.2431, 284.3486, 284.4633, 284.6277, 284.8054, </text:p>
      <text:p text:style-name="P1"><text:s text:c="4"/>284.9695, 285.0993, 285.151, 285.1024, 284.9869, 284.8981, 284.8506, </text:p>
      <text:p text:style-name="P1"><text:s text:c="4"/>284.8102, 284.8371, 284.9069, 284.9727, 285.0038, 285.0315, 285.0537, </text:p>
      <text:p text:style-name="P1"><text:s text:c="4"/>285.0736, 285.1058, 285.1397, 285.1916, 285.254, 285.3518, 285.5147, </text:p>
      <text:p text:style-name="P1"><text:s text:c="4"/>285.7321, 286.0789, 286.3365, 286.3598, 286.2367, 286.1266, 285.7699, </text:p>
      <text:p text:style-name="P1"><text:s text:c="4"/>285.4581, 285.3499, 285.3971, 285.4908, 285.5736, 285.6551, 285.7151, </text:p>
      <text:p text:style-name="P1"><text:s text:c="4"/>285.7379, 285.7802, 285.8118, 285.7028, 285.4939, 285.3311, 285.0162, </text:p>
      <text:p text:style-name="P1"><text:s text:c="4"/>283.1766, 281.5517, 278.0691, 275.7551, 275.3708, 277.0091, 280.3726, </text:p>
      <text:p text:style-name="P1"><text:s text:c="4"/>280.292, 279.7015, 278.8227, 278.5167, 279.5456, 280.026, 278.3656, </text:p>
      <text:p text:style-name="P1"><text:s text:c="4"/>275.358, 274.1538, 273.718, 273.1408, 272.1163, 270.8654, 270.2297, </text:p>
      <text:p text:style-name="P1"><text:s text:c="4"/>270.077, 269.8221, 269.3436, 268.7249, 268.1907, 267.8403, 266.8134, </text:p>
      <text:p text:style-name="P1"><text:s text:c="4"/>265.3089, 268.8981, 276.1252, 278.1361, 279.9233, 281.7505, 283.567, </text:p>
      <text:p text:style-name="P1"><text:s text:c="4"/>284.742, 285.0381, 284.8029, 284.4457, 284.2151,</text:p>
      <text:p text:style-name="P1"><text:s text:c="2"/>282.6561, 282.6648, 282.6794, 282.7217, 282.7815, 282.8421, 282.9116, </text:p>
      <text:p text:style-name="P1"><text:s text:c="4"/>283.014, 283.1404, 283.2538, 283.3756, 283.534, 283.7593, 283.9954, </text:p>
      <text:p text:style-name="P1"><text:s text:c="4"/>284.1907, 284.317, 284.3625, 284.3171, 284.2197, 284.1559, 284.1231, </text:p>
      <text:p text:style-name="P1"><text:s text:c="4"/>284.0967, 284.1028, 284.1462, 284.1981, 284.2438, 284.2932, 284.3417, </text:p>
      <text:p text:style-name="P1"><text:s text:c="4"/>284.377, 284.4033, 284.4233, 284.4547, 284.4974, 284.5717, 284.69, </text:p>
      <text:p text:style-name="P1"><text:s text:c="4"/>284.7916, 284.8688, 284.928, 284.9575, 284.9315, 284.8687, 284.7206, </text:p>
      <text:p text:style-name="P1"><text:s text:c="4"/>284.6428, 284.6819, 284.7879, 284.8874, 284.9619, 285.0212, 285.0572, </text:p>
      <text:p text:style-name="P1"><text:s text:c="4"/>285.1292, 284.7248, 283.0148, 280.8092, 280.4359, 279.738, 277.9885, </text:p>
      <text:p text:style-name="P1"><text:s text:c="4"/>276.0967, 275.0803, 273.9806, 272.8007, 271.0536, 270.91, 271.6974, </text:p>
      <text:p text:style-name="P1"><text:s text:c="4"/>270.5465, 269.7258, 269.2578, 269.0684, 273.6662, 277.4455, 277.3841, </text:p>
      <text:p text:style-name="P1"><text:s text:c="4"/>275.3687, 273.4009, 272.4045, 271.4096, 270.5307, 269.6201, 268.9703, </text:p>
      <text:p text:style-name="P1"><text:s text:c="4"/>268.5119, 267.8535, 267.1049, 266.3796, 265.7272, 265.1888, 264.9827, </text:p>
      <text:p text:style-name="P1"><text:s text:c="4"/>263.5419, 265.0478, 272.3788, 276.4655, 277.9601, 279.4181, 281.1941, </text:p>
      <text:p text:style-name="P1"><text:s text:c="4"/>282.5974, 283.0527, 282.9485, 282.7382, 282.6526,</text:p>
      <text:p text:style-name="P1"><text:s text:c="2"/>281.6396, 281.73, 281.8151, 281.8974, 281.9762, 282.0584, 282.156, </text:p>
      <text:p text:style-name="P1"><text:s text:c="4"/>282.2742, 282.4012, 282.5045, 282.6414, 282.8426, 283.0943, 283.3471, </text:p>
      <text:p text:style-name="P1"><text:s text:c="4"/>283.5287, 283.6153, 283.6307, 283.5727, 283.4854, 283.4481, 283.4489, </text:p>
      <text:p text:style-name="P1"><text:soft-page-break/><text:s text:c="4"/>283.4591, 283.4786, 283.5158, 283.5715, 283.6413, 283.7053, 283.7643, </text:p>
      <text:p text:style-name="P1"><text:s text:c="4"/>283.7941, 283.7901, 283.7693, 283.7597, 283.7786, 283.8278, 283.8779, </text:p>
      <text:p text:style-name="P1"><text:s text:c="4"/>283.8098, 283.6215, 283.4957, 283.5078, 283.588, 283.6718, 283.7363, </text:p>
      <text:p text:style-name="P1"><text:s text:c="4"/>283.835, 283.9812, 284.1231, 284.2308, 284.3014, 284.345, 284.3553, </text:p>
      <text:p text:style-name="P1"><text:s text:c="4"/>284.0842, 280.3606, 277.566, 276.2833, 275.6738, 274.4627, 273.0124, </text:p>
      <text:p text:style-name="P1"><text:s text:c="4"/>272.056, 271.1586, 271.0677, 269.8552, 268.1187, 267.1287, 266.107, </text:p>
      <text:p text:style-name="P1"><text:s text:c="4"/>264.6948, 264.0689, 263.8479, 264.623, 270.0862, 275.1321, 276.5229, </text:p>
      <text:p text:style-name="P1"><text:s text:c="4"/>276.9429, 275.0836, 272.596, 270.4771, 269.4268, 268.2137, 266.9936, </text:p>
      <text:p text:style-name="P1"><text:s text:c="4"/>266.0319, 265.0587, 264.0842, 263.5785, 262.9813, 262.6944, 262.7419, </text:p>
      <text:p text:style-name="P1"><text:s text:c="4"/>261.6456, 262.2426, 267.4979, 274.6757, 276.6208, 277.9642, 279.3035, </text:p>
      <text:p text:style-name="P1"><text:s text:c="4"/>280.4957, 281.1174, 281.3355, 281.4194, 281.5184,</text:p>
      <text:p text:style-name="P1"><text:s text:c="2"/>280.8913, 281.0718, 281.2268, 281.355, 281.4618, 281.5583, 281.6541, </text:p>
      <text:p text:style-name="P1"><text:s text:c="4"/>281.7556, 281.8694, 281.9735, 282.1278, 282.3411, 282.5831, 282.7907, </text:p>
      <text:p text:style-name="P1"><text:s text:c="4"/>282.9074, 282.9325, 282.9135, 282.8666, 282.8029, 282.7867, 282.8223, </text:p>
      <text:p text:style-name="P1"><text:s text:c="4"/>282.8762, 282.9268, 282.9977, 283.0803, 283.1588, 283.2264, 283.2706, </text:p>
      <text:p text:style-name="P1"><text:s text:c="4"/>283.2816, 283.2719, 283.1811, 283.0717, 283.0518, 283.1455, 283.2016, </text:p>
      <text:p text:style-name="P1"><text:s text:c="4"/>282.9348, 282.5866, 282.3328, 282.3303, 282.477, 282.6512, 282.8351, </text:p>
      <text:p text:style-name="P1"><text:s text:c="4"/>283.023, 283.2185, 283.3793, 283.4877, 283.5644, 283.5805, 283.4839, </text:p>
      <text:p text:style-name="P1"><text:s text:c="4"/>282.2266, 277.4166, 275.2505, 274.4322, 273.5065, 272.0583, 271.0113, </text:p>
      <text:p text:style-name="P1"><text:s text:c="4"/>269.7959, 268.5171, 268.3157, 267.242, 265.6367, 264.2555, 262.5571, </text:p>
      <text:p text:style-name="P1"><text:s text:c="4"/>261.7254, 261.1062, 260.7853, 262.2935, 267.2391, 272.6811, 274.6501, </text:p>
      <text:p text:style-name="P1"><text:s text:c="4"/>275.743, 275.8562, 274.9349, 269.5338, 267.6405, 265.7968, 264.0495, </text:p>
      <text:p text:style-name="P1"><text:s text:c="4"/>262.8496, 261.8638, 260.8989, 260.548, 260.2428, 260.2103, 260.1857, </text:p>
      <text:p text:style-name="P1"><text:s text:c="4"/>259.4483, 259.8455, 264.1313, 272.5223, 275.4481, 276.8737, 278.0412, </text:p>
      <text:p text:style-name="P1"><text:s text:c="4"/>278.9845, 279.673, 280.1126, 280.4215, 280.6727,</text:p>
      <text:p text:style-name="P1"><text:s text:c="2"/>280.3691, 280.6094, 280.7971, 280.9737, 281.1204, 281.2293, 281.3171, </text:p>
      <text:p text:style-name="P1"><text:s text:c="4"/>281.3903, 281.4765, 281.5855, 281.7666, 281.9845, 282.1877, 282.3004, </text:p>
      <text:p text:style-name="P1"><text:s text:c="4"/>282.3161, 282.2856, 282.2654, 282.245, 282.219, 282.2248, 282.2766, </text:p>
      <text:p text:style-name="P1"><text:s text:c="4"/>282.3621, 282.4506, 282.5541, 282.6546, 282.7402, 282.7904, 282.8225, </text:p>
      <text:p text:style-name="P1"><text:s text:c="4"/>282.8822, 282.8457, 281.9925, 282.3005, 282.2454, 282.3611, 281.8606, </text:p>
      <text:p text:style-name="P1"><text:s text:c="4"/>280.6407, 281.3803, 281.1808, 281.1831, 281.391, 281.65, 281.9195, </text:p>
      <text:p text:style-name="P1"><text:s text:c="4"/>282.1707, 282.394, 282.5607, 282.6548, 282.6967, 282.642, 282.3608, </text:p>
      <text:p text:style-name="P1"><text:s text:c="4"/>280.4797, 276.3397, 274.6162, 273.8356, 273.1113, 271.8464, 270.0384, </text:p>
      <text:p text:style-name="P1"><text:s text:c="4"/>267.5351, 266.2843, 265.8557, 264.636, 262.9587, 261.1691, 259.7818, </text:p>
      <text:p text:style-name="P1"><text:s text:c="4"/>259.6365, 259.0837, 258.3479, 260.0051, 263.3984, 269.4641, 272.0334, </text:p>
      <text:p text:style-name="P1"><text:s text:c="4"/>273.2607, 273.2137, 271.1597, 265.1543, 263.3065, 261.2949, 259.7695, </text:p>
      <text:p text:style-name="P1"><text:s text:c="4"/>259.12, 258.6781, 258.088, 257.6955, 257.8044, 257.7202, 257.5502, </text:p>
      <text:p text:style-name="P1"><text:s text:c="4"/>257.442, 258.2018, 262.3818, 271.0805, 274.1587, 275.6805, 276.9943, </text:p>
      <text:p text:style-name="P1"><text:s text:c="4"/>277.98, 278.735, 279.299, 279.726, 280.0731,</text:p>
      <text:p text:style-name="P1"><text:s text:c="2"/>279.9453, 280.221, 280.4359, 280.6371, 280.807, 280.9381, 281.0406, </text:p>
      <text:p text:style-name="P1"><text:s text:c="4"/>281.1272, 281.2222, 281.3476, 281.5261, 281.6935, 281.7917, 281.8161, </text:p>
      <text:p text:style-name="P1"><text:s text:c="4"/>281.7754, 281.7391, 281.7283, 281.7362, 281.7532, 281.7851, 281.8489, </text:p>
      <text:p text:style-name="P1"><text:s text:c="4"/>281.9279, 282.0226, 282.1115, 282.1836, 282.2253, 282.2433, 282.2608, </text:p>
      <text:p text:style-name="P1"><text:s text:c="4"/>282.2584, 281.1909, 275.5071, 280.2069, 281.1421, 281.1474, 279.8715, </text:p>
      <text:p text:style-name="P1"><text:s text:c="4"/>275.6077, 277.7432, 279.538, 279.9163, 280.2087, 280.5504, 280.9049, </text:p>
      <text:p text:style-name="P1"><text:s text:c="4"/>281.2321, 281.4887, 281.636, 281.695, 281.6646, 281.4965, 281.0079, </text:p>
      <text:p text:style-name="P1"><text:s text:c="4"/>279.4635, 274.2847, 271.8633, 270.569, 269.6077, 268.2586, 266.2861, </text:p>
      <text:p text:style-name="P1"><text:s text:c="4"/>264.5211, 264.0608, 263.5659, 261.3757, 259.7427, 258.9005, 256.7596, </text:p>
      <text:p text:style-name="P1"><text:s text:c="4"/>257.2974, 257.8718, 258.3181, 258.7502, 259.114, 261.5595, 265.4222, </text:p>
      <text:p text:style-name="P1"><text:s text:c="4"/>266.0551, 263.5574, 260.7373, 258.1081, 257.9479, 255.7132, 256.1252, </text:p>
      <text:p text:style-name="P1"><text:s text:c="4"/>256.2182, 256.1558, 255.8492, 255.57, 255.8863, 255.6921, 255.5905, </text:p>
      <text:p text:style-name="P1"><text:s text:c="4"/>256.3609, 257.1401, 260.6537, 266.8876, 271.3782, 273.11, 275.7039, </text:p>
      <text:p text:style-name="P1"><text:s text:c="4"/>277.0287, 277.9534, 278.6353, 279.1617, 279.5928,</text:p>
      <text:p text:style-name="P1"><text:s text:c="2"/>279.4644, 279.8, 280.061, 280.2876, 280.4849, 280.6464, 280.7741, 280.8893, </text:p>
      <text:p text:style-name="P1"><text:s text:c="4"/>281.0092, 281.1367, 281.2526, 281.3371, 281.351, 281.3137, 281.2558, </text:p>
      <text:p text:style-name="P1"><text:s text:c="4"/>281.2189, 281.2112, 281.2284, 281.2552, 281.2966, 281.3386, 281.3916, </text:p>
      <text:p text:style-name="P1"><text:s text:c="4"/>281.4303, 281.4288, 281.4166, 281.3715, 281.3307, 281.2907, 280.3862, </text:p>
      <text:p text:style-name="P1"><text:s text:c="4"/>276.6924, 271.7057, 276.4254, 280.0097, 279.7883, 278.1734, 272.6081, </text:p>
      <text:p text:style-name="P1"><text:s text:c="4"/>272.678, 276.1553, 278.2606, 278.7849, 279.2391, 279.7132, 280.1156, </text:p>
      <text:p text:style-name="P1"><text:soft-page-break/><text:s text:c="4"/>280.4162, 280.5662, 280.5887, 280.4825, 280.1856, 279.5906, 277.997, </text:p>
      <text:p text:style-name="P1"><text:s text:c="4"/>271.785, 266.9578, 265.0696, 264.2923, 262.954, 262.241, 262.3187, </text:p>
      <text:p text:style-name="P1"><text:s text:c="4"/>262.2007, 261.8832, 259.024, 256.7309, 255.8039, 253.9985, 253.933, </text:p>
      <text:p text:style-name="P1"><text:s text:c="4"/>254.5532, 257.9486, 258.3617, 257.6771, 257.6064, 258.4232, 257.134, </text:p>
      <text:p text:style-name="P1"><text:s text:c="4"/>255.4743, 253.8046, 252.442, 253.7785, 252.9845, 252.943, 253.1904, </text:p>
      <text:p text:style-name="P1"><text:s text:c="4"/>254.2154, 254.2237, 253.6313, 254.0634, 254.007, 254.1342, 255.7966, </text:p>
      <text:p text:style-name="P1"><text:s text:c="4"/>256.2041, 258.4727, 261.6657, 264.6246, 266.1567, 270.5955, 275.3661, </text:p>
      <text:p text:style-name="P1"><text:s text:c="4"/>277.0392, 277.9669, 278.5493, 279.0508,</text:p>
      <text:p text:style-name="P1"><text:s text:c="2"/>278.7413, 279.178, 279.5538, 279.8536, 280.0923, 280.2805, 280.4346, </text:p>
      <text:p text:style-name="P1"><text:s text:c="4"/>280.5631, 280.6753, 280.7792, 280.851, 280.883, 280.8388, 280.7457, </text:p>
      <text:p text:style-name="P1"><text:s text:c="4"/>280.6359, 280.5449, 280.5084, 280.5009, 280.5199, 280.5751, 280.6142, </text:p>
      <text:p text:style-name="P1"><text:s text:c="4"/>280.6476, 280.5414, 280.2678, 280.172, 279.787, 279.5405, 278.9076, </text:p>
      <text:p text:style-name="P1"><text:s text:c="4"/>275.6454, 272.9099, 268.3316, 270.0436, 278.601, 278.2293, 276.1277, </text:p>
      <text:p text:style-name="P1"><text:s text:c="4"/>270.5961, 269.8159, 270.9245, 274.1546, 276.5794, 277.4808, 278.2093, </text:p>
      <text:p text:style-name="P1"><text:s text:c="4"/>278.8157, 279.2743, 279.5121, 279.5003, 278.5181, 278.3253, 275.6061, </text:p>
      <text:p text:style-name="P1"><text:s text:c="4"/>268.7997, 265.1564, 262.3311, 261.0815, 259.3553, 256.5971, 260.0154, </text:p>
      <text:p text:style-name="P1"><text:s text:c="4"/>261.729, 260.5688, 258.3562, 255.6562, 254.4324, 253.3018, 253.479, </text:p>
      <text:p text:style-name="P1"><text:s text:c="4"/>252.47, 252.5928, 255.9937, 256.9713, 256.9843, 256.2846, 253.1048, </text:p>
      <text:p text:style-name="P1"><text:s text:c="4"/>251.4257, 250.972, 250.716, 250.9113, 251.0456, 251.352, 252.685, </text:p>
      <text:p text:style-name="P1"><text:s text:c="4"/>252.9157, 251.5486, 252.4554, 252.5093, 252.5707, 252.3652, 253.3232, </text:p>
      <text:p text:style-name="P1"><text:s text:c="4"/>255.5144, 256.0407, 256.9074, 257.9638, 259.8554, 261.8884, 261.4524, </text:p>
      <text:p text:style-name="P1"><text:s text:c="4"/>266.8935, 270.5174, 276.6389, 277.6761, 278.2433,</text:p>
      <text:p text:style-name="P1"><text:s text:c="2"/>277.6206, 278.2343, 278.7439, 279.1339, 279.4444, 279.6971, 279.8996, </text:p>
      <text:p text:style-name="P1"><text:s text:c="4"/>280.0631, 280.2009, 280.3095, 280.3467, 280.3413, 280.2508, 280.083, </text:p>
      <text:p text:style-name="P1"><text:s text:c="4"/>279.8097, 279.5663, 279.4828, 279.4075, 279.4229, 279.3943, 278.0433, </text:p>
      <text:p text:style-name="P1"><text:s text:c="4"/>276.8802, 276.0715, 274.9324, 275.257, 272.6899, 271.8918, 271.2321, </text:p>
      <text:p text:style-name="P1"><text:s text:c="4"/>270.484, 269.4174, 266.3559, 267.6952, 276.7234, 276.2474, 271.6545, </text:p>
      <text:p text:style-name="P1"><text:s text:c="4"/>268.5027, 267.6298, 267.7055, 268.2087, 269.3181, 274.4793, 276.1466, </text:p>
      <text:p text:style-name="P1"><text:s text:c="4"/>276.9995, 277.7267, 277.382, 272.646, 265.6685, 265.9566, 263.3066, </text:p>
      <text:p text:style-name="P1"><text:s text:c="4"/>260.0093, 258.3257, 257.2083, 256.6048, 255.6297, 253.5223, 255.4001, </text:p>
      <text:p text:style-name="P1"><text:s text:c="4"/>256.7369, 254.9129, 253.0204, 252.3367, 252.546, 252.2685, 252.7376, </text:p>
      <text:p text:style-name="P1"><text:s text:c="4"/>250.9558, 253.5945, 256.783, 256.2303, 254.88, 249.6044, 248.9288, </text:p>
      <text:p text:style-name="P1"><text:s text:c="4"/>249.9844, 249.689, 249.3526, 249.5046, 249.3022, 252.3275, 255.1129, </text:p>
      <text:p text:style-name="P1"><text:s text:c="4"/>254.1328, 251.5476, 251.121, 251.7214, 252.5886, 252.1291, 251.9096, </text:p>
      <text:p text:style-name="P1"><text:s text:c="4"/>254.1513, 255.5324, 255.7133, 256.3485, 257.3011, 258.5268, 258.5114, </text:p>
      <text:p text:style-name="P1"><text:s text:c="4"/>255.8658, 262.2459, 274.6515, 276.2947, 276.9404,</text:p>
      <text:p text:style-name="P1"><text:s text:c="2"/>276.0786, 276.8495, 277.5176, 278.0412, 278.4522, 278.7899, 279.0761, </text:p>
      <text:p text:style-name="P1"><text:s text:c="4"/>279.3455, 279.6447, 279.8274, 278.8757, 277.8278, 277.0213, 275.4206, </text:p>
      <text:p text:style-name="P1"><text:s text:c="4"/>272.8935, 273.895, 276.2943, 275.9253, 275.5396, 275.1747, 271.4894, </text:p>
      <text:p text:style-name="P1"><text:s text:c="4"/>269.7136, 268.8531, 268.3213, 267.9966, 267.5596, 267.4694, 267.1293, </text:p>
      <text:p text:style-name="P1"><text:s text:c="4"/>266.3843, 264.5097, 264.7736, 268.6389, 274.6733, 274.1381, 269.254, </text:p>
      <text:p text:style-name="P1"><text:s text:c="4"/>266.5864, 265.3363, 265.0562, 264.9423, 265.3279, 270.2756, 273.7178, </text:p>
      <text:p text:style-name="P1"><text:s text:c="4"/>273.9437, 273.5509, 269.5005, 265.9814, 263.1964, 261.5275, 260.7745, </text:p>
      <text:p text:style-name="P1"><text:s text:c="4"/>260.0063, 259.659, 259.3638, 257.6731, 256.5255, 255.573, 254.2429, </text:p>
      <text:p text:style-name="P1"><text:s text:c="4"/>253.1001, 251.8646, 251.7239, 253.1001, 252.7549, 251.3824, 249.2157, </text:p>
      <text:p text:style-name="P1"><text:s text:c="4"/>249.6174, 252.2517, 254.7589, 254.5368, 251.3646, 248.0974, 248.1815, </text:p>
      <text:p text:style-name="P1"><text:s text:c="4"/>248.4982, 248.6256, 248.4571, 249.3679, 249.8364, 249.7997, 251.531, </text:p>
      <text:p text:style-name="P1"><text:s text:c="4"/>253.7241, 253.4068, 252.5444, 250.9544, 250.5841, 251.3314, 253.5939, </text:p>
      <text:p text:style-name="P1"><text:s text:c="4"/>253.5857, 254.8704, 256.5846, 256.7315, 255.9799, 255.9339, 255.8023, </text:p>
      <text:p text:style-name="P1"><text:s text:c="4"/>258.2082, 264.308, 270.6649, 272.9469, 274.6751,</text:p>
      <text:p text:style-name="P1"><text:s text:c="2"/>273.938, 274.6155, 275.3953, 276.0474, 276.6817, 277.1705, 277.133, </text:p>
      <text:p text:style-name="P1"><text:s text:c="4"/>276.9306, 276.6911, 272.698, 268.6533, 266.1747, 265.233, 263.9302, </text:p>
      <text:p text:style-name="P1"><text:s text:c="4"/>264.11, 266.0972, 267.4064, 268.1121, 268.1005, 267.8512, 267.0136, </text:p>
      <text:p text:style-name="P1"><text:s text:c="4"/>266.5716, 266.5169, 265.9569, 265.0384, 264.2887, 264.4295, 265.0484, </text:p>
      <text:p text:style-name="P1"><text:s text:c="4"/>265.5259, 265.8063, 266.5036, 267.8785, 271.3141, 270.9633, 267.1016, </text:p>
      <text:p text:style-name="P1"><text:s text:c="4"/>265.1532, 263.242, 262.6938, 262.9652, 263.6991, 265.1889, 266.7065, </text:p>
      <text:p text:style-name="P1"><text:s text:c="4"/>266.0529, 265.427, 262.1972, 261.2159, 262.2045, 262.4685, 261.4773, </text:p>
      <text:p text:style-name="P1"><text:s text:c="4"/>259.8104, 258.7532, 258.0113, 257.3153, 256.1572, 256.5735, 255.2823, </text:p>
      <text:p text:style-name="P1"><text:s text:c="4"/>253.0304, 251.6388, 250.4113, 251.293, 252.2027, 251.771, 251.1135, </text:p>
      <text:p text:style-name="P1"><text:soft-page-break/><text:s text:c="4"/>249.2606, 248.7094, 250.5647, 250.8544, 249.8425, 250.3243, 249.6214, </text:p>
      <text:p text:style-name="P1"><text:s text:c="4"/>249.3171, 248.822, 247.7104, 248.4664, 251.853, 252.6517, 249.5872, </text:p>
      <text:p text:style-name="P1"><text:s text:c="4"/>249.9104, 252.7292, 252.2745, 251.5404, 251.1435, 249.9049, 253.2041, </text:p>
      <text:p text:style-name="P1"><text:s text:c="4"/>254.378, 255.9967, 257.1899, 256.6287, 255.8687, 254.2707, 253.9348, </text:p>
      <text:p text:style-name="P1"><text:s text:c="4"/>258.0431, 261.7707, 262.4961, 264.1967, 268.3832,</text:p>
      <text:p text:style-name="P1"><text:s text:c="2"/>266.559, 267.4686, 268.2612, 269.3745, 270.1121, 270.3093, 268.5941, </text:p>
      <text:p text:style-name="P1"><text:s text:c="4"/>267.9185, 267.5543, 266.3284, 265.7884, 265.1889, 264.4876, 263.8595, </text:p>
      <text:p text:style-name="P1"><text:s text:c="4"/>263.4363, 263.7867, 264.0417, 264.2055, 264.1347, 263.8705, 263.7627, </text:p>
      <text:p text:style-name="P1"><text:s text:c="4"/>264.1687, 264.2964, 263.0219, 260.6201, 261.5404, 263.9468, 264.5056, </text:p>
      <text:p text:style-name="P1"><text:s text:c="4"/>264.8326, 265.0134, 264.9545, 264.3835, 263.7675, 262.8277, 261.9306, </text:p>
      <text:p text:style-name="P1"><text:s text:c="4"/>261.3614, 260.9436, 261.3178, 261.8322, 262.3759, 262.9639, 262.3076, </text:p>
      <text:p text:style-name="P1"><text:s text:c="4"/>262.5379, 262.2752, 261.7912, 261.076, 260.95, 260.7956, 261.3944, </text:p>
      <text:p text:style-name="P1"><text:s text:c="4"/>260.1227, 258.4461, 257.1128, 256.2922, 256.1746, 255.8399, 254.9946, </text:p>
      <text:p text:style-name="P1"><text:s text:c="4"/>254.5141, 253.3734, 250.1223, 250.376, 252.7359, 252.1453, 252.1134, </text:p>
      <text:p text:style-name="P1"><text:s text:c="4"/>251.9622, 249.3648, 247.3154, 247.5029, 247.332, 247.8925, 249.1323, </text:p>
      <text:p text:style-name="P1"><text:s text:c="4"/>251.0401, 250.2402, 248.3881, 247.6211, 248.0017, 251.6903, 253.307, </text:p>
      <text:p text:style-name="P1"><text:s text:c="4"/>252.137, 251.4988, 252.72, 252.5434, 252.4887, 251.5448, 253.7485, </text:p>
      <text:p text:style-name="P1"><text:s text:c="4"/>255.8528, 256.5138, 256.1046, 255.4012, 254.638, 253.2614, 255.3713, </text:p>
      <text:p text:style-name="P1"><text:s text:c="4"/>261.2192, 263.5621, 263.5472, 263.7436, 264.9903,</text:p>
      <text:p text:style-name="P1"><text:s text:c="2"/>263.8996, 264.3262, 264.9163, 264.9975, 265.4021, 265.3552, 264.6935, </text:p>
      <text:p text:style-name="P1"><text:s text:c="4"/>264.4925, 264.6897, 264.8187, 264.7455, 264.25, 263.6522, 263.0931, </text:p>
      <text:p text:style-name="P1"><text:s text:c="4"/>262.5211, 262.2636, 262.0854, 261.791, 261.5078, 261.5624, 261.6746, </text:p>
      <text:p text:style-name="P1"><text:s text:c="4"/>261.665, 260.5237, 259.179, 259.7775, 261.8841, 263.3277, 263.3464, </text:p>
      <text:p text:style-name="P1"><text:s text:c="4"/>263.1154, 263.0515, 262.6388, 261.4891, 259.7624, 258.9065, 259.383, </text:p>
      <text:p text:style-name="P1"><text:s text:c="4"/>259.9184, 260.2542, 260.7178, 261.1765, 261.106, 260.5108, 259.7168, </text:p>
      <text:p text:style-name="P1"><text:s text:c="4"/>259.9489, 259.9714, 259.6944, 259.3302, 259.3196, 259.3363, 259.4326, </text:p>
      <text:p text:style-name="P1"><text:s text:c="4"/>258.9724, 258.6372, 257.1235, 255.9156, 255.7679, 255.162, 253.4132, </text:p>
      <text:p text:style-name="P1"><text:s text:c="4"/>252.5863, 251.8145, 250.3131, 249.1173, 249.8502, 250.4114, 250.728, </text:p>
      <text:p text:style-name="P1"><text:s text:c="4"/>250.6989, 250.982, 250.836, 250.7422, 247.8026, 243.5394, 246.978, </text:p>
      <text:p text:style-name="P1"><text:s text:c="4"/>250.9788, 252.4645, 251.6745, 250.8027, 250.44, 250.517, 251.2713, </text:p>
      <text:p text:style-name="P1"><text:s text:c="4"/>252.0744, 251.0772, 251.7627, 252.8323, 253.0282, 252.6907, 253.7126, </text:p>
      <text:p text:style-name="P1"><text:s text:c="4"/>255.7069, 256.6739, 255.7737, 255.0972, 254.0331, 254.687, 258.2737, </text:p>
      <text:p text:style-name="P1"><text:s text:c="4"/>264.5915, 263.9442, 264.5031, 263.7078, 263.4781,</text:p>
      <text:p text:style-name="P1"><text:s text:c="2"/>263.8167, 263.6704, 263.5874, 263.4742, 263.2658, 262.8417, 262.3948, </text:p>
      <text:p text:style-name="P1"><text:s text:c="4"/>262.2551, 262.3911, 262.5709, 262.445, 261.9828, 261.643, 261.4157, </text:p>
      <text:p text:style-name="P1"><text:s text:c="4"/>261.4142, 261.3657, 261.0435, 260.5101, 260.0003, 259.2668, 258.429, </text:p>
      <text:p text:style-name="P1"><text:s text:c="4"/>258.2428, 258.9339, 260.2971, 261.1141, 261.8404, 262.099, 261.8056, </text:p>
      <text:p text:style-name="P1"><text:s text:c="4"/>261.0294, 260.5375, 260.3407, 259.5958, 258.9714, 258.7455, 258.691, </text:p>
      <text:p text:style-name="P1"><text:s text:c="4"/>258.6535, 258.5438, 259.5222, 258.6942, 257.4392, 257.0369, 257.1964, </text:p>
      <text:p text:style-name="P1"><text:s text:c="4"/>257.5591, 257.6039, 257.5264, 257.5085, 257.61, 257.6573, 257.5584, </text:p>
      <text:p text:style-name="P1"><text:s text:c="4"/>256.9384, 257.3056, 257.3497, 257.4422, 256.647, 255.0304, 253.9355, </text:p>
      <text:p text:style-name="P1"><text:s text:c="4"/>253.2134, 251.5025, 250.5342, 250.5693, 251.0952, 250.794, 250.4048, </text:p>
      <text:p text:style-name="P1"><text:s text:c="4"/>249.609, 249.2465, 249.2751, 249.5262, 249.0348, 247.613, 246.8232, </text:p>
      <text:p text:style-name="P1"><text:s text:c="4"/>247.9955, 250.5341, 252.651, 253.0453, 253.0243, 252.706, 250.4581, </text:p>
      <text:p text:style-name="P1"><text:s text:c="4"/>249.2581, 250.1815, 251.8012, 253.8398, 254.9015, 254.7645, 254.0895, </text:p>
      <text:p text:style-name="P1"><text:s text:c="4"/>254.786, 255.3615, 254.6791, 254.2977, 253.2704, 253.4095, 255.7559, </text:p>
      <text:p text:style-name="P1"><text:s text:c="4"/>259.6096, 261.9466, 264.9389, 265.3126, 264.703,</text:p>
      <text:p text:style-name="P1"><text:s text:c="2"/>260.9655, 261.1539, 261.6472, 262.6869, 263.2754, 263.0556, 262.7314, </text:p>
      <text:p text:style-name="P1"><text:s text:c="4"/>262.5462, 262.3285, 262.0794, 261.5818, 260.7625, 260.2531, 260.1146, </text:p>
      <text:p text:style-name="P1"><text:s text:c="4"/>260.0217, 259.7664, 259.364, 258.8593, 258.2331, 257.5426, 256.7313, </text:p>
      <text:p text:style-name="P1"><text:s text:c="4"/>255.7355, 255.9464, 257.2734, 258.6902, 259.6418, 259.8111, 259.5326, </text:p>
      <text:p text:style-name="P1"><text:s text:c="4"/>259.2658, 258.8541, 258.4975, 257.9768, 257.6109, 257.5217, 257.4031, </text:p>
      <text:p text:style-name="P1"><text:s text:c="4"/>257.484, 257.4648, 256.3307, 254.7789, 254.9012, 255.475, 255.724, </text:p>
      <text:p text:style-name="P1"><text:s text:c="4"/>255.9978, 256.0486, 255.9221, 255.8509, 255.8173, 255.527, 255.1044, </text:p>
      <text:p text:style-name="P1"><text:s text:c="4"/>255.0684, 255.4843, 255.1413, 254.9489, 255.0125, 254.7477, 253.9505, </text:p>
      <text:p text:style-name="P1"><text:s text:c="4"/>253.339, 252.3896, 251.1656, 250.7309, 250.6207, 250.9622, 251.276, </text:p>
      <text:p text:style-name="P1"><text:s text:c="4"/>250.9203, 250.6674, 250.3902, 250.3062, 250.2409, 250.1358, 250.5488, </text:p>
      <text:p text:style-name="P1"><text:s text:c="4"/>251.3902, 252.1838, 253.0116, 252.8014, 251.8983, 252.3631, 252.3975, </text:p>
      <text:p text:style-name="P1"><text:s text:c="4"/>252.1877, 252.2986, 252.5566, 254.3423, 255.0352, 254.8063, 254.6758, </text:p>
      <text:p text:style-name="P1"><text:soft-page-break/><text:s text:c="4"/>254.6543, 254.5467, 254.3674, 254.3801, 253.574, 255.0007, 253.8831, </text:p>
      <text:p text:style-name="P1"><text:s text:c="4"/>252.4584, 254.3745, 257.8387, 259.4494, 260.6524,</text:p>
      <text:p text:style-name="P1"><text:s text:c="2"/>250.7668, 251.5678, 253.1022, 254.978, 255.4571, 255.457, 255.5136, </text:p>
      <text:p text:style-name="P1"><text:s text:c="4"/>256.0301, 256.1514, 255.8377, 255.4641, 255.1513, 254.9818, 254.9553, </text:p>
      <text:p text:style-name="P1"><text:s text:c="4"/>254.8028, 254.4754, 254.3098, 254.7931, 254.8264, 254.7896, 254.7951, </text:p>
      <text:p text:style-name="P1"><text:s text:c="4"/>254.2191, 254.31, 255.3237, 256.6276, 257.1582, 257.338, 257.3213, </text:p>
      <text:p text:style-name="P1"><text:s text:c="4"/>256.8565, 256.1259, 255.3223, 254.9217, 255.1573, 255.6139, 256.3634, </text:p>
      <text:p text:style-name="P1"><text:s text:c="4"/>256.3349, 256.1945, 256.2232, 255.7844, 255.1832, 255.4375, 254.9424, </text:p>
      <text:p text:style-name="P1"><text:s text:c="4"/>254.6883, 254.3642, 254.0638, 253.8188, 253.651, 253.5298, 253.4747, </text:p>
      <text:p text:style-name="P1"><text:s text:c="4"/>253.5216, 253.8048, 253.6313, 253.843, 253.9545, 253.9704, 253.4669, </text:p>
      <text:p text:style-name="P1"><text:s text:c="4"/>252.7037, 252.2546, 251.558, 251.0734, 250.9034, 251.2285, 251.4636, </text:p>
      <text:p text:style-name="P1"><text:s text:c="4"/>251.3857, 251.4241, 251.6271, 251.947, 252.2713, 252.6395, 253.0576, </text:p>
      <text:p text:style-name="P1"><text:s text:c="4"/>253.5449, 254.1699, 254.8739, 254.377, 253.8282, 254.0049, 254.239, </text:p>
      <text:p text:style-name="P1"><text:s text:c="4"/>254.4398, 254.5103, 254.4032, 254.7431, 255.0009, 254.8777, 254.847, </text:p>
      <text:p text:style-name="P1"><text:s text:c="4"/>254.9462, 255.0007, 255.037, 255.1322, 255.4224, 255.622, 255.6205, </text:p>
      <text:p text:style-name="P1"><text:s text:c="4"/>254.4631, 253.4424, 252.035, 252.6049, 250.8523,</text:p>
      <text:p text:style-name="P1"><text:s text:c="2"/>253.2518, 253.1335, 252.1784, 251.517, 251.5713, 251.3354, 250.9946, </text:p>
      <text:p text:style-name="P1"><text:s text:c="4"/>250.9423, 251.4664, 251.8487, 252.6377, 252.8251, 252.84, 252.9835, </text:p>
      <text:p text:style-name="P1"><text:s text:c="4"/>253.0628, 253.0947, 253.4404, 254.1374, 254.488, 254.5234, 254.6478, </text:p>
      <text:p text:style-name="P1"><text:s text:c="4"/>255.1288, 255.4223, 255.7037, 256.0232, 255.8737, 255.8718, 255.7475, </text:p>
      <text:p text:style-name="P1"><text:s text:c="4"/>255.609, 255.337, 255.0836, 254.8827, 254.5582, 254.3574, 254.5658, </text:p>
      <text:p text:style-name="P1"><text:s text:c="4"/>254.6275, 254.5719, 254.4422, 254.213, 254.0014, 253.8102, 253.691, </text:p>
      <text:p text:style-name="P1"><text:s text:c="4"/>253.5939, 253.4953, 253.4117, 253.3349, 253.6456, 253.9462, 253.7866, </text:p>
      <text:p text:style-name="P1"><text:s text:c="4"/>253.6771, 253.6421, 253.0244, 252.796, 252.7071, 252.6698, 252.4361, </text:p>
      <text:p text:style-name="P1"><text:s text:c="4"/>252.2461, 252.1066, 251.8866, 251.8772, 251.9394, 252.1948, 252.7235, </text:p>
      <text:p text:style-name="P1"><text:s text:c="4"/>254.1969, 254.9062, 255.1463, 255.4339, 255.4046, 255.1192, 254.6617, </text:p>
      <text:p text:style-name="P1"><text:s text:c="4"/>254.3347, 254.3224, 253.8901, 253.0038, 253.2401, 253.4349, 253.6218, </text:p>
      <text:p text:style-name="P1"><text:s text:c="4"/>253.8831, 254.1612, 254.477, 254.5369, 255.4531, 255.632, 255.6371, </text:p>
      <text:p text:style-name="P1"><text:s text:c="4"/>255.6349, 255.6813, 255.5611, 255.5621, 255.6591, 255.6487, 255.5049, </text:p>
      <text:p text:style-name="P1"><text:s text:c="4"/>254.9748, 254.6768, 254.4194, 253.9979, 253.7251,</text:p>
      <text:p text:style-name="P1"><text:s text:c="2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 251.1528, 251.1528, </text:p>
      <text:p text:style-name="P1"><text:s text:c="4"/>251.1528, 251.1528, 251.1528, 251.1528, 251.1528,</text:p>
      <text:p text:style-name="P1"><text:s text:c="2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 280.9702, 280.9702, </text:p>
      <text:p text:style-name="P1"><text:s text:c="4"/>280.9702, 280.9702, 280.9702, 280.9702, 280.9702,</text:p>
      <text:p text:style-name="P1"><text:s text:c="2"/>283.384, 283.4394, 283.4921, 283.5278, 283.5769, 283.6623, 283.6594, </text:p>
      <text:p text:style-name="P1"><text:soft-page-break/><text:s text:c="4"/>283.6479, 283.6408, 283.6012, 283.5868, 283.5392, 283.4716, 283.3776, </text:p>
      <text:p text:style-name="P1"><text:s text:c="4"/>283.2679, 283.1445, 283.0015, 282.8276, 282.7289, 282.6312, 282.5157, </text:p>
      <text:p text:style-name="P1"><text:s text:c="4"/>282.3598, 282.1561, 281.8906, 281.7777, 281.7113, 281.6555, 281.5839, </text:p>
      <text:p text:style-name="P1"><text:s text:c="4"/>281.402, 280.9251, 280.8578, 280.7902, 280.7282, 280.6637, 280.5178, </text:p>
      <text:p text:style-name="P1"><text:s text:c="4"/>280.3475, 280.2195, 280.1113, 280.0287, 279.9537, 279.8745, 279.7722, </text:p>
      <text:p text:style-name="P1"><text:s text:c="4"/>279.6801, 279.5941, 279.5242, 279.4586, 279.3975, 279.3345, 279.2837, </text:p>
      <text:p text:style-name="P1"><text:s text:c="4"/>279.2461, 279.2167, 279.1915, 279.1623, 279.102, 279.0886, 279.0819, </text:p>
      <text:p text:style-name="P1"><text:s text:c="4"/>279.0869, 279.0988, 279.1077, 279.1194, 279.1418, 279.1752, 279.2196, </text:p>
      <text:p text:style-name="P1"><text:s text:c="4"/>279.2656, 279.3331, 279.4191, 279.4758, 279.5362, 279.6129, 279.7102, </text:p>
      <text:p text:style-name="P1"><text:s text:c="4"/>279.8309, 279.9895, 280.0781, 280.1468, 280.2093, 280.2767, 280.4644, </text:p>
      <text:p text:style-name="P1"><text:s text:c="4"/>280.8916, 280.9813, 281.0653, 281.1436, 281.2372, 281.4489, 281.6744, </text:p>
      <text:p text:style-name="P1"><text:s text:c="4"/>281.8522, 281.9939, 282.122, 282.2447, 282.4253, 282.6404, 282.7791, </text:p>
      <text:p text:style-name="P1"><text:s text:c="4"/>282.9068, 283.037, 283.1425, 283.2442, 283.3192,</text:p>
      <text:p text:style-name="P1"><text:s text:c="2"/>286.4455, 286.6231, 286.781, 286.8626, 286.9401, 287.041, 287.0229, </text:p>
      <text:p text:style-name="P1"><text:s text:c="4"/>286.9697, 286.8812, 286.7791, 286.6625, 286.4958, 286.2223, 285.9861, </text:p>
      <text:p text:style-name="P1"><text:s text:c="4"/>285.7921, 285.6336, 285.3969, 285.0993, 284.7402, 284.4519, 284.2064, </text:p>
      <text:p text:style-name="P1"><text:s text:c="4"/>283.8719, 283.5024, 283.3299, 283.0208, 282.4923, 282.1942, 282.0731, </text:p>
      <text:p text:style-name="P1"><text:s text:c="4"/>281.8121, 281.2043, 281.0883, 280.9522, 280.6063, 280.2997, 280.1313, </text:p>
      <text:p text:style-name="P1"><text:s text:c="4"/>279.9675, 279.7746, 279.6129, 279.4732, 279.3022, 279.1386, 279.0237, </text:p>
      <text:p text:style-name="P1"><text:s text:c="4"/>278.9277, 278.8372, 278.7472, 278.6572, 278.5637, 278.4803, 278.4165, </text:p>
      <text:p text:style-name="P1"><text:s text:c="4"/>278.337, 278.261, 278.2197, 278.1709, 278.102, 278.0875, 278.0774, </text:p>
      <text:p text:style-name="P1"><text:s text:c="4"/>278.0508, 278.0481, 278.0612, 278.079, 278.1105, 278.1548, 278.1964, </text:p>
      <text:p text:style-name="P1"><text:s text:c="4"/>278.2424, 278.2976, 278.3734, 278.4891, 278.5939, 278.7093, 278.8536, </text:p>
      <text:p text:style-name="P1"><text:s text:c="4"/>279.0259, 279.1439, 279.3462, 279.6633, 279.8721, 279.9955, 280.2418, </text:p>
      <text:p text:style-name="P1"><text:s text:c="4"/>280.758, 280.9219, 281.096, 281.5512, 281.9687, 282.2531, 282.6153, </text:p>
      <text:p text:style-name="P1"><text:s text:c="4"/>283.1138, 283.5474, 283.9483, 284.4185, 284.833, 285.1586, 285.4485, </text:p>
      <text:p text:style-name="P1"><text:s text:c="4"/>285.6931, 285.8959, 286.0615, 286.1945, 286.2998,</text:p>
      <text:p text:style-name="P1"><text:s text:c="2"/>289.5238, 289.9915, 290.2529, 290.5773, 290.7776, 290.7526, 290.5612, </text:p>
      <text:p text:style-name="P1"><text:s text:c="4"/>290.3485, 290.159, 290.0974, 290.6385, 291.4512, 293.275, 290.9202, </text:p>
      <text:p text:style-name="P1"><text:s text:c="4"/>288.8499, 288.3673, 287.9962, 287.7093, 287.2777, 286.751, 286.3568, </text:p>
      <text:p text:style-name="P1"><text:s text:c="4"/>285.9118, 285.5758, 285.1062, 284.5353, 284.2878, 283.5438, 283.1128, </text:p>
      <text:p text:style-name="P1"><text:s text:c="4"/>282.7784, 282.0787, 281.8937, 281.3021, 280.9674, 280.6713, 280.293, </text:p>
      <text:p text:style-name="P1"><text:s text:c="4"/>280.0368, 279.7979, 279.5726, 279.3535, 279.1333, 278.9689, 278.8001, </text:p>
      <text:p text:style-name="P1"><text:s text:c="4"/>278.6354, 278.4964, 278.368, 278.2767, 278.1628, 278.0692, 277.9499, </text:p>
      <text:p text:style-name="P1"><text:s text:c="4"/>277.8629, 277.7686, 277.6862, 277.6281, 277.547, 277.5125, 277.4773, </text:p>
      <text:p text:style-name="P1"><text:s text:c="4"/>277.4646, 277.477, 277.4771, 277.5013, 277.5361, 277.5817, 277.6375, </text:p>
      <text:p text:style-name="P1"><text:s text:c="4"/>277.7121, 277.7913, 277.8751, 277.9806, 278.1307, 278.2911, 278.4658, </text:p>
      <text:p text:style-name="P1"><text:s text:c="4"/>278.6571, 278.9373, 279.3046, 279.5482, 279.9609, 280.2323, 280.5385, </text:p>
      <text:p text:style-name="P1"><text:s text:c="4"/>281.1515, 281.4346, 282.0953, 282.6041, 283.2031, 284.0133, 284.5518, </text:p>
      <text:p text:style-name="P1"><text:s text:c="4"/>284.9074, 285.3229, 286.1997, 288.2365, 290.0955, 291.42, 291.2031, </text:p>
      <text:p text:style-name="P1"><text:s text:c="4"/>290.7819, 291.9618, 292.6717, 290.5339, 289.4691,</text:p>
      <text:p text:style-name="P1"><text:s text:c="2"/>291.4774, 291.3151, 291.7973, 291.5478, 291.528, 291.6287, 291.54, </text:p>
      <text:p text:style-name="P1"><text:s text:c="4"/>291.6198, 291.9613, 292.6062, 294.033, 295.3632, 296.0007, 296.278, </text:p>
      <text:p text:style-name="P1"><text:s text:c="4"/>295.4552, 293.9279, 291.7757, 292.0154, 292.2555, 289.3109, 288.7557, </text:p>
      <text:p text:style-name="P1"><text:s text:c="4"/>288.4822, 288.2081, 287.8201, 287.4521, 286.6355, 286.2225, 285.2244, </text:p>
      <text:p text:style-name="P1"><text:s text:c="4"/>284.7053, 283.7572, 283.1229, 282.3596, 281.7888, 281.2234, 280.773, </text:p>
      <text:p text:style-name="P1"><text:s text:c="4"/>280.3661, 280.0478, 279.744, 279.478, 279.2643, 279.0661, 278.8794, </text:p>
      <text:p text:style-name="P1"><text:s text:c="4"/>278.7034, 278.5366, 278.3777, 278.2275, 278.0814, 277.9182, 277.7979, </text:p>
      <text:p text:style-name="P1"><text:s text:c="4"/>277.6522, 277.5511, 277.4156, 277.3438, 277.256, 277.2051, 277.1569, </text:p>
      <text:p text:style-name="P1"><text:s text:c="4"/>277.153, 277.1511, 277.1659, 277.1837, 277.2142, 277.2641, 277.3264, </text:p>
      <text:p text:style-name="P1"><text:s text:c="4"/>277.4278, 277.5721, 277.7639, 277.9945, 278.2621, 278.5925, 278.9612, </text:p>
      <text:p text:style-name="P1"><text:s text:c="4"/>279.3493, 279.7349, 280.0338, 281.3193, 282.0716, 281.7819, 282.0427, </text:p>
      <text:p text:style-name="P1"><text:s text:c="4"/>282.548, 283.0181, 283.7095, 284.4113, 285.2496, 286.7812, 286.8859, </text:p>
      <text:p text:style-name="P1"><text:s text:c="4"/>287.3166, 290.5513, 293.0738, 293.4321, 293.4982, 293.0588, 292.73, </text:p>
      <text:p text:style-name="P1"><text:s text:c="4"/>293.2044, 294.1314, 294.3777, 294.5558, 294.9314,</text:p>
      <text:p text:style-name="P1"><text:s text:c="2"/>296.4861, 293.644, 293.5744, 293.6555, 293.3573, 293.3545, 292.9219, </text:p>
      <text:p text:style-name="P1"><text:s text:c="4"/>292.5234, 292.5448, 292.4164, 292.9563, 294.0869, 294.5541, 294.6043, </text:p>
      <text:p text:style-name="P1"><text:s text:c="4"/>295.5628, 297.0631, 297.4877, 297.7793, 296.8892, 293.7602, 293.7667, </text:p>
      <text:p text:style-name="P1"><text:s text:c="4"/>292.3538, 292.1595, 293.0771, 291.8646, 290.6005, 290.1469, 289.0664, </text:p>
      <text:p text:style-name="P1"><text:soft-page-break/><text:s text:c="4"/>287.8005, 286.5602, 285.2714, 284.2547, 283.0731, 282.1443, 281.4319, </text:p>
      <text:p text:style-name="P1"><text:s text:c="4"/>280.7921, 280.3673, 279.9747, 279.6606, 279.3883, 279.1551, 278.9274, </text:p>
      <text:p text:style-name="P1"><text:s text:c="4"/>278.7277, 278.5092, 278.3471, 278.1864, 278.0471, 277.9025, 277.7757, </text:p>
      <text:p text:style-name="P1"><text:s text:c="4"/>277.6562, 277.5315, 277.4068, 277.2986, 277.1813, 277.1135, 277.0661, </text:p>
      <text:p text:style-name="P1"><text:s text:c="4"/>277.0386, 277.0399, 277.0612, 277.1097, 277.1895, 277.3029, 277.456, </text:p>
      <text:p text:style-name="P1"><text:s text:c="4"/>277.6561, 277.9499, 278.3022, 278.8342, 279.3528, 279.8822, 280.3618, </text:p>
      <text:p text:style-name="P1"><text:s text:c="4"/>281.0798, 281.7987, 282.1954, 283.16, 285.9055, 285.4987, 285.2373, </text:p>
      <text:p text:style-name="P1"><text:s text:c="4"/>285.5179, 285.895, 287.3009, 290.7065, 291.1656, 292.4695, 293.8017, </text:p>
      <text:p text:style-name="P1"><text:s text:c="4"/>294.3043, 294.6542, 295.4697, 295.4855, 294.82, 293.7052, 292.9251, </text:p>
      <text:p text:style-name="P1"><text:s text:c="4"/>293.5004, 293.9021, 293.5937, 293.2522, 295.922,</text:p>
      <text:p text:style-name="P1"><text:s text:c="2"/>294.4593, 293.9109, 294.5152, 294.8164, 294.6183, 294.4664, 294.0126, </text:p>
      <text:p text:style-name="P1"><text:s text:c="4"/>293.6766, 293.4649, 293.1089, 292.9858, 293.2791, 293.2497, 293.5239, </text:p>
      <text:p text:style-name="P1"><text:s text:c="4"/>294.6119, 296.256, 297.3649, 297.7694, 298.3575, 298.4844, 298.242, </text:p>
      <text:p text:style-name="P1"><text:s text:c="4"/>297.6265, 297.2421, 297.6017, 297.5169, 296.82, 296.2258, 295.2015, </text:p>
      <text:p text:style-name="P1"><text:s text:c="4"/>290.8689, 289.7832, 288.023, 286.6156, 285.1201, 283.7246, 282.606, </text:p>
      <text:p text:style-name="P1"><text:s text:c="4"/>281.7893, 281.1987, 280.6833, 280.3188, 279.9626, 279.6742, 279.3938, </text:p>
      <text:p text:style-name="P1"><text:s text:c="4"/>279.1328, 278.878, 278.6687, 278.475, 278.2862, 278.1234, 277.9855, </text:p>
      <text:p text:style-name="P1"><text:s text:c="4"/>277.8406, 277.7045, 277.5822, 277.4767, 277.3754, 277.2794, 277.2245, </text:p>
      <text:p text:style-name="P1"><text:s text:c="4"/>277.1844, 277.1683, 277.2066, 277.3127, 277.5244, 277.8506, 278.2853, </text:p>
      <text:p text:style-name="P1"><text:s text:c="4"/>278.7798, 279.3957, 280.2177, 281.2603, 282.5565, 282.9423, 283.4339, </text:p>
      <text:p text:style-name="P1"><text:s text:c="4"/>284.2333, 285.9612, 285.8201, 287.9148, 289.6078, 290.205, 290.2739, </text:p>
      <text:p text:style-name="P1"><text:s text:c="4"/>289.9054, 291.765, 292.5266, 293.2186, 293.0947, 293.5624, 294.4967, </text:p>
      <text:p text:style-name="P1"><text:s text:c="4"/>295.083, 295.7525, 296.1797, 296.5243, 295.6566, 294.1786, 293.142, </text:p>
      <text:p text:style-name="P1"><text:s text:c="4"/>293.1908, 293.5089, 292.9549, 292.9482, 294.2132,</text:p>
      <text:p text:style-name="P1"><text:s text:c="2"/>293.5409, 293.6616, 293.9495, 293.4867, 293.0263, 292.8279, 292.9159, </text:p>
      <text:p text:style-name="P1"><text:s text:c="4"/>292.598, 293.0536, 293.9163, 293.2437, 293.2389, 292.8152, 292.797, </text:p>
      <text:p text:style-name="P1"><text:s text:c="4"/>293.4464, 294.3517, 295.9651, 296.3519, 296.965, 297.6379, 297.8916, </text:p>
      <text:p text:style-name="P1"><text:s text:c="4"/>297.6453, 297.6852, 297.924, 297.7541, 297.1967, 296.5646, 295.8664, </text:p>
      <text:p text:style-name="P1"><text:s text:c="4"/>294.0829, 293.0771, 290.6031, 289.1906, 287.3967, 285.8012, 284.4702, </text:p>
      <text:p text:style-name="P1"><text:s text:c="4"/>283.6307, 283.0912, 282.692, 282.3312, 282.0693, 281.752, 281.4122, </text:p>
      <text:p text:style-name="P1"><text:s text:c="4"/>280.904, 280.515, 280.0898, 279.6835, 279.4005, 279.1355, 278.8839, </text:p>
      <text:p text:style-name="P1"><text:s text:c="4"/>278.6659, 278.4833, 278.3171, 278.1675, 278.0251, 277.8873, 277.7679, </text:p>
      <text:p text:style-name="P1"><text:s text:c="4"/>277.7164, 277.7332, 277.8338, 278.0622, 278.5064, 279.1982, 280.117, </text:p>
      <text:p text:style-name="P1"><text:s text:c="4"/>281.1708, 282.2429, 284.0498, 286.9905, 288.1085, 288.6973, 288.0427, </text:p>
      <text:p text:style-name="P1"><text:s text:c="4"/>288.6607, 291.5001, 292.1552, 292.2225, 292.4463, 292.5452, 292.4625, </text:p>
      <text:p text:style-name="P1"><text:s text:c="4"/>293.9765, 294.4774, 294.2231, 293.8664, 292.9236, 293.0368, 293.1819, </text:p>
      <text:p text:style-name="P1"><text:s text:c="4"/>293.4424, 294.324, 295.285, 296.3901, 296.1315, 294.665, 293.3147, </text:p>
      <text:p text:style-name="P1"><text:s text:c="4"/>292.7641, 292.7363, 292.1548, 292.5026, 293.6141,</text:p>
      <text:p text:style-name="P1"><text:s text:c="2"/>292.0173, 290.4793, 289.7085, 289.1904, 288.9742, 288.9409, 289.0862, </text:p>
      <text:p text:style-name="P1"><text:s text:c="4"/>289.3243, 289.7575, 290.418, 290.8939, 291.7475, 292.5878, 292.9083, </text:p>
      <text:p text:style-name="P1"><text:s text:c="4"/>293.6152, 293.0895, 293.1107, 293.4618, 293.9588, 295.2114, 297.2405, </text:p>
      <text:p text:style-name="P1"><text:s text:c="4"/>297.7977, 297.8811, 297.9426, 297.7636, 297.5175, 297.0435, 297.0251, </text:p>
      <text:p text:style-name="P1"><text:s text:c="4"/>296.9597, 296.3344, 295.3423, 291.6679, 289.5554, 288.0995, 286.9052, </text:p>
      <text:p text:style-name="P1"><text:s text:c="4"/>286.3972, 286.4092, 286.4835, 286.5897, 286.4303, 286.5696, 285.7766, </text:p>
      <text:p text:style-name="P1"><text:s text:c="4"/>285.1744, 284.0672, 283.2357, 282.5739, 281.9341, 281.4668, 281.0991, </text:p>
      <text:p text:style-name="P1"><text:s text:c="4"/>280.8149, 280.5723, 280.3876, 280.2115, 280.0164, 279.7484, 279.4767, </text:p>
      <text:p text:style-name="P1"><text:s text:c="4"/>279.2415, 279.0985, 279.1157, 279.3822, 279.9288, 280.7943, 282.0589, </text:p>
      <text:p text:style-name="P1"><text:s text:c="4"/>283.5774, 285.4308, 288.7636, 290.5515, 292.1427, 293.3071, 293.7499, </text:p>
      <text:p text:style-name="P1"><text:s text:c="4"/>293.9309, 294.258, 294.7507, 294.8454, 295.1138, 294.9688, 293.2156, </text:p>
      <text:p text:style-name="P1"><text:s text:c="4"/>292.5438, 293.97, 294.3075, 293.8492, 292.0881, 290.9568, 290.5546, </text:p>
      <text:p text:style-name="P1"><text:s text:c="4"/>290.5934, 291.1666, 292.5739, 294.6045, 294.9058, 293.9201, 293.2683, </text:p>
      <text:p text:style-name="P1"><text:s text:c="4"/>293.4386, 292.5991, 291.9468, 292.7048, 292.8393,</text:p>
      <text:p text:style-name="P1"><text:s text:c="2"/>289.4561, 288.2171, 287.4193, 287.0451, 286.9915, 287.0799, 287.2512, </text:p>
      <text:p text:style-name="P1"><text:s text:c="4"/>287.4543, 287.7486, 288.0908, 288.5014, 289.1046, 289.8698, 290.6786, </text:p>
      <text:p text:style-name="P1"><text:s text:c="4"/>291.8833, 292.9339, 292.4115, 292.4468, 293.2054, 294.3384, 296.0269, </text:p>
      <text:p text:style-name="P1"><text:s text:c="4"/>296.5966, 296.9786, 296.7502, 296.6456, 296.872, 297.1856, 297.9588, </text:p>
      <text:p text:style-name="P1"><text:s text:c="4"/>298.4073, 297.2333, 296.5485, 295.8468, 291.4282, 290.3887, 289.8145, </text:p>
      <text:p text:style-name="P1"><text:s text:c="4"/>290.2246, 292.007, 292.5674, 294.4541, 294.1854, 294.2191, 293.3237, </text:p>
      <text:p text:style-name="P1"><text:s text:c="4"/>292.1186, 288.9728, 287.3981, 286.6675, 285.935, 285.2781, 284.6211, </text:p>
      <text:p text:style-name="P1"><text:soft-page-break/><text:s text:c="4"/>284.2413, 284.0789, 284.0184, 284.046, 283.932, 283.464, 282.7285, </text:p>
      <text:p text:style-name="P1"><text:s text:c="4"/>281.7686, 281.1874, 280.837, 280.7702, 281.1776, 282.1518, 283.6196, </text:p>
      <text:p text:style-name="P1"><text:s text:c="4"/>285.4188, 288.6273, 291.5213, 293.5349, 294.8701, 295.3082, 295.268, </text:p>
      <text:p text:style-name="P1"><text:s text:c="4"/>295.4302, 295.9334, 296.315, 296.4505, 296.8853, 296.9353, 295.3603, </text:p>
      <text:p text:style-name="P1"><text:s text:c="4"/>293.8122, 294.2563, 294.4919, 294.405, 292.9747, 290.9323, 290.041, </text:p>
      <text:p text:style-name="P1"><text:s text:c="4"/>290.0354, 290.5122, 291.3092, 293.153, 293.9393, 293.5323, 294.051, </text:p>
      <text:p text:style-name="P1"><text:s text:c="4"/>294.337, 292.6306, 291.5394, 291.8856, 291.4598,</text:p>
      <text:p text:style-name="P1"><text:s text:c="2"/>287.4254, 286.8013, 286.4559, 286.3292, 286.3745, 286.5042, 286.6631, </text:p>
      <text:p text:style-name="P1"><text:s text:c="4"/>286.8365, 287.0299, 287.2723, 287.5854, 287.964, 288.3804, 288.955, </text:p>
      <text:p text:style-name="P1"><text:s text:c="4"/>289.6219, 290.5961, 291.629, 292.6287, 293.6541, 294.822, 294.0698, </text:p>
      <text:p text:style-name="P1"><text:s text:c="4"/>293.8712, 295.0222, 294.6285, 294.7714, 295.735, 296.9741, 297.9642, </text:p>
      <text:p text:style-name="P1"><text:s text:c="4"/>298.9056, 298.5592, 297.8293, 295.5607, 292.8956, 292.0443, 292.0781, </text:p>
      <text:p text:style-name="P1"><text:s text:c="4"/>294.9062, 295.8735, 296.6463, 297.2275, 297.0966, 296.8805, 296.1891, </text:p>
      <text:p text:style-name="P1"><text:s text:c="4"/>295.6038, 294.8227, 293.9809, 292.6988, 291.8898, 290.4118, 289.0587, </text:p>
      <text:p text:style-name="P1"><text:s text:c="4"/>288.445, 288.2212, 288.2844, 288.5243, 288.9193, 288.1909, 287.0403, </text:p>
      <text:p text:style-name="P1"><text:s text:c="4"/>284.5542, 283.2552, 282.4015, 282.0779, 282.3497, 283.3592, 284.8973, </text:p>
      <text:p text:style-name="P1"><text:s text:c="4"/>286.8182, 290.9821, 294.002, 295.6459, 296.2018, 296.0625, 296.3112, </text:p>
      <text:p text:style-name="P1"><text:s text:c="4"/>297.0622, 297.4565, 297.2704, 297.4699, 298.4092, 298.9388, 298.725, </text:p>
      <text:p text:style-name="P1"><text:s text:c="4"/>297.5332, 295.8713, 295.1024, 295.731, 295.3694, 292.915, 292.0934, </text:p>
      <text:p text:style-name="P1"><text:s text:c="4"/>292.5314, 292.9901, 292.2253, 292.416, 293.563, 293.8192, 293.2134, </text:p>
      <text:p text:style-name="P1"><text:s text:c="4"/>292.6444, 292.1493, 290.9088, 289.7868, 288.6139,</text:p>
      <text:p text:style-name="P1"><text:s text:c="2"/>286.4422, 286.1381, 286.0088, 285.9605, 286.0062, 286.1528, 286.3343, </text:p>
      <text:p text:style-name="P1"><text:s text:c="4"/>286.5304, 286.7253, 286.933, 287.191, 287.4973, 287.8375, 288.1884, </text:p>
      <text:p text:style-name="P1"><text:s text:c="4"/>288.6342, 289.1765, 289.8317, 290.654, 291.6231, 292.9994, 292.2399, </text:p>
      <text:p text:style-name="P1"><text:s text:c="4"/>291.5016, 293.2271, 294.1625, 294.9599, 295.7475, 296.0332, 296.7531, </text:p>
      <text:p text:style-name="P1"><text:s text:c="4"/>298.6112, 298.8879, 298.062, 297.5401, 294.2906, 293.2953, 293.5132, </text:p>
      <text:p text:style-name="P1"><text:s text:c="4"/>296.2613, 297.6027, 298.0768, 298.5436, 298.4282, 297.9513, 297.6219, </text:p>
      <text:p text:style-name="P1"><text:s text:c="4"/>297.8457, 297.3376, 296.2984, 295.4118, 294.9967, 294.593, 293.1307, </text:p>
      <text:p text:style-name="P1"><text:s text:c="4"/>293.6101, 293.658, 292.8929, 292.8759, 291.7054, 289.6232, 288.2367, </text:p>
      <text:p text:style-name="P1"><text:s text:c="4"/>285.2089, 284.1851, 284.1249, 283.9839, 283.7887, 284.7113, 286.0952, </text:p>
      <text:p text:style-name="P1"><text:s text:c="4"/>288.2107, 292.0065, 295.7922, 296.2841, 296.1261, 296.5407, 297.3127, </text:p>
      <text:p text:style-name="P1"><text:s text:c="4"/>298.1932, 298.5257, 298.5398, 299.3709, 300.2298, 300.5571, 299.9316, </text:p>
      <text:p text:style-name="P1"><text:s text:c="4"/>298.5029, 297.1411, 296.2767, 296.4591, 296.6109, 294.6353, 294.8981, </text:p>
      <text:p text:style-name="P1"><text:s text:c="4"/>296.5373, 296.0616, 294.4188, 292.5761, 293.8545, 293.0717, 290.9052, </text:p>
      <text:p text:style-name="P1"><text:s text:c="4"/>290.0109, 289.7669, 288.819, 287.7091, 286.9616,</text:p>
      <text:p text:style-name="P1"><text:s text:c="2"/>285.9812, 285.838, 285.7694, 285.749, 285.7989, 285.9392, 286.1201, </text:p>
      <text:p text:style-name="P1"><text:s text:c="4"/>286.3347, 286.547, 286.7304, 286.9484, 287.2457, 287.581, 287.9206, </text:p>
      <text:p text:style-name="P1"><text:s text:c="4"/>288.309, 288.7566, 289.2135, 289.6822, 290.3057, 291.3177, 292.3377, </text:p>
      <text:p text:style-name="P1"><text:s text:c="4"/>293.1296, 294.08, 294.8719, 295.2169, 295.9239, 296.8508, 295.3179, </text:p>
      <text:p text:style-name="P1"><text:s text:c="4"/>296.9087, 298.5378, 298.2806, 298.0028, 295.6809, 294.2805, 294.3762, </text:p>
      <text:p text:style-name="P1"><text:s text:c="4"/>296.9527, 298.6118, 299.1031, 299.5037, 299.4286, 298.8402, 298.7011, </text:p>
      <text:p text:style-name="P1"><text:s text:c="4"/>298.8914, 298.0899, 296.931, 296.2715, 296.2588, 296.0837, 295.3447, </text:p>
      <text:p text:style-name="P1"><text:s text:c="4"/>295.7678, 295.7401, 295.0764, 293.5121, 291.3, 288.2149, 286.3074, </text:p>
      <text:p text:style-name="P1"><text:s text:c="4"/>284.8273, 284.7509, 285.3446, 285.4498, 285.6699, 286.419, 287.4783, </text:p>
      <text:p text:style-name="P1"><text:s text:c="4"/>289.3978, 292.5149, 297.3607, 298.396, 298.3845, 298.8249, 299.2492, </text:p>
      <text:p text:style-name="P1"><text:s text:c="4"/>300.2662, 300.7531, 301.1829, 301.5414, 301.7862, 301.2621, 300.1492, </text:p>
      <text:p text:style-name="P1"><text:s text:c="4"/>298.6924, 297.7513, 296.95, 296.4804, 296.363, 295.3999, 296.2254, </text:p>
      <text:p text:style-name="P1"><text:s text:c="4"/>295.3782, 294.3268, 294.2286, 292.9242, 292.5701, 290.2991, 288.893, </text:p>
      <text:p text:style-name="P1"><text:s text:c="4"/>288.0754, 287.6273, 287.1121, 286.607, 286.2127,</text:p>
      <text:p text:style-name="P1"><text:s text:c="2"/>285.9066, 285.8108, 285.7958, 285.8393, 285.9659, 286.1363, 286.3161, </text:p>
      <text:p text:style-name="P1"><text:s text:c="4"/>286.5299, 286.708, 286.838, 286.9998, 287.256, 287.5602, 287.8835, </text:p>
      <text:p text:style-name="P1"><text:s text:c="4"/>288.2425, 288.6392, 289.0561, 289.3816, 289.7191, 290.2033, 290.9069, </text:p>
      <text:p text:style-name="P1"><text:s text:c="4"/>291.5792, 292.0518, 292.3992, 292.9825, 294.2221, 296.4326, 294.7848, </text:p>
      <text:p text:style-name="P1"><text:s text:c="4"/>295.4506, 298.0687, 298.6285, 298.5466, 296.6459, 294.9793, 294.9436, </text:p>
      <text:p text:style-name="P1"><text:s text:c="4"/>298.2624, 299.1657, 299.7985, 300.2307, 300.0856, 299.7847, 299.5776, </text:p>
      <text:p text:style-name="P1"><text:s text:c="4"/>299.3268, 298.2594, 297.0388, 296.7598, 297.4267, 297.891, 298.2531, </text:p>
      <text:p text:style-name="P1"><text:s text:c="4"/>297.301, 295.7482, 295.4435, 292.8047, 289.8813, 287.696, 286.4023, </text:p>
      <text:p text:style-name="P1"><text:s text:c="4"/>285.7265, 285.9256, 286.6467, 287.4297, 288.4034, 289.1094, 289.7978, </text:p>
      <text:p text:style-name="P1"><text:s text:c="4"/>290.9811, 293.9758, 298.8255, 301.1436, 302.1523, 302.1313, 301.712, </text:p>
      <text:p text:style-name="P1"><text:soft-page-break/><text:s text:c="4"/>302.8368, 303.4061, 303.7378, 303.6335, 302.8289, 301.2108, 299.9834, </text:p>
      <text:p text:style-name="P1"><text:s text:c="4"/>298.8174, 297.8054, 297.1895, 296.4135, 295.7013, 295.7583, 296.6591, </text:p>
      <text:p text:style-name="P1"><text:s text:c="4"/>295.0469, 292.9246, 291.5764, 290.6213, 289.5851, 288.4902, 287.7653, </text:p>
      <text:p text:style-name="P1"><text:s text:c="4"/>287.2769, 286.9111, 286.5482, 286.2648, 286.0729,</text:p>
      <text:p text:style-name="P1"><text:s text:c="2"/>286.1291, 286.0616, 286.0907, 286.2251, 286.4368, 286.6708, 286.8625, </text:p>
      <text:p text:style-name="P1"><text:s text:c="4"/>287.0544, 287.1865, 287.2747, 287.3719, 287.5355, 287.7573, 288.0405, </text:p>
      <text:p text:style-name="P1"><text:s text:c="4"/>288.3165, 288.6287, 288.951, 289.2014, 289.4341, 289.7296, 290.1662, </text:p>
      <text:p text:style-name="P1"><text:s text:c="4"/>290.612, 291.0019, 291.4093, 291.9807, 293.3898, 296.1068, 295.5382, </text:p>
      <text:p text:style-name="P1"><text:s text:c="4"/>296.1888, 297.6585, 298.4946, 298.9542, 297.3421, 295.4815, 295.428, </text:p>
      <text:p text:style-name="P1"><text:s text:c="4"/>298.4093, 299.5935, 300.0383, 300.5732, 300.4626, 300.3665, 300.3541, </text:p>
      <text:p text:style-name="P1"><text:s text:c="4"/>299.9968, 298.4388, 297.107, 297.021, 297.3642, 298.1335, 298.7439, </text:p>
      <text:p text:style-name="P1"><text:s text:c="4"/>297.6667, 296.3328, 296.6569, 293.7027, 291.4323, 290.3078, 289.2984, </text:p>
      <text:p text:style-name="P1"><text:s text:c="4"/>288.2302, 287.6503, 288.7017, 290.5529, 292.4425, 293.8818, 293.3046, </text:p>
      <text:p text:style-name="P1"><text:s text:c="4"/>293.1811, 294.4629, 299.2579, 302.2515, 303.728, 303.8647, 303.3483, </text:p>
      <text:p text:style-name="P1"><text:s text:c="4"/>304.0426, 304.7704, 304.9716, 304.6591, 303.5262, 301.6443, 299.4717, </text:p>
      <text:p text:style-name="P1"><text:s text:c="4"/>298.3751, 298.1284, 297.8279, 297.5457, 296.8328, 297.0001, 298.1587, </text:p>
      <text:p text:style-name="P1"><text:s text:c="4"/>295.8205, 292.6476, 290.7875, 289.5902, 288.698, 288.0081, 287.5204, </text:p>
      <text:p text:style-name="P1"><text:s text:c="4"/>287.1489, 286.7976, 286.5098, 286.3551, 286.2312,</text:p>
      <text:p text:style-name="P1"><text:s text:c="2"/>286.587, 286.6266, 286.7088, 286.8962, 287.1758, 287.4705, 287.7088, </text:p>
      <text:p text:style-name="P1"><text:s text:c="4"/>287.8658, 287.9393, 287.966, 288.0149, 288.0958, 288.2339, 288.4178, </text:p>
      <text:p text:style-name="P1"><text:s text:c="4"/>288.5994, 288.7728, 288.9478, 289.0797, 289.2375, 289.5043, 289.936, </text:p>
      <text:p text:style-name="P1"><text:s text:c="4"/>290.4502, 290.8677, 291.2352, 291.7957, 293.0654, 295.6956, 296.1784, </text:p>
      <text:p text:style-name="P1"><text:s text:c="4"/>296.8043, 297.5949, 298.3636, 299.2379, 297.8419, 295.7294, 295.6075, </text:p>
      <text:p text:style-name="P1"><text:s text:c="4"/>297.5873, 300.441, 300.5032, 301.1446, 301.0969, 301.166, 300.8855, </text:p>
      <text:p text:style-name="P1"><text:s text:c="4"/>300.3708, 298.8856, 297.1514, 297.2674, 297.7125, 298.7873, 299.2638, </text:p>
      <text:p text:style-name="P1"><text:s text:c="4"/>298.2845, 297.4556, 297.9897, 295.4837, 294.9274, 294.7104, 293.7509, </text:p>
      <text:p text:style-name="P1"><text:s text:c="4"/>291.9675, 289.8946, 290.7099, 293.894, 296.5384, 296.5116, 296.3191, </text:p>
      <text:p text:style-name="P1"><text:s text:c="4"/>295.242, 295.4599, 297.9966, 300.2486, 303.835, 304.9624, 304.5994, </text:p>
      <text:p text:style-name="P1"><text:s text:c="4"/>304.4911, 305.0937, 305.2747, 304.7498, 303.4247, 301.2804, 300.1343, </text:p>
      <text:p text:style-name="P1"><text:s text:c="4"/>299.695, 299.8484, 299.764, 299.6815, 298.3502, 297.2337, 298.2374, </text:p>
      <text:p text:style-name="P1"><text:s text:c="4"/>295.9987, 292.9959, 290.9927, 289.6364, 288.7097, 288.1044, 287.6918, </text:p>
      <text:p text:style-name="P1"><text:s text:c="4"/>287.383, 287.0694, 286.8531, 286.7026, 286.6028,</text:p>
      <text:p text:style-name="P1"><text:s text:c="2"/>287.3105, 287.3979, 287.5552, 287.7817, 288.0952, 288.4254, 288.6664, </text:p>
      <text:p text:style-name="P1"><text:s text:c="4"/>288.7732, 288.7988, 288.8173, 288.8721, 288.9075, 288.9648, 289.0548, </text:p>
      <text:p text:style-name="P1"><text:s text:c="4"/>289.1221, 289.1632, 289.2256, 289.2427, 289.2914, 289.4978, 289.9437, </text:p>
      <text:p text:style-name="P1"><text:s text:c="4"/>290.5008, 291.0413, 291.4743, 291.9648, 293.0073, 295.3861, 296.8566, </text:p>
      <text:p text:style-name="P1"><text:s text:c="4"/>296.8463, 297.7222, 298.5194, 299.5409, 298.6311, 296.1883, 295.4351, </text:p>
      <text:p text:style-name="P1"><text:s text:c="4"/>296.9695, 300.6592, 300.9785, 301.6831, 301.7057, 301.7321, 301.3497, </text:p>
      <text:p text:style-name="P1"><text:s text:c="4"/>300.6497, 299.2681, 297.2354, 297.5827, 298.5481, 299.8279, 300.1433, </text:p>
      <text:p text:style-name="P1"><text:s text:c="4"/>299.1833, 299.0273, 298.2444, 297.6052, 297.6149, 297.1627, 296.7823, </text:p>
      <text:p text:style-name="P1"><text:s text:c="4"/>295.8999, 293.025, 292.6933, 295.1323, 297.8261, 297.9443, 298.1962, </text:p>
      <text:p text:style-name="P1"><text:s text:c="4"/>296.7511, 295.844, 296.9543, 298.5545, 303.6652, 305.4127, 305.311, </text:p>
      <text:p text:style-name="P1"><text:s text:c="4"/>304.9462, 305.0842, 305.2142, 304.7685, 302.894, 300.9139, 301.2701, </text:p>
      <text:p text:style-name="P1"><text:s text:c="4"/>302.0134, 301.882, 302.0567, 301.9191, 299.8206, 297.8383, 298.1218, </text:p>
      <text:p text:style-name="P1"><text:s text:c="4"/>297.5052, 294.1114, 291.8057, 290.2549, 289.2578, 288.6523, 288.2516, </text:p>
      <text:p text:style-name="P1"><text:s text:c="4"/>287.9874, 287.7165, 287.5208, 287.4139, 287.3167,</text:p>
      <text:p text:style-name="P1"><text:s text:c="2"/>288.4052, 288.5058, 288.6418, 288.8354, 289.1287, 289.4772, 289.7051, </text:p>
      <text:p text:style-name="P1"><text:s text:c="4"/>289.8171, 289.843, 289.8443, 289.8564, 289.8546, 289.8922, 289.9103, </text:p>
      <text:p text:style-name="P1"><text:s text:c="4"/>289.9177, 289.8923, 289.8788, 289.8075, 289.779, 289.8735, 290.2088, </text:p>
      <text:p text:style-name="P1"><text:s text:c="4"/>290.6877, 291.2898, 291.8615, 292.3182, 293.0906, 295.1276, 297.9263, </text:p>
      <text:p text:style-name="P1"><text:s text:c="4"/>296.921, 297.9716, 299.082, 300.0555, 299.878, 297.7286, 296.0927, </text:p>
      <text:p text:style-name="P1"><text:s text:c="4"/>296.8139, 300.3099, 301.2483, 301.6491, 301.5315, 301.7969, 301.8781, </text:p>
      <text:p text:style-name="P1"><text:s text:c="4"/>300.9121, 299.6081, 297.6537, 298.1857, 299.5294, 300.5244, 300.7975, </text:p>
      <text:p text:style-name="P1"><text:s text:c="4"/>300.1216, 300.5713, 298.617, 299.2319, 298.7608, 299.1141, 298.4531, </text:p>
      <text:p text:style-name="P1"><text:s text:c="4"/>298.2269, 297.4466, 295.7179, 296.1706, 298.2835, 299.6269, 299.4162, </text:p>
      <text:p text:style-name="P1"><text:s text:c="4"/>298.3909, 296.5451, 296.5349, 298.2261, 302.9363, 304.3624, 304.3733, </text:p>
      <text:p text:style-name="P1"><text:s text:c="4"/>304.0655, 303.7456, 303.6406, 303.5985, 303.1416, 301.8662, 301.9891, </text:p>
      <text:p text:style-name="P1"><text:s text:c="4"/>302.8925, 302.2921, 302.5359, 302.9729, 301.5685, 300.5719, 299.2458, </text:p>
      <text:p text:style-name="P1"><text:s text:c="4"/>298.8327, 295.5705, 292.943, 291.3316, 290.2793, 289.5842, 289.1572, </text:p>
      <text:p text:style-name="P1"><text:soft-page-break/><text:s text:c="4"/>288.8423, 288.6024, 288.4445, 288.3633, 288.3294,</text:p>
      <text:p text:style-name="P1"><text:s text:c="2"/>289.618, 289.7335, 289.8945, 290.1111, 290.4245, 290.7512, 290.9081, </text:p>
      <text:p text:style-name="P1"><text:s text:c="4"/>290.9909, 290.9899, 291.0129, 291.0108, 290.9791, 290.9453, 290.9038, </text:p>
      <text:p text:style-name="P1"><text:s text:c="4"/>290.921, 290.8768, 290.8034, 290.6387, 290.5358, 290.5619, 290.7568, </text:p>
      <text:p text:style-name="P1"><text:s text:c="4"/>291.1103, 291.6592, 292.3511, 292.8624, 293.4315, 295.0677, 297.9316, </text:p>
      <text:p text:style-name="P1"><text:s text:c="4"/>296.6097, 298.4088, 299.7103, 300.3598, 300.4599, 299.7291, 298.2305, </text:p>
      <text:p text:style-name="P1"><text:s text:c="4"/>297.6066, 300.5263, 301.2602, 301.4678, 301.5497, 301.9141, 301.9465, </text:p>
      <text:p text:style-name="P1"><text:s text:c="4"/>301.0358, 299.8709, 298.1452, 298.7209, 300.1396, 300.9027, 300.8355, </text:p>
      <text:p text:style-name="P1"><text:s text:c="4"/>300.4186, 300.7823, 299.6417, 299.9775, 299.7778, 300.3289, 299.6103, </text:p>
      <text:p text:style-name="P1"><text:s text:c="4"/>299.3628, 298.8077, 298.2819, 297.2355, 299.1964, 300.485, 299.9318, </text:p>
      <text:p text:style-name="P1"><text:s text:c="4"/>299.7564, 297.8346, 296.9998, 298.4724, 302.9075, 303.659, 302.9654, </text:p>
      <text:p text:style-name="P1"><text:s text:c="4"/>302.9926, 302.5507, 301.0523, 301.0148, 302.3082, 301.7883, 301.7474, </text:p>
      <text:p text:style-name="P1"><text:s text:c="4"/>302.8287, 302.7296, 303.2228, 303.7544, 302.7961, 302.2759, 299.9593, </text:p>
      <text:p text:style-name="P1"><text:s text:c="4"/>298.9789, 296.7346, 294.172, 292.5957, 291.521, 290.7578, 290.2767, </text:p>
      <text:p text:style-name="P1"><text:s text:c="4"/>289.9174, 289.714, 289.6892, 289.6719, 289.5989,</text:p>
      <text:p text:style-name="P1"><text:s text:c="2"/>291.2065, 291.3473, 291.4908, 291.7352, 292.0203, 292.2786, 292.3562, </text:p>
      <text:p text:style-name="P1"><text:s text:c="4"/>292.4012, 292.4, 292.3387, 292.2482, 292.1735, 292.1357, 292.0742, </text:p>
      <text:p text:style-name="P1"><text:s text:c="4"/>292.0281, 292.0027, 291.878, 291.67, 291.5025, 291.4526, 291.5472, </text:p>
      <text:p text:style-name="P1"><text:s text:c="4"/>291.8297, 292.2974, 292.9575, 293.517, 293.912, 295.1811, 297.4464, </text:p>
      <text:p text:style-name="P1"><text:s text:c="4"/>296.6473, 299.0164, 300.2382, 300.5129, 300.4301, 299.9424, 299.8507, </text:p>
      <text:p text:style-name="P1"><text:s text:c="4"/>299.0679, 300.826, 301.2438, 301.3019, 301.5873, 301.8936, 301.8727, </text:p>
      <text:p text:style-name="P1"><text:s text:c="4"/>301.2526, 299.961, 298.7547, 298.9183, 300.2347, 301.0416, 301.1571, </text:p>
      <text:p text:style-name="P1"><text:s text:c="4"/>300.7472, 300.6046, 300.6962, 300.0067, 300.6036, 300.9978, 300.4553, </text:p>
      <text:p text:style-name="P1"><text:s text:c="4"/>300.0247, 299.5483, 299.1563, 297.5624, 299.0406, 300.431, 300.0392, </text:p>
      <text:p text:style-name="P1"><text:s text:c="4"/>300.3553, 299.2289, 298.7698, 299.8344, 302.7476, 303.3992, 301.3789, </text:p>
      <text:p text:style-name="P1"><text:s text:c="4"/>300.9501, 301.2642, 298.6449, 298.5078, 300.8063, 300.8406, 300.7795, </text:p>
      <text:p text:style-name="P1"><text:s text:c="4"/>302.1529, 302.9713, 304.1537, 304.364, 303.1231, 302.4828, 300.4196, </text:p>
      <text:p text:style-name="P1"><text:s text:c="4"/>299.7291, 297.9649, 295.4645, 293.9784, 292.9455, 292.158, 291.6756, </text:p>
      <text:p text:style-name="P1"><text:s text:c="4"/>291.4155, 291.2708, 291.2126, 291.16, 291.1558,</text:p>
      <text:p text:style-name="P1"><text:s text:c="2"/>292.8596, 293.0425, 293.2636, 293.5343, 293.7727, 293.9229, 293.8656, </text:p>
      <text:p text:style-name="P1"><text:s text:c="4"/>293.8142, 293.7852, 293.6666, 293.5678, 293.491, 293.4116, 293.2525, </text:p>
      <text:p text:style-name="P1"><text:s text:c="4"/>293.1525, 293.1366, 292.9717, 292.784, 292.6366, 292.5622, 292.5928, </text:p>
      <text:p text:style-name="P1"><text:s text:c="4"/>292.8424, 293.2082, 293.737, 294.2365, 294.5342, 295.4553, 297.9023, </text:p>
      <text:p text:style-name="P1"><text:s text:c="4"/>297.5468, 299.6225, 300.3643, 300.2075, 300.2414, 300.4789, 300.6588, </text:p>
      <text:p text:style-name="P1"><text:s text:c="4"/>300.8161, 301.3002, 301.2654, 301.2279, 301.6448, 301.8745, 302.2321, </text:p>
      <text:p text:style-name="P1"><text:s text:c="4"/>301.9659, 300.3873, 299.3274, 298.8562, 299.826, 301.276, 301.6646, </text:p>
      <text:p text:style-name="P1"><text:s text:c="4"/>300.7235, 299.7009, 299.9677, 299.5035, 301.2883, 301.0066, 300.6673, </text:p>
      <text:p text:style-name="P1"><text:s text:c="4"/>300.5844, 300.1051, 299.849, 297.7773, 298.7243, 300.6619, 300.3404, </text:p>
      <text:p text:style-name="P1"><text:s text:c="4"/>300.7211, 300.6301, 301.2386, 302.0706, 303.0914, 303.0796, 300.052, </text:p>
      <text:p text:style-name="P1"><text:s text:c="4"/>298.0808, 299.6721, 297.6116, 297.2832, 299.9313, 300.2159, 300.2611, </text:p>
      <text:p text:style-name="P1"><text:s text:c="4"/>301.5154, 301.7803, 303.8351, 304.2797, 302.8159, 301.9019, 301.099, </text:p>
      <text:p text:style-name="P1"><text:s text:c="4"/>301.1122, 298.7122, 296.7284, 295.5711, 294.6541, 294.0604, 293.695, </text:p>
      <text:p text:style-name="P1"><text:s text:c="4"/>293.4001, 293.2594, 293.1404, 292.9812, 292.8735,</text:p>
      <text:p text:style-name="P1"><text:s text:c="2"/>294.7809, 294.9471, 295.1756, 295.3983, 295.506, 295.5284, 295.4116, </text:p>
      <text:p text:style-name="P1"><text:s text:c="4"/>295.2849, 295.1666, 294.9287, 294.7389, 294.6658, 294.5687, 294.394, </text:p>
      <text:p text:style-name="P1"><text:s text:c="4"/>294.2608, 294.1487, 294.0233, 293.9153, 293.7995, 293.7881, 293.8132, </text:p>
      <text:p text:style-name="P1"><text:s text:c="4"/>294.0107, 294.2751, 294.6638, 295.0261, 295.2199, 295.8413, 298.1281, </text:p>
      <text:p text:style-name="P1"><text:s text:c="4"/>298.882, 299.9877, 301.1102, 300.6544, 300.7404, 301.1599, 301.234, </text:p>
      <text:p text:style-name="P1"><text:s text:c="4"/>301.2109, 300.9617, 301.1327, 301.7443, 301.877, 301.9261, 302.2559, </text:p>
      <text:p text:style-name="P1"><text:s text:c="4"/>302.1845, 300.7632, 299.4895, 298.8163, 301.2752, 301.9196, 300.4557, </text:p>
      <text:p text:style-name="P1"><text:s text:c="4"/>299.6335, 299.1259, 300.3897, 300.4955, 301.2628, 300.0992, 299.8338, </text:p>
      <text:p text:style-name="P1"><text:s text:c="4"/>300.6031, 300.4312, 300.3749, 298.0823, 298.4883, 300.6387, 300.3052, </text:p>
      <text:p text:style-name="P1"><text:s text:c="4"/>300.8377, 301.1967, 301.4301, 301.8221, 302.3474, 302.2698, 299.4545, </text:p>
      <text:p text:style-name="P1"><text:s text:c="4"/>296.4901, 297.583, 297.3168, 296.5705, 298.1399, 299.7191, 300.5472, </text:p>
      <text:p text:style-name="P1"><text:s text:c="4"/>301.1093, 301.1546, 303.262, 304.1297, 302.6047, 301.557, 301.7806, </text:p>
      <text:p text:style-name="P1"><text:s text:c="4"/>301.5853, 299.2235, 298.1182, 297.4407, 296.8328, 296.2773, 295.9481, </text:p>
      <text:p text:style-name="P1"><text:s text:c="4"/>295.6674, 295.3786, 295.0974, 294.8611, 294.7454,</text:p>
      <text:p text:style-name="P1"><text:s text:c="2"/>296.5956, 296.6841, 296.8212, 296.9456, 296.9705, 296.8895, 296.7386, </text:p>
      <text:p text:style-name="P1"><text:s text:c="4"/>296.5414, 296.3297, 296.0403, 295.8329, 295.7467, 295.6281, 295.4465, </text:p>
      <text:p text:style-name="P1"><text:soft-page-break/><text:s text:c="4"/>295.2769, 295.1761, 295.1019, 295.0051, 294.933, 295.0014, 295.0795, </text:p>
      <text:p text:style-name="P1"><text:s text:c="4"/>295.228, 295.395, 295.6295, 295.833, 295.9219, 296.1953, 297.9555, </text:p>
      <text:p text:style-name="P1"><text:s text:c="4"/>299.708, 300.2815, 303.1608, 302.4766, 302.3769, 302.3827, 302.0449, </text:p>
      <text:p text:style-name="P1"><text:s text:c="4"/>301.6019, 301.015, 301.2075, 302.3508, 302.357, 302.0399, 302.1334, </text:p>
      <text:p text:style-name="P1"><text:s text:c="4"/>302.214, 301.243, 300.1226, 299.9157, 302.5306, 300.8519, 300.0457, </text:p>
      <text:p text:style-name="P1"><text:s text:c="4"/>299.985, 299.6842, 300.4857, 301.1756, 300.8011, 299.3109, 299.1568, </text:p>
      <text:p text:style-name="P1"><text:s text:c="4"/>300.4977, 300.4688, 300.5725, 298.4867, 298.5587, 300.4666, 300.3217, </text:p>
      <text:p text:style-name="P1"><text:s text:c="4"/>300.752, 301.1828, 301.0545, 300.8752, 301.258, 301.3749, 299.7803, </text:p>
      <text:p text:style-name="P1"><text:s text:c="4"/>297.038, 297.04, 297.5456, 296.6877, 297.3613, 299.3606, 300.7157, </text:p>
      <text:p text:style-name="P1"><text:s text:c="4"/>300.6156, 301.1183, 303.3187, 303.9307, 302.6282, 301.8885, 302.9986, </text:p>
      <text:p text:style-name="P1"><text:s text:c="4"/>301.5916, 300.5947, 300.0151, 299.5677, 299.0595, 298.5163, 298.067, </text:p>
      <text:p text:style-name="P1"><text:s text:c="4"/>297.6561, 297.3012, 297.0059, 296.7557, 296.6295,</text:p>
      <text:p text:style-name="P1"><text:s text:c="2"/>298.1469, 298.1933, 298.2395, 298.2467, 298.2296, 298.1075, 297.8684, </text:p>
      <text:p text:style-name="P1"><text:s text:c="4"/>297.6201, 297.3067, 297.0451, 296.8535, 296.7814, 296.6751, 296.4729, </text:p>
      <text:p text:style-name="P1"><text:s text:c="4"/>296.2989, 296.1824, 296.1222, 296.0733, 296.0551, 296.1336, 296.2372, </text:p>
      <text:p text:style-name="P1"><text:s text:c="4"/>296.35, 296.5021, 296.6102, 296.6983, 296.6455, 296.6768, 298.0506, </text:p>
      <text:p text:style-name="P1"><text:s text:c="4"/>300.3133, 300.3034, 305.2408, 305.7121, 305.2896, 304.8624, 303.9152, </text:p>
      <text:p text:style-name="P1"><text:s text:c="4"/>302.9371, 302.4355, 301.8538, 302.4999, 302.9177, 302.4661, 302.1702, </text:p>
      <text:p text:style-name="P1"><text:s text:c="4"/>302.3155, 302.223, 302.1225, 302.8372, 302.0841, 300.806, 301.4312, </text:p>
      <text:p text:style-name="P1"><text:s text:c="4"/>301.817, 301.2164, 300.3228, 300.2352, 299.77, 298.9406, 298.9365, </text:p>
      <text:p text:style-name="P1"><text:s text:c="4"/>300.4143, 300.5647, 300.4574, 298.935, 298.6802, 300.0389, 300.8347, </text:p>
      <text:p text:style-name="P1"><text:s text:c="4"/>300.8135, 301.195, 300.7664, 300.3924, 300.3035, 300.6444, 301.4718, </text:p>
      <text:p text:style-name="P1"><text:s text:c="4"/>301.0201, 298.6723, 298.6833, 299.1164, 298.3549, 298.2728, 299.3982, </text:p>
      <text:p text:style-name="P1"><text:s text:c="4"/>299.8661, 301.9507, 304.4419, 304.1734, 303.4972, 303.7779, 303.5579, </text:p>
      <text:p text:style-name="P1"><text:s text:c="4"/>302.4844, 301.9516, 301.5855, 301.1357, 300.6537, 300.1468, 299.6475, </text:p>
      <text:p text:style-name="P1"><text:s text:c="4"/>299.2364, 298.8506, 298.5378, 298.326, 298.2147,</text:p>
      <text:p text:style-name="P1"><text:s text:c="2"/>299.5089, 299.4431, 299.394, 299.3404, 299.2659, 299.1047, 298.8449, </text:p>
      <text:p text:style-name="P1"><text:s text:c="4"/>298.6214, 298.3077, 298.0436, 297.8538, 297.7651, 297.6127, 297.3947, </text:p>
      <text:p text:style-name="P1"><text:s text:c="4"/>297.2663, 297.1863, 297.2118, 297.1852, 297.143, 297.2114, 297.2735, </text:p>
      <text:p text:style-name="P1"><text:s text:c="4"/>297.4015, 297.5106, 297.5274, 297.5168, 297.325, 297.3076, 298.9527, </text:p>
      <text:p text:style-name="P1"><text:s text:c="4"/>300.3808, 300.1388, 306.742, 308.2404, 307.8163, 307.1024, 306.3373, </text:p>
      <text:p text:style-name="P1"><text:s text:c="4"/>305.3109, 305.0127, 304.0922, 303.4686, 303.9536, 303.3129, 302.6844, </text:p>
      <text:p text:style-name="P1"><text:s text:c="4"/>302.3709, 302.6333, 303.2226, 303.5047, 301.5674, 301.4227, 302.3465, </text:p>
      <text:p text:style-name="P1"><text:s text:c="4"/>302.2394, 301.8313, 300.2166, 299.7097, 299.4125, 299.0831, 299.0376, </text:p>
      <text:p text:style-name="P1"><text:s text:c="4"/>300.3597, 300.6384, 300.064, 299.1613, 298.9354, 299.5653, 300.9478, </text:p>
      <text:p text:style-name="P1"><text:s text:c="4"/>301.0995, 301.3041, 300.9952, 300.6292, 300.2861, 298.8526, 298.5976, </text:p>
      <text:p text:style-name="P1"><text:s text:c="4"/>300.0214, 299.3542, 299.0791, 299.545, 299.9514, 299.1841, 299.713, </text:p>
      <text:p text:style-name="P1"><text:s text:c="4"/>300.7841, 304.2452, 305.6497, 304.5652, 304.3361, 304.4297, 303.7764, </text:p>
      <text:p text:style-name="P1"><text:s text:c="4"/>303.1961, 302.845, 302.5161, 302.1104, 301.6811, 301.1737, 300.6742, </text:p>
      <text:p text:style-name="P1"><text:s text:c="4"/>300.3366, 300.0682, 299.8804, 299.7223, 299.6159,</text:p>
      <text:p text:style-name="P1"><text:s text:c="2"/>300.5766, 300.3847, 300.3115, 300.2167, 300.0603, 299.8579, 299.6626, </text:p>
      <text:p text:style-name="P1"><text:s text:c="4"/>299.4933, 299.2137, 298.9997, 298.8013, 298.6363, 298.4586, 298.2964, </text:p>
      <text:p text:style-name="P1"><text:s text:c="4"/>298.212, 298.2053, 298.2708, 298.2313, 298.192, 298.2359, 298.2881, </text:p>
      <text:p text:style-name="P1"><text:s text:c="4"/>298.3874, 298.4152, 298.3619, 298.2875, 297.9793, 297.8829, 299.6912, </text:p>
      <text:p text:style-name="P1"><text:s text:c="4"/>300.3778, 299.9193, 307.7862, 310.9756, 310.9147, 309.9272, 309.9375, </text:p>
      <text:p text:style-name="P1"><text:s text:c="4"/>309.1965, 307.5107, 306.8456, 305.9754, 306.1414, 305.4853, 303.8167, </text:p>
      <text:p text:style-name="P1"><text:s text:c="4"/>302.8547, 302.8298, 303.2182, 303.8629, 301.8793, 301.8783, 302.4431, </text:p>
      <text:p text:style-name="P1"><text:s text:c="4"/>302.3814, 301.6567, 300.5093, 300.1788, 299.9892, 299.7728, 299.5115, </text:p>
      <text:p text:style-name="P1"><text:s text:c="4"/>299.9576, 300.0915, 299.7589, 299.4058, 299.3979, 299.6386, 300.3932, </text:p>
      <text:p text:style-name="P1"><text:s text:c="4"/>301.1989, 301.6634, 301.0959, 300.4701, 299.728, 297.1435, 297.1942, </text:p>
      <text:p text:style-name="P1"><text:s text:c="4"/>299.4524, 301.0069, 300.3535, 300.1905, 301.0957, 301.6366, 301.6098, </text:p>
      <text:p text:style-name="P1"><text:s text:c="4"/>302.9612, 306.5565, 306.8846, 305.3539, 305.2535, 304.6976, 304.2081, </text:p>
      <text:p text:style-name="P1"><text:s text:c="4"/>303.7673, 303.437, 303.1215, 302.7465, 302.3787, 301.9395, 301.5601, </text:p>
      <text:p text:style-name="P1"><text:s text:c="4"/>301.3116, 301.1162, 300.9617, 300.8527, 300.7272,</text:p>
      <text:p text:style-name="P1"><text:s text:c="2"/>301.3961, 301.1676, 301.0591, 300.9189, 300.715, 300.4961, 300.3262, </text:p>
      <text:p text:style-name="P1"><text:s text:c="4"/>300.2037, 300.0128, 299.8549, 299.6433, 299.4226, 299.2672, 299.1826, </text:p>
      <text:p text:style-name="P1"><text:s text:c="4"/>299.1589, 299.1897, 299.2388, 299.1884, 299.1632, 299.1802, 299.2369, </text:p>
      <text:p text:style-name="P1"><text:s text:c="4"/>299.2646, 299.2389, 299.1471, 298.9958, 298.6001, 298.3795, 300.0675, </text:p>
      <text:p text:style-name="P1"><text:s text:c="4"/>301.599, 300.681, 309.3954, 312.6467, 312.6682, 312.9039, 311.961, </text:p>
      <text:p text:style-name="P1"><text:soft-page-break/><text:s text:c="4"/>311.4722, 310.834, 309.7455, 309.2848, 308.894, 308.6331, 305.4355, </text:p>
      <text:p text:style-name="P1"><text:s text:c="4"/>304.0021, 303.1969, 302.6662, 304.2683, 302.3577, 302.0787, 302.7214, </text:p>
      <text:p text:style-name="P1"><text:s text:c="4"/>302.5094, 301.5813, 301.328, 301.3581, 301.0286, 300.6458, 300.2766, </text:p>
      <text:p text:style-name="P1"><text:s text:c="4"/>300.2538, 300.2261, 299.9649, 299.9393, 299.9705, 300.07, 300.2531, </text:p>
      <text:p text:style-name="P1"><text:s text:c="4"/>300.2609, 301.7829, 301.3433, 299.8066, 298.8576, 298.6465, 302.2584, </text:p>
      <text:p text:style-name="P1"><text:s text:c="4"/>304.9312, 306.4579, 305.2995, 302.7321, 302.6365, 302.9862, 303.9132, </text:p>
      <text:p text:style-name="P1"><text:s text:c="4"/>306.1707, 309.2521, 307.8106, 306.3198, 305.4977, 304.9442, 304.5466, </text:p>
      <text:p text:style-name="P1"><text:s text:c="4"/>304.1688, 303.8633, 303.5741, 303.2526, 302.9264, 302.5806, 302.2889, </text:p>
      <text:p text:style-name="P1"><text:s text:c="4"/>302.0798, 301.8929, 301.7425, 301.6699, 301.558,</text:p>
      <text:p text:style-name="P1"><text:s text:c="2"/>301.9931, 301.7717, 301.6425, 301.4671, 301.2217, 300.9935, 300.8458, </text:p>
      <text:p text:style-name="P1"><text:s text:c="4"/>300.7728, 300.6281, 300.5157, 300.3387, 300.1384, 300.0109, 299.9942, </text:p>
      <text:p text:style-name="P1"><text:s text:c="4"/>300.0403, 300.0864, 300.0872, 300.0323, 300.0319, 300.0427, 300.042, </text:p>
      <text:p text:style-name="P1"><text:s text:c="4"/>299.995, 299.9476, 299.8457, 299.6429, 299.1741, 298.7726, 299.6406, </text:p>
      <text:p text:style-name="P1"><text:s text:c="4"/>303.9876, 302.6989, 310.7877, 313.0314, 314.5596, 314.8615, 313.588, </text:p>
      <text:p text:style-name="P1"><text:s text:c="4"/>313.0665, 312.6883, 311.8275, 311.5276, 310.7232, 309.926, 307.0618, </text:p>
      <text:p text:style-name="P1"><text:s text:c="4"/>305.3821, 304.4264, 303.5704, 304.3558, 302.765, 302.335, 302.3903, </text:p>
      <text:p text:style-name="P1"><text:s text:c="4"/>302.1809, 301.8882, 302.2706, 302.0621, 302.0936, 301.4204, 301.0282, </text:p>
      <text:p text:style-name="P1"><text:s text:c="4"/>301.0107, 301.0013, 300.6523, 300.7381, 300.6694, 300.6437, 300.531, </text:p>
      <text:p text:style-name="P1"><text:s text:c="4"/>300.2706, 301.9811, 305.0254, 304.1569, 303.0394, 305.1489, 309.409, </text:p>
      <text:p text:style-name="P1"><text:s text:c="4"/>311.4614, 312.3405, 311.6125, 309.5044, 306.4254, 303.6949, 303.1042, </text:p>
      <text:p text:style-name="P1"><text:s text:c="4"/>307.666, 311.2559, 309.4397, 307.3519, 305.8698, 305.2695, 304.8412, </text:p>
      <text:p text:style-name="P1"><text:s text:c="4"/>304.5088, 304.2253, 303.9465, 303.6499, 303.3655, 303.0593, 302.8367, </text:p>
      <text:p text:style-name="P1"><text:s text:c="4"/>302.6771, 302.4985, 302.3353, 302.2537, 302.17,</text:p>
      <text:p text:style-name="P1"><text:s text:c="2"/>302.4364, 302.2385, 302.0684, 301.8667, 301.6181, 301.4171, 301.325, </text:p>
      <text:p text:style-name="P1"><text:s text:c="4"/>301.2564, 301.1592, 301.0811, 300.9495, 300.8156, 300.7303, 300.7334, </text:p>
      <text:p text:style-name="P1"><text:s text:c="4"/>300.7838, 300.8116, 300.7894, 300.7511, 300.7603, 300.7462, 300.6714, </text:p>
      <text:p text:style-name="P1"><text:s text:c="4"/>300.5738, 300.5259, 300.4235, 300.1804, 299.7101, 299.1951, 299.25, </text:p>
      <text:p text:style-name="P1"><text:s text:c="4"/>303.5792, 305.6328, 311.4082, 314.4893, 315.88, 316.2914, 314.984, </text:p>
      <text:p text:style-name="P1"><text:s text:c="4"/>314.3978, 314.2063, 313.4017, 313.027, 311.6528, 309.6238, 308.471, </text:p>
      <text:p text:style-name="P1"><text:s text:c="4"/>306.432, 305.039, 304.3499, 303.7412, 303.0396, 302.6295, 302.5117, </text:p>
      <text:p text:style-name="P1"><text:s text:c="4"/>302.4143, 302.3013, 302.7866, 303.0475, 302.4125, 301.9304, 301.7135, </text:p>
      <text:p text:style-name="P1"><text:s text:c="4"/>302.3326, 302.7294, 301.7563, 301.5406, 301.3954, 301.281, 300.9813, </text:p>
      <text:p text:style-name="P1"><text:s text:c="4"/>300.5899, 302.6443, 307.0222, 306.9963, 307.0771, 310.4651, 314.5529, </text:p>
      <text:p text:style-name="P1"><text:s text:c="4"/>315.6901, 316.5862, 316.5077, 315.547, 310.8739, 305.6649, 304.6689, </text:p>
      <text:p text:style-name="P1"><text:s text:c="4"/>310.5008, 312.7887, 309.6749, 307.8504, 306.5235, 305.5748, 305.082, </text:p>
      <text:p text:style-name="P1"><text:s text:c="4"/>304.7882, 304.519, 304.2312, 303.9694, 303.7011, 303.4497, 303.2887, </text:p>
      <text:p text:style-name="P1"><text:s text:c="4"/>303.1527, 302.9834, 302.7972, 302.6633, 302.5664,</text:p>
      <text:p text:style-name="P1"><text:s text:c="2"/>302.7903, 302.602, 302.4218, 302.238, 302.0307, 301.8699, 301.8045, </text:p>
      <text:p text:style-name="P1"><text:s text:c="4"/>301.7545, 301.6893, 301.6409, 301.5611, 301.4797, 301.4266, 301.4089, </text:p>
      <text:p text:style-name="P1"><text:s text:c="4"/>301.4131, 301.4129, 301.3883, 301.3626, 301.3636, 301.2786, 301.1592, </text:p>
      <text:p text:style-name="P1"><text:s text:c="4"/>301.0446, 300.9808, 300.864, 300.6031, 300.1993, 299.6219, 299.1521, </text:p>
      <text:p text:style-name="P1"><text:s text:c="4"/>301.9968, 305.8278, 311.2892, 314.9118, 316.4352, 316.9488, 315.6631, </text:p>
      <text:p text:style-name="P1"><text:s text:c="4"/>315.3136, 315.1453, 314.4293, 313.9373, 311.464, 309.8979, 305.8648, </text:p>
      <text:p text:style-name="P1"><text:s text:c="4"/>305.2805, 304.6202, 304.1215, 303.7907, 303.4081, 302.9991, 303.2137, </text:p>
      <text:p text:style-name="P1"><text:s text:c="4"/>303.3298, 302.8403, 302.8614, 302.9337, 302.6524, 302.4281, 302.3987, </text:p>
      <text:p text:style-name="P1"><text:s text:c="4"/>303.4283, 304.3553, 303.0042, 302.3299, 302.0749, 301.9381, 301.6011, </text:p>
      <text:p text:style-name="P1"><text:s text:c="4"/>300.8619, 301.1705, 307.0659, 308.3877, 310.4156, 313.6579, 316.3627, </text:p>
      <text:p text:style-name="P1"><text:s text:c="4"/>317.9602, 318.3961, 318.5345, 317.5527, 313.4799, 309.4912, 309.4331, </text:p>
      <text:p text:style-name="P1"><text:s text:c="4"/>311.0364, 313.0742, 308.9696, 308.2721, 307.1376, 305.8427, 305.2865, </text:p>
      <text:p text:style-name="P1"><text:s text:c="4"/>305.035, 304.7575, 304.4923, 304.2607, 304.0464, 303.8286, 303.6625, </text:p>
      <text:p text:style-name="P1"><text:s text:c="4"/>303.5279, 303.3541, 303.1388, 302.9742, 302.9022,</text:p>
      <text:p text:style-name="P1"><text:s text:c="2"/>303.0792, 302.9096, 302.7524, 302.5874, 302.4347, 302.3178, 302.2792, </text:p>
      <text:p text:style-name="P1"><text:s text:c="4"/>302.2662, 302.2439, 302.2156, 302.1613, 302.1088, 302.0655, 302.0251, </text:p>
      <text:p text:style-name="P1"><text:s text:c="4"/>301.9917, 301.9768, 301.9218, 301.9076, 301.8739, 301.7404, 301.5826, </text:p>
      <text:p text:style-name="P1"><text:s text:c="4"/>301.4385, 301.3492, 301.2037, 300.9434, 300.6106, 300.0638, 299.3716, </text:p>
      <text:p text:style-name="P1"><text:s text:c="4"/>300.6922, 305.5478, 311.4158, 316.0123, 316.8874, 316.9014, 315.7079, </text:p>
      <text:p text:style-name="P1"><text:s text:c="4"/>315.4572, 314.7116, 314.1328, 314.3338, 308.9019, 306.4461, 305.0814, </text:p>
      <text:p text:style-name="P1"><text:s text:c="4"/>305.0691, 304.6215, 304.2345, 304.0497, 303.7213, 303.4819, 304.7336, </text:p>
      <text:p text:style-name="P1"><text:s text:c="4"/>304.9077, 303.9232, 303.2788, 303.1653, 303.0603, 302.9688, 302.989, </text:p>
      <text:p text:style-name="P1"><text:soft-page-break/><text:s text:c="4"/>304.3129, 305.4648, 303.8392, 303.0363, 302.7531, 302.5724, 302.1893, </text:p>
      <text:p text:style-name="P1"><text:s text:c="4"/>301.3304, 300.5787, 304.3535, 308.41, 310.8139, 312.163, 313.6656, </text:p>
      <text:p text:style-name="P1"><text:s text:c="4"/>316.0375, 318.3598, 319.5744, 318.0201, 312.5605, 309.7801, 313.2407, </text:p>
      <text:p text:style-name="P1"><text:s text:c="4"/>313.7614, 313.0399, 308.49, 307.7028, 307.4249, 306.016, 305.4927, </text:p>
      <text:p text:style-name="P1"><text:s text:c="4"/>305.255, 304.9991, 304.7534, 304.5538, 304.3875, 304.2195, 304.0168, </text:p>
      <text:p text:style-name="P1"><text:s text:c="4"/>303.8372, 303.6281, 303.4405, 303.2772, 303.1982,</text:p>
      <text:p text:style-name="P1"><text:s text:c="2"/>303.3382, 303.1996, 303.0775, 302.9391, 302.8318, 302.7539, 302.7311, </text:p>
      <text:p text:style-name="P1"><text:s text:c="4"/>302.7579, 302.7708, 302.7479, 302.7188, 302.6879, 302.6486, 302.6085, </text:p>
      <text:p text:style-name="P1"><text:s text:c="4"/>302.5634, 302.4883, 302.4243, 302.387, 302.2865, 302.1039, 301.9352, </text:p>
      <text:p text:style-name="P1"><text:s text:c="4"/>301.7975, 301.6938, 301.5047, 301.2571, 300.9664, 300.4763, 299.7372, </text:p>
      <text:p text:style-name="P1"><text:s text:c="4"/>300.331, 303.7534, 312.1872, 317.3313, 316.9539, 316.0537, 315.3366, </text:p>
      <text:p text:style-name="P1"><text:s text:c="4"/>315.2519, 314.1622, 313.6018, 312.084, 306.3285, 305.6705, 305.263, </text:p>
      <text:p text:style-name="P1"><text:s text:c="4"/>305.0812, 304.7908, 304.5338, 304.3455, 304.0342, 303.9997, 304.2112, </text:p>
      <text:p text:style-name="P1"><text:s text:c="4"/>303.213, 305.0276, 303.8547, 303.6196, 303.578, 303.5503, 303.5025, </text:p>
      <text:p text:style-name="P1"><text:s text:c="4"/>304.0841, 305.6033, 304.2604, 303.6367, 303.4005, 303.2926, 303.1522, </text:p>
      <text:p text:style-name="P1"><text:s text:c="4"/>302.1573, 300.9661, 302.1264, 304.609, 309.3981, 310.0332, 310.9688, </text:p>
      <text:p text:style-name="P1"><text:s text:c="4"/>313.4019, 317.9494, 319.8887, 317.8073, 310.3758, 311.8393, 315.8057, </text:p>
      <text:p text:style-name="P1"><text:s text:c="4"/>314.9933, 312.0667, 307.3564, 308.0791, 307.4492, 306.0874, 305.7402, </text:p>
      <text:p text:style-name="P1"><text:s text:c="4"/>305.4992, 305.2866, 305.063, 304.8891, 304.7343, 304.5669, 304.346, </text:p>
      <text:p text:style-name="P1"><text:s text:c="4"/>304.1157, 303.8985, 303.72, 303.551, 303.4467,</text:p>
      <text:p text:style-name="P1"><text:s text:c="2"/>303.6026, 303.4895, 303.408, 303.3014, 303.2433, 303.1974, 303.1966, </text:p>
      <text:p text:style-name="P1"><text:s text:c="4"/>303.2307, 303.2871, 303.2764, 303.2638, 303.2621, 303.2128, 303.1813, </text:p>
      <text:p text:style-name="P1"><text:s text:c="4"/>303.1117, 302.9915, 302.9117, 302.8205, 302.6438, 302.4332, 302.2568, </text:p>
      <text:p text:style-name="P1"><text:s text:c="4"/>302.1163, 301.9747, 301.7657, 301.5475, 301.2822, 300.8506, 300.1999, </text:p>
      <text:p text:style-name="P1"><text:s text:c="4"/>300.7031, 303.9245, 312.8718, 318.0213, 316.2628, 314.2338, 313.9424, </text:p>
      <text:p text:style-name="P1"><text:s text:c="4"/>314.1376, 313.4668, 312.5219, 307.9443, 305.6703, 305.3116, 305.0923, </text:p>
      <text:p text:style-name="P1"><text:s text:c="4"/>305.0419, 304.9222, 304.7571, 304.5608, 304.3093, 304.3568, 305.1494, </text:p>
      <text:p text:style-name="P1"><text:s text:c="4"/>304.6023, 304.9541, 304.281, 304.1461, 304.1708, 304.1491, 304.0557, </text:p>
      <text:p text:style-name="P1"><text:s text:c="4"/>304.2077, 304.857, 304.527, 304.1615, 303.9699, 304.2687, 305.0316, </text:p>
      <text:p text:style-name="P1"><text:s text:c="4"/>303.1964, 301.7925, 301.6912, 302.1969, 305.1746, 306.6507, 310.2872, </text:p>
      <text:p text:style-name="P1"><text:s text:c="4"/>314.5377, 317.6795, 319.1214, 316.7466, 311.3148, 312.6059, 316.3792, </text:p>
      <text:p text:style-name="P1"><text:s text:c="4"/>314.8147, 311.5151, 307.7345, 308.6219, 307.2921, 306.2998, 306.0428, </text:p>
      <text:p text:style-name="P1"><text:s text:c="4"/>305.8063, 305.5964, 305.362, 305.1823, 305.032, 304.8474, 304.6241, </text:p>
      <text:p text:style-name="P1"><text:s text:c="4"/>304.3797, 304.1583, 303.9755, 303.8014, 303.6945,</text:p>
      <text:p text:style-name="P1"><text:s text:c="2"/>303.8927, 303.8186, 303.7652, 303.7008, 303.6806, 303.644, 303.671, </text:p>
      <text:p text:style-name="P1"><text:s text:c="4"/>303.7104, 303.796, 303.7951, 303.8203, 303.8347, 303.7995, 303.7604, </text:p>
      <text:p text:style-name="P1"><text:s text:c="4"/>303.6627, 303.5168, 303.4096, 303.2755, 303.0236, 302.7941, 302.5942, </text:p>
      <text:p text:style-name="P1"><text:s text:c="4"/>302.403, 302.2039, 301.9759, 301.8072, 301.5659, 301.1901, 300.664, </text:p>
      <text:p text:style-name="P1"><text:s text:c="4"/>301.1603, 304.8489, 312.5834, 316.9186, 313.119, 309.3477, 308.9763, </text:p>
      <text:p text:style-name="P1"><text:s text:c="4"/>308.8602, 308.5079, 308.0498, 305.7702, 305.2545, 305.0904, 305.01, </text:p>
      <text:p text:style-name="P1"><text:s text:c="4"/>305.053, 304.9749, 304.8464, 304.6789, 304.524, 304.5803, 305.286, </text:p>
      <text:p text:style-name="P1"><text:s text:c="4"/>305.3878, 304.8966, 304.7097, 304.6992, 304.725, 304.6836, 304.6339, </text:p>
      <text:p text:style-name="P1"><text:s text:c="4"/>304.6629, 304.881, 304.8835, 304.6183, 304.4269, 304.8942, 306.6218, </text:p>
      <text:p text:style-name="P1"><text:s text:c="4"/>304.0085, 302.6252, 302.1375, 301.6109, 302.6932, 303.3633, 306.6497, </text:p>
      <text:p text:style-name="P1"><text:s text:c="4"/>314.7167, 316.4431, 316.6024, 314.4924, 311.3507, 312.6044, 314.6629, </text:p>
      <text:p text:style-name="P1"><text:s text:c="4"/>314.0075, 312.1559, 309.8162, 308.0635, 307.0662, 306.5219, 306.3566, </text:p>
      <text:p text:style-name="P1"><text:s text:c="4"/>306.1218, 305.8953, 305.6488, 305.448, 305.2889, 305.0818, 304.8668, </text:p>
      <text:p text:style-name="P1"><text:s text:c="4"/>304.6391, 304.4349, 304.2521, 304.0957, 303.988,</text:p>
      <text:p text:style-name="P1"><text:s text:c="2"/>304.2538, 304.1936, 304.1622, 304.1327, 304.1322, 304.1147, 304.1805, </text:p>
      <text:p text:style-name="P1"><text:s text:c="4"/>304.2412, 304.3129, 304.3356, 304.3953, 304.4275, 304.4135, 304.3527, </text:p>
      <text:p text:style-name="P1"><text:s text:c="4"/>304.2387, 304.1098, 303.9791, 303.8301, 303.5567, 303.3006, 303.0286, </text:p>
      <text:p text:style-name="P1"><text:s text:c="4"/>302.7603, 302.5029, 302.2708, 302.1195, 301.9284, 301.6235, 301.2007, </text:p>
      <text:p text:style-name="P1"><text:s text:c="4"/>301.5267, 304.8968, 311.1948, 314.6412, 310.8991, 306.3041, 306.072, </text:p>
      <text:p text:style-name="P1"><text:s text:c="4"/>306.0711, 305.8923, 305.6966, 305.119, 304.9986, 304.9745, 304.9831, </text:p>
      <text:p text:style-name="P1"><text:s text:c="4"/>305.0088, 305.0009, 304.9236, 304.8746, 305.0118, 305.2112, 305.2379, </text:p>
      <text:p text:style-name="P1"><text:s text:c="4"/>305.1576, 305.1585, 305.1179, 305.1441, 305.1948, 305.1368, 305.1538, </text:p>
      <text:p text:style-name="P1"><text:s text:c="4"/>305.186, 305.2079, 305.202, 304.9995, 304.8042, 305.1754, 307.2826, </text:p>
      <text:p text:style-name="P1"><text:s text:c="4"/>304.4411, 303.252, 302.8253, 302.1621, 302.4604, 302.6299, 305.0498, </text:p>
      <text:p text:style-name="P1"><text:s text:c="4"/>315.3977, 316.3064, 314.6404, 312.3435, 310.7004, 311.7141, 313.5479, </text:p>
      <text:p text:style-name="P1"><text:soft-page-break/><text:s text:c="4"/>314.0044, 313.2985, 310.9777, 307.9068, 307.1635, 306.7849, 306.6626, </text:p>
      <text:p text:style-name="P1"><text:s text:c="4"/>306.4288, 306.1763, 305.9114, 305.6695, 305.4875, 305.2861, 305.0951, </text:p>
      <text:p text:style-name="P1"><text:s text:c="4"/>304.9123, 304.7625, 304.5918, 304.44, 304.3452,</text:p>
      <text:p text:style-name="P1"><text:s text:c="2"/>304.7047, 304.6571, 304.6443, 304.6249, 304.638, 304.6701, 304.7467, </text:p>
      <text:p text:style-name="P1"><text:s text:c="4"/>304.81, 304.8586, 304.9078, 305.005, 305.0414, 305.0328, 304.963, </text:p>
      <text:p text:style-name="P1"><text:s text:c="4"/>304.8528, 304.7499, 304.6156, 304.4804, 304.2288, 303.9314, 303.602, </text:p>
      <text:p text:style-name="P1"><text:s text:c="4"/>303.3066, 303.0221, 302.7857, 302.6298, 302.4769, 302.2188, 301.856, </text:p>
      <text:p text:style-name="P1"><text:s text:c="4"/>302.0333, 304.3567, 310.5495, 312.3415, 310.1982, 305.4867, 305.1815, </text:p>
      <text:p text:style-name="P1"><text:s text:c="4"/>305.3466, 305.3121, 305.1729, 305.0359, 304.9793, 304.9257, 304.9891, </text:p>
      <text:p text:style-name="P1"><text:s text:c="4"/>305.0518, 305.0479, 305.0564, 305.4735, 306.5758, 306.7879, 306.0883, </text:p>
      <text:p text:style-name="P1"><text:s text:c="4"/>305.5626, 305.5235, 305.566, 305.597, 305.6321, 305.5662, 305.5689, </text:p>
      <text:p text:style-name="P1"><text:s text:c="4"/>305.5252, 305.4689, 305.4093, 305.2423, 305.074, 305.2947, 306.3405, </text:p>
      <text:p text:style-name="P1"><text:s text:c="4"/>304.5468, 303.7087, 303.468, 302.9442, 303.252, 303.0851, 304.4625, </text:p>
      <text:p text:style-name="P1"><text:s text:c="4"/>313.4573, 317.4225, 314.5511, 311.7019, 310.4226, 310.9171, 313.1035, </text:p>
      <text:p text:style-name="P1"><text:s text:c="4"/>314.4459, 313.9556, 310.6192, 308.0269, 307.3455, 307.0695, 306.8918, </text:p>
      <text:p text:style-name="P1"><text:s text:c="4"/>306.6499, 306.4005, 306.1188, 305.8511, 305.6654, 305.4995, 305.3496, </text:p>
      <text:p text:style-name="P1"><text:s text:c="4"/>305.2107, 305.1017, 304.9583, 304.8165, 304.7451,</text:p>
      <text:p text:style-name="P1"><text:s text:c="2"/>305.2373, 305.1932, 305.2023, 305.2154, 305.2395, 305.2974, 305.3828, </text:p>
      <text:p text:style-name="P1"><text:s text:c="4"/>305.4335, 305.466, 305.544, 305.633, 305.6729, 305.6424, 305.5812, </text:p>
      <text:p text:style-name="P1"><text:s text:c="4"/>305.4838, 305.3948, 305.2705, 305.1487, 304.9317, 304.6295, 304.3225, </text:p>
      <text:p text:style-name="P1"><text:s text:c="4"/>304.0439, 303.7789, 303.5707, 303.4121, 303.203, 302.9292, 302.6163, </text:p>
      <text:p text:style-name="P1"><text:s text:c="4"/>302.7479, 304.2221, 308.9186, 309.9879, 310.1547, 305.4425, 305.0932, </text:p>
      <text:p text:style-name="P1"><text:s text:c="4"/>305.2375, 305.269, 305.152, 305.0313, 304.9576, 305.0034, 305.0442, </text:p>
      <text:p text:style-name="P1"><text:s text:c="4"/>305.0394, 305.0403, 305.1201, 306.5094, 309.9606, 309.1469, 308.4734, </text:p>
      <text:p text:style-name="P1"><text:s text:c="4"/>306.6476, 305.9769, 305.9582, 305.985, 305.9797, 305.8779, 305.8355, </text:p>
      <text:p text:style-name="P1"><text:s text:c="4"/>305.7028, 305.6505, 305.5501, 305.4939, 305.3355, 305.3622, 305.605, </text:p>
      <text:p text:style-name="P1"><text:s text:c="4"/>304.6396, 304.1463, 304.0913, 303.7468, 304.1426, 303.7979, 304.1241, </text:p>
      <text:p text:style-name="P1"><text:s text:c="4"/>308.623, 314.1828, 315.1802, 313.112, 311.1735, 310.7604, 311.2885, </text:p>
      <text:p text:style-name="P1"><text:s text:c="4"/>312.4844, 314.0555, 311.679, 308.3816, 307.5695, 307.3436, 307.1371, </text:p>
      <text:p text:style-name="P1"><text:s text:c="4"/>306.8168, 306.5604, 306.2983, 306.0408, 305.8653, 305.7264, 305.6416, </text:p>
      <text:p text:style-name="P1"><text:s text:c="4"/>305.5484, 305.4786, 305.3776, 305.2784, 305.2453,</text:p>
      <text:p text:style-name="P1"><text:s text:c="2"/>305.8192, 305.8066, 305.842, 305.8715, 305.8879, 305.9341, 306.0114, </text:p>
      <text:p text:style-name="P1"><text:s text:c="4"/>306.0282, 306.0559, 306.1273, 306.1854, 306.2159, 306.1948, 306.1379, </text:p>
      <text:p text:style-name="P1"><text:s text:c="4"/>306.0554, 305.9684, 305.8561, 305.7597, 305.5712, 305.3116, 305.0765, </text:p>
      <text:p text:style-name="P1"><text:s text:c="4"/>304.8705, 304.6762, 304.4979, 304.3215, 304.0367, 303.7143, 303.4435, </text:p>
      <text:p text:style-name="P1"><text:s text:c="4"/>303.6241, 304.5815, 307.4707, 308.9049, 309.9804, 305.8705, 305.182, </text:p>
      <text:p text:style-name="P1"><text:s text:c="4"/>305.2745, 305.2609, 305.1631, 305.1352, 305.1032, 305.0775, 305.0461, </text:p>
      <text:p text:style-name="P1"><text:s text:c="4"/>305.0196, 305.0013, 305.1405, 308.0701, 310.5399, 309.8871, 310.9123, </text:p>
      <text:p text:style-name="P1"><text:s text:c="4"/>310.1961, 307.0149, 306.3132, 306.289, 306.2616, 306.1546, 306.0356, </text:p>
      <text:p text:style-name="P1"><text:s text:c="4"/>305.9277, 305.9177, 305.8275, 305.8047, 305.6495, 305.4914, 305.3493, </text:p>
      <text:p text:style-name="P1"><text:s text:c="4"/>304.8487, 304.7271, 305.0087, 305.412, 305.4828, 304.45, 304.1917, </text:p>
      <text:p text:style-name="P1"><text:s text:c="4"/>306.2025, 308.596, 309.4996, 312.8421, 310.0606, 309.0696, 309.4101, </text:p>
      <text:p text:style-name="P1"><text:s text:c="4"/>311.1583, 312.45, 312.3496, 308.764, 307.7802, 308.1259, 307.8571, </text:p>
      <text:p text:style-name="P1"><text:s text:c="4"/>307.0878, 306.6885, 306.496, 306.2696, 306.0966, 306.0083, 305.9731, </text:p>
      <text:p text:style-name="P1"><text:s text:c="4"/>305.9325, 305.8928, 305.8484, 305.8188, 305.8225,</text:p>
      <text:p text:style-name="P1"><text:s text:c="2"/>306.3655, 306.3626, 306.409, 306.4338, 306.4441, 306.4851, 306.5376, </text:p>
      <text:p text:style-name="P1"><text:s text:c="4"/>306.5406, 306.5697, 306.5982, 306.6, 306.6158, 306.5918, 306.5543, </text:p>
      <text:p text:style-name="P1"><text:s text:c="4"/>306.4938, 306.4112, 306.3348, 306.2542, 306.1109, 305.9067, 305.7488, </text:p>
      <text:p text:style-name="P1"><text:s text:c="4"/>305.6204, 305.5029, 305.3623, 305.1461, 304.8233, 304.4944, 304.322, </text:p>
      <text:p text:style-name="P1"><text:s text:c="4"/>304.5748, 305.2002, 306.6262, 307.1289, 309.903, 306.994, 305.3398, </text:p>
      <text:p text:style-name="P1"><text:s text:c="4"/>305.4273, 305.3843, 305.2961, 305.2104, 305.1372, 305.1072, 305.0875, </text:p>
      <text:p text:style-name="P1"><text:s text:c="4"/>305.1006, 305.2722, 306.6457, 312.0667, 310.9513, 310.7666, 311.4484, </text:p>
      <text:p text:style-name="P1"><text:s text:c="4"/>311.9908, 309.5866, 307.0188, 306.385, 306.5115, 306.4622, 306.4122, </text:p>
      <text:p text:style-name="P1"><text:s text:c="4"/>306.4478, 306.5203, 306.4728, 306.2201, 306.0154, 305.7104, 305.555, </text:p>
      <text:p text:style-name="P1"><text:s text:c="4"/>305.3866, 305.5636, 306.3189, 309.3586, 309.0999, 305.8, 304.8411, </text:p>
      <text:p text:style-name="P1"><text:s text:c="4"/>305.7436, 307.2114, 307.4557, 308.6436, 310.7196, 307.2628, 308.7849, </text:p>
      <text:p text:style-name="P1"><text:s text:c="4"/>312.2553, 310.4543, 310.077, 309.4986, 308.0021, 309.6891, 308.2707, </text:p>
      <text:p text:style-name="P1"><text:s text:c="4"/>307.5963, 306.8692, 306.7294, 306.5518, 306.3956, 306.3339, 306.3252, </text:p>
      <text:p text:style-name="P1"><text:s text:c="4"/>306.3604, 306.3492, 306.3374, 306.3371, 306.3472,</text:p>
      <text:p text:style-name="P1"><text:soft-page-break/><text:s text:c="2"/>306.7768, 306.7697, 306.8146, 306.8076, 306.8165, 306.8581, 306.8754, </text:p>
      <text:p text:style-name="P1"><text:s text:c="4"/>306.8835, 306.8971, 306.91, 306.8798, 306.8669, 306.8102, 306.7935, </text:p>
      <text:p text:style-name="P1"><text:s text:c="4"/>306.7614, 306.7104, 306.6597, 306.5934, 306.4918, 306.3532, 306.2555, </text:p>
      <text:p text:style-name="P1"><text:s text:c="4"/>306.1903, 306.098, 305.9692, 305.7467, 305.4626, 305.2163, 305.1616, </text:p>
      <text:p text:style-name="P1"><text:s text:c="4"/>305.4564, 305.8448, 306.4602, 306.1831, 307.8813, 309.3898, 305.8117, </text:p>
      <text:p text:style-name="P1"><text:s text:c="4"/>305.5456, 305.4679, 305.3866, 305.2994, 305.238, 305.2501, 305.2892, </text:p>
      <text:p text:style-name="P1"><text:s text:c="4"/>305.3863, 305.7005, 309.4786, 311.7494, 310.199, 310.5939, 311.322, </text:p>
      <text:p text:style-name="P1"><text:s text:c="4"/>312.9482, 311.955, 309.7228, 306.53, 306.7746, 306.8741, 306.9566, </text:p>
      <text:p text:style-name="P1"><text:s text:c="4"/>307.1014, 307.2769, 307.2142, 306.6743, 306.3759, 306.0839, 306.0841, </text:p>
      <text:p text:style-name="P1"><text:s text:c="4"/>306.1705, 306.4657, 307.2444, 309.9128, 310.3501, 309.0779, 307.1778, </text:p>
      <text:p text:style-name="P1"><text:s text:c="4"/>307.6507, 308.9261, 308.2783, 307.7323, 309.3946, 306.9199, 308.6562, </text:p>
      <text:p text:style-name="P1"><text:s text:c="4"/>312.2654, 310.6772, 309.1087, 308.3215, 307.9646, 310.1259, 307.429, </text:p>
      <text:p text:style-name="P1"><text:s text:c="4"/>307.7428, 307.1626, 306.9723, 306.8301, 306.7195, 306.6786, 306.6709, </text:p>
      <text:p text:style-name="P1"><text:s text:c="4"/>306.7386, 306.7694, 306.7353, 306.7378, 306.7369,</text:p>
      <text:p text:style-name="P1"><text:s text:c="2"/>307.0583, 307.0283, 307.0311, 307.0046, 307.025, 307.0584, 307.0609, </text:p>
      <text:p text:style-name="P1"><text:s text:c="4"/>307.0624, 307.075, 307.0751, 307.0244, 306.9745, 306.93, 306.9071, </text:p>
      <text:p text:style-name="P1"><text:s text:c="4"/>306.8753, 306.8776, 306.8191, 306.7452, 306.6601, 306.5906, 306.5309, </text:p>
      <text:p text:style-name="P1"><text:s text:c="4"/>306.4758, 306.4063, 306.2892, 306.1401, 305.9536, 305.8503, 305.8885, </text:p>
      <text:p text:style-name="P1"><text:s text:c="4"/>306.1231, 306.3245, 306.4171, 306.7335, 306.2014, 308.1863, 305.9043, </text:p>
      <text:p text:style-name="P1"><text:s text:c="4"/>305.7806, 305.6738, 305.5999, 305.5376, 305.5115, 305.5579, 305.6445, </text:p>
      <text:p text:style-name="P1"><text:s text:c="4"/>305.7432, 306.09, 310.1619, 309.7432, 308.8494, 309.3742, 310.2068, </text:p>
      <text:p text:style-name="P1"><text:s text:c="4"/>311.337, 311.456, 310.3924, 306.8335, 306.9628, 307.1779, 307.314, </text:p>
      <text:p text:style-name="P1"><text:s text:c="4"/>307.4107, 307.5809, 307.5083, 307.0053, 306.723, 306.5857, 306.7265, </text:p>
      <text:p text:style-name="P1"><text:s text:c="4"/>306.9134, 307.1208, 307.6315, 309.8466, 310.4869, 309.5682, 309.6519, </text:p>
      <text:p text:style-name="P1"><text:s text:c="4"/>311.3599, 312.1795, 308.9088, 307.7865, 308.8192, 307.9383, 308.7785, </text:p>
      <text:p text:style-name="P1"><text:s text:c="4"/>312.352, 310.071, 308.2533, 307.8177, 307.8403, 308.8056, 307.2749, </text:p>
      <text:p text:style-name="P1"><text:s text:c="4"/>307.3723, 307.5567, 307.1665, 307.0589, 306.987, 306.9295, 306.9278, </text:p>
      <text:p text:style-name="P1"><text:s text:c="4"/>306.9867, 307.0389, 307.014, 307.0164, 307.0312,</text:p>
      <text:p text:style-name="P1"><text:s text:c="2"/>307.2632, 307.2151, 307.1742, 307.1329, 307.1759, 307.17, 307.1701, </text:p>
      <text:p text:style-name="P1"><text:s text:c="4"/>307.129, 307.133, 307.127, 307.0657, 307.0107, 307.0093, 306.9955, </text:p>
      <text:p text:style-name="P1"><text:s text:c="4"/>306.9638, 306.9578, 306.8718, 306.7814, 306.6693, 306.6187, 306.5818, </text:p>
      <text:p text:style-name="P1"><text:s text:c="4"/>306.5453, 306.5038, 306.4385, 306.3713, 306.321, 306.3178, 306.3975, </text:p>
      <text:p text:style-name="P1"><text:s text:c="4"/>306.5377, 306.5916, 306.4669, 306.8753, 307.5736, 307.0589, 306.0801, </text:p>
      <text:p text:style-name="P1"><text:s text:c="4"/>306.1104, 305.9776, 305.9077, 305.8811, 305.9175, 305.9739, 306.0071, </text:p>
      <text:p text:style-name="P1"><text:s text:c="4"/>306.0091, 306.3787, 309.6791, 308.3716, 307.8705, 307.7034, 307.8739, </text:p>
      <text:p text:style-name="P1"><text:s text:c="4"/>307.946, 308.6482, 310.3048, 307.9079, 307.0785, 307.21, 307.2887, </text:p>
      <text:p text:style-name="P1"><text:s text:c="4"/>307.3647, 307.7984, 307.6066, 307.209, 307.0564, 307.0371, 307.2028, </text:p>
      <text:p text:style-name="P1"><text:s text:c="4"/>307.3665, 307.4376, 307.6667, 308.7846, 309.6924, 308.7407, 310.0592, </text:p>
      <text:p text:style-name="P1"><text:s text:c="4"/>310.8321, 310.2828, 308.4948, 307.747, 308.0562, 308.5947, 310.8178, </text:p>
      <text:p text:style-name="P1"><text:s text:c="4"/>311.5899, 308.5613, 307.7955, 307.692, 307.7589, 308.3369, 307.1385, </text:p>
      <text:p text:style-name="P1"><text:s text:c="4"/>307.0519, 307.7241, 307.2966, 307.2622, 307.1709, 307.1203, 307.1072, </text:p>
      <text:p text:style-name="P1"><text:s text:c="4"/>307.1467, 307.1977, 307.2116, 307.2559, 307.2769,</text:p>
      <text:p text:style-name="P1"><text:s text:c="2"/>307.4384, 307.3511, 307.3123, 307.3095, 307.3102, 307.2914, 307.2794, </text:p>
      <text:p text:style-name="P1"><text:s text:c="4"/>307.2515, 307.2255, 307.2115, 307.1789, 307.1705, 307.1779, 307.1344, </text:p>
      <text:p text:style-name="P1"><text:s text:c="4"/>307.1048, 307.0604, 306.9601, 306.8531, 306.6728, 306.5403, 306.4512, </text:p>
      <text:p text:style-name="P1"><text:s text:c="4"/>306.3703, 306.3619, 306.3506, 306.3682, 306.3868, 306.4474, 306.5179, </text:p>
      <text:p text:style-name="P1"><text:s text:c="4"/>306.6001, 306.6515, 306.5837, 306.5458, 306.8943, 306.5451, 306.4194, </text:p>
      <text:p text:style-name="P1"><text:s text:c="4"/>306.4206, 306.2728, 306.1991, 306.1781, 306.291, 306.3707, 306.3374, </text:p>
      <text:p text:style-name="P1"><text:s text:c="4"/>306.3148, 307.1093, 308.735, 308.0584, 307.3152, 306.8487, 305.6824, </text:p>
      <text:p text:style-name="P1"><text:s text:c="4"/>304.3671, 305.9335, 308.8879, 309.6147, 307.5265, 307.187, 307.2118, </text:p>
      <text:p text:style-name="P1"><text:s text:c="4"/>307.4614, 308.5139, 307.6883, 307.2708, 307.286, 307.3284, 307.4453, </text:p>
      <text:p text:style-name="P1"><text:s text:c="4"/>307.5607, 307.5728, 307.6203, 308.0049, 308.3564, 308.9953, 309.2858, </text:p>
      <text:p text:style-name="P1"><text:s text:c="4"/>308.9539, 308.6224, 307.9572, 307.7141, 307.8137, 309.4101, 310.9561, </text:p>
      <text:p text:style-name="P1"><text:s text:c="4"/>309.5868, 307.9759, 307.7446, 307.6098, 307.8493, 307.9917, 307.1515, </text:p>
      <text:p text:style-name="P1"><text:s text:c="4"/>307.0977, 307.9849, 307.4566, 307.4205, 307.3119, 307.2927, 307.28, </text:p>
      <text:p text:style-name="P1"><text:s text:c="4"/>307.3223, 307.3325, 307.4039, 307.4515, 307.4641,</text:p>
      <text:p text:style-name="P1"><text:s text:c="2"/>307.5463, 307.5079, 307.4935, 307.467, 307.4415, 307.4407, 307.4267, </text:p>
      <text:p text:style-name="P1"><text:s text:c="4"/>307.4212, 307.3826, 307.3582, 307.3445, 307.3106, 307.2832, 307.2086, </text:p>
      <text:p text:style-name="P1"><text:s text:c="4"/>307.1273, 306.9892, 306.8234, 306.6243, 306.4497, 306.2853, 306.136, 306, </text:p>
      <text:p text:style-name="P1"><text:soft-page-break/><text:s text:c="4"/>306.0329, 306.0203, 306.1073, 306.1412, 306.2361, 306.3506, 306.4463, </text:p>
      <text:p text:style-name="P1"><text:s text:c="4"/>306.5276, 306.5405, 306.5685, 306.6047, 306.6125, 306.6392, 306.5331, </text:p>
      <text:p text:style-name="P1"><text:s text:c="4"/>306.3581, 306.2974, 306.195, 306.4234, 306.5661, 306.6019, 306.6821, </text:p>
      <text:p text:style-name="P1"><text:s text:c="4"/>307.7973, 308.0625, 307.5253, 306.5843, 306.2031, 305.0124, 303.7834, </text:p>
      <text:p text:style-name="P1"><text:s text:c="4"/>305.2048, 307.5788, 309.2203, 308.1692, 307.6567, 307.612, 307.921, </text:p>
      <text:p text:style-name="P1"><text:s text:c="4"/>308.9851, 307.6801, 307.3233, 307.378, 307.4321, 307.5052, 307.5916, </text:p>
      <text:p text:style-name="P1"><text:s text:c="4"/>307.6264, 307.6624, 307.7685, 307.8438, 307.9972, 308.075, 307.9846, </text:p>
      <text:p text:style-name="P1"><text:s text:c="4"/>307.8801, 307.8089, 307.7696, 307.8011, 308.1989, 308.2448, 307.9255, </text:p>
      <text:p text:style-name="P1"><text:s text:c="4"/>307.8418, 307.6396, 307.7299, 308.0443, 307.4553, 307.1348, 307.1368, </text:p>
      <text:p text:style-name="P1"><text:s text:c="4"/>307.9095, 307.5605, 307.508, 307.4276, 307.4178, 307.4229, 307.4695, </text:p>
      <text:p text:style-name="P1"><text:s text:c="4"/>307.481, 307.5238, 307.5796, 307.591,</text:p>
      <text:p text:style-name="P1"><text:s text:c="2"/>307.6325, 307.6307, 307.5948, 307.5475, 307.5042, 307.4865, 307.4268, </text:p>
      <text:p text:style-name="P1"><text:s text:c="4"/>307.3831, 307.3119, 307.2255, 307.1557, 307.0622, 306.9365, 306.7644, </text:p>
      <text:p text:style-name="P1"><text:s text:c="4"/>306.5917, 306.3203, 306.1178, 305.8576, 305.7254, 305.5553, 305.4197, </text:p>
      <text:p text:style-name="P1"><text:s text:c="4"/>305.2257, 305.3331, 305.2166, 305.4323, 305.4579, 305.6327, 305.821, </text:p>
      <text:p text:style-name="P1"><text:s text:c="4"/>306.0673, 306.2395, 306.3943, 306.4742, 306.5374, 306.6293, 306.6826, </text:p>
      <text:p text:style-name="P1"><text:s text:c="4"/>306.4751, 306.1209, 306.3537, 306.1476, 306.5038, 306.5375, 306.8194, </text:p>
      <text:p text:style-name="P1"><text:s text:c="4"/>306.9774, 308.2241, 307.2701, 306.8197, 306.2851, 306.0271, 305.3385, </text:p>
      <text:p text:style-name="P1"><text:s text:c="4"/>304.5596, 305.585, 307.0301, 307.5867, 308.4904, 308.8783, 308.2873, </text:p>
      <text:p text:style-name="P1"><text:s text:c="4"/>307.7292, 307.9969, 307.6312, 307.3345, 307.3467, 307.3951, 307.4959, </text:p>
      <text:p text:style-name="P1"><text:s text:c="4"/>307.5835, 307.641, 307.7104, 307.7631, 307.7886, 307.8157, 307.8434, </text:p>
      <text:p text:style-name="P1"><text:s text:c="4"/>307.8262, 307.8222, 307.8385, 307.8215, 307.8276, 307.8664, 307.832, </text:p>
      <text:p text:style-name="P1"><text:s text:c="4"/>307.79, 307.7224, 307.6082, 308.0865, 307.6848, 306.8357, 306.9488, </text:p>
      <text:p text:style-name="P1"><text:s text:c="4"/>307.8651, 307.8493, 307.5894, 307.5679, 307.5336, 307.5104, 307.5356, </text:p>
      <text:p text:style-name="P1"><text:s text:c="4"/>307.5908, 307.6371, 307.6569, 307.6713, 307.6714,</text:p>
      <text:p text:style-name="P1"><text:s text:c="2"/>307.4986, 307.5042, 307.4211, 307.2804, 307.1764, 307.1066, 306.9955, </text:p>
      <text:p text:style-name="P1"><text:s text:c="4"/>306.8503, 306.7621, 306.552, 306.4223, 306.2606, 306.0709, 305.8545, </text:p>
      <text:p text:style-name="P1"><text:s text:c="4"/>305.6406, 305.377, 305.17, 304.8026, 304.6567, 304.4611, 304.3576, </text:p>
      <text:p text:style-name="P1"><text:s text:c="4"/>304.1687, 304.3307, 303.9728, 304.2145, 304.0699, 304.1895, 304.4342, </text:p>
      <text:p text:style-name="P1"><text:s text:c="4"/>304.8694, 305.136, 305.5995, 305.9073, 306.197, 306.3856, 306.5048, </text:p>
      <text:p text:style-name="P1"><text:s text:c="4"/>306.401, 306.2416, 307.6087, 307.1608, 307.4423, 307.1178, 307.0432, </text:p>
      <text:p text:style-name="P1"><text:s text:c="4"/>307.1453, 308.5787, 306.4316, 306.3616, 306.545, 306.3755, 306.0186, </text:p>
      <text:p text:style-name="P1"><text:s text:c="4"/>305.5516, 306.7153, 306.9846, 306.4961, 307.5175, 308.4976, 308.0882, </text:p>
      <text:p text:style-name="P1"><text:s text:c="4"/>307.0868, 307.1856, 307.6825, 307.3296, 307.3329, 307.3947, 307.5014, </text:p>
      <text:p text:style-name="P1"><text:s text:c="4"/>307.5526, 307.6309, 307.7115, 307.7725, 307.7791, 307.7935, 307.8354, </text:p>
      <text:p text:style-name="P1"><text:s text:c="4"/>307.843, 307.8631, 307.8332, 307.7899, 307.7976, 307.8084, 307.8054, </text:p>
      <text:p text:style-name="P1"><text:s text:c="4"/>307.7381, 307.6521, 307.6968, 308.1594, 308.1545, 307.325, 307.8187, </text:p>
      <text:p text:style-name="P1"><text:s text:c="4"/>308.0713, 307.6468, 307.5848, 307.6221, 307.6257, 307.6024, 307.6292, </text:p>
      <text:p text:style-name="P1"><text:s text:c="4"/>307.658, 307.6734, 307.6243, 307.5866, 307.577,</text:p>
      <text:p text:style-name="P1"><text:s text:c="2"/>307.0423, 306.9576, 306.8875, 306.6939, 306.5516, 306.4691, 306.3486, </text:p>
      <text:p text:style-name="P1"><text:s text:c="4"/>306.1102, 306.0846, 305.8371, 305.6844, 305.5664, 305.3787, 305.2185, </text:p>
      <text:p text:style-name="P1"><text:s text:c="4"/>305.0124, 304.7668, 304.6023, 304.2394, 304.0966, 303.8374, 303.7672, </text:p>
      <text:p text:style-name="P1"><text:s text:c="4"/>303.55, 303.6537, 302.9796, 303.0749, 302.7457, 302.6349, 302.7006, </text:p>
      <text:p text:style-name="P1"><text:s text:c="4"/>303.0589, 303.1783, 303.7936, 304.3751, 305.1117, 305.7904, 306.1176, </text:p>
      <text:p text:style-name="P1"><text:s text:c="4"/>306.098, 306.4255, 306.9689, 306.0139, 307.4694, 308.5649, 307.7357, </text:p>
      <text:p text:style-name="P1"><text:s text:c="4"/>307.575, 308.987, 307.1751, 307.3452, 307.6006, 307.3166, 307.0962, </text:p>
      <text:p text:style-name="P1"><text:s text:c="4"/>306.9988, 308.1937, 307.5718, 306.6447, 307.5251, 308.4734, 307.9372, </text:p>
      <text:p text:style-name="P1"><text:s text:c="4"/>307.2931, 307.3078, 308.032, 307.3817, 307.3351, 307.3972, 307.4677, </text:p>
      <text:p text:style-name="P1"><text:s text:c="4"/>307.4942, 307.5998, 307.6997, 307.7343, 307.7239, 307.7595, 307.7867, </text:p>
      <text:p text:style-name="P1"><text:s text:c="4"/>307.8235, 307.8112, 307.7817, 307.7351, 307.7495, 307.7607, 307.7724, </text:p>
      <text:p text:style-name="P1"><text:s text:c="4"/>307.7518, 307.7138, 307.6966, 308.1527, 308.3933, 308.2173, 307.9439, </text:p>
      <text:p text:style-name="P1"><text:s text:c="4"/>307.5453, 307.4785, 307.553, 307.5815, 307.5334, 307.503, 307.4229, </text:p>
      <text:p text:style-name="P1"><text:s text:c="4"/>307.401, 307.3715, 307.231, 307.1601, 307.1365,</text:p>
      <text:p text:style-name="P1"><text:s text:c="2"/>306.5215, 306.4315, 306.3424, 306.1821, 306.0532, 305.9406, 305.8449, </text:p>
      <text:p text:style-name="P1"><text:s text:c="4"/>305.6175, 305.6467, 305.4178, 305.284, 305.1676, 305.0033, 304.8475, </text:p>
      <text:p text:style-name="P1"><text:s text:c="4"/>304.6096, 304.3641, 304.2218, 303.8708, 303.6158, 303.1632, 303.0664, </text:p>
      <text:p text:style-name="P1"><text:s text:c="4"/>302.5613, 302.5874, 301.5751, 301.4655, 300.9975, 300.7761, 300.6328, </text:p>
      <text:p text:style-name="P1"><text:s text:c="4"/>300.7365, 300.8132, 301.3969, 302.1312, 303.2694, 304.5001, 305.4135, </text:p>
      <text:p text:style-name="P1"><text:s text:c="4"/>305.6541, 306.4107, 306.5641, 305.6139, 306.8806, 309.2747, 308.2297, </text:p>
      <text:p text:style-name="P1"><text:soft-page-break/><text:s text:c="4"/>308.507, 309.2687, 308.6585, 308.758, 308.8606, 308.6482, 308.482, </text:p>
      <text:p text:style-name="P1"><text:s text:c="4"/>308.7362, 309.9967, 309.1427, 307.8192, 308.418, 309.2999, 308.7266, </text:p>
      <text:p text:style-name="P1"><text:s text:c="4"/>308.5392, 308.4803, 308.709, 307.4365, 307.3227, 307.4117, 307.4844, </text:p>
      <text:p text:style-name="P1"><text:s text:c="4"/>307.5005, 307.5723, 307.6612, 307.6828, 307.7143, 307.7585, 307.7716, </text:p>
      <text:p text:style-name="P1"><text:s text:c="4"/>307.7708, 307.7341, 307.7231, 307.6939, 307.7161, 307.7375, 307.7516, </text:p>
      <text:p text:style-name="P1"><text:s text:c="4"/>307.7669, 307.723, 307.6796, 307.6343, 307.5691, 307.4999, 307.4398, </text:p>
      <text:p text:style-name="P1"><text:s text:c="4"/>307.3261, 307.3198, 307.3044, 307.2812, 307.2141, 307.1599, 307.0661, </text:p>
      <text:p text:style-name="P1"><text:s text:c="4"/>307.0331, 306.9539, 306.7662, 306.6687, 306.6848,</text:p>
      <text:p text:style-name="P1"><text:s text:c="2"/>306.4935, 306.4006, 306.2856, 306.1488, 306.0244, 305.8919, 305.8199, </text:p>
      <text:p text:style-name="P1"><text:s text:c="4"/>305.5876, 305.6275, 305.373, 305.2792, 305.139, 304.9744, 304.8001, </text:p>
      <text:p text:style-name="P1"><text:s text:c="4"/>304.5407, 304.3755, 304.1328, 303.9383, 303.5878, 303.1402, 303.0864, </text:p>
      <text:p text:style-name="P1"><text:s text:c="4"/>302.4807, 302.4331, 301.2704, 300.9822, 300.1539, 300.0044, 299.5488, </text:p>
      <text:p text:style-name="P1"><text:s text:c="4"/>299.5038, 299.6116, 300.0688, 300.7539, 301.8831, 303.1514, 304.2522, </text:p>
      <text:p text:style-name="P1"><text:s text:c="4"/>305.2045, 306.6001, 307.5163, 308.1353, 309.3022, 310.7442, 310.2263, </text:p>
      <text:p text:style-name="P1"><text:s text:c="4"/>310.0804, 310.0962, 309.0638, 309.6969, 309.3377, 309.0974, 309.2433, </text:p>
      <text:p text:style-name="P1"><text:s text:c="4"/>310.2998, 311.2773, 310.1294, 308.4664, 309.1431, 310.1818, 309.4437, </text:p>
      <text:p text:style-name="P1"><text:s text:c="4"/>309.5738, 309.6315, 308.8033, 307.4026, 307.2873, 307.3958, 307.4606, </text:p>
      <text:p text:style-name="P1"><text:s text:c="4"/>307.4989, 307.5572, 307.611, 307.6414, 307.7025, 307.7383, 307.7671, </text:p>
      <text:p text:style-name="P1"><text:s text:c="4"/>307.7005, 307.6981, 307.7037, 307.7099, 307.7011, 307.7025, 307.7202, </text:p>
      <text:p text:style-name="P1"><text:s text:c="4"/>307.715, 307.6721, 307.6549, 307.5853, 307.5121, 307.487, 307.4299, </text:p>
      <text:p text:style-name="P1"><text:s text:c="4"/>307.3782, 307.3386, 307.2634, 307.2293, 307.1791, 307.0881, 307.014, </text:p>
      <text:p text:style-name="P1"><text:s text:c="4"/>306.9867, 306.9318, 306.774, 306.6585, 306.6647,</text:p>
      <text:p text:style-name="P1"><text:s text:c="2"/>306.9081, 306.799, 306.7011, 306.5762, 306.3971, 306.2616, 306.2095, </text:p>
      <text:p text:style-name="P1"><text:s text:c="4"/>306.0126, 305.9916, 305.7392, 305.6566, 305.4849, 305.3177, 305.144, </text:p>
      <text:p text:style-name="P1"><text:s text:c="4"/>304.9388, 304.7294, 304.5206, 304.3483, 304.0715, 303.8761, 303.9017, </text:p>
      <text:p text:style-name="P1"><text:s text:c="4"/>303.5429, 303.4771, 302.5651, 302.6508, 301.7531, 301.6653, 301.0995, </text:p>
      <text:p text:style-name="P1"><text:s text:c="4"/>300.8557, 300.8489, 300.9954, 301.2156, 301.8687, 302.6248, 303.4344, </text:p>
      <text:p text:style-name="P1"><text:s text:c="4"/>304.7154, 306.9364, 309.4886, 311.8648, 312.515, 312.3763, 312.1358, </text:p>
      <text:p text:style-name="P1"><text:s text:c="4"/>310.8973, 310.2614, 309.6494, 309.7708, 307.9286, 308.6712, 309.783, </text:p>
      <text:p text:style-name="P1"><text:s text:c="4"/>311.3004, 311.7289, 309.7071, 308.0768, 308.8867, 309.7894, 309.0531, </text:p>
      <text:p text:style-name="P1"><text:s text:c="4"/>309.6243, 310.2331, 307.9818, 307.3525, 307.305, 307.385, 307.4407, </text:p>
      <text:p text:style-name="P1"><text:s text:c="4"/>307.4792, 307.546, 307.5819, 307.6147, 307.6729, 307.6937, 307.7252, </text:p>
      <text:p text:style-name="P1"><text:s text:c="4"/>307.6683, 307.6829, 307.7091, 307.7448, 307.73, 307.747, 307.7611, </text:p>
      <text:p text:style-name="P1"><text:s text:c="4"/>307.7463, 307.7033, 307.6877, 307.6428, 307.6062, 307.5859, 307.5612, </text:p>
      <text:p text:style-name="P1"><text:s text:c="4"/>307.5568, 307.5347, 307.4776, 307.4609, 307.4174, 307.3738, 307.2889, </text:p>
      <text:p text:style-name="P1"><text:s text:c="4"/>307.2512, 307.2479, 307.1614, 307.0765, 307.0446,</text:p>
      <text:p text:style-name="P1"><text:s text:c="2"/>307.2248, 307.1409, 307.0826, 307.0258, 306.8821, 306.8588, 306.7464, </text:p>
      <text:p text:style-name="P1"><text:s text:c="4"/>306.6898, 306.5898, 306.4408, 306.3588, 306.2006, 306.0283, 305.869, </text:p>
      <text:p text:style-name="P1"><text:s text:c="4"/>305.6505, 305.4374, 305.1105, 304.8475, 304.5111, 304.3383, 304.3289, </text:p>
      <text:p text:style-name="P1"><text:s text:c="4"/>304.1357, 303.9417, 303.4408, 303.5528, 303.0129, 302.9341, 302.6708, </text:p>
      <text:p text:style-name="P1"><text:s text:c="4"/>302.5561, 302.3828, 302.0492, 301.8125, 301.9379, 302.2711, 302.9758, </text:p>
      <text:p text:style-name="P1"><text:s text:c="4"/>304.7395, 307.4235, 309.8987, 313.019, 313.2336, 312.5951, 311.5228, </text:p>
      <text:p text:style-name="P1"><text:s text:c="4"/>310.3599, 309.4661, 309.1193, 308.6147, 306.1658, 307.9355, 309.5985, </text:p>
      <text:p text:style-name="P1"><text:s text:c="4"/>310.5653, 311.1711, 308.9902, 307.6763, 308.2414, 308.8022, 308.2175, </text:p>
      <text:p text:style-name="P1"><text:s text:c="4"/>308.6888, 309.1267, 307.7744, 307.3899, 307.3829, 307.4383, 307.462, </text:p>
      <text:p text:style-name="P1"><text:s text:c="4"/>307.4765, 307.5196, 307.5711, 307.6025, 307.654, 307.6556, 307.6868, </text:p>
      <text:p text:style-name="P1"><text:s text:c="4"/>307.695, 307.6962, 307.7498, 307.8282, 307.8297, 307.8491, 307.8269, </text:p>
      <text:p text:style-name="P1"><text:s text:c="4"/>307.7913, 307.7511, 307.7215, 307.6892, 307.6899, 307.6675, 307.6533, </text:p>
      <text:p text:style-name="P1"><text:s text:c="4"/>307.6494, 307.6291, 307.5994, 307.5887, 307.557, 307.5229, 307.4631, </text:p>
      <text:p text:style-name="P1"><text:s text:c="4"/>307.4263, 307.414, 307.3836, 307.3233, 307.2976,</text:p>
      <text:p text:style-name="P1"><text:s text:c="2"/>307.2592, 307.2119, 307.1541, 307.1199, 307.0488, 307.0722, 307.0202, </text:p>
      <text:p text:style-name="P1"><text:s text:c="4"/>307.033, 306.9762, 306.9469, 306.8869, 306.7927, 306.658, 306.535, </text:p>
      <text:p text:style-name="P1"><text:s text:c="4"/>306.3499, 306.1815, 305.9272, 305.675, 305.3521, 305.0762, 304.8892, </text:p>
      <text:p text:style-name="P1"><text:s text:c="4"/>304.5965, 304.3147, 304.0025, 303.9742, 303.6172, 303.447, 303.2516, </text:p>
      <text:p text:style-name="P1"><text:s text:c="4"/>303.1438, 302.8485, 302.2253, 301.6473, 301.3279, 301.5743, 302.4283, </text:p>
      <text:p text:style-name="P1"><text:s text:c="4"/>305.0517, 307.3042, 309.3233, 312.269, 312.3835, 311.6366, 310.348, </text:p>
      <text:p text:style-name="P1"><text:s text:c="4"/>309.2282, 308.0494, 307.0225, 306.666, 304.7661, 306.7914, 306.5881, </text:p>
      <text:p text:style-name="P1"><text:s text:c="4"/>307.6447, 309.5658, 308.4737, 307.2294, 307.2188, 307.5751, 306.9925, </text:p>
      <text:p text:style-name="P1"><text:s text:c="4"/>307.0691, 307.425, 307.658, 307.3292, 307.4035, 307.4674, 307.466, </text:p>
      <text:p text:style-name="P1"><text:soft-page-break/><text:s text:c="4"/>307.4819, 307.4884, 307.5325, 307.5617, 307.5769, 307.5737, 307.6001, </text:p>
      <text:p text:style-name="P1"><text:s text:c="4"/>307.6243, 307.6242, 307.6998, 307.7827, 307.8121, 307.8585, 307.8293, </text:p>
      <text:p text:style-name="P1"><text:s text:c="4"/>307.8012, 307.7758, 307.7379, 307.713, 307.7103, 307.7031, 307.6911, </text:p>
      <text:p text:style-name="P1"><text:s text:c="4"/>307.6742, 307.654, 307.6362, 307.6196, 307.5936, 307.5506, 307.4884, </text:p>
      <text:p text:style-name="P1"><text:s text:c="4"/>307.4571, 307.4306, 307.4193, 307.3555, 307.322,</text:p>
      <text:p text:style-name="P1"><text:s text:c="2"/>307.1832, 307.1283, 307.0618, 306.9742, 306.9142, 306.9425, 306.9335, </text:p>
      <text:p text:style-name="P1"><text:s text:c="4"/>306.9616, 306.9683, 306.9795, 306.9455, 306.9034, 306.8015, 306.6724, </text:p>
      <text:p text:style-name="P1"><text:s text:c="4"/>306.5061, 306.3268, 306.1274, 305.8881, 305.6271, 305.3524, 305.0866, </text:p>
      <text:p text:style-name="P1"><text:s text:c="4"/>304.7581, 304.4474, 304.1704, 303.9477, 303.6349, 303.3633, 303.1154, </text:p>
      <text:p text:style-name="P1"><text:s text:c="4"/>302.9014, 302.5237, 301.8102, 300.9934, 300.4506, 300.6519, 301.6241, </text:p>
      <text:p text:style-name="P1"><text:s text:c="4"/>305.3408, 306.576, 307.8474, 311.2036, 311.2913, 310.5397, 309.1477, </text:p>
      <text:p text:style-name="P1"><text:s text:c="4"/>307.8293, 306.5938, 305.0396, 304.639, 304.619, 305.9862, 306.3481, </text:p>
      <text:p text:style-name="P1"><text:s text:c="4"/>306.223, 307.2657, 306.9633, 306.2708, 306.1574, 306.2021, 305.3394, </text:p>
      <text:p text:style-name="P1"><text:s text:c="4"/>305.3756, 305.9172, 306.5866, 307.0475, 307.3715, 307.4069, 307.3895, </text:p>
      <text:p text:style-name="P1"><text:s text:c="4"/>307.4052, 307.4117, 307.4605, 307.4596, 307.4352, 307.4454, 307.4853, </text:p>
      <text:p text:style-name="P1"><text:s text:c="4"/>307.4909, 307.5034, 307.5687, 307.6409, 307.6877, 307.7431, 307.7253, </text:p>
      <text:p text:style-name="P1"><text:s text:c="4"/>307.7112, 307.7015, 307.6725, 307.6813, 307.6672, 307.6543, 307.6436, </text:p>
      <text:p text:style-name="P1"><text:s text:c="4"/>307.6208, 307.6008, 307.5904, 307.5709, 307.5411, 307.5063, 307.4565, </text:p>
      <text:p text:style-name="P1"><text:s text:c="4"/>307.4127, 307.3826, 307.3575, 307.3151, 307.2521,</text:p>
      <text:p text:style-name="P1"><text:s text:c="2"/>306.9999, 306.9382, 306.8867, 306.8232, 306.7483, 306.7686, 306.776, </text:p>
      <text:p text:style-name="P1"><text:s text:c="4"/>306.7599, 306.7665, 306.8081, 306.7551, 306.7219, 306.6405, 306.517, </text:p>
      <text:p text:style-name="P1"><text:s text:c="4"/>306.3398, 306.1294, 305.909, 305.6418, 305.3469, 305.0127, 304.7065, </text:p>
      <text:p text:style-name="P1"><text:s text:c="4"/>304.3783, 304.044, 303.7198, 303.3889, 303.0315, 302.6869, 302.3821, </text:p>
      <text:p text:style-name="P1"><text:s text:c="4"/>302.076, 301.7049, 301.1219, 300.3637, 299.7672, 299.8649, 300.9598, </text:p>
      <text:p text:style-name="P1"><text:s text:c="4"/>305.4921, 305.5974, 306.5763, 309.7564, 309.7234, 308.8386, 307.6257, </text:p>
      <text:p text:style-name="P1"><text:s text:c="4"/>306.1314, 304.8947, 303.1673, 302.377, 304.1058, 305.5854, 307.019, </text:p>
      <text:p text:style-name="P1"><text:s text:c="4"/>305.9053, 305.388, 305.4505, 305.4656, 305.3236, 305.1305, 304.2203, </text:p>
      <text:p text:style-name="P1"><text:s text:c="4"/>303.8265, 304.9441, 306.0841, 306.6529, 307.0654, 307.1179, 307.1296, </text:p>
      <text:p text:style-name="P1"><text:s text:c="4"/>307.171, 307.2002, 307.2352, 307.2475, 307.2255, 307.2431, 307.2765, </text:p>
      <text:p text:style-name="P1"><text:s text:c="4"/>307.302, 307.3055, 307.3457, 307.4024, 307.4495, 307.5232, 307.5254, </text:p>
      <text:p text:style-name="P1"><text:s text:c="4"/>307.5186, 307.5052, 307.4953, 307.5154, 307.507, 307.5003, 307.4768, </text:p>
      <text:p text:style-name="P1"><text:s text:c="4"/>307.449, 307.4284, 307.422, 307.3943, 307.359, 307.326, 307.2796, </text:p>
      <text:p text:style-name="P1"><text:s text:c="4"/>307.2353, 307.1885, 307.1408, 307.1097, 307.0639,</text:p>
      <text:p text:style-name="P1"><text:s text:c="2"/>306.5699, 306.5209, 306.4701, 306.413, 306.3941, 306.4164, 306.4784, </text:p>
      <text:p text:style-name="P1"><text:s text:c="4"/>306.4716, 306.4617, 306.5135, 306.4705, 306.402, 306.3091, 306.2005, </text:p>
      <text:p text:style-name="P1"><text:s text:c="4"/>306.0564, 305.8329, 305.6018, 305.34, 305.0293, 304.6702, 304.3418, </text:p>
      <text:p text:style-name="P1"><text:s text:c="4"/>304.017, 303.6927, 303.346, 302.9721, 302.6043, 302.215, 301.8271, </text:p>
      <text:p text:style-name="P1"><text:s text:c="4"/>301.4157, 300.9921, 300.4944, 299.8701, 299.343, 299.237, 300.2076, </text:p>
      <text:p text:style-name="P1"><text:s text:c="4"/>303.9163, 305.5587, 306.9614, 308.0862, 307.9293, 307.358, 306.2485, </text:p>
      <text:p text:style-name="P1"><text:s text:c="4"/>304.3396, 303.0901, 301.171, 300.9656, 302.8187, 305.0248, 307.994, </text:p>
      <text:p text:style-name="P1"><text:s text:c="4"/>305.7382, 304.6437, 305.0251, 304.7612, 304.5632, 304.2495, 304.0822, </text:p>
      <text:p text:style-name="P1"><text:s text:c="4"/>303.2811, 304.7002, 305.6229, 306.2486, 306.5797, 306.6404, 306.7176, </text:p>
      <text:p text:style-name="P1"><text:s text:c="4"/>306.788, 306.8456, 306.8781, 306.8998, 306.8802, 306.8961, 306.9272, </text:p>
      <text:p text:style-name="P1"><text:s text:c="4"/>306.9406, 306.9316, 306.9391, 306.9772, 307.007, 307.0758, 307.0964, </text:p>
      <text:p text:style-name="P1"><text:s text:c="4"/>307.1088, 307.1089, 307.1211, 307.1429, 307.1362, 307.1071, 307.0754, </text:p>
      <text:p text:style-name="P1"><text:s text:c="4"/>307.0259, 307.0125, 306.9969, 306.945, 306.8796, 306.8364, 306.7764, </text:p>
      <text:p text:style-name="P1"><text:s text:c="4"/>306.7342, 306.6807, 306.6306, 306.6102, 306.5972,</text:p>
      <text:p text:style-name="P1"><text:s text:c="2"/>305.8513, 305.8375, 305.8121, 305.7694, 305.785, 305.8565, 305.9642, </text:p>
      <text:p text:style-name="P1"><text:s text:c="4"/>306.0255, 306.0438, 306.0883, 306.0981, 306.0291, 305.9245, 305.8302, </text:p>
      <text:p text:style-name="P1"><text:s text:c="4"/>305.7306, 305.5358, 305.3151, 305.0849, 304.8224, 304.4915, 304.181, </text:p>
      <text:p text:style-name="P1"><text:s text:c="4"/>303.8708, 303.5743, 303.2623, 302.9188, 302.5818, 302.1974, 301.7773, </text:p>
      <text:p text:style-name="P1"><text:s text:c="4"/>301.2912, 300.7641, 300.232, 299.6768, 299.1032, 298.7837, 299.2105, </text:p>
      <text:p text:style-name="P1"><text:s text:c="4"/>302.4417, 303.3422, 304.9305, 306.2575, 305.9254, 305.4579, 304.6926, </text:p>
      <text:p text:style-name="P1"><text:s text:c="4"/>303.756, 300.706, 298.725, 300.1778, 301.4836, 304.5306, 307.3705, </text:p>
      <text:p text:style-name="P1"><text:s text:c="4"/>305.2068, 304.4704, 303.9526, 303.5327, 303.2818, 303.4013, 303.9161, </text:p>
      <text:p text:style-name="P1"><text:s text:c="4"/>303.5763, 304.3781, 305.2199, 305.7817, 306.0078, 306.1095, 306.2461, </text:p>
      <text:p text:style-name="P1"><text:s text:c="4"/>306.3209, 306.347, 306.3618, 306.4012, 306.3848, 306.3765, 306.3891, </text:p>
      <text:p text:style-name="P1"><text:s text:c="4"/>306.3722, 306.3503, 306.3413, 306.3531, 306.3667, 306.4238, 306.4547, </text:p>
      <text:p text:style-name="P1"><text:s text:c="4"/>306.4772, 306.5069, 306.5283, 306.5345, 306.5208, 306.4854, 306.4266, </text:p>
      <text:p text:style-name="P1"><text:soft-page-break/><text:s text:c="4"/>306.3683, 306.3381, 306.2917, 306.2174, 306.1127, 306.0429, 305.969, </text:p>
      <text:p text:style-name="P1"><text:s text:c="4"/>305.929, 305.8726, 305.8398, 305.8262, 305.8354,</text:p>
      <text:p text:style-name="P1"><text:s text:c="2"/>304.8958, 304.9029, 304.8995, 304.8873, 304.934, 305.0467, 305.2019, </text:p>
      <text:p text:style-name="P1"><text:s text:c="4"/>305.3345, 305.3998, 305.469, 305.5209, 305.4999, 305.4187, 305.336, </text:p>
      <text:p text:style-name="P1"><text:s text:c="4"/>305.2823, 305.1374, 304.9802, 304.7913, 304.5842, 304.3193, 304.0543, </text:p>
      <text:p text:style-name="P1"><text:s text:c="4"/>303.7542, 303.4664, 303.1829, 302.8867, 302.5715, 302.2057, 301.7993, </text:p>
      <text:p text:style-name="P1"><text:s text:c="4"/>301.3326, 300.7691, 300.2118, 299.6494, 299.0358, 298.5193, 298.2576, </text:p>
      <text:p text:style-name="P1"><text:s text:c="4"/>300.5026, 299.5066, 299.89, 302.3986, 302.7157, 302.1679, 302.1748, </text:p>
      <text:p text:style-name="P1"><text:s text:c="4"/>301.8566, 299.5164, 297.6569, 299.6172, 301.1106, 304.0494, 305.5575, </text:p>
      <text:p text:style-name="P1"><text:s text:c="4"/>303.6054, 303.3716, 302.6928, 302.1206, 301.9794, 302.1725, 303.1974, </text:p>
      <text:p text:style-name="P1"><text:s text:c="4"/>303.7255, 303.9402, 304.6143, 305.1133, 305.3319, 305.4602, 305.614, </text:p>
      <text:p text:style-name="P1"><text:s text:c="4"/>305.7, 305.6927, 305.6794, 305.6987, 305.6694, 305.6325, 305.6246, </text:p>
      <text:p text:style-name="P1"><text:s text:c="4"/>305.6143, 305.5931, 305.5603, 305.5385, 305.5381, 305.5855, 305.6411, </text:p>
      <text:p text:style-name="P1"><text:s text:c="4"/>305.6827, 305.7303, 305.7609, 305.7557, 305.7441, 305.7079, 305.658, </text:p>
      <text:p text:style-name="P1"><text:s text:c="4"/>305.5986, 305.5398, 305.4772, 305.3814, 305.2395, 305.1381, 305.0477, </text:p>
      <text:p text:style-name="P1"><text:s text:c="4"/>305.0064, 304.9346, 304.8936, 304.8585, 304.8522,</text:p>
      <text:p text:style-name="P1"><text:s text:c="2"/>303.8313, 303.8577, 303.8726, 303.8669, 303.9099, 304.0246, 304.2163, </text:p>
      <text:p text:style-name="P1"><text:s text:c="4"/>304.3999, 304.5277, 304.6107, 304.6868, 304.7282, 304.7118, 304.6643, </text:p>
      <text:p text:style-name="P1"><text:s text:c="4"/>304.6248, 304.5658, 304.4821, 304.3789, 304.2148, 304.0222, 303.7977, </text:p>
      <text:p text:style-name="P1"><text:s text:c="4"/>303.5168, 303.2298, 302.9444, 302.6535, 302.3289, 301.9471, 301.5485, </text:p>
      <text:p text:style-name="P1"><text:s text:c="4"/>301.1326, 300.6246, 300.0804, 299.553, 299.0231, 298.5069, 298.0702, </text:p>
      <text:p text:style-name="P1"><text:s text:c="4"/>298.1094, 299.5279, 300.588, 302.213, 300.8226, 300.162, 299.6841, </text:p>
      <text:p text:style-name="P1"><text:s text:c="4"/>298.6109, 296.203, 295.3355, 298.7997, 300.5502, 303.717, 303.2578, </text:p>
      <text:p text:style-name="P1"><text:s text:c="4"/>301.3043, 301.6931, 301.3242, 301.0065, 300.5065, 300.3584, 301.4617, </text:p>
      <text:p text:style-name="P1"><text:s text:c="4"/>303.0161, 303.4769, 303.762, 304.2789, 304.5315, 304.6689, 304.8225, </text:p>
      <text:p text:style-name="P1"><text:s text:c="4"/>304.921, 304.9134, 304.8707, 304.8386, 304.7777, 304.7071, 304.6864, </text:p>
      <text:p text:style-name="P1"><text:s text:c="4"/>304.6931, 304.6785, 304.6344, 304.6052, 304.5999, 304.6354, 304.706, </text:p>
      <text:p text:style-name="P1"><text:s text:c="4"/>304.7684, 304.8471, 304.8958, 304.9135, 304.9125, 304.8829, 304.8504, </text:p>
      <text:p text:style-name="P1"><text:s text:c="4"/>304.8049, 304.7399, 304.6694, 304.572, 304.4139, 304.2756, 304.1547, </text:p>
      <text:p text:style-name="P1"><text:s text:c="4"/>304.083, 303.9948, 303.9317, 303.8605, 303.8045,</text:p>
      <text:p text:style-name="P1"><text:s text:c="2"/>302.7704, 302.773, 302.8093, 302.8105, 302.8324, 302.9046, 303.1031, </text:p>
      <text:p text:style-name="P1"><text:s text:c="4"/>303.3069, 303.4677, 303.5545, 303.644, 303.7264, 303.7753, 303.7758, </text:p>
      <text:p text:style-name="P1"><text:s text:c="4"/>303.7616, 303.7725, 303.781, 303.7507, 303.6909, 303.5541, 303.3743, </text:p>
      <text:p text:style-name="P1"><text:s text:c="4"/>303.1302, 302.8431, 302.5431, 302.2217, 301.8541, 301.4321, 301.0112, </text:p>
      <text:p text:style-name="P1"><text:s text:c="4"/>300.6107, 300.172, 299.6866, 299.1977, 298.7239, 298.2933, 297.9654, </text:p>
      <text:p text:style-name="P1"><text:s text:c="4"/>297.7905, 298.6719, 299.9438, 299.7004, 299.1146, 299.3751, 298.7287, </text:p>
      <text:p text:style-name="P1"><text:s text:c="4"/>296.7197, 294.4923, 292.9326, 297.611, 300.0039, 303.2787, 300.8332, </text:p>
      <text:p text:style-name="P1"><text:s text:c="4"/>298.9986, 299.9171, 299.4471, 300.1034, 299.264, 299.1114, 299.4951, </text:p>
      <text:p text:style-name="P1"><text:s text:c="4"/>301.6724, 302.7003, 302.7745, 303.2917, 303.5774, 303.7334, 303.8752, </text:p>
      <text:p text:style-name="P1"><text:s text:c="4"/>304.0065, 304.0306, 303.9775, 303.8913, 303.793, 303.6862, 303.6305, </text:p>
      <text:p text:style-name="P1"><text:s text:c="4"/>303.6188, 303.6006, 303.5693, 303.5403, 303.5434, 303.5772, 303.6382, </text:p>
      <text:p text:style-name="P1"><text:s text:c="4"/>303.7178, 303.8389, 303.9387, 304.0032, 304.0352, 304.0234, 304.0099, </text:p>
      <text:p text:style-name="P1"><text:s text:c="4"/>303.9933, 303.9492, 303.8912, 303.8079, 303.652, 303.4842, 303.3224, </text:p>
      <text:p text:style-name="P1"><text:s text:c="4"/>303.209, 303.0934, 303.0068, 302.9117, 302.806,</text:p>
      <text:p text:style-name="P1"><text:s text:c="2"/>301.7569, 301.7192, 301.7518, 301.7714, 301.7888, 301.8122, 301.9569, </text:p>
      <text:p text:style-name="P1"><text:s text:c="4"/>302.1561, 302.3128, 302.3967, 302.4794, 302.5756, 302.6514, 302.6953, </text:p>
      <text:p text:style-name="P1"><text:s text:c="4"/>302.7135, 302.7749, 302.8611, 302.9272, 302.9633, 302.9099, 302.8174, </text:p>
      <text:p text:style-name="P1"><text:s text:c="4"/>302.645, 302.3731, 302.0525, 301.69, 301.2676, 300.7889, 300.3281, </text:p>
      <text:p text:style-name="P1"><text:s text:c="4"/>299.9083, 299.4877, 299.058, 298.6232, 298.1793, 297.7185, 297.3869, </text:p>
      <text:p text:style-name="P1"><text:s text:c="4"/>297.3349, 298.265, 298.9405, 296.5811, 297.0168, 298.5208, 297.8714, </text:p>
      <text:p text:style-name="P1"><text:s text:c="4"/>295.809, 293.0882, 291.6281, 296.9074, 299.4283, 302.3162, 299.0224, </text:p>
      <text:p text:style-name="P1"><text:s text:c="4"/>296.9777, 297.1696, 297.5953, 298.3728, 297.5045, 297.6764, 298.9326, </text:p>
      <text:p text:style-name="P1"><text:s text:c="4"/>301.4399, 301.729, 301.7892, 302.2158, 302.5097, 302.6988, 302.8216, </text:p>
      <text:p text:style-name="P1"><text:s text:c="4"/>302.968, 303.0359, 303.0022, 302.9003, 302.7635, 302.6249, 302.5102, </text:p>
      <text:p text:style-name="P1"><text:s text:c="4"/>302.4429, 302.3998, 302.3799, 302.3456, 302.3322, 302.3613, 302.408, </text:p>
      <text:p text:style-name="P1"><text:s text:c="4"/>302.4898, 302.6375, 302.7988, 302.9275, 303.0404, 303.0813, 303.0949, </text:p>
      <text:p text:style-name="P1"><text:s text:c="4"/>303.1141, 303.1137, 303.0837, 303.0264, 302.8854, 302.7128, 302.5309, </text:p>
      <text:p text:style-name="P1"><text:s text:c="4"/>302.3629, 302.2047, 302.0982, 302.0074, 301.8672,</text:p>
      <text:p text:style-name="P1"><text:s text:c="2"/>300.8141, 300.7348, 300.7352, 300.7578, 300.7816, 300.782, 300.8659, </text:p>
      <text:p text:style-name="P1"><text:soft-page-break/><text:s text:c="4"/>301.0318, 301.166, 301.2495, 301.3108, 301.3914, 301.455, 301.5104, </text:p>
      <text:p text:style-name="P1"><text:s text:c="4"/>301.5434, 301.6212, 301.7647, 301.9207, 302.0546, 302.1243, 302.133, </text:p>
      <text:p text:style-name="P1"><text:s text:c="4"/>302.0386, 301.8397, 301.5396, 301.1566, 300.7016, 300.1764, 299.6757, </text:p>
      <text:p text:style-name="P1"><text:s text:c="4"/>299.2209, 298.7717, 298.3378, 297.9352, 297.5517, 297.0742, 296.6224, </text:p>
      <text:p text:style-name="P1"><text:s text:c="4"/>296.38, 297.4537, 297.9067, 294.1922, 295.0044, 297.2536, 296.8216, </text:p>
      <text:p text:style-name="P1"><text:s text:c="4"/>295.2429, 291.8214, 291.8425, 296.2209, 299.1801, 300.9339, 296.9027, </text:p>
      <text:p text:style-name="P1"><text:s text:c="4"/>294.9446, 294.7235, 295.1965, 296.2737, 294.6052, 295.7106, 299.5228, </text:p>
      <text:p text:style-name="P1"><text:s text:c="4"/>301.0486, 300.8824, 300.9238, 301.2623, 301.5045, 301.6785, 301.7734, </text:p>
      <text:p text:style-name="P1"><text:s text:c="4"/>301.9086, 301.993, 301.9789, 301.8816, 301.7184, 301.5481, 301.3965, </text:p>
      <text:p text:style-name="P1"><text:s text:c="4"/>301.2696, 301.1842, 301.1295, 301.0613, 301.0083, 301.0125, 301.0321, </text:p>
      <text:p text:style-name="P1"><text:s text:c="4"/>301.1024, 301.2444, 301.4435, 301.6333, 301.8421, 301.9774, 302.0608, </text:p>
      <text:p text:style-name="P1"><text:s text:c="4"/>302.1147, 302.1743, 302.2038, 302.198, 302.096, 301.9377, 301.7437, </text:p>
      <text:p text:style-name="P1"><text:s text:c="4"/>301.5454, 301.3437, 301.21, 301.1167, 300.9719,</text:p>
      <text:p text:style-name="P1"><text:s text:c="2"/>299.9249, 299.8066, 299.7663, 299.7708, 299.8024, 299.7969, 299.8404, </text:p>
      <text:p text:style-name="P1"><text:s text:c="4"/>299.9504, 300.0776, 300.1796, 300.213, 300.2662, 300.3089, 300.3404, </text:p>
      <text:p text:style-name="P1"><text:s text:c="4"/>300.3587, 300.4117, 300.5609, 300.7727, 300.9958, 301.1651, 301.2737, </text:p>
      <text:p text:style-name="P1"><text:s text:c="4"/>301.304, 301.2003, 300.9905, 300.649, 300.214, 299.6925, 299.1684, </text:p>
      <text:p text:style-name="P1"><text:s text:c="4"/>298.6738, 298.1895, 297.7178, 297.2992, 296.9462, 296.5183, 295.977, </text:p>
      <text:p text:style-name="P1"><text:s text:c="4"/>295.4497, 296.3499, 297.2413, 293.0062, 293.9006, 295.7806, 295.3221, </text:p>
      <text:p text:style-name="P1"><text:s text:c="4"/>293.524, 290.9627, 294.3163, 295.7092, 299.1341, 297.9447, 293.7253, </text:p>
      <text:p text:style-name="P1"><text:s text:c="4"/>292.9578, 293.2449, 293.7257, 294.0642, 292.5109, 294.8079, 300.0397, </text:p>
      <text:p text:style-name="P1"><text:s text:c="4"/>300.4673, 300.1862, 300.0842, 300.3202, 300.5257, 300.7808, 300.857, </text:p>
      <text:p text:style-name="P1"><text:s text:c="4"/>300.9713, 301.0429, 301.0095, 300.9207, 300.7367, 300.5227, 300.3576, </text:p>
      <text:p text:style-name="P1"><text:s text:c="4"/>300.1975, 300.0538, 299.9366, 299.8286, 299.7168, 299.6645, 299.6374, </text:p>
      <text:p text:style-name="P1"><text:s text:c="4"/>299.6638, 299.7377, 299.9317, 300.1222, 300.3915, 300.6468, 300.8602, </text:p>
      <text:p text:style-name="P1"><text:s text:c="4"/>300.9868, 301.1103, 301.2208, 301.2822, 301.2468, 301.1261, 300.9427, </text:p>
      <text:p text:style-name="P1"><text:s text:c="4"/>300.7357, 300.5093, 300.3443, 300.2474, 300.1083,</text:p>
      <text:p text:style-name="P1"><text:s text:c="2"/>299.0674, 298.9195, 298.8349, 298.8048, 298.8314, 298.8432, 298.8727, </text:p>
      <text:p text:style-name="P1"><text:s text:c="4"/>298.9451, 299.0409, 299.1541, 299.1928, 299.213, 299.2282, 299.2494, </text:p>
      <text:p text:style-name="P1"><text:s text:c="4"/>299.2451, 299.2625, 299.3596, 299.5871, 299.836, 300.0583, 300.2457, </text:p>
      <text:p text:style-name="P1"><text:s text:c="4"/>300.3988, 300.4179, 300.3149, 300.0829, 299.7395, 299.2888, 298.7729, </text:p>
      <text:p text:style-name="P1"><text:s text:c="4"/>298.2674, 297.7689, 297.2672, 296.8021, 296.4059, 296.0079, 295.4752, </text:p>
      <text:p text:style-name="P1"><text:s text:c="4"/>294.7697, 295.2953, 296.0019, 291.8283, 292.8344, 294.1415, 293.5872, </text:p>
      <text:p text:style-name="P1"><text:s text:c="4"/>291.6118, 291.878, 295.3841, 295.2036, 297.9363, 292.9023, 291.4615, </text:p>
      <text:p text:style-name="P1"><text:s text:c="4"/>291.7062, 291.6946, 291.7305, 291.4978, 290.6824, 294.6221, 299.4409, </text:p>
      <text:p text:style-name="P1"><text:s text:c="4"/>299.6602, 299.323, 299.0014, 299.0042, 299.1721, 299.8073, 300.0793, </text:p>
      <text:p text:style-name="P1"><text:s text:c="4"/>300.1973, 300.2523, 300.1655, 300.061, 299.8877, 299.6386, 299.4488, </text:p>
      <text:p text:style-name="P1"><text:s text:c="4"/>299.2761, 299.0917, 298.9127, 298.7646, 298.6203, 298.5011, 298.4214, </text:p>
      <text:p text:style-name="P1"><text:s text:c="4"/>298.3825, 298.3533, 298.4822, 298.6334, 298.8451, 299.1571, 299.4567, </text:p>
      <text:p text:style-name="P1"><text:s text:c="4"/>299.7069, 299.9136, 300.102, 300.2386, 300.2888, 300.2346, 300.1027, </text:p>
      <text:p text:style-name="P1"><text:s text:c="4"/>299.9231, 299.7061, 299.513, 299.3891, 299.2547,</text:p>
      <text:p text:style-name="P1"><text:s text:c="2"/>298.252, 298.0689, 297.942, 297.8593, 297.8666, 297.8968, 297.9372, </text:p>
      <text:p text:style-name="P1"><text:s text:c="4"/>297.9834, 298.0477, 298.1591, 298.1829, 298.1754, 298.1727, 298.1899, </text:p>
      <text:p text:style-name="P1"><text:s text:c="4"/>298.1864, 298.167, 298.2142, 298.3962, 298.6274, 298.8776, 299.1161, </text:p>
      <text:p text:style-name="P1"><text:s text:c="4"/>299.3448, 299.4722, 299.468, 299.3526, 299.1441, 298.8092, 298.3717, </text:p>
      <text:p text:style-name="P1"><text:s text:c="4"/>297.9111, 297.4419, 296.9343, 296.4343, 295.959, 295.5536, 295.0134, </text:p>
      <text:p text:style-name="P1"><text:s text:c="4"/>294.2635, 294.3767, 294.6144, 290.556, 291.6719, 292.4839, 291.9736, </text:p>
      <text:p text:style-name="P1"><text:s text:c="4"/>290.3925, 293.4413, 295.1526, 294.6234, 295.6235, 290.6562, 290.7176, </text:p>
      <text:p text:style-name="P1"><text:s text:c="4"/>290.7919, 289.8612, 289.2306, 288.6672, 289.4919, 293.9875, 298.8195, </text:p>
      <text:p text:style-name="P1"><text:s text:c="4"/>298.8538, 298.3589, 297.6452, 297.1969, 297.2043, 298.3897, 299.0472, </text:p>
      <text:p text:style-name="P1"><text:s text:c="4"/>299.3192, 299.4153, 299.2848, 299.1737, 299.0669, 298.8085, 298.5888, </text:p>
      <text:p text:style-name="P1"><text:s text:c="4"/>298.3965, 298.1837, 297.9727, 297.7907, 297.6179, 297.4435, 297.363, </text:p>
      <text:p text:style-name="P1"><text:s text:c="4"/>297.3035, 297.1626, 297.2348, 297.4892, 297.554, 297.7675, 298.0061, </text:p>
      <text:p text:style-name="P1"><text:s text:c="4"/>298.3263, 298.6084, 298.8607, 299.0676, 299.2126, 299.2422, 299.1947, </text:p>
      <text:p text:style-name="P1"><text:s text:c="4"/>299.0744, 298.912, 298.719, 298.5724, 298.4492,</text:p>
      <text:p text:style-name="P1"><text:s text:c="2"/>297.4866, 297.2852, 297.1299, 296.9918, 296.9438, 296.9596, 297.0291, </text:p>
      <text:p text:style-name="P1"><text:s text:c="4"/>297.0587, 297.1093, 297.1845, 297.186, 297.1448, 297.1335, 297.1338, </text:p>
      <text:p text:style-name="P1"><text:s text:c="4"/>297.1337, 297.0971, 297.0975, 297.2101, 297.425, 297.6819, 297.9331, </text:p>
      <text:p text:style-name="P1"><text:s text:c="4"/>298.1736, 298.3698, 298.4529, 298.4352, 298.3543, 298.161, 297.8458, </text:p>
      <text:p text:style-name="P1"><text:soft-page-break/><text:s text:c="4"/>297.4665, 297.0694, 296.6164, 296.1426, 295.616, 295.1559, 294.6159, </text:p>
      <text:p text:style-name="P1"><text:s text:c="4"/>293.8366, 293.5864, 293.5048, 289.8409, 291.0503, 291.8446, 291.6292, </text:p>
      <text:p text:style-name="P1"><text:s text:c="4"/>290.0222, 294.0447, 294.7636, 294.0108, 291.895, 289.6366, 289.9783, </text:p>
      <text:p text:style-name="P1"><text:s text:c="4"/>289.71, 288.6379, 287.4554, 286.9529, 288.1346, 293.08, 298.1905, </text:p>
      <text:p text:style-name="P1"><text:s text:c="4"/>297.9945, 297.2833, 296.0638, 294.3577, 294.922, 296.6359, 297.5102, </text:p>
      <text:p text:style-name="P1"><text:s text:c="4"/>298.0916, 298.3951, 298.1978, 298.0391, 298.0767, 297.834, 297.601, </text:p>
      <text:p text:style-name="P1"><text:s text:c="4"/>297.3907, 297.1586, 296.9284, 296.7256, 296.5137, 296.2846, 296.174, </text:p>
      <text:p text:style-name="P1"><text:s text:c="4"/>296.0759, 295.822, 295.8264, 296.4702, 296.6003, 296.7827, 296.8699, </text:p>
      <text:p text:style-name="P1"><text:s text:c="4"/>297.0603, 297.3304, 297.5905, 297.8231, 298.0269, 298.1229, 298.174, </text:p>
      <text:p text:style-name="P1"><text:s text:c="4"/>298.1488, 298.0641, 297.9349, 297.7983, 297.6843,</text:p>
      <text:p text:style-name="P1"><text:s text:c="2"/>296.7289, 296.5241, 296.3637, 296.2068, 296.0983, 296.0645, 296.13, </text:p>
      <text:p text:style-name="P1"><text:s text:c="4"/>296.1613, 296.1896, 296.2278, 296.215, 296.1558, 296.115, 296.0871, </text:p>
      <text:p text:style-name="P1"><text:s text:c="4"/>296.069, 296.0427, 296.0161, 296.0623, 296.223, 296.4728, 296.7243, </text:p>
      <text:p text:style-name="P1"><text:s text:c="4"/>296.9605, 297.1526, 297.2845, 297.3501, 297.3719, 297.3099, 297.1287, </text:p>
      <text:p text:style-name="P1"><text:s text:c="4"/>296.8519, 296.5484, 296.1966, 295.7742, 295.2839, 294.8186, 294.2631, </text:p>
      <text:p text:style-name="P1"><text:s text:c="4"/>293.4813, 292.9317, 292.8445, 288.7979, 290.1492, 290.499, 290.8786, </text:p>
      <text:p text:style-name="P1"><text:s text:c="4"/>290.9488, 294.4054, 294.2738, 293.3889, 289.9738, 287.8113, 288.6844, </text:p>
      <text:p text:style-name="P1"><text:s text:c="4"/>288.6575, 287.6204, 286.2626, 285.8, 286.6537, 293.4371, 297.4864, </text:p>
      <text:p text:style-name="P1"><text:s text:c="4"/>296.9253, 296.09, 294.5603, 289.3873, 292.117, 295.0061, 295.8638, </text:p>
      <text:p text:style-name="P1"><text:s text:c="4"/>296.5202, 297.0411, 296.825, 296.6742, 296.8679, 296.6491, 296.4311, </text:p>
      <text:p text:style-name="P1"><text:s text:c="4"/>296.2056, 295.9535, 295.6984, 295.4734, 295.2132, 294.9061, 294.7364, </text:p>
      <text:p text:style-name="P1"><text:s text:c="4"/>294.5495, 294.0765, 294.0414, 294.9968, 295.4705, 295.8834, 296.1205, </text:p>
      <text:p text:style-name="P1"><text:s text:c="4"/>296.188, 296.285, 296.4286, 296.6098, 296.8203, 296.9568, 297.0786, </text:p>
      <text:p text:style-name="P1"><text:s text:c="4"/>297.1479, 297.1493, 297.0962, 297.0265, 296.9067,</text:p>
      <text:p text:style-name="P1"><text:s text:c="2"/>295.9466, 295.7599, 295.6057, 295.4543, 295.3261, 295.2538, 295.2807, </text:p>
      <text:p text:style-name="P1"><text:s text:c="4"/>295.3041, 295.3167, 295.3323, 295.3154, 295.2163, 295.1566, 295.0961, </text:p>
      <text:p text:style-name="P1"><text:s text:c="4"/>295.0532, 295.0175, 294.9679, 294.9748, 295.05, 295.2802, 295.5254, </text:p>
      <text:p text:style-name="P1"><text:s text:c="4"/>295.7432, 295.9124, 296.0532, 296.1572, 296.2454, 296.294, 296.2425, </text:p>
      <text:p text:style-name="P1"><text:s text:c="4"/>296.0752, 295.8713, 295.629, 295.2956, 294.8788, 294.4321, 293.9092, </text:p>
      <text:p text:style-name="P1"><text:s text:c="4"/>293.1493, 292.4101, 290.8475, 287.3929, 289.0315, 289.4539, 291.2427, </text:p>
      <text:p text:style-name="P1"><text:s text:c="4"/>293.2123, 294.0485, 293.6477, 292.7337, 289.1707, 285.7875, 287.0292, </text:p>
      <text:p text:style-name="P1"><text:s text:c="4"/>287.3418, 286.2474, 285.3045, 284.8946, 286.2849, 294.3301, 296.5867, </text:p>
      <text:p text:style-name="P1"><text:s text:c="4"/>295.6566, 294.7328, 292.4553, 287.2593, 289.2374, 293.3914, 294.4661, </text:p>
      <text:p text:style-name="P1"><text:s text:c="4"/>294.64, 295.2255, 295.0106, 294.9155, 295.0495, 295.0019, 294.9816, </text:p>
      <text:p text:style-name="P1"><text:s text:c="4"/>294.7743, 294.4925, 294.1791, 293.9442, 293.6445, 293.2798, 293.0522, </text:p>
      <text:p text:style-name="P1"><text:s text:c="4"/>292.7733, 292.1397, 292.338, 293.1183, 293.5359, 294.2381, 295.2328, </text:p>
      <text:p text:style-name="P1"><text:s text:c="4"/>295.5834, 295.5937, 295.5191, 295.5641, 295.698, 295.8277, 295.9715, </text:p>
      <text:p text:style-name="P1"><text:s text:c="4"/>296.0914, 296.1661, 296.1801, 296.1859, 296.1152,</text:p>
      <text:p text:style-name="P1"><text:s text:c="2"/>295.1242, 294.9693, 294.8486, 294.7097, 294.5818, 294.5096, 294.4729, </text:p>
      <text:p text:style-name="P1"><text:s text:c="4"/>294.4643, 294.473, 294.467, 294.4538, 294.3627, 294.2642, 294.1825, </text:p>
      <text:p text:style-name="P1"><text:s text:c="4"/>294.109, 294.0399, 293.9873, 293.9491, 293.9741, 294.1422, 294.3736, </text:p>
      <text:p text:style-name="P1"><text:s text:c="4"/>294.5484, 294.7239, 294.8819, 294.9882, 295.0948, 295.1909, 295.222, </text:p>
      <text:p text:style-name="P1"><text:s text:c="4"/>295.1418, 295.0202, 294.8651, 294.6231, 294.3036, 293.96, 293.4991, </text:p>
      <text:p text:style-name="P1"><text:s text:c="4"/>292.7665, 292.0469, 288.1801, 286.5602, 288.2205, 289.0157, 292.3695, </text:p>
      <text:p text:style-name="P1"><text:s text:c="4"/>293.2395, 293.3245, 292.8665, 291.9955, 288.0331, 284.9303, 285.5903, </text:p>
      <text:p text:style-name="P1"><text:s text:c="4"/>285.4591, 283.9333, 283.5319, 284.9042, 288.8629, 294.6975, 295.47, </text:p>
      <text:p text:style-name="P1"><text:s text:c="4"/>294.4198, 289.6489, 287.7953, 285.772, 286.2986, 291.5175, 292.9823, </text:p>
      <text:p text:style-name="P1"><text:s text:c="4"/>292.4329, 292.7892, 292.5335, 292.4713, 292.2592, 292.6857, 293.1192, </text:p>
      <text:p text:style-name="P1"><text:s text:c="4"/>293.0067, 292.754, 292.3948, 292.1838, 291.8939, 291.5335, 291.2802, </text:p>
      <text:p text:style-name="P1"><text:s text:c="4"/>290.9615, 290.4723, 290.6956, 290.666, 290.6669, 291.2009, 293.4137, </text:p>
      <text:p text:style-name="P1"><text:s text:c="4"/>294.7246, 295.015, 294.8073, 294.6847, 294.7151, 294.8152, 294.9362, </text:p>
      <text:p text:style-name="P1"><text:s text:c="4"/>295.0552, 295.1684, 295.2473, 295.3019, 295.2614,</text:p>
      <text:p text:style-name="P1"><text:s text:c="2"/>294.2546, 294.1434, 294.0516, 293.9185, 293.789, 293.7027, 293.6434, </text:p>
      <text:p text:style-name="P1"><text:s text:c="4"/>293.6139, 293.6183, 293.6236, 293.5829, 293.4818, 293.3676, 293.2522, </text:p>
      <text:p text:style-name="P1"><text:s text:c="4"/>293.1526, 293.072, 293.0047, 292.9691, 292.992, 293.0772, 293.246, </text:p>
      <text:p text:style-name="P1"><text:s text:c="4"/>293.4008, 293.5668, 293.7115, 293.8214, 293.9232, 294.0105, 294.0886, </text:p>
      <text:p text:style-name="P1"><text:s text:c="4"/>294.0753, 294.0017, 293.8984, 293.7366, 293.5103, 293.305, 292.9546, </text:p>
      <text:p text:style-name="P1"><text:s text:c="4"/>292.2877, 291.6508, 286.8079, 286.3928, 287.5699, 289.9367, 292.0197, </text:p>
      <text:p text:style-name="P1"><text:s text:c="4"/>292.4136, 292.3109, 291.8901, 291.1724, 286.8894, 285.139, 285.0359, </text:p>
      <text:p text:style-name="P1"><text:soft-page-break/><text:s text:c="4"/>284.4268, 283.5128, 282.5822, 287.6402, 292.5543, 293.9475, 294.0578, </text:p>
      <text:p text:style-name="P1"><text:s text:c="4"/>289.6269, 283.9511, 284.882, 284.9342, 285.0568, 289.1858, 290.8397, </text:p>
      <text:p text:style-name="P1"><text:s text:c="4"/>289.9733, 290.0721, 290.1465, 289.7288, 289.4091, 290.4208, 291.1047, </text:p>
      <text:p text:style-name="P1"><text:s text:c="4"/>291.0207, 290.8213, 290.5433, 290.4276, 290.1808, 289.7861, 289.5192, </text:p>
      <text:p text:style-name="P1"><text:s text:c="4"/>289.2127, 288.8109, 288.8595, 288.409, 288.03, 288.2956, 290.7762, </text:p>
      <text:p text:style-name="P1"><text:s text:c="4"/>293.1144, 294.0402, 293.996, 293.8379, 293.8066, 293.873, 293.9649, </text:p>
      <text:p text:style-name="P1"><text:s text:c="4"/>294.0672, 294.1693, 294.2771, 294.3428, 294.3341,</text:p>
      <text:p text:style-name="P1"><text:s text:c="2"/>293.4134, 293.3374, 293.2657, 293.1289, 292.9859, 292.9053, 292.8463, </text:p>
      <text:p text:style-name="P1"><text:s text:c="4"/>292.8135, 292.8078, 292.8076, 292.7539, 292.6436, 292.5017, 292.3648, </text:p>
      <text:p text:style-name="P1"><text:s text:c="4"/>292.2561, 292.1637, 292.0899, 292.0672, 292.097, 292.1577, 292.2807, </text:p>
      <text:p text:style-name="P1"><text:s text:c="4"/>292.3987, 292.5203, 292.6396, 292.7386, 292.825, 292.8771, 292.9702, </text:p>
      <text:p text:style-name="P1"><text:s text:c="4"/>293.0112, 292.9456, 292.8633, 292.7549, 292.6031, 292.4974, 292.2787, </text:p>
      <text:p text:style-name="P1"><text:s text:c="4"/>291.6958, 291.205, 286.6114, 285.6295, 286.1461, 289.3253, 291.1167, </text:p>
      <text:p text:style-name="P1"><text:s text:c="4"/>291.4099, 291.2217, 290.9059, 290.2243, 285.6405, 284.3056, 283.8755, </text:p>
      <text:p text:style-name="P1"><text:s text:c="4"/>283.3752, 282.3369, 283.0488, 289.0619, 291.8022, 292.6213, 292.7527, </text:p>
      <text:p text:style-name="P1"><text:s text:c="4"/>283.2377, 281.5565, 283.7967, 284.1254, 283.9474, 285.6593, 288.6625, </text:p>
      <text:p text:style-name="P1"><text:s text:c="4"/>288.5366, 288.6382, 288.8428, 288.5911, 288.2411, 288.8571, 289.386, </text:p>
      <text:p text:style-name="P1"><text:s text:c="4"/>289.3313, 289.1754, 289.025, 288.9459, 288.6854, 288.1577, 287.7762, </text:p>
      <text:p text:style-name="P1"><text:s text:c="4"/>287.4882, 287.0492, 287.0336, 286.9683, 286.4165, 284.6899, 288.5056, </text:p>
      <text:p text:style-name="P1"><text:s text:c="4"/>291.8678, 293.1009, 293.1798, 293.0958, 293.0437, 293.0905, 293.1619, </text:p>
      <text:p text:style-name="P1"><text:s text:c="4"/>293.239, 293.3114, 293.4048, 293.4698, 293.4596,</text:p>
      <text:p text:style-name="P1"><text:s text:c="2"/>292.5842, 292.5166, 292.4413, 292.3139, 292.1853, 292.1286, 292.0591, </text:p>
      <text:p text:style-name="P1"><text:s text:c="4"/>292.0327, 291.9966, 291.9701, 291.9398, 291.8417, 291.6846, 291.5401, </text:p>
      <text:p text:style-name="P1"><text:s text:c="4"/>291.4463, 291.3217, 291.2283, 291.1878, 291.2295, 291.2856, 291.3899, </text:p>
      <text:p text:style-name="P1"><text:s text:c="4"/>291.4714, 291.5552, 291.6448, 291.7204, 291.7631, 291.7996, 291.8905, </text:p>
      <text:p text:style-name="P1"><text:s text:c="4"/>291.9314, 291.9003, 291.8452, 291.7706, 291.6652, 291.6179, 291.5161, </text:p>
      <text:p text:style-name="P1"><text:s text:c="4"/>291.0485, 290.7169, 285.963, 285.1473, 286.144, 288.5696, 289.9135, </text:p>
      <text:p text:style-name="P1"><text:s text:c="4"/>290.1838, 290.0934, 289.9268, 289.5534, 285.25, 283.5387, 282.7249, </text:p>
      <text:p text:style-name="P1"><text:s text:c="4"/>282.203, 281.4382, 283.3021, 289.6179, 290.9913, 291.3847, 291.8004, </text:p>
      <text:p text:style-name="P1"><text:s text:c="4"/>281.9679, 281.9127, 283.4153, 283.6917, 283.4608, 283.1584, 285.3701, </text:p>
      <text:p text:style-name="P1"><text:s text:c="4"/>287.4697, 287.8691, 288.0746, 288.0527, 287.6183, 287.7825, 288.088, </text:p>
      <text:p text:style-name="P1"><text:s text:c="4"/>288.0203, 287.8227, 287.6914, 287.5231, 287.1339, 286.4546, 285.9633, </text:p>
      <text:p text:style-name="P1"><text:s text:c="4"/>285.6432, 284.4287, 284.9084, 285.6359, 285.3398, 282.9808, 286.8503, </text:p>
      <text:p text:style-name="P1"><text:s text:c="4"/>290.8243, 292.1349, 292.3607, 292.456, 292.4352, 292.4376, 292.489, </text:p>
      <text:p text:style-name="P1"><text:s text:c="4"/>292.5432, 292.5728, 292.6204, 292.6607, 292.6413,</text:p>
      <text:p text:style-name="P1"><text:s text:c="2"/>291.7993, 291.7132, 291.606, 291.5052, 291.3991, 291.3556, 291.2902, </text:p>
      <text:p text:style-name="P1"><text:s text:c="4"/>291.2128, 291.1673, 291.1367, 291.115, 290.9949, 290.8535, 290.7292, </text:p>
      <text:p text:style-name="P1"><text:s text:c="4"/>290.6404, 290.4958, 290.3692, 290.3036, 290.3334, 290.4029, 290.5057, </text:p>
      <text:p text:style-name="P1"><text:s text:c="4"/>290.5851, 290.6204, 290.6816, 290.7542, 290.7808, 290.8083, 290.8365, </text:p>
      <text:p text:style-name="P1"><text:s text:c="4"/>290.8754, 290.8617, 290.8302, 290.7805, 290.716, 290.7114, 290.68, </text:p>
      <text:p text:style-name="P1"><text:s text:c="4"/>290.3788, 290.0662, 284.4598, 284.9681, 286.2194, 288.2507, 288.5797, </text:p>
      <text:p text:style-name="P1"><text:s text:c="4"/>288.8683, 288.998, 289.0097, 288.9303, 284.3051, 282.414, 281.5412, </text:p>
      <text:p text:style-name="P1"><text:s text:c="4"/>281.1342, 282.0456, 285.8973, 289.3074, 290.0704, 290.3099, 289.0433, </text:p>
      <text:p text:style-name="P1"><text:s text:c="4"/>281.8509, 282.0346, 283.4875, 284.2484, 283.3438, 282.6906, 283.2596, </text:p>
      <text:p text:style-name="P1"><text:s text:c="4"/>286.3505, 287.3671, 287.4145, 287.3609, 287.0187, 287.0242, 287.1112, </text:p>
      <text:p text:style-name="P1"><text:s text:c="4"/>286.9449, 286.5116, 286.258, 285.9459, 285.2556, 284.0677, 282.4131, </text:p>
      <text:p text:style-name="P1"><text:s text:c="4"/>282.1353, 279.3521, 280.973, 284.3829, 284.3166, 281.6246, 285.5852, </text:p>
      <text:p text:style-name="P1"><text:s text:c="4"/>289.8367, 290.9987, 291.3382, 291.6893, 291.8387, 291.8548, 291.891, </text:p>
      <text:p text:style-name="P1"><text:s text:c="4"/>291.9335, 291.9631, 291.9682, 291.9557, 291.9014,</text:p>
      <text:p text:style-name="P1"><text:s text:c="2"/>291.115, 290.976, 290.8088, 290.6898, 290.5941, 290.5481, 290.5004, </text:p>
      <text:p text:style-name="P1"><text:s text:c="4"/>290.4348, 290.3658, 290.3163, 290.2518, 290.1182, 289.9871, 289.8838, </text:p>
      <text:p text:style-name="P1"><text:s text:c="4"/>289.8153, 289.6936, 289.5209, 289.4043, 289.4004, 289.4502, 289.5506, </text:p>
      <text:p text:style-name="P1"><text:s text:c="4"/>289.6259, 289.6495, 289.6981, 289.7552, 289.7707, 289.7925, 289.8054, </text:p>
      <text:p text:style-name="P1"><text:s text:c="4"/>289.8217, 289.8336, 289.8262, 289.7925, 289.7584, 289.7707, 289.7829, </text:p>
      <text:p text:style-name="P1"><text:s text:c="4"/>289.6505, 289.2389, 284.0756, 285.0505, 286.6678, 287.5598, 287.415, </text:p>
      <text:p text:style-name="P1"><text:s text:c="4"/>287.6478, 287.9875, 288.1617, 288.3878, 283.8385, 282.027, 281.7093, </text:p>
      <text:p text:style-name="P1"><text:s text:c="4"/>282.8687, 285.8292, 287.6497, 288.4193, 288.8786, 289.149, 290.0137, </text:p>
      <text:p text:style-name="P1"><text:s text:c="4"/>282.8559, 282.326, 285.158, 287.1799, 285.9819, 285.0487, 284.8188, </text:p>
      <text:p text:style-name="P1"><text:s text:c="4"/>286.5572, 287.1038, 286.8962, 286.6609, 286.3747, 286.2903, 286.2237, </text:p>
      <text:p text:style-name="P1"><text:soft-page-break/><text:s text:c="4"/>285.8695, 284.8682, 284.3727, 283.8098, 281.6161, 279.6202, 278.5439, </text:p>
      <text:p text:style-name="P1"><text:s text:c="4"/>278.9754, 277.9814, 280.5459, 282.9816, 282.9333, 279.9544, 284.628, </text:p>
      <text:p text:style-name="P1"><text:s text:c="4"/>288.49, 289.5433, 289.9912, 290.6046, 291.0737, 291.2602, 291.3367, </text:p>
      <text:p text:style-name="P1"><text:s text:c="4"/>291.3792, 291.4218, 291.4202, 291.3738, 291.2732,</text:p>
      <text:p text:style-name="P1"><text:s text:c="2"/>290.5464, 290.3428, 290.1172, 289.9487, 289.8363, 289.7571, 289.6841, </text:p>
      <text:p text:style-name="P1"><text:s text:c="4"/>289.6169, 289.5591, 289.5281, 289.4569, 289.325, 289.1881, 289.0908, </text:p>
      <text:p text:style-name="P1"><text:s text:c="4"/>289.0171, 288.9204, 288.7428, 288.575, 288.5237, 288.5524, 288.6264, </text:p>
      <text:p text:style-name="P1"><text:s text:c="4"/>288.6835, 288.7187, 288.7676, 288.8217, 288.8406, 288.8726, 288.8859, </text:p>
      <text:p text:style-name="P1"><text:s text:c="4"/>288.8881, 288.9148, 288.9427, 288.9458, 288.9338, 288.9557, 289.0037, </text:p>
      <text:p text:style-name="P1"><text:s text:c="4"/>288.9707, 288.7565, 284.8603, 285.1819, 285.987, 287.029, 286.6689, </text:p>
      <text:p text:style-name="P1"><text:s text:c="4"/>286.7579, 287.13, 287.4205, 287.8699, 284.6589, 283.5962, 285.0272, </text:p>
      <text:p text:style-name="P1"><text:s text:c="4"/>287.0078, 287.3148, 287.0489, 287.322, 287.632, 287.9673, 289.0558, </text:p>
      <text:p text:style-name="P1"><text:s text:c="4"/>285.8816, 284.3093, 287.412, 287.9136, 287.7041, 287.417, 286.9614, </text:p>
      <text:p text:style-name="P1"><text:s text:c="4"/>286.893, 286.6945, 286.2704, 285.7881, 285.5423, 285.471, 285.3838, </text:p>
      <text:p text:style-name="P1"><text:s text:c="4"/>284.1794, 280.3555, 278.9884, 278.9084, 278.1466, 277.2353, 276.4151, </text:p>
      <text:p text:style-name="P1"><text:s text:c="4"/>276.624, 276.6986, 279.376, 281.3078, 280.7158, 277.6067, 282.6359, </text:p>
      <text:p text:style-name="P1"><text:s text:c="4"/>286.4835, 287.647, 288.1274, 289.036, 290.0035, 290.5082, 290.7128, </text:p>
      <text:p text:style-name="P1"><text:s text:c="4"/>290.8037, 290.867, 290.8894, 290.8412, 290.7367,</text:p>
      <text:p text:style-name="P1"><text:s text:c="2"/>289.7985, 289.5522, 289.2851, 289.0547, 288.8851, 288.7603, 288.6618, </text:p>
      <text:p text:style-name="P1"><text:s text:c="4"/>288.5703, 288.5384, 288.5469, 288.5198, 288.429, 288.3317, 288.2385, </text:p>
      <text:p text:style-name="P1"><text:s text:c="4"/>288.1573, 288.0734, 287.9299, 287.7636, 287.6583, 287.6191, 287.6465, </text:p>
      <text:p text:style-name="P1"><text:s text:c="4"/>287.6956, 287.7384, 287.7979, 287.8429, 287.8821, 287.9069, 287.9175, </text:p>
      <text:p text:style-name="P1"><text:s text:c="4"/>287.939, 287.9734, 288.0261, 288.0692, 288.1093, 288.1742, 288.2519, </text:p>
      <text:p text:style-name="P1"><text:s text:c="4"/>288.3473, 287.3685, 283.8673, 285.2343, 285.6001, 286.7022, 286.2043, </text:p>
      <text:p text:style-name="P1"><text:s text:c="4"/>286.0517, 286.2964, 286.612, 286.9539, 287.1659, 287.1728, 286.8576, </text:p>
      <text:p text:style-name="P1"><text:s text:c="4"/>286.8732, 286.5969, 286.393, 286.43, 286.5742, 286.767, 287.6158, </text:p>
      <text:p text:style-name="P1"><text:s text:c="4"/>287.9438, 287.4939, 287.2982, 287.053, 286.898, 286.6371, 286.3129, </text:p>
      <text:p text:style-name="P1"><text:s text:c="4"/>286.0713, 285.7947, 285.235, 284.6674, 284.5007, 284.4603, 284.4469, </text:p>
      <text:p text:style-name="P1"><text:s text:c="4"/>281.5854, 277.7403, 276.4661, 276.2704, 275.8774, 275.1572, 274.4701, </text:p>
      <text:p text:style-name="P1"><text:s text:c="4"/>274.4021, 274.2599, 275.0005, 276.0534, 276.1502, 274.5894, 276.39, </text:p>
      <text:p text:style-name="P1"><text:s text:c="4"/>282.7119, 284.5546, 284.8043, 286.0865, 288.0496, 289.1754, 289.6794, </text:p>
      <text:p text:style-name="P1"><text:s text:c="4"/>289.9565, 290.0942, 290.1487, 290.1065, 289.9973,</text:p>
      <text:p text:style-name="P1"><text:s text:c="2"/>288.7702, 288.5233, 288.2404, 287.975, 287.727, 287.549, 287.4297, </text:p>
      <text:p text:style-name="P1"><text:s text:c="4"/>287.3551, 287.3473, 287.3921, 287.4126, 287.4041, 287.367, 287.306, </text:p>
      <text:p text:style-name="P1"><text:s text:c="4"/>287.2813, 287.2419, 287.1424, 287.0007, 286.8704, 286.7683, 286.7263, </text:p>
      <text:p text:style-name="P1"><text:s text:c="4"/>286.751, 286.8034, 286.8666, 286.9012, 286.9472, 286.9789, 287.0004, </text:p>
      <text:p text:style-name="P1"><text:s text:c="4"/>287.032, 287.0771, 287.1275, 287.2089, 287.3261, 287.4516, 287.5891, </text:p>
      <text:p text:style-name="P1"><text:s text:c="4"/>287.7838, 286.7192, 283.1336, 284.835, 284.9193, 286.2217, 285.997, </text:p>
      <text:p text:style-name="P1"><text:s text:c="4"/>285.6433, 285.6646, 285.8777, 286.1113, 286.2711, 286.3077, 286.1892, </text:p>
      <text:p text:style-name="P1"><text:s text:c="4"/>286.0604, 285.9331, 285.826, 285.7567, 285.7583, 285.7888, 286.0691, </text:p>
      <text:p text:style-name="P1"><text:s text:c="4"/>286.2962, 286.0399, 285.6529, 285.4608, 285.3952, 285.2065, 284.9616, </text:p>
      <text:p text:style-name="P1"><text:s text:c="4"/>284.6431, 284.1068, 283.5245, 283.2293, 283.2534, 283.3015, 283.1788, </text:p>
      <text:p text:style-name="P1"><text:s text:c="4"/>278.9183, 276.0352, 274.8018, 274.2511, 273.7217, 272.9327, 272.2122, </text:p>
      <text:p text:style-name="P1"><text:s text:c="4"/>271.7978, 271.6214, 271.7309, 272.1496, 272.8354, 272.0837, 272.3684, </text:p>
      <text:p text:style-name="P1"><text:s text:c="4"/>278.6793, 281.3448, 281.4012, 282.8372, 285.5861, 287.3521, 288.2525, </text:p>
      <text:p text:style-name="P1"><text:s text:c="4"/>288.7651, 289.0315, 289.119, 289.0846, 288.9579,</text:p>
      <text:p text:style-name="P1"><text:s text:c="2"/>287.182, 286.9471, 286.6796, 286.4048, 286.1436, 285.9749, 285.875, </text:p>
      <text:p text:style-name="P1"><text:s text:c="4"/>285.8376, 285.8861, 285.9714, 286.0531, 286.1216, 286.1791, 286.2104, </text:p>
      <text:p text:style-name="P1"><text:s text:c="4"/>286.2565, 286.2867, 286.2577, 286.1633, 286.0195, 285.8903, 285.8033, </text:p>
      <text:p text:style-name="P1"><text:s text:c="4"/>285.7762, 285.8167, 285.8836, 285.924, 285.9727, 286.0081, 286.045, </text:p>
      <text:p text:style-name="P1"><text:s text:c="4"/>286.0844, 286.1346, 286.1977, 286.301, 286.4651, 286.645, 286.8614, </text:p>
      <text:p text:style-name="P1"><text:s text:c="4"/>287.1226, 287.3836, 284.9288, 284.6142, 284.249, 285.742, 285.935, </text:p>
      <text:p text:style-name="P1"><text:s text:c="4"/>285.3966, 285.188, 285.2322, 285.3557, 285.4502, 285.477, 285.4235, </text:p>
      <text:p text:style-name="P1"><text:s text:c="4"/>285.3521, 285.2773, 285.1643, 285.0284, 284.9197, 284.7958, 284.6473, </text:p>
      <text:p text:style-name="P1"><text:s text:c="4"/>284.4603, 284.116, 283.6539, 283.3655, 283.0972, 283.0287, 282.9209, </text:p>
      <text:p text:style-name="P1"><text:s text:c="4"/>282.522, 281.8972, 281.5569, 281.5161, 281.6122, 281.7747, 280.9515, </text:p>
      <text:p text:style-name="P1"><text:s text:c="4"/>276.1124, 274.3933, 273.1739, 272.3953, 271.6425, 270.4821, 269.6584, </text:p>
      <text:p text:style-name="P1"><text:s text:c="4"/>269.0964, 268.9886, 269.3373, 269.5116, 270.162, 269.8058, 269.7116, </text:p>
      <text:p text:style-name="P1"><text:s text:c="4"/>273.6536, 278.6696, 279.363, 280.6203, 283.2378, 285.2978, 286.5346, </text:p>
      <text:p text:style-name="P1"><text:soft-page-break/><text:s text:c="4"/>287.2653, 287.6149, 287.6758, 287.5772, 287.3941,</text:p>
      <text:p text:style-name="P1"><text:s text:c="2"/>285.1923, 284.9948, 284.8145, 284.6467, 284.4892, 284.3914, 284.344, </text:p>
      <text:p text:style-name="P1"><text:s text:c="4"/>284.3761, 284.465, 284.5835, 284.6943, 284.8195, 284.9703, 285.1126, </text:p>
      <text:p text:style-name="P1"><text:s text:c="4"/>285.2333, 285.3232, 285.3588, 285.3098, 285.1866, 285.0706, 284.982, </text:p>
      <text:p text:style-name="P1"><text:s text:c="4"/>284.9263, 284.9276, 284.9748, 285.0276, 285.0808, 285.1145, 285.1637, </text:p>
      <text:p text:style-name="P1"><text:s text:c="4"/>285.205, 285.2533, 285.3199, 285.4286, 285.5964, 285.7956, 286.0707, </text:p>
      <text:p text:style-name="P1"><text:s text:c="4"/>286.3976, 286.8441, 286.7565, 286.3037, 285.7748, 285.9975, 285.8506, </text:p>
      <text:p text:style-name="P1"><text:s text:c="4"/>285.189, 284.812, 284.7182, 284.7506, 284.7798, 284.7729, 284.7388, </text:p>
      <text:p text:style-name="P1"><text:s text:c="4"/>284.6998, 284.6237, 284.4702, 284.2629, 284.0298, 283.7466, 283.3271, </text:p>
      <text:p text:style-name="P1"><text:s text:c="4"/>282.6994, 281.8548, 278.8557, 277.2578, 278.0197, 279.7431, 280.3446, </text:p>
      <text:p text:style-name="P1"><text:s text:c="4"/>280.1996, 279.8227, 279.5577, 279.4622, 279.587, 279.7793, 277.7108, </text:p>
      <text:p text:style-name="P1"><text:s text:c="4"/>273.8723, 272.5646, 271.7778, 270.9742, 269.8906, 268.4591, 267.6839, </text:p>
      <text:p text:style-name="P1"><text:s text:c="4"/>267.5218, 267.6068, 267.8228, 267.819, 268.2908, 268.3784, 267.9285, </text:p>
      <text:p text:style-name="P1"><text:s text:c="4"/>268.8286, 274.4668, 277.8168, 279.1414, 281.3261, 283.3237, 284.78, </text:p>
      <text:p text:style-name="P1"><text:s text:c="4"/>285.6814, 286.0315, 285.9646, 285.7106, 285.426,</text:p>
      <text:p text:style-name="P1"><text:s text:c="2"/>283.1081, 283.0084, 282.9556, 282.9415, 282.9281, 282.9283, 282.9499, </text:p>
      <text:p text:style-name="P1"><text:s text:c="4"/>283.0318, 283.1568, 283.2917, 283.4241, 283.5937, 283.8261, 284.0503, </text:p>
      <text:p text:style-name="P1"><text:s text:c="4"/>284.2433, 284.3715, 284.4341, 284.4079, 284.3222, 284.2468, 284.1838, </text:p>
      <text:p text:style-name="P1"><text:s text:c="4"/>284.1243, 284.0936, 284.1134, 284.1623, 284.2123, 284.2541, 284.2944, </text:p>
      <text:p text:style-name="P1"><text:s text:c="4"/>284.3387, 284.3954, 284.4638, 284.5657, 284.7065, 284.8903, 285.174, </text:p>
      <text:p text:style-name="P1"><text:s text:c="4"/>285.5093, 285.905, 286.1749, 286.1905, 286.0272, 285.8401, 285.3531, </text:p>
      <text:p text:style-name="P1"><text:s text:c="4"/>284.6855, 284.332, 284.2142, 284.2009, 284.1768, 284.1382, 284.1097, </text:p>
      <text:p text:style-name="P1"><text:s text:c="4"/>284.0699, 283.9557, 283.64, 283.1503, 282.6481, 282.1399, 281.2719, </text:p>
      <text:p text:style-name="P1"><text:s text:c="4"/>278.5215, 276.2003, 272.011, 269.8808, 270.1138, 272.3037, 276.8824, </text:p>
      <text:p text:style-name="P1"><text:s text:c="4"/>277.0532, 276.4535, 275.6346, 275.5692, 276.8257, 277.4228, 275.4899, </text:p>
      <text:p text:style-name="P1"><text:s text:c="4"/>272.2275, 270.8853, 270.1976, 269.3868, 268.1961, 266.8743, 266.2201, </text:p>
      <text:p text:style-name="P1"><text:s text:c="4"/>266.2319, 266.2189, 266.2522, 266.2675, 266.5936, 267.0042, 266.7662, </text:p>
      <text:p text:style-name="P1"><text:s text:c="4"/>265.8211, 269.5627, 276.0089, 277.7557, 279.3847, 281.0215, 282.6868, </text:p>
      <text:p text:style-name="P1"><text:s text:c="4"/>283.8134, 284.1555, 283.9635, 283.5828, 283.2765,</text:p>
      <text:p text:style-name="P1"><text:s text:c="2"/>281.527, 281.5234, 281.5363, 281.5942, 281.657, 281.7188, 281.7901, </text:p>
      <text:p text:style-name="P1"><text:s text:c="4"/>281.8963, 282.0347, 282.175, 282.3323, 282.5438, 282.82, 283.1253, </text:p>
      <text:p text:style-name="P1"><text:s text:c="4"/>283.3666, 283.4997, 283.5518, 283.5285, 283.4575, 283.4167, 283.3895, </text:p>
      <text:p text:style-name="P1"><text:s text:c="4"/>283.3554, 283.3245, 283.3307, 283.3598, 283.4004, 283.4428, 283.4843, </text:p>
      <text:p text:style-name="P1"><text:s text:c="4"/>283.5288, 283.5751, 283.6228, 283.6965, 283.8145, 283.9933, 284.219, </text:p>
      <text:p text:style-name="P1"><text:s text:c="4"/>284.4118, 284.54, 284.6546, 284.7616, 284.7199, 284.5397, 284.1596, </text:p>
      <text:p text:style-name="P1"><text:s text:c="4"/>283.8372, 283.6979, 283.6552, 283.6316, 283.5847, 283.5436, 283.5168, </text:p>
      <text:p text:style-name="P1"><text:s text:c="4"/>283.4377, 282.7018, 280.3397, 277.2307, 276.3102, 275.0258, 272.621, </text:p>
      <text:p text:style-name="P1"><text:s text:c="4"/>270.3784, 269.4499, 268.2766, 267.2506, 266.1765, 266.433, 267.5839, </text:p>
      <text:p text:style-name="P1"><text:s text:c="4"/>266.6957, 266.1179, 266.0897, 266.236, 270.9973, 274.8924, 274.6652, </text:p>
      <text:p text:style-name="P1"><text:s text:c="4"/>272.3516, 270.2314, 268.8659, 267.6511, 266.4825, 265.4086, 264.7737, </text:p>
      <text:p text:style-name="P1"><text:s text:c="4"/>264.5541, 264.413, 264.3258, 264.4847, 264.8046, 265.1459, 265.4778, </text:p>
      <text:p text:style-name="P1"><text:s text:c="4"/>264.3514, 265.5099, 272.597, 276.1773, 277.7523, 278.9509, 280.3999, </text:p>
      <text:p text:style-name="P1"><text:s text:c="4"/>281.6234, 282.0461, 281.9278, 281.6873, 281.5599,</text:p>
      <text:p text:style-name="P1"><text:s text:c="2"/>280.484, 280.5892, 280.6872, 280.7798, 280.8668, 280.9409, 281.0092, </text:p>
      <text:p text:style-name="P1"><text:s text:c="4"/>281.1134, 281.2585, 281.3919, 281.5382, 281.7606, 282.0733, 282.4059, </text:p>
      <text:p text:style-name="P1"><text:s text:c="4"/>282.6398, 282.7379, 282.7704, 282.7419, 282.67, 282.6368, 282.6396, </text:p>
      <text:p text:style-name="P1"><text:s text:c="4"/>282.643, 282.6422, 282.6576, 282.6912, 282.7314, 282.7681, 282.7984, </text:p>
      <text:p text:style-name="P1"><text:s text:c="4"/>282.8212, 282.8373, 282.844, 282.87, 282.9478, 283.0794, 283.1984, </text:p>
      <text:p text:style-name="P1"><text:s text:c="4"/>283.179, 283.0235, 282.9346, 282.9907, 283.0639, 283.0928, 283.0699, </text:p>
      <text:p text:style-name="P1"><text:s text:c="4"/>283.04, 283.0515, 283.0464, 283.0203, 282.9902, 282.9629, 282.8846, </text:p>
      <text:p text:style-name="P1"><text:s text:c="4"/>282.3602, 278.1124, 274.4393, 272.38, 271.0231, 269.2852, 267.4872, </text:p>
      <text:p text:style-name="P1"><text:s text:c="4"/>266.5005, 265.7615, 265.8074, 264.7694, 263.1721, 262.7935, 262.0537, </text:p>
      <text:p text:style-name="P1"><text:s text:c="4"/>261.018, 260.8077, 260.7202, 261.6602, 267.5054, 272.7284, 274.0798, </text:p>
      <text:p text:style-name="P1"><text:s text:c="4"/>274.2207, 272.0682, 268.8481, 266.4398, 265.0475, 263.7012, 262.725, </text:p>
      <text:p text:style-name="P1"><text:s text:c="4"/>262.3111, 262.1279, 262.0037, 262.4756, 262.8581, 263.3726, 263.8003, </text:p>
      <text:p text:style-name="P1"><text:s text:c="4"/>262.5877, 262.4826, 267.6014, 274.3124, 276.4057, 277.6222, 278.5947, </text:p>
      <text:p text:style-name="P1"><text:s text:c="4"/>279.5136, 280.0341, 280.2061, 280.273, 280.369,</text:p>
      <text:p text:style-name="P1"><text:s text:c="2"/>279.7972, 280.0001, 280.1929, 280.3521, 280.4679, 280.5418, 280.591, </text:p>
      <text:p text:style-name="P1"><text:s text:c="4"/>280.6655, 280.7673, 280.8733, 280.9939, 281.2301, 281.5366, 281.8302, </text:p>
      <text:p text:style-name="P1"><text:soft-page-break/><text:s text:c="4"/>281.9932, 282.0309, 282.0303, 281.9934, 281.9364, 281.9185, 281.9401, </text:p>
      <text:p text:style-name="P1"><text:s text:c="4"/>281.9734, 282.0097, 282.0593, 282.1173, 282.1746, 282.2048, 282.2116, </text:p>
      <text:p text:style-name="P1"><text:s text:c="4"/>282.2151, 282.218, 282.1476, 282.0683, 282.1015, 282.2469, 282.3588, </text:p>
      <text:p text:style-name="P1"><text:s text:c="4"/>282.1548, 281.9048, 281.6989, 281.7137, 281.8698, 282.0508, 282.2026, </text:p>
      <text:p text:style-name="P1"><text:s text:c="4"/>282.322, 282.407, 282.4196, 282.3859, 282.3583, 282.3105, 282.1201, </text:p>
      <text:p text:style-name="P1"><text:s text:c="4"/>280.5621, 275.1372, 272.1069, 270.5031, 268.9583, 267.0133, 265.6837, </text:p>
      <text:p text:style-name="P1"><text:s text:c="4"/>264.4446, 263.3544, 263.4425, 262.1024, 260.7927, 259.973, 258.6374, </text:p>
      <text:p text:style-name="P1"><text:s text:c="4"/>258.1804, 257.9328, 257.9195, 259.7109, 264.782, 270.261, 272.3367, </text:p>
      <text:p text:style-name="P1"><text:s text:c="4"/>273.1443, 272.7387, 271.1495, 265.0026, 262.7281, 261.1781, 259.9988, </text:p>
      <text:p text:style-name="P1"><text:s text:c="4"/>259.6675, 259.6966, 259.8173, 260.4281, 260.8751, 261.3198, 261.3283, </text:p>
      <text:p text:style-name="P1"><text:s text:c="4"/>260.4161, 259.8137, 263.8446, 272.0773, 275.0866, 276.4958, 277.3941, </text:p>
      <text:p text:style-name="P1"><text:s text:c="4"/>278.1077, 278.6457, 279.0328, 279.3338, 279.5776,</text:p>
      <text:p text:style-name="P1"><text:s text:c="2"/>279.3563, 279.5954, 279.8467, 280.0869, 280.2532, 280.3343, 280.3638, </text:p>
      <text:p text:style-name="P1"><text:s text:c="4"/>280.3886, 280.4352, 280.498, 280.6187, 280.8516, 281.1099, 281.294, </text:p>
      <text:p text:style-name="P1"><text:s text:c="4"/>281.3504, 281.3219, 281.2886, 281.276, 281.268, 281.2878, 281.3306, </text:p>
      <text:p text:style-name="P1"><text:s text:c="4"/>281.381, 281.4406, 281.5207, 281.6098, 281.6698, 281.6833, 281.6776, </text:p>
      <text:p text:style-name="P1"><text:s text:c="4"/>281.7087, 281.6711, 280.8489, 281.1661, 281.2007, 281.4064, 281.0931, </text:p>
      <text:p text:style-name="P1"><text:s text:c="4"/>280.2341, 280.8591, 280.686, 280.6901, 280.8806, 281.1523, 281.408, </text:p>
      <text:p text:style-name="P1"><text:s text:c="4"/>281.6141, 281.743, 281.7677, 281.7205, 281.6584, 281.5317, 281.1089, </text:p>
      <text:p text:style-name="P1"><text:s text:c="4"/>278.8436, 274.1054, 271.4854, 270.0162, 268.6875, 266.8633, 264.829, </text:p>
      <text:p text:style-name="P1"><text:s text:c="4"/>262.1362, 261.1578, 261.1145, 259.9063, 258.6047, 257.1942, 256.4271, </text:p>
      <text:p text:style-name="P1"><text:s text:c="4"/>256.7661, 256.6263, 255.9312, 257.9141, 261.3323, 267.0328, 269.5265, </text:p>
      <text:p text:style-name="P1"><text:s text:c="4"/>270.4408, 269.8835, 267.2479, 260.686, 258.973, 257.611, 256.7045, </text:p>
      <text:p text:style-name="P1"><text:s text:c="4"/>256.7661, 257.2614, 257.6788, 258.1125, 258.7731, 259.0256, 258.654, </text:p>
      <text:p text:style-name="P1"><text:s text:c="4"/>257.9498, 257.7877, 261.7092, 270.2823, 273.4012, 275.0421, 276.2745, </text:p>
      <text:p text:style-name="P1"><text:s text:c="4"/>277.1576, 277.8265, 278.3517, 278.7518, 279.0714,</text:p>
      <text:p text:style-name="P1"><text:s text:c="2"/>278.8662, 279.1343, 279.4047, 279.6718, 279.8634, 279.9669, 280.009, </text:p>
      <text:p text:style-name="P1"><text:s text:c="4"/>280.0393, 280.0851, 280.1667, 280.3168, 280.5004, 280.6564, 280.7229, </text:p>
      <text:p text:style-name="P1"><text:s text:c="4"/>280.7016, 280.6701, 280.6767, 280.7032, 280.7345, 280.7774, 280.8376, </text:p>
      <text:p text:style-name="P1"><text:s text:c="4"/>280.8961, 280.9578, 281.0327, 281.0941, 281.1125, 281.0936, 281.0876, </text:p>
      <text:p text:style-name="P1"><text:s text:c="4"/>281.056, 280.0444, 274.7501, 279.1262, 280.0754, 280.3059, 279.4597, </text:p>
      <text:p text:style-name="P1"><text:s text:c="4"/>276.265, 278.1783, 279.4163, 279.6412, 279.8782, 280.1936, 280.5368, </text:p>
      <text:p text:style-name="P1"><text:s text:c="4"/>280.816, 280.9836, 281.0123, 280.9389, 280.7994, 280.5, 279.7622, </text:p>
      <text:p text:style-name="P1"><text:s text:c="4"/>277.6992, 271.8709, 268.7189, 267.1174, 265.7815, 264.1202, 261.9651, </text:p>
      <text:p text:style-name="P1"><text:s text:c="4"/>259.8051, 259.4796, 258.7059, 256.9177, 256.2901, 255.7103, 254.2584, </text:p>
      <text:p text:style-name="P1"><text:s text:c="4"/>255.3655, 256.4472, 257.1027, 257.5345, 257.5302, 259.5362, 262.6239, </text:p>
      <text:p text:style-name="P1"><text:s text:c="4"/>262.9868, 260.521, 257.7128, 255.1986, 255.3544, 253.6205, 254.2768, </text:p>
      <text:p text:style-name="P1"><text:s text:c="4"/>254.9996, 255.4769, 255.7606, 256.0724, 256.7465, 256.6816, 256.1809, </text:p>
      <text:p text:style-name="P1"><text:s text:c="4"/>256.2119, 256.2255, 259.6118, 265.5611, 269.9964, 271.7883, 274.4854, </text:p>
      <text:p text:style-name="P1"><text:s text:c="4"/>275.9524, 276.9412, 277.6461, 278.1581, 278.5464,</text:p>
      <text:p text:style-name="P1"><text:s text:c="2"/>278.2653, 278.5739, 278.8277, 279.0601, 279.252, 279.3805, 279.4797, </text:p>
      <text:p text:style-name="P1"><text:s text:c="4"/>279.578, 279.6911, 279.8199, 279.9529, 280.0553, 280.1088, 280.1015, </text:p>
      <text:p text:style-name="P1"><text:s text:c="4"/>280.0865, 280.0934, 280.1294, 280.1667, 280.2087, 280.2491, 280.2904, </text:p>
      <text:p text:style-name="P1"><text:s text:c="4"/>280.3267, 280.3459, 280.3449, 280.3381, 280.2779, 280.2159, 280.1438, </text:p>
      <text:p text:style-name="P1"><text:s text:c="4"/>279.2317, 275.765, 270.9089, 275.4066, 278.9363, 279.062, 278.0545, </text:p>
      <text:p text:style-name="P1"><text:s text:c="4"/>273.7043, 273.7335, 276.73, 278.2888, 278.6829, 279.0975, 279.5328, </text:p>
      <text:p text:style-name="P1"><text:s text:c="4"/>279.8944, 280.0904, 280.1132, 279.9662, 279.668, 279.141, 278.2222, </text:p>
      <text:p text:style-name="P1"><text:s text:c="4"/>276.2867, 269.4742, 264.5703, 262.4543, 261.7352, 260.325, 259.1173, </text:p>
      <text:p text:style-name="P1"><text:s text:c="4"/>258.9032, 258.4226, 258.0391, 255.6234, 253.9101, 253.3577, 251.6071, </text:p>
      <text:p text:style-name="P1"><text:s text:c="4"/>252.1118, 253.4397, 257.2012, 257.8716, 256.4085, 256.0403, 257.0131, </text:p>
      <text:p text:style-name="P1"><text:s text:c="4"/>255.6464, 253.8925, 252.2791, 250.808, 252.5231, 252.2213, 252.6533, </text:p>
      <text:p text:style-name="P1"><text:s text:c="4"/>253.0133, 254.2723, 254.5168, 254.1528, 254.5951, 254.5494, 253.9949, </text:p>
      <text:p text:style-name="P1"><text:s text:c="4"/>254.8755, 254.7507, 256.8543, 259.8987, 262.3904, 263.7942, 268.7372, </text:p>
      <text:p text:style-name="P1"><text:s text:c="4"/>273.7088, 275.5839, 276.6883, 277.3713, 277.8733,</text:p>
      <text:p text:style-name="P1"><text:s text:c="2"/>277.3592, 277.7774, 278.118, 278.3833, 278.6107, 278.7935, 278.948, </text:p>
      <text:p text:style-name="P1"><text:s text:c="4"/>279.0833, 279.2116, 279.326, 279.408, 279.4606, 279.4672, 279.4313, </text:p>
      <text:p text:style-name="P1"><text:s text:c="4"/>279.3752, 279.3345, 279.3406, 279.3509, 279.3783, 279.4058, 279.3675, </text:p>
      <text:p text:style-name="P1"><text:s text:c="4"/>279.3098, 279.1622, 278.9111, 278.8666, 278.5431, 278.3954, 277.8148, </text:p>
      <text:p text:style-name="P1"><text:s text:c="4"/>274.7225, 272.1355, 267.3477, 269.0031, 277.5871, 277.6297, 276.3146, </text:p>
      <text:p text:style-name="P1"><text:soft-page-break/><text:s text:c="4"/>271.7828, 271.0445, 272.2787, 275.086, 276.8498, 277.5495, 278.3077, </text:p>
      <text:p text:style-name="P1"><text:s text:c="4"/>278.8208, 279.1114, 279.1442, 278.8759, 277.6124, 277.0429, 274.0913, </text:p>
      <text:p text:style-name="P1"><text:s text:c="4"/>267.0544, 263.3757, 260.2915, 258.9769, 257.4154, 254.5926, 258.1636, </text:p>
      <text:p text:style-name="P1"><text:s text:c="4"/>259.1467, 258.3172, 256.2722, 253.8743, 252.9082, 251.8913, 251.9598, </text:p>
      <text:p text:style-name="P1"><text:s text:c="4"/>251.2041, 251.7402, 255.5133, 256.6127, 256.1206, 255.6166, 252.6657, </text:p>
      <text:p text:style-name="P1"><text:s text:c="4"/>250.596, 249.9471, 249.6665, 250.1328, 250.8331, 251.1923, 252.0717, </text:p>
      <text:p text:style-name="P1"><text:s text:c="4"/>252.5564, 251.5874, 252.611, 252.6288, 252.6618, 252.1588, 252.2002, </text:p>
      <text:p text:style-name="P1"><text:s text:c="4"/>253.8839, 253.9782, 254.6523, 255.6693, 257.4856, 258.9129, 258.7744, </text:p>
      <text:p text:style-name="P1"><text:s text:c="4"/>264.374, 268.3354, 274.9554, 276.2261, 276.8624,</text:p>
      <text:p text:style-name="P1"><text:s text:c="2"/>275.9649, 276.5797, 277.0909, 277.4649, 277.744, 277.9737, 278.1716, </text:p>
      <text:p text:style-name="P1"><text:s text:c="4"/>278.342, 278.4855, 278.5991, 278.6381, 278.6359, 278.5517, 278.397, </text:p>
      <text:p text:style-name="P1"><text:s text:c="4"/>278.1176, 277.922, 277.9201, 277.8869, 277.8838, 277.8035, 276.3116, </text:p>
      <text:p text:style-name="P1"><text:s text:c="4"/>275.08, 274.2666, 273.1581, 273.665, 271.3629, 270.748, 270.2705, </text:p>
      <text:p text:style-name="P1"><text:s text:c="4"/>269.713, 268.522, 265.2836, 266.8795, 275.9138, 275.894, 272.7496, </text:p>
      <text:p text:style-name="P1"><text:s text:c="4"/>270.0831, 269.4871, 269.6285, 270.1402, 271.0147, 274.8649, 276.3714, </text:p>
      <text:p text:style-name="P1"><text:s text:c="4"/>277.2634, 277.7458, 277.2767, 272.4785, 265.2769, 264.86, 261.9656, </text:p>
      <text:p text:style-name="P1"><text:s text:c="4"/>258.3013, 256.5583, 255.3813, 254.7309, 253.7651, 251.9487, 253.9277, </text:p>
      <text:p text:style-name="P1"><text:s text:c="4"/>254.98, 253.5542, 252.2619, 251.9153, 252.096, 251.8297, 252.5372, </text:p>
      <text:p text:style-name="P1"><text:s text:c="4"/>250.7952, 253.447, 256.893, 255.9499, 254.4941, 249.4634, 248.2286, </text:p>
      <text:p text:style-name="P1"><text:s text:c="4"/>249.4198, 249.2976, 249.1483, 249.3665, 249.0273, 251.8646, 254.9932, </text:p>
      <text:p text:style-name="P1"><text:s text:c="4"/>254.1558, 251.5771, 250.6412, 251.0048, 251.708, 251.3504, 250.3582, </text:p>
      <text:p text:style-name="P1"><text:s text:c="4"/>252.161, 253.2659, 253.0395, 253.3455, 254.1745, 255.066, 255.214, </text:p>
      <text:p text:style-name="P1"><text:s text:c="4"/>253.3505, 260.2935, 272.8412, 274.63, 275.2863,</text:p>
      <text:p text:style-name="P1"><text:s text:c="2"/>274.0986, 274.9361, 275.613, 276.1227, 276.4869, 276.7507, 276.9517, </text:p>
      <text:p text:style-name="P1"><text:s text:c="4"/>277.1473, 277.3643, 277.5051, 276.4405, 275.3444, 274.5409, 272.8638, </text:p>
      <text:p text:style-name="P1"><text:s text:c="4"/>270.1425, 271.1517, 273.8617, 273.5646, 273.2844, 272.972, 269.2499, </text:p>
      <text:p text:style-name="P1"><text:s text:c="4"/>267.5983, 266.8022, 266.4189, 266.2261, 266.1376, 266.2162, 266.0757, </text:p>
      <text:p text:style-name="P1"><text:s text:c="4"/>265.3889, 263.6808, 264.0475, 268.3668, 274.149, 274.058, 270.5973, </text:p>
      <text:p text:style-name="P1"><text:s text:c="4"/>268.6026, 267.6674, 267.384, 267.1676, 267.1823, 271.4177, 273.8014, </text:p>
      <text:p text:style-name="P1"><text:s text:c="4"/>274.4413, 273.998, 269.9451, 266.2911, 263.261, 260.8981, 260.1486, </text:p>
      <text:p text:style-name="P1"><text:s text:c="4"/>259.4296, 258.9071, 258.4225, 256.5923, 255.4304, 254.3855, 253.0853, </text:p>
      <text:p text:style-name="P1"><text:s text:c="4"/>252.1177, 251.3531, 251.7068, 253.1316, 252.6446, 251.1301, 249.1905, </text:p>
      <text:p text:style-name="P1"><text:s text:c="4"/>249.813, 252.5197, 255.0101, 254.6374, 251.3336, 248.0443, 247.7822, </text:p>
      <text:p text:style-name="P1"><text:s text:c="4"/>248.0922, 248.276, 248.1301, 248.9241, 249.2742, 249.2253, 251.0835, </text:p>
      <text:p text:style-name="P1"><text:s text:c="4"/>253.4315, 252.8186, 252.0253, 250.335, 249.4254, 249.7818, 251.7257, </text:p>
      <text:p text:style-name="P1"><text:s text:c="4"/>251.4255, 252.6541, 253.9773, 253.5347, 252.2829, 252.1501, 252.3024, </text:p>
      <text:p text:style-name="P1"><text:s text:c="4"/>255.7542, 262.1418, 268.326, 270.6616, 272.5064,</text:p>
      <text:p text:style-name="P1"><text:s text:c="2"/>271.8412, 272.4495, 273.1684, 273.713, 274.2105, 274.524, 274.2146, </text:p>
      <text:p text:style-name="P1"><text:s text:c="4"/>273.8489, 273.48, 268.8895, 264.416, 261.7292, 260.9083, 259.8368, </text:p>
      <text:p text:style-name="P1"><text:s text:c="4"/>260.4902, 262.8235, 264.5175, 265.3494, 265.5245, 265.4461, 264.8481, </text:p>
      <text:p text:style-name="P1"><text:s text:c="4"/>264.7977, 264.9105, 264.3102, 263.5234, 263.2006, 263.6321, 264.2715, </text:p>
      <text:p text:style-name="P1"><text:s text:c="4"/>264.8692, 265.273, 266.2267, 267.8974, 271.1607, 271.1665, 268.3371, </text:p>
      <text:p text:style-name="P1"><text:s text:c="4"/>266.8354, 265.2668, 264.7748, 265.0053, 265.6491, 267.3063, 268.089, </text:p>
      <text:p text:style-name="P1"><text:s text:c="4"/>267.716, 266.7858, 263.535, 262.4537, 263.1449, 262.7771, 261.5127, </text:p>
      <text:p text:style-name="P1"><text:s text:c="4"/>259.6559, 258.5102, 257.5938, 256.8542, 255.7234, 256.0308, 254.938, </text:p>
      <text:p text:style-name="P1"><text:s text:c="4"/>252.8222, 251.6658, 250.5825, 251.6732, 252.5393, 251.8358, 250.9221, </text:p>
      <text:p text:style-name="P1"><text:s text:c="4"/>249.1129, 249.0476, 250.9256, 251.2254, 250.1608, 250.5737, 249.9099, </text:p>
      <text:p text:style-name="P1"><text:s text:c="4"/>249.3319, 248.6049, 247.4463, 248.1077, 251.5164, 251.9264, 248.8102, </text:p>
      <text:p text:style-name="P1"><text:s text:c="4"/>249.0068, 251.9043, 250.979, 250.1661, 249.7554, 248.2854, 251.7479, </text:p>
      <text:p text:style-name="P1"><text:s text:c="4"/>252.6195, 254.0963, 254.3914, 253.203, 252.1965, 250.5844, 251.1306, </text:p>
      <text:p text:style-name="P1"><text:s text:c="4"/>256.0927, 259.6076, 260.1133, 261.6346, 265.4733,</text:p>
      <text:p text:style-name="P1"><text:s text:c="2"/>263.3422, 264.0341, 264.5457, 265.6638, 266.1441, 266.2053, 264.1372, </text:p>
      <text:p text:style-name="P1"><text:s text:c="4"/>263.3015, 262.7761, 261.3276, 260.9125, 260.3133, 259.5992, 259.1474, </text:p>
      <text:p text:style-name="P1"><text:s text:c="4"/>259.1544, 260.2478, 260.8807, 261.3762, 261.6157, 261.6322, 261.7941, </text:p>
      <text:p text:style-name="P1"><text:s text:c="4"/>262.4012, 262.4152, 261.1106, 259.0436, 259.9123, 263.0516, 263.9583, </text:p>
      <text:p text:style-name="P1"><text:s text:c="4"/>264.4297, 264.9324, 265.0918, 264.7132, 264.3542, 263.6355, 263.1267, </text:p>
      <text:p text:style-name="P1"><text:s text:c="4"/>262.8387, 262.5632, 262.9858, 263.5908, 264.1799, 264.9144, 264.198, </text:p>
      <text:p text:style-name="P1"><text:s text:c="4"/>264.239, 264.1053, 263.5353, 262.4438, 261.9429, 261.5849, 261.8734, </text:p>
      <text:p text:style-name="P1"><text:s text:c="4"/>260.4295, 258.6975, 257.2429, 256.415, 256.2908, 256.0395, 255.4291, </text:p>
      <text:p text:style-name="P1"><text:soft-page-break/><text:s text:c="4"/>255.0332, 253.8547, 250.6429, 251.1122, 253.3618, 252.5947, 252.3111, </text:p>
      <text:p text:style-name="P1"><text:s text:c="4"/>252.0364, 249.4218, 247.6972, 247.9041, 247.9893, 248.5095, 249.6062, </text:p>
      <text:p text:style-name="P1"><text:s text:c="4"/>251.3865, 250.3764, 248.3176, 247.3746, 247.5234, 251.1947, 252.4947, </text:p>
      <text:p text:style-name="P1"><text:s text:c="4"/>250.9604, 250.1364, 251.0553, 250.5918, 250.4305, 249.463, 252.0119, </text:p>
      <text:p text:style-name="P1"><text:s text:c="4"/>254.0379, 254.0719, 253.0107, 252.081, 251.3223, 250.0264, 253.7585, </text:p>
      <text:p text:style-name="P1"><text:s text:c="4"/>259.5964, 262.0232, 261.8607, 261.6601, 262.5046,</text:p>
      <text:p text:style-name="P1"><text:s text:c="2"/>261.271, 261.3564, 261.6049, 261.2628, 261.3599, 261.0648, 260.3214, </text:p>
      <text:p text:style-name="P1"><text:s text:c="4"/>259.9233, 260.0143, 260.3775, 260.2039, 259.7133, 259.2497, 258.8149, </text:p>
      <text:p text:style-name="P1"><text:s text:c="4"/>258.5399, 258.6105, 258.7745, 258.8057, 258.8615, 259.152, 259.4488, </text:p>
      <text:p text:style-name="P1"><text:s text:c="4"/>259.5146, 258.4678, 257.0567, 257.5409, 260.2553, 262.6269, 262.9779, </text:p>
      <text:p text:style-name="P1"><text:s text:c="4"/>262.9467, 263.1083, 262.9926, 262.0396, 260.7653, 260.069, 260.4733, </text:p>
      <text:p text:style-name="P1"><text:s text:c="4"/>261.1809, 261.7762, 262.4794, 263.0559, 262.851, 262.1316, 261.1898, </text:p>
      <text:p text:style-name="P1"><text:s text:c="4"/>261.2535, 261.2216, 260.894, 260.4591, 260.3587, 260.3451, 260.3806, </text:p>
      <text:p text:style-name="P1"><text:s text:c="4"/>259.9411, 259.4904, 257.9485, 256.684, 256.5401, 256.0019, 254.3721, </text:p>
      <text:p text:style-name="P1"><text:s text:c="4"/>253.5482, 252.8018, 251.4678, 250.3234, 250.7096, 251.1085, 251.2192, </text:p>
      <text:p text:style-name="P1"><text:s text:c="4"/>251.022, 251.2131, 250.949, 250.7404, 247.7499, 244.0555, 247.3334, </text:p>
      <text:p text:style-name="P1"><text:s text:c="4"/>251.0151, 252.429, 251.6552, 250.731, 250.1941, 249.9327, 250.3293, </text:p>
      <text:p text:style-name="P1"><text:s text:c="4"/>250.7921, 249.5176, 250.0444, 250.9098, 250.8884, 250.4494, 251.5206, </text:p>
      <text:p text:style-name="P1"><text:s text:c="4"/>253.7612, 254.1361, 252.7446, 252.01, 250.926, 252.2689, 257.0846, </text:p>
      <text:p text:style-name="P1"><text:s text:c="4"/>263.1111, 262.5522, 262.8693, 261.7788, 261.0879,</text:p>
      <text:p text:style-name="P1"><text:s text:c="2"/>261.4336, 261.0916, 260.8092, 260.5414, 260.0705, 259.4397, 258.7231, </text:p>
      <text:p text:style-name="P1"><text:s text:c="4"/>258.5315, 258.63, 258.8513, 258.7257, 258.3104, 258.0962, 258.0415, </text:p>
      <text:p text:style-name="P1"><text:s text:c="4"/>258.1796, 258.1739, 258.0119, 257.6954, 257.3924, 256.8855, 256.1994, </text:p>
      <text:p text:style-name="P1"><text:s text:c="4"/>256.0426, 256.7551, 258.5045, 259.9216, 260.9698, 261.5647, 261.3657, </text:p>
      <text:p text:style-name="P1"><text:s text:c="4"/>260.7907, 260.6411, 260.7291, 260.264, 259.6352, 259.6557, 259.8962, </text:p>
      <text:p text:style-name="P1"><text:s text:c="4"/>260.1742, 260.537, 261.2989, 260.3375, 259.2181, 258.7974, 258.953, </text:p>
      <text:p text:style-name="P1"><text:s text:c="4"/>259.1454, 259.114, 258.89, 258.8186, 258.8815, 258.9088, 258.7843, </text:p>
      <text:p text:style-name="P1"><text:s text:c="4"/>258.2935, 258.7034, 258.7083, 258.6585, 257.9001, 256.1324, 255.0329, </text:p>
      <text:p text:style-name="P1"><text:s text:c="4"/>254.5458, 253.0228, 252.1217, 252.0032, 252.3795, 251.8469, 251.1831, </text:p>
      <text:p text:style-name="P1"><text:s text:c="4"/>250.3379, 250.0248, 249.9741, 250.0896, 249.5809, 248.4183, 247.6946, </text:p>
      <text:p text:style-name="P1"><text:s text:c="4"/>248.667, 250.839, 252.6431, 252.921, 252.7461, 252.1357, 249.7074, </text:p>
      <text:p text:style-name="P1"><text:s text:c="4"/>248.1208, 248.8854, 250.3221, 252.2753, 253.1205, 252.68, 251.783, </text:p>
      <text:p text:style-name="P1"><text:s text:c="4"/>252.4854, 252.6987, 251.8775, 251.4759, 250.3404, 250.9805, 254.2624, </text:p>
      <text:p text:style-name="P1"><text:s text:c="4"/>258.1003, 260.3488, 263.2275, 263.5702, 262.6038,</text:p>
      <text:p text:style-name="P1"><text:s text:c="2"/>259.2351, 259.3611, 259.8268, 260.8271, 261.3598, 261.0168, 260.6064, </text:p>
      <text:p text:style-name="P1"><text:s text:c="4"/>260.3588, 260.0427, 259.7629, 259.2243, 258.4511, 258.0634, 257.9911, </text:p>
      <text:p text:style-name="P1"><text:s text:c="4"/>257.9412, 257.7188, 257.3524, 256.8819, 256.3202, 255.6736, 254.9709, </text:p>
      <text:p text:style-name="P1"><text:s text:c="4"/>253.8757, 254.1971, 255.728, 257.7629, 259.0253, 259.447, 259.2893, </text:p>
      <text:p text:style-name="P1"><text:s text:c="4"/>259.1266, 258.919, 258.7118, 258.4685, 258.3513, 258.4349, 258.4742, </text:p>
      <text:p text:style-name="P1"><text:s text:c="4"/>258.7122, 258.769, 257.748, 256.3331, 256.4879, 257.3197, 257.491, </text:p>
      <text:p text:style-name="P1"><text:s text:c="4"/>257.6343, 257.5732, 257.3254, 257.156, 257.0354, 256.7517, 256.3601, </text:p>
      <text:p text:style-name="P1"><text:s text:c="4"/>256.3357, 256.8699, 256.4989, 256.3877, 256.4332, 256.0733, 255.2357, </text:p>
      <text:p text:style-name="P1"><text:s text:c="4"/>254.6411, 253.7119, 252.5304, 251.9484, 251.7037, 252.1194, 252.4584, </text:p>
      <text:p text:style-name="P1"><text:s text:c="4"/>252.0834, 251.7994, 251.4764, 251.356, 251.2442, 251.0918, 251.3479, </text:p>
      <text:p text:style-name="P1"><text:s text:c="4"/>251.9634, 252.4724, 252.9997, 252.5567, 251.3406, 251.5675, 251.4501, </text:p>
      <text:p text:style-name="P1"><text:s text:c="4"/>251.2129, 251.0927, 251.0332, 252.7222, 253.1626, 252.7739, 252.4732, </text:p>
      <text:p text:style-name="P1"><text:s text:c="4"/>252.2632, 252.0243, 251.7661, 251.6545, 250.6983, 252.0738, 250.9641, </text:p>
      <text:p text:style-name="P1"><text:s text:c="4"/>250.3546, 253.1103, 256.3499, 257.8188, 258.9346,</text:p>
      <text:p text:style-name="P1"><text:s text:c="2"/>249.2276, 250.3649, 251.9115, 253.6809, 254.0634, 254.056, 254.1272, </text:p>
      <text:p text:style-name="P1"><text:s text:c="4"/>254.616, 254.694, 254.3927, 254.0638, 253.7693, 253.5708, 253.5379, </text:p>
      <text:p text:style-name="P1"><text:s text:c="4"/>253.3656, 253.0431, 252.8702, 253.2507, 253.2618, 253.2691, 253.2551, </text:p>
      <text:p text:style-name="P1"><text:s text:c="4"/>252.5504, 252.7239, 254.0621, 255.9514, 256.552, 256.9112, 256.8567, </text:p>
      <text:p text:style-name="P1"><text:s text:c="4"/>256.5027, 255.8091, 255.137, 254.8062, 255.1033, 255.5889, 256.4819, </text:p>
      <text:p text:style-name="P1"><text:s text:c="4"/>256.6584, 256.7358, 256.847, 256.4128, 256.0175, 256.4517, 256.0201, </text:p>
      <text:p text:style-name="P1"><text:s text:c="4"/>255.8009, 255.535, 255.2855, 255.0355, 254.8733, 254.7457, 254.5985, </text:p>
      <text:p text:style-name="P1"><text:s text:c="4"/>254.6368, 255.0116, 254.6828, 254.9356, 255.0995, 255.0793, 254.5903, </text:p>
      <text:p text:style-name="P1"><text:s text:c="4"/>253.8405, 253.3187, 252.5802, 251.9646, 251.6726, 252.1576, 252.4217, </text:p>
      <text:p text:style-name="P1"><text:s text:c="4"/>252.25, 252.1687, 252.2528, 252.433, 252.6166, 252.8162, 253.0236, </text:p>
      <text:p text:style-name="P1"><text:s text:c="4"/>253.2803, 253.7247, 254.2089, 253.5457, 252.6772, 252.6561, 252.7931, </text:p>
      <text:p text:style-name="P1"><text:soft-page-break/><text:s text:c="4"/>252.8879, 252.8284, 252.5529, 252.8188, 253.0026, 252.8023, 252.7071, </text:p>
      <text:p text:style-name="P1"><text:s text:c="4"/>252.7722, 252.7088, 252.5838, 252.5503, 252.701, 252.7115, 252.6673, </text:p>
      <text:p text:style-name="P1"><text:s text:c="4"/>251.3522, 250.2827, 248.975, 249.7929, 248.7284,</text:p>
      <text:p text:style-name="P1"><text:s text:c="2"/>250.7462, 250.5811, 249.5578, 248.8614, 248.8617, 248.6505, 248.4598, </text:p>
      <text:p text:style-name="P1"><text:s text:c="4"/>248.6669, 249.3688, 249.8639, 250.6935, 250.856, 250.948, 251.0647, </text:p>
      <text:p text:style-name="P1"><text:s text:c="4"/>251.1802, 251.2596, 251.641, 252.4462, 252.8174, 252.935, 253.1271, </text:p>
      <text:p text:style-name="P1"><text:s text:c="4"/>253.727, 254.1442, 254.6709, 255.2701, 255.2569, 255.2601, 255.0822, </text:p>
      <text:p text:style-name="P1"><text:s text:c="4"/>254.8875, 254.66, 254.4765, 254.3711, 254.1704, 254.0826, 254.3629, </text:p>
      <text:p text:style-name="P1"><text:s text:c="4"/>254.4575, 254.4325, 254.3344, 254.1672, 253.9889, 253.8237, 253.7165, </text:p>
      <text:p text:style-name="P1"><text:s text:c="4"/>253.6456, 253.5817, 253.5451, 253.4993, 254.072, 254.5405, 254.3764, </text:p>
      <text:p text:style-name="P1"><text:s text:c="4"/>254.2506, 254.2112, 253.3347, 253.0637, 253.0293, 253.022, 252.7963, </text:p>
      <text:p text:style-name="P1"><text:s text:c="4"/>252.4889, 252.2292, 251.8461, 251.6446, 251.5535, 251.6351, 251.9696, </text:p>
      <text:p text:style-name="P1"><text:s text:c="4"/>253.3129, 253.8358, 254.0553, 254.3047, 254.3077, 254.1143, 253.7618, </text:p>
      <text:p text:style-name="P1"><text:s text:c="4"/>253.4182, 253.3864, 252.8119, 251.6539, 251.6958, 251.7715, 251.8384, </text:p>
      <text:p text:style-name="P1"><text:s text:c="4"/>252.011, 252.224, 252.5104, 252.6325, 253.5833, 253.7573, 253.7333, </text:p>
      <text:p text:style-name="P1"><text:s text:c="4"/>253.685, 253.7006, 253.5501, 253.5061, 253.5125, 253.3775, 253.1494, </text:p>
      <text:p text:style-name="P1"><text:s text:c="4"/>252.5243, 252.1885, 251.887, 251.4483, 251.1526,</text:p>
      <text:p text:style-name="P1"><text:s text:c="2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 248.8148, 248.8148, </text:p>
      <text:p text:style-name="P1"><text:s text:c="4"/>248.8148, 248.8148, 248.8148, 248.8148, 248.8148,</text:p>
      <text:p text:style-name="P1"><text:s text:c="2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 283.9511, 283.9511, </text:p>
      <text:p text:style-name="P1"><text:s text:c="4"/>283.9511, 283.9511, 283.9511, 283.9511, 283.9511,</text:p>
      <text:p text:style-name="P1"><text:s text:c="2"/>285.5744, 285.6227, 285.6672, 285.7054, 285.7645, 285.8683, 285.8769, </text:p>
      <text:p text:style-name="P1"><text:s text:c="4"/>285.8793, 285.864, 285.8461, 285.8293, 285.8098, 285.7794, 285.7291, </text:p>
      <text:p text:style-name="P1"><text:s text:c="4"/>285.6719, 285.6106, 285.5391, 285.4539, 285.3976, 285.339, 285.267, </text:p>
      <text:p text:style-name="P1"><text:s text:c="4"/>285.1676, 285.0415, 284.8853, 284.7999, 284.7365, 284.6735, 284.6053, </text:p>
      <text:p text:style-name="P1"><text:s text:c="4"/>284.4627, 284.1406, 284.0789, 284.0211, 283.9534, 283.8809, 283.7441, </text:p>
      <text:p text:style-name="P1"><text:s text:c="4"/>283.5948, 283.4787, 283.3859, 283.3041, 283.2261, 283.143, 283.0456, </text:p>
      <text:p text:style-name="P1"><text:s text:c="4"/>282.9537, 282.871, 282.8045, 282.7421, 282.6823, 282.6136, 282.5605, </text:p>
      <text:p text:style-name="P1"><text:s text:c="4"/>282.5283, 282.5008, 282.4758, 282.4458, 282.3807, 282.3707, 282.3636, </text:p>
      <text:p text:style-name="P1"><text:s text:c="4"/>282.3667, 282.3705, 282.3718, 282.3761, 282.3934, 282.4224, 282.4617, </text:p>
      <text:p text:style-name="P1"><text:s text:c="4"/>282.5021, 282.5579, 282.6283, 282.6754, 282.7241, 282.7869, 282.8629, </text:p>
      <text:p text:style-name="P1"><text:s text:c="4"/>282.9561, 283.0806, 283.1527, 283.2056, 283.257, 283.3102, 283.4483, </text:p>
      <text:p text:style-name="P1"><text:s text:c="4"/>283.7491, 283.8217, 283.8929, 283.9631, 284.0335, 284.1732, 284.3304, </text:p>
      <text:p text:style-name="P1"><text:s text:c="4"/>284.4547, 284.5539, 284.6428, 284.7321, 284.8522, 284.9888, 285.0921, </text:p>
      <text:p text:style-name="P1"><text:s text:c="4"/>285.1846, 285.2755, 285.3572, 285.4334, 285.5077,</text:p>
      <text:p text:style-name="P1"><text:soft-page-break/><text:s text:c="2"/>287.4038, 287.6031, 287.7837, 287.8809, 287.9963, 288.1494, 288.1545, </text:p>
      <text:p text:style-name="P1"><text:s text:c="4"/>288.1261, 288.0634, 287.9853, 287.9144, 287.826, 287.695, 287.5707, </text:p>
      <text:p text:style-name="P1"><text:s text:c="4"/>287.4953, 287.4031, 287.2799, 287.1236, 286.9391, 286.7951, 286.6609, </text:p>
      <text:p text:style-name="P1"><text:s text:c="4"/>286.4659, 286.2585, 286.1431, 285.9315, 285.5795, 285.3678, 285.2483, </text:p>
      <text:p text:style-name="P1"><text:s text:c="4"/>285.0373, 284.6192, 284.5001, 284.3527, 284.0394, 283.7595, 283.5887, </text:p>
      <text:p text:style-name="P1"><text:s text:c="4"/>283.4037, 283.1919, 283.0131, 282.8537, 282.6695, 282.4964, 282.3669, </text:p>
      <text:p text:style-name="P1"><text:s text:c="4"/>282.2452, 282.1207, 281.9938, 281.8804, 281.7689, 281.6669, 281.5959, </text:p>
      <text:p text:style-name="P1"><text:s text:c="4"/>281.5064, 281.4238, 281.38, 281.3391, 281.2625, 281.2509, 281.2441, </text:p>
      <text:p text:style-name="P1"><text:s text:c="4"/>281.2158, 281.2121, 281.2295, 281.2462, 281.2776, 281.3282, 281.3711, </text:p>
      <text:p text:style-name="P1"><text:s text:c="4"/>281.4183, 281.4797, 281.5606, 281.6787, 281.7763, 281.8844, 282.0227, </text:p>
      <text:p text:style-name="P1"><text:s text:c="4"/>282.182, 282.2811, 282.4386, 282.6873, 282.8582, 282.9664, 283.1613, </text:p>
      <text:p text:style-name="P1"><text:s text:c="4"/>283.5287, 283.6596, 283.7944, 284.0687, 284.3404, 284.5268, 284.7455, </text:p>
      <text:p text:style-name="P1"><text:s text:c="4"/>285.0251, 285.2748, 285.513, 285.7837, 286.0742, 286.298, 286.5236, </text:p>
      <text:p text:style-name="P1"><text:s text:c="4"/>286.7414, 286.9149, 287.0185, 287.1196, 287.2448,</text:p>
      <text:p text:style-name="P1"><text:s text:c="2"/>289.2014, 288.5983, 288.3759, 288.3682, 288.4215, 288.4256, 288.3292, </text:p>
      <text:p text:style-name="P1"><text:s text:c="4"/>288.3163, 288.4267, 288.7136, 290.0645, 289.461, 290.3857, 289.9886, </text:p>
      <text:p text:style-name="P1"><text:s text:c="4"/>289.5013, 289.3181, 289.2035, 289.0825, 288.8306, 288.557, 288.3278, </text:p>
      <text:p text:style-name="P1"><text:s text:c="4"/>288.0507, 287.8522, 287.6012, 287.2886, 287.0951, 286.6073, 286.2921, </text:p>
      <text:p text:style-name="P1"><text:s text:c="4"/>286.0109, 285.4778, 285.2675, 284.7325, 284.4172, 284.1015, 283.7037, </text:p>
      <text:p text:style-name="P1"><text:s text:c="4"/>283.426, 283.1476, 282.8866, 282.6466, 282.4032, 282.2199, 282.0338, </text:p>
      <text:p text:style-name="P1"><text:s text:c="4"/>281.8435, 281.6716, 281.512, 281.3759, 281.2411, 281.115, 280.9781, </text:p>
      <text:p text:style-name="P1"><text:s text:c="4"/>280.8796, 280.7626, 280.6633, 280.6008, 280.5042, 280.4724, 280.4081, </text:p>
      <text:p text:style-name="P1"><text:s text:c="4"/>280.3982, 280.3904, 280.3934, 280.4179, 280.4499, 280.4907, 280.5589, </text:p>
      <text:p text:style-name="P1"><text:s text:c="4"/>280.6522, 280.7436, 280.8468, 280.965, 281.1182, 281.2687, 281.4526, </text:p>
      <text:p text:style-name="P1"><text:s text:c="4"/>281.6372, 281.8849, 282.2146, 282.4202, 282.7584, 282.9855, 283.2225, </text:p>
      <text:p text:style-name="P1"><text:s text:c="4"/>283.6363, 283.8246, 284.2299, 284.5274, 284.8791, 285.341, 285.6421, </text:p>
      <text:p text:style-name="P1"><text:s text:c="4"/>285.7778, 285.9722, 286.417, 287.1906, 287.8517, 288.2583, 288.139, </text:p>
      <text:p text:style-name="P1"><text:s text:c="4"/>288.3955, 289.1567, 289.692, 289.4717, 289.3656,</text:p>
      <text:p text:style-name="P1"><text:s text:c="2"/>290.5099, 288.1654, 286.8215, 286.2535, 286.1918, 286.2355, 286.0069, </text:p>
      <text:p text:style-name="P1"><text:s text:c="4"/>285.9077, 286.0833, 286.6186, 288.0909, 289.4349, 290.5371, 291.5068, </text:p>
      <text:p text:style-name="P1"><text:s text:c="4"/>291.4967, 291.2662, 290.7531, 290.8318, 290.9514, 290.2825, 290.1431, </text:p>
      <text:p text:style-name="P1"><text:s text:c="4"/>290.0388, 289.8626, 289.5548, 289.3062, 288.7932, 288.4793, 287.8253, </text:p>
      <text:p text:style-name="P1"><text:s text:c="4"/>287.4486, 286.7973, 286.2728, 285.6356, 285.1093, 284.5684, 284.1138, </text:p>
      <text:p text:style-name="P1"><text:s text:c="4"/>283.6703, 283.3167, 282.9807, 282.6776, 282.4156, 282.1717, 281.9275, </text:p>
      <text:p text:style-name="P1"><text:s text:c="4"/>281.7057, 281.5082, 281.3144, 281.1217, 280.943, 280.7674, 280.6179, </text:p>
      <text:p text:style-name="P1"><text:s text:c="4"/>280.4511, 280.343, 280.1862, 280.1075, 280.0011, 279.9435, 279.8885, </text:p>
      <text:p text:style-name="P1"><text:s text:c="4"/>279.8682, 279.8691, 279.8752, 279.8956, 279.9333, 280.0042, 280.0797, </text:p>
      <text:p text:style-name="P1"><text:s text:c="4"/>280.1867, 280.3253, 280.5156, 280.7113, 280.9254, 281.1986, 281.5096, </text:p>
      <text:p text:style-name="P1"><text:s text:c="4"/>281.8245, 282.0753, 282.2715, 283.1023, 283.478, 283.8505, 284.0961, </text:p>
      <text:p text:style-name="P1"><text:s text:c="4"/>284.4443, 284.7572, 285.1835, 285.6335, 286.1797, 286.9548, 287.2074, </text:p>
      <text:p text:style-name="P1"><text:s text:c="4"/>287.594, 288.7162, 289.168, 288.986, 288.5198, 287.7406, 287.1762, </text:p>
      <text:p text:style-name="P1"><text:s text:c="4"/>287.5533, 288.4581, 288.7927, 289.1265, 291.215,</text:p>
      <text:p text:style-name="P1"><text:s text:c="2"/>291.9254, 289.4667, 289.3153, 289.3954, 289.4001, 289.4293, 288.9853, </text:p>
      <text:p text:style-name="P1"><text:s text:c="4"/>288.432, 288.0744, 287.6376, 287.9664, 288.8364, 289.0477, 289.0175, </text:p>
      <text:p text:style-name="P1"><text:s text:c="4"/>289.9984, 291.5828, 292.1966, 292.6975, 293.0797, 292.6014, 292.4325, </text:p>
      <text:p text:style-name="P1"><text:s text:c="4"/>292.2339, 291.9093, 292.002, 291.5926, 291.1399, 290.5208, 289.99, </text:p>
      <text:p text:style-name="P1"><text:s text:c="4"/>289.3689, 288.7025, 287.8061, 287.0493, 286.1728, 285.3982, 284.7679, </text:p>
      <text:p text:style-name="P1"><text:s text:c="4"/>284.1659, 283.7127, 283.2947, 282.9391, 282.6005, 282.3147, 282.0308, </text:p>
      <text:p text:style-name="P1"><text:s text:c="4"/>281.8008, 281.5413, 281.3033, 281.0746, 280.8686, 280.6646, 280.4621, </text:p>
      <text:p text:style-name="P1"><text:s text:c="4"/>280.2849, 280.1071, 279.9623, 279.8503, 279.7346, 279.6446, 279.5944, </text:p>
      <text:p text:style-name="P1"><text:s text:c="4"/>279.5607, 279.5541, 279.5815, 279.6288, 279.7059, 279.8189, 279.9634, </text:p>
      <text:p text:style-name="P1"><text:s text:c="4"/>280.1709, 280.4469, 280.7747, 281.2516, 281.6817, 282.086, 282.4367, </text:p>
      <text:p text:style-name="P1"><text:s text:c="4"/>283.015, 283.5952, 283.7384, 284.297, 285.5496, 286.1026, 286.3315, </text:p>
      <text:p text:style-name="P1"><text:s text:c="4"/>286.4927, 286.7344, 287.1944, 288.757, 288.8713, 289.4833, 290.3524, </text:p>
      <text:p text:style-name="P1"><text:s text:c="4"/>290.7112, 290.8031, 290.9449, 290.6632, 289.4669, 288.1834, 287.2866, </text:p>
      <text:p text:style-name="P1"><text:s text:c="4"/>287.7784, 288.4626, 288.2547, 288.0312, 290.8201,</text:p>
      <text:p text:style-name="P1"><text:s text:c="2"/>290.5734, 290.2349, 291.0644, 291.5119, 291.4749, 291.3645, 290.9488, </text:p>
      <text:p text:style-name="P1"><text:s text:c="4"/>290.5685, 290.1975, 289.5639, 289.0727, 288.9052, 288.4432, 288.3647, </text:p>
      <text:p text:style-name="P1"><text:s text:c="4"/>289.3741, 291.0303, 292.2563, 292.7993, 293.5138, 293.8448, 293.8252, </text:p>
      <text:p text:style-name="P1"><text:soft-page-break/><text:s text:c="4"/>293.2509, 292.9911, 293.4636, 293.5157, 292.8468, 292.543, 292.6977, </text:p>
      <text:p text:style-name="P1"><text:s text:c="4"/>291.2966, 290.8173, 289.6304, 288.7261, 287.6936, 286.7102, 285.8332, </text:p>
      <text:p text:style-name="P1"><text:s text:c="4"/>285.1467, 284.5956, 284.1228, 283.7668, 283.3816, 283.0649, 282.7483, </text:p>
      <text:p text:style-name="P1"><text:s text:c="4"/>282.448, 282.1312, 281.8436, 281.5541, 281.2638, 280.9856, 280.7307, </text:p>
      <text:p text:style-name="P1"><text:s text:c="4"/>280.4963, 280.2795, 280.0896, 279.9177, 279.7695, 279.6462, 279.5551, </text:p>
      <text:p text:style-name="P1"><text:s text:c="4"/>279.4908, 279.4623, 279.4985, 279.611, 279.8069, 280.0888, 280.4517, </text:p>
      <text:p text:style-name="P1"><text:s text:c="4"/>280.8505, 281.3839, 282.0551, 282.877, 284.0211, 284.4746, 284.8923, </text:p>
      <text:p text:style-name="P1"><text:s text:c="4"/>285.4154, 286.4723, 286.6604, 287.5413, 288.1845, 288.719, 289.0723, </text:p>
      <text:p text:style-name="P1"><text:s text:c="4"/>289.3707, 290.0195, 290.0367, 290.1587, 289.8255, 289.9751, 290.5818, </text:p>
      <text:p text:style-name="P1"><text:s text:c="4"/>290.9125, 291.3245, 291.6263, 291.8278, 290.5728, 289.0288, 287.8388, </text:p>
      <text:p text:style-name="P1"><text:s text:c="4"/>288.1025, 288.5224, 288.2915, 288.354, 289.9673,</text:p>
      <text:p text:style-name="P1"><text:s text:c="2"/>290.8186, 291.3218, 292.0079, 291.8263, 291.5728, 291.3744, 291.5105, </text:p>
      <text:p text:style-name="P1"><text:s text:c="4"/>292.0292, 292.1375, 291.9072, 291.4135, 290.6852, 289.4155, 288.9616, </text:p>
      <text:p text:style-name="P1"><text:s text:c="4"/>289.3237, 289.8981, 291.5477, 292.0428, 292.6263, 293.2745, 293.5744, </text:p>
      <text:p text:style-name="P1"><text:s text:c="4"/>293.2963, 293.3402, 293.5468, 293.5946, 293.015, 292.5513, 292.0334, </text:p>
      <text:p text:style-name="P1"><text:s text:c="4"/>291.794, 291.8611, 291.2748, 290.4096, 289.3083, 288.3207, 287.3945, </text:p>
      <text:p text:style-name="P1"><text:s text:c="4"/>286.8042, 286.3987, 286.1115, 285.7604, 285.5151, 285.1951, 284.8856, </text:p>
      <text:p text:style-name="P1"><text:s text:c="4"/>284.4339, 284.0509, 283.5767, 283.0574, 282.612, 282.1746, 281.7495, </text:p>
      <text:p text:style-name="P1"><text:s text:c="4"/>281.3782, 281.0503, 280.7571, 280.4797, 280.224, 279.9966, 279.8297, </text:p>
      <text:p text:style-name="P1"><text:s text:c="4"/>279.7358, 279.7412, 279.8564, 280.1311, 280.5878, 281.2269, 281.9266, </text:p>
      <text:p text:style-name="P1"><text:s text:c="4"/>282.6958, 283.3754, 284.631, 286.622, 287.2414, 288.1127, 288.293, </text:p>
      <text:p text:style-name="P1"><text:s text:c="4"/>288.5164, 289.9636, 290.3073, 290.08, 289.947, 289.8358, 289.6806, </text:p>
      <text:p text:style-name="P1"><text:s text:c="4"/>291.0573, 291.4086, 291.15, 290.6289, 289.5645, 289.5349, 289.5117, </text:p>
      <text:p text:style-name="P1"><text:s text:c="4"/>289.5629, 290.1598, 290.9822, 292.0604, 291.6714, 290.1048, 288.7419, </text:p>
      <text:p text:style-name="P1"><text:s text:c="4"/>288.5336, 288.5215, 288.2531, 289.1219, 290.4594,</text:p>
      <text:p text:style-name="P1"><text:s text:c="2"/>291.3889, 291.2485, 290.5844, 290.2437, 290.1125, 290.0866, 290.214, </text:p>
      <text:p text:style-name="P1"><text:s text:c="4"/>290.4605, 290.7824, 291.1309, 291.5507, 291.9138, 292.0273, 292.1676, </text:p>
      <text:p text:style-name="P1"><text:s text:c="4"/>292.009, 290.4073, 289.7245, 289.7731, 290.0392, 291.1873, 293.2695, </text:p>
      <text:p text:style-name="P1"><text:s text:c="4"/>293.7273, 293.8998, 293.8323, 293.7193, 293.5464, 292.9475, 292.8152, </text:p>
      <text:p text:style-name="P1"><text:s text:c="4"/>292.9581, 292.5001, 292.4869, 291.6455, 290.8705, 290.068, 289.2982, </text:p>
      <text:p text:style-name="P1"><text:s text:c="4"/>288.9717, 288.9047, 288.8415, 288.6699, 288.3696, 288.1679, 287.6179, </text:p>
      <text:p text:style-name="P1"><text:s text:c="4"/>287.4923, 286.8818, 286.2801, 285.7075, 285.0708, 284.5203, 283.9871, </text:p>
      <text:p text:style-name="P1"><text:s text:c="4"/>283.5198, 283.059, 282.6275, 282.2058, 281.8008, 281.3952, 281.0677, </text:p>
      <text:p text:style-name="P1"><text:s text:c="4"/>280.8367, 280.7487, 280.8189, 281.1897, 281.8203, 282.7038, 283.782, </text:p>
      <text:p text:style-name="P1"><text:s text:c="4"/>284.968, 286.2082, 288.1253, 289.1311, 290.2039, 291.0773, 291.4365, </text:p>
      <text:p text:style-name="P1"><text:s text:c="4"/>291.4064, 291.6264, 291.9316, 291.8703, 291.97, 291.785, 289.9949, </text:p>
      <text:p text:style-name="P1"><text:s text:c="4"/>289.2487, 290.6526, 291.0784, 290.618, 288.7606, 287.3398, 286.8409, </text:p>
      <text:p text:style-name="P1"><text:s text:c="4"/>286.6508, 287.0134, 288.4209, 290.6732, 290.9731, 289.9322, 289.662, </text:p>
      <text:p text:style-name="P1"><text:s text:c="4"/>290.3115, 289.4886, 289.2248, 290.6005, 291.1084,</text:p>
      <text:p text:style-name="P1"><text:s text:c="2"/>290.4758, 289.5828, 288.9307, 288.642, 288.5629, 288.6296, 288.7916, </text:p>
      <text:p text:style-name="P1"><text:s text:c="4"/>289.0313, 289.3039, 289.5857, 289.8959, 290.3037, 290.8009, 291.2583, </text:p>
      <text:p text:style-name="P1"><text:s text:c="4"/>292.0095, 291.9368, 290.4379, 289.9013, 290.3533, 291.275, 292.741, </text:p>
      <text:p text:style-name="P1"><text:s text:c="4"/>292.9361, 293.4346, 293.0486, 292.8178, 292.9621, 293.2092, 293.932, </text:p>
      <text:p text:style-name="P1"><text:s text:c="4"/>294.5161, 293.4776, 293.0522, 293.7753, 292.4573, 291.9134, 291.4843, </text:p>
      <text:p text:style-name="P1"><text:s text:c="4"/>291.6352, 292.2413, 292.5125, 293.2177, 292.9293, 292.9104, 292.5352, </text:p>
      <text:p text:style-name="P1"><text:s text:c="4"/>291.899, 290.1461, 289.0867, 288.4856, 287.9321, 287.5264, 287.0172, </text:p>
      <text:p text:style-name="P1"><text:s text:c="4"/>286.5876, 286.2059, 285.8436, 285.4919, 285.0123, 284.376, 283.639, </text:p>
      <text:p text:style-name="P1"><text:s text:c="4"/>282.8583, 282.412, 282.201, 282.3419, 282.9471, 284.0078, 285.3148, </text:p>
      <text:p text:style-name="P1"><text:s text:c="4"/>286.7028, 288.7499, 290.3943, 291.6089, 292.5307, 292.6364, 292.4366, </text:p>
      <text:p text:style-name="P1"><text:s text:c="4"/>292.4135, 292.7637, 293.0351, 293.1761, 293.6055, 293.572, 291.9911, </text:p>
      <text:p text:style-name="P1"><text:s text:c="4"/>290.3242, 290.9949, 291.2186, 291.2402, 289.637, 287.1989, 286.2955, </text:p>
      <text:p text:style-name="P1"><text:s text:c="4"/>286.2472, 286.7377, 287.597, 289.6721, 290.7157, 290.4568, 291.635, </text:p>
      <text:p text:style-name="P1"><text:s text:c="4"/>292.2624, 290.669, 290.0029, 291.3203, 291.1949,</text:p>
      <text:p text:style-name="P1"><text:s text:c="2"/>288.8857, 288.3182, 288.0161, 287.9102, 287.9205, 288.0323, 288.2056, </text:p>
      <text:p text:style-name="P1"><text:s text:c="4"/>288.4146, 288.644, 288.8609, 289.1303, 289.3995, 289.6606, 290.0052, </text:p>
      <text:p text:style-name="P1"><text:s text:c="4"/>290.3937, 290.9694, 291.6659, 291.9095, 292.7998, 293.1739, 291.6864, </text:p>
      <text:p text:style-name="P1"><text:s text:c="4"/>290.9723, 291.9806, 291.3506, 291.1372, 291.9545, 293.1997, 294.2076, </text:p>
      <text:p text:style-name="P1"><text:s text:c="4"/>295.2668, 295.1223, 294.7258, 294.7323, 293.9451, 293.4566, 293.4147, </text:p>
      <text:p text:style-name="P1"><text:s text:c="4"/>294.1806, 293.9613, 294.4124, 294.839, 294.8604, 294.7798, 294.4191, </text:p>
      <text:p text:style-name="P1"><text:soft-page-break/><text:s text:c="4"/>294.2768, 293.8371, 293.3105, 292.5037, 291.9825, 291.075, 290.2422, </text:p>
      <text:p text:style-name="P1"><text:s text:c="4"/>289.7375, 289.435, 289.2068, 289.0004, 288.5593, 287.75, 286.7568, </text:p>
      <text:p text:style-name="P1"><text:s text:c="4"/>285.0946, 284.1602, 283.6168, 283.638, 284.1895, 285.2951, 286.6292, </text:p>
      <text:p text:style-name="P1"><text:s text:c="4"/>287.959, 290.6582, 292.4421, 293.39, 293.5699, 293.1413, 293.1941, </text:p>
      <text:p text:style-name="P1"><text:s text:c="4"/>293.5977, 294.0108, 293.87, 294.0321, 295.0128, 295.564, 295.5327, </text:p>
      <text:p text:style-name="P1"><text:s text:c="4"/>294.4471, 292.8138, 292.0608, 292.6429, 292.2177, 289.4443, 288.7072, </text:p>
      <text:p text:style-name="P1"><text:s text:c="4"/>289.4657, 290.2802, 289.4136, 289.6375, 291.3361, 291.9546, 293.3218, </text:p>
      <text:p text:style-name="P1"><text:s text:c="4"/>292.942, 291.4294, 290.8283, 290.7529, 289.7789,</text:p>
      <text:p text:style-name="P1"><text:s text:c="2"/>288.0284, 287.752, 287.656, 287.6317, 287.663, 287.7685, 287.9279, </text:p>
      <text:p text:style-name="P1"><text:s text:c="4"/>288.1099, 288.313, 288.503, 288.7329, 288.9769, 289.2223, 289.4617, </text:p>
      <text:p text:style-name="P1"><text:s text:c="4"/>289.776, 290.1493, 290.5927, 291.1746, 291.9235, 292.7992, 290.8062, </text:p>
      <text:p text:style-name="P1"><text:s text:c="4"/>289.5073, 291.0691, 291.8443, 292.3154, 292.7865, 292.7532, 293.482, </text:p>
      <text:p text:style-name="P1"><text:s text:c="4"/>295.1687, 295.7055, 295.0159, 295.3635, 295.108, 294.6876, 294.7683, </text:p>
      <text:p text:style-name="P1"><text:s text:c="4"/>295.5343, 295.1244, 295.5645, 295.9582, 295.9391, 295.7021, 295.5108, </text:p>
      <text:p text:style-name="P1"><text:s text:c="4"/>295.8426, 295.4235, 294.5369, 293.9032, 293.7559, 293.6643, 292.6843, </text:p>
      <text:p text:style-name="P1"><text:s text:c="4"/>293.3609, 293.4411, 292.5186, 292.1091, 290.9807, 289.5951, 288.2896, </text:p>
      <text:p text:style-name="P1"><text:s text:c="4"/>286.1682, 285.3767, 285.3493, 285.4872, 285.7231, 286.7093, 287.8782, </text:p>
      <text:p text:style-name="P1"><text:s text:c="4"/>289.3529, 291.8845, 293.8489, 293.6797, 293.1194, 293.2067, 293.7645, </text:p>
      <text:p text:style-name="P1"><text:s text:c="4"/>294.5175, 294.9026, 294.7898, 295.5847, 296.517, 296.9958, 296.7014, </text:p>
      <text:p text:style-name="P1"><text:s text:c="4"/>295.5358, 294.2246, 293.2657, 293.4956, 293.6901, 291.646, 292.1963, </text:p>
      <text:p text:style-name="P1"><text:s text:c="4"/>294.6504, 294.7988, 292.7818, 290.7905, 292.7787, 293.1666, 292.3401, </text:p>
      <text:p text:style-name="P1"><text:s text:c="4"/>291.5016, 290.9577, 290.087, 289.1623, 288.4893,</text:p>
      <text:p text:style-name="P1"><text:s text:c="2"/>287.7277, 287.5965, 287.5498, 287.5655, 287.6116, 287.6969, 287.8148, </text:p>
      <text:p text:style-name="P1"><text:s text:c="4"/>287.9767, 288.1799, 288.3574, 288.55, 288.7939, 289.0467, 289.3024, </text:p>
      <text:p text:style-name="P1"><text:s text:c="4"/>289.6118, 289.9454, 290.2744, 290.6524, 291.1608, 291.9136, 292.5104, </text:p>
      <text:p text:style-name="P1"><text:s text:c="4"/>292.7371, 293.8292, 294.7711, 294.8392, 295.4389, 295.2244, 292.31, </text:p>
      <text:p text:style-name="P1"><text:s text:c="4"/>293.902, 295.7047, 295.3426, 295.7774, 296.2349, 295.6894, 295.6873, </text:p>
      <text:p text:style-name="P1"><text:s text:c="4"/>296.4194, 296.2612, 296.6172, 296.9248, 296.8851, 296.4511, 296.3713, </text:p>
      <text:p text:style-name="P1"><text:s text:c="4"/>296.675, 296.0937, 295.2694, 294.7498, 295.0263, 294.9618, 294.5141, </text:p>
      <text:p text:style-name="P1"><text:s text:c="4"/>295.0699, 295.1355, 294.4878, 293.0801, 291.5479, 289.3733, 287.809, </text:p>
      <text:p text:style-name="P1"><text:s text:c="4"/>286.6531, 286.5971, 287.075, 287.2625, 287.6341, 288.3426, 289.2267, </text:p>
      <text:p text:style-name="P1"><text:s text:c="4"/>290.5439, 292.6742, 295.0095, 295.2693, 294.9739, 295.0442, 295.3313, </text:p>
      <text:p text:style-name="P1"><text:s text:c="4"/>296.2354, 296.6912, 297.095, 297.5439, 297.9415, 297.8167, 296.9686, </text:p>
      <text:p text:style-name="P1"><text:s text:c="4"/>295.722, 294.8962, 294.0862, 293.7376, 293.7578, 292.7656, 293.8924, </text:p>
      <text:p text:style-name="P1"><text:s text:c="4"/>296.1756, 295.5923, 294.6769, 293.1582, 293.2213, 292.1998, 291.0295, </text:p>
      <text:p text:style-name="P1"><text:s text:c="4"/>290.1386, 289.4662, 288.8198, 288.3, 287.9414,</text:p>
      <text:p text:style-name="P1"><text:s text:c="2"/>287.8387, 287.7502, 287.7302, 287.78, 287.871, 287.9646, 288.0693, </text:p>
      <text:p text:style-name="P1"><text:s text:c="4"/>288.2061, 288.3767, 288.5295, 288.6901, 288.9204, 289.1382, 289.3717, </text:p>
      <text:p text:style-name="P1"><text:s text:c="4"/>289.6792, 290.0048, 290.3217, 290.6412, 290.9516, 291.3644, 291.9529, </text:p>
      <text:p text:style-name="P1"><text:s text:c="4"/>292.586, 293.112, 293.5582, 294.0694, 294.9024, 296.1169, 292.0994, </text:p>
      <text:p text:style-name="P1"><text:s text:c="4"/>292.4864, 295.4504, 295.9725, 296.4128, 297.1078, 296.5106, 296.3623, </text:p>
      <text:p text:style-name="P1"><text:s text:c="4"/>297.1496, 296.9048, 297.4467, 297.93, 297.7821, 297.5173, 297.3652, </text:p>
      <text:p text:style-name="P1"><text:s text:c="4"/>297.2621, 296.3854, 295.3419, 295.4265, 296.3905, 297.0181, 297.5761, </text:p>
      <text:p text:style-name="P1"><text:s text:c="4"/>296.6585, 295.2213, 295.0668, 293.6883, 291.3209, 289.6647, 288.5503, </text:p>
      <text:p text:style-name="P1"><text:s text:c="4"/>287.9182, 287.976, 288.4741, 289.0172, 289.7004, 290.3375, 291.0391, </text:p>
      <text:p text:style-name="P1"><text:s text:c="4"/>291.9351, 293.8207, 296.2315, 297.8111, 298.4876, 298.2024, 297.5662, </text:p>
      <text:p text:style-name="P1"><text:s text:c="4"/>298.4363, 299.0409, 299.4327, 299.5687, 299.0533, 297.7766, 296.9135, </text:p>
      <text:p text:style-name="P1"><text:s text:c="4"/>295.927, 295.0883, 294.5134, 293.8748, 293.3172, 293.4519, 294.891, </text:p>
      <text:p text:style-name="P1"><text:s text:c="4"/>296.271, 294.8641, 293.8127, 292.9309, 291.9309, 290.9659, 290.1826, </text:p>
      <text:p text:style-name="P1"><text:s text:c="4"/>289.5128, 288.9654, 288.5152, 288.1765, 287.9744,</text:p>
      <text:p text:style-name="P1"><text:s text:c="2"/>288.1996, 288.1255, 288.1373, 288.2324, 288.3811, 288.5106, 288.6278, </text:p>
      <text:p text:style-name="P1"><text:s text:c="4"/>288.7651, 288.9256, 289.064, 289.1844, 289.3145, 289.5032, 289.7305, </text:p>
      <text:p text:style-name="P1"><text:s text:c="4"/>289.9507, 290.1922, 290.4601, 290.7386, 291.0032, 291.3036, 291.717, </text:p>
      <text:p text:style-name="P1"><text:s text:c="4"/>292.1523, 292.6043, 293.0993, 293.6325, 294.583, 296.1299, 293.1677, </text:p>
      <text:p text:style-name="P1"><text:s text:c="4"/>293.4063, 295.2021, 296.0983, 297.2248, 297.8434, 297.1613, 296.9304, </text:p>
      <text:p text:style-name="P1"><text:s text:c="4"/>297.663, 297.5, 297.9475, 298.4534, 298.3509, 298.4605, 298.4559, </text:p>
      <text:p text:style-name="P1"><text:s text:c="4"/>298.0745, 296.7857, 295.4861, 295.5913, 296.3531, 297.4304, 298.2446, </text:p>
      <text:p text:style-name="P1"><text:s text:c="4"/>297.2828, 295.9886, 296.3754, 294.7969, 292.8923, 291.8566, 290.9687, </text:p>
      <text:p text:style-name="P1"><text:s text:c="4"/>290.1424, 289.6756, 290.206, 291.1942, 292.1945, 293.0161, 293.3589, </text:p>
      <text:p text:style-name="P1"><text:soft-page-break/><text:s text:c="4"/>293.7935, 294.6075, 297.0289, 299.0166, 300.1133, 300.0858, 299.4124, </text:p>
      <text:p text:style-name="P1"><text:s text:c="4"/>299.8444, 300.564, 300.8236, 300.7469, 300.1009, 298.4779, 296.433, </text:p>
      <text:p text:style-name="P1"><text:s text:c="4"/>295.2823, 295.2351, 295.163, 295.2117, 294.7021, 295.0555, 296.828, </text:p>
      <text:p text:style-name="P1"><text:s text:c="4"/>296.8304, 294.8711, 293.4276, 292.3539, 291.4355, 290.705, 290.0526, </text:p>
      <text:p text:style-name="P1"><text:s text:c="4"/>289.4528, 289.0142, 288.6829, 288.4548, 288.3163,</text:p>
      <text:p text:style-name="P1"><text:s text:c="2"/>288.7795, 288.7975, 288.8365, 288.9355, 289.1152, 289.2892, 289.4379, </text:p>
      <text:p text:style-name="P1"><text:s text:c="4"/>289.5944, 289.711, 289.7998, 289.8478, 289.9335, 290.1, 290.2548, </text:p>
      <text:p text:style-name="P1"><text:s text:c="4"/>290.4399, 290.5496, 290.7181, 290.922, 291.1398, 291.4345, 291.8721, </text:p>
      <text:p text:style-name="P1"><text:s text:c="4"/>292.3346, 292.7748, 293.2113, 293.7507, 294.6583, 296.2725, 294.2509, </text:p>
      <text:p text:style-name="P1"><text:s text:c="4"/>294.466, 295.4328, 296.458, 297.9641, 298.5442, 297.7237, 297.4345, </text:p>
      <text:p text:style-name="P1"><text:s text:c="4"/>298.0007, 298.4643, 298.6208, 299.2514, 299.2294, 299.4016, 299.1273, </text:p>
      <text:p text:style-name="P1"><text:s text:c="4"/>298.6468, 297.203, 295.5844, 295.7725, 296.6515, 297.9645, 298.73, </text:p>
      <text:p text:style-name="P1"><text:s text:c="4"/>297.8845, 297.1464, 297.9889, 296.6499, 295.4853, 294.7608, 294.1024, </text:p>
      <text:p text:style-name="P1"><text:s text:c="4"/>293.0718, 291.7532, 292.0529, 293.7588, 294.9129, 294.4678, 295.0812, </text:p>
      <text:p text:style-name="P1"><text:s text:c="4"/>295.6192, 295.8521, 297.4017, 298.993, 300.7404, 301.4826, 301.1396, </text:p>
      <text:p text:style-name="P1"><text:s text:c="4"/>300.966, 301.5595, 301.7939, 301.3867, 300.144, 298.1371, 296.8911, </text:p>
      <text:p text:style-name="P1"><text:s text:c="4"/>296.4429, 296.8319, 297.1993, 297.6045, 296.5223, 295.8691, 297.5306, </text:p>
      <text:p text:style-name="P1"><text:s text:c="4"/>297.4706, 295.4805, 293.8651, 292.6204, 291.7037, 290.9775, 290.3815, </text:p>
      <text:p text:style-name="P1"><text:s text:c="4"/>289.8573, 289.464, 289.1804, 288.9406, 288.8203,</text:p>
      <text:p text:style-name="P1"><text:s text:c="2"/>289.6042, 289.657, 289.7627, 289.9377, 290.1484, 290.3649, 290.5451, </text:p>
      <text:p text:style-name="P1"><text:s text:c="4"/>290.6539, 290.6896, 290.7091, 290.7508, 290.831, 290.9371, 291.076, </text:p>
      <text:p text:style-name="P1"><text:s text:c="4"/>291.182, 291.222, 291.2751, 291.3963, 291.5613, 291.7845, 292.1864, </text:p>
      <text:p text:style-name="P1"><text:s text:c="4"/>292.6903, 293.2274, 293.6733, 294.1312, 294.9373, 296.4641, 295.5478, </text:p>
      <text:p text:style-name="P1"><text:s text:c="4"/>295.0737, 296.051, 297.0344, 298.6322, 299.2646, 298.3943, 297.8125, </text:p>
      <text:p text:style-name="P1"><text:s text:c="4"/>298.2481, 299.302, 299.3719, 300.2097, 300.1201, 300.222, 299.7382, </text:p>
      <text:p text:style-name="P1"><text:s text:c="4"/>299.0493, 297.5833, 295.5704, 296.0154, 297.4713, 298.9435, 299.4538, </text:p>
      <text:p text:style-name="P1"><text:s text:c="4"/>298.6549, 298.7458, 299.3719, 298.4477, 296.8605, 296.1863, 295.9202, </text:p>
      <text:p text:style-name="P1"><text:s text:c="4"/>295.5938, 294.3772, 293.9666, 295.3135, 296.5305, 295.704, 296.5502, </text:p>
      <text:p text:style-name="P1"><text:s text:c="4"/>297.1776, 296.8639, 297.6192, 298.7088, 301.0104, 302.4109, 302.4792, </text:p>
      <text:p text:style-name="P1"><text:s text:c="4"/>302.1564, 302.3264, 302.4939, 301.9794, 300.0986, 297.9021, 298.0585, </text:p>
      <text:p text:style-name="P1"><text:s text:c="4"/>298.7776, 299.0879, 300.0019, 300.3358, 298.5092, 296.7281, 297.7332, </text:p>
      <text:p text:style-name="P1"><text:s text:c="4"/>298.5926, 296.6743, 294.6864, 293.2086, 292.2589, 291.6201, 291.0606, </text:p>
      <text:p text:style-name="P1"><text:s text:c="4"/>290.5959, 290.1959, 289.909, 289.7377, 289.6208,</text:p>
      <text:p text:style-name="P1"><text:s text:c="2"/>290.8293, 290.9302, 291.0532, 291.2197, 291.4208, 291.6689, 291.8495, </text:p>
      <text:p text:style-name="P1"><text:s text:c="4"/>291.9147, 291.9351, 291.9084, 291.8958, 291.9312, 292.0221, 292.1205, </text:p>
      <text:p text:style-name="P1"><text:s text:c="4"/>292.1642, 292.1829, 292.1787, 292.2618, 292.3424, 292.4323, 292.689, </text:p>
      <text:p text:style-name="P1"><text:s text:c="4"/>293.1088, 293.6644, 294.2139, 294.6784, 295.3001, 296.6477, 297.3483, </text:p>
      <text:p text:style-name="P1"><text:s text:c="4"/>295.5502, 296.6188, 298.0013, 299.2124, 299.7414, 299.4206, 298.6014, </text:p>
      <text:p text:style-name="P1"><text:s text:c="4"/>298.6334, 299.7794, 299.8145, 300.1832, 300.0551, 300.2992, 300.3995, </text:p>
      <text:p text:style-name="P1"><text:s text:c="4"/>299.2867, 297.8611, 295.8658, 296.6768, 298.3404, 299.5905, 299.9637, </text:p>
      <text:p text:style-name="P1"><text:s text:c="4"/>299.5299, 300.5926, 299.9866, 299.4206, 298.0446, 298.1024, 297.5396, </text:p>
      <text:p text:style-name="P1"><text:s text:c="4"/>297.2579, 296.6313, 296.3289, 296.6596, 297.805, 297.5226, 297.5843, </text:p>
      <text:p text:style-name="P1"><text:s text:c="4"/>298.2826, 297.9293, 297.9808, 298.8878, 300.8999, 301.9887, 302.0923, </text:p>
      <text:p text:style-name="P1"><text:s text:c="4"/>301.8784, 301.619, 301.6473, 301.6211, 300.9548, 299.3188, 299.2601, </text:p>
      <text:p text:style-name="P1"><text:s text:c="4"/>300.228, 299.8571, 300.8672, 301.8672, 300.9973, 300.035, 299.1101, </text:p>
      <text:p text:style-name="P1"><text:s text:c="4"/>299.2487, 297.9478, 295.7146, 294.2212, 293.2606, 292.5956, 292.0757, </text:p>
      <text:p text:style-name="P1"><text:s text:c="4"/>291.6039, 291.2187, 290.948, 290.7992, 290.766,</text:p>
      <text:p text:style-name="P1"><text:s text:c="2"/>292.2448, 292.3927, 292.5366, 292.6985, 292.9077, 293.152, 293.2736, </text:p>
      <text:p text:style-name="P1"><text:s text:c="4"/>293.289, 293.2426, 293.1981, 293.218, 293.2309, 293.223, 293.2893, </text:p>
      <text:p text:style-name="P1"><text:s text:c="4"/>293.3421, 293.3161, 293.3071, 293.3138, 293.2921, 293.3115, 293.4413, </text:p>
      <text:p text:style-name="P1"><text:s text:c="4"/>293.7379, 294.2095, 294.8115, 295.3062, 295.826, 296.9483, 298.1267, </text:p>
      <text:p text:style-name="P1"><text:s text:c="4"/>295.5818, 297.3855, 298.9023, 299.6443, 300.0314, 300.1757, 299.7363, </text:p>
      <text:p text:style-name="P1"><text:s text:c="4"/>299.2604, 300.2343, 299.9555, 300.0909, 300.0015, 300.3668, 300.4879, </text:p>
      <text:p text:style-name="P1"><text:s text:c="4"/>299.3727, 297.9699, 296.4435, 297.3229, 298.9197, 299.8967, 300.0582, </text:p>
      <text:p text:style-name="P1"><text:s text:c="4"/>299.9822, 301.3018, 300.8995, 299.78, 299.2216, 299.5912, 298.8323, </text:p>
      <text:p text:style-name="P1"><text:s text:c="4"/>298.4259, 297.7802, 298.0031, 297.9142, 298.8478, 298.7164, 298.112, </text:p>
      <text:p text:style-name="P1"><text:s text:c="4"/>298.838, 299.0471, 298.7131, 299.4067, 301.3322, 301.9136, 301.2331, </text:p>
      <text:p text:style-name="P1"><text:s text:c="4"/>301.4165, 301.049, 299.4699, 299.6329, 300.6514, 299.8115, 299.6542, </text:p>
      <text:p text:style-name="P1"><text:s text:c="4"/>300.8444, 300.9468, 301.9792, 303.0409, 302.5582, 302.0383, 299.8991, </text:p>
      <text:p text:style-name="P1"><text:soft-page-break/><text:s text:c="4"/>299.3298, 298.9848, 296.8781, 295.5028, 294.5745, 293.8788, 293.3457, </text:p>
      <text:p text:style-name="P1"><text:s text:c="4"/>292.8609, 292.4834, 292.2944, 292.2087, 292.1973,</text:p>
      <text:p text:style-name="P1"><text:s text:c="2"/>294.0064, 294.1177, 294.2607, 294.4419, 294.6367, 294.8348, 294.9357, </text:p>
      <text:p text:style-name="P1"><text:s text:c="4"/>294.9232, 294.8711, 294.7324, 294.6373, 294.5569, 294.5772, 294.6991, </text:p>
      <text:p text:style-name="P1"><text:s text:c="4"/>294.657, 294.5953, 294.5992, 294.5317, 294.4431, 294.3959, 294.4091, </text:p>
      <text:p text:style-name="P1"><text:s text:c="4"/>294.5714, 294.9663, 295.5368, 296.0264, 296.4753, 297.353, 298.4713, </text:p>
      <text:p text:style-name="P1"><text:s text:c="4"/>295.9117, 298.427, 299.613, 299.8532, 299.8321, 299.7648, 300.3173, </text:p>
      <text:p text:style-name="P1"><text:s text:c="4"/>300.2563, 300.5034, 300.1218, 299.9204, 300.0281, 300.4214, 300.4473, </text:p>
      <text:p text:style-name="P1"><text:s text:c="4"/>299.7438, 298.2296, 297.3004, 297.7403, 299.098, 300.0194, 300.5782, </text:p>
      <text:p text:style-name="P1"><text:s text:c="4"/>300.6956, 301.6356, 301.481, 299.8889, 300.4095, 300.6369, 299.9318, </text:p>
      <text:p text:style-name="P1"><text:s text:c="4"/>299.4058, 298.8091, 299.0911, 298.7683, 299.4531, 299.391, 298.6414, </text:p>
      <text:p text:style-name="P1"><text:s text:c="4"/>299.4633, 300.0603, 299.9487, 300.4443, 301.608, 301.843, 300.0425, </text:p>
      <text:p text:style-name="P1"><text:s text:c="4"/>299.6327, 300.118, 297.2656, 297.5397, 299.9484, 299.3823, 299.4946, </text:p>
      <text:p text:style-name="P1"><text:s text:c="4"/>301.0121, 301.7065, 303.076, 303.8065, 303.0071, 302.38, 300.1841, </text:p>
      <text:p text:style-name="P1"><text:s text:c="4"/>299.7384, 299.9417, 298.0772, 296.93, 296.0488, 295.3835, 294.8181, </text:p>
      <text:p text:style-name="P1"><text:s text:c="4"/>294.3341, 294.0168, 293.8688, 293.8882, 293.9286,</text:p>
      <text:p text:style-name="P1"><text:s text:c="2"/>295.9313, 296.0172, 296.1932, 296.3774, 296.5385, 296.6638, 296.6605, </text:p>
      <text:p text:style-name="P1"><text:s text:c="4"/>296.564, 296.4572, 296.3504, 296.2352, 296.1714, 296.1995, 296.1746, </text:p>
      <text:p text:style-name="P1"><text:s text:c="4"/>296.0871, 296.0541, 295.9274, 295.8266, 295.6827, 295.5763, 295.5458, </text:p>
      <text:p text:style-name="P1"><text:s text:c="4"/>295.6144, 295.8875, 296.38, 296.815, 297.1662, 297.827, 299.1422, </text:p>
      <text:p text:style-name="P1"><text:s text:c="4"/>297.0901, 299.167, 299.9865, 299.7874, 299.8262, 300.192, 300.554, </text:p>
      <text:p text:style-name="P1"><text:s text:c="4"/>300.8286, 300.802, 300.2715, 299.8933, 300.2432, 300.5687, 300.8664, </text:p>
      <text:p text:style-name="P1"><text:s text:c="4"/>300.6577, 298.8714, 298.1736, 297.9736, 299.0597, 300.6711, 302.0323, </text:p>
      <text:p text:style-name="P1"><text:s text:c="4"/>301.9776, 301.6373, 300.4714, 299.4819, 301.3602, 301.5504, 301.0419, </text:p>
      <text:p text:style-name="P1"><text:s text:c="4"/>300.3083, 299.5724, 299.8441, 299.5092, 299.9122, 300.1701, 299.5274, </text:p>
      <text:p text:style-name="P1"><text:s text:c="4"/>300.0602, 300.4757, 300.8721, 301.4133, 302.015, 301.9375, 299.0817, </text:p>
      <text:p text:style-name="P1"><text:s text:c="4"/>296.5965, 298.9227, 296.7856, 296.3156, 299.5575, 299.2065, 299.5101, </text:p>
      <text:p text:style-name="P1"><text:s text:c="4"/>300.8644, 301.0416, 302.9138, 303.8839, 302.6622, 301.7939, 300.8398, </text:p>
      <text:p text:style-name="P1"><text:s text:c="4"/>301.2768, 300.6136, 299.189, 298.3557, 297.6308, 297.0535, 296.5636, </text:p>
      <text:p text:style-name="P1"><text:s text:c="4"/>296.0846, 295.8474, 295.8146, 295.9008, 295.9116,</text:p>
      <text:p text:style-name="P1"><text:s text:c="2"/>297.9811, 298.1033, 298.245, 298.4203, 298.5661, 298.645, 298.5767, 298.42, </text:p>
      <text:p text:style-name="P1"><text:s text:c="4"/>298.2337, 298.0429, 297.849, 297.7103, 297.6638, 297.5693, 297.469, </text:p>
      <text:p text:style-name="P1"><text:s text:c="4"/>297.3849, 297.2422, 297.0959, 296.9604, 296.8639, 296.7751, 296.728, </text:p>
      <text:p text:style-name="P1"><text:s text:c="4"/>296.8853, 297.2454, 297.6241, 297.8691, 298.3186, 299.5452, 298.7068, </text:p>
      <text:p text:style-name="P1"><text:s text:c="4"/>299.7906, 300.9442, 300.412, 300.5616, 301.0159, 301.191, 301.1191, </text:p>
      <text:p text:style-name="P1"><text:s text:c="4"/>300.6426, 300.4135, 300.7467, 300.8781, 300.8118, 301.0096, 300.946, </text:p>
      <text:p text:style-name="P1"><text:s text:c="4"/>299.4767, 298.577, 298.3363, 300.7386, 302.6549, 302.2161, 301.7845, </text:p>
      <text:p text:style-name="P1"><text:s text:c="4"/>301.6007, 301.3489, 300.8128, 301.7176, 301.4402, 301.1262, 300.803, </text:p>
      <text:p text:style-name="P1"><text:s text:c="4"/>300.297, 300.5926, 300.0876, 300.2919, 300.6735, 300.0992, 300.6516, </text:p>
      <text:p text:style-name="P1"><text:s text:c="4"/>301.0355, 301.0722, 301.2589, 301.6666, 301.5528, 298.7906, 295.6024, </text:p>
      <text:p text:style-name="P1"><text:s text:c="4"/>297.3303, 297.0862, 295.9048, 297.921, 299.537, 300.5879, 300.9842, </text:p>
      <text:p text:style-name="P1"><text:s text:c="4"/>300.8604, 302.9389, 303.9238, 302.4095, 301.3783, 301.71, 302.5679, </text:p>
      <text:p text:style-name="P1"><text:s text:c="4"/>301.1991, 300.3811, 299.8689, 299.3332, 298.82, 298.3701, 298.011, </text:p>
      <text:p text:style-name="P1"><text:s text:c="4"/>297.8175, 297.7955, 297.881, 297.9316,</text:p>
      <text:p text:style-name="P1"><text:s text:c="2"/>299.7594, 299.8705, 300.0294, 300.1796, 300.2924, 300.2886, 300.161, </text:p>
      <text:p text:style-name="P1"><text:s text:c="4"/>299.9646, 299.6971, 299.4527, 299.1758, 298.9257, 298.7663, 298.6375, </text:p>
      <text:p text:style-name="P1"><text:s text:c="4"/>298.5663, 298.543, 298.4348, 298.2747, 298.1791, 298.1196, 297.9608, </text:p>
      <text:p text:style-name="P1"><text:s text:c="4"/>297.8318, 297.8951, 298.096, 298.3707, 298.5254, 298.7545, 299.7458, </text:p>
      <text:p text:style-name="P1"><text:s text:c="4"/>299.968, 300.378, 303.38, 302.2425, 302.4185, 302.8739, 302.2453, </text:p>
      <text:p text:style-name="P1"><text:s text:c="4"/>301.6992, 300.8147, 300.7349, 301.7207, 301.6442, 301.2691, 301.0961, </text:p>
      <text:p text:style-name="P1"><text:s text:c="4"/>301.024, 300.1646, 299.4144, 299.4557, 302.822, 302.5016, 302.1371, </text:p>
      <text:p text:style-name="P1"><text:s text:c="4"/>302.1814, 301.9946, 302.2089, 302.2456, 302.0291, 301.2788, 301.1569, </text:p>
      <text:p text:style-name="P1"><text:s text:c="4"/>301.1806, 300.7847, 301.4287, 300.615, 300.6959, 301.1234, 300.7086, </text:p>
      <text:p text:style-name="P1"><text:s text:c="4"/>301.1864, 301.5999, 301.0401, 300.7664, 301.0604, 301.1382, 299.6867, </text:p>
      <text:p text:style-name="P1"><text:s text:c="4"/>297.023, 297.7929, 298.138, 296.6273, 297.8689, 300.0661, 301.4727, </text:p>
      <text:p text:style-name="P1"><text:s text:c="4"/>301.0335, 301.2658, 303.2761, 303.9178, 302.5798, 301.9129, 303.4931, </text:p>
      <text:p text:style-name="P1"><text:s text:c="4"/>302.989, 302.1954, 301.7285, 301.3221, 300.8473, 300.3829, 300.0028, </text:p>
      <text:p text:style-name="P1"><text:s text:c="4"/>299.721, 299.6457, 299.6828, 299.7229, 299.7098,</text:p>
      <text:p text:style-name="P1"><text:s text:c="2"/>301.2378, 301.3921, 301.5226, 301.6099, 301.6538, 301.5742, 301.3995, </text:p>
      <text:p text:style-name="P1"><text:soft-page-break/><text:s text:c="4"/>301.1055, 300.7577, 300.4352, 300.1261, 299.8927, 299.7234, 299.5782, </text:p>
      <text:p text:style-name="P1"><text:s text:c="4"/>299.4917, 299.5081, 299.4429, 299.3175, 299.2492, 299.167, 298.9872, </text:p>
      <text:p text:style-name="P1"><text:s text:c="4"/>298.8421, 298.8215, 298.8901, 299.0643, 299.129, 299.2382, 300.0059, </text:p>
      <text:p text:style-name="P1"><text:s text:c="4"/>300.7577, 300.4947, 305.5412, 305.4398, 305.4664, 305.1977, 304.3962, </text:p>
      <text:p text:style-name="P1"><text:s text:c="4"/>303.4489, 302.5971, 301.6226, 302.1195, 302.6529, 301.9568, 301.3785, </text:p>
      <text:p text:style-name="P1"><text:s text:c="4"/>301.3563, 301.4701, 301.7809, 303.0752, 303.152, 302.4285, 302.9156, </text:p>
      <text:p text:style-name="P1"><text:s text:c="4"/>302.8052, 302.7408, 302.1945, 302.0881, 301.8033, 301.3703, 301.374, </text:p>
      <text:p text:style-name="P1"><text:s text:c="4"/>301.5208, 301.2809, 301.7078, 301.0373, 300.9966, 301.8851, 301.9106, </text:p>
      <text:p text:style-name="P1"><text:s text:c="4"/>301.9256, 302.2504, 301.4617, 300.8535, 300.733, 300.8778, 301.9207, </text:p>
      <text:p text:style-name="P1"><text:s text:c="4"/>301.6997, 299.5028, 299.6672, 300.1848, 299.4277, 299.3817, 300.6449, </text:p>
      <text:p text:style-name="P1"><text:s text:c="4"/>300.7534, 302.4576, 304.4854, 304.2834, 303.6732, 304.2733, 304.4587, </text:p>
      <text:p text:style-name="P1"><text:s text:c="4"/>303.6978, 303.1741, 302.7723, 302.367, 301.9761, 301.5983, 301.3362, </text:p>
      <text:p text:style-name="P1"><text:s text:c="4"/>301.1746, 301.1655, 301.1733, 301.1442, 301.1512,</text:p>
      <text:p text:style-name="P1"><text:s text:c="2"/>302.5282, 302.5975, 302.6234, 302.6191, 302.569, 302.4193, 302.1847, </text:p>
      <text:p text:style-name="P1"><text:s text:c="4"/>301.8443, 301.4989, 301.1666, 300.8983, 300.6882, 300.4935, 300.3749, </text:p>
      <text:p text:style-name="P1"><text:s text:c="4"/>300.3348, 300.371, 300.3591, 300.2538, 300.1663, 300.0295, 299.8514, </text:p>
      <text:p text:style-name="P1"><text:s text:c="4"/>299.7057, 299.6161, 299.5992, 299.6922, 299.6452, 299.7246, 300.7717, </text:p>
      <text:p text:style-name="P1"><text:s text:c="4"/>300.7503, 300.3606, 306.9861, 307.9009, 307.8775, 307.3433, 306.6333, </text:p>
      <text:p text:style-name="P1"><text:s text:c="4"/>305.6003, 305.0435, 304.1844, 303.5371, 303.8555, 302.9057, 302.0006, </text:p>
      <text:p text:style-name="P1"><text:s text:c="4"/>301.6466, 302.2523, 303.2186, 304.296, 302.9659, 302.7482, 303.0767, </text:p>
      <text:p text:style-name="P1"><text:s text:c="4"/>303.0794, 303.1393, 302.3246, 302.0287, 301.8582, 301.67, 301.633, </text:p>
      <text:p text:style-name="P1"><text:s text:c="4"/>302.1222, 301.9481, 301.7616, 301.3823, 301.3375, 301.7675, 302.6508, </text:p>
      <text:p text:style-name="P1"><text:s text:c="4"/>302.6869, 302.9753, 302.3667, 301.7193, 301.195, 299.5322, 299.6658, </text:p>
      <text:p text:style-name="P1"><text:s text:c="4"/>301.5, 300.8062, 301.0348, 301.7014, 302.0829, 301.173, 301.1864, </text:p>
      <text:p text:style-name="P1"><text:s text:c="4"/>301.8381, 304.8175, 305.856, 304.8923, 304.6886, 305.205, 304.7598, </text:p>
      <text:p text:style-name="P1"><text:s text:c="4"/>304.2773, 303.8923, 303.5253, 303.1721, 302.8342, 302.5377, 302.3603, </text:p>
      <text:p text:style-name="P1"><text:s text:c="4"/>302.3065, 302.3174, 302.3374, 302.3709, 302.4221,</text:p>
      <text:p text:style-name="P1"><text:s text:c="2"/>303.4173, 303.377, 303.3069, 303.2361, 303.106, 302.9239, 302.6577, </text:p>
      <text:p text:style-name="P1"><text:s text:c="4"/>302.3296, 302.0233, 301.7447, 301.5348, 301.3092, 301.114, 301.034, </text:p>
      <text:p text:style-name="P1"><text:s text:c="4"/>301.0473, 301.0746, 301.1071, 301.014, 300.8872, 300.7317, 300.5723, </text:p>
      <text:p text:style-name="P1"><text:s text:c="4"/>300.4218, 300.2803, 300.2219, 300.2446, 300.1334, 300.1529, 301.3291, </text:p>
      <text:p text:style-name="P1"><text:s text:c="4"/>300.782, 300.341, 308.2048, 311.01, 310.8847, 310.033, 310.2751, 309.227, </text:p>
      <text:p text:style-name="P1"><text:s text:c="4"/>307.6578, 307.0208, 306.0628, 306.1069, 304.9509, 303.3172, 302.4523, </text:p>
      <text:p text:style-name="P1"><text:s text:c="4"/>302.7925, 303.3726, 304.8847, 303.2849, 303.0882, 303.2097, 303.2791, </text:p>
      <text:p text:style-name="P1"><text:s text:c="4"/>303.2199, 302.5833, 302.4052, 302.2585, 302.0976, 301.9653, 302.1071, </text:p>
      <text:p text:style-name="P1"><text:s text:c="4"/>302.0547, 301.8514, 301.7666, 301.7792, 301.9507, 302.5739, 303.2137, </text:p>
      <text:p text:style-name="P1"><text:s text:c="4"/>303.5711, 303.0474, 302.0952, 301.2596, 298.7784, 299.3224, 301.8351, </text:p>
      <text:p text:style-name="P1"><text:s text:c="4"/>302.6824, 302.6772, 302.951, 304.3711, 304.1939, 303.0546, 303.9927, </text:p>
      <text:p text:style-name="P1"><text:s text:c="4"/>307.219, 307.2585, 305.7031, 305.7321, 305.5048, 305.1558, 304.7733, </text:p>
      <text:p text:style-name="P1"><text:s text:c="4"/>304.435, 304.0962, 303.7799, 303.5109, 303.3113, 303.2222, 303.2046, </text:p>
      <text:p text:style-name="P1"><text:s text:c="4"/>303.2375, 303.2885, 303.3313, 303.3805,</text:p>
      <text:p text:style-name="P1"><text:s text:c="2"/>303.9482, 303.8741, 303.7787, 303.6496, 303.4698, 303.2544, 303.0049, </text:p>
      <text:p text:style-name="P1"><text:s text:c="4"/>302.7267, 302.4548, 302.2417, 302.0614, 301.8152, 301.6403, 301.6016, </text:p>
      <text:p text:style-name="P1"><text:s text:c="4"/>301.6447, 301.6846, 301.7416, 301.6422, 301.5174, 301.3545, 301.1954, </text:p>
      <text:p text:style-name="P1"><text:s text:c="4"/>301.025, 300.8779, 300.7887, 300.7711, 300.6471, 300.5892, 301.7726, </text:p>
      <text:p text:style-name="P1"><text:s text:c="4"/>302.3167, 301.3966, 309.9607, 312.909, 312.9346, 313.2821, 312.3949, </text:p>
      <text:p text:style-name="P1"><text:s text:c="4"/>311.7524, 311.499, 310.6387, 309.8986, 309.4552, 308.1516, 305.0229, </text:p>
      <text:p text:style-name="P1"><text:s text:c="4"/>303.9525, 303.4177, 303.0466, 305.4522, 303.7119, 303.3437, 303.7936, </text:p>
      <text:p text:style-name="P1"><text:s text:c="4"/>303.7637, 303.2248, 303.1672, 303.2626, 302.9595, 302.6366, 302.4314, </text:p>
      <text:p text:style-name="P1"><text:s text:c="4"/>302.3817, 302.327, 302.2025, 302.2654, 302.2815, 302.3377, 302.5045, </text:p>
      <text:p text:style-name="P1"><text:s text:c="4"/>302.7687, 304.06, 303.7338, 301.9961, 300.9908, 301.1978, 305.2475, </text:p>
      <text:p text:style-name="P1"><text:s text:c="4"/>307.8816, 309.1503, 308.3299, 306.1137, 305.6263, 305.5165, 305.8348, </text:p>
      <text:p text:style-name="P1"><text:s text:c="4"/>307.1562, 310.1853, 308.4847, 306.6922, 306.1505, 305.758, 305.448, </text:p>
      <text:p text:style-name="P1"><text:s text:c="4"/>305.1385, 304.8578, 304.5692, 304.2941, 304.0783, 303.9392, 303.9005, </text:p>
      <text:p text:style-name="P1"><text:s text:c="4"/>303.8871, 303.9341, 303.9792, 303.9889, 303.9825,</text:p>
      <text:p text:style-name="P1"><text:s text:c="2"/>304.3134, 304.2183, 304.0715, 303.9045, 303.7089, 303.527, 303.2957, </text:p>
      <text:p text:style-name="P1"><text:s text:c="4"/>303.0349, 302.7987, 302.6288, 302.4551, 302.2487, 302.1188, 302.1114, </text:p>
      <text:p text:style-name="P1"><text:s text:c="4"/>302.1706, 302.2358, 302.269, 302.2019, 302.1048, 301.9682, 301.816, </text:p>
      <text:p text:style-name="P1"><text:s text:c="4"/>301.5989, 301.4394, 301.3339, 301.2723, 301.1391, 300.9648, 301.5048, </text:p>
      <text:p text:style-name="P1"><text:soft-page-break/><text:s text:c="4"/>304.9876, 303.303, 311.3083, 313.5272, 315.0353, 315.5471, 314.433, </text:p>
      <text:p text:style-name="P1"><text:s text:c="4"/>313.9564, 313.685, 312.8374, 311.9891, 310.5421, 309.1335, 306.3814, </text:p>
      <text:p text:style-name="P1"><text:s text:c="4"/>305.4451, 304.6785, 304.143, 305.4817, 304.0743, 303.665, 303.7875, </text:p>
      <text:p text:style-name="P1"><text:s text:c="4"/>303.701, 303.558, 303.847, 303.6056, 303.7183, 303.157, 302.9435, </text:p>
      <text:p text:style-name="P1"><text:s text:c="4"/>302.9929, 302.9986, 302.8118, 302.8798, 302.8419, 302.8203, 302.698, </text:p>
      <text:p text:style-name="P1"><text:s text:c="4"/>302.7198, 304.5507, 307.7988, 306.8145, 305.4292, 307.2915, 311.2997, </text:p>
      <text:p text:style-name="P1"><text:s text:c="4"/>313.3016, 314.1431, 313.6293, 311.8688, 309.0526, 306.5187, 305.1024, </text:p>
      <text:p text:style-name="P1"><text:s text:c="4"/>309.1591, 312.16, 310.2659, 307.6634, 306.5177, 306.0537, 305.7481, </text:p>
      <text:p text:style-name="P1"><text:s text:c="4"/>305.4844, 305.2378, 304.9785, 304.7166, 304.5355, 304.442, 304.4004, </text:p>
      <text:p text:style-name="P1"><text:s text:c="4"/>304.4023, 304.4583, 304.4882, 304.4726, 304.4041,</text:p>
      <text:p text:style-name="P1"><text:s text:c="2"/>304.5993, 304.4488, 304.2825, 304.1011, 303.922, 303.7467, 303.5312, </text:p>
      <text:p text:style-name="P1"><text:s text:c="4"/>303.2864, 303.0924, 302.9505, 302.8245, 302.6608, 302.5848, 302.6079, </text:p>
      <text:p text:style-name="P1"><text:s text:c="4"/>302.6744, 302.7316, 302.7331, 302.6989, 302.6401, 302.5132, 302.354, </text:p>
      <text:p text:style-name="P1"><text:s text:c="4"/>302.1357, 301.976, 301.8501, 301.7394, 301.6142, 301.354, 301.2958, </text:p>
      <text:p text:style-name="P1"><text:s text:c="4"/>305.1713, 306.7786, 312.421, 315.4504, 316.7043, 317.2568, 316.2087, </text:p>
      <text:p text:style-name="P1"><text:s text:c="4"/>315.7508, 315.3824, 314.2793, 312.9114, 310.6254, 308.5746, 307.9617, </text:p>
      <text:p text:style-name="P1"><text:s text:c="4"/>306.4892, 305.5074, 305.1857, 304.8458, 304.2825, 303.9912, 304.0146, </text:p>
      <text:p text:style-name="P1"><text:s text:c="4"/>304.0095, 303.9532, 304.3047, 304.4655, 303.9911, 303.5709, 303.4969, </text:p>
      <text:p text:style-name="P1"><text:s text:c="4"/>304.158, 304.4514, 303.6532, 303.5163, 303.4216, 303.3571, 303.0439, </text:p>
      <text:p text:style-name="P1"><text:s text:c="4"/>302.8498, 305.1312, 309.7746, 309.6171, 309.0991, 312.1556, 316.1167, </text:p>
      <text:p text:style-name="P1"><text:s text:c="4"/>317.2981, 318.1181, 318.1273, 317.4337, 313.1216, 308.3342, 306.5668, </text:p>
      <text:p text:style-name="P1"><text:s text:c="4"/>312.0128, 313.4483, 310.769, 308.2878, 307.1259, 306.3726, 306.0055, </text:p>
      <text:p text:style-name="P1"><text:s text:c="4"/>305.8107, 305.588, 305.3311, 305.0801, 304.9212, 304.8541, 304.8143, </text:p>
      <text:p text:style-name="P1"><text:s text:c="4"/>304.8303, 304.8622, 304.881, 304.8195, 304.7238,</text:p>
      <text:p text:style-name="P1"><text:s text:c="2"/>304.8409, 304.6911, 304.483, 304.2942, 304.14, 303.9799, 303.7744, </text:p>
      <text:p text:style-name="P1"><text:s text:c="4"/>303.5542, 303.3918, 303.2816, 303.2118, 303.1059, 303.0841, 303.1193, </text:p>
      <text:p text:style-name="P1"><text:s text:c="4"/>303.1699, 303.221, 303.182, 303.155, 303.1035, 302.9591, 302.8084, </text:p>
      <text:p text:style-name="P1"><text:s text:c="4"/>302.5941, 302.4532, 302.3096, 302.1902, 302.0507, 301.7121, 301.2385, </text:p>
      <text:p text:style-name="P1"><text:s text:c="4"/>304.1047, 308.1273, 313.1229, 316.2158, 317.4961, 318.3359, 317.2902, </text:p>
      <text:p text:style-name="P1"><text:s text:c="4"/>316.7345, 316.0201, 314.4691, 313.0051, 309.9571, 308.6869, 306.1555, </text:p>
      <text:p text:style-name="P1"><text:s text:c="4"/>305.5683, 305.1718, 304.9885, 304.8539, 304.6198, 304.4225, 304.7556, </text:p>
      <text:p text:style-name="P1"><text:s text:c="4"/>304.8801, 304.403, 304.4714, 304.5041, 304.2361, 304.0354, 304.1446, </text:p>
      <text:p text:style-name="P1"><text:s text:c="4"/>305.3255, 305.9456, 304.5988, 304.142, 303.9984, 303.8983, 303.5158, </text:p>
      <text:p text:style-name="P1"><text:s text:c="4"/>302.9275, 303.4987, 309.5375, 310.8768, 312.5164, 315.56, 318.1427, </text:p>
      <text:p text:style-name="P1"><text:s text:c="4"/>319.708, 320.0929, 320.1356, 319.2441, 315.4358, 311.8133, 311.3148, </text:p>
      <text:p text:style-name="P1"><text:s text:c="4"/>312.2368, 313.8132, 310.2735, 309.6074, 307.7399, 306.6526, 306.2662, </text:p>
      <text:p text:style-name="P1"><text:s text:c="4"/>306.1121, 305.9056, 305.6487, 305.4295, 305.2697, 305.2089, 305.1815, </text:p>
      <text:p text:style-name="P1"><text:s text:c="4"/>305.1942, 305.1913, 305.1644, 305.0592, 304.947,</text:p>
      <text:p text:style-name="P1"><text:s text:c="2"/>305.0222, 304.8737, 304.6769, 304.4833, 304.3641, 304.2421, 304.0843, </text:p>
      <text:p text:style-name="P1"><text:s text:c="4"/>303.9085, 303.7886, 303.7071, 303.6617, 303.5638, 303.5621, 303.5866, </text:p>
      <text:p text:style-name="P1"><text:s text:c="4"/>303.6208, 303.6714, 303.6301, 303.579, 303.4991, 303.3412, 303.1719, </text:p>
      <text:p text:style-name="P1"><text:s text:c="4"/>302.9798, 302.8579, 302.7526, 302.608, 302.4228, 302.0561, 301.4717, </text:p>
      <text:p text:style-name="P1"><text:s text:c="4"/>303.2384, 308.7796, 313.9446, 317.3896, 318.0987, 318.6137, 317.6461, </text:p>
      <text:p text:style-name="P1"><text:s text:c="4"/>316.6034, 314.7562, 313.0984, 312.1433, 308.4116, 306.4172, 305.4069, </text:p>
      <text:p text:style-name="P1"><text:s text:c="4"/>305.3306, 305.208, 305.1333, 305.1155, 304.964, 305.0067, 306.1732, </text:p>
      <text:p text:style-name="P1"><text:s text:c="4"/>306.2885, 305.1975, 304.8085, 304.7128, 304.6018, 304.536, 304.6588, </text:p>
      <text:p text:style-name="P1"><text:s text:c="4"/>306.1192, 306.7446, 305.1612, 304.6838, 304.5517, 304.403, 303.9329, </text:p>
      <text:p text:style-name="P1"><text:s text:c="4"/>303.1403, 302.6913, 306.2585, 310.5894, 312.961, 314.3251, 315.8256, </text:p>
      <text:p text:style-name="P1"><text:s text:c="4"/>318.0764, 320.1493, 321.0897, 319.5601, 314.3791, 311.6157, 314.6396, </text:p>
      <text:p text:style-name="P1"><text:s text:c="4"/>314.9418, 314.0665, 309.9833, 308.2021, 307.9345, 306.8469, 306.5154, </text:p>
      <text:p text:style-name="P1"><text:s text:c="4"/>306.3631, 306.1832, 305.9364, 305.7646, 305.6087, 305.5345, 305.5006, </text:p>
      <text:p text:style-name="P1"><text:s text:c="4"/>305.4742, 305.4189, 305.364, 305.2492, 305.1312,</text:p>
      <text:p text:style-name="P1"><text:s text:c="2"/>305.2084, 305.0652, 304.8813, 304.7149, 304.6384, 304.5656, 304.459, </text:p>
      <text:p text:style-name="P1"><text:s text:c="4"/>304.3274, 304.238, 304.1735, 304.1344, 304.046, 304.0218, 304.0284, </text:p>
      <text:p text:style-name="P1"><text:s text:c="4"/>304.0442, 304.0854, 304.0495, 303.9708, 303.8491, 303.6878, 303.5165, </text:p>
      <text:p text:style-name="P1"><text:s text:c="4"/>303.3279, 303.2262, 303.1302, 302.96, 302.7523, 302.4144, 301.8985, </text:p>
      <text:p text:style-name="P1"><text:s text:c="4"/>303.0839, 307.0484, 314.8845, 318.5678, 318.1861, 317.8204, 316.7329, </text:p>
      <text:p text:style-name="P1"><text:s text:c="4"/>315.5228, 312.7125, 311.6314, 310.6415, 306.5164, 305.7194, 305.4913, </text:p>
      <text:p text:style-name="P1"><text:s text:c="4"/>305.5031, 305.4435, 305.4012, 305.3696, 305.3051, 305.6329, 305.8817, </text:p>
      <text:p text:style-name="P1"><text:soft-page-break/><text:s text:c="4"/>304.5327, 306.023, 305.2562, 305.1191, 305.0846, 305.0434, 305.0607, </text:p>
      <text:p text:style-name="P1"><text:s text:c="4"/>305.7611, 306.6421, 305.4721, 305.1522, 305.0537, 304.9929, 304.7384, </text:p>
      <text:p text:style-name="P1"><text:s text:c="4"/>303.7469, 302.8166, 304.0139, 306.5135, 311.4475, 312.2979, 313.3143, </text:p>
      <text:p text:style-name="P1"><text:s text:c="4"/>315.4443, 319.7045, 321.1661, 319.0684, 311.9498, 313.2207, 316.6003, </text:p>
      <text:p text:style-name="P1"><text:s text:c="4"/>315.8653, 313.7482, 307.8572, 308.2391, 307.8844, 306.9421, 306.7796, </text:p>
      <text:p text:style-name="P1"><text:s text:c="4"/>306.6154, 306.4277, 306.2086, 306.0669, 305.9117, 305.7951, 305.7272, </text:p>
      <text:p text:style-name="P1"><text:s text:c="4"/>305.6589, 305.5832, 305.5191, 305.4289, 305.3157,</text:p>
      <text:p text:style-name="P1"><text:s text:c="2"/>305.4122, 305.2742, 305.1188, 304.9966, 304.9473, 304.9024, 304.8278, </text:p>
      <text:p text:style-name="P1"><text:s text:c="4"/>304.7445, 304.6728, 304.6372, 304.6043, 304.5413, 304.4891, 304.4534, </text:p>
      <text:p text:style-name="P1"><text:s text:c="4"/>304.4526, 304.468, 304.431, 304.3072, 304.1604, 303.9809, 303.8001, </text:p>
      <text:p text:style-name="P1"><text:s text:c="4"/>303.6173, 303.5279, 303.413, 303.2367, 303.0655, 302.7858, 302.4229, </text:p>
      <text:p text:style-name="P1"><text:s text:c="4"/>303.5296, 307.2612, 315.1223, 318.8658, 317.0358, 315.4322, 314.2464, </text:p>
      <text:p text:style-name="P1"><text:s text:c="4"/>313.1523, 311.1482, 310.3478, 307.8915, 305.9535, 305.5843, 305.6061, </text:p>
      <text:p text:style-name="P1"><text:s text:c="4"/>305.6615, 305.6558, 305.6628, 305.6436, 305.6043, 305.9327, 306.7976, </text:p>
      <text:p text:style-name="P1"><text:s text:c="4"/>305.645, 306.0142, 305.5989, 305.5197, 305.5378, 305.5128, 305.4988, </text:p>
      <text:p text:style-name="P1"><text:s text:c="4"/>305.6795, 306.0002, 305.7273, 305.5876, 305.5389, 305.9086, 306.5074, </text:p>
      <text:p text:style-name="P1"><text:s text:c="4"/>304.6527, 303.4544, 303.5118, 304.1663, 307.0394, 308.96, 313.1237, </text:p>
      <text:p text:style-name="P1"><text:s text:c="4"/>316.9905, 319.3644, 320.1542, 317.6867, 312.8362, 313.7484, 316.7587, </text:p>
      <text:p text:style-name="P1"><text:s text:c="4"/>315.1649, 312.6839, 307.6476, 308.6037, 307.706, 307.0773, 307.0153, </text:p>
      <text:p text:style-name="P1"><text:s text:c="4"/>306.8487, 306.6683, 306.4565, 306.3084, 306.1347, 305.9699, 305.8893, </text:p>
      <text:p text:style-name="P1"><text:s text:c="4"/>305.8114, 305.7366, 305.6743, 305.6069, 305.5019,</text:p>
      <text:p text:style-name="P1"><text:s text:c="2"/>305.6001, 305.4877, 305.3829, 305.3143, 305.2892, 305.2515, 305.1979, </text:p>
      <text:p text:style-name="P1"><text:s text:c="4"/>305.144, 305.1022, 305.0863, 305.0647, 305.0177, 304.9511, 304.8965, </text:p>
      <text:p text:style-name="P1"><text:s text:c="4"/>304.8842, 304.8732, 304.8217, 304.6723, 304.4984, 304.2875, 304.0664, </text:p>
      <text:p text:style-name="P1"><text:s text:c="4"/>303.8794, 303.7733, 303.6345, 303.4904, 303.3579, 303.1521, 302.9555, </text:p>
      <text:p text:style-name="P1"><text:s text:c="4"/>303.9837, 307.9836, 314.0113, 317.0777, 312.8064, 309.9904, 309.7287, </text:p>
      <text:p text:style-name="P1"><text:s text:c="4"/>309.4548, 308.8108, 308.2578, 306.3593, 305.7324, 305.7156, 305.8089, </text:p>
      <text:p text:style-name="P1"><text:s text:c="4"/>305.9286, 305.933, 305.9052, 305.8727, 305.8724, 306.0373, 306.6471, </text:p>
      <text:p text:style-name="P1"><text:s text:c="4"/>306.519, 306.1262, 305.97, 305.9682, 305.9984, 305.9634, 305.984, </text:p>
      <text:p text:style-name="P1"><text:s text:c="4"/>306.0296, 306.0969, 306.1134, 306.0499, 306.0132, 306.5289, 307.9664, </text:p>
      <text:p text:style-name="P1"><text:s text:c="4"/>305.4195, 304.191, 303.8669, 303.6342, 304.7535, 305.6898, 309.3238, </text:p>
      <text:p text:style-name="P1"><text:s text:c="4"/>317.5505, 318.0608, 317.3716, 315.3252, 312.7496, 313.6658, 314.5571, </text:p>
      <text:p text:style-name="P1"><text:s text:c="4"/>313.6431, 312.3972, 309.1186, 308.2721, 307.4934, 307.2452, 307.215, </text:p>
      <text:p text:style-name="P1"><text:s text:c="4"/>307.0517, 306.8577, 306.6778, 306.5065, 306.3046, 306.1404, 306.0462, </text:p>
      <text:p text:style-name="P1"><text:s text:c="4"/>305.9735, 305.9053, 305.8454, 305.762, 305.6708,</text:p>
      <text:p text:style-name="P1"><text:s text:c="2"/>305.7937, 305.7185, 305.6718, 305.6583, 305.6307, 305.5767, 305.5541, </text:p>
      <text:p text:style-name="P1"><text:s text:c="4"/>305.536, 305.5107, 305.5286, 305.5218, 305.4895, 305.4376, 305.3681, </text:p>
      <text:p text:style-name="P1"><text:s text:c="4"/>305.3436, 305.3078, 305.2432, 305.1068, 304.897, 304.6584, 304.4083, </text:p>
      <text:p text:style-name="P1"><text:s text:c="4"/>304.1786, 304.042, 303.8768, 303.7579, 303.6763, 303.5591, 303.4945, </text:p>
      <text:p text:style-name="P1"><text:s text:c="4"/>304.3259, 307.789, 312.0481, 314.2253, 310.2883, 306.7532, 306.8401, </text:p>
      <text:p text:style-name="P1"><text:s text:c="4"/>306.8723, 306.7131, 306.4128, 305.871, 305.8054, 305.974, 306.0851, </text:p>
      <text:p text:style-name="P1"><text:s text:c="4"/>306.1161, 306.067, 306.0218, 306.0862, 306.2416, 306.3843, 306.4726, </text:p>
      <text:p text:style-name="P1"><text:s text:c="4"/>306.3659, 306.4427, 306.3565, 306.3698, 306.4267, 306.3701, 306.4048, </text:p>
      <text:p text:style-name="P1"><text:s text:c="4"/>306.4365, 306.4155, 306.4512, 306.4087, 306.3587, 306.7556, 308.6297, </text:p>
      <text:p text:style-name="P1"><text:s text:c="4"/>305.8558, 304.722, 304.4503, 304.0177, 304.3431, 304.6554, 307.4277, </text:p>
      <text:p text:style-name="P1"><text:s text:c="4"/>317.9707, 317.9006, 315.3582, 313.0294, 311.9247, 312.4837, 312.9324, </text:p>
      <text:p text:style-name="P1"><text:s text:c="4"/>312.766, 312.4796, 309.8603, 307.9654, 307.5799, 307.4151, 307.3611, </text:p>
      <text:p text:style-name="P1"><text:s text:c="4"/>307.1895, 307.0167, 306.8373, 306.6345, 306.4456, 306.2804, 306.2191, </text:p>
      <text:p text:style-name="P1"><text:s text:c="4"/>306.1584, 306.094, 306.0366, 305.9434, 305.8661,</text:p>
      <text:p text:style-name="P1"><text:s text:c="2"/>306.0234, 305.9917, 305.9785, 305.9783, 305.951, 305.9203, 305.9296, </text:p>
      <text:p text:style-name="P1"><text:s text:c="4"/>305.9377, 305.9277, 305.97, 305.9788, 305.9666, 305.9101, 305.843, </text:p>
      <text:p text:style-name="P1"><text:s text:c="4"/>305.8045, 305.7468, 305.686, 305.5577, 305.3557, 305.1042, 304.8336, </text:p>
      <text:p text:style-name="P1"><text:s text:c="4"/>304.5952, 304.4419, 304.2722, 304.1762, 304.1309, 304.0785, 304.1176, </text:p>
      <text:p text:style-name="P1"><text:s text:c="4"/>304.8044, 307.0579, 311.1945, 311.6399, 309.4599, 305.6469, 305.7861, </text:p>
      <text:p text:style-name="P1"><text:s text:c="4"/>306.0332, 306.0286, 305.9492, 305.9227, 306.072, 306.1755, 306.1697, </text:p>
      <text:p text:style-name="P1"><text:s text:c="4"/>306.1784, 306.132, 306.1946, 306.6004, 307.2241, 307.3566, 306.9337, </text:p>
      <text:p text:style-name="P1"><text:s text:c="4"/>306.6112, 306.705, 306.7032, 306.7098, 306.7615, 306.7128, 306.7052, </text:p>
      <text:p text:style-name="P1"><text:s text:c="4"/>306.6688, 306.6219, 306.6259, 306.6189, 306.5667, 306.7884, 307.7268, </text:p>
      <text:p text:style-name="P1"><text:s text:c="4"/>305.973, 305.0732, 304.8943, 304.5168, 304.7398, 304.7032, 306.364, </text:p>
      <text:p text:style-name="P1"><text:soft-page-break/><text:s text:c="4"/>315.4727, 318.4329, 315.1426, 311.9495, 310.7345, 311.0872, 311.9564, </text:p>
      <text:p text:style-name="P1"><text:s text:c="4"/>312.412, 311.887, 309.392, 307.946, 307.7177, 307.5511, 307.4517, </text:p>
      <text:p text:style-name="P1"><text:s text:c="4"/>307.2858, 307.1227, 306.919, 306.7019, 306.5394, 306.4246, 306.3987, </text:p>
      <text:p text:style-name="P1"><text:s text:c="4"/>306.3625, 306.3094, 306.2366, 306.1611, 306.0891,</text:p>
      <text:p text:style-name="P1"><text:s text:c="2"/>306.3089, 306.2994, 306.2928, 306.2943, 306.269, 306.2818, 306.2987, </text:p>
      <text:p text:style-name="P1"><text:s text:c="4"/>306.3267, 306.3615, 306.4185, 306.4212, 306.4194, 306.3617, 306.3009, </text:p>
      <text:p text:style-name="P1"><text:s text:c="4"/>306.2609, 306.1759, 306.1261, 305.9929, 305.8209, 305.6014, 305.347, </text:p>
      <text:p text:style-name="P1"><text:s text:c="4"/>305.1461, 304.9972, 304.8338, 304.7475, 304.7167, 304.7117, 304.8306, </text:p>
      <text:p text:style-name="P1"><text:s text:c="4"/>305.4149, 306.7527, 310.2104, 309.0997, 309.3895, 305.5881, 305.8692, </text:p>
      <text:p text:style-name="P1"><text:s text:c="4"/>306.0603, 306.0635, 306.0812, 306.1528, 306.2035, 306.2208, 306.1881, </text:p>
      <text:p text:style-name="P1"><text:s text:c="4"/>306.1948, 306.2107, 306.4385, 307.6185, 309.2856, 309.0334, 308.756, </text:p>
      <text:p text:style-name="P1"><text:s text:c="4"/>307.2455, 306.8936, 306.9036, 306.9207, 306.958, 306.9156, 306.8647, </text:p>
      <text:p text:style-name="P1"><text:s text:c="4"/>306.7732, 306.7343, 306.6994, 306.7444, 306.6805, 306.7098, 306.9353, </text:p>
      <text:p text:style-name="P1"><text:s text:c="4"/>305.9043, 305.3392, 305.1471, 304.8247, 305.1131, 305.0337, 305.5776, </text:p>
      <text:p text:style-name="P1"><text:s text:c="4"/>310.2322, 315.058, 315.2989, 312.519, 310.0154, 309.8812, 309.8984, </text:p>
      <text:p text:style-name="P1"><text:s text:c="4"/>310.16, 311.2738, 309.919, 308.1763, 307.8597, 307.6619, 307.5469, </text:p>
      <text:p text:style-name="P1"><text:s text:c="4"/>307.3506, 307.1786, 306.9708, 306.7899, 306.669, 306.6092, 306.6327, </text:p>
      <text:p text:style-name="P1"><text:s text:c="4"/>306.5921, 306.5197, 306.4633, 306.4064, 306.3495,</text:p>
      <text:p text:style-name="P1"><text:s text:c="2"/>306.6099, 306.601, 306.5679, 306.5935, 306.6071, 306.6048, 306.6408, </text:p>
      <text:p text:style-name="P1"><text:s text:c="4"/>306.7146, 306.7685, 306.813, 306.7996, 306.8022, 306.7521, 306.7005, </text:p>
      <text:p text:style-name="P1"><text:s text:c="4"/>306.6604, 306.5685, 306.5266, 306.3893, 306.2633, 306.1167, 305.9123, </text:p>
      <text:p text:style-name="P1"><text:s text:c="4"/>305.7517, 305.6202, 305.4639, 305.3704, 305.3297, 305.3286, 305.4788, </text:p>
      <text:p text:style-name="P1"><text:s text:c="4"/>305.9414, 306.7113, 308.732, 308.2746, 309.1794, 305.8578, 306.0401, </text:p>
      <text:p text:style-name="P1"><text:s text:c="4"/>306.2185, 306.22, 306.237, 306.2569, 306.2351, 306.2177, 306.2083, </text:p>
      <text:p text:style-name="P1"><text:s text:c="4"/>306.2505, 306.4034, 306.782, 308.7111, 309.8312, 310.0721, 311.1071, </text:p>
      <text:p text:style-name="P1"><text:s text:c="4"/>310.0896, 307.3453, 307.043, 307.0743, 307.0966, 307.0417, 306.9454, </text:p>
      <text:p text:style-name="P1"><text:s text:c="4"/>306.9012, 306.8995, 306.8467, 306.8497, 306.7482, 306.6403, 306.5454, </text:p>
      <text:p text:style-name="P1"><text:s text:c="4"/>305.9449, 305.672, 305.6268, 306.081, 306.0246, 305.2114, 305.2905, </text:p>
      <text:p text:style-name="P1"><text:s text:c="4"/>307.5109, 309.4828, 310.0604, 312.2873, 308.5673, 306.9021, 307.347, </text:p>
      <text:p text:style-name="P1"><text:s text:c="4"/>308.3782, 309.8493, 310.03, 308.38, 307.9469, 308.2299, 308.0544, </text:p>
      <text:p text:style-name="P1"><text:s text:c="4"/>307.5312, 307.2369, 307.0501, 306.8973, 306.8102, 306.8129, 306.8535, </text:p>
      <text:p text:style-name="P1"><text:s text:c="4"/>306.7891, 306.7407, 306.6931, 306.6529, 306.6103,</text:p>
      <text:p text:style-name="P1"><text:s text:c="2"/>306.8703, 306.8293, 306.8048, 306.826, 306.8543, 306.8691, 306.9008, </text:p>
      <text:p text:style-name="P1"><text:s text:c="4"/>306.9985, 307.069, 307.0888, 307.0601, 307.0658, 307.0233, 306.9784, </text:p>
      <text:p text:style-name="P1"><text:s text:c="4"/>306.9471, 306.8738, 306.8405, 306.7189, 306.6371, 306.5479, 306.4012, </text:p>
      <text:p text:style-name="P1"><text:s text:c="4"/>306.2722, 306.1478, 306.0112, 305.9045, 305.8423, 305.8376, 305.9925, </text:p>
      <text:p text:style-name="P1"><text:s text:c="4"/>306.3092, 306.6787, 307.5898, 306.8113, 309.3258, 306.929, 306.1711, </text:p>
      <text:p text:style-name="P1"><text:s text:c="4"/>306.3209, 306.304, 306.3052, 306.2758, 306.2409, 306.2583, 306.3063, </text:p>
      <text:p text:style-name="P1"><text:s text:c="4"/>306.384, 306.7027, 307.9449, 310.3429, 310.1916, 310.9834, 311.7236, </text:p>
      <text:p text:style-name="P1"><text:s text:c="4"/>310.6582, 308.7629, 307.4202, 307.0756, 307.1691, 307.1368, 307.1293, </text:p>
      <text:p text:style-name="P1"><text:s text:c="4"/>307.1652, 307.1981, 307.1437, 307.0096, 306.8445, 306.6377, 306.5236, </text:p>
      <text:p text:style-name="P1"><text:s text:c="4"/>306.2199, 306.2009, 306.6771, 310.3841, 310.0137, 306.4412, 305.608, </text:p>
      <text:p text:style-name="P1"><text:s text:c="4"/>306.929, 308.3059, 308.2791, 309.0403, 309.0587, 305.5199, 306.7318, </text:p>
      <text:p text:style-name="P1"><text:s text:c="4"/>308.9379, 308.4504, 308.6004, 308.5609, 308.04, 309.0519, 307.6591, </text:p>
      <text:p text:style-name="P1"><text:s text:c="4"/>307.8063, 307.3304, 307.1677, 307.0336, 307.0012, 307.0176, 307.0332, </text:p>
      <text:p text:style-name="P1"><text:s text:c="4"/>306.9808, 306.9661, 306.9152, 306.8904, 306.8685,</text:p>
      <text:p text:style-name="P1"><text:s text:c="2"/>307.0564, 307.0142, 306.9695, 306.9749, 306.9843, 307.0097, 307.0817, </text:p>
      <text:p text:style-name="P1"><text:s text:c="4"/>307.1642, 307.2207, 307.2262, 307.2238, 307.2105, 307.1288, 307.0856, </text:p>
      <text:p text:style-name="P1"><text:s text:c="4"/>307.065, 307.0362, 307.0252, 306.9564, 306.8719, 306.806, 306.6959, </text:p>
      <text:p text:style-name="P1"><text:s text:c="4"/>306.6149, 306.5035, 306.4143, 306.2929, 306.2429, 306.2384, 306.3768, </text:p>
      <text:p text:style-name="P1"><text:s text:c="4"/>306.5585, 306.6807, 306.993, 306.0694, 307.6278, 309.2809, 306.5215, </text:p>
      <text:p text:style-name="P1"><text:s text:c="4"/>306.3566, 306.3231, 306.3331, 306.3276, 306.3342, 306.3843, 306.4699, </text:p>
      <text:p text:style-name="P1"><text:s text:c="4"/>306.5577, 306.912, 308.606, 309.6718, 309.1495, 309.5333, 310.4818, </text:p>
      <text:p text:style-name="P1"><text:s text:c="4"/>310.8097, 310.2597, 309.1279, 307.1003, 307.219, 307.2546, 307.3352, </text:p>
      <text:p text:style-name="P1"><text:s text:c="4"/>307.4396, 307.5331, 307.4738, 307.176, 306.9454, 306.7921, 306.793, </text:p>
      <text:p text:style-name="P1"><text:s text:c="4"/>306.7337, 306.8305, 307.4864, 310.8012, 311.7131, 310.0851, 307.9937, </text:p>
      <text:p text:style-name="P1"><text:s text:c="4"/>308.5566, 309.3986, 308.678, 308.2797, 308.7571, 305.6292, 306.8506, </text:p>
      <text:p text:style-name="P1"><text:s text:c="4"/>309.75, 309.1248, 308.274, 308.2045, 307.9985, 308.795, 306.8997, </text:p>
      <text:p text:style-name="P1"><text:s text:c="4"/>307.7834, 307.5274, 307.3082, 307.1884, 307.1685, 307.2143, 307.2109, </text:p>
      <text:p text:style-name="P1"><text:soft-page-break/><text:s text:c="4"/>307.1708, 307.1637, 307.1239, 307.0878, 307.0603,</text:p>
      <text:p text:style-name="P1"><text:s text:c="2"/>307.1771, 307.1427, 307.1009, 307.0886, 307.0703, 307.0972, 307.1537, </text:p>
      <text:p text:style-name="P1"><text:s text:c="4"/>307.236, 307.2872, 307.2729, 307.2414, 307.2247, 307.1893, 307.1693, </text:p>
      <text:p text:style-name="P1"><text:s text:c="4"/>307.1319, 307.1024, 307.0706, 307.0457, 306.9475, 306.8836, 306.8273, </text:p>
      <text:p text:style-name="P1"><text:s text:c="4"/>306.7906, 306.7037, 306.6538, 306.5639, 306.5505, 306.5609, 306.6732, </text:p>
      <text:p text:style-name="P1"><text:s text:c="4"/>306.7313, 306.7303, 306.6634, 306.8287, 307.0274, 308.7149, 306.5003, </text:p>
      <text:p text:style-name="P1"><text:s text:c="4"/>306.4423, 306.4003, 306.4216, 306.4449, 306.4901, 306.5504, 306.6024, </text:p>
      <text:p text:style-name="P1"><text:s text:c="4"/>306.6218, 306.9317, 308.5096, 308.9689, 308.5792, 308.3068, 308.7252, </text:p>
      <text:p text:style-name="P1"><text:s text:c="4"/>308.8237, 309.0906, 309.0387, 307.2223, 307.2122, 307.3017, 307.367, </text:p>
      <text:p text:style-name="P1"><text:s text:c="4"/>307.4426, 307.5576, 307.533, 307.2756, 307.125, 307.0948, 307.1813, </text:p>
      <text:p text:style-name="P1"><text:s text:c="4"/>307.231, 307.2923, 307.7441, 310.4189, 311.3939, 310.4382, 310.2191, </text:p>
      <text:p text:style-name="P1"><text:s text:c="4"/>311.185, 310.9246, 308.788, 308.0872, 308.699, 306.673, 307.7498, </text:p>
      <text:p text:style-name="P1"><text:s text:c="4"/>310.7211, 309.3991, 308.1595, 307.993, 307.9462, 308.2496, 307.0304, </text:p>
      <text:p text:style-name="P1"><text:s text:c="4"/>307.4198, 307.7496, 307.456, 307.3593, 307.361, 307.3854, 307.3607, </text:p>
      <text:p text:style-name="P1"><text:s text:c="4"/>307.3434, 307.3269, 307.2801, 307.2531, 307.2008,</text:p>
      <text:p text:style-name="P1"><text:s text:c="2"/>307.2729, 307.2397, 307.1653, 307.1631, 307.1265, 307.158, 307.2295, </text:p>
      <text:p text:style-name="P1"><text:s text:c="4"/>307.3023, 307.3283, 307.332, 307.2902, 307.2804, 307.2457, 307.2197, </text:p>
      <text:p text:style-name="P1"><text:s text:c="4"/>307.1515, 307.0573, 306.9947, 306.9468, 306.8282, 306.7891, 306.7662, </text:p>
      <text:p text:style-name="P1"><text:s text:c="4"/>306.7628, 306.7248, 306.6963, 306.6565, 306.7035, 306.7626, 306.8454, </text:p>
      <text:p text:style-name="P1"><text:s text:c="4"/>306.8531, 306.7994, 306.6075, 306.93, 308.3352, 307.5664, 306.5246, </text:p>
      <text:p text:style-name="P1"><text:s text:c="4"/>306.594, 306.5312, 306.5537, 306.5899, 306.6588, 306.694, 306.6778, </text:p>
      <text:p text:style-name="P1"><text:s text:c="4"/>306.6698, 307.0719, 308.944, 309.2514, 308.723, 307.8623, 307.2112, </text:p>
      <text:p text:style-name="P1"><text:s text:c="4"/>306.3599, 306.3901, 308.1595, 307.6152, 307.1624, 307.2046, 307.251, </text:p>
      <text:p text:style-name="P1"><text:s text:c="4"/>307.3284, 307.6626, 307.5259, 307.3432, 307.3244, 307.3713, 307.4541, </text:p>
      <text:p text:style-name="P1"><text:s text:c="4"/>307.5081, 307.4932, 307.6559, 308.9019, 309.8796, 309.0253, 309.6617, </text:p>
      <text:p text:style-name="P1"><text:s text:c="4"/>309.5215, 308.863, 308.3472, 307.9332, 308.1165, 308.3338, 310.4568, </text:p>
      <text:p text:style-name="P1"><text:s text:c="4"/>311.0651, 308.5534, 307.8572, 307.92, 307.9769, 308.0837, 306.9725, </text:p>
      <text:p text:style-name="P1"><text:s text:c="4"/>307.0809, 307.8491, 307.5905, 307.5298, 307.5462, 307.5499, 307.5237, </text:p>
      <text:p text:style-name="P1"><text:s text:c="4"/>307.4987, 307.4587, 307.3984, 307.3643, 307.3099,</text:p>
      <text:p text:style-name="P1"><text:s text:c="2"/>307.373, 307.3198, 307.2426, 307.2177, 307.222, 307.2816, 307.3608, </text:p>
      <text:p text:style-name="P1"><text:s text:c="4"/>307.4376, 307.4316, 307.4185, 307.3941, 307.364, 307.2776, 307.2062, </text:p>
      <text:p text:style-name="P1"><text:s text:c="4"/>307.1, 306.9756, 306.873, 306.7791, 306.6587, 306.5638, 306.5108, </text:p>
      <text:p text:style-name="P1"><text:s text:c="4"/>306.4917, 306.4931, 306.5063, 306.5222, 306.5697, 306.6968, 306.7362, </text:p>
      <text:p text:style-name="P1"><text:s text:c="4"/>306.7829, 306.7759, 306.6897, 306.6498, 307.144, 306.8577, 306.6994, </text:p>
      <text:p text:style-name="P1"><text:s text:c="4"/>306.7335, 306.6607, 306.6768, 306.6962, 306.7921, 306.8405, 306.8279, </text:p>
      <text:p text:style-name="P1"><text:s text:c="4"/>306.8703, 308.1434, 310.5963, 310.235, 309.0006, 307.571, 305.7317, </text:p>
      <text:p text:style-name="P1"><text:s text:c="4"/>304.0836, 305.3153, 307.1768, 308.0305, 307.3394, 307.1069, 307.1033, </text:p>
      <text:p text:style-name="P1"><text:s text:c="4"/>307.3428, 308.0188, 307.5586, 307.3539, 307.439, 307.5023, 307.5566, </text:p>
      <text:p text:style-name="P1"><text:s text:c="4"/>307.5979, 307.549, 307.5331, 307.9037, 308.2812, 308.8475, 309.0595, </text:p>
      <text:p text:style-name="P1"><text:s text:c="4"/>308.6068, 308.2757, 308.0049, 307.8969, 307.8952, 309.1553, 310.6469, </text:p>
      <text:p text:style-name="P1"><text:s text:c="4"/>309.3917, 307.9087, 307.8603, 307.8868, 308.0699, 307.6378, 306.9248, </text:p>
      <text:p text:style-name="P1"><text:s text:c="4"/>307.0619, 307.9967, 307.7391, 307.7019, 307.6914, 307.6757, 307.6449, </text:p>
      <text:p text:style-name="P1"><text:s text:c="4"/>307.5958, 307.5506, 307.4959, 307.4689, 307.4205,</text:p>
      <text:p text:style-name="P1"><text:s text:c="2"/>307.4662, 307.437, 307.4176, 307.4055, 307.4078, 307.481, 307.5441, </text:p>
      <text:p text:style-name="P1"><text:s text:c="4"/>307.5834, 307.569, 307.5114, 307.4177, 307.3098, 307.1785, 307.0316, </text:p>
      <text:p text:style-name="P1"><text:s text:c="4"/>306.8843, 306.7074, 306.5327, 306.3911, 306.2413, 306.092, 306.0096, </text:p>
      <text:p text:style-name="P1"><text:s text:c="4"/>306.0248, 306.071, 306.1559, 306.1858, 306.2679, 306.3916, 306.4945, </text:p>
      <text:p text:style-name="P1"><text:s text:c="4"/>306.5817, 306.6503, 306.6554, 306.6934, 306.7615, 306.7718, 306.8101, </text:p>
      <text:p text:style-name="P1"><text:s text:c="4"/>306.7386, 306.6725, 306.7258, 306.6561, 306.7947, 306.887, 306.9579, </text:p>
      <text:p text:style-name="P1"><text:s text:c="4"/>307.1071, 309.3602, 311.1826, 310.2302, 308.4761, 307.1407, 305.4185, </text:p>
      <text:p text:style-name="P1"><text:s text:c="4"/>303.7331, 304.8411, 306.9235, 307.2598, 307.3136, 307.4265, 307.4444, </text:p>
      <text:p text:style-name="P1"><text:s text:c="4"/>307.695, 308.2353, 307.4401, 307.2402, 307.3851, 307.4371, 307.4763, </text:p>
      <text:p text:style-name="P1"><text:s text:c="4"/>307.5258, 307.5154, 307.5065, 307.6243, 307.7661, 307.9068, 308.0027, </text:p>
      <text:p text:style-name="P1"><text:s text:c="4"/>307.9332, 307.8943, 307.9104, 307.8987, 307.8394, 308.0513, 308.1229, </text:p>
      <text:p text:style-name="P1"><text:s text:c="4"/>307.8785, 307.7965, 307.8177, 308.0078, 307.8486, 307.0386, 306.8899, </text:p>
      <text:p text:style-name="P1"><text:s text:c="4"/>306.9619, 307.9957, 307.7939, 307.7779, 307.7716, 307.7415, 307.7151, </text:p>
      <text:p text:style-name="P1"><text:s text:c="4"/>307.6657, 307.6173, 307.5831, 307.5513, 307.5132,</text:p>
      <text:p text:style-name="P1"><text:s text:c="2"/>307.5707, 307.5747, 307.5648, 307.5348, 307.5244, 307.5327, 307.5185, </text:p>
      <text:p text:style-name="P1"><text:s text:c="4"/>307.4823, 307.371, 307.2385, 307.0808, 306.8718, 306.6932, 306.4391, </text:p>
      <text:p text:style-name="P1"><text:soft-page-break/><text:s text:c="4"/>306.2297, 305.9838, 305.7419, 305.5907, 305.4246, 305.2399, 305.175, </text:p>
      <text:p text:style-name="P1"><text:s text:c="4"/>305.2257, 305.2626, 305.3942, 305.4151, 305.557, 305.7226, 305.9022, </text:p>
      <text:p text:style-name="P1"><text:s text:c="4"/>306.1117, 306.3358, 306.5108, 306.6578, 306.7183, 306.7334, 306.7491, </text:p>
      <text:p text:style-name="P1"><text:s text:c="4"/>306.6465, 306.5483, 306.9502, 306.8284, 306.8997, 306.7197, 306.9799, </text:p>
      <text:p text:style-name="P1"><text:s text:c="4"/>307.3098, 310.0588, 310.4034, 309.402, 307.9938, 307.123, 305.9432, </text:p>
      <text:p text:style-name="P1"><text:s text:c="4"/>304.7588, 305.4348, 306.6992, 307.0385, 307.7098, 308.4014, 307.9214, </text:p>
      <text:p text:style-name="P1"><text:s text:c="4"/>307.3597, 307.6956, 307.4522, 307.2519, 307.3705, 307.4373, 307.4988, </text:p>
      <text:p text:style-name="P1"><text:s text:c="4"/>307.5461, 307.5848, 307.6265, 307.6349, 307.7001, 307.74, 307.8035, </text:p>
      <text:p text:style-name="P1"><text:s text:c="4"/>307.8054, 307.8066, 307.8521, 307.8454, 307.8118, 307.7954, 307.75, </text:p>
      <text:p text:style-name="P1"><text:s text:c="4"/>307.7722, 307.8084, 307.813, 308.0826, 307.2751, 306.3809, 306.6326, </text:p>
      <text:p text:style-name="P1"><text:s text:c="4"/>307.7459, 307.9806, 307.7733, 307.7823, 307.7957, 307.7942, 307.756, </text:p>
      <text:p text:style-name="P1"><text:s text:c="4"/>307.7208, 307.665, 307.6548, 307.6305, 307.6124,</text:p>
      <text:p text:style-name="P1"><text:s text:c="2"/>307.4801, 307.462, 307.4078, 307.288, 307.263, 307.1623, 307.0516, </text:p>
      <text:p text:style-name="P1"><text:s text:c="4"/>306.9464, 306.7216, 306.5655, 306.3452, 306.062, 305.8364, 305.5682, </text:p>
      <text:p text:style-name="P1"><text:s text:c="4"/>305.3172, 305.0688, 304.7353, 304.5768, 304.334, 304.175, 304.1481, </text:p>
      <text:p text:style-name="P1"><text:s text:c="4"/>304.1738, 304.1855, 304.266, 304.2093, 304.3174, 304.4898, 304.667, </text:p>
      <text:p text:style-name="P1"><text:s text:c="4"/>304.9298, 305.3161, 305.6695, 306.1316, 306.4315, 306.5511, 306.5417, </text:p>
      <text:p text:style-name="P1"><text:s text:c="4"/>306.508, 306.6609, 308.4413, 308.2234, 307.9641, 307.2759, 307.0782, </text:p>
      <text:p text:style-name="P1"><text:s text:c="4"/>307.3734, 310.3065, 308.8726, 308.4948, 308.1319, 307.5918, 306.7568, </text:p>
      <text:p text:style-name="P1"><text:s text:c="4"/>306.0206, 306.9707, 306.9798, 306.2945, 307.1436, 308.1605, 307.7609, </text:p>
      <text:p text:style-name="P1"><text:s text:c="4"/>306.7327, 306.9267, 307.7927, 307.3364, 307.366, 307.4494, 307.5307, </text:p>
      <text:p text:style-name="P1"><text:s text:c="4"/>307.5795, 307.6333, 307.6475, 307.6252, 307.6648, 307.6946, 307.7294, </text:p>
      <text:p text:style-name="P1"><text:s text:c="4"/>307.7166, 307.7419, 307.7651, 307.7757, 307.7774, 307.774, 307.7599, </text:p>
      <text:p text:style-name="P1"><text:s text:c="4"/>307.786, 307.7907, 307.7807, 307.8221, 307.5298, 306.7909, 307.6376, </text:p>
      <text:p text:style-name="P1"><text:s text:c="4"/>308.177, 307.8127, 307.7174, 307.7825, 307.7993, 307.8091, 307.7384, </text:p>
      <text:p text:style-name="P1"><text:s text:c="4"/>307.731, 307.6636, 307.6409, 307.6096, 307.5728,</text:p>
      <text:p text:style-name="P1"><text:s text:c="2"/>307.051, 306.9981, 306.9006, 306.724, 306.6972, 306.5943, 306.4071, </text:p>
      <text:p text:style-name="P1"><text:s text:c="4"/>306.2997, 306.0966, 305.9514, 305.6954, 305.4702, 305.2459, 304.9953, </text:p>
      <text:p text:style-name="P1"><text:s text:c="4"/>304.7402, 304.467, 304.1251, 303.9525, 303.7004, 303.5209, 303.5185, </text:p>
      <text:p text:style-name="P1"><text:s text:c="4"/>303.4963, 303.342, 303.3019, 303.0847, 302.9879, 303.132, 303.1628, </text:p>
      <text:p text:style-name="P1"><text:s text:c="4"/>303.1758, 303.5314, 303.8719, 304.6638, 305.3312, 305.8441, 306.2318, </text:p>
      <text:p text:style-name="P1"><text:s text:c="4"/>306.279, 306.7009, 307.7016, 307.0429, 308.5603, 309.2586, 308.2899, </text:p>
      <text:p text:style-name="P1"><text:s text:c="4"/>307.6369, 310.2557, 309.8312, 309.4243, 308.9426, 308.1418, 307.5639, </text:p>
      <text:p text:style-name="P1"><text:s text:c="4"/>307.5483, 308.9334, 307.9893, 306.5289, 307.1369, 308.0818, 307.6018, </text:p>
      <text:p text:style-name="P1"><text:s text:c="4"/>307.1436, 307.387, 308.6532, 307.3902, 307.3452, 307.4215, 307.5025, </text:p>
      <text:p text:style-name="P1"><text:s text:c="4"/>307.5391, 307.6244, 307.6371, 307.6216, 307.6253, 307.6349, 307.6664, </text:p>
      <text:p text:style-name="P1"><text:s text:c="4"/>307.6322, 307.673, 307.6671, 307.6936, 307.711, 307.7242, 307.7542, </text:p>
      <text:p text:style-name="P1"><text:s text:c="4"/>307.7472, 307.7441, 307.7549, 308.1577, 308.3234, 308.2304, 308.0119, </text:p>
      <text:p text:style-name="P1"><text:s text:c="4"/>307.7101, 307.6718, 307.658, 307.7193, 307.6746, 307.6379, 307.5431, </text:p>
      <text:p text:style-name="P1"><text:s text:c="4"/>307.4872, 307.4038, 307.3079, 307.2785, 307.177,</text:p>
      <text:p text:style-name="P1"><text:s text:c="2"/>306.6188, 306.5358, 306.4429, 306.3242, 306.2467, 306.1595, 305.9572, </text:p>
      <text:p text:style-name="P1"><text:s text:c="4"/>305.8561, 305.7073, 305.5297, 305.326, 305.119, 304.8856, 304.6663, </text:p>
      <text:p text:style-name="P1"><text:s text:c="4"/>304.4044, 304.1665, 303.8762, 303.6413, 303.393, 303.1131, 302.9963, </text:p>
      <text:p text:style-name="P1"><text:s text:c="4"/>302.8789, 302.526, 302.3654, 302.2196, 302.0309, 302.0618, 301.9393, </text:p>
      <text:p text:style-name="P1"><text:s text:c="4"/>301.6212, 301.6349, 301.6767, 302.4803, 303.3343, 304.0963, 305.0471, </text:p>
      <text:p text:style-name="P1"><text:s text:c="4"/>305.939, 306.6327, 307.0149, 306.4662, 309.0485, 311.4809, 310.1677, </text:p>
      <text:p text:style-name="P1"><text:s text:c="4"/>308.6991, 310.0067, 310.3087, 310.9312, 310.5431, 309.0807, 308.2672, </text:p>
      <text:p text:style-name="P1"><text:s text:c="4"/>308.9594, 310.5041, 309.435, 307.7679, 308.032, 308.8383, 308.5693, </text:p>
      <text:p text:style-name="P1"><text:s text:c="4"/>309.0174, 309.1208, 309.5893, 307.3799, 307.2766, 307.3688, 307.4432, </text:p>
      <text:p text:style-name="P1"><text:s text:c="4"/>307.5059, 307.61, 307.6253, 307.6316, 307.6446, 307.6393, 307.6402, </text:p>
      <text:p text:style-name="P1"><text:s text:c="4"/>307.5968, 307.6136, 307.552, 307.5842, 307.627, 307.6861, 307.7029, </text:p>
      <text:p text:style-name="P1"><text:s text:c="4"/>307.7006, 307.7123, 307.7081, 307.6958, 307.7006, 307.6143, 307.6035, </text:p>
      <text:p text:style-name="P1"><text:s text:c="4"/>307.5164, 307.5446, 307.5019, 307.4931, 307.4387, 307.3356, 307.2497, </text:p>
      <text:p text:style-name="P1"><text:s text:c="4"/>307.1447, 307.031, 306.8899, 306.8756, 306.7857,</text:p>
      <text:p text:style-name="P1"><text:s text:c="2"/>306.6178, 306.5222, 306.4188, 306.3615, 306.1938, 306.1353, 305.9189, </text:p>
      <text:p text:style-name="P1"><text:s text:c="4"/>305.8491, 305.7131, 305.499, 305.3459, 305.1386, 304.8864, 304.7, </text:p>
      <text:p text:style-name="P1"><text:s text:c="4"/>304.4013, 304.155, 303.8792, 303.5241, 303.3315, 303.0256, 302.7557, </text:p>
      <text:p text:style-name="P1"><text:s text:c="4"/>302.4793, 302.0751, 301.7704, 301.5615, 301.3009, 301.1999, 300.9845, </text:p>
      <text:p text:style-name="P1"><text:s text:c="4"/>300.494, 300.233, 300.1954, 300.6765, 301.4389, 302.1291, 303.0408, </text:p>
      <text:p text:style-name="P1"><text:soft-page-break/><text:s text:c="4"/>304.764, 306.5521, 307.5447, 308.5811, 310.881, 313.2644, 311.8961, </text:p>
      <text:p text:style-name="P1"><text:s text:c="4"/>310.7897, 311.0616, 310.0625, 311.7528, 311.5276, 310.2936, 309.2611, </text:p>
      <text:p text:style-name="P1"><text:s text:c="4"/>310.7709, 312.0184, 310.7419, 309.2336, 309.674, 310.4437, 310.1126, </text:p>
      <text:p text:style-name="P1"><text:s text:c="4"/>310.7097, 310.8611, 309.0078, 307.2982, 307.2406, 307.3484, 307.405, </text:p>
      <text:p text:style-name="P1"><text:s text:c="4"/>307.4982, 307.576, 307.581, 307.5746, 307.6048, 307.6423, 307.6309, </text:p>
      <text:p text:style-name="P1"><text:s text:c="4"/>307.5946, 307.5847, 307.5288, 307.556, 307.595, 307.6174, 307.678, </text:p>
      <text:p text:style-name="P1"><text:s text:c="4"/>307.6926, 307.6824, 307.6632, 307.6455, 307.6439, 307.5805, 307.589, </text:p>
      <text:p text:style-name="P1"><text:s text:c="4"/>307.4944, 307.5083, 307.4347, 307.4376, 307.3514, 307.2797, 307.2019, </text:p>
      <text:p text:style-name="P1"><text:s text:c="4"/>307.1458, 307.0154, 306.8927, 306.8286, 306.746,</text:p>
      <text:p text:style-name="P1"><text:s text:c="2"/>306.9976, 306.914, 306.7988, 306.7557, 306.5764, 306.5162, 306.3305, </text:p>
      <text:p text:style-name="P1"><text:s text:c="4"/>306.2669, 306.0985, 305.896, 305.7139, 305.5008, 305.2433, 305.0421, </text:p>
      <text:p text:style-name="P1"><text:s text:c="4"/>304.7433, 304.4339, 304.1432, 303.7596, 303.6239, 303.3635, 303.1228, </text:p>
      <text:p text:style-name="P1"><text:s text:c="4"/>302.8492, 302.4616, 302.1953, 301.9464, 301.7267, 301.5308, 301.4054, </text:p>
      <text:p text:style-name="P1"><text:s text:c="4"/>300.9518, 300.5872, 300.5175, 300.7051, 300.9513, 301.2697, 301.9268, </text:p>
      <text:p text:style-name="P1"><text:s text:c="4"/>303.6765, 306.5933, 309.1833, 311.9561, 313.5045, 314.7501, 313.6736, </text:p>
      <text:p text:style-name="P1"><text:s text:c="4"/>312.7469, 311.9312, 311.0327, 311.7042, 309.5604, 310.5298, 311.2158, </text:p>
      <text:p text:style-name="P1"><text:s text:c="4"/>312.6558, 313.1121, 311.3279, 310.0051, 310.6535, 311.4746, 311.0928, </text:p>
      <text:p text:style-name="P1"><text:s text:c="4"/>311.6504, 311.4163, 307.4627, 307.2395, 307.285, 307.3589, 307.414, </text:p>
      <text:p text:style-name="P1"><text:s text:c="4"/>307.4784, 307.5453, 307.5531, 307.5267, 307.5324, 307.5734, 307.5844, </text:p>
      <text:p text:style-name="P1"><text:s text:c="4"/>307.5986, 307.6152, 307.6021, 307.6326, 307.6765, 307.7047, 307.7394, </text:p>
      <text:p text:style-name="P1"><text:s text:c="4"/>307.7271, 307.7036, 307.6822, 307.6606, 307.6742, 307.6163, 307.6282, </text:p>
      <text:p text:style-name="P1"><text:s text:c="4"/>307.561, 307.5862, 307.5254, 307.5546, 307.4763, 307.4827, 307.395, </text:p>
      <text:p text:style-name="P1"><text:s text:c="4"/>307.4019, 307.2956, 307.2326, 307.1586, 307.1051,</text:p>
      <text:p text:style-name="P1"><text:s text:c="2"/>307.2631, 307.2013, 307.1513, 307.1203, 307.0308, 307.0035, 306.8936, </text:p>
      <text:p text:style-name="P1"><text:s text:c="4"/>306.8192, 306.6585, 306.5268, 306.3302, 306.1306, 305.8602, 305.6301, </text:p>
      <text:p text:style-name="P1"><text:s text:c="4"/>305.2957, 304.9356, 304.5619, 304.1292, 303.894, 303.6478, 303.3797, </text:p>
      <text:p text:style-name="P1"><text:s text:c="4"/>303.046, 302.6381, 302.4062, 302.2052, 302.1551, 302.0829, 302.0087, </text:p>
      <text:p text:style-name="P1"><text:s text:c="4"/>301.6995, 301.3355, 301.0684, 301.0593, 300.96, 301.0897, 301.6367, </text:p>
      <text:p text:style-name="P1"><text:s text:c="4"/>303.6208, 307.511, 310.4708, 314.2889, 315.371, 315.1727, 313.8444, </text:p>
      <text:p text:style-name="P1"><text:s text:c="4"/>312.5696, 311.091, 310.9516, 310.3201, 306.4603, 308.806, 311.5008, </text:p>
      <text:p text:style-name="P1"><text:s text:c="4"/>312.9168, 313.2794, 311.3516, 310.2001, 310.8922, 311.1861, 310.4474, </text:p>
      <text:p text:style-name="P1"><text:s text:c="4"/>310.4878, 310.4037, 307.3788, 307.2538, 307.3467, 307.3944, 307.4062, </text:p>
      <text:p text:style-name="P1"><text:s text:c="4"/>307.4279, 307.4958, 307.5103, 307.5054, 307.5174, 307.5587, 307.5856, </text:p>
      <text:p text:style-name="P1"><text:s text:c="4"/>307.6153, 307.637, 307.6896, 307.7118, 307.7449, 307.7588, 307.8004, </text:p>
      <text:p text:style-name="P1"><text:s text:c="4"/>307.7748, 307.753, 307.7303, 307.6904, 307.698, 307.6318, 307.6391, </text:p>
      <text:p text:style-name="P1"><text:s text:c="4"/>307.6122, 307.6379, 307.6009, 307.6143, 307.5594, 307.5806, 307.5019, </text:p>
      <text:p text:style-name="P1"><text:s text:c="4"/>307.5234, 307.4412, 307.4123, 307.358, 307.3325,</text:p>
      <text:p text:style-name="P1"><text:s text:c="2"/>307.2559, 307.2315, 307.1875, 307.1687, 307.1693, 307.1758, 307.1486, </text:p>
      <text:p text:style-name="P1"><text:s text:c="4"/>307.1182, 307.0479, 306.9396, 306.8048, 306.6252, 306.4223, 306.1978, </text:p>
      <text:p text:style-name="P1"><text:s text:c="4"/>305.9024, 305.5813, 305.2094, 304.8224, 304.4952, 304.1808, 303.7939, </text:p>
      <text:p text:style-name="P1"><text:s text:c="4"/>303.3741, 302.9114, 302.6452, 302.4512, 302.3329, 302.2145, 302.1588, </text:p>
      <text:p text:style-name="P1"><text:s text:c="4"/>301.9458, 301.5964, 301.1165, 300.9148, 300.6565, 300.7463, 301.3111, </text:p>
      <text:p text:style-name="P1"><text:s text:c="4"/>304.1831, 307.7838, 310.175, 314.1234, 314.7549, 314.119, 312.7023, </text:p>
      <text:p text:style-name="P1"><text:s text:c="4"/>311.3397, 309.8787, 308.7668, 307.841, 303.7989, 306.0893, 307.714, </text:p>
      <text:p text:style-name="P1"><text:s text:c="4"/>310.1946, 311.9167, 310.7673, 309.6904, 309.6601, 309.6989, 308.8932, </text:p>
      <text:p text:style-name="P1"><text:s text:c="4"/>308.4718, 308.4233, 307.7088, 307.1295, 307.3395, 307.3387, 307.3253, </text:p>
      <text:p text:style-name="P1"><text:s text:c="4"/>307.3261, 307.3806, 307.4212, 307.4361, 307.4368, 307.4823, 307.5119, </text:p>
      <text:p text:style-name="P1"><text:s text:c="4"/>307.5394, 307.6097, 307.668, 307.6927, 307.7412, 307.7686, 307.7943, </text:p>
      <text:p text:style-name="P1"><text:s text:c="4"/>307.7898, 307.7622, 307.7551, 307.7181, 307.7203, 307.6573, 307.6551, </text:p>
      <text:p text:style-name="P1"><text:s text:c="4"/>307.6401, 307.6519, 307.6155, 307.6181, 307.5656, 307.5569, 307.5044, </text:p>
      <text:p text:style-name="P1"><text:s text:c="4"/>307.511, 307.4351, 307.4088, 307.3619, 307.3198,</text:p>
      <text:p text:style-name="P1"><text:s text:c="2"/>307.1285, 307.0771, 307.0275, 307.0072, 306.9888, 307.013, 307.0251, </text:p>
      <text:p text:style-name="P1"><text:s text:c="4"/>307.0379, 307.0287, 306.9688, 306.8616, 306.7022, 306.5375, 306.3115, </text:p>
      <text:p text:style-name="P1"><text:s text:c="4"/>306.0432, 305.7585, 305.4375, 305.1106, 304.7705, 304.4186, 304.0303, </text:p>
      <text:p text:style-name="P1"><text:s text:c="4"/>303.6317, 303.2518, 302.9807, 302.777, 302.5134, 302.3113, 302.1721, </text:p>
      <text:p text:style-name="P1"><text:s text:c="4"/>301.8917, 301.4439, 300.8392, 300.3456, 300.0399, 300.0982, 300.6931, </text:p>
      <text:p text:style-name="P1"><text:s text:c="4"/>304.575, 307.3235, 309.3875, 313.1323, 313.4462, 312.6348, 311.2513, </text:p>
      <text:p text:style-name="P1"><text:s text:c="4"/>309.7586, 308.2762, 306.602, 305.9178, 303.855, 304.7602, 306.8488, </text:p>
      <text:p text:style-name="P1"><text:s text:c="4"/>308.7667, 309.5371, 309.162, 308.2862, 308.2427, 307.8256, 306.7734, </text:p>
      <text:p text:style-name="P1"><text:soft-page-break/><text:s text:c="4"/>306.32, 306.4558, 306.2063, 306.7333, 307.1513, 307.1349, 307.1057, </text:p>
      <text:p text:style-name="P1"><text:s text:c="4"/>307.1196, 307.1793, 307.2303, 307.2614, 307.2854, 307.3283, 307.3448, </text:p>
      <text:p text:style-name="P1"><text:s text:c="4"/>307.3774, 307.4211, 307.4904, 307.5278, 307.586, 307.6344, 307.6617, </text:p>
      <text:p text:style-name="P1"><text:s text:c="4"/>307.6707, 307.669, 307.679, 307.6516, 307.6513, 307.6054, 307.6025, </text:p>
      <text:p text:style-name="P1"><text:s text:c="4"/>307.5698, 307.5678, 307.523, 307.5138, 307.4635, 307.4211, 307.3863, </text:p>
      <text:p text:style-name="P1"><text:s text:c="4"/>307.3657, 307.3036, 307.2709, 307.2391, 307.1903,</text:p>
      <text:p text:style-name="P1"><text:s text:c="2"/>306.8587, 306.8094, 306.7564, 306.73, 306.7275, 306.7231, 306.7533, </text:p>
      <text:p text:style-name="P1"><text:s text:c="4"/>306.7976, 306.7896, 306.7533, 306.6569, 306.5103, 306.3544, 306.1171, </text:p>
      <text:p text:style-name="P1"><text:s text:c="4"/>305.8463, 305.5383, 305.2024, 304.852, 304.4973, 304.1402, 303.7585, </text:p>
      <text:p text:style-name="P1"><text:s text:c="4"/>303.3891, 303.0707, 302.7719, 302.5022, 302.1937, 301.9359, 301.6748, </text:p>
      <text:p text:style-name="P1"><text:s text:c="4"/>301.3239, 300.8593, 300.2967, 299.7325, 299.3881, 299.3917, 300.3043, </text:p>
      <text:p text:style-name="P1"><text:s text:c="4"/>305.2596, 306.9683, 308.3551, 311.8394, 311.8227, 310.9606, 309.6278, </text:p>
      <text:p text:style-name="P1"><text:s text:c="4"/>308.0989, 306.5668, 304.6621, 303.6433, 303.4659, 304.3263, 307.1581, </text:p>
      <text:p text:style-name="P1"><text:s text:c="4"/>308.2791, 307.5521, 307.3398, 306.898, 306.9702, 306.5638, 305.4166, </text:p>
      <text:p text:style-name="P1"><text:s text:c="4"/>304.4724, 305.084, 305.36, 306.2521, 306.6762, 306.6632, 306.6855, </text:p>
      <text:p text:style-name="P1"><text:s text:c="4"/>306.735, 306.8169, 306.8802, 306.92, 306.954, 307.003, 307.0204, </text:p>
      <text:p text:style-name="P1"><text:s text:c="4"/>307.0357, 307.0675, 307.1267, 307.1768, 307.2444, 307.3083, 307.3416, </text:p>
      <text:p text:style-name="P1"><text:s text:c="4"/>307.3565, 307.3804, 307.395, 307.3775, 307.3764, 307.3505, 307.3509, </text:p>
      <text:p text:style-name="P1"><text:s text:c="4"/>307.3097, 307.2946, 307.2498, 307.2033, 307.1444, 307.0869, 307.053, </text:p>
      <text:p text:style-name="P1"><text:s text:c="4"/>307.0058, 306.9565, 306.9275, 306.9095, 306.8926,</text:p>
      <text:p text:style-name="P1"><text:s text:c="2"/>306.2996, 306.2738, 306.2379, 306.2159, 306.2393, 306.2703, 306.3463, </text:p>
      <text:p text:style-name="P1"><text:s text:c="4"/>306.3836, 306.3946, 306.3702, 306.3006, 306.1633, 306.029, 305.8041, </text:p>
      <text:p text:style-name="P1"><text:s text:c="4"/>305.5578, 305.2481, 304.9188, 304.5577, 304.1953, 303.8253, 303.4441, </text:p>
      <text:p text:style-name="P1"><text:s text:c="4"/>303.0851, 302.7516, 302.4266, 302.0779, 301.7385, 301.3962, 301.0306, </text:p>
      <text:p text:style-name="P1"><text:s text:c="4"/>300.6267, 300.154, 299.672, 299.199, 298.827, 298.7586, 299.6942, </text:p>
      <text:p text:style-name="P1"><text:s text:c="4"/>303.9987, 307.6787, 309.2015, 310.2527, 310.0051, 309.3197, 308.1558, </text:p>
      <text:p text:style-name="P1"><text:s text:c="4"/>306.5833, 304.875, 302.6489, 301.8396, 301.9683, 303.7925, 308.2353, </text:p>
      <text:p text:style-name="P1"><text:s text:c="4"/>307.9615, 306.5985, 306.3753, 306.0384, 305.8855, 305.4754, 305.0334, </text:p>
      <text:p text:style-name="P1"><text:s text:c="4"/>303.6526, 304.4216, 304.8425, 305.6647, 305.9666, 305.9854, 306.0803, </text:p>
      <text:p text:style-name="P1"><text:s text:c="4"/>306.1687, 306.2708, 306.3581, 306.3962, 306.4168, 306.4545, 306.4765, </text:p>
      <text:p text:style-name="P1"><text:s text:c="4"/>306.457, 306.4699, 306.5058, 306.5539, 306.6162, 306.6939, 306.7514, </text:p>
      <text:p text:style-name="P1"><text:s text:c="4"/>306.7974, 306.8295, 306.8502, 306.8346, 306.8414, 306.8253, 306.8154, </text:p>
      <text:p text:style-name="P1"><text:s text:c="4"/>306.7777, 306.7408, 306.6852, 306.6173, 306.5488, 306.4778, 306.4269, </text:p>
      <text:p text:style-name="P1"><text:s text:c="4"/>306.3577, 306.3, 306.2761, 306.2781, 306.2896,</text:p>
      <text:p text:style-name="P1"><text:s text:c="2"/>305.4576, 305.4566, 305.4381, 305.4364, 305.4862, 305.5753, 305.7084, </text:p>
      <text:p text:style-name="P1"><text:s text:c="4"/>305.7834, 305.8311, 305.8509, 305.8162, 305.7291, 305.6091, 305.4384, </text:p>
      <text:p text:style-name="P1"><text:s text:c="4"/>305.2492, 304.9863, 304.688, 304.3609, 304.0228, 303.6772, 303.3209, </text:p>
      <text:p text:style-name="P1"><text:s text:c="4"/>302.975, 302.6357, 302.3008, 301.9273, 301.5688, 301.18, 300.7729, </text:p>
      <text:p text:style-name="P1"><text:s text:c="4"/>300.3072, 299.7752, 299.2829, 298.8291, 298.437, 298.1849, 298.768, </text:p>
      <text:p text:style-name="P1"><text:s text:c="4"/>302.8843, 305.6532, 307.1908, 308.4532, 308.088, 307.4088, 306.5627, </text:p>
      <text:p text:style-name="P1"><text:s text:c="4"/>305.6429, 302.4811, 299.9502, 300.5986, 300.3389, 303.3732, 307.7887, </text:p>
      <text:p text:style-name="P1"><text:s text:c="4"/>307.2239, 306.0768, 305.3342, 304.7853, 304.4617, 304.4678, 304.4846, </text:p>
      <text:p text:style-name="P1"><text:s text:c="4"/>303.6013, 303.4838, 304.2578, 304.9176, 305.1503, 305.2688, 305.4136, </text:p>
      <text:p text:style-name="P1"><text:s text:c="4"/>305.5229, 305.6256, 305.7131, 305.7438, 305.7321, 305.7265, 305.7282, </text:p>
      <text:p text:style-name="P1"><text:s text:c="4"/>305.6738, 305.6479, 305.6644, 305.6949, 305.7433, 305.8319, 305.9232, </text:p>
      <text:p text:style-name="P1"><text:s text:c="4"/>306.0213, 306.0766, 306.0911, 306.0817, 306.0787, 306.0778, 306.069, </text:p>
      <text:p text:style-name="P1"><text:s text:c="4"/>306.0393, 305.9808, 305.9053, 305.8271, 305.7452, 305.6566, 305.5755, </text:p>
      <text:p text:style-name="P1"><text:s text:c="4"/>305.4818, 305.4038, 305.3669, 305.3786, 305.4169,</text:p>
      <text:p text:style-name="P1"><text:s text:c="2"/>304.4052, 304.4172, 304.4293, 304.4376, 304.4988, 304.6265, 304.7965, </text:p>
      <text:p text:style-name="P1"><text:s text:c="4"/>304.9262, 305.0391, 305.12, 305.1474, 305.1153, 305.0448, 304.9438, </text:p>
      <text:p text:style-name="P1"><text:s text:c="4"/>304.8273, 304.6436, 304.4018, 304.1218, 303.8324, 303.5271, 303.204, </text:p>
      <text:p text:style-name="P1"><text:s text:c="4"/>302.8787, 302.5511, 302.212, 301.8341, 301.4637, 301.0577, 300.6481, </text:p>
      <text:p text:style-name="P1"><text:s text:c="4"/>300.1793, 299.6458, 299.1122, 298.618, 298.1764, 297.7852, 297.688, </text:p>
      <text:p text:style-name="P1"><text:s text:c="4"/>300.6749, 301.0002, 301.6263, 304.607, 305.0777, 304.2655, 304.1028, </text:p>
      <text:p text:style-name="P1"><text:s text:c="4"/>303.7088, 301.2702, 298.9854, 299.6412, 300.0528, 303.1209, 306.3855, </text:p>
      <text:p text:style-name="P1"><text:s text:c="4"/>305.8342, 305.1533, 304.2976, 303.4569, 302.9897, 302.9919, 303.5486, </text:p>
      <text:p text:style-name="P1"><text:s text:c="4"/>303.5077, 302.754, 303.5279, 304.0306, 304.261, 304.4535, 304.6164, </text:p>
      <text:p text:style-name="P1"><text:s text:c="4"/>304.7328, 304.8383, 304.9236, 304.9368, 304.8836, 304.8304, 304.8022, </text:p>
      <text:p text:style-name="P1"><text:s text:c="4"/>304.7318, 304.6675, 304.6392, 304.6443, 304.6828, 304.7666, 304.8835, </text:p>
      <text:p text:style-name="P1"><text:soft-page-break/><text:s text:c="4"/>305.0337, 305.1359, 305.1792, 305.1815, 305.1722, 305.1773, 305.1927, </text:p>
      <text:p text:style-name="P1"><text:s text:c="4"/>305.1872, 305.1375, 305.0429, 304.9295, 304.8311, 304.7462, 304.6486, </text:p>
      <text:p text:style-name="P1"><text:s text:c="4"/>304.5293, 304.4188, 304.343, 304.3225, 304.3472,</text:p>
      <text:p text:style-name="P1"><text:s text:c="2"/>303.2637, 303.2918, 303.326, 303.3436, 303.3845, 303.5021, 303.6622, </text:p>
      <text:p text:style-name="P1"><text:s text:c="4"/>303.8345, 303.9794, 304.1344, 304.2435, 304.2993, 304.2917, 304.2512, </text:p>
      <text:p text:style-name="P1"><text:s text:c="4"/>304.2048, 304.1101, 303.9618, 303.7519, 303.5097, 303.2412, 302.9397, </text:p>
      <text:p text:style-name="P1"><text:s text:c="4"/>302.622, 302.3039, 301.9666, 301.5773, 301.1822, 300.7546, 300.3403, </text:p>
      <text:p text:style-name="P1"><text:s text:c="4"/>299.8979, 299.4129, 298.896, 298.4116, 298.0099, 297.6121, 297.1726, </text:p>
      <text:p text:style-name="P1"><text:s text:c="4"/>297.4328, 299.0735, 300.3773, 303.9776, 303.4239, 302.5006, 301.8915, </text:p>
      <text:p text:style-name="P1"><text:s text:c="4"/>300.6511, 298.062, 296.7199, 298.5632, 299.6829, 303.0722, 305.0912, </text:p>
      <text:p text:style-name="P1"><text:s text:c="4"/>303.6739, 303.6306, 303.2451, 302.457, 301.5509, 301.0685, 301.7068, </text:p>
      <text:p text:style-name="P1"><text:s text:c="4"/>302.7319, 302.4005, 302.6149, 303.0501, 303.2859, 303.4953, 303.6745, </text:p>
      <text:p text:style-name="P1"><text:s text:c="4"/>303.8071, 303.9177, 303.9931, 303.9846, 303.9047, 303.8148, 303.7659, </text:p>
      <text:p text:style-name="P1"><text:s text:c="4"/>303.692, 303.6003, 303.5281, 303.4936, 303.5219, 303.589, 303.7001, </text:p>
      <text:p text:style-name="P1"><text:s text:c="4"/>303.8711, 304.0341, 304.1404, 304.194, 304.1955, 304.2233, 304.2687, </text:p>
      <text:p text:style-name="P1"><text:s text:c="4"/>304.2912, 304.2707, 304.194, 304.0577, 303.9204, 303.8314, 303.7276, </text:p>
      <text:p text:style-name="P1"><text:s text:c="4"/>303.5904, 303.4643, 303.3462, 303.2682, 303.2391,</text:p>
      <text:p text:style-name="P1"><text:s text:c="2"/>302.1579, 302.1577, 302.1887, 302.2027, 302.2107, 302.2903, 302.4368, </text:p>
      <text:p text:style-name="P1"><text:s text:c="4"/>302.5922, 302.7256, 302.9004, 303.0939, 303.2413, 303.3246, 303.3413, </text:p>
      <text:p text:style-name="P1"><text:s text:c="4"/>303.3498, 303.346, 303.2938, 303.1859, 303.0164, 302.7903, 302.5138, </text:p>
      <text:p text:style-name="P1"><text:s text:c="4"/>302.2125, 301.8914, 301.5464, 301.1399, 300.7071, 300.248, 299.8042, </text:p>
      <text:p text:style-name="P1"><text:s text:c="4"/>299.3654, 298.9336, 298.4659, 298.0071, 297.6306, 297.3397, 297.0569, </text:p>
      <text:p text:style-name="P1"><text:s text:c="4"/>297.0378, 297.9205, 300.0208, 302.4754, 301.9047, 301.8734, 301.0907, </text:p>
      <text:p text:style-name="P1"><text:s text:c="4"/>299.0324, 296.5721, 294.5441, 297.6414, 299.351, 302.8418, 303.0073, </text:p>
      <text:p text:style-name="P1"><text:s text:c="4"/>301.5909, 302.1193, 301.5062, 301.9509, 300.5587, 299.883, 299.4871, </text:p>
      <text:p text:style-name="P1"><text:s text:c="4"/>301.0398, 301.7007, 301.6065, 302.0015, 302.2411, 302.4336, 302.6161, </text:p>
      <text:p text:style-name="P1"><text:s text:c="4"/>302.7665, 302.9001, 302.9633, 302.9403, 302.8387, 302.7267, 302.6544, </text:p>
      <text:p text:style-name="P1"><text:s text:c="4"/>302.5708, 302.4742, 302.37, 302.3008, 302.3132, 302.3699, 302.442, </text:p>
      <text:p text:style-name="P1"><text:s text:c="4"/>302.5867, 302.7781, 302.9478, 303.0916, 303.1539, 303.2225, 303.3031, </text:p>
      <text:p text:style-name="P1"><text:s text:c="4"/>303.3673, 303.3842, 303.35, 303.2274, 303.0589, 302.9396, 302.8216, </text:p>
      <text:p text:style-name="P1"><text:s text:c="4"/>302.6825, 302.5668, 302.4228, 302.2913, 302.2013,</text:p>
      <text:p text:style-name="P1"><text:s text:c="2"/>301.1315, 301.0757, 301.0691, 301.0665, 301.0568, 301.092, 301.2075, </text:p>
      <text:p text:style-name="P1"><text:s text:c="4"/>301.3366, 301.4285, 301.56, 301.7657, 301.9868, 302.1505, 302.2268, </text:p>
      <text:p text:style-name="P1"><text:s text:c="4"/>302.2749, 302.3381, 302.3844, 302.3846, 302.3175, 302.1843, 301.9764, </text:p>
      <text:p text:style-name="P1"><text:s text:c="4"/>301.7113, 301.4012, 301.0449, 300.6324, 300.1558, 299.653, 299.1721, </text:p>
      <text:p text:style-name="P1"><text:s text:c="4"/>298.6903, 298.254, 297.8317, 297.4157, 297.0093, 296.7285, 296.4525, </text:p>
      <text:p text:style-name="P1"><text:s text:c="4"/>296.6827, 297.6674, 299.289, 299.7512, 300.0732, 301.1166, 300.3355, </text:p>
      <text:p text:style-name="P1"><text:s text:c="4"/>298.3026, 295.3892, 293.3141, 296.6622, 298.9136, 302.1282, 301.5728, </text:p>
      <text:p text:style-name="P1"><text:s text:c="4"/>299.7833, 299.6928, 300.1023, 300.444, 299.2709, 298.7902, 298.852, </text:p>
      <text:p text:style-name="P1"><text:s text:c="4"/>300.6184, 300.7771, 300.658, 300.9619, 301.1838, 301.3634, 301.4952, </text:p>
      <text:p text:style-name="P1"><text:s text:c="4"/>301.6488, 301.8089, 301.8905, 301.8614, 301.7462, 301.6123, 301.4991, </text:p>
      <text:p text:style-name="P1"><text:s text:c="4"/>301.3941, 301.3014, 301.1957, 301.0879, 301.0568, 301.0871, 301.1219, </text:p>
      <text:p text:style-name="P1"><text:s text:c="4"/>301.2043, 301.3858, 301.5807, 301.7945, 301.9593, 302.0958, 302.2287, </text:p>
      <text:p text:style-name="P1"><text:s text:c="4"/>302.3432, 302.4149, 302.4521, 302.3881, 302.2252, 302.0865, 301.9463, </text:p>
      <text:p text:style-name="P1"><text:s text:c="4"/>301.7995, 301.6889, 301.5455, 301.3831, 301.2414,</text:p>
      <text:p text:style-name="P1"><text:s text:c="2"/>300.1854, 300.0659, 300.0125, 299.9813, 299.953, 299.9415, 300.0165, </text:p>
      <text:p text:style-name="P1"><text:s text:c="4"/>300.1287, 300.1857, 300.2812, 300.4576, 300.6762, 300.857, 300.9677, </text:p>
      <text:p text:style-name="P1"><text:s text:c="4"/>301.0549, 301.1454, 301.262, 301.3612, 301.4081, 301.3897, 301.304, </text:p>
      <text:p text:style-name="P1"><text:s text:c="4"/>301.1252, 300.8524, 300.5201, 300.1266, 299.6443, 299.1087, 298.5894, </text:p>
      <text:p text:style-name="P1"><text:s text:c="4"/>298.0562, 297.5679, 297.1257, 296.7525, 296.3706, 296.0174, 295.6406, </text:p>
      <text:p text:style-name="P1"><text:s text:c="4"/>295.7757, 296.9359, 298.2438, 297.5847, 298.3299, 299.9282, 299.3022, </text:p>
      <text:p text:style-name="P1"><text:s text:c="4"/>297.7215, 294.1518, 293.1978, 295.863, 298.8243, 301.9477, 299.7708, </text:p>
      <text:p text:style-name="P1"><text:s text:c="4"/>297.957, 297.6731, 298.1578, 298.8036, 297.1318, 297.3015, 299.3653, </text:p>
      <text:p text:style-name="P1"><text:s text:c="4"/>300.2414, 300.0157, 299.8911, 300.084, 300.2527, 300.4069, 300.49, </text:p>
      <text:p text:style-name="P1"><text:s text:c="4"/>300.6135, 300.7548, 300.8354, 300.8062, 300.6851, 300.532, 300.3868, </text:p>
      <text:p text:style-name="P1"><text:s text:c="4"/>300.2496, 300.1411, 300.0289, 299.8787, 299.7871, 299.7518, 299.7404, </text:p>
      <text:p text:style-name="P1"><text:s text:c="4"/>299.7654, 299.8875, 300.0573, 300.2927, 300.5667, 300.7948, 301.0075, </text:p>
      <text:p text:style-name="P1"><text:s text:c="4"/>301.1877, 301.326, 301.4407, 301.4745, 301.361, 301.2181, 301.0803, </text:p>
      <text:p text:style-name="P1"><text:s text:c="4"/>300.9237, 300.8084, 300.6664, 300.5147, 300.3584,</text:p>
      <text:p text:style-name="P1"><text:soft-page-break/><text:s text:c="2"/>299.2867, 299.1017, 298.9997, 298.9533, 298.9055, 298.8635, 298.9058, </text:p>
      <text:p text:style-name="P1"><text:s text:c="4"/>298.9955, 299.0514, 299.1251, 299.2551, 299.4468, 299.5954, 299.6972, </text:p>
      <text:p text:style-name="P1"><text:s text:c="4"/>299.7911, 299.8676, 300.0133, 300.1891, 300.3312, 300.4094, 300.449, </text:p>
      <text:p text:style-name="P1"><text:s text:c="4"/>300.3958, 300.2258, 299.9658, 299.6386, 299.2001, 298.6985, 298.1652, </text:p>
      <text:p text:style-name="P1"><text:s text:c="4"/>297.6054, 297.066, 296.5825, 296.1715, 295.8195, 295.4489, 294.9907, </text:p>
      <text:p text:style-name="P1"><text:s text:c="4"/>294.7731, 295.8416, 297.9257, 296.4626, 297.3548, 298.5984, 297.7994, </text:p>
      <text:p text:style-name="P1"><text:s text:c="4"/>295.9771, 293.064, 294.6609, 295.0886, 298.9597, 299.4434, 296.914, </text:p>
      <text:p text:style-name="P1"><text:s text:c="4"/>296.2806, 296.549, 297.1092, 297.0992, 295.6728, 296.8094, 299.6988, </text:p>
      <text:p text:style-name="P1"><text:s text:c="4"/>299.7836, 299.4207, 299.1784, 299.2615, 299.3972, 299.632, 299.7131, </text:p>
      <text:p text:style-name="P1"><text:s text:c="4"/>299.8033, 299.8978, 299.9398, 299.916, 299.789, 299.6145, 299.4502, </text:p>
      <text:p text:style-name="P1"><text:s text:c="4"/>299.2767, 299.114, 298.9603, 298.7858, 298.6328, 298.5143, 298.4411, </text:p>
      <text:p text:style-name="P1"><text:s text:c="4"/>298.398, 298.4027, 298.4998, 298.6761, 298.9869, 299.3002, 299.6135, </text:p>
      <text:p text:style-name="P1"><text:s text:c="4"/>299.8972, 300.1303, 300.3246, 300.4704, 300.4438, 300.3285, 300.201, </text:p>
      <text:p text:style-name="P1"><text:s text:c="4"/>300.0452, 299.9225, 299.782, 299.6508, 299.4879,</text:p>
      <text:p text:style-name="P1"><text:s text:c="2"/>298.4157, 298.1884, 298.0429, 297.9747, 297.9193, 297.8535, 297.8497, </text:p>
      <text:p text:style-name="P1"><text:s text:c="4"/>297.9224, 297.997, 298.0681, 298.1785, 298.3122, 298.4301, 298.5306, </text:p>
      <text:p text:style-name="P1"><text:s text:c="4"/>298.6085, 298.6663, 298.7666, 298.9598, 299.1424, 299.2979, 299.4266, </text:p>
      <text:p text:style-name="P1"><text:s text:c="4"/>299.4964, 299.4764, 299.3393, 299.0977, 298.7572, 298.333, 297.8384, </text:p>
      <text:p text:style-name="P1"><text:s text:c="4"/>297.2959, 296.7415, 296.2136, 295.7591, 295.3597, 294.9993, 294.5219, </text:p>
      <text:p text:style-name="P1"><text:s text:c="4"/>294.1361, 294.7938, 297.4471, 295.255, 296.2188, 297.1136, 296.0999, </text:p>
      <text:p text:style-name="P1"><text:s text:c="4"/>294.0217, 293.4914, 294.9479, 294.4538, 298.0807, 295.1781, 294.7578, </text:p>
      <text:p text:style-name="P1"><text:s text:c="4"/>295.0928, 295.1511, 295.2338, 294.854, 294.1097, 297.0742, 299.2925, </text:p>
      <text:p text:style-name="P1"><text:s text:c="4"/>299.1464, 298.696, 298.2777, 298.1763, 298.2494, 298.7604, 299.0372, </text:p>
      <text:p text:style-name="P1"><text:s text:c="4"/>299.1553, 299.2102, 299.1948, 299.1628, 299.0778, 298.8862, 298.6964, </text:p>
      <text:p text:style-name="P1"><text:s text:c="4"/>298.5043, 298.3065, 298.1057, 297.8983, 297.7036, 297.5117, 297.3767, </text:p>
      <text:p text:style-name="P1"><text:s text:c="4"/>297.2725, 297.1564, 297.1595, 297.2484, 297.4454, 297.7392, 298.1022, </text:p>
      <text:p text:style-name="P1"><text:s text:c="4"/>298.4822, 298.8107, 299.1088, 299.3569, 299.437, 299.3914, 299.3072, </text:p>
      <text:p text:style-name="P1"><text:s text:c="4"/>299.1803, 299.0495, 298.9122, 298.798, 298.6369,</text:p>
      <text:p text:style-name="P1"><text:s text:c="2"/>297.6124, 297.3499, 297.1529, 297.0322, 296.9743, 296.8846, 296.8578, </text:p>
      <text:p text:style-name="P1"><text:s text:c="4"/>296.9145, 297.0046, 297.0846, 297.1747, 297.263, 297.3422, 297.4168, </text:p>
      <text:p text:style-name="P1"><text:s text:c="4"/>297.4973, 297.5427, 297.5999, 297.7592, 297.9491, 298.1408, 298.3426, </text:p>
      <text:p text:style-name="P1"><text:s text:c="4"/>298.49, 298.5626, 298.5696, 298.4506, 298.2179, 297.9074, 297.4939, </text:p>
      <text:p text:style-name="P1"><text:s text:c="4"/>297.0145, 296.5003, 295.9716, 295.4595, 294.9776, 294.5827, 294.1193, </text:p>
      <text:p text:style-name="P1"><text:s text:c="4"/>293.7026, 293.9448, 296.0577, 293.7799, 294.8451, 295.517, 294.5263, </text:p>
      <text:p text:style-name="P1"><text:s text:c="4"/>292.556, 294.3526, 294.4344, 293.792, 296.0394, 293.0034, 293.8032, </text:p>
      <text:p text:style-name="P1"><text:s text:c="4"/>294.1566, 293.2378, 292.6332, 292.1578, 293.0039, 296.7571, 298.9029, </text:p>
      <text:p text:style-name="P1"><text:s text:c="4"/>298.4217, 297.8337, 297.1395, 296.7794, 296.6772, 297.5357, 298.0991, </text:p>
      <text:p text:style-name="P1"><text:s text:c="4"/>298.359, 298.4427, 298.3646, 298.3193, 298.338, 298.1573, 297.929, </text:p>
      <text:p text:style-name="P1"><text:s text:c="4"/>297.7404, 297.5354, 297.3205, 297.0779, 296.8477, 296.5827, 296.3999, </text:p>
      <text:p text:style-name="P1"><text:s text:c="4"/>296.2458, 296.0414, 296.0414, 296.275, 296.3311, 296.4366, 296.6537, </text:p>
      <text:p text:style-name="P1"><text:s text:c="4"/>297.0069, 297.4021, 297.784, 298.131, 298.3167, 298.3593, 298.363, </text:p>
      <text:p text:style-name="P1"><text:s text:c="4"/>298.2865, 298.1852, 298.0651, 297.972, 297.8307,</text:p>
      <text:p text:style-name="P1"><text:s text:c="2"/>296.8405, 296.5826, 296.3455, 296.1664, 296.0727, 295.9806, 295.9342, </text:p>
      <text:p text:style-name="P1"><text:s text:c="4"/>295.9721, 296.0586, 296.1357, 296.2104, 296.264, 296.3, 296.3527, </text:p>
      <text:p text:style-name="P1"><text:s text:c="4"/>296.4563, 296.4988, 296.5361, 296.6507, 296.8022, 296.9998, 297.2254, </text:p>
      <text:p text:style-name="P1"><text:s text:c="4"/>297.4067, 297.5547, 297.6517, 297.6462, 297.5392, 297.3547, 297.0602, </text:p>
      <text:p text:style-name="P1"><text:s text:c="4"/>296.6658, 296.2209, 295.7364, 295.2272, 294.6957, 294.2492, 293.7171, </text:p>
      <text:p text:style-name="P1"><text:s text:c="4"/>293.3075, 293.263, 294.4141, 292.8901, 294.1183, 294.8781, 294.233, </text:p>
      <text:p text:style-name="P1"><text:s text:c="4"/>292.0092, 294.3411, 293.9891, 293.0987, 292.7671, 291.9261, 292.8947, </text:p>
      <text:p text:style-name="P1"><text:s text:c="4"/>292.938, 291.9138, 290.8746, 290.6225, 291.7493, 295.8121, 298.4162, </text:p>
      <text:p text:style-name="P1"><text:s text:c="4"/>297.6392, 296.8672, 295.7432, 294.6384, 294.9966, 296.1223, 296.7074, </text:p>
      <text:p text:style-name="P1"><text:s text:c="4"/>297.1842, 297.4255, 297.2659, 297.1652, 297.3187, 297.2025, 296.9468, </text:p>
      <text:p text:style-name="P1"><text:s text:c="4"/>296.7593, 296.5435, 296.3279, 296.0504, 295.7605, 295.4271, 295.176, </text:p>
      <text:p text:style-name="P1"><text:s text:c="4"/>294.9311, 294.5948, 294.5753, 295.3049, 295.4908, 295.5853, 295.6491, </text:p>
      <text:p text:style-name="P1"><text:s text:c="4"/>295.7835, 296.0767, 296.4359, 296.8008, 297.0846, 297.2176, 297.321, </text:p>
      <text:p text:style-name="P1"><text:s text:c="4"/>297.3294, 297.3044, 297.231, 297.1541, 297.038,</text:p>
      <text:p text:style-name="P1"><text:s text:c="2"/>296.0662, 295.85, 295.6146, 295.4206, 295.2687, 295.1611, 295.0958, </text:p>
      <text:p text:style-name="P1"><text:s text:c="4"/>295.1141, 295.1766, 295.2263, 295.2815, 295.2943, 295.3034, 295.3354, </text:p>
      <text:p text:style-name="P1"><text:s text:c="4"/>295.4357, 295.4944, 295.5149, 295.6122, 295.7202, 295.8928, 296.0913, </text:p>
      <text:p text:style-name="P1"><text:soft-page-break/><text:s text:c="4"/>296.2944, 296.4724, 296.6212, 296.7084, 296.7077, 296.6294, 296.448, </text:p>
      <text:p text:style-name="P1"><text:s text:c="4"/>296.1626, 295.8166, 295.4093, 294.94, 294.4142, 293.946, 293.3906, </text:p>
      <text:p text:style-name="P1"><text:s text:c="4"/>292.8904, 292.7069, 293.2628, 291.7215, 293.102, 293.4362, 293.2486, </text:p>
      <text:p text:style-name="P1"><text:s text:c="4"/>292.6074, 294.2211, 293.4576, 292.5263, 290.8589, 290.1223, 291.579, </text:p>
      <text:p text:style-name="P1"><text:s text:c="4"/>291.8838, 291.0431, 289.8608, 289.5943, 290.2689, 295.3059, 297.726, </text:p>
      <text:p text:style-name="P1"><text:s text:c="4"/>296.6353, 295.7662, 294.4571, 290.4526, 292.986, 294.8744, 295.2576, </text:p>
      <text:p text:style-name="P1"><text:s text:c="4"/>295.715, 296.0875, 295.8535, 295.7177, 295.9917, 295.9355, 295.6776, </text:p>
      <text:p text:style-name="P1"><text:s text:c="4"/>295.443, 295.1938, 294.9662, 294.6591, 294.333, 293.9168, 293.5855, </text:p>
      <text:p text:style-name="P1"><text:s text:c="4"/>293.2158, 292.6071, 292.531, 293.6873, 294.1996, 294.6251, 294.9444, </text:p>
      <text:p text:style-name="P1"><text:s text:c="4"/>295.0188, 295.1161, 295.2934, 295.5467, 295.8196, 296.033, 296.2001, </text:p>
      <text:p text:style-name="P1"><text:s text:c="4"/>296.3003, 296.3542, 296.3507, 296.306, 296.2167,</text:p>
      <text:p text:style-name="P1"><text:s text:c="2"/>295.2402, 295.0814, 294.911, 294.7265, 294.5612, 294.4203, 294.3266, </text:p>
      <text:p text:style-name="P1"><text:s text:c="4"/>294.3316, 294.3631, 294.3802, 294.4123, 294.3788, 294.3959, 294.4276, </text:p>
      <text:p text:style-name="P1"><text:s text:c="4"/>294.4842, 294.5178, 294.5542, 294.6124, 294.6967, 294.8188, 294.968, </text:p>
      <text:p text:style-name="P1"><text:s text:c="4"/>295.1636, 295.3531, 295.5156, 295.6505, 295.7346, 295.746, 295.6605, </text:p>
      <text:p text:style-name="P1"><text:s text:c="4"/>295.4881, 295.2602, 294.9462, 294.56, 294.0819, 293.6005, 292.9952, </text:p>
      <text:p text:style-name="P1"><text:s text:c="4"/>292.387, 292.244, 292.0674, 290.2228, 291.8821, 292.1678, 292.686, </text:p>
      <text:p text:style-name="P1"><text:s text:c="4"/>293.4667, 293.5309, 292.7168, 291.9142, 289.9498, 288.1165, 290.0457, </text:p>
      <text:p text:style-name="P1"><text:s text:c="4"/>290.6635, 289.8117, 289.0902, 288.6678, 289.6256, 295.4913, 296.7113, </text:p>
      <text:p text:style-name="P1"><text:s text:c="4"/>295.4058, 294.607, 292.7516, 288.7629, 290.7241, 293.5539, 294.0211, </text:p>
      <text:p text:style-name="P1"><text:s text:c="4"/>293.994, 294.306, 293.9628, 293.901, 294.0652, 294.1372, 294.0118, </text:p>
      <text:p text:style-name="P1"><text:s text:c="4"/>293.7571, 293.4549, 293.1867, 292.8767, 292.4985, 292.0053, 291.6371, </text:p>
      <text:p text:style-name="P1"><text:s text:c="4"/>291.1638, 290.3683, 290.5631, 291.5274, 292.02, 292.7799, 293.9842, </text:p>
      <text:p text:style-name="P1"><text:s text:c="4"/>294.4663, 294.5302, 294.5071, 294.5966, 294.7541, 294.9402, 295.1259, </text:p>
      <text:p text:style-name="P1"><text:s text:c="4"/>295.2497, 295.3563, 295.3957, 295.3896, 295.3286,</text:p>
      <text:p text:style-name="P1"><text:s text:c="2"/>294.3715, 294.2805, 294.1544, 294.0106, 293.8706, 293.7393, 293.6328, </text:p>
      <text:p text:style-name="P1"><text:s text:c="4"/>293.6082, 293.6169, 293.6018, 293.58, 293.5352, 293.5562, 293.5956, </text:p>
      <text:p text:style-name="P1"><text:s text:c="4"/>293.6133, 293.6007, 293.6261, 293.6641, 293.7125, 293.794, 293.9039, </text:p>
      <text:p text:style-name="P1"><text:s text:c="4"/>294.051, 294.2115, 294.3777, 294.5341, 294.6615, 294.7316, 294.7372, </text:p>
      <text:p text:style-name="P1"><text:s text:c="4"/>294.6406, 294.5018, 294.3083, 294.005, 293.6109, 293.1947, 292.5993, </text:p>
      <text:p text:style-name="P1"><text:s text:c="4"/>291.8696, 291.7614, 289.6381, 289.162, 290.9104, 291.3082, 292.4837, </text:p>
      <text:p text:style-name="P1"><text:s text:c="4"/>292.9117, 292.6603, 291.9135, 291.1597, 288.5953, 287.1263, 288.6129, </text:p>
      <text:p text:style-name="P1"><text:s text:c="4"/>288.8827, 287.5878, 287.3776, 288.3661, 291.0824, 295.077, 295.3737, </text:p>
      <text:p text:style-name="P1"><text:s text:c="4"/>294.2765, 290.2947, 288.77, 287.3818, 288.1704, 292.1035, 292.6581, </text:p>
      <text:p text:style-name="P1"><text:s text:c="4"/>291.8132, 291.9167, 291.3308, 291.3659, 291.1252, 291.6267, 291.9115, </text:p>
      <text:p text:style-name="P1"><text:s text:c="4"/>291.7204, 291.4162, 291.1006, 290.8355, 290.441, 289.9221, 289.5818, </text:p>
      <text:p text:style-name="P1"><text:s text:c="4"/>289.1084, 288.5739, 288.78, 288.938, 288.9161, 289.7338, 292.091, </text:p>
      <text:p text:style-name="P1"><text:s text:c="4"/>293.562, 293.9619, 293.8913, 293.8571, 293.923, 294.0269, 294.1717, </text:p>
      <text:p text:style-name="P1"><text:s text:c="4"/>294.275, 294.3802, 294.4392, 294.4676, 294.4191,</text:p>
      <text:p text:style-name="P1"><text:s text:c="2"/>293.4738, 293.437, 293.3575, 293.2389, 293.1342, 293.0421, 292.9504, </text:p>
      <text:p text:style-name="P1"><text:s text:c="4"/>292.8932, 292.8571, 292.8114, 292.7686, 292.7169, 292.7137, 292.743, </text:p>
      <text:p text:style-name="P1"><text:s text:c="4"/>292.7572, 292.7193, 292.7173, 292.7523, 292.7729, 292.8217, 292.8702, </text:p>
      <text:p text:style-name="P1"><text:s text:c="4"/>292.9393, 293.0613, 293.184, 293.3392, 293.4885, 293.5712, 293.6202, </text:p>
      <text:p text:style-name="P1"><text:s text:c="4"/>293.5813, 293.5071, 293.419, 293.2263, 292.9323, 292.655, 292.1434, </text:p>
      <text:p text:style-name="P1"><text:s text:c="4"/>291.3882, 291.1502, 287.9427, 288.7421, 290.0727, 290.9237, 291.9206, </text:p>
      <text:p text:style-name="P1"><text:s text:c="4"/>291.9644, 291.6366, 291.0304, 290.3788, 287.2915, 287.1327, 287.8438, </text:p>
      <text:p text:style-name="P1"><text:s text:c="4"/>287.6675, 286.8979, 286.0498, 290.0753, 293.0791, 293.8545, 293.8618, </text:p>
      <text:p text:style-name="P1"><text:s text:c="4"/>289.9674, 284.9076, 286.0565, 286.36, 286.8619, 290.0612, 290.7009, </text:p>
      <text:p text:style-name="P1"><text:s text:c="4"/>289.2041, 289.0834, 288.8834, 288.4674, 288.2004, 289.1875, 289.7855, </text:p>
      <text:p text:style-name="P1"><text:s text:c="4"/>289.5943, 289.3473, 289.0362, 288.8429, 288.4892, 287.9464, 287.6309, </text:p>
      <text:p text:style-name="P1"><text:s text:c="4"/>287.2488, 286.8797, 286.9594, 286.6012, 286.4826, 287.1575, 289.6097, </text:p>
      <text:p text:style-name="P1"><text:s text:c="4"/>291.9741, 293.0093, 293.129, 293.1203, 293.1534, 293.2166, 293.3175, </text:p>
      <text:p text:style-name="P1"><text:s text:c="4"/>293.3894, 293.4481, 293.5199, 293.5614, 293.5304,</text:p>
      <text:p text:style-name="P1"><text:s text:c="2"/>292.6854, 292.6457, 292.5698, 292.4877, 292.4018, 292.3308, 292.2484, </text:p>
      <text:p text:style-name="P1"><text:s text:c="4"/>292.1816, 292.1196, 292.0643, 292.0089, 291.9668, 291.9233, 291.932, </text:p>
      <text:p text:style-name="P1"><text:s text:c="4"/>291.942, 291.913, 291.8963, 291.9183, 291.9103, 291.9345, 291.9594, </text:p>
      <text:p text:style-name="P1"><text:s text:c="4"/>291.9732, 292.0017, 292.0537, 292.1812, 292.3185, 292.4062, 292.4885, </text:p>
      <text:p text:style-name="P1"><text:s text:c="4"/>292.4773, 292.4553, 292.4232, 292.3078, 292.0871, 291.9471, 291.5883, </text:p>
      <text:p text:style-name="P1"><text:s text:c="4"/>290.9011, 290.6378, 287.1301, 287.5371, 288.4948, 290.2149, 291.0564, </text:p>
      <text:p text:style-name="P1"><text:soft-page-break/><text:s text:c="4"/>291.0461, 290.6128, 290.1652, 289.6407, 286.1114, 285.7054, 286.1487, </text:p>
      <text:p text:style-name="P1"><text:s text:c="4"/>286.0227, 284.9894, 285.9182, 290.7096, 291.9346, 292.395, 292.5833, </text:p>
      <text:p text:style-name="P1"><text:s text:c="4"/>283.8109, 282.3896, 284.7512, 285.2563, 285.4506, 287.0701, 288.8999, </text:p>
      <text:p text:style-name="P1"><text:s text:c="4"/>287.9625, 287.7481, 287.7546, 287.4622, 287.0573, 287.5754, 288.028, </text:p>
      <text:p text:style-name="P1"><text:s text:c="4"/>287.8687, 287.6651, 287.4537, 287.266, 286.8946, 286.228, 285.8706, </text:p>
      <text:p text:style-name="P1"><text:s text:c="4"/>285.5943, 285.2779, 285.339, 285.287, 284.7258, 283.8771, 287.6144, </text:p>
      <text:p text:style-name="P1"><text:s text:c="4"/>290.8012, 292.1052, 292.3715, 292.4714, 292.5018, 292.5423, 292.6223, </text:p>
      <text:p text:style-name="P1"><text:s text:c="4"/>292.6509, 292.6691, 292.7072, 292.7684, 292.7362,</text:p>
      <text:p text:style-name="P1"><text:s text:c="2"/>291.9305, 291.9036, 291.8177, 291.7296, 291.641, 291.5681, 291.4818, </text:p>
      <text:p text:style-name="P1"><text:s text:c="4"/>291.3953, 291.3168, 291.2716, 291.2297, 291.1961, 291.1398, 291.1044, </text:p>
      <text:p text:style-name="P1"><text:s text:c="4"/>291.1238, 291.0949, 291.0715, 291.062, 291.0536, 291.0847, 291.0793, </text:p>
      <text:p text:style-name="P1"><text:s text:c="4"/>291.0761, 291.0473, 291.0291, 291.0872, 291.2098, 291.3032, 291.3565, </text:p>
      <text:p text:style-name="P1"><text:s text:c="4"/>291.3543, 291.3951, 291.3909, 291.3175, 291.1633, 291.0962, 290.8718, </text:p>
      <text:p text:style-name="P1"><text:s text:c="4"/>290.3525, 290.2198, 286.2833, 286.5822, 288.0947, 289.2599, 289.8333, </text:p>
      <text:p text:style-name="P1"><text:s text:c="4"/>289.8512, 289.5316, 289.2822, 289.0461, 285.6052, 284.5782, 284.4864, </text:p>
      <text:p text:style-name="P1"><text:s text:c="4"/>284.0657, 283.2486, 285.2744, 290.4036, 290.9352, 291.1485, 291.6189, </text:p>
      <text:p text:style-name="P1"><text:s text:c="4"/>282.4596, 282.6784, 284.1984, 284.5923, 284.7256, 284.4519, 286.2608, </text:p>
      <text:p text:style-name="P1"><text:s text:c="4"/>287.464, 287.2209, 287.1773, 287.0305, 286.5446, 286.5599, 286.7391, </text:p>
      <text:p text:style-name="P1"><text:s text:c="4"/>286.5701, 286.3427, 286.1477, 285.8565, 285.4088, 284.6464, 284.2508, </text:p>
      <text:p text:style-name="P1"><text:s text:c="4"/>283.9976, 282.9468, 283.4147, 283.9971, 283.5627, 282.0047, 285.7881, </text:p>
      <text:p text:style-name="P1"><text:s text:c="4"/>289.7455, 291.1706, 291.5808, 291.8565, 291.9533, 291.9577, 292.0105, </text:p>
      <text:p text:style-name="P1"><text:s text:c="4"/>292.0256, 292.0156, 292.0209, 292.0285, 291.9846,</text:p>
      <text:p text:style-name="P1"><text:s text:c="2"/>291.2605, 291.2086, 291.1089, 290.9673, 290.8667, 290.7902, 290.7047, </text:p>
      <text:p text:style-name="P1"><text:s text:c="4"/>290.599, 290.5078, 290.4597, 290.4421, 290.4106, 290.371, 290.3276, </text:p>
      <text:p text:style-name="P1"><text:s text:c="4"/>290.3171, 290.2727, 290.2188, 290.1906, 290.1707, 290.203, 290.222, </text:p>
      <text:p text:style-name="P1"><text:s text:c="4"/>290.2172, 290.1662, 290.102, 290.0923, 290.1671, 290.2581, 290.2735, </text:p>
      <text:p text:style-name="P1"><text:s text:c="4"/>290.2651, 290.3159, 290.3401, 290.3008, 290.2002, 290.1913, 290.087, </text:p>
      <text:p text:style-name="P1"><text:s text:c="4"/>289.7411, 289.6544, 284.6771, 285.9434, 287.5406, 288.1622, 288.3072, </text:p>
      <text:p text:style-name="P1"><text:s text:c="4"/>288.4083, 288.408, 288.4091, 288.429, 284.6027, 283.1743, 282.7173, </text:p>
      <text:p text:style-name="P1"><text:s text:c="4"/>282.4421, 283.2319, 286.8546, 289.4036, 289.8983, 290.0667, 289.0003, </text:p>
      <text:p text:style-name="P1"><text:s text:c="4"/>282.2053, 282.618, 284.1057, 284.793, 284.177, 283.6994, 284.2982, </text:p>
      <text:p text:style-name="P1"><text:s text:c="4"/>286.505, 286.8853, 286.7442, 286.5472, 286.1003, 285.8889, 285.8239, </text:p>
      <text:p text:style-name="P1"><text:s text:c="4"/>285.5748, 285.2055, 284.838, 284.4153, 283.7658, 282.4783, 281.0173, </text:p>
      <text:p text:style-name="P1"><text:s text:c="4"/>280.7985, 278.1004, 279.5874, 282.7581, 282.4798, 280.4951, 284.4243, </text:p>
      <text:p text:style-name="P1"><text:s text:c="4"/>288.8604, 290.1494, 290.6073, 291.1038, 291.3927, 291.431, 291.4488, </text:p>
      <text:p text:style-name="P1"><text:s text:c="4"/>291.4828, 291.4835, 291.4645, 291.4142, 291.3269,</text:p>
      <text:p text:style-name="P1"><text:s text:c="2"/>290.6638, 290.5699, 290.4255, 290.2297, 290.0996, 289.9909, 289.8819, </text:p>
      <text:p text:style-name="P1"><text:s text:c="4"/>289.7665, 289.6935, 289.6415, 289.6219, 289.6034, 289.5763, 289.5324, </text:p>
      <text:p text:style-name="P1"><text:s text:c="4"/>289.5153, 289.4559, 289.3602, 289.2896, 289.2592, 289.2769, 289.3098, </text:p>
      <text:p text:style-name="P1"><text:s text:c="4"/>289.317, 289.276, 289.1951, 289.1656, 289.1839, 289.2571, 289.2708, </text:p>
      <text:p text:style-name="P1"><text:s text:c="4"/>289.2563, 289.2619, 289.3008, 289.3197, 289.2928, 289.3094, 289.2609, </text:p>
      <text:p text:style-name="P1"><text:s text:c="4"/>289.082, 288.8413, 284.1819, 285.7172, 286.9908, 287.3082, 287.0165, </text:p>
      <text:p text:style-name="P1"><text:s text:c="4"/>287.1162, 287.3749, 287.5929, 287.8684, 283.9543, 282.4757, 282.4443, </text:p>
      <text:p text:style-name="P1"><text:s text:c="4"/>283.5982, 286.0522, 287.4074, 288.1768, 288.6862, 288.9225, 289.7217, </text:p>
      <text:p text:style-name="P1"><text:s text:c="4"/>283.0365, 282.7365, 285.5912, 287.0146, 286.067, 285.3448, 285.1322, </text:p>
      <text:p text:style-name="P1"><text:s text:c="4"/>286.4454, 286.7079, 286.438, 286.0209, 285.5308, 285.2266, 284.9904, </text:p>
      <text:p text:style-name="P1"><text:s text:c="4"/>284.6166, 283.7566, 283.0616, 282.4839, 280.4443, 278.4181, 277.314, </text:p>
      <text:p text:style-name="P1"><text:s text:c="4"/>277.7325, 276.7281, 278.9101, 281.4335, 281.0893, 278.8377, 283.4882, </text:p>
      <text:p text:style-name="P1"><text:s text:c="4"/>287.7011, 288.8589, 289.3884, 290.1399, 290.7075, 290.9067, 290.9416, </text:p>
      <text:p text:style-name="P1"><text:s text:c="4"/>290.9641, 290.9546, 290.9418, 290.888, 290.7951,</text:p>
      <text:p text:style-name="P1"><text:s text:c="2"/>290.1177, 289.9422, 289.7447, 289.4973, 289.304, 289.183, 289.055, </text:p>
      <text:p text:style-name="P1"><text:s text:c="4"/>288.9334, 288.8601, 288.8306, 288.8196, 288.8144, 288.7916, 288.7482, </text:p>
      <text:p text:style-name="P1"><text:s text:c="4"/>288.7192, 288.6614, 288.5645, 288.4556, 288.4157, 288.4031, 288.4301, </text:p>
      <text:p text:style-name="P1"><text:s text:c="4"/>288.4433, 288.408, 288.3428, 288.3146, 288.309, 288.3544, 288.3795, </text:p>
      <text:p text:style-name="P1"><text:s text:c="4"/>288.3711, 288.3781, 288.4449, 288.507, 288.5486, 288.5823, 288.5606, </text:p>
      <text:p text:style-name="P1"><text:s text:c="4"/>288.4952, 288.3661, 284.7857, 285.6577, 286.4913, 286.7915, 286.29, </text:p>
      <text:p text:style-name="P1"><text:s text:c="4"/>286.2251, 286.5414, 286.8749, 287.2947, 284.5667, 283.8127, 285.4066, </text:p>
      <text:p text:style-name="P1"><text:s text:c="4"/>286.8887, 286.9407, 286.6199, 286.9395, 287.3669, 287.7615, 288.7657, </text:p>
      <text:p text:style-name="P1"><text:s text:c="4"/>285.814, 284.5142, 287.3537, 287.6577, 287.4164, 287.1057, 286.6349, </text:p>
      <text:p text:style-name="P1"><text:soft-page-break/><text:s text:c="4"/>286.5001, 286.3316, 285.8895, 285.1913, 284.7038, 284.4288, 284.1677, </text:p>
      <text:p text:style-name="P1"><text:s text:c="4"/>283.0612, 279.4189, 277.9871, 277.9435, 277.2064, 276.1104, 275.1312, </text:p>
      <text:p text:style-name="P1"><text:s text:c="4"/>275.2162, 275.3184, 277.8205, 279.8471, 278.9562, 276.636, 281.6758, </text:p>
      <text:p text:style-name="P1"><text:s text:c="4"/>285.8141, 287.0001, 287.6292, 288.7977, 289.8008, 290.2672, 290.4073, </text:p>
      <text:p text:style-name="P1"><text:s text:c="4"/>290.4359, 290.4221, 290.4201, 290.3885, 290.2858,</text:p>
      <text:p text:style-name="P1"><text:s text:c="2"/>289.347, 289.1151, 288.8364, 288.5303, 288.3009, 288.1329, 288.0108, </text:p>
      <text:p text:style-name="P1"><text:s text:c="4"/>287.9072, 287.8339, 287.8221, 287.8367, 287.8441, 287.8522, 287.8258, </text:p>
      <text:p text:style-name="P1"><text:s text:c="4"/>287.797, 287.7622, 287.6894, 287.5948, 287.5154, 287.4557, 287.4438, </text:p>
      <text:p text:style-name="P1"><text:s text:c="4"/>287.4459, 287.4263, 287.4014, 287.3854, 287.3871, 287.4276, 287.4559, </text:p>
      <text:p text:style-name="P1"><text:s text:c="4"/>287.4892, 287.5185, 287.5952, 287.6871, 287.7873, 287.8697, 287.912, </text:p>
      <text:p text:style-name="P1"><text:s text:c="4"/>287.961, 286.9777, 283.7307, 285.4581, 286.0843, 286.4688, 285.8966, </text:p>
      <text:p text:style-name="P1"><text:s text:c="4"/>285.6124, 285.777, 286.096, 286.43, 286.6709, 286.7438, 286.4689, </text:p>
      <text:p text:style-name="P1"><text:s text:c="4"/>286.4202, 286.0918, 285.83, 285.8802, 286.0907, 286.4182, 287.3457, </text:p>
      <text:p text:style-name="P1"><text:s text:c="4"/>287.62, 287.213, 286.9818, 286.6646, 286.5183, 286.2864, 285.9589, </text:p>
      <text:p text:style-name="P1"><text:s text:c="4"/>285.6883, 285.4386, 284.8572, 284.0319, 283.6262, 283.4034, 283.2339, </text:p>
      <text:p text:style-name="P1"><text:s text:c="4"/>280.5253, 276.8247, 275.5813, 275.4726, 275.0261, 274.1504, 273.1506, </text:p>
      <text:p text:style-name="P1"><text:s text:c="4"/>272.9576, 272.7935, 273.7309, 274.9469, 275.0659, 274.0171, 276.3958, </text:p>
      <text:p text:style-name="P1"><text:s text:c="4"/>282.3512, 283.9799, 284.4564, 286.1913, 288.1351, 289.1042, 289.489, </text:p>
      <text:p text:style-name="P1"><text:s text:c="4"/>289.6446, 289.698, 289.6953, 289.655, 289.5448,</text:p>
      <text:p text:style-name="P1"><text:s text:c="2"/>288.2806, 288.0004, 287.6842, 287.3503, 287.0692, 286.8555, 286.7438, </text:p>
      <text:p text:style-name="P1"><text:s text:c="4"/>286.6613, 286.632, 286.6622, 286.7197, 286.7719, 286.8206, 286.8365, </text:p>
      <text:p text:style-name="P1"><text:s text:c="4"/>286.8529, 286.8473, 286.8174, 286.7279, 286.6204, 286.521, 286.4778, </text:p>
      <text:p text:style-name="P1"><text:s text:c="4"/>286.4781, 286.4794, 286.4942, 286.4946, 286.5067, 286.5455, 286.5845, </text:p>
      <text:p text:style-name="P1"><text:s text:c="4"/>286.6369, 286.6864, 286.7727, 286.8874, 287.0311, 287.1569, 287.282, </text:p>
      <text:p text:style-name="P1"><text:s text:c="4"/>287.4461, 286.3367, 282.9992, 284.9696, 285.2913, 285.9637, 285.7354, </text:p>
      <text:p text:style-name="P1"><text:s text:c="4"/>285.2909, 285.2021, 285.3662, 285.6033, 285.778, 285.8171, 285.7016, </text:p>
      <text:p text:style-name="P1"><text:s text:c="4"/>285.5364, 285.3457, 285.1831, 285.118, 285.1411, 285.2455, 285.6471, </text:p>
      <text:p text:style-name="P1"><text:s text:c="4"/>285.8799, 285.6405, 285.235, 285.0008, 284.9739, 284.8136, 284.5441, </text:p>
      <text:p text:style-name="P1"><text:s text:c="4"/>284.2288, 283.7038, 282.9607, 282.4273, 282.2811, 282.2085, 282.0499, </text:p>
      <text:p text:style-name="P1"><text:s text:c="4"/>278.0623, 275.3129, 274.0775, 273.6252, 273.0069, 271.902, 271.0357, </text:p>
      <text:p text:style-name="P1"><text:s text:c="4"/>270.6592, 270.5639, 270.6592, 271.2834, 272.2309, 271.6586, 272.5163, </text:p>
      <text:p text:style-name="P1"><text:s text:c="4"/>278.5529, 280.8634, 281.2563, 283.129, 285.8827, 287.4319, 288.1501, </text:p>
      <text:p text:style-name="P1"><text:s text:c="4"/>288.5347, 288.7029, 288.7388, 288.6883, 288.5233,</text:p>
      <text:p text:style-name="P1"><text:s text:c="2"/>286.6631, 286.347, 286.0349, 285.7163, 285.4288, 285.2285, 285.1291, </text:p>
      <text:p text:style-name="P1"><text:s text:c="4"/>285.1005, 285.1426, 285.2385, 285.3591, 285.494, 285.6126, 285.714, </text:p>
      <text:p text:style-name="P1"><text:s text:c="4"/>285.794, 285.8533, 285.8502, 285.7807, 285.6608, 285.5478, 285.4731, </text:p>
      <text:p text:style-name="P1"><text:s text:c="4"/>285.4632, 285.4983, 285.5465, 285.5735, 285.6061, 285.628, 285.6606, </text:p>
      <text:p text:style-name="P1"><text:s text:c="4"/>285.6932, 285.7503, 285.8456, 285.9846, 286.1597, 286.3391, 286.5413, </text:p>
      <text:p text:style-name="P1"><text:s text:c="4"/>286.774, 286.9683, 284.7288, 284.6331, 284.4597, 285.5812, 285.6385, </text:p>
      <text:p text:style-name="P1"><text:s text:c="4"/>285.0671, 284.7319, 284.703, 284.7975, 284.8926, 284.9114, 284.8615, </text:p>
      <text:p text:style-name="P1"><text:s text:c="4"/>284.7512, 284.6326, 284.5054, 284.3744, 284.2577, 284.1427, 284.0542, </text:p>
      <text:p text:style-name="P1"><text:s text:c="4"/>283.8837, 283.5592, 283.1898, 282.9854, 282.7644, 282.6459, 282.5089, </text:p>
      <text:p text:style-name="P1"><text:s text:c="4"/>282.0619, 281.2617, 280.6908, 280.5072, 280.5488, 280.6604, 279.9727, </text:p>
      <text:p text:style-name="P1"><text:s text:c="4"/>275.4847, 273.7711, 272.6051, 271.857, 270.945, 269.6206, 268.6683, </text:p>
      <text:p text:style-name="P1"><text:s text:c="4"/>268.0806, 268.0616, 268.6925, 269.0558, 269.7937, 269.5231, 269.5023, </text:p>
      <text:p text:style-name="P1"><text:s text:c="4"/>273.6436, 278.3462, 279.3614, 280.8523, 283.5087, 285.412, 286.4758, </text:p>
      <text:p text:style-name="P1"><text:s text:c="4"/>287.1016, 287.3624, 287.384, 287.2395, 286.9848,</text:p>
      <text:p text:style-name="P1"><text:s text:c="2"/>284.6591, 284.3713, 284.1387, 283.9124, 283.713, 283.601, 283.5698, </text:p>
      <text:p text:style-name="P1"><text:s text:c="4"/>283.6097, 283.7024, 283.831, 284.0087, 284.2245, 284.4155, 284.6004, </text:p>
      <text:p text:style-name="P1"><text:s text:c="4"/>284.7602, 284.8711, 284.9019, 284.8448, 284.7371, 284.6349, 284.5539, </text:p>
      <text:p text:style-name="P1"><text:s text:c="4"/>284.5335, 284.5652, 284.6311, 284.6834, 284.7434, 284.7721, 284.7852, </text:p>
      <text:p text:style-name="P1"><text:s text:c="4"/>284.8132, 284.8581, 284.9456, 285.0847, 285.2603, 285.4684, 285.7322, </text:p>
      <text:p text:style-name="P1"><text:s text:c="4"/>286.0331, 286.4045, 286.3141, 285.9316, 285.5203, 285.6317, 285.4786, </text:p>
      <text:p text:style-name="P1"><text:s text:c="4"/>284.7921, 284.313, 284.1586, 284.1566, 284.1854, 284.185, 284.1424, </text:p>
      <text:p text:style-name="P1"><text:s text:c="4"/>284.0439, 283.9286, 283.78, 283.5866, 283.3491, 283.0729, 282.6945, </text:p>
      <text:p text:style-name="P1"><text:s text:c="4"/>282.2036, 281.5247, 279.0692, 277.5686, 278.191, 279.4577, 279.8378, </text:p>
      <text:p text:style-name="P1"><text:s text:c="4"/>279.5115, 278.8669, 278.4209, 278.2772, 278.4574, 278.718, 277.0079, </text:p>
      <text:p text:style-name="P1"><text:s text:c="4"/>273.2859, 272.04, 271.3908, 270.576, 269.3568, 267.586, 266.636, </text:p>
      <text:p text:style-name="P1"><text:s text:c="4"/>266.5819, 266.8143, 267.2965, 267.4664, 267.8616, 267.9663, 267.7292, </text:p>
      <text:p text:style-name="P1"><text:soft-page-break/><text:s text:c="4"/>268.793, 274.561, 277.8762, 279.3472, 281.4726, 283.3999, 284.7301, </text:p>
      <text:p text:style-name="P1"><text:s text:c="4"/>285.5374, 285.7998, 285.6795, 285.3749, 285.0118,</text:p>
      <text:p text:style-name="P1"><text:s text:c="2"/>282.5743, 282.3918, 282.2836, 282.2104, 282.1706, 282.1794, 282.2242, </text:p>
      <text:p text:style-name="P1"><text:s text:c="4"/>282.3102, 282.4346, 282.5888, 282.7627, 283.0043, 283.274, 283.5333, </text:p>
      <text:p text:style-name="P1"><text:s text:c="4"/>283.748, 283.8978, 283.958, 283.9274, 283.8247, 283.7401, 283.6809, </text:p>
      <text:p text:style-name="P1"><text:s text:c="4"/>283.6446, 283.6474, 283.7156, 283.7832, 283.852, 283.8928, 283.9142, </text:p>
      <text:p text:style-name="P1"><text:s text:c="4"/>283.941, 283.9783, 284.0523, 284.1638, 284.3127, 284.5245, 284.7935, </text:p>
      <text:p text:style-name="P1"><text:s text:c="4"/>285.0899, 285.4217, 285.6415, 285.66, 285.5555, 285.3767, 284.8991, </text:p>
      <text:p text:style-name="P1"><text:s text:c="4"/>284.1688, 283.7548, 283.6249, 283.6093, 283.6053, 283.5879, 283.5147, </text:p>
      <text:p text:style-name="P1"><text:s text:c="4"/>283.3821, 283.1879, 282.8986, 282.4952, 282.0641, 281.6419, 280.8768, </text:p>
      <text:p text:style-name="P1"><text:s text:c="4"/>278.7079, 276.6704, 272.889, 270.591, 270.808, 272.8743, 276.3799, </text:p>
      <text:p text:style-name="P1"><text:s text:c="4"/>276.1684, 275.3131, 274.5928, 274.615, 275.6733, 276.3742, 274.8627, </text:p>
      <text:p text:style-name="P1"><text:s text:c="4"/>271.8412, 270.5683, 269.9872, 269.1304, 267.5879, 266.0409, 265.3726, </text:p>
      <text:p text:style-name="P1"><text:s text:c="4"/>265.5659, 265.868, 266.0365, 265.9388, 266.0658, 266.4641, 266.4909, </text:p>
      <text:p text:style-name="P1"><text:s text:c="4"/>265.6863, 269.5972, 276.1227, 277.9839, 279.5679, 281.1189, 282.6581, </text:p>
      <text:p text:style-name="P1"><text:s text:c="4"/>283.7112, 283.9885, 283.6875, 283.2189, 282.8384,</text:p>
      <text:p text:style-name="P1"><text:s text:c="2"/>281.0017, 280.9284, 280.9355, 280.9873, 281.0545, 281.1405, 281.2218, </text:p>
      <text:p text:style-name="P1"><text:s text:c="4"/>281.3236, 281.4621, 281.6044, 281.7669, 281.9912, 282.2876, 282.6021, </text:p>
      <text:p text:style-name="P1"><text:s text:c="4"/>282.8581, 283.0211, 283.0988, 283.0737, 282.9832, 282.9063, 282.8605, </text:p>
      <text:p text:style-name="P1"><text:s text:c="4"/>282.8326, 282.8313, 282.8853, 282.9444, 283.0053, 283.0554, 283.0913, </text:p>
      <text:p text:style-name="P1"><text:s text:c="4"/>283.1288, 283.1581, 283.1883, 283.2401, 283.3497, 283.5343, 283.7297, </text:p>
      <text:p text:style-name="P1"><text:s text:c="4"/>283.8629, 283.9074, 283.9607, 284.0782, 284.0704, 283.8932, 283.4815, </text:p>
      <text:p text:style-name="P1"><text:s text:c="4"/>283.1397, 283.0359, 283.0534, 283.0867, 283.0862, 283.0446, 282.9365, </text:p>
      <text:p text:style-name="P1"><text:s text:c="4"/>282.7153, 281.988, 279.9467, 277.3892, 276.7916, 275.7078, 273.4477, </text:p>
      <text:p text:style-name="P1"><text:s text:c="4"/>271.3441, 270.3386, 269.1711, 268.1459, 266.9983, 267.2682, 268.1695, </text:p>
      <text:p text:style-name="P1"><text:s text:c="4"/>267.0556, 266.3049, 266.1626, 266.1715, 270.5284, 273.86, 273.8321, </text:p>
      <text:p text:style-name="P1"><text:s text:c="4"/>271.8986, 270.0719, 268.7719, 267.2779, 265.8803, 264.7719, 264.2935, </text:p>
      <text:p text:style-name="P1"><text:s text:c="4"/>264.3625, 264.3885, 264.3713, 264.3719, 264.5164, 264.896, 265.4435, </text:p>
      <text:p text:style-name="P1"><text:s text:c="4"/>264.5633, 265.9149, 273.0359, 276.5236, 278.0711, 279.2066, 280.4986, </text:p>
      <text:p text:style-name="P1"><text:s text:c="4"/>281.6116, 281.9564, 281.713, 281.3629, 281.1272,</text:p>
      <text:p text:style-name="P1"><text:s text:c="2"/>280.0643, 280.1178, 280.2333, 280.378, 280.5122, 280.6169, 280.7028, </text:p>
      <text:p text:style-name="P1"><text:s text:c="4"/>280.7944, 280.9183, 281.0378, 281.1614, 281.3481, 281.6152, 281.9252, </text:p>
      <text:p text:style-name="P1"><text:s text:c="4"/>282.1894, 282.3292, 282.379, 282.3204, 282.2089, 282.1319, 282.1073, </text:p>
      <text:p text:style-name="P1"><text:s text:c="4"/>282.1048, 282.1371, 282.1961, 282.2577, 282.3214, 282.386, 282.4339, </text:p>
      <text:p text:style-name="P1"><text:s text:c="4"/>282.4504, 282.4171, 282.3517, 282.3189, 282.3791, 282.488, 282.5112, </text:p>
      <text:p text:style-name="P1"><text:s text:c="4"/>282.3788, 282.1104, 281.968, 282.036, 282.146, 282.1973, 282.2111, </text:p>
      <text:p text:style-name="P1"><text:s text:c="4"/>282.2579, 282.3965, 282.5245, 282.5948, 282.5944, 282.5378, 282.3679, </text:p>
      <text:p text:style-name="P1"><text:s text:c="4"/>281.7707, 277.8228, 274.3956, 272.5014, 271.4442, 269.7932, 268.1742, </text:p>
      <text:p text:style-name="P1"><text:s text:c="4"/>267.313, 266.7219, 266.9345, 265.9623, 264.7008, 264.4174, 263.6048, </text:p>
      <text:p text:style-name="P1"><text:s text:c="4"/>262.2163, 261.6387, 261.6446, 262.3644, 267.2748, 271.6501, 273.0074, </text:p>
      <text:p text:style-name="P1"><text:s text:c="4"/>273.2285, 271.4062, 268.6324, 266.1571, 264.7173, 263.4365, 262.5995, </text:p>
      <text:p text:style-name="P1"><text:s text:c="4"/>262.3678, 262.2812, 262.2237, 262.5715, 262.906, 263.596, 264.2288, </text:p>
      <text:p text:style-name="P1"><text:s text:c="4"/>263.3375, 263.3054, 268.4115, 274.8034, 276.893, 278.0471, 278.9154, </text:p>
      <text:p text:style-name="P1"><text:s text:c="4"/>279.7052, 280.0908, 280.1412, 280.0889, 280.0574,</text:p>
      <text:p text:style-name="P1"><text:s text:c="2"/>279.648, 279.8275, 280.0532, 280.2902, 280.4727, 280.5732, 280.63, </text:p>
      <text:p text:style-name="P1"><text:s text:c="4"/>280.6654, 280.7031, 280.7557, 280.8145, 280.9521, 281.1775, 281.4445, </text:p>
      <text:p text:style-name="P1"><text:s text:c="4"/>281.6383, 281.7141, 281.7011, 281.6076, 281.4906, 281.4256, 281.4294, </text:p>
      <text:p text:style-name="P1"><text:s text:c="4"/>281.4734, 281.5466, 281.6364, 281.7267, 281.8118, 281.8751, 281.8741, </text:p>
      <text:p text:style-name="P1"><text:s text:c="4"/>281.8088, 281.6943, 281.5506, 281.4059, 281.4012, 281.4762, 281.4702, </text:p>
      <text:p text:style-name="P1"><text:s text:c="4"/>281.1898, 280.9126, 280.7319, 280.7617, 280.932, 281.1315, 281.359, </text:p>
      <text:p text:style-name="P1"><text:s text:c="4"/>281.6046, 281.8366, 281.9933, 282.0662, 282.0666, 282.0033, 281.7273, </text:p>
      <text:p text:style-name="P1"><text:s text:c="4"/>280.2112, 275.1953, 272.3482, 270.7745, 269.2737, 267.4417, 266.3564, </text:p>
      <text:p text:style-name="P1"><text:s text:c="4"/>265.3879, 264.6202, 264.9409, 263.9701, 262.9258, 262.1826, 260.5198, </text:p>
      <text:p text:style-name="P1"><text:s text:c="4"/>259.6048, 259.273, 259.1186, 260.5985, 264.2036, 268.4825, 271.1991, </text:p>
      <text:p text:style-name="P1"><text:s text:c="4"/>272.0256, 271.6223, 270.0553, 264.8116, 262.8582, 261.2085, 260.1319, </text:p>
      <text:p text:style-name="P1"><text:s text:c="4"/>259.8604, 259.9789, 260.0769, 260.6591, 261.2672, 262.0194, 262.4128, </text:p>
      <text:p text:style-name="P1"><text:s text:c="4"/>261.5737, 261.0737, 264.94, 272.7665, 275.6898, 277.0529, 277.8809, </text:p>
      <text:p text:style-name="P1"><text:s text:c="4"/>278.4875, 278.9229, 279.2038, 279.3788, 279.5214,</text:p>
      <text:p text:style-name="P1"><text:s text:c="2"/>279.462, 279.7441, 280.1222, 280.4763, 280.6802, 280.7704, 280.7794, </text:p>
      <text:p text:style-name="P1"><text:soft-page-break/><text:s text:c="4"/>280.7364, 280.6673, 280.607, 280.5878, 280.6811, 280.8566, 281.0166, </text:p>
      <text:p text:style-name="P1"><text:s text:c="4"/>281.0939, 281.065, 281.011, 280.9429, 280.8834, 280.8699, 280.9027, </text:p>
      <text:p text:style-name="P1"><text:s text:c="4"/>280.9782, 281.0791, 281.1895, 281.3066, 281.4043, 281.4259, 281.3447, </text:p>
      <text:p text:style-name="P1"><text:s text:c="4"/>281.2198, 281.0595, 280.2774, 280.4282, 280.3963, 280.4991, 280.2011, </text:p>
      <text:p text:style-name="P1"><text:s text:c="4"/>279.4077, 279.8992, 279.7607, 279.7995, 280.0243, 280.3452, 280.6932, </text:p>
      <text:p text:style-name="P1"><text:s text:c="4"/>281.0146, 281.2719, 281.4223, 281.4759, 281.4558, 281.3252, 280.8086, </text:p>
      <text:p text:style-name="P1"><text:s text:c="4"/>278.6484, 274.3427, 271.8086, 270.4837, 269.3098, 267.5308, 265.6592, </text:p>
      <text:p text:style-name="P1"><text:s text:c="4"/>263.2265, 262.6646, 262.9548, 262.2042, 261.1346, 259.6338, 258.1788, </text:p>
      <text:p text:style-name="P1"><text:s text:c="4"/>258.1041, 257.9676, 257.2014, 258.7128, 261.0276, 264.7545, 267.5909, </text:p>
      <text:p text:style-name="P1"><text:s text:c="4"/>268.9339, 268.6265, 266.2443, 260.9778, 259.6197, 258.1521, 257.2506, </text:p>
      <text:p text:style-name="P1"><text:s text:c="4"/>257.3548, 257.8052, 258.132, 258.555, 259.4148, 259.9051, 259.8691, </text:p>
      <text:p text:style-name="P1"><text:s text:c="4"/>259.2339, 258.9714, 262.764, 270.9426, 274.0715, 275.6654, 276.8181, </text:p>
      <text:p text:style-name="P1"><text:s text:c="4"/>277.6076, 278.1749, 278.6071, 278.9214, 279.2088,</text:p>
      <text:p text:style-name="P1"><text:s text:c="2"/>278.9813, 279.2972, 279.7166, 280.1143, 280.3542, 280.4601, 280.4635, </text:p>
      <text:p text:style-name="P1"><text:s text:c="4"/>280.4258, 280.3657, 280.3052, 280.3171, 280.4196, 280.524, 280.5626, </text:p>
      <text:p text:style-name="P1"><text:s text:c="4"/>280.536, 280.4875, 280.4744, 280.4831, 280.4922, 280.5084, 280.551, </text:p>
      <text:p text:style-name="P1"><text:s text:c="4"/>280.6155, 280.7016, 280.7958, 280.8935, 280.9391, 280.8991, 280.76, </text:p>
      <text:p text:style-name="P1"><text:s text:c="4"/>280.5502, 279.5764, 274.7385, 278.6726, 279.2466, 279.4063, 278.6609, </text:p>
      <text:p text:style-name="P1"><text:s text:c="4"/>275.6349, 277.5152, 278.4739, 278.7411, 279.0541, 279.4744, 279.9341, </text:p>
      <text:p text:style-name="P1"><text:s text:c="4"/>280.3307, 280.6122, 280.7545, 280.7769, 280.6842, 280.3634, 279.5025, </text:p>
      <text:p text:style-name="P1"><text:s text:c="4"/>277.4017, 272.1374, 268.8914, 267.396, 266.2365, 264.8278, 263.0098, </text:p>
      <text:p text:style-name="P1"><text:s text:c="4"/>261.235, 261.1975, 260.8463, 259.1115, 258.2599, 257.4791, 255.1478, </text:p>
      <text:p text:style-name="P1"><text:s text:c="4"/>255.9515, 256.7596, 257.5619, 258.1336, 257.9427, 259.2723, 261.2418, </text:p>
      <text:p text:style-name="P1"><text:s text:c="4"/>261.7947, 260.24, 258.1429, 255.8189, 256.0135, 254.2067, 254.8766, </text:p>
      <text:p text:style-name="P1"><text:s text:c="4"/>255.48, 255.9482, 256.1676, 256.4495, 257.3285, 257.4274, 256.9677, </text:p>
      <text:p text:style-name="P1"><text:s text:c="4"/>257.0754, 256.9841, 260.3849, 266.4116, 270.696, 272.5028, 275.0147, </text:p>
      <text:p text:style-name="P1"><text:s text:c="4"/>276.4253, 277.3309, 277.9227, 278.3327, 278.6804,</text:p>
      <text:p text:style-name="P1"><text:s text:c="2"/>278.3239, 278.6259, 278.9236, 279.2579, 279.5079, 279.666, 279.7662, </text:p>
      <text:p text:style-name="P1"><text:s text:c="4"/>279.8308, 279.8824, 279.9403, 280.0091, 280.0614, 280.0645, 280.0341, </text:p>
      <text:p text:style-name="P1"><text:s text:c="4"/>279.9849, 279.986, 280.0191, 280.0605, 280.0934, 280.1103, 280.1255, </text:p>
      <text:p text:style-name="P1"><text:s text:c="4"/>280.1454, 280.1611, 280.1791, 280.2039, 280.1609, 280.0339, 279.7861, </text:p>
      <text:p text:style-name="P1"><text:s text:c="4"/>278.7946, 275.4694, 270.7224, 275.1303, 278.102, 278.2441, 277.3479, </text:p>
      <text:p text:style-name="P1"><text:s text:c="4"/>273.1645, 273.274, 275.9792, 277.2878, 277.7754, 278.3764, 279.0034, </text:p>
      <text:p text:style-name="P1"><text:s text:c="4"/>279.4986, 279.7968, 279.8921, 279.8042, 279.5446, 279.0166, 278.0071, </text:p>
      <text:p text:style-name="P1"><text:s text:c="4"/>276.0023, 269.5021, 264.9174, 262.9659, 262.4136, 261.115, 260.3439, </text:p>
      <text:p text:style-name="P1"><text:s text:c="4"/>260.5739, 260.4165, 259.9369, 257.1176, 255.0537, 254.2259, 252.4236, </text:p>
      <text:p text:style-name="P1"><text:s text:c="4"/>252.6296, 253.2816, 256.9278, 257.7157, 256.9275, 256.3611, 256.9333, </text:p>
      <text:p text:style-name="P1"><text:s text:c="4"/>255.5607, 253.9047, 252.3583, 250.9397, 252.4751, 252.1242, 252.3257, </text:p>
      <text:p text:style-name="P1"><text:s text:c="4"/>252.6145, 253.9997, 254.4863, 254.1715, 254.8193, 254.9039, 254.2412, </text:p>
      <text:p text:style-name="P1"><text:s text:c="4"/>255.1796, 255.1439, 257.45, 260.8797, 263.8742, 265.3945, 269.5589, </text:p>
      <text:p text:style-name="P1"><text:s text:c="4"/>274.2417, 275.9924, 276.9757, 277.5468, 277.9744,</text:p>
      <text:p text:style-name="P1"><text:s text:c="2"/>277.3883, 277.7993, 278.1526, 278.4701, 278.7454, 278.9805, 279.1776, </text:p>
      <text:p text:style-name="P1"><text:s text:c="4"/>279.3303, 279.4464, 279.5229, 279.5518, 279.5346, 279.4625, 279.3676, </text:p>
      <text:p text:style-name="P1"><text:s text:c="4"/>279.2787, 279.2533, 279.2709, 279.2898, 279.3109, 279.2926, 279.172, </text:p>
      <text:p text:style-name="P1"><text:s text:c="4"/>279.043, 278.8887, 278.682, 278.6661, 278.3856, 278.1734, 277.5216, </text:p>
      <text:p text:style-name="P1"><text:s text:c="4"/>274.4885, 271.7966, 267.3074, 269.0428, 276.7995, 276.9162, 275.7017, </text:p>
      <text:p text:style-name="P1"><text:s text:c="4"/>271.277, 270.5186, 271.7969, 274.2666, 275.8677, 276.7424, 277.7545, </text:p>
      <text:p text:style-name="P1"><text:s text:c="4"/>278.4035, 278.7422, 278.7828, 278.5861, 277.4309, 276.9162, 274.0168, </text:p>
      <text:p text:style-name="P1"><text:s text:c="4"/>266.9807, 263.4427, 260.465, 259.4285, 257.791, 255.2541, 258.891, </text:p>
      <text:p text:style-name="P1"><text:s text:c="4"/>260.3248, 259.2464, 257.0168, 254.2359, 253.1377, 251.9179, 252.156, </text:p>
      <text:p text:style-name="P1"><text:s text:c="4"/>251.1702, 251.4214, 254.8472, 256.1852, 256.1716, 255.0702, 251.8486, </text:p>
      <text:p text:style-name="P1"><text:s text:c="4"/>249.916, 249.3171, 249.0078, 249.3689, 249.8191, 250.2166, 251.3084, </text:p>
      <text:p text:style-name="P1"><text:s text:c="4"/>251.8975, 250.7093, 251.9119, 252.1763, 252.4179, 252.0855, 251.9462, </text:p>
      <text:p text:style-name="P1"><text:s text:c="4"/>253.9058, 254.1107, 255.1042, 256.6538, 258.7704, 260.58, 260.2709, </text:p>
      <text:p text:style-name="P1"><text:s text:c="4"/>265.4084, 268.9669, 275.2992, 276.4007, 276.9266,</text:p>
      <text:p text:style-name="P1"><text:s text:c="2"/>276.0135, 276.6251, 277.1537, 277.5748, 277.9113, 278.1931, 278.4352, </text:p>
      <text:p text:style-name="P1"><text:s text:c="4"/>278.621, 278.7553, 278.8087, 278.7531, 278.6367, 278.4339, 278.1849, </text:p>
      <text:p text:style-name="P1"><text:s text:c="4"/>277.88, 277.6823, 277.6817, 277.6562, 277.6131, 277.4474, 275.9737, </text:p>
      <text:p text:style-name="P1"><text:s text:c="4"/>274.6813, 273.8658, 272.8866, 273.4138, 271.4329, 270.7977, 270.1748, </text:p>
      <text:p text:style-name="P1"><text:soft-page-break/><text:s text:c="4"/>269.5269, 268.1857, 265.4825, 267.0154, 275.1443, 275.1675, 272.1118, </text:p>
      <text:p text:style-name="P1"><text:s text:c="4"/>269.5394, 268.982, 269.1794, 269.7208, 270.603, 274.061, 275.866, </text:p>
      <text:p text:style-name="P1"><text:s text:c="4"/>276.9214, 277.4491, 277.0248, 272.5743, 265.3226, 265.1342, 262.1079, </text:p>
      <text:p text:style-name="P1"><text:s text:c="4"/>258.6482, 257.0269, 255.8007, 255.062, 253.8864, 252.0963, 254.3178, </text:p>
      <text:p text:style-name="P1"><text:s text:c="4"/>255.3987, 253.6207, 251.9582, 251.4843, 251.6528, 251.215, 251.732, </text:p>
      <text:p text:style-name="P1"><text:s text:c="4"/>249.832, 252.5042, 255.7408, 255.2177, 253.7709, 248.3972, 247.0842, </text:p>
      <text:p text:style-name="P1"><text:s text:c="4"/>248.2811, 248.0414, 247.7073, 247.9028, 247.7654, 250.7422, 253.6743, </text:p>
      <text:p text:style-name="P1"><text:s text:c="4"/>253.1199, 250.6099, 249.7831, 250.2101, 251.2912, 251.155, 250.1326, </text:p>
      <text:p text:style-name="P1"><text:s text:c="4"/>251.883, 253.2927, 253.3131, 254.0526, 255.3349, 256.5988, 256.5169, </text:p>
      <text:p text:style-name="P1"><text:s text:c="4"/>254.3794, 260.563, 273.1207, 274.8303, 275.3762,</text:p>
      <text:p text:style-name="P1"><text:s text:c="2"/>274.196, 275.008, 275.7102, 276.2577, 276.6727, 276.9734, 277.1865, </text:p>
      <text:p text:style-name="P1"><text:s text:c="4"/>277.3615, 277.5057, 277.5168, 276.4465, 275.2159, 274.2512, 272.4366, </text:p>
      <text:p text:style-name="P1"><text:s text:c="4"/>269.6439, 270.611, 273.2182, 272.9028, 272.5876, 272.3476, 268.75, </text:p>
      <text:p text:style-name="P1"><text:s text:c="4"/>267.0392, 266.2586, 266.0405, 266.0552, 265.9654, 266.0142, 265.8728, </text:p>
      <text:p text:style-name="P1"><text:s text:c="4"/>265.2098, 263.731, 264.2469, 267.7584, 273.2392, 273.1661, 269.765, </text:p>
      <text:p text:style-name="P1"><text:s text:c="4"/>267.8177, 266.9461, 266.8061, 266.8677, 266.887, 270.7863, 273.2485, </text:p>
      <text:p text:style-name="P1"><text:s text:c="4"/>274.1393, 273.8371, 269.8974, 266.4454, 263.7083, 261.743, 261.0377, </text:p>
      <text:p text:style-name="P1"><text:s text:c="4"/>260.3862, 259.8816, 259.151, 257.03, 255.751, 254.6473, 253.2836, </text:p>
      <text:p text:style-name="P1"><text:s text:c="4"/>252.036, 251.0426, 251.0941, 252.3841, 251.8647, 250.3103, 248.1213, </text:p>
      <text:p text:style-name="P1"><text:s text:c="4"/>248.5192, 251.0879, 253.3942, 253.2511, 250.1541, 246.7349, 246.1683, </text:p>
      <text:p text:style-name="P1"><text:s text:c="4"/>246.4421, 246.6065, 246.4998, 247.4883, 247.9268, 247.8952, 249.6072, </text:p>
      <text:p text:style-name="P1"><text:s text:c="4"/>251.9746, 251.669, 251.0757, 249.5135, 248.7408, 249.1078, 251.218, </text:p>
      <text:p text:style-name="P1"><text:s text:c="4"/>251.0636, 252.3122, 253.9226, 253.9943, 253.2658, 253.312, 253.3843, </text:p>
      <text:p text:style-name="P1"><text:s text:c="4"/>256.1344, 262.2587, 268.4951, 270.8016, 272.604,</text:p>
      <text:p text:style-name="P1"><text:s text:c="2"/>271.8507, 272.5013, 273.2321, 273.805, 274.3357, 274.6605, 274.3248, </text:p>
      <text:p text:style-name="P1"><text:s text:c="4"/>273.9407, 273.5534, 268.9808, 264.3755, 261.4731, 260.4172, 259.1867, </text:p>
      <text:p text:style-name="P1"><text:s text:c="4"/>259.679, 261.9393, 263.4101, 264.1756, 264.3303, 264.2745, 263.6607, </text:p>
      <text:p text:style-name="P1"><text:s text:c="4"/>263.6986, 263.9871, 263.6013, 262.9205, 262.5958, 263.1939, 264.0668, </text:p>
      <text:p text:style-name="P1"><text:s text:c="4"/>264.7274, 265.1068, 265.7439, 266.9121, 270.0311, 270.0663, 267.2012, </text:p>
      <text:p text:style-name="P1"><text:s text:c="4"/>265.7316, 264.4325, 264.3369, 264.9277, 265.812, 267.4956, 268.028, </text:p>
      <text:p text:style-name="P1"><text:s text:c="4"/>267.8825, 266.8869, 263.8834, 263.4047, 264.0961, 263.7189, 262.571, </text:p>
      <text:p text:style-name="P1"><text:s text:c="4"/>260.8094, 259.7348, 258.7318, 257.6645, 256.6408, 256.6548, 255.2126, </text:p>
      <text:p text:style-name="P1"><text:s text:c="4"/>253.062, 251.658, 250.1507, 250.8422, 251.513, 250.9523, 250.1044, </text:p>
      <text:p text:style-name="P1"><text:s text:c="4"/>248.0154, 247.1225, 248.8086, 249.0309, 247.9478, 248.4661, 247.8054, </text:p>
      <text:p text:style-name="P1"><text:s text:c="4"/>247.344, 246.7592, 245.59, 246.2117, 249.9773, 250.2682, 247.138, </text:p>
      <text:p text:style-name="P1"><text:s text:c="4"/>247.3394, 250.3846, 249.54, 248.9395, 248.8828, 247.2476, 250.5058, </text:p>
      <text:p text:style-name="P1"><text:s text:c="4"/>251.5199, 253.1625, 253.7728, 253.2892, 252.6649, 250.9523, 251.4297, </text:p>
      <text:p text:style-name="P1"><text:s text:c="4"/>255.7549, 259.3196, 259.9407, 261.5119, 265.4874,</text:p>
      <text:p text:style-name="P1"><text:s text:c="2"/>263.0448, 263.6099, 264.1152, 265.3914, 265.8839, 265.9526, 263.8889, 263, </text:p>
      <text:p text:style-name="P1"><text:s text:c="4"/>262.324, 260.678, 260.0593, 259.4268, 258.6042, 257.9621, 257.5722, </text:p>
      <text:p text:style-name="P1"><text:s text:c="4"/>258.5021, 259.2516, 259.8871, 260.2744, 260.3671, 260.6968, 261.4665, </text:p>
      <text:p text:style-name="P1"><text:s text:c="4"/>261.6999, 260.539, 258.4031, 259.4901, 262.2671, 263.1449, 263.5901, </text:p>
      <text:p text:style-name="P1"><text:s text:c="4"/>263.9116, 263.9584, 263.4771, 263.0285, 262.2708, 261.8685, 261.8351, </text:p>
      <text:p text:style-name="P1"><text:s text:c="4"/>261.9778, 262.7562, 263.7538, 264.526, 265.3917, 264.6787, 265.0632, </text:p>
      <text:p text:style-name="P1"><text:s text:c="4"/>264.9243, 264.2634, 263.4378, 263.2166, 262.8496, 263.162, 261.5217, </text:p>
      <text:p text:style-name="P1"><text:s text:c="4"/>260.0274, 258.5381, 257.5001, 257.2797, 256.8338, 255.9787, 255.3957, </text:p>
      <text:p text:style-name="P1"><text:s text:c="4"/>254.0242, 250.6253, 250.6695, 252.541, 251.594, 251.396, 251.4073, </text:p>
      <text:p text:style-name="P1"><text:s text:c="4"/>248.3587, 246.0236, 245.9796, 245.5901, 246.0938, 247.5868, 249.6408, </text:p>
      <text:p text:style-name="P1"><text:s text:c="4"/>248.3847, 246.2719, 245.3118, 245.4894, 249.6984, 250.8743, 248.8443, </text:p>
      <text:p text:style-name="P1"><text:s text:c="4"/>247.9425, 249.0248, 248.7443, 248.6351, 247.7629, 250.3776, 252.5338, </text:p>
      <text:p text:style-name="P1"><text:s text:c="4"/>252.6122, 251.9089, 251.4071, 251.0457, 249.796, 252.7554, 258.8163, </text:p>
      <text:p text:style-name="P1"><text:s text:c="4"/>261.0513, 260.887, 260.8797, 261.9265,</text:p>
      <text:p text:style-name="P1"><text:s text:c="2"/>260.2981, 260.4495, 260.7599, 260.4208, 260.4644, 260.1642, 259.3624, </text:p>
      <text:p text:style-name="P1"><text:s text:c="4"/>258.8308, 258.7619, 259.0504, 258.907, 258.4093, 257.8615, 257.276, </text:p>
      <text:p text:style-name="P1"><text:s text:c="4"/>256.8756, 256.9135, 257.137, 257.2703, 257.5053, 257.9759, 258.5154, </text:p>
      <text:p text:style-name="P1"><text:s text:c="4"/>258.717, 257.6125, 256.1775, 256.9322, 259.5758, 261.5779, 261.7978, </text:p>
      <text:p text:style-name="P1"><text:s text:c="4"/>261.7249, 261.7448, 261.6774, 260.7043, 259.4623, 259.0171, 259.5219, </text:p>
      <text:p text:style-name="P1"><text:s text:c="4"/>260.3401, 261.2581, 262.175, 262.8391, 262.6699, 262.2036, 261.6222, </text:p>
      <text:p text:style-name="P1"><text:s text:c="4"/>261.9854, 262.0466, 261.8361, 261.5653, 261.5763, 261.5945, 261.5901, </text:p>
      <text:p text:style-name="P1"><text:soft-page-break/><text:s text:c="4"/>261.0188, 260.5234, 258.9835, 257.6892, 257.417, 256.6604, 254.8622, </text:p>
      <text:p text:style-name="P1"><text:s text:c="4"/>253.8681, 252.9115, 251.425, 250.0202, 249.8917, 250.0497, 250.1985, </text:p>
      <text:p text:style-name="P1"><text:s text:c="4"/>250.1053, 250.39, 250.121, 249.7401, 246.4338, 242.2255, 245.9969, </text:p>
      <text:p text:style-name="P1"><text:s text:c="4"/>249.8941, 251.1903, 249.9724, 249.0378, 248.4105, 248.103, 248.3279, </text:p>
      <text:p text:style-name="P1"><text:s text:c="4"/>248.7922, 247.1249, 247.7344, 248.7618, 248.657, 248.3169, 249.6528, </text:p>
      <text:p text:style-name="P1"><text:s text:c="4"/>252.0409, 252.2631, 251.0762, 250.7061, 249.7821, 251.1156, 255.9863, </text:p>
      <text:p text:style-name="P1"><text:s text:c="4"/>262.0752, 261.2007, 261.5786, 260.5113, 259.9111,</text:p>
      <text:p text:style-name="P1"><text:s text:c="2"/>260.0667, 259.7191, 259.4452, 259.1808, 258.6991, 258.0619, 257.3348, </text:p>
      <text:p text:style-name="P1"><text:s text:c="4"/>257.0463, 257.0663, 257.2593, 257.2313, 256.8273, 256.5386, 256.4359, </text:p>
      <text:p text:style-name="P1"><text:s text:c="4"/>256.6303, 256.7549, 256.7417, 256.513, 256.2853, 255.8598, 255.1497, </text:p>
      <text:p text:style-name="P1"><text:s text:c="4"/>255.2505, 256.1881, 257.8701, 259.1351, 260.0569, 260.5683, 260.3235, </text:p>
      <text:p text:style-name="P1"><text:s text:c="4"/>259.7202, 259.5531, 259.6812, 259.1893, 258.4247, 258.5386, 258.938, </text:p>
      <text:p text:style-name="P1"><text:s text:c="4"/>259.4246, 259.8973, 260.6875, 259.9404, 259.1043, 258.9928, 259.3737, </text:p>
      <text:p text:style-name="P1"><text:s text:c="4"/>259.6832, 259.7597, 259.6799, 259.67, 259.8582, 259.9386, 259.8251, </text:p>
      <text:p text:style-name="P1"><text:s text:c="4"/>259.3218, 259.6517, 259.5447, 259.4385, 258.5624, 256.6012, 255.3759, </text:p>
      <text:p text:style-name="P1"><text:s text:c="4"/>254.7442, 253.0869, 251.9664, 251.702, 251.7827, 251.2933, 250.6357, </text:p>
      <text:p text:style-name="P1"><text:s text:c="4"/>249.5477, 249.0355, 248.9548, 249.1174, 248.6255, 247.2339, 246.4066, </text:p>
      <text:p text:style-name="P1"><text:s text:c="4"/>247.4996, 249.7577, 251.6869, 251.7876, 251.5332, 250.7195, 247.9039, </text:p>
      <text:p text:style-name="P1"><text:s text:c="4"/>246.3466, 246.7479, 248.4188, 250.6024, 251.3643, 250.5076, 249.6167, </text:p>
      <text:p text:style-name="P1"><text:s text:c="4"/>250.3717, 250.7019, 250.0307, 249.8092, 248.635, 249.5229, 252.8987, </text:p>
      <text:p text:style-name="P1"><text:s text:c="4"/>257.0142, 259.3901, 262.241, 262.4776, 261.2244,</text:p>
      <text:p text:style-name="P1"><text:s text:c="2"/>258.3716, 258.4769, 258.8964, 259.8456, 260.3187, 259.9201, 259.4793, </text:p>
      <text:p text:style-name="P1"><text:s text:c="4"/>259.2467, 258.9022, 258.6277, 258.1179, 257.3483, 256.8689, 256.7774, </text:p>
      <text:p text:style-name="P1"><text:s text:c="4"/>256.7657, 256.6004, 256.2751, 255.841, 255.279, 254.6568, 254.0139, </text:p>
      <text:p text:style-name="P1"><text:s text:c="4"/>253.079, 253.5808, 255.3707, 257.2936, 258.4146, 258.735, 258.4157, </text:p>
      <text:p text:style-name="P1"><text:s text:c="4"/>258.2362, 258.1243, 258.0042, 257.8073, 257.7524, 257.9786, 258.1212, </text:p>
      <text:p text:style-name="P1"><text:s text:c="4"/>258.3224, 258.2626, 257.4114, 256.3058, 256.5325, 257.5929, 257.8439, </text:p>
      <text:p text:style-name="P1"><text:s text:c="4"/>258.0166, 257.9976, 257.8305, 257.7441, 257.6401, 257.3695, 257.0516, </text:p>
      <text:p text:style-name="P1"><text:s text:c="4"/>257.0212, 257.6718, 257.2971, 257.1268, 257.0383, 256.6015, 255.6324, </text:p>
      <text:p text:style-name="P1"><text:s text:c="4"/>254.939, 253.8774, 252.6426, 251.9088, 251.6923, 251.8787, 251.9973, </text:p>
      <text:p text:style-name="P1"><text:s text:c="4"/>251.4993, 251.1066, 250.6997, 250.518, 250.3705, 250.1793, 250.4794, </text:p>
      <text:p text:style-name="P1"><text:s text:c="4"/>251.1194, 251.6383, 252.1493, 251.5723, 250.1914, 250.3527, 250.123, </text:p>
      <text:p text:style-name="P1"><text:s text:c="4"/>249.8189, 249.6562, 249.5249, 251.3732, 251.647, 251.0463, 250.7212, </text:p>
      <text:p text:style-name="P1"><text:s text:c="4"/>250.5333, 250.3471, 250.1269, 250.1239, 249.2043, 250.5924, 249.3592, </text:p>
      <text:p text:style-name="P1"><text:s text:c="4"/>248.8807, 251.9349, 255.3418, 256.948, 258.0836,</text:p>
      <text:p text:style-name="P1"><text:s text:c="2"/>248.0391, 249.3358, 250.9751, 252.7836, 253.2033, 253.1288, 253.2176, </text:p>
      <text:p text:style-name="P1"><text:s text:c="4"/>253.7243, 253.7997, 253.4711, 253.1243, 252.8352, 252.7119, 252.7214, </text:p>
      <text:p text:style-name="P1"><text:s text:c="4"/>252.5562, 252.257, 252.1973, 252.7067, 252.7019, 252.6609, 252.6436, </text:p>
      <text:p text:style-name="P1"><text:s text:c="4"/>251.9911, 252.271, 253.7708, 255.753, 256.346, 256.6319, 256.497, </text:p>
      <text:p text:style-name="P1"><text:s text:c="4"/>256.1361, 255.5263, 254.913, 254.6542, 255.1454, 255.7981, 256.661, </text:p>
      <text:p text:style-name="P1"><text:s text:c="4"/>256.5572, 256.5711, 256.8002, 256.5897, 256.2772, 256.735, 256.3612, </text:p>
      <text:p text:style-name="P1"><text:s text:c="4"/>256.1854, 255.9317, 255.6853, 255.4588, 255.2895, 255.1634, 254.9258, </text:p>
      <text:p text:style-name="P1"><text:s text:c="4"/>254.9796, 255.3778, 255.0961, 255.4465, 255.532, 255.4702, 254.8572, </text:p>
      <text:p text:style-name="P1"><text:s text:c="4"/>254.0359, 253.4799, 252.6606, 251.9713, 251.577, 251.9778, 252.1383, </text:p>
      <text:p text:style-name="P1"><text:s text:c="4"/>251.8943, 251.7659, 251.8205, 251.966, 252.1301, 252.3434, 252.5508, </text:p>
      <text:p text:style-name="P1"><text:s text:c="4"/>252.7819, 253.2034, 253.652, 252.8374, 251.8704, 251.7766, 251.8697, </text:p>
      <text:p text:style-name="P1"><text:s text:c="4"/>251.8805, 251.7056, 251.3469, 251.6291, 251.8154, 251.5944, 251.4653, </text:p>
      <text:p text:style-name="P1"><text:s text:c="4"/>251.5217, 251.418, 251.2666, 251.2603, 251.5493, 251.6511, 251.586, </text:p>
      <text:p text:style-name="P1"><text:s text:c="4"/>250.2268, 249.0258, 247.586, 248.4116, 247.3598,</text:p>
      <text:p text:style-name="P1"><text:s text:c="2"/>249.9548, 249.7114, 248.6551, 247.939, 247.9601, 247.7571, 247.592, </text:p>
      <text:p text:style-name="P1"><text:s text:c="4"/>247.9221, 248.7501, 249.379, 250.3206, 250.4656, 250.5033, 250.6869, </text:p>
      <text:p text:style-name="P1"><text:s text:c="4"/>250.7952, 250.9115, 251.4881, 252.3536, 252.6876, 252.7817, 252.9934, </text:p>
      <text:p text:style-name="P1"><text:s text:c="4"/>253.6075, 254.0117, 254.5471, 255.1359, 255.027, 255.0023, 254.799, </text:p>
      <text:p text:style-name="P1"><text:s text:c="4"/>254.5952, 254.4028, 254.2645, 254.2074, 254.0441, 253.9874, 254.3464, </text:p>
      <text:p text:style-name="P1"><text:s text:c="4"/>254.3852, 254.4212, 254.3471, 254.2263, 254.0613, 253.9, 253.7808, </text:p>
      <text:p text:style-name="P1"><text:s text:c="4"/>253.7147, 253.644, 253.6345, 253.5849, 254.239, 254.6958, 254.5222, </text:p>
      <text:p text:style-name="P1"><text:s text:c="4"/>254.3815, 254.3204, 253.4387, 253.2057, 253.1803, 253.1939, 252.9667, </text:p>
      <text:p text:style-name="P1"><text:s text:c="4"/>252.6089, 252.2997, 251.8221, 251.4859, 251.3064, 251.3635, 251.7442, </text:p>
      <text:p text:style-name="P1"><text:s text:c="4"/>253.16, 253.6154, 253.7648, 253.9776, 253.9613, 253.7098, 253.3718, </text:p>
      <text:p text:style-name="P1"><text:soft-page-break/><text:s text:c="4"/>252.9628, 252.9045, 252.1891, 250.8807, 250.9432, 250.961, 250.9857, </text:p>
      <text:p text:style-name="P1"><text:s text:c="4"/>251.1209, 251.3182, 251.6073, 251.7598, 252.789, 252.9322, 252.8396, </text:p>
      <text:p text:style-name="P1"><text:s text:c="4"/>252.7264, 252.6583, 252.5121, 252.4545, 252.4453, 252.333, 252.1021, </text:p>
      <text:p text:style-name="P1"><text:s text:c="4"/>251.538, 251.2643, 251.0006, 250.6288, 250.3542,</text:p>
      <text:p text:style-name="P1"><text:s text:c="2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 248.1197, 248.1197, </text:p>
      <text:p text:style-name="P1"><text:s text:c="4"/>248.1197, 248.1197, 248.1197, 248.1197, 248.1197,</text:p>
      <text:p text:style-name="P1"><text:s text:c="2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 281.5804, 281.5804, </text:p>
      <text:p text:style-name="P1"><text:s text:c="4"/>281.5804, 281.5804, 281.5804, 281.5804, 281.5804,</text:p>
      <text:p text:style-name="P1"><text:s text:c="2"/>282.209, 282.2345, 282.2582, 282.2782, 282.3082, 282.3691, 282.3758, </text:p>
      <text:p text:style-name="P1"><text:s text:c="4"/>282.377, 282.3769, 282.3705, 282.3687, 282.365, 282.3607, 282.3481, </text:p>
      <text:p text:style-name="P1"><text:s text:c="4"/>282.3334, 282.3171, 282.2991, 282.2741, 282.2552, 282.2293, 282.1978, </text:p>
      <text:p text:style-name="P1"><text:s text:c="4"/>282.1563, 282.1052, 282.0382, 282.0058, 281.9793, 281.9542, 281.9224, </text:p>
      <text:p text:style-name="P1"><text:s text:c="4"/>281.8613, 281.732, 281.7037, 281.6725, 281.6371, 281.6026, 281.5344, </text:p>
      <text:p text:style-name="P1"><text:s text:c="4"/>281.4644, 281.4077, 281.3613, 281.3193, 281.2805, 281.2365, 281.187, </text:p>
      <text:p text:style-name="P1"><text:s text:c="4"/>281.1398, 281.0976, 281.0624, 281.0296, 280.998, 280.9619, 280.9304, </text:p>
      <text:p text:style-name="P1"><text:s text:c="4"/>280.9108, 280.8958, 280.881, 280.8615, 280.817, 280.8123, 280.8082, </text:p>
      <text:p text:style-name="P1"><text:s text:c="4"/>280.8112, 280.8108, 280.8058, 280.8067, 280.8136, 280.8268, 280.8461, </text:p>
      <text:p text:style-name="P1"><text:s text:c="4"/>280.8675, 280.8953, 280.9296, 280.9525, 280.9772, 281.0063, 281.0425, </text:p>
      <text:p text:style-name="P1"><text:s text:c="4"/>281.0897, 281.1481, 281.1826, 281.2104, 281.2372, 281.2662, 281.3246, </text:p>
      <text:p text:style-name="P1"><text:s text:c="4"/>281.4504, 281.4842, 281.5154, 281.5458, 281.5773, 281.6284, 281.6863, </text:p>
      <text:p text:style-name="P1"><text:s text:c="4"/>281.7326, 281.7716, 281.8056, 281.8412, 281.8836, 281.9371, 281.9766, </text:p>
      <text:p text:style-name="P1"><text:s text:c="4"/>282.0159, 282.0553, 282.0941, 282.1302, 282.1707,</text:p>
      <text:p text:style-name="P1"><text:s text:c="2"/>282.8522, 282.9629, 283.0536, 283.1172, 283.205, 283.3003, 283.3172, </text:p>
      <text:p text:style-name="P1"><text:s text:c="4"/>283.3189, 283.3109, 283.2952, 283.2696, 283.2498, 283.2189, 283.1934, </text:p>
      <text:p text:style-name="P1"><text:s text:c="4"/>283.1691, 283.1327, 283.0895, 283.034, 282.9639, 282.9242, 282.8763, </text:p>
      <text:p text:style-name="P1"><text:s text:c="4"/>282.8062, 282.7255, 282.6793, 282.5899, 282.4348, 282.3426, 282.2886, </text:p>
      <text:p text:style-name="P1"><text:s text:c="4"/>282.1952, 282.0087, 281.9492, 281.8753, 281.7185, 281.579, 281.4899, </text:p>
      <text:p text:style-name="P1"><text:s text:c="4"/>281.3911, 281.2787, 281.1806, 281.0943, 280.9954, 280.8969, 280.8167, </text:p>
      <text:p text:style-name="P1"><text:s text:c="4"/>280.7396, 280.6608, 280.5793, 280.5081, 280.4419, 280.3845, 280.3373, </text:p>
      <text:p text:style-name="P1"><text:s text:c="4"/>280.2744, 280.2212, 280.1919, 280.1634, 280.1117, 280.1058, 280.1013, </text:p>
      <text:p text:style-name="P1"><text:s text:c="4"/>280.0851, 280.0814, 280.0989, 280.1072, 280.1311, 280.1637, 280.1956, </text:p>
      <text:p text:style-name="P1"><text:s text:c="4"/>280.2307, 280.2747, 280.33, 280.4057, 280.4665, 280.5341, 280.6117, </text:p>
      <text:p text:style-name="P1"><text:s text:c="4"/>280.7007, 280.7522, 280.8324, 280.9612, 281.05, 281.1019, 281.1767, </text:p>
      <text:p text:style-name="P1"><text:s text:c="4"/>281.311, 281.3672, 281.4233, 281.5456, 281.6496, 281.7173, 281.7868, </text:p>
      <text:p text:style-name="P1"><text:s text:c="4"/>281.8672, 281.957, 282.0453, 282.148, 282.2469, 282.3269, 282.4111, </text:p>
      <text:p text:style-name="P1"><text:soft-page-break/><text:s text:c="4"/>282.4947, 282.57, 282.6302, 282.6803, 282.7597,</text:p>
      <text:p text:style-name="P1"><text:s text:c="2"/>283.3056, 281.779, 281.0746, 280.7802, 280.7638, 280.8156, 280.8653, </text:p>
      <text:p text:style-name="P1"><text:s text:c="4"/>281.0848, 281.5048, 282.1088, 284.089, 282.7736, 283.2064, 283.8795, </text:p>
      <text:p text:style-name="P1"><text:s text:c="4"/>284.1264, 284.0222, 283.938, 283.8858, 283.8229, 283.7612, 283.6833, </text:p>
      <text:p text:style-name="P1"><text:s text:c="4"/>283.5681, 283.4952, 283.4135, 283.2883, 283.2165, 283.0159, 282.8855, </text:p>
      <text:p text:style-name="P1"><text:s text:c="4"/>282.7697, 282.5536, 282.4537, 282.2067, 282.0475, 281.8835, 281.6806, </text:p>
      <text:p text:style-name="P1"><text:s text:c="4"/>281.5184, 281.3485, 281.1848, 281.0354, 280.8893, 280.7721, 280.6438, </text:p>
      <text:p text:style-name="P1"><text:s text:c="4"/>280.513, 280.3954, 280.2802, 280.1708, 280.0657, 279.9734, 279.8757, </text:p>
      <text:p text:style-name="P1"><text:s text:c="4"/>279.8035, 279.7309, 279.6671, 279.63, 279.5733, 279.572, 279.5371, </text:p>
      <text:p text:style-name="P1"><text:s text:c="4"/>279.5409, 279.5381, 279.5506, 279.5762, 279.6083, 279.6469, 279.6965, </text:p>
      <text:p text:style-name="P1"><text:s text:c="4"/>279.769, 279.8459, 279.9228, 280.0125, 280.1234, 280.2322, 280.3562, </text:p>
      <text:p text:style-name="P1"><text:s text:c="4"/>280.4726, 280.6083, 280.7776, 280.8776, 281.0466, 281.1558, 281.2465, </text:p>
      <text:p text:style-name="P1"><text:s text:c="4"/>281.393, 281.4426, 281.5903, 281.6776, 281.7574, 281.8449, 281.8947, </text:p>
      <text:p text:style-name="P1"><text:s text:c="4"/>281.9625, 282.0421, 282.0892, 281.7044, 281.3257, 280.9322, 280.9414, </text:p>
      <text:p text:style-name="P1"><text:s text:c="4"/>281.5899, 282.07, 282.3437, 283.2712, 283.5708,</text:p>
      <text:p text:style-name="P1"><text:s text:c="2"/>284.3214, 278.7938, 275.636, 275.012, 275.0407, 275.0508, 275.0291, </text:p>
      <text:p text:style-name="P1"><text:s text:c="4"/>275.1387, 275.5968, 276.357, 277.9746, 279.4475, 281.1374, 282.7564, </text:p>
      <text:p text:style-name="P1"><text:s text:c="4"/>283.2474, 283.8168, 284.1336, 284.1169, 284.1214, 284.49, 284.4977, </text:p>
      <text:p text:style-name="P1"><text:s text:c="4"/>284.4886, 284.4445, 284.3143, 284.2478, 284.0654, 283.9613, 283.7591, </text:p>
      <text:p text:style-name="P1"><text:s text:c="4"/>283.6398, 283.422, 283.2116, 282.9381, 282.7104, 282.4515, 282.2037, </text:p>
      <text:p text:style-name="P1"><text:s text:c="4"/>281.9444, 281.7423, 281.515, 281.3111, 281.135, 280.9454, 280.7675, </text:p>
      <text:p text:style-name="P1"><text:s text:c="4"/>280.5894, 280.4159, 280.2543, 280.1037, 279.9478, 279.7985, 279.6687, </text:p>
      <text:p text:style-name="P1"><text:s text:c="4"/>279.5427, 279.4616, 279.3563, 279.3105, 279.2391, 279.2084, 279.1788, </text:p>
      <text:p text:style-name="P1"><text:s text:c="4"/>279.1628, 279.1644, 279.1716, 279.1954, 279.2437, 279.3091, 279.3783, </text:p>
      <text:p text:style-name="P1"><text:s text:c="4"/>279.4875, 279.6066, 279.7538, 279.9005, 280.0577, 280.2391, 280.4202, </text:p>
      <text:p text:style-name="P1"><text:s text:c="4"/>280.5937, 280.7714, 280.9013, 280.8631, 280.7144, 281.5833, 281.7013, </text:p>
      <text:p text:style-name="P1"><text:s text:c="4"/>281.795, 281.8599, 281.9408, 282.0315, 282.1296, 282.0806, 282.2636, </text:p>
      <text:p text:style-name="P1"><text:s text:c="4"/>282.4832, 281.9698, 280.4829, 279.797, 278.9191, 278.0369, 277.3146, </text:p>
      <text:p text:style-name="P1"><text:s text:c="4"/>277.3564, 278.1221, 278.5234, 279.3364, 282.5769,</text:p>
      <text:p text:style-name="P1"><text:s text:c="2"/>280.8783, 278.7291, 278.2312, 278.468, 278.7141, 278.787, 278.4829, </text:p>
      <text:p text:style-name="P1"><text:s text:c="4"/>278.1453, 277.8751, 277.7688, 278.1768, 278.8544, 279.1837, 279.491, </text:p>
      <text:p text:style-name="P1"><text:s text:c="4"/>280.4641, 281.8983, 282.6444, 283.2862, 284.4322, 285.1626, 284.8739, </text:p>
      <text:p text:style-name="P1"><text:s text:c="4"/>285.1219, 284.7739, 284.6788, 284.7973, 284.8876, 284.5666, 284.7486, </text:p>
      <text:p text:style-name="P1"><text:s text:c="4"/>284.7446, 284.5739, 284.2923, 284.0501, 283.748, 283.409, 283.0915, </text:p>
      <text:p text:style-name="P1"><text:s text:c="4"/>282.7549, 282.4882, 282.2131, 281.9866, 281.744, 281.5356, 281.302, </text:p>
      <text:p text:style-name="P1"><text:s text:c="4"/>281.0865, 280.8574, 280.6416, 280.4175, 280.2196, 280.001, 279.7942, </text:p>
      <text:p text:style-name="P1"><text:s text:c="4"/>279.6214, 279.4509, 279.3231, 279.2266, 279.141, 279.0863, 279.0519, </text:p>
      <text:p text:style-name="P1"><text:s text:c="4"/>279.0299, 279.0271, 279.0524, 279.0975, 279.1775, 279.2816, 279.421, </text:p>
      <text:p text:style-name="P1"><text:s text:c="4"/>279.5919, 279.8037, 280.0439, 280.3493, 280.5797, 280.8307, 281.0459, </text:p>
      <text:p text:style-name="P1"><text:s text:c="4"/>281.2802, 281.4949, 281.699, 281.5684, 280.7202, 282.0913, 282.6606, </text:p>
      <text:p text:style-name="P1"><text:s text:c="4"/>282.6982, 282.7137, 282.3893, 281.6937, 281.5554, 281.2613, 281.4096, </text:p>
      <text:p text:style-name="P1"><text:s text:c="4"/>281.7442, 281.6744, 281.0165, 280.3101, 278.6433, 277.406, 276.5827, </text:p>
      <text:p text:style-name="P1"><text:s text:c="4"/>276.7988, 277.6085, 277.7115, 277.7754, 280.1172,</text:p>
      <text:p text:style-name="P1"><text:s text:c="2"/>280.1872, 280.0387, 281.0443, 281.4511, 281.6684, 281.694, 281.4613, </text:p>
      <text:p text:style-name="P1"><text:s text:c="4"/>281.2795, 281.0049, 280.4588, 280.0048, 279.705, 279.269, 279.2826, </text:p>
      <text:p text:style-name="P1"><text:s text:c="4"/>280.2338, 281.5213, 282.6833, 283.2137, 283.769, 284.0408, 283.9499, </text:p>
      <text:p text:style-name="P1"><text:s text:c="4"/>283.6024, 283.4061, 283.721, 284.0347, 283.8193, 283.9052, 285.2509, </text:p>
      <text:p text:style-name="P1"><text:s text:c="4"/>285.8547, 285.7723, 285.5524, 285.3335, 285.0537, 284.7164, 284.3636, </text:p>
      <text:p text:style-name="P1"><text:s text:c="4"/>284.0323, 283.7389, 283.4625, 283.2431, 282.9968, 282.7834, 282.5379, </text:p>
      <text:p text:style-name="P1"><text:s text:c="4"/>282.2904, 281.9697, 281.6668, 281.3524, 281.0106, 280.6741, 280.3625, </text:p>
      <text:p text:style-name="P1"><text:s text:c="4"/>280.0723, 279.8158, 279.5939, 279.4172, 279.2845, 279.1935, 279.1324, </text:p>
      <text:p text:style-name="P1"><text:s text:c="4"/>279.119, 279.1306, 279.1871, 279.3063, 279.4711, 279.6588, 279.8953, </text:p>
      <text:p text:style-name="P1"><text:s text:c="4"/>280.1505, 280.4672, 280.8779, 281.2994, 281.835, 282.2725, 282.5082, </text:p>
      <text:p text:style-name="P1"><text:s text:c="4"/>282.7009, 282.7751, 283.1846, 282.6905, 282.0335, 282.2792, 282.8594, </text:p>
      <text:p text:style-name="P1"><text:s text:c="4"/>283.5498, 283.0362, 282.4166, 281.833, 281.3022, 280.9884, 281.0179, </text:p>
      <text:p text:style-name="P1"><text:s text:c="4"/>281.137, 281.1827, 281.4379, 281.2383, 279.6395, 278.0653, 277.034, </text:p>
      <text:p text:style-name="P1"><text:s text:c="4"/>277.2508, 277.9548, 277.9704, 278.1135, 279.6565,</text:p>
      <text:p text:style-name="P1"><text:s text:c="2"/>281.7188, 282.63, 283.6981, 283.8944, 283.9078, 284.0185, 284.5015, </text:p>
      <text:p text:style-name="P1"><text:s text:c="4"/>285.7808, 285.6467, 284.5329, 284.4331, 283.1376, 281.4876, 281.0228, </text:p>
      <text:p text:style-name="P1"><text:soft-page-break/><text:s text:c="4"/>281.1152, 281.4124, 282.6533, 282.9659, 283.3234, 283.7734, 284.1056, </text:p>
      <text:p text:style-name="P1"><text:s text:c="4"/>283.8845, 283.9741, 284.2177, 284.4365, 284.0558, 283.6804, 283.8002, </text:p>
      <text:p text:style-name="P1"><text:s text:c="4"/>284.7566, 285.7094, 286.677, 286.5962, 286.4439, 286.2158, 285.9012, </text:p>
      <text:p text:style-name="P1"><text:s text:c="4"/>285.6339, 285.4293, 285.2196, 284.9778, 284.7938, 284.6057, 284.4406, </text:p>
      <text:p text:style-name="P1"><text:s text:c="4"/>284.1985, 283.9268, 283.537, 283.0498, 282.5617, 282.0592, 281.54, </text:p>
      <text:p text:style-name="P1"><text:s text:c="4"/>281.0504, 280.6225, 280.2581, 279.9663, 279.7563, 279.6185, 279.5345, </text:p>
      <text:p text:style-name="P1"><text:s text:c="4"/>279.54, 279.6223, 279.7909, 280.0251, 280.3183, 280.6787, 281.0156, </text:p>
      <text:p text:style-name="P1"><text:s text:c="4"/>281.3198, 281.6121, 282.0425, 282.0092, 282.1937, 283.2661, 284.1299, </text:p>
      <text:p text:style-name="P1"><text:s text:c="4"/>284.184, 283.7946, 283.5783, 283.0998, 282.5407, 282.224, 282.0559, </text:p>
      <text:p text:style-name="P1"><text:s text:c="4"/>282.6693, 282.9747, 282.7126, 282.0362, 280.8864, 280.6491, 280.4041, </text:p>
      <text:p text:style-name="P1"><text:s text:c="4"/>280.2542, 280.5876, 281.2018, 282.0263, 281.1852, 279.5095, 278.1808, </text:p>
      <text:p text:style-name="P1"><text:s text:c="4"/>278.1678, 278.389, 278.4395, 279.5134, 281.053,</text:p>
      <text:p text:style-name="P1"><text:s text:c="2"/>284.5415, 286.383, 286.2549, 286.3664, 286.5035, 286.6291, 286.7853, </text:p>
      <text:p text:style-name="P1"><text:s text:c="4"/>286.966, 287.0912, 287.0872, 287.4088, 287.2686, 286.7778, 286.6856, </text:p>
      <text:p text:style-name="P1"><text:s text:c="4"/>285.7586, 283.0799, 281.9913, 281.6709, 281.6738, 282.5985, 284.6082, </text:p>
      <text:p text:style-name="P1"><text:s text:c="4"/>285.0327, 285.2129, 285.1933, 285.1381, 285.055, 284.6173, 284.6833, </text:p>
      <text:p text:style-name="P1"><text:s text:c="4"/>285.2384, 285.2278, 286.1563, 287.4823, 287.7114, 287.6748, 287.4906, </text:p>
      <text:p text:style-name="P1"><text:s text:c="4"/>287.3257, 287.2558, 287.0641, 286.8725, 286.4517, 286.2628, 285.9242, </text:p>
      <text:p text:style-name="P1"><text:s text:c="4"/>286.0553, 285.9263, 285.6235, 285.248, 284.7152, 284.1559, 283.5875, </text:p>
      <text:p text:style-name="P1"><text:s text:c="4"/>283.011, 282.4131, 281.8974, 281.4637, 281.1196, 280.8417, 280.6382, </text:p>
      <text:p text:style-name="P1"><text:s text:c="4"/>280.5255, 280.5436, 280.6932, 280.9854, 281.3877, 281.8699, 282.3936, </text:p>
      <text:p text:style-name="P1"><text:s text:c="4"/>282.8644, 283.3226, 283.0858, 283.086, 283.61, 284.1669, 284.4628, </text:p>
      <text:p text:style-name="P1"><text:s text:c="4"/>284.1591, 284.0009, 284.1404, 283.9141, 283.843, 283.8079, 281.9074, </text:p>
      <text:p text:style-name="P1"><text:s text:c="4"/>280.788, 281.9384, 282.4592, 282.0399, 280.0287, 278.5929, 278.105, </text:p>
      <text:p text:style-name="P1"><text:s text:c="4"/>277.7967, 277.9649, 279.139, 281.2886, 281.3221, 279.951, 279.7616, </text:p>
      <text:p text:style-name="P1"><text:s text:c="4"/>280.4887, 279.8552, 279.9929, 282.0378, 283.0901,</text:p>
      <text:p text:style-name="P1"><text:s text:c="2"/>286.4546, 286.4823, 286.3483, 286.3915, 286.4522, 286.534, 286.638, </text:p>
      <text:p text:style-name="P1"><text:s text:c="4"/>286.7582, 286.8876, 287.0111, 287.1284, 287.2739, 287.4323, 287.5837, </text:p>
      <text:p text:style-name="P1"><text:s text:c="4"/>287.7656, 286.6114, 284.1642, 283.2204, 283.2721, 283.8813, 285.1256, </text:p>
      <text:p text:style-name="P1"><text:s text:c="4"/>285.2086, 285.6519, 285.3117, 285.0613, 285.1917, 285.5163, 286.2418, </text:p>
      <text:p text:style-name="P1"><text:s text:c="4"/>286.9517, 286.3275, 286.3816, 288.2814, 288.9584, 289.1008, 289.0307, </text:p>
      <text:p text:style-name="P1"><text:s text:c="4"/>289.1343, 288.7385, 288.5535, 288.3059, 287.7733, 287.7924, 287.5619, </text:p>
      <text:p text:style-name="P1"><text:s text:c="4"/>287.5753, 287.443, 287.2313, 286.9257, 286.6284, 286.3495, 285.9512, </text:p>
      <text:p text:style-name="P1"><text:s text:c="4"/>285.472, 284.9881, 284.5603, 284.1854, 283.7499, 283.2888, 282.7781, </text:p>
      <text:p text:style-name="P1"><text:s text:c="4"/>282.2412, 281.9794, 281.9194, 282.0365, 282.3955, 282.9774, 283.6089, </text:p>
      <text:p text:style-name="P1"><text:s text:c="4"/>284.2061, 284.65, 284.196, 284.5801, 285.0552, 284.953, 284.5905, </text:p>
      <text:p text:style-name="P1"><text:s text:c="4"/>284.346, 284.4932, 284.6613, 284.5271, 284.6981, 284.8519, 283.2911, </text:p>
      <text:p text:style-name="P1"><text:s text:c="4"/>281.4059, 282.065, 282.2941, 282.4282, 280.7981, 278.2117, 277.4711, </text:p>
      <text:p text:style-name="P1"><text:s text:c="4"/>277.3751, 277.7486, 278.5845, 280.7347, 281.554, 281.1789, 282.6176, </text:p>
      <text:p text:style-name="P1"><text:s text:c="4"/>283.4629, 281.837, 281.8853, 284.4947, 285.0141,</text:p>
      <text:p text:style-name="P1"><text:s text:c="2"/>286.6205, 286.4468, 286.3581, 286.3365, 286.3646, 286.4308, 286.5161, </text:p>
      <text:p text:style-name="P1"><text:s text:c="4"/>286.6266, 286.7501, 286.8783, 287.0057, 287.1296, 287.2384, 287.36, </text:p>
      <text:p text:style-name="P1"><text:s text:c="4"/>287.4741, 287.5575, 287.759, 287.3085, 287.8385, 287.3634, 285.3265, </text:p>
      <text:p text:style-name="P1"><text:s text:c="4"/>284.271, 285.2234, 284.6134, 284.3179, 284.9527, 286.1315, 286.8856, </text:p>
      <text:p text:style-name="P1"><text:s text:c="4"/>288.0219, 288.0831, 288.0929, 289.5569, 290.0722, 290.2405, 290.3869, </text:p>
      <text:p text:style-name="P1"><text:s text:c="4"/>289.8539, 288.3571, 288.4556, 288.6005, 288.5681, 288.4749, 288.1124, </text:p>
      <text:p text:style-name="P1"><text:s text:c="4"/>288.1096, 288.1337, 288.0731, 288.0097, 288.0867, 288.1767, 288.082, </text:p>
      <text:p text:style-name="P1"><text:s text:c="4"/>287.7163, 287.3987, 287.1129, 286.8482, 286.2429, 285.9372, 285.4097, </text:p>
      <text:p text:style-name="P1"><text:s text:c="4"/>284.3019, 283.6457, 283.2829, 283.2983, 283.63, 284.2585, 284.9044, </text:p>
      <text:p text:style-name="P1"><text:s text:c="4"/>285.4848, 285.7766, 285.6804, 285.9548, 285.7582, 285.0523, 284.772, </text:p>
      <text:p text:style-name="P1"><text:s text:c="4"/>284.9953, 285.2865, 285.0248, 284.8606, 285.1886, 285.6642, 285.816, </text:p>
      <text:p text:style-name="P1"><text:s text:c="4"/>284.8936, 283.636, 282.8085, 283.4694, 283.2446, 280.3392, 279.4575, </text:p>
      <text:p text:style-name="P1"><text:s text:c="4"/>280.4602, 281.2948, 280.4012, 281.0425, 282.8191, 283.6931, 286.9061, </text:p>
      <text:p text:style-name="P1"><text:s text:c="4"/>286.8196, 284.4203, 284.8867, 286.8336, 286.5697,</text:p>
      <text:p text:style-name="P1"><text:s text:c="2"/>286.58, 286.4533, 286.3643, 286.3236, 286.3049, 286.3271, 286.37, 286.4681, </text:p>
      <text:p text:style-name="P1"><text:s text:c="4"/>286.6053, 286.7597, 286.9171, 287.0676, 287.2321, 287.3964, 287.5416, </text:p>
      <text:p text:style-name="P1"><text:s text:c="4"/>287.6838, 287.8481, 288.1076, 288.5126, 288.8494, 285.7723, 283.9994, </text:p>
      <text:p text:style-name="P1"><text:s text:c="4"/>285.3578, 286.0556, 286.4648, 286.7843, 286.5929, 286.3994, 288.3168, </text:p>
      <text:p text:style-name="P1"><text:s text:c="4"/>288.8911, 288.4811, 289.5376, 290.9211, 291.1995, 291.3549, 290.9093, </text:p>
      <text:p text:style-name="P1"><text:soft-page-break/><text:s text:c="4"/>289.2659, 289.0353, 289.3014, 289.244, 288.8458, 288.632, 288.8465, </text:p>
      <text:p text:style-name="P1"><text:s text:c="4"/>288.5445, 287.8676, 287.5477, 287.9513, 288.2771, 288.0049, 289.098, </text:p>
      <text:p text:style-name="P1"><text:s text:c="4"/>289.5612, 289.0705, 288.4528, 288.2463, 287.9762, 287.0849, 285.4787, </text:p>
      <text:p text:style-name="P1"><text:s text:c="4"/>284.8353, 284.8648, 285.0109, 285.1127, 285.7372, 286.3102, 286.9218, </text:p>
      <text:p text:style-name="P1"><text:s text:c="4"/>287.4581, 286.833, 285.8812, 284.7059, 284.5094, 284.8394, 285.4077, </text:p>
      <text:p text:style-name="P1"><text:s text:c="4"/>285.5892, 285.2857, 285.5266, 286.2298, 286.7959, 286.7083, 286.0339, </text:p>
      <text:p text:style-name="P1"><text:s text:c="4"/>285.1018, 284.2678, 284.5535, 284.9617, 282.6512, 283.3417, 286.4919, </text:p>
      <text:p text:style-name="P1"><text:s text:c="4"/>286.7944, 284.1653, 282.5439, 285.4664, 287.1061, 287.8655, 287.584, </text:p>
      <text:p text:style-name="P1"><text:s text:c="4"/>287.1648, 287.0855, 286.9954, 286.7193,</text:p>
      <text:p text:style-name="P1"><text:s text:c="2"/>286.6355, 286.5213, 286.4174, 286.3432, 286.2971, 286.2835, 286.3157, </text:p>
      <text:p text:style-name="P1"><text:s text:c="4"/>286.4202, 286.5547, 286.6981, 286.8479, 287.0181, 287.24, 287.5027, </text:p>
      <text:p text:style-name="P1"><text:s text:c="4"/>287.7557, 287.9696, 288.1662, 288.3971, 288.7065, 289.1627, 289.1851, </text:p>
      <text:p text:style-name="P1"><text:s text:c="4"/>288.7729, 289.8949, 290.8753, 290.7802, 291.2688, 290.45, 286.4855, </text:p>
      <text:p text:style-name="P1"><text:s text:c="4"/>287.3564, 289.2773, 289.0641, 289.8911, 291.7862, 292.0399, 292.1027, </text:p>
      <text:p text:style-name="P1"><text:s text:c="4"/>291.7545, 290.1646, 289.9821, 290.2156, 290.0232, 289.4407, 289.3496, </text:p>
      <text:p text:style-name="P1"><text:s text:c="4"/>289.401, 288.8052, 288.0231, 287.8268, 288.5916, 288.9265, 288.7454, </text:p>
      <text:p text:style-name="P1"><text:s text:c="4"/>289.5661, 290.0359, 290.0222, 289.7976, 289.6753, 288.5752, 287.4838, </text:p>
      <text:p text:style-name="P1"><text:s text:c="4"/>286.4576, 286.3214, 286.7004, 286.7467, 286.8936, 287.3394, 287.8028, </text:p>
      <text:p text:style-name="P1"><text:s text:c="4"/>288.308, 288.9622, 288.0159, 286.9755, 285.9806, 285.8224, 285.817, </text:p>
      <text:p text:style-name="P1"><text:s text:c="4"/>286.4222, 286.6446, 286.5478, 286.8601, 287.2434, 287.3919, 287.0315, </text:p>
      <text:p text:style-name="P1"><text:s text:c="4"/>286.3557, 285.911, 285.3338, 285.2031, 285.3553, 284.3058, 285.7817, </text:p>
      <text:p text:style-name="P1"><text:s text:c="4"/>290.1909, 289.982, 288.4314, 286.9174, 287.8773, 288.3925, 288.0163, </text:p>
      <text:p text:style-name="P1"><text:s text:c="4"/>287.72, 287.4773, 287.1939, 286.9601, 286.7635,</text:p>
      <text:p text:style-name="P1"><text:s text:c="2"/>286.8054, 286.7012, 286.6151, 286.565, 286.544, 286.5376, 286.5615, </text:p>
      <text:p text:style-name="P1"><text:s text:c="4"/>286.6479, 286.7653, 286.881, 287.0048, 287.1629, 287.3642, 287.6504, </text:p>
      <text:p text:style-name="P1"><text:s text:c="4"/>287.9738, 288.2746, 288.566, 288.8354, 289.1161, 289.4242, 289.7674, </text:p>
      <text:p text:style-name="P1"><text:s text:c="4"/>290.1346, 290.469, 290.7912, 291.1632, 291.6859, 292.3192, 286.9464, </text:p>
      <text:p text:style-name="P1"><text:s text:c="4"/>286.2554, 289.3069, 289.9474, 290.6798, 292.6292, 292.8381, 292.8179, </text:p>
      <text:p text:style-name="P1"><text:s text:c="4"/>292.228, 290.8625, 290.9919, 291.2354, 291.0813, 290.5887, 290.3129, </text:p>
      <text:p text:style-name="P1"><text:s text:c="4"/>289.9299, 288.808, 287.7961, 287.995, 289.4463, 290.5048, 291.4016, </text:p>
      <text:p text:style-name="P1"><text:s text:c="4"/>290.8499, 290.003, 290.8602, 291.659, 290.356, 289.3482, 288.5065, </text:p>
      <text:p text:style-name="P1"><text:s text:c="4"/>287.8574, 287.7929, 288.025, 288.2544, 288.6034, 288.9736, 289.4218, </text:p>
      <text:p text:style-name="P1"><text:s text:c="4"/>289.7389, 290.1743, 289.2834, 289.1921, 289.0181, 288.4091, 287.4979, </text:p>
      <text:p text:style-name="P1"><text:s text:c="4"/>288.0452, 288.2712, 288.463, 288.5677, 288.2255, 287.6652, 287.035, </text:p>
      <text:p text:style-name="P1"><text:s text:c="4"/>286.4022, 285.9463, 285.7084, 285.5389, 285.2273, 285.4429, 287.3111, </text:p>
      <text:p text:style-name="P1"><text:s text:c="4"/>291.0982, 290.4127, 289.8974, 289.4547, 289.0275, 288.6788, 288.319, </text:p>
      <text:p text:style-name="P1"><text:s text:c="4"/>287.9734, 287.6292, 287.3224, 287.0941, 286.9323,</text:p>
      <text:p text:style-name="P1"><text:s text:c="2"/>287.2094, 287.0938, 287.0331, 287.0162, 287.0388, 287.0589, 287.089, </text:p>
      <text:p text:style-name="P1"><text:s text:c="4"/>287.1601, 287.2676, 287.4224, 287.5403, 287.6413, 287.7852, 288.0167, </text:p>
      <text:p text:style-name="P1"><text:s text:c="4"/>288.2766, 288.566, 288.8605, 289.166, 289.4631, 289.7908, 290.1357, </text:p>
      <text:p text:style-name="P1"><text:s text:c="4"/>290.4264, 290.6849, 291.0011, 291.3712, 291.8747, 292.6513, 288.3411, </text:p>
      <text:p text:style-name="P1"><text:s text:c="4"/>287.8557, 289.3922, 290.3167, 291.7797, 293.4998, 293.6175, 293.545, </text:p>
      <text:p text:style-name="P1"><text:s text:c="4"/>293.0502, 291.5514, 291.6056, 291.9491, 291.6801, 291.3773, 291.2768, </text:p>
      <text:p text:style-name="P1"><text:s text:c="4"/>290.7572, 289.297, 287.6285, 288.0241, 289.1989, 290.6484, 291.8532, </text:p>
      <text:p text:style-name="P1"><text:s text:c="4"/>291.3418, 290.6419, 292.2783, 292.7263, 291.6625, 291.055, 290.464, </text:p>
      <text:p text:style-name="P1"><text:s text:c="4"/>289.8523, 289.4475, 289.5533, 289.8139, 290.1865, 290.2511, 290.8387, </text:p>
      <text:p text:style-name="P1"><text:s text:c="4"/>291.3317, 291.4349, 290.6327, 290.5276, 290.5592, 289.9842, 288.7749, </text:p>
      <text:p text:style-name="P1"><text:s text:c="4"/>288.9314, 289.4027, 289.539, 289.6185, 289.1598, 288.0367, 286.4692, </text:p>
      <text:p text:style-name="P1"><text:s text:c="4"/>285.7274, 285.925, 286.2265, 286.6483, 286.639, 287.2333, 289.6514, </text:p>
      <text:p text:style-name="P1"><text:s text:c="4"/>291.8055, 291.1838, 290.6242, 290.1499, 289.6343, 289.179, 288.7583, </text:p>
      <text:p text:style-name="P1"><text:s text:c="4"/>288.3275, 288.0007, 287.7015, 287.5068, 287.3435,</text:p>
      <text:p text:style-name="P1"><text:s text:c="2"/>287.8209, 287.7318, 287.6988, 287.6836, 287.7255, 287.7804, 287.8317, </text:p>
      <text:p text:style-name="P1"><text:s text:c="4"/>287.942, 288.0849, 288.2315, 288.3178, 288.4046, 288.5276, 288.6567, </text:p>
      <text:p text:style-name="P1"><text:s text:c="4"/>288.8426, 289.0255, 289.2308, 289.4687, 289.7125, 290.0468, 290.4807, </text:p>
      <text:p text:style-name="P1"><text:s text:c="4"/>290.8713, 291.1576, 291.4173, 291.786, 292.2842, 293.1596, 289.6239, </text:p>
      <text:p text:style-name="P1"><text:s text:c="4"/>289.2736, 290.0015, 291.0589, 292.9513, 294.4329, 294.4482, 294.2842, </text:p>
      <text:p text:style-name="P1"><text:s text:c="4"/>294.2308, 292.7365, 292.3918, 292.9629, 292.663, 292.4783, 292.1987, </text:p>
      <text:p text:style-name="P1"><text:s text:c="4"/>291.6749, 289.9581, 287.7534, 288.0982, 289.4149, 291.3188, 292.3949, </text:p>
      <text:p text:style-name="P1"><text:s text:c="4"/>291.9257, 291.8129, 294.0836, 294.3271, 293.3905, 292.8723, 292.6913, </text:p>
      <text:p text:style-name="P1"><text:soft-page-break/><text:s text:c="4"/>292.2185, 291.3104, 291.1716, 291.7574, 291.8239, 290.6164, 291.364, </text:p>
      <text:p text:style-name="P1"><text:s text:c="4"/>292.6959, 292.6182, 292.6735, 292.9221, 292.0642, 291.4375, 290.571, </text:p>
      <text:p text:style-name="P1"><text:s text:c="4"/>290.1132, 290.3306, 290.5354, 290.3865, 289.3342, 287.5822, 286.7577, </text:p>
      <text:p text:style-name="P1"><text:s text:c="4"/>286.8746, 287.425, 288.1541, 289.007, 288.637, 288.4846, 290.8494, </text:p>
      <text:p text:style-name="P1"><text:s text:c="4"/>292.8614, 292.2156, 291.6418, 291.0716, 290.4729, 289.922, 289.4407, </text:p>
      <text:p text:style-name="P1"><text:s text:c="4"/>288.9855, 288.6339, 288.3797, 288.1531, 287.9662,</text:p>
      <text:p text:style-name="P1"><text:s text:c="2"/>288.6674, 288.5653, 288.5471, 288.5617, 288.6244, 288.6989, 288.7934, </text:p>
      <text:p text:style-name="P1"><text:s text:c="4"/>288.9297, 289.0806, 289.2488, 289.3824, 289.4636, 289.5337, 289.6432, </text:p>
      <text:p text:style-name="P1"><text:s text:c="4"/>289.7439, 289.8386, 289.9439, 290.0755, 290.2163, 290.4395, 290.8048, </text:p>
      <text:p text:style-name="P1"><text:s text:c="4"/>291.2549, 291.6824, 292.0035, 292.3297, 292.8106, 293.6494, 291.3439, </text:p>
      <text:p text:style-name="P1"><text:s text:c="4"/>290.1214, 290.8716, 291.9561, 293.8193, 295.2906, 295.3675, 295.0947, </text:p>
      <text:p text:style-name="P1"><text:s text:c="4"/>295.1403, 294.2113, 293.3294, 293.9855, 293.7789, 293.5467, 293.2726, </text:p>
      <text:p text:style-name="P1"><text:s text:c="4"/>292.4911, 290.7905, 288.0512, 288.5986, 290.39, 292.2896, 293.167, </text:p>
      <text:p text:style-name="P1"><text:s text:c="4"/>292.7524, 293.7457, 296.2719, 295.6543, 293.4024, 293.0644, 293.3781, </text:p>
      <text:p text:style-name="P1"><text:s text:c="4"/>293.819, 293.4582, 292.8943, 293.1207, 293.2523, 291.5209, 292.2628, </text:p>
      <text:p text:style-name="P1"><text:s text:c="4"/>293.8954, 293.6948, 293.8238, 294.1824, 293.0503, 292.6042, 292.1365, </text:p>
      <text:p text:style-name="P1"><text:s text:c="4"/>291.4998, 291.6061, 291.6804, 291.2455, 289.5476, 287.4375, 288.1244, </text:p>
      <text:p text:style-name="P1"><text:s text:c="4"/>289.1737, 289.5956, 290.6913, 291.7249, 290.8776, 289.7171, 291.218, </text:p>
      <text:p text:style-name="P1"><text:s text:c="4"/>293.6858, 293.552, 292.8225, 292.1862, 291.5671, 291.0269, 290.5098, </text:p>
      <text:p text:style-name="P1"><text:s text:c="4"/>290.0515, 289.6543, 289.3335, 289.1001, 288.8752,</text:p>
      <text:p text:style-name="P1"><text:s text:c="2"/>289.7922, 289.6908, 289.6529, 289.6685, 289.7333, 289.841, 289.9929, </text:p>
      <text:p text:style-name="P1"><text:s text:c="4"/>290.1789, 290.3576, 290.5384, 290.6522, 290.7347, 290.8189, 290.8991, </text:p>
      <text:p text:style-name="P1"><text:s text:c="4"/>290.9608, 290.9985, 290.9985, 291.0643, 291.1423, 291.2273, 291.3975, </text:p>
      <text:p text:style-name="P1"><text:s text:c="4"/>291.6807, 292.1299, 292.6229, 293.0121, 293.4058, 294.1516, 293.7182, </text:p>
      <text:p text:style-name="P1"><text:s text:c="4"/>290.8551, 291.6728, 293.1344, 294.6229, 295.6692, 296.3376, 296.0728, </text:p>
      <text:p text:style-name="P1"><text:s text:c="4"/>295.9593, 295.2491, 294.1057, 294.5223, 294.3355, 294.4148, 294.3609, </text:p>
      <text:p text:style-name="P1"><text:s text:c="4"/>293.1805, 291.2425, 288.5864, 289.5136, 291.5901, 293.0763, 293.737, </text:p>
      <text:p text:style-name="P1"><text:s text:c="4"/>293.5646, 295.9108, 297.0278, 295.9579, 294.0146, 294.5616, 294.461, </text:p>
      <text:p text:style-name="P1"><text:s text:c="4"/>294.7686, 294.8059, 294.7061, 294.3688, 294.6851, 293.2747, 293.0651, </text:p>
      <text:p text:style-name="P1"><text:s text:c="4"/>294.3992, 294.7155, 294.6916, 294.92, 293.9687, 293.4224, 293.184, </text:p>
      <text:p text:style-name="P1"><text:s text:c="4"/>292.739, 292.2919, 292.1978, 291.9058, 290.9752, 289.3139, 289.6493, </text:p>
      <text:p text:style-name="P1"><text:s text:c="4"/>290.9871, 290.8612, 292.0027, 293.6303, 293.1436, 293.0806, 292.9451, </text:p>
      <text:p text:style-name="P1"><text:s text:c="4"/>293.9727, 294.8688, 294.0165, 293.4348, 292.8487, 292.3334, 291.8525, </text:p>
      <text:p text:style-name="P1"><text:s text:c="4"/>291.3539, 290.9173, 290.5509, 290.2225, 289.9731,</text:p>
      <text:p text:style-name="P1"><text:s text:c="2"/>291.0811, 291.0074, 290.988, 290.9966, 291.0897, 291.2274, 291.4137, </text:p>
      <text:p text:style-name="P1"><text:s text:c="4"/>291.6041, 291.7787, 291.9818, 292.1397, 292.2602, 292.3342, 292.4001, </text:p>
      <text:p text:style-name="P1"><text:s text:c="4"/>292.4362, 292.3679, 292.3144, 292.3165, 292.2906, 292.2616, 292.2751, </text:p>
      <text:p text:style-name="P1"><text:s text:c="4"/>292.3698, 292.7132, 293.2972, 293.7917, 294.1421, 294.7734, 294.9756, </text:p>
      <text:p text:style-name="P1"><text:s text:c="4"/>291.1922, 292.8468, 294.3709, 295.2874, 295.8564, 296.6311, 297.0057, </text:p>
      <text:p text:style-name="P1"><text:s text:c="4"/>296.8945, 296.1174, 294.8105, 294.9024, 294.8087, 294.9357, 294.8595, </text:p>
      <text:p text:style-name="P1"><text:s text:c="4"/>293.6652, 291.6986, 289.4747, 290.4192, 292.5485, 293.6792, 294.0155, </text:p>
      <text:p text:style-name="P1"><text:s text:c="4"/>294.2125, 297.0923, 297.7596, 295.7925, 295.0164, 295.9189, 295.5372, </text:p>
      <text:p text:style-name="P1"><text:s text:c="4"/>295.5916, 295.3859, 295.8785, 295.5611, 295.6892, 294.6153, 293.4796, </text:p>
      <text:p text:style-name="P1"><text:s text:c="4"/>294.4793, 295.6685, 295.614, 295.77, 294.8553, 294.4152, 293.5364, </text:p>
      <text:p text:style-name="P1"><text:s text:c="4"/>293.3188, 292.6883, 290.5558, 290.4888, 291.6065, 290.8987, 290.8312, </text:p>
      <text:p text:style-name="P1"><text:s text:c="4"/>292.2124, 292.2567, 293.5905, 294.9578, 294.7744, 295.351, 294.0261, </text:p>
      <text:p text:style-name="P1"><text:s text:c="4"/>294.1984, 296.1214, 295.2641, 294.7553, 294.2121, 293.6982, 293.2222, </text:p>
      <text:p text:style-name="P1"><text:s text:c="4"/>292.7349, 292.2595, 291.852, 291.5521, 291.277,</text:p>
      <text:p text:style-name="P1"><text:s text:c="2"/>292.6244, 292.5691, 292.5652, 292.5944, 292.6933, 292.8515, 293.0807, </text:p>
      <text:p text:style-name="P1"><text:s text:c="4"/>293.3134, 293.5146, 293.7025, 293.8195, 293.9081, 294.0021, 294.0628, </text:p>
      <text:p text:style-name="P1"><text:s text:c="4"/>294.0144, 293.9391, 293.8853, 293.7889, 293.6362, 293.4792, 293.3683, </text:p>
      <text:p text:style-name="P1"><text:s text:c="4"/>293.3836, 293.6209, 294.1483, 294.6586, 294.9778, 295.4877, 295.9257, </text:p>
      <text:p text:style-name="P1"><text:s text:c="4"/>291.7188, 294.098, 295.4273, 295.7748, 295.9355, 296.2345, 297.2027, </text:p>
      <text:p text:style-name="P1"><text:s text:c="4"/>297.7901, 296.8096, 295.5316, 295.2013, 295.1882, 295.3382, 295.1999, </text:p>
      <text:p text:style-name="P1"><text:s text:c="4"/>294.421, 292.3919, 291.0019, 291.1906, 292.9775, 294.2075, 295.101, </text:p>
      <text:p text:style-name="P1"><text:s text:c="4"/>295.5395, 297.9337, 297.8448, 295.5627, 296.1999, 297.1224, 296.7779, </text:p>
      <text:p text:style-name="P1"><text:s text:c="4"/>296.4668, 296.2172, 296.799, 296.4745, 296.6033, 295.6534, 294.1772, </text:p>
      <text:p text:style-name="P1"><text:s text:c="4"/>295.0549, 296.4398, 296.4553, 296.6046, 295.707, 295.2178, 293.0747, </text:p>
      <text:p text:style-name="P1"><text:s text:c="4"/>292.2782, 292.4398, 288.4089, 288.421, 291.7216, 291.6655, 291.6859, </text:p>
      <text:p text:style-name="P1"><text:soft-page-break/><text:s text:c="4"/>293.3387, 293.7287, 295.2597, 296.2547, 295.8415, 296.0334, 294.5732, </text:p>
      <text:p text:style-name="P1"><text:s text:c="4"/>294.8662, 297.1283, 296.5041, 296.1244, 295.5876, 295.0486, 294.5607, </text:p>
      <text:p text:style-name="P1"><text:s text:c="4"/>294.115, 293.6635, 293.2589, 292.9758, 292.7634,</text:p>
      <text:p text:style-name="P1"><text:s text:c="2"/>294.2836, 294.273, 294.3065, 294.3846, 294.5085, 294.6901, 294.9095, </text:p>
      <text:p text:style-name="P1"><text:s text:c="4"/>295.1198, 295.3034, 295.4719, 295.569, 295.641, 295.7142, 295.7299, </text:p>
      <text:p text:style-name="P1"><text:s text:c="4"/>295.6951, 295.6602, 295.5389, 295.3601, 295.0871, 294.8109, 294.6303, </text:p>
      <text:p text:style-name="P1"><text:s text:c="4"/>294.5912, 294.7303, 295.1539, 295.606, 295.8693, 296.2422, 296.9166, </text:p>
      <text:p text:style-name="P1"><text:s text:c="4"/>293.3683, 295.0899, 296.0494, 296.0243, 296.2193, 296.7604, 297.1627, </text:p>
      <text:p text:style-name="P1"><text:s text:c="4"/>297.4858, 296.9397, 296.0602, 295.5031, 295.7346, 295.8944, 296.0891, </text:p>
      <text:p text:style-name="P1"><text:s text:c="4"/>295.7635, 293.6522, 292.4926, 291.8333, 293.266, 295.6394, 298.0228, </text:p>
      <text:p text:style-name="P1"><text:s text:c="4"/>298.379, 298.592, 296.385, 294.9184, 297.4315, 298.7112, 298.541, </text:p>
      <text:p text:style-name="P1"><text:s text:c="4"/>297.4271, 296.9261, 297.461, 297.3826, 297.4105, 296.6046, 295.2643, </text:p>
      <text:p text:style-name="P1"><text:s text:c="4"/>295.6785, 296.1317, 296.1268, 296.2294, 296.1736, 295.8553, 292.6257, </text:p>
      <text:p text:style-name="P1"><text:s text:c="4"/>289.4161, 291.7441, 289.5554, 288.6848, 292.2215, 291.9248, 292.55, </text:p>
      <text:p text:style-name="P1"><text:s text:c="4"/>294.2377, 294.2843, 296.2676, 297.3828, 296.4542, 296.2106, 295.994, </text:p>
      <text:p text:style-name="P1"><text:s text:c="4"/>297.1772, 298.2144, 297.7639, 297.4959, 296.9961, 296.4955, 296.0285, </text:p>
      <text:p text:style-name="P1"><text:s text:c="4"/>295.5487, 295.1245, 294.7997, 294.554, 294.3801,</text:p>
      <text:p text:style-name="P1"><text:s text:c="2"/>296.0437, 296.0414, 296.0769, 296.1784, 296.3329, 296.5476, 296.7642, </text:p>
      <text:p text:style-name="P1"><text:s text:c="4"/>296.9375, 297.0881, 297.148, 297.1602, 297.221, 297.3017, 297.327, </text:p>
      <text:p text:style-name="P1"><text:s text:c="4"/>297.2728, 297.1923, 297.0521, 296.7879, 296.4425, 296.1429, 295.9575, </text:p>
      <text:p text:style-name="P1"><text:s text:c="4"/>295.8567, 295.892, 296.1945, 296.5585, 296.726, 296.9849, 297.6022, </text:p>
      <text:p text:style-name="P1"><text:s text:c="4"/>295.2181, 295.8071, 296.9958, 296.8733, 297.2411, 297.757, 297.8982, </text:p>
      <text:p text:style-name="P1"><text:s text:c="4"/>297.7859, 297.0434, 296.5901, 296.6525, 296.5938, 296.4651, 296.6014, </text:p>
      <text:p text:style-name="P1"><text:s text:c="4"/>296.473, 294.7324, 293.329, 292.6744, 296.3185, 299.2792, 299.3132, </text:p>
      <text:p text:style-name="P1"><text:s text:c="4"/>299.0032, 298.8962, 297.5249, 296.4395, 298.2958, 299.1697, 299.1388, </text:p>
      <text:p text:style-name="P1"><text:s text:c="4"/>298.0509, 297.5591, 298.2098, 298.1823, 298.1508, 297.2575, 296.0399, </text:p>
      <text:p text:style-name="P1"><text:s text:c="4"/>296.2425, 296.4725, 296.2638, 296.1223, 296.1899, 295.8989, 292.846, </text:p>
      <text:p text:style-name="P1"><text:s text:c="4"/>288.7555, 290.3678, 290.2253, 289.115, 291.2609, 293.3784, 294.5518, </text:p>
      <text:p text:style-name="P1"><text:s text:c="4"/>295.3141, 295.0195, 297.1359, 298.2108, 297.0382, 296.3521, 297.6724, </text:p>
      <text:p text:style-name="P1"><text:s text:c="4"/>299.7819, 299.2801, 299.0807, 298.9154, 298.4854, 298.0164, 297.5513, </text:p>
      <text:p text:style-name="P1"><text:s text:c="4"/>297.0728, 296.6394, 296.3578, 296.2103, 296.0894,</text:p>
      <text:p text:style-name="P1"><text:s text:c="2"/>297.6614, 297.655, 297.7078, 297.8301, 298.0105, 298.2106, 298.4208, </text:p>
      <text:p text:style-name="P1"><text:s text:c="4"/>298.5822, 298.701, 298.718, 298.6672, 298.6737, 298.6812, 298.6819, </text:p>
      <text:p text:style-name="P1"><text:s text:c="4"/>298.6454, 298.5596, 298.3386, 298.0086, 297.6766, 297.4333, 297.2257, </text:p>
      <text:p text:style-name="P1"><text:s text:c="4"/>297.0487, 296.9977, 297.1807, 297.4316, 297.5298, 297.6815, 298.2174, </text:p>
      <text:p text:style-name="P1"><text:s text:c="4"/>296.9951, 296.6313, 298.8998, 298.3638, 299.0214, 299.6073, 299.3358, </text:p>
      <text:p text:style-name="P1"><text:s text:c="4"/>298.6193, 297.5593, 297.2693, 298.0726, 297.7706, 297.1585, 297.0005, </text:p>
      <text:p text:style-name="P1"><text:s text:c="4"/>296.8713, 296.029, 295.0039, 295.1925, 299.843, 300.0954, 299.6367, </text:p>
      <text:p text:style-name="P1"><text:s text:c="4"/>299.5581, 299.4846, 299.4916, 299.2222, 299.3832, 299.4467, 299.4945, </text:p>
      <text:p text:style-name="P1"><text:s text:c="4"/>298.3452, 297.9797, 299.3721, 298.9243, 298.9038, 298.2606, 297.0464, </text:p>
      <text:p text:style-name="P1"><text:s text:c="4"/>297.1024, 297.2439, 296.5026, 295.9689, 296.0592, 295.8097, 294.0077, </text:p>
      <text:p text:style-name="P1"><text:s text:c="4"/>290.8204, 290.7745, 291.6817, 290.4832, 291.0818, 294.4325, 296.4443, </text:p>
      <text:p text:style-name="P1"><text:s text:c="4"/>296.2292, 296.1877, 298.1529, 298.9198, 297.7888, 297.7816, 300.5676, </text:p>
      <text:p text:style-name="P1"><text:s text:c="4"/>301.1028, 300.7281, 300.5076, 300.2427, 299.8491, 299.3895, 298.9265, </text:p>
      <text:p text:style-name="P1"><text:s text:c="4"/>298.5204, 298.1862, 298.0068, 297.873, 297.7431,</text:p>
      <text:p text:style-name="P1"><text:s text:c="2"/>299.0975, 299.136, 299.223, 299.3601, 299.5339, 299.7167, 299.8761, 299.98, </text:p>
      <text:p text:style-name="P1"><text:s text:c="4"/>300.0277, 300.0039, 299.944, 299.9076, 299.9349, 299.9264, 299.8575, </text:p>
      <text:p text:style-name="P1"><text:s text:c="4"/>299.7082, 299.4074, 299.0992, 298.8317, 298.5905, 298.3475, 298.1138, </text:p>
      <text:p text:style-name="P1"><text:s text:c="4"/>298.0056, 298.0876, 298.2421, 298.2739, 298.3783, 298.7977, 298.14, </text:p>
      <text:p text:style-name="P1"><text:s text:c="4"/>296.9764, 300.8343, 300.7375, 301.3858, 301.5494, 301.0848, 300.257, </text:p>
      <text:p text:style-name="P1"><text:s text:c="4"/>299.4599, 298.5103, 298.9142, 299.1875, 298.3708, 297.6161, 297.5971, </text:p>
      <text:p text:style-name="P1"><text:s text:c="4"/>297.7741, 298.2935, 300.4596, 301.157, 300.3529, 300.3821, 299.5028, </text:p>
      <text:p text:style-name="P1"><text:s text:c="4"/>300.0579, 300.1169, 300.0542, 299.9538, 299.8252, 299.91, 298.7729, </text:p>
      <text:p text:style-name="P1"><text:s text:c="4"/>298.6764, 299.8686, 299.5342, 299.5081, 300.0263, 298.9931, 298.353, </text:p>
      <text:p text:style-name="P1"><text:s text:c="4"/>298.3492, 297.3221, 296.4742, 296.1166, 295.843, 296.4977, 295.9313, </text:p>
      <text:p text:style-name="P1"><text:s text:c="4"/>293.5759, 293.9539, 294.8511, 294.5085, 294.949, 296.4897, 296.6671, </text:p>
      <text:p text:style-name="P1"><text:s text:c="4"/>298.24, 300.3326, 300.106, 299.7383, 301.5056, 302.5492, 302.2639, </text:p>
      <text:p text:style-name="P1"><text:s text:c="4"/>301.9406, 301.5904, 301.2508, 300.8864, 300.5104, 300.1606, 299.8255, </text:p>
      <text:p text:style-name="P1"><text:s text:c="4"/>299.592, 299.442, 299.2996, 299.1693,</text:p>
      <text:p text:style-name="P1"><text:soft-page-break/><text:s text:c="2"/>300.404, 300.4662, 300.586, 300.7381, 300.8763, 301.0126, 301.1056, </text:p>
      <text:p text:style-name="P1"><text:s text:c="4"/>301.1421, 301.1479, 301.0846, 300.9998, 300.9552, 300.9214, 300.8662, </text:p>
      <text:p text:style-name="P1"><text:s text:c="4"/>300.7867, 300.6138, 300.3601, 300.0957, 299.8102, 299.5401, 299.2841, </text:p>
      <text:p text:style-name="P1"><text:s text:c="4"/>299.0397, 298.9123, 298.9177, 298.9843, 298.9697, 299.0598, 299.6015, </text:p>
      <text:p text:style-name="P1"><text:s text:c="4"/>298.1858, 297.1064, 302.2682, 302.9112, 303.3165, 303.1803, 302.8148, </text:p>
      <text:p text:style-name="P1"><text:s text:c="4"/>302.142, 301.841, 300.9772, 300.3675, 300.4683, 299.5826, 298.7102, </text:p>
      <text:p text:style-name="P1"><text:s text:c="4"/>298.189, 298.7376, 300.145, 302.2075, 301.2826, 300.8436, 300.2703, </text:p>
      <text:p text:style-name="P1"><text:s text:c="4"/>299.811, 300.9166, 300.6742, 300.4582, 300.3837, 300.3597, 300.3881, </text:p>
      <text:p text:style-name="P1"><text:s text:c="4"/>300.2985, 300.1053, 300.3405, 300.0912, 300.0423, 300.2908, 300.3334, </text:p>
      <text:p text:style-name="P1"><text:s text:c="4"/>299.4869, 299.399, 298.7035, 297.9806, 297.1673, 295.0756, 294.7181, </text:p>
      <text:p text:style-name="P1"><text:s text:c="4"/>296.2074, 295.1417, 295.952, 297.347, 298.3598, 297.7875, 297.6513, </text:p>
      <text:p text:style-name="P1"><text:s text:c="4"/>298.5096, 301.3103, 302.3217, 301.3151, 301.4676, 303.3753, 303.2345, </text:p>
      <text:p text:style-name="P1"><text:s text:c="4"/>302.9932, 302.649, 302.3184, 302.0602, 301.7688, 301.4754, 301.2137, </text:p>
      <text:p text:style-name="P1"><text:s text:c="4"/>300.9657, 300.7585, 300.6103, 300.5047, 300.4255,</text:p>
      <text:p text:style-name="P1"><text:s text:c="2"/>301.4925, 301.5607, 301.6999, 301.8628, 301.9709, 302.0383, 302.0635, </text:p>
      <text:p text:style-name="P1"><text:s text:c="4"/>302.051, 302.0399, 301.9633, 301.8617, 301.7805, 301.6936, 301.6001, </text:p>
      <text:p text:style-name="P1"><text:s text:c="4"/>301.4825, 301.3242, 301.1143, 300.8816, 300.5914, 300.32, 300.0854, </text:p>
      <text:p text:style-name="P1"><text:s text:c="4"/>299.869, 299.7249, 299.6627, 299.6705, 299.6094, 299.6471, 300.214, </text:p>
      <text:p text:style-name="P1"><text:s text:c="4"/>298.223, 297.4253, 303.6142, 305.9503, 305.9188, 305.3103, 305.8867, </text:p>
      <text:p text:style-name="P1"><text:s text:c="4"/>305.4923, 304.0959, 303.5618, 302.673, 302.6062, 301.4945, 299.8633, </text:p>
      <text:p text:style-name="P1"><text:s text:c="4"/>299.1138, 299.3758, 300.4378, 302.8643, 301.7549, 301.4049, 300.7087, </text:p>
      <text:p text:style-name="P1"><text:s text:c="4"/>300.9707, 301.6963, 301.2704, 301.1167, 301.0331, 301.0061, 300.9726, </text:p>
      <text:p text:style-name="P1"><text:s text:c="4"/>301.0451, 300.9791, 300.7678, 300.6901, 300.6503, 300.7448, 301.0361, </text:p>
      <text:p text:style-name="P1"><text:s text:c="4"/>300.8895, 300.6266, 299.9194, 299.0394, 298.0359, 294.9832, 294.4315, </text:p>
      <text:p text:style-name="P1"><text:s text:c="4"/>296.5834, 297.1053, 297.3591, 298.259, 301.1323, 301.5412, 300.1723, </text:p>
      <text:p text:style-name="P1"><text:s text:c="4"/>301.3314, 304.465, 304.333, 302.8366, 303.5912, 303.931, 303.714, </text:p>
      <text:p text:style-name="P1"><text:s text:c="4"/>303.4455, 303.1204, 302.8887, 302.7383, 302.5369, 302.3263, 302.1419, </text:p>
      <text:p text:style-name="P1"><text:s text:c="4"/>301.9279, 301.7599, 301.6248, 301.5189, 301.4847,</text:p>
      <text:p text:style-name="P1"><text:s text:c="2"/>302.3932, 302.4564, 302.5919, 302.7318, 302.7951, 302.8088, 302.8127, </text:p>
      <text:p text:style-name="P1"><text:s text:c="4"/>302.8192, 302.7964, 302.6691, 302.5227, 302.3986, 302.2964, 302.1736, </text:p>
      <text:p text:style-name="P1"><text:s text:c="4"/>302.058, 301.9338, 301.7921, 301.5923, 301.2932, 301.0175, 300.7839, </text:p>
      <text:p text:style-name="P1"><text:s text:c="4"/>300.5958, 300.4648, 300.3831, 300.3236, 300.2365, 300.2194, 300.8828, </text:p>
      <text:p text:style-name="P1"><text:s text:c="4"/>299.953, 298.6288, 305.5933, 308.0692, 308.1472, 308.7294, 307.9866, </text:p>
      <text:p text:style-name="P1"><text:s text:c="4"/>307.6784, 307.5076, 306.9739, 306.2788, 305.7382, 304.3524, 301.4487, </text:p>
      <text:p text:style-name="P1"><text:s text:c="4"/>300.7108, 300.4241, 300.1955, 303.5466, 302.3472, 301.9606, 302.1077, </text:p>
      <text:p text:style-name="P1"><text:s text:c="4"/>302.3608, 302.09, 302.0128, 302.0975, 301.9129, 301.7237, 301.6215, </text:p>
      <text:p text:style-name="P1"><text:s text:c="4"/>301.6055, 301.5458, 301.3645, 301.3813, 301.2918, 301.3294, 301.3886, </text:p>
      <text:p text:style-name="P1"><text:s text:c="4"/>301.5402, 302.0328, 300.9727, 299.0379, 298.0444, 297.3743, 300.2065, </text:p>
      <text:p text:style-name="P1"><text:s text:c="4"/>302.1515, 303.3056, 302.9102, 301.4202, 301.8095, 302.4615, 303.6374, </text:p>
      <text:p text:style-name="P1"><text:s text:c="4"/>305.097, 308.4037, 306.3125, 304.2713, 304.6599, 304.2842, 304.0264, </text:p>
      <text:p text:style-name="P1"><text:s text:c="4"/>303.7525, 303.5528, 303.4585, 303.3876, 303.2444, 303.0768, 302.9398, </text:p>
      <text:p text:style-name="P1"><text:s text:c="4"/>302.7689, 302.6131, 302.4971, 302.4028, 302.3737,</text:p>
      <text:p text:style-name="P1"><text:s text:c="2"/>303.1723, 303.2467, 303.3542, 303.4317, 303.4648, 303.4687, 303.4628, </text:p>
      <text:p text:style-name="P1"><text:s text:c="4"/>303.4619, 303.4029, 303.2306, 303.0592, 302.9329, 302.8218, 302.6891, </text:p>
      <text:p text:style-name="P1"><text:s text:c="4"/>302.587, 302.4811, 302.3643, 302.1883, 301.9267, 301.6698, 301.4516, </text:p>
      <text:p text:style-name="P1"><text:s text:c="4"/>301.3164, 301.2006, 301.0818, 300.9708, 300.8635, 300.7508, 300.9255, </text:p>
      <text:p text:style-name="P1"><text:s text:c="4"/>302.602, 300.4975, 307.571, 309.055, 310.5906, 311.1231, 310.134, </text:p>
      <text:p text:style-name="P1"><text:s text:c="4"/>309.8162, 309.6071, 308.9266, 308.1617, 306.5365, 305.1596, 302.9182, </text:p>
      <text:p text:style-name="P1"><text:s text:c="4"/>302.6462, 302.2462, 301.7589, 303.911, 302.9077, 302.5267, 302.6609, </text:p>
      <text:p text:style-name="P1"><text:s text:c="4"/>302.7888, 302.6455, 302.6761, 301.8804, 302.7662, 302.4595, 302.2896, </text:p>
      <text:p text:style-name="P1"><text:s text:c="4"/>302.3516, 302.3311, 302.128, 302.1451, 302.0094, 301.9526, 301.8122, </text:p>
      <text:p text:style-name="P1"><text:s text:c="4"/>301.8388, 302.9315, 304.9323, 303.6239, 302.0565, 303.0273, 306.1848, </text:p>
      <text:p text:style-name="P1"><text:s text:c="4"/>307.8463, 308.6978, 308.5761, 307.4062, 305.115, 303.364, 302.9748, </text:p>
      <text:p text:style-name="P1"><text:s text:c="4"/>307.4221, 311.1109, 308.8499, 305.2794, 305.0514, 304.5645, 304.3276, </text:p>
      <text:p text:style-name="P1"><text:s text:c="4"/>304.1291, 304.0595, 304.0051, 303.9424, 303.8399, 303.7138, 303.5961, </text:p>
      <text:p text:style-name="P1"><text:s text:c="4"/>303.4771, 303.3547, 303.2489, 303.1584, 303.1336,</text:p>
      <text:p text:style-name="P1"><text:s text:c="2"/>303.8845, 303.9551, 304.0112, 304.0283, 304.0515, 304.0422, 304, 303.9632, </text:p>
      <text:p text:style-name="P1"><text:s text:c="4"/>303.8682, 303.7261, 303.5533, 303.4336, 303.3287, 303.2032, 303.1046, </text:p>
      <text:p text:style-name="P1"><text:s text:c="4"/>302.9903, 302.8637, 302.7157, 302.5072, 302.2725, 302.0936, 301.9696, </text:p>
      <text:p text:style-name="P1"><text:soft-page-break/><text:s text:c="4"/>301.8531, 301.7294, 301.6049, 301.4756, 301.2719, 300.9999, 303.7091, </text:p>
      <text:p text:style-name="P1"><text:s text:c="4"/>304.2047, 309.1458, 311.2604, 312.7401, 313.1991, 312.128, 311.7664, </text:p>
      <text:p text:style-name="P1"><text:s text:c="4"/>311.4569, 310.4285, 308.6943, 306.5094, 304.7541, 304.8822, 304.6073, </text:p>
      <text:p text:style-name="P1"><text:s text:c="4"/>304.2105, 304.1352, 303.9173, 303.4087, 303.1532, 303.3302, 303.4903, </text:p>
      <text:p text:style-name="P1"><text:s text:c="4"/>303.3528, 303.4774, 303.5911, 303.4771, 303.0901, 303.0277, 303.4965, </text:p>
      <text:p text:style-name="P1"><text:s text:c="4"/>303.6445, 303.0616, 302.9045, 302.718, 302.6267, 302.353, 302.2292, </text:p>
      <text:p text:style-name="P1"><text:s text:c="4"/>303.898, 307.1171, 306.343, 305.6716, 308.2926, 311.7622, 312.6521, </text:p>
      <text:p text:style-name="P1"><text:s text:c="4"/>313.4608, 313.6636, 313.301, 309.2986, 305.1002, 303.9512, 310.352, </text:p>
      <text:p text:style-name="P1"><text:s text:c="4"/>312.7002, 309.699, 305.965, 305.5421, 304.8817, 304.6583, 304.5872, </text:p>
      <text:p text:style-name="P1"><text:s text:c="4"/>304.5804, 304.5325, 304.4695, 304.3932, 304.3121, 304.2271, 304.1371, </text:p>
      <text:p text:style-name="P1"><text:s text:c="4"/>304.0294, 303.9321, 303.8444, 303.8281,</text:p>
      <text:p text:style-name="P1"><text:s text:c="2"/>304.4926, 304.538, 304.5454, 304.5467, 304.5365, 304.5191, 304.4602, </text:p>
      <text:p text:style-name="P1"><text:s text:c="4"/>304.3636, 304.2481, 304.1227, 303.9876, 303.8908, 303.8098, 303.7125, </text:p>
      <text:p text:style-name="P1"><text:s text:c="4"/>303.6183, 303.4879, 303.3363, 303.1768, 303.0204, 302.8351, 302.6951, </text:p>
      <text:p text:style-name="P1"><text:s text:c="4"/>302.578, 302.4625, 302.3654, 302.2186, 302.0498, 301.734, 301.1535, </text:p>
      <text:p text:style-name="P1"><text:s text:c="4"/>303.786, 306.5418, 310.3822, 312.6382, 313.9294, 314.6789, 313.6726, </text:p>
      <text:p text:style-name="P1"><text:s text:c="4"/>313.2615, 312.6886, 310.9318, 308.9766, 306.4676, 305.6695, 304.9153, </text:p>
      <text:p text:style-name="P1"><text:s text:c="4"/>304.44, 304.2082, 304.2011, 304.2094, 304.0012, 303.8871, 304.3997, </text:p>
      <text:p text:style-name="P1"><text:s text:c="4"/>304.6559, 304.1312, 304.1804, 304.2427, 303.9638, 303.7573, 303.8492, </text:p>
      <text:p text:style-name="P1"><text:s text:c="4"/>304.4989, 304.7393, 304.0457, 303.6512, 303.4179, 303.3168, 302.9804, </text:p>
      <text:p text:style-name="P1"><text:s text:c="4"/>302.5607, 303.1416, 307.5396, 307.7579, 309.3795, 312.1993, 314.5543, </text:p>
      <text:p text:style-name="P1"><text:s text:c="4"/>315.9387, 316.2397, 316.3216, 315.5314, 311.905, 308.6113, 308.9452, </text:p>
      <text:p text:style-name="P1"><text:s text:c="4"/>310.2961, 312.9092, 309.3843, 307.8597, 306.1094, 305.2553, 305.1122, </text:p>
      <text:p text:style-name="P1"><text:s text:c="4"/>305.1522, 305.1507, 305.1149, 305.0475, 304.9643, 304.887, 304.8187, </text:p>
      <text:p text:style-name="P1"><text:s text:c="4"/>304.7459, 304.6501, 304.5701, 304.4764, 304.4521,</text:p>
      <text:p text:style-name="P1"><text:s text:c="2"/>304.9725, 304.9925, 305.0024, 305.0005, 304.9572, 304.914, 304.8263, </text:p>
      <text:p text:style-name="P1"><text:s text:c="4"/>304.7155, 304.5887, 304.4766, 304.3705, 304.2973, 304.2386, 304.1708, </text:p>
      <text:p text:style-name="P1"><text:s text:c="4"/>304.0788, 303.9269, 303.7501, 303.597, 303.4828, 303.3461, 303.2432, </text:p>
      <text:p text:style-name="P1"><text:s text:c="4"/>303.1449, 303.0281, 302.9197, 302.7872, 302.5869, 302.2029, 301.5983, </text:p>
      <text:p text:style-name="P1"><text:s text:c="4"/>303.4993, 308.2092, 311.6161, 314.5525, 315.1813, 315.6531, 314.7597, </text:p>
      <text:p text:style-name="P1"><text:s text:c="4"/>314.1417, 312.4877, 310.3255, 308.8789, 306.9, 305.3234, 304.6239, </text:p>
      <text:p text:style-name="P1"><text:s text:c="4"/>304.5459, 304.4776, 304.5173, 304.6176, 304.5582, 304.7529, 305.8865, </text:p>
      <text:p text:style-name="P1"><text:s text:c="4"/>305.8257, 305.0059, 304.8044, 304.7148, 304.524, 304.403, 304.4953, </text:p>
      <text:p text:style-name="P1"><text:s text:c="4"/>305.418, 305.4773, 304.7202, 304.3058, 304.1034, 303.9136, 303.4986, </text:p>
      <text:p text:style-name="P1"><text:s text:c="4"/>302.9143, 302.757, 305.5447, 308.9993, 310.82, 312.3563, 313.6576, </text:p>
      <text:p text:style-name="P1"><text:s text:c="4"/>315.5051, 317.1461, 317.9533, 316.3771, 311.2259, 308.4479, 312.3386, </text:p>
      <text:p text:style-name="P1"><text:s text:c="4"/>313.182, 313.1001, 309.1113, 306.1536, 306.4344, 305.6691, 305.6225, </text:p>
      <text:p text:style-name="P1"><text:s text:c="4"/>305.719, 305.724, 305.681, 305.6044, 305.5035, 305.4186, 305.3466, </text:p>
      <text:p text:style-name="P1"><text:s text:c="4"/>305.276, 305.1967, 305.1207, 305.0282, 304.9648,</text:p>
      <text:p text:style-name="P1"><text:s text:c="2"/>305.402, 305.398, 305.3856, 305.3893, 305.3398, 305.2772, 305.1555, </text:p>
      <text:p text:style-name="P1"><text:s text:c="4"/>305.0423, 304.9365, 304.8263, 304.7361, 304.6898, 304.6554, 304.5887, </text:p>
      <text:p text:style-name="P1"><text:s text:c="4"/>304.5032, 304.3409, 304.1518, 304.0195, 303.9145, 303.7959, 303.7083, </text:p>
      <text:p text:style-name="P1"><text:s text:c="4"/>303.6237, 303.5153, 303.3827, 303.2468, 303.0286, 302.6539, 302.2566, </text:p>
      <text:p text:style-name="P1"><text:s text:c="4"/>303.8281, 307.6006, 312.6904, 315.885, 315.761, 315.7244, 314.9475, </text:p>
      <text:p text:style-name="P1"><text:s text:c="4"/>314.1173, 311.6338, 309.5929, 308.5633, 305.8485, 305.0432, 304.9492, </text:p>
      <text:p text:style-name="P1"><text:s text:c="4"/>305.0543, 305.0447, 305.097, 305.1574, 305.1905, 305.6696, 305.5455, </text:p>
      <text:p text:style-name="P1"><text:s text:c="4"/>303.8185, 305.8385, 305.3702, 305.2319, 305.0904, 304.9955, 305.0169, </text:p>
      <text:p text:style-name="P1"><text:s text:c="4"/>305.5051, 305.9415, 305.2184, 304.8972, 304.7097, 304.5747, 304.3264, </text:p>
      <text:p text:style-name="P1"><text:s text:c="4"/>303.4923, 302.8759, 304.0966, 306.5509, 311.1372, 312.3787, 312.5758, </text:p>
      <text:p text:style-name="P1"><text:s text:c="4"/>314.0201, 317.6642, 318.7834, 316.4592, 309.5255, 310.4141, 314.0013, </text:p>
      <text:p text:style-name="P1"><text:s text:c="4"/>313.8343, 312.4105, 306.5376, 306.5799, 306.6553, 306.0663, 306.168, </text:p>
      <text:p text:style-name="P1"><text:s text:c="4"/>306.2337, 306.2313, 306.1682, 306.0974, 305.9838, 305.8923, 305.8106, </text:p>
      <text:p text:style-name="P1"><text:s text:c="4"/>305.7202, 305.6492, 305.602, 305.4779, 305.4037,</text:p>
      <text:p text:style-name="P1"><text:s text:c="2"/>305.793, 305.7721, 305.7561, 305.7526, 305.6936, 305.6067, 305.4712, </text:p>
      <text:p text:style-name="P1"><text:s text:c="4"/>305.3581, 305.2667, 305.1669, 305.1007, 305.0737, 305.0307, 304.981, </text:p>
      <text:p text:style-name="P1"><text:s text:c="4"/>304.9033, 304.7275, 304.5397, 304.4162, 304.3141, 304.1918, 304.1034, </text:p>
      <text:p text:style-name="P1"><text:s text:c="4"/>304.0089, 303.8991, 303.7737, 303.6276, 303.4248, 303.17, 303.0742, </text:p>
      <text:p text:style-name="P1"><text:s text:c="4"/>304.6709, 308.1934, 312.9722, 316.2485, 315.2207, 314.6257, 313.3659, </text:p>
      <text:p text:style-name="P1"><text:s text:c="4"/>312.5797, 310.4923, 309.0486, 307.1944, 305.5523, 305.4051, 305.5157, </text:p>
      <text:p text:style-name="P1"><text:soft-page-break/><text:s text:c="4"/>305.5919, 305.6141, 305.655, 305.6949, 305.7504, 306.1966, 306.7245, </text:p>
      <text:p text:style-name="P1"><text:s text:c="4"/>305.6434, 306.0965, 305.8599, 305.7422, 305.6573, 305.5815, 305.5727, </text:p>
      <text:p text:style-name="P1"><text:s text:c="4"/>305.6435, 305.831, 305.6382, 305.4086, 305.286, 305.5501, 305.9478, </text:p>
      <text:p text:style-name="P1"><text:s text:c="4"/>304.2789, 303.3677, 303.8051, 304.8992, 308.357, 310.9224, 314.8966, </text:p>
      <text:p text:style-name="P1"><text:s text:c="4"/>316.6524, 318.0301, 318.2951, 315.5474, 310.5353, 311.1164, 313.872, </text:p>
      <text:p text:style-name="P1"><text:s text:c="4"/>312.8519, 311.349, 306.4937, 307.4583, 306.8008, 306.5026, 306.662, </text:p>
      <text:p text:style-name="P1"><text:s text:c="4"/>306.7062, 306.6743, 306.5881, 306.5126, 306.4002, 306.2841, 306.1736, </text:p>
      <text:p text:style-name="P1"><text:s text:c="4"/>306.0853, 306.0358, 305.9889, 305.8928, 305.8192,</text:p>
      <text:p text:style-name="P1"><text:s text:c="2"/>306.1397, 306.1237, 306.1259, 306.0941, 306.0183, 305.9207, 305.7768, </text:p>
      <text:p text:style-name="P1"><text:s text:c="4"/>305.6834, 305.5992, 305.5179, 305.4766, 305.451, 305.3925, 305.3499, </text:p>
      <text:p text:style-name="P1"><text:s text:c="4"/>305.2586, 305.0873, 304.9131, 304.8024, 304.7059, 304.578, 304.4804, </text:p>
      <text:p text:style-name="P1"><text:s text:c="4"/>304.3548, 304.2347, 304.128, 304.0019, 303.8768, 303.7956, 303.9673, </text:p>
      <text:p text:style-name="P1"><text:s text:c="4"/>305.4629, 309.4149, 312.1405, 314.6445, 311.8576, 310.3925, 310.2556, </text:p>
      <text:p text:style-name="P1"><text:s text:c="4"/>309.7794, 309.0391, 308.059, 306.2278, 305.8257, 305.9623, 306.0388, </text:p>
      <text:p text:style-name="P1"><text:s text:c="4"/>306.0673, 306.0945, 306.1121, 306.1523, 306.2298, 306.4452, 307.0051, </text:p>
      <text:p text:style-name="P1"><text:s text:c="4"/>306.9147, 306.4468, 306.3267, 306.2484, 306.1839, 306.1249, 306.1198, </text:p>
      <text:p text:style-name="P1"><text:s text:c="4"/>306.0909, 306.1093, 306.085, 305.9398, 305.8574, 306.3817, 307.3975, </text:p>
      <text:p text:style-name="P1"><text:s text:c="4"/>304.9387, 303.9639, 304.1093, 304.4911, 306.3574, 307.9368, 311.7603, </text:p>
      <text:p text:style-name="P1"><text:s text:c="4"/>318.0685, 317.0407, 315.6154, 313.3521, 310.5539, 310.9767, 311.517, </text:p>
      <text:p text:style-name="P1"><text:s text:c="4"/>311.1901, 311.3466, 308.2443, 307.9484, 306.9277, 306.9186, 307.0369, </text:p>
      <text:p text:style-name="P1"><text:s text:c="4"/>307.0584, 307.0461, 306.9426, 306.8405, 306.7135, 306.5872, 306.4612, </text:p>
      <text:p text:style-name="P1"><text:s text:c="4"/>306.3861, 306.3406, 306.2981, 306.2335, 306.1732,</text:p>
      <text:p text:style-name="P1"><text:s text:c="2"/>306.4241, 306.4224, 306.435, 306.3828, 306.3121, 306.2129, 306.0985, </text:p>
      <text:p text:style-name="P1"><text:s text:c="4"/>306.0254, 305.9437, 305.887, 305.8355, 305.8195, 305.7668, 305.7096, </text:p>
      <text:p text:style-name="P1"><text:s text:c="4"/>305.6009, 305.4599, 305.313, 305.1972, 305.0974, 304.9678, 304.8728, </text:p>
      <text:p text:style-name="P1"><text:s text:c="4"/>304.7239, 304.6077, 304.5383, 304.4744, 304.4752, 304.5404, 304.9109, </text:p>
      <text:p text:style-name="P1"><text:s text:c="4"/>306.1291, 309.5733, 311.1585, 312.2444, 309.4855, 307.527, 307.5957, </text:p>
      <text:p text:style-name="P1"><text:s text:c="4"/>307.3599, 307.0542, 306.6434, 306.1975, 306.29, 306.3988, 306.4173, </text:p>
      <text:p text:style-name="P1"><text:s text:c="4"/>306.441, 306.4585, 306.4955, 306.6095, 306.7827, 306.8604, 306.9761, </text:p>
      <text:p text:style-name="P1"><text:s text:c="4"/>306.8456, 306.8192, 306.6998, 306.6312, 306.6164, 306.5747, 306.6, </text:p>
      <text:p text:style-name="P1"><text:s text:c="4"/>306.5642, 306.5537, 306.5408, 306.4155, 306.3263, 306.7904, 308.222, </text:p>
      <text:p text:style-name="P1"><text:s text:c="4"/>305.3534, 304.5306, 304.6887, 304.7744, 305.8727, 306.7667, 309.7962, </text:p>
      <text:p text:style-name="P1"><text:s text:c="4"/>318.3196, 316.5148, 313.3571, 310.9146, 309.6323, 309.516, 309.7551, </text:p>
      <text:p text:style-name="P1"><text:s text:c="4"/>310.4992, 311.7187, 309.7199, 307.5271, 307.2006, 307.2286, 307.3272, </text:p>
      <text:p text:style-name="P1"><text:s text:c="4"/>307.314, 307.2856, 307.1714, 307.0585, 306.9298, 306.8174, 306.6941, </text:p>
      <text:p text:style-name="P1"><text:s text:c="4"/>306.6039, 306.5587, 306.5558, 306.5102, 306.4725,</text:p>
      <text:p text:style-name="P1"><text:s text:c="2"/>306.657, 306.6489, 306.6721, 306.6457, 306.5927, 306.5123, 306.4289, </text:p>
      <text:p text:style-name="P1"><text:s text:c="4"/>306.36, 306.2934, 306.2455, 306.1898, 306.1727, 306.1384, 306.0657, </text:p>
      <text:p text:style-name="P1"><text:s text:c="4"/>305.9586, 305.8446, 305.7287, 305.6043, 305.5009, 305.3832, 305.3033, </text:p>
      <text:p text:style-name="P1"><text:s text:c="4"/>305.1698, 305.0872, 305.0671, 305.0857, 305.1656, 305.3306, 305.7937, </text:p>
      <text:p text:style-name="P1"><text:s text:c="4"/>306.7613, 309.0027, 311.3642, 310.7374, 308.648, 306.2415, 306.5864, </text:p>
      <text:p text:style-name="P1"><text:s text:c="4"/>306.634, 306.578, 306.548, 306.5643, 306.6296, 306.6713, 306.6819, </text:p>
      <text:p text:style-name="P1"><text:s text:c="4"/>306.7209, 306.7778, 306.9134, 307.2853, 307.7955, 307.7654, 307.3515, </text:p>
      <text:p text:style-name="P1"><text:s text:c="4"/>306.9855, 307.0613, 307.0011, 306.9476, 306.9605, 306.9274, 306.9431, </text:p>
      <text:p text:style-name="P1"><text:s text:c="4"/>306.9147, 306.9016, 306.8505, 306.7492, 306.6268, 306.8697, 307.3572, </text:p>
      <text:p text:style-name="P1"><text:s text:c="4"/>305.6062, 305.0332, 305.2439, 305.2345, 306.0322, 306.4748, 308.5468, </text:p>
      <text:p text:style-name="P1"><text:s text:c="4"/>315.6286, 316.6128, 312.7686, 309.605, 308.1192, 307.8697, 308.7781, </text:p>
      <text:p text:style-name="P1"><text:s text:c="4"/>310.5305, 311.8074, 308.7752, 307.4122, 307.4431, 307.4654, 307.5445, </text:p>
      <text:p text:style-name="P1"><text:s text:c="4"/>307.4757, 307.4474, 307.3353, 307.1976, 307.0819, 306.9639, 306.8626, </text:p>
      <text:p text:style-name="P1"><text:s text:c="4"/>306.7748, 306.7505, 306.7484, 306.72, 306.7116,</text:p>
      <text:p text:style-name="P1"><text:s text:c="2"/>306.8842, 306.8785, 306.8757, 306.8789, 306.8411, 306.8058, 306.7502, </text:p>
      <text:p text:style-name="P1"><text:s text:c="4"/>306.6864, 306.634, 306.589, 306.5183, 306.5112, 306.4863, 306.4029, </text:p>
      <text:p text:style-name="P1"><text:s text:c="4"/>306.3118, 306.2231, 306.1414, 306.0177, 305.9226, 305.8433, 305.8166, </text:p>
      <text:p text:style-name="P1"><text:s text:c="4"/>305.7274, 305.6746, 305.6736, 305.7357, 305.8525, 306.0099, 306.433, </text:p>
      <text:p text:style-name="P1"><text:s text:c="4"/>307.1675, 308.5409, 311.4445, 310.0081, 308.5909, 305.9819, 306.6204, </text:p>
      <text:p text:style-name="P1"><text:s text:c="4"/>306.7381, 306.7504, 306.7754, 306.8135, 306.8396, 306.8562, 306.8743, </text:p>
      <text:p text:style-name="P1"><text:s text:c="4"/>306.9505, 307.11, 307.4526, 308.3358, 309.9111, 309.2203, 309.066, </text:p>
      <text:p text:style-name="P1"><text:s text:c="4"/>307.569, 307.2029, 307.1641, 307.1751, 307.2014, 307.1755, 307.161, </text:p>
      <text:p text:style-name="P1"><text:s text:c="4"/>307.1006, 307.0829, 307.0132, 306.9532, 306.8181, 306.8304, 306.8013, </text:p>
      <text:p text:style-name="P1"><text:soft-page-break/><text:s text:c="4"/>305.8521, 305.5529, 305.6348, 305.734, 306.3616, 306.6431, 307.6024, </text:p>
      <text:p text:style-name="P1"><text:s text:c="4"/>311.0029, 314.2715, 313.0628, 310.1399, 307.5221, 307.0183, 307.3477, </text:p>
      <text:p text:style-name="P1"><text:s text:c="4"/>309.0649, 312.0076, 309.4545, 307.6317, 307.652, 307.6748, 307.6978, </text:p>
      <text:p text:style-name="P1"><text:s text:c="4"/>307.5755, 307.5371, 307.4002, 307.2754, 307.1727, 307.0805, 307.0042, </text:p>
      <text:p text:style-name="P1"><text:s text:c="4"/>306.9314, 306.9017, 306.9033, 306.8955, 306.9278,</text:p>
      <text:p text:style-name="P1"><text:s text:c="2"/>307.0728, 307.068, 307.0689, 307.0852, 307.0591, 307.0387, 307.0068, </text:p>
      <text:p text:style-name="P1"><text:s text:c="4"/>306.9653, 306.9088, 306.878, 306.8066, 306.816, 306.7869, 306.7234, </text:p>
      <text:p text:style-name="P1"><text:s text:c="4"/>306.6468, 306.5804, 306.5282, 306.4389, 306.3678, 306.3359, 306.3531, </text:p>
      <text:p text:style-name="P1"><text:s text:c="4"/>306.2888, 306.2434, 306.2336, 306.2946, 306.3866, 306.4753, 306.7495, </text:p>
      <text:p text:style-name="P1"><text:s text:c="4"/>307.1987, 308.0828, 310.3938, 309.3948, 308.7704, 306.0202, 306.7711, </text:p>
      <text:p text:style-name="P1"><text:s text:c="4"/>306.9163, 306.9382, 306.962, 306.9846, 306.9869, 307.0004, 307.0543, </text:p>
      <text:p text:style-name="P1"><text:s text:c="4"/>307.1587, 307.4917, 308.0983, 309.6491, 310.0858, 310.3894, 311.3826, </text:p>
      <text:p text:style-name="P1"><text:s text:c="4"/>310.9205, 307.621, 307.2633, 307.3468, 307.3657, 307.34, 307.3098, </text:p>
      <text:p text:style-name="P1"><text:s text:c="4"/>307.2732, 307.2615, 307.166, 307.0991, 306.9604, 306.8557, 306.6633, </text:p>
      <text:p text:style-name="P1"><text:s text:c="4"/>306.1765, 306.1158, 306.2829, 307.0228, 307.2579, 306.9231, 307.2926, </text:p>
      <text:p text:style-name="P1"><text:s text:c="4"/>308.6615, 310.0735, 310.5145, 310.3192, 306.6024, 305.6088, 306.7106, </text:p>
      <text:p text:style-name="P1"><text:s text:c="4"/>309.4863, 311.2832, 310.7432, 308.0748, 307.8444, 308.3411, 308.2288, </text:p>
      <text:p text:style-name="P1"><text:s text:c="4"/>307.7615, 307.571, 307.4341, 307.3255, 307.2702, 307.2083, 307.1638, </text:p>
      <text:p text:style-name="P1"><text:s text:c="4"/>307.0911, 307.0468, 307.0391, 307.0638, 307.0946,</text:p>
      <text:p text:style-name="P1"><text:s text:c="2"/>307.2368, 307.2397, 307.2234, 307.2221, 307.1976, 307.1806, 307.1451, </text:p>
      <text:p text:style-name="P1"><text:s text:c="4"/>307.142, 307.1247, 307.0916, 307.0497, 307.0483, 307.0146, 306.9719, </text:p>
      <text:p text:style-name="P1"><text:s text:c="4"/>306.9156, 306.8879, 306.8731, 306.8218, 306.7917, 306.7957, 306.81, </text:p>
      <text:p text:style-name="P1"><text:s text:c="4"/>306.75, 306.6846, 306.6691, 306.7147, 306.7698, 306.7894, 306.8999, </text:p>
      <text:p text:style-name="P1"><text:s text:c="4"/>307.0986, 307.5866, 308.9954, 307.7192, 308.9962, 306.7922, 306.9246, </text:p>
      <text:p text:style-name="P1"><text:s text:c="4"/>307.0685, 307.1005, 307.1294, 307.1403, 307.1223, 307.1226, 307.1519, </text:p>
      <text:p text:style-name="P1"><text:s text:c="4"/>307.2485, 307.6856, 308.9465, 309.705, 310.0323, 311.0578, 311.6965, </text:p>
      <text:p text:style-name="P1"><text:s text:c="4"/>311.5862, 309.327, 307.5788, 307.3548, 307.4577, 307.4734, 307.4909, </text:p>
      <text:p text:style-name="P1"><text:s text:c="4"/>307.5029, 307.4907, 307.3717, 307.2533, 307.1024, 306.9471, 306.8031, </text:p>
      <text:p text:style-name="P1"><text:s text:c="4"/>306.5966, 306.7311, 307.3946, 310.6667, 310.3737, 307.903, 307.5687, </text:p>
      <text:p text:style-name="P1"><text:s text:c="4"/>308.2461, 308.8302, 308.7272, 309.3464, 307.7674, 305.1604, 307.6744, </text:p>
      <text:p text:style-name="P1"><text:s text:c="4"/>310.3407, 310.31, 310.4085, 308.7478, 308.0876, 309.5148, 307.9565, </text:p>
      <text:p text:style-name="P1"><text:s text:c="4"/>308.0365, 307.6109, 307.4796, 307.4149, 307.356, 307.3154, 307.2886, </text:p>
      <text:p text:style-name="P1"><text:s text:c="4"/>307.206, 307.1687, 307.1799, 307.1912, 307.219,</text:p>
      <text:p text:style-name="P1"><text:s text:c="2"/>307.3586, 307.371, 307.3278, 307.3012, 307.2603, 307.2452, 307.2441, </text:p>
      <text:p text:style-name="P1"><text:s text:c="4"/>307.2779, 307.2513, 307.2274, 307.1994, 307.1773, 307.1627, 307.1378, </text:p>
      <text:p text:style-name="P1"><text:s text:c="4"/>307.0893, 307.0992, 307.1088, 307.098, 307.0866, 307.0992, 307.1191, </text:p>
      <text:p text:style-name="P1"><text:s text:c="4"/>307.0709, 306.9995, 306.9723, 307.0065, 307.0335, 306.9952, 306.9966, </text:p>
      <text:p text:style-name="P1"><text:s text:c="4"/>307.0379, 307.213, 307.9218, 307.1184, 307.39, 308.9879, 307.241, </text:p>
      <text:p text:style-name="P1"><text:s text:c="4"/>307.156, 307.192, 307.2286, 307.2469, 307.2241, 307.1948, 307.1844, </text:p>
      <text:p text:style-name="P1"><text:s text:c="4"/>307.2683, 307.7316, 308.7818, 309.2288, 309.4472, 310.156, 310.6194, </text:p>
      <text:p text:style-name="P1"><text:s text:c="4"/>311.4962, 310.7724, 309.2255, 307.362, 307.5472, 307.6099, 307.6804, </text:p>
      <text:p text:style-name="P1"><text:s text:c="4"/>307.7552, 307.7343, 307.5803, 307.3755, 307.2244, 307.1644, 307.1277, </text:p>
      <text:p text:style-name="P1"><text:s text:c="4"/>307.0701, 307.2506, 308.0587, 310.5605, 310.8238, 310.2645, 309.0793, </text:p>
      <text:p text:style-name="P1"><text:s text:c="4"/>309.1849, 309.1477, 308.2708, 308.4599, 308.0899, 305.8622, 307.9824, </text:p>
      <text:p text:style-name="P1"><text:s text:c="4"/>310.4496, 309.5328, 309.2305, 308.3013, 308.0816, 309.1873, 307.0434, </text:p>
      <text:p text:style-name="P1"><text:s text:c="4"/>308.0538, 307.7727, 307.545, 307.5087, 307.4433, 307.4058, 307.3749, </text:p>
      <text:p text:style-name="P1"><text:s text:c="4"/>307.3006, 307.29, 307.3003, 307.2921, 307.3341,</text:p>
      <text:p text:style-name="P1"><text:s text:c="2"/>307.4415, 307.4726, 307.4036, 307.3521, 307.3299, 307.3249, 307.3357, </text:p>
      <text:p text:style-name="P1"><text:s text:c="4"/>307.3669, 307.3418, 307.3326, 307.2776, 307.2146, 307.1948, 307.1466, </text:p>
      <text:p text:style-name="P1"><text:s text:c="4"/>307.1154, 307.1126, 307.1605, 307.1736, 307.2158, 307.2227, 307.2294, </text:p>
      <text:p text:style-name="P1"><text:s text:c="4"/>307.1995, 307.1296, 307.1174, 307.1415, 307.1703, 307.1214, 307.0835, </text:p>
      <text:p text:style-name="P1"><text:s text:c="4"/>307.0603, 307.053, 307.1924, 307.5221, 307.2504, 309.0333, 307.2153, </text:p>
      <text:p text:style-name="P1"><text:s text:c="4"/>307.1615, 307.1924, 307.2315, 307.2545, 307.2376, 307.1864, 307.1216, </text:p>
      <text:p text:style-name="P1"><text:s text:c="4"/>307.2015, 307.666, 308.7836, 309.0244, 308.7336, 308.5223, 309.2969, </text:p>
      <text:p text:style-name="P1"><text:s text:c="4"/>309.7198, 309.9997, 309.4978, 307.3923, 307.5291, 307.6276, 307.6892, </text:p>
      <text:p text:style-name="P1"><text:s text:c="4"/>307.7737, 307.7783, 307.6497, 307.4799, 307.4297, 307.4595, 307.4906, </text:p>
      <text:p text:style-name="P1"><text:s text:c="4"/>307.4708, 307.5391, 308.0443, 310.0382, 310.4395, 309.6527, 308.9738, </text:p>
      <text:p text:style-name="P1"><text:s text:c="4"/>310.1453, 309.8138, 308.1526, 307.9832, 308.0927, 306.9333, 307.6461, </text:p>
      <text:p text:style-name="P1"><text:s text:c="4"/>310.7405, 309.2692, 308.368, 307.9662, 308.0227, 308.51, 307.2305, </text:p>
      <text:p text:style-name="P1"><text:soft-page-break/><text:s text:c="4"/>307.8578, 308.0831, 307.6151, 307.5749, 307.5495, 307.5046, 307.4887, </text:p>
      <text:p text:style-name="P1"><text:s text:c="4"/>307.4308, 307.4099, 307.4003, 307.4089, 307.4311,</text:p>
      <text:p text:style-name="P1"><text:s text:c="2"/>307.5341, 307.5535, 307.4675, 307.4247, 307.4261, 307.4417, 307.451, </text:p>
      <text:p text:style-name="P1"><text:s text:c="4"/>307.4792, 307.4327, 307.4206, 307.3746, 307.2597, 307.1929, 307.1011, </text:p>
      <text:p text:style-name="P1"><text:s text:c="4"/>307.0478, 307.0434, 307.0918, 307.0818, 307.0943, 307.1012, 307.1148, </text:p>
      <text:p text:style-name="P1"><text:s text:c="4"/>307.0662, 307.0411, 307.0571, 307.0993, 307.1169, 307.1302, 307.0822, </text:p>
      <text:p text:style-name="P1"><text:s text:c="4"/>307.085, 307.0076, 306.8976, 307.3334, 308.2299, 308.0653, 307.1075, </text:p>
      <text:p text:style-name="P1"><text:s text:c="4"/>307.123, 307.1229, 307.1497, 307.1694, 307.1921, 307.2039, 307.1851, </text:p>
      <text:p text:style-name="P1"><text:s text:c="4"/>307.2584, 307.7811, 309.6599, 309.6371, 308.6163, 307.8624, 307.7231, </text:p>
      <text:p text:style-name="P1"><text:s text:c="4"/>307.0181, 307.5733, 309.0779, 307.7903, 307.4696, 307.5474, 307.5643, </text:p>
      <text:p text:style-name="P1"><text:s text:c="4"/>307.6651, 307.9167, 307.6978, 307.5843, 307.6278, 307.6776, 307.7141, </text:p>
      <text:p text:style-name="P1"><text:s text:c="4"/>307.7011, 307.6728, 307.8213, 308.524, 309.2224, 308.1537, 308.9667, </text:p>
      <text:p text:style-name="P1"><text:s text:c="4"/>308.8982, 308.8181, 307.9053, 307.8145, 308.023, 308.1292, 309.4952, </text:p>
      <text:p text:style-name="P1"><text:s text:c="4"/>310.3405, 308.3711, 307.8002, 307.8655, 308.0156, 308.2454, 307.313, </text:p>
      <text:p text:style-name="P1"><text:s text:c="4"/>307.7554, 308.304, 307.6882, 307.6791, 307.6739, 307.6387, 307.6144, </text:p>
      <text:p text:style-name="P1"><text:s text:c="4"/>307.5549, 307.5233, 307.5072, 307.535, 307.5168,</text:p>
      <text:p text:style-name="P1"><text:s text:c="2"/>307.6481, 307.6364, 307.5712, 307.5266, 307.5354, 307.5653, 307.5934, </text:p>
      <text:p text:style-name="P1"><text:s text:c="4"/>307.6126, 307.5744, 307.5007, 307.4073, 307.2692, 307.1593, 307.0457, </text:p>
      <text:p text:style-name="P1"><text:s text:c="4"/>306.9646, 306.9159, 306.8784, 306.856, 306.8372, 306.8381, 306.8432, </text:p>
      <text:p text:style-name="P1"><text:s text:c="4"/>306.8261, 306.7928, 306.8017, 306.8499, 306.9205, 306.9387, 306.9098, </text:p>
      <text:p text:style-name="P1"><text:s text:c="4"/>306.9393, 306.9458, 306.9249, 306.853, 307.2402, 307.2104, 307.0623, </text:p>
      <text:p text:style-name="P1"><text:s text:c="4"/>307.0575, 307.0649, 307.1188, 307.1348, 307.2043, 307.3113, 307.3524, </text:p>
      <text:p text:style-name="P1"><text:s text:c="4"/>307.4576, 308.8777, 311.3442, 310.7007, 308.9488, 307.9418, 306.6307, </text:p>
      <text:p text:style-name="P1"><text:s text:c="4"/>304.8029, 306.1201, 308.6088, 308.7588, 307.652, 307.4661, 307.442, </text:p>
      <text:p text:style-name="P1"><text:s text:c="4"/>307.7506, 308.4574, 307.7978, 307.6318, 307.6967, 307.7299, 307.7682, </text:p>
      <text:p text:style-name="P1"><text:s text:c="4"/>307.7874, 307.7515, 307.7421, 307.8555, 308.0333, 308.4195, 308.6777, </text:p>
      <text:p text:style-name="P1"><text:s text:c="4"/>308.282, 308.1315, 307.7473, 307.7549, 307.8195, 308.7124, 310.2407, </text:p>
      <text:p text:style-name="P1"><text:s text:c="4"/>309.2209, 307.8295, 307.7635, 307.8488, 308.0565, 307.8216, 307.555, </text:p>
      <text:p text:style-name="P1"><text:s text:c="4"/>307.9804, 308.6118, 307.7807, 307.7397, 307.7248, 307.6949, 307.6651, </text:p>
      <text:p text:style-name="P1"><text:s text:c="4"/>307.6213, 307.6326, 307.6416, 307.6451, 307.6227,</text:p>
      <text:p text:style-name="P1"><text:s text:c="2"/>307.7561, 307.7318, 307.7182, 307.7116, 307.7203, 307.7406, 307.7533, </text:p>
      <text:p text:style-name="P1"><text:s text:c="4"/>307.7072, 307.6186, 307.5038, 307.366, 307.2123, 307.0718, 306.9126, </text:p>
      <text:p text:style-name="P1"><text:s text:c="4"/>306.7747, 306.6469, 306.5415, 306.4448, 306.3704, 306.3245, 306.3051, </text:p>
      <text:p text:style-name="P1"><text:s text:c="4"/>306.3257, 306.3404, 306.3744, 306.4522, 306.5832, 306.6729, 306.6962, </text:p>
      <text:p text:style-name="P1"><text:s text:c="4"/>306.7645, 306.8476, 306.8748, 306.8934, 306.884, 306.9109, 306.9612, </text:p>
      <text:p text:style-name="P1"><text:s text:c="4"/>306.9776, 307.0457, 307.1838, 307.1768, 307.2288, 307.357, 307.4665, </text:p>
      <text:p text:style-name="P1"><text:s text:c="4"/>307.6119, 310.1515, 312.2272, 310.9359, 309.1306, 308.1394, 306.6502, </text:p>
      <text:p text:style-name="P1"><text:s text:c="4"/>304.7307, 305.7401, 308.0887, 308.8827, 307.8093, 307.7879, 307.8467, </text:p>
      <text:p text:style-name="P1"><text:s text:c="4"/>308.2365, 309.0801, 307.7607, 307.5656, 307.6608, 307.6906, 307.7141, </text:p>
      <text:p text:style-name="P1"><text:s text:c="4"/>307.7289, 307.7535, 307.7472, 307.7655, 307.777, 307.7971, 307.8278, </text:p>
      <text:p text:style-name="P1"><text:s text:c="4"/>307.7715, 307.7779, 307.7424, 307.7332, 307.7281, 308.0894, 308.2721, </text:p>
      <text:p text:style-name="P1"><text:s text:c="4"/>307.9764, 307.7177, 307.7553, 307.9301, 307.9068, 307.6104, 307.8633, </text:p>
      <text:p text:style-name="P1"><text:s text:c="4"/>307.9848, 308.3666, 307.8311, 307.8183, 307.7828, 307.7524, 307.7461, </text:p>
      <text:p text:style-name="P1"><text:s text:c="4"/>307.7228, 307.7338, 307.7618, 307.7754, 307.791,</text:p>
      <text:p text:style-name="P1"><text:s text:c="2"/>307.8004, 307.7573, 307.7334, 307.7109, 307.6782, 307.6431, 307.5806, </text:p>
      <text:p text:style-name="P1"><text:s text:c="4"/>307.4604, 307.3117, 307.129, 306.985, 306.7438, 306.5815, 306.3535, </text:p>
      <text:p text:style-name="P1"><text:s text:c="4"/>306.1909, 306.0024, 305.8449, 305.7328, 305.6387, 305.5757, 305.5644, </text:p>
      <text:p text:style-name="P1"><text:s text:c="4"/>305.6417, 305.6914, 305.7184, 305.8514, 306.0473, 306.1567, 306.3141, </text:p>
      <text:p text:style-name="P1"><text:s text:c="4"/>306.482, 306.6863, 306.8453, 306.9263, 306.8651, 306.792, 306.8266, </text:p>
      <text:p text:style-name="P1"><text:s text:c="4"/>306.8854, 307.0196, 307.5121, 307.5716, 307.3641, 307.104, 307.3426, </text:p>
      <text:p text:style-name="P1"><text:s text:c="4"/>307.7074, 311.1511, 311.761, 310.3691, 309.2172, 308.4894, 307.2245, </text:p>
      <text:p text:style-name="P1"><text:s text:c="4"/>305.7621, 306.2484, 307.5045, 308.3508, 308.6483, 308.9911, 308.634, </text:p>
      <text:p text:style-name="P1"><text:s text:c="4"/>307.9957, 308.5537, 307.7656, 307.4862, 307.5941, 307.6747, 307.7137, </text:p>
      <text:p text:style-name="P1"><text:s text:c="4"/>307.7066, 307.7238, 307.7434, 307.7759, 307.7663, 307.7419, 307.7412, </text:p>
      <text:p text:style-name="P1"><text:s text:c="4"/>307.7368, 307.7571, 307.7426, 307.7048, 307.6884, 307.7454, 307.7133, </text:p>
      <text:p text:style-name="P1"><text:s text:c="4"/>307.7154, 307.7173, 307.8007, 307.9836, 307.5947, 307.2148, 307.6717, </text:p>
      <text:p text:style-name="P1"><text:s text:c="4"/>308.4956, 308.1023, 307.8217, 307.8382, 307.8211, 307.8269, 307.8373, </text:p>
      <text:p text:style-name="P1"><text:s text:c="4"/>307.8292, 307.8202, 307.8232, 307.8412, 307.8328,</text:p>
      <text:p text:style-name="P1"><text:s text:c="2"/>307.6138, 307.5285, 307.4872, 307.3913, 307.294, 307.1778, 307.0365, </text:p>
      <text:p text:style-name="P1"><text:soft-page-break/><text:s text:c="4"/>306.8276, 306.6481, 306.3932, 306.2289, 305.9343, 305.7405, 305.5187, </text:p>
      <text:p text:style-name="P1"><text:s text:c="4"/>305.3119, 305.1313, 304.9389, 304.7839, 304.7102, 304.6409, 304.6492, </text:p>
      <text:p text:style-name="P1"><text:s text:c="4"/>304.7386, 304.7737, 304.6958, 304.8859, 305.1605, 305.213, 305.5073, </text:p>
      <text:p text:style-name="P1"><text:s text:c="4"/>305.6856, 306.075, 306.3869, 306.6928, 306.9058, 306.8735, 306.7685, </text:p>
      <text:p text:style-name="P1"><text:s text:c="4"/>306.7974, 307.0623, 308.6399, 308.8453, 308.1428, 307.6817, 307.3268, </text:p>
      <text:p text:style-name="P1"><text:s text:c="4"/>307.6492, 311.4595, 310.2538, 309.4503, 309.3202, 308.8879, 307.8701, </text:p>
      <text:p text:style-name="P1"><text:s text:c="4"/>306.8789, 307.713, 307.6974, 307.1512, 308.0086, 309.0128, 309.0222, </text:p>
      <text:p text:style-name="P1"><text:s text:c="4"/>307.8867, 307.837, 308.0754, 307.4935, 307.577, 307.6013, 307.6543, </text:p>
      <text:p text:style-name="P1"><text:s text:c="4"/>307.6728, 307.6906, 307.7068, 307.7328, 307.7284, 307.7433, 307.7404, </text:p>
      <text:p text:style-name="P1"><text:s text:c="4"/>307.7353, 307.7251, 307.6884, 307.6876, 307.6701, 307.6961, 307.6773, </text:p>
      <text:p text:style-name="P1"><text:s text:c="4"/>307.7209, 307.7548, 307.796, 307.9417, 308.0108, 307.6345, 308.3682, </text:p>
      <text:p text:style-name="P1"><text:s text:c="4"/>308.2965, 307.8549, 307.8015, 307.8364, 307.8314, 307.8443, 307.8267, </text:p>
      <text:p text:style-name="P1"><text:s text:c="4"/>307.8053, 307.7906, 307.7548, 307.7424, 307.6693,</text:p>
      <text:p text:style-name="P1"><text:s text:c="2"/>307.2252, 307.0656, 307.0329, 306.9167, 306.771, 306.657, 306.4569, </text:p>
      <text:p text:style-name="P1"><text:s text:c="4"/>306.2414, 306.0493, 305.7971, 305.5834, 305.3124, 305.0667, 304.8615, </text:p>
      <text:p text:style-name="P1"><text:s text:c="4"/>304.6223, 304.4079, 304.1898, 304.0063, 303.932, 303.9122, 303.8557, </text:p>
      <text:p text:style-name="P1"><text:s text:c="4"/>303.8676, 303.8247, 303.5664, 303.6417, 303.9227, 303.8649, 304.2131, </text:p>
      <text:p text:style-name="P1"><text:s text:c="4"/>304.2558, 304.7331, 305.0644, 305.5919, 306.1411, 306.4984, 306.7297, </text:p>
      <text:p text:style-name="P1"><text:s text:c="4"/>306.762, 307.0561, 308.1707, 307.6295, 309.0698, 310.1711, 308.8707, </text:p>
      <text:p text:style-name="P1"><text:s text:c="4"/>307.8363, 311.0355, 311.2483, 309.4514, 309.321, 309.0402, 308.3719, </text:p>
      <text:p text:style-name="P1"><text:s text:c="4"/>308.003, 309.2044, 308.4955, 307.0132, 307.7462, 308.8406, 308.4604, </text:p>
      <text:p text:style-name="P1"><text:s text:c="4"/>307.797, 307.9466, 309.1703, 307.5612, 307.5156, 307.5348, 307.5909, </text:p>
      <text:p text:style-name="P1"><text:s text:c="4"/>307.6274, 307.6689, 307.6794, 307.7057, 307.7047, 307.7112, 307.7064, </text:p>
      <text:p text:style-name="P1"><text:s text:c="4"/>307.7122, 307.6883, 307.6642, 307.6676, 307.6809, 307.7257, 307.734, </text:p>
      <text:p text:style-name="P1"><text:s text:c="4"/>307.769, 307.7585, 307.7583, 308.2051, 308.4601, 308.4072, 308.1492, </text:p>
      <text:p text:style-name="P1"><text:s text:c="4"/>307.8065, 307.7383, 307.7812, 307.7624, 307.733, 307.6897, 307.6346, </text:p>
      <text:p text:style-name="P1"><text:s text:c="4"/>307.5809, 307.5122, 307.4896, 307.4226, 307.2977,</text:p>
      <text:p text:style-name="P1"><text:s text:c="2"/>306.9091, 306.718, 306.6448, 306.5796, 306.3851, 306.2759, 306.0594, </text:p>
      <text:p text:style-name="P1"><text:s text:c="4"/>305.8811, 305.6834, 305.4356, 305.2097, 304.9895, 304.7513, 304.556, </text:p>
      <text:p text:style-name="P1"><text:s text:c="4"/>304.3089, 304.0627, 303.8548, 303.6711, 303.5216, 303.5297, 303.4029, </text:p>
      <text:p text:style-name="P1"><text:s text:c="4"/>303.2876, 303.1836, 302.7934, 302.7653, 302.9777, 302.8948, 303.1093, </text:p>
      <text:p text:style-name="P1"><text:s text:c="4"/>302.9854, 303.2167, 303.3817, 303.7906, 304.4551, 305.024, 305.627, </text:p>
      <text:p text:style-name="P1"><text:s text:c="4"/>306.411, 306.9786, 307.6164, 307.0773, 309.7817, 312.181, 311.0192, </text:p>
      <text:p text:style-name="P1"><text:s text:c="4"/>308.9568, 310.556, 311.4888, 311.1722, 310.2231, 308.9294, 308.3234, </text:p>
      <text:p text:style-name="P1"><text:s text:c="4"/>309.0658, 310.4785, 309.2824, 307.5014, 307.9955, 308.7878, 308.1563, </text:p>
      <text:p text:style-name="P1"><text:s text:c="4"/>308.4615, 309.1714, 310.2639, 307.5856, 307.4581, 307.4991, 307.5333, </text:p>
      <text:p text:style-name="P1"><text:s text:c="4"/>307.5832, 307.6416, 307.6808, 307.7097, 307.7042, 307.6968, 307.6742, </text:p>
      <text:p text:style-name="P1"><text:s text:c="4"/>307.7186, 307.6888, 307.6472, 307.641, 307.6862, 307.7484, 307.7521, </text:p>
      <text:p text:style-name="P1"><text:s text:c="4"/>307.7736, 307.7706, 307.7541, 307.7624, 307.7741, 307.7401, 307.7133, </text:p>
      <text:p text:style-name="P1"><text:s text:c="4"/>307.6829, 307.6617, 307.6643, 307.603, 307.5405, 307.4683, 307.3826, </text:p>
      <text:p text:style-name="P1"><text:s text:c="4"/>307.3168, 307.1909, 307.1598, 307.0533, 306.9619,</text:p>
      <text:p text:style-name="P1"><text:s text:c="2"/>306.8601, 306.6973, 306.6235, 306.5784, 306.3137, 306.2499, 306.0188, </text:p>
      <text:p text:style-name="P1"><text:s text:c="4"/>305.9025, 305.7188, 305.4796, 305.2632, 305.0771, 304.7916, 304.5699, </text:p>
      <text:p text:style-name="P1"><text:s text:c="4"/>304.2862, 304.0061, 303.7656, 303.5599, 303.3152, 303.2403, 303.0674, </text:p>
      <text:p text:style-name="P1"><text:s text:c="4"/>302.8206, 302.5599, 302.3417, 302.1739, 302.2686, 302.2066, 302.2821, </text:p>
      <text:p text:style-name="P1"><text:s text:c="4"/>302.1286, 302.1567, 302.1675, 302.3142, 302.7545, 303.2484, 303.8468, </text:p>
      <text:p text:style-name="P1"><text:s text:c="4"/>305.4057, 306.917, 307.7547, 308.4774, 310.6424, 313.9671, 312.363, </text:p>
      <text:p text:style-name="P1"><text:s text:c="4"/>310.0566, 311.5254, 311.4319, 312.9735, 312.463, 309.7336, 308.3911, </text:p>
      <text:p text:style-name="P1"><text:s text:c="4"/>310.2724, 311.3262, 309.3977, 308.0513, 308.8355, 309.2637, 308.7469, </text:p>
      <text:p text:style-name="P1"><text:s text:c="4"/>309.6099, 311.0462, 309.7126, 307.5001, 307.43, 307.499, 307.5161, </text:p>
      <text:p text:style-name="P1"><text:s text:c="4"/>307.5355, 307.6032, 307.6517, 307.6714, 307.6645, 307.668, 307.692, </text:p>
      <text:p text:style-name="P1"><text:s text:c="4"/>307.7184, 307.7097, 307.6543, 307.6364, 307.6716, 307.7199, 307.7196, </text:p>
      <text:p text:style-name="P1"><text:s text:c="4"/>307.7497, 307.749, 307.7456, 307.7167, 307.7248, 307.7048, 307.7084, </text:p>
      <text:p text:style-name="P1"><text:s text:c="4"/>307.67, 307.6309, 307.6035, 307.5505, 307.4694, 307.4224, 307.3479, </text:p>
      <text:p text:style-name="P1"><text:s text:c="4"/>307.2849, 307.1466, 307.1228, 307.0045, 306.9342,</text:p>
      <text:p text:style-name="P1"><text:s text:c="2"/>307.1416, 307.0464, 306.9573, 306.9137, 306.6692, 306.6426, 306.4138, </text:p>
      <text:p text:style-name="P1"><text:s text:c="4"/>306.3121, 306.1218, 305.887, 305.6722, 305.4568, 305.1646, 304.9104, </text:p>
      <text:p text:style-name="P1"><text:s text:c="4"/>304.5781, 304.2911, 304.0049, 303.7698, 303.4459, 303.285, 303.0972, </text:p>
      <text:p text:style-name="P1"><text:s text:c="4"/>302.844, 302.5512, 302.5067, 302.2596, 302.3176, 302.2798, 302.3263, </text:p>
      <text:p text:style-name="P1"><text:soft-page-break/><text:s text:c="4"/>302.1352, 302.1112, 302.104, 302.1104, 302.2197, 302.4038, 302.7785, </text:p>
      <text:p text:style-name="P1"><text:s text:c="4"/>304.6107, 307.3252, 307.8687, 309.574, 311.1433, 314.303, 314.3455, </text:p>
      <text:p text:style-name="P1"><text:s text:c="4"/>312.6956, 312.2735, 312.5541, 313.8741, 312.4317, 311.5518, 309.771, </text:p>
      <text:p text:style-name="P1"><text:s text:c="4"/>310.9811, 312.065, 310.0464, 309.0807, 309.8818, 310.2631, 310.0264, </text:p>
      <text:p text:style-name="P1"><text:s text:c="4"/>311.5868, 311.9634, 307.6662, 307.416, 307.4995, 307.5421, 307.5616, </text:p>
      <text:p text:style-name="P1"><text:s text:c="4"/>307.5785, 307.6162, 307.6335, 307.6376, 307.6572, 307.6658, 307.7091, </text:p>
      <text:p text:style-name="P1"><text:s text:c="4"/>307.7399, 307.7612, 307.745, 307.7202, 307.7043, 307.7548, 307.7618, </text:p>
      <text:p text:style-name="P1"><text:s text:c="4"/>307.7663, 307.7513, 307.7401, 307.7274, 307.7483, 307.728, 307.7236, </text:p>
      <text:p text:style-name="P1"><text:s text:c="4"/>307.6778, 307.6675, 307.6429, 307.6071, 307.5547, 307.5515, 307.4893, </text:p>
      <text:p text:style-name="P1"><text:s text:c="4"/>307.4553, 307.3479, 307.3478, 307.2528, 307.2002,</text:p>
      <text:p text:style-name="P1"><text:s text:c="2"/>307.4036, 307.3703, 307.3134, 307.2774, 307.1581, 307.1259, 306.957, </text:p>
      <text:p text:style-name="P1"><text:s text:c="4"/>306.8416, 306.6719, 306.4475, 306.2467, 305.9787, 305.703, 305.3948, </text:p>
      <text:p text:style-name="P1"><text:s text:c="4"/>305.0453, 304.7048, 304.3283, 304.0488, 303.6246, 303.3872, 303.1265, </text:p>
      <text:p text:style-name="P1"><text:s text:c="4"/>302.8477, 302.6175, 302.6178, 302.3998, 302.5304, 302.4855, 302.5245, </text:p>
      <text:p text:style-name="P1"><text:s text:c="4"/>302.2683, 302.1935, 302.154, 302.0651, 301.9281, 301.9342, 302.2237, </text:p>
      <text:p text:style-name="P1"><text:s text:c="4"/>304.4492, 308.8961, 310.304, 312.4628, 313.0413, 315.116, 315.8143, </text:p>
      <text:p text:style-name="P1"><text:s text:c="4"/>314.5129, 313.2531, 313.1257, 313.187, 308.8837, 311.0663, 311.5243, </text:p>
      <text:p text:style-name="P1"><text:s text:c="4"/>311.0272, 312.8021, 311.1302, 310.457, 311.1085, 311.2163, 311.3904, </text:p>
      <text:p text:style-name="P1"><text:s text:c="4"/>312.2437, 311.8819, 307.527, 307.4562, 307.5716, 307.5952, 307.5973, </text:p>
      <text:p text:style-name="P1"><text:s text:c="4"/>307.6153, 307.6568, 307.6573, 307.6392, 307.6686, 307.6902, 307.6995, </text:p>
      <text:p text:style-name="P1"><text:s text:c="4"/>307.7359, 307.7842, 307.7983, 307.7833, 307.7569, 307.7841, 307.7982, </text:p>
      <text:p text:style-name="P1"><text:s text:c="4"/>307.7732, 307.7567, 307.7411, 307.7272, 307.7462, 307.7251, 307.7175, </text:p>
      <text:p text:style-name="P1"><text:s text:c="4"/>307.6853, 307.6955, 307.6742, 307.6519, 307.6188, 307.6044, 307.5804, </text:p>
      <text:p text:style-name="P1"><text:s text:c="4"/>307.5721, 307.5127, 307.5065, 307.4502, 307.4371,</text:p>
      <text:p text:style-name="P1"><text:s text:c="2"/>307.4291, 307.4178, 307.3875, 307.3765, 307.3583, 307.3378, 307.2632, </text:p>
      <text:p text:style-name="P1"><text:s text:c="4"/>307.1761, 307.0449, 306.8605, 306.6776, 306.4386, 306.188, 305.8964, </text:p>
      <text:p text:style-name="P1"><text:s text:c="4"/>305.5637, 305.1951, 304.7855, 304.4573, 304.014, 303.6855, 303.297, </text:p>
      <text:p text:style-name="P1"><text:s text:c="4"/>302.952, 302.6465, 302.5681, 302.3795, 302.4845, 302.3885, 302.3618, </text:p>
      <text:p text:style-name="P1"><text:s text:c="4"/>302.0676, 301.9034, 301.7415, 301.5811, 301.3421, 301.314, 301.6304, </text:p>
      <text:p text:style-name="P1"><text:s text:c="4"/>304.5856, 309.9995, 312.357, 315.35, 315.6891, 316.1753, 315.761, </text:p>
      <text:p text:style-name="P1"><text:s text:c="4"/>314.2825, 312.8364, 311.656, 310.2649, 304.4414, 307.1603, 309.4514, </text:p>
      <text:p text:style-name="P1"><text:s text:c="4"/>310.6912, 313.1531, 312.1809, 311.744, 311.9037, 311.9248, 311.2948, </text:p>
      <text:p text:style-name="P1"><text:s text:c="4"/>311.1906, 310.2956, 308.2234, 307.4086, 307.517, 307.5404, 307.5293, </text:p>
      <text:p text:style-name="P1"><text:s text:c="4"/>307.5377, 307.5732, 307.575, 307.5659, 307.5797, 307.6113, 307.6468, </text:p>
      <text:p text:style-name="P1"><text:s text:c="4"/>307.6714, 307.7262, 307.7615, 307.7558, 307.7539, 307.7658, 307.7724, </text:p>
      <text:p text:style-name="P1"><text:s text:c="4"/>307.7465, 307.7443, 307.7381, 307.7232, 307.7278, 307.7068, 307.7062, </text:p>
      <text:p text:style-name="P1"><text:s text:c="4"/>307.6804, 307.6896, 307.6694, 307.6536, 307.6204, 307.6017, 307.5774, </text:p>
      <text:p text:style-name="P1"><text:s text:c="4"/>307.5762, 307.5333, 307.5164, 307.4723, 307.4543,</text:p>
      <text:p text:style-name="P1"><text:s text:c="2"/>307.3138, 307.2936, 307.2602, 307.2368, 307.22, 307.2134, 307.1968, </text:p>
      <text:p text:style-name="P1"><text:s text:c="4"/>307.155, 307.0565, 306.9182, 306.7464, 306.5338, 306.2892, 306.017, </text:p>
      <text:p text:style-name="P1"><text:s text:c="4"/>305.6936, 305.3331, 304.9509, 304.6037, 304.2262, 303.8599, 303.474, </text:p>
      <text:p text:style-name="P1"><text:s text:c="4"/>303.124, 302.8015, 302.596, 302.4035, 302.3073, 302.1329, 301.9985, </text:p>
      <text:p text:style-name="P1"><text:s text:c="4"/>301.6937, 301.4107, 301.1056, 300.856, 300.5266, 300.5238, 300.9468, </text:p>
      <text:p text:style-name="P1"><text:s text:c="4"/>304.9129, 310.1329, 312.3263, 316.4297, 316.7751, 316.1327, 314.7471, </text:p>
      <text:p text:style-name="P1"><text:s text:c="4"/>313.0783, 311.6195, 309.9312, 308.7822, 304.5209, 304.5664, 308.6195, </text:p>
      <text:p text:style-name="P1"><text:s text:c="4"/>311.5672, 312.5282, 311.887, 311.5392, 311.5714, 311.3564, 310.2631, </text:p>
      <text:p text:style-name="P1"><text:s text:c="4"/>309.217, 308.4647, 306.7002, 307.1026, 307.2899, 307.2968, 307.3186, </text:p>
      <text:p text:style-name="P1"><text:s text:c="4"/>307.3122, 307.3662, 307.3832, 307.3767, 307.3672, 307.3814, 307.4412, </text:p>
      <text:p text:style-name="P1"><text:s text:c="4"/>307.4806, 307.5262, 307.5735, 307.5815, 307.6256, 307.6534, 307.6534, </text:p>
      <text:p text:style-name="P1"><text:s text:c="4"/>307.6435, 307.649, 307.6581, 307.6489, 307.6559, 307.6237, 307.6238, </text:p>
      <text:p text:style-name="P1"><text:s text:c="4"/>307.6064, 307.5935, 307.5623, 307.541, 307.5112, 307.4854, 307.4666, </text:p>
      <text:p text:style-name="P1"><text:s text:c="4"/>307.4485, 307.4216, 307.4078, 307.3657, 307.3438,</text:p>
      <text:p text:style-name="P1"><text:s text:c="2"/>307.0216, 307.0076, 306.9799, 306.9556, 306.9308, 306.9372, 306.9412, </text:p>
      <text:p text:style-name="P1"><text:s text:c="4"/>306.918, 306.8453, 306.7327, 306.5654, 306.3599, 306.1, 305.8088, </text:p>
      <text:p text:style-name="P1"><text:s text:c="4"/>305.4673, 305.0987, 304.7242, 304.3666, 304.0234, 303.6767, 303.318, </text:p>
      <text:p text:style-name="P1"><text:s text:c="4"/>302.9995, 302.7069, 302.4451, 302.2092, 301.9874, 301.7505, 301.4969, </text:p>
      <text:p text:style-name="P1"><text:s text:c="4"/>301.1672, 300.7966, 300.4309, 300.1014, 299.7569, 299.7172, 300.434, </text:p>
      <text:p text:style-name="P1"><text:s text:c="4"/>305.6236, 309.5892, 311.8272, 315.7916, 316.2759, 315.1288, 313.4621, </text:p>
      <text:p text:style-name="P1"><text:s text:c="4"/>311.9, 310.3223, 308.3917, 307.1064, 304.381, 303.73, 308.4718, 312.11, </text:p>
      <text:p text:style-name="P1"><text:soft-page-break/><text:s text:c="4"/>311.8383, 311.1138, 310.7191, 310.8192, 310.3587, 309.1643, 307.5328, </text:p>
      <text:p text:style-name="P1"><text:s text:c="4"/>307.0048, 305.6471, 306.646, 306.8105, 306.817, 306.8894, 306.9266, </text:p>
      <text:p text:style-name="P1"><text:s text:c="4"/>307.0002, 307.0227, 307.0176, 306.983, 306.9606, 307.0166, 307.067, </text:p>
      <text:p text:style-name="P1"><text:s text:c="4"/>307.1178, 307.1779, 307.2195, 307.2855, 307.3491, 307.3629, 307.3763, </text:p>
      <text:p text:style-name="P1"><text:s text:c="4"/>307.3893, 307.4169, 307.4168, 307.418, 307.4049, 307.3942, 307.3674, </text:p>
      <text:p text:style-name="P1"><text:s text:c="4"/>307.3191, 307.2718, 307.2231, 307.17, 307.109, 307.0981, 307.0755, </text:p>
      <text:p text:style-name="P1"><text:s text:c="4"/>307.0709, 307.0626, 307.0472, 307.041,</text:p>
      <text:p text:style-name="P1"><text:s text:c="2"/>306.4634, 306.4671, 306.4749, 306.4887, 306.4882, 306.5214, 306.5269, </text:p>
      <text:p text:style-name="P1"><text:s text:c="4"/>306.5154, 306.4703, 306.391, 306.256, 306.0707, 305.8228, 305.5446, </text:p>
      <text:p text:style-name="P1"><text:s text:c="4"/>305.1987, 304.8309, 304.4615, 304.0992, 303.7612, 303.4299, 303.0754, </text:p>
      <text:p text:style-name="P1"><text:s text:c="4"/>302.7492, 302.4381, 302.123, 301.8172, 301.5044, 301.1733, 300.8171, </text:p>
      <text:p text:style-name="P1"><text:s text:c="4"/>300.4286, 300.0334, 299.7031, 299.4002, 299.0399, 298.9249, 299.8358, </text:p>
      <text:p text:style-name="P1"><text:s text:c="4"/>304.6708, 310.738, 312.903, 314.5063, 314.8881, 313.8621, 312.4142, </text:p>
      <text:p text:style-name="P1"><text:s text:c="4"/>310.8744, 309.0167, 306.6732, 305.3944, 302.6174, 303.2318, 309.6891, </text:p>
      <text:p text:style-name="P1"><text:s text:c="4"/>312.3333, 311.4233, 310.5907, 310.2801, 310.065, 309.4944, 308.7317, </text:p>
      <text:p text:style-name="P1"><text:s text:c="4"/>306.7811, 305.9962, 305.1125, 305.9984, 306.0857, 306.1254, 306.2521, </text:p>
      <text:p text:style-name="P1"><text:s text:c="4"/>306.3435, 306.4487, 306.4679, 306.4417, 306.3765, 306.3318, 306.3521, </text:p>
      <text:p text:style-name="P1"><text:s text:c="4"/>306.3614, 306.4026, 306.4852, 306.5567, 306.6444, 306.7358, 306.7885, </text:p>
      <text:p text:style-name="P1"><text:s text:c="4"/>306.8173, 306.8446, 306.8885, 306.9187, 306.9255, 306.9413, 306.9282, </text:p>
      <text:p text:style-name="P1"><text:s text:c="4"/>306.8875, 306.8092, 306.7257, 306.6408, 306.5386, 306.4442, 306.4062, </text:p>
      <text:p text:style-name="P1"><text:s text:c="4"/>306.3711, 306.38, 306.3921, 306.4232, 306.4638,</text:p>
      <text:p text:style-name="P1"><text:s text:c="2"/>305.6436, 305.6524, 305.6952, 305.7569, 305.8125, 305.9036, 305.9553, </text:p>
      <text:p text:style-name="P1"><text:s text:c="4"/>305.9678, 305.9496, 305.9158, 305.8199, 305.6864, 305.4917, 305.262, </text:p>
      <text:p text:style-name="P1"><text:s text:c="4"/>304.9684, 304.6315, 304.2925, 303.9554, 303.6284, 303.3151, 302.9708, </text:p>
      <text:p text:style-name="P1"><text:s text:c="4"/>302.6263, 302.2898, 301.9392, 301.5754, 301.2025, 300.8199, 300.3954, </text:p>
      <text:p text:style-name="P1"><text:s text:c="4"/>299.9336, 299.4832, 299.1278, 298.8116, 298.4292, 298.1769, 298.9934, </text:p>
      <text:p text:style-name="P1"><text:s text:c="4"/>303.3217, 308.7294, 310.7501, 313.0468, 313.3047, 312.3487, 311.2648, </text:p>
      <text:p text:style-name="P1"><text:s text:c="4"/>310.1468, 306.7558, 303.8835, 303.593, 300.3773, 302.9332, 309.7637, </text:p>
      <text:p text:style-name="P1"><text:s text:c="4"/>311.9452, 310.9593, 309.9065, 309.2879, 308.8642, 308.5877, 308.0774, </text:p>
      <text:p text:style-name="P1"><text:s text:c="4"/>306.36, 304.2674, 304.4515, 305.1478, 305.2326, 305.3476, 305.4911, </text:p>
      <text:p text:style-name="P1"><text:s text:c="4"/>305.6081, 305.7318, 305.7584, 305.706, 305.6018, 305.5153, 305.482, </text:p>
      <text:p text:style-name="P1"><text:s text:c="4"/>305.4283, 305.4431, 305.5327, 305.6195, 305.7126, 305.8087, 305.9131, </text:p>
      <text:p text:style-name="P1"><text:s text:c="4"/>305.9782, 306.0283, 306.0933, 306.1451, 306.1695, 306.2219, 306.2316, </text:p>
      <text:p text:style-name="P1"><text:s text:c="4"/>306.2158, 306.1364, 306.0249, 305.9006, 305.7564, 305.6296, 305.5428, </text:p>
      <text:p text:style-name="P1"><text:s text:c="4"/>305.4715, 305.468, 305.4769, 305.5418, 305.6317,</text:p>
      <text:p text:style-name="P1"><text:s text:c="2"/>304.6452, 304.6423, 304.6749, 304.7601, 304.8719, 305.0182, 305.1586, </text:p>
      <text:p text:style-name="P1"><text:s text:c="4"/>305.2169, 305.2456, 305.2656, 305.2071, 305.1428, 305.0147, 304.8471, </text:p>
      <text:p text:style-name="P1"><text:s text:c="4"/>304.6354, 304.3683, 304.0859, 303.7902, 303.4881, 303.1877, 302.8647, </text:p>
      <text:p text:style-name="P1"><text:s text:c="4"/>302.5199, 302.1686, 301.7986, 301.3961, 300.9937, 300.597, 300.1626, </text:p>
      <text:p text:style-name="P1"><text:s text:c="4"/>299.6753, 299.1749, 298.7231, 298.3629, 297.9677, 297.5739, 297.673, </text:p>
      <text:p text:style-name="P1"><text:s text:c="4"/>300.5957, 302.4944, 304.2947, 309.3263, 310.8141, 309.7899, 309.3169, </text:p>
      <text:p text:style-name="P1"><text:s text:c="4"/>308.6108, 305.9777, 303.3134, 301.9904, 300.0532, 302.9845, 309.5695, </text:p>
      <text:p text:style-name="P1"><text:s text:c="4"/>310.9537, 310.1732, 309.1423, 308.2031, 307.5923, 307.239, 307.0014, </text:p>
      <text:p text:style-name="P1"><text:s text:c="4"/>305.8417, 302.9456, 303.6572, 304.162, 304.2888, 304.4483, 304.5996, </text:p>
      <text:p text:style-name="P1"><text:s text:c="4"/>304.7195, 304.836, 304.8723, 304.7979, 304.6694, 304.5371, 304.4497, </text:p>
      <text:p text:style-name="P1"><text:s text:c="4"/>304.3447, 304.3197, 304.3719, 304.4524, 304.5428, 304.6387, 304.78, </text:p>
      <text:p text:style-name="P1"><text:s text:c="4"/>304.9079, 304.9934, 305.0829, 305.151, 305.1911, 305.2661, 305.326, </text:p>
      <text:p text:style-name="P1"><text:s text:c="4"/>305.3641, 305.3253, 305.2254, 305.0781, 304.9067, 304.7632, 304.6454, </text:p>
      <text:p text:style-name="P1"><text:s text:c="4"/>304.5392, 304.4933, 304.4683, 304.5164, 304.6227,</text:p>
      <text:p text:style-name="P1"><text:s text:c="2"/>303.5541, 303.5479, 303.568, 303.623, 303.7288, 303.8954, 304.0917, </text:p>
      <text:p text:style-name="P1"><text:s text:c="4"/>304.2234, 304.3075, 304.3827, 304.3761, 304.3567, 304.3095, 304.2256, </text:p>
      <text:p text:style-name="P1"><text:s text:c="4"/>304.0976, 303.9182, 303.7066, 303.4625, 303.1992, 302.9206, 302.6176, </text:p>
      <text:p text:style-name="P1"><text:s text:c="4"/>302.2774, 301.9149, 301.5261, 301.098, 300.6609, 300.2404, 299.8161, </text:p>
      <text:p text:style-name="P1"><text:s text:c="4"/>299.3494, 298.8547, 298.3817, 297.9965, 297.6276, 297.2148, 296.8444, </text:p>
      <text:p text:style-name="P1"><text:s text:c="4"/>297.0632, 298.7406, 301.0663, 307.8917, 309.6758, 308.6213, 307.7054, </text:p>
      <text:p text:style-name="P1"><text:s text:c="4"/>306.1043, 303.1707, 301.2844, 300.307, 299.7457, 303.1811, 309.2549, </text:p>
      <text:p text:style-name="P1"><text:s text:c="4"/>308.7762, 308.6809, 308.3835, 307.4535, 306.4272, 305.5889, 305.1248, </text:p>
      <text:p text:style-name="P1"><text:s text:c="4"/>304.5867, 302.5557, 302.7309, 303.1002, 303.2437, 303.4084, 303.5703, </text:p>
      <text:p text:style-name="P1"><text:s text:c="4"/>303.6985, 303.8006, 303.8286, 303.7397, 303.6051, 303.4558, 303.3326, </text:p>
      <text:p text:style-name="P1"><text:soft-page-break/><text:s text:c="4"/>303.2014, 303.1327, 303.1199, 303.1696, 303.2488, 303.3326, 303.4906, </text:p>
      <text:p text:style-name="P1"><text:s text:c="4"/>303.6731, 303.8144, 303.9315, 304.0202, 304.0808, 304.1829, 304.2818, </text:p>
      <text:p text:style-name="P1"><text:s text:c="4"/>304.3777, 304.3998, 304.3376, 304.2013, 304.0265, 303.8817, 303.7568, </text:p>
      <text:p text:style-name="P1"><text:s text:c="4"/>303.642, 303.5599, 303.4733, 303.4575, 303.5213,</text:p>
      <text:p text:style-name="P1"><text:s text:c="2"/>302.432, 302.4324, 302.4355, 302.4443, 302.5087, 302.6653, 302.8649, </text:p>
      <text:p text:style-name="P1"><text:s text:c="4"/>303.0281, 303.1337, 303.2546, 303.3211, 303.3513, 303.3698, 303.3541, </text:p>
      <text:p text:style-name="P1"><text:s text:c="4"/>303.2938, 303.203, 303.0875, 302.9227, 302.7121, 302.4763, 302.2029, </text:p>
      <text:p text:style-name="P1"><text:s text:c="4"/>301.8863, 301.5126, 301.1006, 300.648, 300.1741, 299.7155, 299.2758, </text:p>
      <text:p text:style-name="P1"><text:s text:c="4"/>298.8194, 298.3698, 297.9245, 297.5163, 297.1763, 296.8948, 296.5873, </text:p>
      <text:p text:style-name="P1"><text:s text:c="4"/>296.467, 297.248, 300.7711, 307.3772, 308.7613, 308.4207, 307.376, </text:p>
      <text:p text:style-name="P1"><text:s text:c="4"/>305.0198, 302.1879, 299.6051, 299.8876, 299.5188, 303.2758, 307.5295, </text:p>
      <text:p text:style-name="P1"><text:s text:c="4"/>306.8385, 307.2328, 306.6122, 307.087, 305.7353, 304.633, 302.89, </text:p>
      <text:p text:style-name="P1"><text:s text:c="4"/>302.0856, 301.937, 301.7419, 302.0212, 302.1382, 302.275, 302.4393, </text:p>
      <text:p text:style-name="P1"><text:s text:c="4"/>302.5878, 302.6981, 302.7101, 302.6028, 302.456, 302.3086, 302.1595, </text:p>
      <text:p text:style-name="P1"><text:s text:c="4"/>302.025, 301.9284, 301.8602, 301.8592, 301.9126, 301.979, 302.1194, </text:p>
      <text:p text:style-name="P1"><text:s text:c="4"/>302.3148, 302.5153, 302.6825, 302.8125, 302.8957, 303.019, 303.1517, </text:p>
      <text:p text:style-name="P1"><text:s text:c="4"/>303.2705, 303.3451, 303.3503, 303.2645, 303.1085, 302.9686, 302.8582, </text:p>
      <text:p text:style-name="P1"><text:s text:c="4"/>302.7534, 302.6624, 302.5347, 302.4475, 302.423,</text:p>
      <text:p text:style-name="P1"><text:s text:c="2"/>301.3425, 301.3387, 301.326, 301.3016, 301.3081, 301.4298, 301.6166, </text:p>
      <text:p text:style-name="P1"><text:s text:c="4"/>301.7733, 301.8529, 301.9741, 302.0695, 302.1516, 302.2159, 302.2542, </text:p>
      <text:p text:style-name="P1"><text:s text:c="4"/>302.2557, 302.2387, 302.2222, 302.1661, 302.0393, 301.8649, 301.6456, </text:p>
      <text:p text:style-name="P1"><text:s text:c="4"/>301.3831, 301.0329, 300.612, 300.1401, 299.6353, 299.1375, 298.6614, </text:p>
      <text:p text:style-name="P1"><text:s text:c="4"/>298.1965, 297.763, 297.3422, 296.9416, 296.5547, 296.2679, 296.0118, </text:p>
      <text:p text:style-name="P1"><text:s text:c="4"/>296.0936, 297.1004, 300.4929, 305.3096, 307.3862, 308.0373, 307.0144, </text:p>
      <text:p text:style-name="P1"><text:s text:c="4"/>304.8191, 301.5944, 298.7201, 298.1943, 299.1975, 303.3186, 306.4155, </text:p>
      <text:p text:style-name="P1"><text:s text:c="4"/>305.2892, 305.0432, 305.4785, 305.764, 304.693, 303.6531, 301.9292, </text:p>
      <text:p text:style-name="P1"><text:s text:c="4"/>301.054, 301.0512, 300.7917, 301.0029, 301.0865, 301.1831, 301.2952, </text:p>
      <text:p text:style-name="P1"><text:s text:c="4"/>301.4537, 301.584, 301.6004, 301.4817, 301.3091, 301.1476, 300.9814, </text:p>
      <text:p text:style-name="P1"><text:s text:c="4"/>300.8481, 300.7418, 300.6336, 300.5649, 300.5759, 300.6095, 300.6906, </text:p>
      <text:p text:style-name="P1"><text:s text:c="4"/>300.8443, 301.076, 301.2932, 301.4904, 301.6343, 301.7746, 301.9327, </text:p>
      <text:p text:style-name="P1"><text:s text:c="4"/>302.0887, 302.1967, 302.2739, 302.2498, 302.1474, 302.0277, 301.9227, </text:p>
      <text:p text:style-name="P1"><text:s text:c="4"/>301.8367, 301.7561, 301.6182, 301.4901, 301.3881,</text:p>
      <text:p text:style-name="P1"><text:s text:c="2"/>300.3092, 300.2773, 300.2788, 300.2444, 300.1993, 300.2498, 300.4132, </text:p>
      <text:p text:style-name="P1"><text:s text:c="4"/>300.5679, 300.6163, 300.6737, 300.7676, 300.8717, 300.9495, 300.9925, </text:p>
      <text:p text:style-name="P1"><text:s text:c="4"/>301.0523, 301.079, 301.1366, 301.1874, 301.172, 301.0852, 300.956, </text:p>
      <text:p text:style-name="P1"><text:s text:c="4"/>300.7817, 300.519, 300.1441, 299.6805, 299.1643, 298.6385, 298.1366, </text:p>
      <text:p text:style-name="P1"><text:s text:c="4"/>297.6431, 297.1856, 296.757, 296.37, 295.9799, 295.6189, 295.2137, </text:p>
      <text:p text:style-name="P1"><text:s text:c="4"/>295.2169, 296.4081, 299.4233, 303.3925, 305.8499, 307.1098, 306.2744, </text:p>
      <text:p text:style-name="P1"><text:s text:c="4"/>304.6514, 300.7972, 298.3355, 297.1247, 299.2599, 304.4852, 304.9001, </text:p>
      <text:p text:style-name="P1"><text:s text:c="4"/>303.5415, 303.2419, 303.8478, 304.4049, 303.005, 302.3332, 301.0813, </text:p>
      <text:p text:style-name="P1"><text:s text:c="4"/>300.5672, 300.2515, 300.0148, 300.163, 300.2227, 300.3074, 300.36, </text:p>
      <text:p text:style-name="P1"><text:s text:c="4"/>300.4642, 300.5605, 300.5589, 300.4483, 300.2666, 300.0785, 299.9026, </text:p>
      <text:p text:style-name="P1"><text:s text:c="4"/>299.7535, 299.6263, 299.4874, 299.3472, 299.2857, 299.2664, 299.2869, </text:p>
      <text:p text:style-name="P1"><text:s text:c="4"/>299.3429, 299.5269, 299.7558, 299.9984, 300.2501, 300.4384, 300.64, </text:p>
      <text:p text:style-name="P1"><text:s text:c="4"/>300.8275, 300.9891, 301.1296, 301.1756, 301.1357, 301.0526, 300.96, </text:p>
      <text:p text:style-name="P1"><text:s text:c="4"/>300.8969, 300.8302, 300.705, 300.5571, 300.4097,</text:p>
      <text:p text:style-name="P1"><text:s text:c="2"/>299.324, 299.2471, 299.2507, 299.2276, 299.1602, 299.1271, 299.2446, </text:p>
      <text:p text:style-name="P1"><text:s text:c="4"/>299.3932, 299.4373, 299.4602, 299.5156, 299.5909, 299.6637, 299.7137, </text:p>
      <text:p text:style-name="P1"><text:s text:c="4"/>299.7807, 299.809, 299.9052, 300.0315, 300.1158, 300.1353, 300.1172, </text:p>
      <text:p text:style-name="P1"><text:s text:c="4"/>300.0542, 299.911, 299.6476, 299.2542, 298.779, 298.2652, 297.7606, </text:p>
      <text:p text:style-name="P1"><text:s text:c="4"/>297.2472, 296.7719, 296.3132, 295.9106, 295.5465, 295.1519, 294.6203, </text:p>
      <text:p text:style-name="P1"><text:s text:c="4"/>294.3035, 295.3065, 299.3264, 302.2161, 304.7736, 305.837, 304.97, </text:p>
      <text:p text:style-name="P1"><text:s text:c="4"/>303.1056, 299.6975, 298.2141, 295.8362, 299.5756, 302.4204, 302.1992, </text:p>
      <text:p text:style-name="P1"><text:s text:c="4"/>301.893, 302.0992, 302.9625, 303.2468, 301.9455, 302.0387, 300.5561, </text:p>
      <text:p text:style-name="P1"><text:s text:c="4"/>300.1767, 299.7079, 299.3758, 299.4508, 299.5157, 299.664, 299.7214, </text:p>
      <text:p text:style-name="P1"><text:s text:c="4"/>299.7723, 299.8025, 299.7607, 299.6454, 299.486, 299.2838, 299.0903, </text:p>
      <text:p text:style-name="P1"><text:s text:c="4"/>298.8984, 298.7189, 298.5378, 298.3513, 298.1979, 298.093, 298.0298, </text:p>
      <text:p text:style-name="P1"><text:s text:c="4"/>297.9863, 298.041, 298.189, 298.3984, 298.7082, 298.9751, 299.2518, </text:p>
      <text:p text:style-name="P1"><text:s text:c="4"/>299.5009, 299.7152, 299.922, 300.0673, 300.1118, 300.0648, 299.9916, </text:p>
      <text:p text:style-name="P1"><text:soft-page-break/><text:s text:c="4"/>299.9408, 299.8815, 299.7682, 299.6326, 299.4653,</text:p>
      <text:p text:style-name="P1"><text:s text:c="2"/>298.3867, 298.2621, 298.2226, 298.1888, 298.1426, 298.0579, 298.1131, </text:p>
      <text:p text:style-name="P1"><text:s text:c="4"/>298.2492, 298.3055, 298.3165, 298.3368, 298.3776, 298.4297, 298.4682, </text:p>
      <text:p text:style-name="P1"><text:s text:c="4"/>298.526, 298.5443, 298.6235, 298.7841, 298.9456, 299.0477, 299.1269, </text:p>
      <text:p text:style-name="P1"><text:s text:c="4"/>299.1777, 299.1637, 299.0317, 298.7584, 298.3807, 297.9177, 297.4385, </text:p>
      <text:p text:style-name="P1"><text:s text:c="4"/>296.9397, 296.458, 295.9999, 295.5635, 295.1861, 294.8053, 294.2424, </text:p>
      <text:p text:style-name="P1"><text:s text:c="4"/>293.688, 294.3568, 299.4388, 300.8062, 303.417, 304.2458, 303.262, </text:p>
      <text:p text:style-name="P1"><text:s text:c="4"/>301.1071, 299.3051, 296.3654, 295.1045, 299.1589, 299.1777, 300.0741, </text:p>
      <text:p text:style-name="P1"><text:s text:c="4"/>300.5665, 300.5468, 300.9569, 301.2144, 300.7078, 302.474, 300.1162, </text:p>
      <text:p text:style-name="P1"><text:s text:c="4"/>299.6761, 299.1161, 298.6701, 298.6748, 298.6958, 299.0031, 299.1961, </text:p>
      <text:p text:style-name="P1"><text:s text:c="4"/>299.2582, 299.2748, 299.1913, 299.0626, 298.9404, 298.7354, 298.497, </text:p>
      <text:p text:style-name="P1"><text:s text:c="4"/>298.2762, 298.0479, 297.8281, 297.6041, 297.402, 297.2186, 297.0772, </text:p>
      <text:p text:style-name="P1"><text:s text:c="4"/>296.9421, 296.843, 296.9006, 297.0232, 297.1958, 297.4406, 297.7448, </text:p>
      <text:p text:style-name="P1"><text:s text:c="4"/>298.0789, 298.3711, 298.6286, 298.8707, 299.0121, 299.0377, 299.0192, </text:p>
      <text:p text:style-name="P1"><text:s text:c="4"/>298.9874, 298.9553, 298.8475, 298.7316, 298.5551,</text:p>
      <text:p text:style-name="P1"><text:s text:c="2"/>297.5135, 297.3331, 297.2293, 297.1836, 297.1383, 297.0443, 297.0433, </text:p>
      <text:p text:style-name="P1"><text:s text:c="4"/>297.1342, 297.2065, 297.219, 297.2093, 297.2228, 297.23, 297.2585, </text:p>
      <text:p text:style-name="P1"><text:s text:c="4"/>297.321, 297.3487, 297.4015, 297.5451, 297.7347, 297.8822, 298.0302, </text:p>
      <text:p text:style-name="P1"><text:s text:c="4"/>298.1617, 298.2609, 298.2601, 298.122, 297.8841, 297.5299, 297.1167, </text:p>
      <text:p text:style-name="P1"><text:s text:c="4"/>296.663, 296.1903, 295.7052, 295.2539, 294.8627, 294.4851, 293.9703, </text:p>
      <text:p text:style-name="P1"><text:s text:c="4"/>293.3086, 293.524, 297.8534, 299.0399, 301.6793, 302.5315, 301.4545, </text:p>
      <text:p text:style-name="P1"><text:s text:c="4"/>299.3379, 298.3527, 294.939, 294.3243, 297.7731, 297.1942, 299.0957, </text:p>
      <text:p text:style-name="P1"><text:s text:c="4"/>299.4652, 298.4646, 298.0436, 298.2959, 299.545, 302.1443, 299.7775, </text:p>
      <text:p text:style-name="P1"><text:s text:c="4"/>299.045, 298.3832, 297.7526, 297.74, 297.6664, 298.0912, 298.4845, </text:p>
      <text:p text:style-name="P1"><text:s text:c="4"/>298.6575, 298.6993, 298.5655, 298.3978, 298.3271, 298.1425, 297.8546, </text:p>
      <text:p text:style-name="P1"><text:s text:c="4"/>297.6063, 297.3493, 297.106, 296.8494, 296.6153, 296.3883, 296.1995, </text:p>
      <text:p text:style-name="P1"><text:s text:c="4"/>296.0049, 295.8162, 295.8363, 296.0719, 296.1438, 296.1981, 296.3486, </text:p>
      <text:p text:style-name="P1"><text:s text:c="4"/>296.6312, 296.9655, 297.2602, 297.5803, 297.8305, 297.9661, 298.0081, </text:p>
      <text:p text:style-name="P1"><text:s text:c="4"/>298.0326, 298.0401, 297.9728, 297.868, 297.7089,</text:p>
      <text:p text:style-name="P1"><text:s text:c="2"/>296.694, 296.4932, 296.3303, 296.2267, 296.1652, 296.086, 296.0391, </text:p>
      <text:p text:style-name="P1"><text:s text:c="4"/>296.0747, 296.1211, 296.1528, 296.141, 296.1324, 296.137, 296.1227, </text:p>
      <text:p text:style-name="P1"><text:s text:c="4"/>296.1491, 296.2023, 296.2489, 296.382, 296.554, 296.7389, 296.9286, </text:p>
      <text:p text:style-name="P1"><text:s text:c="4"/>297.0862, 297.2512, 297.3535, 297.3374, 297.2331, 297.0006, 296.6846, </text:p>
      <text:p text:style-name="P1"><text:s text:c="4"/>296.3115, 295.8853, 295.4247, 294.9666, 294.5501, 294.1554, 293.6887, </text:p>
      <text:p text:style-name="P1"><text:s text:c="4"/>293.0184, 292.8771, 295.6298, 297.7568, 300.3511, 301.3858, 300.5039, </text:p>
      <text:p text:style-name="P1"><text:s text:c="4"/>298.0932, 296.6544, 294.2066, 293.4706, 295.4461, 296.2365, 298.0568, </text:p>
      <text:p text:style-name="P1"><text:s text:c="4"/>298.0807, 296.9162, 295.8888, 296.3657, 297.8802, 300.6538, 299.2835, </text:p>
      <text:p text:style-name="P1"><text:s text:c="4"/>298.298, 297.5572, 296.5891, 296.623, 296.77, 297.2001, 297.4181, </text:p>
      <text:p text:style-name="P1"><text:s text:c="4"/>297.746, 297.9239, 297.7274, 297.4567, 297.4769, 297.3365, 297.003, </text:p>
      <text:p text:style-name="P1"><text:s text:c="4"/>296.7064, 296.4037, 296.131, 295.831, 295.5539, 295.259, 295.0231, </text:p>
      <text:p text:style-name="P1"><text:s text:c="4"/>294.7322, 294.4345, 294.3653, 295.1112, 295.3504, 295.4203, 295.4474, </text:p>
      <text:p text:style-name="P1"><text:s text:c="4"/>295.4894, 295.7018, 295.9413, 296.245, 296.5425, 296.7768, 296.9107, </text:p>
      <text:p text:style-name="P1"><text:s text:c="4"/>297.0121, 297.0949, 297.0919, 297.0085, 296.8645,</text:p>
      <text:p text:style-name="P1"><text:s text:c="2"/>295.8872, 295.6945, 295.5361, 295.3785, 295.2776, 295.1991, 295.1444, </text:p>
      <text:p text:style-name="P1"><text:s text:c="4"/>295.1363, 295.1161, 295.1434, 295.1269, 295.1178, 295.1182, 295.0716, </text:p>
      <text:p text:style-name="P1"><text:s text:c="4"/>295.0597, 295.0916, 295.1735, 295.2894, 295.4513, 295.6535, 295.8337, </text:p>
      <text:p text:style-name="P1"><text:s text:c="4"/>296.0104, 296.1857, 296.3482, 296.419, 296.4139, 296.2937, 296.0757, </text:p>
      <text:p text:style-name="P1"><text:s text:c="4"/>295.7911, 295.4405, 295.066, 294.6544, 294.2396, 293.842, 293.3475, </text:p>
      <text:p text:style-name="P1"><text:s text:c="4"/>292.7015, 292.3995, 294.0662, 296.1769, 298.6728, 299.366, 298.611, </text:p>
      <text:p text:style-name="P1"><text:s text:c="4"/>297.5028, 295.2758, 293.5992, 292.7834, 293.5689, 294.3889, 296.4569, </text:p>
      <text:p text:style-name="P1"><text:s text:c="4"/>296.617, 295.7934, 294.6373, 294.8127, 295.6409, 298.5823, 298.5924, </text:p>
      <text:p text:style-name="P1"><text:s text:c="4"/>297.3185, 296.5724, 295.5054, 293.8452, 296.0878, 296.4927, 296.2879, </text:p>
      <text:p text:style-name="P1"><text:s text:c="4"/>296.5429, 296.7983, 296.5251, 296.1842, 296.3331, 296.2451, 295.8658, </text:p>
      <text:p text:style-name="P1"><text:s text:c="4"/>295.4895, 295.1032, 294.785, 294.4306, 294.0867, 293.6981, 293.3877, </text:p>
      <text:p text:style-name="P1"><text:s text:c="4"/>292.984, 292.4246, 292.2512, 293.491, 294.1042, 294.5304, 294.8398, </text:p>
      <text:p text:style-name="P1"><text:s text:c="4"/>294.8621, 294.8819, 294.947, 295.0839, 295.331, 295.5608, 295.7576, </text:p>
      <text:p text:style-name="P1"><text:s text:c="4"/>295.9179, 296.0748, 296.149, 296.1108, 296.02,</text:p>
      <text:p text:style-name="P1"><text:s text:c="2"/>295.0552, 294.9157, 294.785, 294.6356, 294.4731, 294.3867, 294.3386, </text:p>
      <text:p text:style-name="P1"><text:s text:c="4"/>294.2955, 294.2444, 294.2148, 294.2172, 294.1842, 294.1784, 294.128, </text:p>
      <text:p text:style-name="P1"><text:soft-page-break/><text:s text:c="4"/>294.0567, 294.0448, 294.1143, 294.221, 294.3588, 294.5648, 294.7582, </text:p>
      <text:p text:style-name="P1"><text:s text:c="4"/>294.9221, 295.1096, 295.2852, 295.4123, 295.4594, 295.4227, 295.2949, </text:p>
      <text:p text:style-name="P1"><text:s text:c="4"/>295.1115, 294.8736, 294.5999, 294.2517, 293.864, 293.464, 292.9709, </text:p>
      <text:p text:style-name="P1"><text:s text:c="4"/>292.3175, 292.048, 293.6466, 294.3707, 296.8812, 297.3761, 296.0803, </text:p>
      <text:p text:style-name="P1"><text:s text:c="4"/>295.2142, 293.9929, 292.8091, 292.0786, 292.528, 292.1559, 294.5787, </text:p>
      <text:p text:style-name="P1"><text:s text:c="4"/>295.1642, 294.3763, 293.7423, 293.392, 294.1329, 297.605, 297.5511, </text:p>
      <text:p text:style-name="P1"><text:s text:c="4"/>296.0438, 295.5914, 294.4621, 292.5129, 294.7631, 295.5154, 295.2522, </text:p>
      <text:p text:style-name="P1"><text:s text:c="4"/>294.9917, 295.081, 294.677, 294.4746, 294.5405, 294.5499, 294.2754, </text:p>
      <text:p text:style-name="P1"><text:s text:c="4"/>293.866, 293.3903, 293.0003, 292.6201, 292.2108, 291.7503, 291.3958, </text:p>
      <text:p text:style-name="P1"><text:s text:c="4"/>290.868, 290.0848, 290.3135, 291.3347, 292.0267, 292.782, 293.9321, </text:p>
      <text:p text:style-name="P1"><text:s text:c="4"/>294.3728, 294.4134, 294.313, 294.2692, 294.3572, 294.491, 294.6378, </text:p>
      <text:p text:style-name="P1"><text:s text:c="4"/>294.8039, 295.0018, 295.1449, 295.1834, 295.1375,</text:p>
      <text:p text:style-name="P1"><text:s text:c="2"/>294.1893, 294.1042, 294.022, 293.8865, 293.6974, 293.6196, 293.6083, </text:p>
      <text:p text:style-name="P1"><text:s text:c="4"/>293.5723, 293.5001, 293.4275, 293.3792, 293.3433, 293.3273, 293.2462, </text:p>
      <text:p text:style-name="P1"><text:s text:c="4"/>293.1556, 293.1329, 293.158, 293.2338, 293.3329, 293.5042, 293.6919, </text:p>
      <text:p text:style-name="P1"><text:s text:c="4"/>293.8608, 294.0379, 294.2202, 294.328, 294.4087, 294.4548, 294.3992, </text:p>
      <text:p text:style-name="P1"><text:s text:c="4"/>294.2824, 294.1094, 293.9319, 293.6902, 293.402, 293.0568, 292.5298, </text:p>
      <text:p text:style-name="P1"><text:s text:c="4"/>291.8771, 291.6042, 291.572, 292.9927, 295.5302, 295.7144, 293.651, </text:p>
      <text:p text:style-name="P1"><text:s text:c="4"/>293.4265, 292.7323, 291.8656, 291.2955, 291.208, 290.9554, 292.8089, </text:p>
      <text:p text:style-name="P1"><text:s text:c="4"/>293.2625, 292.0558, 291.8337, 292.494, 294.265, 296.1226, 295.9612, </text:p>
      <text:p text:style-name="P1"><text:s text:c="4"/>294.9533, 292.7894, 291.8651, 291.2978, 292.5932, 294.6165, 294.0288, </text:p>
      <text:p text:style-name="P1"><text:s text:c="4"/>292.7617, 292.6088, 291.8044, 291.8665, 291.5307, 291.9586, 292.1155, </text:p>
      <text:p text:style-name="P1"><text:s text:c="4"/>291.7676, 291.2999, 290.8998, 290.5696, 290.1606, 289.692, 289.3867, </text:p>
      <text:p text:style-name="P1"><text:s text:c="4"/>288.8765, 288.3578, 288.6652, 288.7965, 289.0237, 290.0116, 292.2243, </text:p>
      <text:p text:style-name="P1"><text:s text:c="4"/>293.5147, 293.8645, 293.7585, 293.6305, 293.6105, 293.6444, 293.6877, </text:p>
      <text:p text:style-name="P1"><text:s text:c="4"/>293.8149, 293.9969, 294.1526, 294.2356, 294.2369,</text:p>
      <text:p text:style-name="P1"><text:s text:c="2"/>293.3128, 293.253, 293.1845, 293.0831, 292.9577, 292.8999, 292.8987, </text:p>
      <text:p text:style-name="P1"><text:s text:c="4"/>292.8509, 292.7693, 292.6678, 292.5665, 292.5111, 292.4867, 292.3936, </text:p>
      <text:p text:style-name="P1"><text:s text:c="4"/>292.3319, 292.2969, 292.2912, 292.3024, 292.3592, 292.4536, 292.6057, </text:p>
      <text:p text:style-name="P1"><text:s text:c="4"/>292.7554, 292.9204, 293.0899, 293.2054, 293.3081, 293.3618, 293.3513, </text:p>
      <text:p text:style-name="P1"><text:s text:c="4"/>293.2827, 293.1578, 293.0518, 292.9244, 292.732, 292.4953, 292.0507, </text:p>
      <text:p text:style-name="P1"><text:s text:c="4"/>291.3379, 291.0468, 289.3961, 292.2038, 294.1746, 293.4265, 292.3501, </text:p>
      <text:p text:style-name="P1"><text:s text:c="4"/>292.1828, 291.5512, 290.862, 290.4831, 289.5342, 290.8535, 291.7814, </text:p>
      <text:p text:style-name="P1"><text:s text:c="4"/>291.9044, 291.1806, 290.2295, 292.9695, 293.867, 294.3762, 294.2562, </text:p>
      <text:p text:style-name="P1"><text:s text:c="4"/>291.5046, 287.8293, 289.5915, 290.2106, 290.9811, 292.9403, 292.0306, </text:p>
      <text:p text:style-name="P1"><text:s text:c="4"/>290.1277, 289.6895, 289.2439, 288.7802, 288.4325, 289.3265, 289.8675, </text:p>
      <text:p text:style-name="P1"><text:s text:c="4"/>289.5422, 289.1661, 288.8072, 288.5933, 288.2487, 287.7933, 287.553, </text:p>
      <text:p text:style-name="P1"><text:s text:c="4"/>287.1987, 286.9169, 287.0991, 286.6961, 287.1006, 288.1287, 290.129, </text:p>
      <text:p text:style-name="P1"><text:s text:c="4"/>292.0486, 292.9007, 292.9908, 292.9423, 292.9102, 292.9016, 292.8991, </text:p>
      <text:p text:style-name="P1"><text:s text:c="4"/>292.9626, 293.0983, 293.2347, 293.3236, 293.3477,</text:p>
      <text:p text:style-name="P1"><text:s text:c="2"/>292.5057, 292.4595, 292.3925, 292.3224, 292.2596, 292.2061, 292.2077, </text:p>
      <text:p text:style-name="P1"><text:s text:c="4"/>292.1709, 292.0616, 291.9326, 291.8013, 291.7301, 291.6961, 291.619, </text:p>
      <text:p text:style-name="P1"><text:s text:c="4"/>291.5763, 291.5329, 291.5119, 291.4796, 291.509, 291.5552, 291.6608, </text:p>
      <text:p text:style-name="P1"><text:s text:c="4"/>291.7623, 291.885, 292.009, 292.1138, 292.2002, 292.2533, 292.2803, </text:p>
      <text:p text:style-name="P1"><text:s text:c="4"/>292.2371, 292.1578, 292.1176, 292.0323, 291.9168, 291.791, 291.46, </text:p>
      <text:p text:style-name="P1"><text:s text:c="4"/>290.7668, 290.5008, 288.1068, 290.3846, 292.0953, 292.3864, 291.3448, </text:p>
      <text:p text:style-name="P1"><text:s text:c="4"/>291.1255, 290.4967, 289.9753, 289.7612, 288.511, 288.8467, 290.0296, </text:p>
      <text:p text:style-name="P1"><text:s text:c="4"/>290.1685, 289.1927, 289.5983, 292.7129, 292.4319, 292.7172, 292.9489, </text:p>
      <text:p text:style-name="P1"><text:s text:c="4"/>285.7462, 285.1133, 288.0331, 288.845, 289.3075, 290.7083, 290.6293, </text:p>
      <text:p text:style-name="P1"><text:s text:c="4"/>288.9876, 288.3384, 288.1285, 287.7809, 287.2217, 287.5988, 288.0221, </text:p>
      <text:p text:style-name="P1"><text:s text:c="4"/>287.7131, 287.416, 287.1961, 287.022, 286.7437, 286.2488, 286.0291, </text:p>
      <text:p text:style-name="P1"><text:s text:c="4"/>285.8596, 285.7867, 285.9507, 285.672, 285.6659, 286.0963, 288.707, </text:p>
      <text:p text:style-name="P1"><text:s text:c="4"/>291.0332, 292.0249, 292.2298, 292.2859, 292.2721, 292.2654, 292.2614, </text:p>
      <text:p text:style-name="P1"><text:s text:c="4"/>292.3053, 292.3918, 292.4834, 292.5297, 292.5424,</text:p>
      <text:p text:style-name="P1"><text:s text:c="2"/>291.7777, 291.6881, 291.6299, 291.584, 291.5588, 291.5348, 291.523, </text:p>
      <text:p text:style-name="P1"><text:s text:c="4"/>291.4659, 291.3481, 291.1822, 291.0413, 290.9673, 290.9025, 290.8429, </text:p>
      <text:p text:style-name="P1"><text:s text:c="4"/>290.7925, 290.7536, 290.722, 290.6897, 290.7068, 290.7523, 290.8265, </text:p>
      <text:p text:style-name="P1"><text:s text:c="4"/>290.9027, 290.9548, 291.0292, 291.102, 291.1664, 291.2048, 291.209, </text:p>
      <text:p text:style-name="P1"><text:s text:c="4"/>291.1797, 291.1164, 291.1007, 291.049, 290.9815, 290.9477, 290.7609, </text:p>
      <text:p text:style-name="P1"><text:soft-page-break/><text:s text:c="4"/>290.1994, 290.0513, 287.0071, 288.9568, 291.2518, 291.1489, 290.1072, </text:p>
      <text:p text:style-name="P1"><text:s text:c="4"/>289.9413, 289.4444, 289.0884, 289.1032, 287.3732, 287.0347, 287.5855, </text:p>
      <text:p text:style-name="P1"><text:s text:c="4"/>287.2288, 286.4031, 288.1356, 291.5802, 291.291, 291.3678, 291.9131, </text:p>
      <text:p text:style-name="P1"><text:s text:c="4"/>284.1622, 285.0113, 287.0933, 287.8344, 287.9372, 287.9561, 289.2037, </text:p>
      <text:p text:style-name="P1"><text:s text:c="4"/>289.0455, 287.8434, 287.5124, 287.3026, 286.6848, 286.5093, 286.5699, </text:p>
      <text:p text:style-name="P1"><text:s text:c="4"/>286.2797, 286.0753, 285.9272, 285.7015, 285.4519, 285.0175, 284.8398, </text:p>
      <text:p text:style-name="P1"><text:s text:c="4"/>284.8612, 284.8363, 285.0701, 284.733, 284.7976, 284.6873, 287.2875, </text:p>
      <text:p text:style-name="P1"><text:s text:c="4"/>290.1561, 291.1563, 291.4243, 291.6297, 291.6907, 291.697, 291.7035, </text:p>
      <text:p text:style-name="P1"><text:s text:c="4"/>291.7545, 291.8102, 291.8568, 291.8703, 291.845,</text:p>
      <text:p text:style-name="P1"><text:s text:c="2"/>291.1543, 291.0314, 290.9281, 290.8751, 290.8539, 290.8137, 290.7695, </text:p>
      <text:p text:style-name="P1"><text:s text:c="4"/>290.7018, 290.5815, 290.3909, 290.263, 290.1975, 290.1305, 290.0596, </text:p>
      <text:p text:style-name="P1"><text:s text:c="4"/>290.0007, 289.9697, 289.9333, 289.9041, 289.9125, 289.9597, 290.0259, </text:p>
      <text:p text:style-name="P1"><text:s text:c="4"/>290.0926, 290.1188, 290.1486, 290.1852, 290.2148, 290.2393, 290.233, </text:p>
      <text:p text:style-name="P1"><text:s text:c="4"/>290.1942, 290.1442, 290.1276, 290.0982, 290.0315, 290.0491, 289.9713, </text:p>
      <text:p text:style-name="P1"><text:s text:c="4"/>289.6186, 289.5562, 285.4321, 287.8824, 289.9466, 289.0101, 288.5966, </text:p>
      <text:p text:style-name="P1"><text:s text:c="4"/>288.5657, 288.3766, 288.2794, 288.4602, 285.9155, 284.9718, 284.8857, </text:p>
      <text:p text:style-name="P1"><text:s text:c="4"/>284.715, 285.5648, 288.5906, 289.9203, 290.1102, 290.2282, 289.5389, </text:p>
      <text:p text:style-name="P1"><text:s text:c="4"/>283.6842, 284.6266, 286.4807, 287.2815, 286.7737, 286.5579, 287.3443, </text:p>
      <text:p text:style-name="P1"><text:s text:c="4"/>288.273, 287.3872, 287.037, 286.7715, 286.1509, 285.7127, 285.4769, </text:p>
      <text:p text:style-name="P1"><text:s text:c="4"/>285.2089, 285.0746, 284.8365, 284.5427, 284.3432, 283.6723, 283.1912, </text:p>
      <text:p text:style-name="P1"><text:s text:c="4"/>283.3387, 281.2905, 282.5943, 283.7066, 284.0138, 283.653, 286.2133, </text:p>
      <text:p text:style-name="P1"><text:s text:c="4"/>289.4393, 290.2245, 290.4609, 290.8295, 291.0855, 291.165, 291.1944, </text:p>
      <text:p text:style-name="P1"><text:s text:c="4"/>291.2573, 291.3096, 291.3566, 291.3453, 291.2786,</text:p>
      <text:p text:style-name="P1"><text:s text:c="2"/>290.647, 290.4607, 290.3185, 290.2197, 290.1381, 290.0543, 289.9774, </text:p>
      <text:p text:style-name="P1"><text:s text:c="4"/>289.8769, 289.7456, 289.5663, 289.4692, 289.404, 289.3315, 289.2549, </text:p>
      <text:p text:style-name="P1"><text:s text:c="4"/>289.1942, 289.1735, 289.114, 289.0812, 289.0779, 289.1185, 289.1901, </text:p>
      <text:p text:style-name="P1"><text:s text:c="4"/>289.2522, 289.2709, 289.2969, 289.3067, 289.3143, 289.3243, 289.304, </text:p>
      <text:p text:style-name="P1"><text:s text:c="4"/>289.2589, 289.2322, 289.2142, 289.1968, 289.1561, 289.1913, 289.1701, </text:p>
      <text:p text:style-name="P1"><text:s text:c="4"/>289.0043, 288.7097, 284.7239, 287.2551, 288.2697, 287.8748, 287.2307, </text:p>
      <text:p text:style-name="P1"><text:s text:c="4"/>287.2643, 287.3885, 287.4874, 287.8557, 284.946, 283.8828, 284.1857, </text:p>
      <text:p text:style-name="P1"><text:s text:c="4"/>285.2679, 287.0843, 287.6714, 288.3005, 288.7823, 289.0334, 289.8486, </text:p>
      <text:p text:style-name="P1"><text:s text:c="4"/>284.2328, 284.4861, 287.3198, 287.9594, 287.4486, 287.0619, 286.9547, </text:p>
      <text:p text:style-name="P1"><text:s text:c="4"/>287.465, 286.9931, 286.5859, 286.0837, 285.4064, 284.919, 284.5538, </text:p>
      <text:p text:style-name="P1"><text:s text:c="4"/>284.3647, 284.1927, 283.7615, 283.4765, 282.6049, 281.1493, 280.5692, </text:p>
      <text:p text:style-name="P1"><text:s text:c="4"/>281.2433, 280.5204, 281.4812, 282.5884, 283.0404, 282.5221, 285.4489, </text:p>
      <text:p text:style-name="P1"><text:s text:c="4"/>288.4732, 289.0087, 289.2255, 289.7946, 290.3344, 290.6066, 290.7153, </text:p>
      <text:p text:style-name="P1"><text:s text:c="4"/>290.7956, 290.8455, 290.894, 290.8921, 290.8138,</text:p>
      <text:p text:style-name="P1"><text:s text:c="2"/>290.1393, 289.8982, 289.6815, 289.5049, 289.3519, 289.2321, 289.1249, </text:p>
      <text:p text:style-name="P1"><text:s text:c="4"/>289.002, 288.8482, 288.7075, 288.626, 288.5685, 288.5116, 288.4448, </text:p>
      <text:p text:style-name="P1"><text:s text:c="4"/>288.3816, 288.3629, 288.3147, 288.2897, 288.2686, 288.2964, 288.3662, </text:p>
      <text:p text:style-name="P1"><text:s text:c="4"/>288.4281, 288.4605, 288.4961, 288.5014, 288.5036, 288.5081, 288.4825, </text:p>
      <text:p text:style-name="P1"><text:s text:c="4"/>288.4334, 288.4142, 288.4243, 288.4494, 288.4373, 288.4707, 288.4828, </text:p>
      <text:p text:style-name="P1"><text:s text:c="4"/>288.4434, 288.2381, 285.2451, 287.1083, 288.0972, 287.3342, 286.4308, </text:p>
      <text:p text:style-name="P1"><text:s text:c="4"/>286.3194, 286.5308, 286.7944, 287.2101, 285.1602, 284.9259, 286.8217, </text:p>
      <text:p text:style-name="P1"><text:s text:c="4"/>287.4018, 287.0667, 286.6487, 286.8796, 287.3811, 287.8124, 288.812, </text:p>
      <text:p text:style-name="P1"><text:s text:c="4"/>286.6173, 285.9549, 288.1599, 288.05, 287.8441, 287.5729, 287.1205, </text:p>
      <text:p text:style-name="P1"><text:s text:c="4"/>286.8462, 286.417, 285.8808, 285.0775, 284.423, 284.0685, 283.7734, </text:p>
      <text:p text:style-name="P1"><text:s text:c="4"/>283.2515, 280.7563, 280.0271, 280.4119, 280.2232, 279.5765, 279.0418, </text:p>
      <text:p text:style-name="P1"><text:s text:c="4"/>279.4534, 279.7683, 280.8667, 281.6214, 281.6122, 281.0228, 283.891, </text:p>
      <text:p text:style-name="P1"><text:s text:c="4"/>286.8369, 287.263, 287.4536, 288.416, 289.3774, 289.9224, 290.1736, </text:p>
      <text:p text:style-name="P1"><text:s text:c="4"/>290.3206, 290.3951, 290.4403, 290.4249, 290.3271,</text:p>
      <text:p text:style-name="P1"><text:s text:c="2"/>289.4095, 289.1092, 288.7992, 288.5009, 288.2844, 288.0975, 287.9645, </text:p>
      <text:p text:style-name="P1"><text:s text:c="4"/>287.8284, 287.7218, 287.6254, 287.5607, 287.5275, 287.5042, 287.4585, </text:p>
      <text:p text:style-name="P1"><text:s text:c="4"/>287.4188, 287.4185, 287.4056, 287.3887, 287.3456, 287.3472, 287.4041, </text:p>
      <text:p text:style-name="P1"><text:s text:c="4"/>287.4753, 287.5245, 287.576, 287.6024, 287.5961, 287.5892, 287.5674, </text:p>
      <text:p text:style-name="P1"><text:s text:c="4"/>287.5422, 287.547, 287.5816, 287.6557, 287.696, 287.7743, 287.8387, </text:p>
      <text:p text:style-name="P1"><text:s text:c="4"/>287.9272, 286.9042, 284.2007, 286.724, 287.7039, 286.8929, 286.009, </text:p>
      <text:p text:style-name="P1"><text:s text:c="4"/>285.6353, 285.7278, 286.0046, 286.3231, 286.6288, 286.7807, 286.5858, </text:p>
      <text:p text:style-name="P1"><text:s text:c="4"/>286.4362, 286.0357, 285.72, 285.732, 286.0256, 286.4296, 287.4026, </text:p>
      <text:p text:style-name="P1"><text:soft-page-break/><text:s text:c="4"/>287.8686, 287.6785, 287.3761, 286.9864, 286.8808, 286.7055, 286.3095, </text:p>
      <text:p text:style-name="P1"><text:s text:c="4"/>285.9176, 285.4601, 284.759, 283.8138, 283.3304, 283.1126, 282.9909, </text:p>
      <text:p text:style-name="P1"><text:s text:c="4"/>281.1313, 278.5085, 278.0249, 278.4416, 278.4597, 278.0406, 277.5297, </text:p>
      <text:p text:style-name="P1"><text:s text:c="4"/>277.6199, 277.7975, 278.6268, 279.4185, 279.6573, 279.1298, 280.384, </text:p>
      <text:p text:style-name="P1"><text:s text:c="4"/>284.1744, 284.5305, 284.3893, 285.9741, 287.7579, 288.785, 289.2744, </text:p>
      <text:p text:style-name="P1"><text:s text:c="4"/>289.5785, 289.7164, 289.775, 289.7488, 289.6306,</text:p>
      <text:p text:style-name="P1"><text:s text:c="2"/>288.3933, 288.0353, 287.6378, 287.2573, 286.9493, 286.7078, 286.5645, </text:p>
      <text:p text:style-name="P1"><text:s text:c="4"/>286.462, 286.4023, 286.3834, 286.3788, 286.4007, 286.4077, 286.4063, </text:p>
      <text:p text:style-name="P1"><text:s text:c="4"/>286.3876, 286.4064, 286.4392, 286.4505, 286.4025, 286.3749, 286.4106, </text:p>
      <text:p text:style-name="P1"><text:s text:c="4"/>286.4708, 286.5385, 286.6162, 286.6795, 286.6836, 286.678, 286.6557, </text:p>
      <text:p text:style-name="P1"><text:s text:c="4"/>286.6435, 286.6769, 286.7395, 286.8393, 286.9475, 287.083, 287.217, </text:p>
      <text:p text:style-name="P1"><text:s text:c="4"/>287.4207, 286.309, 283.4214, 286.0374, 286.6486, 286.3062, 285.7365, </text:p>
      <text:p text:style-name="P1"><text:s text:c="4"/>285.2113, 285.1006, 285.2496, 285.5001, 285.7008, 285.7724, 285.668, </text:p>
      <text:p text:style-name="P1"><text:s text:c="4"/>285.4542, 285.176, 284.9818, 284.9009, 285.0195, 285.2483, 285.791, </text:p>
      <text:p text:style-name="P1"><text:s text:c="4"/>286.1434, 286.0082, 285.6631, 285.489, 285.5445, 285.3782, 284.959, </text:p>
      <text:p text:style-name="P1"><text:s text:c="4"/>284.489, 283.8072, 282.9096, 282.243, 282.1245, 282.0624, 282.1165, </text:p>
      <text:p text:style-name="P1"><text:s text:c="4"/>279.2173, 277.324, 276.8032, 276.8543, 276.7292, 276.1759, 275.548, </text:p>
      <text:p text:style-name="P1"><text:s text:c="4"/>275.5011, 275.698, 276.1429, 276.636, 277.5519, 277.0846, 277.1266, </text:p>
      <text:p text:style-name="P1"><text:s text:c="4"/>281.1194, 281.731, 281.472, 283.1687, 285.6638, 287.1992, 287.9823, </text:p>
      <text:p text:style-name="P1"><text:s text:c="4"/>288.4791, 288.7203, 288.8232, 288.8161, 288.6663,</text:p>
      <text:p text:style-name="P1"><text:s text:c="2"/>286.8304, 286.4194, 285.9862, 285.5865, 285.2385, 284.9976, 284.8682, </text:p>
      <text:p text:style-name="P1"><text:s text:c="4"/>284.8154, 284.8253, 284.9009, 284.9786, 285.0762, 285.1483, 285.2036, </text:p>
      <text:p text:style-name="P1"><text:s text:c="4"/>285.247, 285.3384, 285.4118, 285.4414, 285.3902, 285.3361, 285.3274, </text:p>
      <text:p text:style-name="P1"><text:s text:c="4"/>285.3563, 285.431, 285.5369, 285.6388, 285.684, 285.6974, 285.6771, </text:p>
      <text:p text:style-name="P1"><text:s text:c="4"/>285.6768, 285.7258, 285.8062, 285.926, 286.0698, 286.2545, 286.4709, </text:p>
      <text:p text:style-name="P1"><text:s text:c="4"/>286.7539, 286.9316, 285.0461, 285.4218, 285.5453, 286.0971, 285.5562, </text:p>
      <text:p text:style-name="P1"><text:s text:c="4"/>284.8988, 284.562, 284.5225, 284.6561, 284.7913, 284.8472, 284.7836, </text:p>
      <text:p text:style-name="P1"><text:s text:c="4"/>284.6222, 284.4126, 284.2459, 284.1429, 284.1248, 284.1706, 284.271, </text:p>
      <text:p text:style-name="P1"><text:s text:c="4"/>284.2636, 284.0751, 283.9478, 283.9177, 283.8197, 283.5489, 283.1494, </text:p>
      <text:p text:style-name="P1"><text:s text:c="4"/>282.5266, 281.5614, 280.8058, 280.5343, 280.5714, 280.6717, 280.5457, </text:p>
      <text:p text:style-name="P1"><text:s text:c="4"/>277.2946, 276.2705, 275.6411, 275.2936, 274.7629, 273.9555, 273.5331, </text:p>
      <text:p text:style-name="P1"><text:s text:c="4"/>273.2794, 273.5075, 274.3369, 274.7719, 275.4109, 274.8494, 274.2946, </text:p>
      <text:p text:style-name="P1"><text:s text:c="4"/>277.1058, 279.7577, 279.9397, 281.0869, 283.4965, 285.3165, 286.4049, </text:p>
      <text:p text:style-name="P1"><text:s text:c="4"/>287.0493, 287.3614, 287.4485, 287.386, 287.1779,</text:p>
      <text:p text:style-name="P1"><text:s text:c="2"/>284.8257, 284.4462, 284.0993, 283.7777, 283.5204, 283.3675, 283.2812, </text:p>
      <text:p text:style-name="P1"><text:s text:c="4"/>283.2762, 283.3432, 283.4803, 283.6181, 283.7651, 283.9065, 284.0566, </text:p>
      <text:p text:style-name="P1"><text:s text:c="4"/>284.191, 284.343, 284.4599, 284.5005, 284.4584, 284.3884, 284.3331, </text:p>
      <text:p text:style-name="P1"><text:s text:c="4"/>284.3293, 284.392, 284.5005, 284.6237, 284.7115, 284.7502, 284.7492, </text:p>
      <text:p text:style-name="P1"><text:s text:c="4"/>284.7623, 284.8072, 284.8863, 285.0056, 285.1565, 285.3609, 285.6214, </text:p>
      <text:p text:style-name="P1"><text:s text:c="4"/>285.9537, 286.3317, 286.2923, 286.0306, 285.734, 285.6963, 285.3085, </text:p>
      <text:p text:style-name="P1"><text:s text:c="4"/>284.5797, 284.1024, 283.948, 283.9858, 284.0648, 284.1022, 284.0382, </text:p>
      <text:p text:style-name="P1"><text:s text:c="4"/>283.8706, 283.6462, 283.4598, 283.3276, 283.2444, 283.183, 283.0428, </text:p>
      <text:p text:style-name="P1"><text:s text:c="4"/>282.843, 282.5583, 281.209, 280.2112, 280.7907, 281.2036, 280.9496, </text:p>
      <text:p text:style-name="P1"><text:s text:c="4"/>280.3472, 279.4964, 278.9174, 278.633, 278.667, 278.9229, 278.2227, </text:p>
      <text:p text:style-name="P1"><text:s text:c="4"/>275.5973, 274.9366, 274.6176, 274.0999, 273.2549, 272.201, 271.7207, </text:p>
      <text:p text:style-name="P1"><text:s text:c="4"/>271.8005, 272.2513, 272.909, 273.2645, 273.6247, 273.4475, 272.4065, </text:p>
      <text:p text:style-name="P1"><text:s text:c="4"/>272.8773, 277.282, 278.9332, 279.8856, 281.7136, 283.5034, 284.8085, </text:p>
      <text:p text:style-name="P1"><text:s text:c="4"/>285.5838, 285.844, 285.7599, 285.5223, 285.2076,</text:p>
      <text:p text:style-name="P1"><text:s text:c="2"/>282.6978, 282.4173, 282.223, 282.1024, 282.0184, 281.9812, 281.9605, </text:p>
      <text:p text:style-name="P1"><text:s text:c="4"/>281.985, 282.0612, 282.2133, 282.3698, 282.5468, 282.7579, 282.9825, </text:p>
      <text:p text:style-name="P1"><text:s text:c="4"/>283.1886, 283.3954, 283.5457, 283.5957, 283.5479, 283.4772, 283.4008, </text:p>
      <text:p text:style-name="P1"><text:s text:c="4"/>283.3739, 283.4361, 283.545, 283.6708, 283.7723, 283.8326, 283.8591, </text:p>
      <text:p text:style-name="P1"><text:s text:c="4"/>283.8723, 283.9062, 283.9557, 284.0468, 284.1848, 284.3776, 284.6274, </text:p>
      <text:p text:style-name="P1"><text:s text:c="4"/>284.9191, 285.2842, 285.4963, 285.4982, 285.3946, 285.1903, 284.7001, </text:p>
      <text:p text:style-name="P1"><text:s text:c="4"/>283.9445, 283.5092, 283.387, 283.3978, 283.4391, 283.4338, 283.327, </text:p>
      <text:p text:style-name="P1"><text:s text:c="4"/>283.0801, 282.7974, 282.5454, 282.317, 282.1587, 282.0231, 281.6169, </text:p>
      <text:p text:style-name="P1"><text:s text:c="4"/>280.3563, 279.1707, 276.5391, 274.8173, 275.3255, 276.6939, 278.3059, </text:p>
      <text:p text:style-name="P1"><text:s text:c="4"/>277.7254, 276.7978, 276.3294, 276.1074, 276.3189, 276.774, 276.3192, </text:p>
      <text:p text:style-name="P1"><text:s text:c="4"/>274.246, 273.4927, 273.3071, 272.8506, 271.8508, 270.717, 270.3727, </text:p>
      <text:p text:style-name="P1"><text:soft-page-break/><text:s text:c="4"/>270.7163, 271.2285, 271.563, 271.7129, 271.7854, 272.0195, 271.3272, </text:p>
      <text:p text:style-name="P1"><text:s text:c="4"/>269.7845, 273.2768, 277.9138, 278.8976, 280.1589, 281.5204, 282.9047, </text:p>
      <text:p text:style-name="P1"><text:s text:c="4"/>283.8386, 284.0298, 283.7489, 283.3524, 283.0134,</text:p>
      <text:p text:style-name="P1"><text:s text:c="2"/>281.0752, 280.9283, 280.8961, 280.917, 280.9631, 281.0138, 281.0418, </text:p>
      <text:p text:style-name="P1"><text:s text:c="4"/>281.0729, 281.1414, 281.2615, 281.4025, 281.5944, 281.8341, 282.1019, </text:p>
      <text:p text:style-name="P1"><text:s text:c="4"/>282.3566, 282.5835, 282.7361, 282.7636, 282.6898, 282.6118, 282.5566, </text:p>
      <text:p text:style-name="P1"><text:s text:c="4"/>282.5437, 282.6053, 282.7125, 282.8317, 282.9434, 283.0026, 283.0285, </text:p>
      <text:p text:style-name="P1"><text:s text:c="4"/>283.0403, 283.0583, 283.0675, 283.1017, 283.1978, 283.3434, 283.4963, </text:p>
      <text:p text:style-name="P1"><text:s text:c="4"/>283.6281, 283.6968, 283.7545, 283.8626, 283.8558, 283.7055, 283.3281, </text:p>
      <text:p text:style-name="P1"><text:s text:c="4"/>282.954, 282.8137, 282.8108, 282.8396, 282.8384, 282.7801, 282.6039, </text:p>
      <text:p text:style-name="P1"><text:s text:c="4"/>282.2711, 281.6436, 279.9617, 278.0163, 278.0529, 277.5371, 275.7988, </text:p>
      <text:p text:style-name="P1"><text:s text:c="4"/>274.2806, 273.8778, 273.3742, 272.5719, 271.471, 272.0875, 273.4147, </text:p>
      <text:p text:style-name="P1"><text:s text:c="4"/>272.33, 271.6477, 271.5734, 270.7735, 273.0872, 274.4403, 274.7923, </text:p>
      <text:p text:style-name="P1"><text:s text:c="4"/>273.7957, 272.5837, 271.9085, 271.0904, 270.2837, 269.6575, 269.4054, </text:p>
      <text:p text:style-name="P1"><text:s text:c="4"/>269.6202, 269.7876, 269.9576, 270.0266, 270.0398, 269.9899, 270.2857, </text:p>
      <text:p text:style-name="P1"><text:s text:c="4"/>268.5669, 269.7025, 275.9172, 277.8708, 278.9205, 279.8341, 280.877, </text:p>
      <text:p text:style-name="P1"><text:s text:c="4"/>281.7753, 282.0256, 281.7759, 281.456, 281.2448,</text:p>
      <text:p text:style-name="P1"><text:s text:c="2"/>280.2016, 280.2156, 280.3207, 280.4319, 280.5243, 280.5817, 280.6085, </text:p>
      <text:p text:style-name="P1"><text:s text:c="4"/>280.6333, 280.6675, 280.7479, 280.8469, 281.0015, 281.2191, 281.4843, </text:p>
      <text:p text:style-name="P1"><text:s text:c="4"/>281.7358, 281.9271, 282.0172, 281.9945, 281.891, 281.8045, 281.7927, </text:p>
      <text:p text:style-name="P1"><text:s text:c="4"/>281.8271, 281.9129, 282.0351, 282.1711, 282.2841, 282.3524, 282.3741, </text:p>
      <text:p text:style-name="P1"><text:s text:c="4"/>282.348, 282.2834, 282.1948, 282.1454, 282.1837, 282.2439, 282.2285, </text:p>
      <text:p text:style-name="P1"><text:s text:c="4"/>282.0765, 281.7978, 281.6547, 281.7497, 281.9052, 282.0303, 282.1081, </text:p>
      <text:p text:style-name="P1"><text:s text:c="4"/>282.1646, 282.239, 282.3018, 282.3258, 282.2864, 282.1862, 281.9034, </text:p>
      <text:p text:style-name="P1"><text:s text:c="4"/>281.2983, 277.7107, 274.6438, 273.3472, 272.8995, 271.9064, 270.932, </text:p>
      <text:p text:style-name="P1"><text:s text:c="4"/>270.5424, 270.4669, 271.3603, 270.5832, 269.1998, 269.3575, 269.1776, </text:p>
      <text:p text:style-name="P1"><text:s text:c="4"/>268.3679, 268.2448, 268.3706, 268.2544, 270.6156, 272.4575, 273.5158, </text:p>
      <text:p text:style-name="P1"><text:s text:c="4"/>273.8524, 272.8217, 271.2065, 269.8771, 269.3449, 268.6233, 268.1559, </text:p>
      <text:p text:style-name="P1"><text:s text:c="4"/>268.2044, 268.2407, 268.2108, 268.5159, 268.5676, 268.8088, 269.0472, </text:p>
      <text:p text:style-name="P1"><text:s text:c="4"/>267.7025, 267.3963, 272.3909, 276.8217, 278.0271, 278.8362, 279.459, </text:p>
      <text:p text:style-name="P1"><text:s text:c="4"/>280.0175, 280.2917, 280.2831, 280.2232, 280.1965,</text:p>
      <text:p text:style-name="P1"><text:s text:c="2"/>279.8609, 280.0348, 280.2675, 280.4563, 280.5845, 280.6277, 280.6267, </text:p>
      <text:p text:style-name="P1"><text:s text:c="4"/>280.6122, 280.5625, 280.538, 280.5631, 280.6607, 280.8315, 281.0504, </text:p>
      <text:p text:style-name="P1"><text:s text:c="4"/>281.2324, 281.3156, 281.3033, 281.232, 281.1296, 281.0879, 281.1184, </text:p>
      <text:p text:style-name="P1"><text:s text:c="4"/>281.2034, 281.329, 281.4748, 281.6299, 281.7699, 281.8569, 281.8436, </text:p>
      <text:p text:style-name="P1"><text:s text:c="4"/>281.7117, 281.5053, 281.2954, 281.114, 281.089, 281.129, 281.1089, </text:p>
      <text:p text:style-name="P1"><text:s text:c="4"/>280.8351, 280.5594, 280.4167, 280.4996, 280.7574, 281.0847, 281.3959, </text:p>
      <text:p text:style-name="P1"><text:s text:c="4"/>281.6199, 281.7679, 281.8398, 281.8305, 281.7646, 281.5995, 281.1673, </text:p>
      <text:p text:style-name="P1"><text:s text:c="4"/>279.6986, 275.0728, 272.682, 271.7448, 270.8604, 269.6926, 269.1199, </text:p>
      <text:p text:style-name="P1"><text:s text:c="4"/>268.7411, 268.4954, 269.8583, 269.0418, 268.1028, 267.7582, 266.6862, </text:p>
      <text:p text:style-name="P1"><text:s text:c="4"/>266.3483, 266.5498, 266.3226, 266.9606, 268.5734, 270.1607, 271.9368, </text:p>
      <text:p text:style-name="P1"><text:s text:c="4"/>272.4804, 272.1852, 271.1398, 268.9646, 268.3088, 267.3397, 266.479, </text:p>
      <text:p text:style-name="P1"><text:s text:c="4"/>266.3099, 266.467, 266.4805, 266.9874, 267.4105, 267.7934, 267.7233, </text:p>
      <text:p text:style-name="P1"><text:s text:c="4"/>266.5794, 265.6901, 269.0038, 275.636, 277.2513, 278.1081, 278.6302, </text:p>
      <text:p text:style-name="P1"><text:s text:c="4"/>279.0079, 279.2875, 279.455, 279.5812, 279.7086,</text:p>
      <text:p text:style-name="P1"><text:s text:c="2"/>279.7469, 280.0256, 280.3895, 280.6511, 280.7794, 280.831, 280.7867, </text:p>
      <text:p text:style-name="P1"><text:s text:c="4"/>280.6907, 280.5715, 280.4413, 280.3606, 280.3856, 280.5104, 280.6439, </text:p>
      <text:p text:style-name="P1"><text:s text:c="4"/>280.697, 280.6605, 280.5804, 280.5126, 280.5023, 280.5308, 280.5988, </text:p>
      <text:p text:style-name="P1"><text:s text:c="4"/>280.7086, 280.8503, 281.0091, 281.1776, 281.3241, 281.3946, 281.3092, </text:p>
      <text:p text:style-name="P1"><text:s text:c="4"/>281.0968, 280.8223, 279.9733, 280.0555, 280.0205, 280.1388, 279.9561, </text:p>
      <text:p text:style-name="P1"><text:s text:c="4"/>279.3686, 279.697, 279.5427, 279.663, 280.0196, 280.492, 280.8798, </text:p>
      <text:p text:style-name="P1"><text:s text:c="4"/>281.1344, 281.2712, 281.325, 281.2961, 281.1934, 280.9328, 280.2488, </text:p>
      <text:p text:style-name="P1"><text:s text:c="4"/>278.2743, 274.6027, 272.9096, 272.2449, 271.6163, 270.5022, 269.3055, </text:p>
      <text:p text:style-name="P1"><text:s text:c="4"/>267.475, 267.439, 268.572, 268.1587, 267.3139, 266.18, 264.8846, </text:p>
      <text:p text:style-name="P1"><text:s text:c="4"/>265.1958, 265.4951, 264.7975, 265.5849, 266.7517, 267.8146, 269.1721, </text:p>
      <text:p text:style-name="P1"><text:s text:c="4"/>269.9943, 269.8475, 268.4111, 266.71, 266.4698, 265.1954, 264.3253, </text:p>
      <text:p text:style-name="P1"><text:s text:c="4"/>264.297, 264.7416, 265.0115, 265.3797, 266.2391, 266.4024, 265.9276, </text:p>
      <text:p text:style-name="P1"><text:s text:c="4"/>265.024, 264.4224, 267.4414, 274.4883, 276.317, 277.2622, 277.9028, </text:p>
      <text:p text:style-name="P1"><text:s text:c="4"/>278.3342, 278.6578, 278.9347, 279.1905, 279.4775,</text:p>
      <text:p text:style-name="P1"><text:soft-page-break/><text:s text:c="2"/>279.2383, 279.5203, 279.9219, 280.2462, 280.4021, 280.4545, 280.4005, </text:p>
      <text:p text:style-name="P1"><text:s text:c="4"/>280.3015, 280.1715, 280.0507, 279.9941, 280.0372, 280.1197, 280.1552, </text:p>
      <text:p text:style-name="P1"><text:s text:c="4"/>280.1157, 280.0399, 279.9795, 279.9648, 280.0007, 280.0735, 280.1725, </text:p>
      <text:p text:style-name="P1"><text:s text:c="4"/>280.2823, 280.4067, 280.54, 280.6837, 280.7966, 280.8182, 280.696, </text:p>
      <text:p text:style-name="P1"><text:s text:c="4"/>280.4491, 279.6114, 275.1722, 278.6387, 278.9885, 279.1644, 278.6948, </text:p>
      <text:p text:style-name="P1"><text:s text:c="4"/>276.4441, 278.1452, 278.6096, 278.8195, 279.2609, 279.8329, 280.3109, </text:p>
      <text:p text:style-name="P1"><text:s text:c="4"/>280.5963, 280.7369, 280.7677, 280.6965, 280.4984, 280.0665, 279.1216, </text:p>
      <text:p text:style-name="P1"><text:s text:c="4"/>277.2789, 273.0753, 270.9638, 270.1688, 269.6144, 268.804, 267.6987, </text:p>
      <text:p text:style-name="P1"><text:s text:c="4"/>266.6195, 267.076, 267.2299, 265.4029, 264.7014, 264.1582, 261.4606, </text:p>
      <text:p text:style-name="P1"><text:s text:c="4"/>262.3975, 262.7911, 264.2259, 265.646, 265.5626, 265.6989, 266.2065, </text:p>
      <text:p text:style-name="P1"><text:s text:c="4"/>266.1998, 265.2066, 263.8685, 262.2692, 263.141, 261.4479, 262.1866, </text:p>
      <text:p text:style-name="P1"><text:s text:c="4"/>262.865, 263.5565, 263.8436, 264.0473, 264.8826, 264.6279, 264.1047, </text:p>
      <text:p text:style-name="P1"><text:s text:c="4"/>264.0667, 263.8049, 266.042, 271.381, 274.2775, 275.3445, 276.8098, </text:p>
      <text:p text:style-name="P1"><text:s text:c="4"/>277.6042, 278.105, 278.4542, 278.7201, 278.9882,</text:p>
      <text:p text:style-name="P1"><text:s text:c="2"/>278.5831, 278.7814, 279.0422, 279.3454, 279.5294, 279.6006, 279.6058, </text:p>
      <text:p text:style-name="P1"><text:s text:c="4"/>279.5756, 279.5424, 279.5446, 279.573, 279.6128, 279.6152, 279.5663, </text:p>
      <text:p text:style-name="P1"><text:s text:c="4"/>279.4722, 279.4028, 279.3938, 279.4156, 279.461, 279.5252, 279.6039, </text:p>
      <text:p text:style-name="P1"><text:s text:c="4"/>279.6808, 279.7498, 279.8167, 279.9133, 279.971, 279.9442, 279.7589, </text:p>
      <text:p text:style-name="P1"><text:s text:c="4"/>278.904, 276.2296, 271.5838, 275.5343, 277.8997, 278.0987, 277.5884, </text:p>
      <text:p text:style-name="P1"><text:s text:c="4"/>274.2919, 274.7274, 277.0486, 277.6683, 278.1556, 278.8831, 279.5633, </text:p>
      <text:p text:style-name="P1"><text:s text:c="4"/>279.9443, 280.0749, 280.0088, 279.7897, 279.443, 278.8733, 277.8975, </text:p>
      <text:p text:style-name="P1"><text:s text:c="4"/>276.25, 271.1358, 266.9968, 265.7014, 265.5327, 264.7146, 265.5938, </text:p>
      <text:p text:style-name="P1"><text:s text:c="4"/>266.9108, 267.0396, 266.0877, 263.1391, 261.7721, 261.2294, 259.544, </text:p>
      <text:p text:style-name="P1"><text:s text:c="4"/>259.579, 258.9411, 262.4182, 264.7175, 264.9823, 263.7686, 263.1255, </text:p>
      <text:p text:style-name="P1"><text:s text:c="4"/>261.5229, 260.2286, 259.0508, 258.0273, 259.6032, 259.4279, 259.6846, </text:p>
      <text:p text:style-name="P1"><text:s text:c="4"/>260.2321, 261.9206, 262.7858, 262.3652, 263.0673, 262.8292, 262.2142, </text:p>
      <text:p text:style-name="P1"><text:s text:c="4"/>263.1717, 263.0797, 264.3001, 266.578, 269.2406, 270.0625, 272.6888, </text:p>
      <text:p text:style-name="P1"><text:s text:c="4"/>276.2628, 277.3446, 277.8595, 278.131, 278.3696,</text:p>
      <text:p text:style-name="P1"><text:s text:c="2"/>277.817, 278.0569, 278.2895, 278.5005, 278.6872, 278.8177, 278.9149, </text:p>
      <text:p text:style-name="P1"><text:s text:c="4"/>278.9861, 279.0367, 279.0727, 279.0815, 279.0504, 278.9555, 278.8266, </text:p>
      <text:p text:style-name="P1"><text:s text:c="4"/>278.6804, 278.5946, 278.5626, 278.5669, 278.586, 278.5821, 278.5086, </text:p>
      <text:p text:style-name="P1"><text:s text:c="4"/>278.4523, 278.363, 278.2383, 278.2898, 278.1248, 278.0297, 277.5404, </text:p>
      <text:p text:style-name="P1"><text:s text:c="4"/>275.2307, 272.9062, 268.3007, 269.5481, 276.5619, 276.8155, 276.1819, </text:p>
      <text:p text:style-name="P1"><text:s text:c="4"/>272.8635, 272.5438, 273.9976, 275.6595, 276.4896, 277.2739, 278.3464, </text:p>
      <text:p text:style-name="P1"><text:s text:c="4"/>278.9167, 279.079, 278.9475, 278.688, 277.637, 277.1924, 274.636, </text:p>
      <text:p text:style-name="P1"><text:s text:c="4"/>268.3461, 265.3843, 262.995, 262.2023, 260.6132, 259.0185, 263.452, </text:p>
      <text:p text:style-name="P1"><text:s text:c="4"/>265.855, 264.2392, 262.4878, 260.5623, 259.9896, 258.9022, 259.4841, </text:p>
      <text:p text:style-name="P1"><text:s text:c="4"/>258.4212, 257.7832, 260.3581, 262.9602, 262.8592, 260.4705, 258.0579, </text:p>
      <text:p text:style-name="P1"><text:s text:c="4"/>257.1281, 256.7811, 256.4932, 256.7374, 256.7939, 257.0419, 258.0927, </text:p>
      <text:p text:style-name="P1"><text:s text:c="4"/>259.673, 258.6664, 260.429, 260.7032, 260.7556, 260.3025, 260.2214, </text:p>
      <text:p text:style-name="P1"><text:s text:c="4"/>261.8904, 262.374, 262.7585, 263.2502, 264.3797, 265.9402, 264.2818, </text:p>
      <text:p text:style-name="P1"><text:s text:c="4"/>268.4522, 271.1208, 276.5846, 277.2706, 277.5699,</text:p>
      <text:p text:style-name="P1"><text:s text:c="2"/>276.5969, 277.0126, 277.387, 277.6818, 277.9013, 278.0745, 278.2194, </text:p>
      <text:p text:style-name="P1"><text:s text:c="4"/>278.3363, 278.3973, 278.4297, 278.3573, 278.2229, 278.0383, 277.7538, </text:p>
      <text:p text:style-name="P1"><text:s text:c="4"/>277.3996, 277.1349, 277.0586, 276.9857, 276.9071, 276.7237, 275.2392, </text:p>
      <text:p text:style-name="P1"><text:s text:c="4"/>273.97, 273.2503, 272.4568, 273.001, 271.4899, 271.132, 270.8479, </text:p>
      <text:p text:style-name="P1"><text:s text:c="4"/>270.6015, 269.2958, 266.4274, 267.3477, 274.9176, 275.1494, 273.2325, </text:p>
      <text:p text:style-name="P1"><text:s text:c="4"/>271.2735, 270.9913, 271.4547, 271.9919, 272.5324, 274.7903, 276.3937, </text:p>
      <text:p text:style-name="P1"><text:s text:c="4"/>277.4307, 277.8065, 277.4397, 273.4901, 266.3695, 266.3832, 263.2904, </text:p>
      <text:p text:style-name="P1"><text:s text:c="4"/>260.6953, 259.5718, 258.7618, 258.4255, 257.5512, 256.2379, 258.816, </text:p>
      <text:p text:style-name="P1"><text:s text:c="4"/>260.2329, 258.3697, 257.4904, 257.16, 257.7309, 257.5653, 258.3094, </text:p>
      <text:p text:style-name="P1"><text:s text:c="4"/>256.4012, 257.5569, 261.4002, 261.9497, 259.3138, 254.9925, 254.4699, </text:p>
      <text:p text:style-name="P1"><text:s text:c="4"/>255.4861, 255.2477, 254.7473, 254.8913, 254.5461, 256.5341, 259.8728, </text:p>
      <text:p text:style-name="P1"><text:s text:c="4"/>260.6401, 257.9798, 257.8053, 258.4356, 259.6358, 258.9832, 257.9408, </text:p>
      <text:p text:style-name="P1"><text:s text:c="4"/>259.149, 260.6552, 260.8822, 261.3676, 262.0394, 262.7547, 261.5533, </text:p>
      <text:p text:style-name="P1"><text:s text:c="4"/>258.6318, 263.4535, 274.7535, 275.8254, 276.1645,</text:p>
      <text:p text:style-name="P1"><text:s text:c="2"/>274.7513, 275.4071, 275.9651, 276.393, 276.7067, 276.9345, 277.0864, </text:p>
      <text:p text:style-name="P1"><text:s text:c="4"/>277.203, 277.3051, 277.336, 276.3155, 275.1249, 274.1732, 272.3497, </text:p>
      <text:p text:style-name="P1"><text:s text:c="4"/>269.6966, 270.6557, 272.8534, 272.4733, 272.0852, 271.8336, 268.6273, </text:p>
      <text:p text:style-name="P1"><text:soft-page-break/><text:s text:c="4"/>266.811, 266.0674, 265.8223, 265.8266, 265.932, 266.1642, 266.2295, </text:p>
      <text:p text:style-name="P1"><text:s text:c="4"/>265.7779, 264.3135, 264.1976, 268.0993, 273.1038, 273.2744, 271.0896, </text:p>
      <text:p text:style-name="P1"><text:s text:c="4"/>269.4998, 268.8583, 268.9118, 268.9346, 268.8049, 272.1761, 273.7001, </text:p>
      <text:p text:style-name="P1"><text:s text:c="4"/>274.8147, 274.5569, 270.8179, 267.3825, 264.9098, 263.3391, 262.7307, </text:p>
      <text:p text:style-name="P1"><text:s text:c="4"/>262.2403, 261.864, 261.2014, 259.4966, 258.4543, 257.674, 257.2045, </text:p>
      <text:p text:style-name="P1"><text:s text:c="4"/>256.5021, 255.7681, 255.6065, 256.9341, 257.4759, 256.366, 254.3933, </text:p>
      <text:p text:style-name="P1"><text:s text:c="4"/>254.5438, 256.2139, 258.9707, 259.4933, 256.3119, 253.933, 253.485, </text:p>
      <text:p text:style-name="P1"><text:s text:c="4"/>253.5509, 253.5234, 253.1648, 253.7558, 254.1796, 254.3633, 255.5131, </text:p>
      <text:p text:style-name="P1"><text:s text:c="4"/>257.9285, 258.7661, 258.1699, 256.6454, 256.2873, 256.1526, 257.7761, </text:p>
      <text:p text:style-name="P1"><text:s text:c="4"/>257.8387, 258.7202, 260.3172, 260.9261, 260.2289, 259.7504, 259.0421, </text:p>
      <text:p text:style-name="P1"><text:s text:c="4"/>259.8087, 265.1111, 270.3429, 272.0999, 273.5247,</text:p>
      <text:p text:style-name="P1"><text:s text:c="2"/>272.2956, 272.8322, 273.4704, 273.9525, 274.4211, 274.7045, 274.3619, </text:p>
      <text:p text:style-name="P1"><text:s text:c="4"/>273.9229, 273.4344, 268.9238, 264.703, 262.1245, 261.2621, 260.1231, </text:p>
      <text:p text:style-name="P1"><text:s text:c="4"/>260.548, 262.6612, 263.9784, 264.6223, 264.7527, 264.674, 264.0206, </text:p>
      <text:p text:style-name="P1"><text:s text:c="4"/>263.9963, 264.2253, 263.7652, 263.0489, 262.7714, 263.3141, 264.1204, </text:p>
      <text:p text:style-name="P1"><text:s text:c="4"/>264.7154, 265.1, 266.0079, 267.5714, 270.3473, 270.5792, 268.7511, </text:p>
      <text:p text:style-name="P1"><text:s text:c="4"/>267.5103, 266.2408, 266.1808, 266.7006, 267.574, 269.2369, 269.0477, </text:p>
      <text:p text:style-name="P1"><text:s text:c="4"/>269.151, 267.9148, 265.2393, 265.2178, 266.008, 265.3271, 264.0785, </text:p>
      <text:p text:style-name="P1"><text:s text:c="4"/>262.5217, 261.6611, 260.6365, 259.643, 258.8621, 259.1201, 257.8672, </text:p>
      <text:p text:style-name="P1"><text:s text:c="4"/>255.9669, 255.2534, 254.3932, 255.0665, 256.1785, 256.1671, 255.4987, </text:p>
      <text:p text:style-name="P1"><text:s text:c="4"/>253.8808, 253.1565, 254.5619, 254.9054, 254.0454, 254.5219, 253.7644, </text:p>
      <text:p text:style-name="P1"><text:s text:c="4"/>253.4811, 252.9714, 251.9133, 252.1133, 254.4461, 255.8015, 253.7166, </text:p>
      <text:p text:style-name="P1"><text:s text:c="4"/>253.5117, 255.9185, 256.0879, 255.3539, 254.8649, 253.1562, 255.5924, </text:p>
      <text:p text:style-name="P1"><text:s text:c="4"/>256.7502, 258.2801, 259.5844, 259.3824, 258.6299, 256.6642, 255.6837, </text:p>
      <text:p text:style-name="P1"><text:s text:c="4"/>258.4094, 261.713, 262.0362, 263.1489, 266.6968,</text:p>
      <text:p text:style-name="P1"><text:s text:c="2"/>263.7021, 264.215, 264.7696, 266.1468, 266.4881, 266.4786, 264.1938, </text:p>
      <text:p text:style-name="P1"><text:s text:c="4"/>263.2839, 262.6731, 261.1619, 260.5014, 259.8347, 259.1721, 258.7789, </text:p>
      <text:p text:style-name="P1"><text:s text:c="4"/>258.8865, 259.8241, 260.3692, 260.7786, 260.9429, 260.9367, 261.1696, </text:p>
      <text:p text:style-name="P1"><text:s text:c="4"/>261.8113, 261.9357, 260.7064, 258.6841, 259.5237, 262.7536, 263.7875, </text:p>
      <text:p text:style-name="P1"><text:s text:c="4"/>264.3368, 264.852, 264.9534, 264.7086, 264.2917, 263.7901, 263.5143, </text:p>
      <text:p text:style-name="P1"><text:s text:c="4"/>263.5246, 263.5737, 264.2592, 265.2938, 266.0175, 266.9701, 266.0734, </text:p>
      <text:p text:style-name="P1"><text:s text:c="4"/>266.6447, 266.6436, 265.9499, 265.1792, 265.009, 264.6064, 264.6552, </text:p>
      <text:p text:style-name="P1"><text:s text:c="4"/>262.9628, 261.5641, 260.113, 259.3268, 259.3062, 258.9876, 258.2766, </text:p>
      <text:p text:style-name="P1"><text:s text:c="4"/>257.9334, 256.8154, 253.9927, 254.1378, 256.2943, 256.2091, 256.3026, </text:p>
      <text:p text:style-name="P1"><text:s text:c="4"/>255.7026, 253.0867, 251.4132, 251.2683, 250.4673, 250.4844, 251.5033, </text:p>
      <text:p text:style-name="P1"><text:s text:c="4"/>253.424, 253.0862, 251.4906, 250.5454, 250.6823, 253.4726, 255.1462, </text:p>
      <text:p text:style-name="P1"><text:s text:c="4"/>254.1959, 253.3914, 254.5955, 254.4775, 254.3841, 253.0751, 254.7947, </text:p>
      <text:p text:style-name="P1"><text:s text:c="4"/>256.8868, 257.3655, 257.1385, 256.6294, 256.1709, 254.4259, 255.3243, </text:p>
      <text:p text:style-name="P1"><text:s text:c="4"/>260.7516, 262.8919, 262.4969, 262.2843, 263.0679,</text:p>
      <text:p text:style-name="P1"><text:s text:c="2"/>261.1797, 261.1389, 261.4254, 260.9676, 260.9383, 260.5435, 259.6315, </text:p>
      <text:p text:style-name="P1"><text:s text:c="4"/>259.1479, 259.2426, 259.4681, 259.3119, 258.9128, 258.4417, 258.0587, </text:p>
      <text:p text:style-name="P1"><text:s text:c="4"/>257.825, 257.989, 258.1827, 258.1927, 258.3036, 258.6308, 259.0095, </text:p>
      <text:p text:style-name="P1"><text:s text:c="4"/>259.1279, 258.0753, 256.7429, 257.425, 260.1274, 262.4925, 262.9297, </text:p>
      <text:p text:style-name="P1"><text:s text:c="4"/>262.7784, 262.9224, 262.8073, 261.9222, 260.6543, 260.3129, 260.9655, </text:p>
      <text:p text:style-name="P1"><text:s text:c="4"/>261.8268, 262.6498, 263.4802, 264.1584, 264.0349, 263.5518, 263.0834, </text:p>
      <text:p text:style-name="P1"><text:s text:c="4"/>263.5317, 263.6437, 263.4356, 263.2115, 263.3168, 263.3146, 263.2573, </text:p>
      <text:p text:style-name="P1"><text:s text:c="4"/>262.616, 262.0315, 260.4161, 259.2623, 259.1548, 258.5864, 257.1035, </text:p>
      <text:p text:style-name="P1"><text:s text:c="4"/>256.481, 255.7044, 254.4521, 253.372, 253.5807, 254.1093, 254.5237, </text:p>
      <text:p text:style-name="P1"><text:s text:c="4"/>254.326, 254.3356, 253.9728, 253.3846, 250.3479, 246.9725, 249.4577, </text:p>
      <text:p text:style-name="P1"><text:s text:c="4"/>252.6537, 254.0268, 253.4408, 252.7536, 252.3475, 252.1886, 252.5083, </text:p>
      <text:p text:style-name="P1"><text:s text:c="4"/>252.9562, 251.5807, 252.1231, 253.1049, 253.1913, 252.7563, 253.4839, </text:p>
      <text:p text:style-name="P1"><text:s text:c="4"/>255.5791, 256.1605, 255.3092, 254.7965, 253.7341, 254.224, 257.7286, </text:p>
      <text:p text:style-name="P1"><text:s text:c="4"/>263.6905, 262.5764, 262.7657, 261.9037, 261.1351,</text:p>
      <text:p text:style-name="P1"><text:s text:c="2"/>260.741, 260.2244, 259.8534, 259.5193, 259.0033, 258.2961, 257.6115, </text:p>
      <text:p text:style-name="P1"><text:s text:c="4"/>257.4606, 257.6351, 257.8274, 257.7174, 257.3782, 257.1985, 257.1845, </text:p>
      <text:p text:style-name="P1"><text:s text:c="4"/>257.3934, 257.4539, 257.35, 257.105, 256.8494, 256.4532, 255.7503, </text:p>
      <text:p text:style-name="P1"><text:s text:c="4"/>255.7308, 256.716, 258.5244, 260.0237, 261.0475, 261.5777, 261.348, </text:p>
      <text:p text:style-name="P1"><text:s text:c="4"/>260.8072, 260.7062, 260.8016, 260.2887, 259.5996, 259.7362, 260.0829, </text:p>
      <text:p text:style-name="P1"><text:s text:c="4"/>260.522, 260.9996, 261.9935, 261.1992, 260.4005, 260.3194, 260.721, </text:p>
      <text:p text:style-name="P1"><text:soft-page-break/><text:s text:c="4"/>261.1312, 261.282, 261.2088, 261.2851, 261.5145, 261.6102, 261.5198, </text:p>
      <text:p text:style-name="P1"><text:s text:c="4"/>260.9931, 261.373, 261.1401, 261.0642, 260.1066, 258.1913, 257.1657, </text:p>
      <text:p text:style-name="P1"><text:s text:c="4"/>256.7192, 255.2149, 254.3806, 254.3256, 254.6143, 254.3567, 253.8164, </text:p>
      <text:p text:style-name="P1"><text:s text:c="4"/>252.9072, 252.5161, 252.4476, 252.4916, 251.8553, 250.5954, 249.5969, </text:p>
      <text:p text:style-name="P1"><text:s text:c="4"/>250.2134, 252.1265, 253.9419, 254.212, 254.0518, 253.5889, 251.1777, </text:p>
      <text:p text:style-name="P1"><text:s text:c="4"/>249.5851, 249.9469, 251.2676, 253.473, 254.2564, 253.7062, 252.8607, </text:p>
      <text:p text:style-name="P1"><text:s text:c="4"/>253.4024, 253.7616, 253.2269, 252.821, 251.5874, 251.8039, 254.3332, </text:p>
      <text:p text:style-name="P1"><text:s text:c="4"/>258.1756, 260.4164, 263.1318, 263.2414, 262.0058,</text:p>
      <text:p text:style-name="P1"><text:s text:c="2"/>258.8672, 258.9738, 259.4161, 260.3148, 260.719, 260.2405, 259.7696, </text:p>
      <text:p text:style-name="P1"><text:s text:c="4"/>259.529, 259.1967, 258.9412, 258.4698, 257.7419, 257.3445, 257.2836, </text:p>
      <text:p text:style-name="P1"><text:s text:c="4"/>257.2579, 257.0699, 256.7387, 256.2775, 255.7427, 255.1054, 254.4386, </text:p>
      <text:p text:style-name="P1"><text:s text:c="4"/>253.3314, 253.8627, 255.8605, 258.0065, 259.3149, 259.5845, 259.1839, </text:p>
      <text:p text:style-name="P1"><text:s text:c="4"/>259.0003, 258.8767, 258.7959, 258.7124, 258.7329, 258.925, 259.0079, </text:p>
      <text:p text:style-name="P1"><text:s text:c="4"/>259.1514, 259.1192, 258.322, 257.0074, 257.3023, 258.6203, 258.942, </text:p>
      <text:p text:style-name="P1"><text:s text:c="4"/>259.1575, 259.1965, 259.0844, 259.058, 259.0453, 258.822, 258.5236, </text:p>
      <text:p text:style-name="P1"><text:s text:c="4"/>258.5302, 259.2528, 258.8165, 258.7364, 258.6956, 258.1849, 257.288, </text:p>
      <text:p text:style-name="P1"><text:s text:c="4"/>256.6375, 255.6326, 254.4938, 253.9673, 253.8482, 254.1291, 254.295, </text:p>
      <text:p text:style-name="P1"><text:s text:c="4"/>253.831, 253.5164, 253.1726, 252.9748, 252.8031, 252.5675, 252.6979, </text:p>
      <text:p text:style-name="P1"><text:s text:c="4"/>253.1959, 253.6379, 254.1079, 253.5437, 252.2267, 252.4324, 252.3429, </text:p>
      <text:p text:style-name="P1"><text:s text:c="4"/>252.1831, 251.9675, 251.7072, 253.3931, 253.7625, 253.2673, 253.0316, </text:p>
      <text:p text:style-name="P1"><text:s text:c="4"/>252.8546, 252.6455, 252.4652, 252.3904, 251.4166, 252.6885, 250.9739, </text:p>
      <text:p text:style-name="P1"><text:s text:c="4"/>249.8552, 252.6317, 256.0066, 257.5583, 258.6303,</text:p>
      <text:p text:style-name="P1"><text:s text:c="2"/>248.3609, 249.7937, 251.5575, 253.2897, 253.4715, 253.2833, 253.4149, </text:p>
      <text:p text:style-name="P1"><text:s text:c="4"/>253.9464, 253.9904, 253.6821, 253.3445, 253.034, 252.89, 252.8833, </text:p>
      <text:p text:style-name="P1"><text:s text:c="4"/>252.7076, 252.4163, 252.4011, 253.0213, 252.9889, 252.8992, 252.8587, </text:p>
      <text:p text:style-name="P1"><text:s text:c="4"/>252.2463, 252.6246, 254.2808, 256.4222, 257.1289, 257.3226, 257.0886, </text:p>
      <text:p text:style-name="P1"><text:s text:c="4"/>256.6223, 255.9956, 255.4447, 255.3146, 255.889, 256.5743, 257.4713, </text:p>
      <text:p text:style-name="P1"><text:s text:c="4"/>257.3406, 257.2995, 257.4958, 257.3274, 257.0276, 257.624, 257.2869, </text:p>
      <text:p text:style-name="P1"><text:s text:c="4"/>257.1277, 256.9071, 256.7262, 256.5341, 256.4195, 256.3763, 256.2053, </text:p>
      <text:p text:style-name="P1"><text:s text:c="4"/>256.2828, 256.7817, 256.4106, 256.8592, 257.0316, 256.9754, 256.4079, </text:p>
      <text:p text:style-name="P1"><text:s text:c="4"/>255.6028, 255.0755, 254.3101, 253.6493, 253.295, 253.7656, 253.9323, </text:p>
      <text:p text:style-name="P1"><text:s text:c="4"/>253.7132, 253.5644, 253.573, 253.6669, 253.7947, 253.9613, 254.151, </text:p>
      <text:p text:style-name="P1"><text:s text:c="4"/>254.3322, 254.6885, 255.0652, 254.2139, 253.1902, 253.2086, 253.3824, </text:p>
      <text:p text:style-name="P1"><text:s text:c="4"/>253.5034, 253.4262, 253.1542, 253.3232, 253.439, 253.2435, 253.1212, </text:p>
      <text:p text:style-name="P1"><text:s text:c="4"/>253.1793, 253.1919, 253.138, 253.1192, 253.3166, 253.3456, 253.0694, </text:p>
      <text:p text:style-name="P1"><text:s text:c="4"/>251.6134, 250.093, 248.4154, 248.901, 247.6263,</text:p>
      <text:p text:style-name="P1"><text:s text:c="2"/>251.1096, 250.7754, 249.502, 248.5054, 248.4329, 248.2084, 248.1484, </text:p>
      <text:p text:style-name="P1"><text:s text:c="4"/>248.4485, 249.3196, 249.9686, 250.9936, 251.112, 251.1162, 251.2816, </text:p>
      <text:p text:style-name="P1"><text:s text:c="4"/>251.3705, 251.4737, 252.0475, 252.9983, 253.3512, 253.4522, 253.6821, </text:p>
      <text:p text:style-name="P1"><text:s text:c="4"/>254.3292, 254.768, 255.3526, 255.9808, 255.9574, 255.9104, 255.6645, </text:p>
      <text:p text:style-name="P1"><text:s text:c="4"/>255.3962, 255.139, 254.9812, 254.906, 254.7809, 254.7816, 255.1759, </text:p>
      <text:p text:style-name="P1"><text:s text:c="4"/>255.2564, 255.2772, 255.1699, 255.0358, 254.8764, 254.7283, 254.6187, </text:p>
      <text:p text:style-name="P1"><text:s text:c="4"/>254.5548, 254.5083, 254.4913, 254.4687, 255.171, 255.7784, 255.6259, </text:p>
      <text:p text:style-name="P1"><text:s text:c="4"/>255.5135, 255.4788, 254.48, 254.2594, 254.298, 254.3227, 254.1151, </text:p>
      <text:p text:style-name="P1"><text:s text:c="4"/>253.7016, 253.3607, 252.8714, 252.5639, 252.4044, 252.369, 252.6126, </text:p>
      <text:p text:style-name="P1"><text:s text:c="4"/>253.9854, 254.5113, 254.7152, 254.9538, 254.9795, 254.841, 254.6402, </text:p>
      <text:p text:style-name="P1"><text:s text:c="4"/>254.3339, 254.3018, 253.5657, 252.274, 252.2065, 252.1842, 252.1826, </text:p>
      <text:p text:style-name="P1"><text:s text:c="4"/>252.251, 252.4044, 252.6291, 252.7724, 253.7208, 253.964, 254.0056, </text:p>
      <text:p text:style-name="P1"><text:s text:c="4"/>254.0137, 254.0642, 253.9476, 253.8876, 253.8494, 253.7224, 253.4912, </text:p>
      <text:p text:style-name="P1"><text:s text:c="4"/>252.8863, 252.5848, 252.3035, 251.8833, 251.5483,</text:p>
      <text:p text:style-name="P1"><text:s text:c="2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oft-page-break/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 249.3136, 249.3136, </text:p>
      <text:p text:style-name="P1"><text:s text:c="4"/>249.3136, 249.3136, 249.3136, 249.3136, 249.3136,</text:p>
      <text:p text:style-name="P1"><text:s text:c="2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 277.9142, 277.9142, </text:p>
      <text:p text:style-name="P1"><text:s text:c="4"/>277.9142, 277.9142, 277.9142, 277.9142, 277.9142,</text:p>
      <text:p text:style-name="P1"><text:s text:c="2"/>278.1548, 278.1694, 278.1844, 278.1977, 278.2214, 278.2703, 278.277, </text:p>
      <text:p text:style-name="P1"><text:s text:c="4"/>278.2828, 278.2863, 278.2885, 278.2962, 278.3017, 278.304, 278.3, </text:p>
      <text:p text:style-name="P1"><text:s text:c="4"/>278.2932, 278.2885, 278.2851, 278.2769, 278.2701, 278.2604, 278.248, </text:p>
      <text:p text:style-name="P1"><text:s text:c="4"/>278.2316, 278.2123, 278.1869, 278.1744, 278.1653, 278.1542, 278.1427, </text:p>
      <text:p text:style-name="P1"><text:s text:c="4"/>278.1165, 278.0619, 278.0463, 278.0309, 278.0133, 277.9938, 277.9585, </text:p>
      <text:p text:style-name="P1"><text:s text:c="4"/>277.9193, 277.8883, 277.8635, 277.8395, 277.8185, 277.7935, 277.7647, </text:p>
      <text:p text:style-name="P1"><text:s text:c="4"/>277.7391, 277.7185, 277.7015, 277.6881, 277.6741, 277.6583, 277.6443, </text:p>
      <text:p text:style-name="P1"><text:s text:c="4"/>277.6349, 277.6272, 277.6211, 277.6125, 277.5916, 277.5882, 277.5894, </text:p>
      <text:p text:style-name="P1"><text:s text:c="4"/>277.5902, 277.5918, 277.5884, 277.5861, 277.5876, 277.5916, 277.5982, </text:p>
      <text:p text:style-name="P1"><text:s text:c="4"/>277.605, 277.6169, 277.6297, 277.6383, 277.6469, 277.6588, 277.6738, </text:p>
      <text:p text:style-name="P1"><text:s text:c="4"/>277.6925, 277.715, 277.724, 277.7348, 277.7425, 277.7519, 277.7683, </text:p>
      <text:p text:style-name="P1"><text:s text:c="4"/>277.8094, 277.8176, 277.8261, 277.8367, 277.8473, 277.8677, 277.8902, </text:p>
      <text:p text:style-name="P1"><text:s text:c="4"/>277.9106, 277.9283, 277.9427, 277.959, 277.9767, 277.9984, 278.0161, </text:p>
      <text:p text:style-name="P1"><text:s text:c="4"/>278.0342, 278.0537, 278.0768, 278.099, 278.1286,</text:p>
      <text:p text:style-name="P1"><text:s text:c="2"/>278.3193, 278.4064, 278.4738, 278.5258, 278.5947, 278.6829, 278.7061, </text:p>
      <text:p text:style-name="P1"><text:s text:c="4"/>278.7212, 278.7341, 278.7367, 278.7325, 278.7422, 278.7229, 278.7213, </text:p>
      <text:p text:style-name="P1"><text:s text:c="4"/>278.7209, 278.7109, 278.6949, 278.6767, 278.6526, 278.6377, 278.6218, </text:p>
      <text:p text:style-name="P1"><text:s text:c="4"/>278.5985, 278.5715, 278.5552, 278.5219, 278.462, 278.426, 278.4015, </text:p>
      <text:p text:style-name="P1"><text:s text:c="4"/>278.3609, 278.2892, 278.258, 278.2202, 278.1432, 278.075, 278.0316, </text:p>
      <text:p text:style-name="P1"><text:s text:c="4"/>277.9805, 277.9247, 277.8716, 277.8224, 277.7736, 277.7289, 277.6887, </text:p>
      <text:p text:style-name="P1"><text:s text:c="4"/>277.6499, 277.6138, 277.576, 277.5422, 277.5129, 277.4809, 277.4547, </text:p>
      <text:p text:style-name="P1"><text:s text:c="4"/>277.4272, 277.3979, 277.3849, 277.3695, 277.3427, 277.3373, 277.3336, </text:p>
      <text:p text:style-name="P1"><text:s text:c="4"/>277.3243, 277.3263, 277.3349, 277.3393, 277.3491, 277.3643, 277.3755, </text:p>
      <text:p text:style-name="P1"><text:s text:c="4"/>277.3902, 277.4084, 277.434, 277.4642, 277.4882, 277.5164, 277.5466, </text:p>
      <text:p text:style-name="P1"><text:s text:c="4"/>277.5828, 277.5965, 277.6234, 277.6655, 277.6893, 277.6972, 277.7115, </text:p>
      <text:p text:style-name="P1"><text:s text:c="4"/>277.7469, 277.754, 277.7589, 277.7812, 277.801, 277.807, 277.8129, </text:p>
      <text:p text:style-name="P1"><text:s text:c="4"/>277.8183, 277.8398, 277.8611, 277.8877, 277.9204, 277.951, 277.999, </text:p>
      <text:p text:style-name="P1"><text:s text:c="4"/>278.0476, 278.0921, 278.1398, 278.196, 278.2498,</text:p>
      <text:p text:style-name="P1"><text:s text:c="2"/>278.4034, 276.7798, 275.9819, 275.6429, 275.6292, 275.709, 275.7847, </text:p>
      <text:p text:style-name="P1"><text:s text:c="4"/>276.0219, 276.4677, 277.1096, 279.1216, 277.7369, 278.0801, 278.801, </text:p>
      <text:p text:style-name="P1"><text:s text:c="4"/>279.2576, 279.1879, 279.1293, 279.099, 279.0738, 279.0583, 279.0245, </text:p>
      <text:p text:style-name="P1"><text:s text:c="4"/>278.9802, 278.9544, 278.9373, 278.911, 278.889, 278.8251, 278.786, </text:p>
      <text:p text:style-name="P1"><text:s text:c="4"/>278.7449, 278.6697, 278.6191, 278.5092, 278.4272, 278.3459, 278.2432, </text:p>
      <text:p text:style-name="P1"><text:s text:c="4"/>278.1562, 278.0677, 277.9895, 277.9206, 277.8505, 277.8002, 277.7421, </text:p>
      <text:p text:style-name="P1"><text:s text:c="4"/>277.6827, 277.6308, 277.5724, 277.5215, 277.467, 277.4156, 277.3548, </text:p>
      <text:p text:style-name="P1"><text:s text:c="4"/>277.3083, 277.2584, 277.2131, 277.1838, 277.1519, 277.1355, 277.1158, </text:p>
      <text:p text:style-name="P1"><text:s text:c="4"/>277.1148, 277.1158, 277.1212, 277.1364, 277.1494, 277.1713, 277.1992, </text:p>
      <text:p text:style-name="P1"><text:s text:c="4"/>277.2345, 277.2753, 277.313, 277.3528, 277.3997, 277.4461, 277.495, </text:p>
      <text:p text:style-name="P1"><text:s text:c="4"/>277.5347, 277.5745, 277.6214, 277.6354, 277.6714, 277.69, 277.6922, </text:p>
      <text:p text:style-name="P1"><text:s text:c="4"/>277.7027, 277.6838, 277.679, 277.6548, 277.6282, 277.5855, 277.557, </text:p>
      <text:p text:style-name="P1"><text:soft-page-break/><text:s text:c="4"/>277.5503, 277.5485, 277.4597, 276.787, 276.1293, 275.606, 275.7869, </text:p>
      <text:p text:style-name="P1"><text:s text:c="4"/>276.5295, 276.9106, 277.0994, 278.2027, 278.5885,</text:p>
      <text:p text:style-name="P1"><text:s text:c="2"/>278.72, 272.3408, 269.1162, 268.7715, 268.8523, 268.9216, 269.0309, </text:p>
      <text:p text:style-name="P1"><text:s text:c="4"/>269.1266, 269.533, 270.3177, 271.969, 273.5688, 275.2585, 276.8986, </text:p>
      <text:p text:style-name="P1"><text:s text:c="4"/>277.4883, 278.2137, 278.7554, 278.7295, 278.6952, 279.287, 279.3402, </text:p>
      <text:p text:style-name="P1"><text:s text:c="4"/>279.3514, 279.3571, 279.3143, 279.3273, 279.3141, 279.3065, 279.3004, </text:p>
      <text:p text:style-name="P1"><text:s text:c="4"/>279.2767, 279.2305, 279.1454, 279.0296, 278.9221, 278.7996, 278.6708, </text:p>
      <text:p text:style-name="P1"><text:s text:c="4"/>278.5332, 278.4274, 278.327, 278.2335, 278.1598, 278.0705, 277.9947, </text:p>
      <text:p text:style-name="P1"><text:s text:c="4"/>277.9112, 277.8276, 277.7406, 277.6558, 277.5662, 277.4738, 277.3889, </text:p>
      <text:p text:style-name="P1"><text:s text:c="4"/>277.2946, 277.2205, 277.1363, 277.0854, 277.0394, 277.0075, 276.9841, </text:p>
      <text:p text:style-name="P1"><text:s text:c="4"/>276.9805, 276.9846, 277.0024, 277.0256, 277.0627, 277.1052, 277.1483, </text:p>
      <text:p text:style-name="P1"><text:s text:c="4"/>277.2038, 277.2602, 277.3231, 277.3809, 277.4322, 277.4861, 277.5342, </text:p>
      <text:p text:style-name="P1"><text:s text:c="4"/>277.5711, 277.5985, 277.6081, 277.1167, 276.6652, 277.6782, 277.7016, </text:p>
      <text:p text:style-name="P1"><text:s text:c="4"/>277.661, 277.5931, 277.5021, 277.3991, 277.3181, 277.014, 277.1811, </text:p>
      <text:p text:style-name="P1"><text:s text:c="4"/>277.2477, 276.1921, 273.9366, 273.1886, 272.4549, 271.7583, 271.434, </text:p>
      <text:p text:style-name="P1"><text:s text:c="4"/>271.511, 272.1872, 272.5474, 273.2593, 276.7064,</text:p>
      <text:p text:style-name="P1"><text:s text:c="2"/>272.6528, 271.0061, 270.7192, 270.8086, 270.942, 271.0013, 270.8, 270.655, </text:p>
      <text:p text:style-name="P1"><text:s text:c="4"/>270.6345, 270.59, 270.9676, 271.765, 272.2927, 272.7055, 273.8108, </text:p>
      <text:p text:style-name="P1"><text:s text:c="4"/>275.2541, 275.9859, 276.6134, 278.0618, 279.1938, 278.9106, 279.2722, </text:p>
      <text:p text:style-name="P1"><text:s text:c="4"/>278.9758, 278.8923, 279.1615, 279.4951, 279.3353, 279.7024, 279.9131, </text:p>
      <text:p text:style-name="P1"><text:s text:c="4"/>279.9429, 279.8915, 279.808, 279.6779, 279.5225, 279.3653, 279.1945, </text:p>
      <text:p text:style-name="P1"><text:s text:c="4"/>279.0586, 278.9303, 278.8299, 278.7139, 278.6263, 278.5168, 278.4108, </text:p>
      <text:p text:style-name="P1"><text:s text:c="4"/>278.29, 278.1592, 278.0168, 277.8818, 277.7362, 277.5998, 277.4775, </text:p>
      <text:p text:style-name="P1"><text:s text:c="4"/>277.3468, 277.2405, 277.1613, 277.09, 277.0469, 277.0218, 277.0125, </text:p>
      <text:p text:style-name="P1"><text:s text:c="4"/>277.0255, 277.0533, 277.0935, 277.1584, 277.2353, 277.3165, 277.4001, </text:p>
      <text:p text:style-name="P1"><text:s text:c="4"/>277.4919, 277.5761, 277.6636, 277.7089, 277.7608, 277.779, 277.776, </text:p>
      <text:p text:style-name="P1"><text:s text:c="4"/>277.7436, 277.7333, 277.1305, 275.1017, 276.9711, 277.6479, 277.5647, </text:p>
      <text:p text:style-name="P1"><text:s text:c="4"/>277.3977, 276.6585, 274.8119, 274.6137, 273.9969, 273.6815, 274.1552, </text:p>
      <text:p text:style-name="P1"><text:s text:c="4"/>274.0475, 272.8429, 272.2102, 271.0249, 270.2879, 270.0872, 270.4215, </text:p>
      <text:p text:style-name="P1"><text:s text:c="4"/>271.0897, 271.1566, 271.1985, 273.2606,</text:p>
      <text:p text:style-name="P1"><text:s text:c="2"/>272.4048, 272.2295, 272.8224, 273.0269, 273.1153, 273.172, 273.1026, </text:p>
      <text:p text:style-name="P1"><text:s text:c="4"/>273.0741, 272.8025, 272.3486, 272.1302, 271.841, 271.6659, 271.6651, </text:p>
      <text:p text:style-name="P1"><text:s text:c="4"/>272.5719, 273.9177, 275.0754, 275.6408, 276.2381, 276.5855, 276.5178, </text:p>
      <text:p text:style-name="P1"><text:s text:c="4"/>276.3032, 276.1523, 276.4825, 276.8733, 276.9124, 277.2246, 279.0422, </text:p>
      <text:p text:style-name="P1"><text:s text:c="4"/>280.4457, 280.5815, 280.6869, 280.6862, 280.6133, 280.4567, 280.284, </text:p>
      <text:p text:style-name="P1"><text:s text:c="4"/>280.1165, 279.9784, 279.85, 279.7556, 279.6495, 279.5601, 279.4444, </text:p>
      <text:p text:style-name="P1"><text:s text:c="4"/>279.3275, 279.1469, 278.9518, 278.7378, 278.5111, 278.2793, 278.082, </text:p>
      <text:p text:style-name="P1"><text:s text:c="4"/>277.8962, 277.7273, 277.5813, 277.4597, 277.364, 277.3069, 277.269, </text:p>
      <text:p text:style-name="P1"><text:s text:c="4"/>277.2681, 277.2966, 277.3644, 277.446, 277.5471, 277.6345, 277.7272, </text:p>
      <text:p text:style-name="P1"><text:s text:c="4"/>277.8171, 277.9029, 277.9969, 277.9486, 277.9794, 278.2323, 278.2452, </text:p>
      <text:p text:style-name="P1"><text:s text:c="4"/>278.0789, 277.5385, 277.7969, 276.4811, 274.9194, 274.9988, 275.7961, </text:p>
      <text:p text:style-name="P1"><text:s text:c="4"/>276.721, 275.5575, 274.4342, 273.5365, 272.8356, 272.4652, 272.2088, </text:p>
      <text:p text:style-name="P1"><text:s text:c="4"/>272.3932, 272.3598, 272.4566, 272.1307, 270.8768, 270.1636, 269.8965, </text:p>
      <text:p text:style-name="P1"><text:s text:c="4"/>270.267, 271.0347, 270.9562, 271.0711, 272.4002,</text:p>
      <text:p text:style-name="P1"><text:s text:c="2"/>273.7537, 274.6317, 275.7764, 276.151, 276.4369, 276.7038, 277.5015, </text:p>
      <text:p text:style-name="P1"><text:s text:c="4"/>279.47, 279.0967, 276.9458, 277.4757, 275.5673, 273.5808, 273.223, </text:p>
      <text:p text:style-name="P1"><text:s text:c="4"/>273.1792, 273.4243, 274.6871, 275.0955, 275.5336, 276.0378, 276.2924, </text:p>
      <text:p text:style-name="P1"><text:s text:c="4"/>276.1147, 276.2337, 276.4825, 276.6898, 276.4359, 276.2041, 276.7802, </text:p>
      <text:p text:style-name="P1"><text:s text:c="4"/>278.3323, 279.6179, 281.2402, 281.4465, 281.5588, 281.5109, 281.3441, </text:p>
      <text:p text:style-name="P1"><text:s text:c="4"/>281.1782, 281.0693, 280.9571, 280.8428, 280.7669, 280.6924, 280.6662, </text:p>
      <text:p text:style-name="P1"><text:s text:c="4"/>280.5833, 280.4854, 280.2704, 279.9614, 279.6307, 279.2983, 278.9723, </text:p>
      <text:p text:style-name="P1"><text:s text:c="4"/>278.6696, 278.4249, 278.2316, 278.0706, 277.944, 277.8623, 277.826, </text:p>
      <text:p text:style-name="P1"><text:s text:c="4"/>277.8525, 277.9441, 278.0855, 278.239, 278.3947, 278.5153, 278.5452, </text:p>
      <text:p text:style-name="P1"><text:s text:c="4"/>278.5234, 278.4893, 278.1519, 276.5378, 276.4149, 277.4461, 278.3719, </text:p>
      <text:p text:style-name="P1"><text:s text:c="4"/>278.0229, 276.2245, 275.3093, 274.4639, 273.6824, 273.1769, 272.9229, </text:p>
      <text:p text:style-name="P1"><text:s text:c="4"/>272.9781, 273.3068, 272.9993, 272.3573, 271.2002, 270.7479, 270.6822, </text:p>
      <text:p text:style-name="P1"><text:s text:c="4"/>270.75, 271.1369, 271.7493, 272.5405, 271.834, 270.8968, 270.3783, </text:p>
      <text:p text:style-name="P1"><text:s text:c="4"/>270.6119, 270.9663, 270.9802, 271.9782, 273.3714,</text:p>
      <text:p text:style-name="P1"><text:s text:c="2"/>277.9042, 280.7652, 280.9522, 281.3961, 281.7864, 282.0898, 282.341, </text:p>
      <text:p text:style-name="P1"><text:soft-page-break/><text:s text:c="4"/>282.5571, 282.5847, 282.3763, 282.6453, 282.1015, 281.0608, 280.7823, </text:p>
      <text:p text:style-name="P1"><text:s text:c="4"/>279.0295, 275.3044, 274.3808, 274.0094, 273.8906, 274.77, 276.6584, </text:p>
      <text:p text:style-name="P1"><text:s text:c="4"/>277.0599, 277.2272, 277.2758, 277.2237, 276.999, 276.5515, 276.7509, </text:p>
      <text:p text:style-name="P1"><text:s text:c="4"/>277.4855, 277.7797, 279.2715, 281.7148, 282.2938, 282.4578, 282.4142, </text:p>
      <text:p text:style-name="P1"><text:s text:c="4"/>282.2956, 282.1884, 281.979, 281.7408, 281.4838, 281.1944, 281.215, </text:p>
      <text:p text:style-name="P1"><text:s text:c="4"/>281.389, 281.519, 281.4583, 281.2863, 281.0181, 280.6822, 280.3499, </text:p>
      <text:p text:style-name="P1"><text:s text:c="4"/>280.0324, 279.7309, 279.4714, 279.2644, 279.083, 278.9552, 278.8956, </text:p>
      <text:p text:style-name="P1"><text:s text:c="4"/>278.8907, 278.9559, 279.076, 279.2686, 279.4839, 279.6414, 279.7176, </text:p>
      <text:p text:style-name="P1"><text:s text:c="4"/>279.657, 279.3914, 277.3907, 276.639, 276.6621, 276.731, 276.538, </text:p>
      <text:p text:style-name="P1"><text:s text:c="4"/>275.8002, 275.0606, 274.8057, 274.2128, 273.8271, 273.5255, 271.7808, </text:p>
      <text:p text:style-name="P1"><text:s text:c="4"/>270.748, 271.4849, 271.8104, 271.3777, 269.5419, 268.066, 267.7617, </text:p>
      <text:p text:style-name="P1"><text:s text:c="4"/>267.799, 268.3042, 269.7657, 271.9834, 272.0577, 271.265, 271.3055, </text:p>
      <text:p text:style-name="P1"><text:s text:c="4"/>272.1293, 271.7982, 272.2842, 274.371, 275.611,</text:p>
      <text:p text:style-name="P1"><text:s text:c="2"/>281.5396, 282.1419, 282.3711, 282.7058, 282.9473, 283.1304, 283.2787, </text:p>
      <text:p text:style-name="P1"><text:s text:c="4"/>283.3979, 283.4836, 283.5169, 283.534, 283.4857, 283.3608, 283.1926, </text:p>
      <text:p text:style-name="P1"><text:s text:c="4"/>282.7455, 280.4234, 277.0489, 275.9384, 275.8692, 276.3311, 277.4074, </text:p>
      <text:p text:style-name="P1"><text:s text:c="4"/>277.4423, 277.8007, 277.4221, 277.1334, 277.2088, 277.3385, 277.8813, </text:p>
      <text:p text:style-name="P1"><text:s text:c="4"/>278.5813, 278.2486, 278.6668, 281.3156, 283.0208, 283.2967, 283.3151, </text:p>
      <text:p text:style-name="P1"><text:s text:c="4"/>283.2591, 282.0821, 281.6645, 280.4431, 279.8144, 279.763, 279.6958, </text:p>
      <text:p text:style-name="P1"><text:s text:c="4"/>280.0857, 281.6444, 281.9836, 281.9759, 281.9086, 281.8397, 281.7165, </text:p>
      <text:p text:style-name="P1"><text:s text:c="4"/>281.5618, 281.3985, 281.2373, 281.0628, 280.8202, 280.6133, 280.4335, </text:p>
      <text:p text:style-name="P1"><text:s text:c="4"/>280.2771, 280.2238, 280.2494, 280.3436, 280.5272, 280.7534, 280.8291, </text:p>
      <text:p text:style-name="P1"><text:s text:c="4"/>280.7852, 279.8702, 277.7512, 277.5686, 277.5652, 277.0215, 276.2796, </text:p>
      <text:p text:style-name="P1"><text:s text:c="4"/>275.5219, 275.1246, 274.8426, 274.3297, 274.1687, 274.1913, 272.7054, </text:p>
      <text:p text:style-name="P1"><text:s text:c="4"/>271.161, 271.5256, 271.557, 271.4058, 269.7018, 267.641, 267.0721, </text:p>
      <text:p text:style-name="P1"><text:s text:c="4"/>267.2852, 268.0997, 269.1155, 271.3773, 272.138, 271.9825, 273.6201, </text:p>
      <text:p text:style-name="P1"><text:s text:c="4"/>274.6264, 273.3874, 274.19, 277.74, 278.7614,</text:p>
      <text:p text:style-name="P1"><text:s text:c="2"/>282.8211, 283.027, 283.2019, 283.3532, 283.4908, 283.6292, 283.7572, </text:p>
      <text:p text:style-name="P1"><text:s text:c="4"/>283.867, 283.9852, 284.0779, 284.1498, 284.1788, 284.1578, 284.0648, </text:p>
      <text:p text:style-name="P1"><text:s text:c="4"/>283.8799, 283.5756, 283.3264, 282.1684, 282.3644, 280.8291, 278.3465, </text:p>
      <text:p text:style-name="P1"><text:s text:c="4"/>277.3452, 278.0581, 277.362, 277.0034, 277.517, 278.3733, 278.9446, </text:p>
      <text:p text:style-name="P1"><text:s text:c="4"/>279.7676, 279.9721, 280.3192, 282.7354, 283.7932, 284.0895, 284.2181, </text:p>
      <text:p text:style-name="P1"><text:s text:c="4"/>282.573, 279.9518, 279.946, 279.9757, 279.8782, 279.7466, 279.3468, </text:p>
      <text:p text:style-name="P1"><text:s text:c="4"/>279.2948, 279.6048, 279.6231, 280.1616, 280.613, 281.7308, 282.537, </text:p>
      <text:p text:style-name="P1"><text:s text:c="4"/>282.5699, 282.5562, 282.5383, 282.196, 281.2792, 281.5045, 281.5633, </text:p>
      <text:p text:style-name="P1"><text:s text:c="4"/>281.743, 281.5829, 281.4788, 281.5742, 281.7711, 282.008, 282.0992, </text:p>
      <text:p text:style-name="P1"><text:s text:c="4"/>281.9679, 280.5179, 278.8925, 278.5203, 277.8415, 276.7424, 276.0267, </text:p>
      <text:p text:style-name="P1"><text:s text:c="4"/>275.8686, 275.6823, 274.9469, 274.3853, 274.2417, 274.4549, 274.5928, </text:p>
      <text:p text:style-name="P1"><text:s text:c="4"/>273.7824, 272.6876, 271.7726, 272.2567, 271.6547, 269.493, 269.2543, </text:p>
      <text:p text:style-name="P1"><text:s text:c="4"/>270.262, 271.1991, 270.774, 271.4679, 273.4783, 274.5221, 279.3245, </text:p>
      <text:p text:style-name="P1"><text:s text:c="4"/>279.7219, 276.7064, 278.362, 281.7521, 282.0491,</text:p>
      <text:p text:style-name="P1"><text:s text:c="2"/>283.4279, 283.5602, 283.6396, 283.7033, 283.7631, 283.8451, 283.9466, </text:p>
      <text:p text:style-name="P1"><text:s text:c="4"/>284.0615, 284.1899, 284.3201, 284.4598, 284.5807, 284.693, 284.7668, </text:p>
      <text:p text:style-name="P1"><text:s text:c="4"/>284.7686, 284.7399, 284.6976, 284.6773, 284.7607, 284.3711, 279.934, </text:p>
      <text:p text:style-name="P1"><text:s text:c="4"/>278.0982, 279.2502, 279.6739, 279.8871, 280.1083, 279.7192, 279.1723, </text:p>
      <text:p text:style-name="P1"><text:s text:c="4"/>280.4883, 280.99, 280.8008, 282.086, 284.382, 284.8933, 285.0264, </text:p>
      <text:p text:style-name="P1"><text:s text:c="4"/>283.5564, 280.8513, 280.3451, 280.4626, 280.3461, 279.872, 279.5761, </text:p>
      <text:p text:style-name="P1"><text:s text:c="4"/>279.6317, 279.2847, 278.5547, 278.2558, 278.6613, 279.0831, 279.415, </text:p>
      <text:p text:style-name="P1"><text:s text:c="4"/>280.9664, 282.0381, 282.3516, 281.4313, 282.2756, 283.5663, 282.9998, </text:p>
      <text:p text:style-name="P1"><text:s text:c="4"/>282.8539, 282.6702, 282.8098, 282.9904, 283.1318, 283.3883, 283.4576, </text:p>
      <text:p text:style-name="P1"><text:s text:c="4"/>283.3377, 282.36, 279.9305, 278.3007, 276.5803, 275.8211, 275.646, </text:p>
      <text:p text:style-name="P1"><text:s text:c="4"/>275.7671, 275.5065, 274.8057, 274.5395, 274.8581, 275.1745, 275.0541, </text:p>
      <text:p text:style-name="P1"><text:s text:c="4"/>274.5225, 273.6974, 272.857, 273.0334, 273.0628, 271.2751, 272.2458, </text:p>
      <text:p text:style-name="P1"><text:s text:c="4"/>276.1405, 277.0003, 274.2307, 273.0134, 276.5561, 279.51, 281.5794, </text:p>
      <text:p text:style-name="P1"><text:s text:c="4"/>281.8814, 281.7759, 282.3846, 282.9734, 283.1609,</text:p>
      <text:p text:style-name="P1"><text:s text:c="2"/>283.83, 283.8849, 283.9007, 283.9238, 283.9495, 283.9993, 284.0748, </text:p>
      <text:p text:style-name="P1"><text:s text:c="4"/>284.1573, 284.2698, 284.4104, 284.5627, 284.7431, 284.9534, 285.1737, </text:p>
      <text:p text:style-name="P1"><text:s text:c="4"/>285.3649, 285.5031, 285.6082, 285.708, 285.8394, 285.9677, 285.4246, </text:p>
      <text:p text:style-name="P1"><text:s text:c="4"/>284.3879, 285.5697, 286.5172, 286.2592, 286.5914, 285.0362, 280.3362, </text:p>
      <text:p text:style-name="P1"><text:soft-page-break/><text:s text:c="4"/>280.491, 281.7545, 281.6922, 282.4252, 285.167, 285.8068, 285.8568, </text:p>
      <text:p text:style-name="P1"><text:s text:c="4"/>284.5424, 281.8096, 281.2634, 281.295, 281.0847, 280.3771, 280.1929, </text:p>
      <text:p text:style-name="P1"><text:s text:c="4"/>280.0742, 279.4122, 278.5205, 278.2058, 278.8055, 279.0767, 278.9325, </text:p>
      <text:p text:style-name="P1"><text:s text:c="4"/>279.877, 280.6585, 281.4359, 282.5258, 284.2441, 284.7279, 284.3702, </text:p>
      <text:p text:style-name="P1"><text:s text:c="4"/>283.9887, 284.1426, 284.6059, 284.6409, 284.6565, 284.7691, 284.7914, </text:p>
      <text:p text:style-name="P1"><text:s text:c="4"/>284.6201, 283.9994, 280.862, 279.0285, 277.4401, 276.6823, 276.0455, </text:p>
      <text:p text:style-name="P1"><text:s text:c="4"/>276.1684, 275.9344, 275.4104, 275.3422, 275.474, 275.4589, 275.0347, </text:p>
      <text:p text:style-name="P1"><text:s text:c="4"/>274.4349, 273.9437, 273.4844, 273.2841, 273.4263, 272.7368, 274.7848, </text:p>
      <text:p text:style-name="P1"><text:s text:c="4"/>281.4144, 281.8455, 280.3137, 278.9732, 280.6006, 282.4014, 282.8507, </text:p>
      <text:p text:style-name="P1"><text:s text:c="4"/>283.1446, 283.3166, 283.4536, 283.6079, 283.7224,</text:p>
      <text:p text:style-name="P1"><text:s text:c="2"/>284.1788, 284.2149, 284.2489, 284.2837, 284.3107, 284.3418, 284.3712, </text:p>
      <text:p text:style-name="P1"><text:s text:c="4"/>284.4087, 284.4826, 284.595, 284.7375, 284.9177, 285.1383, 285.4057, </text:p>
      <text:p text:style-name="P1"><text:s text:c="4"/>285.7007, 285.9829, 286.2187, 286.4204, 286.598, 286.768, 286.8922, </text:p>
      <text:p text:style-name="P1"><text:s text:c="4"/>287.0077, 287.1456, 287.3655, 287.626, 287.922, 288.0658, 281.4903, </text:p>
      <text:p text:style-name="P1"><text:s text:c="4"/>280.327, 282.3649, 282.7957, 283.4711, 286.1362, 286.7957, 286.8014, </text:p>
      <text:p text:style-name="P1"><text:s text:c="4"/>284.9936, 282.6294, 282.3616, 282.3253, 281.9921, 281.326, 280.9934, </text:p>
      <text:p text:style-name="P1"><text:s text:c="4"/>280.6222, 279.5081, 278.4844, 278.2952, 279.2531, 280.102, 280.972, </text:p>
      <text:p text:style-name="P1"><text:s text:c="4"/>280.7556, 280.38, 281.8827, 285.7211, 285.7398, 285.6936, 285.4846, </text:p>
      <text:p text:style-name="P1"><text:s text:c="4"/>285.2797, 285.4259, 285.7458, 285.8439, 285.8486, 285.8478, 285.9933, </text:p>
      <text:p text:style-name="P1"><text:s text:c="4"/>285.8769, 285.0624, 281.9273, 280.6517, 279.8447, 278.72, 277.263, </text:p>
      <text:p text:style-name="P1"><text:s text:c="4"/>277.2044, 276.9971, 276.5906, 276.4714, 276.0328, 275.4705, 274.8961, </text:p>
      <text:p text:style-name="P1"><text:s text:c="4"/>274.269, 273.7052, 273.5638, 273.3673, 273.1353, 273.5917, 276.137, </text:p>
      <text:p text:style-name="P1"><text:s text:c="4"/>282.6975, 282.9778, 283.1742, 283.2892, 283.4274, 283.6864, 283.9145, </text:p>
      <text:p text:style-name="P1"><text:s text:c="4"/>284.0584, 284.1024, 284.1214, 284.129, 284.1428,</text:p>
      <text:p text:style-name="P1"><text:s text:c="2"/>284.6798, 284.6801, 284.7289, 284.7972, 284.8533, 284.8941, 284.906, </text:p>
      <text:p text:style-name="P1"><text:s text:c="4"/>284.898, 284.9313, 285.0187, 285.1487, 285.2878, 285.4453, 285.6592, </text:p>
      <text:p text:style-name="P1"><text:s text:c="4"/>285.9331, 286.2434, 286.5562, 286.835, 287.0842, 287.3355, 287.574, </text:p>
      <text:p text:style-name="P1"><text:s text:c="4"/>287.7564, 287.8867, 288.0597, 288.2954, 288.5238, 288.7571, 283.299, </text:p>
      <text:p text:style-name="P1"><text:s text:c="4"/>282.2916, 283.1625, 283.6632, 284.8227, 287.1409, 287.7908, 287.767, </text:p>
      <text:p text:style-name="P1"><text:s text:c="4"/>286.2208, 283.5873, 283.1409, 283.0915, 282.5799, 282.1511, 281.9445, </text:p>
      <text:p text:style-name="P1"><text:s text:c="4"/>281.547, 280.0181, 278.6234, 278.5038, 279.167, 280.2934, 281.4529, </text:p>
      <text:p text:style-name="P1"><text:s text:c="4"/>281.1339, 280.9103, 283.251, 286.5908, 286.6859, 286.7714, 286.7611, </text:p>
      <text:p text:style-name="P1"><text:s text:c="4"/>286.7206, 286.7406, 286.8988, 286.8798, 286.5308, 285.8004, 286.603, </text:p>
      <text:p text:style-name="P1"><text:s text:c="4"/>287.1708, 286.6052, 283.8088, 282.1369, 281.1303, 279.8489, 278.2451, </text:p>
      <text:p text:style-name="P1"><text:s text:c="4"/>277.8194, 277.7014, 277.371, 277.1239, 276.7477, 275.8658, 274.4112, </text:p>
      <text:p text:style-name="P1"><text:s text:c="4"/>273.6146, 273.6756, 273.7611, 274.1521, 274.1334, 275.009, 278.3205, </text:p>
      <text:p text:style-name="P1"><text:s text:c="4"/>283.2067, 283.9986, 284.3504, 284.5128, 284.5963, 284.6911, 284.7701, </text:p>
      <text:p text:style-name="P1"><text:s text:c="4"/>284.8029, 284.8113, 284.7694, 284.7487, 284.7045,</text:p>
      <text:p text:style-name="P1"><text:s text:c="2"/>285.444, 285.4269, 285.4466, 285.5135, 285.5945, 285.6494, 285.6641, </text:p>
      <text:p text:style-name="P1"><text:s text:c="4"/>285.6668, 285.684, 285.7244, 285.8038, 285.9215, 286.0248, 286.1451, </text:p>
      <text:p text:style-name="P1"><text:s text:c="4"/>286.3358, 286.5669, 286.8148, 287.0478, 287.262, 287.557, 287.9461, </text:p>
      <text:p text:style-name="P1"><text:s text:c="4"/>288.3268, 288.5565, 288.6978, 288.9246, 289.1325, 289.5161, 284.8776, </text:p>
      <text:p text:style-name="P1"><text:s text:c="4"/>283.8859, 284.053, 284.5749, 285.9876, 288.125, 288.7151, 288.6871, </text:p>
      <text:p text:style-name="P1"><text:s text:c="4"/>288.0545, 285.0963, 284.0811, 284.1306, 283.5264, 283.2017, 282.9928, </text:p>
      <text:p text:style-name="P1"><text:s text:c="4"/>282.55, 280.8234, 278.7729, 278.7905, 279.5399, 280.9174, 281.9892, </text:p>
      <text:p text:style-name="P1"><text:s text:c="4"/>281.823, 282.1329, 285.5279, 287.6164, 286.9261, 286.5809, 287.038, </text:p>
      <text:p text:style-name="P1"><text:s text:c="4"/>287.7893, 288.0712, 288.1307, 288.2161, 287.3384, 285.5327, 286.3853, </text:p>
      <text:p text:style-name="P1"><text:s text:c="4"/>288.2025, 287.967, 286.8522, 285.7454, 283.0683, 281.1058, 279.7032, </text:p>
      <text:p text:style-name="P1"><text:s text:c="4"/>278.8364, 278.6364, 278.3087, 277.9321, 277.1415, 275.4773, 274.681, </text:p>
      <text:p text:style-name="P1"><text:s text:c="4"/>274.3762, 274.7167, 275.103, 275.8542, 275.5863, 275.796, 279.1036, </text:p>
      <text:p text:style-name="P1"><text:s text:c="4"/>284.1154, 284.9261, 285.3445, 285.5195, 285.5799, 285.5785, 285.5967, </text:p>
      <text:p text:style-name="P1"><text:s text:c="4"/>285.607, 285.603, 285.5921, 285.5461, 285.4863,</text:p>
      <text:p text:style-name="P1"><text:s text:c="2"/>286.3899, 286.3383, 286.3509, 286.412, 286.5038, 286.5735, 286.6002, </text:p>
      <text:p text:style-name="P1"><text:s text:c="4"/>286.6235, 286.6299, 286.6551, 286.7299, 286.8003, 286.8472, 286.9427, </text:p>
      <text:p text:style-name="P1"><text:s text:c="4"/>287.0616, 287.2101, 287.371, 287.5088, 287.6365, 287.8267, 288.178, </text:p>
      <text:p text:style-name="P1"><text:s text:c="4"/>288.6592, 289.104, 289.3951, 289.597, 289.8018, 290.1794, 286.9014, </text:p>
      <text:p text:style-name="P1"><text:s text:c="4"/>284.9265, 285.0895, 285.601, 286.96, 288.9274, 289.6172, 289.6091, </text:p>
      <text:p text:style-name="P1"><text:s text:c="4"/>289.4176, 287.006, 285.1906, 285.2539, 284.7347, 284.4358, 284.1635, </text:p>
      <text:p text:style-name="P1"><text:s text:c="4"/>283.4816, 281.7091, 279.0562, 279.3329, 280.5352, 282.0007, 282.938, </text:p>
      <text:p text:style-name="P1"><text:soft-page-break/><text:s text:c="4"/>282.8494, 284.4331, 288.6322, 288.4091, 285.4778, 285.1597, 285.8716, </text:p>
      <text:p text:style-name="P1"><text:s text:c="4"/>287.4762, 289.2949, 289.4386, 289.5011, 288.8673, 286.1073, 286.8926, </text:p>
      <text:p text:style-name="P1"><text:s text:c="4"/>289.1184, 289.1233, 288.5527, 287.629, 284.4044, 282.4095, 281.426, </text:p>
      <text:p text:style-name="P1"><text:s text:c="4"/>280.3094, 279.8261, 279.5804, 279.0133, 277.5479, 275.265, 275.5326, </text:p>
      <text:p text:style-name="P1"><text:s text:c="4"/>276.1104, 276.2423, 277.0921, 277.9429, 277.4152, 276.6096, 278.7804, </text:p>
      <text:p text:style-name="P1"><text:s text:c="4"/>283.7303, 285.7967, 286.23, 286.4798, 286.5509, 286.5896, 286.6159, </text:p>
      <text:p text:style-name="P1"><text:s text:c="4"/>286.6266, 286.6104, 286.6053, 286.5877, 286.5044,</text:p>
      <text:p text:style-name="P1"><text:s text:c="2"/>287.5571, 287.4822, 287.465, 287.4992, 287.5899, 287.6632, 287.7279, </text:p>
      <text:p text:style-name="P1"><text:s text:c="4"/>287.7732, 287.804, 287.8367, 287.8799, 287.9205, 287.9871, 288.0486, </text:p>
      <text:p text:style-name="P1"><text:s text:c="4"/>288.1004, 288.1902, 288.2676, 288.3539, 288.4244, 288.5165, 288.6891, </text:p>
      <text:p text:style-name="P1"><text:s text:c="4"/>289.0254, 289.5331, 290.0781, 290.3866, 290.5246, 290.8173, 289.5343, </text:p>
      <text:p text:style-name="P1"><text:s text:c="4"/>285.7907, 285.9415, 286.8171, 287.792, 288.9859, 290.4212, 290.5757, </text:p>
      <text:p text:style-name="P1"><text:s text:c="4"/>290.437, 288.5732, 286.2883, 286.2056, 285.7703, 285.5278, 285.3243, </text:p>
      <text:p text:style-name="P1"><text:s text:c="4"/>284.1433, 282.2587, 279.481, 280.2037, 281.7084, 283.0356, 283.8866, </text:p>
      <text:p text:style-name="P1"><text:s text:c="4"/>284.0882, 287.3455, 289.585, 288.3087, 285.8093, 286.483, 286.7071, </text:p>
      <text:p text:style-name="P1"><text:s text:c="4"/>287.4689, 288.5812, 290.4557, 290.6626, 290.5446, 287.8291, 287.4746, </text:p>
      <text:p text:style-name="P1"><text:s text:c="4"/>289.3358, 290.0822, 289.6645, 288.8268, 285.9285, 284.0097, 283.2312, </text:p>
      <text:p text:style-name="P1"><text:s text:c="4"/>282.3105, 281.4764, 281.1018, 280.4906, 279.1589, 277.1783, 276.7524, </text:p>
      <text:p text:style-name="P1"><text:s text:c="4"/>277.5907, 277.2431, 277.8851, 279.261, 278.9539, 279.5757, 279.9115, </text:p>
      <text:p text:style-name="P1"><text:s text:c="4"/>282.42, 286.5318, 287.1506, 287.5466, 287.7097, 287.8087, 287.8584, </text:p>
      <text:p text:style-name="P1"><text:s text:c="4"/>287.8375, 287.8181, 287.7986, 287.7563, 287.6643,</text:p>
      <text:p text:style-name="P1"><text:s text:c="2"/>288.7986, 288.741, 288.7479, 288.7858, 288.857, 288.9125, 288.9712, </text:p>
      <text:p text:style-name="P1"><text:s text:c="4"/>289.0161, 289.0678, 289.1597, 289.2461, 289.2965, 289.3053, 289.318, </text:p>
      <text:p text:style-name="P1"><text:s text:c="4"/>289.3716, 289.3858, 289.4054, 289.4372, 289.4822, 289.5191, 289.5919, </text:p>
      <text:p text:style-name="P1"><text:s text:c="4"/>289.7527, 290.1101, 290.7403, 291.2004, 291.3468, 291.5451, 291.061, </text:p>
      <text:p text:style-name="P1"><text:s text:c="4"/>286.2705, 287.0406, 288.0425, 288.5499, 288.9475, 290.1602, 291.27, </text:p>
      <text:p text:style-name="P1"><text:s text:c="4"/>291.4129, 289.764, 287.4498, 286.9926, 286.5316, 286.1864, 285.9685, </text:p>
      <text:p text:style-name="P1"><text:s text:c="4"/>284.7163, 282.8746, 280.5016, 281.1722, 282.8164, 283.9844, 284.6702, </text:p>
      <text:p text:style-name="P1"><text:s text:c="4"/>285.0711, 289.2544, 290.5215, 288.0565, 286.8574, 287.9245, 287.8615, </text:p>
      <text:p text:style-name="P1"><text:s text:c="4"/>288.246, 288.7128, 290.85, 291.7075, 291.4946, 289.098, 287.8669, </text:p>
      <text:p text:style-name="P1"><text:s text:c="4"/>289.0544, 290.8209, 290.606, 289.9632, 287.1436, 285.5029, 284.1971, </text:p>
      <text:p text:style-name="P1"><text:s text:c="4"/>283.4836, 282.7177, 280.4514, 279.798, 280.2038, 278.9008, 278.0451, </text:p>
      <text:p text:style-name="P1"><text:s text:c="4"/>278.9297, 278.4929, 279.2961, 280.3697, 280.521, 281.5294, 280.8586, </text:p>
      <text:p text:style-name="P1"><text:s text:c="4"/>282.3234, 287.7558, 288.3814, 288.8639, 289.0598, 289.1602, 289.2036, </text:p>
      <text:p text:style-name="P1"><text:s text:c="4"/>289.1695, 289.1281, 289.1391, 289.0833, 288.936,</text:p>
      <text:p text:style-name="P1"><text:s text:c="2"/>290.2639, 290.2093, 290.1873, 290.2161, 290.2699, 290.3079, 290.3527, </text:p>
      <text:p text:style-name="P1"><text:s text:c="4"/>290.4097, 290.4825, 290.5918, 290.6648, 290.6925, 290.7181, 290.7526, </text:p>
      <text:p text:style-name="P1"><text:s text:c="4"/>290.7318, 290.7022, 290.6754, 290.6457, 290.6567, 290.6675, 290.7113, </text:p>
      <text:p text:style-name="P1"><text:s text:c="4"/>290.7928, 291.004, 291.5594, 292.0672, 292.2321, 292.3838, 292.3344, </text:p>
      <text:p text:style-name="P1"><text:s text:c="4"/>286.9765, 288.2346, 289.0615, 289.1896, 289.0223, 289.3981, 290.8976, </text:p>
      <text:p text:style-name="P1"><text:s text:c="4"/>292.1257, 290.4284, 288.3883, 287.6493, 287.1489, 286.7756, 286.5345, </text:p>
      <text:p text:style-name="P1"><text:s text:c="4"/>285.6411, 283.7424, 282.0662, 282.1524, 283.7101, 284.9642, 286.3094, </text:p>
      <text:p text:style-name="P1"><text:s text:c="4"/>287.1995, 290.9004, 290.8386, 287.7944, 288.3153, 289.5854, 289.654, </text:p>
      <text:p text:style-name="P1"><text:s text:c="4"/>289.3532, 289.5344, 291.702, 292.6181, 292.6247, 290.4108, 288.4334, </text:p>
      <text:p text:style-name="P1"><text:s text:c="4"/>289.215, 291.292, 291.139, 290.7883, 288.4482, 286.9623, 284.728, </text:p>
      <text:p text:style-name="P1"><text:s text:c="4"/>283.3607, 283.0039, 278.918, 278.3348, 280.8714, 280.0511, 279.1906, </text:p>
      <text:p text:style-name="P1"><text:s text:c="4"/>280.2102, 280.0946, 280.9982, 281.6411, 281.4456, 282.3912, 281.7753, </text:p>
      <text:p text:style-name="P1"><text:s text:c="4"/>283.1267, 288.7433, 289.6594, 290.3199, 290.5743, 290.6626, 290.6848, </text:p>
      <text:p text:style-name="P1"><text:s text:c="4"/>290.6687, 290.6384, 290.5872, 290.4952, 290.3734,</text:p>
      <text:p text:style-name="P1"><text:s text:c="2"/>291.7848, 291.7254, 291.6991, 291.7283, 291.7758, 291.7887, 291.819, </text:p>
      <text:p text:style-name="P1"><text:s text:c="4"/>291.8517, 291.8992, 292.0154, 292.1208, 292.1709, 292.1677, 292.1501, </text:p>
      <text:p text:style-name="P1"><text:s text:c="4"/>292.1281, 292.1118, 292.045, 292.0076, 291.9937, 291.9506, 291.9558, </text:p>
      <text:p text:style-name="P1"><text:s text:c="4"/>291.9938, 292.1024, 292.5388, 292.9953, 293.1668, 293.274, 293.4018, </text:p>
      <text:p text:style-name="P1"><text:s text:c="4"/>288.6155, 289.2496, 290.0064, 289.7747, 289.6754, 289.9444, 290.4399, </text:p>
      <text:p text:style-name="P1"><text:s text:c="4"/>290.9196, 290.175, 289.0172, 288.0571, 287.8399, 287.6479, 287.6663, </text:p>
      <text:p text:style-name="P1"><text:s text:c="4"/>287.2079, 285.0072, 283.6693, 282.9788, 284.4287, 287.1966, 290.5334, </text:p>
      <text:p text:style-name="P1"><text:s text:c="4"/>291.4401, 292.1417, 289.5418, 287.4263, 290.2263, 292.5267, 292.7031, </text:p>
      <text:p text:style-name="P1"><text:s text:c="4"/>290.9534, 290.4037, 292.2433, 293.4778, 293.4604, 291.1188, 289.2817, </text:p>
      <text:p text:style-name="P1"><text:s text:c="4"/>289.5482, 290.1463, 289.9262, 289.6165, 288.6074, 287.9577, 284.864, </text:p>
      <text:p text:style-name="P1"><text:soft-page-break/><text:s text:c="4"/>281.0965, 282.5056, 279.9752, 278.9865, 281.2476, 280.4346, 280.3145, </text:p>
      <text:p text:style-name="P1"><text:s text:c="4"/>281.2591, 280.9511, 282.4238, 283.3103, 282.7976, 283.069, 283.7618, </text:p>
      <text:p text:style-name="P1"><text:s text:c="4"/>286.4328, 290.3452, 291.2312, 291.9696, 292.2777, 292.4065, 292.4463, </text:p>
      <text:p text:style-name="P1"><text:s text:c="4"/>292.3486, 292.2896, 292.2201, 292.0797, 291.9082,</text:p>
      <text:p text:style-name="P1"><text:s text:c="2"/>293.429, 293.3761, 293.3324, 293.3244, 293.343, 293.3489, 293.363, 293.389, </text:p>
      <text:p text:style-name="P1"><text:s text:c="4"/>293.3961, 293.4749, 293.5396, 293.5439, 293.5417, 293.5849, 293.6013, </text:p>
      <text:p text:style-name="P1"><text:s text:c="4"/>293.5632, 293.517, 293.4673, 293.383, 293.3142, 293.292, 293.2856, </text:p>
      <text:p text:style-name="P1"><text:s text:c="4"/>293.3206, 293.6171, 293.9753, 294.104, 294.1505, 294.1472, 290.3107, </text:p>
      <text:p text:style-name="P1"><text:s text:c="4"/>290.1306, 290.8047, 290.4694, 290.6207, 290.8884, 291.0042, 290.8992, </text:p>
      <text:p text:style-name="P1"><text:s text:c="4"/>290.1927, 289.5796, 289.2892, 288.9989, 288.6645, 288.5862, 288.2902, </text:p>
      <text:p text:style-name="P1"><text:s text:c="4"/>286.3353, 284.851, 283.7542, 288.067, 292.2505, 292.9377, 292.9211, </text:p>
      <text:p text:style-name="P1"><text:s text:c="4"/>292.915, 291.2376, 289.6242, 291.8978, 293.6876, 294.0594, 291.9594, </text:p>
      <text:p text:style-name="P1"><text:s text:c="4"/>291.2396, 293.0811, 294.2936, 294.3001, 291.7238, 289.9021, 289.96, </text:p>
      <text:p text:style-name="P1"><text:s text:c="4"/>289.9317, 289.516, 289.06, 288.6423, 288.1505, 285.1227, 280.3443, </text:p>
      <text:p text:style-name="P1"><text:s text:c="4"/>281.1917, 280.6051, 279.5165, 280.7213, 281.7225, 282.4427, 282.6767, </text:p>
      <text:p text:style-name="P1"><text:s text:c="4"/>282.2256, 283.9374, 284.8381, 284.0914, 284.1321, 286.4406, 291.0264, </text:p>
      <text:p text:style-name="P1"><text:s text:c="4"/>292.42, 293.2518, 293.9207, 294.1865, 294.2609, 294.2675, 294.1762, </text:p>
      <text:p text:style-name="P1"><text:s text:c="4"/>294.0168, 293.8246, 293.6424, 293.5051,</text:p>
      <text:p text:style-name="P1"><text:s text:c="2"/>294.9335, 294.8461, 294.7942, 294.7539, 294.7606, 294.7811, 294.7957, </text:p>
      <text:p text:style-name="P1"><text:s text:c="4"/>294.8247, 294.8401, 294.9055, 294.9496, 294.9215, 294.9068, 294.9608, </text:p>
      <text:p text:style-name="P1"><text:s text:c="4"/>295.0035, 295.0225, 294.9789, 294.8718, 294.7689, 294.6878, 294.6292, </text:p>
      <text:p text:style-name="P1"><text:s text:c="4"/>294.5765, 294.5271, 294.7002, 294.9289, 295.0072, 294.96, 294.9673, </text:p>
      <text:p text:style-name="P1"><text:s text:c="4"/>292.2967, 290.9008, 292.1028, 291.4343, 291.8342, 292.1275, 292.0649, </text:p>
      <text:p text:style-name="P1"><text:s text:c="4"/>291.5519, 290.5712, 290.273, 290.7839, 290.3432, 289.6104, 289.3535, </text:p>
      <text:p text:style-name="P1"><text:s text:c="4"/>289.0524, 287.8682, 286.7268, 286.825, 292.7973, 293.9959, 294.0396, </text:p>
      <text:p text:style-name="P1"><text:s text:c="4"/>294.035, 294.0296, 293.9202, 293.6476, 293.994, 294.5068, 294.8639, </text:p>
      <text:p text:style-name="P1"><text:s text:c="4"/>292.7137, 292.2111, 294.8727, 295.1231, 295.1372, 293.0418, 290.8551, </text:p>
      <text:p text:style-name="P1"><text:s text:c="4"/>290.5058, 290.3751, 289.5483, 288.7457, 288.5857, 288.0908, 285.9973, </text:p>
      <text:p text:style-name="P1"><text:s text:c="4"/>282.1105, 280.6091, 281.1874, 280.735, 280.3913, 283.0352, 284.4767, </text:p>
      <text:p text:style-name="P1"><text:s text:c="4"/>283.974, 283.887, 285.691, 286.3671, 285.6642, 286.8124, 291.5481, </text:p>
      <text:p text:style-name="P1"><text:s text:c="4"/>294.3403, 295.1497, 295.6678, 295.93, 296.0258, 296.0146, 295.9143, </text:p>
      <text:p text:style-name="P1"><text:s text:c="4"/>295.7808, 295.6103, 295.4009, 295.1839, 295.0334,</text:p>
      <text:p text:style-name="P1"><text:s text:c="2"/>296.2289, 296.1401, 296.0701, 296.0515, 296.0529, 296.0956, 296.1342, </text:p>
      <text:p text:style-name="P1"><text:s text:c="4"/>296.1626, 296.1744, 296.2184, 296.2115, 296.1888, 296.2372, 296.3424, </text:p>
      <text:p text:style-name="P1"><text:s text:c="4"/>296.4058, 296.3864, 296.2909, 296.183, 296.1024, 295.9945, 295.8643, </text:p>
      <text:p text:style-name="P1"><text:s text:c="4"/>295.7693, 295.6882, 295.7487, 295.8477, 295.8167, 295.7534, 295.6911, </text:p>
      <text:p text:style-name="P1"><text:s text:c="4"/>293.5063, 291.3465, 293.744, 293.2284, 293.44, 293.6542, 293.2612, </text:p>
      <text:p text:style-name="P1"><text:s text:c="4"/>292.6291, 292.0135, 291.3327, 291.7197, 291.7421, 290.8662, 290.2119, </text:p>
      <text:p text:style-name="P1"><text:s text:c="4"/>290.1112, 290.0419, 290.4565, 293.3483, 295.0004, 294.8805, 295.291, </text:p>
      <text:p text:style-name="P1"><text:s text:c="4"/>293.8934, 294.7765, 295.1117, 295.1952, 295.2175, 295.2949, 295.581, </text:p>
      <text:p text:style-name="P1"><text:s text:c="4"/>293.58, 293.3151, 295.5128, 295.7649, 295.9471, 296.1646, 293.5502, </text:p>
      <text:p text:style-name="P1"><text:s text:c="4"/>291.7796, 291.4362, 290.3857, 289.3551, 288.883, 288.4057, 288.3018, </text:p>
      <text:p text:style-name="P1"><text:s text:c="4"/>286.6725, 283.5511, 283.3838, 284.0408, 283.3485, 283.545, 284.7189, </text:p>
      <text:p text:style-name="P1"><text:s text:c="4"/>284.8939, 286.2355, 288.2305, 288.3286, 288.6306, 293.1206, 296.2116, </text:p>
      <text:p text:style-name="P1"><text:s text:c="4"/>297.037, 297.5558, 297.7023, 297.5715, 297.493, 297.4499, 297.3571, </text:p>
      <text:p text:style-name="P1"><text:s text:c="4"/>297.1946, 296.9685, 296.7329, 296.5281, 296.3603,</text:p>
      <text:p text:style-name="P1"><text:s text:c="2"/>297.4006, 297.3139, 297.2305, 297.2255, 297.2664, 297.2974, 297.3361, </text:p>
      <text:p text:style-name="P1"><text:s text:c="4"/>297.381, 297.4283, 297.4738, 297.4274, 297.4042, 297.4627, 297.5533, </text:p>
      <text:p text:style-name="P1"><text:s text:c="4"/>297.6391, 297.6348, 297.5141, 297.4064, 297.2702, 297.121, 296.9547, </text:p>
      <text:p text:style-name="P1"><text:s text:c="4"/>296.8146, 296.7385, 296.7238, 296.7155, 296.5738, 296.4791, 296.3457, </text:p>
      <text:p text:style-name="P1"><text:s text:c="4"/>293.3326, 291.6236, 294.9382, 294.774, 294.783, 294.6854, 294.4141, </text:p>
      <text:p text:style-name="P1"><text:s text:c="4"/>294.0109, 293.7587, 293.0929, 292.7638, 292.826, 292.1571, 291.4326, </text:p>
      <text:p text:style-name="P1"><text:s text:c="4"/>291.0482, 291.6223, 292.8005, 295.8812, 295.7692, 295.931, 295.203, </text:p>
      <text:p text:style-name="P1"><text:s text:c="4"/>293.7898, 295.9426, 296.1491, 296.1112, 296.1318, 296.2168, 296.327, </text:p>
      <text:p text:style-name="P1"><text:s text:c="4"/>295.8832, 295.5322, 296.2432, 296.3962, 296.6162, 296.8302, 295.665, </text:p>
      <text:p text:style-name="P1"><text:s text:c="4"/>293.3974, 292.791, 292.0533, 291.1581, 290.3149, 288.2098, 286.7021, </text:p>
      <text:p text:style-name="P1"><text:s text:c="4"/>286.7814, 284.5885, 284.6024, 285.8079, 286.3594, 285.3097, 285.7401, </text:p>
      <text:p text:style-name="P1"><text:s text:c="4"/>286.6149, 289.3566, 290.7856, 290.424, 291.7926, 297.525, 298.4626, </text:p>
      <text:p text:style-name="P1"><text:s text:c="4"/>298.8743, 299.0946, 298.9978, 298.7919, 298.7063, 298.6473, 298.5341, </text:p>
      <text:p text:style-name="P1"><text:soft-page-break/><text:s text:c="4"/>298.3196, 298.0671, 297.8586, 297.7049, 297.556,</text:p>
      <text:p text:style-name="P1"><text:s text:c="2"/>298.4262, 298.3596, 298.3043, 298.2935, 298.3107, 298.3483, 298.3972, </text:p>
      <text:p text:style-name="P1"><text:s text:c="4"/>298.4645, 298.5338, 298.5916, 298.5619, 298.5587, 298.6215, 298.7054, </text:p>
      <text:p text:style-name="P1"><text:s text:c="4"/>298.7376, 298.6866, 298.5486, 298.4535, 298.3281, 298.1444, 297.9598, </text:p>
      <text:p text:style-name="P1"><text:s text:c="4"/>297.7755, 297.6701, 297.5807, 297.4693, 297.2465, 297.1203, 297.1125, </text:p>
      <text:p text:style-name="P1"><text:s text:c="4"/>293.2982, 291.818, 295.8471, 297.2457, 296.9641, 296.2975, 296.7972, </text:p>
      <text:p text:style-name="P1"><text:s text:c="4"/>296.4513, 295.4755, 294.9945, 294.3868, 294.4328, 293.8647, 292.6856, </text:p>
      <text:p text:style-name="P1"><text:s text:c="4"/>292.4606, 292.7725, 293.5089, 296.8788, 296.6731, 296.9194, 295.825, </text:p>
      <text:p text:style-name="P1"><text:s text:c="4"/>295.84, 297.5541, 297.3148, 297.1787, 297.1342, 297.1901, 297.1863, </text:p>
      <text:p text:style-name="P1"><text:s text:c="4"/>297.1674, 297.0412, 296.9644, 297.1274, 297.3777, 297.6085, 297.3319, </text:p>
      <text:p text:style-name="P1"><text:s text:c="4"/>296.0255, 294.613, 293.6386, 292.7129, 291.6443, 287.8908, 285.3911, </text:p>
      <text:p text:style-name="P1"><text:s text:c="4"/>286.2559, 285.9342, 285.2508, 285.9324, 288.0872, 288.2951, 287.7773, </text:p>
      <text:p text:style-name="P1"><text:s text:c="4"/>289.2435, 292.3529, 293.0876, 293.0281, 296.6481, 299.4343, 299.8781, </text:p>
      <text:p text:style-name="P1"><text:s text:c="4"/>300.0571, 300.0468, 299.8695, 299.7287, 299.6821, 299.63, 299.5043, </text:p>
      <text:p text:style-name="P1"><text:s text:c="4"/>299.3087, 299.1017, 298.9015, 298.7292, 298.5622,</text:p>
      <text:p text:style-name="P1"><text:s text:c="2"/>299.3892, 299.3574, 299.3235, 299.2911, 299.2927, 299.3245, 299.4122, </text:p>
      <text:p text:style-name="P1"><text:s text:c="4"/>299.4955, 299.6085, 299.6634, 299.622, 299.6, 299.6283, 299.6597, </text:p>
      <text:p text:style-name="P1"><text:s text:c="4"/>299.6579, 299.6095, 299.5239, 299.4371, 299.2793, 299.055, 298.8297, </text:p>
      <text:p text:style-name="P1"><text:s text:c="4"/>298.6362, 298.4885, 298.3325, 298.1556, 297.9138, 297.7845, 298.049, </text:p>
      <text:p text:style-name="P1"><text:s text:c="4"/>295.5054, 292.6928, 297.0763, 298.7484, 298.7684, 299.1305, 298.5017, </text:p>
      <text:p text:style-name="P1"><text:s text:c="4"/>298.2974, 298.1553, 297.7196, 297.3163, 297.0602, 296.6687, 294.3684, </text:p>
      <text:p text:style-name="P1"><text:s text:c="4"/>294.3954, 294.0484, 293.5002, 297.8081, 297.6857, 297.8806, 298.0632, </text:p>
      <text:p text:style-name="P1"><text:s text:c="4"/>298.5242, 298.645, 298.6201, 298.476, 298.3343, 298.2144, 298.1083, </text:p>
      <text:p text:style-name="P1"><text:s text:c="4"/>298.0906, 298.0025, 297.8027, 298.0203, 298.1888, 298.4683, 298.2284, </text:p>
      <text:p text:style-name="P1"><text:s text:c="4"/>297.8554, 297.2264, 294.8404, 292.8622, 291.424, 289.1753, 289.6331, </text:p>
      <text:p text:style-name="P1"><text:s text:c="4"/>290.4687, 290.6916, 289.679, 288.0209, 288.5953, 289.4931, 291.1525, </text:p>
      <text:p text:style-name="P1"><text:s text:c="4"/>292.7972, 296.3788, 295.9122, 295.8643, 300.2876, 300.8663, 300.881, </text:p>
      <text:p text:style-name="P1"><text:s text:c="4"/>300.8127, 300.7098, 300.631, 300.5881, 300.5494, 300.485, 300.3424, </text:p>
      <text:p text:style-name="P1"><text:s text:c="4"/>300.1646, 299.9677, 299.7842, 299.6347, 299.4807,</text:p>
      <text:p text:style-name="P1"><text:s text:c="2"/>300.3089, 300.3011, 300.278, 300.2281, 300.2217, 300.2878, 300.4099, </text:p>
      <text:p text:style-name="P1"><text:s text:c="4"/>300.5253, 300.6482, 300.677, 300.6165, 300.5479, 300.5278, 300.5266, </text:p>
      <text:p text:style-name="P1"><text:s text:c="4"/>300.4992, 300.4382, 300.3725, 300.2772, 300.0921, 299.8649, 299.651, </text:p>
      <text:p text:style-name="P1"><text:s text:c="4"/>299.4611, 299.2572, 299.0531, 298.8394, 298.5949, 298.4519, 298.6848, </text:p>
      <text:p text:style-name="P1"><text:s text:c="4"/>298.9735, 294.5847, 298.7708, 299.4778, 300.6234, 301.0273, 300.2279, </text:p>
      <text:p text:style-name="P1"><text:s text:c="4"/>300.1678, 300.2863, 299.5729, 299.3805, 298.4698, 297.9729, 296.341, </text:p>
      <text:p text:style-name="P1"><text:s text:c="4"/>296.6987, 296.2197, 295.6697, 298.7904, 298.8286, 298.9326, 299.4529, </text:p>
      <text:p text:style-name="P1"><text:s text:c="4"/>299.8577, 299.7571, 299.6134, 297.8967, 299.3664, 299.2084, 299.0226, </text:p>
      <text:p text:style-name="P1"><text:s text:c="4"/>299.0251, 298.9328, 298.8405, 299.0489, 299.0997, 299.3162, 298.9683, </text:p>
      <text:p text:style-name="P1"><text:s text:c="4"/>298.6376, 298.4284, 298.0483, 296.4776, 294.5458, 294.1761, 295.8095, </text:p>
      <text:p text:style-name="P1"><text:s text:c="4"/>296.7947, 297.0701, 296.3516, 294.9229, 292.6697, 291.5776, 291.7661, </text:p>
      <text:p text:style-name="P1"><text:s text:c="4"/>295.6748, 299.7967, 299.823, 298.1306, 301.939, 301.7834, 301.5738, </text:p>
      <text:p text:style-name="P1"><text:s text:c="4"/>301.4452, 301.4083, 301.3878, 301.3302, 301.2573, 301.206, 301.0861, </text:p>
      <text:p text:style-name="P1"><text:s text:c="4"/>300.9542, 300.7932, 300.6257, 300.4786, 300.3535,</text:p>
      <text:p text:style-name="P1"><text:s text:c="2"/>301.2408, 301.225, 301.1848, 301.143, 301.1573, 301.2463, 301.3839, </text:p>
      <text:p text:style-name="P1"><text:s text:c="4"/>301.5249, 301.64, 301.6287, 301.5323, 301.455, 301.4181, 301.3829, </text:p>
      <text:p text:style-name="P1"><text:s text:c="4"/>301.3089, 301.219, 301.1391, 301.0195, 300.8113, 300.5893, 300.3753, </text:p>
      <text:p text:style-name="P1"><text:s text:c="4"/>300.1781, 299.9529, 299.7192, 299.52, 299.2952, 299.1603, 299.2921, </text:p>
      <text:p text:style-name="P1"><text:s text:c="4"/>301.2185, 298.4416, 300.6723, 301.5175, 302.5377, 302.9435, 302.1515, </text:p>
      <text:p text:style-name="P1"><text:s text:c="4"/>302.0849, 302.2469, 301.5807, 300.7668, 299.5602, 297.9275, 299.3476, </text:p>
      <text:p text:style-name="P1"><text:s text:c="4"/>300.0443, 300.064, 300.247, 300.3927, 300.1773, 300.119, 300.801, </text:p>
      <text:p text:style-name="P1"><text:s text:c="4"/>301.2167, 300.9256, 300.8293, 300.2939, 300.5711, 300.1303, 299.9719, </text:p>
      <text:p text:style-name="P1"><text:s text:c="4"/>300.0588, 300.1582, 300.1655, 300.1812, 300.1176, 300.2398, 299.7988, </text:p>
      <text:p text:style-name="P1"><text:s text:c="4"/>299.4368, 299.8312, 300.3713, 299.2505, 298.2018, 299.7551, 302.1601, </text:p>
      <text:p text:style-name="P1"><text:s text:c="4"/>302.5645, 302.8093, 302.4911, 301.891, 298.0919, 294.7994, 294.0007, </text:p>
      <text:p text:style-name="P1"><text:s text:c="4"/>299.79, 303.1699, 302.3483, 300.0751, 303.1179, 302.4347, 302.0928, </text:p>
      <text:p text:style-name="P1"><text:s text:c="4"/>302.0568, 302.0947, 302.0908, 302.045, 301.9882, 301.9347, 301.8401, </text:p>
      <text:p text:style-name="P1"><text:s text:c="4"/>301.7378, 301.5854, 301.419, 301.2956, 301.2388,</text:p>
      <text:p text:style-name="P1"><text:s text:c="2"/>302.1065, 302.0842, 302.0507, 302.0432, 302.0882, 302.1644, 302.2839, </text:p>
      <text:p text:style-name="P1"><text:s text:c="4"/>302.4048, 302.4858, 302.4494, 302.346, 302.2689, 302.2226, 302.1657, </text:p>
      <text:p text:style-name="P1"><text:soft-page-break/><text:s text:c="4"/>302.0724, 301.959, 301.8495, 301.7018, 301.4852, 301.2581, 301.0375, </text:p>
      <text:p text:style-name="P1"><text:s text:c="4"/>300.8281, 300.5901, 300.3637, 300.1942, 299.999, 299.8164, 299.8209, </text:p>
      <text:p text:style-name="P1"><text:s text:c="4"/>302.3003, 301.8509, 302.201, 303.1037, 303.9637, 304.611, 303.7944, </text:p>
      <text:p text:style-name="P1"><text:s text:c="4"/>303.9798, 303.8787, 303.0055, 301.7079, 300.2946, 300.0282, 300.9077, </text:p>
      <text:p text:style-name="P1"><text:s text:c="4"/>300.8157, 300.8903, 301.2533, 301.6823, 301.5656, 301.4601, 302.2933, </text:p>
      <text:p text:style-name="P1"><text:s text:c="4"/>302.67, 302.0471, 302.1458, 301.9688, 301.4796, 301.0426, 300.9305, </text:p>
      <text:p text:style-name="P1"><text:s text:c="4"/>300.5242, 300.645, 301.5066, 301.2798, 301.1167, 301.1907, 300.7304, </text:p>
      <text:p text:style-name="P1"><text:s text:c="4"/>300.2136, 300.7885, 302.0635, 301.2515, 302.4781, 304.4659, 305.7418, </text:p>
      <text:p text:style-name="P1"><text:s text:c="4"/>306.454, 306.2523, 305.932, 305.0181, 301.9602, 299.6011, 300.1569, </text:p>
      <text:p text:style-name="P1"><text:s text:c="4"/>301.4763, 305.3933, 303.2869, 302.5248, 304.0197, 302.9839, 302.7022, </text:p>
      <text:p text:style-name="P1"><text:s text:c="4"/>302.7844, 302.8415, 302.8272, 302.8049, 302.7788, 302.7151, 302.6264, </text:p>
      <text:p text:style-name="P1"><text:s text:c="4"/>302.5319, 302.3795, 302.2274, 302.141, 302.1011,</text:p>
      <text:p text:style-name="P1"><text:s text:c="2"/>302.9359, 302.9079, 302.8939, 302.899, 302.9465, 303.0008, 303.0963, </text:p>
      <text:p text:style-name="P1"><text:s text:c="4"/>303.1661, 303.1901, 303.1324, 303.0309, 302.9666, 302.9027, 302.8322, </text:p>
      <text:p text:style-name="P1"><text:s text:c="4"/>302.7418, 302.6292, 302.4897, 302.3172, 302.0956, 301.8735, 301.6438, </text:p>
      <text:p text:style-name="P1"><text:s text:c="4"/>301.4333, 301.1971, 300.9944, 300.8643, 300.7271, 300.5517, 300.5246, </text:p>
      <text:p text:style-name="P1"><text:s text:c="4"/>302.5867, 304.3946, 303.4256, 304.966, 305.4611, 305.991, 305.5037, </text:p>
      <text:p text:style-name="P1"><text:s text:c="4"/>305.6206, 304.6953, 303.2603, 302.8429, 302.8514, 301.8873, 301.3822, </text:p>
      <text:p text:style-name="P1"><text:s text:c="4"/>301.6329, 301.8174, 302.2511, 302.7572, 302.7278, 302.8291, 303.7018, </text:p>
      <text:p text:style-name="P1"><text:s text:c="4"/>303.5517, 303.1212, 303.1969, 302.9433, 302.3549, 301.9599, 301.87, </text:p>
      <text:p text:style-name="P1"><text:s text:c="4"/>302.0027, 301.9066, 302.5632, 302.2667, 302.1002, 302.0595, 301.5361, </text:p>
      <text:p text:style-name="P1"><text:s text:c="4"/>300.9121, 301.0933, 302.8023, 304.5751, 305.163, 306.0648, 306.2585, </text:p>
      <text:p text:style-name="P1"><text:s text:c="4"/>306.8764, 307.7015, 307.983, 306.4435, 302.5118, 300.8235, 304.7993, </text:p>
      <text:p text:style-name="P1"><text:s text:c="4"/>306.1024, 306.9767, 303.8864, 301.6174, 304.4841, 303.5469, 303.4218, </text:p>
      <text:p text:style-name="P1"><text:s text:c="4"/>303.5552, 303.6004, 303.6118, 303.6098, 303.5864, 303.5242, 303.4224, </text:p>
      <text:p text:style-name="P1"><text:s text:c="4"/>303.3185, 303.182, 303.0592, 302.9965, 302.9606,</text:p>
      <text:p text:style-name="P1"><text:s text:c="2"/>303.6974, 303.6659, 303.6593, 303.6763, 303.7064, 303.7477, 303.7942, </text:p>
      <text:p text:style-name="P1"><text:s text:c="4"/>303.8138, 303.7807, 303.7096, 303.6188, 303.5511, 303.4782, 303.4063, </text:p>
      <text:p text:style-name="P1"><text:s text:c="4"/>303.3257, 303.2105, 303.0422, 302.8553, 302.6371, 302.4352, 302.227, </text:p>
      <text:p text:style-name="P1"><text:s text:c="4"/>302.0288, 301.8183, 301.6359, 301.5253, 301.4175, 301.2849, 301.3297, </text:p>
      <text:p text:style-name="P1"><text:s text:c="4"/>303.1599, 305.2909, 304.5272, 306.4886, 306.8664, 306.8065, 306.8092, </text:p>
      <text:p text:style-name="P1"><text:s text:c="4"/>307.0683, 305.4291, 303.7157, 304.1445, 302.9301, 302.4117, 302.4018, </text:p>
      <text:p text:style-name="P1"><text:s text:c="4"/>302.8064, 303.0087, 303.4038, 303.7219, 303.7038, 304.0915, 303.4702, </text:p>
      <text:p text:style-name="P1"><text:s text:c="4"/>301.4016, 304.2121, 304.0359, 303.6959, 303.1901, 302.9061, 302.8153, </text:p>
      <text:p text:style-name="P1"><text:s text:c="4"/>303.077, 303.435, 303.4798, 303.1659, 303.0319, 302.9698, 302.5668, </text:p>
      <text:p text:style-name="P1"><text:s text:c="4"/>301.8326, 301.6173, 302.7917, 304.9054, 307.433, 307.6844, 306.5681, </text:p>
      <text:p text:style-name="P1"><text:s text:c="4"/>306.3699, 308.8604, 309.3384, 307.4658, 302.0182, 304.1332, 308.0609, </text:p>
      <text:p text:style-name="P1"><text:s text:c="4"/>308.1904, 307.1972, 301.9367, 302.3987, 304.7779, 304.1449, 304.2442, </text:p>
      <text:p text:style-name="P1"><text:s text:c="4"/>304.3734, 304.4296, 304.4453, 304.4518, 304.4069, 304.3183, 304.1917, </text:p>
      <text:p text:style-name="P1"><text:s text:c="4"/>304.0688, 303.9507, 303.8439, 303.7853, 303.7494,</text:p>
      <text:p text:style-name="P1"><text:s text:c="2"/>304.4087, 304.3784, 304.3619, 304.3686, 304.3799, 304.3961, 304.3969, </text:p>
      <text:p text:style-name="P1"><text:s text:c="4"/>304.3619, 304.3023, 304.2325, 304.1574, 304.0658, 303.9868, 303.9161, </text:p>
      <text:p text:style-name="P1"><text:s text:c="4"/>303.8283, 303.7011, 303.5352, 303.3524, 303.1621, 302.9901, 302.7969, </text:p>
      <text:p text:style-name="P1"><text:s text:c="4"/>302.618, 302.4446, 302.2881, 302.1857, 302.1109, 302.0439, 302.2662, </text:p>
      <text:p text:style-name="P1"><text:s text:c="4"/>303.9773, 306.0937, 304.9481, 307.5002, 307.7027, 307.4527, 307.4838, </text:p>
      <text:p text:style-name="P1"><text:s text:c="4"/>307.6404, 306.4742, 305.3615, 304.3699, 303.359, 303.3422, 303.5738, </text:p>
      <text:p text:style-name="P1"><text:s text:c="4"/>303.8856, 304.1315, 304.4431, 304.6074, 304.6174, 305.0117, 305.1378, </text:p>
      <text:p text:style-name="P1"><text:s text:c="4"/>304.1404, 304.9017, 304.6996, 304.3594, 303.989, 303.7974, 303.7758, </text:p>
      <text:p text:style-name="P1"><text:s text:c="4"/>303.8345, 304.1605, 304.3113, 303.9838, 303.8817, 303.9425, 303.8411, </text:p>
      <text:p text:style-name="P1"><text:s text:c="4"/>302.9192, 302.3375, 303.0272, 304.42, 307.3604, 308.9587, 310.7268, </text:p>
      <text:p text:style-name="P1"><text:s text:c="4"/>310.2531, 310.5344, 310.1644, 307.7704, 304.5156, 306.1997, 309.3941, </text:p>
      <text:p text:style-name="P1"><text:s text:c="4"/>308.1385, 306.8391, 302.3613, 304.3836, 305.1246, 304.8637, 305.1084, </text:p>
      <text:p text:style-name="P1"><text:s text:c="4"/>305.2069, 305.2602, 305.2558, 305.2491, 305.1764, 305.0437, 304.8844, </text:p>
      <text:p text:style-name="P1"><text:s text:c="4"/>304.7425, 304.6251, 304.5384, 304.485, 304.4544,</text:p>
      <text:p text:style-name="P1"><text:s text:c="2"/>305.0493, 305.0177, 304.9789, 304.9909, 304.9738, 304.9524, 304.9146, </text:p>
      <text:p text:style-name="P1"><text:s text:c="4"/>304.8518, 304.7946, 304.7313, 304.6591, 304.5407, 304.4665, 304.3943, </text:p>
      <text:p text:style-name="P1"><text:s text:c="4"/>304.2821, 304.1582, 304.0031, 303.8526, 303.6997, 303.5465, 303.3813, </text:p>
      <text:p text:style-name="P1"><text:s text:c="4"/>303.2182, 303.0847, 302.9621, 302.8746, 302.8721, 302.9279, 303.3196, </text:p>
      <text:p text:style-name="P1"><text:s text:c="4"/>304.8307, 307.5939, 304.9394, 307.0809, 307.359, 307.3534, 307.3187, </text:p>
      <text:p text:style-name="P1"><text:soft-page-break/><text:s text:c="4"/>307.0684, 306.4538, 305.6562, 304.3118, 304.1138, 304.315, 304.5515, </text:p>
      <text:p text:style-name="P1"><text:s text:c="4"/>304.8464, 305.1096, 305.3214, 305.4268, 305.5239, 305.6983, 306.07, </text:p>
      <text:p text:style-name="P1"><text:s text:c="4"/>306.0829, 305.5249, 305.2695, 304.9847, 304.7276, 304.5997, 304.7052, </text:p>
      <text:p text:style-name="P1"><text:s text:c="4"/>304.7234, 304.9647, 305.0218, 304.7275, 304.6169, 304.8842, 304.9912, </text:p>
      <text:p text:style-name="P1"><text:s text:c="4"/>303.8159, 303.1344, 303.6133, 304.4388, 306.2806, 307.522, 310.073, </text:p>
      <text:p text:style-name="P1"><text:s text:c="4"/>312.884, 311.0918, 309.1829, 306.9563, 305.5605, 306.9207, 307.4965, </text:p>
      <text:p text:style-name="P1"><text:s text:c="4"/>307.1194, 307.7055, 305.0741, 306.0219, 305.5423, 305.7017, 305.9247, </text:p>
      <text:p text:style-name="P1"><text:s text:c="4"/>305.9666, 305.9891, 305.9646, 305.9039, 305.7991, 305.6532, 305.4652, </text:p>
      <text:p text:style-name="P1"><text:s text:c="4"/>305.3178, 305.2084, 305.1479, 305.1046, 305.0873,</text:p>
      <text:p text:style-name="P1"><text:s text:c="2"/>305.6092, 305.5689, 305.5421, 305.5427, 305.4817, 305.4398, 305.4101, </text:p>
      <text:p text:style-name="P1"><text:s text:c="4"/>305.3434, 305.2807, 305.2046, 305.1354, 305.0188, 304.9383, 304.8591, </text:p>
      <text:p text:style-name="P1"><text:s text:c="4"/>304.7334, 304.6331, 304.5134, 304.392, 304.2719, 304.1286, 304.0018, </text:p>
      <text:p text:style-name="P1"><text:s text:c="4"/>303.8454, 303.7665, 303.6925, 303.6501, 303.7473, 303.9319, 304.4203, </text:p>
      <text:p text:style-name="P1"><text:s text:c="4"/>305.6031, 308.1541, 306.1165, 306.0847, 306.8661, 306.2198, 306.1605, </text:p>
      <text:p text:style-name="P1"><text:s text:c="4"/>305.9558, 305.5675, 305.1753, 304.8146, 304.9274, 305.1616, 305.4085, </text:p>
      <text:p text:style-name="P1"><text:s text:c="4"/>305.6994, 305.9195, 306.0914, 306.1942, 306.3666, 306.3825, 306.292, </text:p>
      <text:p text:style-name="P1"><text:s text:c="4"/>306.1972, 306.0432, 305.7336, 305.5142, 305.4209, 305.3491, 305.5404, </text:p>
      <text:p text:style-name="P1"><text:s text:c="4"/>305.5167, 305.627, 305.5892, 305.3457, 305.2011, 305.4264, 306.0229, </text:p>
      <text:p text:style-name="P1"><text:s text:c="4"/>304.4578, 303.9043, 304.3779, 304.8558, 305.9976, 306.945, 309.2473, </text:p>
      <text:p text:style-name="P1"><text:s text:c="4"/>314.2145, 312.0387, 308.5623, 306.0259, 305.5463, 305.9038, 305.8707, </text:p>
      <text:p text:style-name="P1"><text:s text:c="4"/>306.4291, 308.6659, 307.6348, 306.2811, 306.1713, 306.3771, 306.5889, </text:p>
      <text:p text:style-name="P1"><text:s text:c="4"/>306.5832, 306.5581, 306.5073, 306.4121, 306.2911, 306.1426, 305.9609, </text:p>
      <text:p text:style-name="P1"><text:s text:c="4"/>305.8306, 305.7535, 305.7105, 305.6783, 305.6509,</text:p>
      <text:p text:style-name="P1"><text:s text:c="2"/>306.1038, 306.0486, 306.0433, 306.0263, 305.9467, 305.9143, 305.8925, </text:p>
      <text:p text:style-name="P1"><text:s text:c="4"/>305.826, 305.7573, 305.6642, 305.5965, 305.4925, 305.4091, 305.3391, </text:p>
      <text:p text:style-name="P1"><text:s text:c="4"/>305.2294, 305.1662, 305.0708, 304.9664, 304.8722, 304.7448, 304.6614, </text:p>
      <text:p text:style-name="P1"><text:s text:c="4"/>304.5397, 304.5037, 304.4726, 304.4896, 304.6655, 304.9283, 305.412, </text:p>
      <text:p text:style-name="P1"><text:s text:c="4"/>306.3142, 308.0297, 308.2047, 305.6851, 306.5699, 305.6302, 305.8094, </text:p>
      <text:p text:style-name="P1"><text:s text:c="4"/>305.7123, 305.5564, 305.4876, 305.4771, 305.6659, 305.9151, 306.1584, </text:p>
      <text:p text:style-name="P1"><text:s text:c="4"/>306.3871, 306.5555, 306.671, 306.9322, 307.5088, 307.3812, 306.7383, </text:p>
      <text:p text:style-name="P1"><text:s text:c="4"/>306.3867, 306.4472, 306.2277, 306.0718, 306.071, 306.0364, 306.2001, </text:p>
      <text:p text:style-name="P1"><text:s text:c="4"/>306.1401, 306.1572, 306.015, 305.8288, 305.6374, 305.74, 305.9996, </text:p>
      <text:p text:style-name="P1"><text:s text:c="4"/>304.9041, 304.6333, 305.1041, 305.3976, 306.1986, 306.9148, 308.6505, </text:p>
      <text:p text:style-name="P1"><text:s text:c="4"/>313.7755, 313.8585, 309.9249, 306.4822, 305.1068, 304.2374, 304.7358, </text:p>
      <text:p text:style-name="P1"><text:s text:c="4"/>306.9601, 308.9645, 307.0603, 306.649, 306.8441, 306.9019, 307.0284, </text:p>
      <text:p text:style-name="P1"><text:s text:c="4"/>307.0189, 306.9859, 306.9138, 306.7906, 306.672, 306.5561, 306.4171, </text:p>
      <text:p text:style-name="P1"><text:s text:c="4"/>306.3132, 306.2577, 306.216, 306.2018, 306.1674,</text:p>
      <text:p text:style-name="P1"><text:s text:c="2"/>306.5186, 306.46, 306.4615, 306.4577, 306.3968, 306.3845, 306.3706, </text:p>
      <text:p text:style-name="P1"><text:s text:c="4"/>306.2854, 306.2198, 306.1213, 306.0458, 305.9707, 305.8895, 305.8455, </text:p>
      <text:p text:style-name="P1"><text:s text:c="4"/>305.7696, 305.7267, 305.6552, 305.563, 305.495, 305.3993, 305.3551, </text:p>
      <text:p text:style-name="P1"><text:s text:c="4"/>305.2777, 305.2621, 305.2425, 305.2809, 305.4886, 305.7469, 306.1229, </text:p>
      <text:p text:style-name="P1"><text:s text:c="4"/>306.7815, 307.971, 309.8055, 306.1831, 306.6451, 305.5957, 306.0031, </text:p>
      <text:p text:style-name="P1"><text:s text:c="4"/>305.9645, 305.9431, 305.997, 306.1068, 306.3023, 306.5132, 306.7219, </text:p>
      <text:p text:style-name="P1"><text:s text:c="4"/>306.8917, 307.0805, 307.105, 308.0577, 310.8238, 309.2742, 308.5445, </text:p>
      <text:p text:style-name="P1"><text:s text:c="4"/>306.9455, 306.7011, 306.635, 306.6062, 306.6075, 306.5977, 306.6655, </text:p>
      <text:p text:style-name="P1"><text:s text:c="4"/>306.5426, 306.5225, 306.3536, 306.2422, 306.0633, 306.0246, 306.015, </text:p>
      <text:p text:style-name="P1"><text:s text:c="4"/>305.3766, 305.3759, 305.73, 306.0406, 306.6151, 307.0579, 308.0682, </text:p>
      <text:p text:style-name="P1"><text:s text:c="4"/>311.2869, 314.2425, 313.5175, 310.5065, 306.4838, 304.0578, 303.5573, </text:p>
      <text:p text:style-name="P1"><text:s text:c="4"/>305.567, 309.3073, 307.5931, 307.0313, 307.3665, 307.3214, 307.3636, </text:p>
      <text:p text:style-name="P1"><text:s text:c="4"/>307.345, 307.3032, 307.2186, 307.0994, 307.0103, 306.9155, 306.8075, </text:p>
      <text:p text:style-name="P1"><text:s text:c="4"/>306.7352, 306.6899, 306.6682, 306.6418, 306.5972,</text:p>
      <text:p text:style-name="P1"><text:s text:c="2"/>306.8553, 306.8187, 306.8291, 306.8338, 306.8162, 306.7878, 306.7712, </text:p>
      <text:p text:style-name="P1"><text:s text:c="4"/>306.6878, 306.6437, 306.5577, 306.4984, 306.4435, 306.3734, 306.3506, </text:p>
      <text:p text:style-name="P1"><text:s text:c="4"/>306.3079, 306.278, 306.2254, 306.1517, 306.1053, 306.0522, 306.032, </text:p>
      <text:p text:style-name="P1"><text:s text:c="4"/>305.9814, 305.9614, 305.9345, 305.9588, 306.1185, 306.3357, 306.5577, </text:p>
      <text:p text:style-name="P1"><text:s text:c="4"/>306.9812, 307.9448, 309.8159, 306.7368, 306.8205, 305.6395, 306.3432, </text:p>
      <text:p text:style-name="P1"><text:s text:c="4"/>306.404, 306.4474, 306.515, 306.6444, 306.7872, 306.9374, 307.1058, </text:p>
      <text:p text:style-name="P1"><text:s text:c="4"/>307.2516, 307.6183, 307.8866, 309.9823, 310.7154, 310.0853, 310.8466, </text:p>
      <text:p text:style-name="P1"><text:s text:c="4"/>310.1835, 307.1883, 306.9564, 307.0706, 307.0344, 307.0562, 307.0406, </text:p>
      <text:p text:style-name="P1"><text:soft-page-break/><text:s text:c="4"/>306.9479, 306.921, 306.7341, 306.6699, 306.5057, 306.3845, 306.2398, </text:p>
      <text:p text:style-name="P1"><text:s text:c="4"/>305.9435, 306.1487, 306.5771, 307.2383, 307.406, 307.2164, 307.7653, </text:p>
      <text:p text:style-name="P1"><text:s text:c="4"/>309.1959, 310.8072, 311.6823, 311.6966, 308.5651, 304.7746, 304.2294, </text:p>
      <text:p text:style-name="P1"><text:s text:c="4"/>307.3465, 309.5186, 309.265, 307.3927, 307.7902, 308.0287, 307.9067, </text:p>
      <text:p text:style-name="P1"><text:s text:c="4"/>307.6582, 307.5225, 307.4602, 307.3598, 307.2744, 307.2048, 307.1133, </text:p>
      <text:p text:style-name="P1"><text:s text:c="4"/>307.0602, 307.029, 307.0071, 306.9728, 306.9251,</text:p>
      <text:p text:style-name="P1"><text:s text:c="2"/>307.1154, 307.0862, 307.0882, 307.126, 307.135, 307.0906, 307.0676, </text:p>
      <text:p text:style-name="P1"><text:s text:c="4"/>307.008, 306.998, 306.9442, 306.9073, 306.8588, 306.8111, 306.7768, </text:p>
      <text:p text:style-name="P1"><text:s text:c="4"/>306.7641, 306.7433, 306.7034, 306.6521, 306.6229, 306.6029, 306.5781, </text:p>
      <text:p text:style-name="P1"><text:s text:c="4"/>306.5549, 306.5446, 306.511, 306.5061, 306.6161, 306.7532, 306.8767, </text:p>
      <text:p text:style-name="P1"><text:s text:c="4"/>307.1057, 307.8562, 309.3085, 306.7944, 306.7298, 306.1423, 306.6635, </text:p>
      <text:p text:style-name="P1"><text:s text:c="4"/>306.8473, 306.9265, 306.9909, 307.0696, 307.1273, 307.2071, 307.3596, </text:p>
      <text:p text:style-name="P1"><text:s text:c="4"/>307.5519, 308.1849, 309.5906, 312.2134, 312.424, 312.1884, 311.4946, </text:p>
      <text:p text:style-name="P1"><text:s text:c="4"/>311.7134, 309.3677, 307.3384, 307.2952, 307.3904, 307.4532, 307.4315, </text:p>
      <text:p text:style-name="P1"><text:s text:c="4"/>307.3714, 307.308, 307.1502, 307.0779, 306.9225, 306.77, 306.6769, </text:p>
      <text:p text:style-name="P1"><text:s text:c="4"/>306.5791, 306.9091, 307.6956, 310.1424, 309.7325, 307.7556, 307.8378, </text:p>
      <text:p text:style-name="P1"><text:s text:c="4"/>308.5177, 309.1791, 309.4798, 310.9894, 310.6801, 305.8659, 307.1938, </text:p>
      <text:p text:style-name="P1"><text:s text:c="4"/>310.215, 309.9168, 310.1843, 307.7299, 308.3436, 309.3256, 307.8545, </text:p>
      <text:p text:style-name="P1"><text:s text:c="4"/>308.0174, 307.6856, 307.6431, 307.5704, 307.4904, 307.4197, 307.3527, </text:p>
      <text:p text:style-name="P1"><text:s text:c="4"/>307.3191, 307.3125, 307.2844, 307.2282, 307.1416,</text:p>
      <text:p text:style-name="P1"><text:s text:c="2"/>307.2925, 307.2724, 307.255, 307.3024, 307.3434, 307.2987, 307.2721, </text:p>
      <text:p text:style-name="P1"><text:s text:c="4"/>307.2338, 307.2493, 307.2234, 307.2157, 307.1718, 307.1207, 307.067, </text:p>
      <text:p text:style-name="P1"><text:s text:c="4"/>307.0653, 307.0635, 307.0391, 307.0005, 306.9994, 306.9917, 306.9628, </text:p>
      <text:p text:style-name="P1"><text:s text:c="4"/>306.9532, 306.9644, 306.9349, 306.9157, 306.9763, 307.0629, 307.1209, </text:p>
      <text:p text:style-name="P1"><text:s text:c="4"/>307.2063, 307.6136, 308.7817, 307.541, 305.592, 307.5097, 307.1156, </text:p>
      <text:p text:style-name="P1"><text:s text:c="4"/>307.2197, 307.2932, 307.3415, 307.3702, 307.3593, 307.3945, 307.5441, </text:p>
      <text:p text:style-name="P1"><text:s text:c="4"/>307.8104, 308.6471, 310.4421, 311.9743, 312.6699, 312.6978, 312.1305, </text:p>
      <text:p text:style-name="P1"><text:s text:c="4"/>312.5856, 311.3108, 309.1746, 307.4191, 307.6748, 307.7497, 307.7807, </text:p>
      <text:p text:style-name="P1"><text:s text:c="4"/>307.7486, 307.6526, 307.5125, 307.3927, 307.2777, 307.209, 307.2005, </text:p>
      <text:p text:style-name="P1"><text:s text:c="4"/>307.1779, 307.4549, 308.351, 310.1333, 309.677, 309.4898, 308.7815, </text:p>
      <text:p text:style-name="P1"><text:s text:c="4"/>309.0485, 309.2342, 308.7207, 309.9449, 311.2904, 308.0711, 308.5567, </text:p>
      <text:p text:style-name="P1"><text:s text:c="4"/>310.7982, 309.6456, 309.8548, 307.9516, 308.5534, 309.847, 307.3939, </text:p>
      <text:p text:style-name="P1"><text:s text:c="4"/>308.2984, 307.8571, 307.7652, 307.7046, 307.6431, 307.5915, 307.5435, </text:p>
      <text:p text:style-name="P1"><text:s text:c="4"/>307.5235, 307.4937, 307.4421, 307.3982, 307.3342,</text:p>
      <text:p text:style-name="P1"><text:s text:c="2"/>307.4028, 307.404, 307.3796, 307.4134, 307.4625, 307.4785, 307.4319, </text:p>
      <text:p text:style-name="P1"><text:s text:c="4"/>307.3884, 307.3965, 307.3955, 307.3768, 307.3252, 307.2769, 307.2499, </text:p>
      <text:p text:style-name="P1"><text:s text:c="4"/>307.2282, 307.2396, 307.2134, 307.1606, 307.132, 307.1469, 307.1331, </text:p>
      <text:p text:style-name="P1"><text:s text:c="4"/>307.1397, 307.1791, 307.1688, 307.1757, 307.2014, 307.2664, 307.2812, </text:p>
      <text:p text:style-name="P1"><text:s text:c="4"/>307.2883, 307.413, 308.0069, 308.3837, 306.7622, 308.1594, 307.3442, </text:p>
      <text:p text:style-name="P1"><text:s text:c="4"/>307.439, 307.4983, 307.5176, 307.5254, 307.5068, 307.497, 307.6222, </text:p>
      <text:p text:style-name="P1"><text:s text:c="4"/>307.8864, 308.7465, 310.0446, 310.9659, 311.1657, 311.8495, 311.6217, </text:p>
      <text:p text:style-name="P1"><text:s text:c="4"/>311.5366, 311.0856, 309.6575, 307.4637, 307.7732, 307.8546, 307.8999, </text:p>
      <text:p text:style-name="P1"><text:s text:c="4"/>307.8727, 307.8481, 307.7612, 307.6624, 307.6378, 307.6377, 307.6505, </text:p>
      <text:p text:style-name="P1"><text:s text:c="4"/>307.6317, 307.7524, 308.3603, 310.0875, 310.2951, 309.2528, 308.3238, </text:p>
      <text:p text:style-name="P1"><text:s text:c="4"/>310.1462, 310.2151, 308.5168, 309.2224, 310.7172, 309.4844, 308.8361, </text:p>
      <text:p text:style-name="P1"><text:s text:c="4"/>311.7794, 309.5373, 308.6806, 307.9787, 308.3888, 309.1469, 307.6923, </text:p>
      <text:p text:style-name="P1"><text:s text:c="4"/>308.234, 308.0751, 307.8285, 307.7978, 307.7601, 307.7252, 307.7257, </text:p>
      <text:p text:style-name="P1"><text:s text:c="4"/>307.673, 307.6245, 307.5397, 307.5017, 307.4538,</text:p>
      <text:p text:style-name="P1"><text:s text:c="2"/>307.487, 307.4841, 307.4819, 307.5153, 307.5459, 307.5725, 307.5103, </text:p>
      <text:p text:style-name="P1"><text:s text:c="4"/>307.4662, 307.4365, 307.4544, 307.4248, 307.4087, 307.3391, 307.2975, </text:p>
      <text:p text:style-name="P1"><text:s text:c="4"/>307.2551, 307.2582, 307.2185, 307.1831, 307.1422, 307.1114, 307.0958, </text:p>
      <text:p text:style-name="P1"><text:s text:c="4"/>307.1061, 307.1603, 307.1875, 307.1911, 307.2199, 307.2737, 307.308, </text:p>
      <text:p text:style-name="P1"><text:s text:c="4"/>307.3516, 307.3472, 307.4955, 308.1248, 308.3035, 308.1877, 307.4424, </text:p>
      <text:p text:style-name="P1"><text:s text:c="4"/>307.5092, 307.5251, 307.5313, 307.5415, 307.5677, 307.571, 307.6483, </text:p>
      <text:p text:style-name="P1"><text:s text:c="4"/>307.8655, 308.6354, 310.0479, 309.8881, 309.4411, 309.6194, 309.6342, </text:p>
      <text:p text:style-name="P1"><text:s text:c="4"/>308.491, 309.4407, 310.1966, 307.8119, 307.7367, 307.8333, 307.8673, </text:p>
      <text:p text:style-name="P1"><text:s text:c="4"/>307.8883, 308.1184, 307.9227, 307.8551, 307.9086, 307.9331, 307.9405, </text:p>
      <text:p text:style-name="P1"><text:s text:c="4"/>307.9079, 307.8917, 308.0987, 308.8575, 309.6422, 308.4291, 309.3879, </text:p>
      <text:p text:style-name="P1"><text:s text:c="4"/>310.3978, 310.415, 308.1994, 308.5977, 309.5593, 309.3212, 310.6735, </text:p>
      <text:p text:style-name="P1"><text:soft-page-break/><text:s text:c="4"/>310.6485, 308.4231, 308.0208, 307.9695, 308.2456, 308.6556, 307.7044, </text:p>
      <text:p text:style-name="P1"><text:s text:c="4"/>308.0248, 308.1733, 307.8721, 307.8855, 307.8481, 307.832, 307.8539, </text:p>
      <text:p text:style-name="P1"><text:s text:c="4"/>307.7773, 307.7169, 307.6137, 307.5847, 307.5377,</text:p>
      <text:p text:style-name="P1"><text:s text:c="2"/>307.5843, 307.5665, 307.5625, 307.5786, 307.6065, 307.6155, 307.5573, </text:p>
      <text:p text:style-name="P1"><text:s text:c="4"/>307.5474, 307.5086, 307.5175, 307.5024, 307.4388, 307.3297, 307.2317, </text:p>
      <text:p text:style-name="P1"><text:s text:c="4"/>307.182, 307.1392, 307.0599, 307.0037, 306.9459, 306.9218, 306.8952, </text:p>
      <text:p text:style-name="P1"><text:s text:c="4"/>306.8998, 306.9215, 306.9783, 307.0032, 307.0564, 307.118, 307.1973, </text:p>
      <text:p text:style-name="P1"><text:s text:c="4"/>307.3097, 307.3314, 307.3688, 307.4387, 307.7288, 307.632, 307.5113, </text:p>
      <text:p text:style-name="P1"><text:s text:c="4"/>307.4555, 307.457, 307.4833, 307.4914, 307.5749, 307.6631, 307.7382, </text:p>
      <text:p text:style-name="P1"><text:s text:c="4"/>307.9129, 308.8224, 310.175, 309.7012, 308.7936, 308.5066, 307.4384, </text:p>
      <text:p text:style-name="P1"><text:s text:c="4"/>305.3615, 307.0108, 310.328, 309.2011, 307.8518, 307.7486, 307.7972, </text:p>
      <text:p text:style-name="P1"><text:s text:c="4"/>308.1201, 308.729, 308.0463, 307.9362, 307.9982, 308.0143, 308.0141, </text:p>
      <text:p text:style-name="P1"><text:s text:c="4"/>308.0034, 307.9612, 307.9499, 308.0882, 308.2725, 308.8145, 309.1056, </text:p>
      <text:p text:style-name="P1"><text:s text:c="4"/>308.9588, 308.7337, 307.9915, 308.1472, 308.4934, 308.9903, 309.7545, </text:p>
      <text:p text:style-name="P1"><text:s text:c="4"/>308.9476, 307.9587, 307.9271, 307.9467, 308.2294, 308.0483, 307.7407, </text:p>
      <text:p text:style-name="P1"><text:s text:c="4"/>308.0354, 308.4224, 307.9409, 307.9449, 307.9233, 307.9253, 307.9121, </text:p>
      <text:p text:style-name="P1"><text:s text:c="4"/>307.8379, 307.7842, 307.7168, 307.7065, 307.6613,</text:p>
      <text:p text:style-name="P1"><text:s text:c="2"/>307.7802, 307.7467, 307.7345, 307.7329, 307.7283, 307.7163, 307.6977, </text:p>
      <text:p text:style-name="P1"><text:s text:c="4"/>307.6706, 307.6418, 307.5836, 307.4822, 307.3475, 307.2056, 307.0593, </text:p>
      <text:p text:style-name="P1"><text:s text:c="4"/>306.9316, 306.8458, 306.752, 306.6586, 306.6011, 306.5828, 306.5807, </text:p>
      <text:p text:style-name="P1"><text:s text:c="4"/>306.6099, 306.652, 306.7121, 306.7662, 306.8431, 306.9061, 307.0026, </text:p>
      <text:p text:style-name="P1"><text:s text:c="4"/>307.1502, 307.2101, 307.3139, 307.3629, 307.3877, 307.412, 307.4135, </text:p>
      <text:p text:style-name="P1"><text:s text:c="4"/>307.3817, 307.4278, 307.4974, 307.476, 307.5093, 307.6533, 307.8025, </text:p>
      <text:p text:style-name="P1"><text:s text:c="4"/>307.9962, 309.3245, 310.1594, 309.8008, 308.9074, 308.156, 306.9473, </text:p>
      <text:p text:style-name="P1"><text:s text:c="4"/>305.2494, 306.4714, 309.3957, 310.3138, 307.9672, 307.9974, 308.1653, </text:p>
      <text:p text:style-name="P1"><text:s text:c="4"/>308.6898, 309.7213, 308.089, 307.9021, 307.9072, 307.9141, 307.9233, </text:p>
      <text:p text:style-name="P1"><text:s text:c="4"/>307.9678, 307.988, 307.9599, 307.8896, 307.902, 307.9908, 308.0759, </text:p>
      <text:p text:style-name="P1"><text:s text:c="4"/>308.0499, 308.0515, 307.9897, 307.99, 308.0278, 308.3745, 308.5085, </text:p>
      <text:p text:style-name="P1"><text:s text:c="4"/>308.1623, 307.9524, 307.9139, 308.0627, 308.0895, 307.758, 308.018, </text:p>
      <text:p text:style-name="P1"><text:s text:c="4"/>308.0168, 308.3148, 307.9908, 307.9818, 307.9768, 307.9691, 307.9429, </text:p>
      <text:p text:style-name="P1"><text:s text:c="4"/>307.8982, 307.8737, 307.8642, 307.8498, 307.8297,</text:p>
      <text:p text:style-name="P1"><text:s text:c="2"/>307.8678, 307.8844, 307.814, 307.7885, 307.7256, 307.6789, 307.6151, </text:p>
      <text:p text:style-name="P1"><text:s text:c="4"/>307.523, 307.4174, 307.2751, 307.1131, 306.9304, 306.7697, 306.6048, </text:p>
      <text:p text:style-name="P1"><text:s text:c="4"/>306.4724, 306.3595, 306.2319, 306.1298, 306.0885, 306.0729, 306.0674, </text:p>
      <text:p text:style-name="P1"><text:s text:c="4"/>306.1385, 306.2158, 306.2997, 306.4033, 306.5081, 306.619, 306.7384, </text:p>
      <text:p text:style-name="P1"><text:s text:c="4"/>306.8856, 307.0235, 307.1536, 307.2552, 307.2656, 307.2733, 307.2917, </text:p>
      <text:p text:style-name="P1"><text:s text:c="4"/>307.3162, 307.4404, 307.8687, 308.0009, 307.6136, 307.4059, 307.666, </text:p>
      <text:p text:style-name="P1"><text:s text:c="4"/>308.058, 310.6262, 310.4167, 309.8797, 309.3261, 308.6953, 307.4662, </text:p>
      <text:p text:style-name="P1"><text:s text:c="4"/>306.1493, 306.7368, 308.1959, 309.1495, 308.94, 309.2124, 308.9034, </text:p>
      <text:p text:style-name="P1"><text:s text:c="4"/>308.3434, 309.0639, 307.9789, 307.7303, 307.7296, 307.7952, 307.8196, </text:p>
      <text:p text:style-name="P1"><text:s text:c="4"/>307.8755, 307.9124, 307.9553, 307.9073, 307.9362, 307.9097, 307.9305, </text:p>
      <text:p text:style-name="P1"><text:s text:c="4"/>307.9461, 307.97, 308.0255, 308.0006, 307.9704, 308.0537, 308.0536, </text:p>
      <text:p text:style-name="P1"><text:s text:c="4"/>307.9996, 307.9546, 307.9585, 308.2438, 307.8043, 307.3726, 307.7383, </text:p>
      <text:p text:style-name="P1"><text:s text:c="4"/>308.6631, 308.2665, 308.0182, 308.0202, 307.9986, 307.9961, 307.9648, </text:p>
      <text:p text:style-name="P1"><text:s text:c="4"/>307.9529, 307.9261, 307.9461, 307.9183, 307.9108,</text:p>
      <text:p text:style-name="P1"><text:s text:c="2"/>307.6829, 307.6757, 307.5404, 307.4789, 307.3355, 307.2163, 307.0777, </text:p>
      <text:p text:style-name="P1"><text:s text:c="4"/>306.9289, 306.7423, 306.5518, 306.3602, 306.1657, 305.9728, 305.8308, </text:p>
      <text:p text:style-name="P1"><text:s text:c="4"/>305.6839, 305.5706, 305.453, 305.3407, 305.3232, 305.3118, 305.3541, </text:p>
      <text:p text:style-name="P1"><text:s text:c="4"/>305.4662, 305.5449, 305.6451, 305.7605, 305.8803, 306.0531, 306.2141, </text:p>
      <text:p text:style-name="P1"><text:s text:c="4"/>306.455, 306.6624, 306.9214, 307.0963, 307.1493, 307.1432, 307.223, </text:p>
      <text:p text:style-name="P1"><text:s text:c="4"/>307.2369, 307.5142, 309.2249, 310.0162, 308.3346, 307.9242, 307.5799, </text:p>
      <text:p text:style-name="P1"><text:s text:c="4"/>307.8834, 311.2246, 310.2476, 309.4389, 309.7047, 309.3911, 308.2931, </text:p>
      <text:p text:style-name="P1"><text:s text:c="4"/>307.1597, 307.9049, 307.7847, 307.3029, 308.278, 309.2634, 309.4237, </text:p>
      <text:p text:style-name="P1"><text:s text:c="4"/>308.4548, 308.4533, 307.9582, 307.6752, 307.7084, 307.7732, 307.816, </text:p>
      <text:p text:style-name="P1"><text:s text:c="4"/>307.8552, 307.8811, 307.9523, 307.9398, 307.9486, 307.9147, 307.9342, </text:p>
      <text:p text:style-name="P1"><text:s text:c="4"/>307.9668, 307.9756, 308.0113, 308.0179, 308.0023, 308.0588, 308.0498, </text:p>
      <text:p text:style-name="P1"><text:s text:c="4"/>308.0095, 307.9847, 308.0614, 308.3817, 308.3607, 308.0344, 308.5227, </text:p>
      <text:p text:style-name="P1"><text:s text:c="4"/>308.5464, 308.0701, 308.0053, 308.0461, 307.9822, 307.9976, 307.9186, </text:p>
      <text:p text:style-name="P1"><text:s text:c="4"/>307.9484, 307.8895, 307.9002, 307.8396, 307.7894,</text:p>
      <text:p text:style-name="P1"><text:soft-page-break/><text:s text:c="2"/>307.3376, 307.2894, 307.0932, 307.0059, 306.8386, 306.6664, 306.4909, </text:p>
      <text:p text:style-name="P1"><text:s text:c="4"/>306.3097, 306.0984, 305.8724, 305.652, 305.4175, 305.2133, 305.0302, </text:p>
      <text:p text:style-name="P1"><text:s text:c="4"/>304.8674, 304.7325, 304.6483, 304.5132, 304.511, 304.5093, 304.5526, </text:p>
      <text:p text:style-name="P1"><text:s text:c="4"/>304.5923, 304.5769, 304.658, 304.7153, 304.8389, 305.0319, 305.2055, </text:p>
      <text:p text:style-name="P1"><text:s text:c="4"/>305.5505, 305.7964, 306.2063, 306.532, 306.8655, 307.0702, 307.1757, </text:p>
      <text:p text:style-name="P1"><text:s text:c="4"/>307.166, 307.4829, 308.7016, 308.4915, 309.6957, 310.3504, 309.1062, </text:p>
      <text:p text:style-name="P1"><text:s text:c="4"/>307.9375, 310.7019, 311.3585, 309.4805, 309.6631, 309.5089, 308.6452, </text:p>
      <text:p text:style-name="P1"><text:s text:c="4"/>308.2728, 309.3385, 308.6364, 307.1215, 307.9679, 309.1691, 309.0163, </text:p>
      <text:p text:style-name="P1"><text:s text:c="4"/>308.3912, 308.412, 308.3935, 307.7079, 307.7281, 307.7697, 307.8265, </text:p>
      <text:p text:style-name="P1"><text:s text:c="4"/>307.8482, 307.8701, 307.9382, 307.9477, 307.9246, 307.8851, 307.9126, </text:p>
      <text:p text:style-name="P1"><text:s text:c="4"/>307.9646, 307.9732, 308.0125, 308.0367, 308.0206, 308.0573, 308.0557, </text:p>
      <text:p text:style-name="P1"><text:s text:c="4"/>308.0124, 307.9884, 308.0277, 308.5065, 308.7318, 308.7203, 308.4155, </text:p>
      <text:p text:style-name="P1"><text:s text:c="4"/>308.0436, 307.9917, 307.9435, 307.9612, 307.8604, 307.8513, 307.7618, </text:p>
      <text:p text:style-name="P1"><text:s text:c="4"/>307.7768, 307.6693, 307.6777, 307.5612, 307.4898,</text:p>
      <text:p text:style-name="P1"><text:s text:c="2"/>307.0206, 306.9464, 306.7411, 306.613, 306.475, 306.2917, 306.1208, </text:p>
      <text:p text:style-name="P1"><text:s text:c="4"/>305.9361, 305.7242, 305.4909, 305.2881, 305.0217, 304.8472, 304.5961, </text:p>
      <text:p text:style-name="P1"><text:s text:c="4"/>304.4602, 304.2764, 304.2025, 304.0867, 304.0499, 304.0462, 304.0463, </text:p>
      <text:p text:style-name="P1"><text:s text:c="4"/>304.0047, 303.8951, 303.894, 303.874, 303.9156, 304.0119, 304.0912, </text:p>
      <text:p text:style-name="P1"><text:s text:c="4"/>304.4246, 304.5499, 304.9803, 305.3133, 305.8047, 306.2692, 306.7117, </text:p>
      <text:p text:style-name="P1"><text:s text:c="4"/>307.0646, 307.383, 308.049, 307.788, 310.329, 312.4995, 311.2119, </text:p>
      <text:p text:style-name="P1"><text:s text:c="4"/>309.1433, 310.1496, 310.9221, 310.4611, 309.8337, 309.2743, 308.6284, </text:p>
      <text:p text:style-name="P1"><text:s text:c="4"/>308.9404, 310.1607, 309.2264, 307.5146, 308.1237, 309.0667, 308.3616, </text:p>
      <text:p text:style-name="P1"><text:s text:c="4"/>308.4361, 308.9367, 309.3345, 307.7552, 307.7133, 307.7268, 307.789, </text:p>
      <text:p text:style-name="P1"><text:s text:c="4"/>307.8322, 307.8685, 307.9461, 307.9522, 307.951, 307.9275, 307.9291, </text:p>
      <text:p text:style-name="P1"><text:s text:c="4"/>307.9521, 307.9608, 307.9626, 307.9774, 307.9708, 308.0052, 308.0223, </text:p>
      <text:p text:style-name="P1"><text:s text:c="4"/>308.0047, 308.0026, 307.9998, 308.0697, 308.0431, 308.0046, 307.966, </text:p>
      <text:p text:style-name="P1"><text:s text:c="4"/>307.8772, 307.8989, 307.8045, 307.7962, 307.6869, 307.6558, 307.5504, </text:p>
      <text:p text:style-name="P1"><text:s text:c="4"/>307.5402, 307.4183, 307.3713, 307.2389, 307.1821,</text:p>
      <text:p text:style-name="P1"><text:s text:c="2"/>306.9922, 306.8929, 306.7274, 306.5759, 306.4322, 306.2709, 306.1202, </text:p>
      <text:p text:style-name="P1"><text:s text:c="4"/>305.9441, 305.7463, 305.522, 305.3189, 305.0123, 304.8742, 304.5334, </text:p>
      <text:p text:style-name="P1"><text:s text:c="4"/>304.4085, 304.1565, 304.0168, 303.8694, 303.7653, 303.6839, 303.6328, </text:p>
      <text:p text:style-name="P1"><text:s text:c="4"/>303.5462, 303.4024, 303.3622, 303.3468, 303.3139, 303.3594, 303.3996, </text:p>
      <text:p text:style-name="P1"><text:s text:c="4"/>303.6661, 303.7605, 304.022, 304.2209, 304.5871, 305.036, 305.6128, </text:p>
      <text:p text:style-name="P1"><text:s text:c="4"/>306.7148, 307.3884, 308.1205, 308.7575, 310.6527, 313.4837, 312.3852, </text:p>
      <text:p text:style-name="P1"><text:s text:c="4"/>310.5971, 310.6516, 310.685, 310.7495, 310.3454, 309.1421, 308.6796, </text:p>
      <text:p text:style-name="P1"><text:s text:c="4"/>309.9301, 310.5096, 308.9673, 307.7308, 308.5072, 308.985, 308.1848, </text:p>
      <text:p text:style-name="P1"><text:s text:c="4"/>308.4738, 309.3768, 309.5179, 307.7554, 307.6978, 307.7154, 307.7527, </text:p>
      <text:p text:style-name="P1"><text:s text:c="4"/>307.8202, 307.8647, 307.9322, 307.9417, 307.9888, 307.9879, 307.9902, </text:p>
      <text:p text:style-name="P1"><text:s text:c="4"/>307.9855, 307.9752, 307.9479, 307.9516, 307.9246, 307.9728, 308.0061, </text:p>
      <text:p text:style-name="P1"><text:s text:c="4"/>308.0031, 308.0174, 307.9981, 308.0182, 307.9841, 307.9461, 307.9299, </text:p>
      <text:p text:style-name="P1"><text:s text:c="4"/>307.8548, 307.8588, 307.7519, 307.7512, 307.6447, 307.6321, 307.523, </text:p>
      <text:p text:style-name="P1"><text:s text:c="4"/>307.5097, 307.3816, 307.3325, 307.1905, 307.1848,</text:p>
      <text:p text:style-name="P1"><text:s text:c="2"/>307.2524, 307.2164, 307.0778, 306.9455, 306.7929, 306.6547, 306.5102, </text:p>
      <text:p text:style-name="P1"><text:s text:c="4"/>306.3279, 306.1528, 305.9058, 305.6952, 305.3937, 305.2344, 304.8814, </text:p>
      <text:p text:style-name="P1"><text:s text:c="4"/>304.7184, 304.4372, 304.2386, 304.031, 303.8568, 303.7057, 303.611, </text:p>
      <text:p text:style-name="P1"><text:s text:c="4"/>303.4978, 303.3912, 303.3341, 303.3651, 303.3532, 303.4286, 303.4969, </text:p>
      <text:p text:style-name="P1"><text:s text:c="4"/>303.6662, 303.7233, 303.8022, 303.9228, 304.0694, 304.239, 304.6649, </text:p>
      <text:p text:style-name="P1"><text:s text:c="4"/>306.4109, 307.7882, 308.2914, 309.6667, 310.6808, 312.8135, 314.3422, </text:p>
      <text:p text:style-name="P1"><text:s text:c="4"/>312.8458, 310.617, 310.4048, 311.5593, 312.5246, 310.232, 309.1928, </text:p>
      <text:p text:style-name="P1"><text:s text:c="4"/>310.3612, 310.8902, 308.6894, 308.106, 309.1565, 309.1969, 308.4672, </text:p>
      <text:p text:style-name="P1"><text:s text:c="4"/>309.1163, 310.0062, 308.2769, 307.7239, 307.7554, 307.7816, 307.792, </text:p>
      <text:p text:style-name="P1"><text:s text:c="4"/>307.8261, 307.8839, 307.9187, 307.9034, 307.9511, 307.9625, 307.9709, </text:p>
      <text:p text:style-name="P1"><text:s text:c="4"/>307.995, 308.0035, 307.9857, 308.009, 307.9769, 308.019, 308.0351, </text:p>
      <text:p text:style-name="P1"><text:s text:c="4"/>308.0297, 308.033, 308.0035, 307.9987, 307.9952, 307.9712, 307.9653, </text:p>
      <text:p text:style-name="P1"><text:s text:c="4"/>307.8916, 307.9, 307.808, 307.8264, 307.7362, 307.7586, 307.6646, </text:p>
      <text:p text:style-name="P1"><text:s text:c="4"/>307.6822, 307.5698, 307.5557, 307.4374, 307.4569,</text:p>
      <text:p text:style-name="P1"><text:s text:c="2"/>307.5356, 307.5593, 307.4337, 307.4109, 307.2658, 307.1832, 307.0199, </text:p>
      <text:p text:style-name="P1"><text:s text:c="4"/>306.8681, 306.6922, 306.4678, 306.2305, 305.9635, 305.7227, 305.3871, </text:p>
      <text:p text:style-name="P1"><text:s text:c="4"/>305.1263, 304.8092, 304.5091, 304.1824, 303.9471, 303.7448, 303.6182, </text:p>
      <text:p text:style-name="P1"><text:soft-page-break/><text:s text:c="4"/>303.4423, 303.3666, 303.3179, 303.3515, 303.4079, 303.4746, 303.5533, </text:p>
      <text:p text:style-name="P1"><text:s text:c="4"/>303.5804, 303.6176, 303.5794, 303.5665, 303.5662, 303.5431, 303.9203, </text:p>
      <text:p text:style-name="P1"><text:s text:c="4"/>306.4392, 309.4337, 308.9434, 310.556, 310.6949, 311.7729, 314.4101, </text:p>
      <text:p text:style-name="P1"><text:s text:c="4"/>314.5178, 312.6114, 311.0605, 312.9877, 312.0184, 311.7425, 309.8105, </text:p>
      <text:p text:style-name="P1"><text:s text:c="4"/>309.8279, 311.305, 309.5425, 309.1916, 310.1604, 309.7512, 309.2086, </text:p>
      <text:p text:style-name="P1"><text:s text:c="4"/>309.9768, 311.0301, 308.2339, 307.7369, 307.8353, 307.8826, 307.8872, </text:p>
      <text:p text:style-name="P1"><text:s text:c="4"/>307.9158, 307.9355, 307.9409, 307.9344, 307.9258, 307.923, 307.9391, </text:p>
      <text:p text:style-name="P1"><text:s text:c="4"/>307.972, 308.0134, 308.0145, 308.0514, 308.0156, 308.0424, 308.0505, </text:p>
      <text:p text:style-name="P1"><text:s text:c="4"/>308.0299, 308.0192, 307.9986, 307.9753, 307.977, 307.9494, 307.9442, </text:p>
      <text:p text:style-name="P1"><text:s text:c="4"/>307.8862, 307.8905, 307.8359, 307.8465, 307.7769, 307.7938, 307.7517, </text:p>
      <text:p text:style-name="P1"><text:s text:c="4"/>307.7789, 307.6938, 307.7107, 307.6372, 307.6538,</text:p>
      <text:p text:style-name="P1"><text:s text:c="2"/>307.5981, 307.6056, 307.5463, 307.5517, 307.4784, 307.4546, 307.3476, </text:p>
      <text:p text:style-name="P1"><text:s text:c="4"/>307.2509, 307.0966, 306.9112, 306.6899, 306.4363, 306.1627, 305.8462, </text:p>
      <text:p text:style-name="P1"><text:s text:c="4"/>305.5213, 305.1664, 304.7915, 304.4052, 304.0836, 303.7831, 303.5292, </text:p>
      <text:p text:style-name="P1"><text:s text:c="4"/>303.3037, 303.2015, 303.1584, 303.129, 303.2092, 303.1989, 303.2083, </text:p>
      <text:p text:style-name="P1"><text:s text:c="4"/>303.0812, 303.0549, 302.9215, 302.7502, 302.7133, 302.7331, 303.1096, </text:p>
      <text:p text:style-name="P1"><text:s text:c="4"/>306.542, 311.2599, 311.5915, 313.8561, 314.2737, 313.9692, 314.6029, </text:p>
      <text:p text:style-name="P1"><text:s text:c="4"/>315.3574, 314.4799, 312.9964, 312.6119, 307.1525, 309.2096, 309.4864, </text:p>
      <text:p text:style-name="P1"><text:s text:c="4"/>309.0187, 312.0002, 310.9563, 311.1314, 311.5387, 310.8422, 310.4538, </text:p>
      <text:p text:style-name="P1"><text:s text:c="4"/>310.994, 311.2805, 309.1923, 307.7126, 307.7797, 307.8434, 307.8622, </text:p>
      <text:p text:style-name="P1"><text:s text:c="4"/>307.8972, 307.9113, 307.8974, 307.9151, 307.8971, 307.8835, 307.9089, </text:p>
      <text:p text:style-name="P1"><text:s text:c="4"/>307.9241, 307.9379, 307.9684, 307.9991, 307.9668, 307.9955, 308.0097, </text:p>
      <text:p text:style-name="P1"><text:s text:c="4"/>307.977, 307.9814, 307.9635, 307.928, 307.9197, 307.8941, 307.8801, </text:p>
      <text:p text:style-name="P1"><text:s text:c="4"/>307.846, 307.8452, 307.8022, 307.7891, 307.7454, 307.7323, 307.7328, </text:p>
      <text:p text:style-name="P1"><text:s text:c="4"/>307.7371, 307.6903, 307.6874, 307.649, 307.6545,</text:p>
      <text:p text:style-name="P1"><text:s text:c="2"/>307.4992, 307.4775, 307.4423, 307.4134, 307.3681, 307.3541, 307.3252, </text:p>
      <text:p text:style-name="P1"><text:s text:c="4"/>307.2808, 307.1641, 307.0131, 306.8099, 306.5573, 306.2641, 305.9399, </text:p>
      <text:p text:style-name="P1"><text:s text:c="4"/>305.604, 305.2607, 304.8864, 304.5203, 304.166, 303.838, 303.5136, </text:p>
      <text:p text:style-name="P1"><text:s text:c="4"/>303.2348, 303.0449, 302.9338, 302.8193, 302.7917, 302.6836, 302.6023, </text:p>
      <text:p text:style-name="P1"><text:s text:c="4"/>302.3781, 302.2565, 302.0508, 301.7753, 301.5992, 301.723, 302.1768, </text:p>
      <text:p text:style-name="P1"><text:s text:c="4"/>306.3593, 312.2554, 313.6465, 316.2526, 316.5276, 316.0844, 315.6737, </text:p>
      <text:p text:style-name="P1"><text:s text:c="4"/>315.6672, 314.8148, 313.2246, 312.0877, 306.4703, 306.0901, 309.6934, </text:p>
      <text:p text:style-name="P1"><text:s text:c="4"/>311.6341, 312.8175, 312.1236, 312.5912, 313.0502, 312.2289, 311.541, </text:p>
      <text:p text:style-name="P1"><text:s text:c="4"/>311.0633, 310.5706, 307.5887, 307.4794, 307.5502, 307.6009, 307.644, </text:p>
      <text:p text:style-name="P1"><text:s text:c="4"/>307.7075, 307.7367, 307.74, 307.7665, 307.75, 307.7299, 307.754, </text:p>
      <text:p text:style-name="P1"><text:s text:c="4"/>307.7759, 307.7812, 307.8299, 307.8813, 307.8793, 307.8878, 307.9007, </text:p>
      <text:p text:style-name="P1"><text:s text:c="4"/>307.89, 307.8808, 307.861, 307.8397, 307.8149, 307.8043, 307.7755, </text:p>
      <text:p text:style-name="P1"><text:s text:c="4"/>307.7314, 307.7206, 307.6873, 307.6559, 307.6267, 307.6053, 307.6143, </text:p>
      <text:p text:style-name="P1"><text:s text:c="4"/>307.5978, 307.5717, 307.5683, 307.5409, 307.519,</text:p>
      <text:p text:style-name="P1"><text:s text:c="2"/>307.268, 307.2372, 307.2218, 307.176, 307.1268, 307.1104, 307.0805, </text:p>
      <text:p text:style-name="P1"><text:s text:c="4"/>307.0641, 307.001, 306.8585, 306.6545, 306.387, 306.0729, 305.7238, </text:p>
      <text:p text:style-name="P1"><text:s text:c="4"/>305.3847, 305.056, 304.7069, 304.3607, 304.0172, 303.7009, 303.3799, </text:p>
      <text:p text:style-name="P1"><text:s text:c="4"/>303.0889, 302.8564, 302.673, 302.4573, 302.2738, 302.0902, 301.9185, </text:p>
      <text:p text:style-name="P1"><text:s text:c="4"/>301.6603, 301.4562, 301.2119, 300.8686, 300.5276, 300.6227, 301.4922, </text:p>
      <text:p text:style-name="P1"><text:s text:c="4"/>306.7379, 312.3357, 314.1837, 318.0959, 318.3633, 317.5593, 316.771, </text:p>
      <text:p text:style-name="P1"><text:s text:c="4"/>316.0365, 314.7292, 312.8258, 311.1, 306.1969, 304.4505, 309.5854, </text:p>
      <text:p text:style-name="P1"><text:s text:c="4"/>313.8993, 314.4452, 313.7708, 313.9507, 314.1071, 313.4127, 312.0331, </text:p>
      <text:p text:style-name="P1"><text:s text:c="4"/>311.0095, 309.3869, 306.3633, 307.0418, 307.058, 307.1104, 307.1857, </text:p>
      <text:p text:style-name="P1"><text:s text:c="4"/>307.3071, 307.3907, 307.4459, 307.4652, 307.4237, 307.3991, 307.4076, </text:p>
      <text:p text:style-name="P1"><text:s text:c="4"/>307.4228, 307.456, 307.5308, 307.5948, 307.6383, 307.6679, 307.6661, </text:p>
      <text:p text:style-name="P1"><text:s text:c="4"/>307.6645, 307.6764, 307.6689, 307.6578, 307.6327, 307.6169, 307.5824, </text:p>
      <text:p text:style-name="P1"><text:s text:c="4"/>307.5262, 307.4832, 307.4529, 307.4061, 307.3693, 307.3408, 307.3415, </text:p>
      <text:p text:style-name="P1"><text:s text:c="4"/>307.3128, 307.3025, 307.2949, 307.2873, 307.2719,</text:p>
      <text:p text:style-name="P1"><text:s text:c="2"/>306.7867, 306.7802, 306.8028, 306.8176, 306.8058, 306.7901, 306.7594, </text:p>
      <text:p text:style-name="P1"><text:s text:c="4"/>306.721, 306.6862, 306.5697, 306.3743, 306.1245, 305.8124, 305.4647, </text:p>
      <text:p text:style-name="P1"><text:s text:c="4"/>305.1201, 304.8025, 304.4788, 304.1441, 303.8169, 303.4983, 303.17, </text:p>
      <text:p text:style-name="P1"><text:s text:c="4"/>302.8599, 302.5727, 302.2946, 301.9922, 301.6911, 301.4046, 301.1427, </text:p>
      <text:p text:style-name="P1"><text:s text:c="4"/>300.8685, 300.5985, 300.351, 300.0382, 299.6476, 299.587, 300.7209, </text:p>
      <text:p text:style-name="P1"><text:s text:c="4"/>305.6095, 313.1343, 315.3555, 317.6687, 319.0973, 318.5092, 317.5315, </text:p>
      <text:p text:style-name="P1"><text:soft-page-break/><text:s text:c="4"/>316.4036, 314.4462, 311.8651, 309.8251, 304.3826, 303.4821, 310.4505, </text:p>
      <text:p text:style-name="P1"><text:s text:c="4"/>315.46, 315.8448, 315.1123, 315.0226, 314.7145, 313.9504, 312.5302, </text:p>
      <text:p text:style-name="P1"><text:s text:c="4"/>310.4863, 308.2131, 305.806, 306.3678, 306.3174, 306.4164, 306.5251, </text:p>
      <text:p text:style-name="P1"><text:s text:c="4"/>306.7099, 306.8604, 306.9483, 306.958, 306.8925, 306.8485, 306.8111, </text:p>
      <text:p text:style-name="P1"><text:s text:c="4"/>306.7766, 306.8252, 306.9049, 306.9872, 307.0744, 307.1455, 307.1642, </text:p>
      <text:p text:style-name="P1"><text:s text:c="4"/>307.1836, 307.2252, 307.2443, 307.2487, 307.2443, 307.252, 307.2294, </text:p>
      <text:p text:style-name="P1"><text:s text:c="4"/>307.1733, 307.1183, 307.0569, 306.9896, 306.9162, 306.855, 306.8272, </text:p>
      <text:p text:style-name="P1"><text:s text:c="4"/>306.7922, 306.7751, 306.7651, 306.7689, 306.7724,</text:p>
      <text:p text:style-name="P1"><text:s text:c="2"/>306.0396, 306.0602, 306.1328, 306.2128, 306.2801, 306.3132, 306.3146, </text:p>
      <text:p text:style-name="P1"><text:s text:c="4"/>306.2859, 306.2556, 306.1625, 306.0136, 305.8086, 305.5421, 305.2317, </text:p>
      <text:p text:style-name="P1"><text:s text:c="4"/>304.912, 304.6188, 304.3245, 304.0168, 303.7114, 303.3942, 303.0457, </text:p>
      <text:p text:style-name="P1"><text:s text:c="4"/>302.7033, 302.3684, 302.0209, 301.6554, 301.2736, 300.8935, 300.5286, </text:p>
      <text:p text:style-name="P1"><text:s text:c="4"/>300.1856, 299.849, 299.5728, 299.2821, 298.9007, 298.6664, 299.8258, </text:p>
      <text:p text:style-name="P1"><text:s text:c="4"/>303.977, 310.5346, 312.2524, 316.3238, 318.1669, 318.3495, 317.7419, </text:p>
      <text:p text:style-name="P1"><text:s text:c="4"/>316.7853, 313.1876, 309.5749, 307.7816, 301.6045, 302.773, 310.9225, </text:p>
      <text:p text:style-name="P1"><text:s text:c="4"/>316.1106, 316.5468, 315.7019, 315.2541, 314.586, 313.8554, 312.6581, </text:p>
      <text:p text:style-name="P1"><text:s text:c="4"/>309.9412, 305.7979, 305.1022, 305.5139, 305.4659, 305.5978, 305.7485, </text:p>
      <text:p text:style-name="P1"><text:s text:c="4"/>305.9729, 306.1631, 306.2679, 306.2629, 306.1838, 306.1129, 306.0106, </text:p>
      <text:p text:style-name="P1"><text:s text:c="4"/>305.9089, 305.9346, 305.989, 306.0748, 306.1747, 306.2862, 306.3696, </text:p>
      <text:p text:style-name="P1"><text:s text:c="4"/>306.4217, 306.4819, 306.5246, 306.563, 306.5877, 306.6445, 306.6748, </text:p>
      <text:p text:style-name="P1"><text:s text:c="4"/>306.6312, 306.5591, 306.492, 306.4084, 306.3095, 306.1996, 306.1197, </text:p>
      <text:p text:style-name="P1"><text:s text:c="4"/>306.0706, 306.0298, 306.0044, 306.0114, 306.0227,</text:p>
      <text:p text:style-name="P1"><text:s text:c="2"/>305.0845, 305.1032, 305.2108, 305.3358, 305.4668, 305.5795, 305.6485, </text:p>
      <text:p text:style-name="P1"><text:s text:c="4"/>305.6607, 305.664, 305.6044, 305.491, 305.3508, 305.1443, 304.9005, </text:p>
      <text:p text:style-name="P1"><text:s text:c="4"/>304.6367, 304.3914, 304.1317, 303.8593, 303.5817, 303.2895, 302.9482, </text:p>
      <text:p text:style-name="P1"><text:s text:c="4"/>302.5822, 302.2141, 301.8329, 301.4288, 301.013, 300.5807, 300.1485, </text:p>
      <text:p text:style-name="P1"><text:s text:c="4"/>299.7233, 299.3025, 298.9487, 298.6218, 298.2398, 297.8715, 298.2336, </text:p>
      <text:p text:style-name="P1"><text:s text:c="4"/>300.8066, 303.2238, 304.7432, 312.8476, 315.7923, 316.3562, 316.7051, </text:p>
      <text:p text:style-name="P1"><text:s text:c="4"/>316.2262, 313.1988, 309.4841, 305.6479, 300.6561, 302.6929, 311.7137, </text:p>
      <text:p text:style-name="P1"><text:s text:c="4"/>315.9754, 316.4758, 315.7213, 315.0642, 314.1662, 313.0063, 311.7437, </text:p>
      <text:p text:style-name="P1"><text:s text:c="4"/>309.2071, 303.8231, 304.3426, 304.568, 304.539, 304.6614, 304.8366, </text:p>
      <text:p text:style-name="P1"><text:s text:c="4"/>305.0703, 305.2849, 305.412, 305.4095, 305.3266, 305.2262, 305.0797, </text:p>
      <text:p text:style-name="P1"><text:s text:c="4"/>304.9198, 304.8842, 304.8773, 304.9176, 305.0062, 305.1392, 305.294, </text:p>
      <text:p text:style-name="P1"><text:s text:c="4"/>305.397, 305.4839, 305.5501, 305.6078, 305.6698, 305.7841, 305.8812, </text:p>
      <text:p text:style-name="P1"><text:s text:c="4"/>305.8891, 305.8147, 305.7402, 305.6646, 305.5731, 305.4427, 305.3269, </text:p>
      <text:p text:style-name="P1"><text:s text:c="4"/>305.2509, 305.177, 305.1118, 305.0914, 305.0908,</text:p>
      <text:p text:style-name="P1"><text:s text:c="2"/>304.0501, 304.0323, 304.1181, 304.2493, 304.4166, 304.6029, 304.7457, </text:p>
      <text:p text:style-name="P1"><text:s text:c="4"/>304.8155, 304.858, 304.841, 304.7701, 304.6874, 304.5414, 304.3713, </text:p>
      <text:p text:style-name="P1"><text:s text:c="4"/>304.1725, 303.9933, 303.7858, 303.5599, 303.3067, 303.041, 302.7321, </text:p>
      <text:p text:style-name="P1"><text:s text:c="4"/>302.3724, 301.9818, 301.579, 301.1443, 300.7125, 300.257, 299.8109, </text:p>
      <text:p text:style-name="P1"><text:s text:c="4"/>299.3522, 298.891, 298.4802, 298.112, 297.7363, 297.3351, 297.0866, </text:p>
      <text:p text:style-name="P1"><text:s text:c="4"/>297.4029, 298.775, 300.6058, 310.6298, 314.6443, 315.0372, 315.1186, </text:p>
      <text:p text:style-name="P1"><text:s text:c="4"/>314.3343, 311.3471, 308.0573, 303.0441, 300.2141, 302.8591, 312.8686, </text:p>
      <text:p text:style-name="P1"><text:s text:c="4"/>314.3825, 315.4821, 315.3986, 314.7742, 313.6481, 312.0285, 310.2344, </text:p>
      <text:p text:style-name="P1"><text:s text:c="4"/>307.6258, 303.2885, 303.483, 303.5948, 303.5562, 303.6481, 303.8149, </text:p>
      <text:p text:style-name="P1"><text:s text:c="4"/>304.0324, 304.2582, 304.3981, 304.4078, 304.3251, 304.2251, 304.08, </text:p>
      <text:p text:style-name="P1"><text:s text:c="4"/>303.8942, 303.7912, 303.708, 303.6842, 303.7294, 303.8432, 304.0224, </text:p>
      <text:p text:style-name="P1"><text:s text:c="4"/>304.1664, 304.2915, 304.3909, 304.4729, 304.5681, 304.7288, 304.8763, </text:p>
      <text:p text:style-name="P1"><text:s text:c="4"/>304.9524, 304.9102, 304.8342, 304.7783, 304.7224, 304.6042, 304.4774, </text:p>
      <text:p text:style-name="P1"><text:s text:c="4"/>304.3907, 304.2958, 304.1878, 304.1106, 304.0777,</text:p>
      <text:p text:style-name="P1"><text:s text:c="2"/>302.965, 302.9202, 302.965, 303.0543, 303.2271, 303.4451, 303.6263, </text:p>
      <text:p text:style-name="P1"><text:s text:c="4"/>303.7458, 303.8216, 303.8448, 303.8278, 303.7843, 303.6982, 303.5918, </text:p>
      <text:p text:style-name="P1"><text:s text:c="4"/>303.4692, 303.345, 303.2102, 303.05, 302.8412, 302.6184, 302.3551, </text:p>
      <text:p text:style-name="P1"><text:s text:c="4"/>302.0316, 301.6397, 301.2117, 300.7531, 300.299, 299.8286, 299.3684, </text:p>
      <text:p text:style-name="P1"><text:s text:c="4"/>298.912, 298.4522, 298.0242, 297.6195, 297.2542, 296.9464, 296.6933, </text:p>
      <text:p text:style-name="P1"><text:s text:c="4"/>296.5902, 296.9774, 300.363, 310.9227, 314.0436, 314.487, 314.3396, </text:p>
      <text:p text:style-name="P1"><text:s text:c="4"/>313.0545, 310.75, 306.9262, 303.1238, 299.9077, 303.1926, 311.1276, </text:p>
      <text:p text:style-name="P1"><text:s text:c="4"/>312.5471, 314.0422, 313.9643, 314.6178, 313.3643, 311.5861, 308.4622, </text:p>
      <text:p text:style-name="P1"><text:s text:c="4"/>304.3374, 302.7907, 302.5635, 302.5999, 302.5576, 302.631, 302.7639, </text:p>
      <text:p text:style-name="P1"><text:soft-page-break/><text:s text:c="4"/>302.9452, 303.147, 303.2867, 303.2852, 303.2091, 303.1315, 303.0216, </text:p>
      <text:p text:style-name="P1"><text:s text:c="4"/>302.8393, 302.6992, 302.567, 302.4863, 302.4698, 302.5187, 302.6577, </text:p>
      <text:p text:style-name="P1"><text:s text:c="4"/>302.8159, 302.9671, 303.1021, 303.2212, 303.3398, 303.5242, 303.7097, </text:p>
      <text:p text:style-name="P1"><text:s text:c="4"/>303.8501, 303.8616, 303.8108, 303.7856, 303.7618, 303.6843, 303.5624, </text:p>
      <text:p text:style-name="P1"><text:s text:c="4"/>303.4796, 303.3815, 303.2461, 303.1039, 303.0133,</text:p>
      <text:p text:style-name="P1"><text:s text:c="2"/>301.8805, 301.8218, 301.8204, 301.8504, 301.9981, 302.2003, 302.3874, </text:p>
      <text:p text:style-name="P1"><text:s text:c="4"/>302.5322, 302.6211, 302.6592, 302.684, 302.6618, 302.6211, 302.5651, </text:p>
      <text:p text:style-name="P1"><text:s text:c="4"/>302.5072, 302.4654, 302.4165, 302.3416, 302.1957, 302.0427, 301.8523, </text:p>
      <text:p text:style-name="P1"><text:s text:c="4"/>301.5882, 301.2235, 300.8008, 300.3228, 299.8482, 299.3612, 298.8837, </text:p>
      <text:p text:style-name="P1"><text:s text:c="4"/>298.4292, 297.98, 297.537, 297.1013, 296.6889, 296.3686, 296.1714, </text:p>
      <text:p text:style-name="P1"><text:s text:c="4"/>296.2173, 296.8156, 300.6417, 308.8872, 312.7878, 313.5787, 313.2797, </text:p>
      <text:p text:style-name="P1"><text:s text:c="4"/>312.317, 309.8853, 305.8399, 300.1857, 299.4874, 304.0167, 309.8893, </text:p>
      <text:p text:style-name="P1"><text:s text:c="4"/>310.7656, 311.6198, 312.6346, 313.3529, 312.4126, 310.8489, 307.1313, </text:p>
      <text:p text:style-name="P1"><text:s text:c="4"/>302.5977, 302.0479, 301.6122, 301.6699, 301.6228, 301.6612, 301.7494, </text:p>
      <text:p text:style-name="P1"><text:s text:c="4"/>301.8943, 302.052, 302.1561, 302.1447, 302.0627, 301.9926, 301.9181, </text:p>
      <text:p text:style-name="P1"><text:s text:c="4"/>301.7655, 301.628, 301.4699, 301.3361, 301.2645, 301.2387, 301.2855, </text:p>
      <text:p text:style-name="P1"><text:s text:c="4"/>301.3975, 301.5449, 301.6896, 301.8558, 302.009, 302.1874, 302.409, </text:p>
      <text:p text:style-name="P1"><text:s text:c="4"/>302.6111, 302.6876, 302.6988, 302.7165, 302.7126, 302.6766, 302.5858, </text:p>
      <text:p text:style-name="P1"><text:s text:c="4"/>302.4973, 302.405, 302.2658, 302.0822, 301.9439,</text:p>
      <text:p text:style-name="P1"><text:s text:c="2"/>300.7962, 300.7433, 300.7185, 300.7007, 300.7685, 300.9249, 301.095, </text:p>
      <text:p text:style-name="P1"><text:s text:c="4"/>301.2424, 301.3313, 301.3702, 301.4193, 301.429, 301.4048, 301.3649, </text:p>
      <text:p text:style-name="P1"><text:s text:c="4"/>301.3533, 301.3774, 301.4261, 301.4531, 301.3966, 301.3198, 301.2263, </text:p>
      <text:p text:style-name="P1"><text:s text:c="4"/>301.0546, 300.7624, 300.3798, 299.9272, 299.4575, 298.9685, 298.4729, </text:p>
      <text:p text:style-name="P1"><text:s text:c="4"/>298.0074, 297.5555, 297.0929, 296.6351, 296.1984, 295.7784, 295.4628, </text:p>
      <text:p text:style-name="P1"><text:s text:c="4"/>295.4753, 296.167, 299.7234, 306.8634, 310.9376, 312.1348, 311.8154, </text:p>
      <text:p text:style-name="P1"><text:s text:c="4"/>311.2953, 308.1957, 304.3361, 298.6967, 299.593, 306.1101, 308.5358, </text:p>
      <text:p text:style-name="P1"><text:s text:c="4"/>308.8449, 309.4599, 310.8371, 311.872, 310.5737, 309.2432, 304.2292, </text:p>
      <text:p text:style-name="P1"><text:s text:c="4"/>301.9735, 301.2523, 300.7656, 300.8245, 300.7999, 300.8488, 300.8893, </text:p>
      <text:p text:style-name="P1"><text:s text:c="4"/>300.9759, 301.0689, 301.1075, 301.0824, 300.9958, 300.9028, 300.8369, </text:p>
      <text:p text:style-name="P1"><text:s text:c="4"/>300.7114, 300.5803, 300.4113, 300.2249, 300.0947, 300.0073, 299.9594, </text:p>
      <text:p text:style-name="P1"><text:s text:c="4"/>299.9894, 300.0873, 300.2012, 300.3903, 300.5929, 300.7767, 301.0174, </text:p>
      <text:p text:style-name="P1"><text:s text:c="4"/>301.2683, 301.424, 301.5252, 301.6022, 301.6237, 301.6118, 301.5632, </text:p>
      <text:p text:style-name="P1"><text:s text:c="4"/>301.4795, 301.3746, 301.2358, 301.0486, 300.8842,</text:p>
      <text:p text:style-name="P1"><text:s text:c="2"/>299.7237, 299.6765, 299.6512, 299.5987, 299.6007, 299.689, 299.8193, </text:p>
      <text:p text:style-name="P1"><text:s text:c="4"/>299.9509, 300.0297, 300.077, 300.158, 300.2014, 300.178, 300.1489, </text:p>
      <text:p text:style-name="P1"><text:s text:c="4"/>300.1508, 300.1808, 300.2914, 300.4012, 300.4359, 300.4274, 300.4243, </text:p>
      <text:p text:style-name="P1"><text:s text:c="4"/>300.3625, 300.1895, 299.9072, 299.5344, 299.1105, 298.6504, 298.1708, </text:p>
      <text:p text:style-name="P1"><text:s text:c="4"/>297.7071, 297.249, 296.7772, 296.3021, 295.8779, 295.3996, 294.9108, </text:p>
      <text:p text:style-name="P1"><text:s text:c="4"/>294.7146, 295.379, 299.9583, 305.5632, 309.3631, 310.3646, 309.7499, </text:p>
      <text:p text:style-name="P1"><text:s text:c="4"/>308.7764, 305.7173, 301.5736, 296.91, 299.9587, 304.8015, 306.1728, </text:p>
      <text:p text:style-name="P1"><text:s text:c="4"/>307.0078, 307.8361, 309.5142, 310.4775, 308.9529, 307.9454, 302.2692, </text:p>
      <text:p text:style-name="P1"><text:s text:c="4"/>301.5391, 300.7413, 300.1512, 300.171, 300.1764, 300.275, 300.3084, </text:p>
      <text:p text:style-name="P1"><text:s text:c="4"/>300.3105, 300.3378, 300.326, 300.2789, 300.1704, 300.0302, 299.9204, </text:p>
      <text:p text:style-name="P1"><text:s text:c="4"/>299.7771, 299.6186, 299.438, 299.2209, 299.0357, 298.899, 298.7747, </text:p>
      <text:p text:style-name="P1"><text:s text:c="4"/>298.6831, 298.6636, 298.7141, 298.8486, 299.0732, 299.2769, 299.5438, </text:p>
      <text:p text:style-name="P1"><text:s text:c="4"/>299.8601, 300.112, 300.3059, 300.4605, 300.532, 300.5493, 300.5152, </text:p>
      <text:p text:style-name="P1"><text:s text:c="4"/>300.4416, 300.3405, 300.2126, 300.0534, 299.864,</text:p>
      <text:p text:style-name="P1"><text:s text:c="2"/>298.7161, 298.6246, 298.6017, 298.5502, 298.5163, 298.5316, 298.6043, </text:p>
      <text:p text:style-name="P1"><text:s text:c="4"/>298.7133, 298.7698, 298.8172, 298.9039, 298.9932, 298.9904, 298.994, </text:p>
      <text:p text:style-name="P1"><text:s text:c="4"/>298.9905, 298.9893, 299.091, 299.2436, 299.3433, 299.3894, 299.4509, </text:p>
      <text:p text:style-name="P1"><text:s text:c="4"/>299.4999, 299.4647, 299.3181, 299.0529, 298.7104, 298.3124, 297.8805, </text:p>
      <text:p text:style-name="P1"><text:s text:c="4"/>297.4544, 297.0125, 296.5585, 296.0733, 295.6589, 295.1715, 294.5953, </text:p>
      <text:p text:style-name="P1"><text:s text:c="4"/>294.1395, 294.6732, 300.6017, 304.0456, 307.5591, 308.4445, 307.4474, </text:p>
      <text:p text:style-name="P1"><text:s text:c="4"/>305.7481, 303.2838, 297.7166, 296.0515, 299.843, 302.582, 304.3833, </text:p>
      <text:p text:style-name="P1"><text:s text:c="4"/>305.4992, 305.9272, 307.0652, 308.067, 307.2501, 307.5002, 301.3732, </text:p>
      <text:p text:style-name="P1"><text:s text:c="4"/>300.9606, 300.1793, 299.5457, 299.5645, 299.528, 299.7134, 299.8602, </text:p>
      <text:p text:style-name="P1"><text:s text:c="4"/>299.8494, 299.8354, 299.7489, 299.664, 299.5834, 299.4147, 299.2268, </text:p>
      <text:p text:style-name="P1"><text:s text:c="4"/>299.0483, 298.8407, 298.6471, 298.4276, 298.2089, 298.0201, 297.841, </text:p>
      <text:p text:style-name="P1"><text:s text:c="4"/>297.6615, 297.4979, 297.461, 297.4669, 297.5735, 297.7661, 298.0388, </text:p>
      <text:p text:style-name="P1"><text:soft-page-break/><text:s text:c="4"/>298.4078, 298.7477, 299.0193, 299.25, 299.3981, 299.4711, 299.4701, </text:p>
      <text:p text:style-name="P1"><text:s text:c="4"/>299.4161, 299.3289, 299.2187, 299.1009, 298.92,</text:p>
      <text:p text:style-name="P1"><text:s text:c="2"/>297.8309, 297.6711, 297.5826, 297.5222, 297.4801, 297.4536, 297.4883, </text:p>
      <text:p text:style-name="P1"><text:s text:c="4"/>297.533, 297.5809, 297.6202, 297.6929, 297.8036, 297.8397, 297.8705, </text:p>
      <text:p text:style-name="P1"><text:s text:c="4"/>297.8584, 297.8386, 297.9051, 298.0501, 298.1763, 298.2611, 298.3598, </text:p>
      <text:p text:style-name="P1"><text:s text:c="4"/>298.4759, 298.5408, 298.5251, 298.3986, 298.1775, 297.8711, 297.5185, </text:p>
      <text:p text:style-name="P1"><text:s text:c="4"/>297.1535, 296.76, 296.3377, 295.8859, 295.4556, 294.9893, 294.3963, </text:p>
      <text:p text:style-name="P1"><text:s text:c="4"/>293.779, 294.0391, 299.1813, 302.1998, 305.6174, 306.5063, 305.2815, </text:p>
      <text:p text:style-name="P1"><text:s text:c="4"/>303.0891, 300.6177, 295.5868, 295.2702, 299.2046, 300.9416, 303.5194, </text:p>
      <text:p text:style-name="P1"><text:s text:c="4"/>304.2403, 303.5529, 303.8919, 304.742, 305.861, 306.5858, 300.7767, </text:p>
      <text:p text:style-name="P1"><text:s text:c="4"/>300.1926, 299.3744, 298.6974, 298.8885, 298.7552, 298.9464, 299.2445, </text:p>
      <text:p text:style-name="P1"><text:s text:c="4"/>299.3333, 299.3186, 299.1937, 299.0478, 298.9966, 298.8594, 298.5991, </text:p>
      <text:p text:style-name="P1"><text:s text:c="4"/>298.3661, 298.1226, 297.9116, 297.673, 297.4218, 297.2069, 296.9826, </text:p>
      <text:p text:style-name="P1"><text:s text:c="4"/>296.7479, 296.5153, 296.468, 296.5555, 296.5499, 296.5821, 296.7167, </text:p>
      <text:p text:style-name="P1"><text:s text:c="4"/>297.0041, 297.3597, 297.6718, 297.9625, 298.2023, 298.3438, 298.4089, </text:p>
      <text:p text:style-name="P1"><text:s text:c="4"/>298.3858, 298.3431, 298.281, 298.1816, 298.0432,</text:p>
      <text:p text:style-name="P1"><text:s text:c="2"/>297.0011, 296.813, 296.6671, 296.5689, 296.5021, 296.4644, 296.4617, </text:p>
      <text:p text:style-name="P1"><text:s text:c="4"/>296.4678, 296.4736, 296.5031, 296.5432, 296.6359, 296.6889, 296.7169, </text:p>
      <text:p text:style-name="P1"><text:s text:c="4"/>296.7207, 296.7126, 296.7257, 296.8291, 296.9731, 297.0707, 297.1865, </text:p>
      <text:p text:style-name="P1"><text:s text:c="4"/>297.3354, 297.4616, 297.5353, 297.5286, 297.4574, 297.2882, 297.037, </text:p>
      <text:p text:style-name="P1"><text:s text:c="4"/>296.7534, 296.4233, 296.0429, 295.6029, 295.1927, 294.7626, 294.1971, </text:p>
      <text:p text:style-name="P1"><text:s text:c="4"/>293.5436, 293.4761, 296.9295, 300.846, 304.1437, 305.2529, 304.223, </text:p>
      <text:p text:style-name="P1"><text:s text:c="4"/>301.3784, 297.9333, 294.7137, 294.3911, 297.7995, 300.0409, 302.5304, </text:p>
      <text:p text:style-name="P1"><text:s text:c="4"/>302.9257, 301.9859, 301.603, 302.5998, 303.9139, 304.5453, 300.1883, </text:p>
      <text:p text:style-name="P1"><text:s text:c="4"/>299.2809, 298.4662, 297.5862, 298.5102, 298.3916, 298.2977, 298.298, </text:p>
      <text:p text:style-name="P1"><text:s text:c="4"/>298.5025, 298.5989, 298.4388, 298.1799, 298.1946, 298.1259, 297.8197, </text:p>
      <text:p text:style-name="P1"><text:s text:c="4"/>297.5319, 297.2391, 297.0084, 296.7247, 296.4376, 296.1588, 295.8892, </text:p>
      <text:p text:style-name="P1"><text:s text:c="4"/>295.5578, 295.2251, 295.0727, 295.6863, 295.8675, 295.8745, 295.8812, </text:p>
      <text:p text:style-name="P1"><text:s text:c="4"/>295.9064, 296.1027, 296.3419, 296.6048, 296.9064, 297.123, 297.2676, </text:p>
      <text:p text:style-name="P1"><text:s text:c="4"/>297.3193, 297.3349, 297.3296, 297.2694, 297.1752,</text:p>
      <text:p text:style-name="P1"><text:s text:c="2"/>296.1723, 295.9957, 295.8506, 295.7317, 295.6408, 295.585, 295.556, </text:p>
      <text:p text:style-name="P1"><text:s text:c="4"/>295.5385, 295.4828, 295.4906, 295.4842, 295.5038, 295.5848, 295.5996, </text:p>
      <text:p text:style-name="P1"><text:s text:c="4"/>295.6007, 295.5753, 295.5549, 295.6093, 295.7462, 295.8567, 296.0031, </text:p>
      <text:p text:style-name="P1"><text:s text:c="4"/>296.1598, 296.3403, 296.4599, 296.5312, 296.5647, 296.5033, 296.3591, </text:p>
      <text:p text:style-name="P1"><text:s text:c="4"/>296.1672, 295.9164, 295.6033, 295.2211, 294.8558, 294.4527, 293.9006, </text:p>
      <text:p text:style-name="P1"><text:s text:c="4"/>293.2627, 293.0241, 295.3389, 299.233, 302.4103, 303.2479, 302.2375, </text:p>
      <text:p text:style-name="P1"><text:s text:c="4"/>300.4886, 296.0221, 294.0229, 293.6193, 296.0459, 298.1785, 300.9895, </text:p>
      <text:p text:style-name="P1"><text:s text:c="4"/>301.6557, 300.9803, 300.2463, 300.8884, 301.071, 301.584, 299.4789, </text:p>
      <text:p text:style-name="P1"><text:s text:c="4"/>298.1692, 297.4422, 296.5937, 296.9173, 298.9203, 297.9904, 297.3701, </text:p>
      <text:p text:style-name="P1"><text:s text:c="4"/>297.4277, 297.5375, 297.3047, 296.9322, 297.0897, 297.1226, 296.799, </text:p>
      <text:p text:style-name="P1"><text:s text:c="4"/>296.4385, 296.0663, 295.787, 295.4354, 295.0693, 294.708, 294.3539, </text:p>
      <text:p text:style-name="P1"><text:s text:c="4"/>293.8444, 293.2428, 292.9603, 294.1138, 294.7281, 295.1048, 295.3571, </text:p>
      <text:p text:style-name="P1"><text:s text:c="4"/>295.3109, 295.2951, 295.3198, 295.4411, 295.6519, 295.8682, 296.0554, </text:p>
      <text:p text:style-name="P1"><text:s text:c="4"/>296.1791, 296.2709, 296.329, 296.343, 296.2845,</text:p>
      <text:p text:style-name="P1"><text:s text:c="2"/>295.2983, 295.1852, 295.0844, 294.9489, 294.8749, 294.8142, 294.77, </text:p>
      <text:p text:style-name="P1"><text:s text:c="4"/>294.7112, 294.6158, 294.5766, 294.5446, 294.5066, 294.5537, 294.5652, </text:p>
      <text:p text:style-name="P1"><text:s text:c="4"/>294.5418, 294.5039, 294.4679, 294.4846, 294.577, 294.6527, 294.7869, </text:p>
      <text:p text:style-name="P1"><text:s text:c="4"/>294.9619, 295.1429, 295.2659, 295.4088, 295.5026, 295.5206, 295.47, </text:p>
      <text:p text:style-name="P1"><text:s text:c="4"/>295.3757, 295.2478, 295.0266, 294.7273, 294.4319, 294.0868, 293.5548, </text:p>
      <text:p text:style-name="P1"><text:s text:c="4"/>292.9112, 292.6535, 295.39, 297.5273, 300.629, 301.2997, 298.932, </text:p>
      <text:p text:style-name="P1"><text:s text:c="4"/>296.6778, 294.5503, 293.2176, 292.8207, 294.8622, 295.8455, 299.0409, </text:p>
      <text:p text:style-name="P1"><text:s text:c="4"/>300.1515, 299.6013, 299.322, 299.4168, 299.1505, 299.81, 298.4394, </text:p>
      <text:p text:style-name="P1"><text:s text:c="4"/>296.7578, 296.5689, 296.0919, 295.6455, 298.1545, 297.3615, 296.4574, </text:p>
      <text:p text:style-name="P1"><text:s text:c="4"/>296.0369, 295.8785, 295.5424, 295.311, 295.4251, 295.5381, 295.3137, </text:p>
      <text:p text:style-name="P1"><text:s text:c="4"/>294.9168, 294.4666, 294.1386, 293.7334, 293.2671, 292.7914, 292.3885, </text:p>
      <text:p text:style-name="P1"><text:s text:c="4"/>291.7123, 290.8081, 290.886, 291.8438, 292.5935, 293.4427, 294.5427, </text:p>
      <text:p text:style-name="P1"><text:s text:c="4"/>294.8752, 294.8505, 294.6981, 294.6172, 294.6878, 294.7897, 294.9292, </text:p>
      <text:p text:style-name="P1"><text:s text:c="4"/>295.0699, 295.1814, 295.2867, 295.3513, 295.3479,</text:p>
      <text:p text:style-name="P1"><text:s text:c="2"/>294.4121, 294.3762, 294.3255, 294.2137, 294.1456, 294.0977, 294.0539, </text:p>
      <text:p text:style-name="P1"><text:soft-page-break/><text:s text:c="4"/>293.9633, 293.8531, 293.7868, 293.6991, 293.6044, 293.6051, 293.6062, </text:p>
      <text:p text:style-name="P1"><text:s text:c="4"/>293.5699, 293.5453, 293.4853, 293.472, 293.4983, 293.5243, 293.612, </text:p>
      <text:p text:style-name="P1"><text:s text:c="4"/>293.7721, 293.9535, 294.0748, 294.2113, 294.3332, 294.4097, 294.4186, </text:p>
      <text:p text:style-name="P1"><text:s text:c="4"/>294.4049, 294.3694, 294.2504, 294.0233, 293.813, 293.564, 293.1113, </text:p>
      <text:p text:style-name="P1"><text:s text:c="4"/>292.4619, 292.1675, 293.4684, 296.1679, 299.2401, 299.5074, 295.1468, </text:p>
      <text:p text:style-name="P1"><text:s text:c="4"/>294.2239, 293.3246, 292.3162, 291.943, 293.4641, 294.4741, 297.1346, </text:p>
      <text:p text:style-name="P1"><text:s text:c="4"/>298.0413, 297.1651, 297.3632, 297.9624, 298.476, 297.3984, 296.6365, </text:p>
      <text:p text:style-name="P1"><text:s text:c="4"/>295.6416, 295.0213, 294.4278, 294.4156, 296.1386, 296.8558, 295.2421, </text:p>
      <text:p text:style-name="P1"><text:s text:c="4"/>293.8636, 293.458, 292.7345, 292.7784, 292.5387, 293.0178, 293.1606, </text:p>
      <text:p text:style-name="P1"><text:s text:c="4"/>292.8523, 292.3985, 292.0723, 291.7044, 291.2321, 290.7311, 290.3918, </text:p>
      <text:p text:style-name="P1"><text:s text:c="4"/>289.7372, 289.0576, 289.2303, 289.1995, 289.792, 290.8727, 293.0833, </text:p>
      <text:p text:style-name="P1"><text:s text:c="4"/>294.1902, 294.3862, 294.1854, 293.9994, 293.9488, 293.9668, 294.0141, </text:p>
      <text:p text:style-name="P1"><text:s text:c="4"/>294.1024, 294.1911, 294.2776, 294.356, 294.4101,</text:p>
      <text:p text:style-name="P1"><text:s text:c="2"/>293.5279, 293.55, 293.5341, 293.4628, 293.4103, 293.3798, 293.3261, </text:p>
      <text:p text:style-name="P1"><text:s text:c="4"/>293.2381, 293.1195, 293.0103, 292.9044, 292.8084, 292.7598, 292.7324, </text:p>
      <text:p text:style-name="P1"><text:s text:c="4"/>292.6598, 292.6049, 292.5569, 292.524, 292.5049, 292.5085, 292.5558, </text:p>
      <text:p text:style-name="P1"><text:s text:c="4"/>292.6433, 292.7775, 292.8813, 292.982, 293.0887, 293.1942, 293.2437, </text:p>
      <text:p text:style-name="P1"><text:s text:c="4"/>293.2708, 293.2779, 293.2318, 293.1097, 292.9861, 292.8448, 292.4649, </text:p>
      <text:p text:style-name="P1"><text:s text:c="4"/>291.8923, 291.5567, 291.1428, 295.3316, 297.7988, 296.2032, 293.3425, </text:p>
      <text:p text:style-name="P1"><text:s text:c="4"/>292.8388, 292.1716, 291.3231, 291.1557, 291.8653, 294.196, 295.8879, </text:p>
      <text:p text:style-name="P1"><text:s text:c="4"/>296.445, 295.9719, 295.1482, 296.9917, 295.065, 295.177, 294.7517, </text:p>
      <text:p text:style-name="P1"><text:s text:c="4"/>293.0668, 290.4819, 292.3577, 293.1914, 294.2108, 295.3865, 293.2727, </text:p>
      <text:p text:style-name="P1"><text:s text:c="4"/>291.4169, 290.784, 290.2077, 289.7513, 289.3706, 290.2311, 290.7835, </text:p>
      <text:p text:style-name="P1"><text:s text:c="4"/>290.5169, 290.1708, 289.9083, 289.6765, 289.3003, 288.8448, 288.5887, </text:p>
      <text:p text:style-name="P1"><text:s text:c="4"/>288.1037, 287.7181, 287.8857, 287.378, 288.8441, 290.0359, 291.5798, </text:p>
      <text:p text:style-name="P1"><text:s text:c="4"/>293.018, 293.5537, 293.5047, 293.3494, 293.2765, 293.2535, 293.2359, </text:p>
      <text:p text:style-name="P1"><text:s text:c="4"/>293.2579, 293.3089, 293.3555, 293.4424, 293.5009,</text:p>
      <text:p text:style-name="P1"><text:s text:c="2"/>292.7244, 292.7734, 292.7643, 292.7317, 292.6959, 292.6802, 292.6179, </text:p>
      <text:p text:style-name="P1"><text:s text:c="4"/>292.5161, 292.3983, 292.3033, 292.1946, 292.1037, 292.0302, 291.9783, </text:p>
      <text:p text:style-name="P1"><text:s text:c="4"/>291.8864, 291.7958, 291.7383, 291.6716, 291.6587, 291.6614, 291.6656, </text:p>
      <text:p text:style-name="P1"><text:s text:c="4"/>291.6932, 291.7641, 291.835, 291.883, 291.9502, 292.0517, 292.107, </text:p>
      <text:p text:style-name="P1"><text:s text:c="4"/>292.1267, 292.1519, 292.1485, 292.1032, 292.0398, 292.0027, 291.7117, </text:p>
      <text:p text:style-name="P1"><text:s text:c="4"/>291.2203, 290.9523, 289.5594, 293.4637, 295.5761, 294.8784, 292.2485, </text:p>
      <text:p text:style-name="P1"><text:s text:c="4"/>291.787, 291.1077, 290.4284, 290.5501, 291.3066, 292.5723, 294.0848, </text:p>
      <text:p text:style-name="P1"><text:s text:c="4"/>294.4606, 293.4915, 293.8055, 295.4647, 293.224, 293.3195, 293.4985, </text:p>
      <text:p text:style-name="P1"><text:s text:c="4"/>287.9582, 287.8802, 290.696, 291.6549, 292.2551, 293.5694, 292.241, </text:p>
      <text:p text:style-name="P1"><text:s text:c="4"/>290.4412, 289.3842, 288.9407, 288.5377, 287.9768, 288.317, 288.8158, </text:p>
      <text:p text:style-name="P1"><text:s text:c="4"/>288.5935, 288.3668, 288.2254, 288.0962, 287.8087, 287.3802, 287.1761, </text:p>
      <text:p text:style-name="P1"><text:s text:c="4"/>287.0201, 287.1257, 287.3812, 286.6732, 287.9298, 289.5328, 290.9265, </text:p>
      <text:p text:style-name="P1"><text:s text:c="4"/>292.3104, 292.8149, 292.8209, 292.7485, 292.7027, 292.6666, 292.6334, </text:p>
      <text:p text:style-name="P1"><text:s text:c="4"/>292.6261, 292.6233, 292.6328, 292.6685, 292.6998,</text:p>
      <text:p text:style-name="P1"><text:s text:c="2"/>292.0455, 292.0523, 292.0293, 292.02, 291.9881, 291.9785, 291.8982, </text:p>
      <text:p text:style-name="P1"><text:s text:c="4"/>291.8136, 291.7038, 291.6158, 291.5277, 291.4189, 291.3388, 291.2595, </text:p>
      <text:p text:style-name="P1"><text:s text:c="4"/>291.1659, 291.0465, 290.9731, 290.9236, 290.8893, 290.8832, 290.8897, </text:p>
      <text:p text:style-name="P1"><text:s text:c="4"/>290.8911, 290.906, 290.9236, 290.9304, 290.9545, 290.996, 291.0538, </text:p>
      <text:p text:style-name="P1"><text:s text:c="4"/>291.0732, 291.0829, 291.0894, 291.0688, 291.0397, 291.0682, 290.8853, </text:p>
      <text:p text:style-name="P1"><text:s text:c="4"/>290.5107, 290.4435, 288.2249, 291.8872, 294.545, 293.2985, 290.9207, </text:p>
      <text:p text:style-name="P1"><text:s text:c="4"/>290.5668, 289.9933, 289.508, 289.8081, 289.7563, 290.1164, 291.2305, </text:p>
      <text:p text:style-name="P1"><text:s text:c="4"/>290.767, 289.794, 291.4323, 293.1208, 291.9045, 291.8546, 292.5178, </text:p>
      <text:p text:style-name="P1"><text:s text:c="4"/>286.374, 287.4691, 289.6968, 290.3865, 290.5443, 290.5717, 291.3289, </text:p>
      <text:p text:style-name="P1"><text:s text:c="4"/>290.4861, 288.6765, 288.1065, 287.7946, 287.2361, 287.1441, 287.3112, </text:p>
      <text:p text:style-name="P1"><text:s text:c="4"/>287.1288, 287.0388, 286.9623, 286.8598, 286.7066, 286.5339, 286.5728, </text:p>
      <text:p text:style-name="P1"><text:s text:c="4"/>287.0381, 288.2169, 288.0727, 286.2678, 287.41, 288.7111, 290.2254, </text:p>
      <text:p text:style-name="P1"><text:s text:c="4"/>291.6791, 292.0791, 292.0946, 292.1598, 292.171, 292.1387, 292.1041, </text:p>
      <text:p text:style-name="P1"><text:s text:c="4"/>292.0876, 292.0543, 292.0357, 292.011, 292.0258,</text:p>
      <text:p text:style-name="P1"><text:s text:c="2"/>291.4331, 291.3951, 291.3603, 291.3412, 291.2768, 291.2419, 291.1536, </text:p>
      <text:p text:style-name="P1"><text:s text:c="4"/>291.0815, 290.9876, 290.8984, 290.8141, 290.7334, 290.6529, 290.5633, </text:p>
      <text:p text:style-name="P1"><text:s text:c="4"/>290.4444, 290.342, 290.2242, 290.1701, 290.1227, 290.1102, 290.1344, </text:p>
      <text:p text:style-name="P1"><text:s text:c="4"/>290.1429, 290.1297, 290.1029, 290.0804, 290.0754, 290.0801, 290.0944, </text:p>
      <text:p text:style-name="P1"><text:soft-page-break/><text:s text:c="4"/>290.1038, 290.114, 290.1144, 290.0963, 290.0906, 290.1284, 290.0468, </text:p>
      <text:p text:style-name="P1"><text:s text:c="4"/>289.7981, 289.9518, 286.8045, 290.4316, 292.7617, 290.4037, 289.4174, </text:p>
      <text:p text:style-name="P1"><text:s text:c="4"/>289.2051, 288.8754, 288.6451, 289.0906, 287.9606, 287.5293, 287.8, </text:p>
      <text:p text:style-name="P1"><text:s text:c="4"/>287.5618, 288.2571, 290.7515, 290.6586, 290.5705, 290.6267, 290.5713, </text:p>
      <text:p text:style-name="P1"><text:s text:c="4"/>285.7767, 286.8982, 288.7812, 289.3402, 288.8626, 288.5911, 289.2228, </text:p>
      <text:p text:style-name="P1"><text:s text:c="4"/>289.5226, 287.9516, 287.3859, 287.0794, 286.5581, 286.2898, 286.1854, </text:p>
      <text:p text:style-name="P1"><text:s text:c="4"/>286.0757, 286.2079, 286.1729, 286.1275, 286.3439, 286.6774, 287.6241, </text:p>
      <text:p text:style-name="P1"><text:s text:c="4"/>288.2251, 286.8787, 287.7409, 285.6958, 287.0074, 288.1813, 289.4714, </text:p>
      <text:p text:style-name="P1"><text:s text:c="4"/>291.0953, 291.2828, 291.2559, 291.4452, 291.596, 291.62, 291.6163, </text:p>
      <text:p text:style-name="P1"><text:s text:c="4"/>291.59, 291.5618, 291.5471, 291.5076, 291.4688,</text:p>
      <text:p text:style-name="P1"><text:s text:c="2"/>290.8635, 290.7594, 290.6929, 290.6221, 290.5418, 290.473, 290.382, </text:p>
      <text:p text:style-name="P1"><text:s text:c="4"/>290.2838, 290.1937, 290.1241, 290.0327, 289.9632, 289.8981, 289.8099, </text:p>
      <text:p text:style-name="P1"><text:s text:c="4"/>289.7012, 289.6016, 289.4652, 289.3766, 289.2855, 289.2754, 289.2991, </text:p>
      <text:p text:style-name="P1"><text:s text:c="4"/>289.3149, 289.3059, 289.2814, 289.2339, 289.2088, 289.1937, 289.1905, </text:p>
      <text:p text:style-name="P1"><text:s text:c="4"/>289.1992, 289.2105, 289.2011, 289.1875, 289.1918, 289.2298, 289.211, </text:p>
      <text:p text:style-name="P1"><text:s text:c="4"/>289.1091, 289.0362, 286.0925, 289.5148, 290.3141, 288.8306, 288.0781, </text:p>
      <text:p text:style-name="P1"><text:s text:c="4"/>287.8288, 287.809, 287.8328, 288.4105, 286.7202, 286.0368, 286.5025, </text:p>
      <text:p text:style-name="P1"><text:s text:c="4"/>287.4279, 288.6521, 288.3059, 288.6548, 289.0244, 289.3244, 290.3514, </text:p>
      <text:p text:style-name="P1"><text:s text:c="4"/>286.02, 286.5338, 288.9625, 288.9377, 288.5501, 288.1406, 287.9889, </text:p>
      <text:p text:style-name="P1"><text:s text:c="4"/>288.0451, 287.1789, 286.7194, 286.3409, 285.8011, 285.4988, 285.2795, </text:p>
      <text:p text:style-name="P1"><text:s text:c="4"/>285.4847, 286.3518, 286.4297, 286.6106, 287.3394, 286.6399, 286.6875, </text:p>
      <text:p text:style-name="P1"><text:s text:c="4"/>287.7132, 287.0985, 286.3784, 284.9704, 286.5449, 287.5853, 289.0148, </text:p>
      <text:p text:style-name="P1"><text:s text:c="4"/>290.4287, 290.3257, 290.2024, 290.5352, 290.8973, 291.0708, 291.1279, </text:p>
      <text:p text:style-name="P1"><text:s text:c="4"/>291.1169, 291.0852, 291.0637, 291.0061, 290.942,</text:p>
      <text:p text:style-name="P1"><text:s text:c="2"/>290.3028, 290.1337, 290.0139, 289.8751, 289.7581, 289.6593, 289.5686, </text:p>
      <text:p text:style-name="P1"><text:s text:c="4"/>289.468, 289.3712, 289.301, 289.2244, 289.1592, 289.0899, 289.011, </text:p>
      <text:p text:style-name="P1"><text:s text:c="4"/>288.9344, 288.8414, 288.7102, 288.5844, 288.4797, 288.4395, 288.4592, </text:p>
      <text:p text:style-name="P1"><text:s text:c="4"/>288.4698, 288.4652, 288.4518, 288.4097, 288.3858, 288.3629, 288.3506, </text:p>
      <text:p text:style-name="P1"><text:s text:c="4"/>288.363, 288.3767, 288.3765, 288.3864, 288.4261, 288.47, 288.4933, </text:p>
      <text:p text:style-name="P1"><text:s text:c="4"/>288.5215, 288.5152, 286.5429, 289.1271, 290.0978, 288.1235, 287.1339, </text:p>
      <text:p text:style-name="P1"><text:s text:c="4"/>286.7693, 286.8805, 287.0843, 287.5845, 286.4077, 286.6779, 288.6204, </text:p>
      <text:p text:style-name="P1"><text:s text:c="4"/>288.3873, 287.5835, 287.0392, 287.0696, 287.5128, 288.0783, 289.2002, </text:p>
      <text:p text:style-name="P1"><text:s text:c="4"/>287.853, 287.6166, 288.9735, 288.366, 288.0387, 287.6803, 287.242, </text:p>
      <text:p text:style-name="P1"><text:s text:c="4"/>286.8785, 286.4138, 285.9916, 285.4116, 284.8982, 284.7009, 284.5913, </text:p>
      <text:p text:style-name="P1"><text:s text:c="4"/>285.2886, 284.6707, 284.8305, 285.9083, 286.3366, 286.0816, 285.9552, </text:p>
      <text:p text:style-name="P1"><text:s text:c="4"/>286.6513, 287.0954, 286.3105, 284.7503, 285.9423, 286.7419, 287.8319, </text:p>
      <text:p text:style-name="P1"><text:s text:c="4"/>289.4303, 289.0266, 288.7285, 289.3531, 290.0449, 290.4244, 290.5969, </text:p>
      <text:p text:style-name="P1"><text:s text:c="4"/>290.6191, 290.5879, 290.5447, 290.4859, 290.4174,</text:p>
      <text:p text:style-name="P1"><text:s text:c="2"/>289.5046, 289.2965, 289.1005, 288.8954, 288.7132, 288.5614, 288.4433, </text:p>
      <text:p text:style-name="P1"><text:s text:c="4"/>288.3687, 288.3123, 288.2603, 288.2033, 288.1542, 288.0961, 288.0387, </text:p>
      <text:p text:style-name="P1"><text:s text:c="4"/>287.9758, 287.9187, 287.8056, 287.6731, 287.5367, 287.4791, 287.4868, </text:p>
      <text:p text:style-name="P1"><text:s text:c="4"/>287.4973, 287.4901, 287.5011, 287.4921, 287.481, 287.4486, 287.427, </text:p>
      <text:p text:style-name="P1"><text:s text:c="4"/>287.4468, 287.4699, 287.4941, 287.5519, 287.631, 287.7094, 287.7943, </text:p>
      <text:p text:style-name="P1"><text:s text:c="4"/>287.9548, 287.122, 285.3669, 288.3928, 289.4173, 287.5109, 286.4653, </text:p>
      <text:p text:style-name="P1"><text:s text:c="4"/>285.9411, 285.9745, 286.2478, 286.5483, 286.9903, 287.1939, 287.0058, </text:p>
      <text:p text:style-name="P1"><text:s text:c="4"/>286.7747, 286.3305, 285.9941, 285.946, 286.2427, 286.7699, 287.7978, </text:p>
      <text:p text:style-name="P1"><text:s text:c="4"/>288.3451, 288.2139, 287.7198, 287.1312, 286.8653, 286.5452, 286.1686, </text:p>
      <text:p text:style-name="P1"><text:s text:c="4"/>285.8227, 285.4715, 284.9857, 284.2955, 283.9053, 283.8322, 283.9854, </text:p>
      <text:p text:style-name="P1"><text:s text:c="4"/>283.9777, 283.1053, 283.4716, 284.7083, 285.4012, 285.3105, 285.1324, </text:p>
      <text:p text:style-name="P1"><text:s text:c="4"/>285.4964, 285.8565, 286.2132, 286.1438, 286.226, 285.685, 286.4297, </text:p>
      <text:p text:style-name="P1"><text:s text:c="4"/>288.0653, 286.9347, 286.0107, 287.1661, 288.5913, 289.3443, 289.691, </text:p>
      <text:p text:style-name="P1"><text:s text:c="4"/>289.8463, 289.8654, 289.8177, 289.7422, 289.6393,</text:p>
      <text:p text:style-name="P1"><text:s text:c="2"/>288.436, 288.2077, 287.9686, 287.7028, 287.4363, 287.224, 287.0768, </text:p>
      <text:p text:style-name="P1"><text:s text:c="4"/>287.0327, 287.0231, 287.0204, 287.0082, 287.0038, 287.0056, 286.9846, </text:p>
      <text:p text:style-name="P1"><text:s text:c="4"/>286.9611, 286.9333, 286.8559, 286.7507, 286.6089, 286.5284, 286.4975, </text:p>
      <text:p text:style-name="P1"><text:s text:c="4"/>286.4937, 286.5019, 286.5264, 286.5419, 286.5533, 286.5302, 286.5174, </text:p>
      <text:p text:style-name="P1"><text:s text:c="4"/>286.5315, 286.5726, 286.6386, 286.7359, 286.8546, 286.9819, 287.135, </text:p>
      <text:p text:style-name="P1"><text:s text:c="4"/>287.4116, 286.5004, 284.5198, 287.5623, 288.2554, 286.9656, 286.0124, </text:p>
      <text:p text:style-name="P1"><text:s text:c="4"/>285.402, 285.2684, 285.4431, 285.666, 285.8559, 285.9264, 285.8254, </text:p>
      <text:p text:style-name="P1"><text:soft-page-break/><text:s text:c="4"/>285.6643, 285.4288, 285.2598, 285.2347, 285.4063, 285.6963, 286.2572, </text:p>
      <text:p text:style-name="P1"><text:s text:c="4"/>286.5872, 286.4341, 286.0645, 285.7053, 285.5735, 285.2993, 284.8936, </text:p>
      <text:p text:style-name="P1"><text:s text:c="4"/>284.4838, 284.0105, 283.3936, 282.9368, 282.8592, 282.9765, 283.6716, </text:p>
      <text:p text:style-name="P1"><text:s text:c="4"/>283.0286, 282.4321, 282.7315, 283.6951, 284.361, 284.2054, 283.98, </text:p>
      <text:p text:style-name="P1"><text:s text:c="4"/>284.0533, 284.3614, 284.6564, 284.7834, 285.1758, 284.3719, 283.9912, </text:p>
      <text:p text:style-name="P1"><text:s text:c="4"/>286.2698, 284.4738, 283.195, 284.3633, 286.5247, 287.7532, 288.3462, </text:p>
      <text:p text:style-name="P1"><text:s text:c="4"/>288.679, 288.8013, 288.7961, 288.7191, 288.6041,</text:p>
      <text:p text:style-name="P1"><text:s text:c="2"/>286.9288, 286.6766, 286.4052, 286.1044, 285.8107, 285.5586, 285.393, </text:p>
      <text:p text:style-name="P1"><text:s text:c="4"/>285.3583, 285.409, 285.4867, 285.5466, 285.6371, 285.7197, 285.7591, </text:p>
      <text:p text:style-name="P1"><text:s text:c="4"/>285.8028, 285.8414, 285.8309, 285.7581, 285.6224, 285.522, 285.4488, </text:p>
      <text:p text:style-name="P1"><text:s text:c="4"/>285.4144, 285.4214, 285.4524, 285.4881, 285.5257, 285.5335, 285.5339, </text:p>
      <text:p text:style-name="P1"><text:s text:c="4"/>285.5544, 285.6147, 285.7128, 285.8438, 285.993, 286.1658, 286.3833, </text:p>
      <text:p text:style-name="P1"><text:s text:c="4"/>286.7139, 287.0515, 285.8945, 286.7705, 287.0407, 286.9493, 285.7964, </text:p>
      <text:p text:style-name="P1"><text:s text:c="4"/>284.9763, 284.6649, 284.6677, 284.7841, 284.8903, 284.9454, 284.8966, </text:p>
      <text:p text:style-name="P1"><text:s text:c="4"/>284.7942, 284.6789, 284.625, 284.6278, 284.6913, 284.7856, 284.9189, </text:p>
      <text:p text:style-name="P1"><text:s text:c="4"/>284.9201, 284.7913, 284.7462, 284.5943, 284.3347, 283.8795, 283.3639, </text:p>
      <text:p text:style-name="P1"><text:s text:c="4"/>282.7909, 282.0724, 281.5632, 281.4951, 281.6306, 281.952, 283.0995, </text:p>
      <text:p text:style-name="P1"><text:s text:c="4"/>282.1059, 281.9542, 282.2093, 282.8383, 283.2295, 282.8228, 282.3972, </text:p>
      <text:p text:style-name="P1"><text:s text:c="4"/>282.1006, 282.3719, 283.3262, 283.5935, 283.8258, 282.9162, 281.9811, </text:p>
      <text:p text:style-name="P1"><text:s text:c="4"/>283.5148, 283.0434, 281.7816, 282.1891, 284.2085, 285.7906, 286.6718, </text:p>
      <text:p text:style-name="P1"><text:s text:c="4"/>287.1706, 287.3661, 287.3714, 287.2778, 287.1365,</text:p>
      <text:p text:style-name="P1"><text:s text:c="2"/>285.0979, 284.8339, 284.576, 284.335, 284.1097, 283.9076, 283.7949, </text:p>
      <text:p text:style-name="P1"><text:s text:c="4"/>283.7824, 283.8611, 283.9739, 284.102, 284.2659, 284.4417, 284.5693, </text:p>
      <text:p text:style-name="P1"><text:s text:c="4"/>284.6944, 284.8071, 284.8613, 284.8145, 284.7012, 284.5902, 284.4916, </text:p>
      <text:p text:style-name="P1"><text:s text:c="4"/>284.4161, 284.4029, 284.4332, 284.4917, 284.5451, 284.5783, 284.607, </text:p>
      <text:p text:style-name="P1"><text:s text:c="4"/>284.6533, 284.7188, 284.8199, 284.9496, 285.1109, 285.3055, 285.5622, </text:p>
      <text:p text:style-name="P1"><text:s text:c="4"/>285.9265, 286.3688, 286.5812, 286.5508, 286.3537, 286.134, 285.4115, </text:p>
      <text:p text:style-name="P1"><text:s text:c="4"/>284.569, 284.1434, 284.0344, 284.0664, 284.1345, 284.1834, 284.1444, </text:p>
      <text:p text:style-name="P1"><text:s text:c="4"/>284.0616, 284.016, 284.0362, 284.0763, 284.1057, 284.0802, 284.0367, </text:p>
      <text:p text:style-name="P1"><text:s text:c="4"/>284.0294, 284.05, 283.4828, 282.5418, 282.8598, 282.5016, 281.7343, </text:p>
      <text:p text:style-name="P1"><text:s text:c="4"/>281.0755, 280.3743, 280.0508, 280.0082, 280.0841, 280.5804, 282.007, </text:p>
      <text:p text:style-name="P1"><text:s text:c="4"/>281.2284, 281.3625, 281.9381, 282.4478, 282.3481, 281.6192, 281.1495, </text:p>
      <text:p text:style-name="P1"><text:s text:c="4"/>281.2171, 281.7981, 282.7021, 282.8244, 282.8961, 282.3235, 281.0635, </text:p>
      <text:p text:style-name="P1"><text:s text:c="4"/>280.5997, 282.4989, 281.1334, 281.0728, 282.3663, 283.8517, 284.9501, </text:p>
      <text:p text:style-name="P1"><text:s text:c="4"/>285.6228, 285.8425, 285.7381, 285.541, 285.3344,</text:p>
      <text:p text:style-name="P1"><text:s text:c="2"/>283.1116, 282.8977, 282.7291, 282.6118, 282.5192, 282.4429, 282.4136, </text:p>
      <text:p text:style-name="P1"><text:s text:c="4"/>282.4537, 282.548, 282.6671, 282.8112, 283.0096, 283.2419, 283.4566, </text:p>
      <text:p text:style-name="P1"><text:s text:c="4"/>283.6524, 283.8167, 283.911, 283.8938, 283.8001, 283.6901, 283.5782, </text:p>
      <text:p text:style-name="P1"><text:s text:c="4"/>283.4803, 283.4404, 283.478, 283.5415, 283.6143, 283.6765, 283.7335, </text:p>
      <text:p text:style-name="P1"><text:s text:c="4"/>283.7948, 283.8528, 283.9257, 284.0408, 284.1966, 284.3891, 284.6386, </text:p>
      <text:p text:style-name="P1"><text:s text:c="4"/>284.9532, 285.3811, 285.642, 285.6751, 285.5656, 285.304, 284.7026, </text:p>
      <text:p text:style-name="P1"><text:s text:c="4"/>283.9293, 283.5363, 283.4316, 283.4521, 283.4955, 283.5057, 283.4472, </text:p>
      <text:p text:style-name="P1"><text:s text:c="4"/>283.3766, 283.4666, 283.6671, 283.8304, 283.8401, 283.7445, 283.5746, </text:p>
      <text:p text:style-name="P1"><text:s text:c="4"/>283.2097, 282.6089, 280.4512, 278.8073, 279.2729, 280.079, 280.1539, </text:p>
      <text:p text:style-name="P1"><text:s text:c="4"/>279.4576, 278.8371, 278.8329, 278.788, 278.239, 278.7024, 280.46, </text:p>
      <text:p text:style-name="P1"><text:s text:c="4"/>280.4406, 280.6786, 281.4296, 281.8288, 281.4303, 280.523, 280.1086, </text:p>
      <text:p text:style-name="P1"><text:s text:c="4"/>280.6696, 281.4005, 281.9412, 282.0207, 281.9493, 281.6995, 280.5987, </text:p>
      <text:p text:style-name="P1"><text:s text:c="4"/>278.3796, 280.0477, 281.0739, 280.4451, 280.9314, 281.8794, 283.0475, </text:p>
      <text:p text:style-name="P1"><text:s text:c="4"/>283.9251, 284.1807, 283.9503, 283.6033, 283.3451,</text:p>
      <text:p text:style-name="P1"><text:s text:c="2"/>281.532, 281.4215, 281.3582, 281.3489, 281.371, 281.3944, 281.4211, </text:p>
      <text:p text:style-name="P1"><text:s text:c="4"/>281.4855, 281.5734, 281.6972, 281.819, 282.0026, 282.2589, 282.5271, </text:p>
      <text:p text:style-name="P1"><text:s text:c="4"/>282.7707, 282.9528, 283.0466, 283.0214, 282.9211, 282.811, 282.71, </text:p>
      <text:p text:style-name="P1"><text:s text:c="4"/>282.6304, 282.6069, 282.6483, 282.7236, 282.8081, 282.9014, 282.9679, </text:p>
      <text:p text:style-name="P1"><text:s text:c="4"/>283.0193, 283.0393, 283.0583, 283.1249, 283.2495, 283.3982, 283.564, </text:p>
      <text:p text:style-name="P1"><text:s text:c="4"/>283.7245, 283.8551, 283.9316, 284.0117, 283.9782, 283.7823, 283.3518, </text:p>
      <text:p text:style-name="P1"><text:s text:c="4"/>282.9789, 282.8643, 282.8746, 282.9114, 282.9401, 282.9189, 282.8586, </text:p>
      <text:p text:style-name="P1"><text:s text:c="4"/>282.9367, 283.2116, 282.9485, 282.3382, 282.6694, 282.0817, 280.3708, </text:p>
      <text:p text:style-name="P1"><text:s text:c="4"/>279.1904, 279.0424, 278.5633, 277.7063, 276.8249, 277.622, 278.4728, </text:p>
      <text:p text:style-name="P1"><text:s text:c="4"/>277.4052, 276.9471, 277.1299, 276.3872, 277.1511, 276.5507, 278.22, </text:p>
      <text:p text:style-name="P1"><text:soft-page-break/><text:s text:c="4"/>279.4758, 280.1003, 280.4693, 280.574, 280.2172, 279.4435, 279.1277, </text:p>
      <text:p text:style-name="P1"><text:s text:c="4"/>279.4772, 279.9182, 280.3739, 280.5468, 280.3375, 280.2228, 279.9109, </text:p>
      <text:p text:style-name="P1"><text:s text:c="4"/>277.0999, 277.3714, 280.7283, 279.8691, 279.9277, 280.3245, 281.1256, </text:p>
      <text:p text:style-name="P1"><text:s text:c="4"/>281.9861, 282.3201, 282.1498, 281.8606, 281.6689,</text:p>
      <text:p text:style-name="P1"><text:s text:c="2"/>280.6378, 280.6787, 280.7681, 280.8535, 280.921, 280.9591, 280.9939, </text:p>
      <text:p text:style-name="P1"><text:s text:c="4"/>281.0316, 281.0823, 281.15, 281.2298, 281.3734, 281.604, 281.8741, </text:p>
      <text:p text:style-name="P1"><text:s text:c="4"/>282.1137, 282.2635, 282.3057, 282.2396, 282.1136, 282.0183, 281.9625, </text:p>
      <text:p text:style-name="P1"><text:s text:c="4"/>281.9393, 281.9628, 282.0292, 282.1298, 282.2411, 282.3401, 282.3922, </text:p>
      <text:p text:style-name="P1"><text:s text:c="4"/>282.3902, 282.3355, 282.2495, 282.2244, 282.2852, 282.3399, 282.3465, </text:p>
      <text:p text:style-name="P1"><text:s text:c="4"/>282.217, 281.9458, 281.8159, 281.9092, 282.036, 282.1241, 282.1663, </text:p>
      <text:p text:style-name="P1"><text:s text:c="4"/>282.2185, 282.3091, 282.3813, 282.4301, 282.4564, 282.4468, 282.463, </text:p>
      <text:p text:style-name="P1"><text:s text:c="4"/>282.7219, 281.0526, 279.2112, 278.7627, 278.6567, 277.645, 276.4171, </text:p>
      <text:p text:style-name="P1"><text:s text:c="4"/>276.1365, 276.1471, 277.1028, 276.2124, 274.7651, 274.8559, 274.3457, </text:p>
      <text:p text:style-name="P1"><text:s text:c="4"/>273.4229, 273.363, 273.7954, 274.1099, 275.3754, 274.7174, 275.8647, </text:p>
      <text:p text:style-name="P1"><text:s text:c="4"/>276.9938, 278.5309, 279.7024, 279.3543, 279.0261, 278.1017, 277.374, </text:p>
      <text:p text:style-name="P1"><text:s text:c="4"/>277.3233, 277.3868, 277.4333, 278.1647, 278.3216, 278.5746, 278.4058, </text:p>
      <text:p text:style-name="P1"><text:s text:c="4"/>275.4997, 273.6597, 278.4675, 279.5135, 279.354, 279.4985, 279.8217, </text:p>
      <text:p text:style-name="P1"><text:s text:c="4"/>280.3339, 280.6426, 280.6794, 280.6354, 280.6306,</text:p>
      <text:p text:style-name="P1"><text:s text:c="2"/>280.2908, 280.5075, 280.7574, 280.9278, 281.0175, 281.0491, 281.0508, </text:p>
      <text:p text:style-name="P1"><text:s text:c="4"/>281.0185, 280.9815, 280.9523, 280.9576, 281.0355, 281.1975, 281.4126, </text:p>
      <text:p text:style-name="P1"><text:s text:c="4"/>281.5834, 281.6426, 281.5999, 281.4998, 281.39, 281.3375, 281.3429, </text:p>
      <text:p text:style-name="P1"><text:s text:c="4"/>281.3978, 281.4879, 281.5902, 281.731, 281.8591, 281.9545, 281.9426, </text:p>
      <text:p text:style-name="P1"><text:s text:c="4"/>281.8235, 281.6303, 281.4346, 281.2664, 281.2404, 281.2687, 281.2612, </text:p>
      <text:p text:style-name="P1"><text:s text:c="4"/>281.0284, 280.7057, 280.5702, 280.6898, 280.9393, 281.2197, 281.4672, </text:p>
      <text:p text:style-name="P1"><text:s text:c="4"/>281.6642, 281.8163, 281.9095, 281.9673, 282.0075, 282.0525, 282.0891, </text:p>
      <text:p text:style-name="P1"><text:s text:c="4"/>281.9501, 279.3882, 278.0115, 277.8426, 277.3073, 275.8425, 274.9933, </text:p>
      <text:p text:style-name="P1"><text:s text:c="4"/>274.4619, 274.2031, 275.6976, 274.8377, 273.5181, 272.9894, 271.951, </text:p>
      <text:p text:style-name="P1"><text:s text:c="4"/>271.7977, 272.1162, 272.1456, 272.9722, 274.2663, 273.5053, 274.5825, </text:p>
      <text:p text:style-name="P1"><text:s text:c="4"/>275.3074, 275.6633, 275.5892, 277.8191, 277.446, 276.2512, 275.1875, </text:p>
      <text:p text:style-name="P1"><text:s text:c="4"/>274.9602, 275.0519, 275.0657, 275.7538, 276.1966, 276.5168, 275.712, </text:p>
      <text:p text:style-name="P1"><text:s text:c="4"/>273.0938, 270.7873, 275.0679, 278.9253, 278.8673, 279.0125, 279.147, </text:p>
      <text:p text:style-name="P1"><text:s text:c="4"/>279.3957, 279.6307, 279.8033, 279.9406, 280.1071,</text:p>
      <text:p text:style-name="P1"><text:s text:c="2"/>280.1582, 280.4908, 280.8473, 281.0583, 281.154, 281.1905, 281.1689, </text:p>
      <text:p text:style-name="P1"><text:s text:c="4"/>281.0832, 280.9898, 280.881, 280.7843, 280.7832, 280.8725, 280.9922, </text:p>
      <text:p text:style-name="P1"><text:s text:c="4"/>281.0446, 281.0116, 280.9363, 280.8591, 280.8217, 280.8293, 280.8884, </text:p>
      <text:p text:style-name="P1"><text:s text:c="4"/>280.9893, 281.1157, 281.2541, 281.409, 281.5365, 281.5893, 281.5002, </text:p>
      <text:p text:style-name="P1"><text:s text:c="4"/>281.3128, 281.1003, 280.3788, 280.3797, 280.2776, 280.3968, 280.3685, </text:p>
      <text:p text:style-name="P1"><text:s text:c="4"/>280.009, 280.0391, 279.8186, 279.9424, 280.272, 280.6464, 280.9386, </text:p>
      <text:p text:style-name="P1"><text:s text:c="4"/>281.1615, 281.3132, 281.4105, 281.4887, 281.5649, 281.6136, 281.524, </text:p>
      <text:p text:style-name="P1"><text:s text:c="4"/>281.0888, 279.7255, 279.071, 279.0706, 278.7058, 277.3703, 275.7556, </text:p>
      <text:p text:style-name="P1"><text:s text:c="4"/>273.2878, 273.0834, 274.3795, 274.0818, 273.0919, 271.9241, 271.068, </text:p>
      <text:p text:style-name="P1"><text:s text:c="4"/>271.5225, 271.9847, 271.8, 272.5244, 273.6781, 273.1137, 273.4347, </text:p>
      <text:p text:style-name="P1"><text:s text:c="4"/>274.0688, 274.4254, 274.712, 275.4311, 275.4386, 274.1854, 273.2293, </text:p>
      <text:p text:style-name="P1"><text:s text:c="4"/>273.0219, 273.2996, 273.351, 273.4589, 274.1366, 273.8654, 272.4687, </text:p>
      <text:p text:style-name="P1"><text:s text:c="4"/>270.6547, 269.3276, 272.2993, 277.9818, 278.2938, 278.6046, 278.7974, </text:p>
      <text:p text:style-name="P1"><text:s text:c="4"/>278.9633, 279.1463, 279.3421, 279.5666, 279.8571,</text:p>
      <text:p text:style-name="P1"><text:s text:c="2"/>279.666, 279.9966, 280.4189, 280.7126, 280.8406, 280.8759, 280.8273, </text:p>
      <text:p text:style-name="P1"><text:s text:c="4"/>280.7413, 280.6446, 280.5394, 280.4658, 280.4745, 280.522, 280.5587, </text:p>
      <text:p text:style-name="P1"><text:s text:c="4"/>280.5321, 280.4724, 280.4281, 280.4109, 280.4438, 280.5043, 280.5989, </text:p>
      <text:p text:style-name="P1"><text:s text:c="4"/>280.7079, 280.8177, 280.946, 281.0813, 281.1694, 281.1722, 281.0902, </text:p>
      <text:p text:style-name="P1"><text:s text:c="4"/>280.9687, 280.4915, 276.8567, 279.576, 279.4418, 279.6313, 279.5565, </text:p>
      <text:p text:style-name="P1"><text:s text:c="4"/>278.0847, 279.4105, 279.1965, 279.2306, 279.6018, 280.0698, 280.4369, </text:p>
      <text:p text:style-name="P1"><text:s text:c="4"/>280.667, 280.8094, 280.9131, 280.9857, 281.0441, 281.0385, 280.7813, </text:p>
      <text:p text:style-name="P1"><text:s text:c="4"/>280.0109, 278.6484, 277.6963, 277.3301, 276.778, 275.6616, 273.6558, </text:p>
      <text:p text:style-name="P1"><text:s text:c="4"/>272.492, 273.1171, 273.2909, 271.3053, 271.0243, 270.6982, 268.644, </text:p>
      <text:p text:style-name="P1"><text:s text:c="4"/>269.692, 270.0356, 271.7552, 273.4842, 274.1082, 274.1497, 273.8447, </text:p>
      <text:p text:style-name="P1"><text:s text:c="4"/>273.7629, 273.3585, 272.4256, 271.1149, 272.0742, 270.9627, 271.6313, </text:p>
      <text:p text:style-name="P1"><text:s text:c="4"/>272.0446, 272.4155, 272.2799, 271.9926, 272.3339, 271.5482, 270.3352, </text:p>
      <text:p text:style-name="P1"><text:s text:c="4"/>269.6843, 268.998, 270.6974, 276.245, 277.3981, 277.9011, 278.459, </text:p>
      <text:p text:style-name="P1"><text:soft-page-break/><text:s text:c="4"/>278.7659, 278.9283, 279.0321, 279.1749, 279.405,</text:p>
      <text:p text:style-name="P1"><text:s text:c="2"/>279.0544, 279.2603, 279.5656, 279.8909, 280.0786, 280.1442, 280.1409, </text:p>
      <text:p text:style-name="P1"><text:s text:c="4"/>280.1067, 280.0797, 280.0815, 280.1004, 280.1333, 280.1472, 280.1268, </text:p>
      <text:p text:style-name="P1"><text:s text:c="4"/>280.0871, 280.057, 280.0531, 280.0782, 280.1409, 280.2289, 280.3207, </text:p>
      <text:p text:style-name="P1"><text:s text:c="4"/>280.4046, 280.4665, 280.5329, 280.6226, 280.6723, 280.659, 280.58, </text:p>
      <text:p text:style-name="P1"><text:s text:c="4"/>280.0836, 278.2109, 274.0196, 277.2858, 278.5017, 278.8029, 278.8313, </text:p>
      <text:p text:style-name="P1"><text:s text:c="4"/>276.5948, 277.0268, 278.611, 278.4115, 278.7286, 279.3283, 279.848, </text:p>
      <text:p text:style-name="P1"><text:s text:c="4"/>280.1645, 280.3286, 280.411, 280.4142, 280.403, 280.3091, 279.8984, </text:p>
      <text:p text:style-name="P1"><text:s text:c="4"/>279.0515, 276.8098, 271.9192, 271.3334, 271.1981, 270.6345, 271.528, </text:p>
      <text:p text:style-name="P1"><text:s text:c="4"/>272.8965, 273.351, 272.3134, 269.9395, 269.2145, 268.9632, 267.7087, </text:p>
      <text:p text:style-name="P1"><text:s text:c="4"/>267.8467, 266.9847, 270.243, 272.9807, 274.2772, 273.26, 272.2172, </text:p>
      <text:p text:style-name="P1"><text:s text:c="4"/>270.564, 269.8475, 269.1932, 268.6173, 269.7764, 269.7888, 269.8156, </text:p>
      <text:p text:style-name="P1"><text:s text:c="4"/>270.1207, 271.1556, 271.5132, 270.6505, 270.6093, 269.8231, 268.5277, </text:p>
      <text:p text:style-name="P1"><text:s text:c="4"/>269.0355, 268.9012, 269.5482, 272.1467, 274.778, 274.972, 275.8034, </text:p>
      <text:p text:style-name="P1"><text:s text:c="4"/>278.3226, 278.7314, 278.7643, 278.7813, 278.8907,</text:p>
      <text:p text:style-name="P1"><text:s text:c="2"/>278.5014, 278.6909, 278.9119, 279.1286, 279.3234, 279.4545, 279.5402, </text:p>
      <text:p text:style-name="P1"><text:s text:c="4"/>279.6043, 279.6656, 279.735, 279.7805, 279.8022, 279.7909, 279.7531, </text:p>
      <text:p text:style-name="P1"><text:s text:c="4"/>279.6961, 279.6673, 279.6786, 279.7225, 279.7991, 279.8782, 279.911, </text:p>
      <text:p text:style-name="P1"><text:s text:c="4"/>279.9074, 279.8532, 279.7844, 279.8026, 279.7785, 279.738, 279.4479, </text:p>
      <text:p text:style-name="P1"><text:s text:c="4"/>278.0391, 275.9967, 270.815, 271.9737, 277.3166, 277.7715, 277.9173, </text:p>
      <text:p text:style-name="P1"><text:s text:c="4"/>275.7572, 275.498, 276.8841, 277.6219, 277.6427, 278.1736, 279.0381, </text:p>
      <text:p text:style-name="P1"><text:s text:c="4"/>279.5317, 279.7751, 279.8573, 279.9544, 279.4688, 279.3788, 277.7582, </text:p>
      <text:p text:style-name="P1"><text:s text:c="4"/>272.2754, 270.4856, 268.9211, 268.443, 266.7937, 265.529, 270.2003, </text:p>
      <text:p text:style-name="P1"><text:s text:c="4"/>271.9798, 270.804, 269.6584, 268.435, 268.3307, 267.5697, 268.3105, </text:p>
      <text:p text:style-name="P1"><text:s text:c="4"/>267.4223, 266.8415, 268.9713, 271.8633, 272.1715, 269.5031, 267.9646, </text:p>
      <text:p text:style-name="P1"><text:s text:c="4"/>267.995, 268.0055, 267.9216, 268.2036, 267.9849, 268.0102, 268.791, </text:p>
      <text:p text:style-name="P1"><text:s text:c="4"/>270.1741, 268.8804, 269.8233, 269.5242, 268.9, 267.8, 267.1201, 268.3176, </text:p>
      <text:p text:style-name="P1"><text:s text:c="4"/>268.7927, 268.8743, 269.137, 269.9146, 271.8078, 268.7354, 272.5676, </text:p>
      <text:p text:style-name="P1"><text:s text:c="4"/>273.7767, 278.1123, 278.3418, 278.389,</text:p>
      <text:p text:style-name="P1"><text:s text:c="2"/>277.8557, 278.1266, 278.4102, 278.6498, 278.8498, 279.0117, 279.1469, </text:p>
      <text:p text:style-name="P1"><text:s text:c="4"/>279.2669, 279.3705, 279.4516, 279.5151, 279.5529, 279.5444, 279.4527, </text:p>
      <text:p text:style-name="P1"><text:s text:c="4"/>279.2965, 279.1476, 279.1031, 279.1105, 279.1368, 279.1194, 278.336, </text:p>
      <text:p text:style-name="P1"><text:s text:c="4"/>277.3718, 276.863, 276.442, 276.6001, 275.9365, 275.5238, 275.1381, </text:p>
      <text:p text:style-name="P1"><text:s text:c="4"/>274.7644, 273.2639, 269.5598, 270.6684, 276.062, 276.4915, 276.3782, </text:p>
      <text:p text:style-name="P1"><text:s text:c="4"/>274.8678, 274.9207, 275.4712, 275.5927, 275.6518, 276.518, 277.6626, </text:p>
      <text:p text:style-name="P1"><text:s text:c="4"/>278.7001, 279.099, 279.1362, 276.7808, 269.7733, 270.5353, 268.0194, </text:p>
      <text:p text:style-name="P1"><text:s text:c="4"/>266.6196, 266.1877, 265.8401, 265.8487, 265.1212, 264.1581, 266.9281, </text:p>
      <text:p text:style-name="P1"><text:s text:c="4"/>267.9352, 266.033, 265.9294, 266.022, 266.8535, 266.8706, 267.4079, </text:p>
      <text:p text:style-name="P1"><text:s text:c="4"/>265.8265, 266.3801, 270.1996, 271.3074, 268.5833, 265.5276, 265.8281, </text:p>
      <text:p text:style-name="P1"><text:s text:c="4"/>266.9063, 266.8144, 266.346, 266.5031, 266.1252, 266.9582, 269.6113, </text:p>
      <text:p text:style-name="P1"><text:s text:c="4"/>270.9125, 268.7784, 268.2723, 268.1234, 268.6657, 267.3934, 265.8708, </text:p>
      <text:p text:style-name="P1"><text:s text:c="4"/>266.5053, 267.9601, 268.1405, 268.3811, 268.7173, 269.3915, 267.1748, </text:p>
      <text:p text:style-name="P1"><text:s text:c="4"/>263.1504, 267.0939, 277.1373, 277.5806, 277.6525,</text:p>
      <text:p text:style-name="P1"><text:s text:c="2"/>276.9736, 277.3533, 277.7226, 278.0445, 278.3174, 278.5365, 278.7233, </text:p>
      <text:p text:style-name="P1"><text:s text:c="4"/>278.9179, 279.1046, 279.2841, 278.7301, 277.8269, 277.1811, 275.8779, </text:p>
      <text:p text:style-name="P1"><text:s text:c="4"/>274.4538, 275.6241, 276.8199, 276.6629, 276.3826, 276.5002, 274.5247, </text:p>
      <text:p text:style-name="P1"><text:s text:c="4"/>272.8815, 272.0695, 271.6447, 271.3294, 271.3221, 271.4498, 271.1744, </text:p>
      <text:p text:style-name="P1"><text:s text:c="4"/>270.2741, 268.6519, 268.4053, 272.2, 274.8902, 275.1522, 274.9774, </text:p>
      <text:p text:style-name="P1"><text:s text:c="4"/>273.8794, 273.2517, 273.3586, 273.3795, 273.1332, 275.59, 275.5471, </text:p>
      <text:p text:style-name="P1"><text:s text:c="4"/>276.9975, 277.1055, 274.4541, 271.3264, 269.7541, 268.9221, 268.6241, </text:p>
      <text:p text:style-name="P1"><text:s text:c="4"/>268.5055, 268.4787, 268.1601, 267.0011, 266.3349, 265.8273, 265.8632, </text:p>
      <text:p text:style-name="P1"><text:s text:c="4"/>265.1757, 264.666, 264.6261, 266.0935, 267.0939, 266.0871, 264.2405, </text:p>
      <text:p text:style-name="P1"><text:s text:c="4"/>264.7285, 265.7288, 268.7348, 269.7025, 266.9721, 265.6447, 265.2822, </text:p>
      <text:p text:style-name="P1"><text:s text:c="4"/>265.2275, 265.168, 264.6024, 264.8041, 265.2102, 265.6096, 265.7504, </text:p>
      <text:p text:style-name="P1"><text:s text:c="4"/>267.7878, 269.4046, 268.9336, 267.0506, 266.3079, 265.307, 266.7431, </text:p>
      <text:p text:style-name="P1"><text:s text:c="4"/>266.769, 267.1894, 268.6559, 269.2794, 268.3471, 267.4291, 266.0774, </text:p>
      <text:p text:style-name="P1"><text:s text:c="4"/>265.4297, 270.0629, 274.5883, 275.4781, 276.3272,</text:p>
      <text:p text:style-name="P1"><text:s text:c="2"/>275.7804, 276.1066, 276.5274, 276.9146, 277.3246, 277.6418, 277.656, </text:p>
      <text:p text:style-name="P1"><text:s text:c="4"/>277.4907, 277.1178, 273.6944, 269.8035, 268.0497, 267.6219, 266.7761, </text:p>
      <text:p text:style-name="P1"><text:soft-page-break/><text:s text:c="4"/>267.1992, 269.1945, 270.6557, 271.6248, 271.7355, 271.6006, 271.0276, </text:p>
      <text:p text:style-name="P1"><text:s text:c="4"/>270.9763, 270.9815, 270.326, 269.2439, 268.9742, 269.6066, 270.2293, </text:p>
      <text:p text:style-name="P1"><text:s text:c="4"/>270.7159, 270.853, 271.2805, 272.7972, 273.5715, 273.708, 273.4831, </text:p>
      <text:p text:style-name="P1"><text:s text:c="4"/>272.2995, 271.0001, 271.1916, 271.9159, 273.0856, 274.5063, 273.6039, </text:p>
      <text:p text:style-name="P1"><text:s text:c="4"/>274.043, 272.6653, 270.1545, 271.361, 272.3347, 270.9123, 269.9551, </text:p>
      <text:p text:style-name="P1"><text:s text:c="4"/>268.9987, 268.6919, 268.1565, 266.9152, 266.9139, 267.2547, 265.837, </text:p>
      <text:p text:style-name="P1"><text:s text:c="4"/>264.3215, 264.2977, 263.8478, 264.4854, 266.073, 266.5739, 265.8924, </text:p>
      <text:p text:style-name="P1"><text:s text:c="4"/>264.684, 264.1651, 265.467, 265.832, 265.2254, 265.7383, 264.6851, </text:p>
      <text:p text:style-name="P1"><text:s text:c="4"/>264.5912, 264.2467, 263.1069, 262.4599, 263.4654, 266.0645, 265.1438, </text:p>
      <text:p text:style-name="P1"><text:s text:c="4"/>264.1923, 265.9601, 267.1572, 266.4193, 265.3741, 263.0699, 264.6627, </text:p>
      <text:p text:style-name="P1"><text:s text:c="4"/>266.0349, 267.4082, 269.0392, 268.9674, 267.717, 265.0353, 263.0698, </text:p>
      <text:p text:style-name="P1"><text:s text:c="4"/>264.6683, 268.2906, 268.8434, 269.336, 272.7376,</text:p>
      <text:p text:style-name="P1"><text:s text:c="2"/>271.3854, 271.6112, 272.0312, 273.4304, 273.6346, 273.7053, 271.7628, </text:p>
      <text:p text:style-name="P1"><text:s text:c="4"/>271.1004, 270.3115, 269.4887, 269.1707, 268.6289, 268.0622, 267.748, </text:p>
      <text:p text:style-name="P1"><text:s text:c="4"/>267.5759, 268.149, 268.5186, 268.7006, 268.718, 268.5983, 268.6154, </text:p>
      <text:p text:style-name="P1"><text:s text:c="4"/>269.1044, 268.9505, 267.2219, 265.3539, 266.1363, 269.4451, 270.5107, </text:p>
      <text:p text:style-name="P1"><text:s text:c="4"/>270.9034, 271.3138, 271.414, 270.4963, 269.5596, 269.131, 269.2359, </text:p>
      <text:p text:style-name="P1"><text:s text:c="4"/>269.4777, 269.6703, 270.3359, 271.5332, 272.5559, 273.4671, 272.2786, </text:p>
      <text:p text:style-name="P1"><text:s text:c="4"/>273.1002, 273.1567, 272.4379, 271.6625, 271.4178, 270.8788, 270.6341, </text:p>
      <text:p text:style-name="P1"><text:s text:c="4"/>269.0157, 268.3392, 267.728, 267.2873, 267.3757, 267.1222, 266.6488, </text:p>
      <text:p text:style-name="P1"><text:s text:c="4"/>266.4643, 265.4136, 263.1579, 263.4643, 265.9388, 267.18, 267.2869, </text:p>
      <text:p text:style-name="P1"><text:s text:c="4"/>265.8268, 263.2419, 262.4733, 261.9848, 260.2375, 259.6367, 259.938, </text:p>
      <text:p text:style-name="P1"><text:s text:c="4"/>261.8681, 263.193, 262.2911, 261.0622, 260.699, 261.9196, 264.456, </text:p>
      <text:p text:style-name="P1"><text:s text:c="4"/>264.7752, 264.4052, 265.8073, 265.7692, 266.0483, 264.353, 264.8579, </text:p>
      <text:p text:style-name="P1"><text:s text:c="4"/>266.6891, 267.8582, 268.0499, 267.0973, 266.1516, 263.5966, 262.489, </text:p>
      <text:p text:style-name="P1"><text:s text:c="4"/>267.1282, 269.8963, 270.1882, 270.1539, 270.9112,</text:p>
      <text:p text:style-name="P1"><text:s text:c="2"/>270.9693, 270.9778, 271.2568, 271.1078, 270.9001, 270.3744, 269.2719, </text:p>
      <text:p text:style-name="P1"><text:s text:c="4"/>268.9205, 269.0573, 269.3584, 269.1199, 268.6764, 268.165, 267.6764, </text:p>
      <text:p text:style-name="P1"><text:s text:c="4"/>267.2878, 267.2286, 267.1892, 266.955, 266.7541, 266.8568, 266.96, </text:p>
      <text:p text:style-name="P1"><text:s text:c="4"/>266.8266, 265.7135, 264.8558, 265.3541, 267.3246, 269.6081, 270.2038, </text:p>
      <text:p text:style-name="P1"><text:s text:c="4"/>270.1696, 270.1878, 270.1931, 268.8331, 267.6611, 267.5486, 268.2306, </text:p>
      <text:p text:style-name="P1"><text:s text:c="4"/>269.0205, 269.7377, 270.3931, 270.7992, 270.1414, 269.7479, 269.6486, </text:p>
      <text:p text:style-name="P1"><text:s text:c="4"/>270.1049, 270.1284, 269.9753, 269.9464, 270.0204, 269.9646, 269.7433, </text:p>
      <text:p text:style-name="P1"><text:s text:c="4"/>269.1375, 268.5995, 267.5333, 266.8246, 266.8246, 266.3432, 265.4556, </text:p>
      <text:p text:style-name="P1"><text:s text:c="4"/>265.2949, 264.6453, 263.6751, 263.3619, 264.1553, 265.2431, 265.722, </text:p>
      <text:p text:style-name="P1"><text:s text:c="4"/>265.3578, 264.7787, 263.7722, 262.3985, 258.8218, 256.5379, 257.598, </text:p>
      <text:p text:style-name="P1"><text:s text:c="4"/>259.8824, 261.9563, 262.7449, 262.6623, 262.6747, 262.4438, 262.662, </text:p>
      <text:p text:style-name="P1"><text:s text:c="4"/>263.3952, 262.7429, 263.1137, 264.0096, 264.5694, 264.3643, 264.3517, </text:p>
      <text:p text:style-name="P1"><text:s text:c="4"/>265.6584, 267.1788, 266.8511, 265.958, 265.3544, 264.1559, 264.7507, </text:p>
      <text:p text:style-name="P1"><text:s text:c="4"/>271.1446, 270.6528, 271.0771, 271.4937, 270.7296,</text:p>
      <text:p text:style-name="P1"><text:s text:c="2"/>270.299, 269.6535, 269.4212, 269.2554, 269.1721, 268.3809, 267.7864, </text:p>
      <text:p text:style-name="P1"><text:s text:c="4"/>267.6773, 267.7577, 267.9021, 267.6948, 267.2353, 266.9719, 266.8212, </text:p>
      <text:p text:style-name="P1"><text:s text:c="4"/>266.9433, 266.9643, 266.6485, 266.1522, 265.6387, 264.8719, 264.0288, </text:p>
      <text:p text:style-name="P1"><text:s text:c="4"/>263.9465, 264.7536, 266.3853, 267.789, 268.7463, 269.3931, 269.2564, </text:p>
      <text:p text:style-name="P1"><text:s text:c="4"/>268.7867, 268.7579, 268.907, 268.6077, 268.0581, 268.1727, 268.3843, </text:p>
      <text:p text:style-name="P1"><text:s text:c="4"/>268.6478, 268.7287, 268.595, 267.8235, 267.6209, 268.0377, 268.5287, </text:p>
      <text:p text:style-name="P1"><text:s text:c="4"/>268.7904, 268.8124, 268.7794, 268.9504, 269.1617, 269.1883, 269.0193, </text:p>
      <text:p text:style-name="P1"><text:s text:c="4"/>268.7276, 269.0318, 268.7162, 268.1876, 267.0161, 265.2725, 264.6357, </text:p>
      <text:p text:style-name="P1"><text:s text:c="4"/>264.3779, 263.2093, 263.0137, 263.4469, 263.9554, 264.2845, 263.7934, </text:p>
      <text:p text:style-name="P1"><text:s text:c="4"/>262.8808, 262.6888, 262.4653, 262.024, 260.6406, 259.3973, 258.6596, </text:p>
      <text:p text:style-name="P1"><text:s text:c="4"/>258.8514, 259.8904, 261.5435, 262.6945, 263.0842, 263.6559, 262.5616, </text:p>
      <text:p text:style-name="P1"><text:s text:c="4"/>260.762, 260.6967, 261.7216, 263.5896, 264.6386, 265.1665, 264.4138, </text:p>
      <text:p text:style-name="P1"><text:s text:c="4"/>264.6138, 265.2569, 264.2345, 263.6001, 262.7804, 261.5858, 261.9805, </text:p>
      <text:p text:style-name="P1"><text:s text:c="4"/>264.7174, 267.0245, 270.0441, 270.9438, 270.5627,</text:p>
      <text:p text:style-name="P1"><text:s text:c="2"/>265.6786, 265.8895, 266.4118, 267.5503, 268.2918, 268.2135, 267.9019, </text:p>
      <text:p text:style-name="P1"><text:s text:c="4"/>267.7259, 267.5619, 267.3382, 266.7794, 266.0362, 265.722, 265.6765, </text:p>
      <text:p text:style-name="P1"><text:s text:c="4"/>265.6334, 265.4018, 265.0659, 264.7154, 264.2962, 263.7061, 262.9781, </text:p>
      <text:p text:style-name="P1"><text:s text:c="4"/>262.169, 262.2626, 263.4924, 265.5955, 267.0745, 267.6773, 267.5916, </text:p>
      <text:p text:style-name="P1"><text:s text:c="4"/>267.5637, 267.3232, 266.9983, 266.786, 266.8144, 267.0679, 267.1966, </text:p>
      <text:p text:style-name="P1"><text:soft-page-break/><text:s text:c="4"/>267.2396, 266.8018, 265.8577, 265.2869, 266.0449, 266.8997, 267.1097, </text:p>
      <text:p text:style-name="P1"><text:s text:c="4"/>267.1674, 267.0895, 266.9803, 267.004, 266.935, 266.8097, 266.752, </text:p>
      <text:p text:style-name="P1"><text:s text:c="4"/>267.0682, 267.6508, 267.0458, 266.7638, 266.5845, 265.7408, 264.9142, </text:p>
      <text:p text:style-name="P1"><text:s text:c="4"/>264.4455, 263.5989, 262.8899, 262.9689, 263.0764, 263.2286, 263.2763, </text:p>
      <text:p text:style-name="P1"><text:s text:c="4"/>262.9086, 262.6843, 262.4239, 262.2336, 261.9774, 261.6116, 261.4059, </text:p>
      <text:p text:style-name="P1"><text:s text:c="4"/>261.693, 262.2302, 262.8738, 263.0793, 262.6786, 263.0199, 263.4279, </text:p>
      <text:p text:style-name="P1"><text:s text:c="4"/>263.5202, 263.2551, 262.8628, 264.0294, 264.8045, 264.7938, 264.7244, </text:p>
      <text:p text:style-name="P1"><text:s text:c="4"/>264.5403, 264.2553, 263.7859, 263.3669, 262.8165, 261.8484, 259.8067, </text:p>
      <text:p text:style-name="P1"><text:s text:c="4"/>258.7183, 259.9694, 262.6885, 264.1397, 265.3718,</text:p>
      <text:p text:style-name="P1"><text:s text:c="2"/>257.3792, 258.0255, 258.9762, 260.757, 261.368, 261.1696, 261.0184, </text:p>
      <text:p text:style-name="P1"><text:s text:c="4"/>261.5263, 261.5994, 261.2276, 261.0327, 260.9271, 260.9642, 261.13, </text:p>
      <text:p text:style-name="P1"><text:s text:c="4"/>261.007, 260.7733, 260.7901, 261.7198, 262.0717, 262.1059, 261.9401, </text:p>
      <text:p text:style-name="P1"><text:s text:c="4"/>261.2599, 261.3268, 262.3835, 264.2953, 265.1519, 265.6219, 265.4077, </text:p>
      <text:p text:style-name="P1"><text:s text:c="4"/>265.0213, 264.3827, 263.9089, 263.9333, 264.3925, 265.072, 266.141, </text:p>
      <text:p text:style-name="P1"><text:s text:c="4"/>266.3858, 266.2922, 266.0769, 265.4295, 265.2183, 265.6188, 265.5175, </text:p>
      <text:p text:style-name="P1"><text:s text:c="4"/>265.4504, 265.3341, 265.2648, 265.1786, 265.1402, 265.1443, 265.1364, </text:p>
      <text:p text:style-name="P1"><text:s text:c="4"/>265.4602, 265.9445, 265.5723, 265.623, 265.5432, 264.9958, 264.2068, </text:p>
      <text:p text:style-name="P1"><text:s text:c="4"/>263.6261, 263.1928, 262.6147, 262.3098, 262.2455, 262.7464, 262.8371, </text:p>
      <text:p text:style-name="P1"><text:s text:c="4"/>262.7948, 262.788, 262.8155, 262.9174, 263.1062, 263.1589, 263.2777, </text:p>
      <text:p text:style-name="P1"><text:s text:c="4"/>263.457, 263.8481, 264.434, 264.4104, 264.1608, 264.2919, 264.4993, </text:p>
      <text:p text:style-name="P1"><text:s text:c="4"/>264.7849, 264.7948, 264.4511, 264.755, 265.0682, 264.8671, 264.6558, </text:p>
      <text:p text:style-name="P1"><text:s text:c="4"/>264.5797, 264.4681, 264.1805, 263.8976, 263.5733, 262.8434, 261.84, </text:p>
      <text:p text:style-name="P1"><text:s text:c="4"/>260.3753, 259.5611, 258.5238, 257.706, 256.9567,</text:p>
      <text:p text:style-name="P1"><text:s text:c="2"/>260.8983, 260.8744, 259.9359, 259.0643, 258.8896, 258.3712, 257.9419, </text:p>
      <text:p text:style-name="P1"><text:s text:c="4"/>257.7485, 258.4135, 258.847, 259.8453, 260.2852, 260.4036, 260.6214, </text:p>
      <text:p text:style-name="P1"><text:s text:c="4"/>260.748, 260.7337, 260.8681, 261.6039, 262.0895, 262.2476, 262.3111, </text:p>
      <text:p text:style-name="P1"><text:s text:c="4"/>262.8019, 263.2389, 263.6201, 264.2465, 264.3268, 264.4366, 264.3285, </text:p>
      <text:p text:style-name="P1"><text:s text:c="4"/>264.1801, 263.8868, 263.6613, 263.5142, 263.3907, 263.3664, 263.8033, </text:p>
      <text:p text:style-name="P1"><text:s text:c="4"/>264.0697, 264.16, 264.1614, 264.0001, 263.8909, 263.8163, 263.8205, </text:p>
      <text:p text:style-name="P1"><text:s text:c="4"/>263.8192, 263.8284, 263.8532, 263.8756, 264.3329, 264.7457, 264.6834, </text:p>
      <text:p text:style-name="P1"><text:s text:c="4"/>264.6703, 264.6423, 263.9568, 263.7618, 263.6719, 263.5474, 263.1912, </text:p>
      <text:p text:style-name="P1"><text:s text:c="4"/>262.8877, 262.6695, 262.3488, 262.2668, 262.271, 262.4106, 262.744, </text:p>
      <text:p text:style-name="P1"><text:s text:c="4"/>263.9981, 264.6075, 264.903, 265.2709, 265.5051, 265.4916, 265.2314, </text:p>
      <text:p text:style-name="P1"><text:s text:c="4"/>264.8289, 264.7505, 264.1346, 263.0871, 263.0762, 263.1863, 263.2453, </text:p>
      <text:p text:style-name="P1"><text:s text:c="4"/>263.4097, 263.6151, 263.8482, 263.8815, 264.79, 264.9949, 264.9458, </text:p>
      <text:p text:style-name="P1"><text:s text:c="4"/>264.8216, 264.6681, 264.3175, 264.1376, 263.909, 263.4636, 262.8894, </text:p>
      <text:p text:style-name="P1"><text:s text:c="4"/>262.1736, 261.8562, 261.4331, 261.1654, 260.983,</text:p>
      <text:p text:style-name="P1"><text:s text:c="2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 261.1156, 261.1156, </text:p>
      <text:p text:style-name="P1"><text:s text:c="4"/>261.1156, 261.1156, 261.1156, 261.1156, 261.1156,</text:p>
      <text:p text:style-name="P1"><text:s text:c="2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oft-page-break/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 275.8593, 275.8593, </text:p>
      <text:p text:style-name="P1"><text:s text:c="4"/>275.8593, 275.8593, 275.8593, 275.8593, 275.8593,</text:p>
      <text:p text:style-name="P1"><text:s text:c="2"/>275.8557, 275.8732, 275.8909, 275.9082, 275.9343, 275.9804, 275.9933, </text:p>
      <text:p text:style-name="P1"><text:s text:c="4"/>276.0047, 276.0126, 276.0215, 276.0363, 276.0488, 276.0596, 276.0652, </text:p>
      <text:p text:style-name="P1"><text:s text:c="4"/>276.0728, 276.0838, 276.0946, 276.0996, 276.1049, 276.1102, 276.1114, </text:p>
      <text:p text:style-name="P1"><text:s text:c="4"/>276.1102, 276.1083, 276.1039, 276.1024, 276.1013, 276.1017, 276.0991, </text:p>
      <text:p text:style-name="P1"><text:s text:c="4"/>276.0924, 276.0674, 276.0608, 276.0517, 276.0404, 276.0284, 276.0064, </text:p>
      <text:p text:style-name="P1"><text:s text:c="4"/>275.9831, 275.9644, 275.9475, 275.9329, 275.9203, 275.9019, 275.8788, </text:p>
      <text:p text:style-name="P1"><text:s text:c="4"/>275.8569, 275.8367, 275.8204, 275.804, 275.7912, 275.7722, 275.7551, </text:p>
      <text:p text:style-name="P1"><text:s text:c="4"/>275.7428, 275.7328, 275.723, 275.7119, 275.6892, 275.6817, 275.6736, </text:p>
      <text:p text:style-name="P1"><text:s text:c="4"/>275.6678, 275.6624, 275.6544, 275.6497, 275.6452, 275.6428, 275.6404, </text:p>
      <text:p text:style-name="P1"><text:s text:c="4"/>275.6389, 275.6388, 275.6402, 275.6386, 275.6361, 275.6355, 275.637, </text:p>
      <text:p text:style-name="P1"><text:s text:c="4"/>275.6382, 275.6428, 275.6437, 275.6426, 275.6422, 275.6436, 275.6493, </text:p>
      <text:p text:style-name="P1"><text:s text:c="4"/>275.6612, 275.6587, 275.661, 275.6622, 275.6635, 275.6662, 275.6708, </text:p>
      <text:p text:style-name="P1"><text:s text:c="4"/>275.6749, 275.6806, 275.6864, 275.6917, 275.6992, 275.7109, 275.7243, </text:p>
      <text:p text:style-name="P1"><text:s text:c="4"/>275.7396, 275.7574, 275.7771, 275.7979, 275.8264,</text:p>
      <text:p text:style-name="P1"><text:s text:c="2"/>275.7238, 275.8021, 275.8615, 275.9173, 275.993, 276.0778, 276.1129, </text:p>
      <text:p text:style-name="P1"><text:s text:c="4"/>276.1462, 276.1862, 276.2057, 276.2282, 276.2573, 276.2593, 276.2887, </text:p>
      <text:p text:style-name="P1"><text:s text:c="4"/>276.3197, 276.3463, 276.3557, 276.3585, 276.3627, 276.3739, 276.3834, </text:p>
      <text:p text:style-name="P1"><text:s text:c="4"/>276.3875, 276.3981, 276.4092, 276.4079, 276.3969, 276.3931, 276.3889, </text:p>
      <text:p text:style-name="P1"><text:s text:c="4"/>276.3731, 276.3399, 276.3204, 276.2986, 276.2543, 276.2114, 276.1779, </text:p>
      <text:p text:style-name="P1"><text:s text:c="4"/>276.1399, 276.099, 276.0619, 276.02, 275.9693, 275.9254, 275.8878, </text:p>
      <text:p text:style-name="P1"><text:s text:c="4"/>275.8504, 275.8166, 275.7833, 275.7531, 275.7223, 275.6893, 275.6624, </text:p>
      <text:p text:style-name="P1"><text:s text:c="4"/>275.6274, 275.5961, 275.5746, 275.5572, 275.5292, 275.5158, 275.5062, </text:p>
      <text:p text:style-name="P1"><text:s text:c="4"/>275.4976, 275.4908, 275.4903, 275.4865, 275.4861, 275.4886, 275.4915, </text:p>
      <text:p text:style-name="P1"><text:s text:c="4"/>275.4955, 275.4994, 275.5036, 275.5098, 275.5138, 275.5164, 275.5195, </text:p>
      <text:p text:style-name="P1"><text:s text:c="4"/>275.524, 275.5198, 275.515, 275.5128, 275.5041, 275.4945, 275.4897, </text:p>
      <text:p text:style-name="P1"><text:s text:c="4"/>275.4805, 275.4658, 275.4519, 275.4344, 275.4147, 275.3976, 275.381, </text:p>
      <text:p text:style-name="P1"><text:s text:c="4"/>275.3535, 275.342, 275.3406, 275.3307, 275.3391, 275.351, 275.382, </text:p>
      <text:p text:style-name="P1"><text:s text:c="4"/>275.4348, 275.4791, 275.5214, 275.5885, 275.6483,</text:p>
      <text:p text:style-name="P1"><text:s text:c="2"/>275.4758, 273.822, 272.9819, 272.6588, 272.6901, 272.7891, 272.896, </text:p>
      <text:p text:style-name="P1"><text:s text:c="4"/>273.1518, 273.6296, 274.2962, 276.344, 274.9767, 275.3658, 276.0808, </text:p>
      <text:p text:style-name="P1"><text:s text:c="4"/>276.6072, 276.5898, 276.5663, 276.5673, 276.567, 276.5944, 276.6212, </text:p>
      <text:p text:style-name="P1"><text:s text:c="4"/>276.6409, 276.6646, 276.6899, 276.7184, 276.7328, 276.7371, 276.7349, </text:p>
      <text:p text:style-name="P1"><text:s text:c="4"/>276.7233, 276.6921, 276.6625, 276.595, 276.537, 276.4704, 276.3839, </text:p>
      <text:p text:style-name="P1"><text:s text:c="4"/>276.3111, 276.2332, 276.1584, 276.0902, 276.0192, 275.9641, 275.9087, </text:p>
      <text:p text:style-name="P1"><text:s text:c="4"/>275.8475, 275.7935, 275.7447, 275.7002, 275.6538, 275.6101, 275.5679, </text:p>
      <text:p text:style-name="P1"><text:s text:c="4"/>275.5394, 275.509, 275.4799, 275.4565, 275.4255, 275.4158, 275.3893, </text:p>
      <text:p text:style-name="P1"><text:s text:c="4"/>275.3698, 275.357, 275.349, 275.3512, 275.3552, 275.3611, 275.3722, </text:p>
      <text:p text:style-name="P1"><text:s text:c="4"/>275.3854, 275.3977, 275.408, 275.42, 275.4277, 275.4259, 275.4239, </text:p>
      <text:p text:style-name="P1"><text:s text:c="4"/>275.4112, 275.394, 275.3783, 275.3461, 275.322, 275.3105, 275.278, </text:p>
      <text:p text:style-name="P1"><text:s text:c="4"/>275.2339, 275.1763, 275.1005, 275.0204, 274.9403, 274.846, 274.7667, </text:p>
      <text:p text:style-name="P1"><text:s text:c="4"/>274.696, 274.6261, 274.4723, 273.6385, 272.7856, 272.1005, 272.3365, </text:p>
      <text:p text:style-name="P1"><text:s text:c="4"/>273.2583, 273.6777, 273.9672, 275.1684, 275.5527,</text:p>
      <text:p text:style-name="P1"><text:s text:c="2"/>275.4774, 269.0149, 265.4704, 264.9623, 265.006, 265.042, 265.1054, </text:p>
      <text:p text:style-name="P1"><text:s text:c="4"/>265.256, 265.8586, 266.8252, 268.673, 270.2157, 272.0558, 273.9876, </text:p>
      <text:p text:style-name="P1"><text:s text:c="4"/>274.6954, 275.5272, 276.0949, 276.131, 276.1746, 276.7045, 276.7804, </text:p>
      <text:p text:style-name="P1"><text:s text:c="4"/>276.8123, 276.8454, 276.8662, 276.9099, 276.9785, 277.0135, 277.0685, </text:p>
      <text:p text:style-name="P1"><text:s text:c="4"/>277.0778, 277.0779, 277.0312, 276.9642, 276.8837, 276.7831, 276.6738, </text:p>
      <text:p text:style-name="P1"><text:s text:c="4"/>276.5654, 276.463, 276.3584, 276.2589, 276.1692, 276.0754, 275.9914, </text:p>
      <text:p text:style-name="P1"><text:s text:c="4"/>275.9111, 275.8365, 275.7672, 275.7029, 275.6473, 275.5946, 275.5503, </text:p>
      <text:p text:style-name="P1"><text:s text:c="4"/>275.5015, 275.4692, 275.4283, 275.4095, 275.3786, 275.3539, 275.3326, </text:p>
      <text:p text:style-name="P1"><text:s text:c="4"/>275.3133, 275.2968, 275.2816, 275.2835, 275.2899, 275.308, 275.3223, </text:p>
      <text:p text:style-name="P1"><text:s text:c="4"/>275.3336, 275.3438, 275.3495, 275.3481, 275.3319, 275.3059, 275.2732, </text:p>
      <text:p text:style-name="P1"><text:s text:c="4"/>275.2281, 275.1782, 275.1111, 274.3745, 273.7606, 274.8882, 274.871, </text:p>
      <text:p text:style-name="P1"><text:soft-page-break/><text:s text:c="4"/>274.7673, 274.6398, 274.4645, 274.2566, 274.0755, 273.6458, 273.7194, </text:p>
      <text:p text:style-name="P1"><text:s text:c="4"/>273.6912, 272.2768, 269.4252, 268.3352, 267.4857, 266.645, 266.2732, </text:p>
      <text:p text:style-name="P1"><text:s text:c="4"/>266.7354, 267.6272, 268.1234, 269.2384, 273.3903,</text:p>
      <text:p text:style-name="P1"><text:s text:c="2"/>269.2237, 267.8573, 267.5838, 267.7806, 268.0457, 268.2208, 268.1575, </text:p>
      <text:p text:style-name="P1"><text:s text:c="4"/>267.8828, 267.6307, 267.6178, 268.0312, 268.9054, 269.3404, 269.6993, </text:p>
      <text:p text:style-name="P1"><text:s text:c="4"/>270.9021, 272.5014, 273.3317, 273.9917, 275.4334, 276.5056, 276.2466, </text:p>
      <text:p text:style-name="P1"><text:s text:c="4"/>276.5517, 276.2522, 276.1365, 276.424, 276.8132, 276.7239, 277.0923, </text:p>
      <text:p text:style-name="P1"><text:s text:c="4"/>277.3384, 277.4475, 277.4464, 277.4147, 277.3268, 277.194, 277.0592, </text:p>
      <text:p text:style-name="P1"><text:s text:c="4"/>276.9075, 276.7684, 276.6291, 276.5057, 276.3899, 276.2842, 276.1849, </text:p>
      <text:p text:style-name="P1"><text:s text:c="4"/>276.0984, 276.0148, 275.933, 275.8527, 275.7742, 275.6909, 275.6205, </text:p>
      <text:p text:style-name="P1"><text:s text:c="4"/>275.5664, 275.5224, 275.4835, 275.4451, 275.4038, 275.3715, 275.3442, </text:p>
      <text:p text:style-name="P1"><text:s text:c="4"/>275.3237, 275.3165, 275.3064, 275.3021, 275.3142, 275.3348, 275.349, </text:p>
      <text:p text:style-name="P1"><text:s text:c="4"/>275.3624, 275.3726, 275.3626, 275.3397, 275.286, 275.2419, 275.1589, </text:p>
      <text:p text:style-name="P1"><text:s text:c="4"/>275.0487, 274.9008, 274.7652, 273.9227, 270.9698, 273.3904, 274.1055, </text:p>
      <text:p text:style-name="P1"><text:s text:c="4"/>273.9453, 273.6863, 272.7444, 270.3108, 270.0932, 269.3257, 268.9991, </text:p>
      <text:p text:style-name="P1"><text:s text:c="4"/>269.523, 269.3123, 267.6045, 266.885, 265.715, 264.7955, 264.2649, </text:p>
      <text:p text:style-name="P1"><text:s text:c="4"/>264.9846, 266.0426, 266.2076, 266.7273, 269.4501,</text:p>
      <text:p text:style-name="P1"><text:s text:c="2"/>268.96, 268.9698, 269.8547, 270.2629, 270.5615, 270.8326, 270.874, </text:p>
      <text:p text:style-name="P1"><text:s text:c="4"/>270.9452, 270.7533, 270.4068, 269.9364, 269.5842, 269.3041, 269.123, </text:p>
      <text:p text:style-name="P1"><text:s text:c="4"/>270.0636, 271.324, 272.3745, 272.8773, 273.443, 273.6657, 273.5395, </text:p>
      <text:p text:style-name="P1"><text:s text:c="4"/>273.214, 272.946, 273.3146, 273.6526, 273.6176, 273.8977, 275.9626, </text:p>
      <text:p text:style-name="P1"><text:s text:c="4"/>277.3796, 277.6191, 277.7802, 277.8631, 277.8248, 277.7016, 277.5219, </text:p>
      <text:p text:style-name="P1"><text:s text:c="4"/>277.3272, 277.1489, 276.9904, 276.8515, 276.7336, 276.6305, 276.5418, </text:p>
      <text:p text:style-name="P1"><text:s text:c="4"/>276.4735, 276.3776, 276.2808, 276.1799, 276.0649, 275.9532, 275.8508, </text:p>
      <text:p text:style-name="P1"><text:s text:c="4"/>275.7744, 275.7081, 275.6524, 275.6114, 275.5684, 275.531, 275.5019, </text:p>
      <text:p text:style-name="P1"><text:s text:c="4"/>275.4746, 275.4686, 275.4709, 275.4844, 275.5012, 275.491, 275.4745, </text:p>
      <text:p text:style-name="P1"><text:s text:c="4"/>275.432, 275.3809, 275.3067, 275.0455, 274.847, 275.1199, 275.0258, </text:p>
      <text:p text:style-name="P1"><text:s text:c="4"/>274.7246, 273.9231, 274.1506, 272.3443, 269.9954, 270.1282, 271.1507, </text:p>
      <text:p text:style-name="P1"><text:s text:c="4"/>272.1131, 270.5037, 268.7642, 267.4621, 266.6806, 266.3067, 266.153, </text:p>
      <text:p text:style-name="P1"><text:s text:c="4"/>266.4806, 266.4406, 266.5752, 266.4284, 265.4153, 264.7377, 264.3854, </text:p>
      <text:p text:style-name="P1"><text:s text:c="4"/>264.8903, 266.076, 266.2718, 266.8219, 268.5407,</text:p>
      <text:p text:style-name="P1"><text:s text:c="2"/>270.8208, 271.8972, 273.2324, 273.78, 274.2215, 274.5903, 275.3955, </text:p>
      <text:p text:style-name="P1"><text:s text:c="4"/>277.124, 276.933, 275.0056, 275.5021, 273.6185, 271.7019, 271.0582, </text:p>
      <text:p text:style-name="P1"><text:s text:c="4"/>270.7824, 270.7355, 271.7323, 271.8759, 272.1542, 272.5683, 272.8219, </text:p>
      <text:p text:style-name="P1"><text:s text:c="4"/>272.5804, 272.5865, 272.8123, 272.9166, 272.6307, 272.4727, 273.0768, </text:p>
      <text:p text:style-name="P1"><text:s text:c="4"/>274.8362, 276.211, 277.8835, 278.1844, 278.3327, 278.2554, 278.0452, </text:p>
      <text:p text:style-name="P1"><text:s text:c="4"/>277.8032, 277.5753, 277.3608, 277.163, 277.034, 276.9485, 276.9159, </text:p>
      <text:p text:style-name="P1"><text:s text:c="4"/>276.8907, 276.8749, 276.8092, 276.6879, 276.5445, 276.3884, 276.2388, </text:p>
      <text:p text:style-name="P1"><text:s text:c="4"/>276.1167, 276.0106, 275.9403, 275.8875, 275.8591, 275.8383, 275.8192, </text:p>
      <text:p text:style-name="P1"><text:s text:c="4"/>275.8172, 275.8555, 275.929, 275.995, 276.0439, 276.0381, 275.8984, </text:p>
      <text:p text:style-name="P1"><text:s text:c="4"/>275.6648, 275.3757, 274.5665, 272.0348, 271.8045, 273.1443, 274.275, </text:p>
      <text:p text:style-name="P1"><text:s text:c="4"/>273.7819, 271.394, 270.2162, 269.0237, 267.8734, 266.988, 266.5831, </text:p>
      <text:p text:style-name="P1"><text:s text:c="4"/>266.9801, 266.7614, 265.9387, 264.8543, 263.4745, 263.0753, 263.2563, </text:p>
      <text:p text:style-name="P1"><text:s text:c="4"/>263.7549, 264.4861, 265.3929, 266.7089, 266.2597, 265.4099, 265.2666, </text:p>
      <text:p text:style-name="P1"><text:s text:c="4"/>265.7627, 266.4473, 266.7638, 268.1448, 270.0267,</text:p>
      <text:p text:style-name="P1"><text:s text:c="2"/>275.4226, 278.5621, 278.9936, 279.5127, 279.9278, 280.2491, 280.4899, </text:p>
      <text:p text:style-name="P1"><text:s text:c="4"/>280.6986, 280.7322, 280.5219, 280.8176, 280.2038, 279.101, 278.8266, </text:p>
      <text:p text:style-name="P1"><text:s text:c="4"/>276.9075, 272.9721, 271.5363, 270.845, 270.5941, 271.1579, 272.9119, </text:p>
      <text:p text:style-name="P1"><text:s text:c="4"/>273.2453, 273.2554, 273.2039, 273.0216, 272.7316, 272.2603, 272.4249, </text:p>
      <text:p text:style-name="P1"><text:s text:c="4"/>273.1792, 273.4786, 275.3416, 278.1005, 278.7513, 278.8551, 278.6712, </text:p>
      <text:p text:style-name="P1"><text:s text:c="4"/>278.3569, 277.9389, 277.5117, 277.0128, 276.7197, 276.2944, 276.4551, </text:p>
      <text:p text:style-name="P1"><text:s text:c="4"/>276.6985, 276.9755, 277.0996, 277.1129, 277.034, 276.9169, 276.785, </text:p>
      <text:p text:style-name="P1"><text:s text:c="4"/>276.6509, 276.5318, 276.4441, 276.3896, 276.3633, 276.3784, 276.4146, </text:p>
      <text:p text:style-name="P1"><text:s text:c="4"/>276.4752, 276.5471, 276.644, 276.7783, 276.8918, 276.8954, 276.7294, </text:p>
      <text:p text:style-name="P1"><text:s text:c="4"/>276.335, 275.5719, 272.3483, 271.0366, 270.8528, 270.912, 270.8293, </text:p>
      <text:p text:style-name="P1"><text:s text:c="4"/>270.0685, 269.2985, 268.8411, 268.1089, 267.4085, 266.5698, 264.3561, </text:p>
      <text:p text:style-name="P1"><text:s text:c="4"/>262.8265, 263.9397, 263.8545, 263.0946, 261.3341, 259.4973, 259.2979, </text:p>
      <text:p text:style-name="P1"><text:s text:c="4"/>259.6458, 260.9375, 263.1773, 265.9895, 266.3677, 265.9441, 266.6345, </text:p>
      <text:p text:style-name="P1"><text:s text:c="4"/>267.963, 267.8958, 268.5664, 271.1345, 272.76,</text:p>
      <text:p text:style-name="P1"><text:soft-page-break/><text:s text:c="2"/>279.296, 280.1655, 280.5937, 281.0047, 281.2808, 281.4802, 281.6317, </text:p>
      <text:p text:style-name="P1"><text:s text:c="4"/>281.7637, 281.8572, 281.9133, 281.9547, 281.9016, 281.7722, 281.5823, </text:p>
      <text:p text:style-name="P1"><text:s text:c="4"/>281.0484, 278.4963, 274.8389, 273.2206, 272.771, 272.8488, 273.751, </text:p>
      <text:p text:style-name="P1"><text:s text:c="4"/>273.7369, 273.9676, 273.4706, 273.004, 272.9267, 272.9055, 273.3237, </text:p>
      <text:p text:style-name="P1"><text:s text:c="4"/>273.9624, 273.6073, 274.2018, 277.2575, 279.2961, 279.475, 279.2896, </text:p>
      <text:p text:style-name="P1"><text:s text:c="4"/>278.7759, 276.9424, 276.1181, 274.0197, 273.2554, 272.9467, 272.9441, </text:p>
      <text:p text:style-name="P1"><text:s text:c="4"/>273.4936, 276.0647, 276.6894, 276.9393, 277.0657, 277.195, 277.236, </text:p>
      <text:p text:style-name="P1"><text:s text:c="4"/>277.1971, 277.1473, 277.0878, 277.0399, 276.9942, 277.052, 277.1603, </text:p>
      <text:p text:style-name="P1"><text:s text:c="4"/>277.2858, 277.4156, 277.5444, 277.7148, 277.862, 277.8929, 277.678, </text:p>
      <text:p text:style-name="P1"><text:s text:c="4"/>277.2348, 275.2994, 271.9587, 271.3121, 271.1303, 270.4994, 269.7228, </text:p>
      <text:p text:style-name="P1"><text:s text:c="4"/>269.0833, 268.7294, 268.4699, 267.733, 267.3412, 266.7343, 264.721, </text:p>
      <text:p text:style-name="P1"><text:s text:c="4"/>262.4358, 262.7917, 262.8932, 262.6746, 261.5007, 259.192, 258.6521, </text:p>
      <text:p text:style-name="P1"><text:s text:c="4"/>259.4341, 260.8305, 262.3063, 265.1827, 266.5966, 267.0883, 269.4255, </text:p>
      <text:p text:style-name="P1"><text:s text:c="4"/>270.8899, 269.9309, 270.812, 274.8421, 276.0019,</text:p>
      <text:p text:style-name="P1"><text:s text:c="2"/>280.6487, 281.0852, 281.4186, 281.6834, 281.9031, 282.0747, 282.2118, </text:p>
      <text:p text:style-name="P1"><text:s text:c="4"/>282.3188, 282.435, 282.5394, 282.6401, 282.715, 282.7465, 282.7131, </text:p>
      <text:p text:style-name="P1"><text:s text:c="4"/>282.5702, 282.2784, 281.8317, 280.2896, 280.1502, 278.0707, 275.3206, </text:p>
      <text:p text:style-name="P1"><text:s text:c="4"/>274.0194, 274.5026, 273.6233, 273.0738, 273.3997, 274.0189, 274.3723, </text:p>
      <text:p text:style-name="P1"><text:s text:c="4"/>275.0089, 275.0734, 275.4081, 278.5799, 279.8414, 280.1073, 279.9419, </text:p>
      <text:p text:style-name="P1"><text:s text:c="4"/>277.3534, 273.5473, 272.9702, 272.6318, 272.3541, 272.1129, 271.7476, </text:p>
      <text:p text:style-name="P1"><text:s text:c="4"/>271.7057, 272.1861, 272.2938, 273.224, 274.1089, 275.8773, 277.1261, </text:p>
      <text:p text:style-name="P1"><text:s text:c="4"/>277.3065, 277.356, 277.3604, 276.9817, 275.9669, 276.614, 277.1459, </text:p>
      <text:p text:style-name="P1"><text:s text:c="4"/>278.1452, 278.3355, 278.5242, 278.823, 279.0264, 279.0809, 278.9217, </text:p>
      <text:p text:style-name="P1"><text:s text:c="4"/>278.4118, 275.7628, 273.1429, 272.4917, 271.5574, 270.4271, 269.6663, </text:p>
      <text:p text:style-name="P1"><text:s text:c="4"/>269.3947, 269.1303, 268.3525, 267.559, 267.0496, 266.7373, 266.2523, </text:p>
      <text:p text:style-name="P1"><text:s text:c="4"/>264.8404, 263.5503, 262.6505, 263.2972, 262.7964, 261.6042, 262.024, </text:p>
      <text:p text:style-name="P1"><text:s text:c="4"/>263.7782, 264.8317, 264.2986, 265.2346, 268.0209, 269.8863, 275.382, </text:p>
      <text:p text:style-name="P1"><text:s text:c="4"/>276.2368, 273.0974, 275.0204, 279.0611, 279.574,</text:p>
      <text:p text:style-name="P1"><text:s text:c="2"/>281.2297, 281.5351, 281.7697, 281.9648, 282.138, 282.2816, 282.3956, </text:p>
      <text:p text:style-name="P1"><text:s text:c="4"/>282.5066, 282.6164, 282.7405, 282.8861, 283.0573, 283.2335, 283.3934, </text:p>
      <text:p text:style-name="P1"><text:s text:c="4"/>283.4846, 283.4738, 283.3565, 283.0976, 282.9109, 282.0879, 277.0273, </text:p>
      <text:p text:style-name="P1"><text:s text:c="4"/>274.8756, 275.7711, 276.0574, 276.0381, 276.1239, 275.7297, 275.0066, </text:p>
      <text:p text:style-name="P1"><text:s text:c="4"/>275.692, 276.0056, 275.714, 277.2498, 280.2103, 280.7443, 280.6428, </text:p>
      <text:p text:style-name="P1"><text:s text:c="4"/>278.3163, 274.0122, 273.1359, 272.7299, 272.3951, 271.774, 271.5236, </text:p>
      <text:p text:style-name="P1"><text:s text:c="4"/>271.3809, 271.0447, 270.2905, 270.002, 270.5916, 271.3311, 272.366, </text:p>
      <text:p text:style-name="P1"><text:s text:c="4"/>274.2467, 275.5167, 275.9406, 274.6819, 276.2691, 278.5454, 278.2253, </text:p>
      <text:p text:style-name="P1"><text:s text:c="4"/>279.0917, 279.3342, 279.5539, 279.9592, 280.2842, 280.4162, 280.3319, </text:p>
      <text:p text:style-name="P1"><text:s text:c="4"/>279.952, 278.2076, 274.691, 272.9464, 270.9939, 269.9339, 269.5292, </text:p>
      <text:p text:style-name="P1"><text:s text:c="4"/>269.4558, 269.1037, 268.0729, 267.4426, 267.4502, 267.2946, 266.6673, </text:p>
      <text:p text:style-name="P1"><text:s text:c="4"/>265.6472, 264.3947, 263.5758, 263.9625, 263.9931, 263.0598, 265.2084, </text:p>
      <text:p text:style-name="P1"><text:s text:c="4"/>269.7845, 270.8387, 267.8686, 267.2573, 271.4976, 275.3549, 278.0696, </text:p>
      <text:p text:style-name="P1"><text:s text:c="4"/>278.7248, 278.7115, 279.5249, 280.3835, 280.782,</text:p>
      <text:p text:style-name="P1"><text:s text:c="2"/>281.6391, 281.8297, 281.9974, 282.131, 282.2678, 282.3969, 282.5032, </text:p>
      <text:p text:style-name="P1"><text:s text:c="4"/>282.6056, 282.705, 282.8117, 282.9661, 283.1544, 283.3997, 283.694, </text:p>
      <text:p text:style-name="P1"><text:s text:c="4"/>283.9568, 284.1168, 284.179, 284.1651, 284.1442, 284.0612, 283.2064, </text:p>
      <text:p text:style-name="P1"><text:s text:c="4"/>281.7455, 282.8937, 283.8803, 283.4877, 283.6967, 281.7196, 276.1928, </text:p>
      <text:p text:style-name="P1"><text:s text:c="4"/>275.9606, 276.8323, 276.5392, 277.2266, 280.7441, 281.4769, 281.4409, </text:p>
      <text:p text:style-name="P1"><text:s text:c="4"/>279.3332, 275.2263, 274.1767, 273.7136, 273.1465, 272.3117, 271.9812, </text:p>
      <text:p text:style-name="P1"><text:s text:c="4"/>271.6128, 270.9653, 269.9494, 269.504, 270.0555, 270.4441, 270.4852, </text:p>
      <text:p text:style-name="P1"><text:s text:c="4"/>271.6933, 272.6804, 273.5597, 275.3587, 278.4675, 279.8684, 280.0268, </text:p>
      <text:p text:style-name="P1"><text:s text:c="4"/>280.1914, 280.7513, 281.2697, 281.4817, 281.5955, 281.6357, 281.5966, </text:p>
      <text:p text:style-name="P1"><text:s text:c="4"/>281.2888, 280.2343, 276.0254, 273.9209, 272.129, 271.0781, 270.2595, </text:p>
      <text:p text:style-name="P1"><text:s text:c="4"/>270.0425, 269.6397, 268.693, 268.2471, 268.0657, 267.644, 266.7167, </text:p>
      <text:p text:style-name="P1"><text:s text:c="4"/>265.7045, 264.7598, 264.1272, 264.0229, 264.3589, 264.6137, 267.691, </text:p>
      <text:p text:style-name="P1"><text:s text:c="4"/>275.8465, 276.7391, 275.3292, 274.1542, 276.0741, 278.6734, 279.5802, </text:p>
      <text:p text:style-name="P1"><text:s text:c="4"/>280.1603, 280.5139, 280.813, 281.1366, 281.4012,</text:p>
      <text:p text:style-name="P1"><text:s text:c="2"/>282.0581, 282.2126, 282.3615, 282.4777, 282.5959, 282.6992, 282.7845, </text:p>
      <text:p text:style-name="P1"><text:s text:c="4"/>282.8627, 282.9539, 283.0575, 283.1825, 283.3444, 283.545, 283.8306, </text:p>
      <text:p text:style-name="P1"><text:s text:c="4"/>284.1485, 284.4288, 284.6304, 284.7962, 284.9331, 285.0123, 285.0013, </text:p>
      <text:p text:style-name="P1"><text:soft-page-break/><text:s text:c="4"/>284.9506, 284.9456, 285.0415, 285.1994, 285.3531, 285.1549, 277.4583, </text:p>
      <text:p text:style-name="P1"><text:s text:c="4"/>275.7584, 277.3687, 277.5292, 278.0136, 281.4657, 282.3183, 282.3997, </text:p>
      <text:p text:style-name="P1"><text:s text:c="4"/>279.7788, 276.3234, 275.3432, 274.8378, 274.0991, 273.2337, 272.7692, </text:p>
      <text:p text:style-name="P1"><text:s text:c="4"/>272.1182, 270.984, 269.7434, 269.3164, 270.1276, 270.8347, 271.8305, </text:p>
      <text:p text:style-name="P1"><text:s text:c="4"/>271.8546, 271.7312, 273.4698, 279.3346, 280.2143, 280.7418, 280.981, </text:p>
      <text:p text:style-name="P1"><text:s text:c="4"/>281.2141, 281.7519, 282.2693, 282.4501, 282.4294, 282.3237, 282.4319, </text:p>
      <text:p text:style-name="P1"><text:s text:c="4"/>282.4133, 281.3612, 277.4399, 275.9608, 274.7061, 273.3459, 271.6034, </text:p>
      <text:p text:style-name="P1"><text:s text:c="4"/>271.233, 270.8162, 270.1297, 269.4769, 268.6604, 267.691, 266.5341, </text:p>
      <text:p text:style-name="P1"><text:s text:c="4"/>265.2449, 264.4463, 264.0755, 264.0288, 264.0795, 265.4172, 268.9427, </text:p>
      <text:p text:style-name="P1"><text:s text:c="4"/>277.2566, 278.2921, 278.9069, 279.2781, 279.6217, 280.2038, 280.7325, </text:p>
      <text:p text:style-name="P1"><text:s text:c="4"/>281.0999, 281.3384, 281.5334, 281.7161, 281.8883,</text:p>
      <text:p text:style-name="P1"><text:s text:c="2"/>282.5988, 282.7367, 282.8709, 282.9978, 283.112, 283.2167, 283.2763, </text:p>
      <text:p text:style-name="P1"><text:s text:c="4"/>283.3228, 283.4067, 283.5167, 283.6286, 283.7342, 283.8572, 284.0371, </text:p>
      <text:p text:style-name="P1"><text:s text:c="4"/>284.2717, 284.5277, 284.804, 285.0476, 285.2845, 285.5333, 285.7519, </text:p>
      <text:p text:style-name="P1"><text:s text:c="4"/>285.874, 285.9174, 285.9576, 286.0834, 286.18, 285.9983, 279.4146, </text:p>
      <text:p text:style-name="P1"><text:s text:c="4"/>277.8615, 278.2447, 278.4215, 279.2001, 282.2662, 283.1616, 283.3222, </text:p>
      <text:p text:style-name="P1"><text:s text:c="4"/>281.1928, 277.4673, 276.2976, 275.7327, 274.7177, 274.0338, 273.6623, </text:p>
      <text:p text:style-name="P1"><text:s text:c="4"/>272.9983, 271.4422, 269.8294, 269.4149, 269.8962, 270.7692, 271.9391, </text:p>
      <text:p text:style-name="P1"><text:s text:c="4"/>271.7622, 271.8278, 274.5444, 280.0254, 280.8333, 281.3138, 281.6608, </text:p>
      <text:p text:style-name="P1"><text:s text:c="4"/>282.0461, 282.5182, 283.0019, 283.085, 282.4642, 281.2296, 282.4075, </text:p>
      <text:p text:style-name="P1"><text:s text:c="4"/>283.3968, 283.1452, 279.943, 277.9468, 276.5885, 275.0547, 273.028, </text:p>
      <text:p text:style-name="P1"><text:s text:c="4"/>272.2633, 271.7681, 271.1826, 270.5891, 269.6106, 267.923, 265.7203, </text:p>
      <text:p text:style-name="P1"><text:s text:c="4"/>264.415, 264.2888, 264.2719, 264.5952, 264.664, 266.2198, 270.4553, </text:p>
      <text:p text:style-name="P1"><text:s text:c="4"/>277.3694, 279.2155, 280.0905, 280.5573, 280.8985, 281.2769, 281.6079, </text:p>
      <text:p text:style-name="P1"><text:s text:c="4"/>281.8582, 282.0346, 282.1685, 282.3098, 282.46,</text:p>
      <text:p text:style-name="P1"><text:s text:c="2"/>283.3212, 283.4529, 283.5575, 283.6725, 283.7943, 283.9085, 283.9733, </text:p>
      <text:p text:style-name="P1"><text:s text:c="4"/>284.0109, 284.077, 284.1527, 284.2267, 284.3061, 284.3833, 284.4623, </text:p>
      <text:p text:style-name="P1"><text:s text:c="4"/>284.6013, 284.7604, 284.9674, 285.1577, 285.3528, 285.6615, 286.0947, </text:p>
      <text:p text:style-name="P1"><text:s text:c="4"/>286.4826, 286.7151, 286.793, 286.8765, 286.9334, 286.969, 281.2631, </text:p>
      <text:p text:style-name="P1"><text:s text:c="4"/>279.681, 279.3113, 279.3681, 280.3751, 283.1238, 283.9497, 284.1501, </text:p>
      <text:p text:style-name="P1"><text:s text:c="4"/>283.301, 279.0696, 277.3949, 276.8602, 275.8499, 275.1034, 274.7633, </text:p>
      <text:p text:style-name="P1"><text:s text:c="4"/>274.1555, 272.441, 270.3219, 269.9123, 270.2123, 271.149, 272.2079, </text:p>
      <text:p text:style-name="P1"><text:s text:c="4"/>272.0845, 272.9131, 277.3196, 280.8496, 280.4766, 280.2676, 281.0659, </text:p>
      <text:p text:style-name="P1"><text:s text:c="4"/>282.3862, 283.2925, 283.8692, 283.9993, 282.597, 280.3437, 281.5688, </text:p>
      <text:p text:style-name="P1"><text:s text:c="4"/>284.0736, 284.3997, 283.416, 282.1833, 279.182, 276.9029, 275.0765, </text:p>
      <text:p text:style-name="P1"><text:s text:c="4"/>273.7501, 273.0596, 272.3423, 271.5489, 270.1025, 267.6118, 265.8565, </text:p>
      <text:p text:style-name="P1"><text:s text:c="4"/>265.037, 265.1636, 265.4464, 265.9423, 265.5812, 266.2107, 270.4665, </text:p>
      <text:p text:style-name="P1"><text:s text:c="4"/>277.7766, 279.7477, 280.7616, 281.3369, 281.7182, 282.0425, 282.3383, </text:p>
      <text:p text:style-name="P1"><text:s text:c="4"/>282.5616, 282.7524, 282.9102, 283.0354, 283.1828,</text:p>
      <text:p text:style-name="P1"><text:s text:c="2"/>284.1691, 284.2718, 284.3719, 284.5011, 284.6445, 284.77, 284.8283, </text:p>
      <text:p text:style-name="P1"><text:s text:c="4"/>284.8513, 284.883, 284.9451, 285.033, 285.0889, 285.1219, 285.1707, </text:p>
      <text:p text:style-name="P1"><text:s text:c="4"/>285.232, 285.3194, 285.4352, 285.5477, 285.6791, 285.8963, 286.2806, </text:p>
      <text:p text:style-name="P1"><text:s text:c="4"/>286.7842, 287.2627, 287.558, 287.6542, 287.67, 287.7999, 283.6968, </text:p>
      <text:p text:style-name="P1"><text:s text:c="4"/>281.0985, 280.6805, 280.6406, 281.557, 283.8679, 284.7606, 284.9542, </text:p>
      <text:p text:style-name="P1"><text:s text:c="4"/>284.7812, 281.2327, 278.6176, 278.0981, 277.108, 276.3581, 275.8881, </text:p>
      <text:p text:style-name="P1"><text:s text:c="4"/>275.2739, 273.5814, 271.0019, 270.7416, 271.2462, 272.1498, 272.92, </text:p>
      <text:p text:style-name="P1"><text:s text:c="4"/>272.9519, 275.074, 281.1259, 281.4274, 278.283, 277.7973, 278.6862, </text:p>
      <text:p text:style-name="P1"><text:s text:c="4"/>280.8698, 283.897, 284.7582, 285.2352, 284.3924, 280.9391, 281.7371, </text:p>
      <text:p text:style-name="P1"><text:s text:c="4"/>284.6722, 285.3266, 285.1472, 284.3943, 280.8673, 278.5088, 277.196, </text:p>
      <text:p text:style-name="P1"><text:s text:c="4"/>275.7391, 274.6914, 273.8587, 272.6911, 270.4721, 267.2981, 266.8054, </text:p>
      <text:p text:style-name="P1"><text:s text:c="4"/>266.5536, 266.4269, 267.014, 267.6517, 266.804, 266.4257, 269.3194, </text:p>
      <text:p text:style-name="P1"><text:s text:c="4"/>276.438, 279.9722, 281.1602, 281.8934, 282.3539, 282.7493, 283.0807, </text:p>
      <text:p text:style-name="P1"><text:s text:c="4"/>283.3554, 283.5813, 283.7793, 283.9565, 284.0784,</text:p>
      <text:p text:style-name="P1"><text:s text:c="2"/>285.2063, 285.278, 285.373, 285.5052, 285.6472, 285.759, 285.8146, </text:p>
      <text:p text:style-name="P1"><text:s text:c="4"/>285.8549, 285.8991, 285.9416, 286.0152, 286.055, 286.0993, 286.1155, </text:p>
      <text:p text:style-name="P1"><text:s text:c="4"/>286.1359, 286.1861, 286.2388, 286.3224, 286.4095, 286.5278, 286.7386, </text:p>
      <text:p text:style-name="P1"><text:s text:c="4"/>287.0973, 287.64, 288.1875, 288.4453, 288.422, 288.5316, 286.7137, </text:p>
      <text:p text:style-name="P1"><text:s text:c="4"/>282.3867, 281.9598, 282.2495, 282.7323, 283.7824, 285.5041, 285.8203, </text:p>
      <text:p text:style-name="P1"><text:s text:c="4"/>285.8093, 283.0846, 279.8254, 279.1362, 278.2674, 277.6204, 277.1953, </text:p>
      <text:p text:style-name="P1"><text:soft-page-break/><text:s text:c="4"/>276.0728, 274.3285, 271.7165, 271.8356, 272.641, 273.3473, 273.9003, </text:p>
      <text:p text:style-name="P1"><text:s text:c="4"/>274.2524, 278.5777, 282.2675, 281.1003, 278.2028, 278.6684, 279.0142, </text:p>
      <text:p text:style-name="P1"><text:s text:c="4"/>280.1735, 281.9222, 285.1569, 286.1447, 286.3911, 282.6588, 282.1148, </text:p>
      <text:p text:style-name="P1"><text:s text:c="4"/>284.528, 285.9639, 286.1552, 285.6521, 282.5332, 280.21, 279.0691, </text:p>
      <text:p text:style-name="P1"><text:s text:c="4"/>277.7878, 276.6632, 275.7649, 274.4439, 272.0662, 269.0658, 267.8291, </text:p>
      <text:p text:style-name="P1"><text:s text:c="4"/>267.956, 267.3311, 267.7755, 268.8725, 268.4066, 268.7974, 269.6513, </text:p>
      <text:p text:style-name="P1"><text:s text:c="4"/>273.2928, 279.8479, 281.4438, 282.4244, 283.0401, 283.5422, 283.9547, </text:p>
      <text:p text:style-name="P1"><text:s text:c="4"/>284.286, 284.5792, 284.7997, 284.9854, 285.1217,</text:p>
      <text:p text:style-name="P1"><text:s text:c="2"/>286.3277, 286.4203, 286.5368, 286.6756, 286.8031, 286.8964, 286.9196, </text:p>
      <text:p text:style-name="P1"><text:s text:c="4"/>286.9366, 286.9784, 287.0623, 287.1744, 287.2313, 287.2165, 287.2155, </text:p>
      <text:p text:style-name="P1"><text:s text:c="4"/>287.2609, 287.2885, 287.3136, 287.3409, 287.4002, 287.4792, 287.6009, </text:p>
      <text:p text:style-name="P1"><text:s text:c="4"/>287.7913, 288.1661, 288.7754, 289.2211, 289.2436, 289.2829, 288.517, </text:p>
      <text:p text:style-name="P1"><text:s text:c="4"/>283.1682, 283.3873, 283.7643, 283.8433, 283.8629, 284.9972, 286.2646, </text:p>
      <text:p text:style-name="P1"><text:s text:c="4"/>286.59, 284.1989, 280.9871, 280.0067, 279.1953, 278.5865, 278.1125, </text:p>
      <text:p text:style-name="P1"><text:s text:c="4"/>276.8838, 275.0614, 272.7386, 272.9233, 273.9236, 274.4521, 274.8023, </text:p>
      <text:p text:style-name="P1"><text:s text:c="4"/>275.6039, 281.0528, 283.4315, 280.7069, 279.0389, 279.9775, 280.2053, </text:p>
      <text:p text:style-name="P1"><text:s text:c="4"/>280.7829, 281.6284, 284.8921, 286.8452, 287.133, 284.0948, 282.5428, </text:p>
      <text:p text:style-name="P1"><text:s text:c="4"/>283.8281, 286.3986, 286.8288, 286.5281, 283.5327, 281.5816, 280.0749, </text:p>
      <text:p text:style-name="P1"><text:s text:c="4"/>279.0252, 277.8789, 275.2608, 273.8585, 273.2687, 271.0461, 269.2069, </text:p>
      <text:p text:style-name="P1"><text:s text:c="4"/>269.3507, 268.4325, 268.8913, 269.8107, 269.7487, 270.5964, 270.0835, </text:p>
      <text:p text:style-name="P1"><text:s text:c="4"/>272.5815, 280.4666, 282.0515, 283.1671, 283.9089, 284.4868, 284.9961, </text:p>
      <text:p text:style-name="P1"><text:s text:c="4"/>285.4049, 285.7082, 285.9811, 286.1748, 286.2638,</text:p>
      <text:p text:style-name="P1"><text:s text:c="2"/>287.6778, 287.7613, 287.8643, 287.9723, 288.0659, 288.1212, 288.1262, </text:p>
      <text:p text:style-name="P1"><text:s text:c="4"/>288.1587, 288.2381, 288.3451, 288.4305, 288.4595, 288.4564, 288.4614, </text:p>
      <text:p text:style-name="P1"><text:s text:c="4"/>288.4573, 288.4895, 288.513, 288.4937, 288.5365, 288.5911, 288.685, </text:p>
      <text:p text:style-name="P1"><text:s text:c="4"/>288.795, 289.0118, 289.5326, 290.0444, 290.1282, 290.1336, 289.9643, </text:p>
      <text:p text:style-name="P1"><text:s text:c="4"/>283.9689, 284.7023, 284.9723, 284.6678, 284.1635, 284.0287, 285.321, </text:p>
      <text:p text:style-name="P1"><text:s text:c="4"/>286.8739, 284.5271, 281.8953, 280.6812, 279.9826, 279.4052, 278.8348, </text:p>
      <text:p text:style-name="P1"><text:s text:c="4"/>277.8546, 275.9176, 274.1424, 273.9789, 274.9369, 275.6815, 276.8172, </text:p>
      <text:p text:style-name="P1"><text:s text:c="4"/>278.3098, 283.374, 283.8815, 280.3649, 280.5154, 281.81, 282.1714, </text:p>
      <text:p text:style-name="P1"><text:s text:c="4"/>282.0839, 282.4029, 285.6194, 287.5783, 288.3667, 285.5782, 283.252, </text:p>
      <text:p text:style-name="P1"><text:s text:c="4"/>284.0614, 286.657, 286.9288, 286.8369, 284.4195, 282.5835, 280.0635, </text:p>
      <text:p text:style-name="P1"><text:s text:c="4"/>278.4556, 277.6555, 273.3271, 272.284, 273.6072, 272.1323, 270.5801, </text:p>
      <text:p text:style-name="P1"><text:s text:c="4"/>270.6978, 269.9547, 270.4605, 271.015, 270.7006, 271.3788, 270.7555, </text:p>
      <text:p text:style-name="P1"><text:s text:c="4"/>272.7821, 280.8476, 282.8173, 284.173, 285.0417, 285.7269, 286.2785, </text:p>
      <text:p text:style-name="P1"><text:s text:c="4"/>286.7389, 287.0613, 287.2943, 287.4622, 287.5744,</text:p>
      <text:p text:style-name="P1"><text:s text:c="2"/>289.0747, 289.1388, 289.2354, 289.3199, 289.3835, 289.4029, 289.387, </text:p>
      <text:p text:style-name="P1"><text:s text:c="4"/>289.4357, 289.5111, 289.6271, 289.7361, 289.7798, 289.7459, 289.6931, </text:p>
      <text:p text:style-name="P1"><text:s text:c="4"/>289.7119, 289.7612, 289.7438, 289.7379, 289.7775, 289.8091, 289.8769, </text:p>
      <text:p text:style-name="P1"><text:s text:c="4"/>289.942, 290.0433, 290.4431, 290.9097, 291.0409, 291.0226, 290.972, </text:p>
      <text:p text:style-name="P1"><text:s text:c="4"/>285.6073, 285.611, 285.8282, 285.2347, 284.7086, 284.4534, 284.4672, </text:p>
      <text:p text:style-name="P1"><text:s text:c="4"/>284.7936, 283.7828, 282.3697, 281.2382, 280.7786, 280.3714, 280.0665, </text:p>
      <text:p text:style-name="P1"><text:s text:c="4"/>279.3659, 277.119, 275.7372, 274.9348, 275.9896, 278.3864, 282.3509, </text:p>
      <text:p text:style-name="P1"><text:s text:c="4"/>283.9609, 285.5071, 282.7596, 280.2474, 282.7569, 285.7475, 286.4483, </text:p>
      <text:p text:style-name="P1"><text:s text:c="4"/>284.2323, 283.5343, 286.109, 288.4337, 289.2284, 286.3237, 284.196, </text:p>
      <text:p text:style-name="P1"><text:s text:c="4"/>284.3706, 285.258, 285.2336, 285.0772, 283.9879, 282.9737, 279.513, </text:p>
      <text:p text:style-name="P1"><text:s text:c="4"/>275.6655, 276.6184, 273.5665, 272.4242, 273.7393, 272.3445, 271.7337, </text:p>
      <text:p text:style-name="P1"><text:s text:c="4"/>271.8966, 271.1523, 272.0632, 272.6523, 271.9758, 272.0636, 272.774, </text:p>
      <text:p text:style-name="P1"><text:s text:c="4"/>276.0546, 282.2069, 284.1063, 285.6333, 286.6188, 287.3722, 287.9238, </text:p>
      <text:p text:style-name="P1"><text:s text:c="4"/>288.3103, 288.6373, 288.8528, 288.9576, 289.0122,</text:p>
      <text:p text:style-name="P1"><text:s text:c="2"/>290.61, 290.6636, 290.7215, 290.7416, 290.7685, 290.771, 290.7762, </text:p>
      <text:p text:style-name="P1"><text:s text:c="4"/>290.8264, 290.8735, 290.9463, 291.0284, 291.0453, 291.018, 291.0042, </text:p>
      <text:p text:style-name="P1"><text:s text:c="4"/>291.0141, 291.0009, 291.0041, 291.0358, 291.0502, 291.0695, 291.1122, </text:p>
      <text:p text:style-name="P1"><text:s text:c="4"/>291.1456, 291.1689, 291.4296, 291.7958, 291.9178, 291.8716, 291.673, </text:p>
      <text:p text:style-name="P1"><text:s text:c="4"/>287.3991, 286.2574, 286.2352, 285.5168, 285.175, 285.0142, 284.7392, </text:p>
      <text:p text:style-name="P1"><text:s text:c="4"/>284.4823, 283.5636, 282.7342, 282.3023, 281.865, 281.3443, 281.0093, </text:p>
      <text:p text:style-name="P1"><text:s text:c="4"/>280.4508, 278.3805, 276.9477, 276.0075, 279.867, 284.8433, 286.2444, </text:p>
      <text:p text:style-name="P1"><text:s text:c="4"/>286.6685, 286.9317, 285.0743, 283.0137, 285.0201, 287.5875, 288.5816, </text:p>
      <text:p text:style-name="P1"><text:s text:c="4"/>285.8353, 284.7206, 286.965, 289.319, 290.0912, 287.0053, 285.0435, </text:p>
      <text:p text:style-name="P1"><text:soft-page-break/><text:s text:c="4"/>284.8942, 284.9996, 284.6493, 284.3301, 283.8009, 282.8681, 279.37, </text:p>
      <text:p text:style-name="P1"><text:s text:c="4"/>274.3768, 274.858, 273.7299, 272.5195, 273.0613, 273.2928, 273.5392, </text:p>
      <text:p text:style-name="P1"><text:s text:c="4"/>273.2095, 272.2933, 273.4097, 274.0242, 273.1142, 273.2587, 275.5874, </text:p>
      <text:p text:style-name="P1"><text:s text:c="4"/>281.9207, 284.7298, 286.4319, 287.8565, 288.7815, 289.4141, 289.8794, </text:p>
      <text:p text:style-name="P1"><text:s text:c="4"/>290.206, 290.3866, 290.4646, 290.5072, 290.555,</text:p>
      <text:p text:style-name="P1"><text:s text:c="2"/>292.0856, 292.0754, 292.0798, 292.0672, 292.0604, 292.0484, 292.0569, </text:p>
      <text:p text:style-name="P1"><text:s text:c="4"/>292.1064, 292.1497, 292.2256, 292.3202, 292.3402, 292.2711, 292.2454, </text:p>
      <text:p text:style-name="P1"><text:s text:c="4"/>292.2449, 292.2809, 292.2938, 292.2881, 292.2923, 292.3069, 292.3311, </text:p>
      <text:p text:style-name="P1"><text:s text:c="4"/>292.3253, 292.312, 292.4535, 292.6957, 292.7809, 292.6997, 292.5091, </text:p>
      <text:p text:style-name="P1"><text:s text:c="4"/>289.2403, 286.8242, 286.4973, 285.9423, 285.7798, 285.5211, 285.2709, </text:p>
      <text:p text:style-name="P1"><text:s text:c="4"/>284.7591, 283.7021, 283.2379, 283.561, 283.0164, 282.3298, 281.8441, </text:p>
      <text:p text:style-name="P1"><text:s text:c="4"/>281.3323, 279.8945, 278.6747, 279.0532, 285.47, 287.6352, 288.4661, </text:p>
      <text:p text:style-name="P1"><text:s text:c="4"/>288.604, 288.6079, 288.437, 288.0281, 288.2411, 289.0346, 289.9552, </text:p>
      <text:p text:style-name="P1"><text:s text:c="4"/>287.0971, 286.1324, 289.4653, 290.4308, 291.0439, 288.6429, 286.3048, </text:p>
      <text:p text:style-name="P1"><text:s text:c="4"/>285.6514, 285.4586, 284.6991, 283.943, 283.5085, 282.5695, 279.9569, </text:p>
      <text:p text:style-name="P1"><text:s text:c="4"/>275.538, 273.7933, 274.1214, 273.395, 272.7072, 274.3298, 275.3799, </text:p>
      <text:p text:style-name="P1"><text:s text:c="4"/>274.3708, 273.8723, 275.0531, 275.4347, 274.8086, 276.2234, 282.1476, </text:p>
      <text:p text:style-name="P1"><text:s text:c="4"/>286.6957, 288.4389, 289.76, 290.639, 291.2164, 291.6039, 291.817, </text:p>
      <text:p text:style-name="P1"><text:s text:c="4"/>291.9665, 292.0768, 292.1212, 292.1091, 292.097,</text:p>
      <text:p text:style-name="P1"><text:s text:c="2"/>293.4356, 293.4028, 293.3627, 293.3337, 293.3085, 293.2839, 293.3009, </text:p>
      <text:p text:style-name="P1"><text:s text:c="4"/>293.3277, 293.3576, 293.4087, 293.4768, 293.4833, 293.4569, 293.4753, </text:p>
      <text:p text:style-name="P1"><text:s text:c="4"/>293.4999, 293.5126, 293.4913, 293.4645, 293.4835, 293.4852, 293.4893, </text:p>
      <text:p text:style-name="P1"><text:s text:c="4"/>293.467, 293.4405, 293.4927, 293.6282, 293.634, 293.5227, 293.2171, </text:p>
      <text:p text:style-name="P1"><text:s text:c="4"/>290.123, 286.8953, 287.4087, 286.9425, 286.5956, 286.3017, 285.7444, </text:p>
      <text:p text:style-name="P1"><text:s text:c="4"/>285.1161, 284.5518, 284.0714, 284.3391, 284.2693, 283.3376, 282.6467, </text:p>
      <text:p text:style-name="P1"><text:s text:c="4"/>282.3117, 281.964, 282.1678, 286.1052, 288.5328, 289.3008, 290.3169, </text:p>
      <text:p text:style-name="P1"><text:s text:c="4"/>288.4592, 289.5555, 290.2831, 290.4001, 290.3875, 290.5343, 291.1086, </text:p>
      <text:p text:style-name="P1"><text:s text:c="4"/>288.5398, 287.8077, 290.486, 291.3011, 292.0759, 292.4773, 289.2529, </text:p>
      <text:p text:style-name="P1"><text:s text:c="4"/>286.9812, 286.4952, 285.2766, 284.0927, 283.3369, 282.5294, 281.5285, </text:p>
      <text:p text:style-name="P1"><text:s text:c="4"/>279.4668, 276.2629, 275.8804, 276.0306, 275.0321, 274.8163, 275.5334, </text:p>
      <text:p text:style-name="P1"><text:s text:c="4"/>275.1842, 276.0565, 277.2899, 277.243, 277.7301, 284.0534, 288.9416, </text:p>
      <text:p text:style-name="P1"><text:s text:c="4"/>290.7442, 292.0431, 292.854, 293.1461, 293.2698, 293.4146, 293.5219, </text:p>
      <text:p text:style-name="P1"><text:s text:c="4"/>293.6027, 293.5958, 293.5597, 293.5008, 293.4735,</text:p>
      <text:p text:style-name="P1"><text:s text:c="2"/>294.7027, 294.631, 294.5466, 294.4698, 294.433, 294.3951, 294.412, </text:p>
      <text:p text:style-name="P1"><text:s text:c="4"/>294.4543, 294.4762, 294.5228, 294.5713, 294.5674, 294.5646, 294.5986, </text:p>
      <text:p text:style-name="P1"><text:s text:c="4"/>294.6398, 294.6855, 294.6664, 294.6347, 294.6193, 294.6052, 294.5872, </text:p>
      <text:p text:style-name="P1"><text:s text:c="4"/>294.5615, 294.5239, 294.4995, 294.5151, 294.4181, 294.2788, 293.6588, </text:p>
      <text:p text:style-name="P1"><text:s text:c="4"/>289.2118, 286.4661, 288.0539, 287.9574, 287.4792, 286.9396, 286.5195, </text:p>
      <text:p text:style-name="P1"><text:s text:c="4"/>285.9287, 285.7157, 285.1971, 285.02, 284.9755, 284.2794, 283.4795, </text:p>
      <text:p text:style-name="P1"><text:s text:c="4"/>283.1032, 283.4348, 284.514, 289.075, 289.955, 290.9366, 290.2728, </text:p>
      <text:p text:style-name="P1"><text:s text:c="4"/>288.3487, 291.126, 291.9401, 292.0237, 291.972, 292.0509, 292.149, </text:p>
      <text:p text:style-name="P1"><text:s text:c="4"/>291.4597, 290.7523, 291.6268, 292.132, 292.8581, 293.4898, 291.9778, </text:p>
      <text:p text:style-name="P1"><text:s text:c="4"/>288.9299, 287.7591, 286.4189, 285.3103, 284.2957, 282.0201, 279.8094, </text:p>
      <text:p text:style-name="P1"><text:s text:c="4"/>278.7799, 276.4196, 276.1078, 276.7435, 276.872, 275.7324, 276.2844, </text:p>
      <text:p text:style-name="P1"><text:s text:c="4"/>276.9281, 279.0398, 279.9899, 279.4179, 281.1536, 290.4332, 292.5987, </text:p>
      <text:p text:style-name="P1"><text:s text:c="4"/>293.7393, 294.5566, 294.9107, 294.8983, 294.871, 294.8929, 294.9112, </text:p>
      <text:p text:style-name="P1"><text:s text:c="4"/>294.9165, 294.8808, 294.8347, 294.7693, 294.728,</text:p>
      <text:p text:style-name="P1"><text:s text:c="2"/>295.7589, 295.6583, 295.5518, 295.4623, 295.4121, 295.3524, 295.3758, </text:p>
      <text:p text:style-name="P1"><text:s text:c="4"/>295.4247, 295.445, 295.5099, 295.565, 295.5962, 295.6413, 295.7048, </text:p>
      <text:p text:style-name="P1"><text:s text:c="4"/>295.7393, 295.7701, 295.7157, 295.6713, 295.6757, 295.6808, 295.6653, </text:p>
      <text:p text:style-name="P1"><text:s text:c="4"/>295.6056, 295.5068, 295.3953, 295.3069, 295.1275, 294.9358, 294.2608, </text:p>
      <text:p text:style-name="P1"><text:s text:c="4"/>288.4047, 285.9107, 288.5276, 289.4171, 288.9424, 288.134, 288.0109, </text:p>
      <text:p text:style-name="P1"><text:s text:c="4"/>287.5594, 287.001, 286.4918, 285.9931, 285.9339, 285.3391, 284.444, </text:p>
      <text:p text:style-name="P1"><text:s text:c="4"/>284.3197, 284.6718, 285.49, 290.2866, 291.242, 292.3091, 291.2296, </text:p>
      <text:p text:style-name="P1"><text:s text:c="4"/>291.0058, 293.5024, 293.6824, 293.5561, 293.4039, 293.4541, 293.3975, </text:p>
      <text:p text:style-name="P1"><text:s text:c="4"/>293.1605, 292.7938, 292.6796, 293.0996, 293.7825, 294.5453, 294.2623, </text:p>
      <text:p text:style-name="P1"><text:s text:c="4"/>292.2617, 289.738, 287.7517, 286.3217, 284.8935, 280.6193, 277.4468, </text:p>
      <text:p text:style-name="P1"><text:s text:c="4"/>277.471, 276.8852, 276.1011, 276.2274, 277.6385, 277.5522, 277.5798, </text:p>
      <text:p text:style-name="P1"><text:s text:c="4"/>279.2649, 281.7631, 282.1926, 282.0434, 287.9296, 293.412, 294.9838, </text:p>
      <text:p text:style-name="P1"><text:soft-page-break/><text:s text:c="4"/>295.7682, 296.1691, 296.1832, 296.0652, 296.0453, 296.0879, 296.1191, </text:p>
      <text:p text:style-name="P1"><text:s text:c="4"/>296.1171, 296.0777, 295.9989, 295.9101, 295.829,</text:p>
      <text:p text:style-name="P1"><text:s text:c="2"/>296.7268, 296.6007, 296.4774, 296.391, 296.3264, 296.2739, 296.3096, </text:p>
      <text:p text:style-name="P1"><text:s text:c="4"/>296.3722, 296.4044, 296.4886, 296.5532, 296.6049, 296.6799, 296.7391, </text:p>
      <text:p text:style-name="P1"><text:s text:c="4"/>296.7872, 296.8184, 296.7774, 296.7224, 296.683, 296.6588, 296.616, </text:p>
      <text:p text:style-name="P1"><text:s text:c="4"/>296.5169, 296.3592, 296.21, 296.0474, 295.8124, 295.5699, 295.1098, </text:p>
      <text:p text:style-name="P1"><text:s text:c="4"/>290.0747, 286.0908, 289.0164, 290.2747, 290.009, 290.1634, 289.5493, </text:p>
      <text:p text:style-name="P1"><text:s text:c="4"/>289.1715, 288.8558, 288.2824, 287.7913, 287.7915, 287.1469, 285.7974, </text:p>
      <text:p text:style-name="P1"><text:s text:c="4"/>286.1392, 285.9974, 285.7799, 291.5603, 292.5945, 293.625, 294.0589, </text:p>
      <text:p text:style-name="P1"><text:s text:c="4"/>294.6047, 295.1905, 295.4029, 295.0854, 294.8944, 294.8362, 294.6668, </text:p>
      <text:p text:style-name="P1"><text:s text:c="4"/>294.4709, 294.1727, 293.8069, 294.2599, 294.7888, 295.5939, 295.5105, </text:p>
      <text:p text:style-name="P1"><text:s text:c="4"/>294.8152, 293.134, 288.7766, 286.113, 283.605, 280.0917, 279.677, </text:p>
      <text:p text:style-name="P1"><text:s text:c="4"/>280.3333, 279.9413, 278.7903, 276.9679, 277.39, 278.5096, 279.9055, </text:p>
      <text:p text:style-name="P1"><text:s text:c="4"/>282.036, 284.7559, 284.6355, 284.9463, 293.6396, 295.8052, 296.6898, </text:p>
      <text:p text:style-name="P1"><text:s text:c="4"/>297.0377, 297.1005, 297.0518, 297.0899, 297.1852, 297.2214, 297.2019, </text:p>
      <text:p text:style-name="P1"><text:s text:c="4"/>297.1776, 297.1325, 297.0382, 296.9464, 296.8347,</text:p>
      <text:p text:style-name="P1"><text:s text:c="2"/>297.6476, 297.4944, 297.3863, 297.3021, 297.2421, 297.21, 297.2655, </text:p>
      <text:p text:style-name="P1"><text:s text:c="4"/>297.3442, 297.4237, 297.522, 297.5773, 297.6402, 297.7217, 297.7946, </text:p>
      <text:p text:style-name="P1"><text:s text:c="4"/>297.8288, 297.8262, 297.7454, 297.6672, 297.6105, 297.5519, 297.4984, </text:p>
      <text:p text:style-name="P1"><text:s text:c="4"/>297.3792, 297.1773, 296.9592, 296.7279, 296.4723, 296.2422, 295.9739, </text:p>
      <text:p text:style-name="P1"><text:s text:c="4"/>293.3493, 287.6656, 290.4248, 290.6625, 291.5095, 291.9217, 291.0663, </text:p>
      <text:p text:style-name="P1"><text:s text:c="4"/>290.8139, 290.6156, 290.0326, 289.5709, 289.0322, 288.4337, 287.969, </text:p>
      <text:p text:style-name="P1"><text:s text:c="4"/>288.9807, 288.8217, 288.7026, 293.2133, 294.2551, 295.0404, 296.0746, </text:p>
      <text:p text:style-name="P1"><text:s text:c="4"/>296.6794, 296.7255, 296.4081, 294.0459, 296.0071, 296.084, 295.8202, </text:p>
      <text:p text:style-name="P1"><text:s text:c="4"/>295.5796, 295.2541, 295.1409, 295.6376, 295.9604, 296.5956, 296.3824, </text:p>
      <text:p text:style-name="P1"><text:s text:c="4"/>295.717, 294.3512, 290.9327, 288.1935, 284.6313, 283.2125, 284.6964, </text:p>
      <text:p text:style-name="P1"><text:s text:c="4"/>285.2332, 285.1413, 284.3904, 283.2751, 280.9757, 279.8331, 280.5815, </text:p>
      <text:p text:style-name="P1"><text:s text:c="4"/>284.4279, 287.667, 287.7236, 287.1673, 296.1763, 297.4275, 297.8324, </text:p>
      <text:p text:style-name="P1"><text:s text:c="4"/>297.8596, 297.8387, 297.9366, 298.0902, 298.1801, 298.2091, 298.2123, </text:p>
      <text:p text:style-name="P1"><text:s text:c="4"/>298.1991, 298.1707, 298.0792, 297.9636, 297.7931,</text:p>
      <text:p text:style-name="P1"><text:s text:c="2"/>298.5805, 298.4059, 298.2875, 298.2016, 298.1705, 298.1847, 298.2809, </text:p>
      <text:p text:style-name="P1"><text:s text:c="4"/>298.3839, 298.5031, 298.6093, 298.6544, 298.7214, 298.795, 298.8483, </text:p>
      <text:p text:style-name="P1"><text:s text:c="4"/>298.8489, 298.7761, 298.6537, 298.5589, 298.4623, 298.3825, 298.2992, </text:p>
      <text:p text:style-name="P1"><text:s text:c="4"/>298.1467, 297.8894, 297.6172, 297.3689, 297.1537, 296.977, 296.8101, </text:p>
      <text:p text:style-name="P1"><text:s text:c="4"/>296.5264, 291.0816, 291.8704, 292.311, 293.351, 293.7303, 292.6514, </text:p>
      <text:p text:style-name="P1"><text:s text:c="4"/>292.5711, 292.492, 291.7884, 291.1064, 290.2639, 289.2987, 292.4195, </text:p>
      <text:p text:style-name="P1"><text:s text:c="4"/>294.4348, 294.8349, 295.4787, 296.1975, 296.4205, 296.6664, 297.8665, </text:p>
      <text:p text:style-name="P1"><text:s text:c="4"/>298.4601, 298.1159, 297.8201, 296.8695, 297.6511, 297.2141, 296.8658, </text:p>
      <text:p text:style-name="P1"><text:s text:c="4"/>296.4774, 296.3927, 296.8, 297.07, 297.1794, 297.6241, 297.2038, </text:p>
      <text:p text:style-name="P1"><text:s text:c="4"/>296.5507, 295.7067, 293.1501, 290.4419, 287.5655, 287.9896, 289.7916, </text:p>
      <text:p text:style-name="P1"><text:s text:c="4"/>290.1357, 290.1979, 289.924, 289.7484, 286.49, 283.0559, 282.3693, </text:p>
      <text:p text:style-name="P1"><text:s text:c="4"/>287.9423, 290.7348, 290.2867, 289.2419, 297.9382, 298.5363, 298.5258, </text:p>
      <text:p text:style-name="P1"><text:s text:c="4"/>298.5121, 298.6677, 298.9142, 299.1134, 299.2343, 299.2868, 299.2809, </text:p>
      <text:p text:style-name="P1"><text:s text:c="4"/>299.2761, 299.2312, 299.1174, 298.9564, 298.7546,</text:p>
      <text:p text:style-name="P1"><text:s text:c="2"/>299.4853, 299.3053, 299.1902, 299.1131, 299.1025, 299.159, 299.263, </text:p>
      <text:p text:style-name="P1"><text:s text:c="4"/>299.4018, 299.5331, 299.6407, 299.7083, 299.7619, 299.814, 299.8509, </text:p>
      <text:p text:style-name="P1"><text:s text:c="4"/>299.811, 299.6853, 299.5408, 299.4214, 299.2906, 299.1769, 299.0706, </text:p>
      <text:p text:style-name="P1"><text:s text:c="4"/>298.8688, 298.5747, 298.2836, 298.0613, 297.907, 297.7731, 297.5927, </text:p>
      <text:p text:style-name="P1"><text:s text:c="4"/>299.3689, 295.3967, 293.3417, 293.8423, 294.7378, 295.263, 294.5041, </text:p>
      <text:p text:style-name="P1"><text:s text:c="4"/>294.3409, 294.107, 293.0287, 292.2586, 292.1858, 292.9304, 295.8087, </text:p>
      <text:p text:style-name="P1"><text:s text:c="4"/>296.2625, 296.6234, 297.3938, 298.3328, 298.4031, 298.407, 299.587, </text:p>
      <text:p text:style-name="P1"><text:s text:c="4"/>300.032, 299.4567, 299.5934, 299.3437, 298.8586, 298.2229, 297.7694, </text:p>
      <text:p text:style-name="P1"><text:s text:c="4"/>296.3445, 296.2674, 298.3291, 298.3036, 298.2659, 298.5564, 298.0367, </text:p>
      <text:p text:style-name="P1"><text:s text:c="4"/>297.4347, 297.7308, 295.581, 292.0868, 291.1783, 291.9731, 292.5899, </text:p>
      <text:p text:style-name="P1"><text:s text:c="4"/>293.1816, 293.2014, 293.2419, 293.0663, 290.747, 287.8779, 287.7259, </text:p>
      <text:p text:style-name="P1"><text:s text:c="4"/>289.0988, 292.5587, 291.5587, 291.3455, 299.3667, 299.3817, 299.2346, </text:p>
      <text:p text:style-name="P1"><text:s text:c="4"/>299.439, 299.7579, 300.0796, 300.3348, 300.488, 300.4812, 300.4158, </text:p>
      <text:p text:style-name="P1"><text:s text:c="4"/>300.3477, 300.24, 300.0779, 299.8816, 299.6753,</text:p>
      <text:p text:style-name="P1"><text:s text:c="2"/>300.3822, 300.2266, 300.1239, 300.0544, 300.0521, 300.1287, 300.238, </text:p>
      <text:p text:style-name="P1"><text:soft-page-break/><text:s text:c="4"/>300.3722, 300.5096, 300.6105, 300.6709, 300.7025, 300.7366, 300.7476, </text:p>
      <text:p text:style-name="P1"><text:s text:c="4"/>300.6603, 300.5139, 300.3526, 300.1944, 300.0222, 299.8912, 299.7664, </text:p>
      <text:p text:style-name="P1"><text:s text:c="4"/>299.5575, 299.2732, 299.0148, 298.8527, 298.7673, 298.6686, 298.5347, </text:p>
      <text:p text:style-name="P1"><text:s text:c="4"/>299.9923, 298.8876, 295.089, 295.9927, 296.4443, 296.8539, 296.3546, </text:p>
      <text:p text:style-name="P1"><text:s text:c="4"/>295.9082, 294.6483, 293.4595, 294.3648, 297.1249, 297.1786, 297.225, </text:p>
      <text:p text:style-name="P1"><text:s text:c="4"/>297.7784, 298.1314, 298.905, 299.8457, 299.9051, 300.0972, 300.8598, </text:p>
      <text:p text:style-name="P1"><text:s text:c="4"/>300.4525, 300.5852, 300.8834, 300.5899, 299.8021, 299.1188, 298.6705, </text:p>
      <text:p text:style-name="P1"><text:s text:c="4"/>298.0577, 297.6456, 299.5274, 299.3495, 299.2374, 299.3639, 298.7933, </text:p>
      <text:p text:style-name="P1"><text:s text:c="4"/>298.2206, 298.4937, 298.7203, 296.9195, 294.5052, 293.6888, 293.3076, </text:p>
      <text:p text:style-name="P1"><text:s text:c="4"/>293.832, 294.8467, 295.7341, 295.1542, 292.021, 289.407, 292.0458, </text:p>
      <text:p text:style-name="P1"><text:s text:c="4"/>293.2771, 294.475, 292.7255, 292.1048, 300.4215, 300.1603, 300.1791, </text:p>
      <text:p text:style-name="P1"><text:s text:c="4"/>300.6182, 301.0298, 301.3765, 301.6248, 301.695, 301.6097, 301.4708, </text:p>
      <text:p text:style-name="P1"><text:s text:c="4"/>301.3409, 301.1744, 300.9818, 300.7654, 300.5652,</text:p>
      <text:p text:style-name="P1"><text:s text:c="2"/>301.2439, 301.1187, 301.0505, 300.9923, 300.9929, 301.0751, 301.1866, </text:p>
      <text:p text:style-name="P1"><text:s text:c="4"/>301.3036, 301.4246, 301.5053, 301.5359, 301.55, 301.5636, 301.5378, </text:p>
      <text:p text:style-name="P1"><text:s text:c="4"/>301.4099, 301.2462, 301.0638, 300.889, 300.707, 300.5674, 300.4234, </text:p>
      <text:p text:style-name="P1"><text:s text:c="4"/>300.2091, 299.966, 299.7717, 299.6723, 299.6591, 299.5961, 299.5716, </text:p>
      <text:p text:style-name="P1"><text:s text:c="4"/>300.8043, 301.0987, 296.98, 298.2649, 298.4566, 298.3685, 297.8334, </text:p>
      <text:p text:style-name="P1"><text:s text:c="4"/>297.6177, 296.153, 295.0375, 297.9123, 298.9723, 298.7207, 298.8625, </text:p>
      <text:p text:style-name="P1"><text:s text:c="4"/>299.473, 299.8376, 300.5659, 301.1836, 301.1851, 301.7197, 300.3739, </text:p>
      <text:p text:style-name="P1"><text:s text:c="4"/>297.3682, 301.8038, 301.9012, 301.3929, 300.5905, 300.0019, 299.6616, </text:p>
      <text:p text:style-name="P1"><text:s text:c="4"/>299.6392, 299.8081, 300.634, 300.306, 300.2086, 300.2295, 299.7761, </text:p>
      <text:p text:style-name="P1"><text:s text:c="4"/>299.2022, 299.1866, 299.9494, 300.3408, 298.0091, 296.6514, 294.6769, </text:p>
      <text:p text:style-name="P1"><text:s text:c="4"/>294.2823, 296.7742, 297.9191, 296.8981, 292.0877, 293.0461, 295.9047, </text:p>
      <text:p text:style-name="P1"><text:s text:c="4"/>296.2513, 295.8739, 292.4662, 294.0658, 301.2832, 301.0528, 301.428, </text:p>
      <text:p text:style-name="P1"><text:s text:c="4"/>301.973, 302.3734, 302.6609, 302.8236, 302.777, 302.6111, 302.4152, </text:p>
      <text:p text:style-name="P1"><text:s text:c="4"/>302.2386, 302.0256, 301.8204, 301.6062, 301.4081,</text:p>
      <text:p text:style-name="P1"><text:s text:c="2"/>302.0619, 301.9785, 301.9379, 301.8921, 301.9039, 301.9933, 302.0843, </text:p>
      <text:p text:style-name="P1"><text:s text:c="4"/>302.1733, 302.2521, 302.3115, 302.3226, 302.3341, 302.3183, 302.2553, </text:p>
      <text:p text:style-name="P1"><text:s text:c="4"/>302.0804, 301.8869, 301.6913, 301.518, 301.3663, 301.2428, 301.0845, </text:p>
      <text:p text:style-name="P1"><text:s text:c="4"/>300.8786, 300.6951, 300.5629, 300.5104, 300.5354, 300.527, 300.6083, </text:p>
      <text:p text:style-name="P1"><text:s text:c="4"/>301.6616, 302.1941, 298.2656, 299.8977, 299.9586, 299.7628, 299.4997, </text:p>
      <text:p text:style-name="P1"><text:s text:c="4"/>299.6204, 299.1675, 299.0894, 300.4019, 300.2247, 300.1912, 300.5366, </text:p>
      <text:p text:style-name="P1"><text:s text:c="4"/>301.0471, 301.4921, 302.0968, 302.4292, 302.5122, 303.1165, 302.9085, </text:p>
      <text:p text:style-name="P1"><text:s text:c="4"/>301.6853, 302.8825, 302.692, 302.0424, 301.345, 300.9077, 300.7862, </text:p>
      <text:p text:style-name="P1"><text:s text:c="4"/>300.7082, 301.1407, 301.6977, 301.2346, 301.1378, 301.1298, 300.7947, </text:p>
      <text:p text:style-name="P1"><text:s text:c="4"/>300.3954, 300.0196, 300.6717, 301.358, 301.6924, 301.8148, 300.734, </text:p>
      <text:p text:style-name="P1"><text:s text:c="4"/>299.2623, 299.8948, 299.9816, 298.3018, 295.4069, 296.1319, 298.6101, </text:p>
      <text:p text:style-name="P1"><text:s text:c="4"/>297.7605, 296.804, 294.1072, 298.0753, 302.2289, 302.2655, 302.8662, </text:p>
      <text:p text:style-name="P1"><text:s text:c="4"/>303.3337, 303.6395, 303.8008, 303.8076, 303.6539, 303.4305, 303.1921, </text:p>
      <text:p text:style-name="P1"><text:s text:c="4"/>302.979, 302.7665, 302.5681, 302.3611, 302.1822,</text:p>
      <text:p text:style-name="P1"><text:s text:c="2"/>302.8318, 302.7805, 302.7599, 302.7369, 302.7639, 302.8348, 302.893, </text:p>
      <text:p text:style-name="P1"><text:s text:c="4"/>302.9524, 303.0043, 303.034, 303.0599, 303.0641, 303.0172, 302.9036, </text:p>
      <text:p text:style-name="P1"><text:s text:c="4"/>302.6823, 302.4917, 302.3098, 302.1573, 302.0485, 301.9472, 301.7851, </text:p>
      <text:p text:style-name="P1"><text:s text:c="4"/>301.5987, 301.4683, 301.3927, 301.3745, 301.4298, 301.4734, 301.6402, </text:p>
      <text:p text:style-name="P1"><text:s text:c="4"/>302.5073, 303.8775, 298.8821, 300.2844, 301.3691, 302.0438, 302.2842, </text:p>
      <text:p text:style-name="P1"><text:s text:c="4"/>302.2506, 302.1095, 301.9511, 301.5264, 301.436, 301.6387, 301.9832, </text:p>
      <text:p text:style-name="P1"><text:s text:c="4"/>302.4863, 303.0008, 303.4503, 303.6963, 303.9108, 304.2003, 304.4421, </text:p>
      <text:p text:style-name="P1"><text:s text:c="4"/>304.3206, 303.6955, 303.2932, 302.6594, 302.1441, 301.8318, 302.0081, </text:p>
      <text:p text:style-name="P1"><text:s text:c="4"/>301.9419, 302.3679, 302.6392, 302.154, 302.018, 302.1349, 301.6265, </text:p>
      <text:p text:style-name="P1"><text:s text:c="4"/>301.5597, 301.0434, 301.5992, 302.0614, 302.8585, 303.4102, 304.0246, </text:p>
      <text:p text:style-name="P1"><text:s text:c="4"/>303.8928, 302.3371, 300.7537, 298.9032, 297.4955, 298.1589, 298.7244, </text:p>
      <text:p text:style-name="P1"><text:s text:c="4"/>298.4024, 299.0529, 298.2149, 302.0784, 303.283, 303.6975, 304.2445, </text:p>
      <text:p text:style-name="P1"><text:s text:c="4"/>304.5038, 304.6489, 304.6651, 304.5328, 304.3198, 304.0664, 303.8243, </text:p>
      <text:p text:style-name="P1"><text:s text:c="4"/>303.6125, 303.4118, 303.2358, 303.0545, 302.9086,</text:p>
      <text:p text:style-name="P1"><text:s text:c="2"/>303.5949, 303.5605, 303.5394, 303.5322, 303.5544, 303.6063, 303.6393, </text:p>
      <text:p text:style-name="P1"><text:s text:c="4"/>303.6767, 303.7047, 303.7218, 303.7601, 303.7563, 303.6818, 303.5211, </text:p>
      <text:p text:style-name="P1"><text:s text:c="4"/>303.284, 303.1227, 302.9736, 302.8466, 302.7788, 302.6948, 302.5565, </text:p>
      <text:p text:style-name="P1"><text:s text:c="4"/>302.4151, 302.3205, 302.2751, 302.2971, 302.3904, 302.4753, 302.6934, </text:p>
      <text:p text:style-name="P1"><text:soft-page-break/><text:s text:c="4"/>303.3543, 304.9368, 301.2022, 299.8697, 302.2705, 302.6347, 302.9417, </text:p>
      <text:p text:style-name="P1"><text:s text:c="4"/>303.0879, 302.8876, 302.7169, 302.508, 302.611, 302.9118, 303.3163, </text:p>
      <text:p text:style-name="P1"><text:s text:c="4"/>303.8315, 304.2643, 304.5961, 304.7907, 305.0113, 304.9797, 304.8117, </text:p>
      <text:p text:style-name="P1"><text:s text:c="4"/>304.5645, 304.2592, 303.752, 303.2745, 303.02, 302.8219, 303.2055, </text:p>
      <text:p text:style-name="P1"><text:s text:c="4"/>303.1135, 303.3981, 303.4132, 302.9811, 302.7989, 302.9227, 302.8544, </text:p>
      <text:p text:style-name="P1"><text:s text:c="4"/>302.5953, 302.1835, 302.6683, 302.9331, 303.6398, 304.2881, 305.4706, </text:p>
      <text:p text:style-name="P1"><text:s text:c="4"/>307.1243, 305.1287, 301.9444, 299.3194, 298.5439, 298.6418, 298.7588, </text:p>
      <text:p text:style-name="P1"><text:s text:c="4"/>299.2042, 301.3792, 302.8224, 303.834, 304.4582, 304.8947, 305.3151, </text:p>
      <text:p text:style-name="P1"><text:s text:c="4"/>305.3922, 305.3763, 305.2722, 305.0597, 304.8232, 304.5705, 304.355, </text:p>
      <text:p text:style-name="P1"><text:s text:c="4"/>304.1729, 304.0109, 303.8751, 303.7362, 303.6379,</text:p>
      <text:p text:style-name="P1"><text:s text:c="2"/>304.3456, 304.3081, 304.2762, 304.2561, 304.2796, 304.3234, 304.3515, </text:p>
      <text:p text:style-name="P1"><text:s text:c="4"/>304.3739, 304.3901, 304.3944, 304.4392, 304.4198, 304.3171, 304.1535, </text:p>
      <text:p text:style-name="P1"><text:s text:c="4"/>303.9353, 303.8163, 303.6905, 303.5857, 303.5484, 303.4798, 303.3902, </text:p>
      <text:p text:style-name="P1"><text:s text:c="4"/>303.3017, 303.2359, 303.1994, 303.259, 303.3835, 303.5118, 303.7292, </text:p>
      <text:p text:style-name="P1"><text:s text:c="4"/>304.1827, 305.2626, 303.9734, 300.5483, 302.8391, 303.122, 303.581, </text:p>
      <text:p text:style-name="P1"><text:s text:c="4"/>303.7229, 303.6354, 303.5617, 303.515, 303.7595, 304.1138, 304.4992, </text:p>
      <text:p text:style-name="P1"><text:s text:c="4"/>304.8573, 305.072, 305.1969, 305.512, 306.0181, 305.739, 305.1673, </text:p>
      <text:p text:style-name="P1"><text:s text:c="4"/>304.8031, 304.7761, 304.3146, 303.9959, 303.9664, 303.8447, 304.2277, </text:p>
      <text:p text:style-name="P1"><text:s text:c="4"/>304.0847, 304.2211, 304.027, 303.7155, 303.5349, 303.6982, 303.9225, </text:p>
      <text:p text:style-name="P1"><text:s text:c="4"/>303.4948, 303.3492, 303.7909, 303.9873, 304.5592, 305.1423, 306.3618, </text:p>
      <text:p text:style-name="P1"><text:s text:c="4"/>309.3127, 308.8306, 305.0794, 301.197, 299.2133, 298.4639, 298.7927, </text:p>
      <text:p text:style-name="P1"><text:s text:c="4"/>300.5695, 302.8545, 304.1002, 305.0854, 305.6621, 305.8027, 305.9811, </text:p>
      <text:p text:style-name="P1"><text:s text:c="4"/>305.9595, 305.8927, 305.7029, 305.465, 305.255, 305.0558, 304.8862, </text:p>
      <text:p text:style-name="P1"><text:s text:c="4"/>304.7467, 304.6222, 304.5312, 304.4492, 304.3862,</text:p>
      <text:p text:style-name="P1"><text:s text:c="2"/>305.0611, 305.0126, 304.9621, 304.9471, 304.9815, 305.0113, 305.0301, </text:p>
      <text:p text:style-name="P1"><text:s text:c="4"/>305.0324, 305.0475, 305.0426, 305.0781, 305.0435, 304.938, 304.8068, </text:p>
      <text:p text:style-name="P1"><text:s text:c="4"/>304.6476, 304.5568, 304.4515, 304.3705, 304.347, 304.2941, 304.2545, </text:p>
      <text:p text:style-name="P1"><text:s text:c="4"/>304.217, 304.1697, 304.1416, 304.2305, 304.3507, 304.4824, 304.6548, </text:p>
      <text:p text:style-name="P1"><text:s text:c="4"/>304.9419, 305.7087, 306.7975, 302.0725, 303.329, 303.6884, 304.2774, </text:p>
      <text:p text:style-name="P1"><text:s text:c="4"/>304.3845, 304.3889, 304.3962, 304.4941, 304.7875, 305.0807, 305.3341, </text:p>
      <text:p text:style-name="P1"><text:s text:c="4"/>305.5079, 305.4616, 305.117, 306.1245, 308.6064, 306.751, 306.5266, </text:p>
      <text:p text:style-name="P1"><text:s text:c="4"/>305.3148, 305.2246, 304.9901, 304.8223, 304.8593, 304.7967, 305.049, </text:p>
      <text:p text:style-name="P1"><text:s text:c="4"/>304.8045, 304.8719, 304.6088, 304.5079, 304.3984, 304.5389, 304.7091, </text:p>
      <text:p text:style-name="P1"><text:s text:c="4"/>304.3241, 304.5094, 304.843, 305.1017, 305.5313, 305.8623, 306.7275, </text:p>
      <text:p text:style-name="P1"><text:s text:c="4"/>309.5168, 311.5878, 310.6019, 306.9903, 302.1128, 299.2248, 298.2859, </text:p>
      <text:p text:style-name="P1"><text:s text:c="4"/>299.8546, 303.8123, 304.9974, 306.0155, 306.5462, 306.4271, 306.4596, </text:p>
      <text:p text:style-name="P1"><text:s text:c="4"/>306.3754, 306.2733, 306.0848, 305.8755, 305.723, 305.578, 305.4391, </text:p>
      <text:p text:style-name="P1"><text:s text:c="4"/>305.3257, 305.2525, 305.2152, 305.1722, 305.1154,</text:p>
      <text:p text:style-name="P1"><text:s text:c="2"/>305.7239, 305.6764, 305.6336, 305.624, 305.6759, 305.6893, 305.6638, </text:p>
      <text:p text:style-name="P1"><text:s text:c="4"/>305.6481, 305.6631, 305.6573, 305.668, 305.6248, 305.5439, 305.4564, </text:p>
      <text:p text:style-name="P1"><text:s text:c="4"/>305.3584, 305.2908, 305.2103, 305.1528, 305.1353, 305.0979, 305.1039, </text:p>
      <text:p text:style-name="P1"><text:s text:c="4"/>305.0869, 305.0573, 305.0341, 305.11, 305.2098, 305.3133, 305.4441, </text:p>
      <text:p text:style-name="P1"><text:s text:c="4"/>305.615, 306.2011, 307.6137, 303.5704, 303.5511, 304.0417, 304.9041, </text:p>
      <text:p text:style-name="P1"><text:s text:c="4"/>305.0596, 305.1178, 305.1724, 305.3285, 305.5552, 305.7463, 305.8784, </text:p>
      <text:p text:style-name="P1"><text:s text:c="4"/>305.9315, 305.7687, 305.2457, 307.8014, 308.2406, 307.027, 308.0615, </text:p>
      <text:p text:style-name="P1"><text:s text:c="4"/>307.7261, 305.7334, 305.7322, 305.7139, 305.6712, 305.7165, 305.792, </text:p>
      <text:p text:style-name="P1"><text:s text:c="4"/>305.5915, 305.5833, 305.3308, 305.3756, 305.2939, 305.3647, 305.3752, </text:p>
      <text:p text:style-name="P1"><text:s text:c="4"/>305.1498, 305.5953, 306.0005, 306.4189, 306.4577, 306.3976, 306.9651, </text:p>
      <text:p text:style-name="P1"><text:s text:c="4"/>308.4933, 310.3185, 311.4495, 311.6506, 306.5144, 300.9655, 299.6461, </text:p>
      <text:p text:style-name="P1"><text:s text:c="4"/>302.2235, 304.6099, 306.0811, 306.6706, 307.2899, 307.2839, 306.9332, </text:p>
      <text:p text:style-name="P1"><text:s text:c="4"/>306.7464, 306.5981, 306.4871, 306.3298, 306.2289, 306.1196, 306.0046, </text:p>
      <text:p text:style-name="P1"><text:s text:c="4"/>305.9307, 305.8982, 305.8832, 305.852, 305.7919,</text:p>
      <text:p text:style-name="P1"><text:s text:c="2"/>306.3116, 306.2793, 306.2643, 306.2703, 306.3217, 306.3027, 306.2627, </text:p>
      <text:p text:style-name="P1"><text:s text:c="4"/>306.2471, 306.242, 306.2159, 306.197, 306.1557, 306.1005, 306.0728, </text:p>
      <text:p text:style-name="P1"><text:s text:c="4"/>306.0188, 305.9659, 305.8909, 305.8489, 305.841, 305.8143, 305.8442, </text:p>
      <text:p text:style-name="P1"><text:s text:c="4"/>305.8419, 305.8244, 305.8018, 305.8556, 305.9328, 306.0099, 306.1004, </text:p>
      <text:p text:style-name="P1"><text:s text:c="4"/>306.2016, 306.6722, 307.8989, 304.6948, 303.1588, 304.5299, 305.4133, </text:p>
      <text:p text:style-name="P1"><text:s text:c="4"/>305.7056, 305.7999, 305.879, 306.0016, 306.1248, 306.2336, 306.3412, </text:p>
      <text:p text:style-name="P1"><text:s text:c="4"/>306.39, 306.2189, 307.0572, 312.0904, 311.016, 309.2653, 308.327, </text:p>
      <text:p text:style-name="P1"><text:soft-page-break/><text:s text:c="4"/>308.6823, 307.3126, 306.284, 306.3911, 306.4614, 306.5843, 306.5524, </text:p>
      <text:p text:style-name="P1"><text:s text:c="4"/>306.4135, 306.3125, 306.1256, 306.1579, 306.0638, 306.0614, 306.0678, </text:p>
      <text:p text:style-name="P1"><text:s text:c="4"/>306.0049, 306.5268, 307.1743, 308.6222, 308.18, 307.0239, 307.3078, </text:p>
      <text:p text:style-name="P1"><text:s text:c="4"/>308.1717, 309.0917, 309.8134, 311.5143, 310.1404, 303.222, 303.3893, </text:p>
      <text:p text:style-name="P1"><text:s text:c="4"/>306.0424, 306.0787, 307.2132, 307.1829, 308.2917, 309.4692, 307.0573, </text:p>
      <text:p text:style-name="P1"><text:s text:c="4"/>307.2717, 306.9171, 306.913, 306.7976, 306.7342, 306.6615, 306.5751, </text:p>
      <text:p text:style-name="P1"><text:s text:c="4"/>306.5175, 306.4973, 306.4875, 306.4498, 306.3834,</text:p>
      <text:p text:style-name="P1"><text:s text:c="2"/>306.827, 306.8141, 306.813, 306.8187, 306.8403, 306.8266, 306.8024, </text:p>
      <text:p text:style-name="P1"><text:s text:c="4"/>306.7849, 306.7528, 306.7236, 306.6859, 306.6497, 306.5827, 306.5908, </text:p>
      <text:p text:style-name="P1"><text:s text:c="4"/>306.5721, 306.5139, 306.4422, 306.4184, 306.4213, 306.4047, 306.427, </text:p>
      <text:p text:style-name="P1"><text:s text:c="4"/>306.4265, 306.4077, 306.3836, 306.4261, 306.5, 306.5568, 306.6078, </text:p>
      <text:p text:style-name="P1"><text:s text:c="4"/>306.6665, 306.9704, 308.2034, 306.4895, 302.5946, 305.1738, 305.9991, </text:p>
      <text:p text:style-name="P1"><text:s text:c="4"/>306.2904, 306.4065, 306.49, 306.5723, 306.6448, 306.7228, 306.8948, </text:p>
      <text:p text:style-name="P1"><text:s text:c="4"/>307.0174, 307.0517, 310.6455, 313.4444, 312.5367, 310.9953, 309.6441, </text:p>
      <text:p text:style-name="P1"><text:s text:c="4"/>309.457, 308.4962, 307.5886, 306.8866, 307.1384, 307.2496, 307.222, </text:p>
      <text:p text:style-name="P1"><text:s text:c="4"/>307.0902, 306.9528, 306.8079, 306.7307, 306.6704, 306.7045, 306.7698, </text:p>
      <text:p text:style-name="P1"><text:s text:c="4"/>306.81, 307.2184, 307.8976, 309.0594, 308.1572, 308.4406, 308.2422, </text:p>
      <text:p text:style-name="P1"><text:s text:c="4"/>308.622, 309.0652, 309.0249, 310.5612, 311.4524, 306.3449, 305.8539, </text:p>
      <text:p text:style-name="P1"><text:s text:c="4"/>308.0988, 307.2755, 308.341, 307.6651, 308.9968, 310.843, 306.8031, </text:p>
      <text:p text:style-name="P1"><text:s text:c="4"/>307.5647, 307.2213, 307.3172, 307.2451, 307.2025, 307.1666, 307.0934, </text:p>
      <text:p text:style-name="P1"><text:s text:c="4"/>307.0271, 306.9983, 306.9946, 306.9525, 306.8849,</text:p>
      <text:p text:style-name="P1"><text:s text:c="2"/>307.2508, 307.2284, 307.2144, 307.2296, 307.2463, 307.2256, 307.2134, </text:p>
      <text:p text:style-name="P1"><text:s text:c="4"/>307.1786, 307.1583, 307.1468, 307.1107, 307.0728, 306.9637, 306.9761, </text:p>
      <text:p text:style-name="P1"><text:s text:c="4"/>306.981, 306.9, 306.8284, 306.8055, 306.8068, 306.8238, 306.843, </text:p>
      <text:p text:style-name="P1"><text:s text:c="4"/>306.8163, 306.8037, 306.785, 306.8274, 306.8976, 306.9239, 306.967, </text:p>
      <text:p text:style-name="P1"><text:s text:c="4"/>306.9791, 307.1025, 308.013, 308.2311, 305.3243, 306.0278, 306.4608, </text:p>
      <text:p text:style-name="P1"><text:s text:c="4"/>306.8217, 306.9132, 306.9702, 307.0454, 307.0958, 307.154, 307.375, </text:p>
      <text:p text:style-name="P1"><text:s text:c="4"/>307.6002, 308.0275, 312.0405, 313.5207, 312.6373, 312.2245, 310.5889, </text:p>
      <text:p text:style-name="P1"><text:s text:c="4"/>309.3946, 308.114, 307.7024, 307.1053, 307.4581, 307.561, 307.5515, </text:p>
      <text:p text:style-name="P1"><text:s text:c="4"/>307.4528, 307.4242, 307.3389, 307.1985, 307.2263, 307.3053, 307.3832, </text:p>
      <text:p text:style-name="P1"><text:s text:c="4"/>307.4337, 307.6656, 308.1298, 309.4838, 309.4009, 307.6796, 308.0033, </text:p>
      <text:p text:style-name="P1"><text:s text:c="4"/>310.0288, 310.0741, 308.7287, 309.928, 311.5831, 309.388, 307.6101, </text:p>
      <text:p text:style-name="P1"><text:s text:c="4"/>310.1665, 308.2614, 308.0336, 307.8862, 309.134, 309.8155, 307.4835, </text:p>
      <text:p text:style-name="P1"><text:s text:c="4"/>307.531, 307.5181, 307.6427, 307.6361, 307.5861, 307.5724, 307.5189, </text:p>
      <text:p text:style-name="P1"><text:s text:c="4"/>307.4727, 307.4223, 307.3908, 307.3402, 307.2934,</text:p>
      <text:p text:style-name="P1"><text:s text:c="2"/>307.5408, 307.5059, 307.4951, 307.4922, 307.5083, 307.4716, 307.454, </text:p>
      <text:p text:style-name="P1"><text:s text:c="4"/>307.4311, 307.4083, 307.3652, 307.3274, 307.2792, 307.1486, 307.1409, </text:p>
      <text:p text:style-name="P1"><text:s text:c="4"/>307.1482, 307.0891, 307.0342, 307.022, 307.051, 307.0811, 307.0984, </text:p>
      <text:p text:style-name="P1"><text:s text:c="4"/>307.0576, 307.0576, 307.0363, 307.0599, 307.1219, 307.1186, 307.1511, </text:p>
      <text:p text:style-name="P1"><text:s text:c="4"/>307.148, 307.1727, 307.5648, 308.5168, 308.4855, 306.9912, 306.9208, </text:p>
      <text:p text:style-name="P1"><text:s text:c="4"/>307.252, 307.2883, 307.3104, 307.346, 307.3886, 307.4772, 307.7396, </text:p>
      <text:p text:style-name="P1"><text:s text:c="4"/>308.0479, 308.823, 312.478, 312.8828, 312.2777, 312.0819, 310.4807, </text:p>
      <text:p text:style-name="P1"><text:s text:c="4"/>307.8719, 307.5239, 308.0002, 307.3579, 307.504, 307.6411, 307.6346, </text:p>
      <text:p text:style-name="P1"><text:s text:c="4"/>307.6047, 307.8021, 307.7246, 307.5851, 307.6762, 307.7505, 307.7956, </text:p>
      <text:p text:style-name="P1"><text:s text:c="4"/>307.8319, 307.9094, 308.1149, 308.8221, 309.5184, 308.0042, 308.5511, </text:p>
      <text:p text:style-name="P1"><text:s text:c="4"/>309.9452, 309.995, 308.2925, 309.2746, 310.5007, 309.6461, 310.6517, </text:p>
      <text:p text:style-name="P1"><text:s text:c="4"/>310.1799, 307.8963, 307.8111, 308.0305, 308.9796, 309.3151, 307.7871, </text:p>
      <text:p text:style-name="P1"><text:s text:c="4"/>307.4295, 307.6337, 307.8324, 307.892, 307.8521, 307.8338, 307.7971, </text:p>
      <text:p text:style-name="P1"><text:s text:c="4"/>307.7679, 307.7152, 307.644, 307.5801, 307.5659,</text:p>
      <text:p text:style-name="P1"><text:s text:c="2"/>307.7297, 307.6891, 307.6676, 307.6681, 307.6712, 307.6546, 307.6336, </text:p>
      <text:p text:style-name="P1"><text:s text:c="4"/>307.594, 307.5276, 307.4535, 307.3774, 307.3033, 307.1878, 307.1098, </text:p>
      <text:p text:style-name="P1"><text:s text:c="4"/>307.0889, 307.0566, 307.0218, 307.0191, 307.0597, 307.0895, 307.1055, </text:p>
      <text:p text:style-name="P1"><text:s text:c="4"/>307.127, 307.1263, 307.118, 307.1348, 307.1605, 307.1696, 307.2156, </text:p>
      <text:p text:style-name="P1"><text:s text:c="4"/>307.2439, 307.2561, 307.3738, 307.6105, 307.7577, 307.0753, 307.307, </text:p>
      <text:p text:style-name="P1"><text:s text:c="4"/>307.4778, 307.4839, 307.4702, 307.4478, 307.524, 307.6567, 307.9441, </text:p>
      <text:p text:style-name="P1"><text:s text:c="4"/>308.3495, 309.7222, 312.0021, 311.7976, 311.4602, 311.4564, 309.562, </text:p>
      <text:p text:style-name="P1"><text:s text:c="4"/>305.576, 306.5225, 308.7625, 308.4407, 307.576, 307.6184, 307.6685, </text:p>
      <text:p text:style-name="P1"><text:s text:c="4"/>307.8758, 308.338, 307.9289, 307.861, 307.9412, 307.9868, 308.0139, </text:p>
      <text:p text:style-name="P1"><text:s text:c="4"/>308.0253, 308.0272, 308.0776, 308.3027, 308.5883, 309.0094, 309.1747, </text:p>
      <text:p text:style-name="P1"><text:soft-page-break/><text:s text:c="4"/>309.0368, 308.6503, 308.055, 308.6032, 309.2884, 309.5383, 309.9537, </text:p>
      <text:p text:style-name="P1"><text:s text:c="4"/>308.7327, 307.764, 307.908, 308.0589, 308.8321, 308.6504, 307.8183, </text:p>
      <text:p text:style-name="P1"><text:s text:c="4"/>307.4564, 307.9292, 307.9479, 308.0108, 307.992, 307.979, 307.9241, </text:p>
      <text:p text:style-name="P1"><text:s text:c="4"/>307.892, 307.8294, 307.7641, 307.7226, 307.739,</text:p>
      <text:p text:style-name="P1"><text:s text:c="2"/>307.8504, 307.8415, 307.8166, 307.8194, 307.8107, 307.795, 307.7513, </text:p>
      <text:p text:style-name="P1"><text:s text:c="4"/>307.7015, 307.6092, 307.5056, 307.3949, 307.261, 307.1217, 307.0146, </text:p>
      <text:p text:style-name="P1"><text:s text:c="4"/>306.9482, 306.8907, 306.8469, 306.8196, 306.8454, 306.8702, 306.8939, </text:p>
      <text:p text:style-name="P1"><text:s text:c="4"/>306.9412, 306.9792, 307.0069, 307.0468, 307.0716, 307.1144, 307.1562, </text:p>
      <text:p text:style-name="P1"><text:s text:c="4"/>307.2314, 307.2892, 307.3513, 307.3998, 307.4028, 307.3006, 307.467, </text:p>
      <text:p text:style-name="P1"><text:s text:c="4"/>307.5019, 307.4833, 307.4739, 307.3805, 307.4452, 307.6644, 307.9731, </text:p>
      <text:p text:style-name="P1"><text:s text:c="4"/>308.3928, 309.1835, 310.5189, 310.5369, 310.2616, 310.2083, 309.0121, </text:p>
      <text:p text:style-name="P1"><text:s text:c="4"/>306.3302, 307.1719, 309.394, 309.6301, 307.7483, 307.8559, 308.0276, </text:p>
      <text:p text:style-name="P1"><text:s text:c="4"/>308.5974, 309.5611, 308.0046, 307.9525, 307.9972, 308.0324, 308.0573, </text:p>
      <text:p text:style-name="P1"><text:s text:c="4"/>308.0695, 308.0623, 308.075, 308.1016, 308.1591, 308.2155, 308.2408, </text:p>
      <text:p text:style-name="P1"><text:s text:c="4"/>308.2094, 308.087, 308.0278, 308.1874, 308.3982, 308.7247, 308.6731, </text:p>
      <text:p text:style-name="P1"><text:s text:c="4"/>308.1221, 307.9106, 307.9764, 308.2045, 308.4741, 308.1613, 307.9662, </text:p>
      <text:p text:style-name="P1"><text:s text:c="4"/>307.3339, 308.0358, 308.0284, 308.0576, 308.0342, 308.0281, 307.9733, </text:p>
      <text:p text:style-name="P1"><text:s text:c="4"/>307.9401, 307.8731, 307.8649, 307.8377, 307.8614,</text:p>
      <text:p text:style-name="P1"><text:s text:c="2"/>307.8577, 307.861, 307.7862, 307.8001, 307.757, 307.7199, 307.617, </text:p>
      <text:p text:style-name="P1"><text:s text:c="4"/>307.5225, 307.3866, 307.2509, 307.1068, 306.957, 306.8402, 306.7283, </text:p>
      <text:p text:style-name="P1"><text:s text:c="4"/>306.643, 306.5789, 306.5414, 306.5012, 306.5098, 306.5174, 306.555, </text:p>
      <text:p text:style-name="P1"><text:s text:c="4"/>306.6041, 306.6898, 306.7512, 306.8221, 306.8768, 306.9468, 307.0246, </text:p>
      <text:p text:style-name="P1"><text:s text:c="4"/>307.1329, 307.2453, 307.3401, 307.4204, 307.4561, 307.4374, 307.4492, </text:p>
      <text:p text:style-name="P1"><text:s text:c="4"/>307.4643, 307.4718, 307.762, 307.8012, 307.4893, 307.4522, 307.8884, </text:p>
      <text:p text:style-name="P1"><text:s text:c="4"/>308.3908, 308.8836, 309.2546, 309.3956, 309.1454, 308.8716, 308.5312, </text:p>
      <text:p text:style-name="P1"><text:s text:c="4"/>307.7408, 308.5408, 309.6679, 309.6321, 309.0706, 309.179, 308.7955, </text:p>
      <text:p text:style-name="P1"><text:s text:c="4"/>308.4546, 309.1997, 307.9462, 307.9036, 307.9606, 307.9886, 307.9873, </text:p>
      <text:p text:style-name="P1"><text:s text:c="4"/>308.0166, 308.0518, 308.0744, 308.0644, 308.0509, 308.021, 308.0318, </text:p>
      <text:p text:style-name="P1"><text:s text:c="4"/>308.0396, 308.0192, 308.0782, 308.1005, 308.1743, 308.2188, 308.1915, </text:p>
      <text:p text:style-name="P1"><text:s text:c="4"/>308.072, 308.0323, 308.0868, 308.2405, 307.9644, 307.5054, 307.5428, </text:p>
      <text:p text:style-name="P1"><text:s text:c="4"/>308.3378, 308.2177, 308.0705, 308.0955, 308.0471, 308.049, 307.9996, </text:p>
      <text:p text:style-name="P1"><text:s text:c="4"/>308.011, 307.9572, 307.9717, 307.8967, 307.9241,</text:p>
      <text:p text:style-name="P1"><text:s text:c="2"/>307.6004, 307.5739, 307.4392, 307.3782, 307.2603, 307.1575, 306.9813, </text:p>
      <text:p text:style-name="P1"><text:s text:c="4"/>306.8608, 306.6976, 306.5535, 306.3994, 306.2694, 306.1512, 306.0453, </text:p>
      <text:p text:style-name="P1"><text:s text:c="4"/>305.978, 305.9077, 305.883, 305.8523, 305.8702, 305.8961, 305.975, </text:p>
      <text:p text:style-name="P1"><text:s text:c="4"/>306.0459, 306.1722, 306.258, 306.3653, 306.468, 306.6017, 306.7513, </text:p>
      <text:p text:style-name="P1"><text:s text:c="4"/>306.9335, 307.1208, 307.2666, 307.3482, 307.3501, 307.3176, 307.3374, </text:p>
      <text:p text:style-name="P1"><text:s text:c="4"/>307.3937, 307.5469, 309.1166, 309.4682, 308.1732, 307.9027, 307.8072, </text:p>
      <text:p text:style-name="P1"><text:s text:c="4"/>308.2048, 309.6846, 308.5342, 308.3874, 308.7825, 308.589, 308.0752, </text:p>
      <text:p text:style-name="P1"><text:s text:c="4"/>308.0085, 309.6348, 309.6266, 308.6738, 309.2597, 309.6765, 309.6095, </text:p>
      <text:p text:style-name="P1"><text:s text:c="4"/>308.7159, 308.682, 307.9469, 307.8191, 307.8812, 307.9225, 307.9443, </text:p>
      <text:p text:style-name="P1"><text:s text:c="4"/>307.9768, 308.0264, 308.0575, 308.0386, 308.0336, 308.0181, 308.052, </text:p>
      <text:p text:style-name="P1"><text:s text:c="4"/>308.0499, 308.0727, 308.1545, 308.1458, 308.2042, 308.213, 308.2134, </text:p>
      <text:p text:style-name="P1"><text:s text:c="4"/>308.1599, 308.1097, 308.1098, 308.3125, 308.3308, 308.0554, 308.3534, </text:p>
      <text:p text:style-name="P1"><text:s text:c="4"/>308.5652, 308.0791, 308.0615, 308.0964, 308.0155, 308.0287, 307.9341, </text:p>
      <text:p text:style-name="P1"><text:s text:c="4"/>307.9721, 307.8657, 307.883, 307.7353, 307.7324,</text:p>
      <text:p text:style-name="P1"><text:s text:c="2"/>307.1614, 307.0617, 306.8946, 306.7686, 306.6019, 306.448, 306.2807, </text:p>
      <text:p text:style-name="P1"><text:s text:c="4"/>306.1249, 305.9284, 305.7733, 305.6196, 305.4543, 305.331, 305.2267, </text:p>
      <text:p text:style-name="P1"><text:s text:c="4"/>305.1412, 305.1198, 305.0876, 305.0528, 305.0853, 305.0907, 305.1686, </text:p>
      <text:p text:style-name="P1"><text:s text:c="4"/>305.2153, 305.2971, 305.3736, 305.4893, 305.6247, 305.8432, 306.0502, </text:p>
      <text:p text:style-name="P1"><text:s text:c="4"/>306.3346, 306.6661, 306.9269, 307.0886, 307.1482, 307.1141, 307.1635, </text:p>
      <text:p text:style-name="P1"><text:s text:c="4"/>307.2248, 307.4889, 308.6588, 308.3316, 309.853, 310.3138, 308.9134, </text:p>
      <text:p text:style-name="P1"><text:s text:c="4"/>308.1868, 309.4328, 310.3102, 308.5164, 308.8943, 308.8371, 308.2323, </text:p>
      <text:p text:style-name="P1"><text:s text:c="4"/>308.2051, 310.0622, 309.8115, 308.0912, 308.8163, 309.5971, 309.4058, </text:p>
      <text:p text:style-name="P1"><text:s text:c="4"/>308.8961, 308.6703, 308.0949, 307.7266, 307.7704, 307.855, 307.8914, </text:p>
      <text:p text:style-name="P1"><text:s text:c="4"/>307.9471, 308.006, 308.0133, 308.019, 308.039, 308.0559, 308.0924, </text:p>
      <text:p text:style-name="P1"><text:s text:c="4"/>308.1104, 308.1331, 308.225, 308.1908, 308.2206, 308.2095, 308.2267, </text:p>
      <text:p text:style-name="P1"><text:s text:c="4"/>308.1864, 308.1531, 308.1846, 308.6637, 308.9123, 308.8217, 308.428, </text:p>
      <text:p text:style-name="P1"><text:s text:c="4"/>308.0818, 308.0073, 307.9493, 307.9625, 307.8413, 307.8471, 307.7029, </text:p>
      <text:p text:style-name="P1"><text:soft-page-break/><text:s text:c="4"/>307.715, 307.5745, 307.5483, 307.3678, 307.3088,</text:p>
      <text:p text:style-name="P1"><text:s text:c="2"/>306.82, 306.6968, 306.5125, 306.3748, 306.2079, 306.049, 305.8963, </text:p>
      <text:p text:style-name="P1"><text:s text:c="4"/>305.7334, 305.5437, 305.3657, 305.1923, 305.0213, 304.8618, 304.7407, </text:p>
      <text:p text:style-name="P1"><text:s text:c="4"/>304.6333, 304.6049, 304.5547, 304.541, 304.5376, 304.527, 304.5373, </text:p>
      <text:p text:style-name="P1"><text:s text:c="4"/>304.5628, 304.5372, 304.5724, 304.6251, 304.6532, 304.8739, 304.9947, </text:p>
      <text:p text:style-name="P1"><text:s text:c="4"/>305.3012, 305.6967, 306.0931, 306.4289, 306.7311, 306.9529, 307.0834, </text:p>
      <text:p text:style-name="P1"><text:s text:c="4"/>307.1814, 307.4878, 308.0634, 307.4034, 309.3695, 312.3621, 310.449, </text:p>
      <text:p text:style-name="P1"><text:s text:c="4"/>308.8803, 309.3008, 309.6547, 310.2269, 309.0339, 308.8128, 308.434, </text:p>
      <text:p text:style-name="P1"><text:s text:c="4"/>308.8085, 310.1744, 309.4711, 307.8887, 308.5576, 309.344, 308.7461, </text:p>
      <text:p text:style-name="P1"><text:s text:c="4"/>308.8201, 308.9485, 308.5231, 307.7445, 307.7533, 307.8375, 307.9063, </text:p>
      <text:p text:style-name="P1"><text:s text:c="4"/>307.9491, 308.0393, 308.0375, 308.0351, 308.0781, 308.0897, 308.1263, </text:p>
      <text:p text:style-name="P1"><text:s text:c="4"/>308.1397, 308.1505, 308.1929, 308.1824, 308.1906, 308.1734, 308.187, </text:p>
      <text:p text:style-name="P1"><text:s text:c="4"/>308.1758, 308.1657, 308.1587, 308.1467, 308.1143, 308.0267, 307.9807, </text:p>
      <text:p text:style-name="P1"><text:s text:c="4"/>307.8968, 307.8882, 307.7721, 307.7628, 307.6256, 307.5997, 307.4353, </text:p>
      <text:p text:style-name="P1"><text:s text:c="4"/>307.4356, 307.2826, 307.23, 307.0529, 306.9536,</text:p>
      <text:p text:style-name="P1"><text:s text:c="2"/>306.8142, 306.7031, 306.517, 306.3872, 306.2271, 306.0654, 305.9155, </text:p>
      <text:p text:style-name="P1"><text:s text:c="4"/>305.7462, 305.5426, 305.3459, 305.1606, 304.9698, 304.7801, 304.6169, </text:p>
      <text:p text:style-name="P1"><text:s text:c="4"/>304.4505, 304.3604, 304.2402, 304.2083, 304.1622, 304.1267, 304.0859, </text:p>
      <text:p text:style-name="P1"><text:s text:c="4"/>304.0698, 304.0315, 304.0558, 304.0587, 304.0689, 304.1831, 304.266, </text:p>
      <text:p text:style-name="P1"><text:s text:c="4"/>304.5046, 304.8703, 305.2497, 305.622, 306.0128, 306.4197, 306.916, </text:p>
      <text:p text:style-name="P1"><text:s text:c="4"/>307.2448, 307.5782, 308.0688, 308.3245, 309.5367, 311.5307, 311.7911, </text:p>
      <text:p text:style-name="P1"><text:s text:c="4"/>309.896, 309.4286, 309.6255, 309.5724, 309.2766, 308.7037, 308.805, </text:p>
      <text:p text:style-name="P1"><text:s text:c="4"/>309.9635, 310.2439, 308.8332, 307.7873, 308.8021, 309.5251, 308.6741, </text:p>
      <text:p text:style-name="P1"><text:s text:c="4"/>308.6213, 308.8906, 308.9547, 307.7968, 307.7745, 307.8402, 307.9062, </text:p>
      <text:p text:style-name="P1"><text:s text:c="4"/>307.9865, 308.0769, 308.0961, 308.0772, 308.1077, 308.0956, 308.137, </text:p>
      <text:p text:style-name="P1"><text:s text:c="4"/>308.1517, 308.1272, 308.1573, 308.187, 308.1706, 308.1638, 308.1922, </text:p>
      <text:p text:style-name="P1"><text:s text:c="4"/>308.1877, 308.1585, 308.1427, 308.0821, 308.042, 307.9802, 307.9684, </text:p>
      <text:p text:style-name="P1"><text:s text:c="4"/>307.8888, 307.8847, 307.7614, 307.751, 307.6266, 307.601, 307.4305, </text:p>
      <text:p text:style-name="P1"><text:s text:c="4"/>307.4225, 307.2743, 307.2223, 307.0622, 306.947,</text:p>
      <text:p text:style-name="P1"><text:s text:c="2"/>307.2019, 307.1188, 306.9309, 306.8221, 306.668, 306.5099, 306.3477, </text:p>
      <text:p text:style-name="P1"><text:s text:c="4"/>306.1614, 305.9399, 305.7177, 305.5408, 305.3149, 305.1136, 304.9216, </text:p>
      <text:p text:style-name="P1"><text:s text:c="4"/>304.7144, 304.565, 304.3967, 304.3151, 304.257, 304.1957, 304.171, </text:p>
      <text:p text:style-name="P1"><text:s text:c="4"/>304.1794, 304.1617, 304.2367, 304.2524, 304.3166, 304.3772, 304.5489, </text:p>
      <text:p text:style-name="P1"><text:s text:c="4"/>304.7079, 304.9734, 305.194, 305.3941, 305.5745, 305.8533, 306.5243, </text:p>
      <text:p text:style-name="P1"><text:s text:c="4"/>307.2981, 307.8167, 308.5934, 309.4279, 309.8119, 309.6628, 311.7435, </text:p>
      <text:p text:style-name="P1"><text:s text:c="4"/>311.8022, 309.4592, 308.9156, 309.3013, 310.2699, 309.4742, 309.0945, </text:p>
      <text:p text:style-name="P1"><text:s text:c="4"/>310.2716, 310.7979, 308.7594, 308.1279, 309.3971, 309.8973, 309.0121, </text:p>
      <text:p text:style-name="P1"><text:s text:c="4"/>308.7701, 308.6211, 308.6183, 307.8233, 307.7946, 307.8441, 307.8981, </text:p>
      <text:p text:style-name="P1"><text:s text:c="4"/>307.9662, 308.0567, 308.0792, 308.0814, 308.1216, 308.1146, 308.1551, </text:p>
      <text:p text:style-name="P1"><text:s text:c="4"/>308.1758, 308.1285, 308.151, 308.2029, 308.1901, 308.2008, 308.2281, </text:p>
      <text:p text:style-name="P1"><text:s text:c="4"/>308.2119, 308.1927, 308.183, 308.1486, 308.1341, 308.0992, 308.076, </text:p>
      <text:p text:style-name="P1"><text:s text:c="4"/>308.0105, 308.0119, 307.9297, 307.926, 307.8321, 307.8247, 307.6836, </text:p>
      <text:p text:style-name="P1"><text:s text:c="4"/>307.6975, 307.5557, 307.5529, 307.4099, 307.3351,</text:p>
      <text:p text:style-name="P1"><text:s text:c="2"/>307.6294, 307.6074, 307.4554, 307.3922, 307.2503, 307.1122, 306.9424, </text:p>
      <text:p text:style-name="P1"><text:s text:c="4"/>306.7542, 306.5254, 306.2802, 306.0723, 305.8097, 305.5604, 305.3256, </text:p>
      <text:p text:style-name="P1"><text:s text:c="4"/>305.0446, 304.8393, 304.6051, 304.4418, 304.3746, 304.2991, 304.2892, </text:p>
      <text:p text:style-name="P1"><text:s text:c="4"/>304.3013, 304.301, 304.3853, 304.4268, 304.5252, 304.6152, 304.7793, </text:p>
      <text:p text:style-name="P1"><text:s text:c="4"/>304.8952, 305.0254, 305.0697, 305.0778, 305.075, 305.1249, 305.8412, </text:p>
      <text:p text:style-name="P1"><text:s text:c="4"/>307.6845, 308.5157, 308.3075, 309.2117, 309.4955, 309.289, 310.2298, </text:p>
      <text:p text:style-name="P1"><text:s text:c="4"/>311.9419, 311.2912, 309.6015, 310.3114, 312.5469, 311.0899, 309.1052, </text:p>
      <text:p text:style-name="P1"><text:s text:c="4"/>309.5125, 310.6031, 309.6111, 308.9189, 309.9385, 310.1323, 309.6133, </text:p>
      <text:p text:style-name="P1"><text:s text:c="4"/>308.9185, 309.607, 308.9549, 307.8836, 307.8626, 307.9009, 307.9374, </text:p>
      <text:p text:style-name="P1"><text:s text:c="4"/>308.0173, 308.06, 308.1031, 308.0999, 308.1259, 308.152, 308.149, </text:p>
      <text:p text:style-name="P1"><text:s text:c="4"/>308.1735, 308.1422, 308.1293, 308.1744, 308.1786, 308.2137, 308.2267, </text:p>
      <text:p text:style-name="P1"><text:s text:c="4"/>308.215, 308.1978, 308.1742, 308.146, 308.1279, 308.1144, 308.0886, </text:p>
      <text:p text:style-name="P1"><text:s text:c="4"/>308.0523, 308.0429, 308.0134, 308.0117, 307.9574, 307.9499, 307.8704, </text:p>
      <text:p text:style-name="P1"><text:s text:c="4"/>307.9031, 307.8168, 307.85, 307.756, 307.7432,</text:p>
      <text:p text:style-name="P1"><text:s text:c="2"/>307.7743, 307.7745, 307.7006, 307.6797, 307.5946, 307.5212, 307.3699, </text:p>
      <text:p text:style-name="P1"><text:s text:c="4"/>307.2346, 307.0224, 306.7995, 306.5577, 306.2887, 306.0076, 305.7175, </text:p>
      <text:p text:style-name="P1"><text:soft-page-break/><text:s text:c="4"/>305.3829, 305.097, 304.7905, 304.5286, 304.3772, 304.2413, 304.1693, </text:p>
      <text:p text:style-name="P1"><text:s text:c="4"/>304.1199, 304.1248, 304.1562, 304.2227, 304.2928, 304.3804, 304.4729, </text:p>
      <text:p text:style-name="P1"><text:s text:c="4"/>304.5121, 304.48, 304.3214, 304.2166, 304.2493, 304.2661, 305.0206, </text:p>
      <text:p text:style-name="P1"><text:s text:c="4"/>308.5959, 309.998, 309.4392, 311.8012, 311.8549, 310.818, 310.0049, </text:p>
      <text:p text:style-name="P1"><text:s text:c="4"/>311.0815, 312.3168, 311.8264, 312.2108, 310.5723, 310.2595, 308.6785, </text:p>
      <text:p text:style-name="P1"><text:s text:c="4"/>308.1491, 310.999, 310.4927, 310.2358, 310.8047, 310.7974, 309.6862, </text:p>
      <text:p text:style-name="P1"><text:s text:c="4"/>309.1777, 310.5876, 310.4475, 307.9528, 307.9134, 307.9503, 307.9918, </text:p>
      <text:p text:style-name="P1"><text:s text:c="4"/>308.0651, 308.0788, 308.1123, 308.0859, 308.0809, 308.1061, 308.1191, </text:p>
      <text:p text:style-name="P1"><text:s text:c="4"/>308.1372, 308.1526, 308.1035, 308.1417, 308.1378, 308.1743, 308.172, </text:p>
      <text:p text:style-name="P1"><text:s text:c="4"/>308.1641, 308.1522, 308.1315, 308.108, 308.0905, 308.0588, 308.0282, </text:p>
      <text:p text:style-name="P1"><text:s text:c="4"/>308.0034, 307.9791, 307.965, 307.9512, 307.9297, 307.9123, 307.8703, </text:p>
      <text:p text:style-name="P1"><text:s text:c="4"/>307.8864, 307.8398, 307.873, 307.8292, 307.8457,</text:p>
      <text:p text:style-name="P1"><text:s text:c="2"/>307.7026, 307.6833, 307.6447, 307.6177, 307.5685, 307.5405, 307.4592, </text:p>
      <text:p text:style-name="P1"><text:s text:c="4"/>307.3686, 307.1845, 306.9811, 306.7258, 306.4567, 306.1607, 305.8559, </text:p>
      <text:p text:style-name="P1"><text:s text:c="4"/>305.5173, 305.2176, 304.9029, 304.6067, 304.3715, 304.1479, 303.9836, </text:p>
      <text:p text:style-name="P1"><text:s text:c="4"/>303.8537, 303.7975, 303.7552, 303.7711, 303.7782, 303.7996, 303.8256, </text:p>
      <text:p text:style-name="P1"><text:s text:c="4"/>303.7589, 303.6349, 303.345, 303.1494, 303.2109, 303.3212, 303.9617, </text:p>
      <text:p text:style-name="P1"><text:s text:c="4"/>308.7872, 312.4509, 311.1304, 313.4417, 314.297, 313.6373, 311.9918, </text:p>
      <text:p text:style-name="P1"><text:s text:c="4"/>311.7738, 312.8439, 313.1189, 313.0677, 310.3094, 308.1836, 310.1281, </text:p>
      <text:p text:style-name="P1"><text:s text:c="4"/>311.0779, 311.743, 310.8786, 311.1277, 311.8919, 311.6536, 310.2021, </text:p>
      <text:p text:style-name="P1"><text:s text:c="4"/>310.1236, 311.233, 308.8859, 307.7945, 307.8598, 307.9039, 307.9094, </text:p>
      <text:p text:style-name="P1"><text:s text:c="4"/>307.9666, 307.9877, 307.9889, 307.9892, 307.9919, 308.0227, 308.0213, </text:p>
      <text:p text:style-name="P1"><text:s text:c="4"/>308.0307, 308.0719, 308.0509, 308.0869, 308.0777, 308.0695, 308.0775, </text:p>
      <text:p text:style-name="P1"><text:s text:c="4"/>308.0706, 308.0636, 308.0497, 308.0577, 308.0309, 307.9858, 307.9665, </text:p>
      <text:p text:style-name="P1"><text:s text:c="4"/>307.9371, 307.8896, 307.8649, 307.8344, 307.8418, 307.8108, 307.7818, </text:p>
      <text:p text:style-name="P1"><text:s text:c="4"/>307.7837, 307.762, 307.7819, 307.7681, 307.7475,</text:p>
      <text:p text:style-name="P1"><text:s text:c="2"/>307.5538, 307.5269, 307.4958, 307.4539, 307.3991, 307.3599, 307.3137, </text:p>
      <text:p text:style-name="P1"><text:s text:c="4"/>307.2475, 307.0882, 306.8997, 306.6387, 306.3544, 306.0473, 305.7342, </text:p>
      <text:p text:style-name="P1"><text:s text:c="4"/>305.4085, 305.1234, 304.8264, 304.5412, 304.2768, 304.021, 303.8135, </text:p>
      <text:p text:style-name="P1"><text:s text:c="4"/>303.6313, 303.4956, 303.366, 303.257, 303.1617, 303.0776, 303.0143, </text:p>
      <text:p text:style-name="P1"><text:s text:c="4"/>302.878, 302.7407, 302.4547, 302.1568, 302.0242, 302.1849, 303.0604, </text:p>
      <text:p text:style-name="P1"><text:s text:c="4"/>308.6234, 313.5036, 313.4175, 315.5133, 315.8514, 315.2952, 314.2455, </text:p>
      <text:p text:style-name="P1"><text:s text:c="4"/>313.6718, 314.1345, 314.2117, 313.9427, 309.8838, 306.4401, 309.8185, </text:p>
      <text:p text:style-name="P1"><text:s text:c="4"/>314.6808, 314.8832, 313.2235, 312.8007, 313.4591, 313.4074, 312.4273, </text:p>
      <text:p text:style-name="P1"><text:s text:c="4"/>311.6137, 311.8002, 307.3801, 307.485, 307.5477, 307.5827, 307.6124, </text:p>
      <text:p text:style-name="P1"><text:s text:c="4"/>307.6974, 307.752, 307.7461, 307.7626, 307.7875, 307.7979, 307.7967, </text:p>
      <text:p text:style-name="P1"><text:s text:c="4"/>307.8221, 307.896, 307.9107, 307.9559, 307.9512, 307.9296, 307.9193, </text:p>
      <text:p text:style-name="P1"><text:s text:c="4"/>307.9173, 307.9355, 307.932, 307.9415, 307.9279, 307.8737, 307.8567, </text:p>
      <text:p text:style-name="P1"><text:s text:c="4"/>307.8156, 307.7729, 307.7393, 307.6905, 307.7038, 307.6689, 307.6383, </text:p>
      <text:p text:style-name="P1"><text:s text:c="4"/>307.6241, 307.6087, 307.6299, 307.6189, 307.5998,</text:p>
      <text:p text:style-name="P1"><text:s text:c="2"/>307.3055, 307.2952, 307.2589, 307.2234, 307.1794, 307.133, 307.0792, </text:p>
      <text:p text:style-name="P1"><text:s text:c="4"/>307.0111, 306.8786, 306.7216, 306.4748, 306.1932, 305.8944, 305.5852, </text:p>
      <text:p text:style-name="P1"><text:s text:c="4"/>305.2721, 304.992, 304.6995, 304.4305, 304.1545, 303.8846, 303.6379, </text:p>
      <text:p text:style-name="P1"><text:s text:c="4"/>303.4085, 303.194, 302.9685, 302.7339, 302.5267, 302.3216, 302.1594, </text:p>
      <text:p text:style-name="P1"><text:s text:c="4"/>301.9842, 301.841, 301.6129, 301.2952, 300.9655, 301.0085, 302.1086, </text:p>
      <text:p text:style-name="P1"><text:s text:c="4"/>306.8274, 314.7758, 316.4238, 318.2012, 318.1879, 317.048, 316.2961, </text:p>
      <text:p text:style-name="P1"><text:s text:c="4"/>315.9965, 315.6489, 315.0535, 314.0127, 307.7667, 304.9626, 309.847, </text:p>
      <text:p text:style-name="P1"><text:s text:c="4"/>316.3228, 317.5544, 316.0807, 315.5119, 315.4328, 315.7499, 315.1152, </text:p>
      <text:p text:style-name="P1"><text:s text:c="4"/>313.5148, 311.3178, 306.7314, 306.9951, 306.9998, 307.0467, 307.1082, </text:p>
      <text:p text:style-name="P1"><text:s text:c="4"/>307.2466, 307.3464, 307.3357, 307.3193, 307.3443, 307.3427, 307.3609, </text:p>
      <text:p text:style-name="P1"><text:s text:c="4"/>307.4224, 307.5337, 307.5718, 307.6031, 307.6058, 307.6011, 307.5952, </text:p>
      <text:p text:style-name="P1"><text:s text:c="4"/>307.5862, 307.6088, 307.6219, 307.6632, 307.676, 307.6643, 307.6541, </text:p>
      <text:p text:style-name="P1"><text:s text:c="4"/>307.6269, 307.5997, 307.5453, 307.506, 307.4714, 307.4561, 307.4198, </text:p>
      <text:p text:style-name="P1"><text:s text:c="4"/>307.3816, 307.3508, 307.3521, 307.3426, 307.3261,</text:p>
      <text:p text:style-name="P1"><text:s text:c="2"/>306.8713, 306.8847, 306.8813, 306.865, 306.8328, 306.8066, 306.7563, </text:p>
      <text:p text:style-name="P1"><text:s text:c="4"/>306.6886, 306.5851, 306.467, 306.278, 306.0374, 305.7771, 305.4949, </text:p>
      <text:p text:style-name="P1"><text:s text:c="4"/>305.2055, 304.9234, 304.6409, 304.3889, 304.1095, 303.8317, 303.5412, </text:p>
      <text:p text:style-name="P1"><text:s text:c="4"/>303.2509, 302.9689, 302.666, 302.3443, 302.0329, 301.7238, 301.4604, </text:p>
      <text:p text:style-name="P1"><text:s text:c="4"/>301.2296, 301.0238, 300.7952, 300.5075, 300.1137, 299.9714, 301.2025, </text:p>
      <text:p text:style-name="P1"><text:soft-page-break/><text:s text:c="4"/>304.837, 311.7807, 313.137, 317.4871, 319.4359, 318.5941, 318.0458, </text:p>
      <text:p text:style-name="P1"><text:s text:c="4"/>317.991, 316.1411, 314.273, 312.3033, 304.1863, 303.5257, 310.2784, </text:p>
      <text:p text:style-name="P1"><text:s text:c="4"/>317.396, 319.1138, 318.0731, 317.1718, 316.7785, 316.8992, 316.5439, </text:p>
      <text:p text:style-name="P1"><text:s text:c="4"/>313.7802, 308.2688, 306.1118, 306.3442, 306.3186, 306.368, 306.4539, </text:p>
      <text:p text:style-name="P1"><text:s text:c="4"/>306.6299, 306.7615, 306.7439, 306.6852, 306.6834, 306.6787, 306.6768, </text:p>
      <text:p text:style-name="P1"><text:s text:c="4"/>306.7589, 306.8715, 306.9219, 306.9416, 306.9442, 306.9691, 306.9857, </text:p>
      <text:p text:style-name="P1"><text:s text:c="4"/>306.9845, 307.0274, 307.0659, 307.1311, 307.1968, 307.2299, 307.2684, </text:p>
      <text:p text:style-name="P1"><text:s text:c="4"/>307.2611, 307.2901, 307.2507, 307.1894, 307.142, 307.1045, 307.0642, </text:p>
      <text:p text:style-name="P1"><text:s text:c="4"/>307.0018, 306.925, 306.8975, 306.8907, 306.8716,</text:p>
      <text:p text:style-name="P1"><text:s text:c="2"/>306.2026, 306.2278, 306.2662, 306.278, 306.2637, 306.2946, 306.2873, </text:p>
      <text:p text:style-name="P1"><text:s text:c="4"/>306.2465, 306.1751, 306.0923, 305.9573, 305.7832, 305.5922, 305.3542, </text:p>
      <text:p text:style-name="P1"><text:s text:c="4"/>305.1013, 304.8353, 304.5638, 304.3199, 304.0552, 303.791, 303.488, </text:p>
      <text:p text:style-name="P1"><text:s text:c="4"/>303.1618, 302.8297, 302.4791, 302.112, 301.7398, 301.3561, 301.0014, </text:p>
      <text:p text:style-name="P1"><text:s text:c="4"/>300.674, 300.3678, 300.0591, 299.7431, 299.339, 298.9966, 299.472, </text:p>
      <text:p text:style-name="P1"><text:s text:c="4"/>301.5634, 304.212, 304.9951, 313.9395, 317.7524, 318.3349, 318.4968, </text:p>
      <text:p text:style-name="P1"><text:s text:c="4"/>318.7298, 317.2429, 314.6659, 309.9051, 302.3696, 302.6692, 311.6047, </text:p>
      <text:p text:style-name="P1"><text:s text:c="4"/>318.1925, 319.8485, 319.3596, 318.5387, 317.8527, 317.3134, 316.3022, </text:p>
      <text:p text:style-name="P1"><text:s text:c="4"/>313.0315, 305.5318, 305.5405, 305.5969, 305.5382, 305.5654, 305.6505, </text:p>
      <text:p text:style-name="P1"><text:s text:c="4"/>305.8242, 305.9861, 305.9846, 305.8908, 305.8485, 305.8221, 305.7908, </text:p>
      <text:p text:style-name="P1"><text:s text:c="4"/>305.8266, 305.9042, 305.9336, 305.9542, 305.9807, 306.0298, 306.0563, </text:p>
      <text:p text:style-name="P1"><text:s text:c="4"/>306.0808, 306.1663, 306.242, 306.3426, 306.4503, 306.5446, 306.6432, </text:p>
      <text:p text:style-name="P1"><text:s text:c="4"/>306.673, 306.7335, 306.7484, 306.7255, 306.6897, 306.6154, 306.5569, </text:p>
      <text:p text:style-name="P1"><text:s text:c="4"/>306.4673, 306.3459, 306.2643, 306.2419, 306.2111,</text:p>
      <text:p text:style-name="P1"><text:s text:c="2"/>305.3695, 305.3802, 305.4197, 305.4544, 305.474, 305.5388, 305.5704, </text:p>
      <text:p text:style-name="P1"><text:s text:c="4"/>305.5723, 305.5766, 305.5421, 305.4571, 305.3525, 305.2253, 305.0561, </text:p>
      <text:p text:style-name="P1"><text:s text:c="4"/>304.8496, 304.6122, 304.3561, 304.1173, 303.8791, 303.6326, 303.3463, </text:p>
      <text:p text:style-name="P1"><text:s text:c="4"/>303.028, 302.677, 302.3037, 301.9232, 301.5332, 301.1125, 300.6976, </text:p>
      <text:p text:style-name="P1"><text:s text:c="4"/>300.29, 299.8992, 299.5122, 299.1359, 298.7411, 298.2822, 298.0788, </text:p>
      <text:p text:style-name="P1"><text:s text:c="4"/>298.1837, 299.2914, 300.3739, 311.5496, 317.1053, 317.883, 317.9012, </text:p>
      <text:p text:style-name="P1"><text:s text:c="4"/>317.5726, 316.1323, 313.5363, 306.2608, 301.3875, 302.3645, 313.9537, </text:p>
      <text:p text:style-name="P1"><text:s text:c="4"/>317.3293, 319.5891, 319.9046, 319.5315, 318.5914, 316.9443, 315.1259, </text:p>
      <text:p text:style-name="P1"><text:s text:c="4"/>311.2882, 304.8011, 304.8923, 304.8168, 304.6993, 304.6935, 304.7474, </text:p>
      <text:p text:style-name="P1"><text:s text:c="4"/>304.8882, 305.0642, 305.1096, 305.0103, 304.9135, 304.8578, 304.79, </text:p>
      <text:p text:style-name="P1"><text:s text:c="4"/>304.7672, 304.7862, 304.7762, 304.7874, 304.8249, 304.898, 304.9395, </text:p>
      <text:p text:style-name="P1"><text:s text:c="4"/>304.9964, 305.1013, 305.2018, 305.3303, 305.4758, 305.6216, 305.7429, </text:p>
      <text:p text:style-name="P1"><text:s text:c="4"/>305.8293, 305.9183, 305.9976, 306.0342, 306.0621, 305.9804, 305.9008, </text:p>
      <text:p text:style-name="P1"><text:s text:c="4"/>305.7857, 305.6282, 305.4901, 305.4334, 305.3965,</text:p>
      <text:p text:style-name="P1"><text:s text:c="2"/>304.4376, 304.396, 304.3895, 304.4257, 304.4964, 304.593, 304.6486, </text:p>
      <text:p text:style-name="P1"><text:s text:c="4"/>304.6762, 304.7288, 304.7715, 304.7393, 304.7009, 304.6432, 304.545, </text:p>
      <text:p text:style-name="P1"><text:s text:c="4"/>304.3961, 304.2072, 303.9843, 303.7601, 303.5537, 303.3206, 303.0533, </text:p>
      <text:p text:style-name="P1"><text:s text:c="4"/>302.7537, 302.4281, 302.0595, 301.688, 301.3058, 300.8846, 300.4419, </text:p>
      <text:p text:style-name="P1"><text:s text:c="4"/>299.993, 299.558, 299.1182, 298.6942, 298.2985, 297.8918, 297.5435, </text:p>
      <text:p text:style-name="P1"><text:s text:c="4"/>297.3472, 297.5068, 300.2271, 313.1581, 317.0143, 317.9909, 317.575, </text:p>
      <text:p text:style-name="P1"><text:s text:c="4"/>316.64, 315.6258, 312.4413, 306.402, 300.7647, 302.8218, 312.9828, </text:p>
      <text:p text:style-name="P1"><text:s text:c="4"/>315.9557, 318.7469, 319.0591, 319.8051, 318.813, 317.0335, 313.6111, </text:p>
      <text:p text:style-name="P1"><text:s text:c="4"/>307.2523, 304.4192, 304.2231, 304.0211, 303.8726, 303.8344, 303.8196, </text:p>
      <text:p text:style-name="P1"><text:s text:c="4"/>303.9101, 304.0745, 304.144, 304.0582, 303.9326, 303.8517, 303.7738, </text:p>
      <text:p text:style-name="P1"><text:s text:c="4"/>303.7155, 303.6756, 303.6266, 303.6059, 303.6344, 303.7081, 303.7595, </text:p>
      <text:p text:style-name="P1"><text:s text:c="4"/>303.8326, 303.9424, 304.0445, 304.1843, 304.3457, 304.5186, 304.664, </text:p>
      <text:p text:style-name="P1"><text:s text:c="4"/>304.7779, 304.8956, 305.0335, 305.1482, 305.2307, 305.1923, 305.1142, </text:p>
      <text:p text:style-name="P1"><text:s text:c="4"/>304.9864, 304.8277, 304.6575, 304.564, 304.487,</text:p>
      <text:p text:style-name="P1"><text:s text:c="2"/>303.4781, 303.3881, 303.3188, 303.3035, 303.39, 303.5419, 303.6243, </text:p>
      <text:p text:style-name="P1"><text:s text:c="4"/>303.6592, 303.6984, 303.7843, 303.8226, 303.8312, 303.8376, 303.8019, </text:p>
      <text:p text:style-name="P1"><text:s text:c="4"/>303.7468, 303.628, 303.4513, 303.2649, 303.0796, 302.8849, 302.6591, </text:p>
      <text:p text:style-name="P1"><text:s text:c="4"/>302.3923, 302.1016, 301.7769, 301.4352, 301.0793, 300.6884, 300.2521, </text:p>
      <text:p text:style-name="P1"><text:s text:c="4"/>299.8025, 299.3589, 298.8883, 298.4067, 297.9629, 297.5265, 297.1577, </text:p>
      <text:p text:style-name="P1"><text:s text:c="4"/>297.0252, 297.4129, 300.8106, 311.4371, 316.1458, 317.3696, 316.8522, </text:p>
      <text:p text:style-name="P1"><text:s text:c="4"/>316.0296, 314.6828, 310.8482, 302.4079, 300.1652, 304.4062, 312.0724, </text:p>
      <text:p text:style-name="P1"><text:s text:c="4"/>314.3983, 316.25, 317.5286, 318.5196, 318.0453, 316.4842, 312.0094, </text:p>
      <text:p text:style-name="P1"><text:soft-page-break/><text:s text:c="4"/>304.6994, 303.8932, 303.5307, 303.3432, 303.1489, 303.0576, 302.9778, </text:p>
      <text:p text:style-name="P1"><text:s text:c="4"/>302.9905, 303.0965, 303.1525, 303.0652, 302.9367, 302.8509, 302.7878, </text:p>
      <text:p text:style-name="P1"><text:s text:c="4"/>302.7343, 302.6617, 302.5754, 302.5062, 302.5057, 302.5415, 302.5643, </text:p>
      <text:p text:style-name="P1"><text:s text:c="4"/>302.6323, 302.7405, 302.8309, 302.9652, 303.12, 303.3074, 303.4865, </text:p>
      <text:p text:style-name="P1"><text:s text:c="4"/>303.6237, 303.7543, 303.9122, 304.0699, 304.1921, 304.2209, 304.1824, </text:p>
      <text:p text:style-name="P1"><text:s text:c="4"/>304.0875, 303.942, 303.7622, 303.6502, 303.5474,</text:p>
      <text:p text:style-name="P1"><text:s text:c="2"/>302.4964, 302.3784, 302.2665, 302.1842, 302.2244, 302.3802, 302.516, </text:p>
      <text:p text:style-name="P1"><text:s text:c="4"/>302.5878, 302.6185, 302.69, 302.7814, 302.8188, 302.8395, 302.8524, </text:p>
      <text:p text:style-name="P1"><text:s text:c="4"/>302.8554, 302.8254, 302.7255, 302.5829, 302.4402, 302.3095, 302.1565, </text:p>
      <text:p text:style-name="P1"><text:s text:c="4"/>301.9448, 301.7175, 301.46, 301.1598, 300.8476, 300.5206, 300.1356, </text:p>
      <text:p text:style-name="P1"><text:s text:c="4"/>299.7181, 299.2957, 298.8312, 298.3118, 297.8207, 297.2729, 296.7415, </text:p>
      <text:p text:style-name="P1"><text:s text:c="4"/>296.4791, 296.8365, 300.1595, 309.2801, 314.3904, 315.9338, 315.3883, </text:p>
      <text:p text:style-name="P1"><text:s text:c="4"/>315.013, 312.4756, 308.4376, 300.4607, 300.171, 307.1588, 311.255, </text:p>
      <text:p text:style-name="P1"><text:s text:c="4"/>312.7782, 313.92, 315.405, 316.7677, 315.9811, 314.6829, 307.8047, </text:p>
      <text:p text:style-name="P1"><text:s text:c="4"/>303.9588, 303.2498, 302.7798, 302.6634, 302.498, 302.4209, 302.2781, </text:p>
      <text:p text:style-name="P1"><text:s text:c="4"/>302.1932, 302.1931, 302.2145, 302.1237, 301.9895, 301.9016, 301.8444, </text:p>
      <text:p text:style-name="P1"><text:s text:c="4"/>301.8097, 301.7336, 301.6268, 301.5023, 301.438, 301.4064, 301.3839, </text:p>
      <text:p text:style-name="P1"><text:s text:c="4"/>301.4336, 301.5276, 301.589, 301.7066, 301.8669, 302.0508, 302.2426, </text:p>
      <text:p text:style-name="P1"><text:s text:c="4"/>302.395, 302.5238, 302.6862, 302.8521, 302.996, 303.0857, 303.1019, </text:p>
      <text:p text:style-name="P1"><text:s text:c="4"/>303.0645, 302.9766, 302.825, 302.7062, 302.6019,</text:p>
      <text:p text:style-name="P1"><text:s text:c="2"/>301.4956, 301.3748, 301.2481, 301.1263, 301.0957, 301.2011, 301.3599, </text:p>
      <text:p text:style-name="P1"><text:s text:c="4"/>301.4649, 301.5217, 301.5894, 301.7001, 301.7615, 301.7658, 301.7672, </text:p>
      <text:p text:style-name="P1"><text:s text:c="4"/>301.7885, 301.808, 301.8033, 301.7387, 301.6516, 301.5873, 301.5113, </text:p>
      <text:p text:style-name="P1"><text:s text:c="4"/>301.377, 301.2322, 301.0681, 300.8424, 300.5699, 300.2986, 299.9919, </text:p>
      <text:p text:style-name="P1"><text:s text:c="4"/>299.6572, 299.2718, 298.8403, 298.3459, 297.836, 297.2206, 296.4974, </text:p>
      <text:p text:style-name="P1"><text:s text:c="4"/>295.9765, 296.2229, 300.8069, 307.9541, 312.8097, 313.9694, 313.1418, </text:p>
      <text:p text:style-name="P1"><text:s text:c="4"/>312.4002, 309.4987, 304.3907, 298.2342, 300.5605, 306.7363, 309.5639, </text:p>
      <text:p text:style-name="P1"><text:s text:c="4"/>311.0603, 312.0237, 313.6498, 314.9049, 313.6816, 312.7075, 304.7198, </text:p>
      <text:p text:style-name="P1"><text:s text:c="4"/>303.4828, 302.7027, 302.1125, 302.0371, 301.909, 301.8688, 301.7381, </text:p>
      <text:p text:style-name="P1"><text:s text:c="4"/>301.5585, 301.4777, 301.4315, 301.3357, 301.1935, 301.0973, 301.0266, </text:p>
      <text:p text:style-name="P1"><text:s text:c="4"/>300.9883, 300.8977, 300.7639, 300.599, 300.4802, 300.3754, 300.3005, </text:p>
      <text:p text:style-name="P1"><text:s text:c="4"/>300.2944, 300.3223, 300.3265, 300.3871, 300.5294, 300.7123, 300.9329, </text:p>
      <text:p text:style-name="P1"><text:s text:c="4"/>301.1166, 301.2575, 301.4275, 301.5991, 301.7482, 301.8624, 301.9387, </text:p>
      <text:p text:style-name="P1"><text:s text:c="4"/>301.9467, 301.9045, 301.8069, 301.7114, 301.6015,</text:p>
      <text:p text:style-name="P1"><text:s text:c="2"/>300.473, 300.369, 300.2523, 300.1271, 300.0451, 300.0999, 300.2198, </text:p>
      <text:p text:style-name="P1"><text:s text:c="4"/>300.3427, 300.427, 300.51, 300.6196, 300.7096, 300.7097, 300.6599, </text:p>
      <text:p text:style-name="P1"><text:s text:c="4"/>300.6631, 300.6751, 300.7179, 300.713, 300.6854, 300.6849, 300.6841, </text:p>
      <text:p text:style-name="P1"><text:s text:c="4"/>300.6217, 300.5639, 300.5056, 300.3937, 300.212, 299.9956, 299.7711, </text:p>
      <text:p text:style-name="P1"><text:s text:c="4"/>299.5086, 299.1969, 298.8065, 298.3496, 297.8532, 297.235, 296.4201, </text:p>
      <text:p text:style-name="P1"><text:s text:c="4"/>295.6351, 295.6942, 301.9414, 306.5496, 311.0563, 311.8997, 310.6991, </text:p>
      <text:p text:style-name="P1"><text:s text:c="4"/>309.2447, 306.5143, 299.5273, 297.1732, 300.5649, 305.2902, 308.2567, </text:p>
      <text:p text:style-name="P1"><text:s text:c="4"/>309.4463, 309.7028, 310.7731, 311.9719, 311.2447, 311.7939, 303.4855, </text:p>
      <text:p text:style-name="P1"><text:s text:c="4"/>302.9161, 302.0219, 301.3744, 301.3704, 301.2633, 301.3191, 301.3187, </text:p>
      <text:p text:style-name="P1"><text:s text:c="4"/>301.1004, 300.9314, 300.7947, 300.6942, 300.5747, 300.4518, 300.3386, </text:p>
      <text:p text:style-name="P1"><text:s text:c="4"/>300.257, 300.1216, 299.9783, 299.8033, 299.6443, 299.4919, 299.3744, </text:p>
      <text:p text:style-name="P1"><text:s text:c="4"/>299.3099, 299.2609, 299.2086, 299.1705, 299.2199, 299.3683, 299.5891, </text:p>
      <text:p text:style-name="P1"><text:s text:c="4"/>299.8144, 299.9686, 300.1601, 300.355, 300.5148, 300.6325, 300.7332, </text:p>
      <text:p text:style-name="P1"><text:s text:c="4"/>300.7722, 300.7762, 300.7351, 300.6764, 300.581,</text:p>
      <text:p text:style-name="P1"><text:s text:c="2"/>299.4358, 299.3538, 299.2447, 299.1497, 299.0544, 299.0899, 299.1689, </text:p>
      <text:p text:style-name="P1"><text:s text:c="4"/>299.2638, 299.3333, 299.4183, 299.5419, 299.6694, 299.6677, 299.5861, </text:p>
      <text:p text:style-name="P1"><text:s text:c="4"/>299.5285, 299.4959, 299.5287, 299.5522, 299.5808, 299.6364, 299.696, </text:p>
      <text:p text:style-name="P1"><text:s text:c="4"/>299.7187, 299.7606, 299.8061, 299.7878, 299.6992, 299.5417, 299.3748, </text:p>
      <text:p text:style-name="P1"><text:s text:c="4"/>299.1899, 298.9526, 298.6364, 298.247, 297.7656, 297.1693, 296.3689, </text:p>
      <text:p text:style-name="P1"><text:s text:c="4"/>295.4293, 295.1368, 300.4852, 304.7975, 309.2209, 309.9155, 308.5246, </text:p>
      <text:p text:style-name="P1"><text:s text:c="4"/>306.5926, 303.437, 297.0429, 296.452, 300.3012, 303.8365, 307.4702, </text:p>
      <text:p text:style-name="P1"><text:s text:c="4"/>308.1186, 307.1095, 307.3188, 308.3417, 309.4162, 310.577, 302.6469, </text:p>
      <text:p text:style-name="P1"><text:s text:c="4"/>301.9999, 301.0737, 300.3868, 300.7915, 300.5805, 300.684, 300.8273, </text:p>
      <text:p text:style-name="P1"><text:s text:c="4"/>300.7031, 300.5011, 300.2722, 300.0809, 300.0051, 299.8859, 299.7198, </text:p>
      <text:p text:style-name="P1"><text:s text:c="4"/>299.5717, 299.3922, 299.2191, 299.0075, 298.8243, 298.6679, 298.5053, </text:p>
      <text:p text:style-name="P1"><text:soft-page-break/><text:s text:c="4"/>298.3676, 298.2392, 298.1851, 298.2567, 298.2249, 298.2305, 298.3524, </text:p>
      <text:p text:style-name="P1"><text:s text:c="4"/>298.5188, 298.7031, 298.9038, 299.1284, 299.3209, 299.4572, 299.5583, </text:p>
      <text:p text:style-name="P1"><text:s text:c="4"/>299.6138, 299.6497, 299.6687, 299.6276, 299.5551,</text:p>
      <text:p text:style-name="P1"><text:s text:c="2"/>298.4866, 298.3914, 298.2573, 298.1741, 298.0997, 298.1334, 298.1862, </text:p>
      <text:p text:style-name="P1"><text:s text:c="4"/>298.2488, 298.2934, 298.3475, 298.4337, 298.5494, 298.5632, 298.47, </text:p>
      <text:p text:style-name="P1"><text:s text:c="4"/>298.3758, 298.3022, 298.2773, 298.295, 298.36, 298.4403, 298.5499, </text:p>
      <text:p text:style-name="P1"><text:s text:c="4"/>298.6463, 298.7616, 298.8761, 298.9469, 298.938, 298.864, 298.7602, </text:p>
      <text:p text:style-name="P1"><text:s text:c="4"/>298.6356, 298.4761, 298.233, 297.9165, 297.4817, 296.9192, 296.183, </text:p>
      <text:p text:style-name="P1"><text:s text:c="4"/>295.2443, 294.6286, 298.127, 303.4402, 307.7953, 308.7249, 307.4539, </text:p>
      <text:p text:style-name="P1"><text:s text:c="4"/>304.8036, 300.2057, 296.0215, 295.7035, 299.3274, 302.9022, 306.2594, </text:p>
      <text:p text:style-name="P1"><text:s text:c="4"/>306.5396, 305.3977, 304.9973, 306.1126, 307.7716, 308.5305, 301.8962, </text:p>
      <text:p text:style-name="P1"><text:s text:c="4"/>300.914, 300.0416, 299.3597, 300.9583, 300.6613, 300.1911, 300.0145, </text:p>
      <text:p text:style-name="P1"><text:s text:c="4"/>300.0082, 299.9261, 299.6523, 299.3432, 299.3145, 299.2294, 299.0329, </text:p>
      <text:p text:style-name="P1"><text:s text:c="4"/>298.8251, 298.5828, 298.3596, 298.1134, 297.8805, 297.7038, 297.4871, </text:p>
      <text:p text:style-name="P1"><text:s text:c="4"/>297.2338, 296.9918, 296.8468, 297.3947, 297.5063, 297.4496, 297.46, </text:p>
      <text:p text:style-name="P1"><text:s text:c="4"/>297.4386, 297.5439, 297.6895, 297.905, 298.1224, 298.2843, 298.4031, </text:p>
      <text:p text:style-name="P1"><text:s text:c="4"/>298.4814, 298.5542, 298.607, 298.6199, 298.5826,</text:p>
      <text:p text:style-name="P1"><text:s text:c="2"/>297.581, 297.4809, 297.3505, 297.2591, 297.1811, 297.1994, 297.2483, </text:p>
      <text:p text:style-name="P1"><text:s text:c="4"/>297.281, 297.2946, 297.3033, 297.3297, 297.4101, 297.3971, 297.2978, </text:p>
      <text:p text:style-name="P1"><text:s text:c="4"/>297.1884, 297.0895, 297.0195, 297.0297, 297.0824, 297.1479, 297.2632, </text:p>
      <text:p text:style-name="P1"><text:s text:c="4"/>297.4106, 297.5715, 297.7228, 297.8697, 297.9537, 297.9641, 297.9492, </text:p>
      <text:p text:style-name="P1"><text:s text:c="4"/>297.8846, 297.7782, 297.5924, 297.3254, 296.9443, 296.4395, 295.7802, </text:p>
      <text:p text:style-name="P1"><text:s text:c="4"/>294.9252, 294.162, 296.5602, 301.9086, 306.0849, 306.8069, 305.5194, </text:p>
      <text:p text:style-name="P1"><text:s text:c="4"/>303.6779, 297.7507, 295.274, 294.853, 297.474, 300.7605, 304.2913, </text:p>
      <text:p text:style-name="P1"><text:s text:c="4"/>305.0511, 304.3238, 303.5803, 304.5169, 305.4545, 305.0883, 301.0873, </text:p>
      <text:p text:style-name="P1"><text:s text:c="4"/>299.6824, 298.9563, 298.5465, 300.4319, 302.235, 299.9881, 299.2156, </text:p>
      <text:p text:style-name="P1"><text:s text:c="4"/>299.0436, 299.0434, 298.7227, 298.2636, 298.3353, 298.3188, 298.1021, </text:p>
      <text:p text:style-name="P1"><text:s text:c="4"/>297.8148, 297.4838, 297.201, 296.8927, 296.6049, 296.3535, 296.0746, </text:p>
      <text:p text:style-name="P1"><text:s text:c="4"/>295.6693, 295.2408, 294.9829, 295.9689, 296.4817, 296.7401, 296.8915, </text:p>
      <text:p text:style-name="P1"><text:s text:c="4"/>296.7521, 296.6985, 296.704, 296.7994, 296.9618, 297.135, 297.2655, </text:p>
      <text:p text:style-name="P1"><text:s text:c="4"/>297.364, 297.4344, 297.528, 297.5883, 297.6183,</text:p>
      <text:p text:style-name="P1"><text:s text:c="2"/>296.6775, 296.5987, 296.4855, 296.4031, 296.333, 296.3114, 296.3456, </text:p>
      <text:p text:style-name="P1"><text:s text:c="4"/>296.3761, 296.3497, 296.3078, 296.2678, 296.2784, 296.2679, 296.1623, </text:p>
      <text:p text:style-name="P1"><text:s text:c="4"/>296.0392, 295.9221, 295.831, 295.8047, 295.8228, 295.8713, 295.9412, </text:p>
      <text:p text:style-name="P1"><text:s text:c="4"/>296.0963, 296.2646, 296.4424, 296.6234, 296.7753, 296.8633, 296.907, </text:p>
      <text:p text:style-name="P1"><text:s text:c="4"/>296.8972, 296.8572, 296.7381, 296.5034, 296.185, 295.7731, 295.1908, </text:p>
      <text:p text:style-name="P1"><text:s text:c="4"/>294.4331, 293.7226, 296.963, 300.2744, 304.2047, 304.7978, 301.7619, </text:p>
      <text:p text:style-name="P1"><text:s text:c="4"/>298.7465, 295.9485, 294.4413, 293.9085, 296.1664, 298.092, 302.0222, </text:p>
      <text:p text:style-name="P1"><text:s text:c="4"/>303.476, 303.008, 302.8609, 303.3239, 303.5686, 302.7982, 300.0884, </text:p>
      <text:p text:style-name="P1"><text:s text:c="4"/>298.2756, 298.1983, 298.4577, 299.2384, 302.0052, 299.8376, 298.5852, </text:p>
      <text:p text:style-name="P1"><text:s text:c="4"/>297.8776, 297.5503, 297.124, 296.7918, 296.8141, 296.8543, 296.6777, </text:p>
      <text:p text:style-name="P1"><text:s text:c="4"/>296.3394, 295.9107, 295.5529, 295.2143, 294.8706, 294.5773, 294.2697, </text:p>
      <text:p text:style-name="P1"><text:s text:c="4"/>293.7372, 293.0815, 293.1592, 293.9586, 294.5328, 295.2796, 296.195, </text:p>
      <text:p text:style-name="P1"><text:s text:c="4"/>296.2562, 296.1546, 296.0091, 295.9502, 295.9772, 296.0938, 296.2086, </text:p>
      <text:p text:style-name="P1"><text:s text:c="4"/>296.3002, 296.3464, 296.4274, 296.531, 296.6484,</text:p>
      <text:p text:style-name="P1"><text:s text:c="2"/>295.7652, 295.7332, 295.646, 295.5627, 295.5094, 295.44, 295.4257, </text:p>
      <text:p text:style-name="P1"><text:s text:c="4"/>295.4465, 295.4028, 295.3364, 295.2341, 295.2059, 295.1725, 295.0727, </text:p>
      <text:p text:style-name="P1"><text:s text:c="4"/>294.9407, 294.805, 294.6928, 294.6468, 294.6275, 294.6566, 294.686, </text:p>
      <text:p text:style-name="P1"><text:s text:c="4"/>294.8033, 294.9427, 295.111, 295.297, 295.4853, 295.6147, 295.6872, </text:p>
      <text:p text:style-name="P1"><text:s text:c="4"/>295.735, 295.7438, 295.6842, 295.4909, 295.2651, 294.9277, 294.4371, </text:p>
      <text:p text:style-name="P1"><text:s text:c="4"/>293.7901, 293.1261, 295.1556, 298.8711, 302.5121, 302.7107, 297.2538, </text:p>
      <text:p text:style-name="P1"><text:s text:c="4"/>295.7313, 294.5482, 293.5216, 292.9298, 294.7555, 296.6818, 299.9846, </text:p>
      <text:p text:style-name="P1"><text:s text:c="4"/>301.3211, 300.5785, 301.0259, 302.1452, 302.5569, 299.6068, 298.2412, </text:p>
      <text:p text:style-name="P1"><text:s text:c="4"/>297.2286, 297.6661, 297.7567, 298.2861, 300.4078, 300.1421, 297.5841, </text:p>
      <text:p text:style-name="P1"><text:s text:c="4"/>296.1196, 295.3068, 294.6786, 294.5378, 294.2325, 294.5181, 294.6299, </text:p>
      <text:p text:style-name="P1"><text:s text:c="4"/>294.3049, 293.8553, 293.5089, 293.2171, 292.9133, 292.6225, 292.3666, </text:p>
      <text:p text:style-name="P1"><text:s text:c="4"/>291.8895, 291.4124, 291.5411, 291.5131, 292.2781, 293.1288, 294.9533, </text:p>
      <text:p text:style-name="P1"><text:s text:c="4"/>295.6585, 295.679, 295.424, 295.2856, 295.1703, 295.2163, 295.2729, </text:p>
      <text:p text:style-name="P1"><text:s text:c="4"/>295.3254, 295.3392, 295.4005, 295.5119, 295.6666,</text:p>
      <text:p text:style-name="P1"><text:soft-page-break/><text:s text:c="2"/>294.8149, 294.8239, 294.7621, 294.6949, 294.6711, 294.5654, 294.5231, </text:p>
      <text:p text:style-name="P1"><text:s text:c="4"/>294.5082, 294.4774, 294.372, 294.2599, 294.1878, 294.1378, 294.0481, </text:p>
      <text:p text:style-name="P1"><text:s text:c="4"/>293.8647, 293.7195, 293.5938, 293.5297, 293.4917, 293.4909, 293.5085, </text:p>
      <text:p text:style-name="P1"><text:s text:c="4"/>293.5757, 293.6627, 293.7717, 293.9181, 294.0822, 294.2001, 294.3218, </text:p>
      <text:p text:style-name="P1"><text:s text:c="4"/>294.3968, 294.4389, 294.4243, 294.2864, 294.1432, 293.9236, 293.527, </text:p>
      <text:p text:style-name="P1"><text:s text:c="4"/>292.9978, 292.3797, 292.626, 297.8153, 300.7187, 298.8234, 294.975, </text:p>
      <text:p text:style-name="P1"><text:s text:c="4"/>294.1597, 293.2975, 292.4648, 292.1458, 293.3957, 296.4774, 298.7191, </text:p>
      <text:p text:style-name="P1"><text:s text:c="4"/>299.7367, 299.5363, 299.0571, 300.7654, 297.2271, 296.9841, 296.2323, </text:p>
      <text:p text:style-name="P1"><text:s text:c="4"/>295.4303, 293.7234, 296.1059, 297.1051, 298.3621, 299.0544, 296.0054, </text:p>
      <text:p text:style-name="P1"><text:s text:c="4"/>294.0855, 293.1289, 292.42, 291.8767, 291.3517, 291.9509, 292.3613, </text:p>
      <text:p text:style-name="P1"><text:s text:c="4"/>292.0705, 291.6981, 291.4639, 291.2747, 291.0215, 290.7574, 290.5885, </text:p>
      <text:p text:style-name="P1"><text:s text:c="4"/>290.2605, 290.0305, 290.2359, 290.0016, 292.3733, 293.3066, 294.182, </text:p>
      <text:p text:style-name="P1"><text:s text:c="4"/>294.9134, 294.9965, 294.7539, 294.6197, 294.4725, 294.4217, 294.47, </text:p>
      <text:p text:style-name="P1"><text:s text:c="4"/>294.4782, 294.4446, 294.4498, 294.5451, 294.7007,</text:p>
      <text:p text:style-name="P1"><text:s text:c="2"/>293.9233, 293.9409, 293.8995, 293.8695, 293.8565, 293.7536, 293.7095, </text:p>
      <text:p text:style-name="P1"><text:s text:c="4"/>293.6797, 293.6281, 293.4955, 293.3658, 293.259, 293.1798, 293.0825, </text:p>
      <text:p text:style-name="P1"><text:s text:c="4"/>292.9053, 292.7501, 292.6002, 292.5327, 292.467, 292.443, 292.4631, </text:p>
      <text:p text:style-name="P1"><text:s text:c="4"/>292.5049, 292.5251, 292.5845, 292.6832, 292.8012, 292.8936, 293.0001, </text:p>
      <text:p text:style-name="P1"><text:s text:c="4"/>293.0698, 293.1254, 293.136, 293.0628, 292.9827, 292.8588, 292.5447, </text:p>
      <text:p text:style-name="P1"><text:s text:c="4"/>292.1308, 291.6539, 290.8801, 295.8575, 298.1641, 297.0733, 293.6544, </text:p>
      <text:p text:style-name="P1"><text:s text:c="4"/>292.9749, 292.0862, 291.4395, 291.5284, 293.0418, 295.1538, 296.8881, </text:p>
      <text:p text:style-name="P1"><text:s text:c="4"/>297.6411, 297.1145, 297.6871, 298.6976, 294.9507, 294.8443, 294.9198, </text:p>
      <text:p text:style-name="P1"><text:s text:c="4"/>290.9749, 291.3303, 294.6193, 295.7217, 296.3658, 297.519, 295.4387, </text:p>
      <text:p text:style-name="P1"><text:s text:c="4"/>293.4217, 291.7718, 291.0513, 290.507, 289.8642, 289.9953, 290.3823, </text:p>
      <text:p text:style-name="P1"><text:s text:c="4"/>290.1517, 289.9113, 289.8213, 289.7536, 289.5649, 289.3311, 289.2592, </text:p>
      <text:p text:style-name="P1"><text:s text:c="4"/>289.3363, 289.6779, 290.0146, 289.4154, 291.8512, 293.9833, 293.98, </text:p>
      <text:p text:style-name="P1"><text:s text:c="4"/>294.4836, 294.4075, 294.1487, 294.0146, 293.8674, 293.7989, 293.8016, </text:p>
      <text:p text:style-name="P1"><text:s text:c="4"/>293.7888, 293.7169, 293.6693, 293.728, 293.8466,</text:p>
      <text:p text:style-name="P1"><text:s text:c="2"/>293.1035, 293.1089, 293.0735, 293.0635, 293.052, 292.9568, 292.916, </text:p>
      <text:p text:style-name="P1"><text:s text:c="4"/>292.8827, 292.8094, 292.6437, 292.5109, 292.3969, 292.2886, 292.1704, </text:p>
      <text:p text:style-name="P1"><text:s text:c="4"/>292.0098, 291.8267, 291.6662, 291.6071, 291.5498, 291.5244, 291.5245, </text:p>
      <text:p text:style-name="P1"><text:s text:c="4"/>291.533, 291.5282, 291.5414, 291.5884, 291.6644, 291.7322, 291.7967, </text:p>
      <text:p text:style-name="P1"><text:s text:c="4"/>291.8536, 291.9173, 291.9292, 291.8633, 291.7945, 291.7531, 291.5682, </text:p>
      <text:p text:style-name="P1"><text:s text:c="4"/>291.2709, 291.0707, 289.3743, 294.0882, 296.8174, 295.3769, 292.2798, </text:p>
      <text:p text:style-name="P1"><text:s text:c="4"/>291.6225, 290.9158, 290.4298, 290.7353, 291.3367, 292.4961, 293.9909, </text:p>
      <text:p text:style-name="P1"><text:s text:c="4"/>293.3556, 292.7189, 294.6866, 295.2793, 293.2343, 293.1672, 293.9015, </text:p>
      <text:p text:style-name="P1"><text:s text:c="4"/>289.5344, 291.0739, 293.608, 294.4051, 294.6325, 294.638, 295.1415, </text:p>
      <text:p text:style-name="P1"><text:s text:c="4"/>293.7343, 290.9993, 290.0435, 289.5558, 288.953, 288.7594, 288.8552, </text:p>
      <text:p text:style-name="P1"><text:s text:c="4"/>288.6619, 288.6118, 288.7133, 288.7095, 288.6707, 288.8699, 289.1057, </text:p>
      <text:p text:style-name="P1"><text:s text:c="4"/>290.0813, 291.6787, 291.6181, 289.3674, 291.6702, 293.7132, 293.8925, </text:p>
      <text:p text:style-name="P1"><text:s text:c="4"/>294.1485, 293.8636, 293.5291, 293.4368, 293.318, 293.2614, 293.2273, </text:p>
      <text:p text:style-name="P1"><text:s text:c="4"/>293.1866, 293.1121, 293.036, 293.0435, 293.092,</text:p>
      <text:p text:style-name="P1"><text:s text:c="2"/>292.3748, 292.3477, 292.3073, 292.3129, 292.2798, 292.1831, 292.1092, </text:p>
      <text:p text:style-name="P1"><text:s text:c="4"/>292.0722, 291.9798, 291.8136, 291.6414, 291.5334, 291.409, 291.2718, </text:p>
      <text:p text:style-name="P1"><text:s text:c="4"/>291.1208, 290.9509, 290.8075, 290.7452, 290.6856, 290.6542, 290.6327, </text:p>
      <text:p text:style-name="P1"><text:s text:c="4"/>290.6214, 290.6137, 290.6205, 290.628, 290.6497, 290.6954, 290.7433, </text:p>
      <text:p text:style-name="P1"><text:s text:c="4"/>290.7986, 290.8383, 290.8389, 290.7918, 290.7135, 290.6949, 290.605, </text:p>
      <text:p text:style-name="P1"><text:s text:c="4"/>290.4326, 290.6113, 287.9933, 292.5229, 294.9797, 292.5753, 290.8029, </text:p>
      <text:p text:style-name="P1"><text:s text:c="4"/>290.1152, 289.759, 289.4695, 289.9734, 289.5115, 289.3563, 289.8896, </text:p>
      <text:p text:style-name="P1"><text:s text:c="4"/>289.734, 290.6172, 293.1006, 292.0127, 291.597, 291.8265, 292.5067, </text:p>
      <text:p text:style-name="P1"><text:s text:c="4"/>289.0815, 290.5956, 292.6323, 293.2081, 292.9116, 292.6952, 293.3172, </text:p>
      <text:p text:style-name="P1"><text:s text:c="4"/>292.8417, 290.1397, 289.1196, 288.6963, 288.1688, 287.8439, 287.683, </text:p>
      <text:p text:style-name="P1"><text:s text:c="4"/>287.6374, 288.172, 288.556, 288.6633, 288.9545, 290.1802, 291.7427, </text:p>
      <text:p text:style-name="P1"><text:s text:c="4"/>292.5845, 291.7159, 292.5269, 289.3549, 291.7982, 293.6093, 293.5251, </text:p>
      <text:p text:style-name="P1"><text:s text:c="4"/>293.7633, 293.2536, 292.8398, 292.761, 292.752, 292.7126, 292.6772, </text:p>
      <text:p text:style-name="P1"><text:s text:c="4"/>292.6162, 292.5324, 292.45, 292.4298, 292.4177,</text:p>
      <text:p text:style-name="P1"><text:s text:c="2"/>291.6957, 291.6083, 291.5413, 291.532, 291.501, 291.3914, 291.2992, </text:p>
      <text:p text:style-name="P1"><text:s text:c="4"/>291.2083, 291.0719, 290.9118, 290.7537, 290.6287, 290.4888, 290.3117, </text:p>
      <text:p text:style-name="P1"><text:s text:c="4"/>290.1835, 290.0555, 289.9357, 289.8518, 289.7831, 289.7345, 289.6907, </text:p>
      <text:p text:style-name="P1"><text:soft-page-break/><text:s text:c="4"/>289.6656, 289.674, 289.6785, 289.6847, 289.6905, 289.718, 289.7604, </text:p>
      <text:p text:style-name="P1"><text:s text:c="4"/>289.8039, 289.8532, 289.8558, 289.8223, 289.748, 289.7484, 289.6959, </text:p>
      <text:p text:style-name="P1"><text:s text:c="4"/>289.6331, 289.6497, 287.28, 291.3243, 292.4864, 290.7389, 289.3715, </text:p>
      <text:p text:style-name="P1"><text:s text:c="4"/>288.7775, 288.6306, 288.5499, 289.1707, 288.0073, 287.4786, 288.0861, </text:p>
      <text:p text:style-name="P1"><text:s text:c="4"/>289.0941, 290.3441, 289.7926, 289.489, 289.8746, 290.4044, 291.7506, </text:p>
      <text:p text:style-name="P1"><text:s text:c="4"/>289.3224, 290.251, 292.4837, 291.6479, 291.6402, 291.4444, 291.36, </text:p>
      <text:p text:style-name="P1"><text:s text:c="4"/>290.7795, 289.0068, 288.2239, 287.8172, 287.3398, 286.9601, 286.7378, </text:p>
      <text:p text:style-name="P1"><text:s text:c="4"/>287.6561, 289.593, 290.3373, 290.644, 292.1205, 291.8233, 292.0182, </text:p>
      <text:p text:style-name="P1"><text:s text:c="4"/>293.0925, 292.7569, 292.0372, 289.3327, 291.8488, 293.4155, 293.3461, </text:p>
      <text:p text:style-name="P1"><text:s text:c="4"/>293.2673, 292.5555, 292.0322, 292.0052, 292.0706, 292.0951, 292.0794, </text:p>
      <text:p text:style-name="P1"><text:s text:c="4"/>292.0154, 291.9055, 291.8413, 291.8052, 291.7701,</text:p>
      <text:p text:style-name="P1"><text:s text:c="2"/>291.0449, 290.935, 290.8253, 290.7585, 290.7081, 290.5952, 290.4751, </text:p>
      <text:p text:style-name="P1"><text:s text:c="4"/>290.3531, 290.1875, 290.0134, 289.866, 289.7271, 289.5765, 289.4026, </text:p>
      <text:p text:style-name="P1"><text:s text:c="4"/>289.2903, 289.1901, 289.0787, 288.9775, 288.8923, 288.8204, 288.7676, </text:p>
      <text:p text:style-name="P1"><text:s text:c="4"/>288.7383, 288.7476, 288.7806, 288.7951, 288.8029, 288.8235, 288.8836, </text:p>
      <text:p text:style-name="P1"><text:s text:c="4"/>288.9267, 288.9919, 289.0031, 288.9955, 288.9661, 288.9681, 288.9539, </text:p>
      <text:p text:style-name="P1"><text:s text:c="4"/>288.9691, 289.1085, 287.7864, 290.7122, 291.9191, 289.8093, 288.3257, </text:p>
      <text:p text:style-name="P1"><text:s text:c="4"/>287.7241, 287.6389, 287.6959, 288.2223, 287.4108, 287.7881, 289.7659, </text:p>
      <text:p text:style-name="P1"><text:s text:c="4"/>289.5629, 288.5935, 287.8933, 287.8686, 288.4099, 289.1154, 290.4417, </text:p>
      <text:p text:style-name="P1"><text:s text:c="4"/>290.5153, 290.9914, 291.4886, 290.1123, 289.6744, 289.3882, 289.0462, </text:p>
      <text:p text:style-name="P1"><text:s text:c="4"/>288.6579, 287.9731, 287.3911, 286.8751, 286.4188, 286.1322, 286.2902, </text:p>
      <text:p text:style-name="P1"><text:s text:c="4"/>288.6234, 289.817, 290.3611, 291.5613, 292.2234, 292.1279, 292.0474, </text:p>
      <text:p text:style-name="P1"><text:s text:c="4"/>292.8145, 293.4082, 292.3556, 289.7653, 291.8052, 292.9362, 292.6241, </text:p>
      <text:p text:style-name="P1"><text:s text:c="4"/>292.722, 291.7212, 290.9303, 291.0179, 291.2714, 291.4054, 291.4247, </text:p>
      <text:p text:style-name="P1"><text:s text:c="4"/>291.4294, 291.3427, 291.2675, 291.2071, 291.1486,</text:p>
      <text:p text:style-name="P1"><text:s text:c="2"/>290.2474, 290.0972, 289.9331, 289.8121, 289.7054, 289.5825, 289.4359, </text:p>
      <text:p text:style-name="P1"><text:s text:c="4"/>289.2888, 289.1137, 288.9367, 288.8008, 288.6583, 288.5354, 288.4045, </text:p>
      <text:p text:style-name="P1"><text:s text:c="4"/>288.2999, 288.2125, 288.1214, 288.0221, 287.916, 287.8301, 287.7612, </text:p>
      <text:p text:style-name="P1"><text:s text:c="4"/>287.7307, 287.7386, 287.7969, 287.8411, 287.8661, 287.8824, 287.9394, </text:p>
      <text:p text:style-name="P1"><text:s text:c="4"/>287.9901, 288.0623, 288.092, 288.1346, 288.1698, 288.2013, 288.2389, </text:p>
      <text:p text:style-name="P1"><text:s text:c="4"/>288.3618, 287.7181, 286.7841, 289.9457, 290.9234, 288.927, 287.3827, </text:p>
      <text:p text:style-name="P1"><text:s text:c="4"/>286.7623, 286.6681, 286.7718, 287.0251, 287.6122, 287.8656, 287.7145, </text:p>
      <text:p text:style-name="P1"><text:s text:c="4"/>287.3091, 286.861, 286.6545, 286.8011, 287.2137, 287.7907, 288.9078, </text:p>
      <text:p text:style-name="P1"><text:s text:c="4"/>289.7738, 289.8907, 289.291, 288.532, 288.1991, 287.9226, 287.6213, </text:p>
      <text:p text:style-name="P1"><text:s text:c="4"/>287.3784, 286.9885, 286.4504, 285.8832, 285.5432, 285.4663, 286.2957, </text:p>
      <text:p text:style-name="P1"><text:s text:c="4"/>288.5686, 289.1982, 289.9265, 291.237, 291.9936, 291.9651, 291.8369, </text:p>
      <text:p text:style-name="P1"><text:s text:c="4"/>292.3572, 292.8441, 293.1515, 292.8555, 293.027, 292.5103, 292.7112, </text:p>
      <text:p text:style-name="P1"><text:s text:c="4"/>292.5114, 290.4107, 288.8533, 289.2062, 290.0151, 290.4063, 290.5553, </text:p>
      <text:p text:style-name="P1"><text:s text:c="4"/>290.6447, 290.5998, 290.5226, 290.4308, 290.3543,</text:p>
      <text:p text:style-name="P1"><text:s text:c="2"/>289.2248, 289.043, 288.8393, 288.672, 288.5084, 288.3582, 288.1909, </text:p>
      <text:p text:style-name="P1"><text:s text:c="4"/>288.0331, 287.8748, 287.7313, 287.6085, 287.5072, 287.4301, 287.3553, </text:p>
      <text:p text:style-name="P1"><text:s text:c="4"/>287.2741, 287.2156, 287.1554, 287.0755, 286.9515, 286.8354, 286.7687, </text:p>
      <text:p text:style-name="P1"><text:s text:c="4"/>286.7401, 286.7487, 286.8271, 286.9092, 286.9538, 286.9818, 287.0424, </text:p>
      <text:p text:style-name="P1"><text:s text:c="4"/>287.0913, 287.155, 287.2121, 287.2895, 287.3753, 287.4528, 287.548, </text:p>
      <text:p text:style-name="P1"><text:s text:c="4"/>287.8184, 287.1477, 285.9741, 289.0209, 289.6824, 288.2627, 286.6295, </text:p>
      <text:p text:style-name="P1"><text:s text:c="4"/>286.003, 285.8357, 285.9155, 286.0697, 286.2513, 286.317, 286.2094, </text:p>
      <text:p text:style-name="P1"><text:s text:c="4"/>286.0471, 285.8942, 285.9249, 286.0764, 286.3565, 286.7066, 287.3136, </text:p>
      <text:p text:style-name="P1"><text:s text:c="4"/>287.7588, 287.7803, 287.5408, 287.2474, 287.1281, 286.92, 286.5754, </text:p>
      <text:p text:style-name="P1"><text:s text:c="4"/>286.2435, 285.6977, 285.1452, 284.7921, 284.7708, 285.1109, 287.0459, </text:p>
      <text:p text:style-name="P1"><text:s text:c="4"/>288.9133, 289.2996, 289.8406, 290.8987, 291.5259, 291.4383, 291.3289, </text:p>
      <text:p text:style-name="P1"><text:s text:c="4"/>291.6407, 292.1238, 292.4436, 292.5069, 292.8439, 291.921, 291.1677, </text:p>
      <text:p text:style-name="P1"><text:s text:c="4"/>291.989, 288.548, 286.4007, 286.7278, 288.1524, 288.9474, 289.3109, </text:p>
      <text:p text:style-name="P1"><text:s text:c="4"/>289.5194, 289.56, 289.5185, 289.4296, 289.3443,</text:p>
      <text:p text:style-name="P1"><text:s text:c="2"/>287.7767, 287.5794, 287.3529, 287.1379, 286.9374, 286.7454, 286.565, </text:p>
      <text:p text:style-name="P1"><text:s text:c="4"/>286.4314, 286.3281, 286.2548, 286.1869, 286.1668, 286.1704, 286.1537, </text:p>
      <text:p text:style-name="P1"><text:s text:c="4"/>286.1266, 286.1218, 286.129, 286.0739, 285.9434, 285.8136, 285.7333, </text:p>
      <text:p text:style-name="P1"><text:s text:c="4"/>285.7015, 285.6983, 285.7993, 285.9148, 285.9957, 286.0435, 286.0996, </text:p>
      <text:p text:style-name="P1"><text:s text:c="4"/>286.1571, 286.225, 286.3097, 286.4119, 286.527, 286.6424, 286.801, </text:p>
      <text:p text:style-name="P1"><text:s text:c="4"/>287.1363, 287.6714, 287.1033, 288.1437, 288.3409, 287.8765, 286.1109, </text:p>
      <text:p text:style-name="P1"><text:soft-page-break/><text:s text:c="4"/>285.3652, 285.1014, 285.0946, 285.1992, 285.2668, 285.2701, 285.214, </text:p>
      <text:p text:style-name="P1"><text:s text:c="4"/>285.179, 285.1825, 285.3178, 285.4969, 285.6205, 285.7887, 286.0284, </text:p>
      <text:p text:style-name="P1"><text:s text:c="4"/>286.3098, 286.5319, 286.9102, 286.9397, 286.8063, 286.2477, 285.5484, </text:p>
      <text:p text:style-name="P1"><text:s text:c="4"/>284.9569, 284.2599, 283.8434, 283.836, 284.027, 284.8146, 287.9574, </text:p>
      <text:p text:style-name="P1"><text:s text:c="4"/>289.2308, 289.5569, 289.8714, 290.5329, 290.9446, 290.6915, 290.505, </text:p>
      <text:p text:style-name="P1"><text:s text:c="4"/>290.5875, 291.1912, 292.0691, 292.1912, 292.2367, 291.1698, 289.7862, </text:p>
      <text:p text:style-name="P1"><text:s text:c="4"/>290.5975, 288.0131, 285.2073, 284.6624, 285.9606, 287.0712, 287.6784, </text:p>
      <text:p text:style-name="P1"><text:s text:c="4"/>288.0358, 288.1294, 288.091, 288.0089, 287.9249,</text:p>
      <text:p text:style-name="P1"><text:s text:c="2"/>285.9576, 285.7608, 285.5701, 285.385, 285.2169, 285.0581, 284.9152, </text:p>
      <text:p text:style-name="P1"><text:s text:c="4"/>284.8148, 284.7795, 284.778, 284.7803, 284.839, 284.9105, 284.9673, </text:p>
      <text:p text:style-name="P1"><text:s text:c="4"/>285.0222, 285.0812, 285.1519, 285.1237, 285.039, 284.9105, 284.8022, </text:p>
      <text:p text:style-name="P1"><text:s text:c="4"/>284.7509, 284.7515, 284.8588, 285.0005, 285.102, 285.1569, 285.2159, </text:p>
      <text:p text:style-name="P1"><text:s text:c="4"/>285.2655, 285.3312, 285.4361, 285.5417, 285.6635, 285.8124, 286.0194, </text:p>
      <text:p text:style-name="P1"><text:s text:c="4"/>286.3445, 286.7947, 287.2371, 287.3741, 287.1891, 286.6827, 285.5313, </text:p>
      <text:p text:style-name="P1"><text:s text:c="4"/>284.7649, 284.4153, 284.3726, 284.4294, 284.4619, 284.4944, 284.5078, </text:p>
      <text:p text:style-name="P1"><text:s text:c="4"/>284.5732, 284.7501, 285.0132, 285.1671, 285.2251, 285.3175, 285.6053, </text:p>
      <text:p text:style-name="P1"><text:s text:c="4"/>286.2411, 287.1265, 288.334, 287.9997, 288.1919, 286.6534, 284.8783, </text:p>
      <text:p text:style-name="P1"><text:s text:c="4"/>284.0096, 283.4291, 283.2621, 283.2427, 283.2329, 284.2602, 288.5743, </text:p>
      <text:p text:style-name="P1"><text:s text:c="4"/>289.1548, 289.4408, 290.0797, 290.6688, 290.7068, 290.2545, 290.1652, </text:p>
      <text:p text:style-name="P1"><text:s text:c="4"/>290.6068, 291.4522, 292.1963, 292.1893, 292.0397, 291.1794, 289.5228, </text:p>
      <text:p text:style-name="P1"><text:s text:c="4"/>288.7133, 289.113, 285.0673, 283.6671, 284.1506, 285.1602, 286.0058, </text:p>
      <text:p text:style-name="P1"><text:s text:c="4"/>286.5182, 286.611, 286.4589, 286.2812, 286.1304,</text:p>
      <text:p text:style-name="P1"><text:s text:c="2"/>283.965, 283.8264, 283.7067, 283.6119, 283.539, 283.4712, 283.3909, </text:p>
      <text:p text:style-name="P1"><text:s text:c="4"/>283.3484, 283.3684, 283.4098, 283.4685, 283.577, 283.7252, 283.8734, </text:p>
      <text:p text:style-name="P1"><text:s text:c="4"/>284.0015, 284.1255, 284.2311, 284.2357, 284.1552, 284.0463, 283.9493, </text:p>
      <text:p text:style-name="P1"><text:s text:c="4"/>283.89, 283.9021, 283.9973, 284.1201, 284.219, 284.2933, 284.3391, </text:p>
      <text:p text:style-name="P1"><text:s text:c="4"/>284.3952, 284.4767, 284.5565, 284.6584, 284.765, 284.8962, 285.076, </text:p>
      <text:p text:style-name="P1"><text:s text:c="4"/>285.3381, 285.729, 285.954, 285.9531, 285.7822, 285.3524, 284.6647, </text:p>
      <text:p text:style-name="P1"><text:s text:c="4"/>284.0351, 283.7357, 283.726, 283.7933, 283.8488, 283.8754, 283.9511, </text:p>
      <text:p text:style-name="P1"><text:s text:c="4"/>284.2989, 284.9785, 285.5573, 285.8271, 285.9016, 286.0645, 286.7126, </text:p>
      <text:p text:style-name="P1"><text:s text:c="4"/>288.2587, 288.8555, 287.8135, 286.6285, 287.3607, 287.7076, 285.0232, </text:p>
      <text:p text:style-name="P1"><text:s text:c="4"/>283.9947, 283.6379, 284.821, 284.8534, 282.6975, 283.0901, 287.9313, </text:p>
      <text:p text:style-name="P1"><text:s text:c="4"/>288.9434, 289.3236, 290.1058, 290.559, 290.4769, 290.0503, 290.1591, </text:p>
      <text:p text:style-name="P1"><text:s text:c="4"/>291.0104, 291.8243, 292.3298, 292.2138, 291.8546, 291.233, 289.6895, </text:p>
      <text:p text:style-name="P1"><text:s text:c="4"/>287.5031, 288.0355, 286.2079, 283.4091, 282.7909, 283.2689, 284.1541, </text:p>
      <text:p text:style-name="P1"><text:s text:c="4"/>284.8365, 284.9418, 284.662, 284.3464, 284.1188,</text:p>
      <text:p text:style-name="P1"><text:s text:c="2"/>282.353, 282.2695, 282.233, 282.226, 282.2381, 282.2495, 282.223, 282.2294, </text:p>
      <text:p text:style-name="P1"><text:s text:c="4"/>282.2791, 282.3546, 282.4392, 282.5868, 282.7874, 282.9921, 283.185, </text:p>
      <text:p text:style-name="P1"><text:s text:c="4"/>283.3338, 283.4263, 283.413, 283.3387, 283.2509, 283.1819, 283.1436, </text:p>
      <text:p text:style-name="P1"><text:s text:c="4"/>283.1653, 283.2603, 283.3722, 283.4529, 283.5143, 283.5544, 283.6091, </text:p>
      <text:p text:style-name="P1"><text:s text:c="4"/>283.6636, 283.6951, 283.7391, 283.8114, 283.8941, 284.0045, 284.1205, </text:p>
      <text:p text:style-name="P1"><text:s text:c="4"/>284.2265, 284.2531, 284.2124, 284.0939, 283.8357, 283.3986, 283.1039, </text:p>
      <text:p text:style-name="P1"><text:s text:c="4"/>283.0569, 283.1596, 283.261, 283.3436, 283.4328, 283.747, 284.8727, </text:p>
      <text:p text:style-name="P1"><text:s text:c="4"/>286.4133, 287.8005, 288.2294, 288.7701, 288.587, 287.487, 286.9833, </text:p>
      <text:p text:style-name="P1"><text:s text:c="4"/>287.2892, 287.2456, 286.9149, 286.5828, 287.452, 288.383, 287.6202, </text:p>
      <text:p text:style-name="P1"><text:s text:c="4"/>287.5351, 287.9336, 287.0567, 285.9578, 281.7339, 285.2108, 288.1289, </text:p>
      <text:p text:style-name="P1"><text:s text:c="4"/>289.1076, 289.7231, 290.0203, 290.0355, 289.9554, 290.2902, 291.1199, </text:p>
      <text:p text:style-name="P1"><text:s text:c="4"/>291.7376, 291.9415, 291.7921, 291.3937, 290.739, 289.8729, 287.2471, </text:p>
      <text:p text:style-name="P1"><text:s text:c="4"/>286.694, 287.6604, 283.5102, 281.9826, 281.7458, 282.2962, 282.9682, </text:p>
      <text:p text:style-name="P1"><text:s text:c="4"/>283.1291, 282.8893, 282.609, 282.4453,</text:p>
      <text:p text:style-name="P1"><text:s text:c="2"/>281.3973, 281.4305, 281.5098, 281.574, 281.6133, 281.6177, 281.5955, </text:p>
      <text:p text:style-name="P1"><text:s text:c="4"/>281.6066, 281.6603, 281.7393, 281.835, 281.972, 282.1573, 282.3664, </text:p>
      <text:p text:style-name="P1"><text:s text:c="4"/>282.5653, 282.6894, 282.731, 282.6893, 282.6148, 282.5434, 282.5127, </text:p>
      <text:p text:style-name="P1"><text:s text:c="4"/>282.5262, 282.5823, 282.684, 282.7822, 282.8675, 282.9176, 282.9263, </text:p>
      <text:p text:style-name="P1"><text:s text:c="4"/>282.9313, 282.9375, 282.8922, 282.8681, 282.8726, 282.8773, 282.886, </text:p>
      <text:p text:style-name="P1"><text:s text:c="4"/>282.7373, 282.4553, 282.3045, 282.3231, 282.3465, 282.3469, 282.3279, </text:p>
      <text:p text:style-name="P1"><text:s text:c="4"/>282.4046, 282.5365, 282.7036, 282.8244, 282.9024, 283.1257, 283.847, </text:p>
      <text:p text:style-name="P1"><text:s text:c="4"/>285.9558, 287.173, 286.2224, 286.2041, 286.3917, 285.882, 285.1077, </text:p>
      <text:p text:style-name="P1"><text:s text:c="4"/>285.3433, 285.89, 287.2827, 286.864, 286.2235, 286.7991, 286.9133, </text:p>
      <text:p text:style-name="P1"><text:soft-page-break/><text:s text:c="4"/>286.3255, 286.5964, 287.3564, 287.1603, 285.9572, 280.1067, 281.3057, </text:p>
      <text:p text:style-name="P1"><text:s text:c="4"/>283.1835, 286.8423, 289.3888, 289.713, 290.0872, 289.9362, 289.9109, </text:p>
      <text:p text:style-name="P1"><text:s text:c="4"/>290.4317, 290.7817, 290.7683, 290.9367, 290.6127, 290.2229, 289.4162, </text:p>
      <text:p text:style-name="P1"><text:s text:c="4"/>286.8353, 285.0755, 287.1683, 284.399, 281.8666, 281.0462, 281.0481, </text:p>
      <text:p text:style-name="P1"><text:s text:c="4"/>281.392, 281.5281, 281.4619, 281.3918, 281.3675,</text:p>
      <text:p text:style-name="P1"><text:s text:c="2"/>281.0075, 281.1709, 281.368, 281.5134, 281.5601, 281.5351, 281.5, 281.4691, </text:p>
      <text:p text:style-name="P1"><text:s text:c="4"/>281.4738, 281.4957, 281.538, 281.6227, 281.7628, 281.9238, 282.0535, </text:p>
      <text:p text:style-name="P1"><text:s text:c="4"/>282.095, 282.0799, 282.0289, 281.9756, 281.9456, 281.9709, 282.0337, </text:p>
      <text:p text:style-name="P1"><text:s text:c="4"/>282.1385, 282.2494, 282.3567, 282.4554, 282.4799, 282.437, 282.3672, </text:p>
      <text:p text:style-name="P1"><text:s text:c="4"/>282.3293, 282.2726, 282.0896, 281.9804, 282.0032, 282.1472, 282.018, </text:p>
      <text:p text:style-name="P1"><text:s text:c="4"/>281.5694, 281.2544, 281.1932, 281.3007, 281.4884, 281.7241, 281.9337, </text:p>
      <text:p text:style-name="P1"><text:s text:c="4"/>282.1366, 282.2978, 282.4042, 282.5356, 282.9652, 283.9458, 286.5579, </text:p>
      <text:p text:style-name="P1"><text:s text:c="4"/>286.5547, 286.0015, 286.4462, 286.3425, 285.5046, 285.0134, 285.1688, </text:p>
      <text:p text:style-name="P1"><text:s text:c="4"/>285.5187, 287.3105, 286.9439, 286.3495, 286.2522, 285.1657, 284.8875, </text:p>
      <text:p text:style-name="P1"><text:s text:c="4"/>285.6574, 286.1729, 287.1735, 286.1339, 279.073, 279.6385, 280.7809, </text:p>
      <text:p text:style-name="P1"><text:s text:c="4"/>281.5634, 282.3794, 289.2998, 290.0324, 289.611, 289.1062, 289.1985, </text:p>
      <text:p text:style-name="P1"><text:s text:c="4"/>289.4464, 289.356, 289.5378, 289.4855, 289.1333, 288.0364, 285.5746, </text:p>
      <text:p text:style-name="P1"><text:s text:c="4"/>282.968, 285.2385, 285.1768, 281.9222, 280.9424, 280.5838, 280.5934, </text:p>
      <text:p text:style-name="P1"><text:s text:c="4"/>280.6339, 280.6837, 280.7556, 280.8716,</text:p>
      <text:p text:style-name="P1"><text:s text:c="2"/>280.912, 281.1733, 281.4422, 281.5953, 281.622, 281.6068, 281.5494, </text:p>
      <text:p text:style-name="P1"><text:s text:c="4"/>281.4883, 281.4408, 281.3862, 281.3537, 281.3669, 281.4526, 281.5377, </text:p>
      <text:p text:style-name="P1"><text:s text:c="4"/>281.5621, 281.5273, 281.4754, 281.4496, 281.4746, 281.5232, 281.5963, </text:p>
      <text:p text:style-name="P1"><text:s text:c="4"/>281.6987, 281.8259, 281.9418, 282.045, 282.1093, 282.101, 282.0892, </text:p>
      <text:p text:style-name="P1"><text:s text:c="4"/>282.197, 282.4808, 282.2849, 282.0794, 281.7051, 281.9288, 282.5978, </text:p>
      <text:p text:style-name="P1"><text:s text:c="4"/>282.6606, 281.944, 281.1143, 280.7513, 280.7732, 281.0467, 281.3346, </text:p>
      <text:p text:style-name="P1"><text:s text:c="4"/>281.5667, 281.7617, 281.9065, 282.0251, 282.2603, 282.788, 283.6987, </text:p>
      <text:p text:style-name="P1"><text:s text:c="4"/>286.2402, 287.7205, 288.0294, 288.596, 288.76, 287.9649, 287.218, </text:p>
      <text:p text:style-name="P1"><text:s text:c="4"/>285.9479, 285.8523, 287.276, 287.1732, 286.5101, 285.4155, 283.929, </text:p>
      <text:p text:style-name="P1"><text:s text:c="4"/>284.4155, 285.6223, 285.7492, 287.0882, 287.2144, 281.3271, 279.0174, </text:p>
      <text:p text:style-name="P1"><text:s text:c="4"/>279.6487, 280.8974, 283.5995, 288.5392, 289.1975, 288.3263, 287.6351, </text:p>
      <text:p text:style-name="P1"><text:s text:c="4"/>287.6148, 287.9335, 287.9476, 287.825, 288.0326, 287.3516, 285.7162, </text:p>
      <text:p text:style-name="P1"><text:s text:c="4"/>283.075, 280.6042, 283.7034, 285.0125, 282.1127, 281.3474, 280.7957, </text:p>
      <text:p text:style-name="P1"><text:s text:c="4"/>280.4958, 280.339, 280.3495, 280.4767, 280.6872,</text:p>
      <text:p text:style-name="P1"><text:s text:c="2"/>280.5542, 280.8275, 281.1579, 281.3381, 281.3748, 281.3466, 281.2788, </text:p>
      <text:p text:style-name="P1"><text:s text:c="4"/>281.2183, 281.1472, 281.0822, 281.05, 281.0924, 281.141, 281.1539, </text:p>
      <text:p text:style-name="P1"><text:s text:c="4"/>281.1138, 281.0617, 281.0482, 281.0859, 281.186, 281.2889, 281.3962, </text:p>
      <text:p text:style-name="P1"><text:s text:c="4"/>281.4955, 281.5903, 281.6832, 281.7679, 281.8499, 281.9256, 282.212, </text:p>
      <text:p text:style-name="P1"><text:s text:c="4"/>282.8347, 283.7434, 281.8401, 283.3983, 281.9638, 282.2365, 283.2896, </text:p>
      <text:p text:style-name="P1"><text:s text:c="4"/>283.0629, 283.5261, 281.7568, 280.8236, 280.6682, 280.7717, 281.0261, </text:p>
      <text:p text:style-name="P1"><text:s text:c="4"/>281.2454, 281.4199, 281.6173, 281.8401, 282.1717, 282.6718, 283.3181, </text:p>
      <text:p text:style-name="P1"><text:s text:c="4"/>284.7141, 287.4607, 287.9149, 288.3479, 288.4325, 287.9578, 287.1019, </text:p>
      <text:p text:style-name="P1"><text:s text:c="4"/>286.2023, 286.6668, 286.9717, 284.8761, 283.8143, 283.2307, 279.9945, </text:p>
      <text:p text:style-name="P1"><text:s text:c="4"/>281.3221, 282.5273, 285.4585, 287.9907, 288.2594, 287.599, 286.1993, </text:p>
      <text:p text:style-name="P1"><text:s text:c="4"/>285.7336, 286.0248, 285.8445, 284.5134, 286.0523, 284.2743, 285.4267, </text:p>
      <text:p text:style-name="P1"><text:s text:c="4"/>286.2765, 286.7728, 286.6119, 286.0995, 286.1316, 284.7784, 282.8737, </text:p>
      <text:p text:style-name="P1"><text:s text:c="4"/>281.5136, 280.0533, 282.5927, 285.4818, 283.6665, 282.8351, 281.6188, </text:p>
      <text:p text:style-name="P1"><text:s text:c="4"/>281.0858, 280.5728, 280.2707, 280.2024, 280.3535,</text:p>
      <text:p text:style-name="P1"><text:s text:c="2"/>280.1154, 280.2469, 280.4565, 280.6667, 280.7181, 280.7131, 280.6839, </text:p>
      <text:p text:style-name="P1"><text:s text:c="4"/>280.6442, 280.618, 280.6265, 280.6712, 280.7725, 280.8194, 280.83, </text:p>
      <text:p text:style-name="P1"><text:s text:c="4"/>280.81, 280.7977, 280.8206, 280.9209, 281.0481, 281.1973, 281.3519, </text:p>
      <text:p text:style-name="P1"><text:s text:c="4"/>281.4732, 281.599, 281.7395, 281.8512, 282.0499, 282.3314, 282.889, </text:p>
      <text:p text:style-name="P1"><text:s text:c="4"/>283.7455, 284.1538, 280.9212, 283.2855, 281.8848, 282.1956, 283.6669, </text:p>
      <text:p text:style-name="P1"><text:s text:c="4"/>283.0313, 283.2349, 283.4881, 281.199, 280.6626, 280.7018, 280.8263, </text:p>
      <text:p text:style-name="P1"><text:s text:c="4"/>280.9874, 281.2305, 281.5589, 282.0167, 282.546, 282.9338, 283.1757, </text:p>
      <text:p text:style-name="P1"><text:s text:c="4"/>284.4381, 286.3314, 283.3207, 280.9503, 281.4673, 281.1198, 283.9793, </text:p>
      <text:p text:style-name="P1"><text:s text:c="4"/>286.6519, 287.1864, 286.3378, 282.4754, 280.7941, 279.9769, 278.6601, </text:p>
      <text:p text:style-name="P1"><text:s text:c="4"/>278.8925, 278.5323, 283.1583, 287.1149, 288.455, 287.1307, 285.7101, </text:p>
      <text:p text:style-name="P1"><text:s text:c="4"/>283.3367, 281.8338, 280.5695, 279.5758, 281.022, 281.7477, 282.0496, </text:p>
      <text:p text:style-name="P1"><text:s text:c="4"/>282.6573, 284.5737, 285.1769, 283.8345, 283.5981, 282.1644, 280.1458, </text:p>
      <text:p text:style-name="P1"><text:soft-page-break/><text:s text:c="4"/>280.3605, 279.6593, 281.0258, 283.7421, 284.8537, 283.9458, 282.3994, </text:p>
      <text:p text:style-name="P1"><text:s text:c="4"/>282.5957, 281.6707, 280.7783, 280.2225, 280.0729,</text:p>
      <text:p text:style-name="P1"><text:s text:c="2"/>279.7527, 279.7633, 279.8661, 279.9802, 280.0592, 280.1104, 280.1425, </text:p>
      <text:p text:style-name="P1"><text:s text:c="4"/>280.174, 280.237, 280.3107, 280.4499, 280.5968, 280.6977, 280.7644, </text:p>
      <text:p text:style-name="P1"><text:s text:c="4"/>280.8046, 280.8375, 280.9019, 281.0119, 281.2201, 281.4983, 281.8556, </text:p>
      <text:p text:style-name="P1"><text:s text:c="4"/>282.1262, 282.3609, 282.6072, 282.7336, 283.2887, 283.6207, 284.1779, </text:p>
      <text:p text:style-name="P1"><text:s text:c="4"/>285.2957, 284.0754, 280.0416, 280.7448, 281.6326, 281.9703, 284.1268, </text:p>
      <text:p text:style-name="P1"><text:s text:c="4"/>283.5508, 283.2849, 284.2048, 283.508, 281.0383, 280.3155, 280.7153, </text:p>
      <text:p text:style-name="P1"><text:s text:c="4"/>281.0122, 281.3766, 282.0376, 282.9252, 283.8145, 284.2386, 284.3372, </text:p>
      <text:p text:style-name="P1"><text:s text:c="4"/>282.7774, 277.7035, 276.1841, 275.8788, 274.7234, 274.8404, 280.3258, </text:p>
      <text:p text:style-name="P1"><text:s text:c="4"/>283.839, 282.9378, 281.015, 279.5514, 279.3372, 278.4016, 279.3229, </text:p>
      <text:p text:style-name="P1"><text:s text:c="4"/>278.607, 278.6996, 281.3388, 285.6054, 286.1356, 282.3981, 279.5165, </text:p>
      <text:p text:style-name="P1"><text:s text:c="4"/>278.9631, 278.5502, 278.2019, 278.5895, 278.4081, 278.827, 280.2571, </text:p>
      <text:p text:style-name="P1"><text:s text:c="4"/>282.5609, 281.3888, 282.4459, 281.9279, 280.8733, 279.2078, 278.0027, </text:p>
      <text:p text:style-name="P1"><text:s text:c="4"/>279.2832, 279.7337, 280.1676, 280.5558, 281.4933, 282.9396, 279.1068, </text:p>
      <text:p text:style-name="P1"><text:s text:c="4"/>281.4395, 280.2159, 281.7566, 280.7124, 280.0291,</text:p>
      <text:p text:style-name="P1"><text:s text:c="2"/>279.7396, 279.5242, 279.5526, 279.6624, 279.7512, 279.8118, 279.9344, </text:p>
      <text:p text:style-name="P1"><text:s text:c="4"/>280.1046, 280.338, 280.6264, 280.9679, 281.2784, 281.4858, 281.621, </text:p>
      <text:p text:style-name="P1"><text:s text:c="4"/>281.6728, 281.651, 281.6755, 281.8512, 282.1253, 282.4991, 283.2463, </text:p>
      <text:p text:style-name="P1"><text:s text:c="4"/>283.1524, 283.3361, 283.9026, 283.7618, 284.7513, 284.7133, 284.6897, </text:p>
      <text:p text:style-name="P1"><text:s text:c="4"/>284.6589, 283.5673, 280.0852, 280.9007, 281.4964, 281.7729, 285.115, </text:p>
      <text:p text:style-name="P1"><text:s text:c="4"/>284.0439, 284.166, 284.534, 284.2582, 283.6666, 281.4575, 280.3163, </text:p>
      <text:p text:style-name="P1"><text:s text:c="4"/>281.3772, 281.8843, 283.4725, 284.3954, 275.6293, 274.9674, 273.8436, </text:p>
      <text:p text:style-name="P1"><text:s text:c="4"/>273.9196, 274.1801, 274.2841, 274.182, 274.0189, 274.0923, 276.1576, </text:p>
      <text:p text:style-name="P1"><text:s text:c="4"/>276.411, 275.54, 275.9918, 276.5533, 277.5565, 277.9706, 278.6066, </text:p>
      <text:p text:style-name="P1"><text:s text:c="4"/>277.4565, 278.5301, 283.2271, 285.0304, 281.5941, 277.4872, 277.0577, </text:p>
      <text:p text:style-name="P1"><text:s text:c="4"/>277.4802, 277.0549, 276.3831, 276.7195, 276.7498, 278.0108, 282.0732, </text:p>
      <text:p text:style-name="P1"><text:s text:c="4"/>284.0899, 281.716, 280.8874, 280.4185, 280.7398, 279.1199, 276.9975, </text:p>
      <text:p text:style-name="P1"><text:s text:c="4"/>277.4976, 279.3833, 279.666, 279.9216, 280.3493, 280.782, 278.566, </text:p>
      <text:p text:style-name="P1"><text:s text:c="4"/>272.8589, 275.695, 282.592, 281.375, 280.3885,</text:p>
      <text:p text:style-name="P1"><text:s text:c="2"/>280.5535, 280.1614, 279.9821, 279.9594, 280.0609, 280.2863, 280.6255, </text:p>
      <text:p text:style-name="P1"><text:s text:c="4"/>281.0572, 281.5757, 282.0631, 282.6273, 282.2593, 282.0402, 281.5069, </text:p>
      <text:p text:style-name="P1"><text:s text:c="4"/>281.7865, 283.1142, 282.9445, 283.0976, 283.0769, 283.992, 284.0537, </text:p>
      <text:p text:style-name="P1"><text:s text:c="4"/>283.0782, 282.8776, 282.8573, 282.7615, 283.0222, 283.3247, 283.2705, </text:p>
      <text:p text:style-name="P1"><text:s text:c="4"/>282.4416, 280.0656, 279.8735, 284.0822, 281.6706, 281.7438, 285.3393, </text:p>
      <text:p text:style-name="P1"><text:s text:c="4"/>284.6034, 284.365, 284.4215, 284.1031, 283.4525, 284.403, 281.587, </text:p>
      <text:p text:style-name="P1"><text:s text:c="4"/>283.6315, 284.4152, 283.2426, 281.1111, 279.6675, 277.9145, 278.2206, </text:p>
      <text:p text:style-name="P1"><text:s text:c="4"/>278.5389, 278.4899, 277.7184, 276.329, 276.0801, 275.8355, 275.5583, </text:p>
      <text:p text:style-name="P1"><text:s text:c="4"/>274.8376, 275.1359, 275.6214, 277.2404, 277.884, 277.232, 275.9621, </text:p>
      <text:p text:style-name="P1"><text:s text:c="4"/>277.0879, 278.0806, 281.2169, 282.3751, 279.378, 277.8829, 276.9234, </text:p>
      <text:p text:style-name="P1"><text:s text:c="4"/>276.3341, 275.9787, 275.3635, 275.5822, 276.2373, 277.0966, 277.4929, </text:p>
      <text:p text:style-name="P1"><text:s text:c="4"/>279.8786, 282.1649, 282.1093, 279.8431, 278.5358, 277.3028, 278.9723, </text:p>
      <text:p text:style-name="P1"><text:s text:c="4"/>278.9907, 279.4221, 281.1623, 281.7763, 280.7452, 279.4337, 278.29, </text:p>
      <text:p text:style-name="P1"><text:s text:c="4"/>277.1469, 281.6151, 283.2262, 282.3054, 281.586,</text:p>
      <text:p text:style-name="P1"><text:s text:c="2"/>281.8506, 281.652, 281.4976, 281.4648, 281.5851, 281.7971, 282.4918, </text:p>
      <text:p text:style-name="P1"><text:s text:c="4"/>282.889, 282.8113, 281.3439, 278.5273, 275.701, 275.7888, 274.631, </text:p>
      <text:p text:style-name="P1"><text:s text:c="4"/>274.7548, 278.1679, 280.9272, 282.6494, 283.0727, 283.2206, 282.7042, </text:p>
      <text:p text:style-name="P1"><text:s text:c="4"/>282.914, 283.0331, 282.465, 281.5081, 280.3624, 281.3575, 282.8491, </text:p>
      <text:p text:style-name="P1"><text:s text:c="4"/>283.9063, 284.1076, 284.6057, 285.8286, 283.5882, 283.6268, 285.6069, </text:p>
      <text:p text:style-name="P1"><text:s text:c="4"/>284.7706, 283.5818, 283.7774, 284.3176, 284.8844, 285.8606, 284.1763, </text:p>
      <text:p text:style-name="P1"><text:s text:c="4"/>284.7635, 283.8575, 280.7517, 283.1425, 283.5663, 282.1732, 281.244, </text:p>
      <text:p text:style-name="P1"><text:s text:c="4"/>279.4045, 279.1246, 278.2494, 276.84, 278.0591, 277.9058, 275.3415, </text:p>
      <text:p text:style-name="P1"><text:s text:c="4"/>274.5114, 275.7733, 275.6601, 276.5246, 277.7383, 278.313, 277.9333, </text:p>
      <text:p text:style-name="P1"><text:s text:c="4"/>276.6596, 276.5107, 277.773, 277.7204, 277.1832, 277.8531, 276.0771, </text:p>
      <text:p text:style-name="P1"><text:s text:c="4"/>276.235, 275.9009, 275.1092, 274.0108, 274.2313, 278.2092, 278.3368, </text:p>
      <text:p text:style-name="P1"><text:s text:c="4"/>275.9702, 277.6392, 279.8013, 279.3033, 278.1871, 275.6021, 277.484, </text:p>
      <text:p text:style-name="P1"><text:s text:c="4"/>278.7953, 280.4584, 282.2362, 282.1547, 281.1238, 277.8692, 275.6929, </text:p>
      <text:p text:style-name="P1"><text:s text:c="4"/>276.8073, 280.7094, 280.2694, 281.0104, 283.4309,</text:p>
      <text:p text:style-name="P1"><text:s text:c="2"/>284.9745, 284.9953, 285.0758, 284.8001, 284.6433, 284.4475, 282.7854, </text:p>
      <text:p text:style-name="P1"><text:soft-page-break/><text:s text:c="4"/>282.3504, 281.735, 280.9404, 280.5151, 279.9039, 278.9677, 278.4663, </text:p>
      <text:p text:style-name="P1"><text:s text:c="4"/>277.8791, 278.457, 279.0916, 279.5534, 279.9282, 279.7817, 279.3488, </text:p>
      <text:p text:style-name="P1"><text:s text:c="4"/>281.0039, 281.3489, 278.9004, 276.4183, 276.2859, 279.3656, 283.0741, </text:p>
      <text:p text:style-name="P1"><text:s text:c="4"/>284.6293, 285.5918, 285.6409, 284.5282, 282.9782, 281.5356, 281.4431, </text:p>
      <text:p text:style-name="P1"><text:s text:c="4"/>282.2816, 282.4104, 283.5565, 284.8571, 285.5501, 286.1045, 284.9185, </text:p>
      <text:p text:style-name="P1"><text:s text:c="4"/>285.5234, 285.5951, 284.7365, 284.0685, 283.8646, 283.2219, 283.0959, </text:p>
      <text:p text:style-name="P1"><text:s text:c="4"/>279.6448, 279.4763, 279.2116, 278.5537, 278.686, 277.8015, 277.4239, </text:p>
      <text:p text:style-name="P1"><text:s text:c="4"/>277.2264, 275.4008, 274.6775, 276.3182, 278.6536, 279.6123, 279.2043, </text:p>
      <text:p text:style-name="P1"><text:s text:c="4"/>277.0995, 275.37, 275.4438, 274.8937, 272.4933, 271.9487, 271.8751, </text:p>
      <text:p text:style-name="P1"><text:s text:c="4"/>272.8889, 274.9559, 274.8562, 273.1357, 273.0624, 273.5687, 276.3628, </text:p>
      <text:p text:style-name="P1"><text:s text:c="4"/>276.8923, 276.6649, 279.0009, 278.783, 279.8157, 278.2573, 278.1937, </text:p>
      <text:p text:style-name="P1"><text:s text:c="4"/>280.0865, 281.6252, 282.0312, 280.7741, 280.3835, 277.3428, 274.4855, </text:p>
      <text:p text:style-name="P1"><text:s text:c="4"/>280.6305, 283.3059, 282.5005, 284.0301, 285.1105,</text:p>
      <text:p text:style-name="P1"><text:s text:c="2"/>286.3061, 286.102, 286.0232, 285.6086, 285.0808, 284.2574, 282.9215, </text:p>
      <text:p text:style-name="P1"><text:s text:c="4"/>282.0461, 281.6942, 282.3302, 281.7805, 280.9475, 280.2868, 279.3731, </text:p>
      <text:p text:style-name="P1"><text:s text:c="4"/>278.7116, 278.565, 278.531, 278.0288, 277.483, 277.7671, 277.865, </text:p>
      <text:p text:style-name="P1"><text:s text:c="4"/>278.2583, 277.3636, 275.9897, 276.0718, 277.7127, 279.9002, 282.9311, </text:p>
      <text:p text:style-name="P1"><text:s text:c="4"/>284.0576, 284.6058, 284.9039, 283.1308, 281.4678, 280.8203, 280.9703, </text:p>
      <text:p text:style-name="P1"><text:s text:c="4"/>282.0685, 282.335, 283.6814, 284.3743, 282.7989, 282.3838, 281.9091, </text:p>
      <text:p text:style-name="P1"><text:s text:c="4"/>282.4601, 282.7036, 282.5877, 282.7474, 282.6309, 282.582, 281.9151, </text:p>
      <text:p text:style-name="P1"><text:s text:c="4"/>280.9741, 280.7051, 279.3325, 278.3647, 278.5158, 277.4097, 276.3349, </text:p>
      <text:p text:style-name="P1"><text:s text:c="4"/>276.4783, 275.6963, 275.6285, 276.1075, 277.0082, 278.0595, 277.7596, </text:p>
      <text:p text:style-name="P1"><text:s text:c="4"/>277.2203, 276.3975, 275.0381, 273.8089, 270.4103, 269.2477, 270.1769, </text:p>
      <text:p text:style-name="P1"><text:s text:c="4"/>271.5725, 273.8949, 274.555, 274.3222, 274.8239, 274.3928, 275.006, </text:p>
      <text:p text:style-name="P1"><text:s text:c="4"/>276.4757, 276.4502, 276.5938, 277.4029, 278.4828, 278.444, 277.8624, </text:p>
      <text:p text:style-name="P1"><text:s text:c="4"/>278.9072, 281.5154, 281.5171, 280.3042, 280.1813, 278.4865, 276.517, </text:p>
      <text:p text:style-name="P1"><text:s text:c="4"/>285.1711, 285.3734, 285.8213, 286.8111, 286.0136,</text:p>
      <text:p text:style-name="P1"><text:s text:c="2"/>284.791, 284.1667, 283.9288, 283.8029, 283.9184, 282.7389, 281.5209, </text:p>
      <text:p text:style-name="P1"><text:s text:c="4"/>281.0204, 280.592, 281.1219, 280.7422, 279.668, 279.1635, 278.6172, </text:p>
      <text:p text:style-name="P1"><text:s text:c="4"/>278.5763, 279.0272, 278.6886, 277.9383, 277.7132, 276.5006, 275.2025, </text:p>
      <text:p text:style-name="P1"><text:s text:c="4"/>274.7254, 275.1837, 276.8538, 277.661, 279.5421, 281.8719, 282.4024, </text:p>
      <text:p text:style-name="P1"><text:s text:c="4"/>282.6028, 282.8022, 283.2611, 283.5068, 282.6297, 282.3302, 281.6852, </text:p>
      <text:p text:style-name="P1"><text:s text:c="4"/>282.2272, 281.9178, 280.7368, 279.4253, 278.9725, 279.6147, 280.7348, </text:p>
      <text:p text:style-name="P1"><text:s text:c="4"/>280.7004, 280.6292, 280.6798, 281.1912, 281.3489, 281.515, 281.3314, </text:p>
      <text:p text:style-name="P1"><text:s text:c="4"/>280.9465, 281.5124, 281.6145, 279.8687, 276.7799, 275.3905, 275.632, </text:p>
      <text:p text:style-name="P1"><text:s text:c="4"/>275.7701, 274.7559, 275.2771, 276.3701, 276.3987, 276.5295, 275.7174, </text:p>
      <text:p text:style-name="P1"><text:s text:c="4"/>274.4034, 274.4079, 274.2714, 273.4935, 271.956, 271.3144, 270.9682, </text:p>
      <text:p text:style-name="P1"><text:s text:c="4"/>271.2549, 272.0455, 273.4192, 274.9151, 274.8766, 276.2251, 276.5737, </text:p>
      <text:p text:style-name="P1"><text:s text:c="4"/>274.4358, 274.5887, 275.8945, 277.2943, 278.4881, 279.3632, 277.9948, </text:p>
      <text:p text:style-name="P1"><text:s text:c="4"/>278.0773, 279.4322, 278.519, 277.9954, 277.3164, 275.4363, 274.4881, </text:p>
      <text:p text:style-name="P1"><text:s text:c="4"/>276.149, 276.8647, 282.7543, 284.8294, 284.7108,</text:p>
      <text:p text:style-name="P1"><text:s text:c="2"/>276.8315, 276.3604, 276.0063, 278.0516, 280.1966, 280.6934, 280.2111, </text:p>
      <text:p text:style-name="P1"><text:s text:c="4"/>280.1407, 280.5092, 280.4759, 279.5697, 277.9235, 277.3307, 277.4535, </text:p>
      <text:p text:style-name="P1"><text:s text:c="4"/>277.7126, 277.5361, 277.1594, 276.8918, 276.6804, 275.9138, 274.8759, </text:p>
      <text:p text:style-name="P1"><text:s text:c="4"/>273.5248, 273.1919, 273.6721, 274.5478, 276.1366, 279.5552, 280.3513, </text:p>
      <text:p text:style-name="P1"><text:s text:c="4"/>281.9814, 281.4514, 279.9833, 279.0905, 278.8459, 279.5815, 280.4756, </text:p>
      <text:p text:style-name="P1"><text:s text:c="4"/>281.7563, 280.8432, 278.0695, 277.1403, 278.1999, 278.7909, 278.982, </text:p>
      <text:p text:style-name="P1"><text:s text:c="4"/>278.828, 278.4572, 278.5018, 278.6508, 278.4331, 278.0768, 277.8225, </text:p>
      <text:p text:style-name="P1"><text:s text:c="4"/>278.7203, 280.098, 278.9255, 277.9407, 278.3167, 277.2028, 275.9506, </text:p>
      <text:p text:style-name="P1"><text:s text:c="4"/>275.9551, 275.1687, 274.9276, 276.0393, 276.1449, 275.3711, 275.0609, </text:p>
      <text:p text:style-name="P1"><text:s text:c="4"/>274.718, 274.6358, 274.4898, 274.3542, 274.0922, 273.7365, 273.5034, </text:p>
      <text:p text:style-name="P1"><text:s text:c="4"/>274.0481, 275.0019, 275.7692, 276.11, 276.084, 276.8791, 277.9619, </text:p>
      <text:p text:style-name="P1"><text:s text:c="4"/>277.6428, 276.9564, 276.7407, 277.8779, 279.0386, 279.0331, 278.9849, </text:p>
      <text:p text:style-name="P1"><text:s text:c="4"/>278.5316, 278.2527, 277.7968, 277.5659, 277.5729, 275.8353, 272.5708, </text:p>
      <text:p text:style-name="P1"><text:s text:c="4"/>270.3733, 270.6712, 272.5627, 274.4574, 276.5731,</text:p>
      <text:p text:style-name="P1"><text:s text:c="2"/>268.7005, 269.0716, 269.7641, 271.2602, 272.2032, 271.9102, 271.5311, </text:p>
      <text:p text:style-name="P1"><text:s text:c="4"/>272.1006, 272.5327, 272.0521, 271.8449, 271.7532, 271.8825, 272.3622, </text:p>
      <text:p text:style-name="P1"><text:s text:c="4"/>272.2298, 271.7205, 271.6124, 272.7539, 274.0627, 274.2276, 273.7489, </text:p>
      <text:p text:style-name="P1"><text:s text:c="4"/>272.7554, 272.6976, 273.0517, 273.9273, 274.9765, 277.3119, 277.5802, </text:p>
      <text:p text:style-name="P1"><text:soft-page-break/><text:s text:c="4"/>278.4295, 277.036, 275.779, 275.152, 274.7413, 275.5938, 278.6931, </text:p>
      <text:p text:style-name="P1"><text:s text:c="4"/>281.0836, 281.0013, 279.8175, 277.4127, 276.8115, 277.4703, 277.568, </text:p>
      <text:p text:style-name="P1"><text:s text:c="4"/>277.5267, 277.3371, 277.405, 277.4066, 277.3345, 277.1873, 276.9576, </text:p>
      <text:p text:style-name="P1"><text:s text:c="4"/>277.5903, 278.7111, 278.4995, 277.7472, 277.6047, 276.5327, 274.9088, </text:p>
      <text:p text:style-name="P1"><text:s text:c="4"/>274.915, 274.9477, 274.5661, 274.9308, 275.3211, 275.7046, 275.3219, </text:p>
      <text:p text:style-name="P1"><text:s text:c="4"/>275.3782, 275.573, 275.7014, 275.9726, 276.4126, 276.3239, 276.4202, </text:p>
      <text:p text:style-name="P1"><text:s text:c="4"/>276.7281, 277.5146, 278.3144, 278.5158, 278.9033, 279.3291, 279.3394, </text:p>
      <text:p text:style-name="P1"><text:s text:c="4"/>279.4475, 279.3722, 279.1475, 279.2624, 279.4182, 278.8982, 278.4955, </text:p>
      <text:p text:style-name="P1"><text:s text:c="4"/>278.2007, 278.1788, 277.8242, 277.576, 277.3403, 276.1776, 274.669, </text:p>
      <text:p text:style-name="P1"><text:s text:c="4"/>272.7157, 272.8061, 271.2228, 269.5027, 268.5295,</text:p>
      <text:p text:style-name="P1"><text:s text:c="2"/>274.194, 274.3763, 273.7444, 273.1566, 272.738, 271.7275, 271.1128, </text:p>
      <text:p text:style-name="P1"><text:s text:c="4"/>270.8566, 271.2209, 271.4523, 272.1124, 273.3676, 273.5081, 273.7648, </text:p>
      <text:p text:style-name="P1"><text:s text:c="4"/>273.6987, 273.1053, 272.7535, 273.3021, 274.3813, 274.2524, 273.8298, </text:p>
      <text:p text:style-name="P1"><text:s text:c="4"/>274.0999, 274.6861, 274.8626, 275.7109, 276.1677, 276.6958, 276.6982, </text:p>
      <text:p text:style-name="P1"><text:s text:c="4"/>276.6422, 275.8826, 275.155, 274.6452, 274.5666, 274.431, 275.6135, </text:p>
      <text:p text:style-name="P1"><text:s text:c="4"/>276.8801, 277.1968, 277.2649, 276.7881, 276.5513, 276.4653, 276.7122, </text:p>
      <text:p text:style-name="P1"><text:s text:c="4"/>276.8307, 276.9022, 276.9353, 276.9456, 277.129, 277.4384, 277.4058, </text:p>
      <text:p text:style-name="P1"><text:s text:c="4"/>277.4997, 277.5895, 277.1885, 277.1984, 276.9873, 276.608, 275.761, </text:p>
      <text:p text:style-name="P1"><text:s text:c="4"/>275.6814, 275.6559, 275.4035, 275.7199, 275.9541, 276.3608, 276.7799, </text:p>
      <text:p text:style-name="P1"><text:s text:c="4"/>278.1642, 278.7335, 278.9846, 279.5348, 279.896, 279.5378, 278.4609, </text:p>
      <text:p text:style-name="P1"><text:s text:c="4"/>277.4738, 277.3599, 276.9212, 276.946, 277.516, 278.0682, 278.2878, </text:p>
      <text:p text:style-name="P1"><text:s text:c="4"/>278.6436, 278.9711, 279.2882, 278.505, 278.7797, 278.8665, 278.67, </text:p>
      <text:p text:style-name="P1"><text:s text:c="4"/>278.4032, 278.1767, 277.4663, 277.3788, 277.6569, 276.9186, 275.7671, </text:p>
      <text:p text:style-name="P1"><text:s text:c="4"/>274.7841, 274.6232, 274.0248, 273.856, 273.9198,</text:p>
      <text:p text:style-name="P1"><text:s text:c="2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 </text:p>
      <text:p text:style-name="P1"><text:s text:c="4"/>277.345, 277.345, 277.345, 277.345, 277.345, 277.345, 277.345, 277.345,</text:p>
      <text:p text:style-name="P1"><text:s text:c="2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 274.3938, 274.3938, </text:p>
      <text:p text:style-name="P1"><text:s text:c="4"/>274.3938, 274.3938, 274.3938, 274.3938, 274.3938,</text:p>
      <text:p text:style-name="P1"><text:s text:c="2"/>274.3581, 274.3747, 274.3931, 274.4094, 274.4352, 274.4719, 274.4862, </text:p>
      <text:p text:style-name="P1"><text:s text:c="4"/>274.4975, 274.5089, 274.5209, 274.5368, 274.5511, 274.562, 274.5721, </text:p>
      <text:p text:style-name="P1"><text:s text:c="4"/>274.5833, 274.5974, 274.6118, 274.6216, 274.6278, 274.6339, 274.6396, </text:p>
      <text:p text:style-name="P1"><text:s text:c="4"/>274.6432, 274.6464, 274.6486, 274.6514, 274.6526, 274.6523, 274.6508, </text:p>
      <text:p text:style-name="P1"><text:s text:c="4"/>274.6447, 274.6292, 274.6232, 274.6158, 274.6067, 274.5957, 274.578, </text:p>
      <text:p text:style-name="P1"><text:s text:c="4"/>274.558, 274.5407, 274.5246, 274.5083, 274.4918, 274.4733, 274.4523, </text:p>
      <text:p text:style-name="P1"><text:s text:c="4"/>274.4314, 274.4123, 274.3943, 274.3753, 274.3566, 274.3366, 274.319, </text:p>
      <text:p text:style-name="P1"><text:s text:c="4"/>274.3076, 274.297, 274.2856, 274.2706, 274.2434, 274.2342, 274.2258, </text:p>
      <text:p text:style-name="P1"><text:s text:c="4"/>274.2177, 274.2073, 274.1941, 274.1834, 274.1751, 274.1683, 274.1629, </text:p>
      <text:p text:style-name="P1"><text:soft-page-break/><text:s text:c="4"/>274.1569, 274.1514, 274.1482, 274.1438, 274.1398, 274.1356, 274.1314, </text:p>
      <text:p text:style-name="P1"><text:s text:c="4"/>274.1298, 274.1299, 274.1282, 274.1262, 274.1237, 274.1216, 274.1217, </text:p>
      <text:p text:style-name="P1"><text:s text:c="4"/>274.1225, 274.1225, 274.124, 274.127, 274.1283, 274.1306, 274.1373, </text:p>
      <text:p text:style-name="P1"><text:s text:c="4"/>274.1472, 274.1585, 274.1714, 274.1856, 274.1995, 274.2153, 274.2317, </text:p>
      <text:p text:style-name="P1"><text:s text:c="4"/>274.2508, 274.2687, 274.2888, 274.3078, 274.3326,</text:p>
      <text:p text:style-name="P1"><text:s text:c="2"/>274.2203, 274.2816, 274.3262, 274.3757, 274.4316, 274.4997, 274.532, </text:p>
      <text:p text:style-name="P1"><text:s text:c="4"/>274.566, 274.6181, 274.6335, 274.6472, 274.6721, 274.6797, 274.71, </text:p>
      <text:p text:style-name="P1"><text:s text:c="4"/>274.7365, 274.7576, 274.7726, 274.7882, 274.8087, 274.8263, 274.8442, </text:p>
      <text:p text:style-name="P1"><text:s text:c="4"/>274.8561, 274.8696, 274.8815, 274.8871, 274.8875, 274.8865, 274.883, </text:p>
      <text:p text:style-name="P1"><text:s text:c="4"/>274.8741, 274.8506, 274.8347, 274.8155, 274.7796, 274.7448, 274.7158, </text:p>
      <text:p text:style-name="P1"><text:s text:c="4"/>274.6789, 274.6384, 274.6019, 274.566, 274.5237, 274.4835, 274.4494, </text:p>
      <text:p text:style-name="P1"><text:s text:c="4"/>274.4149, 274.3788, 274.3397, 274.304, 274.2702, 274.2378, 274.2109, </text:p>
      <text:p text:style-name="P1"><text:s text:c="4"/>274.1774, 274.1484, 274.1273, 274.1049, 274.0734, 274.0594, 274.0442, </text:p>
      <text:p text:style-name="P1"><text:s text:c="4"/>274.0235, 274.0068, 273.9957, 273.9811, 273.9703, 273.96, 273.9465, </text:p>
      <text:p text:style-name="P1"><text:s text:c="4"/>273.9332, 273.9232, 273.9134, 273.906, 273.8947, 273.8841, 273.8741, </text:p>
      <text:p text:style-name="P1"><text:s text:c="4"/>273.8659, 273.8537, 273.847, 273.8409, 273.8318, 273.8188, 273.8074, </text:p>
      <text:p text:style-name="P1"><text:s text:c="4"/>273.7891, 273.7836, 273.7818, 273.7649, 273.7632, 273.7709, 273.773, </text:p>
      <text:p text:style-name="P1"><text:s text:c="4"/>273.7708, 273.7758, 273.784, 273.7806, 273.7956, 273.812, 273.8538, </text:p>
      <text:p text:style-name="P1"><text:s text:c="4"/>273.9164, 273.9666, 274.0241, 274.0979, 274.1584,</text:p>
      <text:p text:style-name="P1"><text:s text:c="2"/>273.9333, 272.2472, 271.3273, 270.9433, 270.9245, 270.9976, 271.0709, </text:p>
      <text:p text:style-name="P1"><text:s text:c="4"/>271.3098, 271.7908, 272.4529, 274.5229, 273.1508, 273.597, 274.2995, </text:p>
      <text:p text:style-name="P1"><text:s text:c="4"/>274.8551, 274.8777, 274.8909, 274.9158, 274.9357, 274.9771, 275.0084, </text:p>
      <text:p text:style-name="P1"><text:s text:c="4"/>275.0384, 275.0641, 275.0928, 275.1314, 275.146, 275.1551, 275.1553, </text:p>
      <text:p text:style-name="P1"><text:s text:c="4"/>275.1462, 275.1235, 275.0997, 275.0403, 274.9889, 274.9283, 274.8548, </text:p>
      <text:p text:style-name="P1"><text:s text:c="4"/>274.7929, 274.7253, 274.6618, 274.5972, 274.5313, 274.4742, 274.4112, </text:p>
      <text:p text:style-name="P1"><text:s text:c="4"/>274.3544, 274.3032, 274.2588, 274.2224, 274.1862, 274.1474, 274.1059, </text:p>
      <text:p text:style-name="P1"><text:s text:c="4"/>274.0697, 274.0349, 274.0029, 273.9793, 273.9485, 273.9291, 273.9008, </text:p>
      <text:p text:style-name="P1"><text:s text:c="4"/>273.8839, 273.8711, 273.855, 273.8369, 273.815, 273.7931, 273.7696, </text:p>
      <text:p text:style-name="P1"><text:s text:c="4"/>273.7479, 273.7202, 273.6928, 273.6685, 273.6453, 273.6201, 273.5953, </text:p>
      <text:p text:style-name="P1"><text:s text:c="4"/>273.5667, 273.5392, 273.5114, 273.4766, 273.4479, 273.4423, 273.4135, </text:p>
      <text:p text:style-name="P1"><text:s text:c="4"/>273.3807, 273.3481, 273.3005, 273.2532, 273.2083, 273.1601, 273.1317, </text:p>
      <text:p text:style-name="P1"><text:s text:c="4"/>273.1102, 273.0575, 272.9188, 272.1822, 271.4881, 270.8136, 270.913, </text:p>
      <text:p text:style-name="P1"><text:s text:c="4"/>271.8031, 272.2684, 272.5915, 273.6682, 274.0022,</text:p>
      <text:p text:style-name="P1"><text:s text:c="2"/>273.861, 267.5465, 263.9437, 263.0509, 262.9243, 262.8808, 262.778, </text:p>
      <text:p text:style-name="P1"><text:s text:c="4"/>262.8584, 263.4839, 264.6479, 266.5941, 268.1162, 270.0297, 272.0713, </text:p>
      <text:p text:style-name="P1"><text:s text:c="4"/>272.8764, 273.7108, 274.3003, 274.3779, 274.4454, 274.9474, 275.0522, </text:p>
      <text:p text:style-name="P1"><text:s text:c="4"/>275.1036, 275.1515, 275.2032, 275.252, 275.3192, 275.3487, 275.3993, </text:p>
      <text:p text:style-name="P1"><text:s text:c="4"/>275.4108, 275.4069, 275.3658, 275.3058, 275.2355, 275.1493, 275.0609, </text:p>
      <text:p text:style-name="P1"><text:s text:c="4"/>274.968, 274.8798, 274.7853, 274.6913, 274.6088, 274.5257, 274.4441, </text:p>
      <text:p text:style-name="P1"><text:s text:c="4"/>274.3665, 274.3, 274.2366, 274.1825, 274.1347, 274.0892, 274.0515, </text:p>
      <text:p text:style-name="P1"><text:s text:c="4"/>274.0132, 273.9876, 273.9486, 273.9235, 273.8981, 273.8746, 273.8542, </text:p>
      <text:p text:style-name="P1"><text:s text:c="4"/>273.8401, 273.8241, 273.8052, 273.7786, 273.7487, 273.711, 273.6702, </text:p>
      <text:p text:style-name="P1"><text:s text:c="4"/>273.6169, 273.5629, 273.5014, 273.4341, 273.364, 273.2875, 273.217, </text:p>
      <text:p text:style-name="P1"><text:s text:c="4"/>273.1486, 273.0685, 273.0091, 272.1942, 271.5215, 272.7904, 272.7961, </text:p>
      <text:p text:style-name="P1"><text:s text:c="4"/>272.7451, 272.6644, 272.5553, 272.4051, 272.2924, 271.9069, 272.051, </text:p>
      <text:p text:style-name="P1"><text:s text:c="4"/>272.0711, 270.8498, 268.1814, 267.2157, 266.3111, 265.4541, 264.826, </text:p>
      <text:p text:style-name="P1"><text:s text:c="4"/>265.2248, 266.2738, 266.7871, 267.8201, 271.9357,</text:p>
      <text:p text:style-name="P1"><text:s text:c="2"/>267.9921, 266.2447, 265.8618, 266.1238, 266.4877, 266.6467, 266.4747, </text:p>
      <text:p text:style-name="P1"><text:s text:c="4"/>266.0946, 265.74, 265.5537, 266.0547, 266.9268, 267.3652, 267.7444, </text:p>
      <text:p text:style-name="P1"><text:s text:c="4"/>268.8719, 270.3998, 271.2851, 272.0506, 273.6584, 274.6208, 274.4545, </text:p>
      <text:p text:style-name="P1"><text:s text:c="4"/>274.7933, 274.5244, 274.4171, 274.7315, 275.1136, 275.0059, 275.3253, </text:p>
      <text:p text:style-name="P1"><text:s text:c="4"/>275.5375, 275.6101, 275.6107, 275.5869, 275.5252, 275.4374, 275.3316, </text:p>
      <text:p text:style-name="P1"><text:s text:c="4"/>275.2088, 275.0871, 274.958, 274.8381, 274.73, 274.6286, 274.5346, </text:p>
      <text:p text:style-name="P1"><text:s text:c="4"/>274.454, 274.3747, 274.2993, 274.2254, 274.1702, 274.1112, 274.0649, </text:p>
      <text:p text:style-name="P1"><text:s text:c="4"/>274.0286, 273.998, 273.9778, 273.9559, 273.9406, 273.9276, 273.9143, </text:p>
      <text:p text:style-name="P1"><text:s text:c="4"/>273.8964, 273.8758, 273.843, 273.7981, 273.7391, 273.6649, 273.5811, </text:p>
      <text:p text:style-name="P1"><text:s text:c="4"/>273.4827, 273.3594, 273.2261, 273.0786, 272.9366, 272.8157, 272.679, </text:p>
      <text:p text:style-name="P1"><text:s text:c="4"/>272.5277, 272.3392, 272.2217, 271.2989, 267.8678, 270.8257, 271.6809, </text:p>
      <text:p text:style-name="P1"><text:s text:c="4"/>271.6394, 271.4726, 270.5667, 268.1265, 267.8925, 267.09, 267.0534, </text:p>
      <text:p text:style-name="P1"><text:soft-page-break/><text:s text:c="4"/>267.6743, 267.5898, 266.1404, 265.3994, 264.049, 262.9704, 262.3592, </text:p>
      <text:p text:style-name="P1"><text:s text:c="4"/>263.0165, 264.3147, 264.5181, 265.0224, 267.9051,</text:p>
      <text:p text:style-name="P1"><text:s text:c="2"/>267.4577, 267.6032, 268.6318, 269.16, 269.5048, 269.6698, 269.6196, </text:p>
      <text:p text:style-name="P1"><text:s text:c="4"/>269.5253, 269.3337, 268.7711, 268.1962, 267.8598, 267.4799, 267.2488, </text:p>
      <text:p text:style-name="P1"><text:s text:c="4"/>268.128, 269.3368, 270.493, 271.0246, 271.7034, 272.0515, 272.0379, </text:p>
      <text:p text:style-name="P1"><text:s text:c="4"/>271.6137, 271.2343, 271.7482, 272.0216, 271.8525, 271.9551, 274.0748, </text:p>
      <text:p text:style-name="P1"><text:s text:c="4"/>275.471, 275.6344, 275.7732, 275.8518, 275.8456, 275.7665, 275.6411, </text:p>
      <text:p text:style-name="P1"><text:s text:c="4"/>275.4921, 275.3434, 275.189, 275.0516, 274.9253, 274.8116, 274.7106, </text:p>
      <text:p text:style-name="P1"><text:s text:c="4"/>274.6156, 274.523, 274.4358, 274.3561, 274.2866, 274.2203, 274.1675, </text:p>
      <text:p text:style-name="P1"><text:s text:c="4"/>274.131, 274.113, 274.0957, 274.0763, 274.0635, 274.0616, 274.06, </text:p>
      <text:p text:style-name="P1"><text:s text:c="4"/>274.0486, 274.0256, 273.9908, 273.939, 273.8649, 273.7377, 273.5711, </text:p>
      <text:p text:style-name="P1"><text:s text:c="4"/>273.3731, 273.1265, 272.8318, 272.3622, 271.971, 272.1798, 271.9838, </text:p>
      <text:p text:style-name="P1"><text:s text:c="4"/>271.5766, 270.6322, 270.9393, 268.9837, 266.2231, 266.4806, 267.8621, </text:p>
      <text:p text:style-name="P1"><text:s text:c="4"/>269.2737, 267.8082, 266.2216, 264.9368, 264.0246, 263.5731, 263.5696, </text:p>
      <text:p text:style-name="P1"><text:s text:c="4"/>263.9615, 264.1037, 264.5975, 264.6389, 263.5256, 262.591, 262.141, </text:p>
      <text:p text:style-name="P1"><text:s text:c="4"/>262.7687, 264.0936, 264.3552, 265.0078, 266.9589,</text:p>
      <text:p text:style-name="P1"><text:s text:c="2"/>269.2798, 270.6795, 272.2911, 272.9607, 273.4044, 273.6859, 274.4367, </text:p>
      <text:p text:style-name="P1"><text:s text:c="4"/>276.0017, 275.8671, 274.0378, 274.4912, 272.6531, 270.643, 269.6976, </text:p>
      <text:p text:style-name="P1"><text:s text:c="4"/>269.3602, 269.2055, 270.2554, 270.449, 270.855, 271.5043, 271.8681, </text:p>
      <text:p text:style-name="P1"><text:s text:c="4"/>271.5757, 271.5503, 271.6994, 271.6949, 271.2863, 270.9512, 271.2614, </text:p>
      <text:p text:style-name="P1"><text:s text:c="4"/>272.9439, 274.2742, 275.8571, 276.0857, 276.1914, 276.1336, 275.9667, </text:p>
      <text:p text:style-name="P1"><text:s text:c="4"/>275.7827, 275.5867, 275.3914, 275.1902, 275.0286, 274.8934, 274.7985, </text:p>
      <text:p text:style-name="P1"><text:s text:c="4"/>274.7391, 274.7017, 274.631, 274.5495, 274.472, 274.403, 274.3482, </text:p>
      <text:p text:style-name="P1"><text:s text:c="4"/>274.3133, 274.2943, 274.2846, 274.2996, 274.313, 274.3277, 274.3427, </text:p>
      <text:p text:style-name="P1"><text:s text:c="4"/>274.3703, 274.4074, 274.4429, 274.447, 274.4079, 274.2671, 273.944, </text:p>
      <text:p text:style-name="P1"><text:s text:c="4"/>273.4973, 272.9215, 271.655, 268.165, 267.4882, 269.3191, 270.6901, </text:p>
      <text:p text:style-name="P1"><text:s text:c="4"/>270.0079, 266.8945, 265.5879, 264.269, 263.2366, 262.4312, 262.3844, </text:p>
      <text:p text:style-name="P1"><text:s text:c="4"/>263.3563, 263.523, 263.0195, 262.089, 260.7074, 260.0676, 260.3257, </text:p>
      <text:p text:style-name="P1"><text:s text:c="4"/>260.8386, 261.7116, 262.8021, 264.2634, 263.8357, 262.9124, 262.5669, </text:p>
      <text:p text:style-name="P1"><text:s text:c="4"/>263.3791, 264.0942, 264.5785, 266.1826, 268.2603,</text:p>
      <text:p text:style-name="P1"><text:s text:c="2"/>273.996, 277.4508, 278.1557, 278.7541, 279.2378, 279.6072, 279.8758, </text:p>
      <text:p text:style-name="P1"><text:s text:c="4"/>280.0987, 280.1337, 279.9438, 280.1924, 279.5594, 278.4473, 278.1343, </text:p>
      <text:p text:style-name="P1"><text:s text:c="4"/>276.3097, 272.4991, 270.7742, 269.9553, 269.5178, 270.213, 272.1619, </text:p>
      <text:p text:style-name="P1"><text:s text:c="4"/>272.8135, 272.8424, 272.7029, 272.3141, 271.7897, 270.9917, 271.0306, </text:p>
      <text:p text:style-name="P1"><text:s text:c="4"/>271.5366, 271.7151, 273.321, 275.9119, 276.4912, 276.5536, 276.4097, </text:p>
      <text:p text:style-name="P1"><text:s text:c="4"/>276.1548, 275.7827, 275.3885, 274.8771, 274.5399, 274.0061, 274.0896, </text:p>
      <text:p text:style-name="P1"><text:s text:c="4"/>274.2453, 274.4944, 274.5858, 274.6211, 274.604, 274.5789, 274.5627, </text:p>
      <text:p text:style-name="P1"><text:s text:c="4"/>274.5591, 274.5554, 274.5927, 274.6353, 274.6903, 274.7661, 274.8636, </text:p>
      <text:p text:style-name="P1"><text:s text:c="4"/>274.971, 275.0748, 275.1836, 275.2936, 275.3311, 275.2024, 274.8255, </text:p>
      <text:p text:style-name="P1"><text:s text:c="4"/>274.1234, 272.9172, 268.7409, 266.8829, 266.4108, 266.3297, 266.2197, </text:p>
      <text:p text:style-name="P1"><text:s text:c="4"/>265.3135, 264.3855, 263.8614, 263.0923, 262.5939, 262.0944, 260.0158, </text:p>
      <text:p text:style-name="P1"><text:s text:c="4"/>258.6688, 260.0577, 260.2394, 259.6563, 257.5243, 255.4826, 255.3618, </text:p>
      <text:p text:style-name="P1"><text:s text:c="4"/>255.7957, 257.4005, 260.0481, 263.0872, 263.2793, 262.737, 263.5244, </text:p>
      <text:p text:style-name="P1"><text:s text:c="4"/>264.9549, 264.9891, 265.9421, 268.8789, 270.8933,</text:p>
      <text:p text:style-name="P1"><text:s text:c="2"/>277.8615, 279.0667, 279.7292, 280.2354, 280.5948, 280.8666, 281.0782, </text:p>
      <text:p text:style-name="P1"><text:s text:c="4"/>281.2484, 281.3757, 281.4599, 281.4992, 281.4444, 281.3156, 281.1297, </text:p>
      <text:p text:style-name="P1"><text:s text:c="4"/>280.576, 278.1202, 274.5356, 272.9698, 272.547, 272.6942, 273.5616, </text:p>
      <text:p text:style-name="P1"><text:s text:c="4"/>273.5378, 273.7258, 273.0806, 272.4018, 272.0854, 271.8524, 272.1065, </text:p>
      <text:p text:style-name="P1"><text:s text:c="4"/>272.4233, 271.8611, 272.2136, 275.0836, 276.9732, 277.0921, 276.9092, </text:p>
      <text:p text:style-name="P1"><text:s text:c="4"/>276.422, 274.6354, 273.7921, 271.545, 270.5973, 270.0622, 269.976, </text:p>
      <text:p text:style-name="P1"><text:s text:c="4"/>270.4565, 273.1878, 273.7996, 274.0706, 274.2498, 274.437, 274.5886, </text:p>
      <text:p text:style-name="P1"><text:s text:c="4"/>274.7005, 274.8258, 274.9365, 275.0048, 275.063, 275.206, 275.3829, </text:p>
      <text:p text:style-name="P1"><text:s text:c="4"/>275.5991, 275.7812, 275.9693, 276.1559, 276.2617, 276.1771, 275.7533, </text:p>
      <text:p text:style-name="P1"><text:s text:c="4"/>274.9783, 272.4556, 268.5255, 267.3531, 266.8577, 266.0782, 265.1387, </text:p>
      <text:p text:style-name="P1"><text:s text:c="4"/>264.2224, 263.6918, 263.331, 262.7366, 262.478, 262.1811, 260.2278, </text:p>
      <text:p text:style-name="P1"><text:s text:c="4"/>257.8537, 258.1124, 258.3281, 258.372, 257.099, 254.2972, 254.2622, </text:p>
      <text:p text:style-name="P1"><text:s text:c="4"/>255.3418, 257.0425, 258.7854, 261.9234, 263.0903, 263.6513, 266.1993, </text:p>
      <text:p text:style-name="P1"><text:s text:c="4"/>267.8414, 266.5619, 267.951, 272.5735, 274.0547,</text:p>
      <text:p text:style-name="P1"><text:s text:c="2"/>279.4348, 280.0837, 280.5242, 280.8422, 281.1118, 281.34, 281.5301, </text:p>
      <text:p text:style-name="P1"><text:soft-page-break/><text:s text:c="4"/>281.6817, 281.8207, 281.9519, 282.076, 282.1717, 282.2328, 282.2351, </text:p>
      <text:p text:style-name="P1"><text:s text:c="4"/>282.1148, 281.8168, 281.2551, 279.5477, 279.3515, 277.4872, 274.6428, </text:p>
      <text:p text:style-name="P1"><text:s text:c="4"/>273.3459, 273.7778, 272.8397, 272.1635, 272.4388, 272.9631, 273.2075, </text:p>
      <text:p text:style-name="P1"><text:s text:c="4"/>273.7287, 273.5585, 273.7414, 276.4628, 277.5523, 277.7717, 277.5685, </text:p>
      <text:p text:style-name="P1"><text:s text:c="4"/>275.0164, 271.1364, 270.3053, 269.7555, 269.2975, 268.7833, 268.1912, </text:p>
      <text:p text:style-name="P1"><text:s text:c="4"/>268.0075, 268.5293, 268.6768, 269.7823, 270.7352, 272.6299, 273.9563, </text:p>
      <text:p text:style-name="P1"><text:s text:c="4"/>274.3004, 274.5845, 274.798, 274.5564, 273.6937, 274.4444, 275.0655, </text:p>
      <text:p text:style-name="P1"><text:s text:c="4"/>276.1917, 276.4569, 276.7232, 277.0403, 277.2581, 277.2239, 276.9335, </text:p>
      <text:p text:style-name="P1"><text:s text:c="4"/>276.1495, 272.8258, 269.7288, 268.562, 267.284, 265.9476, 264.9084, </text:p>
      <text:p text:style-name="P1"><text:s text:c="4"/>264.4329, 263.9854, 263.1074, 262.3866, 261.9354, 261.9134, 261.4726, </text:p>
      <text:p text:style-name="P1"><text:s text:c="4"/>260.0836, 258.3145, 257.1217, 258.2286, 257.8922, 256.8037, 257.8367, </text:p>
      <text:p text:style-name="P1"><text:s text:c="4"/>260.0897, 261.2956, 260.4691, 261.3998, 264.321, 266.4174, 272.4388, </text:p>
      <text:p text:style-name="P1"><text:s text:c="4"/>273.6882, 270.1727, 272.4915, 277.2131, 278.0993,</text:p>
      <text:p text:style-name="P1"><text:s text:c="2"/>280.2132, 280.5524, 280.7583, 280.904, 281.0716, 281.2498, 281.4263, </text:p>
      <text:p text:style-name="P1"><text:s text:c="4"/>281.5972, 281.7576, 281.9198, 282.0984, 282.2917, 282.5278, 282.747, </text:p>
      <text:p text:style-name="P1"><text:s text:c="4"/>282.8917, 282.9124, 282.7816, 282.4376, 282.1016, 281.1539, 276.2164, </text:p>
      <text:p text:style-name="P1"><text:s text:c="4"/>273.7847, 274.6474, 274.9507, 275.0091, 275.1348, 274.716, 274.0195, </text:p>
      <text:p text:style-name="P1"><text:s text:c="4"/>274.6666, 274.6708, 274.2427, 275.5148, 278.032, 278.4712, 278.358, </text:p>
      <text:p text:style-name="P1"><text:s text:c="4"/>275.9362, 271.2133, 269.8807, 269.2738, 268.7366, 267.8592, 267.2109, </text:p>
      <text:p text:style-name="P1"><text:s text:c="4"/>266.7532, 266.2151, 265.2296, 264.7616, 265.6369, 266.5252, 268.0695, </text:p>
      <text:p text:style-name="P1"><text:s text:c="4"/>270.5665, 272.153, 272.7761, 271.7276, 273.4854, 275.9378, 275.7938, </text:p>
      <text:p text:style-name="P1"><text:s text:c="4"/>276.9095, 277.2308, 277.4108, 277.8223, 278.2386, 278.3285, 278.1813, </text:p>
      <text:p text:style-name="P1"><text:s text:c="4"/>277.6563, 275.4792, 271.3805, 269.1849, 266.8037, 265.4015, 264.7885, </text:p>
      <text:p text:style-name="P1"><text:s text:c="4"/>264.6177, 264.1111, 263.0776, 262.3032, 262.3822, 262.3616, 261.742, </text:p>
      <text:p text:style-name="P1"><text:s text:c="4"/>260.6721, 259.0327, 257.8948, 258.0418, 257.9617, 257.4602, 260.9073, </text:p>
      <text:p text:style-name="P1"><text:s text:c="4"/>265.9039, 267.1025, 264.0121, 263.2594, 267.9009, 272.4593, 275.531, </text:p>
      <text:p text:style-name="P1"><text:s text:c="4"/>276.5601, 276.7785, 277.8769, 279.0315, 279.6588,</text:p>
      <text:p text:style-name="P1"><text:s text:c="2"/>280.5485, 280.7111, 280.8117, 280.8969, 281.0227, 281.1733, 281.3306, </text:p>
      <text:p text:style-name="P1"><text:s text:c="4"/>281.4761, 281.6128, 281.7592, 281.9373, 282.1704, 282.4813, 282.8688, </text:p>
      <text:p text:style-name="P1"><text:s text:c="4"/>283.2474, 283.4984, 283.6074, 283.5941, 283.5154, 283.3551, 282.4215, </text:p>
      <text:p text:style-name="P1"><text:s text:c="4"/>280.8097, 281.8659, 282.9555, 282.5693, 282.8103, 280.8358, 275.2994, </text:p>
      <text:p text:style-name="P1"><text:s text:c="4"/>274.8406, 275.4499, 274.9576, 275.4574, 278.6098, 279.1935, 279.1264, </text:p>
      <text:p text:style-name="P1"><text:s text:c="4"/>276.7912, 272.0546, 270.3593, 269.5533, 268.7297, 267.4821, 266.7871, </text:p>
      <text:p text:style-name="P1"><text:s text:c="4"/>266.1104, 265.1215, 263.7661, 262.9432, 263.7806, 264.4, 264.6672, </text:p>
      <text:p text:style-name="P1"><text:s text:c="4"/>266.3422, 267.7406, 269.0522, 271.5739, 275.3123, 277.0293, 277.415, </text:p>
      <text:p text:style-name="P1"><text:s text:c="4"/>277.8089, 278.3995, 278.773, 279.0337, 279.2775, 279.3316, 279.2715, </text:p>
      <text:p text:style-name="P1"><text:s text:c="4"/>278.9449, 277.647, 273.1111, 270.7088, 268.3337, 266.8454, 265.7073, </text:p>
      <text:p text:style-name="P1"><text:s text:c="4"/>265.3535, 264.8209, 263.6829, 263.1848, 262.9565, 262.6251, 261.7667, </text:p>
      <text:p text:style-name="P1"><text:s text:c="4"/>260.6193, 259.5074, 258.2823, 257.8999, 257.836, 258.8039, 263.07, </text:p>
      <text:p text:style-name="P1"><text:s text:c="4"/>272.2193, 273.5344, 271.8923, 270.7868, 273.1425, 276.1114, 277.443, </text:p>
      <text:p text:style-name="P1"><text:s text:c="4"/>278.3472, 278.9461, 279.4687, 279.9553, 280.3003,</text:p>
      <text:p text:style-name="P1"><text:s text:c="2"/>280.7603, 280.8882, 281.0177, 281.1497, 281.2998, 281.442, 281.5693, </text:p>
      <text:p text:style-name="P1"><text:s text:c="4"/>281.6735, 281.7793, 281.8974, 282.0315, 282.2112, 282.4838, 282.8679, </text:p>
      <text:p text:style-name="P1"><text:s text:c="4"/>283.3107, 283.7085, 283.9852, 284.1672, 284.2891, 284.3625, 284.3524, </text:p>
      <text:p text:style-name="P1"><text:s text:c="4"/>284.2675, 284.2334, 284.3092, 284.4778, 284.664, 284.3889, 276.5724, </text:p>
      <text:p text:style-name="P1"><text:s text:c="4"/>274.4838, 275.9521, 275.9492, 276.2932, 279.3528, 280.0359, 280.0652, </text:p>
      <text:p text:style-name="P1"><text:s text:c="4"/>277.0554, 272.9341, 271.354, 270.4093, 269.383, 268.0512, 267.1522, </text:p>
      <text:p text:style-name="P1"><text:s text:c="4"/>266.0409, 264.4814, 262.7406, 262.3203, 263.2524, 264.5414, 265.6836, </text:p>
      <text:p text:style-name="P1"><text:s text:c="4"/>265.6702, 265.8974, 268.563, 275.4796, 276.9202, 277.7228, 278.1373, </text:p>
      <text:p text:style-name="P1"><text:s text:c="4"/>278.5313, 279.1482, 279.7053, 279.9751, 280.0081, 279.8824, 279.938, </text:p>
      <text:p text:style-name="P1"><text:s text:c="4"/>279.9861, 278.9009, 274.8169, 273.0801, 271.6038, 269.9513, 267.8613, </text:p>
      <text:p text:style-name="P1"><text:s text:c="4"/>267.0398, 266.4412, 265.5561, 265.0129, 264.1195, 263.123, 261.7448, </text:p>
      <text:p text:style-name="P1"><text:s text:c="4"/>260.1752, 259.1444, 258.1879, 257.8312, 257.6783, 259.4238, 263.771, </text:p>
      <text:p text:style-name="P1"><text:s text:c="4"/>273.5734, 275.2854, 276.0723, 276.5085, 277.08, 277.9469, 278.7761, </text:p>
      <text:p text:style-name="P1"><text:s text:c="4"/>279.384, 279.8198, 280.1652, 280.4213, 280.607,</text:p>
      <text:p text:style-name="P1"><text:s text:c="2"/>281.1313, 281.2945, 281.4577, 281.6305, 281.7966, 281.9388, 282.0387, </text:p>
      <text:p text:style-name="P1"><text:s text:c="4"/>282.1104, 282.1968, 282.2969, 282.4131, 282.5281, 282.7021, 282.979, </text:p>
      <text:p text:style-name="P1"><text:s text:c="4"/>283.3285, 283.6883, 284.0014, 284.2523, 284.4622, 284.7189, 284.9923, </text:p>
      <text:p text:style-name="P1"><text:s text:c="4"/>285.1534, 285.195, 285.2244, 285.3734, 285.5355, 285.2238, 278.4384, </text:p>
      <text:p text:style-name="P1"><text:soft-page-break/><text:s text:c="4"/>276.6227, 276.938, 276.8994, 277.3893, 280.1602, 280.8853, 281.0431, </text:p>
      <text:p text:style-name="P1"><text:s text:c="4"/>278.5541, 274.1003, 272.3289, 271.3041, 269.9929, 268.8619, 267.9712, </text:p>
      <text:p text:style-name="P1"><text:s text:c="4"/>266.7231, 264.6248, 262.4329, 262.0529, 263.009, 264.4823, 265.864, </text:p>
      <text:p text:style-name="P1"><text:s text:c="4"/>265.5323, 265.8357, 269.3335, 275.9752, 277.3273, 278.0004, 278.4359, </text:p>
      <text:p text:style-name="P1"><text:s text:c="4"/>278.9378, 279.5867, 280.3074, 280.5497, 279.8079, 278.3968, 279.6009, </text:p>
      <text:p text:style-name="P1"><text:s text:c="4"/>280.7579, 280.7445, 277.5585, 275.5544, 274.0656, 272.3098, 270.0945, </text:p>
      <text:p text:style-name="P1"><text:s text:c="4"/>269.0102, 268.2679, 267.4381, 266.6685, 265.6876, 263.6819, 261.1879, </text:p>
      <text:p text:style-name="P1"><text:s text:c="4"/>259.5431, 259.1625, 258.651, 258.4316, 257.9348, 259.7463, 264.6971, </text:p>
      <text:p text:style-name="P1"><text:s text:c="4"/>273.2905, 276.1691, 277.3854, 278.0175, 278.535, 279.0724, 279.5835, </text:p>
      <text:p text:style-name="P1"><text:s text:c="4"/>280.0041, 280.3179, 280.5765, 280.7896, 280.968,</text:p>
      <text:p text:style-name="P1"><text:s text:c="2"/>281.7015, 281.8952, 282.0709, 282.2531, 282.4228, 282.5612, 282.6646, </text:p>
      <text:p text:style-name="P1"><text:s text:c="4"/>282.7401, 282.8142, 282.8921, 282.9651, 283.0537, 283.152, 283.3126, </text:p>
      <text:p text:style-name="P1"><text:s text:c="4"/>283.5323, 283.7661, 283.9771, 284.1523, 284.3138, 284.6106, 285.0951, </text:p>
      <text:p text:style-name="P1"><text:s text:c="4"/>285.5598, 285.8557, 285.9902, 286.1225, 286.2523, 286.148, 280.181, </text:p>
      <text:p text:style-name="P1"><text:s text:c="4"/>278.288, 277.756, 277.6765, 278.4033, 280.9662, 281.6389, 281.887, </text:p>
      <text:p text:style-name="P1"><text:s text:c="4"/>280.8498, 275.9783, 273.7308, 272.6684, 271.324, 270.1995, 269.3138, </text:p>
      <text:p text:style-name="P1"><text:s text:c="4"/>268.1367, 265.7254, 262.9133, 262.5675, 263.5773, 265.0848, 266.2415, </text:p>
      <text:p text:style-name="P1"><text:s text:c="4"/>265.9818, 267.038, 272.116, 276.6353, 276.5086, 276.2988, 277.1552, </text:p>
      <text:p text:style-name="P1"><text:s text:c="4"/>278.6108, 279.9215, 280.9128, 281.1665, 279.5601, 277.2691, 278.4117, </text:p>
      <text:p text:style-name="P1"><text:s text:c="4"/>281.1364, 281.8215, 281.0202, 279.9385, 277.0986, 274.648, 272.7079, </text:p>
      <text:p text:style-name="P1"><text:s text:c="4"/>271.2606, 270.4193, 269.6157, 268.5508, 266.7164, 263.76, 261.4938, </text:p>
      <text:p text:style-name="P1"><text:s text:c="4"/>260.2668, 259.8792, 259.791, 259.628, 258.5384, 259.2804, 264.2531, </text:p>
      <text:p text:style-name="P1"><text:s text:c="4"/>273.2974, 276.4635, 277.9477, 278.7188, 279.2559, 279.6963, 280.0895, </text:p>
      <text:p text:style-name="P1"><text:s text:c="4"/>280.4257, 280.7201, 281.0115, 281.2672, 281.4942,</text:p>
      <text:p text:style-name="P1"><text:s text:c="2"/>282.397, 282.6022, 282.8026, 283.0108, 283.1989, 283.3508, 283.4409, </text:p>
      <text:p text:style-name="P1"><text:s text:c="4"/>283.4979, 283.5493, 283.625, 283.7069, 283.7593, 283.8109, 283.9071, </text:p>
      <text:p text:style-name="P1"><text:s text:c="4"/>284.0264, 284.1574, 284.2771, 284.3848, 284.4904, 284.6642, 285.0466, </text:p>
      <text:p text:style-name="P1"><text:s text:c="4"/>285.6076, 286.1919, 286.6074, 286.799, 286.8814, 286.8983, 282.4569, </text:p>
      <text:p text:style-name="P1"><text:s text:c="4"/>279.4479, 278.7988, 278.6758, 279.3701, 281.6297, 282.3573, 282.5847, </text:p>
      <text:p text:style-name="P1"><text:s text:c="4"/>282.4126, 278.4778, 275.4166, 274.3175, 273.0343, 271.9341, 270.9385, </text:p>
      <text:p text:style-name="P1"><text:s text:c="4"/>269.7338, 267.1005, 263.6917, 263.4833, 264.6087, 266.0559, 266.9754, </text:p>
      <text:p text:style-name="P1"><text:s text:c="4"/>266.9019, 269.331, 276.2792, 276.9619, 273.7285, 273.1541, 274.0289, </text:p>
      <text:p text:style-name="P1"><text:s text:c="4"/>276.3454, 279.8372, 281.2699, 282.2381, 281.3372, 277.6185, 278.4394, </text:p>
      <text:p text:style-name="P1"><text:s text:c="4"/>281.4837, 282.4108, 282.6077, 282.2387, 278.9498, 276.6408, 275.1739, </text:p>
      <text:p text:style-name="P1"><text:s text:c="4"/>273.5511, 272.5351, 271.6127, 270.1605, 267.2853, 263.6111, 262.6792, </text:p>
      <text:p text:style-name="P1"><text:s text:c="4"/>262.0053, 261.2679, 261.2748, 261.3185, 259.792, 259.1812, 262.3791, </text:p>
      <text:p text:style-name="P1"><text:s text:c="4"/>270.9653, 276.176, 278.0219, 279.0433, 279.6584, 280.1229, 280.5152, </text:p>
      <text:p text:style-name="P1"><text:s text:c="4"/>280.8698, 281.2048, 281.55, 281.8902, 282.1662,</text:p>
      <text:p text:style-name="P1"><text:s text:c="2"/>283.2533, 283.452, 283.6646, 283.8968, 284.0957, 284.2468, 284.342, </text:p>
      <text:p text:style-name="P1"><text:s text:c="4"/>284.3949, 284.4521, 284.5233, 284.5812, 284.6077, 284.6578, 284.7112, </text:p>
      <text:p text:style-name="P1"><text:s text:c="4"/>284.7722, 284.8553, 284.9168, 284.9961, 285.0542, 285.134, 285.3135, </text:p>
      <text:p text:style-name="P1"><text:s text:c="4"/>285.6881, 286.3127, 287.0096, 287.4196, 287.5118, 287.5504, 285.3282, </text:p>
      <text:p text:style-name="P1"><text:s text:c="4"/>280.4295, 279.7109, 279.8471, 280.2887, 281.4145, 282.9276, 283.2468, </text:p>
      <text:p text:style-name="P1"><text:s text:c="4"/>283.3286, 280.469, 277.0044, 275.9929, 274.6996, 273.7369, 272.8596, </text:p>
      <text:p text:style-name="P1"><text:s text:c="4"/>270.9912, 268.1549, 264.4521, 264.6104, 265.7294, 266.7624, 267.4727, </text:p>
      <text:p text:style-name="P1"><text:s text:c="4"/>268.009, 272.8553, 277.4, 276.4169, 273.435, 273.9037, 274.2422, </text:p>
      <text:p text:style-name="P1"><text:s text:c="4"/>275.3336, 277.1115, 280.9734, 282.7917, 283.4319, 279.3285, 278.9062, </text:p>
      <text:p text:style-name="P1"><text:s text:c="4"/>281.27, 282.8042, 283.2961, 283.1866, 280.4091, 278.275, 277.1819, </text:p>
      <text:p text:style-name="P1"><text:s text:c="4"/>275.7977, 274.6499, 273.4394, 271.663, 268.7883, 265.4785, 263.9966, </text:p>
      <text:p text:style-name="P1"><text:s text:c="4"/>263.7016, 262.5449, 262.3593, 262.6993, 261.5175, 261.2842, 261.641, </text:p>
      <text:p text:style-name="P1"><text:s text:c="4"/>266.3204, 275.3148, 277.8645, 279.1886, 279.9783, 280.5606, 281.0514, </text:p>
      <text:p text:style-name="P1"><text:s text:c="4"/>281.4836, 281.89, 282.2716, 282.6559, 282.9919,</text:p>
      <text:p text:style-name="P1"><text:s text:c="2"/>284.2033, 284.4348, 284.6716, 284.9134, 285.1024, 285.2314, 285.2971, </text:p>
      <text:p text:style-name="P1"><text:s text:c="4"/>285.3537, 285.4093, 285.5, 285.5764, 285.6042, 285.6009, 285.6251, </text:p>
      <text:p text:style-name="P1"><text:s text:c="4"/>285.6939, 285.7384, 285.7603, 285.7823, 285.8007, 285.8573, 285.9591, </text:p>
      <text:p text:style-name="P1"><text:s text:c="4"/>286.161, 286.6041, 287.3777, 288.0067, 288.1628, 288.1594, 287.0421, </text:p>
      <text:p text:style-name="P1"><text:s text:c="4"/>280.9489, 280.7955, 280.9536, 280.9681, 281.0929, 282.305, 283.4794, </text:p>
      <text:p text:style-name="P1"><text:s text:c="4"/>283.948, 281.5487, 278.1898, 277.0582, 275.8951, 274.9889, 274.0623, </text:p>
      <text:p text:style-name="P1"><text:s text:c="4"/>272.0826, 269.154, 265.8018, 265.8313, 266.894, 267.5189, 267.9107, </text:p>
      <text:p text:style-name="P1"><text:soft-page-break/><text:s text:c="4"/>268.8582, 275.3215, 278.3908, 275.7562, 274.2206, 275.1733, 275.4007, </text:p>
      <text:p text:style-name="P1"><text:s text:c="4"/>275.9137, 276.5746, 280.3687, 283.2841, 283.9765, 280.6999, 279.4171, </text:p>
      <text:p text:style-name="P1"><text:s text:c="4"/>280.7309, 283.1866, 283.81, 283.8338, 281.1799, 279.3947, 277.769, </text:p>
      <text:p text:style-name="P1"><text:s text:c="4"/>276.6129, 275.424, 272.5208, 270.8937, 269.9108, 267.5029, 265.5633, </text:p>
      <text:p text:style-name="P1"><text:s text:c="4"/>265.5342, 264.0588, 263.9074, 263.9892, 263.2903, 263.46, 262.0898, </text:p>
      <text:p text:style-name="P1"><text:s text:c="4"/>265.1347, 275.5237, 278.0062, 279.484, 280.4401, 281.1719, 281.8235, </text:p>
      <text:p text:style-name="P1"><text:s text:c="4"/>282.3585, 282.8185, 283.2622, 283.6577, 283.9586,</text:p>
      <text:p text:style-name="P1"><text:s text:c="2"/>285.4354, 285.653, 285.8566, 286.0513, 286.2009, 286.3011, 286.346, </text:p>
      <text:p text:style-name="P1"><text:s text:c="4"/>286.4114, 286.4987, 286.5942, 286.6523, 286.6448, 286.6299, 286.6578, </text:p>
      <text:p text:style-name="P1"><text:s text:c="4"/>286.6915, 286.7108, 286.7111, 286.6815, 286.6829, 286.7382, 286.8351, </text:p>
      <text:p text:style-name="P1"><text:s text:c="4"/>286.9748, 287.276, 287.9631, 288.6428, 288.8435, 288.7944, 288.3821, </text:p>
      <text:p text:style-name="P1"><text:s text:c="4"/>281.572, 281.9387, 281.9139, 281.5041, 281.0744, 281.1125, 282.4182, </text:p>
      <text:p text:style-name="P1"><text:s text:c="4"/>283.9458, 281.6225, 278.9841, 277.672, 276.6896, 275.8303, 274.9156, </text:p>
      <text:p text:style-name="P1"><text:s text:c="4"/>273.2719, 270.3372, 267.6446, 267.1222, 267.9272, 268.4138, 269.4361, </text:p>
      <text:p text:style-name="P1"><text:s text:c="4"/>271.0445, 277.5791, 278.7232, 275.3095, 275.5717, 276.876, 277.3599, </text:p>
      <text:p text:style-name="P1"><text:s text:c="4"/>277.33, 277.5089, 281.1628, 284.0057, 285.1597, 282.2857, 280.226, </text:p>
      <text:p text:style-name="P1"><text:s text:c="4"/>281.0904, 283.6153, 283.9683, 284.0106, 281.7991, 280.0114, 277.3303, </text:p>
      <text:p text:style-name="P1"><text:s text:c="4"/>275.4681, 274.7096, 270.202, 269.1034, 270.0925, 268.5826, 266.9065, </text:p>
      <text:p text:style-name="P1"><text:s text:c="4"/>266.8862, 265.5887, 265.7799, 265.7073, 264.9406, 264.9145, 263.1618, </text:p>
      <text:p text:style-name="P1"><text:s text:c="4"/>265.0359, 275.6655, 278.4052, 280.0963, 281.2339, 282.153, 282.9282, </text:p>
      <text:p text:style-name="P1"><text:s text:c="4"/>283.5766, 284.0824, 284.4851, 284.8602, 285.1759,</text:p>
      <text:p text:style-name="P1"><text:s text:c="2"/>286.7914, 286.9807, 287.1431, 287.3019, 287.4061, 287.4698, 287.4731, </text:p>
      <text:p text:style-name="P1"><text:s text:c="4"/>287.5211, 287.6176, 287.7231, 287.8016, 287.8011, 287.7435, 287.7224, </text:p>
      <text:p text:style-name="P1"><text:s text:c="4"/>287.7457, 287.7533, 287.7076, 287.661, 287.6714, 287.7408, 287.8587, </text:p>
      <text:p text:style-name="P1"><text:s text:c="4"/>287.9791, 288.1836, 288.7552, 289.3547, 289.5554, 289.4429, 289.1329, </text:p>
      <text:p text:style-name="P1"><text:s text:c="4"/>282.995, 282.7179, 282.7348, 282.0248, 281.4989, 281.2954, 281.3946, </text:p>
      <text:p text:style-name="P1"><text:s text:c="4"/>281.6841, 280.618, 279.2582, 278.0344, 277.3709, 276.6593, 276.0133, </text:p>
      <text:p text:style-name="P1"><text:s text:c="4"/>274.9175, 271.8209, 269.5655, 268.2449, 268.8669, 270.6488, 275.3961, </text:p>
      <text:p text:style-name="P1"><text:s text:c="4"/>277.7479, 280.1299, 277.6823, 275.312, 277.7327, 281.346, 282.1451, </text:p>
      <text:p text:style-name="P1"><text:s text:c="4"/>279.8602, 279.111, 281.8664, 284.9279, 286.1292, 283.1897, 281.388, </text:p>
      <text:p text:style-name="P1"><text:s text:c="4"/>281.735, 282.7049, 282.7488, 282.6093, 281.5238, 280.3386, 276.6088, </text:p>
      <text:p text:style-name="P1"><text:s text:c="4"/>272.5808, 273.3466, 269.8253, 268.6583, 269.7631, 268.3052, 267.9243, </text:p>
      <text:p text:style-name="P1"><text:s text:c="4"/>267.8853, 266.8705, 267.5379, 267.7775, 266.4844, 265.9145, 265.5223, </text:p>
      <text:p text:style-name="P1"><text:s text:c="4"/>268.5971, 276.7527, 279.3912, 281.3014, 282.6486, 283.7255, 284.5471, </text:p>
      <text:p text:style-name="P1"><text:s text:c="4"/>285.1505, 285.6629, 286.0719, 286.3612, 286.5838,</text:p>
      <text:p text:style-name="P1"><text:s text:c="2"/>288.3465, 288.5097, 288.623, 288.7057, 288.7479, 288.7595, 288.7483, </text:p>
      <text:p text:style-name="P1"><text:s text:c="4"/>288.7944, 288.862, 288.921, 288.9563, 288.9362, 288.9007, 288.9051, </text:p>
      <text:p text:style-name="P1"><text:s text:c="4"/>288.8844, 288.8247, 288.7727, 288.7558, 288.7637, 288.8461, 288.9631, </text:p>
      <text:p text:style-name="P1"><text:s text:c="4"/>289.0649, 289.2054, 289.6166, 290.101, 290.2707, 290.128, 289.7109, </text:p>
      <text:p text:style-name="P1"><text:s text:c="4"/>284.6842, 283.3857, 283.0673, 282.3576, 281.9535, 281.7347, 281.4948, </text:p>
      <text:p text:style-name="P1"><text:s text:c="4"/>281.2115, 280.333, 279.5263, 278.9802, 278.247, 277.4441, 276.8409, </text:p>
      <text:p text:style-name="P1"><text:s text:c="4"/>275.9724, 273.2274, 270.8878, 269.4513, 272.5266, 278.2585, 280.2597, </text:p>
      <text:p text:style-name="P1"><text:s text:c="4"/>281.2047, 281.8627, 280.1614, 278.3434, 280.2383, 283.5723, 284.6453, </text:p>
      <text:p text:style-name="P1"><text:s text:c="4"/>281.8443, 280.7558, 282.9948, 285.991, 287.2465, 284.1365, 282.498, </text:p>
      <text:p text:style-name="P1"><text:s text:c="4"/>282.6168, 282.7517, 282.4016, 282.0338, 281.4828, 280.2754, 276.3435, </text:p>
      <text:p text:style-name="P1"><text:s text:c="4"/>271.0009, 271.1878, 269.6142, 268.3354, 268.7639, 268.988, 269.5032, </text:p>
      <text:p text:style-name="P1"><text:s text:c="4"/>268.9745, 267.8746, 268.7846, 269.0426, 267.3861, 266.8174, 268.6322, </text:p>
      <text:p text:style-name="P1"><text:s text:c="4"/>275.8984, 279.6792, 281.8101, 283.6297, 284.9654, 285.9285, 286.6402, </text:p>
      <text:p text:style-name="P1"><text:s text:c="4"/>287.1605, 287.5393, 287.8053, 287.9836, 288.1635,</text:p>
      <text:p text:style-name="P1"><text:s text:c="2"/>289.8979, 289.9765, 290.0198, 290.0491, 290.021, 289.9746, 289.9609, </text:p>
      <text:p text:style-name="P1"><text:s text:c="4"/>290.0111, 290.0667, 290.1022, 290.1169, 290.1087, 290.0818, 290.0499, </text:p>
      <text:p text:style-name="P1"><text:s text:c="4"/>289.9913, 289.9536, 289.9131, 289.9041, 289.9301, 290.0098, 290.1115, </text:p>
      <text:p text:style-name="P1"><text:s text:c="4"/>290.1857, 290.2637, 290.5226, 290.9039, 291.0246, 290.8581, 290.5679, </text:p>
      <text:p text:style-name="P1"><text:s text:c="4"/>286.794, 283.9104, 283.218, 282.8082, 282.487, 282.1547, 281.8268, </text:p>
      <text:p text:style-name="P1"><text:s text:c="4"/>281.343, 280.2997, 279.8041, 280.0438, 279.338, 278.2871, 277.5677, </text:p>
      <text:p text:style-name="P1"><text:s text:c="4"/>276.7931, 274.8824, 272.6449, 272.4949, 279.1746, 282.0341, 283.3881, </text:p>
      <text:p text:style-name="P1"><text:s text:c="4"/>283.8237, 283.8357, 283.9205, 283.7644, 284.1667, 285.3351, 286.2542, </text:p>
      <text:p text:style-name="P1"><text:s text:c="4"/>283.436, 282.4331, 285.7571, 287.2792, 288.4059, 285.999, 284.0143, </text:p>
      <text:p text:style-name="P1"><text:s text:c="4"/>283.6355, 283.4671, 282.5722, 281.7359, 281.2462, 280.0935, 276.9824, </text:p>
      <text:p text:style-name="P1"><text:soft-page-break/><text:s text:c="4"/>272.0891, 270.005, 269.9095, 268.9836, 268.2023, 269.6552, 270.9647, </text:p>
      <text:p text:style-name="P1"><text:s text:c="4"/>269.8823, 269.067, 269.9095, 269.9492, 268.4072, 269.6329, 276.2957, </text:p>
      <text:p text:style-name="P1"><text:s text:c="4"/>281.744, 283.9396, 285.6228, 286.9147, 287.8573, 288.489, 288.8591, </text:p>
      <text:p text:style-name="P1"><text:s text:c="4"/>289.1537, 289.4352, 289.6432, 289.7524, 289.8175,</text:p>
      <text:p text:style-name="P1"><text:s text:c="2"/>291.3055, 291.3375, 291.3436, 291.319, 291.232, 291.1746, 291.1586, </text:p>
      <text:p text:style-name="P1"><text:s text:c="4"/>291.1878, 291.2026, 291.1802, 291.1647, 291.1835, 291.1955, 291.192, </text:p>
      <text:p text:style-name="P1"><text:s text:c="4"/>291.1519, 291.1033, 291.0522, 291.0685, 291.1478, 291.2159, 291.254, </text:p>
      <text:p text:style-name="P1"><text:s text:c="4"/>291.2772, 291.3094, 291.4657, 291.7169, 291.7572, 291.5899, 291.2947, </text:p>
      <text:p text:style-name="P1"><text:s text:c="4"/>287.796, 283.9675, 283.7739, 283.5392, 283.1032, 282.76, 282.0548, </text:p>
      <text:p text:style-name="P1"><text:s text:c="4"/>281.3844, 280.8331, 280.3543, 280.5447, 280.3412, 279.2394, 278.2968, </text:p>
      <text:p text:style-name="P1"><text:s text:c="4"/>277.7693, 277.0797, 276.3504, 280.4095, 283.1776, 284.4192, 285.8943, </text:p>
      <text:p text:style-name="P1"><text:s text:c="4"/>283.6846, 284.726, 285.9623, 286.5341, 286.7822, 287.1598, 287.6577, </text:p>
      <text:p text:style-name="P1"><text:s text:c="4"/>285.1408, 284.4469, 287.3995, 288.4333, 289.6636, 290.0968, 287.0662, </text:p>
      <text:p text:style-name="P1"><text:s text:c="4"/>285.1444, 284.5041, 283.1553, 281.8594, 281.088, 280.159, 278.549, </text:p>
      <text:p text:style-name="P1"><text:s text:c="4"/>275.9689, 272.4976, 271.9485, 271.7663, 270.4906, 270.1335, 270.9016, </text:p>
      <text:p text:style-name="P1"><text:s text:c="4"/>270.3745, 270.861, 271.6652, 271.0941, 270.7352, 278.5067, 284.2813, </text:p>
      <text:p text:style-name="P1"><text:s text:c="4"/>286.4299, 288.0845, 289.2768, 289.9545, 290.3372, 290.6161, 290.8307, </text:p>
      <text:p text:style-name="P1"><text:s text:c="4"/>291.0069, 291.1403, 291.2236, 291.2585, 291.2717,</text:p>
      <text:p text:style-name="P1"><text:s text:c="2"/>292.5949, 292.5947, 292.5349, 292.4655, 292.3735, 292.312, 292.2826, </text:p>
      <text:p text:style-name="P1"><text:s text:c="4"/>292.2986, 292.3056, 292.2363, 292.226, 292.2173, 292.2324, 292.2473, </text:p>
      <text:p text:style-name="P1"><text:s text:c="4"/>292.2205, 292.2328, 292.2341, 292.2658, 292.33, 292.3634, 292.3593, </text:p>
      <text:p text:style-name="P1"><text:s text:c="4"/>292.3314, 292.333, 292.4053, 292.4949, 292.439, 292.2879, 291.6153, </text:p>
      <text:p text:style-name="P1"><text:s text:c="4"/>286.7872, 283.5435, 284.0665, 284.1603, 283.6932, 283.0693, 282.5395, </text:p>
      <text:p text:style-name="P1"><text:s text:c="4"/>281.8907, 281.5688, 281.0754, 280.9163, 280.7285, 279.8627, 279.0293, </text:p>
      <text:p text:style-name="P1"><text:s text:c="4"/>278.5793, 278.5969, 278.9341, 283.9592, 285.1642, 286.6043, 285.963, </text:p>
      <text:p text:style-name="P1"><text:s text:c="4"/>283.9011, 286.5606, 287.8991, 288.3914, 288.626, 288.9207, 289.0782, </text:p>
      <text:p text:style-name="P1"><text:s text:c="4"/>288.4422, 287.9889, 289.0012, 289.4791, 290.5402, 291.4733, 289.9531, </text:p>
      <text:p text:style-name="P1"><text:s text:c="4"/>287.058, 285.8387, 284.2419, 282.7322, 281.5161, 279.0386, 276.5401, </text:p>
      <text:p text:style-name="P1"><text:s text:c="4"/>275.2277, 272.6181, 272.1453, 272.599, 272.4485, 271.039, 271.4954, </text:p>
      <text:p text:style-name="P1"><text:s text:c="4"/>271.8964, 273.4673, 273.8854, 272.6735, 274.2289, 285.794, 288.5295, </text:p>
      <text:p text:style-name="P1"><text:s text:c="4"/>289.9743, 291.0631, 291.7745, 292.0836, 292.1793, 292.2577, 292.3546, </text:p>
      <text:p text:style-name="P1"><text:s text:c="4"/>292.4331, 292.5233, 292.6007, 292.6237, 292.6068,</text:p>
      <text:p text:style-name="P1"><text:s text:c="2"/>293.6785, 293.6227, 293.5328, 293.4515, 293.3556, 293.2903, 293.2772, </text:p>
      <text:p text:style-name="P1"><text:s text:c="4"/>293.2668, 293.232, 293.2046, 293.2417, 293.2803, 293.3208, 293.3184, </text:p>
      <text:p text:style-name="P1"><text:s text:c="4"/>293.2987, 293.3285, 293.3304, 293.3806, 293.4538, 293.4561, 293.451, </text:p>
      <text:p text:style-name="P1"><text:s text:c="4"/>293.3903, 293.3134, 293.2724, 293.2488, 293.1185, 292.9377, 292.1514, </text:p>
      <text:p text:style-name="P1"><text:s text:c="4"/>285.8482, 283.0436, 284.3616, 285.0819, 284.4271, 283.715, 283.373, </text:p>
      <text:p text:style-name="P1"><text:s text:c="4"/>282.8273, 282.3551, 281.808, 281.3903, 281.1885, 280.5063, 279.6848, </text:p>
      <text:p text:style-name="P1"><text:s text:c="4"/>279.5298, 279.7926, 280.3456, 285.4929, 286.8286, 288.4133, 287.2986, </text:p>
      <text:p text:style-name="P1"><text:s text:c="4"/>286.7989, 289.532, 290.1459, 290.2615, 290.2606, 290.532, 290.604, </text:p>
      <text:p text:style-name="P1"><text:s text:c="4"/>290.4814, 290.3858, 290.2502, 290.5938, 291.5209, 292.6537, 292.5158, </text:p>
      <text:p text:style-name="P1"><text:s text:c="4"/>290.3509, 287.7477, 285.1179, 283.2463, 281.4538, 277.0214, 273.6793, </text:p>
      <text:p text:style-name="P1"><text:s text:c="4"/>273.4697, 272.6048, 272.0023, 271.9413, 272.9913, 272.6996, 272.9562, </text:p>
      <text:p text:style-name="P1"><text:s text:c="4"/>274.0927, 276.019, 275.7864, 275.0601, 282.0598, 289.325, 291.4001, </text:p>
      <text:p text:style-name="P1"><text:s text:c="4"/>292.4517, 293.1017, 293.4052, 293.4435, 293.4431, 293.5276, 293.6318, </text:p>
      <text:p text:style-name="P1"><text:s text:c="4"/>293.7169, 293.804, 293.8522, 293.8244, 293.7415,</text:p>
      <text:p text:style-name="P1"><text:s text:c="2"/>294.6568, 294.558, 294.4626, 294.3592, 294.2685, 294.2096, 294.2121, </text:p>
      <text:p text:style-name="P1"><text:s text:c="4"/>294.2131, 294.1838, 294.1986, 294.269, 294.328, 294.3459, 294.3687, </text:p>
      <text:p text:style-name="P1"><text:s text:c="4"/>294.3778, 294.4452, 294.4756, 294.5165, 294.5403, 294.4852, 294.4111, </text:p>
      <text:p text:style-name="P1"><text:s text:c="4"/>294.2999, 294.1932, 294.0891, 293.9817, 293.7909, 293.5829, 292.9651, </text:p>
      <text:p text:style-name="P1"><text:s text:c="4"/>287.1402, 282.8557, 284.66, 285.672, 285.2568, 285.2537, 284.4211, </text:p>
      <text:p text:style-name="P1"><text:s text:c="4"/>283.9135, 283.4268, 282.8734, 282.6086, 282.2882, 281.6481, 280.838, </text:p>
      <text:p text:style-name="P1"><text:s text:c="4"/>281.3244, 281.3425, 281.0605, 287.1628, 288.5629, 290.1067, 290.7221, </text:p>
      <text:p text:style-name="P1"><text:s text:c="4"/>291.2271, 292.0056, 292.3615, 292.0557, 291.9397, 292.1575, 292.1349, </text:p>
      <text:p text:style-name="P1"><text:s text:c="4"/>291.9838, 291.801, 291.4907, 291.9729, 292.6869, 293.7567, 293.9191, </text:p>
      <text:p text:style-name="P1"><text:s text:c="4"/>292.9686, 290.7917, 285.5494, 282.3032, 279.474, 275.739, 275.2005, </text:p>
      <text:p text:style-name="P1"><text:s text:c="4"/>275.7041, 275.0793, 273.8683, 272.0259, 272.3248, 273.9535, 275.1466, </text:p>
      <text:p text:style-name="P1"><text:s text:c="4"/>276.6851, 278.4229, 277.9399, 277.7683, 288.9824, 292.1367, 293.4275, </text:p>
      <text:p text:style-name="P1"><text:s text:c="4"/>294.0735, 294.3765, 294.4589, 294.4913, 294.5831, 294.6997, 294.7878, </text:p>
      <text:p text:style-name="P1"><text:soft-page-break/><text:s text:c="4"/>294.8792, 294.9319, 294.9362, 294.881, 294.7693,</text:p>
      <text:p text:style-name="P1"><text:s text:c="2"/>295.5797, 295.4616, 295.352, 295.2785, 295.2053, 295.1729, 295.1866, </text:p>
      <text:p text:style-name="P1"><text:s text:c="4"/>295.2231, 295.2345, 295.2581, 295.345, 295.3606, 295.3677, 295.396, </text:p>
      <text:p text:style-name="P1"><text:s text:c="4"/>295.42, 295.4991, 295.5607, 295.5906, 295.5487, 295.4491, 295.3344, </text:p>
      <text:p text:style-name="P1"><text:s text:c="4"/>295.1993, 295.0503, 294.877, 294.7162, 294.5131, 294.2942, 293.8812, </text:p>
      <text:p text:style-name="P1"><text:s text:c="4"/>289.8046, 283.855, 285.7227, 285.967, 286.5762, 286.5268, 285.4961, </text:p>
      <text:p text:style-name="P1"><text:s text:c="4"/>284.9771, 284.6918, 284.0146, 283.7756, 283.3358, 282.8604, 283.0365, </text:p>
      <text:p text:style-name="P1"><text:s text:c="4"/>284.3589, 284.4357, 284.4693, 289.427, 290.6935, 291.8888, 293.2437, </text:p>
      <text:p text:style-name="P1"><text:s text:c="4"/>293.9236, 294.0036, 293.424, 290.9641, 293.2092, 293.6227, 293.4966, </text:p>
      <text:p text:style-name="P1"><text:s text:c="4"/>293.275, 293.0259, 292.9861, 293.6579, 294.1065, 294.9114, 294.888, </text:p>
      <text:p text:style-name="P1"><text:s text:c="4"/>293.9386, 291.8338, 286.596, 283.0442, 279.5127, 277.9807, 279.4993, </text:p>
      <text:p text:style-name="P1"><text:s text:c="4"/>279.9068, 279.2566, 278.2792, 276.9857, 275.3077, 274.6548, 275.8151, </text:p>
      <text:p text:style-name="P1"><text:s text:c="4"/>278.9806, 281.107, 280.7558, 279.9586, 292.1012, 294.1624, 294.9031, </text:p>
      <text:p text:style-name="P1"><text:s text:c="4"/>295.1846, 295.2736, 295.3442, 295.4994, 295.6431, 295.7764, 295.8874, </text:p>
      <text:p text:style-name="P1"><text:s text:c="4"/>295.9895, 296.0175, 295.9873, 295.8941, 295.7487,</text:p>
      <text:p text:style-name="P1"><text:s text:c="2"/>296.5412, 296.3953, 296.303, 296.252, 296.1917, 296.2066, 296.275, </text:p>
      <text:p text:style-name="P1"><text:s text:c="4"/>296.3216, 296.3481, 296.3925, 296.46, 296.4432, 296.4147, 296.4404, </text:p>
      <text:p text:style-name="P1"><text:s text:c="4"/>296.4718, 296.5521, 296.5884, 296.5762, 296.4567, 296.2922, 296.1518, </text:p>
      <text:p text:style-name="P1"><text:s text:c="4"/>295.9789, 295.7984, 295.6138, 295.443, 295.2574, 295.0678, 294.725, </text:p>
      <text:p text:style-name="P1"><text:s text:c="4"/>293.1596, 286.5594, 286.8296, 287.1723, 287.9581, 287.9749, 286.8002, </text:p>
      <text:p text:style-name="P1"><text:s text:c="4"/>286.4829, 286.2126, 285.4291, 284.9236, 284.5514, 284.2405, 288.3477, </text:p>
      <text:p text:style-name="P1"><text:s text:c="4"/>290.9958, 291.528, 292.2876, 293.2975, 293.4739, 293.8693, 295.3687, </text:p>
      <text:p text:style-name="P1"><text:s text:c="4"/>296.0049, 295.6083, 295.0186, 294.059, 295.2062, 294.9706, 294.6744, </text:p>
      <text:p text:style-name="P1"><text:s text:c="4"/>294.2458, 294.1931, 294.877, 295.2727, 295.4998, 296.0326, 295.6508, </text:p>
      <text:p text:style-name="P1"><text:s text:c="4"/>294.7379, 292.9378, 288.3789, 284.8991, 281.9557, 282.2389, 283.8679, </text:p>
      <text:p text:style-name="P1"><text:s text:c="4"/>283.8935, 283.4735, 282.9818, 282.7397, 280.0551, 276.6625, 276.9387, </text:p>
      <text:p text:style-name="P1"><text:s text:c="4"/>281.6335, 283.8256, 283.2723, 282.1328, 294.1725, 295.563, 295.8654, </text:p>
      <text:p text:style-name="P1"><text:s text:c="4"/>295.9365, 296.068, 296.2968, 296.5598, 296.7532, 296.9144, 297.0616, </text:p>
      <text:p text:style-name="P1"><text:s text:c="4"/>297.1472, 297.1469, 297.0835, 296.9279, 296.7255,</text:p>
      <text:p text:style-name="P1"><text:s text:c="2"/>297.5031, 297.3598, 297.2998, 297.2487, 297.2157, 297.2688, 297.3718, </text:p>
      <text:p text:style-name="P1"><text:s text:c="4"/>297.435, 297.4561, 297.4789, 297.5081, 297.4822, 297.444, 297.4672, </text:p>
      <text:p text:style-name="P1"><text:s text:c="4"/>297.5067, 297.5475, 297.5526, 297.4784, 297.3118, 297.1153, 296.962, </text:p>
      <text:p text:style-name="P1"><text:s text:c="4"/>296.7892, 296.5754, 296.3749, 296.2314, 296.0531, 295.8608, 295.5739, </text:p>
      <text:p text:style-name="P1"><text:s text:c="4"/>296.5607, 290.9628, 288.0021, 288.22, 288.9742, 289.3156, 288.2831, </text:p>
      <text:p text:style-name="P1"><text:s text:c="4"/>287.8882, 287.543, 286.6192, 286.1352, 287.2891, 288.7262, 292.6682, </text:p>
      <text:p text:style-name="P1"><text:s text:c="4"/>293.3261, 293.7067, 294.589, 295.7585, 295.8329, 295.9068, 297.2893, </text:p>
      <text:p text:style-name="P1"><text:s text:c="4"/>297.7118, 297.1452, 297.1955, 297.0945, 296.7331, 296.1137, 295.6455, </text:p>
      <text:p text:style-name="P1"><text:s text:c="4"/>294.0628, 293.8682, 296.3847, 296.5293, 296.6398, 297.0305, 296.4978, </text:p>
      <text:p text:style-name="P1"><text:s text:c="4"/>295.6717, 295.2947, 291.1171, 286.7347, 285.3387, 285.6122, 285.762, </text:p>
      <text:p text:style-name="P1"><text:s text:c="4"/>286.1301, 285.9774, 286.0122, 286.0822, 284.1158, 281.0706, 280.9293, </text:p>
      <text:p text:style-name="P1"><text:s text:c="4"/>282.6635, 285.3298, 284.5931, 284.0579, 295.9471, 296.6844, 296.6578, </text:p>
      <text:p text:style-name="P1"><text:s text:c="4"/>296.7957, 297.1361, 297.5198, 297.8311, 298.0469, 298.205, 298.3118, </text:p>
      <text:p text:style-name="P1"><text:s text:c="4"/>298.3444, 298.2855, 298.1551, 297.9479, 297.7088,</text:p>
      <text:p text:style-name="P1"><text:s text:c="2"/>298.501, 298.3739, 298.3282, 298.2796, 298.2664, 298.355, 298.4567, </text:p>
      <text:p text:style-name="P1"><text:s text:c="4"/>298.4845, 298.4956, 298.5044, 298.4925, 298.438, 298.3935, 298.4199, </text:p>
      <text:p text:style-name="P1"><text:s text:c="4"/>298.4493, 298.4367, 298.3834, 298.275, 298.0958, 297.8982, 297.7421, </text:p>
      <text:p text:style-name="P1"><text:s text:c="4"/>297.5553, 297.3415, 297.1816, 297.0747, 296.9175, 296.7253, 296.4957, </text:p>
      <text:p text:style-name="P1"><text:s text:c="4"/>297.4039, 294.7232, 289.3797, 289.8088, 290.3109, 290.4796, 289.6553, </text:p>
      <text:p text:style-name="P1"><text:s text:c="4"/>289.323, 288.2095, 287.2437, 288.8634, 293.4117, 294.1461, 294.5038, </text:p>
      <text:p text:style-name="P1"><text:s text:c="4"/>295.0359, 295.4322, 296.3318, 297.5173, 297.6212, 297.8342, 298.4647, </text:p>
      <text:p text:style-name="P1"><text:s text:c="4"/>297.8808, 298.3804, 298.6922, 298.5547, 297.8317, 297.0757, 296.5786, </text:p>
      <text:p text:style-name="P1"><text:s text:c="4"/>295.7435, 295.1938, 297.6559, 297.6405, 297.6131, 297.8153, 297.2899, </text:p>
      <text:p text:style-name="P1"><text:s text:c="4"/>296.5438, 296.455, 295.3005, 292.0729, 288.4698, 286.9321, 286.0734, </text:p>
      <text:p text:style-name="P1"><text:s text:c="4"/>286.3968, 287.5036, 288.3691, 288.2871, 285.6692, 283.1884, 284.8456, </text:p>
      <text:p text:style-name="P1"><text:s text:c="4"/>285.986, 287.3278, 286.1387, 286.1145, 297.3513, 297.5569, 297.5533, </text:p>
      <text:p text:style-name="P1"><text:s text:c="4"/>297.9651, 298.4825, 298.9145, 299.2345, 299.4211, 299.518, 299.517, </text:p>
      <text:p text:style-name="P1"><text:s text:c="4"/>299.4751, 299.3654, 299.1789, 298.9411, 298.7014,</text:p>
      <text:p text:style-name="P1"><text:s text:c="2"/>299.4744, 299.3826, 299.3477, 299.3099, 299.2982, 299.3831, 299.4553, </text:p>
      <text:p text:style-name="P1"><text:s text:c="4"/>299.4479, 299.4534, 299.4556, 299.4261, 299.3632, 299.3072, 299.3227, </text:p>
      <text:p text:style-name="P1"><text:soft-page-break/><text:s text:c="4"/>299.3044, 299.2438, 299.1461, 299.0051, 298.8147, 298.622, 298.465, </text:p>
      <text:p text:style-name="P1"><text:s text:c="4"/>298.2866, 298.0992, 297.9992, 297.9302, 297.7917, 297.5953, 297.4571, </text:p>
      <text:p text:style-name="P1"><text:s text:c="4"/>298.2329, 297.3672, 291.1723, 291.8424, 292.0055, 291.7871, 291.1881, </text:p>
      <text:p text:style-name="P1"><text:s text:c="4"/>291.1235, 289.9621, 289.4437, 293.4705, 296.1366, 296.0632, 296.2498, </text:p>
      <text:p text:style-name="P1"><text:s text:c="4"/>296.941, 297.432, 298.3186, 299.0929, 299.0799, 299.6146, 297.7091, </text:p>
      <text:p text:style-name="P1"><text:s text:c="4"/>294.1779, 299.6046, 299.9305, 299.5081, 298.6837, 297.9967, 297.6104, </text:p>
      <text:p text:style-name="P1"><text:s text:c="4"/>297.4623, 297.51, 298.8146, 298.6282, 298.5482, 298.6065, 298.1953, </text:p>
      <text:p text:style-name="P1"><text:s text:c="4"/>297.57, 297.2325, 297.2567, 296.6833, 292.5589, 290.1212, 287.8907, </text:p>
      <text:p text:style-name="P1"><text:s text:c="4"/>287.3002, 289.5208, 290.645, 290.2945, 286.4711, 286.4555, 288.864, </text:p>
      <text:p text:style-name="P1"><text:s text:c="4"/>289.291, 289.0374, 287.2653, 288.7723, 298.4663, 298.4108, 298.7518, </text:p>
      <text:p text:style-name="P1"><text:s text:c="4"/>299.4156, 299.9954, 300.3976, 300.6599, 300.7674, 300.7703, 300.6768, </text:p>
      <text:p text:style-name="P1"><text:s text:c="4"/>300.5258, 300.3472, 300.118, 299.8685, 299.6485,</text:p>
      <text:p text:style-name="P1"><text:s text:c="2"/>300.3784, 300.3125, 300.2805, 300.2432, 300.2419, 300.3288, 300.3704, </text:p>
      <text:p text:style-name="P1"><text:s text:c="4"/>300.3608, 300.3668, 300.3274, 300.2774, 300.2161, 300.1584, 300.1699, </text:p>
      <text:p text:style-name="P1"><text:s text:c="4"/>300.0994, 299.983, 299.8564, 299.7002, 299.5259, 299.3511, 299.2087, </text:p>
      <text:p text:style-name="P1"><text:s text:c="4"/>299.0392, 298.9149, 298.8871, 298.8406, 298.6967, 298.5056, 298.4427, </text:p>
      <text:p text:style-name="P1"><text:s text:c="4"/>299.102, 298.7556, 292.6964, 293.4489, 293.8968, 293.6961, 293.605, </text:p>
      <text:p text:style-name="P1"><text:s text:c="4"/>293.9992, 293.6824, 294.4941, 297.3682, 297.7041, 297.6922, 298.1141, </text:p>
      <text:p text:style-name="P1"><text:s text:c="4"/>298.8108, 299.4222, 300.1801, 300.5406, 300.6007, 301.2603, 300.7376, </text:p>
      <text:p text:style-name="P1"><text:s text:c="4"/>299.4707, 301.0183, 300.9205, 300.243, 299.4439, 298.8906, 298.794, </text:p>
      <text:p text:style-name="P1"><text:s text:c="4"/>298.6982, 299.106, 299.9575, 299.5717, 299.4351, 299.3497, 298.9219, </text:p>
      <text:p text:style-name="P1"><text:s text:c="4"/>298.7501, 298.0532, 298.1713, 298.2674, 297.3078, 296.6828, 294.3768, </text:p>
      <text:p text:style-name="P1"><text:s text:c="4"/>292.3669, 292.9165, 293.3038, 292.0649, 289.5052, 290.1417, 292.1019, </text:p>
      <text:p text:style-name="P1"><text:s text:c="4"/>291.262, 290.5657, 289.4364, 293.5513, 299.6303, 299.6608, 300.314, </text:p>
      <text:p text:style-name="P1"><text:s text:c="4"/>300.9918, 301.5228, 301.7852, 301.9053, 301.9075, 301.8069, 301.6174, </text:p>
      <text:p text:style-name="P1"><text:s text:c="4"/>301.388, 301.1487, 300.9037, 300.6801, 300.5058,</text:p>
      <text:p text:style-name="P1"><text:s text:c="2"/>301.21, 301.1595, 301.1404, 301.1199, 301.1354, 301.2161, 301.2248, </text:p>
      <text:p text:style-name="P1"><text:s text:c="4"/>301.2013, 301.1869, 301.1281, 301.0739, 301.0273, 300.9938, 300.9596, </text:p>
      <text:p text:style-name="P1"><text:s text:c="4"/>300.8345, 300.6859, 300.5676, 300.4277, 300.283, 300.1386, 300.0203, </text:p>
      <text:p text:style-name="P1"><text:s text:c="4"/>299.8969, 299.8454, 299.8492, 299.8116, 299.6584, 299.4766, 299.457, </text:p>
      <text:p text:style-name="P1"><text:s text:c="4"/>299.9547, 300.6249, 294.008, 294.1396, 296.6143, 297.8268, 298.1439, </text:p>
      <text:p text:style-name="P1"><text:s text:c="4"/>298.3358, 298.4588, 298.8697, 299.1337, 299.1313, 299.3894, 299.9113, </text:p>
      <text:p text:style-name="P1"><text:s text:c="4"/>300.5793, 301.2277, 301.7587, 301.9862, 302.2194, 302.5782, 302.7505, </text:p>
      <text:p text:style-name="P1"><text:s text:c="4"/>302.6522, 302.0617, 301.6577, 300.8915, 300.2069, 299.8254, 300.1103, </text:p>
      <text:p text:style-name="P1"><text:s text:c="4"/>300.0606, 300.4882, 300.9827, 300.4859, 300.2523, 300.1772, 299.3187, </text:p>
      <text:p text:style-name="P1"><text:s text:c="4"/>299.8058, 299.0581, 299.2009, 299.2317, 299.3012, 299.3968, 298.6521, </text:p>
      <text:p text:style-name="P1"><text:s text:c="4"/>296.838, 295.8465, 294.7713, 293.2705, 292.0109, 292.8057, 293.0749, </text:p>
      <text:p text:style-name="P1"><text:s text:c="4"/>292.7521, 293.3253, 293.8566, 298.7963, 300.9518, 301.3308, 301.9933, </text:p>
      <text:p text:style-name="P1"><text:s text:c="4"/>302.479, 302.8159, 302.8955, 302.842, 302.7275, 302.5346, 302.293, </text:p>
      <text:p text:style-name="P1"><text:s text:c="4"/>302.0419, 301.8037, 301.5937, 301.4253, 301.3023,</text:p>
      <text:p text:style-name="P1"><text:s text:c="2"/>302.0202, 301.9734, 301.9485, 301.9382, 301.9619, 302.025, 302.0162, </text:p>
      <text:p text:style-name="P1"><text:s text:c="4"/>301.9944, 301.963, 301.9068, 301.8813, 301.8622, 301.835, 301.7354, </text:p>
      <text:p text:style-name="P1"><text:s text:c="4"/>301.5674, 301.4237, 301.333, 301.2303, 301.1257, 301.0072, 300.9218, </text:p>
      <text:p text:style-name="P1"><text:s text:c="4"/>300.8733, 300.8845, 300.8998, 300.8438, 300.691, 300.5509, 300.5703, </text:p>
      <text:p text:style-name="P1"><text:s text:c="4"/>300.9167, 302.0731, 296.9889, 294.611, 298.3838, 299.5319, 299.9482, </text:p>
      <text:p text:style-name="P1"><text:s text:c="4"/>300.3021, 300.3255, 300.417, 300.3973, 300.5496, 300.9543, 301.5099, </text:p>
      <text:p text:style-name="P1"><text:s text:c="4"/>302.1386, 302.6532, 303.0041, 303.1608, 303.3611, 303.3681, 303.2215, </text:p>
      <text:p text:style-name="P1"><text:s text:c="4"/>303.0118, 302.6622, 302.1223, 301.5041, 301.1022, 300.879, 301.4479, </text:p>
      <text:p text:style-name="P1"><text:s text:c="4"/>301.3788, 301.7095, 301.836, 301.324, 301.0275, 301.0003, 300.5108, </text:p>
      <text:p text:style-name="P1"><text:s text:c="4"/>300.745, 300.2665, 300.4211, 300.2726, 300.4832, 300.7916, 301.1705, </text:p>
      <text:p text:style-name="P1"><text:s text:c="4"/>300.5869, 299.2464, 296.7711, 294.3099, 293.6031, 293.9517, 293.7668, </text:p>
      <text:p text:style-name="P1"><text:s text:c="4"/>294.2837, 296.3937, 299.185, 301.3225, 302.4008, 302.8911, 303.4375, </text:p>
      <text:p text:style-name="P1"><text:s text:c="4"/>303.6964, 303.7729, 303.6644, 303.4852, 303.2929, 303.0542, 302.8184, </text:p>
      <text:p text:style-name="P1"><text:s text:c="4"/>302.5977, 302.4041, 302.2664, 302.1642, 302.0789,</text:p>
      <text:p text:style-name="P1"><text:s text:c="2"/>302.7818, 302.7214, 302.6924, 302.7026, 302.7487, 302.8, 302.7973, </text:p>
      <text:p text:style-name="P1"><text:s text:c="4"/>302.7823, 302.7371, 302.6991, 302.7118, 302.7058, 302.6623, 302.5205, </text:p>
      <text:p text:style-name="P1"><text:s text:c="4"/>302.3539, 302.224, 302.1619, 302.1087, 302.0429, 301.9651, 301.9348, </text:p>
      <text:p text:style-name="P1"><text:s text:c="4"/>301.9495, 301.9922, 301.9941, 301.9148, 301.7701, 301.7069, 301.7708, </text:p>
      <text:p text:style-name="P1"><text:s text:c="4"/>301.9559, 302.7019, 300.4307, 296.14, 299.5916, 300.7011, 301.2319, </text:p>
      <text:p text:style-name="P1"><text:soft-page-break/><text:s text:c="4"/>301.5143, 301.5142, 301.5287, 301.5617, 301.8861, 302.3318, 302.8039, </text:p>
      <text:p text:style-name="P1"><text:s text:c="4"/>303.1993, 303.424, 303.5496, 303.8139, 304.2542, 304.0205, 303.5839, </text:p>
      <text:p text:style-name="P1"><text:s text:c="4"/>303.3008, 303.2021, 302.6401, 302.2296, 302.1743, 302.0509, 302.6477, </text:p>
      <text:p text:style-name="P1"><text:s text:c="4"/>302.4917, 302.6821, 302.5134, 302.0656, 301.7939, 301.9271, 302.0269, </text:p>
      <text:p text:style-name="P1"><text:s text:c="4"/>301.8049, 301.6493, 301.7862, 301.602, 301.8133, 302.0819, 303.0292, </text:p>
      <text:p text:style-name="P1"><text:s text:c="4"/>304.2602, 303.6647, 300.5864, 296.6324, 294.7624, 294.1782, 294.1305, </text:p>
      <text:p text:style-name="P1"><text:s text:c="4"/>295.7836, 298.4911, 301.2195, 303.0336, 303.916, 304.1429, 304.4288, </text:p>
      <text:p text:style-name="P1"><text:s text:c="4"/>304.4911, 304.3936, 304.1735, 303.9474, 303.7539, 303.5315, 303.3375, </text:p>
      <text:p text:style-name="P1"><text:s text:c="4"/>303.1608, 303.0271, 302.966, 302.9055, 302.834,</text:p>
      <text:p text:style-name="P1"><text:s text:c="2"/>303.4875, 303.432, 303.4184, 303.4608, 303.5228, 303.562, 303.5654, </text:p>
      <text:p text:style-name="P1"><text:s text:c="4"/>303.5601, 303.5059, 303.4832, 303.5187, 303.5287, 303.4795, 303.343, </text:p>
      <text:p text:style-name="P1"><text:s text:c="4"/>303.1927, 303.087, 303.039, 303.021, 303.0029, 302.9755, 302.9994, </text:p>
      <text:p text:style-name="P1"><text:s text:c="4"/>303.0544, 303.1002, 303.0723, 302.9749, 302.8515, 302.84, 302.908, </text:p>
      <text:p text:style-name="P1"><text:s text:c="4"/>302.9878, 303.421, 303.9566, 298.099, 300.4477, 301.6775, 302.2813, </text:p>
      <text:p text:style-name="P1"><text:s text:c="4"/>302.4353, 302.4525, 302.4834, 302.647, 303.032, 303.3664, 303.6419, </text:p>
      <text:p text:style-name="P1"><text:s text:c="4"/>303.755, 303.5639, 303.2307, 304.1137, 305.787, 304.1986, 304.6138, </text:p>
      <text:p text:style-name="P1"><text:s text:c="4"/>303.8356, 303.7777, 303.4999, 303.1905, 303.2625, 303.2191, 303.6618, </text:p>
      <text:p text:style-name="P1"><text:s text:c="4"/>303.3831, 303.4725, 303.115, 302.8708, 302.7254, 302.9852, 303.1422, </text:p>
      <text:p text:style-name="P1"><text:s text:c="4"/>302.8438, 303.1071, 303.18, 303.0535, 303.1728, 303.2841, 304.1776, </text:p>
      <text:p text:style-name="P1"><text:s text:c="4"/>306.4688, 307.7478, 306.696, 302.9263, 298.1282, 295.1431, 294.2333, </text:p>
      <text:p text:style-name="P1"><text:s text:c="4"/>295.514, 299.9603, 302.5594, 304.3051, 304.9649, 304.9311, 305.0726, </text:p>
      <text:p text:style-name="P1"><text:s text:c="4"/>305.0161, 304.8218, 304.5833, 304.3925, 304.2431, 304.0505, 303.891, </text:p>
      <text:p text:style-name="P1"><text:s text:c="4"/>303.7676, 303.7059, 303.6892, 303.6227, 303.5518,</text:p>
      <text:p text:style-name="P1"><text:s text:c="2"/>304.196, 304.1621, 304.1722, 304.2215, 304.2773, 304.3032, 304.3123, </text:p>
      <text:p text:style-name="P1"><text:s text:c="4"/>304.2937, 304.2367, 304.2314, 304.273, 304.2896, 304.2746, 304.1741, </text:p>
      <text:p text:style-name="P1"><text:s text:c="4"/>304.0511, 303.9811, 303.9464, 303.9426, 303.948, 303.9676, 304.0275, </text:p>
      <text:p text:style-name="P1"><text:s text:c="4"/>304.0954, 304.1111, 304.0564, 303.9489, 303.8522, 303.8548, 303.8966, </text:p>
      <text:p text:style-name="P1"><text:s text:c="4"/>303.9041, 304.1525, 305.1676, 300.0918, 300.6902, 302.2709, 303.0635, </text:p>
      <text:p text:style-name="P1"><text:s text:c="4"/>303.2301, 303.2896, 303.3573, 303.5726, 303.856, 304.0419, 304.1492, </text:p>
      <text:p text:style-name="P1"><text:s text:c="4"/>304.0486, 303.552, 303.0473, 305.2914, 304.9575, 303.9974, 305.6411, </text:p>
      <text:p text:style-name="P1"><text:s text:c="4"/>305.717, 304.4212, 304.5717, 304.3364, 304.2957, 304.3711, 304.5474, </text:p>
      <text:p text:style-name="P1"><text:s text:c="4"/>304.2706, 304.23, 303.888, 303.8887, 303.8247, 304.0457, 304.0602, </text:p>
      <text:p text:style-name="P1"><text:s text:c="4"/>303.9413, 304.4956, 304.7158, 304.6991, 304.4133, 304.3067, 305.0128, </text:p>
      <text:p text:style-name="P1"><text:s text:c="4"/>306.6138, 308.4248, 309.6879, 308.5194, 303.0547, 297.3276, 296.1594, </text:p>
      <text:p text:style-name="P1"><text:s text:c="4"/>298.2189, 301.2719, 303.484, 305.1572, 305.8348, 305.7122, 305.5207, </text:p>
      <text:p text:style-name="P1"><text:s text:c="4"/>305.4253, 305.2123, 305.0372, 304.9014, 304.8004, 304.6308, 304.5141, </text:p>
      <text:p text:style-name="P1"><text:s text:c="4"/>304.4469, 304.4321, 304.4217, 304.3226, 304.25,</text:p>
      <text:p text:style-name="P1"><text:s text:c="2"/>304.9348, 304.9193, 304.9403, 304.9869, 305.0176, 305.0321, 305.024, </text:p>
      <text:p text:style-name="P1"><text:s text:c="4"/>304.9859, 304.9396, 304.9369, 304.983, 305.0037, 305.0123, 304.959, </text:p>
      <text:p text:style-name="P1"><text:s text:c="4"/>304.8606, 304.8233, 304.7983, 304.7975, 304.8114, 304.8662, 304.9375, </text:p>
      <text:p text:style-name="P1"><text:s text:c="4"/>304.9877, 304.968, 304.8907, 304.7992, 304.7278, 304.7203, 304.7598, </text:p>
      <text:p text:style-name="P1"><text:s text:c="4"/>304.7346, 304.8835, 305.8167, 301.9478, 299.7838, 302.7904, 303.671, </text:p>
      <text:p text:style-name="P1"><text:s text:c="4"/>303.9879, 304.0686, 304.1611, 304.3447, 304.4919, 304.5626, 304.5944, </text:p>
      <text:p text:style-name="P1"><text:s text:c="4"/>304.3367, 303.7014, 304.9243, 309.7779, 308.3713, 306.2926, 305.6354, </text:p>
      <text:p text:style-name="P1"><text:s text:c="4"/>306.4739, 305.7897, 305.2599, 305.3058, 305.3359, 305.4335, 305.3792, </text:p>
      <text:p text:style-name="P1"><text:s text:c="4"/>305.1942, 305.0409, 304.8439, 304.8951, 304.8541, 304.9444, 304.9659, </text:p>
      <text:p text:style-name="P1"><text:s text:c="4"/>305.0212, 305.6353, 306.096, 306.7507, 306.1624, 305.2898, 305.84, </text:p>
      <text:p text:style-name="P1"><text:s text:c="4"/>306.8967, 307.9169, 308.7841, 310.1097, 307.6929, 300.4532, 299.9962, </text:p>
      <text:p text:style-name="P1"><text:s text:c="4"/>302.4328, 302.9113, 304.6823, 306.2401, 306.9869, 308.0499, 305.3748, </text:p>
      <text:p text:style-name="P1"><text:s text:c="4"/>305.8896, 305.6262, 305.5789, 305.4558, 305.3993, 305.2757, 305.204, </text:p>
      <text:p text:style-name="P1"><text:s text:c="4"/>305.1678, 305.1732, 305.1535, 305.0419, 304.977,</text:p>
      <text:p text:style-name="P1"><text:s text:c="2"/>305.7072, 305.687, 305.713, 305.7378, 305.7468, 305.7599, 305.7355, </text:p>
      <text:p text:style-name="P1"><text:s text:c="4"/>305.6822, 305.637, 305.6374, 305.6684, 305.7007, 305.7045, 305.6811, </text:p>
      <text:p text:style-name="P1"><text:s text:c="4"/>305.6137, 305.5838, 305.5528, 305.5291, 305.554, 305.6179, 305.6638, </text:p>
      <text:p text:style-name="P1"><text:s text:c="4"/>305.6858, 305.6485, 305.5793, 305.5144, 305.4715, 305.4705, 305.5072, </text:p>
      <text:p text:style-name="P1"><text:s text:c="4"/>305.4684, 305.5712, 306.5094, 304.1494, 299.2184, 302.9484, 304.3401, </text:p>
      <text:p text:style-name="P1"><text:s text:c="4"/>304.7632, 304.8493, 304.9332, 305.0821, 305.1676, 305.1404, 305.1346, </text:p>
      <text:p text:style-name="P1"><text:s text:c="4"/>304.8503, 304.3676, 308.3804, 311.5898, 310.1649, 308.4863, 307.2099, </text:p>
      <text:p text:style-name="P1"><text:s text:c="4"/>307.1404, 306.5651, 306.2663, 306.0367, 306.2274, 306.2598, 306.1331, </text:p>
      <text:p text:style-name="P1"><text:soft-page-break/><text:s text:c="4"/>305.993, 305.9114, 305.7762, 305.7029, 305.7036, 305.775, 305.8648, </text:p>
      <text:p text:style-name="P1"><text:s text:c="4"/>306.0142, 306.5028, 307.0346, 307.54, 306.6345, 306.7166, 307.0199, </text:p>
      <text:p text:style-name="P1"><text:s text:c="4"/>307.5546, 308.0586, 308.1623, 309.7506, 309.6231, 303.758, 302.6331, </text:p>
      <text:p text:style-name="P1"><text:s text:c="4"/>304.9404, 304.6695, 306.6074, 306.8926, 307.9213, 309.6872, 305.0968, </text:p>
      <text:p text:style-name="P1"><text:s text:c="4"/>306.0621, 306.0447, 306.1872, 306.076, 306.0559, 305.9811, 305.9362, </text:p>
      <text:p text:style-name="P1"><text:s text:c="4"/>305.9078, 305.9196, 305.9082, 305.817, 305.7574,</text:p>
      <text:p text:style-name="P1"><text:s text:c="2"/>306.4745, 306.4414, 306.452, 306.4435, 306.4387, 306.4569, 306.4482, </text:p>
      <text:p text:style-name="P1"><text:s text:c="4"/>306.4065, 306.346, 306.3269, 306.3293, 306.3551, 306.3617, 306.3351, </text:p>
      <text:p text:style-name="P1"><text:s text:c="4"/>306.2649, 306.212, 306.1543, 306.1291, 306.148, 306.1977, 306.213, </text:p>
      <text:p text:style-name="P1"><text:s text:c="4"/>306.2394, 306.2012, 306.1514, 306.0964, 306.0721, 306.0646, 306.1118, </text:p>
      <text:p text:style-name="P1"><text:s text:c="4"/>306.0805, 306.1644, 306.9319, 306.7767, 302.7637, 304.0296, 304.9941, </text:p>
      <text:p text:style-name="P1"><text:s text:c="4"/>305.5779, 305.6303, 305.6975, 305.825, 305.8603, 305.7351, 305.6994, </text:p>
      <text:p text:style-name="P1"><text:s text:c="4"/>305.4717, 305.3782, 310.4969, 312.3117, 310.9684, 310.2342, 308.7729, </text:p>
      <text:p text:style-name="P1"><text:s text:c="4"/>307.3721, 305.9376, 306.2329, 306.3757, 306.7068, 306.7623, 306.6405, </text:p>
      <text:p text:style-name="P1"><text:s text:c="4"/>306.5677, 306.6774, 306.6134, 306.3945, 306.4919, 306.5825, 306.7079, </text:p>
      <text:p text:style-name="P1"><text:s text:c="4"/>306.8491, 307.1565, 307.5607, 308.5769, 308.4415, 306.1168, 306.8988, </text:p>
      <text:p text:style-name="P1"><text:s text:c="4"/>309.147, 309.3431, 307.869, 309.2674, 310.3187, 307.277, 304.9967, </text:p>
      <text:p text:style-name="P1"><text:s text:c="4"/>307.8378, 306.4906, 307.0589, 307.2799, 308.473, 309.1597, 305.9872, </text:p>
      <text:p text:style-name="P1"><text:s text:c="4"/>306.0695, 306.523, 306.8026, 306.7597, 306.7487, 306.7129, 306.6832, </text:p>
      <text:p text:style-name="P1"><text:s text:c="4"/>306.6594, 306.6642, 306.6417, 306.5814, 306.5424,</text:p>
      <text:p text:style-name="P1"><text:s text:c="2"/>307.0768, 307.0392, 307.0315, 306.9737, 306.9678, 306.9927, 306.9959, </text:p>
      <text:p text:style-name="P1"><text:s text:c="4"/>306.9491, 306.9117, 306.8731, 306.8482, 306.8557, 306.8452, 306.8224, </text:p>
      <text:p text:style-name="P1"><text:s text:c="4"/>306.7435, 306.6864, 306.6359, 306.617, 306.6172, 306.6279, 306.6313, </text:p>
      <text:p text:style-name="P1"><text:s text:c="4"/>306.653, 306.6221, 306.599, 306.5381, 306.4965, 306.4592, 306.5427, </text:p>
      <text:p text:style-name="P1"><text:s text:c="4"/>306.5457, 306.5776, 307.0204, 307.7069, 307.8579, 305.3473, 305.7901, </text:p>
      <text:p text:style-name="P1"><text:s text:c="4"/>306.3131, 306.329, 306.3738, 306.473, 306.4673, 306.2954, 306.2633, </text:p>
      <text:p text:style-name="P1"><text:s text:c="4"/>306.1457, 306.5354, 312.1399, 312.8247, 311.6197, 311.247, 309.4812, </text:p>
      <text:p text:style-name="P1"><text:s text:c="4"/>306.5261, 305.3376, 306.2397, 306.6826, 306.8651, 306.9797, 306.8719, </text:p>
      <text:p text:style-name="P1"><text:s text:c="4"/>306.822, 307.2442, 307.2348, 306.9988, 307.1714, 307.2531, 307.3495, </text:p>
      <text:p text:style-name="P1"><text:s text:c="4"/>307.446, 307.5799, 307.7881, 308.3406, 309.0369, 307.3416, 307.9025, </text:p>
      <text:p text:style-name="P1"><text:s text:c="4"/>309.5229, 309.5585, 307.7094, 308.8072, 309.7411, 308.3826, 309.0178, </text:p>
      <text:p text:style-name="P1"><text:s text:c="4"/>308.7167, 306.8192, 307.2391, 307.6513, 308.7803, 309.1367, 306.6743, </text:p>
      <text:p text:style-name="P1"><text:s text:c="4"/>306.1316, 306.7924, 307.2677, 307.3622, 307.3447, 307.3316, 307.3043, </text:p>
      <text:p text:style-name="P1"><text:s text:c="4"/>307.2957, 307.2856, 307.2616, 307.2104, 307.1696,</text:p>
      <text:p text:style-name="P1"><text:s text:c="2"/>307.4365, 307.3792, 307.3453, 307.2783, 307.3051, 307.3467, 307.3142, </text:p>
      <text:p text:style-name="P1"><text:s text:c="4"/>307.2963, 307.2582, 307.1803, 307.124, 307.1047, 307.0819, 307.0679, </text:p>
      <text:p text:style-name="P1"><text:s text:c="4"/>307.0066, 306.9759, 306.9506, 306.9257, 306.9108, 306.9055, 306.907, </text:p>
      <text:p text:style-name="P1"><text:s text:c="4"/>306.9009, 306.8918, 306.9113, 306.8457, 306.7727, 306.7367, 306.8086, </text:p>
      <text:p text:style-name="P1"><text:s text:c="4"/>306.8504, 306.8347, 306.9072, 306.9779, 306.7056, 305.8044, 306.542, </text:p>
      <text:p text:style-name="P1"><text:s text:c="4"/>306.8773, 306.851, 306.8618, 306.8945, 306.9, 306.7962, 306.8636, </text:p>
      <text:p text:style-name="P1"><text:s text:c="4"/>306.8766, 308.6373, 313.3518, 312.9742, 312.1091, 311.7585, 309.4692, </text:p>
      <text:p text:style-name="P1"><text:s text:c="4"/>305.4479, 305.1524, 307.094, 307.5822, 307.0497, 307.0024, 306.9705, </text:p>
      <text:p text:style-name="P1"><text:s text:c="4"/>307.0047, 307.9118, 307.6117, 307.4964, 307.6344, 307.6976, 307.7576, </text:p>
      <text:p text:style-name="P1"><text:s text:c="4"/>307.8035, 307.8418, 307.9329, 308.1021, 308.3829, 308.8014, 308.9007, </text:p>
      <text:p text:style-name="P1"><text:s text:c="4"/>308.7089, 308.23, 307.6557, 308.4078, 308.9838, 309.1384, 309.5821, </text:p>
      <text:p text:style-name="P1"><text:s text:c="4"/>307.9543, 307.0834, 307.5569, 307.9563, 309.0445, 308.8297, 307.2945, </text:p>
      <text:p text:style-name="P1"><text:s text:c="4"/>306.6216, 307.1787, 307.5902, 307.7414, 307.731, 307.7304, 307.7083, </text:p>
      <text:p text:style-name="P1"><text:s text:c="4"/>307.693, 307.6719, 307.6203, 307.5778, 307.5352,</text:p>
      <text:p text:style-name="P1"><text:s text:c="2"/>307.5914, 307.5406, 307.5059, 307.4928, 307.4927, 307.4851, 307.4543, </text:p>
      <text:p text:style-name="P1"><text:s text:c="4"/>307.4173, 307.3729, 307.2908, 307.2374, 307.1677, 307.1111, 307.0836, </text:p>
      <text:p text:style-name="P1"><text:s text:c="4"/>307.0345, 307.0073, 306.998, 306.9343, 306.92, 306.8925, 306.8957, </text:p>
      <text:p text:style-name="P1"><text:s text:c="4"/>306.9047, 306.9359, 306.9788, 306.9648, 306.9116, 306.8778, 306.9367, </text:p>
      <text:p text:style-name="P1"><text:s text:c="4"/>307.0038, 306.9984, 306.923, 306.803, 306.5396, 306.362, 307.0124, </text:p>
      <text:p text:style-name="P1"><text:s text:c="4"/>307.1677, 307.0703, 306.989, 306.8785, 306.9611, 307.1092, 307.3513, </text:p>
      <text:p text:style-name="P1"><text:s text:c="4"/>307.6149, 309.832, 312.5339, 312.1755, 312.0081, 311.6197, 309.7736, </text:p>
      <text:p text:style-name="P1"><text:s text:c="4"/>306.5216, 306.3841, 308.1716, 308.59, 307.7461, 307.2835, 307.3043, </text:p>
      <text:p text:style-name="P1"><text:s text:c="4"/>307.813, 308.9492, 307.8253, 307.8079, 307.8791, 307.9092, 307.9385, </text:p>
      <text:p text:style-name="P1"><text:s text:c="4"/>307.9688, 307.9913, 308.0087, 308.0112, 308.0421, 308.0997, 308.0527, </text:p>
      <text:p text:style-name="P1"><text:s text:c="4"/>307.9805, 307.8071, 307.7917, 308.1208, 308.3436, 308.6007, 308.3421, </text:p>
      <text:p text:style-name="P1"><text:soft-page-break/><text:s text:c="4"/>307.6149, 307.5142, 307.8315, 308.2705, 308.9622, 308.3015, 307.5134, </text:p>
      <text:p text:style-name="P1"><text:s text:c="4"/>306.705, 307.608, 307.8698, 307.9438, 307.9166, 307.9069, 307.8796, </text:p>
      <text:p text:style-name="P1"><text:s text:c="4"/>307.8627, 307.8412, 307.7979, 307.7527, 307.6836,</text:p>
      <text:p text:style-name="P1"><text:s text:c="2"/>307.6649, 307.5931, 307.5459, 307.511, 307.4922, 307.4581, 307.4006, </text:p>
      <text:p text:style-name="P1"><text:s text:c="4"/>307.344, 307.2876, 307.19, 307.1021, 307.029, 306.9555, 306.9089, </text:p>
      <text:p text:style-name="P1"><text:s text:c="4"/>306.8622, 306.8328, 306.8008, 306.7526, 306.7332, 306.7352, 306.7498, </text:p>
      <text:p text:style-name="P1"><text:s text:c="4"/>306.7852, 306.8364, 306.8652, 306.9054, 306.893, 306.8883, 306.9543, </text:p>
      <text:p text:style-name="P1"><text:s text:c="4"/>307.0663, 307.152, 307.1262, 307.0574, 306.9553, 307.0049, 307.2793, </text:p>
      <text:p text:style-name="P1"><text:s text:c="4"/>307.3293, 307.1687, 307.2657, 307.1682, 306.9344, 307.0766, 307.6234, </text:p>
      <text:p text:style-name="P1"><text:s text:c="4"/>308.2367, 309.8487, 310.7031, 310.6837, 310.7747, 310.7729, 310.445, </text:p>
      <text:p text:style-name="P1"><text:s text:c="4"/>308.7967, 308.5685, 309.0545, 309.0528, 308.9608, 309.1885, 308.6049, </text:p>
      <text:p text:style-name="P1"><text:s text:c="4"/>308.1852, 308.8599, 307.9075, 307.968, 308.0138, 308.0018, 307.9978, </text:p>
      <text:p text:style-name="P1"><text:s text:c="4"/>308.0255, 308.0626, 308.0509, 308.0204, 307.9851, 307.9455, 307.8904, </text:p>
      <text:p text:style-name="P1"><text:s text:c="4"/>307.9213, 307.9062, 307.9746, 308.0581, 308.0976, 308.0984, 307.9762, </text:p>
      <text:p text:style-name="P1"><text:s text:c="4"/>307.8073, 307.9109, 308.1206, 308.3518, 308.0565, 307.3408, 307.0288, </text:p>
      <text:p text:style-name="P1"><text:s text:c="4"/>307.9193, 308.0461, 307.9999, 308.0262, 307.993, 307.9889, 307.949, </text:p>
      <text:p text:style-name="P1"><text:s text:c="4"/>307.9251, 307.9061, 307.8545, 307.7984, 307.7186,</text:p>
      <text:p text:style-name="P1"><text:s text:c="2"/>307.3757, 307.2525, 307.1937, 307.0917, 307.004, 306.8971, 306.8138, </text:p>
      <text:p text:style-name="P1"><text:s text:c="4"/>306.7258, 306.7019, 306.5839, 306.5192, 306.4573, 306.4038, 306.3358, </text:p>
      <text:p text:style-name="P1"><text:s text:c="4"/>306.305, 306.2878, 306.2351, 306.2577, 306.2766, 306.3289, 306.3759, </text:p>
      <text:p text:style-name="P1"><text:s text:c="4"/>306.445, 306.5058, 306.5594, 306.6095, 306.6805, 306.7585, 306.8591, </text:p>
      <text:p text:style-name="P1"><text:s text:c="4"/>307.0259, 307.2062, 307.2639, 307.2667, 307.2576, 307.3495, 307.4438, </text:p>
      <text:p text:style-name="P1"><text:s text:c="4"/>307.4283, 307.4671, 309.3528, 309.9407, 307.6606, 307.4517, 307.6177, </text:p>
      <text:p text:style-name="P1"><text:s text:c="4"/>308.3015, 309.9474, 308.9588, 309.0361, 309.3957, 309.4289, 309.8989, </text:p>
      <text:p text:style-name="P1"><text:s text:c="4"/>309.9812, 310.8641, 309.8908, 308.7908, 309.6053, 310.4196, 309.8498, </text:p>
      <text:p text:style-name="P1"><text:s text:c="4"/>308.7616, 308.8313, 308.0328, 308.0021, 308.0469, 308.0152, 308.0302, </text:p>
      <text:p text:style-name="P1"><text:s text:c="4"/>308.0566, 308.0665, 308.0728, 308.0379, 308.0096, 307.9999, 307.9808, </text:p>
      <text:p text:style-name="P1"><text:s text:c="4"/>308.0144, 308.0692, 308.1211, 308.1507, 308.1503, 308.1221, 308.0876, </text:p>
      <text:p text:style-name="P1"><text:s text:c="4"/>308.0557, 308.087, 308.1997, 308.0477, 308.0603, 307.4692, 308.1046, </text:p>
      <text:p text:style-name="P1"><text:s text:c="4"/>308.4579, 307.9925, 307.9909, 307.9957, 307.9452, 307.9214, 307.8701, </text:p>
      <text:p text:style-name="P1"><text:s text:c="4"/>307.8141, 307.7408, 307.6521, 307.5558, 307.4457,</text:p>
      <text:p text:style-name="P1"><text:s text:c="2"/>306.7612, 306.5783, 306.4973, 306.3307, 306.205, 306.0613, 305.9749, </text:p>
      <text:p text:style-name="P1"><text:s text:c="4"/>305.8475, 305.8236, 305.7381, 305.7013, 305.6297, 305.6053, 305.5435, </text:p>
      <text:p text:style-name="P1"><text:s text:c="4"/>305.4988, 305.4984, 305.4607, 305.5067, 305.5262, 305.5858, 305.6484, </text:p>
      <text:p text:style-name="P1"><text:s text:c="4"/>305.7145, 305.7685, 305.8594, 305.955, 306.1076, 306.2791, 306.4838, </text:p>
      <text:p text:style-name="P1"><text:s text:c="4"/>306.6806, 306.8989, 306.9873, 307.0366, 307.1487, 307.277, 307.351, </text:p>
      <text:p text:style-name="P1"><text:s text:c="4"/>307.3614, 307.6214, 308.8749, 308.5065, 309.1562, 309.3966, 307.9317, </text:p>
      <text:p text:style-name="P1"><text:s text:c="4"/>308.1304, 308.8409, 308.8261, 308.4809, 308.9283, 308.971, 309.0908, </text:p>
      <text:p text:style-name="P1"><text:s text:c="4"/>310.0079, 312.3177, 311.1433, 309.0789, 309.8411, 310.7289, 310.0048, </text:p>
      <text:p text:style-name="P1"><text:s text:c="4"/>309.0999, 308.9908, 308.3763, 307.9703, 307.9649, 307.9557, 308.0066, </text:p>
      <text:p text:style-name="P1"><text:s text:c="4"/>308.0258, 308.0742, 308.0793, 308.0718, 308.0468, 308.0679, 308.0725, </text:p>
      <text:p text:style-name="P1"><text:s text:c="4"/>308.076, 308.1241, 308.1505, 308.181, 308.1659, 308.1404, 308.116, 308.1, </text:p>
      <text:p text:style-name="P1"><text:s text:c="4"/>308.0807, 308.1596, 308.6499, 308.8811, 308.7568, 308.391, 307.9925, </text:p>
      <text:p text:style-name="P1"><text:s text:c="4"/>307.8964, 307.839, 307.7981, 307.7122, 307.6494, 307.5507, 307.4464, </text:p>
      <text:p text:style-name="P1"><text:s text:c="4"/>307.3231, 307.1925, 307.0352, 306.8758,</text:p>
      <text:p text:style-name="P1"><text:s text:c="2"/>306.3482, 306.1466, 306.0558, 305.8666, 305.7299, 305.556, 305.4637, </text:p>
      <text:p text:style-name="P1"><text:s text:c="4"/>305.3326, 305.2999, 305.2099, 305.158, 305.0752, 305.0347, 304.9593, </text:p>
      <text:p text:style-name="P1"><text:s text:c="4"/>304.938, 304.9108, 304.9071, 304.9381, 304.945, 304.9708, 305.007, </text:p>
      <text:p text:style-name="P1"><text:s text:c="4"/>305.0187, 305.0398, 305.069, 305.1233, 305.2242, 305.3745, 305.6021, </text:p>
      <text:p text:style-name="P1"><text:s text:c="4"/>305.7793, 306.0061, 306.1747, 306.4355, 306.7932, 307.0824, 307.1747, </text:p>
      <text:p text:style-name="P1"><text:s text:c="4"/>307.2335, 307.503, 307.7177, 307.3051, 309.0701, 311.5844, 308.4055, </text:p>
      <text:p text:style-name="P1"><text:s text:c="4"/>308.3469, 308.6829, 308.7487, 309.2283, 308.8689, 308.7786, 308.5143, </text:p>
      <text:p text:style-name="P1"><text:s text:c="4"/>309.4498, 311.7488, 311.0428, 308.8857, 309.552, 310.3491, 309.0832, </text:p>
      <text:p text:style-name="P1"><text:s text:c="4"/>308.854, 309.1788, 308.8187, 307.9594, 307.9274, 307.9218, 308.0118, </text:p>
      <text:p text:style-name="P1"><text:s text:c="4"/>308.0396, 308.104, 308.0899, 308.1109, 308.0942, 308.1202, 308.1267, </text:p>
      <text:p text:style-name="P1"><text:s text:c="4"/>308.0928, 308.1109, 308.1146, 308.142, 308.1292, 308.1128, 308.0737, </text:p>
      <text:p text:style-name="P1"><text:s text:c="4"/>308.0482, 308.0188, 308.0158, 308.0417, 307.9756, 307.9191, 307.8604, </text:p>
      <text:p text:style-name="P1"><text:s text:c="4"/>307.732, 307.7245, 307.6063, 307.5443, 307.4437, 307.3541, 307.2431, </text:p>
      <text:p text:style-name="P1"><text:s text:c="4"/>307.1269, 306.9889, 306.8422, 306.6543, 306.4704,</text:p>
      <text:p text:style-name="P1"><text:soft-page-break/><text:s text:c="2"/>306.3875, 306.1969, 306.1095, 305.9078, 305.78, 305.5848, 305.4673, </text:p>
      <text:p text:style-name="P1"><text:s text:c="4"/>305.3007, 305.2335, 305.102, 305.0278, 304.9181, 304.8419, 304.7409, </text:p>
      <text:p text:style-name="P1"><text:s text:c="4"/>304.6938, 304.6455, 304.6181, 304.5953, 304.5799, 304.5702, 304.5474, </text:p>
      <text:p text:style-name="P1"><text:s text:c="4"/>304.5482, 304.5489, 304.5419, 304.5458, 304.623, 304.6667, 304.8604, </text:p>
      <text:p text:style-name="P1"><text:s text:c="4"/>305.0355, 305.3065, 305.6647, 306.1267, 306.6212, 306.9979, 307.1259, </text:p>
      <text:p text:style-name="P1"><text:s text:c="4"/>307.2742, 307.5356, 307.4162, 307.7003, 309.1104, 310.6432, 311.5793, </text:p>
      <text:p text:style-name="P1"><text:s text:c="4"/>309.0493, 308.7137, 309.0833, 308.9883, 308.8888, 308.6422, 308.6195, </text:p>
      <text:p text:style-name="P1"><text:s text:c="4"/>309.3401, 310.6221, 309.4872, 307.8927, 308.9589, 309.5492, 308.4259, </text:p>
      <text:p text:style-name="P1"><text:s text:c="4"/>308.3704, 309.0469, 308.796, 307.9786, 307.9377, 307.9226, 308.0333, </text:p>
      <text:p text:style-name="P1"><text:s text:c="4"/>308.0597, 308.103, 308.0748, 308.1064, 308.129, 308.1719, 308.1698, </text:p>
      <text:p text:style-name="P1"><text:s text:c="4"/>308.1168, 308.1235, 308.1574, 308.2021, 308.192, 308.1697, 308.1379, </text:p>
      <text:p text:style-name="P1"><text:s text:c="4"/>308.1046, 308.055, 308.0008, 307.9509, 307.8964, 307.8523, 307.8305, </text:p>
      <text:p text:style-name="P1"><text:s text:c="4"/>307.7376, 307.7221, 307.6067, 307.5573, 307.4579, 307.3659, 307.2554, </text:p>
      <text:p text:style-name="P1"><text:s text:c="4"/>307.149, 306.9984, 306.8693, 306.6915, 306.5117,</text:p>
      <text:p text:style-name="P1"><text:s text:c="2"/>306.8844, 306.702, 306.6035, 306.4182, 306.2739, 306.0914, 305.9661, </text:p>
      <text:p text:style-name="P1"><text:s text:c="4"/>305.7715, 305.6628, 305.4984, 305.3831, 305.2506, 305.1415, 305.028, </text:p>
      <text:p text:style-name="P1"><text:s text:c="4"/>304.9412, 304.868, 304.8247, 304.7752, 304.7575, 304.7379, 304.7104, </text:p>
      <text:p text:style-name="P1"><text:s text:c="4"/>304.7207, 304.7712, 304.7853, 304.8432, 304.9178, 305.0154, 305.1627, </text:p>
      <text:p text:style-name="P1"><text:s text:c="4"/>305.3503, 305.6066, 305.9104, 306.2827, 306.5797, 306.8569, 307.0838, </text:p>
      <text:p text:style-name="P1"><text:s text:c="4"/>307.3902, 307.8553, 308.2884, 308.9127, 309.3849, 309.2166, 309.7962, </text:p>
      <text:p text:style-name="P1"><text:s text:c="4"/>310.9987, 308.4409, 308.6554, 308.7938, 309.8188, 309.2232, 308.9224, </text:p>
      <text:p text:style-name="P1"><text:s text:c="4"/>309.7697, 310.2038, 308.5623, 307.4865, 308.5947, 309.081, 308.3012, </text:p>
      <text:p text:style-name="P1"><text:s text:c="4"/>308.4851, 308.493, 308.5551, 307.9937, 307.9677, 307.9802, 308.0506, </text:p>
      <text:p text:style-name="P1"><text:s text:c="4"/>308.0782, 308.0852, 308.0492, 308.0839, 308.1405, 308.1863, 308.1808, </text:p>
      <text:p text:style-name="P1"><text:s text:c="4"/>308.1442, 308.1622, 308.2168, 308.2865, 308.2845, 308.2634, 308.2538, </text:p>
      <text:p text:style-name="P1"><text:s text:c="4"/>308.2277, 308.1845, 308.1437, 308.1264, 308.1125, 308.0666, 308.0486, </text:p>
      <text:p text:style-name="P1"><text:s text:c="4"/>307.9703, 307.9536, 307.8656, 307.8504, 307.7599, 307.7061, 307.6091, </text:p>
      <text:p text:style-name="P1"><text:s text:c="4"/>307.5285, 307.4003, 307.3005, 307.1441, 306.996,</text:p>
      <text:p text:style-name="P1"><text:s text:c="2"/>307.5429, 307.4141, 307.3089, 307.1501, 307.0049, 306.8378, 306.6907, </text:p>
      <text:p text:style-name="P1"><text:s text:c="4"/>306.4689, 306.3055, 306.0927, 305.9206, 305.7305, 305.5494, 305.3857, </text:p>
      <text:p text:style-name="P1"><text:s text:c="4"/>305.2456, 305.1193, 305.053, 304.9981, 304.9747, 304.9645, 304.9757, </text:p>
      <text:p text:style-name="P1"><text:s text:c="4"/>304.991, 305.0511, 305.1084, 305.2103, 305.3247, 305.4594, 305.5688, </text:p>
      <text:p text:style-name="P1"><text:s text:c="4"/>305.7008, 305.8671, 305.9978, 306.2036, 306.2642, 306.4313, 306.8166, </text:p>
      <text:p text:style-name="P1"><text:s text:c="4"/>307.7147, 308.5929, 308.4059, 309.1578, 309.3043, 308.8633, 308.6208, </text:p>
      <text:p text:style-name="P1"><text:s text:c="4"/>308.8395, 310.0938, 308.6053, 309.4178, 311.7985, 310.2607, 308.7267, </text:p>
      <text:p text:style-name="P1"><text:s text:c="4"/>309.1184, 310.0709, 308.6067, 308.1528, 308.8194, 309.1247, 308.5769, </text:p>
      <text:p text:style-name="P1"><text:s text:c="4"/>308.5743, 308.8661, 308.592, 308.0116, 308.0072, 308.0428, 308.098, </text:p>
      <text:p text:style-name="P1"><text:s text:c="4"/>308.1318, 308.1112, 308.0611, 308.0599, 308.1344, 308.1899, 308.1665, </text:p>
      <text:p text:style-name="P1"><text:s text:c="4"/>308.1468, 308.1642, 308.266, 308.3036, 308.3145, 308.2882, 308.2919, </text:p>
      <text:p text:style-name="P1"><text:s text:c="4"/>308.2774, 308.2455, 308.2041, 308.1936, 308.1883, 308.1627, 308.166, </text:p>
      <text:p text:style-name="P1"><text:s text:c="4"/>308.123, 308.1236, 308.0705, 308.086, 308.0226, 308.0246, 307.9776, </text:p>
      <text:p text:style-name="P1"><text:s text:c="4"/>307.9477, 307.8706, 307.8234, 307.7169, 307.6203,</text:p>
      <text:p text:style-name="P1"><text:s text:c="2"/>307.8434, 307.7662, 307.7198, 307.633, 307.5406, 307.4191, 307.2809, </text:p>
      <text:p text:style-name="P1"><text:s text:c="4"/>307.0837, 306.9071, 306.6691, 306.4592, 306.2067, 305.9628, 305.7302, </text:p>
      <text:p text:style-name="P1"><text:s text:c="4"/>305.504, 305.2932, 305.1476, 305.0301, 304.9805, 304.9492, 304.957, </text:p>
      <text:p text:style-name="P1"><text:s text:c="4"/>304.9626, 305.0213, 305.0936, 305.1766, 305.2735, 305.3762, 305.4326, </text:p>
      <text:p text:style-name="P1"><text:s text:c="4"/>305.4421, 305.4382, 305.4023, 305.4609, 305.463, 305.4932, 306.111, </text:p>
      <text:p text:style-name="P1"><text:s text:c="4"/>308.8313, 309.5049, 309.0924, 310.1825, 309.7207, 309.331, 308.5522, </text:p>
      <text:p text:style-name="P1"><text:s text:c="4"/>308.0789, 308.6634, 309.5972, 310.2255, 310.9354, 310.1225, 308.0909, </text:p>
      <text:p text:style-name="P1"><text:s text:c="4"/>307.8807, 310.7754, 310.0818, 309.3083, 309.4264, 309.2765, 308.677, </text:p>
      <text:p text:style-name="P1"><text:s text:c="4"/>308.4188, 308.778, 309.1755, 308.097, 308.084, 308.1267, 308.1837, </text:p>
      <text:p text:style-name="P1"><text:s text:c="4"/>308.1795, 308.1403, 308.09, 308.073, 308.1314, 308.1884, 308.1667, </text:p>
      <text:p text:style-name="P1"><text:s text:c="4"/>308.1296, 308.1489, 308.2503, 308.2735, 308.2632, 308.2348, 308.2295, </text:p>
      <text:p text:style-name="P1"><text:s text:c="4"/>308.2325, 308.1993, 308.1667, 308.1646, 308.1606, 308.1641, 308.187, </text:p>
      <text:p text:style-name="P1"><text:s text:c="4"/>308.1462, 308.136, 308.1237, 308.1308, 308.0728, 308.077, 308.074, </text:p>
      <text:p text:style-name="P1"><text:s text:c="4"/>308.0769, 308.0458, 308.0302, 307.9532, 307.8957,</text:p>
      <text:p text:style-name="P1"><text:s text:c="2"/>307.7998, 307.7634, 307.731, 307.6928, 307.6513, 307.5931, 307.5047, </text:p>
      <text:p text:style-name="P1"><text:s text:c="4"/>307.3652, 307.1977, 306.9622, 306.7296, 306.4646, 306.1971, 305.9388, </text:p>
      <text:p text:style-name="P1"><text:s text:c="4"/>305.6757, 305.4109, 305.2018, 304.9978, 304.8855, 304.7728, 304.7314, </text:p>
      <text:p text:style-name="P1"><text:soft-page-break/><text:s text:c="4"/>304.6867, 304.7047, 304.7398, 304.7833, 304.827, 304.8973, 304.8929, </text:p>
      <text:p text:style-name="P1"><text:s text:c="4"/>304.7964, 304.6219, 304.4546, 304.4059, 304.45, 304.4963, 305.1023, </text:p>
      <text:p text:style-name="P1"><text:s text:c="4"/>309.433, 311.8729, 310.307, 312.2076, 312.0139, 310.8893, 309.2744, </text:p>
      <text:p text:style-name="P1"><text:s text:c="4"/>308.4342, 308.3853, 309.5957, 310.4372, 311.4017, 309.2975, 310.1703, </text:p>
      <text:p text:style-name="P1"><text:s text:c="4"/>309.5957, 311.6094, 310.8925, 309.8524, 309.8601, 309.5123, 308.5996, </text:p>
      <text:p text:style-name="P1"><text:s text:c="4"/>308.2216, 309.2102, 308.925, 308.0648, 308.0819, 308.1369, 308.1644, </text:p>
      <text:p text:style-name="P1"><text:s text:c="4"/>308.1485, 308.0667, 308.0403, 308.0538, 308.1042, 308.1573, 308.161, </text:p>
      <text:p text:style-name="P1"><text:s text:c="4"/>308.1389, 308.1706, 308.2118, 308.2254, 308.1868, 308.1499, 308.1299, </text:p>
      <text:p text:style-name="P1"><text:s text:c="4"/>308.1195, 308.0988, 308.0957, 308.093, 308.0865, 308.1028, 308.097, </text:p>
      <text:p text:style-name="P1"><text:s text:c="4"/>308.0717, 308.0561, 308.0658, 308.066, 308.0061, 307.9935, 308.005, </text:p>
      <text:p text:style-name="P1"><text:s text:c="4"/>308.0326, 308.0168, 307.9804, 307.92, 307.8587,</text:p>
      <text:p text:style-name="P1"><text:s text:c="2"/>307.7003, 307.6688, 307.6255, 307.5703, 307.5553, 307.5453, 307.4853, </text:p>
      <text:p text:style-name="P1"><text:s text:c="4"/>307.3853, 307.2387, 307.0111, 306.7799, 306.5117, 306.2403, 305.9837, </text:p>
      <text:p text:style-name="P1"><text:s text:c="4"/>305.7225, 305.4485, 305.2231, 304.982, 304.8083, 304.6284, 304.5231, </text:p>
      <text:p text:style-name="P1"><text:s text:c="4"/>304.405, 304.343, 304.2876, 304.2495, 304.2108, 304.2015, 304.1587, </text:p>
      <text:p text:style-name="P1"><text:s text:c="4"/>304.0376, 303.8435, 303.5831, 303.4083, 303.3817, 303.4507, 304.2065, </text:p>
      <text:p text:style-name="P1"><text:s text:c="4"/>309.187, 313.315, 312.1601, 313.0948, 314.0665, 312.8332, 311.2268, </text:p>
      <text:p text:style-name="P1"><text:s text:c="4"/>310.2512, 309.5474, 309.8817, 312.1003, 312.1121, 308.4884, 310.3495, </text:p>
      <text:p text:style-name="P1"><text:s text:c="4"/>313.0192, 313.9392, 312.5469, 310.85, 310.6218, 310.3354, 309.4086, </text:p>
      <text:p text:style-name="P1"><text:s text:c="4"/>309.1674, 310.1777, 308.2314, 307.8926, 307.934, 307.9413, 307.9659, </text:p>
      <text:p text:style-name="P1"><text:s text:c="4"/>307.9706, 307.9178, 307.8834, 307.937, 307.9966, 308.0493, 308.0815, </text:p>
      <text:p text:style-name="P1"><text:s text:c="4"/>308.0895, 308.1563, 308.1818, 308.1762, 308.1465, 308.0921, 308.0416, </text:p>
      <text:p text:style-name="P1"><text:s text:c="4"/>308.0287, 308.0177, 308.0299, 308.0048, 308.0008, 308.0299, 308.0365, </text:p>
      <text:p text:style-name="P1"><text:s text:c="4"/>308.0101, 307.9939, 308.0035, 308.0127, 307.9556, 307.9425, 307.9323, </text:p>
      <text:p text:style-name="P1"><text:s text:c="4"/>307.9395, 307.9427, 307.8696, 307.7846, 307.7416,</text:p>
      <text:p text:style-name="P1"><text:s text:c="2"/>307.5599, 307.5293, 307.4548, 307.4029, 307.3839, 307.392, 307.3603, </text:p>
      <text:p text:style-name="P1"><text:s text:c="4"/>307.2979, 307.1764, 306.9759, 306.7769, 306.521, 306.2668, 306.014, </text:p>
      <text:p text:style-name="P1"><text:s text:c="4"/>305.7506, 305.4955, 305.2684, 305.0101, 304.7885, 304.5609, 304.3914, </text:p>
      <text:p text:style-name="P1"><text:s text:c="4"/>304.2076, 304.0501, 303.8862, 303.731, 303.5981, 303.4783, 303.3879, </text:p>
      <text:p text:style-name="P1"><text:s text:c="4"/>303.2566, 303.0936, 302.8372, 302.5374, 302.3559, 302.3022, 303.0532, </text:p>
      <text:p text:style-name="P1"><text:s text:c="4"/>307.2552, 314.8153, 316.3908, 316.5674, 315.881, 314.6466, 313.782, </text:p>
      <text:p text:style-name="P1"><text:s text:c="4"/>313.2106, 311.3702, 311.5555, 314.2428, 311.0684, 307.3152, 309.9635, </text:p>
      <text:p text:style-name="P1"><text:s text:c="4"/>315.1607, 316.6108, 315.4726, 313.4972, 312.1502, 311.9719, 311.6681, </text:p>
      <text:p text:style-name="P1"><text:s text:c="4"/>311.5716, 311.2065, 307.7591, 307.5918, 307.6263, 307.6255, 307.6625, </text:p>
      <text:p text:style-name="P1"><text:s text:c="4"/>307.6476, 307.5786, 307.5549, 307.6606, 307.7542, 307.8312, 307.8915, </text:p>
      <text:p text:style-name="P1"><text:s text:c="4"/>307.9338, 308.0074, 308.0179, 308.0412, 308.0273, 307.9663, 307.9027, </text:p>
      <text:p text:style-name="P1"><text:s text:c="4"/>307.8992, 307.9296, 307.936, 307.9147, 307.9062, 307.9185, 307.9063, </text:p>
      <text:p text:style-name="P1"><text:s text:c="4"/>307.8877, 307.8814, 307.9195, 307.9245, 307.868, 307.8283, 307.8258, </text:p>
      <text:p text:style-name="P1"><text:s text:c="4"/>307.8273, 307.8301, 307.7509, 307.6489, 307.5889,</text:p>
      <text:p text:style-name="P1"><text:s text:c="2"/>307.3616, 307.3416, 307.2381, 307.1782, 307.1234, 307.1117, 307.113, </text:p>
      <text:p text:style-name="P1"><text:s text:c="4"/>307.1169, 307.039, 306.8861, 306.7427, 306.5459, 306.3329, 306.1111, </text:p>
      <text:p text:style-name="P1"><text:s text:c="4"/>305.8474, 305.5995, 305.3739, 305.1127, 304.8651, 304.6036, 304.3757, </text:p>
      <text:p text:style-name="P1"><text:s text:c="4"/>304.1309, 303.8994, 303.6432, 303.3853, 303.1511, 302.9222, 302.756, </text:p>
      <text:p text:style-name="P1"><text:s text:c="4"/>302.5845, 302.4123, 302.1713, 301.8475, 301.5338, 301.3956, 302.182, </text:p>
      <text:p text:style-name="P1"><text:s text:c="4"/>305.5093, 312.3301, 314.0626, 317.8708, 318.4669, 316.4379, 315.5287, </text:p>
      <text:p text:style-name="P1"><text:s text:c="4"/>315.3411, 312.8993, 312.8075, 314.6217, 307.6535, 305.5533, 309.8782, </text:p>
      <text:p text:style-name="P1"><text:s text:c="4"/>316.6934, 318.8121, 317.7469, 315.8789, 314.3982, 314.2582, 314.3316, </text:p>
      <text:p text:style-name="P1"><text:s text:c="4"/>313.4215, 309.5895, 307.2188, 307.1917, 307.19, 307.188, 307.2246, </text:p>
      <text:p text:style-name="P1"><text:s text:c="4"/>307.1816, 307.1001, 307.0726, 307.1859, 307.3408, 307.4644, 307.5482, </text:p>
      <text:p text:style-name="P1"><text:s text:c="4"/>307.6045, 307.6529, 307.6517, 307.6548, 307.6383, 307.6248, 307.559, </text:p>
      <text:p text:style-name="P1"><text:s text:c="4"/>307.5484, 307.6206, 307.6578, 307.6949, 307.7054, 307.7338, 307.7094, </text:p>
      <text:p text:style-name="P1"><text:s text:c="4"/>307.7199, 307.7374, 307.7693, 307.774, 307.7327, 307.6852, 307.6415, </text:p>
      <text:p text:style-name="P1"><text:s text:c="4"/>307.6176, 307.5739, 307.5134, 307.4388, 307.3763,</text:p>
      <text:p text:style-name="P1"><text:s text:c="2"/>307.0221, 307.0014, 306.9143, 306.8495, 306.795, 306.7701, 306.7802, </text:p>
      <text:p text:style-name="P1"><text:s text:c="4"/>306.7959, 306.7639, 306.6834, 306.6045, 306.4863, 306.3436, 306.1729, </text:p>
      <text:p text:style-name="P1"><text:s text:c="4"/>305.933, 305.7132, 305.4813, 305.2279, 304.9641, 304.6958, 304.4392, </text:p>
      <text:p text:style-name="P1"><text:s text:c="4"/>304.1623, 303.9022, 303.5869, 303.2645, 302.9446, 302.623, 302.3542, </text:p>
      <text:p text:style-name="P1"><text:s text:c="4"/>302.1041, 301.8615, 301.5847, 301.2452, 300.8597, 300.5497, 300.7747, </text:p>
      <text:p text:style-name="P1"><text:s text:c="4"/>302.5378, 305.1331, 305.9245, 314.6825, 318.7068, 317.978, 317.044, </text:p>
      <text:p text:style-name="P1"><text:soft-page-break/><text:s text:c="4"/>316.5757, 314.8186, 314.7642, 313.3908, 305.4614, 304.024, 311.0582, </text:p>
      <text:p text:style-name="P1"><text:s text:c="4"/>318.1625, 320.2378, 319.4451, 318.0738, 316.6117, 316.0663, 315.9841, </text:p>
      <text:p text:style-name="P1"><text:s text:c="4"/>313.979, 307.1804, 306.7486, 306.7205, 306.6613, 306.6365, 306.6647, </text:p>
      <text:p text:style-name="P1"><text:s text:c="4"/>306.6178, 306.5322, 306.4842, 306.5806, 306.7525, 306.918, 307.0227, </text:p>
      <text:p text:style-name="P1"><text:s text:c="4"/>307.0719, 307.0837, 307.0694, 307.0644, 307.0353, 307.0048, 306.9485, </text:p>
      <text:p text:style-name="P1"><text:s text:c="4"/>306.9228, 306.9781, 307.0604, 307.1683, 307.2617, 307.3415, 307.3629, </text:p>
      <text:p text:style-name="P1"><text:s text:c="4"/>307.405, 307.4295, 307.4844, 307.4724, 307.4427, 307.3918, 307.3219, </text:p>
      <text:p text:style-name="P1"><text:s text:c="4"/>307.2376, 307.1625, 307.1245, 307.0652, 307.019,</text:p>
      <text:p text:style-name="P1"><text:s text:c="2"/>306.5152, 306.4702, 306.4055, 306.3597, 306.3345, 306.3147, 306.337, </text:p>
      <text:p text:style-name="P1"><text:s text:c="4"/>306.3495, 306.3701, 306.3413, 306.2987, 306.21, 306.1322, 306.0274, </text:p>
      <text:p text:style-name="P1"><text:s text:c="4"/>305.8507, 305.6804, 305.478, 305.255, 304.9916, 304.73, 304.481, </text:p>
      <text:p text:style-name="P1"><text:s text:c="4"/>304.2051, 303.9528, 303.652, 303.3246, 302.9584, 302.5724, 302.2137, </text:p>
      <text:p text:style-name="P1"><text:s text:c="4"/>301.8771, 301.548, 301.2073, 300.8325, 300.4015, 299.9371, 299.6477, </text:p>
      <text:p text:style-name="P1"><text:s text:c="4"/>299.5085, 300.4246, 301.1645, 312.4557, 318.6125, 319.2064, 318.1081, </text:p>
      <text:p text:style-name="P1"><text:s text:c="4"/>316.6193, 314.809, 314.5314, 310.2043, 303.9479, 303.0834, 313.8275, </text:p>
      <text:p text:style-name="P1"><text:s text:c="4"/>318.367, 320.6971, 320.7, 319.782, 318.3044, 317.1401, 316.197, 313.3911, </text:p>
      <text:p text:style-name="P1"><text:s text:c="4"/>306.3492, 306.2921, 306.2197, 306.1052, 306.0604, 306.06, 306.0181, </text:p>
      <text:p text:style-name="P1"><text:s text:c="4"/>305.9267, 305.861, 305.9261, 306.0771, 306.2513, 306.3499, 306.3854, </text:p>
      <text:p text:style-name="P1"><text:s text:c="4"/>306.3723, 306.3468, 306.354, 306.3155, 306.2433, 306.1537, 306.1056, </text:p>
      <text:p text:style-name="P1"><text:s text:c="4"/>306.1361, 306.2154, 306.3477, 306.5211, 306.6833, 306.7671, 306.8484, </text:p>
      <text:p text:style-name="P1"><text:s text:c="4"/>306.9179, 306.9652, 306.9586, 306.9568, 306.9197, 306.8401, 306.7341, </text:p>
      <text:p text:style-name="P1"><text:s text:c="4"/>306.6089, 306.5676, 306.5287, 306.5153,</text:p>
      <text:p text:style-name="P1"><text:s text:c="2"/>305.8034, 305.758, 305.6801, 305.6395, 305.6667, 305.6774, 305.7055, </text:p>
      <text:p text:style-name="P1"><text:s text:c="4"/>305.7478, 305.7718, 305.796, 305.796, 305.7551, 305.7026, 305.6587, </text:p>
      <text:p text:style-name="P1"><text:s text:c="4"/>305.5524, 305.4136, 305.2571, 305.0964, 304.8975, 304.6568, 304.4202, </text:p>
      <text:p text:style-name="P1"><text:s text:c="4"/>304.1665, 303.9365, 303.6842, 303.4072, 303.062, 302.6644, 302.2601, </text:p>
      <text:p text:style-name="P1"><text:s text:c="4"/>301.8661, 301.4814, 301.0834, 300.6645, 300.2147, 299.7092, 299.226, </text:p>
      <text:p text:style-name="P1"><text:s text:c="4"/>298.761, 298.6779, 301.1383, 314.8358, 319.0898, 320.262, 319.2317, </text:p>
      <text:p text:style-name="P1"><text:s text:c="4"/>317.0279, 315.3699, 314.2179, 310.3379, 302.8878, 303.1731, 313.8262, </text:p>
      <text:p text:style-name="P1"><text:s text:c="4"/>317.5138, 320.4251, 320.5915, 320.7304, 319.5187, 318.389, 315.8015, </text:p>
      <text:p text:style-name="P1"><text:s text:c="4"/>309.8272, 306.0672, 305.9156, 305.7296, 305.6137, 305.5571, 305.5121, </text:p>
      <text:p text:style-name="P1"><text:s text:c="4"/>305.4531, 305.3488, 305.2722, 305.2912, 305.3883, 305.5111, 305.5964, </text:p>
      <text:p text:style-name="P1"><text:s text:c="4"/>305.6386, 305.5949, 305.545, 305.5649, 305.5334, 305.4388, 305.3027, </text:p>
      <text:p text:style-name="P1"><text:s text:c="4"/>305.2105, 305.2073, 305.2707, 305.3947, 305.6041, 305.8169, 305.9736, </text:p>
      <text:p text:style-name="P1"><text:s text:c="4"/>306.0956, 306.1893, 306.2519, 306.257, 306.2721, 306.2581, 306.2049, </text:p>
      <text:p text:style-name="P1"><text:s text:c="4"/>306.098, 305.9748, 305.9008, 305.8372, 305.8227,</text:p>
      <text:p text:style-name="P1"><text:s text:c="2"/>304.9718, 304.9025, 304.7809, 304.6992, 304.7629, 304.8261, 304.8938, </text:p>
      <text:p text:style-name="P1"><text:s text:c="4"/>304.9662, 305.0164, 305.0652, 305.1245, 305.1416, 305.1078, 305.0913, </text:p>
      <text:p text:style-name="P1"><text:s text:c="4"/>305.0108, 304.935, 304.8157, 304.685, 304.551, 304.4026, 304.2287, </text:p>
      <text:p text:style-name="P1"><text:s text:c="4"/>304.0537, 303.8537, 303.6547, 303.4382, 303.165, 302.8194, 302.4347, </text:p>
      <text:p text:style-name="P1"><text:s text:c="4"/>302.0443, 301.6506, 301.2234, 300.7404, 300.25, 299.6881, 299.0917, </text:p>
      <text:p text:style-name="P1"><text:s text:c="4"/>298.5923, 298.6795, 301.9225, 313.9832, 319.0154, 320.3569, 319.3987, </text:p>
      <text:p text:style-name="P1"><text:s text:c="4"/>317.6227, 315.8027, 313.6301, 306.2072, 301.9344, 305.0125, 313.6216, </text:p>
      <text:p text:style-name="P1"><text:s text:c="4"/>316.5183, 318.6431, 319.7941, 320.3038, 319.6386, 318.9061, 315.2905, </text:p>
      <text:p text:style-name="P1"><text:s text:c="4"/>307.1161, 305.769, 305.5536, 305.3584, 305.1979, 305.1288, 305.0431, </text:p>
      <text:p text:style-name="P1"><text:s text:c="4"/>304.9604, 304.8512, 304.7511, 304.7278, 304.7709, 304.7953, 304.8412, </text:p>
      <text:p text:style-name="P1"><text:s text:c="4"/>304.8885, 304.8241, 304.7189, 304.7133, 304.6895, 304.5831, 304.4402, </text:p>
      <text:p text:style-name="P1"><text:s text:c="4"/>304.3543, 304.3385, 304.3628, 304.4593, 304.6375, 304.8567, 305.0508, </text:p>
      <text:p text:style-name="P1"><text:s text:c="4"/>305.2036, 305.3252, 305.4021, 305.4314, 305.4674, 305.4513, 305.4149, </text:p>
      <text:p text:style-name="P1"><text:s text:c="4"/>305.3528, 305.2433, 305.1516, 305.0779, 305.018,</text:p>
      <text:p text:style-name="P1"><text:s text:c="2"/>304.0472, 303.958, 303.8057, 303.6535, 303.6639, 303.7786, 303.9131, </text:p>
      <text:p text:style-name="P1"><text:s text:c="4"/>304.0311, 304.1038, 304.1646, 304.239, 304.323, 304.3247, 304.328, </text:p>
      <text:p text:style-name="P1"><text:s text:c="4"/>304.2721, 304.2162, 304.1447, 304.0574, 303.9619, 303.8951, 303.8265, </text:p>
      <text:p text:style-name="P1"><text:s text:c="4"/>303.7305, 303.6161, 303.4873, 303.321, 303.1559, 302.9036, 302.5887, </text:p>
      <text:p text:style-name="P1"><text:s text:c="4"/>302.2421, 301.8695, 301.4529, 300.9561, 300.4381, 299.7927, 299.0261, </text:p>
      <text:p text:style-name="P1"><text:s text:c="4"/>298.2791, 298.2117, 301.4501, 312.1803, 317.8721, 319.5694, 318.684, </text:p>
      <text:p text:style-name="P1"><text:s text:c="4"/>317.7649, 315.0613, 312.3556, 303.8827, 301.7874, 308.4218, 313.3055, </text:p>
      <text:p text:style-name="P1"><text:s text:c="4"/>315.4045, 317.0014, 318.3831, 319.4745, 318.6875, 318.08, 311.4093, </text:p>
      <text:p text:style-name="P1"><text:s text:c="4"/>306.4035, 305.5121, 305.1431, 304.9759, 304.824, 304.7729, 304.6673, </text:p>
      <text:p text:style-name="P1"><text:soft-page-break/><text:s text:c="4"/>304.553, 304.4218, 304.2889, 304.2144, 304.1956, 304.1547, 304.1492, </text:p>
      <text:p text:style-name="P1"><text:s text:c="4"/>304.1548, 304.0692, 303.9124, 303.8492, 303.824, 303.7387, 303.6092, </text:p>
      <text:p text:style-name="P1"><text:s text:c="4"/>303.5374, 303.5126, 303.504, 303.5681, 303.7085, 303.9008, 304.0999, </text:p>
      <text:p text:style-name="P1"><text:s text:c="4"/>304.2455, 304.3701, 304.4701, 304.5126, 304.5556, 304.5639, 304.5277, </text:p>
      <text:p text:style-name="P1"><text:s text:c="4"/>304.4947, 304.4301, 304.3399, 304.2531, 304.133,</text:p>
      <text:p text:style-name="P1"><text:s text:c="2"/>303.1029, 302.9768, 302.8278, 302.6411, 302.5871, 302.6789, 302.8383, </text:p>
      <text:p text:style-name="P1"><text:s text:c="4"/>302.9781, 303.0829, 303.162, 303.2424, 303.3335, 303.3623, 303.3737, </text:p>
      <text:p text:style-name="P1"><text:s text:c="4"/>303.3493, 303.3196, 303.3025, 303.2448, 303.1939, 303.1772, 303.1861, </text:p>
      <text:p text:style-name="P1"><text:s text:c="4"/>303.1624, 303.1276, 303.0882, 303.0342, 302.9557, 302.807, 302.5811, </text:p>
      <text:p text:style-name="P1"><text:s text:c="4"/>302.335, 302.0305, 301.635, 301.1506, 300.6529, 299.9698, 299.0595, </text:p>
      <text:p text:style-name="P1"><text:s text:c="4"/>298.0135, 297.7232, 302.2131, 310.8359, 316.4654, 317.9096, 316.8789, </text:p>
      <text:p text:style-name="P1"><text:s text:c="4"/>315.9377, 313.2674, 308.7084, 301.0799, 302.0972, 308.6105, 312.1579, </text:p>
      <text:p text:style-name="P1"><text:s text:c="4"/>314.3021, 315.7299, 317.387, 318.4385, 317.6111, 316.9958, 307.9529, </text:p>
      <text:p text:style-name="P1"><text:s text:c="4"/>306.0249, 305.2867, 304.7442, 304.6253, 304.4168, 304.3853, 304.3051, </text:p>
      <text:p text:style-name="P1"><text:s text:c="4"/>304.1401, 303.9793, 303.7922, 303.6901, 303.648, 303.5869, 303.552, </text:p>
      <text:p text:style-name="P1"><text:s text:c="4"/>303.5053, 303.401, 303.239, 303.0868, 303.0182, 302.9459, 302.8265, </text:p>
      <text:p text:style-name="P1"><text:s text:c="4"/>302.7542, 302.7263, 302.6978, 302.7123, 302.816, 302.9634, 303.1548, </text:p>
      <text:p text:style-name="P1"><text:s text:c="4"/>303.2877, 303.3936, 303.5005, 303.5783, 303.6273, 303.637, 303.6007, </text:p>
      <text:p text:style-name="P1"><text:s text:c="4"/>303.5901, 303.563, 303.4852, 303.3884, 303.2406,</text:p>
      <text:p text:style-name="P1"><text:s text:c="2"/>302.1966, 302.041, 301.9027, 301.735, 301.6418, 301.6918, 301.83, 301.9512, </text:p>
      <text:p text:style-name="P1"><text:s text:c="4"/>302.0679, 302.1375, 302.2156, 302.3079, 302.3367, 302.3378, 302.2987, </text:p>
      <text:p text:style-name="P1"><text:s text:c="4"/>302.2803, 302.2903, 302.2707, 302.2603, 302.2955, 302.3486, 302.4073, </text:p>
      <text:p text:style-name="P1"><text:s text:c="4"/>302.4399, 302.5021, 302.5407, 302.5793, 302.5291, 302.4196, 302.2546, </text:p>
      <text:p text:style-name="P1"><text:s text:c="4"/>302.0015, 301.6534, 301.2109, 300.738, 300.0782, 299.1373, 297.8935, </text:p>
      <text:p text:style-name="P1"><text:s text:c="4"/>297.307, 303.4708, 309.3452, 314.7096, 315.8609, 314.5925, 313.2775, </text:p>
      <text:p text:style-name="P1"><text:s text:c="4"/>310.9385, 303.0797, 299.7211, 302.3039, 307.7949, 311.34, 313.2905, </text:p>
      <text:p text:style-name="P1"><text:s text:c="4"/>313.9589, 315.1039, 316.1585, 316.009, 316.7346, 306.728, 305.7436, </text:p>
      <text:p text:style-name="P1"><text:s text:c="4"/>304.8793, 304.1909, 304.1055, 303.8394, 303.8746, 303.8852, 303.7011, </text:p>
      <text:p text:style-name="P1"><text:s text:c="4"/>303.4894, 303.2784, 303.1418, 303.1065, 303.0389, 302.9867, 302.9218, </text:p>
      <text:p text:style-name="P1"><text:s text:c="4"/>302.8057, 302.6516, 302.4837, 302.3604, 302.2516, 302.1149, 302.0229, </text:p>
      <text:p text:style-name="P1"><text:s text:c="4"/>301.9714, 301.9472, 301.9396, 301.9831, 302.0931, 302.2342, 302.3701, </text:p>
      <text:p text:style-name="P1"><text:s text:c="4"/>302.4696, 302.5665, 302.6368, 302.7133, 302.7326, 302.7071, 302.684, </text:p>
      <text:p text:style-name="P1"><text:s text:c="4"/>302.6859, 302.6723, 302.571, 302.3872,</text:p>
      <text:p text:style-name="P1"><text:s text:c="2"/>301.3835, 301.2052, 301.0652, 300.9213, 300.8278, 300.8596, 300.9602, </text:p>
      <text:p text:style-name="P1"><text:s text:c="4"/>301.0222, 301.097, 301.1534, 301.2058, 301.314, 301.334, 301.331, </text:p>
      <text:p text:style-name="P1"><text:s text:c="4"/>301.2819, 301.227, 301.2274, 301.2054, 301.1829, 301.1992, 301.2852, </text:p>
      <text:p text:style-name="P1"><text:s text:c="4"/>301.4196, 301.5431, 301.6767, 301.8137, 301.9234, 301.9732, 301.9639, </text:p>
      <text:p text:style-name="P1"><text:s text:c="4"/>301.8946, 301.73, 301.4375, 301.0558, 300.6172, 300.015, 299.118, </text:p>
      <text:p text:style-name="P1"><text:s text:c="4"/>297.8222, 296.8582, 301.883, 307.5081, 312.8207, 313.9622, 312.5309, </text:p>
      <text:p text:style-name="P1"><text:s text:c="4"/>310.8022, 307.6648, 299.9877, 298.9133, 302.5141, 306.7919, 310.9726, </text:p>
      <text:p text:style-name="P1"><text:s text:c="4"/>312.3252, 311.7308, 312.0369, 312.9724, 314.7165, 316.0152, 305.9165, </text:p>
      <text:p text:style-name="P1"><text:s text:c="4"/>305.0704, 304.1259, 303.3185, 303.537, 303.1057, 303.2612, 303.3611, </text:p>
      <text:p text:style-name="P1"><text:s text:c="4"/>303.2189, 302.9753, 302.7076, 302.5206, 302.5189, 302.4677, 302.4067, </text:p>
      <text:p text:style-name="P1"><text:s text:c="4"/>302.324, 302.1913, 302.0437, 301.8626, 301.6721, 301.5225, 301.3685, </text:p>
      <text:p text:style-name="P1"><text:s text:c="4"/>301.2408, 301.1561, 301.1475, 301.2267, 301.1824, 301.2174, 301.3232, </text:p>
      <text:p text:style-name="P1"><text:s text:c="4"/>301.4394, 301.568, 301.675, 301.7634, 301.8456, 301.8836, 301.8593, </text:p>
      <text:p text:style-name="P1"><text:s text:c="4"/>301.838, 301.8188, 301.8305, 301.775, 301.6095,</text:p>
      <text:p text:style-name="P1"><text:s text:c="2"/>300.6474, 300.4521, 300.304, 300.1723, 300.1096, 300.1464, 300.225, </text:p>
      <text:p text:style-name="P1"><text:s text:c="4"/>300.2397, 300.2282, 300.266, 300.2937, 300.3682, 300.3911, 300.3996, </text:p>
      <text:p text:style-name="P1"><text:s text:c="4"/>300.3409, 300.2344, 300.1658, 300.102, 300.0342, 300.0201, 300.0848, </text:p>
      <text:p text:style-name="P1"><text:s text:c="4"/>300.2441, 300.4327, 300.6209, 300.826, 301.0073, 301.1408, 301.1982, </text:p>
      <text:p text:style-name="P1"><text:s text:c="4"/>301.183, 301.0665, 300.8489, 300.5541, 300.1939, 299.6727, 298.893, </text:p>
      <text:p text:style-name="P1"><text:s text:c="4"/>297.7005, 296.4913, 299.6537, 306.2057, 311.46, 312.8991, 311.5414, </text:p>
      <text:p text:style-name="P1"><text:s text:c="4"/>308.9303, 303.6757, 298.6493, 298.1748, 302.1375, 306.2486, 310.0861, </text:p>
      <text:p text:style-name="P1"><text:s text:c="4"/>310.9699, 310.1376, 309.8355, 311.0013, 313.2051, 314.1454, 305.1726, </text:p>
      <text:p text:style-name="P1"><text:s text:c="4"/>304.0083, 303.0841, 302.4149, 304.1458, 303.6465, 302.902, 302.6429, </text:p>
      <text:p text:style-name="P1"><text:s text:c="4"/>302.499, 302.3462, 302.0289, 301.7351, 301.7896, 301.7334, 301.6761, </text:p>
      <text:p text:style-name="P1"><text:s text:c="4"/>301.5912, 301.456, 301.3106, 301.1093, 300.898, 300.6829, 300.4495, </text:p>
      <text:p text:style-name="P1"><text:s text:c="4"/>300.2459, 300.126, 300.0913, 300.449, 300.4629, 300.448, 300.4821, </text:p>
      <text:p text:style-name="P1"><text:soft-page-break/><text:s text:c="4"/>300.5426, 300.6612, 300.7686, 300.8581, 300.9544, 301.0313, 301.0389, </text:p>
      <text:p text:style-name="P1"><text:s text:c="4"/>300.9921, 300.959, 300.9853, 300.9586, 300.8396,</text:p>
      <text:p text:style-name="P1"><text:s text:c="2"/>299.9073, 299.747, 299.6079, 299.4746, 299.3982, 299.4353, 299.5256, </text:p>
      <text:p text:style-name="P1"><text:s text:c="4"/>299.5139, 299.4719, 299.4782, 299.4825, 299.5066, 299.5143, 299.5031, </text:p>
      <text:p text:style-name="P1"><text:s text:c="4"/>299.4189, 299.2781, 299.1166, 298.9838, 298.8641, 298.8095, 298.8535, </text:p>
      <text:p text:style-name="P1"><text:s text:c="4"/>298.9924, 299.1776, 299.3819, 299.6312, 299.8473, 300.0379, 300.1461, </text:p>
      <text:p text:style-name="P1"><text:s text:c="4"/>300.1845, 300.1378, 299.9917, 299.7638, 299.4579, 299.0358, 298.3864, </text:p>
      <text:p text:style-name="P1"><text:s text:c="4"/>297.3776, 296.089, 298.2693, 304.8856, 309.8742, 311.0157, 309.5934, </text:p>
      <text:p text:style-name="P1"><text:s text:c="4"/>307.5096, 300.5341, 297.6974, 297.2418, 300.3778, 304.3033, 308.3164, </text:p>
      <text:p text:style-name="P1"><text:s text:c="4"/>309.4551, 308.957, 308.4586, 309.6287, 310.7518, 310.1593, 304.2756, </text:p>
      <text:p text:style-name="P1"><text:s text:c="4"/>302.7182, 301.9749, 301.7256, 304.5572, 306.2107, 302.768, 301.998, </text:p>
      <text:p text:style-name="P1"><text:s text:c="4"/>301.5847, 301.5084, 301.1462, 300.7667, 300.9058, 300.8299, 300.8047, </text:p>
      <text:p text:style-name="P1"><text:s text:c="4"/>300.7253, 300.5569, 300.3721, 300.1361, 299.8476, 299.5673, 299.2428, </text:p>
      <text:p text:style-name="P1"><text:s text:c="4"/>298.8968, 298.6495, 298.5944, 299.2766, 299.5111, 299.643, 299.7758, </text:p>
      <text:p text:style-name="P1"><text:s text:c="4"/>299.7796, 299.8483, 299.9289, 299.952, 300.0264, 300.1263, 300.1671, </text:p>
      <text:p text:style-name="P1"><text:s text:c="4"/>300.1487, 300.1082, 300.1107, 300.0962, 300.0164,</text:p>
      <text:p text:style-name="P1"><text:s text:c="2"/>299.1025, 299.0208, 298.8909, 298.7613, 298.6795, 298.6771, 298.7768, </text:p>
      <text:p text:style-name="P1"><text:s text:c="4"/>298.8203, 298.7518, 298.726, 298.72, 298.7127, 298.6692, 298.6232, </text:p>
      <text:p text:style-name="P1"><text:s text:c="4"/>298.5071, 298.3345, 298.0932, 297.92, 297.7535, 297.637, 297.6422, </text:p>
      <text:p text:style-name="P1"><text:s text:c="4"/>297.7501, 297.8895, 298.0573, 298.2975, 298.5638, 298.7693, 298.8977, </text:p>
      <text:p text:style-name="P1"><text:s text:c="4"/>298.9675, 298.947, 298.865, 298.7033, 298.4732, 298.1288, 297.6267, </text:p>
      <text:p text:style-name="P1"><text:s text:c="4"/>296.8177, 295.581, 299.0589, 303.572, 308.1307, 308.8831, 305.247, </text:p>
      <text:p text:style-name="P1"><text:s text:c="4"/>301.5462, 298.3008, 296.6927, 296.2303, 299.0659, 301.5981, 306.0086, </text:p>
      <text:p text:style-name="P1"><text:s text:c="4"/>307.821, 307.544, 307.6583, 308.2623, 308.6679, 306.9851, 303.0191, </text:p>
      <text:p text:style-name="P1"><text:s text:c="4"/>301.2453, 301.1801, 302.0671, 303.4789, 306.3428, 302.8274, 301.6208, </text:p>
      <text:p text:style-name="P1"><text:s text:c="4"/>300.712, 300.3633, 299.9279, 299.6538, 299.7388, 299.6321, 299.6896, </text:p>
      <text:p text:style-name="P1"><text:s text:c="4"/>299.6202, 299.4083, 299.1708, 298.8595, 298.4594, 298.0984, 297.7184, </text:p>
      <text:p text:style-name="P1"><text:s text:c="4"/>297.2541, 296.8604, 297.1012, 297.7033, 297.972, 298.3784, 299.067, </text:p>
      <text:p text:style-name="P1"><text:s text:c="4"/>299.1455, 299.1539, 299.1729, 299.165, 299.1429, 299.225, 299.2781, </text:p>
      <text:p text:style-name="P1"><text:s text:c="4"/>299.2736, 299.2327, 299.2133, 299.199, 299.1656,</text:p>
      <text:p text:style-name="P1"><text:s text:c="2"/>298.2505, 298.2379, 298.1436, 297.9977, 297.8952, 297.8826, 297.9683, </text:p>
      <text:p text:style-name="P1"><text:s text:c="4"/>298.0592, 298.0359, 297.9812, 297.9377, 297.8984, 297.8597, 297.7791, </text:p>
      <text:p text:style-name="P1"><text:s text:c="4"/>297.6013, 297.4032, 297.111, 296.8912, 296.6998, 296.5281, 296.4609, </text:p>
      <text:p text:style-name="P1"><text:s text:c="4"/>296.5233, 296.618, 296.7136, 296.9024, 297.1604, 297.3901, 297.5362, </text:p>
      <text:p text:style-name="P1"><text:s text:c="4"/>297.6143, 297.6024, 297.5605, 297.4477, 297.2753, 297.0364, 296.6452, </text:p>
      <text:p text:style-name="P1"><text:s text:c="4"/>296.0692, 294.9815, 297.6327, 302.4015, 306.4797, 306.432, 300.1253, </text:p>
      <text:p text:style-name="P1"><text:s text:c="4"/>298.094, 296.6465, 295.6548, 295.1763, 297.5818, 300.1051, 303.8268, </text:p>
      <text:p text:style-name="P1"><text:s text:c="4"/>305.4406, 304.9801, 305.6356, 306.6812, 306.8101, 302.8722, 301.0238, </text:p>
      <text:p text:style-name="P1"><text:s text:c="4"/>300.3492, 301.6602, 302.0646, 302.5567, 304.7029, 303.8025, 301.0209, </text:p>
      <text:p text:style-name="P1"><text:s text:c="4"/>299.6437, 298.8391, 298.3135, 298.1346, 297.9553, 298.0016, 298.2714, </text:p>
      <text:p text:style-name="P1"><text:s text:c="4"/>298.1865, 297.9523, 297.6284, 297.2801, 296.8521, 296.4255, 296.0295, </text:p>
      <text:p text:style-name="P1"><text:s text:c="4"/>295.641, 295.349, 295.5915, 295.8047, 296.3929, 296.8946, 298.0658, </text:p>
      <text:p text:style-name="P1"><text:s text:c="4"/>298.5045, 298.6077, 298.5571, 298.5047, 298.3875, 298.4209, 298.4386, </text:p>
      <text:p text:style-name="P1"><text:s text:c="4"/>298.3783, 298.3382, 298.3098, 298.2907, 298.2587,</text:p>
      <text:p text:style-name="P1"><text:s text:c="2"/>297.3276, 297.3706, 297.3299, 297.216, 297.0791, 297.0392, 297.104, </text:p>
      <text:p text:style-name="P1"><text:s text:c="4"/>297.2122, 297.2229, 297.1628, 297.0754, 297.007, 296.9656, 296.8758, </text:p>
      <text:p text:style-name="P1"><text:s text:c="4"/>296.6728, 296.456, 296.1587, 295.8802, 295.6268, 295.4441, 295.3205, </text:p>
      <text:p text:style-name="P1"><text:s text:c="4"/>295.3204, 295.3605, 295.3951, 295.5118, 295.6971, 295.8874, 296.0325, </text:p>
      <text:p text:style-name="P1"><text:s text:c="4"/>296.0995, 296.1136, 296.1004, 296.0432, 295.9107, 295.7769, 295.4864, </text:p>
      <text:p text:style-name="P1"><text:s text:c="4"/>295.1159, 294.2683, 295.3326, 301.4808, 304.6899, 302.3724, 297.7862, </text:p>
      <text:p text:style-name="P1"><text:s text:c="4"/>296.3817, 295.3306, 294.608, 294.3787, 296.364, 299.8973, 302.5014, </text:p>
      <text:p text:style-name="P1"><text:s text:c="4"/>303.6512, 303.5611, 303.098, 304.4665, 300.4828, 299.6956, 298.9702, </text:p>
      <text:p text:style-name="P1"><text:s text:c="4"/>299.1943, 297.9913, 300.3426, 301.2448, 302.2467, 302.887, 299.9414, </text:p>
      <text:p text:style-name="P1"><text:s text:c="4"/>298.4047, 297.4353, 296.8216, 296.4215, 295.9506, 296.271, 296.6854, </text:p>
      <text:p text:style-name="P1"><text:s text:c="4"/>296.5659, 296.2975, 295.9717, 295.6363, 295.1959, 294.8558, 294.5171, </text:p>
      <text:p text:style-name="P1"><text:s text:c="4"/>294.2408, 294.1026, 294.4489, 294.6353, 296.8697, 297.1954, 297.6733, </text:p>
      <text:p text:style-name="P1"><text:s text:c="4"/>298.0596, 298.1572, 298.0468, 297.9692, 297.7883, 297.7224, 297.6755, </text:p>
      <text:p text:style-name="P1"><text:s text:c="4"/>297.5315, 297.43, 297.3817, 297.3533, 297.3225,</text:p>
      <text:p text:style-name="P1"><text:s text:c="2"/>296.4179, 296.4811, 296.4817, 296.425, 296.2862, 296.2091, 296.2462, </text:p>
      <text:p text:style-name="P1"><text:soft-page-break/><text:s text:c="4"/>296.3352, 296.3315, 296.2878, 296.1878, 296.0897, 296.0175, 295.9213, </text:p>
      <text:p text:style-name="P1"><text:s text:c="4"/>295.7286, 295.5135, 295.2046, 294.9103, 294.6228, 294.4402, 294.3038, </text:p>
      <text:p text:style-name="P1"><text:s text:c="4"/>294.2321, 294.1813, 294.1424, 294.1828, 294.2827, 294.4281, 294.5522, </text:p>
      <text:p text:style-name="P1"><text:s text:c="4"/>294.603, 294.6281, 294.6479, 294.6199, 294.542, 294.497, 294.2939, </text:p>
      <text:p text:style-name="P1"><text:s text:c="4"/>294.0579, 293.5507, 293.6358, 299.7743, 302.0998, 300.619, 296.3969, </text:p>
      <text:p text:style-name="P1"><text:s text:c="4"/>295.1608, 294.1769, 293.5687, 293.8489, 296.3628, 298.8914, 300.6275, </text:p>
      <text:p text:style-name="P1"><text:s text:c="4"/>301.1683, 300.6526, 301.1706, 302.0226, 297.9159, 297.3037, 297.6859, </text:p>
      <text:p text:style-name="P1"><text:s text:c="4"/>295.2801, 295.6586, 298.706, 299.7247, 300.1207, 301.007, 299.3557, </text:p>
      <text:p text:style-name="P1"><text:s text:c="4"/>297.887, 296.4262, 295.669, 295.1412, 294.5412, 294.5712, 294.9807, </text:p>
      <text:p text:style-name="P1"><text:s text:c="4"/>294.8633, 294.6916, 294.4391, 294.2116, 293.8635, 293.6599, 293.4144, </text:p>
      <text:p text:style-name="P1"><text:s text:c="4"/>293.5725, 293.9261, 294.282, 294.1218, 296.7334, 298.0785, 297.5896, </text:p>
      <text:p text:style-name="P1"><text:s text:c="4"/>297.8794, 297.8448, 297.6803, 297.5539, 297.2841, 297.1547, 297.056, </text:p>
      <text:p text:style-name="P1"><text:s text:c="4"/>296.8451, 296.6573, 296.5558, 296.4837, 296.4154,</text:p>
      <text:p text:style-name="P1"><text:s text:c="2"/>295.5399, 295.5824, 295.6146, 295.5996, 295.5113, 295.3783, 295.4098, </text:p>
      <text:p text:style-name="P1"><text:s text:c="4"/>295.4731, 295.4659, 295.4189, 295.2989, 295.1529, 295.0392, 294.9338, </text:p>
      <text:p text:style-name="P1"><text:s text:c="4"/>294.7609, 294.5092, 294.2014, 293.924, 293.6592, 293.4748, 293.3012, </text:p>
      <text:p text:style-name="P1"><text:s text:c="4"/>293.1872, 293.0735, 292.9957, 292.9666, 293.0018, 293.0963, 293.1867, </text:p>
      <text:p text:style-name="P1"><text:s text:c="4"/>293.2467, 293.2757, 293.2862, 293.2572, 293.2367, 293.2387, 293.1146, </text:p>
      <text:p text:style-name="P1"><text:s text:c="4"/>293.0206, 293.0154, 292.0775, 298.1019, 300.6107, 298.7591, 295.0757, </text:p>
      <text:p text:style-name="P1"><text:s text:c="4"/>293.859, 293.0348, 292.5435, 293.1316, 294.7183, 296.1013, 297.3893, </text:p>
      <text:p text:style-name="P1"><text:s text:c="4"/>296.5382, 295.7202, 297.8635, 298.3383, 295.8638, 295.5444, 296.8922, </text:p>
      <text:p text:style-name="P1"><text:s text:c="4"/>293.9742, 295.4245, 297.5847, 298.1649, 298.2545, 298.2798, 298.7505, </text:p>
      <text:p text:style-name="P1"><text:s text:c="4"/>297.8611, 295.59, 294.6408, 294.1273, 293.4411, 293.2778, 293.4807, </text:p>
      <text:p text:style-name="P1"><text:s text:c="4"/>293.4319, 293.4104, 293.4364, 293.3759, 293.2363, 293.3156, 293.4276, </text:p>
      <text:p text:style-name="P1"><text:s text:c="4"/>294.6141, 296.1685, 295.8107, 294.0758, 296.8409, 298.1599, 297.979, </text:p>
      <text:p text:style-name="P1"><text:s text:c="4"/>297.8376, 297.6589, 297.3917, 297.191, 296.8575, 296.6721, 296.5347, </text:p>
      <text:p text:style-name="P1"><text:s text:c="4"/>296.3134, 296.0783, 295.8743, 295.7397, 295.6066,</text:p>
      <text:p text:style-name="P1"><text:s text:c="2"/>294.771, 294.7524, 294.7692, 294.7495, 294.6889, 294.5686, 294.5579, </text:p>
      <text:p text:style-name="P1"><text:s text:c="4"/>294.5811, 294.5529, 294.4647, 294.3255, 294.177, 294.0429, 293.9266, </text:p>
      <text:p text:style-name="P1"><text:s text:c="4"/>293.7696, 293.5233, 293.2093, 292.9259, 292.6957, 292.4955, 292.3105, </text:p>
      <text:p text:style-name="P1"><text:s text:c="4"/>292.1833, 292.0312, 291.9231, 291.8667, 291.8662, 291.9095, 291.9698, </text:p>
      <text:p text:style-name="P1"><text:s text:c="4"/>292.0308, 292.0558, 292.0677, 292.0389, 292.062, 292.0863, 292.0203, </text:p>
      <text:p text:style-name="P1"><text:s text:c="4"/>292.0645, 292.7228, 290.9385, 295.996, 298.0949, 296.019, 293.5638, </text:p>
      <text:p text:style-name="P1"><text:s text:c="4"/>292.5204, 291.8971, 291.5909, 292.4935, 293.0415, 293.1017, 293.438, </text:p>
      <text:p text:style-name="P1"><text:s text:c="4"/>293.0444, 293.6342, 296.1184, 294.8268, 293.9128, 294.2, 295.7631, </text:p>
      <text:p text:style-name="P1"><text:s text:c="4"/>293.6474, 294.9582, 296.5552, 296.7791, 296.507, 296.4877, 297.134, </text:p>
      <text:p text:style-name="P1"><text:s text:c="4"/>296.9511, 294.5881, 293.5728, 293.0471, 292.4835, 292.2197, 292.2413, </text:p>
      <text:p text:style-name="P1"><text:s text:c="4"/>292.4293, 292.9997, 293.519, 293.5983, 293.5587, 294.9152, 296.7698, </text:p>
      <text:p text:style-name="P1"><text:s text:c="4"/>297.7656, 297.0338, 297.5278, 294.5364, 297.2733, 298.3722, 298.2981, </text:p>
      <text:p text:style-name="P1"><text:s text:c="4"/>297.8242, 297.4867, 297.1314, 296.8141, 296.4347, 296.2316, 296.036, </text:p>
      <text:p text:style-name="P1"><text:s text:c="4"/>295.8037, 295.5544, 295.3044, 295.0874, 294.9006,</text:p>
      <text:p text:style-name="P1"><text:s text:c="2"/>294.045, 293.9529, 293.9602, 293.9128, 293.8348, 293.7255, 293.6895, </text:p>
      <text:p text:style-name="P1"><text:s text:c="4"/>293.6543, 293.5858, 293.4235, 293.2494, 293.1176, 292.9855, 292.8431, </text:p>
      <text:p text:style-name="P1"><text:s text:c="4"/>292.6798, 292.4586, 292.1801, 291.9159, 291.6896, 291.4985, 291.3059, </text:p>
      <text:p text:style-name="P1"><text:s text:c="4"/>291.1528, 291.0375, 290.9043, 290.8329, 290.814, 290.8606, 290.9078, </text:p>
      <text:p text:style-name="P1"><text:s text:c="4"/>290.951, 290.9544, 290.9774, 290.9969, 291.0451, 291.0529, 291.0279, </text:p>
      <text:p text:style-name="P1"><text:s text:c="4"/>291.1566, 291.8801, 290.4627, 294.5851, 295.8008, 293.9877, 292.056, </text:p>
      <text:p text:style-name="P1"><text:s text:c="4"/>291.2071, 290.8131, 290.6854, 291.787, 291.7293, 291.421, 291.8412, </text:p>
      <text:p text:style-name="P1"><text:s text:c="4"/>292.5143, 293.4673, 292.6377, 291.9285, 292.0872, 292.7713, 294.7823, </text:p>
      <text:p text:style-name="P1"><text:s text:c="4"/>293.9568, 294.548, 296.2018, 295.3959, 295.4599, 295.4736, 295.5345, </text:p>
      <text:p text:style-name="P1"><text:s text:c="4"/>295.0638, 293.2376, 292.4153, 291.9715, 291.5764, 291.3527, 291.485, </text:p>
      <text:p text:style-name="P1"><text:s text:c="4"/>292.7946, 294.7243, 295.7528, 295.9556, 297.5287, 297.4336, 297.8629, </text:p>
      <text:p text:style-name="P1"><text:s text:c="4"/>299.0048, 298.5942, 297.985, 295.058, 297.6756, 298.5305, 298.4123, </text:p>
      <text:p text:style-name="P1"><text:s text:c="4"/>297.6979, 297.1747, 296.7529, 296.3712, 295.9966, 295.736, 295.4996, </text:p>
      <text:p text:style-name="P1"><text:s text:c="4"/>295.2644, 295.0036, 294.7259, 294.4638, 294.2383,</text:p>
      <text:p text:style-name="P1"><text:s text:c="2"/>293.3502, 293.2276, 293.1807, 293.1115, 292.9868, 292.888, 292.7914, </text:p>
      <text:p text:style-name="P1"><text:s text:c="4"/>292.7377, 292.6432, 292.4573, 292.2666, 292.124, 291.9616, 291.7929, </text:p>
      <text:p text:style-name="P1"><text:s text:c="4"/>291.6363, 291.4352, 291.1832, 290.9482, 290.7288, 290.4963, 290.3079, </text:p>
      <text:p text:style-name="P1"><text:s text:c="4"/>290.1928, 290.1177, 290.015, 289.907, 289.8815, 289.9223, 289.9793, </text:p>
      <text:p text:style-name="P1"><text:soft-page-break/><text:s text:c="4"/>290.0343, 290.0489, 290.0884, 290.121, 290.1713, 290.1991, 290.2487, </text:p>
      <text:p text:style-name="P1"><text:s text:c="4"/>290.4743, 291.4801, 291.2264, 294.342, 295.061, 292.821, 290.8598, </text:p>
      <text:p text:style-name="P1"><text:s text:c="4"/>290.1159, 289.8665, 289.8708, 290.786, 291.0997, 291.6995, 293.4428, </text:p>
      <text:p text:style-name="P1"><text:s text:c="4"/>292.8521, 291.434, 290.3911, 290.3231, 290.7831, 291.6314, 293.3189, </text:p>
      <text:p text:style-name="P1"><text:s text:c="4"/>294.6652, 295.1243, 295.1676, 293.5365, 293.2839, 293.2043, 293.0193, </text:p>
      <text:p text:style-name="P1"><text:s text:c="4"/>292.6544, 291.9165, 291.345, 291.003, 290.768, 290.7529, 291.3805, </text:p>
      <text:p text:style-name="P1"><text:s text:c="4"/>294.3454, 295.8333, 296.472, 297.6394, 298.3916, 298.4636, 298.4303, </text:p>
      <text:p text:style-name="P1"><text:s text:c="4"/>299.163, 299.6817, 298.6916, 295.9625, 298.0042, 298.519, 298.3422, </text:p>
      <text:p text:style-name="P1"><text:s text:c="4"/>297.5382, 296.7363, 296.1494, 295.7354, 295.4513, 295.1978, 294.9122, </text:p>
      <text:p text:style-name="P1"><text:s text:c="4"/>294.6743, 294.4405, 294.1396, 293.8356, 293.5731,</text:p>
      <text:p text:style-name="P1"><text:s text:c="2"/>292.5031, 292.3324, 292.2377, 292.115, 291.983, 291.8779, 291.7537, </text:p>
      <text:p text:style-name="P1"><text:s text:c="4"/>291.6722, 291.5596, 291.4029, 291.2233, 291.0939, 290.9213, 290.7503, </text:p>
      <text:p text:style-name="P1"><text:s text:c="4"/>290.5801, 290.3896, 290.1661, 289.9484, 289.7179, 289.499, 289.3293, </text:p>
      <text:p text:style-name="P1"><text:s text:c="4"/>289.1867, 289.1547, 289.1005, 289.0015, 288.9423, 288.9565, 289.0405, </text:p>
      <text:p text:style-name="P1"><text:s text:c="4"/>289.0962, 289.1439, 289.2038, 289.2696, 289.3714, 289.4582, 289.5833, </text:p>
      <text:p text:style-name="P1"><text:s text:c="4"/>289.9669, 290.2929, 290.5984, 293.6327, 294.2042, 291.872, 289.7495, </text:p>
      <text:p text:style-name="P1"><text:s text:c="4"/>289.123, 288.978, 289.029, 289.4149, 290.5478, 290.9625, 290.7777, </text:p>
      <text:p text:style-name="P1"><text:s text:c="4"/>290.1739, 289.5005, 289.2212, 289.3821, 289.8786, 290.5872, 291.7595, </text:p>
      <text:p text:style-name="P1"><text:s text:c="4"/>293.1039, 293.3622, 292.6649, 291.9794, 291.7308, 291.5109, 291.2646, </text:p>
      <text:p text:style-name="P1"><text:s text:c="4"/>291.0822, 290.7277, 290.2931, 290.0583, 290.0705, 290.3091, 291.8766, </text:p>
      <text:p text:style-name="P1"><text:s text:c="4"/>294.9321, 295.824, 296.6778, 297.9435, 298.7647, 298.7953, 298.6866, </text:p>
      <text:p text:style-name="P1"><text:s text:c="4"/>299.0924, 299.4199, 299.6608, 298.9985, 299.2245, 298.5251, 298.364, </text:p>
      <text:p text:style-name="P1"><text:s text:c="4"/>297.6464, 296.0773, 294.99, 294.6226, 294.6033, 294.4132, 294.093, </text:p>
      <text:p text:style-name="P1"><text:s text:c="4"/>293.8173, 293.5992, 293.3324, 292.9835, 292.7264,</text:p>
      <text:p text:style-name="P1"><text:s text:c="2"/>291.4125, 291.2109, 291.0468, 290.8962, 290.7573, 290.6561, 290.5392, </text:p>
      <text:p text:style-name="P1"><text:s text:c="4"/>290.4656, 290.379, 290.2813, 290.1854, 290.0755, 289.8901, 289.7214, </text:p>
      <text:p text:style-name="P1"><text:s text:c="4"/>289.5508, 289.3839, 289.217, 289.0278, 288.8119, 288.5726, 288.4102, </text:p>
      <text:p text:style-name="P1"><text:s text:c="4"/>288.2557, 288.2168, 288.1856, 288.144, 288.1023, 288.1033, 288.2032, </text:p>
      <text:p text:style-name="P1"><text:s text:c="4"/>288.2791, 288.3404, 288.4229, 288.5327, 288.6862, 288.846, 289.0554, </text:p>
      <text:p text:style-name="P1"><text:s text:c="4"/>289.5864, 289.916, 290.0942, 292.8624, 293.2219, 291.1317, 288.8813, </text:p>
      <text:p text:style-name="P1"><text:s text:c="4"/>288.2591, 288.1986, 288.2949, 288.4787, 288.8308, 288.9613, 288.913, </text:p>
      <text:p text:style-name="P1"><text:s text:c="4"/>288.7847, 288.6769, 288.6797, 288.9095, 289.3137, 289.8412, 290.4921, </text:p>
      <text:p text:style-name="P1"><text:s text:c="4"/>291.0434, 291.2175, 291.3231, 291.3341, 291.1346, 290.7669, 290.3609, </text:p>
      <text:p text:style-name="P1"><text:s text:c="4"/>290.0501, 289.6165, 289.2976, 289.2575, 289.4915, 290.2367, 293.1415, </text:p>
      <text:p text:style-name="P1"><text:s text:c="4"/>295.717, 296.4839, 297.2002, 298.2288, 298.8164, 298.7368, 298.5722, </text:p>
      <text:p text:style-name="P1"><text:s text:c="4"/>298.7757, 299.191, 299.351, 299.2909, 299.4641, 298.3105, 297.2345, </text:p>
      <text:p text:style-name="P1"><text:s text:c="4"/>297.6612, 294.7468, 292.988, 292.7852, 293.2115, 293.2586, 292.9481, </text:p>
      <text:p text:style-name="P1"><text:s text:c="4"/>292.6771, 292.4321, 292.1866, 291.9046, 291.6634,</text:p>
      <text:p text:style-name="P1"><text:s text:c="2"/>289.9651, 289.7417, 289.5807, 289.4001, 289.2336, 289.1477, 289.0628, </text:p>
      <text:p text:style-name="P1"><text:s text:c="4"/>289.0233, 288.9775, 288.9638, 288.9208, 288.8592, 288.6893, 288.5378, </text:p>
      <text:p text:style-name="P1"><text:s text:c="4"/>288.4318, 288.3487, 288.2467, 288.1009, 287.8949, 287.642, 287.4798, </text:p>
      <text:p text:style-name="P1"><text:s text:c="4"/>287.3374, 287.266, 287.2771, 287.2794, 287.2874, 287.3191, 287.3923, </text:p>
      <text:p text:style-name="P1"><text:s text:c="4"/>287.4634, 287.55, 287.6644, 287.8148, 288.0179, 288.2435, 288.526, </text:p>
      <text:p text:style-name="P1"><text:s text:c="4"/>289.0836, 290.4597, 291.0639, 292.2592, 292.1305, 290.7641, 288.2109, </text:p>
      <text:p text:style-name="P1"><text:s text:c="4"/>287.5105, 287.4803, 287.5728, 287.6929, 287.8852, 288.0015, 288.0857, </text:p>
      <text:p text:style-name="P1"><text:s text:c="4"/>288.2364, 288.3979, 288.5671, 288.7371, 288.9624, 289.3086, 289.6841, </text:p>
      <text:p text:style-name="P1"><text:s text:c="4"/>290.1814, 290.7805, 291.8198, 292.193, 291.8124, 290.877, 289.8191, </text:p>
      <text:p text:style-name="P1"><text:s text:c="4"/>289.1878, 288.5746, 288.4276, 288.6666, 289.0259, 290.4487, 294.6137, </text:p>
      <text:p text:style-name="P1"><text:s text:c="4"/>296.6699, 297.3481, 297.8597, 298.4355, 298.7797, 298.4541, 298.245, </text:p>
      <text:p text:style-name="P1"><text:s text:c="4"/>298.2125, 298.6737, 299.37, 299.4345, 299.3072, 297.957, 296.3946, </text:p>
      <text:p text:style-name="P1"><text:s text:c="4"/>296.7438, 294.3535, 291.6306, 290.8526, 291.3804, 291.6367, 291.4422, </text:p>
      <text:p text:style-name="P1"><text:s text:c="4"/>291.1549, 290.8836, 290.6373, 290.4133, 290.2106,</text:p>
      <text:p text:style-name="P1"><text:s text:c="2"/>288.2486, 288.0602, 287.9207, 287.7446, 287.6351, 287.5728, 287.5156, </text:p>
      <text:p text:style-name="P1"><text:s text:c="4"/>287.5205, 287.5754, 287.6185, 287.5695, 287.5328, 287.467, 287.3815, </text:p>
      <text:p text:style-name="P1"><text:s text:c="4"/>287.3816, 287.3867, 287.3467, 287.2233, 287.0099, 286.7828, 286.6228, </text:p>
      <text:p text:style-name="P1"><text:s text:c="4"/>286.4996, 286.4586, 286.4722, 286.5112, 286.5536, 286.5932, 286.6394, </text:p>
      <text:p text:style-name="P1"><text:s text:c="4"/>286.7075, 286.8072, 286.9444, 287.1346, 287.3788, 287.6435, 287.9628, </text:p>
      <text:p text:style-name="P1"><text:s text:c="4"/>288.4183, 289.2907, 290.3703, 290.7152, 290.3437, 289.2414, 287.4763, </text:p>
      <text:p text:style-name="P1"><text:s text:c="4"/>286.8785, 286.8437, 286.9215, 287.0632, 287.2746, 287.4879, 287.7257, </text:p>
      <text:p text:style-name="P1"><text:soft-page-break/><text:s text:c="4"/>288.153, 288.6285, 288.966, 289.0445, 289.0744, 289.2755, 289.8101, </text:p>
      <text:p text:style-name="P1"><text:s text:c="4"/>291.1409, 292.7843, 294.8281, 294.977, 294.997, 292.7777, 290.1302, </text:p>
      <text:p text:style-name="P1"><text:s text:c="4"/>288.9189, 288.3481, 288.6693, 288.8424, 288.808, 290.4713, 296.1849, </text:p>
      <text:p text:style-name="P1"><text:s text:c="4"/>297.298, 297.8741, 298.541, 299.0659, 299.0951, 298.5804, 298.3827, </text:p>
      <text:p text:style-name="P1"><text:s text:c="4"/>298.7018, 299.27, 299.8875, 299.7271, 299.3542, 298.3396, 296.5414, </text:p>
      <text:p text:style-name="P1"><text:s text:c="4"/>295.2236, 294.9171, 291.2256, 289.5885, 289.6526, 289.874, 289.8447, </text:p>
      <text:p text:style-name="P1"><text:s text:c="4"/>289.6117, 289.2726, 288.9216, 288.6619, 288.4631,</text:p>
      <text:p text:style-name="P1"><text:s text:c="2"/>286.4741, 286.3059, 286.1993, 286.0974, 286.0759, 286.0651, 286.0667, </text:p>
      <text:p text:style-name="P1"><text:s text:c="4"/>286.1582, 286.2833, 286.3266, 286.2609, 286.2381, 286.2684, 286.3189, </text:p>
      <text:p text:style-name="P1"><text:s text:c="4"/>286.4164, 286.4948, 286.4792, 286.355, 286.1718, 285.9877, 285.8533, </text:p>
      <text:p text:style-name="P1"><text:s text:c="4"/>285.7602, 285.7449, 285.7532, 285.8019, 285.8613, 285.8973, 285.9273, </text:p>
      <text:p text:style-name="P1"><text:s text:c="4"/>286.0027, 286.1285, 286.2965, 286.4867, 286.7325, 287.0035, 287.316, </text:p>
      <text:p text:style-name="P1"><text:s text:c="4"/>287.6541, 288.1086, 288.4452, 288.4656, 288.2263, 287.5676, 286.7114, </text:p>
      <text:p text:style-name="P1"><text:s text:c="4"/>286.3047, 286.2879, 286.402, 286.596, 286.875, 287.2103, 287.7048, </text:p>
      <text:p text:style-name="P1"><text:s text:c="4"/>288.6803, 289.9265, 290.7222, 290.8957, 290.9622, 291.3586, 292.5178, </text:p>
      <text:p text:style-name="P1"><text:s text:c="4"/>294.8106, 296.036, 295.6986, 295.0902, 295.7118, 295.7764, 292.1894, </text:p>
      <text:p text:style-name="P1"><text:s text:c="4"/>290.9255, 290.7266, 292.2753, 292.7836, 290.0328, 290.1061, 296.2068, </text:p>
      <text:p text:style-name="P1"><text:s text:c="4"/>297.6497, 298.1594, 298.9797, 299.4289, 299.3651, 298.8629, 298.8069, </text:p>
      <text:p text:style-name="P1"><text:s text:c="4"/>299.3681, 300.0383, 300.2696, 299.966, 299.4487, 298.677, 297.0473, </text:p>
      <text:p text:style-name="P1"><text:s text:c="4"/>294.419, 294.0481, 291.7325, 288.9494, 288.085, 288.0574, 288.151, </text:p>
      <text:p text:style-name="P1"><text:s text:c="4"/>288.0523, 287.6568, 287.207, 286.8678, 286.6474,</text:p>
      <text:p text:style-name="P1"><text:s text:c="2"/>284.9719, 284.8486, 284.7548, 284.7209, 284.7509, 284.7994, 284.8778, </text:p>
      <text:p text:style-name="P1"><text:s text:c="4"/>285.0219, 285.1699, 285.2216, 285.1839, 285.1878, 285.2787, 285.4249, </text:p>
      <text:p text:style-name="P1"><text:s text:c="4"/>285.5874, 285.7014, 285.6943, 285.58, 285.4192, 285.281, 285.1888, </text:p>
      <text:p text:style-name="P1"><text:s text:c="4"/>285.128, 285.121, 285.1297, 285.1875, 285.2552, 285.308, 285.3538, </text:p>
      <text:p text:style-name="P1"><text:s text:c="4"/>285.4217, 285.5588, 285.7206, 285.8972, 286.0852, 286.2937, 286.5089, </text:p>
      <text:p text:style-name="P1"><text:s text:c="4"/>286.6783, 286.8403, 286.8746, 286.7954, 286.6562, 286.3215, 285.9261, </text:p>
      <text:p text:style-name="P1"><text:s text:c="4"/>285.7534, 285.8537, 286.0604, 286.3264, 286.6792, 287.1889, 288.1444, </text:p>
      <text:p text:style-name="P1"><text:s text:c="4"/>290.3156, 292.7119, 294.8839, 295.5385, 296.2114, 296.0891, 295.272, </text:p>
      <text:p text:style-name="P1"><text:s text:c="4"/>295.3063, 295.8811, 296.1436, 296.1327, 295.9691, 296.7724, 297.4764, </text:p>
      <text:p text:style-name="P1"><text:s text:c="4"/>296.654, 296.7498, 297.4092, 296.7758, 295.7201, 290.2254, 293.7199, </text:p>
      <text:p text:style-name="P1"><text:s text:c="4"/>296.8647, 298.1022, 298.8509, 299.2616, 299.2943, 299.187, 299.3759, </text:p>
      <text:p text:style-name="P1"><text:s text:c="4"/>299.8596, 300.2723, 300.3147, 299.9811, 299.3028, 298.47, 297.3658, </text:p>
      <text:p text:style-name="P1"><text:s text:c="4"/>294.4525, 293.002, 292.8417, 288.7055, 286.9462, 286.4575, 286.4215, </text:p>
      <text:p text:style-name="P1"><text:s text:c="4"/>286.3831, 286.0531, 285.6329, 285.306, 285.1089,</text:p>
      <text:p text:style-name="P1"><text:s text:c="2"/>283.9347, 283.88, 283.8681, 283.89, 283.9508, 284.0197, 284.1296, 284.2653, </text:p>
      <text:p text:style-name="P1"><text:s text:c="4"/>284.3745, 284.4252, 284.4478, 284.4775, 284.5677, 284.7181, 284.876, </text:p>
      <text:p text:style-name="P1"><text:s text:c="4"/>284.9736, 284.9825, 284.8909, 284.7624, 284.6709, 284.6322, 284.6144, </text:p>
      <text:p text:style-name="P1"><text:s text:c="4"/>284.6275, 284.6572, 284.7316, 284.8118, 284.8809, 284.926, 285.0186, </text:p>
      <text:p text:style-name="P1"><text:s text:c="4"/>285.1749, 285.3347, 285.445, 285.5278, 285.6121, 285.6642, 285.5779, </text:p>
      <text:p text:style-name="P1"><text:s text:c="4"/>285.4426, 285.3745, 285.3909, 285.4201, 285.3751, 285.3019, 285.4072, </text:p>
      <text:p text:style-name="P1"><text:s text:c="4"/>285.6061, 285.8555, 286.1325, 286.528, 287.2401, 288.8142, 292.2248, </text:p>
      <text:p text:style-name="P1"><text:s text:c="4"/>294.8773, 294.5804, 294.8409, 295.2792, 294.9247, 294.4988, 294.8882, </text:p>
      <text:p text:style-name="P1"><text:s text:c="4"/>295.677, 297.1218, 296.6827, 296.3818, 297.0199, 297.2428, 296.9872, </text:p>
      <text:p text:style-name="P1"><text:s text:c="4"/>297.3859, 298.0745, 297.9227, 296.5316, 288.7025, 289.0856, 291.1277, </text:p>
      <text:p text:style-name="P1"><text:s text:c="4"/>295.2034, 298.3488, 299.1587, 299.6447, 299.5533, 299.5281, 299.8393, </text:p>
      <text:p text:style-name="P1"><text:s text:c="4"/>299.9168, 299.714, 299.5395, 298.9531, 298.296, 297.2948, 294.4543, </text:p>
      <text:p text:style-name="P1"><text:s text:c="4"/>291.9361, 292.6696, 289.4688, 286.5994, 285.4979, 285.0887, 284.8837, </text:p>
      <text:p text:style-name="P1"><text:s text:c="4"/>284.6005, 284.3155, 284.1186, 284.012,</text:p>
      <text:p text:style-name="P1"><text:s text:c="2"/>283.3167, 283.3675, 283.4732, 283.5942, 283.6654, 283.7111, 283.8006, </text:p>
      <text:p text:style-name="P1"><text:s text:c="4"/>283.8843, 283.94, 283.9619, 283.9745, 283.9933, 284.0482, 284.1486, </text:p>
      <text:p text:style-name="P1"><text:s text:c="4"/>284.2456, 284.299, 284.3088, 284.2498, 284.1848, 284.1641, 284.186, </text:p>
      <text:p text:style-name="P1"><text:s text:c="4"/>284.2161, 284.2916, 284.3603, 284.4512, 284.5446, 284.6107, 284.6802, </text:p>
      <text:p text:style-name="P1"><text:s text:c="4"/>284.8797, 285.1961, 285.4844, 285.4467, 285.3602, 285.4109, 285.6656, </text:p>
      <text:p text:style-name="P1"><text:s text:c="4"/>285.708, 285.3126, 284.9355, 284.7484, 284.7597, 284.8714, 284.9892, </text:p>
      <text:p text:style-name="P1"><text:s text:c="4"/>285.2057, 285.4518, 285.7046, 286.0085, 286.3918, 287.1985, 289.0026, </text:p>
      <text:p text:style-name="P1"><text:s text:c="4"/>293.102, 294.7789, 294.9407, 295.9115, 295.8307, 295.4119, 295.2009, </text:p>
      <text:p text:style-name="P1"><text:s text:c="4"/>295.6471, 296.1429, 297.9092, 297.4251, 297.2051, 297.2958, 296.9965, </text:p>
      <text:p text:style-name="P1"><text:s text:c="4"/>297.1153, 297.7796, 298.2126, 298.6538, 297.1391, 287.77, 286.5419, </text:p>
      <text:p text:style-name="P1"><text:soft-page-break/><text:s text:c="4"/>287.4947, 289.4261, 291.6079, 298.9609, 300.0303, 299.8065, 299.4091, </text:p>
      <text:p text:style-name="P1"><text:s text:c="4"/>299.4121, 299.3521, 299.0656, 298.9068, 298.5393, 297.9865, 296.6341, </text:p>
      <text:p text:style-name="P1"><text:s text:c="4"/>293.9149, 291.1652, 291.603, 290.3859, 286.6466, 285.0821, 284.3411, </text:p>
      <text:p text:style-name="P1"><text:s text:c="4"/>283.9243, 283.6132, 283.4191, 283.3369, 283.3112,</text:p>
      <text:p text:style-name="P1"><text:s text:c="2"/>283.0215, 283.1293, 283.3102, 283.4785, 283.5697, 283.6397, 283.6786, </text:p>
      <text:p text:style-name="P1"><text:s text:c="4"/>283.7016, 283.7133, 283.6808, 283.6447, 283.6397, 283.6627, 283.7177, </text:p>
      <text:p text:style-name="P1"><text:s text:c="4"/>283.7426, 283.7627, 283.7726, 283.7632, 283.7567, 283.8196, 283.917, </text:p>
      <text:p text:style-name="P1"><text:s text:c="4"/>284.0373, 284.1713, 284.2976, 284.4481, 284.5971, 284.7444, 285.0033, </text:p>
      <text:p text:style-name="P1"><text:s text:c="4"/>285.6236, 286.5171, 286.8225, 286.7828, 286.2724, 286.4756, 287.5812, </text:p>
      <text:p text:style-name="P1"><text:s text:c="4"/>288.1816, 287.1954, 286.0343, 285.205, 284.9019, 284.8945, 284.9943, </text:p>
      <text:p text:style-name="P1"><text:s text:c="4"/>285.2007, 285.4243, 285.7016, 286.0307, 286.4382, 287.1867, 288.7101, </text:p>
      <text:p text:style-name="P1"><text:s text:c="4"/>292.6807, 295.9013, 297.312, 298.3677, 298.6278, 298.1193, 297.6879, </text:p>
      <text:p text:style-name="P1"><text:s text:c="4"/>297.2148, 297.1471, 298.542, 298.5011, 298.0868, 297.5273, 296.8862, </text:p>
      <text:p text:style-name="P1"><text:s text:c="4"/>297.5424, 298.4488, 298.4123, 299.0353, 298.4913, 291.0418, 287.5792, </text:p>
      <text:p text:style-name="P1"><text:s text:c="4"/>287.9734, 289.995, 294.4077, 299.3316, 300.3053, 299.5525, 298.9232, </text:p>
      <text:p text:style-name="P1"><text:s text:c="4"/>298.8055, 298.791, 298.5503, 298.1249, 297.9923, 297.098, 295.2668, </text:p>
      <text:p text:style-name="P1"><text:s text:c="4"/>292.9505, 290.8018, 291.2846, 290.8279, 287.1948, 285.4703, 284.4472, </text:p>
      <text:p text:style-name="P1"><text:s text:c="4"/>283.7746, 283.3029, 283.0548, 282.9817, 282.9741,</text:p>
      <text:p text:style-name="P1"><text:s text:c="2"/>282.7156, 282.8011, 283.0225, 283.2337, 283.3736, 283.4608, 283.5044, </text:p>
      <text:p text:style-name="P1"><text:s text:c="4"/>283.5029, 283.4775, 283.4353, 283.3976, 283.4059, 283.4498, 283.4545, </text:p>
      <text:p text:style-name="P1"><text:s text:c="4"/>283.4645, 283.4874, 283.5304, 283.5643, 283.6174, 283.7495, 283.9324, </text:p>
      <text:p text:style-name="P1"><text:s text:c="4"/>284.147, 284.3547, 284.5688, 284.8159, 285.0969, 285.4423, 286.1423, </text:p>
      <text:p text:style-name="P1"><text:s text:c="4"/>287.5357, 289.3846, 288.7643, 289.962, 288.0042, 288.1899, 289.8897, </text:p>
      <text:p text:style-name="P1"><text:s text:c="4"/>290.7352, 291.0862, 288.1091, 286.4069, 285.6954, 285.4529, 285.4347, </text:p>
      <text:p text:style-name="P1"><text:s text:c="4"/>285.5358, 285.76, 286.0801, 286.5354, 287.0498, 287.5899, 288.7567, </text:p>
      <text:p text:style-name="P1"><text:s text:c="4"/>291.7554, 296.1655, 298.1833, 299.3351, 299.5587, 299.2529, 298.5787, </text:p>
      <text:p text:style-name="P1"><text:s text:c="4"/>298.273, 298.5352, 299.0392, 297.571, 297.1257, 297.068, 295.1163, </text:p>
      <text:p text:style-name="P1"><text:s text:c="4"/>296.1561, 296.919, 298.6115, 300.3122, 300.2071, 299.1752, 297.897, </text:p>
      <text:p text:style-name="P1"><text:s text:c="4"/>297.7459, 298.2001, 298.3649, 297.8648, 299.0452, 297.8397, 298.273, </text:p>
      <text:p text:style-name="P1"><text:s text:c="4"/>298.6187, 298.7502, 298.3594, 297.643, 297.3644, 295.9666, 294.184, </text:p>
      <text:p text:style-name="P1"><text:s text:c="4"/>292.9797, 291.9373, 291.9241, 292.7776, 289.604, 288.1075, 286.2713, </text:p>
      <text:p text:style-name="P1"><text:s text:c="4"/>285.0529, 284.0353, 283.3224, 282.906, 282.7387,</text:p>
      <text:p text:style-name="P1"><text:s text:c="2"/>282.5959, 282.5398, 282.656, 282.818, 282.9543, 283.0398, 283.1232, </text:p>
      <text:p text:style-name="P1"><text:s text:c="4"/>283.181, 283.2503, 283.2773, 283.3084, 283.3513, 283.3911, 283.4094, </text:p>
      <text:p text:style-name="P1"><text:s text:c="4"/>283.438, 283.5152, 283.5977, 283.673, 283.7957, 284.0047, 284.318, </text:p>
      <text:p text:style-name="P1"><text:s text:c="4"/>284.7018, 285.0705, 285.4388, 285.7821, 286.2705, 286.9189, 287.9767, </text:p>
      <text:p text:style-name="P1"><text:s text:c="4"/>289.7108, 291.4926, 289.0218, 291.2241, 288.9338, 289.2685, 291.326, </text:p>
      <text:p text:style-name="P1"><text:s text:c="4"/>291.8505, 292.6299, 292.2849, 288.2517, 286.7035, 286.241, 286.1453, </text:p>
      <text:p text:style-name="P1"><text:s text:c="4"/>286.2318, 286.4958, 287.0469, 287.7552, 288.6026, 289.3376, 290.5573, </text:p>
      <text:p text:style-name="P1"><text:s text:c="4"/>293.2327, 297.2957, 296.5978, 296.75, 297.2381, 296.9202, 298.1479, </text:p>
      <text:p text:style-name="P1"><text:s text:c="4"/>299.7801, 300.2775, 299.6801, 297.0026, 296.1734, 295.8217, 294.7668, </text:p>
      <text:p text:style-name="P1"><text:s text:c="4"/>295.1649, 294.4631, 297.4486, 300.2997, 301.334, 299.9161, 298.8398, </text:p>
      <text:p text:style-name="P1"><text:s text:c="4"/>297.427, 296.7992, 296.2689, 295.7607, 296.8796, 296.9724, 297.0988, </text:p>
      <text:p text:style-name="P1"><text:s text:c="4"/>297.2374, 298.2007, 298.3319, 297.0451, 296.5342, 295.3173, 293.6787, </text:p>
      <text:p text:style-name="P1"><text:s text:c="4"/>293.5614, 293.3419, 292.8336, 293.2215, 293.251, 291.4605, 288.9273, </text:p>
      <text:p text:style-name="P1"><text:s text:c="4"/>288.2129, 286.5905, 284.9143, 283.6166, 282.8812,</text:p>
      <text:p text:style-name="P1"><text:s text:c="2"/>282.8641, 282.5842, 282.5878, 282.6418, 282.7134, 282.7819, 282.8919, </text:p>
      <text:p text:style-name="P1"><text:s text:c="4"/>283.0602, 283.2392, 283.4218, 283.593, 283.7362, 283.8401, 283.9367, </text:p>
      <text:p text:style-name="P1"><text:s text:c="4"/>284.0182, 284.0669, 284.1249, 284.2272, 284.4958, 284.9262, 285.6107, </text:p>
      <text:p text:style-name="P1"><text:s text:c="4"/>286.304, 286.9485, 287.6138, 288.0104, 288.8883, 289.6516, 290.7122, </text:p>
      <text:p text:style-name="P1"><text:s text:c="4"/>293.0522, 292.66, 289.3034, 290.1554, 288.9115, 289.597, 292.5436, </text:p>
      <text:p text:style-name="P1"><text:s text:c="4"/>293.2867, 293.6448, 295.0142, 293.4121, 289.0317, 287.1702, 286.9726, </text:p>
      <text:p text:style-name="P1"><text:s text:c="4"/>287.3394, 287.8537, 289.0257, 290.704, 292.8813, 294.2342, 296.0492, </text:p>
      <text:p text:style-name="P1"><text:s text:c="4"/>296.5076, 295.5963, 294.8175, 294.871, 293.877, 293.0457, 297.0826, </text:p>
      <text:p text:style-name="P1"><text:s text:c="4"/>300.0035, 298.5539, 297.2675, 296.0761, 295.7941, 295.3257, 296.0137, </text:p>
      <text:p text:style-name="P1"><text:s text:c="4"/>295.5632, 295.2228, 296.8036, 299.9713, 300.4149, 297.2391, 295.4613, </text:p>
      <text:p text:style-name="P1"><text:s text:c="4"/>295.4192, 295.3806, 295.3691, 295.689, 295.7166, 295.7637, 296.4174, </text:p>
      <text:p text:style-name="P1"><text:s text:c="4"/>297.8836, 296.7133, 297.2801, 296.68, 295.7704, 294.4979, 293.4514, </text:p>
      <text:p text:style-name="P1"><text:s text:c="4"/>294.1478, 294.3647, 293.6617, 292.9939, 292.7023, 292.8315, 289.1864, </text:p>
      <text:p text:style-name="P1"><text:soft-page-break/><text:s text:c="4"/>290.5235, 287.871, 287.3639, 285.4271, 283.7959,</text:p>
      <text:p text:style-name="P1"><text:s text:c="2"/>283.8006, 283.0404, 282.8457, 282.862, 282.9192, 282.9983, 283.2102, </text:p>
      <text:p text:style-name="P1"><text:s text:c="4"/>283.557, 284.0348, 284.5602, 285.1146, 285.5674, 285.8626, 286.0967, </text:p>
      <text:p text:style-name="P1"><text:s text:c="4"/>286.2, 286.1533, 286.0706, 286.1783, 286.6157, 287.2754, 288.701, </text:p>
      <text:p text:style-name="P1"><text:s text:c="4"/>289.2979, 290.1252, 291.5157, 291.3881, 293.155, 293.3395, 293.6187, </text:p>
      <text:p text:style-name="P1"><text:s text:c="4"/>294.0022, 293.3577, 290.616, 291.4326, 289.1415, 289.981, 295.1819, </text:p>
      <text:p text:style-name="P1"><text:s text:c="4"/>294.7242, 295.3896, 296.2999, 296.2639, 295.7129, 290.579, 287.9926, </text:p>
      <text:p text:style-name="P1"><text:s text:c="4"/>289.0094, 289.9039, 292.95, 297.6812, 292.7677, 294.2154, 292.4114, </text:p>
      <text:p text:style-name="P1"><text:s text:c="4"/>292.7893, 293.0822, 293.1905, 293.3758, 293.1461, 292.8231, 294.5677, </text:p>
      <text:p text:style-name="P1"><text:s text:c="4"/>295.8054, 294.5739, 294.5303, 294.6031, 295.1732, 295.3709, 296.1269, </text:p>
      <text:p text:style-name="P1"><text:s text:c="4"/>295.0121, 295.3101, 299.0849, 300.5951, 297.4782, 294.4457, 294.3719, </text:p>
      <text:p text:style-name="P1"><text:s text:c="4"/>295.0631, 295.0119, 294.7137, 294.9715, 294.8606, 295.4741, 298.3911, </text:p>
      <text:p text:style-name="P1"><text:s text:c="4"/>300.0226, 297.3791, 296.7225, 296.3387, 296.5943, 295.2287, 293.6061, </text:p>
      <text:p text:style-name="P1"><text:s text:c="4"/>293.753, 294.8088, 294.4836, 294.1055, 293.7708, 293.4635, 290.731, </text:p>
      <text:p text:style-name="P1"><text:s text:c="4"/>286.0189, 287.8281, 289.7502, 287.2424, 285.3421,</text:p>
      <text:p text:style-name="P1"><text:s text:c="2"/>285.7589, 284.7092, 284.0814, 283.8834, 283.9644, 284.2796, 284.9221, </text:p>
      <text:p text:style-name="P1"><text:s text:c="4"/>285.7284, 286.6866, 287.5556, 288.9656, 289.1759, 289.3053, 289.2174, </text:p>
      <text:p text:style-name="P1"><text:s text:c="4"/>290.4335, 291.5713, 290.138, 290.0786, 290.0417, 291.2655, 292.2241, </text:p>
      <text:p text:style-name="P1"><text:s text:c="4"/>291.7566, 292.0917, 292.5912, 292.8983, 293.4106, 293.8969, 294.0373, </text:p>
      <text:p text:style-name="P1"><text:s text:c="4"/>293.5257, 292.1387, 291.8677, 295.5287, 290.3651, 290.6948, 296.4239, </text:p>
      <text:p text:style-name="P1"><text:s text:c="4"/>296.163, 296.3124, 296.8506, 296.852, 296.389, 296.2184, 290.2815, </text:p>
      <text:p text:style-name="P1"><text:s text:c="4"/>293.3756, 295.8062, 296.7436, 296.3212, 294.9812, 294.7917, 294.9985, </text:p>
      <text:p text:style-name="P1"><text:s text:c="4"/>295.2607, 295.5918, 295.625, 294.7412, 294.4977, 294.2875, 294.2905, </text:p>
      <text:p text:style-name="P1"><text:s text:c="4"/>294.2032, 294.3285, 294.5319, 295.3798, 296.2148, 295.6715, 294.4742, </text:p>
      <text:p text:style-name="P1"><text:s text:c="4"/>295.1105, 295.4061, 298.1207, 299.3147, 296.5129, 295.8849, 294.6733, </text:p>
      <text:p text:style-name="P1"><text:s text:c="4"/>294.5635, 294.5274, 294.1951, 294.3651, 294.8166, 295.302, 295.5735, </text:p>
      <text:p text:style-name="P1"><text:s text:c="4"/>297.1749, 298.9179, 298.414, 296.3623, 295.5014, 294.4319, 295.4216, </text:p>
      <text:p text:style-name="P1"><text:s text:c="4"/>295.1888, 295.305, 296.437, 296.6602, 295.3339, 293.8738, 292.1302, </text:p>
      <text:p text:style-name="P1"><text:s text:c="4"/>290.4485, 293.7891, 292.5394, 289.7385, 287.7926,</text:p>
      <text:p text:style-name="P1"><text:s text:c="2"/>288.367, 287.885, 287.2993, 287.0081, 287.0985, 287.4715, 288.7737, </text:p>
      <text:p text:style-name="P1"><text:s text:c="4"/>289.8203, 290.3131, 290.596, 289.723, 288.8181, 289.2154, 288.8695, </text:p>
      <text:p text:style-name="P1"><text:s text:c="4"/>289.566, 291.8258, 293.2193, 293.8596, 293.9075, 293.9493, 293.7615, </text:p>
      <text:p text:style-name="P1"><text:s text:c="4"/>294.1385, 294.5746, 294.2872, 293.8001, 293.787, 294.8328, 295.8142, </text:p>
      <text:p text:style-name="P1"><text:s text:c="4"/>296.4544, 296.6067, 297.1214, 298.0928, 294.0242, 293.9395, 297.7994, </text:p>
      <text:p text:style-name="P1"><text:s text:c="4"/>297.3148, 296.514, 296.9185, 297.6531, 298.3938, 299.5066, 297.3066, </text:p>
      <text:p text:style-name="P1"><text:s text:c="4"/>298.4656, 297.7794, 295.8854, 298.1633, 298.193, 297.313, 296.8926, </text:p>
      <text:p text:style-name="P1"><text:s text:c="4"/>296.2354, 296.2794, 296.6045, 295.2304, 296.3112, 296.0674, 294.9544, </text:p>
      <text:p text:style-name="P1"><text:s text:c="4"/>294.3313, 295.8745, 295.4608, 295.7196, 296.123, 296.6101, 296.2018, </text:p>
      <text:p text:style-name="P1"><text:s text:c="4"/>295.15, 294.7621, 295.742, 295.9207, 295.3491, 295.8851, 294.6237, </text:p>
      <text:p text:style-name="P1"><text:s text:c="4"/>294.6323, 294.4531, 293.9295, 293.2882, 293.7042, 296.3804, 297.078, </text:p>
      <text:p text:style-name="P1"><text:s text:c="4"/>294.6521, 296.0094, 297.2644, 296.5976, 295.5994, 293.4167, 294.5726, </text:p>
      <text:p text:style-name="P1"><text:s text:c="4"/>295.3754, 296.4711, 297.9886, 297.6677, 296.1646, 293.3286, 291.1021, </text:p>
      <text:p text:style-name="P1"><text:s text:c="4"/>291.4671, 294.3806, 293.2055, 292.165, 292.4299,</text:p>
      <text:p text:style-name="P1"><text:s text:c="2"/>296.3589, 295.5734, 295.1506, 293.9728, 293.8413, 293.8856, 292.7395, </text:p>
      <text:p text:style-name="P1"><text:s text:c="4"/>292.7594, 292.5729, 292.3572, 292.5029, 292.5209, 292.4025, 292.4747, </text:p>
      <text:p text:style-name="P1"><text:s text:c="4"/>292.5991, 293.3175, 293.8105, 294.0547, 294.163, 294.0909, 294.1756, </text:p>
      <text:p text:style-name="P1"><text:s text:c="4"/>294.996, 295.0884, 293.5154, 291.9732, 292.9619, 296.5927, 298.2386, </text:p>
      <text:p text:style-name="P1"><text:s text:c="4"/>298.8349, 299.2641, 299.0547, 298.0769, 296.8835, 296.1669, 296.363, </text:p>
      <text:p text:style-name="P1"><text:s text:c="4"/>296.7763, 297.0332, 297.8875, 299.1524, 299.7932, 300.2731, 299.1656, </text:p>
      <text:p text:style-name="P1"><text:s text:c="4"/>299.775, 299.8247, 298.9966, 298.559, 298.6231, 298.3773, 298.4761, </text:p>
      <text:p text:style-name="P1"><text:s text:c="4"/>296.865, 296.6733, 297.1419, 296.8122, 296.7755, 296.3557, 296.2164, </text:p>
      <text:p text:style-name="P1"><text:s text:c="4"/>296.4208, 295.8195, 294.555, 295.6234, 296.7964, 297.8799, 297.9611, </text:p>
      <text:p text:style-name="P1"><text:s text:c="4"/>296.6286, 294.753, 295.3542, 294.93, 292.3672, 291.9782, 291.6649, </text:p>
      <text:p text:style-name="P1"><text:s text:c="4"/>292.5793, 294.0651, 293.7222, 292.5607, 292.6609, 293.0054, 295.3284, </text:p>
      <text:p text:style-name="P1"><text:s text:c="4"/>295.6255, 295.9245, 297.1558, 296.5837, 296.9607, 295.4237, 295.3267, </text:p>
      <text:p text:style-name="P1"><text:s text:c="4"/>296.8049, 297.8828, 298.0044, 296.8159, 296.133, 293.1539, 290.7465, </text:p>
      <text:p text:style-name="P1"><text:s text:c="4"/>294.9735, 297.9147, 297.2197, 296.6333, 296.5923,</text:p>
      <text:p text:style-name="P1"><text:s text:c="2"/>299.024, 298.3964, 298.0129, 297.3192, 296.7695, 295.9994, 294.9125, </text:p>
      <text:p text:style-name="P1"><text:s text:c="4"/>294.578, 294.7375, 295.2402, 295.0755, 294.7907, 294.5185, 294.2137, </text:p>
      <text:p text:style-name="P1"><text:soft-page-break/><text:s text:c="4"/>294.013, 294.1267, 294.2479, 294.0934, 293.9803, 294.2556, 294.5112, </text:p>
      <text:p text:style-name="P1"><text:s text:c="4"/>294.6677, 293.8384, 293.1887, 293.7585, 295.8396, 298.6402, 299.6251, </text:p>
      <text:p text:style-name="P1"><text:s text:c="4"/>299.5787, 299.6718, 299.576, 298.1841, 297.2891, 297.0779, 297.4113, </text:p>
      <text:p text:style-name="P1"><text:s text:c="4"/>298.219, 298.9031, 299.5074, 299.8585, 298.9629, 298.3883, 298.1161, </text:p>
      <text:p text:style-name="P1"><text:s text:c="4"/>298.6268, 298.647, 298.4351, 298.4695, 298.576, 298.6485, 298.4974, </text:p>
      <text:p text:style-name="P1"><text:s text:c="4"/>298.0445, 297.8284, 297.9224, 297.526, 297.2974, 296.6465, 296.0022, </text:p>
      <text:p text:style-name="P1"><text:s text:c="4"/>296.0219, 295.6376, 295.8, 295.8503, 295.5757, 296.4657, 296.7075, </text:p>
      <text:p text:style-name="P1"><text:s text:c="4"/>296.4154, 296.0077, 295.1805, 294.058, 290.5316, 289.6084, 290.6824, </text:p>
      <text:p text:style-name="P1"><text:s text:c="4"/>291.1919, 293.3035, 293.958, 293.8802, 294.3083, 294.0565, 294.6038, </text:p>
      <text:p text:style-name="P1"><text:s text:c="4"/>295.4605, 296.3077, 295.8388, 295.7206, 296.1978, 296.0823, 295.5361, </text:p>
      <text:p text:style-name="P1"><text:s text:c="4"/>296.3847, 297.9902, 297.624, 296.5232, 297.4026, 294.2655, 293.2544, </text:p>
      <text:p text:style-name="P1"><text:s text:c="4"/>299.5439, 299.3877, 299.5016, 300.1395, 298.8537,</text:p>
      <text:p text:style-name="P1"><text:s text:c="2"/>299.0811, 298.3454, 297.9155, 297.5956, 297.7426, 296.4613, 295.6919, </text:p>
      <text:p text:style-name="P1"><text:s text:c="4"/>295.5777, 295.6557, 295.9446, 295.7399, 295.2303, 295.0696, 295.0071, </text:p>
      <text:p text:style-name="P1"><text:s text:c="4"/>295.2599, 295.5237, 295.3694, 294.9989, 294.7581, 294.1341, 293.5022, </text:p>
      <text:p text:style-name="P1"><text:s text:c="4"/>293.6225, 294.4581, 296.1855, 297.7466, 299.0294, 300.1113, 300.1522, </text:p>
      <text:p text:style-name="P1"><text:s text:c="4"/>299.5991, 299.6714, 299.9483, 300.5266, 300.2947, 300.2504, 300.235, </text:p>
      <text:p text:style-name="P1"><text:s text:c="4"/>300.5641, 300.3072, 298.7999, 297.8922, 297.5452, 297.8885, 298.3801, </text:p>
      <text:p text:style-name="P1"><text:s text:c="4"/>298.4723, 298.4155, 298.3801, 298.6308, 298.8863, 299.0533, 298.9847, </text:p>
      <text:p text:style-name="P1"><text:s text:c="4"/>298.8591, 299.5559, 300.5609, 300.0757, 299.0608, 297.7054, 297.0202, </text:p>
      <text:p text:style-name="P1"><text:s text:c="4"/>296.7713, 295.6036, 296.2921, 296.9232, 295.768, 295.9461, 295.4452, </text:p>
      <text:p text:style-name="P1"><text:s text:c="4"/>294.5052, 294.3585, 294.2083, 293.7329, 292.3966, 291.7932, 291.4739, </text:p>
      <text:p text:style-name="P1"><text:s text:c="4"/>291.9393, 292.4453, 293.0859, 294.4665, 294.7551, 295.8347, 296.5911, </text:p>
      <text:p text:style-name="P1"><text:s text:c="4"/>294.8211, 294.9343, 295.93, 296.0574, 296.5005, 296.9551, 295.9865, </text:p>
      <text:p text:style-name="P1"><text:s text:c="4"/>295.9393, 296.6043, 295.5107, 295.0198, 295.307, 292.6384, 291.3942, </text:p>
      <text:p text:style-name="P1"><text:s text:c="4"/>293.1782, 294.9494, 298.22, 298.9788, 298.6614,</text:p>
      <text:p text:style-name="P1"><text:s text:c="2"/>294.4597, 294.5916, 294.9541, 296.274, 297.0889, 297.1526, 296.8726, </text:p>
      <text:p text:style-name="P1"><text:s text:c="4"/>296.8344, 296.9191, 296.8211, 296.3298, 295.5718, 295.3483, 295.4948, </text:p>
      <text:p text:style-name="P1"><text:s text:c="4"/>295.6583, 295.584, 295.3844, 295.2239, 295.109, 294.7103, 294.1914, </text:p>
      <text:p text:style-name="P1"><text:s text:c="4"/>294.4121, 294.2512, 294.3899, 295.8606, 299.4598, 300.7946, 300.9125, </text:p>
      <text:p text:style-name="P1"><text:s text:c="4"/>301.2169, 300.6801, 299.9598, 299.7505, 299.9491, 300.4305, 300.8141, </text:p>
      <text:p text:style-name="P1"><text:s text:c="4"/>301.515, 300.8111, 298.7308, 297.9086, 298.4795, 298.3553, 298.4603, </text:p>
      <text:p text:style-name="P1"><text:s text:c="4"/>298.3702, 298.1747, 298.1109, 298.1818, 298.114, 297.9727, 297.9457, </text:p>
      <text:p text:style-name="P1"><text:s text:c="4"/>298.4742, 299.5079, 299.7995, 299.5414, 299.6354, 299.0553, 298.2914, </text:p>
      <text:p text:style-name="P1"><text:s text:c="4"/>298.1935, 297.3813, 296.8981, 297.4932, 297.1258, 296.1988, 295.4901, </text:p>
      <text:p text:style-name="P1"><text:s text:c="4"/>295.1667, 294.9881, 294.8204, 294.6877, 294.4707, 294.2441, 294.0253, </text:p>
      <text:p text:style-name="P1"><text:s text:c="4"/>294.561, 295.2065, 295.1362, 295.6845, 296.3306, 296.922, 297.6937, </text:p>
      <text:p text:style-name="P1"><text:s text:c="4"/>297.5429, 297.0574, 296.793, 296.725, 297.0486, 296.8593, 296.6398, </text:p>
      <text:p text:style-name="P1"><text:s text:c="4"/>296.2924, 295.9061, 295.2843, 294.7716, 295.8807, 293.4514, 290.0772, </text:p>
      <text:p text:style-name="P1"><text:s text:c="4"/>288.1202, 287.914, 290.1474, 292.7183, 294.1192,</text:p>
      <text:p text:style-name="P1"><text:s text:c="2"/>287.1913, 287.422, 287.8923, 290.3113, 291.7281, 291.1863, 290.2351, </text:p>
      <text:p text:style-name="P1"><text:s text:c="4"/>291.6252, 292.6384, 292.0519, 291.9005, 291.8937, 292.242, 292.911, </text:p>
      <text:p text:style-name="P1"><text:s text:c="4"/>292.8156, 292.2605, 292.0455, 293.8101, 294.832, 294.9904, 294.7006, </text:p>
      <text:p text:style-name="P1"><text:s text:c="4"/>294.814, 294.2666, 294.125, 295.2373, 298.7974, 300.0119, 299.8815, </text:p>
      <text:p text:style-name="P1"><text:s text:c="4"/>299.8304, 298.5551, 297.903, 297.8838, 298.2032, 299.0866, 300.8207, </text:p>
      <text:p text:style-name="P1"><text:s text:c="4"/>302.1992, 302.1399, 301.1141, 299.3053, 298.7353, 298.4952, 298.5656, </text:p>
      <text:p text:style-name="P1"><text:s text:c="4"/>298.5332, 298.3608, 298.447, 298.4554, 298.2445, 297.9003, 297.7973, </text:p>
      <text:p text:style-name="P1"><text:s text:c="4"/>298.313, 299.5014, 299.7623, 299.7321, 299.637, 299.1491, 298.1227, </text:p>
      <text:p text:style-name="P1"><text:s text:c="4"/>297.9702, 297.8354, 297.3925, 297.4537, 297.5293, 297.7106, 296.7916, </text:p>
      <text:p text:style-name="P1"><text:s text:c="4"/>296.6071, 296.8082, 296.9154, 297.1573, 297.5092, 297.1898, 297.0318, </text:p>
      <text:p text:style-name="P1"><text:s text:c="4"/>296.9519, 297.2913, 297.3572, 298.0644, 298.7381, 299.0443, 299.1286, </text:p>
      <text:p text:style-name="P1"><text:s text:c="4"/>299.2266, 299.1133, 298.7772, 298.146, 297.7012, 297.2368, 296.8624, </text:p>
      <text:p text:style-name="P1"><text:s text:c="4"/>296.6522, 296.4867, 296.084, 295.7093, 295.2021, 294.1388, 292.7265, </text:p>
      <text:p text:style-name="P1"><text:s text:c="4"/>290.9795, 291.3028, 290.6104, 288.7522, 287.0227,</text:p>
      <text:p text:style-name="P1"><text:s text:c="2"/>293.9095, 294.3366, 294.0964, 293.8582, 293.6554, 292.709, 291.6173, </text:p>
      <text:p text:style-name="P1"><text:s text:c="4"/>290.5876, 291.7262, 292.4785, 293.8272, 295.0078, 295.1136, 295.3219, </text:p>
      <text:p text:style-name="P1"><text:s text:c="4"/>295.3801, 295.1467, 294.5984, 295.6192, 296.379, 296.4883, 296.4557, </text:p>
      <text:p text:style-name="P1"><text:s text:c="4"/>296.9086, 297.4386, 297.8085, 298.5406, 298.7693, 299.0364, 299.0114, </text:p>
      <text:p text:style-name="P1"><text:s text:c="4"/>298.8887, 298.4106, 298.0265, 297.8305, 297.7787, 297.7584, 298.5004, </text:p>
      <text:p text:style-name="P1"><text:soft-page-break/><text:s text:c="4"/>299.0658, 299.1888, 299.2413, 298.933, 298.7884, 298.7091, 298.7563, </text:p>
      <text:p text:style-name="P1"><text:s text:c="4"/>298.7911, 298.8261, 298.8271, 298.8232, 298.7589, 298.8125, 298.7117, </text:p>
      <text:p text:style-name="P1"><text:s text:c="4"/>298.7576, 298.8149, 298.8985, 298.9078, 298.8273, 298.6081, 298.1317, </text:p>
      <text:p text:style-name="P1"><text:s text:c="4"/>297.9151, 297.7447, 297.3877, 297.4762, 297.4746, 297.6522, 298.181, </text:p>
      <text:p text:style-name="P1"><text:s text:c="4"/>298.514, 298.3224, 298.5066, 298.8685, 299.1622, 299.0602, 298.5498, </text:p>
      <text:p text:style-name="P1"><text:s text:c="4"/>297.9357, 297.7963, 297.2459, 297.6771, 297.8089, 298.0066, 298.0364, </text:p>
      <text:p text:style-name="P1"><text:s text:c="4"/>298.2172, 298.4271, 298.6403, 298.387, 297.908, 297.846, 297.7345, </text:p>
      <text:p text:style-name="P1"><text:s text:c="4"/>297.5459, 297.3519, 296.8991, 296.6923, 296.5039, 295.9564, 295.2268, </text:p>
      <text:p text:style-name="P1"><text:s text:c="4"/>294.4181, 294.1218, 293.6227, 293.3922, 293.2551,</text:p>
      <text:p text:style-name="P1"><text:s text:c="2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, 295.9296, 295.9296, </text:p>
      <text:p text:style-name="P1"><text:s text:c="4"/>295.9296, 295.9296, 295.9296, 295.9296, 295.9296 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07T15:53:55.295879626</dc:date>
    <dc:creator>CNangini </dc:creator>
    <meta:editing-duration>PT6M53S</meta:editing-duration>
    <meta:editing-cycles>1</meta:editing-cycles>
    <meta:document-statistic meta:table-count="0" meta:image-count="0" meta:object-count="0" meta:page-count="277" meta:paragraph-count="16187" meta:word-count="110959" meta:character-count="1165451" meta:non-whitespace-character-count="993415"/>
  </office:meta>
</office:document-meta>
</file>